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64.2pt" style:use-optimal-column-width="true"/>
    </style:style>
    <style:style style:name="ACOL-2" style:family="table-column">
      <style:table-column-properties style:column-width="99.75pt" style:use-optimal-column-width="true"/>
    </style:style>
    <style:style style:name="ACOL-3" style:family="table-column">
      <style:table-column-properties style:column-width="91.5pt" style:use-optimal-column-width="true"/>
    </style:style>
    <style:style style:name="ACOL-4" style:family="table-column">
      <style:table-column-properties style:column-width="128.2pt" style:use-optimal-column-width="false"/>
    </style:style>
    <style:style style:name="ACOL-5" style:family="table-column">
      <style:table-column-properties style:column-width="75.75pt" style:use-optimal-column-width="false"/>
    </style:style>
    <style:style style:name="ACOL-6" style:family="table-column">
      <style:table-column-properties style:column-width="39pt" style:use-optimal-column-width="true"/>
    </style:style>
    <style:style style:name="ACOL-7" style:family="table-column">
      <style:table-column-properties style:column-width="30.75pt" style:use-optimal-column-width="true"/>
    </style:style>
    <style:style style:name="ACOL-8" style:family="table-column">
      <style:table-column-properties style:column-width="39pt" style:use-optimal-column-width="false"/>
    </style:style>
    <style:style style:name="ACOL-9" style:family="table-column">
      <style:table-column-properties style:column-width="47.25pt" style:use-optimal-column-width="false"/>
    </style:style>
    <style:style style:name="ACOL-10" style:family="table-column">
      <style:table-column-properties style:column-width="112.9pt" style:use-optimal-column-width="true"/>
    </style:style>
    <style:style style:name="ACOL-11" style:family="table-column"/>
    <style:style style:name="AROW-1" style:family="table-row">
      <style:table-row-properties style:row-height="13.24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Yokoyama et al 2018 - GBR.csv" table:style-name="ta-0" table:print="true">
        <office:forms form:automatic-focus="false" form:apply-design-mode="false">
          <form:form/>
        </office:forms>
        <table:table-column table:default-cell-style-name="ACE-0" table:style-name="ACOL-1"/>
        <table:table-column table:default-cell-style-name="ACE-0" table:style-name="ACOL-0" table:number-columns-repeated="2"/>
        <table:table-column table:default-cell-style-name="ACE-0" table:style-name="ACOL-2"/>
        <table:table-column table:default-cell-style-name="ACE-0" table:style-name="ACOL-0"/>
        <table:table-column table:default-cell-style-name="ACE-0" table:style-name="ACOL-3"/>
        <table:table-column table:default-cell-style-name="ACE-1" table:style-name="ACOL-4"/>
        <table:table-column table:default-cell-style-name="ACE-0" table:style-name="ACOL-0" table:number-columns-repeated="2"/>
        <table:table-column table:default-cell-style-name="ACE-0" table:style-name="ACOL-5"/>
        <table:table-column table:default-cell-style-name="ACE-0" table:style-name="ACOL-0" table:number-columns-repeated="4"/>
        <table:table-column table:default-cell-style-name="ACE-1" table:style-name="ACOL-6"/>
        <table:table-column table:default-cell-style-name="ACE-1" table:style-name="ACOL-7"/>
        <table:table-column table:default-cell-style-name="ACE-2" table:style-name="ACOL-8" table:number-columns-repeated="2"/>
        <table:table-column table:default-cell-style-name="ACE-0" table:style-name="ACOL-0" table:number-columns-repeated="3"/>
        <table:table-column table:default-cell-style-name="ACE-0" table:style-name="ACOL-9"/>
        <table:table-column table:default-cell-style-name="ACE-0" table:style-name="ACOL-0" table:number-columns-repeated="3"/>
        <table:table-column table:default-cell-style-name="ACE-0" table:style-name="ACOL-1"/>
        <table:table-column table:default-cell-style-name="ACE-0" table:style-name="ACOL-0"/>
        <table:table-column table:default-cell-style-name="ACE-1" table:style-name="ACOL-0"/>
        <table:table-column table:default-cell-style-name="ACE-1" table:style-name="ACOL-10"/>
        <table:table-column table:default-cell-style-name="ACE-2" table:style-name="ACOL-0" table:number-columns-repeated="3"/>
        <table:table-column table:default-cell-style-name="ACE-0" table:style-name="ACOL-0"/>
        <table:table-column table:default-cell-style-name="ACE-0" table:style-name="ACOL-0" table:number-columns-repeated="223"/>
        <table:table-row table:style-name="AROW-1">
          <table:table-cell table:style-name="ACE-0" office:value-type="string">
            <text:p>IODP_Sample_ID</text:p>
          </table:table-cell>
          <table:table-cell table:style-name="ACE-0" office:value-type="string">
            <text:p>Latitude</text:p>
          </table:table-cell>
          <table:table-cell table:style-name="ACE-0" office:value-type="string">
            <text:p>Longitude</text:p>
          </table:table-cell>
          <table:table-cell table:style-name="ACE-0" office:value-type="string">
            <text:p>Samples category#</text:p>
          </table:table-cell>
          <table:table-cell table:style-name="ACE-0" office:value-type="string">
            <text:p>RSL inflection points</text:p>
          </table:table-cell>
          <table:table-cell table:style-name="ACE-0" office:value-type="string">
            <text:p>Lab code</text:p>
          </table:table-cell>
          <table:table-cell table:style-name="ACE-1" office:value-type="string">
            <text:p>Corrected Depth Below Sea Level, mbsl DS (m)</text:p>
          </table:table-cell>
          <table:table-cell table:style-name="ACE-0" office:value-type="string">
            <text:p>Coring uncertainty (m)</text:p>
          </table:table-cell>
          <table:table-cell table:style-name="ACE-0" office:value-type="string">
            <text:p>Dated Lithology</text:p>
          </table:table-cell>
          <table:table-cell table:style-name="ACE-0" office:value-type="string">
            <text:p>Species/lithology info</text:p>
          </table:table-cell>
          <table:table-cell table:style-name="ACE-0" office:value-type="string">
            <text:p>XRD$</text:p>
          </table:table-cell>
          <table:table-cell table:style-name="ACE-0" office:value-type="string">
            <text:p>Context info †</text:p>
          </table:table-cell>
          <table:table-cell table:style-name="ACE-0" office:value-type="string">
            <text:p>Palaeowater depth max</text:p>
          </table:table-cell>
          <table:table-cell table:style-name="ACE-0" office:value-type="string">
            <text:p>Palaeowater depth min</text:p>
          </table:table-cell>
          <table:table-cell table:style-name="ACE-1" office:value-type="string">
            <text:p>d13C<text:line-break/>(‰)</text:p>
          </table:table-cell>
          <table:table-cell table:style-name="ACE-1" office:value-type="string">
            <text:p>±1s</text:p>
          </table:table-cell>
          <table:table-cell table:style-name="ACE-2" office:value-type="string">
            <text:p>14C age<text:line-break/>(yr BP)</text:p>
          </table:table-cell>
          <table:table-cell table:style-name="ACE-2" office:value-type="string">
            <text:p>±1s</text:p>
          </table:table-cell>
          <table:table-cell table:style-name="ACE-0" office:value-type="string">
            <text:p>Calibrated 14C age<text:line-break/> (Cal yr BP)</text:p>
          </table:table-cell>
          <table:table-cell table:style-name="ACE-0" office:value-type="string">
            <text:p>±2s</text:p>
          </table:table-cell>
          <table:table-cell table:style-name="ACE-0" office:value-type="string">
            <text:p>U-Th age<text:line-break/>(BP)</text:p>
          </table:table-cell>
          <table:table-cell table:style-name="ACE-0" office:value-type="string">
            <text:p>±2s</text:p>
          </table:table-cell>
          <table:table-cell table:number-columns-repeated="3" table:style-name="ACE-0"/>
          <table:table-cell table:style-name="ACE-0" office:value-type="string">
            <text:p>IODP_Sample_ID</text:p>
          </table:table-cell>
          <table:table-cell table:style-name="ACE-0"/>
          <table:table-cell table:style-name="ACE-1" office:value-type="string">
            <text:p>RSL</text:p>
          </table:table-cell>
          <table:table-cell table:style-name="ACE-1" office:value-type="string">
            <text:p>RSL lower sigma</text:p>
          </table:table-cell>
          <table:table-cell table:style-name="ACE-2" office:value-type="string">
            <text:p>type</text:p>
          </table:table-cell>
          <table:table-cell table:style-name="ACE-2" office:value-type="string">
            <text:p>age</text:p>
          </table:table-cell>
          <table:table-cell table:style-name="ACE-2" office:value-type="string">
            <text:p>error</text:p>
          </table:table-cell>
          <table:table-cell table:style-name="ACE-0" office:value-type="string">
            <text:p># All insitu samples in this table have been used to interpret the relative sea levels but samples in bold represent the primary amples used to determine the specific RSL inflection points (ie. “HY-1, 2..” and “NO-1, 2..” for HYD-01C and NOG-01B)</text:p>
          </table:table-cell>
          <table:table-cell table:number-columns-repeated="223" table:style-name="ACE-0"/>
        </table:table-row>
        <table:table-row table:style-name="AROW-1">
          <table:table-cell table:style-name="ACE-0" office:value-type="string">
            <text:p>325-M0030B-03R-1W_10-11</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88.805000000000007">
            <text:p>88.81</text:p>
          </table:table-cell>
          <table:table-cell table:style-name="ACE-0" office:value-type="float" office:value="2.8199999999999998">
            <text:p>2.82</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165">
            <text:p>12165</text:p>
          </table:table-cell>
          <table:table-cell table:style-name="ACE-0" office:value-type="float" office:value="47">
            <text:p>47</text:p>
          </table:table-cell>
          <table:table-cell table:style-name="ACE-0" table:formula="of:=IF([.Q2]&gt;0;&quot;marine&quot;;&quot;&quot;)" office:value-type="string" office:string-value="">
            <text:p/>
          </table:table-cell>
          <table:table-cell table:style-name="ACE-0" table:formula="of:=IF([.U2]&gt;0;&quot;U-Th&quot;;&quot;&quot;)" office:value-type="string" office:string-value="U-Th">
            <text:p>U-Th</text:p>
          </table:table-cell>
          <table:table-cell table:style-name="ACE-0" office:value-type="string">
            <text:p>U-Th</text:p>
          </table:table-cell>
          <table:table-cell table:style-name="ACE-0" office:value-type="string">
            <text:p>325-M0030B-03R-1W_10-11</text:p>
          </table:table-cell>
          <table:table-cell table:style-name="ACE-1" table:formula="of:=IF([.M2]&lt;&gt;&quot;NA&quot;;-[.G2]+([.M2]-[.N2])/2-[.N2];-[.G2])" office:value-type="float" office:value="-78.805000000000007">
            <text:p>−78.81</text:p>
          </table:table-cell>
          <table:table-cell table:style-name="ACE-1" table:formula="of:=IF([.M2]&lt;&gt;&quot;NA&quot;;-[.G2]-([.M2]+[.N2])/2-[.N2]/2;-[.G2])" office:value-type="float" office:value="-98.805000000000007">
            <text:p>−98.81</text:p>
          </table:table-cell>
          <table:table-cell table:style-name="ACE-1" table:formula="of:=IF([.M2]&lt;&gt;&quot;NA&quot;;SQRT((([.M2]-[.N2])/2)^2+[.H2]^2);[.H2])" office:value-type="float" office:value="10.390014436948583">
            <text:p>10.39</text:p>
          </table:table-cell>
          <table:table-cell table:style-name="ACE-2" table:formula="of:=IF([.M2]&lt;&gt;&quot;NA&quot;;0;-1)" office:value-type="float" office:value="0">
            <text:p>0</text:p>
          </table:table-cell>
          <table:table-cell table:style-name="ACE-2" table:formula="of:=IF([.S2]&gt;0;[.S2];[.U2])" office:value-type="float" office:value="12165">
            <text:p>12165</text:p>
          </table:table-cell>
          <table:table-cell table:style-name="ACE-2" table:formula="of:=IF([.T2]&gt;0;[.T2];[.V2])" office:value-type="float" office:value="47">
            <text:p>47</text:p>
          </table:table-cell>
          <table:table-cell table:style-name="ACE-0" office:value-type="string">
            <text:p>$ Asterisc in XRD column indicates the samples showed &gt;5% calcite contents.</text:p>
          </table:table-cell>
          <table:table-cell table:number-columns-repeated="223" table:style-name="ACE-0"/>
        </table:table-row>
        <table:table-row table:style-name="AROW-1">
          <table:table-cell table:style-name="ACE-0" office:value-type="string">
            <text:p>325-M0030B-03R-1W_13-1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88.844999999999999">
            <text:p>88.84</text:p>
          </table:table-cell>
          <table:table-cell table:style-name="ACE-0" office:value-type="float" office:value="2.8199999999999998">
            <text:p>2.8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206">
            <text:p>12206</text:p>
          </table:table-cell>
          <table:table-cell table:style-name="ACE-0" office:value-type="float" office:value="24">
            <text:p>24</text:p>
          </table:table-cell>
          <table:table-cell table:style-name="ACE-0" table:formula="of:=IF([.Q3]&gt;0;&quot;marine&quot;;&quot;&quot;)" office:value-type="string" office:string-value="">
            <text:p/>
          </table:table-cell>
          <table:table-cell table:style-name="ACE-0" table:formula="of:=IF([.U3]&gt;0;&quot;U-Th&quot;;&quot;&quot;)" office:value-type="string" office:string-value="U-Th">
            <text:p>U-Th</text:p>
          </table:table-cell>
          <table:table-cell table:style-name="ACE-0" office:value-type="string">
            <text:p>U-Th</text:p>
          </table:table-cell>
          <table:table-cell table:style-name="ACE-0" office:value-type="string">
            <text:p>325-M0030B-03R-1W_13-16</text:p>
          </table:table-cell>
          <table:table-cell table:style-name="ACE-1" table:formula="of:=IF([.M3]&lt;&gt;&quot;NA&quot;;-[.G3]+([.M3]-[.N3])/2-[.N3];-[.G3])" office:value-type="float" office:value="-78.844999999999999">
            <text:p>−78.84</text:p>
          </table:table-cell>
          <table:table-cell table:style-name="ACE-1" table:formula="of:=IF([.M3]&lt;&gt;&quot;NA&quot;;-[.G3]-([.M3]+[.N3])/2-[.N3]/2;-[.G3])" office:value-type="float" office:value="-98.844999999999999">
            <text:p>−98.84</text:p>
          </table:table-cell>
          <table:table-cell table:style-name="ACE-1" table:formula="of:=IF([.M3]&lt;&gt;&quot;NA&quot;;SQRT((([.M3]-[.N3])/2)^2+[.H3]^2);[.H3])" office:value-type="float" office:value="10.390014436948583">
            <text:p>10.39</text:p>
          </table:table-cell>
          <table:table-cell table:style-name="ACE-2" table:formula="of:=IF([.M3]&lt;&gt;&quot;NA&quot;;0;-1)" office:value-type="float" office:value="0">
            <text:p>0</text:p>
          </table:table-cell>
          <table:table-cell table:style-name="ACE-2" table:formula="of:=IF([.S3]&gt;0;[.S3];[.U3])" office:value-type="float" office:value="12206">
            <text:p>12206</text:p>
          </table:table-cell>
          <table:table-cell table:style-name="ACE-2" table:formula="of:=IF([.T3]&gt;0;[.T3];[.V3])" office:value-type="float" office:value="24">
            <text:p>24</text:p>
          </table:table-cell>
          <table:table-cell table:style-name="ACE-0" office:value-type="string">
            <text:p>†Special attention was given to establishing the context of each coral within each cored section. A combination of criteria was used to distinguish in situ corals from allochthonous rubble and/or drilling disturbance. Each larger individual coral was assigned a context: IS = in situ (convincing supporting evidence); ISX = not in situ (ISX) = convincing nonsupporting evidence; IS? = possibly in situ (IS?) = inconclusive supporting evidence; ISN = status not known (ISN) = inadequate evidence either way. Note only IS and IS? samples were used in the construction of the relative sea level envelopes shown in Figure 2.</text:p>
          </table:table-cell>
          <table:table-cell table:number-columns-repeated="223" table:style-name="ACE-0"/>
        </table:table-row>
        <table:table-row table:style-name="AROW-1">
          <table:table-cell table:style-name="ACE-0" office:value-type="string">
            <text:p>325-M0031A-02R-1W_12-1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8907</text:p>
          </table:table-cell>
          <table:table-cell table:style-name="ACE-1" office:value-type="float" office:value="94.030000000000001">
            <text:p>94.03</text:p>
          </table:table-cell>
          <table:table-cell table:style-name="ACE-0" office:value-type="float" office:value="2.5800000000000001">
            <text:p>2.58</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85674951593713378">
            <text:p>0.86</text:p>
          </table:table-cell>
          <table:table-cell table:style-name="ACE-1" office:value-type="float" office:value="1.4156950477487737">
            <text:p>1.42</text:p>
          </table:table-cell>
          <table:table-cell table:style-name="ACE-2" office:value-type="float" office:value="10963.788547742934">
            <text:p>10964</text:p>
          </table:table-cell>
          <table:table-cell table:style-name="ACE-2" office:value-type="float" office:value="43.540666771042687">
            <text:p>44</text:p>
          </table:table-cell>
          <table:table-cell table:style-name="ACE-0" office:value-type="float" office:value="12480">
            <text:p>12480</text:p>
          </table:table-cell>
          <table:table-cell table:style-name="ACE-0" office:value-type="float" office:value="150">
            <text:p>150</text:p>
          </table:table-cell>
          <table:table-cell table:number-columns-repeated="2" table:style-name="ACE-0"/>
          <table:table-cell table:style-name="ACE-0" table:formula="of:=IF([.Q4]&gt;0;&quot;marine&quot;;&quot;&quot;)" office:value-type="string" office:string-value="marine">
            <text:p>marine</text:p>
          </table:table-cell>
          <table:table-cell table:style-name="ACE-0" table:formula="of:=IF([.U4]&gt;0;&quot;U-Th&quot;;&quot;&quot;)" office:value-type="string" office:string-value="">
            <text:p/>
          </table:table-cell>
          <table:table-cell table:style-name="ACE-0" office:value-type="string">
            <text:p>marine</text:p>
          </table:table-cell>
          <table:table-cell table:style-name="ACE-0" office:value-type="string">
            <text:p>325-M0031A-02R-1W_12-14</text:p>
          </table:table-cell>
          <table:table-cell table:style-name="ACE-1" table:formula="of:=IF([.M4]&lt;&gt;&quot;NA&quot;;-[.G4]+([.M4]-[.N4])/2-[.N4];-[.G4])" office:value-type="float" office:value="-73.030000000000001">
            <text:p>−73.03</text:p>
          </table:table-cell>
          <table:table-cell table:style-name="ACE-1" table:formula="of:=IF([.M4]&lt;&gt;&quot;NA&quot;;-[.G4]-([.M4]+[.N4])/2-[.N4]/2;-[.G4])" office:value-type="float" office:value="-165.03">
            <text:p>−165.03</text:p>
          </table:table-cell>
          <table:table-cell table:style-name="ACE-1" table:formula="of:=IF([.M4]&lt;&gt;&quot;NA&quot;;SQRT((([.M4]-[.N4])/2)^2+[.H4]^2);[.H4])" office:value-type="float" office:value="41.081095408959094">
            <text:p>41.08</text:p>
          </table:table-cell>
          <table:table-cell table:style-name="ACE-2" table:formula="of:=IF([.M4]&lt;&gt;&quot;NA&quot;;0;-1)" office:value-type="float" office:value="0">
            <text:p>0</text:p>
          </table:table-cell>
          <table:table-cell table:style-name="ACE-2" table:formula="of:=IF([.S4]&gt;0;[.S4];[.U4])" office:value-type="float" office:value="12480">
            <text:p>12480</text:p>
          </table:table-cell>
          <table:table-cell table:style-name="ACE-2" table:formula="of:=IF([.T4]&gt;0;[.T4];[.V4])" office:value-type="float" office:value="150">
            <text:p>150</text:p>
          </table:table-cell>
          <table:table-cell table:number-columns-repeated="224" table:style-name="ACE-0"/>
        </table:table-row>
        <table:table-row table:style-name="AROW-1">
          <table:table-cell table:style-name="ACE-0" office:value-type="string">
            <text:p>325-M0031A-02R-1W_27-3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322</text:p>
          </table:table-cell>
          <table:table-cell table:style-name="ACE-1" office:value-type="float" office:value="94.195000000000007">
            <text:p>94.20</text:p>
          </table:table-cell>
          <table:table-cell table:style-name="ACE-0" office:value-type="float" office:value="2.5800000000000001">
            <text:p>2.5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197">
            <text:p>13197</text:p>
          </table:table-cell>
          <table:table-cell table:style-name="ACE-0" office:value-type="float" office:value="3">
            <text:p>3</text:p>
          </table:table-cell>
          <table:table-cell table:style-name="ACE-0" table:formula="of:=IF([.Q5]&gt;0;&quot;marine&quot;;&quot;&quot;)" office:value-type="string" office:string-value="">
            <text:p/>
          </table:table-cell>
          <table:table-cell table:style-name="ACE-0" table:formula="of:=IF([.U5]&gt;0;&quot;U-Th&quot;;&quot;&quot;)" office:value-type="string" office:string-value="U-Th">
            <text:p>U-Th</text:p>
          </table:table-cell>
          <table:table-cell table:style-name="ACE-0" office:value-type="string">
            <text:p>U-Th</text:p>
          </table:table-cell>
          <table:table-cell table:style-name="ACE-0" office:value-type="string">
            <text:p>325-M0031A-02R-1W_27-32</text:p>
          </table:table-cell>
          <table:table-cell table:style-name="ACE-1" table:formula="of:=IF([.M5]&lt;&gt;&quot;NA&quot;;-[.G5]+([.M5]-[.N5])/2-[.N5];-[.G5])" office:value-type="float" office:value="-84.195000000000007">
            <text:p>−84.20</text:p>
          </table:table-cell>
          <table:table-cell table:style-name="ACE-1" table:formula="of:=IF([.M5]&lt;&gt;&quot;NA&quot;;-[.G5]-([.M5]+[.N5])/2-[.N5]/2;-[.G5])" office:value-type="float" office:value="-104.19500000000001">
            <text:p>−104.20</text:p>
          </table:table-cell>
          <table:table-cell table:style-name="ACE-1" table:formula="of:=IF([.M5]&lt;&gt;&quot;NA&quot;;SQRT((([.M5]-[.N5])/2)^2+[.H5]^2);[.H5])" office:value-type="float" office:value="10.327458545063253">
            <text:p>10.33</text:p>
          </table:table-cell>
          <table:table-cell table:style-name="ACE-2" table:formula="of:=IF([.M5]&lt;&gt;&quot;NA&quot;;0;-1)" office:value-type="float" office:value="0">
            <text:p>0</text:p>
          </table:table-cell>
          <table:table-cell table:style-name="ACE-2" table:formula="of:=IF([.S5]&gt;0;[.S5];[.U5])" office:value-type="float" office:value="13197">
            <text:p>13197</text:p>
          </table:table-cell>
          <table:table-cell table:style-name="ACE-2" table:formula="of:=IF([.T5]&gt;0;[.T5];[.V5])" office:value-type="float" office:value="3">
            <text:p>3</text:p>
          </table:table-cell>
          <table:table-cell table:number-columns-repeated="224" table:style-name="ACE-0"/>
        </table:table-row>
        <table:table-row table:style-name="AROW-1">
          <table:table-cell table:style-name="ACE-0" office:value-type="string">
            <text:p>325-M0031A-02R-2W_5-1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330</text:p>
          </table:table-cell>
          <table:table-cell table:style-name="ACE-1" office:value-type="float" office:value="94.295000000000002">
            <text:p>94.30</text:p>
          </table:table-cell>
          <table:table-cell table:style-name="ACE-0" office:value-type="float" office:value="2.5800000000000001">
            <text:p>2.5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238">
            <text:p>13238</text:p>
          </table:table-cell>
          <table:table-cell table:style-name="ACE-0" office:value-type="float" office:value="2">
            <text:p>2</text:p>
          </table:table-cell>
          <table:table-cell table:style-name="ACE-0" table:formula="of:=IF([.Q6]&gt;0;&quot;marine&quot;;&quot;&quot;)" office:value-type="string" office:string-value="">
            <text:p/>
          </table:table-cell>
          <table:table-cell table:style-name="ACE-0" table:formula="of:=IF([.U6]&gt;0;&quot;U-Th&quot;;&quot;&quot;)" office:value-type="string" office:string-value="U-Th">
            <text:p>U-Th</text:p>
          </table:table-cell>
          <table:table-cell table:style-name="ACE-0" office:value-type="string">
            <text:p>U-Th</text:p>
          </table:table-cell>
          <table:table-cell table:style-name="ACE-0" office:value-type="string">
            <text:p>325-M0031A-02R-2W_5-10</text:p>
          </table:table-cell>
          <table:table-cell table:style-name="ACE-1" table:formula="of:=IF([.M6]&lt;&gt;&quot;NA&quot;;-[.G6]+([.M6]-[.N6])/2-[.N6];-[.G6])" office:value-type="float" office:value="-84.295000000000002">
            <text:p>−84.30</text:p>
          </table:table-cell>
          <table:table-cell table:style-name="ACE-1" table:formula="of:=IF([.M6]&lt;&gt;&quot;NA&quot;;-[.G6]-([.M6]+[.N6])/2-[.N6]/2;-[.G6])" office:value-type="float" office:value="-104.295">
            <text:p>−104.30</text:p>
          </table:table-cell>
          <table:table-cell table:style-name="ACE-1" table:formula="of:=IF([.M6]&lt;&gt;&quot;NA&quot;;SQRT((([.M6]-[.N6])/2)^2+[.H6]^2);[.H6])" office:value-type="float" office:value="10.327458545063253">
            <text:p>10.33</text:p>
          </table:table-cell>
          <table:table-cell table:style-name="ACE-2" table:formula="of:=IF([.M6]&lt;&gt;&quot;NA&quot;;0;-1)" office:value-type="float" office:value="0">
            <text:p>0</text:p>
          </table:table-cell>
          <table:table-cell table:style-name="ACE-2" table:formula="of:=IF([.S6]&gt;0;[.S6];[.U6])" office:value-type="float" office:value="13238">
            <text:p>13238</text:p>
          </table:table-cell>
          <table:table-cell table:style-name="ACE-2" table:formula="of:=IF([.T6]&gt;0;[.T6];[.V6])" office:value-type="float" office:value="2">
            <text:p>2</text:p>
          </table:table-cell>
          <table:table-cell table:number-columns-repeated="224" table:style-name="ACE-0"/>
        </table:table-row>
        <table:table-row table:style-name="AROW-1">
          <table:table-cell table:style-name="ACE-0" office:value-type="string">
            <text:p>325-M0031A-07R-1W_16-2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341A</text:p>
          </table:table-cell>
          <table:table-cell table:style-name="ACE-1" office:value-type="float" office:value="103.10000000000001">
            <text:p>103.10</text:p>
          </table:table-cell>
          <table:table-cell table:style-name="ACE-0" office:value-type="float" office:value="2.7599999999999998">
            <text:p>2.7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088">
            <text:p>15088</text:p>
          </table:table-cell>
          <table:table-cell table:style-name="ACE-0" office:value-type="float" office:value="3">
            <text:p>3</text:p>
          </table:table-cell>
          <table:table-cell table:style-name="ACE-0" table:formula="of:=IF([.Q7]&gt;0;&quot;marine&quot;;&quot;&quot;)" office:value-type="string" office:string-value="">
            <text:p/>
          </table:table-cell>
          <table:table-cell table:style-name="ACE-0" table:formula="of:=IF([.U7]&gt;0;&quot;U-Th&quot;;&quot;&quot;)" office:value-type="string" office:string-value="U-Th">
            <text:p>U-Th</text:p>
          </table:table-cell>
          <table:table-cell table:style-name="ACE-0" office:value-type="string">
            <text:p>U-Th</text:p>
          </table:table-cell>
          <table:table-cell table:style-name="ACE-0" office:value-type="string">
            <text:p>325-M0031A-07R-1W_16-24</text:p>
          </table:table-cell>
          <table:table-cell table:style-name="ACE-1" table:formula="of:=IF([.M7]&lt;&gt;&quot;NA&quot;;-[.G7]+([.M7]-[.N7])/2-[.N7];-[.G7])" office:value-type="float" office:value="-98.100000000000009">
            <text:p>−98.10</text:p>
          </table:table-cell>
          <table:table-cell table:style-name="ACE-1" table:formula="of:=IF([.M7]&lt;&gt;&quot;NA&quot;;-[.G7]-([.M7]+[.N7])/2-[.N7]/2;-[.G7])" office:value-type="float" office:value="-108.10000000000001">
            <text:p>−108.10</text:p>
          </table:table-cell>
          <table:table-cell table:style-name="ACE-1" table:formula="of:=IF([.M7]&lt;&gt;&quot;NA&quot;;SQRT((([.M7]-[.N7])/2)^2+[.H7]^2);[.H7])" office:value-type="float" office:value="5.7111820142593945">
            <text:p>5.71</text:p>
          </table:table-cell>
          <table:table-cell table:style-name="ACE-2" table:formula="of:=IF([.M7]&lt;&gt;&quot;NA&quot;;0;-1)" office:value-type="float" office:value="0">
            <text:p>0</text:p>
          </table:table-cell>
          <table:table-cell table:style-name="ACE-2" table:formula="of:=IF([.S7]&gt;0;[.S7];[.U7])" office:value-type="float" office:value="15088">
            <text:p>15088</text:p>
          </table:table-cell>
          <table:table-cell table:style-name="ACE-2" table:formula="of:=IF([.T7]&gt;0;[.T7];[.V7])" office:value-type="float" office:value="3">
            <text:p>3</text:p>
          </table:table-cell>
          <table:table-cell table:number-columns-repeated="224" table:style-name="ACE-0"/>
        </table:table-row>
        <table:table-row table:style-name="AROW-1">
          <table:table-cell table:style-name="ACE-0" office:value-type="string">
            <text:p>325-M0031A-07R-1W_16-2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341B</text:p>
          </table:table-cell>
          <table:table-cell table:style-name="ACE-1" office:value-type="float" office:value="103.10000000000001">
            <text:p>103.10</text:p>
          </table:table-cell>
          <table:table-cell table:style-name="ACE-0" office:value-type="float" office:value="2.7599999999999998">
            <text:p>2.7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159">
            <text:p>15159</text:p>
          </table:table-cell>
          <table:table-cell table:style-name="ACE-0" office:value-type="float" office:value="4">
            <text:p>4</text:p>
          </table:table-cell>
          <table:table-cell table:style-name="ACE-0" table:formula="of:=IF([.Q8]&gt;0;&quot;marine&quot;;&quot;&quot;)" office:value-type="string" office:string-value="">
            <text:p/>
          </table:table-cell>
          <table:table-cell table:style-name="ACE-0" table:formula="of:=IF([.U8]&gt;0;&quot;U-Th&quot;;&quot;&quot;)" office:value-type="string" office:string-value="U-Th">
            <text:p>U-Th</text:p>
          </table:table-cell>
          <table:table-cell table:style-name="ACE-0" office:value-type="string">
            <text:p>U-Th</text:p>
          </table:table-cell>
          <table:table-cell table:style-name="ACE-0" office:value-type="string">
            <text:p>325-M0031A-07R-1W_16-24</text:p>
          </table:table-cell>
          <table:table-cell table:style-name="ACE-1" table:formula="of:=IF([.M8]&lt;&gt;&quot;NA&quot;;-[.G8]+([.M8]-[.N8])/2-[.N8];-[.G8])" office:value-type="float" office:value="-98.100000000000009">
            <text:p>−98.10</text:p>
          </table:table-cell>
          <table:table-cell table:style-name="ACE-1" table:formula="of:=IF([.M8]&lt;&gt;&quot;NA&quot;;-[.G8]-([.M8]+[.N8])/2-[.N8]/2;-[.G8])" office:value-type="float" office:value="-108.10000000000001">
            <text:p>−108.10</text:p>
          </table:table-cell>
          <table:table-cell table:style-name="ACE-1" table:formula="of:=IF([.M8]&lt;&gt;&quot;NA&quot;;SQRT((([.M8]-[.N8])/2)^2+[.H8]^2);[.H8])" office:value-type="float" office:value="5.7111820142593945">
            <text:p>5.71</text:p>
          </table:table-cell>
          <table:table-cell table:style-name="ACE-2" table:formula="of:=IF([.M8]&lt;&gt;&quot;NA&quot;;0;-1)" office:value-type="float" office:value="0">
            <text:p>0</text:p>
          </table:table-cell>
          <table:table-cell table:style-name="ACE-2" table:formula="of:=IF([.S8]&gt;0;[.S8];[.U8])" office:value-type="float" office:value="15159">
            <text:p>15159</text:p>
          </table:table-cell>
          <table:table-cell table:style-name="ACE-2" table:formula="of:=IF([.T8]&gt;0;[.T8];[.V8])" office:value-type="float" office:value="4">
            <text:p>4</text:p>
          </table:table-cell>
          <table:table-cell table:number-columns-repeated="224" table:style-name="ACE-0"/>
        </table:table-row>
        <table:table-row table:style-name="AROW-1">
          <table:table-cell table:style-name="ACE-0" office:value-type="string">
            <text:p>325-M0031A-08R-1W_31-36</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NU-27007</text:p>
          </table:table-cell>
          <table:table-cell table:style-name="ACE-1" office:value-type="float" office:value="106.23500000000001">
            <text:p>106.24</text:p>
          </table:table-cell>
          <table:table-cell table:style-name="ACE-0" office:value-type="float" office:value="2.4500000000000002">
            <text:p>2.45</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26419999999999999">
            <text:p>−0.26</text:p>
          </table:table-cell>
          <table:table-cell table:style-name="ACE-1" office:value-type="float" office:value="0.73099999999999998">
            <text:p>0.73</text:p>
          </table:table-cell>
          <table:table-cell table:style-name="ACE-2" office:value-type="float" office:value="13715">
            <text:p>13715</text:p>
          </table:table-cell>
          <table:table-cell table:style-name="ACE-2" office:value-type="float" office:value="40">
            <text:p>40</text:p>
          </table:table-cell>
          <table:table-cell table:style-name="ACE-0" office:value-type="float" office:value="15993">
            <text:p>15993</text:p>
          </table:table-cell>
          <table:table-cell table:style-name="ACE-0" office:value-type="float" office:value="185">
            <text:p>185</text:p>
          </table:table-cell>
          <table:table-cell table:number-columns-repeated="2" table:style-name="ACE-0"/>
          <table:table-cell table:style-name="ACE-0" table:formula="of:=IF([.Q9]&gt;0;&quot;marine&quot;;&quot;&quot;)" office:value-type="string" office:string-value="marine">
            <text:p>marine</text:p>
          </table:table-cell>
          <table:table-cell table:style-name="ACE-0" table:formula="of:=IF([.U9]&gt;0;&quot;U-Th&quot;;&quot;&quot;)" office:value-type="string" office:string-value="">
            <text:p/>
          </table:table-cell>
          <table:table-cell table:style-name="ACE-0" office:value-type="string">
            <text:p>marine</text:p>
          </table:table-cell>
          <table:table-cell table:style-name="ACE-0" office:value-type="string">
            <text:p>325-M0031A-08R-1W_31-36</text:p>
          </table:table-cell>
          <table:table-cell table:style-name="ACE-1" table:formula="of:=IF([.M9]&lt;&gt;&quot;NA&quot;;-[.G9]+([.M9]-[.N9])/2-[.N9];-[.G9])" office:value-type="float" office:value="-101.23500000000001">
            <text:p>−101.24</text:p>
          </table:table-cell>
          <table:table-cell table:style-name="ACE-1" table:formula="of:=IF([.M9]&lt;&gt;&quot;NA&quot;;-[.G9]-([.M9]+[.N9])/2-[.N9]/2;-[.G9])" office:value-type="float" office:value="-111.23500000000001">
            <text:p>−111.24</text:p>
          </table:table-cell>
          <table:table-cell table:style-name="ACE-1" table:formula="of:=IF([.M9]&lt;&gt;&quot;NA&quot;;SQRT((([.M9]-[.N9])/2)^2+[.H9]^2);[.H9])" office:value-type="float" office:value="5.5679888649313947">
            <text:p>5.57</text:p>
          </table:table-cell>
          <table:table-cell table:style-name="ACE-2" table:formula="of:=IF([.M9]&lt;&gt;&quot;NA&quot;;0;-1)" office:value-type="float" office:value="0">
            <text:p>0</text:p>
          </table:table-cell>
          <table:table-cell table:style-name="ACE-2" table:formula="of:=IF([.S9]&gt;0;[.S9];[.U9])" office:value-type="float" office:value="15993">
            <text:p>15993</text:p>
          </table:table-cell>
          <table:table-cell table:style-name="ACE-2" table:formula="of:=IF([.T9]&gt;0;[.T9];[.V9])" office:value-type="float" office:value="185">
            <text:p>185</text:p>
          </table:table-cell>
          <table:table-cell table:number-columns-repeated="224" table:style-name="ACE-0"/>
        </table:table-row>
        <table:table-row table:style-name="AROW-1">
          <table:table-cell table:style-name="ACE-0" office:value-type="string">
            <text:p>325-M0031A-08R-1W_36-41</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mple ID: 5366</text:p>
          </table:table-cell>
          <table:table-cell table:style-name="ACE-1" office:value-type="float" office:value="106.28500000000001">
            <text:p>106.29</text:p>
          </table:table-cell>
          <table:table-cell table:style-name="ACE-0" office:value-type="float" office:value="2.4500000000000002">
            <text:p>2.45</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282">
            <text:p>15282</text:p>
          </table:table-cell>
          <table:table-cell table:style-name="ACE-0" office:value-type="float" office:value="4">
            <text:p>4</text:p>
          </table:table-cell>
          <table:table-cell table:style-name="ACE-0" table:formula="of:=IF([.Q10]&gt;0;&quot;marine&quot;;&quot;&quot;)" office:value-type="string" office:string-value="">
            <text:p/>
          </table:table-cell>
          <table:table-cell table:style-name="ACE-0" table:formula="of:=IF([.U10]&gt;0;&quot;U-Th&quot;;&quot;&quot;)" office:value-type="string" office:string-value="U-Th">
            <text:p>U-Th</text:p>
          </table:table-cell>
          <table:table-cell table:style-name="ACE-0" office:value-type="string">
            <text:p>U-Th</text:p>
          </table:table-cell>
          <table:table-cell table:style-name="ACE-0" office:value-type="string">
            <text:p>325-M0031A-08R-1W_36-41</text:p>
          </table:table-cell>
          <table:table-cell table:style-name="ACE-1" table:formula="of:=IF([.M10]&lt;&gt;&quot;NA&quot;;-[.G10]+([.M10]-[.N10])/2-[.N10];-[.G10])" office:value-type="float" office:value="-101.28500000000001">
            <text:p>−101.29</text:p>
          </table:table-cell>
          <table:table-cell table:style-name="ACE-1" table:formula="of:=IF([.M10]&lt;&gt;&quot;NA&quot;;-[.G10]-([.M10]+[.N10])/2-[.N10]/2;-[.G10])" office:value-type="float" office:value="-111.28500000000001">
            <text:p>−111.29</text:p>
          </table:table-cell>
          <table:table-cell table:style-name="ACE-1" table:formula="of:=IF([.M10]&lt;&gt;&quot;NA&quot;;SQRT((([.M10]-[.N10])/2)^2+[.H10]^2);[.H10])" office:value-type="float" office:value="5.5679888649313947">
            <text:p>5.57</text:p>
          </table:table-cell>
          <table:table-cell table:style-name="ACE-2" table:formula="of:=IF([.M10]&lt;&gt;&quot;NA&quot;;0;-1)" office:value-type="float" office:value="0">
            <text:p>0</text:p>
          </table:table-cell>
          <table:table-cell table:style-name="ACE-2" table:formula="of:=IF([.S10]&gt;0;[.S10];[.U10])" office:value-type="float" office:value="15282">
            <text:p>15282</text:p>
          </table:table-cell>
          <table:table-cell table:style-name="ACE-2" table:formula="of:=IF([.T10]&gt;0;[.T10];[.V10])" office:value-type="float" office:value="4">
            <text:p>4</text:p>
          </table:table-cell>
          <table:table-cell table:number-columns-repeated="224" table:style-name="ACE-0"/>
        </table:table-row>
        <table:table-row table:style-name="AROW-1">
          <table:table-cell table:style-name="ACE-0" office:value-type="string">
            <text:p>325-M0031A-08R-CCW_0-8</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mple ID: 5378</text:p>
          </table:table-cell>
          <table:table-cell table:style-name="ACE-1" office:value-type="float" office:value="106.37">
            <text:p>106.37</text:p>
          </table:table-cell>
          <table:table-cell table:style-name="ACE-0" office:value-type="float" office:value="2.4500000000000002">
            <text:p>2.45</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450">
            <text:p>15450</text:p>
          </table:table-cell>
          <table:table-cell table:style-name="ACE-0" office:value-type="float" office:value="3">
            <text:p>3</text:p>
          </table:table-cell>
          <table:table-cell table:style-name="ACE-0" table:formula="of:=IF([.Q11]&gt;0;&quot;marine&quot;;&quot;&quot;)" office:value-type="string" office:string-value="">
            <text:p/>
          </table:table-cell>
          <table:table-cell table:style-name="ACE-0" table:formula="of:=IF([.U11]&gt;0;&quot;U-Th&quot;;&quot;&quot;)" office:value-type="string" office:string-value="U-Th">
            <text:p>U-Th</text:p>
          </table:table-cell>
          <table:table-cell table:style-name="ACE-0" office:value-type="string">
            <text:p>U-Th</text:p>
          </table:table-cell>
          <table:table-cell table:style-name="ACE-0" office:value-type="string">
            <text:p>325-M0031A-08R-CCW_0-8</text:p>
          </table:table-cell>
          <table:table-cell table:style-name="ACE-1" table:formula="of:=IF([.M11]&lt;&gt;&quot;NA&quot;;-[.G11]+([.M11]-[.N11])/2-[.N11];-[.G11])" office:value-type="float" office:value="-101.37">
            <text:p>−101.37</text:p>
          </table:table-cell>
          <table:table-cell table:style-name="ACE-1" table:formula="of:=IF([.M11]&lt;&gt;&quot;NA&quot;;-[.G11]-([.M11]+[.N11])/2-[.N11]/2;-[.G11])" office:value-type="float" office:value="-111.37">
            <text:p>−111.37</text:p>
          </table:table-cell>
          <table:table-cell table:style-name="ACE-1" table:formula="of:=IF([.M11]&lt;&gt;&quot;NA&quot;;SQRT((([.M11]-[.N11])/2)^2+[.H11]^2);[.H11])" office:value-type="float" office:value="5.5679888649313947">
            <text:p>5.57</text:p>
          </table:table-cell>
          <table:table-cell table:style-name="ACE-2" table:formula="of:=IF([.M11]&lt;&gt;&quot;NA&quot;;0;-1)" office:value-type="float" office:value="0">
            <text:p>0</text:p>
          </table:table-cell>
          <table:table-cell table:style-name="ACE-2" table:formula="of:=IF([.S11]&gt;0;[.S11];[.U11])" office:value-type="float" office:value="15450">
            <text:p>15450</text:p>
          </table:table-cell>
          <table:table-cell table:style-name="ACE-2" table:formula="of:=IF([.T11]&gt;0;[.T11];[.V11])" office:value-type="float" office:value="3">
            <text:p>3</text:p>
          </table:table-cell>
          <table:table-cell table:number-columns-repeated="224" table:style-name="ACE-0"/>
        </table:table-row>
        <table:table-row table:style-name="AROW-1">
          <table:table-cell table:style-name="ACE-0" office:value-type="string">
            <text:p>325-M0031A-08R-CCW_0-8</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NU-27006</text:p>
          </table:table-cell>
          <table:table-cell table:style-name="ACE-1" office:value-type="float" office:value="106.37">
            <text:p>106.37</text:p>
          </table:table-cell>
          <table:table-cell table:style-name="ACE-0" office:value-type="float" office:value="2.4500000000000002">
            <text:p>2.45</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13789999999999999">
            <text:p>−0.14</text:p>
          </table:table-cell>
          <table:table-cell table:style-name="ACE-1" office:value-type="float" office:value="1.109">
            <text:p>1.11</text:p>
          </table:table-cell>
          <table:table-cell table:style-name="ACE-2" office:value-type="float" office:value="13640">
            <text:p>13640</text:p>
          </table:table-cell>
          <table:table-cell table:style-name="ACE-2" office:value-type="float" office:value="45">
            <text:p>45</text:p>
          </table:table-cell>
          <table:table-cell table:style-name="ACE-0" office:value-type="float" office:value="15899">
            <text:p>15899</text:p>
          </table:table-cell>
          <table:table-cell table:style-name="ACE-0" office:value-type="float" office:value="179">
            <text:p>179</text:p>
          </table:table-cell>
          <table:table-cell table:number-columns-repeated="2" table:style-name="ACE-0"/>
          <table:table-cell table:style-name="ACE-0" table:formula="of:=IF([.Q12]&gt;0;&quot;marine&quot;;&quot;&quot;)" office:value-type="string" office:string-value="marine">
            <text:p>marine</text:p>
          </table:table-cell>
          <table:table-cell table:style-name="ACE-0" table:formula="of:=IF([.U12]&gt;0;&quot;U-Th&quot;;&quot;&quot;)" office:value-type="string" office:string-value="">
            <text:p/>
          </table:table-cell>
          <table:table-cell table:style-name="ACE-0" office:value-type="string">
            <text:p>marine</text:p>
          </table:table-cell>
          <table:table-cell table:style-name="ACE-0" office:value-type="string">
            <text:p>325-M0031A-08R-CCW_0-8</text:p>
          </table:table-cell>
          <table:table-cell table:style-name="ACE-1" table:formula="of:=IF([.M12]&lt;&gt;&quot;NA&quot;;-[.G12]+([.M12]-[.N12])/2-[.N12];-[.G12])" office:value-type="float" office:value="-101.37">
            <text:p>−101.37</text:p>
          </table:table-cell>
          <table:table-cell table:style-name="ACE-1" table:formula="of:=IF([.M12]&lt;&gt;&quot;NA&quot;;-[.G12]-([.M12]+[.N12])/2-[.N12]/2;-[.G12])" office:value-type="float" office:value="-111.37">
            <text:p>−111.37</text:p>
          </table:table-cell>
          <table:table-cell table:style-name="ACE-1" table:formula="of:=IF([.M12]&lt;&gt;&quot;NA&quot;;SQRT((([.M12]-[.N12])/2)^2+[.H12]^2);[.H12])" office:value-type="float" office:value="5.5679888649313947">
            <text:p>5.57</text:p>
          </table:table-cell>
          <table:table-cell table:style-name="ACE-2" table:formula="of:=IF([.M12]&lt;&gt;&quot;NA&quot;;0;-1)" office:value-type="float" office:value="0">
            <text:p>0</text:p>
          </table:table-cell>
          <table:table-cell table:style-name="ACE-2" table:formula="of:=IF([.S12]&gt;0;[.S12];[.U12])" office:value-type="float" office:value="15899">
            <text:p>15899</text:p>
          </table:table-cell>
          <table:table-cell table:style-name="ACE-2" table:formula="of:=IF([.T12]&gt;0;[.T12];[.V12])" office:value-type="float" office:value="179">
            <text:p>179</text:p>
          </table:table-cell>
          <table:table-cell table:number-columns-repeated="224" table:style-name="ACE-0"/>
        </table:table-row>
        <table:table-row table:style-name="AROW-1">
          <table:table-cell table:style-name="ACE-0" office:value-type="string">
            <text:p>325-M0031A-11R-1W_20-2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392</text:p>
          </table:table-cell>
          <table:table-cell table:style-name="ACE-1" office:value-type="float" office:value="114.62">
            <text:p>114.62</text:p>
          </table:table-cell>
          <table:table-cell table:style-name="ACE-0" office:value-type="float" office:value="2.75">
            <text:p>2.75</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4072">
            <text:p>24072</text:p>
          </table:table-cell>
          <table:table-cell table:style-name="ACE-0" office:value-type="float" office:value="6">
            <text:p>6</text:p>
          </table:table-cell>
          <table:table-cell table:style-name="ACE-0" table:formula="of:=IF([.Q13]&gt;0;&quot;marine&quot;;&quot;&quot;)" office:value-type="string" office:string-value="">
            <text:p/>
          </table:table-cell>
          <table:table-cell table:style-name="ACE-0" table:formula="of:=IF([.U13]&gt;0;&quot;U-Th&quot;;&quot;&quot;)" office:value-type="string" office:string-value="U-Th">
            <text:p>U-Th</text:p>
          </table:table-cell>
          <table:table-cell table:style-name="ACE-0" office:value-type="string">
            <text:p>U-Th</text:p>
          </table:table-cell>
          <table:table-cell table:style-name="ACE-0" office:value-type="string">
            <text:p>325-M0031A-11R-1W_20-24</text:p>
          </table:table-cell>
          <table:table-cell table:style-name="ACE-1" table:formula="of:=IF([.M13]&lt;&gt;&quot;NA&quot;;-[.G13]+([.M13]-[.N13])/2-[.N13];-[.G13])" office:value-type="float" office:value="-114.62">
            <text:p>−114.62</text:p>
          </table:table-cell>
          <table:table-cell table:style-name="ACE-1" table:formula="of:=IF([.M13]&lt;&gt;&quot;NA&quot;;-[.G13]-([.M13]+[.N13])/2-[.N13]/2;-[.G13])" office:value-type="float" office:value="-114.62">
            <text:p>−114.62</text:p>
          </table:table-cell>
          <table:table-cell table:style-name="ACE-1" table:formula="of:=IF([.M13]&lt;&gt;&quot;NA&quot;;SQRT((([.M13]-[.N13])/2)^2+[.H13]^2);[.H13])" office:value-type="float" office:value="2.75">
            <text:p>2.75</text:p>
          </table:table-cell>
          <table:table-cell table:style-name="ACE-2" table:formula="of:=IF([.M13]&lt;&gt;&quot;NA&quot;;0;-1)" office:value-type="float" office:value="-1">
            <text:p>−1</text:p>
          </table:table-cell>
          <table:table-cell table:style-name="ACE-2" table:formula="of:=IF([.S13]&gt;0;[.S13];[.U13])" office:value-type="float" office:value="24072">
            <text:p>24072</text:p>
          </table:table-cell>
          <table:table-cell table:style-name="ACE-2" table:formula="of:=IF([.T13]&gt;0;[.T13];[.V13])" office:value-type="float" office:value="6">
            <text:p>6</text:p>
          </table:table-cell>
          <table:table-cell table:number-columns-repeated="224" table:style-name="ACE-0"/>
        </table:table-row>
        <table:table-row table:style-name="AROW-1">
          <table:table-cell table:style-name="ACE-0" office:value-type="string">
            <text:p>325-M0031A-11R-1W_4-9</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393</text:p>
          </table:table-cell>
          <table:table-cell table:style-name="ACE-1" office:value-type="float" office:value="114.465">
            <text:p>114.47</text:p>
          </table:table-cell>
          <table:table-cell table:style-name="ACE-0" office:value-type="float" office:value="2.75">
            <text:p>2.75</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2392">
            <text:p>22392</text:p>
          </table:table-cell>
          <table:table-cell table:style-name="ACE-0" office:value-type="float" office:value="8">
            <text:p>8</text:p>
          </table:table-cell>
          <table:table-cell table:style-name="ACE-0" table:formula="of:=IF([.Q14]&gt;0;&quot;marine&quot;;&quot;&quot;)" office:value-type="string" office:string-value="">
            <text:p/>
          </table:table-cell>
          <table:table-cell table:style-name="ACE-0" table:formula="of:=IF([.U14]&gt;0;&quot;U-Th&quot;;&quot;&quot;)" office:value-type="string" office:string-value="U-Th">
            <text:p>U-Th</text:p>
          </table:table-cell>
          <table:table-cell table:style-name="ACE-0" office:value-type="string">
            <text:p>U-Th</text:p>
          </table:table-cell>
          <table:table-cell table:style-name="ACE-0" office:value-type="string">
            <text:p>325-M0031A-11R-1W_4-9</text:p>
          </table:table-cell>
          <table:table-cell table:style-name="ACE-1" table:formula="of:=IF([.M14]&lt;&gt;&quot;NA&quot;;-[.G14]+([.M14]-[.N14])/2-[.N14];-[.G14])" office:value-type="float" office:value="-114.465">
            <text:p>−114.47</text:p>
          </table:table-cell>
          <table:table-cell table:style-name="ACE-1" table:formula="of:=IF([.M14]&lt;&gt;&quot;NA&quot;;-[.G14]-([.M14]+[.N14])/2-[.N14]/2;-[.G14])" office:value-type="float" office:value="-114.465">
            <text:p>−114.47</text:p>
          </table:table-cell>
          <table:table-cell table:style-name="ACE-1" table:formula="of:=IF([.M14]&lt;&gt;&quot;NA&quot;;SQRT((([.M14]-[.N14])/2)^2+[.H14]^2);[.H14])" office:value-type="float" office:value="2.75">
            <text:p>2.75</text:p>
          </table:table-cell>
          <table:table-cell table:style-name="ACE-2" table:formula="of:=IF([.M14]&lt;&gt;&quot;NA&quot;;0;-1)" office:value-type="float" office:value="-1">
            <text:p>−1</text:p>
          </table:table-cell>
          <table:table-cell table:style-name="ACE-2" table:formula="of:=IF([.S14]&gt;0;[.S14];[.U14])" office:value-type="float" office:value="22392">
            <text:p>22392</text:p>
          </table:table-cell>
          <table:table-cell table:style-name="ACE-2" table:formula="of:=IF([.T14]&gt;0;[.T14];[.V14])" office:value-type="float" office:value="8">
            <text:p>8</text:p>
          </table:table-cell>
          <table:table-cell table:number-columns-repeated="224" table:style-name="ACE-0"/>
        </table:table-row>
        <table:table-row table:style-name="AROW-1">
          <table:table-cell table:style-name="ACE-0" office:value-type="string">
            <text:p>325-M0031A-12R-1W_5-1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009</text:p>
          </table:table-cell>
          <table:table-cell table:style-name="ACE-1" office:value-type="float" office:value="117.55000000000001">
            <text:p>117.55</text:p>
          </table:table-cell>
          <table:table-cell table:style-name="ACE-0" office:value-type="float" office:value="1.1699999999999999">
            <text:p>1.17</text:p>
          </table:table-cell>
          <table:table-cell table:style-name="ACE-0" office:value-type="string">
            <text:p>Coral</text:p>
          </table:table-cell>
          <table:table-cell table:style-name="ACE-0" office:value-type="string">
            <text:p>Pavona maldivensis</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0.2369">
            <text:p>0.24</text:p>
          </table:table-cell>
          <table:table-cell table:style-name="ACE-1" office:value-type="float" office:value="0.92700000000000005">
            <text:p>0.93</text:p>
          </table:table-cell>
          <table:table-cell table:style-name="ACE-2" office:value-type="float" office:value="22060">
            <text:p>22060</text:p>
          </table:table-cell>
          <table:table-cell table:style-name="ACE-2" office:value-type="float" office:value="75">
            <text:p>75</text:p>
          </table:table-cell>
          <table:table-cell table:style-name="ACE-0" office:value-type="float" office:value="25906">
            <text:p>25906</text:p>
          </table:table-cell>
          <table:table-cell table:style-name="ACE-0" office:value-type="float" office:value="154">
            <text:p>154</text:p>
          </table:table-cell>
          <table:table-cell table:number-columns-repeated="2" table:style-name="ACE-0"/>
          <table:table-cell table:style-name="ACE-0" table:formula="of:=IF([.Q15]&gt;0;&quot;marine&quot;;&quot;&quot;)" office:value-type="string" office:string-value="marine">
            <text:p>marine</text:p>
          </table:table-cell>
          <table:table-cell table:style-name="ACE-0" table:formula="of:=IF([.U15]&gt;0;&quot;U-Th&quot;;&quot;&quot;)" office:value-type="string" office:string-value="">
            <text:p/>
          </table:table-cell>
          <table:table-cell table:style-name="ACE-0" office:value-type="string">
            <text:p>marine</text:p>
          </table:table-cell>
          <table:table-cell table:style-name="ACE-0" office:value-type="string">
            <text:p>325-M0031A-12R-1W_5-17</text:p>
          </table:table-cell>
          <table:table-cell table:style-name="ACE-1" table:formula="of:=IF([.M15]&lt;&gt;&quot;NA&quot;;-[.G15]+([.M15]-[.N15])/2-[.N15];-[.G15])" office:value-type="float" office:value="-117.55000000000001">
            <text:p>−117.55</text:p>
          </table:table-cell>
          <table:table-cell table:style-name="ACE-1" table:formula="of:=IF([.M15]&lt;&gt;&quot;NA&quot;;-[.G15]-([.M15]+[.N15])/2-[.N15]/2;-[.G15])" office:value-type="float" office:value="-117.55000000000001">
            <text:p>−117.55</text:p>
          </table:table-cell>
          <table:table-cell table:style-name="ACE-1" table:formula="of:=IF([.M15]&lt;&gt;&quot;NA&quot;;SQRT((([.M15]-[.N15])/2)^2+[.H15]^2);[.H15])" office:value-type="float" office:value="1.1699999999999999">
            <text:p>1.17</text:p>
          </table:table-cell>
          <table:table-cell table:style-name="ACE-2" table:formula="of:=IF([.M15]&lt;&gt;&quot;NA&quot;;0;-1)" office:value-type="float" office:value="-1">
            <text:p>−1</text:p>
          </table:table-cell>
          <table:table-cell table:style-name="ACE-2" table:formula="of:=IF([.S15]&gt;0;[.S15];[.U15])" office:value-type="float" office:value="25906">
            <text:p>25906</text:p>
          </table:table-cell>
          <table:table-cell table:style-name="ACE-2" table:formula="of:=IF([.T15]&gt;0;[.T15];[.V15])" office:value-type="float" office:value="154">
            <text:p>154</text:p>
          </table:table-cell>
          <table:table-cell table:number-columns-repeated="224" table:style-name="ACE-0"/>
        </table:table-row>
        <table:table-row table:style-name="AROW-1">
          <table:table-cell table:style-name="ACE-0" office:value-type="string">
            <text:p>325-M0031A-13R-1W_121-12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3206</text:p>
          </table:table-cell>
          <table:table-cell table:style-name="ACE-1" office:value-type="float" office:value="120.11500000000001">
            <text:p>120.12</text:p>
          </table:table-cell>
          <table:table-cell table:style-name="ACE-0" office:value-type="float" office:value="1.4399999999999999">
            <text:p>1.44</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6.1613892840347395">
            <text:p>−6.16</text:p>
          </table:table-cell>
          <table:table-cell table:style-name="ACE-1" office:value-type="float" office:value="1.9420450672904934">
            <text:p>1.94</text:p>
          </table:table-cell>
          <table:table-cell table:style-name="ACE-2" office:value-type="float" office:value="22003.253081422608">
            <text:p>22003</text:p>
          </table:table-cell>
          <table:table-cell table:style-name="ACE-2" office:value-type="float" office:value="160.60501791643475">
            <text:p>161</text:p>
          </table:table-cell>
          <table:table-cell table:style-name="ACE-0" office:value-type="float" office:value="25853">
            <text:p>25853</text:p>
          </table:table-cell>
          <table:table-cell table:style-name="ACE-0" office:value-type="float" office:value="282">
            <text:p>282</text:p>
          </table:table-cell>
          <table:table-cell table:number-columns-repeated="2" table:style-name="ACE-0"/>
          <table:table-cell table:style-name="ACE-0" table:formula="of:=IF([.Q16]&gt;0;&quot;marine&quot;;&quot;&quot;)" office:value-type="string" office:string-value="marine">
            <text:p>marine</text:p>
          </table:table-cell>
          <table:table-cell table:style-name="ACE-0" table:formula="of:=IF([.U16]&gt;0;&quot;U-Th&quot;;&quot;&quot;)" office:value-type="string" office:string-value="">
            <text:p/>
          </table:table-cell>
          <table:table-cell table:style-name="ACE-0" office:value-type="string">
            <text:p>marine</text:p>
          </table:table-cell>
          <table:table-cell table:style-name="ACE-0" office:value-type="string">
            <text:p>325-M0031A-13R-1W_121-122</text:p>
          </table:table-cell>
          <table:table-cell table:style-name="ACE-1" table:formula="of:=IF([.M16]&lt;&gt;&quot;NA&quot;;-[.G16]+([.M16]-[.N16])/2-[.N16];-[.G16])" office:value-type="float" office:value="-120.11500000000001">
            <text:p>−120.12</text:p>
          </table:table-cell>
          <table:table-cell table:style-name="ACE-1" table:formula="of:=IF([.M16]&lt;&gt;&quot;NA&quot;;-[.G16]-([.M16]+[.N16])/2-[.N16]/2;-[.G16])" office:value-type="float" office:value="-120.11500000000001">
            <text:p>−120.12</text:p>
          </table:table-cell>
          <table:table-cell table:style-name="ACE-1" table:formula="of:=IF([.M16]&lt;&gt;&quot;NA&quot;;SQRT((([.M16]-[.N16])/2)^2+[.H16]^2);[.H16])" office:value-type="float" office:value="1.4399999999999999">
            <text:p>1.44</text:p>
          </table:table-cell>
          <table:table-cell table:style-name="ACE-2" table:formula="of:=IF([.M16]&lt;&gt;&quot;NA&quot;;0;-1)" office:value-type="float" office:value="-1">
            <text:p>−1</text:p>
          </table:table-cell>
          <table:table-cell table:style-name="ACE-2" table:formula="of:=IF([.S16]&gt;0;[.S16];[.U16])" office:value-type="float" office:value="25853">
            <text:p>25853</text:p>
          </table:table-cell>
          <table:table-cell table:style-name="ACE-2" table:formula="of:=IF([.T16]&gt;0;[.T16];[.V16])" office:value-type="float" office:value="282">
            <text:p>282</text:p>
          </table:table-cell>
          <table:table-cell table:number-columns-repeated="224" table:style-name="ACE-0"/>
        </table:table-row>
        <table:table-row table:style-name="AROW-1">
          <table:table-cell table:style-name="ACE-0" office:value-type="string">
            <text:p>325-M0031A-13R-1W_146-149</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444</text:p>
          </table:table-cell>
          <table:table-cell table:style-name="ACE-1" office:value-type="float" office:value="120.375">
            <text:p>120.38</text:p>
          </table:table-cell>
          <table:table-cell table:style-name="ACE-0" office:value-type="float" office:value="1.4399999999999999">
            <text:p>1.44</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5926">
            <text:p>25926</text:p>
          </table:table-cell>
          <table:table-cell table:style-name="ACE-0" office:value-type="float" office:value="7">
            <text:p>7</text:p>
          </table:table-cell>
          <table:table-cell table:style-name="ACE-0" table:formula="of:=IF([.Q17]&gt;0;&quot;marine&quot;;&quot;&quot;)" office:value-type="string" office:string-value="">
            <text:p/>
          </table:table-cell>
          <table:table-cell table:style-name="ACE-0" table:formula="of:=IF([.U17]&gt;0;&quot;U-Th&quot;;&quot;&quot;)" office:value-type="string" office:string-value="U-Th">
            <text:p>U-Th</text:p>
          </table:table-cell>
          <table:table-cell table:style-name="ACE-0" office:value-type="string">
            <text:p>U-Th</text:p>
          </table:table-cell>
          <table:table-cell table:style-name="ACE-0" office:value-type="string">
            <text:p>325-M0031A-13R-1W_146-149</text:p>
          </table:table-cell>
          <table:table-cell table:style-name="ACE-1" table:formula="of:=IF([.M17]&lt;&gt;&quot;NA&quot;;-[.G17]+([.M17]-[.N17])/2-[.N17];-[.G17])" office:value-type="float" office:value="-120.375">
            <text:p>−120.38</text:p>
          </table:table-cell>
          <table:table-cell table:style-name="ACE-1" table:formula="of:=IF([.M17]&lt;&gt;&quot;NA&quot;;-[.G17]-([.M17]+[.N17])/2-[.N17]/2;-[.G17])" office:value-type="float" office:value="-120.375">
            <text:p>−120.38</text:p>
          </table:table-cell>
          <table:table-cell table:style-name="ACE-1" table:formula="of:=IF([.M17]&lt;&gt;&quot;NA&quot;;SQRT((([.M17]-[.N17])/2)^2+[.H17]^2);[.H17])" office:value-type="float" office:value="1.4399999999999999">
            <text:p>1.44</text:p>
          </table:table-cell>
          <table:table-cell table:style-name="ACE-2" table:formula="of:=IF([.M17]&lt;&gt;&quot;NA&quot;;0;-1)" office:value-type="float" office:value="-1">
            <text:p>−1</text:p>
          </table:table-cell>
          <table:table-cell table:style-name="ACE-2" table:formula="of:=IF([.S17]&gt;0;[.S17];[.U17])" office:value-type="float" office:value="25926">
            <text:p>25926</text:p>
          </table:table-cell>
          <table:table-cell table:style-name="ACE-2" table:formula="of:=IF([.T17]&gt;0;[.T17];[.V17])" office:value-type="float" office:value="7">
            <text:p>7</text:p>
          </table:table-cell>
          <table:table-cell table:number-columns-repeated="224" table:style-name="ACE-0"/>
        </table:table-row>
        <table:table-row table:style-name="AROW-1">
          <table:table-cell table:style-name="ACE-0" office:value-type="string">
            <text:p>325-M0031A-13R-1W_96-98</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010</text:p>
          </table:table-cell>
          <table:table-cell table:style-name="ACE-1" office:value-type="float" office:value="119.87">
            <text:p>119.87</text:p>
          </table:table-cell>
          <table:table-cell table:style-name="ACE-0" office:value-type="float" office:value="1.4399999999999999">
            <text:p>1.44</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0.33810000000000001">
            <text:p>−0.34</text:p>
          </table:table-cell>
          <table:table-cell table:style-name="ACE-1" office:value-type="float" office:value="0.873">
            <text:p>0.87</text:p>
          </table:table-cell>
          <table:table-cell table:style-name="ACE-2" office:value-type="float" office:value="21105">
            <text:p>21105</text:p>
          </table:table-cell>
          <table:table-cell table:style-name="ACE-2" office:value-type="float" office:value="70">
            <text:p>70</text:p>
          </table:table-cell>
          <table:table-cell table:style-name="ACE-0" office:value-type="float" office:value="24900">
            <text:p>24900</text:p>
          </table:table-cell>
          <table:table-cell table:style-name="ACE-0" office:value-type="float" office:value="332">
            <text:p>332</text:p>
          </table:table-cell>
          <table:table-cell table:number-columns-repeated="2" table:style-name="ACE-0"/>
          <table:table-cell table:style-name="ACE-0" table:formula="of:=IF([.Q18]&gt;0;&quot;marine&quot;;&quot;&quot;)" office:value-type="string" office:string-value="marine">
            <text:p>marine</text:p>
          </table:table-cell>
          <table:table-cell table:style-name="ACE-0" table:formula="of:=IF([.U18]&gt;0;&quot;U-Th&quot;;&quot;&quot;)" office:value-type="string" office:string-value="">
            <text:p/>
          </table:table-cell>
          <table:table-cell table:style-name="ACE-0" office:value-type="string">
            <text:p>marine</text:p>
          </table:table-cell>
          <table:table-cell table:style-name="ACE-0" office:value-type="string">
            <text:p>325-M0031A-13R-1W_96-98</text:p>
          </table:table-cell>
          <table:table-cell table:style-name="ACE-1" table:formula="of:=IF([.M18]&lt;&gt;&quot;NA&quot;;-[.G18]+([.M18]-[.N18])/2-[.N18];-[.G18])" office:value-type="float" office:value="-119.87">
            <text:p>−119.87</text:p>
          </table:table-cell>
          <table:table-cell table:style-name="ACE-1" table:formula="of:=IF([.M18]&lt;&gt;&quot;NA&quot;;-[.G18]-([.M18]+[.N18])/2-[.N18]/2;-[.G18])" office:value-type="float" office:value="-119.87">
            <text:p>−119.87</text:p>
          </table:table-cell>
          <table:table-cell table:style-name="ACE-1" table:formula="of:=IF([.M18]&lt;&gt;&quot;NA&quot;;SQRT((([.M18]-[.N18])/2)^2+[.H18]^2);[.H18])" office:value-type="float" office:value="1.4399999999999999">
            <text:p>1.44</text:p>
          </table:table-cell>
          <table:table-cell table:style-name="ACE-2" table:formula="of:=IF([.M18]&lt;&gt;&quot;NA&quot;;0;-1)" office:value-type="float" office:value="-1">
            <text:p>−1</text:p>
          </table:table-cell>
          <table:table-cell table:style-name="ACE-2" table:formula="of:=IF([.S18]&gt;0;[.S18];[.U18])" office:value-type="float" office:value="24900">
            <text:p>24900</text:p>
          </table:table-cell>
          <table:table-cell table:style-name="ACE-2" table:formula="of:=IF([.T18]&gt;0;[.T18];[.V18])" office:value-type="float" office:value="332">
            <text:p>332</text:p>
          </table:table-cell>
          <table:table-cell table:number-columns-repeated="224" table:style-name="ACE-0"/>
        </table:table-row>
        <table:table-row table:style-name="AROW-1">
          <table:table-cell table:style-name="ACE-0" office:value-type="string">
            <text:p>325-M0031A-16R-1W_0-3</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27.91500000000001">
            <text:p>127.92</text:p>
          </table:table-cell>
          <table:table-cell table:style-name="ACE-0" office:value-type="float" office:value="2.9500000000000002">
            <text:p>2.95</text:p>
          </table:table-cell>
          <table:table-cell table:style-name="ACE-0" office:value-type="string">
            <text:p>Coral</text:p>
          </table:table-cell>
          <table:table-cell table:style-name="ACE-0" office:value-type="string">
            <text:p>Cyphastre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5100">
            <text:p>25100</text:p>
          </table:table-cell>
          <table:table-cell table:style-name="ACE-0" office:value-type="float" office:value="200">
            <text:p>200</text:p>
          </table:table-cell>
          <table:table-cell table:style-name="ACE-0" table:formula="of:=IF([.Q19]&gt;0;&quot;marine&quot;;&quot;&quot;)" office:value-type="string" office:string-value="">
            <text:p/>
          </table:table-cell>
          <table:table-cell table:style-name="ACE-0" table:formula="of:=IF([.U19]&gt;0;&quot;U-Th&quot;;&quot;&quot;)" office:value-type="string" office:string-value="U-Th">
            <text:p>U-Th</text:p>
          </table:table-cell>
          <table:table-cell table:style-name="ACE-0" office:value-type="string">
            <text:p>U-Th</text:p>
          </table:table-cell>
          <table:table-cell table:style-name="ACE-0" office:value-type="string">
            <text:p>325-M0031A-16R-1W_0-3</text:p>
          </table:table-cell>
          <table:table-cell table:style-name="ACE-1" table:formula="of:=IF([.M19]&lt;&gt;&quot;NA&quot;;-[.G19]+([.M19]-[.N19])/2-[.N19];-[.G19])" office:value-type="float" office:value="-127.91500000000001">
            <text:p>−127.92</text:p>
          </table:table-cell>
          <table:table-cell table:style-name="ACE-1" table:formula="of:=IF([.M19]&lt;&gt;&quot;NA&quot;;-[.G19]-([.M19]+[.N19])/2-[.N19]/2;-[.G19])" office:value-type="float" office:value="-127.91500000000001">
            <text:p>−127.92</text:p>
          </table:table-cell>
          <table:table-cell table:style-name="ACE-1" table:formula="of:=IF([.M19]&lt;&gt;&quot;NA&quot;;SQRT((([.M19]-[.N19])/2)^2+[.H19]^2);[.H19])" office:value-type="float" office:value="2.9500000000000002">
            <text:p>2.95</text:p>
          </table:table-cell>
          <table:table-cell table:style-name="ACE-2" table:formula="of:=IF([.M19]&lt;&gt;&quot;NA&quot;;0;-1)" office:value-type="float" office:value="-1">
            <text:p>−1</text:p>
          </table:table-cell>
          <table:table-cell table:style-name="ACE-2" table:formula="of:=IF([.S19]&gt;0;[.S19];[.U19])" office:value-type="float" office:value="25100">
            <text:p>25100</text:p>
          </table:table-cell>
          <table:table-cell table:style-name="ACE-2" table:formula="of:=IF([.T19]&gt;0;[.T19];[.V19])" office:value-type="float" office:value="200">
            <text:p>200</text:p>
          </table:table-cell>
          <table:table-cell table:number-columns-repeated="224" table:style-name="ACE-0"/>
        </table:table-row>
        <table:table-row table:style-name="AROW-1">
          <table:table-cell table:style-name="ACE-0" office:value-type="string">
            <text:p>325-M0032A-01R-1W_2-3</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3207</text:p>
          </table:table-cell>
          <table:table-cell table:style-name="ACE-1" office:value-type="float" office:value="90.325000000000003">
            <text:p>90.33</text:p>
          </table:table-cell>
          <table:table-cell table:style-name="ACE-0" office:value-type="float" office:value="1.25">
            <text:p>1.25</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8.157626574358734">
            <text:p>18.16</text:p>
          </table:table-cell>
          <table:table-cell table:style-name="ACE-1" office:value-type="float" office:value="3.0990742439636421">
            <text:p>3.10</text:p>
          </table:table-cell>
          <table:table-cell table:style-name="ACE-2" office:value-type="float" office:value="9337.8427662798476">
            <text:p>9338</text:p>
          </table:table-cell>
          <table:table-cell table:style-name="ACE-2" office:value-type="float" office:value="79.897039848009371">
            <text:p>80</text:p>
          </table:table-cell>
          <table:table-cell table:style-name="ACE-0" office:value-type="float" office:value="10137">
            <text:p>10137</text:p>
          </table:table-cell>
          <table:table-cell table:style-name="ACE-0" office:value-type="float" office:value="236">
            <text:p>236</text:p>
          </table:table-cell>
          <table:table-cell table:number-columns-repeated="2" table:style-name="ACE-0"/>
          <table:table-cell table:style-name="ACE-0" table:formula="of:=IF([.Q20]&gt;0;&quot;marine&quot;;&quot;&quot;)" office:value-type="string" office:string-value="marine">
            <text:p>marine</text:p>
          </table:table-cell>
          <table:table-cell table:style-name="ACE-0" table:formula="of:=IF([.U20]&gt;0;&quot;U-Th&quot;;&quot;&quot;)" office:value-type="string" office:string-value="">
            <text:p/>
          </table:table-cell>
          <table:table-cell table:style-name="ACE-0" office:value-type="string">
            <text:p>marine</text:p>
          </table:table-cell>
          <table:table-cell table:style-name="ACE-0" office:value-type="string">
            <text:p>325-M0032A-01R-1W_2-3</text:p>
          </table:table-cell>
          <table:table-cell table:style-name="ACE-1" table:formula="of:=IF([.M20]&lt;&gt;&quot;NA&quot;;-[.G20]+([.M20]-[.N20])/2-[.N20];-[.G20])" office:value-type="float" office:value="-69.325000000000003">
            <text:p>−69.33</text:p>
          </table:table-cell>
          <table:table-cell table:style-name="ACE-1" table:formula="of:=IF([.M20]&lt;&gt;&quot;NA&quot;;-[.G20]-([.M20]+[.N20])/2-[.N20]/2;-[.G20])" office:value-type="float" office:value="-161.32499999999999">
            <text:p>−161.32</text:p>
          </table:table-cell>
          <table:table-cell table:style-name="ACE-1" table:formula="of:=IF([.M20]&lt;&gt;&quot;NA&quot;;SQRT((([.M20]-[.N20])/2)^2+[.H20]^2);[.H20])" office:value-type="float" office:value="41.019050452198428">
            <text:p>41.02</text:p>
          </table:table-cell>
          <table:table-cell table:style-name="ACE-2" table:formula="of:=IF([.M20]&lt;&gt;&quot;NA&quot;;0;-1)" office:value-type="float" office:value="0">
            <text:p>0</text:p>
          </table:table-cell>
          <table:table-cell table:style-name="ACE-2" table:formula="of:=IF([.S20]&gt;0;[.S20];[.U20])" office:value-type="float" office:value="10137">
            <text:p>10137</text:p>
          </table:table-cell>
          <table:table-cell table:style-name="ACE-2" table:formula="of:=IF([.T20]&gt;0;[.T20];[.V20])" office:value-type="float" office:value="236">
            <text:p>236</text:p>
          </table:table-cell>
          <table:table-cell table:number-columns-repeated="224" table:style-name="ACE-0"/>
        </table:table-row>
        <table:table-row table:style-name="AROW-1">
          <table:table-cell table:style-name="ACE-0" office:value-type="string">
            <text:p>325-M0032A-01R-1W_25-32</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5705</text:p>
          </table:table-cell>
          <table:table-cell table:style-name="ACE-1" office:value-type="float" office:value="90.584999999999994">
            <text:p>90.58</text:p>
          </table:table-cell>
          <table:table-cell table:style-name="ACE-0" office:value-type="float" office:value="1.55">
            <text:p>1.55</text:p>
          </table:table-cell>
          <table:table-cell table:style-name="ACE-0" office:value-type="string">
            <text:p>Coral</text:p>
          </table:table-cell>
          <table:table-cell table:style-name="ACE-0" office:value-type="string">
            <text:p>Montipora</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2.0137088739390023">
            <text:p>−2.01</text:p>
          </table:table-cell>
          <table:table-cell table:style-name="ACE-1" office:value-type="float" office:value="4.0176962123647524">
            <text:p>4.02</text:p>
          </table:table-cell>
          <table:table-cell table:style-name="ACE-2" office:value-type="float" office:value="10174.323341533182">
            <text:p>10174</text:p>
          </table:table-cell>
          <table:table-cell table:style-name="ACE-2" office:value-type="float" office:value="57.949299875270384">
            <text:p>58</text:p>
          </table:table-cell>
          <table:table-cell table:style-name="ACE-0" office:value-type="float" office:value="11149">
            <text:p>11149</text:p>
          </table:table-cell>
          <table:table-cell table:style-name="ACE-0" office:value-type="float" office:value="134">
            <text:p>134</text:p>
          </table:table-cell>
          <table:table-cell table:number-columns-repeated="2" table:style-name="ACE-0"/>
          <table:table-cell table:style-name="ACE-0" table:formula="of:=IF([.Q21]&gt;0;&quot;marine&quot;;&quot;&quot;)" office:value-type="string" office:string-value="marine">
            <text:p>marine</text:p>
          </table:table-cell>
          <table:table-cell table:style-name="ACE-0" table:formula="of:=IF([.U21]&gt;0;&quot;U-Th&quot;;&quot;&quot;)" office:value-type="string" office:string-value="">
            <text:p/>
          </table:table-cell>
          <table:table-cell table:style-name="ACE-0" office:value-type="string">
            <text:p>marine</text:p>
          </table:table-cell>
          <table:table-cell table:style-name="ACE-0" office:value-type="string">
            <text:p>325-M0032A-01R-1W_25-32</text:p>
          </table:table-cell>
          <table:table-cell table:style-name="ACE-1" table:formula="of:=IF([.M21]&lt;&gt;&quot;NA&quot;;-[.G21]+([.M21]-[.N21])/2-[.N21];-[.G21])" office:value-type="float" office:value="-69.584999999999994">
            <text:p>−69.58</text:p>
          </table:table-cell>
          <table:table-cell table:style-name="ACE-1" table:formula="of:=IF([.M21]&lt;&gt;&quot;NA&quot;;-[.G21]-([.M21]+[.N21])/2-[.N21]/2;-[.G21])" office:value-type="float" office:value="-161.58499999999998">
            <text:p>−161.58</text:p>
          </table:table-cell>
          <table:table-cell table:style-name="ACE-1" table:formula="of:=IF([.M21]&lt;&gt;&quot;NA&quot;;SQRT((([.M21]-[.N21])/2)^2+[.H21]^2);[.H21])" office:value-type="float" office:value="41.029288319443218">
            <text:p>41.03</text:p>
          </table:table-cell>
          <table:table-cell table:style-name="ACE-2" table:formula="of:=IF([.M21]&lt;&gt;&quot;NA&quot;;0;-1)" office:value-type="float" office:value="0">
            <text:p>0</text:p>
          </table:table-cell>
          <table:table-cell table:style-name="ACE-2" table:formula="of:=IF([.S21]&gt;0;[.S21];[.U21])" office:value-type="float" office:value="11149">
            <text:p>11149</text:p>
          </table:table-cell>
          <table:table-cell table:style-name="ACE-2" table:formula="of:=IF([.T21]&gt;0;[.T21];[.V21])" office:value-type="float" office:value="134">
            <text:p>134</text:p>
          </table:table-cell>
          <table:table-cell table:number-columns-repeated="224" table:style-name="ACE-0"/>
        </table:table-row>
        <table:table-row table:style-name="AROW-1">
          <table:table-cell table:style-name="ACE-0" office:value-type="string">
            <text:p>325-M0032A-01R-1W_31-33A</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8908</text:p>
          </table:table-cell>
          <table:table-cell table:style-name="ACE-1" office:value-type="float" office:value="90.61999999999999">
            <text:p>90.62</text:p>
          </table:table-cell>
          <table:table-cell table:style-name="ACE-0" office:value-type="float" office:value="1.46">
            <text:p>1.46</text:p>
          </table:table-cell>
          <table:table-cell table:style-name="ACE-0" office:value-type="string">
            <text:p>Coral</text:p>
          </table:table-cell>
          <table:table-cell table:style-name="ACE-0" office:value-type="string">
            <text:p>Montipora</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2.3079158879892931">
            <text:p>2.31</text:p>
          </table:table-cell>
          <table:table-cell table:style-name="ACE-1" office:value-type="float" office:value="1.0566832965745885">
            <text:p>1.06</text:p>
          </table:table-cell>
          <table:table-cell table:style-name="ACE-2" office:value-type="float" office:value="10390.268031211008">
            <text:p>10390</text:p>
          </table:table-cell>
          <table:table-cell table:style-name="ACE-2" office:value-type="float" office:value="39.252367899782968">
            <text:p>39</text:p>
          </table:table-cell>
          <table:table-cell table:style-name="ACE-0" office:value-type="float" office:value="11465">
            <text:p>11465</text:p>
          </table:table-cell>
          <table:table-cell table:style-name="ACE-0" office:value-type="float" office:value="235">
            <text:p>235</text:p>
          </table:table-cell>
          <table:table-cell table:number-columns-repeated="2" table:style-name="ACE-0"/>
          <table:table-cell table:style-name="ACE-0" table:formula="of:=IF([.Q22]&gt;0;&quot;marine&quot;;&quot;&quot;)" office:value-type="string" office:string-value="marine">
            <text:p>marine</text:p>
          </table:table-cell>
          <table:table-cell table:style-name="ACE-0" table:formula="of:=IF([.U22]&gt;0;&quot;U-Th&quot;;&quot;&quot;)" office:value-type="string" office:string-value="">
            <text:p/>
          </table:table-cell>
          <table:table-cell table:style-name="ACE-0" office:value-type="string">
            <text:p>marine</text:p>
          </table:table-cell>
          <table:table-cell table:style-name="ACE-0" office:value-type="string">
            <text:p>325-M0032A-01R-1W_31-33A</text:p>
          </table:table-cell>
          <table:table-cell table:style-name="ACE-1" table:formula="of:=IF([.M22]&lt;&gt;&quot;NA&quot;;-[.G22]+([.M22]-[.N22])/2-[.N22];-[.G22])" office:value-type="float" office:value="-69.61999999999999">
            <text:p>−69.62</text:p>
          </table:table-cell>
          <table:table-cell table:style-name="ACE-1" table:formula="of:=IF([.M22]&lt;&gt;&quot;NA&quot;;-[.G22]-([.M22]+[.N22])/2-[.N22]/2;-[.G22])" office:value-type="float" office:value="-161.62">
            <text:p>−161.62</text:p>
          </table:table-cell>
          <table:table-cell table:style-name="ACE-1" table:formula="of:=IF([.M22]&lt;&gt;&quot;NA&quot;;SQRT((([.M22]-[.N22])/2)^2+[.H22]^2);[.H22])" office:value-type="float" office:value="41.025986886362645">
            <text:p>41.03</text:p>
          </table:table-cell>
          <table:table-cell table:style-name="ACE-2" table:formula="of:=IF([.M22]&lt;&gt;&quot;NA&quot;;0;-1)" office:value-type="float" office:value="0">
            <text:p>0</text:p>
          </table:table-cell>
          <table:table-cell table:style-name="ACE-2" table:formula="of:=IF([.S22]&gt;0;[.S22];[.U22])" office:value-type="float" office:value="11465">
            <text:p>11465</text:p>
          </table:table-cell>
          <table:table-cell table:style-name="ACE-2" table:formula="of:=IF([.T22]&gt;0;[.T22];[.V22])" office:value-type="float" office:value="235">
            <text:p>235</text:p>
          </table:table-cell>
          <table:table-cell table:number-columns-repeated="224" table:style-name="ACE-0"/>
        </table:table-row>
        <table:table-row table:style-name="AROW-1">
          <table:table-cell table:style-name="ACE-0" office:value-type="string">
            <text:p>325-M0032A-01R-1W_31-33B</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8909</text:p>
          </table:table-cell>
          <table:table-cell table:style-name="ACE-1" office:value-type="float" office:value="90.61999999999999">
            <text:p>90.62</text:p>
          </table:table-cell>
          <table:table-cell table:style-name="ACE-0" office:value-type="float" office:value="1.25">
            <text:p>1.25</text:p>
          </table:table-cell>
          <table:table-cell table:style-name="ACE-0" office:value-type="string">
            <text:p>Coral</text:p>
          </table:table-cell>
          <table:table-cell table:style-name="ACE-0" office:value-type="string">
            <text:p>Montipora</text:p>
          </table:table-cell>
          <table:table-cell table:style-name="ACE-0" office:value-type="string">
            <text:p>*</text:p>
          </table:table-cell>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0.463720079250269">
            <text:p>10.46</text:p>
          </table:table-cell>
          <table:table-cell table:style-name="ACE-1" office:value-type="float" office:value="4.7339844214250419">
            <text:p>4.73</text:p>
          </table:table-cell>
          <table:table-cell table:style-name="ACE-2" office:value-type="float" office:value="10472.4324193469">
            <text:p>10472</text:p>
          </table:table-cell>
          <table:table-cell table:style-name="ACE-2" office:value-type="float" office:value="67.10080211518607">
            <text:p>67</text:p>
          </table:table-cell>
          <table:table-cell table:style-name="ACE-0" office:value-type="float" office:value="11600">
            <text:p>11600</text:p>
          </table:table-cell>
          <table:table-cell table:style-name="ACE-0" office:value-type="float" office:value="350">
            <text:p>350</text:p>
          </table:table-cell>
          <table:table-cell table:number-columns-repeated="2" table:style-name="ACE-0"/>
          <table:table-cell table:style-name="ACE-0" table:formula="of:=IF([.Q23]&gt;0;&quot;marine&quot;;&quot;&quot;)" office:value-type="string" office:string-value="marine">
            <text:p>marine</text:p>
          </table:table-cell>
          <table:table-cell table:style-name="ACE-0" table:formula="of:=IF([.U23]&gt;0;&quot;U-Th&quot;;&quot;&quot;)" office:value-type="string" office:string-value="">
            <text:p/>
          </table:table-cell>
          <table:table-cell table:style-name="ACE-0" office:value-type="string">
            <text:p>marine</text:p>
          </table:table-cell>
          <table:table-cell table:style-name="ACE-0" office:value-type="string">
            <text:p>325-M0032A-01R-1W_31-33B</text:p>
          </table:table-cell>
          <table:table-cell table:style-name="ACE-1" table:formula="of:=IF([.M23]&lt;&gt;&quot;NA&quot;;-[.G23]+([.M23]-[.N23])/2-[.N23];-[.G23])" office:value-type="float" office:value="-69.61999999999999">
            <text:p>−69.62</text:p>
          </table:table-cell>
          <table:table-cell table:style-name="ACE-1" table:formula="of:=IF([.M23]&lt;&gt;&quot;NA&quot;;-[.G23]-([.M23]+[.N23])/2-[.N23]/2;-[.G23])" office:value-type="float" office:value="-161.62">
            <text:p>−161.62</text:p>
          </table:table-cell>
          <table:table-cell table:style-name="ACE-1" table:formula="of:=IF([.M23]&lt;&gt;&quot;NA&quot;;SQRT((([.M23]-[.N23])/2)^2+[.H23]^2);[.H23])" office:value-type="float" office:value="41.019050452198428">
            <text:p>41.02</text:p>
          </table:table-cell>
          <table:table-cell table:style-name="ACE-2" table:formula="of:=IF([.M23]&lt;&gt;&quot;NA&quot;;0;-1)" office:value-type="float" office:value="0">
            <text:p>0</text:p>
          </table:table-cell>
          <table:table-cell table:style-name="ACE-2" table:formula="of:=IF([.S23]&gt;0;[.S23];[.U23])" office:value-type="float" office:value="11600">
            <text:p>11600</text:p>
          </table:table-cell>
          <table:table-cell table:style-name="ACE-2" table:formula="of:=IF([.T23]&gt;0;[.T23];[.V23])" office:value-type="float" office:value="350">
            <text:p>350</text:p>
          </table:table-cell>
          <table:table-cell table:number-columns-repeated="224" table:style-name="ACE-0"/>
        </table:table-row>
        <table:table-row table:style-name="AROW-1">
          <table:table-cell table:style-name="ACE-0" office:value-type="string">
            <text:p>325-M0032A-03R-1W_24-28</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NU-27011</text:p>
          </table:table-cell>
          <table:table-cell table:style-name="ACE-1" office:value-type="float" office:value="95.359999999999999">
            <text:p>95.36</text:p>
          </table:table-cell>
          <table:table-cell table:style-name="ACE-0" office:value-type="float" office:value="1.46">
            <text:p>1.4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0904999999999996">
            <text:p>−6.09</text:p>
          </table:table-cell>
          <table:table-cell table:style-name="ACE-1" office:value-type="float" office:value="0.50900000000000001">
            <text:p>0.51</text:p>
          </table:table-cell>
          <table:table-cell table:style-name="ACE-2" office:value-type="float" office:value="12910">
            <text:p>12910</text:p>
          </table:table-cell>
          <table:table-cell table:style-name="ACE-2" office:value-type="float" office:value="45">
            <text:p>45</text:p>
          </table:table-cell>
          <table:table-cell table:style-name="ACE-0" office:value-type="float" office:value="14678">
            <text:p>14678</text:p>
          </table:table-cell>
          <table:table-cell table:style-name="ACE-0" office:value-type="float" office:value="360">
            <text:p>360</text:p>
          </table:table-cell>
          <table:table-cell table:number-columns-repeated="2" table:style-name="ACE-0"/>
          <table:table-cell table:style-name="ACE-0" table:formula="of:=IF([.Q24]&gt;0;&quot;marine&quot;;&quot;&quot;)" office:value-type="string" office:string-value="marine">
            <text:p>marine</text:p>
          </table:table-cell>
          <table:table-cell table:style-name="ACE-0" table:formula="of:=IF([.U24]&gt;0;&quot;U-Th&quot;;&quot;&quot;)" office:value-type="string" office:string-value="">
            <text:p/>
          </table:table-cell>
          <table:table-cell table:style-name="ACE-0" office:value-type="string">
            <text:p>marine</text:p>
          </table:table-cell>
          <table:table-cell table:style-name="ACE-0" office:value-type="string">
            <text:p>325-M0032A-03R-1W_24-28</text:p>
          </table:table-cell>
          <table:table-cell table:style-name="ACE-1" table:formula="of:=IF([.M24]&lt;&gt;&quot;NA&quot;;-[.G24]+([.M24]-[.N24])/2-[.N24];-[.G24])" office:value-type="float" office:value="-90.359999999999999">
            <text:p>−90.36</text:p>
          </table:table-cell>
          <table:table-cell table:style-name="ACE-1" table:formula="of:=IF([.M24]&lt;&gt;&quot;NA&quot;;-[.G24]-([.M24]+[.N24])/2-[.N24]/2;-[.G24])" office:value-type="float" office:value="-100.36">
            <text:p>−100.36</text:p>
          </table:table-cell>
          <table:table-cell table:style-name="ACE-1" table:formula="of:=IF([.M24]&lt;&gt;&quot;NA&quot;;SQRT((([.M24]-[.N24])/2)^2+[.H24]^2);[.H24])" office:value-type="float" office:value="5.2088002457379758">
            <text:p>5.21</text:p>
          </table:table-cell>
          <table:table-cell table:style-name="ACE-2" table:formula="of:=IF([.M24]&lt;&gt;&quot;NA&quot;;0;-1)" office:value-type="float" office:value="0">
            <text:p>0</text:p>
          </table:table-cell>
          <table:table-cell table:style-name="ACE-2" table:formula="of:=IF([.S24]&gt;0;[.S24];[.U24])" office:value-type="float" office:value="14678">
            <text:p>14678</text:p>
          </table:table-cell>
          <table:table-cell table:style-name="ACE-2" table:formula="of:=IF([.T24]&gt;0;[.T24];[.V24])" office:value-type="float" office:value="360">
            <text:p>360</text:p>
          </table:table-cell>
          <table:table-cell table:number-columns-repeated="224" table:style-name="ACE-0"/>
        </table:table-row>
        <table:table-row table:style-name="AROW-1">
          <table:table-cell table:style-name="ACE-0" office:value-type="string">
            <text:p>325-M0032A-03R-1W_24-28</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5726</text:p>
          </table:table-cell>
          <table:table-cell table:style-name="ACE-1" office:value-type="float" office:value="95.359999999999999">
            <text:p>95.36</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5960882493433053">
            <text:p>−1.60</text:p>
          </table:table-cell>
          <table:table-cell table:style-name="ACE-1" office:value-type="float" office:value="3.6858579009140389">
            <text:p>3.69</text:p>
          </table:table-cell>
          <table:table-cell table:style-name="ACE-2" office:value-type="float" office:value="12960.852894975811">
            <text:p>12961</text:p>
          </table:table-cell>
          <table:table-cell table:style-name="ACE-2" office:value-type="float" office:value="57.660103508808177">
            <text:p>58</text:p>
          </table:table-cell>
          <table:table-cell table:style-name="ACE-0" office:value-type="float" office:value="14751">
            <text:p>14751</text:p>
          </table:table-cell>
          <table:table-cell table:style-name="ACE-0" office:value-type="float" office:value="356">
            <text:p>356</text:p>
          </table:table-cell>
          <table:table-cell table:number-columns-repeated="2" table:style-name="ACE-0"/>
          <table:table-cell table:style-name="ACE-0" table:formula="of:=IF([.Q25]&gt;0;&quot;marine&quot;;&quot;&quot;)" office:value-type="string" office:string-value="marine">
            <text:p>marine</text:p>
          </table:table-cell>
          <table:table-cell table:style-name="ACE-0" table:formula="of:=IF([.U25]&gt;0;&quot;U-Th&quot;;&quot;&quot;)" office:value-type="string" office:string-value="">
            <text:p/>
          </table:table-cell>
          <table:table-cell table:style-name="ACE-0" office:value-type="string">
            <text:p>marine</text:p>
          </table:table-cell>
          <table:table-cell table:style-name="ACE-0" office:value-type="string">
            <text:p>325-M0032A-03R-1W_24-28</text:p>
          </table:table-cell>
          <table:table-cell table:style-name="ACE-1" table:formula="of:=IF([.M25]&lt;&gt;&quot;NA&quot;;-[.G25]+([.M25]-[.N25])/2-[.N25];-[.G25])" office:value-type="float" office:value="-90.359999999999999">
            <text:p>−90.36</text:p>
          </table:table-cell>
          <table:table-cell table:style-name="ACE-1" table:formula="of:=IF([.M25]&lt;&gt;&quot;NA&quot;;-[.G25]-([.M25]+[.N25])/2-[.N25]/2;-[.G25])" office:value-type="float" office:value="-100.36">
            <text:p>−100.36</text:p>
          </table:table-cell>
          <table:table-cell table:style-name="ACE-1" table:formula="of:=IF([.M25]&lt;&gt;&quot;NA&quot;;SQRT((([.M25]-[.N25])/2)^2+[.H25]^2);[.H25])" office:value-type="float" office:value="5.153882032022076">
            <text:p>5.15</text:p>
          </table:table-cell>
          <table:table-cell table:style-name="ACE-2" table:formula="of:=IF([.M25]&lt;&gt;&quot;NA&quot;;0;-1)" office:value-type="float" office:value="0">
            <text:p>0</text:p>
          </table:table-cell>
          <table:table-cell table:style-name="ACE-2" table:formula="of:=IF([.S25]&gt;0;[.S25];[.U25])" office:value-type="float" office:value="14751">
            <text:p>14751</text:p>
          </table:table-cell>
          <table:table-cell table:style-name="ACE-2" table:formula="of:=IF([.T25]&gt;0;[.T25];[.V25])" office:value-type="float" office:value="356">
            <text:p>356</text:p>
          </table:table-cell>
          <table:table-cell table:number-columns-repeated="224" table:style-name="ACE-0"/>
        </table:table-row>
        <table:table-row table:style-name="AROW-1">
          <table:table-cell table:style-name="ACE-0" office:value-type="string">
            <text:p>325-M0032A-03R-2W_11-13</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14211</text:p>
          </table:table-cell>
          <table:table-cell table:style-name="ACE-1" office:value-type="float" office:value="95.670000000000002">
            <text:p>95.67</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3.605">
            <text:p>################################################################################################################################################################################################################################################################################################################################################################################################################################################################################################################################</text:p>
          </table:table-cell>
          <table:table-cell table:style-name="ACE-1" office:value-type="float" office:value="0.17399999999999999">
            <text:p>0.17</text:p>
          </table:table-cell>
          <table:table-cell table:style-name="ACE-2" office:value-type="float" office:value="13040">
            <text:p>13040</text:p>
          </table:table-cell>
          <table:table-cell table:style-name="ACE-2" office:value-type="float" office:value="40">
            <text:p>40</text:p>
          </table:table-cell>
          <table:table-cell table:style-name="ACE-0" office:value-type="float" office:value="14900">
            <text:p>14900</text:p>
          </table:table-cell>
          <table:table-cell table:style-name="ACE-0" office:value-type="float" office:value="350">
            <text:p>350</text:p>
          </table:table-cell>
          <table:table-cell table:number-columns-repeated="2" table:style-name="ACE-0"/>
          <table:table-cell table:style-name="ACE-0" table:formula="of:=IF([.Q26]&gt;0;&quot;marine&quot;;&quot;&quot;)" office:value-type="string" office:string-value="marine">
            <text:p>marine</text:p>
          </table:table-cell>
          <table:table-cell table:style-name="ACE-0" table:formula="of:=IF([.U26]&gt;0;&quot;U-Th&quot;;&quot;&quot;)" office:value-type="string" office:string-value="">
            <text:p/>
          </table:table-cell>
          <table:table-cell table:style-name="ACE-0" office:value-type="string">
            <text:p>marine</text:p>
          </table:table-cell>
          <table:table-cell table:style-name="ACE-0" office:value-type="string">
            <text:p>325-M0032A-03R-2W_11-13</text:p>
          </table:table-cell>
          <table:table-cell table:style-name="ACE-1" table:formula="of:=IF([.M26]&lt;&gt;&quot;NA&quot;;-[.G26]+([.M26]-[.N26])/2-[.N26];-[.G26])" office:value-type="float" office:value="-90.670000000000002">
            <text:p>−90.67</text:p>
          </table:table-cell>
          <table:table-cell table:style-name="ACE-1" table:formula="of:=IF([.M26]&lt;&gt;&quot;NA&quot;;-[.G26]-([.M26]+[.N26])/2-[.N26]/2;-[.G26])" office:value-type="float" office:value="-100.67">
            <text:p>−100.67</text:p>
          </table:table-cell>
          <table:table-cell table:style-name="ACE-1" table:formula="of:=IF([.M26]&lt;&gt;&quot;NA&quot;;SQRT((([.M26]-[.N26])/2)^2+[.H26]^2);[.H26])" office:value-type="float" office:value="5.153882032022076">
            <text:p>5.15</text:p>
          </table:table-cell>
          <table:table-cell table:style-name="ACE-2" table:formula="of:=IF([.M26]&lt;&gt;&quot;NA&quot;;0;-1)" office:value-type="float" office:value="0">
            <text:p>0</text:p>
          </table:table-cell>
          <table:table-cell table:style-name="ACE-2" table:formula="of:=IF([.S26]&gt;0;[.S26];[.U26])" office:value-type="float" office:value="14900">
            <text:p>14900</text:p>
          </table:table-cell>
          <table:table-cell table:style-name="ACE-2" table:formula="of:=IF([.T26]&gt;0;[.T26];[.V26])" office:value-type="float" office:value="350">
            <text:p>350</text:p>
          </table:table-cell>
          <table:table-cell table:number-columns-repeated="224" table:style-name="ACE-0"/>
        </table:table-row>
        <table:table-row table:style-name="AROW-1">
          <table:table-cell table:style-name="ACE-0" office:value-type="string">
            <text:p>325-M0032A-03R-CCW_11-13</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368</text:p>
          </table:table-cell>
          <table:table-cell table:style-name="ACE-1" office:value-type="float" office:value="95.670000000000002">
            <text:p>95.67</text:p>
          </table:table-cell>
          <table:table-cell table:style-name="ACE-0" office:value-type="float" office:value="1.25">
            <text:p>1.25</text:p>
          </table:table-cell>
          <table:table-cell table:style-name="ACE-0" office:value-type="string">
            <text:p>Coral</text:p>
          </table:table-cell>
          <table:table-cell table:style-name="ACE-0" office:value-type="string">
            <text:p>Acroporidae?</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7865855393204129">
            <text:p>2.79</text:p>
          </table:table-cell>
          <table:table-cell table:style-name="ACE-1" office:value-type="float" office:value="1.8065286430595833">
            <text:p>1.81</text:p>
          </table:table-cell>
          <table:table-cell table:style-name="ACE-2" office:value-type="float" office:value="13192.540975940672">
            <text:p>13193</text:p>
          </table:table-cell>
          <table:table-cell table:style-name="ACE-2" office:value-type="float" office:value="97.029354970177948">
            <text:p>97</text:p>
          </table:table-cell>
          <table:table-cell table:style-name="ACE-0" office:value-type="float" office:value="15210">
            <text:p>15210</text:p>
          </table:table-cell>
          <table:table-cell table:style-name="ACE-0" office:value-type="float" office:value="376">
            <text:p>376</text:p>
          </table:table-cell>
          <table:table-cell table:number-columns-repeated="2" table:style-name="ACE-0"/>
          <table:table-cell table:style-name="ACE-0" table:formula="of:=IF([.Q27]&gt;0;&quot;marine&quot;;&quot;&quot;)" office:value-type="string" office:string-value="marine">
            <text:p>marine</text:p>
          </table:table-cell>
          <table:table-cell table:style-name="ACE-0" table:formula="of:=IF([.U27]&gt;0;&quot;U-Th&quot;;&quot;&quot;)" office:value-type="string" office:string-value="">
            <text:p/>
          </table:table-cell>
          <table:table-cell table:style-name="ACE-0" office:value-type="string">
            <text:p>marine</text:p>
          </table:table-cell>
          <table:table-cell table:style-name="ACE-0" office:value-type="string">
            <text:p>325-M0032A-03R-CCW_11-13</text:p>
          </table:table-cell>
          <table:table-cell table:style-name="ACE-1" table:formula="of:=IF([.M27]&lt;&gt;&quot;NA&quot;;-[.G27]+([.M27]-[.N27])/2-[.N27];-[.G27])" office:value-type="float" office:value="-90.670000000000002">
            <text:p>−90.67</text:p>
          </table:table-cell>
          <table:table-cell table:style-name="ACE-1" table:formula="of:=IF([.M27]&lt;&gt;&quot;NA&quot;;-[.G27]-([.M27]+[.N27])/2-[.N27]/2;-[.G27])" office:value-type="float" office:value="-100.67">
            <text:p>−100.67</text:p>
          </table:table-cell>
          <table:table-cell table:style-name="ACE-1" table:formula="of:=IF([.M27]&lt;&gt;&quot;NA&quot;;SQRT((([.M27]-[.N27])/2)^2+[.H27]^2);[.H27])" office:value-type="float" office:value="5.153882032022076">
            <text:p>5.15</text:p>
          </table:table-cell>
          <table:table-cell table:style-name="ACE-2" table:formula="of:=IF([.M27]&lt;&gt;&quot;NA&quot;;0;-1)" office:value-type="float" office:value="0">
            <text:p>0</text:p>
          </table:table-cell>
          <table:table-cell table:style-name="ACE-2" table:formula="of:=IF([.S27]&gt;0;[.S27];[.U27])" office:value-type="float" office:value="15210">
            <text:p>15210</text:p>
          </table:table-cell>
          <table:table-cell table:style-name="ACE-2" table:formula="of:=IF([.T27]&gt;0;[.T27];[.V27])" office:value-type="float" office:value="376">
            <text:p>376</text:p>
          </table:table-cell>
          <table:table-cell table:number-columns-repeated="224" table:style-name="ACE-0"/>
        </table:table-row>
        <table:table-row table:style-name="AROW-1">
          <table:table-cell table:style-name="ACE-0" office:value-type="string">
            <text:p>325-M0032A-07R-1W_16-23</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NU-27013</text:p>
          </table:table-cell>
          <table:table-cell table:style-name="ACE-1" office:value-type="float" office:value="102.795">
            <text:p>102.80</text:p>
          </table:table-cell>
          <table:table-cell table:style-name="ACE-0" office:value-type="float" office:value="1.55">
            <text:p>1.55</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5383">
            <text:p>−1.54</text:p>
          </table:table-cell>
          <table:table-cell table:style-name="ACE-1" office:value-type="float" office:value="0.79700000000000004">
            <text:p>0.80</text:p>
          </table:table-cell>
          <table:table-cell table:style-name="ACE-2" office:value-type="float" office:value="13425">
            <text:p>13425</text:p>
          </table:table-cell>
          <table:table-cell table:style-name="ACE-2" office:value-type="float" office:value="45">
            <text:p>45</text:p>
          </table:table-cell>
          <table:table-cell table:style-name="ACE-0" office:value-type="float" office:value="15557">
            <text:p>15557</text:p>
          </table:table-cell>
          <table:table-cell table:style-name="ACE-0" office:value-type="float" office:value="225">
            <text:p>225</text:p>
          </table:table-cell>
          <table:table-cell table:number-columns-repeated="2" table:style-name="ACE-0"/>
          <table:table-cell table:style-name="ACE-0" table:formula="of:=IF([.Q28]&gt;0;&quot;marine&quot;;&quot;&quot;)" office:value-type="string" office:string-value="marine">
            <text:p>marine</text:p>
          </table:table-cell>
          <table:table-cell table:style-name="ACE-0" table:formula="of:=IF([.U28]&gt;0;&quot;U-Th&quot;;&quot;&quot;)" office:value-type="string" office:string-value="">
            <text:p/>
          </table:table-cell>
          <table:table-cell table:style-name="ACE-0" office:value-type="string">
            <text:p>marine</text:p>
          </table:table-cell>
          <table:table-cell table:style-name="ACE-0" office:value-type="string">
            <text:p>325-M0032A-07R-1W_16-23</text:p>
          </table:table-cell>
          <table:table-cell table:style-name="ACE-1" table:formula="of:=IF([.M28]&lt;&gt;&quot;NA&quot;;-[.G28]+([.M28]-[.N28])/2-[.N28];-[.G28])" office:value-type="float" office:value="-97.795000000000002">
            <text:p>−97.80</text:p>
          </table:table-cell>
          <table:table-cell table:style-name="ACE-1" table:formula="of:=IF([.M28]&lt;&gt;&quot;NA&quot;;-[.G28]-([.M28]+[.N28])/2-[.N28]/2;-[.G28])" office:value-type="float" office:value="-107.795">
            <text:p>−107.80</text:p>
          </table:table-cell>
          <table:table-cell table:style-name="ACE-1" table:formula="of:=IF([.M28]&lt;&gt;&quot;NA&quot;;SQRT((([.M28]-[.N28])/2)^2+[.H28]^2);[.H28])" office:value-type="float" office:value="5.2347397260990922">
            <text:p>5.23</text:p>
          </table:table-cell>
          <table:table-cell table:style-name="ACE-2" table:formula="of:=IF([.M28]&lt;&gt;&quot;NA&quot;;0;-1)" office:value-type="float" office:value="0">
            <text:p>0</text:p>
          </table:table-cell>
          <table:table-cell table:style-name="ACE-2" table:formula="of:=IF([.S28]&gt;0;[.S28];[.U28])" office:value-type="float" office:value="15557">
            <text:p>15557</text:p>
          </table:table-cell>
          <table:table-cell table:style-name="ACE-2" table:formula="of:=IF([.T28]&gt;0;[.T28];[.V28])" office:value-type="float" office:value="225">
            <text:p>225</text:p>
          </table:table-cell>
          <table:table-cell table:number-columns-repeated="224" table:style-name="ACE-0"/>
        </table:table-row>
        <table:table-row table:style-name="AROW-1">
          <table:table-cell table:style-name="ACE-0" office:value-type="string">
            <text:p>325-M0032A-07R-CCW_1-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3208</text:p>
          </table:table-cell>
          <table:table-cell table:style-name="ACE-1" office:value-type="float" office:value="102.92">
            <text:p>102.92</text:p>
          </table:table-cell>
          <table:table-cell table:style-name="ACE-0" office:value-type="float" office:value="1.55">
            <text:p>1.55</text:p>
          </table:table-cell>
          <table:table-cell table:style-name="ACE-0" office:value-type="string">
            <text:p>Coral</text:p>
          </table:table-cell>
          <table:table-cell table:style-name="ACE-0" office:value-type="string">
            <text:p>Montipor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0.993759294903619">
            <text:p>60.99</text:p>
          </table:table-cell>
          <table:table-cell table:style-name="ACE-1" office:value-type="float" office:value="2.5182830289007825">
            <text:p>2.52</text:p>
          </table:table-cell>
          <table:table-cell table:style-name="ACE-2" office:value-type="float" office:value="13638.318610910273">
            <text:p>13638</text:p>
          </table:table-cell>
          <table:table-cell table:style-name="ACE-2" office:value-type="float" office:value="95.188455376161826">
            <text:p>95</text:p>
          </table:table-cell>
          <table:table-cell table:style-name="ACE-0" office:value-type="float" office:value="15873">
            <text:p>15873</text:p>
          </table:table-cell>
          <table:table-cell table:style-name="ACE-0" office:value-type="float" office:value="304">
            <text:p>304</text:p>
          </table:table-cell>
          <table:table-cell table:number-columns-repeated="2" table:style-name="ACE-0"/>
          <table:table-cell table:style-name="ACE-0" table:formula="of:=IF([.Q29]&gt;0;&quot;marine&quot;;&quot;&quot;)" office:value-type="string" office:string-value="marine">
            <text:p>marine</text:p>
          </table:table-cell>
          <table:table-cell table:style-name="ACE-0" table:formula="of:=IF([.U29]&gt;0;&quot;U-Th&quot;;&quot;&quot;)" office:value-type="string" office:string-value="">
            <text:p/>
          </table:table-cell>
          <table:table-cell table:style-name="ACE-0" office:value-type="string">
            <text:p>marine</text:p>
          </table:table-cell>
          <table:table-cell table:style-name="ACE-0" office:value-type="string">
            <text:p>325-M0032A-07R-CCW_1-5</text:p>
          </table:table-cell>
          <table:table-cell table:style-name="ACE-1" table:formula="of:=IF([.M29]&lt;&gt;&quot;NA&quot;;-[.G29]+([.M29]-[.N29])/2-[.N29];-[.G29])" office:value-type="float" office:value="-97.920000000000002">
            <text:p>−97.92</text:p>
          </table:table-cell>
          <table:table-cell table:style-name="ACE-1" table:formula="of:=IF([.M29]&lt;&gt;&quot;NA&quot;;-[.G29]-([.M29]+[.N29])/2-[.N29]/2;-[.G29])" office:value-type="float" office:value="-107.92">
            <text:p>−107.92</text:p>
          </table:table-cell>
          <table:table-cell table:style-name="ACE-1" table:formula="of:=IF([.M29]&lt;&gt;&quot;NA&quot;;SQRT((([.M29]-[.N29])/2)^2+[.H29]^2);[.H29])" office:value-type="float" office:value="5.2347397260990922">
            <text:p>5.23</text:p>
          </table:table-cell>
          <table:table-cell table:style-name="ACE-2" table:formula="of:=IF([.M29]&lt;&gt;&quot;NA&quot;;0;-1)" office:value-type="float" office:value="0">
            <text:p>0</text:p>
          </table:table-cell>
          <table:table-cell table:style-name="ACE-2" table:formula="of:=IF([.S29]&gt;0;[.S29];[.U29])" office:value-type="float" office:value="15873">
            <text:p>15873</text:p>
          </table:table-cell>
          <table:table-cell table:style-name="ACE-2" table:formula="of:=IF([.T29]&gt;0;[.T29];[.V29])" office:value-type="float" office:value="304">
            <text:p>304</text:p>
          </table:table-cell>
          <table:table-cell table:number-columns-repeated="224" table:style-name="ACE-0"/>
        </table:table-row>
        <table:table-row table:style-name="AROW-1">
          <table:table-cell table:style-name="ACE-0" office:value-type="string">
            <text:p>325-M0032A-07R-CCW_4-9</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012</text:p>
          </table:table-cell>
          <table:table-cell table:style-name="ACE-1" office:value-type="float" office:value="102.955">
            <text:p>102.95</text:p>
          </table:table-cell>
          <table:table-cell table:style-name="ACE-0" office:value-type="float" office:value="1.55">
            <text:p>1.55</text:p>
          </table:table-cell>
          <table:table-cell table:style-name="ACE-0" office:value-type="string">
            <text:p>Coral</text:p>
          </table:table-cell>
          <table:table-cell table:style-name="ACE-0" office:value-type="string">
            <text:p>Stylophora pistillat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2279">
            <text:p>−1.23</text:p>
          </table:table-cell>
          <table:table-cell table:style-name="ACE-1" office:value-type="float" office:value="0.52600000000000002">
            <text:p>0.53</text:p>
          </table:table-cell>
          <table:table-cell table:style-name="ACE-2" office:value-type="float" office:value="13495">
            <text:p>13495</text:p>
          </table:table-cell>
          <table:table-cell table:style-name="ACE-2" office:value-type="float" office:value="45">
            <text:p>45</text:p>
          </table:table-cell>
          <table:table-cell table:style-name="ACE-0" office:value-type="float" office:value="15666">
            <text:p>15666</text:p>
          </table:table-cell>
          <table:table-cell table:style-name="ACE-0" office:value-type="float" office:value="238">
            <text:p>238</text:p>
          </table:table-cell>
          <table:table-cell table:number-columns-repeated="2" table:style-name="ACE-0"/>
          <table:table-cell table:style-name="ACE-0" table:formula="of:=IF([.Q30]&gt;0;&quot;marine&quot;;&quot;&quot;)" office:value-type="string" office:string-value="marine">
            <text:p>marine</text:p>
          </table:table-cell>
          <table:table-cell table:style-name="ACE-0" table:formula="of:=IF([.U30]&gt;0;&quot;U-Th&quot;;&quot;&quot;)" office:value-type="string" office:string-value="">
            <text:p/>
          </table:table-cell>
          <table:table-cell table:style-name="ACE-0" office:value-type="string">
            <text:p>marine</text:p>
          </table:table-cell>
          <table:table-cell table:style-name="ACE-0" office:value-type="string">
            <text:p>325-M0032A-07R-CCW_4-9</text:p>
          </table:table-cell>
          <table:table-cell table:style-name="ACE-1" table:formula="of:=IF([.M30]&lt;&gt;&quot;NA&quot;;-[.G30]+([.M30]-[.N30])/2-[.N30];-[.G30])" office:value-type="float" office:value="-97.954999999999998">
            <text:p>−97.95</text:p>
          </table:table-cell>
          <table:table-cell table:style-name="ACE-1" table:formula="of:=IF([.M30]&lt;&gt;&quot;NA&quot;;-[.G30]-([.M30]+[.N30])/2-[.N30]/2;-[.G30])" office:value-type="float" office:value="-107.955">
            <text:p>−107.95</text:p>
          </table:table-cell>
          <table:table-cell table:style-name="ACE-1" table:formula="of:=IF([.M30]&lt;&gt;&quot;NA&quot;;SQRT((([.M30]-[.N30])/2)^2+[.H30]^2);[.H30])" office:value-type="float" office:value="5.2347397260990922">
            <text:p>5.23</text:p>
          </table:table-cell>
          <table:table-cell table:style-name="ACE-2" table:formula="of:=IF([.M30]&lt;&gt;&quot;NA&quot;;0;-1)" office:value-type="float" office:value="0">
            <text:p>0</text:p>
          </table:table-cell>
          <table:table-cell table:style-name="ACE-2" table:formula="of:=IF([.S30]&gt;0;[.S30];[.U30])" office:value-type="float" office:value="15666">
            <text:p>15666</text:p>
          </table:table-cell>
          <table:table-cell table:style-name="ACE-2" table:formula="of:=IF([.T30]&gt;0;[.T30];[.V30])" office:value-type="float" office:value="238">
            <text:p>238</text:p>
          </table:table-cell>
          <table:table-cell table:number-columns-repeated="224" table:style-name="ACE-0"/>
        </table:table-row>
        <table:table-row table:style-name="AROW-1">
          <table:table-cell table:style-name="ACE-0" office:value-type="string">
            <text:p>325-M0032A-07R-CCW_4-9</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235</text:p>
          </table:table-cell>
          <table:table-cell table:style-name="ACE-1" office:value-type="float" office:value="102.955">
            <text:p>102.95</text:p>
          </table:table-cell>
          <table:table-cell table:style-name="ACE-0" office:value-type="float" office:value="1.55">
            <text:p>1.5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3767">
            <text:p>−1.38</text:p>
          </table:table-cell>
          <table:table-cell table:style-name="ACE-1" office:value-type="float" office:value="0.75800000000000001">
            <text:p>0.76</text:p>
          </table:table-cell>
          <table:table-cell table:style-name="ACE-2" office:value-type="float" office:value="13185">
            <text:p>13185</text:p>
          </table:table-cell>
          <table:table-cell table:style-name="ACE-2" office:value-type="float" office:value="45">
            <text:p>45</text:p>
          </table:table-cell>
          <table:table-cell table:style-name="ACE-0" office:value-type="float" office:value="15220">
            <text:p>15220</text:p>
          </table:table-cell>
          <table:table-cell table:style-name="ACE-0" office:value-type="float" office:value="170">
            <text:p>170</text:p>
          </table:table-cell>
          <table:table-cell table:number-columns-repeated="2" table:style-name="ACE-0"/>
          <table:table-cell table:style-name="ACE-0" table:formula="of:=IF([.Q31]&gt;0;&quot;marine&quot;;&quot;&quot;)" office:value-type="string" office:string-value="marine">
            <text:p>marine</text:p>
          </table:table-cell>
          <table:table-cell table:style-name="ACE-0" table:formula="of:=IF([.U31]&gt;0;&quot;U-Th&quot;;&quot;&quot;)" office:value-type="string" office:string-value="">
            <text:p/>
          </table:table-cell>
          <table:table-cell table:style-name="ACE-0" office:value-type="string">
            <text:p>marine</text:p>
          </table:table-cell>
          <table:table-cell table:style-name="ACE-0" office:value-type="string">
            <text:p>325-M0032A-07R-CCW_4-9</text:p>
          </table:table-cell>
          <table:table-cell table:style-name="ACE-1" table:formula="of:=IF([.M31]&lt;&gt;&quot;NA&quot;;-[.G31]+([.M31]-[.N31])/2-[.N31];-[.G31])" office:value-type="float" office:value="-97.954999999999998">
            <text:p>−97.95</text:p>
          </table:table-cell>
          <table:table-cell table:style-name="ACE-1" table:formula="of:=IF([.M31]&lt;&gt;&quot;NA&quot;;-[.G31]-([.M31]+[.N31])/2-[.N31]/2;-[.G31])" office:value-type="float" office:value="-107.955">
            <text:p>−107.95</text:p>
          </table:table-cell>
          <table:table-cell table:style-name="ACE-1" table:formula="of:=IF([.M31]&lt;&gt;&quot;NA&quot;;SQRT((([.M31]-[.N31])/2)^2+[.H31]^2);[.H31])" office:value-type="float" office:value="5.2347397260990922">
            <text:p>5.23</text:p>
          </table:table-cell>
          <table:table-cell table:style-name="ACE-2" table:formula="of:=IF([.M31]&lt;&gt;&quot;NA&quot;;0;-1)" office:value-type="float" office:value="0">
            <text:p>0</text:p>
          </table:table-cell>
          <table:table-cell table:style-name="ACE-2" table:formula="of:=IF([.S31]&gt;0;[.S31];[.U31])" office:value-type="float" office:value="15220">
            <text:p>15220</text:p>
          </table:table-cell>
          <table:table-cell table:style-name="ACE-2" table:formula="of:=IF([.T31]&gt;0;[.T31];[.V31])" office:value-type="float" office:value="170">
            <text:p>170</text:p>
          </table:table-cell>
          <table:table-cell table:number-columns-repeated="224" table:style-name="ACE-0"/>
        </table:table-row>
        <table:table-row table:style-name="AROW-1">
          <table:table-cell table:style-name="ACE-0" office:value-type="string">
            <text:p>325-M0032A-08R-1W_11-1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236</text:p>
          </table:table-cell>
          <table:table-cell table:style-name="ACE-1" office:value-type="float" office:value="104.73">
            <text:p>104.73</text:p>
          </table:table-cell>
          <table:table-cell table:style-name="ACE-0" office:value-type="float" office:value="1.25">
            <text:p>1.2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0013000000000001">
            <text:p>−2.00</text:p>
          </table:table-cell>
          <table:table-cell table:style-name="ACE-1" office:value-type="float" office:value="0.51300000000000001">
            <text:p>0.51</text:p>
          </table:table-cell>
          <table:table-cell table:style-name="ACE-2" office:value-type="float" office:value="13650">
            <text:p>13650</text:p>
          </table:table-cell>
          <table:table-cell table:style-name="ACE-2" office:value-type="float" office:value="45">
            <text:p>45</text:p>
          </table:table-cell>
          <table:table-cell table:style-name="ACE-0" office:value-type="float" office:value="15905">
            <text:p>15905</text:p>
          </table:table-cell>
          <table:table-cell table:style-name="ACE-0" office:value-type="float" office:value="185">
            <text:p>185</text:p>
          </table:table-cell>
          <table:table-cell table:number-columns-repeated="2" table:style-name="ACE-0"/>
          <table:table-cell table:style-name="ACE-0" table:formula="of:=IF([.Q32]&gt;0;&quot;marine&quot;;&quot;&quot;)" office:value-type="string" office:string-value="marine">
            <text:p>marine</text:p>
          </table:table-cell>
          <table:table-cell table:style-name="ACE-0" table:formula="of:=IF([.U32]&gt;0;&quot;U-Th&quot;;&quot;&quot;)" office:value-type="string" office:string-value="">
            <text:p/>
          </table:table-cell>
          <table:table-cell table:style-name="ACE-0" office:value-type="string">
            <text:p>marine</text:p>
          </table:table-cell>
          <table:table-cell table:style-name="ACE-0" office:value-type="string">
            <text:p>325-M0032A-08R-1W_11-15</text:p>
          </table:table-cell>
          <table:table-cell table:style-name="ACE-1" table:formula="of:=IF([.M32]&lt;&gt;&quot;NA&quot;;-[.G32]+([.M32]-[.N32])/2-[.N32];-[.G32])" office:value-type="float" office:value="-99.730000000000004">
            <text:p>−99.73</text:p>
          </table:table-cell>
          <table:table-cell table:style-name="ACE-1" table:formula="of:=IF([.M32]&lt;&gt;&quot;NA&quot;;-[.G32]-([.M32]+[.N32])/2-[.N32]/2;-[.G32])" office:value-type="float" office:value="-109.73">
            <text:p>−109.73</text:p>
          </table:table-cell>
          <table:table-cell table:style-name="ACE-1" table:formula="of:=IF([.M32]&lt;&gt;&quot;NA&quot;;SQRT((([.M32]-[.N32])/2)^2+[.H32]^2);[.H32])" office:value-type="float" office:value="5.153882032022076">
            <text:p>5.15</text:p>
          </table:table-cell>
          <table:table-cell table:style-name="ACE-2" table:formula="of:=IF([.M32]&lt;&gt;&quot;NA&quot;;0;-1)" office:value-type="float" office:value="0">
            <text:p>0</text:p>
          </table:table-cell>
          <table:table-cell table:style-name="ACE-2" table:formula="of:=IF([.S32]&gt;0;[.S32];[.U32])" office:value-type="float" office:value="15905">
            <text:p>15905</text:p>
          </table:table-cell>
          <table:table-cell table:style-name="ACE-2" table:formula="of:=IF([.T32]&gt;0;[.T32];[.V32])" office:value-type="float" office:value="185">
            <text:p>185</text:p>
          </table:table-cell>
          <table:table-cell table:number-columns-repeated="224" table:style-name="ACE-0"/>
        </table:table-row>
        <table:table-row table:style-name="AROW-1">
          <table:table-cell table:style-name="ACE-0" office:value-type="string">
            <text:p>325-M0032A-08R-1W_37-4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237</text:p>
          </table:table-cell>
          <table:table-cell table:style-name="ACE-1" office:value-type="float" office:value="104.985">
            <text:p>104.98</text:p>
          </table:table-cell>
          <table:table-cell table:style-name="ACE-0" office:value-type="float" office:value="1.25">
            <text:p>1.2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22539999999999999">
            <text:p>−0.23</text:p>
          </table:table-cell>
          <table:table-cell table:style-name="ACE-1" office:value-type="float" office:value="0.55100000000000005">
            <text:p>0.55</text:p>
          </table:table-cell>
          <table:table-cell table:style-name="ACE-2" office:value-type="float" office:value="12470">
            <text:p>12470</text:p>
          </table:table-cell>
          <table:table-cell table:style-name="ACE-2" office:value-type="float" office:value="45">
            <text:p>45</text:p>
          </table:table-cell>
          <table:table-cell table:style-name="ACE-0" office:value-type="float" office:value="15675">
            <text:p>15675</text:p>
          </table:table-cell>
          <table:table-cell table:style-name="ACE-0" office:value-type="float" office:value="245">
            <text:p>245</text:p>
          </table:table-cell>
          <table:table-cell table:number-columns-repeated="2" table:style-name="ACE-0"/>
          <table:table-cell table:style-name="ACE-0" table:formula="of:=IF([.Q33]&gt;0;&quot;marine&quot;;&quot;&quot;)" office:value-type="string" office:string-value="marine">
            <text:p>marine</text:p>
          </table:table-cell>
          <table:table-cell table:style-name="ACE-0" table:formula="of:=IF([.U33]&gt;0;&quot;U-Th&quot;;&quot;&quot;)" office:value-type="string" office:string-value="">
            <text:p/>
          </table:table-cell>
          <table:table-cell table:style-name="ACE-0" office:value-type="string">
            <text:p>marine</text:p>
          </table:table-cell>
          <table:table-cell table:style-name="ACE-0" office:value-type="string">
            <text:p>325-M0032A-08R-1W_37-40</text:p>
          </table:table-cell>
          <table:table-cell table:style-name="ACE-1" table:formula="of:=IF([.M33]&lt;&gt;&quot;NA&quot;;-[.G33]+([.M33]-[.N33])/2-[.N33];-[.G33])" office:value-type="float" office:value="-99.984999999999999">
            <text:p>−99.98</text:p>
          </table:table-cell>
          <table:table-cell table:style-name="ACE-1" table:formula="of:=IF([.M33]&lt;&gt;&quot;NA&quot;;-[.G33]-([.M33]+[.N33])/2-[.N33]/2;-[.G33])" office:value-type="float" office:value="-109.985">
            <text:p>−109.98</text:p>
          </table:table-cell>
          <table:table-cell table:style-name="ACE-1" table:formula="of:=IF([.M33]&lt;&gt;&quot;NA&quot;;SQRT((([.M33]-[.N33])/2)^2+[.H33]^2);[.H33])" office:value-type="float" office:value="5.153882032022076">
            <text:p>5.15</text:p>
          </table:table-cell>
          <table:table-cell table:style-name="ACE-2" table:formula="of:=IF([.M33]&lt;&gt;&quot;NA&quot;;0;-1)" office:value-type="float" office:value="0">
            <text:p>0</text:p>
          </table:table-cell>
          <table:table-cell table:style-name="ACE-2" table:formula="of:=IF([.S33]&gt;0;[.S33];[.U33])" office:value-type="float" office:value="15675">
            <text:p>15675</text:p>
          </table:table-cell>
          <table:table-cell table:style-name="ACE-2" table:formula="of:=IF([.T33]&gt;0;[.T33];[.V33])" office:value-type="float" office:value="245">
            <text:p>245</text:p>
          </table:table-cell>
          <table:table-cell table:number-columns-repeated="224" table:style-name="ACE-0"/>
        </table:table-row>
        <table:table-row table:style-name="AROW-1">
          <table:table-cell table:style-name="ACE-0" office:value-type="string">
            <text:p>325-M0032A-08R-2W_1-17</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12</text:p>
          </table:table-cell>
          <table:table-cell table:style-name="ACE-0" office:value-type="string">
            <text:p>Sample ID: 5533A</text:p>
          </table:table-cell>
          <table:table-cell table:style-name="ACE-1" office:value-type="float" office:value="105.13">
            <text:p>105.13</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329">
            <text:p>15329</text:p>
          </table:table-cell>
          <table:table-cell table:style-name="ACE-0" office:value-type="float" office:value="4">
            <text:p>4</text:p>
          </table:table-cell>
          <table:table-cell table:style-name="ACE-0" table:formula="of:=IF([.Q34]&gt;0;&quot;marine&quot;;&quot;&quot;)" office:value-type="string" office:string-value="">
            <text:p/>
          </table:table-cell>
          <table:table-cell table:style-name="ACE-0" table:formula="of:=IF([.U34]&gt;0;&quot;U-Th&quot;;&quot;&quot;)" office:value-type="string" office:string-value="U-Th">
            <text:p>U-Th</text:p>
          </table:table-cell>
          <table:table-cell table:style-name="ACE-0" office:value-type="string">
            <text:p>U-Th</text:p>
          </table:table-cell>
          <table:table-cell table:style-name="ACE-0" office:value-type="string">
            <text:p>325-M0032A-08R-2W_1-17</text:p>
          </table:table-cell>
          <table:table-cell table:style-name="ACE-1" table:formula="of:=IF([.M34]&lt;&gt;&quot;NA&quot;;-[.G34]+([.M34]-[.N34])/2-[.N34];-[.G34])" office:value-type="float" office:value="-100.13">
            <text:p>−100.13</text:p>
          </table:table-cell>
          <table:table-cell table:style-name="ACE-1" table:formula="of:=IF([.M34]&lt;&gt;&quot;NA&quot;;-[.G34]-([.M34]+[.N34])/2-[.N34]/2;-[.G34])" office:value-type="float" office:value="-110.13">
            <text:p>−110.13</text:p>
          </table:table-cell>
          <table:table-cell table:style-name="ACE-1" table:formula="of:=IF([.M34]&lt;&gt;&quot;NA&quot;;SQRT((([.M34]-[.N34])/2)^2+[.H34]^2);[.H34])" office:value-type="float" office:value="5.153882032022076">
            <text:p>5.15</text:p>
          </table:table-cell>
          <table:table-cell table:style-name="ACE-2" table:formula="of:=IF([.M34]&lt;&gt;&quot;NA&quot;;0;-1)" office:value-type="float" office:value="0">
            <text:p>0</text:p>
          </table:table-cell>
          <table:table-cell table:style-name="ACE-2" table:formula="of:=IF([.S34]&gt;0;[.S34];[.U34])" office:value-type="float" office:value="15329">
            <text:p>15329</text:p>
          </table:table-cell>
          <table:table-cell table:style-name="ACE-2" table:formula="of:=IF([.T34]&gt;0;[.T34];[.V34])" office:value-type="float" office:value="4">
            <text:p>4</text:p>
          </table:table-cell>
          <table:table-cell table:number-columns-repeated="224" table:style-name="ACE-0"/>
        </table:table-row>
        <table:table-row table:style-name="AROW-1">
          <table:table-cell table:style-name="ACE-0" office:value-type="string">
            <text:p>325-M0032A-08R-2W_1-1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533B</text:p>
          </table:table-cell>
          <table:table-cell table:style-name="ACE-1" office:value-type="float" office:value="105.13">
            <text:p>105.13</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460">
            <text:p>15460</text:p>
          </table:table-cell>
          <table:table-cell table:style-name="ACE-0" office:value-type="float" office:value="3">
            <text:p>3</text:p>
          </table:table-cell>
          <table:table-cell table:style-name="ACE-0" table:formula="of:=IF([.Q35]&gt;0;&quot;marine&quot;;&quot;&quot;)" office:value-type="string" office:string-value="">
            <text:p/>
          </table:table-cell>
          <table:table-cell table:style-name="ACE-0" table:formula="of:=IF([.U35]&gt;0;&quot;U-Th&quot;;&quot;&quot;)" office:value-type="string" office:string-value="U-Th">
            <text:p>U-Th</text:p>
          </table:table-cell>
          <table:table-cell table:style-name="ACE-0" office:value-type="string">
            <text:p>U-Th</text:p>
          </table:table-cell>
          <table:table-cell table:style-name="ACE-0" office:value-type="string">
            <text:p>325-M0032A-08R-2W_1-17</text:p>
          </table:table-cell>
          <table:table-cell table:style-name="ACE-1" table:formula="of:=IF([.M35]&lt;&gt;&quot;NA&quot;;-[.G35]+([.M35]-[.N35])/2-[.N35];-[.G35])" office:value-type="float" office:value="-100.13">
            <text:p>−100.13</text:p>
          </table:table-cell>
          <table:table-cell table:style-name="ACE-1" table:formula="of:=IF([.M35]&lt;&gt;&quot;NA&quot;;-[.G35]-([.M35]+[.N35])/2-[.N35]/2;-[.G35])" office:value-type="float" office:value="-110.13">
            <text:p>−110.13</text:p>
          </table:table-cell>
          <table:table-cell table:style-name="ACE-1" table:formula="of:=IF([.M35]&lt;&gt;&quot;NA&quot;;SQRT((([.M35]-[.N35])/2)^2+[.H35]^2);[.H35])" office:value-type="float" office:value="5.153882032022076">
            <text:p>5.15</text:p>
          </table:table-cell>
          <table:table-cell table:style-name="ACE-2" table:formula="of:=IF([.M35]&lt;&gt;&quot;NA&quot;;0;-1)" office:value-type="float" office:value="0">
            <text:p>0</text:p>
          </table:table-cell>
          <table:table-cell table:style-name="ACE-2" table:formula="of:=IF([.S35]&gt;0;[.S35];[.U35])" office:value-type="float" office:value="15460">
            <text:p>15460</text:p>
          </table:table-cell>
          <table:table-cell table:style-name="ACE-2" table:formula="of:=IF([.T35]&gt;0;[.T35];[.V35])" office:value-type="float" office:value="3">
            <text:p>3</text:p>
          </table:table-cell>
          <table:table-cell table:number-columns-repeated="224" table:style-name="ACE-0"/>
        </table:table-row>
        <table:table-row table:style-name="AROW-1">
          <table:table-cell table:style-name="ACE-0" office:value-type="string">
            <text:p>325-M0032A-08R-2W_1-1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533C</text:p>
          </table:table-cell>
          <table:table-cell table:style-name="ACE-1" office:value-type="float" office:value="105.13">
            <text:p>105.13</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484">
            <text:p>15484</text:p>
          </table:table-cell>
          <table:table-cell table:style-name="ACE-0" office:value-type="float" office:value="3">
            <text:p>3</text:p>
          </table:table-cell>
          <table:table-cell table:style-name="ACE-0" table:formula="of:=IF([.Q36]&gt;0;&quot;marine&quot;;&quot;&quot;)" office:value-type="string" office:string-value="">
            <text:p/>
          </table:table-cell>
          <table:table-cell table:style-name="ACE-0" table:formula="of:=IF([.U36]&gt;0;&quot;U-Th&quot;;&quot;&quot;)" office:value-type="string" office:string-value="U-Th">
            <text:p>U-Th</text:p>
          </table:table-cell>
          <table:table-cell table:style-name="ACE-0" office:value-type="string">
            <text:p>U-Th</text:p>
          </table:table-cell>
          <table:table-cell table:style-name="ACE-0" office:value-type="string">
            <text:p>325-M0032A-08R-2W_1-17</text:p>
          </table:table-cell>
          <table:table-cell table:style-name="ACE-1" table:formula="of:=IF([.M36]&lt;&gt;&quot;NA&quot;;-[.G36]+([.M36]-[.N36])/2-[.N36];-[.G36])" office:value-type="float" office:value="-100.13">
            <text:p>−100.13</text:p>
          </table:table-cell>
          <table:table-cell table:style-name="ACE-1" table:formula="of:=IF([.M36]&lt;&gt;&quot;NA&quot;;-[.G36]-([.M36]+[.N36])/2-[.N36]/2;-[.G36])" office:value-type="float" office:value="-110.13">
            <text:p>−110.13</text:p>
          </table:table-cell>
          <table:table-cell table:style-name="ACE-1" table:formula="of:=IF([.M36]&lt;&gt;&quot;NA&quot;;SQRT((([.M36]-[.N36])/2)^2+[.H36]^2);[.H36])" office:value-type="float" office:value="5.153882032022076">
            <text:p>5.15</text:p>
          </table:table-cell>
          <table:table-cell table:style-name="ACE-2" table:formula="of:=IF([.M36]&lt;&gt;&quot;NA&quot;;0;-1)" office:value-type="float" office:value="0">
            <text:p>0</text:p>
          </table:table-cell>
          <table:table-cell table:style-name="ACE-2" table:formula="of:=IF([.S36]&gt;0;[.S36];[.U36])" office:value-type="float" office:value="15484">
            <text:p>15484</text:p>
          </table:table-cell>
          <table:table-cell table:style-name="ACE-2" table:formula="of:=IF([.T36]&gt;0;[.T36];[.V36])" office:value-type="float" office:value="3">
            <text:p>3</text:p>
          </table:table-cell>
          <table:table-cell table:number-columns-repeated="224" table:style-name="ACE-0"/>
        </table:table-row>
        <table:table-row table:style-name="AROW-1">
          <table:table-cell table:style-name="ACE-0" office:value-type="string">
            <text:p>325-M0032A-08R-2W_1-1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533D</text:p>
          </table:table-cell>
          <table:table-cell table:style-name="ACE-1" office:value-type="float" office:value="105.13">
            <text:p>105.13</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611">
            <text:p>15611</text:p>
          </table:table-cell>
          <table:table-cell table:style-name="ACE-0" office:value-type="float" office:value="4">
            <text:p>4</text:p>
          </table:table-cell>
          <table:table-cell table:style-name="ACE-0" table:formula="of:=IF([.Q37]&gt;0;&quot;marine&quot;;&quot;&quot;)" office:value-type="string" office:string-value="">
            <text:p/>
          </table:table-cell>
          <table:table-cell table:style-name="ACE-0" table:formula="of:=IF([.U37]&gt;0;&quot;U-Th&quot;;&quot;&quot;)" office:value-type="string" office:string-value="U-Th">
            <text:p>U-Th</text:p>
          </table:table-cell>
          <table:table-cell table:style-name="ACE-0" office:value-type="string">
            <text:p>U-Th</text:p>
          </table:table-cell>
          <table:table-cell table:style-name="ACE-0" office:value-type="string">
            <text:p>325-M0032A-08R-2W_1-17</text:p>
          </table:table-cell>
          <table:table-cell table:style-name="ACE-1" table:formula="of:=IF([.M37]&lt;&gt;&quot;NA&quot;;-[.G37]+([.M37]-[.N37])/2-[.N37];-[.G37])" office:value-type="float" office:value="-100.13">
            <text:p>−100.13</text:p>
          </table:table-cell>
          <table:table-cell table:style-name="ACE-1" table:formula="of:=IF([.M37]&lt;&gt;&quot;NA&quot;;-[.G37]-([.M37]+[.N37])/2-[.N37]/2;-[.G37])" office:value-type="float" office:value="-110.13">
            <text:p>−110.13</text:p>
          </table:table-cell>
          <table:table-cell table:style-name="ACE-1" table:formula="of:=IF([.M37]&lt;&gt;&quot;NA&quot;;SQRT((([.M37]-[.N37])/2)^2+[.H37]^2);[.H37])" office:value-type="float" office:value="5.153882032022076">
            <text:p>5.15</text:p>
          </table:table-cell>
          <table:table-cell table:style-name="ACE-2" table:formula="of:=IF([.M37]&lt;&gt;&quot;NA&quot;;0;-1)" office:value-type="float" office:value="0">
            <text:p>0</text:p>
          </table:table-cell>
          <table:table-cell table:style-name="ACE-2" table:formula="of:=IF([.S37]&gt;0;[.S37];[.U37])" office:value-type="float" office:value="15611">
            <text:p>15611</text:p>
          </table:table-cell>
          <table:table-cell table:style-name="ACE-2" table:formula="of:=IF([.T37]&gt;0;[.T37];[.V37])" office:value-type="float" office:value="4">
            <text:p>4</text:p>
          </table:table-cell>
          <table:table-cell table:number-columns-repeated="224" table:style-name="ACE-0"/>
        </table:table-row>
        <table:table-row table:style-name="AROW-1">
          <table:table-cell table:style-name="ACE-0" office:value-type="string">
            <text:p>325-M0032A-08R-2W_17-25</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mple ID: 5534A</text:p>
          </table:table-cell>
          <table:table-cell table:style-name="ACE-1" office:value-type="float" office:value="105.25">
            <text:p>105.25</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572">
            <text:p>15572</text:p>
          </table:table-cell>
          <table:table-cell table:style-name="ACE-0" office:value-type="float" office:value="4">
            <text:p>4</text:p>
          </table:table-cell>
          <table:table-cell table:style-name="ACE-0" table:formula="of:=IF([.Q38]&gt;0;&quot;marine&quot;;&quot;&quot;)" office:value-type="string" office:string-value="">
            <text:p/>
          </table:table-cell>
          <table:table-cell table:style-name="ACE-0" table:formula="of:=IF([.U38]&gt;0;&quot;U-Th&quot;;&quot;&quot;)" office:value-type="string" office:string-value="U-Th">
            <text:p>U-Th</text:p>
          </table:table-cell>
          <table:table-cell table:style-name="ACE-0" office:value-type="string">
            <text:p>U-Th</text:p>
          </table:table-cell>
          <table:table-cell table:style-name="ACE-0" office:value-type="string">
            <text:p>325-M0032A-08R-2W_17-25</text:p>
          </table:table-cell>
          <table:table-cell table:style-name="ACE-1" table:formula="of:=IF([.M38]&lt;&gt;&quot;NA&quot;;-[.G38]+([.M38]-[.N38])/2-[.N38];-[.G38])" office:value-type="float" office:value="-100.25">
            <text:p>−100.25</text:p>
          </table:table-cell>
          <table:table-cell table:style-name="ACE-1" table:formula="of:=IF([.M38]&lt;&gt;&quot;NA&quot;;-[.G38]-([.M38]+[.N38])/2-[.N38]/2;-[.G38])" office:value-type="float" office:value="-110.25">
            <text:p>−110.25</text:p>
          </table:table-cell>
          <table:table-cell table:style-name="ACE-1" table:formula="of:=IF([.M38]&lt;&gt;&quot;NA&quot;;SQRT((([.M38]-[.N38])/2)^2+[.H38]^2);[.H38])" office:value-type="float" office:value="5.153882032022076">
            <text:p>5.15</text:p>
          </table:table-cell>
          <table:table-cell table:style-name="ACE-2" table:formula="of:=IF([.M38]&lt;&gt;&quot;NA&quot;;0;-1)" office:value-type="float" office:value="0">
            <text:p>0</text:p>
          </table:table-cell>
          <table:table-cell table:style-name="ACE-2" table:formula="of:=IF([.S38]&gt;0;[.S38];[.U38])" office:value-type="float" office:value="15572">
            <text:p>15572</text:p>
          </table:table-cell>
          <table:table-cell table:style-name="ACE-2" table:formula="of:=IF([.T38]&gt;0;[.T38];[.V38])" office:value-type="float" office:value="4">
            <text:p>4</text:p>
          </table:table-cell>
          <table:table-cell table:number-columns-repeated="224" table:style-name="ACE-0"/>
        </table:table-row>
        <table:table-row table:style-name="AROW-1">
          <table:table-cell table:style-name="ACE-0" office:value-type="string">
            <text:p>325-M0032A-08R-2W_17-2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534B</text:p>
          </table:table-cell>
          <table:table-cell table:style-name="ACE-1" office:value-type="float" office:value="105.25">
            <text:p>105.25</text:p>
          </table:table-cell>
          <table:table-cell table:style-name="ACE-0" office:value-type="float" office:value="1.25">
            <text:p>1.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477">
            <text:p>15477</text:p>
          </table:table-cell>
          <table:table-cell table:style-name="ACE-0" office:value-type="float" office:value="3">
            <text:p>3</text:p>
          </table:table-cell>
          <table:table-cell table:style-name="ACE-0" table:formula="of:=IF([.Q39]&gt;0;&quot;marine&quot;;&quot;&quot;)" office:value-type="string" office:string-value="">
            <text:p/>
          </table:table-cell>
          <table:table-cell table:style-name="ACE-0" table:formula="of:=IF([.U39]&gt;0;&quot;U-Th&quot;;&quot;&quot;)" office:value-type="string" office:string-value="U-Th">
            <text:p>U-Th</text:p>
          </table:table-cell>
          <table:table-cell table:style-name="ACE-0" office:value-type="string">
            <text:p>U-Th</text:p>
          </table:table-cell>
          <table:table-cell table:style-name="ACE-0" office:value-type="string">
            <text:p>325-M0032A-08R-2W_17-25</text:p>
          </table:table-cell>
          <table:table-cell table:style-name="ACE-1" table:formula="of:=IF([.M39]&lt;&gt;&quot;NA&quot;;-[.G39]+([.M39]-[.N39])/2-[.N39];-[.G39])" office:value-type="float" office:value="-100.25">
            <text:p>−100.25</text:p>
          </table:table-cell>
          <table:table-cell table:style-name="ACE-1" table:formula="of:=IF([.M39]&lt;&gt;&quot;NA&quot;;-[.G39]-([.M39]+[.N39])/2-[.N39]/2;-[.G39])" office:value-type="float" office:value="-110.25">
            <text:p>−110.25</text:p>
          </table:table-cell>
          <table:table-cell table:style-name="ACE-1" table:formula="of:=IF([.M39]&lt;&gt;&quot;NA&quot;;SQRT((([.M39]-[.N39])/2)^2+[.H39]^2);[.H39])" office:value-type="float" office:value="5.153882032022076">
            <text:p>5.15</text:p>
          </table:table-cell>
          <table:table-cell table:style-name="ACE-2" table:formula="of:=IF([.M39]&lt;&gt;&quot;NA&quot;;0;-1)" office:value-type="float" office:value="0">
            <text:p>0</text:p>
          </table:table-cell>
          <table:table-cell table:style-name="ACE-2" table:formula="of:=IF([.S39]&gt;0;[.S39];[.U39])" office:value-type="float" office:value="15477">
            <text:p>15477</text:p>
          </table:table-cell>
          <table:table-cell table:style-name="ACE-2" table:formula="of:=IF([.T39]&gt;0;[.T39];[.V39])" office:value-type="float" office:value="3">
            <text:p>3</text:p>
          </table:table-cell>
          <table:table-cell table:number-columns-repeated="224" table:style-name="ACE-0"/>
        </table:table-row>
        <table:table-row table:style-name="AROW-1">
          <table:table-cell table:style-name="ACE-0" office:value-type="string">
            <text:p>325-M0032A-08R-CCW_0-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369</text:p>
          </table:table-cell>
          <table:table-cell table:style-name="ACE-1" office:value-type="float" office:value="105.33">
            <text:p>105.33</text:p>
          </table:table-cell>
          <table:table-cell table:style-name="ACE-0" office:value-type="float" office:value="1.25">
            <text:p>1.25</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3326420253622473">
            <text:p>0.33</text:p>
          </table:table-cell>
          <table:table-cell table:style-name="ACE-1" office:value-type="float" office:value="0.60499572621631303">
            <text:p>0.60</text:p>
          </table:table-cell>
          <table:table-cell table:style-name="ACE-2" office:value-type="float" office:value="19349.846816177156">
            <text:p>19350</text:p>
          </table:table-cell>
          <table:table-cell table:style-name="ACE-2" office:value-type="float" office:value="150.23497808676865">
            <text:p>150</text:p>
          </table:table-cell>
          <table:table-cell table:style-name="ACE-0" office:value-type="float" office:value="22869">
            <text:p>22869</text:p>
          </table:table-cell>
          <table:table-cell table:style-name="ACE-0" office:value-type="float" office:value="388">
            <text:p>388</text:p>
          </table:table-cell>
          <table:table-cell table:number-columns-repeated="2" table:style-name="ACE-0"/>
          <table:table-cell table:style-name="ACE-0" table:formula="of:=IF([.Q40]&gt;0;&quot;marine&quot;;&quot;&quot;)" office:value-type="string" office:string-value="marine">
            <text:p>marine</text:p>
          </table:table-cell>
          <table:table-cell table:style-name="ACE-0" table:formula="of:=IF([.U40]&gt;0;&quot;U-Th&quot;;&quot;&quot;)" office:value-type="string" office:string-value="">
            <text:p/>
          </table:table-cell>
          <table:table-cell table:style-name="ACE-0" office:value-type="string">
            <text:p>marine</text:p>
          </table:table-cell>
          <table:table-cell table:style-name="ACE-0" office:value-type="string">
            <text:p>325-M0032A-08R-CCW_0-2</text:p>
          </table:table-cell>
          <table:table-cell table:style-name="ACE-1" table:formula="of:=IF([.M40]&lt;&gt;&quot;NA&quot;;-[.G40]+([.M40]-[.N40])/2-[.N40];-[.G40])" office:value-type="float" office:value="-100.33">
            <text:p>−100.33</text:p>
          </table:table-cell>
          <table:table-cell table:style-name="ACE-1" table:formula="of:=IF([.M40]&lt;&gt;&quot;NA&quot;;-[.G40]-([.M40]+[.N40])/2-[.N40]/2;-[.G40])" office:value-type="float" office:value="-110.33">
            <text:p>−110.33</text:p>
          </table:table-cell>
          <table:table-cell table:style-name="ACE-1" table:formula="of:=IF([.M40]&lt;&gt;&quot;NA&quot;;SQRT((([.M40]-[.N40])/2)^2+[.H40]^2);[.H40])" office:value-type="float" office:value="5.153882032022076">
            <text:p>5.15</text:p>
          </table:table-cell>
          <table:table-cell table:style-name="ACE-2" table:formula="of:=IF([.M40]&lt;&gt;&quot;NA&quot;;0;-1)" office:value-type="float" office:value="0">
            <text:p>0</text:p>
          </table:table-cell>
          <table:table-cell table:style-name="ACE-2" table:formula="of:=IF([.S40]&gt;0;[.S40];[.U40])" office:value-type="float" office:value="22869">
            <text:p>22869</text:p>
          </table:table-cell>
          <table:table-cell table:style-name="ACE-2" table:formula="of:=IF([.T40]&gt;0;[.T40];[.V40])" office:value-type="float" office:value="388">
            <text:p>388</text:p>
          </table:table-cell>
          <table:table-cell table:number-columns-repeated="224" table:style-name="ACE-0"/>
        </table:table-row>
        <table:table-row table:style-name="AROW-1">
          <table:table-cell table:style-name="ACE-0" office:value-type="string">
            <text:p>325-M0032A-08R-CCW_0-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370</text:p>
          </table:table-cell>
          <table:table-cell table:style-name="ACE-1" office:value-type="float" office:value="105.33">
            <text:p>105.33</text:p>
          </table:table-cell>
          <table:table-cell table:style-name="ACE-0" office:value-type="float" office:value="1.25">
            <text:p>1.25</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0278957242205706">
            <text:p>−1.03</text:p>
          </table:table-cell>
          <table:table-cell table:style-name="ACE-1" office:value-type="float" office:value="1.6421880277856915">
            <text:p>1.64</text:p>
          </table:table-cell>
          <table:table-cell table:style-name="ACE-2" office:value-type="float" office:value="19345.744765023694">
            <text:p>19346</text:p>
          </table:table-cell>
          <table:table-cell table:style-name="ACE-2" office:value-type="float" office:value="133.29876623166936">
            <text:p>133</text:p>
          </table:table-cell>
          <table:table-cell table:style-name="ACE-0" office:value-type="float" office:value="22843">
            <text:p>22843</text:p>
          </table:table-cell>
          <table:table-cell table:style-name="ACE-0" office:value-type="float" office:value="350">
            <text:p>350</text:p>
          </table:table-cell>
          <table:table-cell table:number-columns-repeated="2" table:style-name="ACE-0"/>
          <table:table-cell table:style-name="ACE-0" table:formula="of:=IF([.Q41]&gt;0;&quot;marine&quot;;&quot;&quot;)" office:value-type="string" office:string-value="marine">
            <text:p>marine</text:p>
          </table:table-cell>
          <table:table-cell table:style-name="ACE-0" table:formula="of:=IF([.U41]&gt;0;&quot;U-Th&quot;;&quot;&quot;)" office:value-type="string" office:string-value="">
            <text:p/>
          </table:table-cell>
          <table:table-cell table:style-name="ACE-0" office:value-type="string">
            <text:p>marine</text:p>
          </table:table-cell>
          <table:table-cell table:style-name="ACE-0" office:value-type="string">
            <text:p>325-M0032A-08R-CCW_0-2</text:p>
          </table:table-cell>
          <table:table-cell table:style-name="ACE-1" table:formula="of:=IF([.M41]&lt;&gt;&quot;NA&quot;;-[.G41]+([.M41]-[.N41])/2-[.N41];-[.G41])" office:value-type="float" office:value="-100.33">
            <text:p>−100.33</text:p>
          </table:table-cell>
          <table:table-cell table:style-name="ACE-1" table:formula="of:=IF([.M41]&lt;&gt;&quot;NA&quot;;-[.G41]-([.M41]+[.N41])/2-[.N41]/2;-[.G41])" office:value-type="float" office:value="-110.33">
            <text:p>−110.33</text:p>
          </table:table-cell>
          <table:table-cell table:style-name="ACE-1" table:formula="of:=IF([.M41]&lt;&gt;&quot;NA&quot;;SQRT((([.M41]-[.N41])/2)^2+[.H41]^2);[.H41])" office:value-type="float" office:value="5.153882032022076">
            <text:p>5.15</text:p>
          </table:table-cell>
          <table:table-cell table:style-name="ACE-2" table:formula="of:=IF([.M41]&lt;&gt;&quot;NA&quot;;0;-1)" office:value-type="float" office:value="0">
            <text:p>0</text:p>
          </table:table-cell>
          <table:table-cell table:style-name="ACE-2" table:formula="of:=IF([.S41]&gt;0;[.S41];[.U41])" office:value-type="float" office:value="22843">
            <text:p>22843</text:p>
          </table:table-cell>
          <table:table-cell table:style-name="ACE-2" table:formula="of:=IF([.T41]&gt;0;[.T41];[.V41])" office:value-type="float" office:value="350">
            <text:p>350</text:p>
          </table:table-cell>
          <table:table-cell table:number-columns-repeated="224" table:style-name="ACE-0"/>
        </table:table-row>
        <table:table-row table:style-name="AROW-1">
          <table:table-cell table:style-name="ACE-0" office:value-type="string">
            <text:p>325-M0032A-09R-1W_11-16</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4</text:p>
          </table:table-cell>
          <table:table-cell table:style-name="ACE-0" office:value-type="string">
            <text:p>Batch 3</text:p>
          </table:table-cell>
          <table:table-cell table:style-name="ACE-1" office:value-type="float" office:value="106.735">
            <text:p>106.73</text:p>
          </table:table-cell>
          <table:table-cell table:style-name="ACE-0" office:value-type="float" office:value="0.94999999999999996">
            <text:p>0.9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2904">
            <text:p>22904</text:p>
          </table:table-cell>
          <table:table-cell table:style-name="ACE-0" office:value-type="float" office:value="117">
            <text:p>117</text:p>
          </table:table-cell>
          <table:table-cell table:style-name="ACE-0" table:formula="of:=IF([.Q42]&gt;0;&quot;marine&quot;;&quot;&quot;)" office:value-type="string" office:string-value="">
            <text:p/>
          </table:table-cell>
          <table:table-cell table:style-name="ACE-0" table:formula="of:=IF([.U42]&gt;0;&quot;U-Th&quot;;&quot;&quot;)" office:value-type="string" office:string-value="U-Th">
            <text:p>U-Th</text:p>
          </table:table-cell>
          <table:table-cell table:style-name="ACE-0" office:value-type="string">
            <text:p>U-Th</text:p>
          </table:table-cell>
          <table:table-cell table:style-name="ACE-0" office:value-type="string">
            <text:p>325-M0032A-09R-1W_11-16</text:p>
          </table:table-cell>
          <table:table-cell table:style-name="ACE-1" table:formula="of:=IF([.M42]&lt;&gt;&quot;NA&quot;;-[.G42]+([.M42]-[.N42])/2-[.N42];-[.G42])" office:value-type="float" office:value="-101.735">
            <text:p>−101.73</text:p>
          </table:table-cell>
          <table:table-cell table:style-name="ACE-1" table:formula="of:=IF([.M42]&lt;&gt;&quot;NA&quot;;-[.G42]-([.M42]+[.N42])/2-[.N42]/2;-[.G42])" office:value-type="float" office:value="-111.735">
            <text:p>−111.73</text:p>
          </table:table-cell>
          <table:table-cell table:style-name="ACE-1" table:formula="of:=IF([.M42]&lt;&gt;&quot;NA&quot;;SQRT((([.M42]-[.N42])/2)^2+[.H42]^2);[.H42])" office:value-type="float" office:value="5.0894498720392169">
            <text:p>5.09</text:p>
          </table:table-cell>
          <table:table-cell table:style-name="ACE-2" table:formula="of:=IF([.M42]&lt;&gt;&quot;NA&quot;;0;-1)" office:value-type="float" office:value="0">
            <text:p>0</text:p>
          </table:table-cell>
          <table:table-cell table:style-name="ACE-2" table:formula="of:=IF([.S42]&gt;0;[.S42];[.U42])" office:value-type="float" office:value="22904">
            <text:p>22904</text:p>
          </table:table-cell>
          <table:table-cell table:style-name="ACE-2" table:formula="of:=IF([.T42]&gt;0;[.T42];[.V42])" office:value-type="float" office:value="117">
            <text:p>117</text:p>
          </table:table-cell>
          <table:table-cell table:number-columns-repeated="224" table:style-name="ACE-0"/>
        </table:table-row>
        <table:table-row table:style-name="AROW-1">
          <table:table-cell table:style-name="ACE-0" office:value-type="string">
            <text:p>325-M0032A-09R-1W_11-1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542</text:p>
          </table:table-cell>
          <table:table-cell table:style-name="ACE-1" office:value-type="float" office:value="106.735">
            <text:p>106.73</text:p>
          </table:table-cell>
          <table:table-cell table:style-name="ACE-0" office:value-type="float" office:value="0.94999999999999996">
            <text:p>0.9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2856">
            <text:p>22856</text:p>
          </table:table-cell>
          <table:table-cell table:style-name="ACE-0" office:value-type="float" office:value="12">
            <text:p>12</text:p>
          </table:table-cell>
          <table:table-cell table:style-name="ACE-0" table:formula="of:=IF([.Q43]&gt;0;&quot;marine&quot;;&quot;&quot;)" office:value-type="string" office:string-value="">
            <text:p/>
          </table:table-cell>
          <table:table-cell table:style-name="ACE-0" table:formula="of:=IF([.U43]&gt;0;&quot;U-Th&quot;;&quot;&quot;)" office:value-type="string" office:string-value="U-Th">
            <text:p>U-Th</text:p>
          </table:table-cell>
          <table:table-cell table:style-name="ACE-0" office:value-type="string">
            <text:p>U-Th</text:p>
          </table:table-cell>
          <table:table-cell table:style-name="ACE-0" office:value-type="string">
            <text:p>325-M0032A-09R-1W_11-16</text:p>
          </table:table-cell>
          <table:table-cell table:style-name="ACE-1" table:formula="of:=IF([.M43]&lt;&gt;&quot;NA&quot;;-[.G43]+([.M43]-[.N43])/2-[.N43];-[.G43])" office:value-type="float" office:value="-101.735">
            <text:p>−101.73</text:p>
          </table:table-cell>
          <table:table-cell table:style-name="ACE-1" table:formula="of:=IF([.M43]&lt;&gt;&quot;NA&quot;;-[.G43]-([.M43]+[.N43])/2-[.N43]/2;-[.G43])" office:value-type="float" office:value="-111.735">
            <text:p>−111.73</text:p>
          </table:table-cell>
          <table:table-cell table:style-name="ACE-1" table:formula="of:=IF([.M43]&lt;&gt;&quot;NA&quot;;SQRT((([.M43]-[.N43])/2)^2+[.H43]^2);[.H43])" office:value-type="float" office:value="5.0894498720392169">
            <text:p>5.09</text:p>
          </table:table-cell>
          <table:table-cell table:style-name="ACE-2" table:formula="of:=IF([.M43]&lt;&gt;&quot;NA&quot;;0;-1)" office:value-type="float" office:value="0">
            <text:p>0</text:p>
          </table:table-cell>
          <table:table-cell table:style-name="ACE-2" table:formula="of:=IF([.S43]&gt;0;[.S43];[.U43])" office:value-type="float" office:value="22856">
            <text:p>22856</text:p>
          </table:table-cell>
          <table:table-cell table:style-name="ACE-2" table:formula="of:=IF([.T43]&gt;0;[.T43];[.V43])" office:value-type="float" office:value="12">
            <text:p>12</text:p>
          </table:table-cell>
          <table:table-cell table:number-columns-repeated="224" table:style-name="ACE-0"/>
        </table:table-row>
        <table:table-row table:style-name="AROW-1">
          <table:table-cell table:style-name="ACE-0" office:value-type="string">
            <text:p>325-M0032A-09R-1W_16-2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mple ID: 5543</text:p>
          </table:table-cell>
          <table:table-cell table:style-name="ACE-1" office:value-type="float" office:value="106.8">
            <text:p>106.80</text:p>
          </table:table-cell>
          <table:table-cell table:style-name="ACE-0" office:value-type="float" office:value="0.94999999999999996">
            <text:p>0.9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2891">
            <text:p>22891</text:p>
          </table:table-cell>
          <table:table-cell table:style-name="ACE-0" office:value-type="float" office:value="25">
            <text:p>25</text:p>
          </table:table-cell>
          <table:table-cell table:style-name="ACE-0" table:formula="of:=IF([.Q44]&gt;0;&quot;marine&quot;;&quot;&quot;)" office:value-type="string" office:string-value="">
            <text:p/>
          </table:table-cell>
          <table:table-cell table:style-name="ACE-0" table:formula="of:=IF([.U44]&gt;0;&quot;U-Th&quot;;&quot;&quot;)" office:value-type="string" office:string-value="U-Th">
            <text:p>U-Th</text:p>
          </table:table-cell>
          <table:table-cell table:style-name="ACE-0" office:value-type="string">
            <text:p>U-Th</text:p>
          </table:table-cell>
          <table:table-cell table:style-name="ACE-0" office:value-type="string">
            <text:p>325-M0032A-09R-1W_16-24</text:p>
          </table:table-cell>
          <table:table-cell table:style-name="ACE-1" table:formula="of:=IF([.M44]&lt;&gt;&quot;NA&quot;;-[.G44]+([.M44]-[.N44])/2-[.N44];-[.G44])" office:value-type="float" office:value="-101.8">
            <text:p>−101.80</text:p>
          </table:table-cell>
          <table:table-cell table:style-name="ACE-1" table:formula="of:=IF([.M44]&lt;&gt;&quot;NA&quot;;-[.G44]-([.M44]+[.N44])/2-[.N44]/2;-[.G44])" office:value-type="float" office:value="-111.8">
            <text:p>−111.80</text:p>
          </table:table-cell>
          <table:table-cell table:style-name="ACE-1" table:formula="of:=IF([.M44]&lt;&gt;&quot;NA&quot;;SQRT((([.M44]-[.N44])/2)^2+[.H44]^2);[.H44])" office:value-type="float" office:value="5.0894498720392169">
            <text:p>5.09</text:p>
          </table:table-cell>
          <table:table-cell table:style-name="ACE-2" table:formula="of:=IF([.M44]&lt;&gt;&quot;NA&quot;;0;-1)" office:value-type="float" office:value="0">
            <text:p>0</text:p>
          </table:table-cell>
          <table:table-cell table:style-name="ACE-2" table:formula="of:=IF([.S44]&gt;0;[.S44];[.U44])" office:value-type="float" office:value="22891">
            <text:p>22891</text:p>
          </table:table-cell>
          <table:table-cell table:style-name="ACE-2" table:formula="of:=IF([.T44]&gt;0;[.T44];[.V44])" office:value-type="float" office:value="25">
            <text:p>25</text:p>
          </table:table-cell>
          <table:table-cell table:number-columns-repeated="224" table:style-name="ACE-0"/>
        </table:table-row>
        <table:table-row table:style-name="AROW-1">
          <table:table-cell table:style-name="ACE-0" office:value-type="string">
            <text:p>325-M0032A-09R-1W_8-1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371</text:p>
          </table:table-cell>
          <table:table-cell table:style-name="ACE-1" office:value-type="float" office:value="106.69">
            <text:p>106.69</text:p>
          </table:table-cell>
          <table:table-cell table:style-name="ACE-0" office:value-type="float" office:value="0.94999999999999996">
            <text:p>0.95</text:p>
          </table:table-cell>
          <table:table-cell table:style-name="ACE-0" office:value-type="string">
            <text:p>Unknown</text:p>
          </table:table-cell>
          <table:table-cell table:number-columns-repeated="2"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1127972743581722">
            <text:p>6.11</text:p>
          </table:table-cell>
          <table:table-cell table:style-name="ACE-1" office:value-type="float" office:value="1.2100874177177059">
            <text:p>1.21</text:p>
          </table:table-cell>
          <table:table-cell table:style-name="ACE-2" office:value-type="float" office:value="18905.308605225629">
            <text:p>18905</text:p>
          </table:table-cell>
          <table:table-cell table:style-name="ACE-2" office:value-type="float" office:value="131.56692422271587">
            <text:p>132</text:p>
          </table:table-cell>
          <table:table-cell table:style-name="ACE-0" office:value-type="float" office:value="22307">
            <text:p>22307</text:p>
          </table:table-cell>
          <table:table-cell table:style-name="ACE-0" office:value-type="float" office:value="332">
            <text:p>332</text:p>
          </table:table-cell>
          <table:table-cell table:number-columns-repeated="2" table:style-name="ACE-0"/>
          <table:table-cell table:style-name="ACE-0" table:formula="of:=IF([.Q45]&gt;0;&quot;marine&quot;;&quot;&quot;)" office:value-type="string" office:string-value="marine">
            <text:p>marine</text:p>
          </table:table-cell>
          <table:table-cell table:style-name="ACE-0" table:formula="of:=IF([.U45]&gt;0;&quot;U-Th&quot;;&quot;&quot;)" office:value-type="string" office:string-value="">
            <text:p/>
          </table:table-cell>
          <table:table-cell table:style-name="ACE-0" office:value-type="string">
            <text:p>marine</text:p>
          </table:table-cell>
          <table:table-cell table:style-name="ACE-0" office:value-type="string">
            <text:p>325-M0032A-09R-1W_8-10</text:p>
          </table:table-cell>
          <table:table-cell table:style-name="ACE-1" table:formula="of:=IF([.M45]&lt;&gt;&quot;NA&quot;;-[.G45]+([.M45]-[.N45])/2-[.N45];-[.G45])" office:value-type="float" office:value="-101.69">
            <text:p>−101.69</text:p>
          </table:table-cell>
          <table:table-cell table:style-name="ACE-1" table:formula="of:=IF([.M45]&lt;&gt;&quot;NA&quot;;-[.G45]-([.M45]+[.N45])/2-[.N45]/2;-[.G45])" office:value-type="float" office:value="-111.69">
            <text:p>−111.69</text:p>
          </table:table-cell>
          <table:table-cell table:style-name="ACE-1" table:formula="of:=IF([.M45]&lt;&gt;&quot;NA&quot;;SQRT((([.M45]-[.N45])/2)^2+[.H45]^2);[.H45])" office:value-type="float" office:value="5.0894498720392169">
            <text:p>5.09</text:p>
          </table:table-cell>
          <table:table-cell table:style-name="ACE-2" table:formula="of:=IF([.M45]&lt;&gt;&quot;NA&quot;;0;-1)" office:value-type="float" office:value="0">
            <text:p>0</text:p>
          </table:table-cell>
          <table:table-cell table:style-name="ACE-2" table:formula="of:=IF([.S45]&gt;0;[.S45];[.U45])" office:value-type="float" office:value="22307">
            <text:p>22307</text:p>
          </table:table-cell>
          <table:table-cell table:style-name="ACE-2" table:formula="of:=IF([.T45]&gt;0;[.T45];[.V45])" office:value-type="float" office:value="332">
            <text:p>332</text:p>
          </table:table-cell>
          <table:table-cell table:number-columns-repeated="224" table:style-name="ACE-0"/>
        </table:table-row>
        <table:table-row table:style-name="AROW-1">
          <table:table-cell table:style-name="ACE-0" office:value-type="string">
            <text:p>325-M0032A-10R-1W_18-20</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office:value-type="string">
            <text:p>HY-3</text:p>
          </table:table-cell>
          <table:table-cell table:style-name="ACE-0" office:value-type="string">
            <text:p>Batch 3</text:p>
          </table:table-cell>
          <table:table-cell table:style-name="ACE-1" office:value-type="float" office:value="107.94999999999999">
            <text:p>107.95</text:p>
          </table:table-cell>
          <table:table-cell table:style-name="ACE-0" office:value-type="float" office:value="0">
            <text:p>0</text:p>
          </table:table-cell>
          <table:table-cell table:style-name="ACE-0" office:value-type="string">
            <text:p>Coral</text:p>
          </table:table-cell>
          <table:table-cell table:style-name="ACE-0" office:value-type="string">
            <text:p>Pocill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3487">
            <text:p>23487</text:p>
          </table:table-cell>
          <table:table-cell table:style-name="ACE-0" office:value-type="float" office:value="147">
            <text:p>147</text:p>
          </table:table-cell>
          <table:table-cell table:style-name="ACE-0" table:formula="of:=IF([.Q46]&gt;0;&quot;marine&quot;;&quot;&quot;)" office:value-type="string" office:string-value="">
            <text:p/>
          </table:table-cell>
          <table:table-cell table:style-name="ACE-0" table:formula="of:=IF([.U46]&gt;0;&quot;U-Th&quot;;&quot;&quot;)" office:value-type="string" office:string-value="U-Th">
            <text:p>U-Th</text:p>
          </table:table-cell>
          <table:table-cell table:style-name="ACE-0" office:value-type="string">
            <text:p>U-Th</text:p>
          </table:table-cell>
          <table:table-cell table:style-name="ACE-0" office:value-type="string">
            <text:p>325-M0032A-10R-1W_18-20</text:p>
          </table:table-cell>
          <table:table-cell table:style-name="ACE-1" table:formula="of:=IF([.M46]&lt;&gt;&quot;NA&quot;;-[.G46]+([.M46]-[.N46])/2-[.N46];-[.G46])" office:value-type="float" office:value="-102.94999999999999">
            <text:p>−102.95</text:p>
          </table:table-cell>
          <table:table-cell table:style-name="ACE-1" table:formula="of:=IF([.M46]&lt;&gt;&quot;NA&quot;;-[.G46]-([.M46]+[.N46])/2-[.N46]/2;-[.G46])" office:value-type="float" office:value="-112.94999999999999">
            <text:p>−112.95</text:p>
          </table:table-cell>
          <table:table-cell table:style-name="ACE-1" table:formula="of:=IF([.M46]&lt;&gt;&quot;NA&quot;;SQRT((([.M46]-[.N46])/2)^2+[.H46]^2);[.H46])" office:value-type="float" office:value="5">
            <text:p>5.00</text:p>
          </table:table-cell>
          <table:table-cell table:style-name="ACE-2" table:formula="of:=IF([.M46]&lt;&gt;&quot;NA&quot;;0;-1)" office:value-type="float" office:value="0">
            <text:p>0</text:p>
          </table:table-cell>
          <table:table-cell table:style-name="ACE-2" table:formula="of:=IF([.S46]&gt;0;[.S46];[.U46])" office:value-type="float" office:value="23487">
            <text:p>23487</text:p>
          </table:table-cell>
          <table:table-cell table:style-name="ACE-2" table:formula="of:=IF([.T46]&gt;0;[.T46];[.V46])" office:value-type="float" office:value="147">
            <text:p>147</text:p>
          </table:table-cell>
          <table:table-cell table:number-columns-repeated="224" table:style-name="ACE-0"/>
        </table:table-row>
        <table:table-row table:style-name="AROW-1">
          <table:table-cell table:style-name="ACE-0" office:value-type="string">
            <text:p>325-M0032A-10R-1W_31-3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238</text:p>
          </table:table-cell>
          <table:table-cell table:style-name="ACE-1" office:value-type="float" office:value="108.11499999999999">
            <text:p>108.11</text:p>
          </table:table-cell>
          <table:table-cell table:style-name="ACE-0" office:value-type="float" office:value="0">
            <text:p>0</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8115">
            <text:p>−0.81</text:p>
          </table:table-cell>
          <table:table-cell table:style-name="ACE-1" office:value-type="float" office:value="0.53400000000000003">
            <text:p>0.53</text:p>
          </table:table-cell>
          <table:table-cell table:style-name="ACE-2" office:value-type="float" office:value="20360">
            <text:p>20360</text:p>
          </table:table-cell>
          <table:table-cell table:style-name="ACE-2" office:value-type="float" office:value="70">
            <text:p>70</text:p>
          </table:table-cell>
          <table:table-cell table:style-name="ACE-0" office:value-type="float" office:value="24000">
            <text:p>24000</text:p>
          </table:table-cell>
          <table:table-cell table:style-name="ACE-0" office:value-type="float" office:value="240">
            <text:p>240</text:p>
          </table:table-cell>
          <table:table-cell table:number-columns-repeated="2" table:style-name="ACE-0"/>
          <table:table-cell table:style-name="ACE-0" table:formula="of:=IF([.Q47]&gt;0;&quot;marine&quot;;&quot;&quot;)" office:value-type="string" office:string-value="marine">
            <text:p>marine</text:p>
          </table:table-cell>
          <table:table-cell table:style-name="ACE-0" table:formula="of:=IF([.U47]&gt;0;&quot;U-Th&quot;;&quot;&quot;)" office:value-type="string" office:string-value="">
            <text:p/>
          </table:table-cell>
          <table:table-cell table:style-name="ACE-0" office:value-type="string">
            <text:p>marine</text:p>
          </table:table-cell>
          <table:table-cell table:style-name="ACE-0" office:value-type="string">
            <text:p>325-M0032A-10R-1W_31-32</text:p>
          </table:table-cell>
          <table:table-cell table:style-name="ACE-1" table:formula="of:=IF([.M47]&lt;&gt;&quot;NA&quot;;-[.G47]+([.M47]-[.N47])/2-[.N47];-[.G47])" office:value-type="float" office:value="-103.11499999999999">
            <text:p>−103.11</text:p>
          </table:table-cell>
          <table:table-cell table:style-name="ACE-1" table:formula="of:=IF([.M47]&lt;&gt;&quot;NA&quot;;-[.G47]-([.M47]+[.N47])/2-[.N47]/2;-[.G47])" office:value-type="float" office:value="-113.11499999999999">
            <text:p>−113.11</text:p>
          </table:table-cell>
          <table:table-cell table:style-name="ACE-1" table:formula="of:=IF([.M47]&lt;&gt;&quot;NA&quot;;SQRT((([.M47]-[.N47])/2)^2+[.H47]^2);[.H47])" office:value-type="float" office:value="5">
            <text:p>5.00</text:p>
          </table:table-cell>
          <table:table-cell table:style-name="ACE-2" table:formula="of:=IF([.M47]&lt;&gt;&quot;NA&quot;;0;-1)" office:value-type="float" office:value="0">
            <text:p>0</text:p>
          </table:table-cell>
          <table:table-cell table:style-name="ACE-2" table:formula="of:=IF([.S47]&gt;0;[.S47];[.U47])" office:value-type="float" office:value="24000">
            <text:p>24000</text:p>
          </table:table-cell>
          <table:table-cell table:style-name="ACE-2" table:formula="of:=IF([.T47]&gt;0;[.T47];[.V47])" office:value-type="float" office:value="240">
            <text:p>240</text:p>
          </table:table-cell>
          <table:table-cell table:number-columns-repeated="224" table:style-name="ACE-0"/>
        </table:table-row>
        <table:table-row table:style-name="AROW-1">
          <table:table-cell table:style-name="ACE-0" office:value-type="string">
            <text:p>325-M0032A-10R-CCW_9-1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3</text:p>
          </table:table-cell>
          <table:table-cell table:style-name="ACE-1" office:value-type="float" office:value="108.255">
            <text:p>108.25</text:p>
          </table:table-cell>
          <table:table-cell table:style-name="ACE-0" office:value-type="float" office:value="0">
            <text:p>0</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2100">
            <text:p>22100</text:p>
          </table:table-cell>
          <table:table-cell table:style-name="ACE-0" office:value-type="float" office:value="109">
            <text:p>109</text:p>
          </table:table-cell>
          <table:table-cell table:style-name="ACE-0" table:formula="of:=IF([.Q48]&gt;0;&quot;marine&quot;;&quot;&quot;)" office:value-type="string" office:string-value="">
            <text:p/>
          </table:table-cell>
          <table:table-cell table:style-name="ACE-0" table:formula="of:=IF([.U48]&gt;0;&quot;U-Th&quot;;&quot;&quot;)" office:value-type="string" office:string-value="U-Th">
            <text:p>U-Th</text:p>
          </table:table-cell>
          <table:table-cell table:style-name="ACE-0" office:value-type="string">
            <text:p>U-Th</text:p>
          </table:table-cell>
          <table:table-cell table:style-name="ACE-0" office:value-type="string">
            <text:p>325-M0032A-10R-CCW_9-10</text:p>
          </table:table-cell>
          <table:table-cell table:style-name="ACE-1" table:formula="of:=IF([.M48]&lt;&gt;&quot;NA&quot;;-[.G48]+([.M48]-[.N48])/2-[.N48];-[.G48])" office:value-type="float" office:value="-103.255">
            <text:p>−103.25</text:p>
          </table:table-cell>
          <table:table-cell table:style-name="ACE-1" table:formula="of:=IF([.M48]&lt;&gt;&quot;NA&quot;;-[.G48]-([.M48]+[.N48])/2-[.N48]/2;-[.G48])" office:value-type="float" office:value="-113.255">
            <text:p>−113.25</text:p>
          </table:table-cell>
          <table:table-cell table:style-name="ACE-1" table:formula="of:=IF([.M48]&lt;&gt;&quot;NA&quot;;SQRT((([.M48]-[.N48])/2)^2+[.H48]^2);[.H48])" office:value-type="float" office:value="5">
            <text:p>5.00</text:p>
          </table:table-cell>
          <table:table-cell table:style-name="ACE-2" table:formula="of:=IF([.M48]&lt;&gt;&quot;NA&quot;;0;-1)" office:value-type="float" office:value="0">
            <text:p>0</text:p>
          </table:table-cell>
          <table:table-cell table:style-name="ACE-2" table:formula="of:=IF([.S48]&gt;0;[.S48];[.U48])" office:value-type="float" office:value="22100">
            <text:p>22100</text:p>
          </table:table-cell>
          <table:table-cell table:style-name="ACE-2" table:formula="of:=IF([.T48]&gt;0;[.T48];[.V48])" office:value-type="float" office:value="109">
            <text:p>109</text:p>
          </table:table-cell>
          <table:table-cell table:number-columns-repeated="224" table:style-name="ACE-0"/>
        </table:table-row>
        <table:table-row table:style-name="AROW-1">
          <table:table-cell table:style-name="ACE-0" office:value-type="string">
            <text:p>325-M0032A-11R-1W_16-2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239</text:p>
          </table:table-cell>
          <table:table-cell table:style-name="ACE-1" office:value-type="float" office:value="108.28999999999999">
            <text:p>108.29</text:p>
          </table:table-cell>
          <table:table-cell table:style-name="ACE-0" office:value-type="float" office:value="1.46">
            <text:p>1.4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4422999999999999">
            <text:p>−1.44</text:p>
          </table:table-cell>
          <table:table-cell table:style-name="ACE-1" office:value-type="float" office:value="0.70499999999999996">
            <text:p>0.70</text:p>
          </table:table-cell>
          <table:table-cell table:style-name="ACE-2" office:value-type="float" office:value="19575">
            <text:p>19575</text:p>
          </table:table-cell>
          <table:table-cell table:style-name="ACE-2" office:value-type="float" office:value="60">
            <text:p>60</text:p>
          </table:table-cell>
          <table:table-cell table:style-name="ACE-0" office:value-type="float" office:value="23125">
            <text:p>23125</text:p>
          </table:table-cell>
          <table:table-cell table:style-name="ACE-0" office:value-type="float" office:value="275">
            <text:p>275</text:p>
          </table:table-cell>
          <table:table-cell table:number-columns-repeated="2" table:style-name="ACE-0"/>
          <table:table-cell table:style-name="ACE-0" table:formula="of:=IF([.Q49]&gt;0;&quot;marine&quot;;&quot;&quot;)" office:value-type="string" office:string-value="marine">
            <text:p>marine</text:p>
          </table:table-cell>
          <table:table-cell table:style-name="ACE-0" table:formula="of:=IF([.U49]&gt;0;&quot;U-Th&quot;;&quot;&quot;)" office:value-type="string" office:string-value="">
            <text:p/>
          </table:table-cell>
          <table:table-cell table:style-name="ACE-0" office:value-type="string">
            <text:p>marine</text:p>
          </table:table-cell>
          <table:table-cell table:style-name="ACE-0" office:value-type="string">
            <text:p>325-M0032A-11R-1W_16-22</text:p>
          </table:table-cell>
          <table:table-cell table:style-name="ACE-1" table:formula="of:=IF([.M49]&lt;&gt;&quot;NA&quot;;-[.G49]+([.M49]-[.N49])/2-[.N49];-[.G49])" office:value-type="float" office:value="-103.28999999999999">
            <text:p>−103.29</text:p>
          </table:table-cell>
          <table:table-cell table:style-name="ACE-1" table:formula="of:=IF([.M49]&lt;&gt;&quot;NA&quot;;-[.G49]-([.M49]+[.N49])/2-[.N49]/2;-[.G49])" office:value-type="float" office:value="-113.28999999999999">
            <text:p>−113.29</text:p>
          </table:table-cell>
          <table:table-cell table:style-name="ACE-1" table:formula="of:=IF([.M49]&lt;&gt;&quot;NA&quot;;SQRT((([.M49]-[.N49])/2)^2+[.H49]^2);[.H49])" office:value-type="float" office:value="5.2088002457379758">
            <text:p>5.21</text:p>
          </table:table-cell>
          <table:table-cell table:style-name="ACE-2" table:formula="of:=IF([.M49]&lt;&gt;&quot;NA&quot;;0;-1)" office:value-type="float" office:value="0">
            <text:p>0</text:p>
          </table:table-cell>
          <table:table-cell table:style-name="ACE-2" table:formula="of:=IF([.S49]&gt;0;[.S49];[.U49])" office:value-type="float" office:value="23125">
            <text:p>23125</text:p>
          </table:table-cell>
          <table:table-cell table:style-name="ACE-2" table:formula="of:=IF([.T49]&gt;0;[.T49];[.V49])" office:value-type="float" office:value="275">
            <text:p>275</text:p>
          </table:table-cell>
          <table:table-cell table:number-columns-repeated="224" table:style-name="ACE-0"/>
        </table:table-row>
        <table:table-row table:style-name="AROW-1">
          <table:table-cell table:style-name="ACE-0" office:value-type="string">
            <text:p>325-M0032A-11R-1W_32-3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4306</text:p>
          </table:table-cell>
          <table:table-cell table:style-name="ACE-1" office:value-type="float" office:value="108.81999999999999">
            <text:p>108.82</text:p>
          </table:table-cell>
          <table:table-cell table:style-name="ACE-0" office:value-type="float" office:value="1.46">
            <text:p>1.4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2956586916080508">
            <text:p>−2.30</text:p>
          </table:table-cell>
          <table:table-cell table:style-name="ACE-1" office:value-type="float" office:value="2.4706918616448048">
            <text:p>2.47</text:p>
          </table:table-cell>
          <table:table-cell table:style-name="ACE-2" office:value-type="float" office:value="21117.82287155616">
            <text:p>21118</text:p>
          </table:table-cell>
          <table:table-cell table:style-name="ACE-2" office:value-type="float" office:value="80.815431566351975">
            <text:p>81</text:p>
          </table:table-cell>
          <table:table-cell table:style-name="ACE-0" office:value-type="float" office:value="24911">
            <text:p>24911</text:p>
          </table:table-cell>
          <table:table-cell table:style-name="ACE-0" office:value-type="float" office:value="345">
            <text:p>345</text:p>
          </table:table-cell>
          <table:table-cell table:number-columns-repeated="2" table:style-name="ACE-0"/>
          <table:table-cell table:style-name="ACE-0" table:formula="of:=IF([.Q50]&gt;0;&quot;marine&quot;;&quot;&quot;)" office:value-type="string" office:string-value="marine">
            <text:p>marine</text:p>
          </table:table-cell>
          <table:table-cell table:style-name="ACE-0" table:formula="of:=IF([.U50]&gt;0;&quot;U-Th&quot;;&quot;&quot;)" office:value-type="string" office:string-value="">
            <text:p/>
          </table:table-cell>
          <table:table-cell table:style-name="ACE-0" office:value-type="string">
            <text:p>marine</text:p>
          </table:table-cell>
          <table:table-cell table:style-name="ACE-0" office:value-type="string">
            <text:p>325-M0032A-11R-1W_32-36</text:p>
          </table:table-cell>
          <table:table-cell table:style-name="ACE-1" table:formula="of:=IF([.M50]&lt;&gt;&quot;NA&quot;;-[.G50]+([.M50]-[.N50])/2-[.N50];-[.G50])" office:value-type="float" office:value="-103.81999999999999">
            <text:p>−103.82</text:p>
          </table:table-cell>
          <table:table-cell table:style-name="ACE-1" table:formula="of:=IF([.M50]&lt;&gt;&quot;NA&quot;;-[.G50]-([.M50]+[.N50])/2-[.N50]/2;-[.G50])" office:value-type="float" office:value="-113.81999999999999">
            <text:p>−113.82</text:p>
          </table:table-cell>
          <table:table-cell table:style-name="ACE-1" table:formula="of:=IF([.M50]&lt;&gt;&quot;NA&quot;;SQRT((([.M50]-[.N50])/2)^2+[.H50]^2);[.H50])" office:value-type="float" office:value="5.2088002457379758">
            <text:p>5.21</text:p>
          </table:table-cell>
          <table:table-cell table:style-name="ACE-2" table:formula="of:=IF([.M50]&lt;&gt;&quot;NA&quot;;0;-1)" office:value-type="float" office:value="0">
            <text:p>0</text:p>
          </table:table-cell>
          <table:table-cell table:style-name="ACE-2" table:formula="of:=IF([.S50]&gt;0;[.S50];[.U50])" office:value-type="float" office:value="24911">
            <text:p>24911</text:p>
          </table:table-cell>
          <table:table-cell table:style-name="ACE-2" table:formula="of:=IF([.T50]&gt;0;[.T50];[.V50])" office:value-type="float" office:value="345">
            <text:p>345</text:p>
          </table:table-cell>
          <table:table-cell table:number-columns-repeated="224" table:style-name="ACE-0"/>
        </table:table-row>
        <table:table-row table:style-name="AROW-1">
          <table:table-cell table:style-name="ACE-0" office:value-type="string">
            <text:p>325-M0032A-12R-1W_4-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372</text:p>
          </table:table-cell>
          <table:table-cell table:style-name="ACE-1" office:value-type="float" office:value="110.15000000000001">
            <text:p>110.15</text:p>
          </table:table-cell>
          <table:table-cell table:style-name="ACE-0" office:value-type="float" office:value="1.8400000000000001">
            <text:p>1.84</text:p>
          </table:table-cell>
          <table:table-cell table:style-name="ACE-0" office:value-type="string">
            <text:p>Coral</text:p>
          </table:table-cell>
          <table:table-cell table:style-name="ACE-0" office:value-type="string">
            <text:p>Pocilloporidae</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4.9001157338083203">
            <text:p>4.90</text:p>
          </table:table-cell>
          <table:table-cell table:style-name="ACE-1" office:value-type="float" office:value="1.0855668864573542">
            <text:p>1.09</text:p>
          </table:table-cell>
          <table:table-cell table:style-name="ACE-2" office:value-type="float" office:value="20001.926672754314">
            <text:p>20002</text:p>
          </table:table-cell>
          <table:table-cell table:style-name="ACE-2" office:value-type="float" office:value="138.20453785495559">
            <text:p>138</text:p>
          </table:table-cell>
          <table:table-cell table:style-name="ACE-0" office:value-type="float" office:value="23558">
            <text:p>23558</text:p>
          </table:table-cell>
          <table:table-cell table:style-name="ACE-0" office:value-type="float" office:value="400">
            <text:p>400</text:p>
          </table:table-cell>
          <table:table-cell table:number-columns-repeated="2" table:style-name="ACE-0"/>
          <table:table-cell table:style-name="ACE-0" table:formula="of:=IF([.Q51]&gt;0;&quot;marine&quot;;&quot;&quot;)" office:value-type="string" office:string-value="marine">
            <text:p>marine</text:p>
          </table:table-cell>
          <table:table-cell table:style-name="ACE-0" table:formula="of:=IF([.U51]&gt;0;&quot;U-Th&quot;;&quot;&quot;)" office:value-type="string" office:string-value="">
            <text:p/>
          </table:table-cell>
          <table:table-cell table:style-name="ACE-0" office:value-type="string">
            <text:p>marine</text:p>
          </table:table-cell>
          <table:table-cell table:style-name="ACE-0" office:value-type="string">
            <text:p>325-M0032A-12R-1W_4-6</text:p>
          </table:table-cell>
          <table:table-cell table:style-name="ACE-1" table:formula="of:=IF([.M51]&lt;&gt;&quot;NA&quot;;-[.G51]+([.M51]-[.N51])/2-[.N51];-[.G51])" office:value-type="float" office:value="-110.15000000000001">
            <text:p>−110.15</text:p>
          </table:table-cell>
          <table:table-cell table:style-name="ACE-1" table:formula="of:=IF([.M51]&lt;&gt;&quot;NA&quot;;-[.G51]-([.M51]+[.N51])/2-[.N51]/2;-[.G51])" office:value-type="float" office:value="-110.15000000000001">
            <text:p>−110.15</text:p>
          </table:table-cell>
          <table:table-cell table:style-name="ACE-1" table:formula="of:=IF([.M51]&lt;&gt;&quot;NA&quot;;SQRT((([.M51]-[.N51])/2)^2+[.H51]^2);[.H51])" office:value-type="float" office:value="1.8400000000000001">
            <text:p>1.84</text:p>
          </table:table-cell>
          <table:table-cell table:style-name="ACE-2" table:formula="of:=IF([.M51]&lt;&gt;&quot;NA&quot;;0;-1)" office:value-type="float" office:value="-1">
            <text:p>−1</text:p>
          </table:table-cell>
          <table:table-cell table:style-name="ACE-2" table:formula="of:=IF([.S51]&gt;0;[.S51];[.U51])" office:value-type="float" office:value="23558">
            <text:p>23558</text:p>
          </table:table-cell>
          <table:table-cell table:style-name="ACE-2" table:formula="of:=IF([.T51]&gt;0;[.T51];[.V51])" office:value-type="float" office:value="400">
            <text:p>400</text:p>
          </table:table-cell>
          <table:table-cell table:number-columns-repeated="224" table:style-name="ACE-0"/>
        </table:table-row>
        <table:table-row table:style-name="AROW-1">
          <table:table-cell table:style-name="ACE-0" office:value-type="string">
            <text:p>325-M0032A-12R-CCW_5-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3</text:p>
          </table:table-cell>
          <table:table-cell table:style-name="ACE-1" office:value-type="float" office:value="110.25">
            <text:p>110.25</text:p>
          </table:table-cell>
          <table:table-cell table:style-name="ACE-0" office:value-type="float" office:value="1.8400000000000001">
            <text:p>1.84</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2096">
            <text:p>22096</text:p>
          </table:table-cell>
          <table:table-cell table:style-name="ACE-0" office:value-type="float" office:value="111">
            <text:p>111</text:p>
          </table:table-cell>
          <table:table-cell table:style-name="ACE-0" table:formula="of:=IF([.Q52]&gt;0;&quot;marine&quot;;&quot;&quot;)" office:value-type="string" office:string-value="">
            <text:p/>
          </table:table-cell>
          <table:table-cell table:style-name="ACE-0" table:formula="of:=IF([.U52]&gt;0;&quot;U-Th&quot;;&quot;&quot;)" office:value-type="string" office:string-value="U-Th">
            <text:p>U-Th</text:p>
          </table:table-cell>
          <table:table-cell table:style-name="ACE-0" office:value-type="string">
            <text:p>U-Th</text:p>
          </table:table-cell>
          <table:table-cell table:style-name="ACE-0" office:value-type="string">
            <text:p>325-M0032A-12R-CCW_5-7</text:p>
          </table:table-cell>
          <table:table-cell table:style-name="ACE-1" table:formula="of:=IF([.M52]&lt;&gt;&quot;NA&quot;;-[.G52]+([.M52]-[.N52])/2-[.N52];-[.G52])" office:value-type="float" office:value="-110.25">
            <text:p>−110.25</text:p>
          </table:table-cell>
          <table:table-cell table:style-name="ACE-1" table:formula="of:=IF([.M52]&lt;&gt;&quot;NA&quot;;-[.G52]-([.M52]+[.N52])/2-[.N52]/2;-[.G52])" office:value-type="float" office:value="-110.25">
            <text:p>−110.25</text:p>
          </table:table-cell>
          <table:table-cell table:style-name="ACE-1" table:formula="of:=IF([.M52]&lt;&gt;&quot;NA&quot;;SQRT((([.M52]-[.N52])/2)^2+[.H52]^2);[.H52])" office:value-type="float" office:value="1.8400000000000001">
            <text:p>1.84</text:p>
          </table:table-cell>
          <table:table-cell table:style-name="ACE-2" table:formula="of:=IF([.M52]&lt;&gt;&quot;NA&quot;;0;-1)" office:value-type="float" office:value="-1">
            <text:p>−1</text:p>
          </table:table-cell>
          <table:table-cell table:style-name="ACE-2" table:formula="of:=IF([.S52]&gt;0;[.S52];[.U52])" office:value-type="float" office:value="22096">
            <text:p>22096</text:p>
          </table:table-cell>
          <table:table-cell table:style-name="ACE-2" table:formula="of:=IF([.T52]&gt;0;[.T52];[.V52])" office:value-type="float" office:value="111">
            <text:p>111</text:p>
          </table:table-cell>
          <table:table-cell table:number-columns-repeated="224" table:style-name="ACE-0"/>
        </table:table-row>
        <table:table-row table:style-name="AROW-1">
          <table:table-cell table:style-name="ACE-0" office:value-type="string">
            <text:p>325-M0032A-13R-1W_12-15</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Batch 3</text:p>
          </table:table-cell>
          <table:table-cell table:style-name="ACE-1" office:value-type="float" office:value="112.235">
            <text:p>112.23</text:p>
          </table:table-cell>
          <table:table-cell table:style-name="ACE-0" office:value-type="float" office:value="1.5900000000000001">
            <text:p>1.59</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4921">
            <text:p>24921</text:p>
          </table:table-cell>
          <table:table-cell table:style-name="ACE-0" office:value-type="float" office:value="131">
            <text:p>131</text:p>
          </table:table-cell>
          <table:table-cell table:style-name="ACE-0" table:formula="of:=IF([.Q53]&gt;0;&quot;marine&quot;;&quot;&quot;)" office:value-type="string" office:string-value="">
            <text:p/>
          </table:table-cell>
          <table:table-cell table:style-name="ACE-0" table:formula="of:=IF([.U53]&gt;0;&quot;U-Th&quot;;&quot;&quot;)" office:value-type="string" office:string-value="U-Th">
            <text:p>U-Th</text:p>
          </table:table-cell>
          <table:table-cell table:style-name="ACE-0" office:value-type="string">
            <text:p>U-Th</text:p>
          </table:table-cell>
          <table:table-cell table:style-name="ACE-0" office:value-type="string">
            <text:p>325-M0032A-13R-1W_12-15</text:p>
          </table:table-cell>
          <table:table-cell table:style-name="ACE-1" table:formula="of:=IF([.M53]&lt;&gt;&quot;NA&quot;;-[.G53]+([.M53]-[.N53])/2-[.N53];-[.G53])" office:value-type="float" office:value="-97.234999999999999">
            <text:p>−97.23</text:p>
          </table:table-cell>
          <table:table-cell table:style-name="ACE-1" table:formula="of:=IF([.M53]&lt;&gt;&quot;NA&quot;;-[.G53]-([.M53]+[.N53])/2-[.N53]/2;-[.G53])" office:value-type="float" office:value="-127.235">
            <text:p>−127.23</text:p>
          </table:table-cell>
          <table:table-cell table:style-name="ACE-1" table:formula="of:=IF([.M53]&lt;&gt;&quot;NA&quot;;SQRT((([.M53]-[.N53])/2)^2+[.H53]^2);[.H53])" office:value-type="float" office:value="15.084034606165552">
            <text:p>15.08</text:p>
          </table:table-cell>
          <table:table-cell table:style-name="ACE-2" table:formula="of:=IF([.M53]&lt;&gt;&quot;NA&quot;;0;-1)" office:value-type="float" office:value="0">
            <text:p>0</text:p>
          </table:table-cell>
          <table:table-cell table:style-name="ACE-2" table:formula="of:=IF([.S53]&gt;0;[.S53];[.U53])" office:value-type="float" office:value="24921">
            <text:p>24921</text:p>
          </table:table-cell>
          <table:table-cell table:style-name="ACE-2" table:formula="of:=IF([.T53]&gt;0;[.T53];[.V53])" office:value-type="float" office:value="131">
            <text:p>131</text:p>
          </table:table-cell>
          <table:table-cell table:number-columns-repeated="224" table:style-name="ACE-0"/>
        </table:table-row>
        <table:table-row table:style-name="AROW-1">
          <table:table-cell table:style-name="ACE-0" office:value-type="string">
            <text:p>325-M0032A-13R-CCW_9-12</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1</text:p>
          </table:table-cell>
          <table:table-cell table:style-name="ACE-0" office:value-type="string">
            <text:p>Batch 3</text:p>
          </table:table-cell>
          <table:table-cell table:style-name="ACE-1" office:value-type="float" office:value="112.495">
            <text:p>112.50</text:p>
          </table:table-cell>
          <table:table-cell table:style-name="ACE-0" office:value-type="float" office:value="1.5900000000000001">
            <text:p>1.59</text:p>
          </table:table-cell>
          <table:table-cell table:style-name="ACE-0" office:value-type="string">
            <text:p>Coral</text:p>
          </table:table-cell>
          <table:table-cell table:style-name="ACE-0" office:value-type="string">
            <text:p>Hydnopho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5408">
            <text:p>25408</text:p>
          </table:table-cell>
          <table:table-cell table:style-name="ACE-0" office:value-type="float" office:value="125">
            <text:p>125</text:p>
          </table:table-cell>
          <table:table-cell table:style-name="ACE-0" table:formula="of:=IF([.Q54]&gt;0;&quot;marine&quot;;&quot;&quot;)" office:value-type="string" office:string-value="">
            <text:p/>
          </table:table-cell>
          <table:table-cell table:style-name="ACE-0" table:formula="of:=IF([.U54]&gt;0;&quot;U-Th&quot;;&quot;&quot;)" office:value-type="string" office:string-value="U-Th">
            <text:p>U-Th</text:p>
          </table:table-cell>
          <table:table-cell table:style-name="ACE-0" office:value-type="string">
            <text:p>U-Th</text:p>
          </table:table-cell>
          <table:table-cell table:style-name="ACE-0" office:value-type="string">
            <text:p>325-M0032A-13R-CCW_9-12</text:p>
          </table:table-cell>
          <table:table-cell table:style-name="ACE-1" table:formula="of:=IF([.M54]&lt;&gt;&quot;NA&quot;;-[.G54]+([.M54]-[.N54])/2-[.N54];-[.G54])" office:value-type="float" office:value="-97.495000000000005">
            <text:p>−97.50</text:p>
          </table:table-cell>
          <table:table-cell table:style-name="ACE-1" table:formula="of:=IF([.M54]&lt;&gt;&quot;NA&quot;;-[.G54]-([.M54]+[.N54])/2-[.N54]/2;-[.G54])" office:value-type="float" office:value="-127.495">
            <text:p>−127.50</text:p>
          </table:table-cell>
          <table:table-cell table:style-name="ACE-1" table:formula="of:=IF([.M54]&lt;&gt;&quot;NA&quot;;SQRT((([.M54]-[.N54])/2)^2+[.H54]^2);[.H54])" office:value-type="float" office:value="15.084034606165552">
            <text:p>15.08</text:p>
          </table:table-cell>
          <table:table-cell table:style-name="ACE-2" table:formula="of:=IF([.M54]&lt;&gt;&quot;NA&quot;;0;-1)" office:value-type="float" office:value="0">
            <text:p>0</text:p>
          </table:table-cell>
          <table:table-cell table:style-name="ACE-2" table:formula="of:=IF([.S54]&gt;0;[.S54];[.U54])" office:value-type="float" office:value="25408">
            <text:p>25408</text:p>
          </table:table-cell>
          <table:table-cell table:style-name="ACE-2" table:formula="of:=IF([.T54]&gt;0;[.T54];[.V54])" office:value-type="float" office:value="125">
            <text:p>125</text:p>
          </table:table-cell>
          <table:table-cell table:number-columns-repeated="224" table:style-name="ACE-0"/>
        </table:table-row>
        <table:table-row table:style-name="AROW-1">
          <table:table-cell table:style-name="ACE-0" office:value-type="string">
            <text:p>325-M0032A-14R-1W_4-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3</text:p>
          </table:table-cell>
          <table:table-cell table:style-name="ACE-1" office:value-type="float" office:value="114.155">
            <text:p>114.16</text:p>
          </table:table-cell>
          <table:table-cell table:style-name="ACE-0" office:value-type="float" office:value="1.6899999999999999">
            <text:p>1.69</text:p>
          </table:table-cell>
          <table:table-cell table:style-name="ACE-0" office:value-type="string">
            <text:p>Coral</text:p>
          </table:table-cell>
          <table:table-cell table:style-name="ACE-0" office:value-type="string">
            <text:p>Pocillopora</text:p>
          </table:table-cell>
          <table:table-cell table:style-name="ACE-0"/>
          <table:table-cell table:style-name="ACE-0" office:value-type="string">
            <text:p>ISX</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5502">
            <text:p>25502</text:p>
          </table:table-cell>
          <table:table-cell table:style-name="ACE-0" office:value-type="float" office:value="130">
            <text:p>130</text:p>
          </table:table-cell>
          <table:table-cell table:style-name="ACE-0" table:formula="of:=IF([.Q55]&gt;0;&quot;marine&quot;;&quot;&quot;)" office:value-type="string" office:string-value="">
            <text:p/>
          </table:table-cell>
          <table:table-cell table:style-name="ACE-0" table:formula="of:=IF([.U55]&gt;0;&quot;U-Th&quot;;&quot;&quot;)" office:value-type="string" office:string-value="U-Th">
            <text:p>U-Th</text:p>
          </table:table-cell>
          <table:table-cell table:style-name="ACE-0" office:value-type="string">
            <text:p>U-Th</text:p>
          </table:table-cell>
          <table:table-cell table:style-name="ACE-0" office:value-type="string">
            <text:p>325-M0032A-14R-1W_4-7</text:p>
          </table:table-cell>
          <table:table-cell table:style-name="ACE-1" table:formula="of:=IF([.M55]&lt;&gt;&quot;NA&quot;;-[.G55]+([.M55]-[.N55])/2-[.N55];-[.G55])" office:value-type="float" office:value="-99.155000000000001">
            <text:p>−99.16</text:p>
          </table:table-cell>
          <table:table-cell table:style-name="ACE-1" table:formula="of:=IF([.M55]&lt;&gt;&quot;NA&quot;;-[.G55]-([.M55]+[.N55])/2-[.N55]/2;-[.G55])" office:value-type="float" office:value="-129.155">
            <text:p>−129.16</text:p>
          </table:table-cell>
          <table:table-cell table:style-name="ACE-1" table:formula="of:=IF([.M55]&lt;&gt;&quot;NA&quot;;SQRT((([.M55]-[.N55])/2)^2+[.H55]^2);[.H55])" office:value-type="float" office:value="15.094903113302847">
            <text:p>15.09</text:p>
          </table:table-cell>
          <table:table-cell table:style-name="ACE-2" table:formula="of:=IF([.M55]&lt;&gt;&quot;NA&quot;;0;-1)" office:value-type="float" office:value="0">
            <text:p>0</text:p>
          </table:table-cell>
          <table:table-cell table:style-name="ACE-2" table:formula="of:=IF([.S55]&gt;0;[.S55];[.U55])" office:value-type="float" office:value="25502">
            <text:p>25502</text:p>
          </table:table-cell>
          <table:table-cell table:style-name="ACE-2" table:formula="of:=IF([.T55]&gt;0;[.T55];[.V55])" office:value-type="float" office:value="130">
            <text:p>130</text:p>
          </table:table-cell>
          <table:table-cell table:number-columns-repeated="224" table:style-name="ACE-0"/>
        </table:table-row>
        <table:table-row table:style-name="AROW-1">
          <table:table-cell table:style-name="ACE-0" office:value-type="string">
            <text:p>325-M0032A-14R-CCW_8-12</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Batch 3</text:p>
          </table:table-cell>
          <table:table-cell table:style-name="ACE-1" office:value-type="float" office:value="114.34999999999999">
            <text:p>114.35</text:p>
          </table:table-cell>
          <table:table-cell table:style-name="ACE-0" office:value-type="float" office:value="1.6899999999999999">
            <text:p>1.69</text:p>
          </table:table-cell>
          <table:table-cell table:style-name="ACE-0" office:value-type="string">
            <text:p>Coral</text:p>
          </table:table-cell>
          <table:table-cell table:style-name="ACE-0" office:value-type="string">
            <text:p>Hydnopho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5382">
            <text:p>25382</text:p>
          </table:table-cell>
          <table:table-cell table:style-name="ACE-0" office:value-type="float" office:value="127">
            <text:p>127</text:p>
          </table:table-cell>
          <table:table-cell table:style-name="ACE-0" table:formula="of:=IF([.Q56]&gt;0;&quot;marine&quot;;&quot;&quot;)" office:value-type="string" office:string-value="">
            <text:p/>
          </table:table-cell>
          <table:table-cell table:style-name="ACE-0" table:formula="of:=IF([.U56]&gt;0;&quot;U-Th&quot;;&quot;&quot;)" office:value-type="string" office:string-value="U-Th">
            <text:p>U-Th</text:p>
          </table:table-cell>
          <table:table-cell table:style-name="ACE-0" office:value-type="string">
            <text:p>U-Th</text:p>
          </table:table-cell>
          <table:table-cell table:style-name="ACE-0" office:value-type="string">
            <text:p>325-M0032A-14R-CCW_8-12</text:p>
          </table:table-cell>
          <table:table-cell table:style-name="ACE-1" table:formula="of:=IF([.M56]&lt;&gt;&quot;NA&quot;;-[.G56]+([.M56]-[.N56])/2-[.N56];-[.G56])" office:value-type="float" office:value="-99.349999999999994">
            <text:p>−99.35</text:p>
          </table:table-cell>
          <table:table-cell table:style-name="ACE-1" table:formula="of:=IF([.M56]&lt;&gt;&quot;NA&quot;;-[.G56]-([.M56]+[.N56])/2-[.N56]/2;-[.G56])" office:value-type="float" office:value="-129.34999999999999">
            <text:p>−129.35</text:p>
          </table:table-cell>
          <table:table-cell table:style-name="ACE-1" table:formula="of:=IF([.M56]&lt;&gt;&quot;NA&quot;;SQRT((([.M56]-[.N56])/2)^2+[.H56]^2);[.H56])" office:value-type="float" office:value="15.094903113302847">
            <text:p>15.09</text:p>
          </table:table-cell>
          <table:table-cell table:style-name="ACE-2" table:formula="of:=IF([.M56]&lt;&gt;&quot;NA&quot;;0;-1)" office:value-type="float" office:value="0">
            <text:p>0</text:p>
          </table:table-cell>
          <table:table-cell table:style-name="ACE-2" table:formula="of:=IF([.S56]&gt;0;[.S56];[.U56])" office:value-type="float" office:value="25382">
            <text:p>25382</text:p>
          </table:table-cell>
          <table:table-cell table:style-name="ACE-2" table:formula="of:=IF([.T56]&gt;0;[.T56];[.V56])" office:value-type="float" office:value="127">
            <text:p>127</text:p>
          </table:table-cell>
          <table:table-cell table:number-columns-repeated="224" table:style-name="ACE-0"/>
        </table:table-row>
        <table:table-row table:style-name="AROW-1">
          <table:table-cell table:style-name="ACE-0" office:value-type="string">
            <text:p>325-M0032A-16R-1W_12-1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3</text:p>
          </table:table-cell>
          <table:table-cell table:style-name="ACE-1" office:value-type="float" office:value="117.235">
            <text:p>117.23</text:p>
          </table:table-cell>
          <table:table-cell table:style-name="ACE-0" office:value-type="float" office:value="1.73">
            <text:p>1.73</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7349">
            <text:p>27349</text:p>
          </table:table-cell>
          <table:table-cell table:style-name="ACE-0" office:value-type="float" office:value="136">
            <text:p>136</text:p>
          </table:table-cell>
          <table:table-cell table:style-name="ACE-0" table:formula="of:=IF([.Q57]&gt;0;&quot;marine&quot;;&quot;&quot;)" office:value-type="string" office:string-value="">
            <text:p/>
          </table:table-cell>
          <table:table-cell table:style-name="ACE-0" table:formula="of:=IF([.U57]&gt;0;&quot;U-Th&quot;;&quot;&quot;)" office:value-type="string" office:string-value="U-Th">
            <text:p>U-Th</text:p>
          </table:table-cell>
          <table:table-cell table:style-name="ACE-0" office:value-type="string">
            <text:p>U-Th</text:p>
          </table:table-cell>
          <table:table-cell table:style-name="ACE-0" office:value-type="string">
            <text:p>325-M0032A-16R-1W_12-15</text:p>
          </table:table-cell>
          <table:table-cell table:style-name="ACE-1" table:formula="of:=IF([.M57]&lt;&gt;&quot;NA&quot;;-[.G57]+([.M57]-[.N57])/2-[.N57];-[.G57])" office:value-type="float" office:value="-117.235">
            <text:p>−117.23</text:p>
          </table:table-cell>
          <table:table-cell table:style-name="ACE-1" table:formula="of:=IF([.M57]&lt;&gt;&quot;NA&quot;;-[.G57]-([.M57]+[.N57])/2-[.N57]/2;-[.G57])" office:value-type="float" office:value="-117.235">
            <text:p>−117.23</text:p>
          </table:table-cell>
          <table:table-cell table:style-name="ACE-1" table:formula="of:=IF([.M57]&lt;&gt;&quot;NA&quot;;SQRT((([.M57]-[.N57])/2)^2+[.H57]^2);[.H57])" office:value-type="float" office:value="1.73">
            <text:p>1.73</text:p>
          </table:table-cell>
          <table:table-cell table:style-name="ACE-2" table:formula="of:=IF([.M57]&lt;&gt;&quot;NA&quot;;0;-1)" office:value-type="float" office:value="-1">
            <text:p>−1</text:p>
          </table:table-cell>
          <table:table-cell table:style-name="ACE-2" table:formula="of:=IF([.S57]&gt;0;[.S57];[.U57])" office:value-type="float" office:value="27349">
            <text:p>27349</text:p>
          </table:table-cell>
          <table:table-cell table:style-name="ACE-2" table:formula="of:=IF([.T57]&gt;0;[.T57];[.V57])" office:value-type="float" office:value="136">
            <text:p>136</text:p>
          </table:table-cell>
          <table:table-cell table:number-columns-repeated="224" table:style-name="ACE-0"/>
        </table:table-row>
        <table:table-row table:style-name="AROW-1">
          <table:table-cell table:style-name="ACE-0" office:value-type="string">
            <text:p>325-M0032A-18R-2W_8-1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21.22999999999999">
            <text:p>121.23</text:p>
          </table:table-cell>
          <table:table-cell table:style-name="ACE-0" office:value-type="float" office:value="1.8400000000000001">
            <text:p>1.84</text:p>
          </table:table-cell>
          <table:table-cell table:style-name="ACE-0" office:value-type="string">
            <text:p>Coral</text:p>
          </table:table-cell>
          <table:table-cell table:style-name="ACE-0" office:value-type="string">
            <text:p>Merulinidae (Dipsastre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61100">
            <text:p>61100</text:p>
          </table:table-cell>
          <table:table-cell table:style-name="ACE-0" office:value-type="float" office:value="800">
            <text:p>800</text:p>
          </table:table-cell>
          <table:table-cell table:style-name="ACE-0" table:formula="of:=IF([.Q58]&gt;0;&quot;marine&quot;;&quot;&quot;)" office:value-type="string" office:string-value="">
            <text:p/>
          </table:table-cell>
          <table:table-cell table:style-name="ACE-0" table:formula="of:=IF([.U58]&gt;0;&quot;U-Th&quot;;&quot;&quot;)" office:value-type="string" office:string-value="U-Th">
            <text:p>U-Th</text:p>
          </table:table-cell>
          <table:table-cell table:style-name="ACE-0" office:value-type="string">
            <text:p>U-Th</text:p>
          </table:table-cell>
          <table:table-cell table:style-name="ACE-0" office:value-type="string">
            <text:p>325-M0032A-18R-2W_8-10</text:p>
          </table:table-cell>
          <table:table-cell table:style-name="ACE-1" table:formula="of:=IF([.M58]&lt;&gt;&quot;NA&quot;;-[.G58]+([.M58]-[.N58])/2-[.N58];-[.G58])" office:value-type="float" office:value="-121.22999999999999">
            <text:p>−121.23</text:p>
          </table:table-cell>
          <table:table-cell table:style-name="ACE-1" table:formula="of:=IF([.M58]&lt;&gt;&quot;NA&quot;;-[.G58]-([.M58]+[.N58])/2-[.N58]/2;-[.G58])" office:value-type="float" office:value="-121.22999999999999">
            <text:p>−121.23</text:p>
          </table:table-cell>
          <table:table-cell table:style-name="ACE-1" table:formula="of:=IF([.M58]&lt;&gt;&quot;NA&quot;;SQRT((([.M58]-[.N58])/2)^2+[.H58]^2);[.H58])" office:value-type="float" office:value="1.8400000000000001">
            <text:p>1.84</text:p>
          </table:table-cell>
          <table:table-cell table:style-name="ACE-2" table:formula="of:=IF([.M58]&lt;&gt;&quot;NA&quot;;0;-1)" office:value-type="float" office:value="-1">
            <text:p>−1</text:p>
          </table:table-cell>
          <table:table-cell table:style-name="ACE-2" table:formula="of:=IF([.S58]&gt;0;[.S58];[.U58])" office:value-type="float" office:value="61100">
            <text:p>61100</text:p>
          </table:table-cell>
          <table:table-cell table:style-name="ACE-2" table:formula="of:=IF([.T58]&gt;0;[.T58];[.V58])" office:value-type="float" office:value="800">
            <text:p>800</text:p>
          </table:table-cell>
          <table:table-cell table:number-columns-repeated="224" table:style-name="ACE-0"/>
        </table:table-row>
        <table:table-row table:style-name="AROW-1">
          <table:table-cell table:style-name="ACE-0" office:value-type="string">
            <text:p>325-M0032A-18R-CCW_6-9</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3212</text:p>
          </table:table-cell>
          <table:table-cell table:style-name="ACE-1" office:value-type="float" office:value="121.215">
            <text:p>121.22</text:p>
          </table:table-cell>
          <table:table-cell table:style-name="ACE-0" office:value-type="float" office:value="1.8400000000000001">
            <text:p>1.84</text:p>
          </table:table-cell>
          <table:table-cell table:style-name="ACE-0" office:value-type="string">
            <text:p>Coral</text:p>
          </table:table-cell>
          <table:table-cell table:style-name="ACE-0" office:value-type="string">
            <text:p>Dipsastre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30.576216203159429">
            <text:p>30.58</text:p>
          </table:table-cell>
          <table:table-cell table:style-name="ACE-1" office:value-type="float" office:value="7.6315578225987473">
            <text:p>7.63</text:p>
          </table:table-cell>
          <table:table-cell table:style-name="ACE-2" office:value-type="float" office:value="41607.532462713745">
            <text:p>41608</text:p>
          </table:table-cell>
          <table:table-cell table:style-name="ACE-2" office:value-type="float" office:value="615.48046508376274">
            <text:p>615</text:p>
          </table:table-cell>
          <table:table-cell table:style-name="ACE-0" office:value-type="float" office:value="44604">
            <text:p>44604</text:p>
          </table:table-cell>
          <table:table-cell table:style-name="ACE-0" office:value-type="float" office:value="1111">
            <text:p>1111</text:p>
          </table:table-cell>
          <table:table-cell table:number-columns-repeated="2" table:style-name="ACE-0"/>
          <table:table-cell table:style-name="ACE-0" table:formula="of:=IF([.Q59]&gt;0;&quot;marine&quot;;&quot;&quot;)" office:value-type="string" office:string-value="marine">
            <text:p>marine</text:p>
          </table:table-cell>
          <table:table-cell table:style-name="ACE-0" table:formula="of:=IF([.U59]&gt;0;&quot;U-Th&quot;;&quot;&quot;)" office:value-type="string" office:string-value="">
            <text:p/>
          </table:table-cell>
          <table:table-cell table:style-name="ACE-0" office:value-type="string">
            <text:p>marine</text:p>
          </table:table-cell>
          <table:table-cell table:style-name="ACE-0" office:value-type="string">
            <text:p>325-M0032A-18R-CCW_6-9</text:p>
          </table:table-cell>
          <table:table-cell table:style-name="ACE-1" table:formula="of:=IF([.M59]&lt;&gt;&quot;NA&quot;;-[.G59]+([.M59]-[.N59])/2-[.N59];-[.G59])" office:value-type="float" office:value="-121.215">
            <text:p>−121.22</text:p>
          </table:table-cell>
          <table:table-cell table:style-name="ACE-1" table:formula="of:=IF([.M59]&lt;&gt;&quot;NA&quot;;-[.G59]-([.M59]+[.N59])/2-[.N59]/2;-[.G59])" office:value-type="float" office:value="-121.215">
            <text:p>−121.22</text:p>
          </table:table-cell>
          <table:table-cell table:style-name="ACE-1" table:formula="of:=IF([.M59]&lt;&gt;&quot;NA&quot;;SQRT((([.M59]-[.N59])/2)^2+[.H59]^2);[.H59])" office:value-type="float" office:value="1.8400000000000001">
            <text:p>1.84</text:p>
          </table:table-cell>
          <table:table-cell table:style-name="ACE-2" table:formula="of:=IF([.M59]&lt;&gt;&quot;NA&quot;;0;-1)" office:value-type="float" office:value="-1">
            <text:p>−1</text:p>
          </table:table-cell>
          <table:table-cell table:style-name="ACE-2" table:formula="of:=IF([.S59]&gt;0;[.S59];[.U59])" office:value-type="float" office:value="44604">
            <text:p>44604</text:p>
          </table:table-cell>
          <table:table-cell table:style-name="ACE-2" table:formula="of:=IF([.T59]&gt;0;[.T59];[.V59])" office:value-type="float" office:value="1111">
            <text:p>1111</text:p>
          </table:table-cell>
          <table:table-cell table:number-columns-repeated="224" table:style-name="ACE-0"/>
        </table:table-row>
        <table:table-row table:style-name="AROW-1">
          <table:table-cell table:style-name="ACE-0" office:value-type="string">
            <text:p>325-M0032A-19R-1W_3-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3</text:p>
          </table:table-cell>
          <table:table-cell table:style-name="ACE-1" office:value-type="float" office:value="123.13999999999999">
            <text:p>123.14</text:p>
          </table:table-cell>
          <table:table-cell table:style-name="ACE-0" office:value-type="float" office:value="1.79">
            <text:p>1.79</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61504">
            <text:p>61504</text:p>
          </table:table-cell>
          <table:table-cell table:style-name="ACE-0" office:value-type="float" office:value="369">
            <text:p>369</text:p>
          </table:table-cell>
          <table:table-cell table:style-name="ACE-0" table:formula="of:=IF([.Q60]&gt;0;&quot;marine&quot;;&quot;&quot;)" office:value-type="string" office:string-value="">
            <text:p/>
          </table:table-cell>
          <table:table-cell table:style-name="ACE-0" table:formula="of:=IF([.U60]&gt;0;&quot;U-Th&quot;;&quot;&quot;)" office:value-type="string" office:string-value="U-Th">
            <text:p>U-Th</text:p>
          </table:table-cell>
          <table:table-cell table:style-name="ACE-0" office:value-type="string">
            <text:p>U-Th</text:p>
          </table:table-cell>
          <table:table-cell table:style-name="ACE-0" office:value-type="string">
            <text:p>325-M0032A-19R-1W_3-5</text:p>
          </table:table-cell>
          <table:table-cell table:style-name="ACE-1" table:formula="of:=IF([.M60]&lt;&gt;&quot;NA&quot;;-[.G60]+([.M60]-[.N60])/2-[.N60];-[.G60])" office:value-type="float" office:value="-123.13999999999999">
            <text:p>−123.14</text:p>
          </table:table-cell>
          <table:table-cell table:style-name="ACE-1" table:formula="of:=IF([.M60]&lt;&gt;&quot;NA&quot;;-[.G60]-([.M60]+[.N60])/2-[.N60]/2;-[.G60])" office:value-type="float" office:value="-123.13999999999999">
            <text:p>−123.14</text:p>
          </table:table-cell>
          <table:table-cell table:style-name="ACE-1" table:formula="of:=IF([.M60]&lt;&gt;&quot;NA&quot;;SQRT((([.M60]-[.N60])/2)^2+[.H60]^2);[.H60])" office:value-type="float" office:value="1.79">
            <text:p>1.79</text:p>
          </table:table-cell>
          <table:table-cell table:style-name="ACE-2" table:formula="of:=IF([.M60]&lt;&gt;&quot;NA&quot;;0;-1)" office:value-type="float" office:value="-1">
            <text:p>−1</text:p>
          </table:table-cell>
          <table:table-cell table:style-name="ACE-2" table:formula="of:=IF([.S60]&gt;0;[.S60];[.U60])" office:value-type="float" office:value="61504">
            <text:p>61504</text:p>
          </table:table-cell>
          <table:table-cell table:style-name="ACE-2" table:formula="of:=IF([.T60]&gt;0;[.T60];[.V60])" office:value-type="float" office:value="369">
            <text:p>369</text:p>
          </table:table-cell>
          <table:table-cell table:number-columns-repeated="224" table:style-name="ACE-0"/>
        </table:table-row>
        <table:table-row table:style-name="AROW-1">
          <table:table-cell table:style-name="ACE-0" office:value-type="string">
            <text:p>325-M0033A-01R-1W_15-1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0625</text:p>
          </table:table-cell>
          <table:table-cell table:style-name="ACE-1" office:value-type="float" office:value="92.159999999999997">
            <text:p>92.16</text:p>
          </table:table-cell>
          <table:table-cell table:style-name="ACE-0" office:value-type="float" office:value="1.1299999999999999">
            <text:p>1.13</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60">
            <text:p>60</text:p>
          </table:table-cell>
          <table:table-cell table:style-name="ACE-0" office:value-type="float" office:value="20">
            <text:p>20</text:p>
          </table:table-cell>
          <table:table-cell table:style-name="ACE-1" office:value-type="float" office:value="-3.5173000000000001">
            <text:p>−3.52</text:p>
          </table:table-cell>
          <table:table-cell table:style-name="ACE-1" office:value-type="float" office:value="0.53400000000000003">
            <text:p>0.53</text:p>
          </table:table-cell>
          <table:table-cell table:style-name="ACE-2" office:value-type="float" office:value="10610">
            <text:p>10610</text:p>
          </table:table-cell>
          <table:table-cell table:style-name="ACE-2" office:value-type="float" office:value="45">
            <text:p>45</text:p>
          </table:table-cell>
          <table:table-cell table:style-name="ACE-0" office:value-type="float" office:value="11889">
            <text:p>11889</text:p>
          </table:table-cell>
          <table:table-cell table:style-name="ACE-0" office:value-type="float" office:value="216">
            <text:p>216</text:p>
          </table:table-cell>
          <table:table-cell table:number-columns-repeated="2" table:style-name="ACE-0"/>
          <table:table-cell table:style-name="ACE-0" table:formula="of:=IF([.Q61]&gt;0;&quot;marine&quot;;&quot;&quot;)" office:value-type="string" office:string-value="marine">
            <text:p>marine</text:p>
          </table:table-cell>
          <table:table-cell table:style-name="ACE-0" table:formula="of:=IF([.U61]&gt;0;&quot;U-Th&quot;;&quot;&quot;)" office:value-type="string" office:string-value="">
            <text:p/>
          </table:table-cell>
          <table:table-cell table:style-name="ACE-0" office:value-type="string">
            <text:p>marine</text:p>
          </table:table-cell>
          <table:table-cell table:style-name="ACE-0" office:value-type="string">
            <text:p>325-M0033A-01R-1W_15-17</text:p>
          </table:table-cell>
          <table:table-cell table:style-name="ACE-1" table:formula="of:=IF([.M61]&lt;&gt;&quot;NA&quot;;-[.G61]+([.M61]-[.N61])/2-[.N61];-[.G61])" office:value-type="float" office:value="-92.159999999999997">
            <text:p>−92.16</text:p>
          </table:table-cell>
          <table:table-cell table:style-name="ACE-1" table:formula="of:=IF([.M61]&lt;&gt;&quot;NA&quot;;-[.G61]-([.M61]+[.N61])/2-[.N61]/2;-[.G61])" office:value-type="float" office:value="-142.16">
            <text:p>−142.16</text:p>
          </table:table-cell>
          <table:table-cell table:style-name="ACE-1" table:formula="of:=IF([.M61]&lt;&gt;&quot;NA&quot;;SQRT((([.M61]-[.N61])/2)^2+[.H61]^2);[.H61])" office:value-type="float" office:value="20.031897064432016">
            <text:p>20.03</text:p>
          </table:table-cell>
          <table:table-cell table:style-name="ACE-2" table:formula="of:=IF([.M61]&lt;&gt;&quot;NA&quot;;0;-1)" office:value-type="float" office:value="0">
            <text:p>0</text:p>
          </table:table-cell>
          <table:table-cell table:style-name="ACE-2" table:formula="of:=IF([.S61]&gt;0;[.S61];[.U61])" office:value-type="float" office:value="11889">
            <text:p>11889</text:p>
          </table:table-cell>
          <table:table-cell table:style-name="ACE-2" table:formula="of:=IF([.T61]&gt;0;[.T61];[.V61])" office:value-type="float" office:value="216">
            <text:p>216</text:p>
          </table:table-cell>
          <table:table-cell table:number-columns-repeated="224" table:style-name="ACE-0"/>
        </table:table-row>
        <table:table-row table:style-name="AROW-1">
          <table:table-cell table:style-name="ACE-0" office:value-type="string">
            <text:p>325-M0033A-01R-1W_5-7</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NU-27014</text:p>
          </table:table-cell>
          <table:table-cell table:style-name="ACE-1" office:value-type="float" office:value="92.060000000000002">
            <text:p>92.06</text:p>
          </table:table-cell>
          <table:table-cell table:style-name="ACE-0" office:value-type="float" office:value="1.1299999999999999">
            <text:p>1.13</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60">
            <text:p>60</text:p>
          </table:table-cell>
          <table:table-cell table:style-name="ACE-0" office:value-type="float" office:value="20">
            <text:p>20</text:p>
          </table:table-cell>
          <table:table-cell table:style-name="ACE-1" office:value-type="float" office:value="-3.7448000000000001">
            <text:p>−3.74</text:p>
          </table:table-cell>
          <table:table-cell table:style-name="ACE-1" office:value-type="float" office:value="0.73399999999999999">
            <text:p>0.73</text:p>
          </table:table-cell>
          <table:table-cell table:style-name="ACE-2" office:value-type="float" office:value="9705">
            <text:p>9705</text:p>
          </table:table-cell>
          <table:table-cell table:style-name="ACE-2" office:value-type="float" office:value="40">
            <text:p>40</text:p>
          </table:table-cell>
          <table:table-cell table:style-name="ACE-0" office:value-type="float" office:value="10601">
            <text:p>10601</text:p>
          </table:table-cell>
          <table:table-cell table:style-name="ACE-0" office:value-type="float" office:value="114">
            <text:p>114</text:p>
          </table:table-cell>
          <table:table-cell table:number-columns-repeated="2" table:style-name="ACE-0"/>
          <table:table-cell table:style-name="ACE-0" table:formula="of:=IF([.Q62]&gt;0;&quot;marine&quot;;&quot;&quot;)" office:value-type="string" office:string-value="marine">
            <text:p>marine</text:p>
          </table:table-cell>
          <table:table-cell table:style-name="ACE-0" table:formula="of:=IF([.U62]&gt;0;&quot;U-Th&quot;;&quot;&quot;)" office:value-type="string" office:string-value="">
            <text:p/>
          </table:table-cell>
          <table:table-cell table:style-name="ACE-0" office:value-type="string">
            <text:p>marine</text:p>
          </table:table-cell>
          <table:table-cell table:style-name="ACE-0" office:value-type="string">
            <text:p>325-M0033A-01R-1W_5-7</text:p>
          </table:table-cell>
          <table:table-cell table:style-name="ACE-1" table:formula="of:=IF([.M62]&lt;&gt;&quot;NA&quot;;-[.G62]+([.M62]-[.N62])/2-[.N62];-[.G62])" office:value-type="float" office:value="-92.060000000000002">
            <text:p>−92.06</text:p>
          </table:table-cell>
          <table:table-cell table:style-name="ACE-1" table:formula="of:=IF([.M62]&lt;&gt;&quot;NA&quot;;-[.G62]-([.M62]+[.N62])/2-[.N62]/2;-[.G62])" office:value-type="float" office:value="-142.06">
            <text:p>−142.06</text:p>
          </table:table-cell>
          <table:table-cell table:style-name="ACE-1" table:formula="of:=IF([.M62]&lt;&gt;&quot;NA&quot;;SQRT((([.M62]-[.N62])/2)^2+[.H62]^2);[.H62])" office:value-type="float" office:value="20.031897064432016">
            <text:p>20.03</text:p>
          </table:table-cell>
          <table:table-cell table:style-name="ACE-2" table:formula="of:=IF([.M62]&lt;&gt;&quot;NA&quot;;0;-1)" office:value-type="float" office:value="0">
            <text:p>0</text:p>
          </table:table-cell>
          <table:table-cell table:style-name="ACE-2" table:formula="of:=IF([.S62]&gt;0;[.S62];[.U62])" office:value-type="float" office:value="10601">
            <text:p>10601</text:p>
          </table:table-cell>
          <table:table-cell table:style-name="ACE-2" table:formula="of:=IF([.T62]&gt;0;[.T62];[.V62])" office:value-type="float" office:value="114">
            <text:p>114</text:p>
          </table:table-cell>
          <table:table-cell table:number-columns-repeated="224" table:style-name="ACE-0"/>
        </table:table-row>
        <table:table-row table:style-name="AROW-1">
          <table:table-cell table:style-name="ACE-0" office:value-type="string">
            <text:p>325-M0033A-02R-1W_27-3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531</text:p>
          </table:table-cell>
          <table:table-cell table:style-name="ACE-1" office:value-type="float" office:value="93.784999999999997">
            <text:p>93.78</text:p>
          </table:table-cell>
          <table:table-cell table:style-name="ACE-0" office:value-type="float" office:value="1.0700000000000001">
            <text:p>1.0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11.7902">
            <text:p>−11.79</text:p>
          </table:table-cell>
          <table:table-cell table:style-name="ACE-1" office:value-type="float" office:value="0.67200000000000004">
            <text:p>0.67</text:p>
          </table:table-cell>
          <table:table-cell table:style-name="ACE-2" office:value-type="float" office:value="11605">
            <text:p>11605</text:p>
          </table:table-cell>
          <table:table-cell table:style-name="ACE-2" office:value-type="float" office:value="40">
            <text:p>40</text:p>
          </table:table-cell>
          <table:table-cell table:style-name="ACE-0" office:value-type="float" office:value="13064">
            <text:p>13064</text:p>
          </table:table-cell>
          <table:table-cell table:style-name="ACE-0" office:value-type="float" office:value="146">
            <text:p>146</text:p>
          </table:table-cell>
          <table:table-cell table:number-columns-repeated="2" table:style-name="ACE-0"/>
          <table:table-cell table:style-name="ACE-0" table:formula="of:=IF([.Q63]&gt;0;&quot;marine&quot;;&quot;&quot;)" office:value-type="string" office:string-value="marine">
            <text:p>marine</text:p>
          </table:table-cell>
          <table:table-cell table:style-name="ACE-0" table:formula="of:=IF([.U63]&gt;0;&quot;U-Th&quot;;&quot;&quot;)" office:value-type="string" office:string-value="">
            <text:p/>
          </table:table-cell>
          <table:table-cell table:style-name="ACE-0" office:value-type="string">
            <text:p>marine</text:p>
          </table:table-cell>
          <table:table-cell table:style-name="ACE-0" office:value-type="string">
            <text:p>325-M0033A-02R-1W_27-30</text:p>
          </table:table-cell>
          <table:table-cell table:style-name="ACE-1" table:formula="of:=IF([.M63]&lt;&gt;&quot;NA&quot;;-[.G63]+([.M63]-[.N63])/2-[.N63];-[.G63])" office:value-type="float" office:value="-93.784999999999997">
            <text:p>−93.78</text:p>
          </table:table-cell>
          <table:table-cell table:style-name="ACE-1" table:formula="of:=IF([.M63]&lt;&gt;&quot;NA&quot;;-[.G63]-([.M63]+[.N63])/2-[.N63]/2;-[.G63])" office:value-type="float" office:value="-93.784999999999997">
            <text:p>−93.78</text:p>
          </table:table-cell>
          <table:table-cell table:style-name="ACE-1" table:formula="of:=IF([.M63]&lt;&gt;&quot;NA&quot;;SQRT((([.M63]-[.N63])/2)^2+[.H63]^2);[.H63])" office:value-type="float" office:value="1.0700000000000001">
            <text:p>1.07</text:p>
          </table:table-cell>
          <table:table-cell table:style-name="ACE-2" table:formula="of:=IF([.M63]&lt;&gt;&quot;NA&quot;;0;-1)" office:value-type="float" office:value="-1">
            <text:p>−1</text:p>
          </table:table-cell>
          <table:table-cell table:style-name="ACE-2" table:formula="of:=IF([.S63]&gt;0;[.S63];[.U63])" office:value-type="float" office:value="13064">
            <text:p>13064</text:p>
          </table:table-cell>
          <table:table-cell table:style-name="ACE-2" table:formula="of:=IF([.T63]&gt;0;[.T63];[.V63])" office:value-type="float" office:value="146">
            <text:p>146</text:p>
          </table:table-cell>
          <table:table-cell table:number-columns-repeated="224" table:style-name="ACE-0"/>
        </table:table-row>
        <table:table-row table:style-name="AROW-1">
          <table:table-cell table:style-name="ACE-0" office:value-type="string">
            <text:p>325-M0033A-02R-1W_27-30B</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4320</text:p>
          </table:table-cell>
          <table:table-cell table:style-name="ACE-1" office:value-type="float" office:value="93.784999999999997">
            <text:p>93.78</text:p>
          </table:table-cell>
          <table:table-cell table:style-name="ACE-0" office:value-type="float" office:value="1.0700000000000001">
            <text:p>1.07</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3.6371982386547983">
            <text:p>3.64</text:p>
          </table:table-cell>
          <table:table-cell table:style-name="ACE-1" office:value-type="float" office:value="2.613954462283131">
            <text:p>2.61</text:p>
          </table:table-cell>
          <table:table-cell table:style-name="ACE-2" office:value-type="float" office:value="11696.763039795658">
            <text:p>11697</text:p>
          </table:table-cell>
          <table:table-cell table:style-name="ACE-2" office:value-type="float" office:value="46.387654627271289">
            <text:p>46</text:p>
          </table:table-cell>
          <table:table-cell table:style-name="ACE-0" office:value-type="float" office:value="13176">
            <text:p>13176</text:p>
          </table:table-cell>
          <table:table-cell table:style-name="ACE-0" office:value-type="float" office:value="117">
            <text:p>117</text:p>
          </table:table-cell>
          <table:table-cell table:number-columns-repeated="2" table:style-name="ACE-0"/>
          <table:table-cell table:style-name="ACE-0" table:formula="of:=IF([.Q64]&gt;0;&quot;marine&quot;;&quot;&quot;)" office:value-type="string" office:string-value="marine">
            <text:p>marine</text:p>
          </table:table-cell>
          <table:table-cell table:style-name="ACE-0" table:formula="of:=IF([.U64]&gt;0;&quot;U-Th&quot;;&quot;&quot;)" office:value-type="string" office:string-value="">
            <text:p/>
          </table:table-cell>
          <table:table-cell table:style-name="ACE-0" office:value-type="string">
            <text:p>marine</text:p>
          </table:table-cell>
          <table:table-cell table:style-name="ACE-0" office:value-type="string">
            <text:p>325-M0033A-02R-1W_27-30B</text:p>
          </table:table-cell>
          <table:table-cell table:style-name="ACE-1" table:formula="of:=IF([.M64]&lt;&gt;&quot;NA&quot;;-[.G64]+([.M64]-[.N64])/2-[.N64];-[.G64])" office:value-type="float" office:value="-93.784999999999997">
            <text:p>−93.78</text:p>
          </table:table-cell>
          <table:table-cell table:style-name="ACE-1" table:formula="of:=IF([.M64]&lt;&gt;&quot;NA&quot;;-[.G64]-([.M64]+[.N64])/2-[.N64]/2;-[.G64])" office:value-type="float" office:value="-93.784999999999997">
            <text:p>−93.78</text:p>
          </table:table-cell>
          <table:table-cell table:style-name="ACE-1" table:formula="of:=IF([.M64]&lt;&gt;&quot;NA&quot;;SQRT((([.M64]-[.N64])/2)^2+[.H64]^2);[.H64])" office:value-type="float" office:value="1.0700000000000001">
            <text:p>1.07</text:p>
          </table:table-cell>
          <table:table-cell table:style-name="ACE-2" table:formula="of:=IF([.M64]&lt;&gt;&quot;NA&quot;;0;-1)" office:value-type="float" office:value="-1">
            <text:p>−1</text:p>
          </table:table-cell>
          <table:table-cell table:style-name="ACE-2" table:formula="of:=IF([.S64]&gt;0;[.S64];[.U64])" office:value-type="float" office:value="13176">
            <text:p>13176</text:p>
          </table:table-cell>
          <table:table-cell table:style-name="ACE-2" table:formula="of:=IF([.T64]&gt;0;[.T64];[.V64])" office:value-type="float" office:value="117">
            <text:p>117</text:p>
          </table:table-cell>
          <table:table-cell table:number-columns-repeated="224" table:style-name="ACE-0"/>
        </table:table-row>
        <table:table-row table:style-name="AROW-1">
          <table:table-cell table:style-name="ACE-0" office:value-type="string">
            <text:p>325-M0033A-03R-1W_22-2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5339</text:p>
          </table:table-cell>
          <table:table-cell table:style-name="ACE-1" office:value-type="float" office:value="95.245000000000005">
            <text:p>95.25</text:p>
          </table:table-cell>
          <table:table-cell table:style-name="ACE-0" office:value-type="float" office:value="1.0700000000000001">
            <text:p>1.0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0.58169999999999999">
            <text:p>0.58</text:p>
          </table:table-cell>
          <table:table-cell table:style-name="ACE-1" office:value-type="float" office:value="0.51900000000000002">
            <text:p>0.52</text:p>
          </table:table-cell>
          <table:table-cell table:style-name="ACE-2" office:value-type="float" office:value="12220">
            <text:p>12220</text:p>
          </table:table-cell>
          <table:table-cell table:style-name="ACE-2" office:value-type="float" office:value="45">
            <text:p>45</text:p>
          </table:table-cell>
          <table:table-cell table:style-name="ACE-0" office:value-type="float" office:value="13655">
            <text:p>13655</text:p>
          </table:table-cell>
          <table:table-cell table:style-name="ACE-0" office:value-type="float" office:value="159">
            <text:p>159</text:p>
          </table:table-cell>
          <table:table-cell table:number-columns-repeated="2" table:style-name="ACE-0"/>
          <table:table-cell table:style-name="ACE-0" table:formula="of:=IF([.Q65]&gt;0;&quot;marine&quot;;&quot;&quot;)" office:value-type="string" office:string-value="marine">
            <text:p>marine</text:p>
          </table:table-cell>
          <table:table-cell table:style-name="ACE-0" table:formula="of:=IF([.U65]&gt;0;&quot;U-Th&quot;;&quot;&quot;)" office:value-type="string" office:string-value="">
            <text:p/>
          </table:table-cell>
          <table:table-cell table:style-name="ACE-0" office:value-type="string">
            <text:p>marine</text:p>
          </table:table-cell>
          <table:table-cell table:style-name="ACE-0" office:value-type="string">
            <text:p>325-M0033A-03R-1W_22-27</text:p>
          </table:table-cell>
          <table:table-cell table:style-name="ACE-1" table:formula="of:=IF([.M65]&lt;&gt;&quot;NA&quot;;-[.G65]+([.M65]-[.N65])/2-[.N65];-[.G65])" office:value-type="float" office:value="-95.245000000000005">
            <text:p>−95.25</text:p>
          </table:table-cell>
          <table:table-cell table:style-name="ACE-1" table:formula="of:=IF([.M65]&lt;&gt;&quot;NA&quot;;-[.G65]-([.M65]+[.N65])/2-[.N65]/2;-[.G65])" office:value-type="float" office:value="-95.245000000000005">
            <text:p>−95.25</text:p>
          </table:table-cell>
          <table:table-cell table:style-name="ACE-1" table:formula="of:=IF([.M65]&lt;&gt;&quot;NA&quot;;SQRT((([.M65]-[.N65])/2)^2+[.H65]^2);[.H65])" office:value-type="float" office:value="1.0700000000000001">
            <text:p>1.07</text:p>
          </table:table-cell>
          <table:table-cell table:style-name="ACE-2" table:formula="of:=IF([.M65]&lt;&gt;&quot;NA&quot;;0;-1)" office:value-type="float" office:value="-1">
            <text:p>−1</text:p>
          </table:table-cell>
          <table:table-cell table:style-name="ACE-2" table:formula="of:=IF([.S65]&gt;0;[.S65];[.U65])" office:value-type="float" office:value="13655">
            <text:p>13655</text:p>
          </table:table-cell>
          <table:table-cell table:style-name="ACE-2" table:formula="of:=IF([.T65]&gt;0;[.T65];[.V65])" office:value-type="float" office:value="159">
            <text:p>159</text:p>
          </table:table-cell>
          <table:table-cell table:number-columns-repeated="224" table:style-name="ACE-0"/>
        </table:table-row>
        <table:table-row table:style-name="AROW-1">
          <table:table-cell table:style-name="ACE-0" office:value-type="string">
            <text:p>325-M0033A-03R-1W_28-3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532</text:p>
          </table:table-cell>
          <table:table-cell table:style-name="ACE-1" office:value-type="float" office:value="95.290000000000006">
            <text:p>95.29</text:p>
          </table:table-cell>
          <table:table-cell table:style-name="ACE-0" office:value-type="float" office:value="1.0700000000000001">
            <text:p>1.0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9.9688999999999997">
            <text:p>−9.97</text:p>
          </table:table-cell>
          <table:table-cell table:style-name="ACE-1" office:value-type="float" office:value="0.56799999999999995">
            <text:p>0.57</text:p>
          </table:table-cell>
          <table:table-cell table:style-name="ACE-2" office:value-type="float" office:value="12065">
            <text:p>12065</text:p>
          </table:table-cell>
          <table:table-cell table:style-name="ACE-2" office:value-type="float" office:value="40">
            <text:p>40</text:p>
          </table:table-cell>
          <table:table-cell table:style-name="ACE-0" office:value-type="float" office:value="13508">
            <text:p>13508</text:p>
          </table:table-cell>
          <table:table-cell table:style-name="ACE-0" office:value-type="float" office:value="139">
            <text:p>139</text:p>
          </table:table-cell>
          <table:table-cell table:number-columns-repeated="2" table:style-name="ACE-0"/>
          <table:table-cell table:style-name="ACE-0" table:formula="of:=IF([.Q66]&gt;0;&quot;marine&quot;;&quot;&quot;)" office:value-type="string" office:string-value="marine">
            <text:p>marine</text:p>
          </table:table-cell>
          <table:table-cell table:style-name="ACE-0" table:formula="of:=IF([.U66]&gt;0;&quot;U-Th&quot;;&quot;&quot;)" office:value-type="string" office:string-value="">
            <text:p/>
          </table:table-cell>
          <table:table-cell table:style-name="ACE-0" office:value-type="string">
            <text:p>marine</text:p>
          </table:table-cell>
          <table:table-cell table:style-name="ACE-0" office:value-type="string">
            <text:p>325-M0033A-03R-1W_28-30</text:p>
          </table:table-cell>
          <table:table-cell table:style-name="ACE-1" table:formula="of:=IF([.M66]&lt;&gt;&quot;NA&quot;;-[.G66]+([.M66]-[.N66])/2-[.N66];-[.G66])" office:value-type="float" office:value="-95.290000000000006">
            <text:p>−95.29</text:p>
          </table:table-cell>
          <table:table-cell table:style-name="ACE-1" table:formula="of:=IF([.M66]&lt;&gt;&quot;NA&quot;;-[.G66]-([.M66]+[.N66])/2-[.N66]/2;-[.G66])" office:value-type="float" office:value="-95.290000000000006">
            <text:p>−95.29</text:p>
          </table:table-cell>
          <table:table-cell table:style-name="ACE-1" table:formula="of:=IF([.M66]&lt;&gt;&quot;NA&quot;;SQRT((([.M66]-[.N66])/2)^2+[.H66]^2);[.H66])" office:value-type="float" office:value="1.0700000000000001">
            <text:p>1.07</text:p>
          </table:table-cell>
          <table:table-cell table:style-name="ACE-2" table:formula="of:=IF([.M66]&lt;&gt;&quot;NA&quot;;0;-1)" office:value-type="float" office:value="-1">
            <text:p>−1</text:p>
          </table:table-cell>
          <table:table-cell table:style-name="ACE-2" table:formula="of:=IF([.S66]&gt;0;[.S66];[.U66])" office:value-type="float" office:value="13508">
            <text:p>13508</text:p>
          </table:table-cell>
          <table:table-cell table:style-name="ACE-2" table:formula="of:=IF([.T66]&gt;0;[.T66];[.V66])" office:value-type="float" office:value="139">
            <text:p>139</text:p>
          </table:table-cell>
          <table:table-cell table:number-columns-repeated="224" table:style-name="ACE-0"/>
        </table:table-row>
        <table:table-row table:style-name="AROW-1">
          <table:table-cell table:style-name="ACE-0" office:value-type="string">
            <text:p>325-M0033A-03R-2W_4-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14212</text:p>
          </table:table-cell>
          <table:table-cell table:style-name="ACE-1" office:value-type="float" office:value="95.379999999999995">
            <text:p>95.38</text:p>
          </table:table-cell>
          <table:table-cell table:style-name="ACE-0" office:value-type="float" office:value="1.0700000000000001">
            <text:p>1.07</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27.698799999999999">
            <text:p>−27.70</text:p>
          </table:table-cell>
          <table:table-cell table:style-name="ACE-1" office:value-type="float" office:value="0.436">
            <text:p>0.44</text:p>
          </table:table-cell>
          <table:table-cell table:style-name="ACE-2" office:value-type="float" office:value="12520">
            <text:p>12520</text:p>
          </table:table-cell>
          <table:table-cell table:style-name="ACE-2" office:value-type="float" office:value="40">
            <text:p>40</text:p>
          </table:table-cell>
          <table:table-cell table:style-name="ACE-0" office:value-type="float" office:value="13955">
            <text:p>13955</text:p>
          </table:table-cell>
          <table:table-cell table:style-name="ACE-0" office:value-type="float" office:value="155">
            <text:p>155</text:p>
          </table:table-cell>
          <table:table-cell table:number-columns-repeated="2" table:style-name="ACE-0"/>
          <table:table-cell table:style-name="ACE-0" table:formula="of:=IF([.Q67]&gt;0;&quot;marine&quot;;&quot;&quot;)" office:value-type="string" office:string-value="marine">
            <text:p>marine</text:p>
          </table:table-cell>
          <table:table-cell table:style-name="ACE-0" table:formula="of:=IF([.U67]&gt;0;&quot;U-Th&quot;;&quot;&quot;)" office:value-type="string" office:string-value="">
            <text:p/>
          </table:table-cell>
          <table:table-cell table:style-name="ACE-0" office:value-type="string">
            <text:p>marine</text:p>
          </table:table-cell>
          <table:table-cell table:style-name="ACE-0" office:value-type="string">
            <text:p>325-M0033A-03R-2W_4-6</text:p>
          </table:table-cell>
          <table:table-cell table:style-name="ACE-1" table:formula="of:=IF([.M67]&lt;&gt;&quot;NA&quot;;-[.G67]+([.M67]-[.N67])/2-[.N67];-[.G67])" office:value-type="float" office:value="-95.379999999999995">
            <text:p>−95.38</text:p>
          </table:table-cell>
          <table:table-cell table:style-name="ACE-1" table:formula="of:=IF([.M67]&lt;&gt;&quot;NA&quot;;-[.G67]-([.M67]+[.N67])/2-[.N67]/2;-[.G67])" office:value-type="float" office:value="-95.379999999999995">
            <text:p>−95.38</text:p>
          </table:table-cell>
          <table:table-cell table:style-name="ACE-1" table:formula="of:=IF([.M67]&lt;&gt;&quot;NA&quot;;SQRT((([.M67]-[.N67])/2)^2+[.H67]^2);[.H67])" office:value-type="float" office:value="1.0700000000000001">
            <text:p>1.07</text:p>
          </table:table-cell>
          <table:table-cell table:style-name="ACE-2" table:formula="of:=IF([.M67]&lt;&gt;&quot;NA&quot;;0;-1)" office:value-type="float" office:value="-1">
            <text:p>−1</text:p>
          </table:table-cell>
          <table:table-cell table:style-name="ACE-2" table:formula="of:=IF([.S67]&gt;0;[.S67];[.U67])" office:value-type="float" office:value="13955">
            <text:p>13955</text:p>
          </table:table-cell>
          <table:table-cell table:style-name="ACE-2" table:formula="of:=IF([.T67]&gt;0;[.T67];[.V67])" office:value-type="float" office:value="155">
            <text:p>155</text:p>
          </table:table-cell>
          <table:table-cell table:number-columns-repeated="224" table:style-name="ACE-0"/>
        </table:table-row>
        <table:table-row table:style-name="AROW-1">
          <table:table-cell table:style-name="ACE-0" office:value-type="string">
            <text:p>325-M0033A-03R-CCW_0-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95.364999999999995">
            <text:p>95.36</text:p>
          </table:table-cell>
          <table:table-cell table:style-name="ACE-0" office:value-type="float" office:value="1.0700000000000001">
            <text:p>1.07</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4031">
            <text:p>14031</text:p>
          </table:table-cell>
          <table:table-cell table:style-name="ACE-0" office:value-type="float" office:value="13">
            <text:p>13</text:p>
          </table:table-cell>
          <table:table-cell table:style-name="ACE-0" table:formula="of:=IF([.Q68]&gt;0;&quot;marine&quot;;&quot;&quot;)" office:value-type="string" office:string-value="">
            <text:p/>
          </table:table-cell>
          <table:table-cell table:style-name="ACE-0" table:formula="of:=IF([.U68]&gt;0;&quot;U-Th&quot;;&quot;&quot;)" office:value-type="string" office:string-value="U-Th">
            <text:p>U-Th</text:p>
          </table:table-cell>
          <table:table-cell table:style-name="ACE-0" office:value-type="string">
            <text:p>U-Th</text:p>
          </table:table-cell>
          <table:table-cell table:style-name="ACE-0" office:value-type="string">
            <text:p>325-M0033A-03R-CCW_0-7</text:p>
          </table:table-cell>
          <table:table-cell table:style-name="ACE-1" table:formula="of:=IF([.M68]&lt;&gt;&quot;NA&quot;;-[.G68]+([.M68]-[.N68])/2-[.N68];-[.G68])" office:value-type="float" office:value="-95.364999999999995">
            <text:p>−95.36</text:p>
          </table:table-cell>
          <table:table-cell table:style-name="ACE-1" table:formula="of:=IF([.M68]&lt;&gt;&quot;NA&quot;;-[.G68]-([.M68]+[.N68])/2-[.N68]/2;-[.G68])" office:value-type="float" office:value="-95.364999999999995">
            <text:p>−95.36</text:p>
          </table:table-cell>
          <table:table-cell table:style-name="ACE-1" table:formula="of:=IF([.M68]&lt;&gt;&quot;NA&quot;;SQRT((([.M68]-[.N68])/2)^2+[.H68]^2);[.H68])" office:value-type="float" office:value="1.0700000000000001">
            <text:p>1.07</text:p>
          </table:table-cell>
          <table:table-cell table:style-name="ACE-2" table:formula="of:=IF([.M68]&lt;&gt;&quot;NA&quot;;0;-1)" office:value-type="float" office:value="-1">
            <text:p>−1</text:p>
          </table:table-cell>
          <table:table-cell table:style-name="ACE-2" table:formula="of:=IF([.S68]&gt;0;[.S68];[.U68])" office:value-type="float" office:value="14031">
            <text:p>14031</text:p>
          </table:table-cell>
          <table:table-cell table:style-name="ACE-2" table:formula="of:=IF([.T68]&gt;0;[.T68];[.V68])" office:value-type="float" office:value="13">
            <text:p>13</text:p>
          </table:table-cell>
          <table:table-cell table:number-columns-repeated="224" table:style-name="ACE-0"/>
        </table:table-row>
        <table:table-row table:style-name="AROW-1">
          <table:table-cell table:style-name="ACE-0" office:value-type="string">
            <text:p>325-M0033A-03R-CCW_4-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0626</text:p>
          </table:table-cell>
          <table:table-cell table:style-name="ACE-1" office:value-type="float" office:value="95.379999999999995">
            <text:p>95.38</text:p>
          </table:table-cell>
          <table:table-cell table:style-name="ACE-0" office:value-type="float" office:value="1.0700000000000001">
            <text:p>1.07</text:p>
          </table:table-cell>
          <table:table-cell table:style-name="ACE-0" office:value-type="string">
            <text:p>Coral</text:p>
          </table:table-cell>
          <table:table-cell table:style-name="ACE-0" office:value-type="string">
            <text:p>Mille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5.4531000000000001">
            <text:p>5.45</text:p>
          </table:table-cell>
          <table:table-cell table:style-name="ACE-1" office:value-type="float" office:value="0.91000000000000003">
            <text:p>0.91</text:p>
          </table:table-cell>
          <table:table-cell table:style-name="ACE-2" office:value-type="float" office:value="12880">
            <text:p>12880</text:p>
          </table:table-cell>
          <table:table-cell table:style-name="ACE-2" office:value-type="float" office:value="50">
            <text:p>50</text:p>
          </table:table-cell>
          <table:table-cell table:style-name="ACE-0" office:value-type="float" office:value="14633">
            <text:p>14633</text:p>
          </table:table-cell>
          <table:table-cell table:style-name="ACE-0" office:value-type="float" office:value="370">
            <text:p>370</text:p>
          </table:table-cell>
          <table:table-cell table:number-columns-repeated="2" table:style-name="ACE-0"/>
          <table:table-cell table:style-name="ACE-0" table:formula="of:=IF([.Q69]&gt;0;&quot;marine&quot;;&quot;&quot;)" office:value-type="string" office:string-value="marine">
            <text:p>marine</text:p>
          </table:table-cell>
          <table:table-cell table:style-name="ACE-0" table:formula="of:=IF([.U69]&gt;0;&quot;U-Th&quot;;&quot;&quot;)" office:value-type="string" office:string-value="">
            <text:p/>
          </table:table-cell>
          <table:table-cell table:style-name="ACE-0" office:value-type="string">
            <text:p>marine</text:p>
          </table:table-cell>
          <table:table-cell table:style-name="ACE-0" office:value-type="string">
            <text:p>325-M0033A-03R-CCW_4-6</text:p>
          </table:table-cell>
          <table:table-cell table:style-name="ACE-1" table:formula="of:=IF([.M69]&lt;&gt;&quot;NA&quot;;-[.G69]+([.M69]-[.N69])/2-[.N69];-[.G69])" office:value-type="float" office:value="-95.379999999999995">
            <text:p>−95.38</text:p>
          </table:table-cell>
          <table:table-cell table:style-name="ACE-1" table:formula="of:=IF([.M69]&lt;&gt;&quot;NA&quot;;-[.G69]-([.M69]+[.N69])/2-[.N69]/2;-[.G69])" office:value-type="float" office:value="-95.379999999999995">
            <text:p>−95.38</text:p>
          </table:table-cell>
          <table:table-cell table:style-name="ACE-1" table:formula="of:=IF([.M69]&lt;&gt;&quot;NA&quot;;SQRT((([.M69]-[.N69])/2)^2+[.H69]^2);[.H69])" office:value-type="float" office:value="1.0700000000000001">
            <text:p>1.07</text:p>
          </table:table-cell>
          <table:table-cell table:style-name="ACE-2" table:formula="of:=IF([.M69]&lt;&gt;&quot;NA&quot;;0;-1)" office:value-type="float" office:value="-1">
            <text:p>−1</text:p>
          </table:table-cell>
          <table:table-cell table:style-name="ACE-2" table:formula="of:=IF([.S69]&gt;0;[.S69];[.U69])" office:value-type="float" office:value="14633">
            <text:p>14633</text:p>
          </table:table-cell>
          <table:table-cell table:style-name="ACE-2" table:formula="of:=IF([.T69]&gt;0;[.T69];[.V69])" office:value-type="float" office:value="370">
            <text:p>370</text:p>
          </table:table-cell>
          <table:table-cell table:number-columns-repeated="224" table:style-name="ACE-0"/>
        </table:table-row>
        <table:table-row table:style-name="AROW-1">
          <table:table-cell table:style-name="ACE-0" office:value-type="string">
            <text:p>325-M0033A-04R-1W_12-14</text:p>
          </table:table-cell>
          <table:table-cell table:style-name="ACE-0" office:value-type="float" office:value="-19.68">
            <text:p>−19.68</text:p>
          </table:table-cell>
          <table:table-cell table:style-name="ACE-0" office:value-type="float" office:value="150.24000000000001">
            <text:p>150.24</text:p>
          </table:table-cell>
          <table:table-cell table:style-name="ACE-0"/>
          <table:table-cell table:style-name="ACE-0" office:value-type="string">
            <text:p>HY-19</text:p>
          </table:table-cell>
          <table:table-cell table:style-name="ACE-0" office:value-type="string">
            <text:p>SANU-24533</text:p>
          </table:table-cell>
          <table:table-cell table:style-name="ACE-1" office:value-type="float" office:value="96.629999999999995">
            <text:p>96.63</text:p>
          </table:table-cell>
          <table:table-cell table:style-name="ACE-0" office:value-type="float" office:value="1.1000000000000001">
            <text:p>1.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8.8424999999999994">
            <text:p>−8.84</text:p>
          </table:table-cell>
          <table:table-cell table:style-name="ACE-1" office:value-type="float" office:value="0.61599999999999999">
            <text:p>0.62</text:p>
          </table:table-cell>
          <table:table-cell table:style-name="ACE-2" office:value-type="float" office:value="12585">
            <text:p>12585</text:p>
          </table:table-cell>
          <table:table-cell table:style-name="ACE-2" office:value-type="float" office:value="45">
            <text:p>45</text:p>
          </table:table-cell>
          <table:table-cell table:style-name="ACE-0" office:value-type="float" office:value="14052">
            <text:p>14052</text:p>
          </table:table-cell>
          <table:table-cell table:style-name="ACE-0" office:value-type="float" office:value="146">
            <text:p>146</text:p>
          </table:table-cell>
          <table:table-cell table:number-columns-repeated="2" table:style-name="ACE-0"/>
          <table:table-cell table:style-name="ACE-0" table:formula="of:=IF([.Q70]&gt;0;&quot;marine&quot;;&quot;&quot;)" office:value-type="string" office:string-value="marine">
            <text:p>marine</text:p>
          </table:table-cell>
          <table:table-cell table:style-name="ACE-0" table:formula="of:=IF([.U70]&gt;0;&quot;U-Th&quot;;&quot;&quot;)" office:value-type="string" office:string-value="">
            <text:p/>
          </table:table-cell>
          <table:table-cell table:style-name="ACE-0" office:value-type="string">
            <text:p>marine</text:p>
          </table:table-cell>
          <table:table-cell table:style-name="ACE-0" office:value-type="string">
            <text:p>325-M0033A-04R-1W_12-14</text:p>
          </table:table-cell>
          <table:table-cell table:style-name="ACE-1" table:formula="of:=IF([.M70]&lt;&gt;&quot;NA&quot;;-[.G70]+([.M70]-[.N70])/2-[.N70];-[.G70])" office:value-type="float" office:value="-91.629999999999995">
            <text:p>−91.63</text:p>
          </table:table-cell>
          <table:table-cell table:style-name="ACE-1" table:formula="of:=IF([.M70]&lt;&gt;&quot;NA&quot;;-[.G70]-([.M70]+[.N70])/2-[.N70]/2;-[.G70])" office:value-type="float" office:value="-101.63">
            <text:p>−101.63</text:p>
          </table:table-cell>
          <table:table-cell table:style-name="ACE-1" table:formula="of:=IF([.M70]&lt;&gt;&quot;NA&quot;;SQRT((([.M70]-[.N70])/2)^2+[.H70]^2);[.H70])" office:value-type="float" office:value="5.1195702944680814">
            <text:p>5.12</text:p>
          </table:table-cell>
          <table:table-cell table:style-name="ACE-2" table:formula="of:=IF([.M70]&lt;&gt;&quot;NA&quot;;0;-1)" office:value-type="float" office:value="0">
            <text:p>0</text:p>
          </table:table-cell>
          <table:table-cell table:style-name="ACE-2" table:formula="of:=IF([.S70]&gt;0;[.S70];[.U70])" office:value-type="float" office:value="14052">
            <text:p>14052</text:p>
          </table:table-cell>
          <table:table-cell table:style-name="ACE-2" table:formula="of:=IF([.T70]&gt;0;[.T70];[.V70])" office:value-type="float" office:value="146">
            <text:p>146</text:p>
          </table:table-cell>
          <table:table-cell table:number-columns-repeated="224" table:style-name="ACE-0"/>
        </table:table-row>
        <table:table-row table:style-name="AROW-1">
          <table:table-cell table:style-name="ACE-0" office:value-type="string">
            <text:p>325-M0033A-04R-1W_12-14B</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4321</text:p>
          </table:table-cell>
          <table:table-cell table:style-name="ACE-1" office:value-type="float" office:value="96.629999999999995">
            <text:p>96.63</text:p>
          </table:table-cell>
          <table:table-cell table:style-name="ACE-0" office:value-type="float" office:value="1.1000000000000001">
            <text:p>1.1</text:p>
          </table:table-cell>
          <table:table-cell table:style-name="ACE-0" office:value-type="string">
            <text:p>Coralline <text:s/>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23066355883485809">
            <text:p>−0.23</text:p>
          </table:table-cell>
          <table:table-cell table:style-name="ACE-1" office:value-type="float" office:value="2.8211907756158086">
            <text:p>2.82</text:p>
          </table:table-cell>
          <table:table-cell table:style-name="ACE-2" office:value-type="float" office:value="12552.859106000651">
            <text:p>12553</text:p>
          </table:table-cell>
          <table:table-cell table:style-name="ACE-2" office:value-type="float" office:value="51.966457605217066">
            <text:p>52</text:p>
          </table:table-cell>
          <table:table-cell table:style-name="ACE-0" office:value-type="float" office:value="14016">
            <text:p>14016</text:p>
          </table:table-cell>
          <table:table-cell table:style-name="ACE-0" office:value-type="float" office:value="153">
            <text:p>153</text:p>
          </table:table-cell>
          <table:table-cell table:number-columns-repeated="2" table:style-name="ACE-0"/>
          <table:table-cell table:style-name="ACE-0" table:formula="of:=IF([.Q71]&gt;0;&quot;marine&quot;;&quot;&quot;)" office:value-type="string" office:string-value="marine">
            <text:p>marine</text:p>
          </table:table-cell>
          <table:table-cell table:style-name="ACE-0" table:formula="of:=IF([.U71]&gt;0;&quot;U-Th&quot;;&quot;&quot;)" office:value-type="string" office:string-value="">
            <text:p/>
          </table:table-cell>
          <table:table-cell table:style-name="ACE-0" office:value-type="string">
            <text:p>marine</text:p>
          </table:table-cell>
          <table:table-cell table:style-name="ACE-0" office:value-type="string">
            <text:p>325-M0033A-04R-1W_12-14B</text:p>
          </table:table-cell>
          <table:table-cell table:style-name="ACE-1" table:formula="of:=IF([.M71]&lt;&gt;&quot;NA&quot;;-[.G71]+([.M71]-[.N71])/2-[.N71];-[.G71])" office:value-type="float" office:value="-91.629999999999995">
            <text:p>−91.63</text:p>
          </table:table-cell>
          <table:table-cell table:style-name="ACE-1" table:formula="of:=IF([.M71]&lt;&gt;&quot;NA&quot;;-[.G71]-([.M71]+[.N71])/2-[.N71]/2;-[.G71])" office:value-type="float" office:value="-101.63">
            <text:p>−101.63</text:p>
          </table:table-cell>
          <table:table-cell table:style-name="ACE-1" table:formula="of:=IF([.M71]&lt;&gt;&quot;NA&quot;;SQRT((([.M71]-[.N71])/2)^2+[.H71]^2);[.H71])" office:value-type="float" office:value="5.1195702944680814">
            <text:p>5.12</text:p>
          </table:table-cell>
          <table:table-cell table:style-name="ACE-2" table:formula="of:=IF([.M71]&lt;&gt;&quot;NA&quot;;0;-1)" office:value-type="float" office:value="0">
            <text:p>0</text:p>
          </table:table-cell>
          <table:table-cell table:style-name="ACE-2" table:formula="of:=IF([.S71]&gt;0;[.S71];[.U71])" office:value-type="float" office:value="14016">
            <text:p>14016</text:p>
          </table:table-cell>
          <table:table-cell table:style-name="ACE-2" table:formula="of:=IF([.T71]&gt;0;[.T71];[.V71])" office:value-type="float" office:value="153">
            <text:p>153</text:p>
          </table:table-cell>
          <table:table-cell table:number-columns-repeated="224" table:style-name="ACE-0"/>
        </table:table-row>
        <table:table-row table:style-name="AROW-1">
          <table:table-cell table:style-name="ACE-0" office:value-type="string">
            <text:p>325-M0033A-04R-1W_12-18</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18</text:p>
          </table:table-cell>
          <table:table-cell table:style-name="ACE-0" office:value-type="string">
            <text:p>N/A</text:p>
          </table:table-cell>
          <table:table-cell table:style-name="ACE-1" office:value-type="float" office:value="96.650000000000006">
            <text:p>96.65</text:p>
          </table:table-cell>
          <table:table-cell table:style-name="ACE-0" office:value-type="float" office:value="1.1000000000000001">
            <text:p>1.1</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4369">
            <text:p>14369</text:p>
          </table:table-cell>
          <table:table-cell table:style-name="ACE-0" office:value-type="float" office:value="35">
            <text:p>35</text:p>
          </table:table-cell>
          <table:table-cell table:style-name="ACE-0" table:formula="of:=IF([.Q72]&gt;0;&quot;marine&quot;;&quot;&quot;)" office:value-type="string" office:string-value="">
            <text:p/>
          </table:table-cell>
          <table:table-cell table:style-name="ACE-0" table:formula="of:=IF([.U72]&gt;0;&quot;U-Th&quot;;&quot;&quot;)" office:value-type="string" office:string-value="U-Th">
            <text:p>U-Th</text:p>
          </table:table-cell>
          <table:table-cell table:style-name="ACE-0" office:value-type="string">
            <text:p>U-Th</text:p>
          </table:table-cell>
          <table:table-cell table:style-name="ACE-0" office:value-type="string">
            <text:p>325-M0033A-04R-1W_12-18</text:p>
          </table:table-cell>
          <table:table-cell table:style-name="ACE-1" table:formula="of:=IF([.M72]&lt;&gt;&quot;NA&quot;;-[.G72]+([.M72]-[.N72])/2-[.N72];-[.G72])" office:value-type="float" office:value="-91.650000000000006">
            <text:p>−91.65</text:p>
          </table:table-cell>
          <table:table-cell table:style-name="ACE-1" table:formula="of:=IF([.M72]&lt;&gt;&quot;NA&quot;;-[.G72]-([.M72]+[.N72])/2-[.N72]/2;-[.G72])" office:value-type="float" office:value="-101.65000000000001">
            <text:p>−101.65</text:p>
          </table:table-cell>
          <table:table-cell table:style-name="ACE-1" table:formula="of:=IF([.M72]&lt;&gt;&quot;NA&quot;;SQRT((([.M72]-[.N72])/2)^2+[.H72]^2);[.H72])" office:value-type="float" office:value="5.1195702944680814">
            <text:p>5.12</text:p>
          </table:table-cell>
          <table:table-cell table:style-name="ACE-2" table:formula="of:=IF([.M72]&lt;&gt;&quot;NA&quot;;0;-1)" office:value-type="float" office:value="0">
            <text:p>0</text:p>
          </table:table-cell>
          <table:table-cell table:style-name="ACE-2" table:formula="of:=IF([.S72]&gt;0;[.S72];[.U72])" office:value-type="float" office:value="14369">
            <text:p>14369</text:p>
          </table:table-cell>
          <table:table-cell table:style-name="ACE-2" table:formula="of:=IF([.T72]&gt;0;[.T72];[.V72])" office:value-type="float" office:value="35">
            <text:p>35</text:p>
          </table:table-cell>
          <table:table-cell table:number-columns-repeated="224" table:style-name="ACE-0"/>
        </table:table-row>
        <table:table-row table:style-name="AROW-1">
          <table:table-cell table:style-name="ACE-0" office:value-type="string">
            <text:p>325-M0033A-04R-1W_20-2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535</text:p>
          </table:table-cell>
          <table:table-cell table:style-name="ACE-1" office:value-type="float" office:value="96.724999999999994">
            <text:p>96.72</text:p>
          </table:table-cell>
          <table:table-cell table:style-name="ACE-0" office:value-type="float" office:value="1.1000000000000001">
            <text:p>1.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1.5806">
            <text:p>−11.58</text:p>
          </table:table-cell>
          <table:table-cell table:style-name="ACE-1" office:value-type="float" office:value="0.64100000000000001">
            <text:p>0.64</text:p>
          </table:table-cell>
          <table:table-cell table:style-name="ACE-2" office:value-type="float" office:value="12685">
            <text:p>12685</text:p>
          </table:table-cell>
          <table:table-cell table:style-name="ACE-2" office:value-type="float" office:value="45">
            <text:p>45</text:p>
          </table:table-cell>
          <table:table-cell table:style-name="ACE-0" office:value-type="float" office:value="14275">
            <text:p>14275</text:p>
          </table:table-cell>
          <table:table-cell table:style-name="ACE-0" office:value-type="float" office:value="248">
            <text:p>248</text:p>
          </table:table-cell>
          <table:table-cell table:number-columns-repeated="2" table:style-name="ACE-0"/>
          <table:table-cell table:style-name="ACE-0" table:formula="of:=IF([.Q73]&gt;0;&quot;marine&quot;;&quot;&quot;)" office:value-type="string" office:string-value="marine">
            <text:p>marine</text:p>
          </table:table-cell>
          <table:table-cell table:style-name="ACE-0" table:formula="of:=IF([.U73]&gt;0;&quot;U-Th&quot;;&quot;&quot;)" office:value-type="string" office:string-value="">
            <text:p/>
          </table:table-cell>
          <table:table-cell table:style-name="ACE-0" office:value-type="string">
            <text:p>marine</text:p>
          </table:table-cell>
          <table:table-cell table:style-name="ACE-0" office:value-type="string">
            <text:p>325-M0033A-04R-1W_20-25</text:p>
          </table:table-cell>
          <table:table-cell table:style-name="ACE-1" table:formula="of:=IF([.M73]&lt;&gt;&quot;NA&quot;;-[.G73]+([.M73]-[.N73])/2-[.N73];-[.G73])" office:value-type="float" office:value="-91.724999999999994">
            <text:p>−91.72</text:p>
          </table:table-cell>
          <table:table-cell table:style-name="ACE-1" table:formula="of:=IF([.M73]&lt;&gt;&quot;NA&quot;;-[.G73]-([.M73]+[.N73])/2-[.N73]/2;-[.G73])" office:value-type="float" office:value="-101.72499999999999">
            <text:p>−101.72</text:p>
          </table:table-cell>
          <table:table-cell table:style-name="ACE-1" table:formula="of:=IF([.M73]&lt;&gt;&quot;NA&quot;;SQRT((([.M73]-[.N73])/2)^2+[.H73]^2);[.H73])" office:value-type="float" office:value="5.1195702944680814">
            <text:p>5.12</text:p>
          </table:table-cell>
          <table:table-cell table:style-name="ACE-2" table:formula="of:=IF([.M73]&lt;&gt;&quot;NA&quot;;0;-1)" office:value-type="float" office:value="0">
            <text:p>0</text:p>
          </table:table-cell>
          <table:table-cell table:style-name="ACE-2" table:formula="of:=IF([.S73]&gt;0;[.S73];[.U73])" office:value-type="float" office:value="14275">
            <text:p>14275</text:p>
          </table:table-cell>
          <table:table-cell table:style-name="ACE-2" table:formula="of:=IF([.T73]&gt;0;[.T73];[.V73])" office:value-type="float" office:value="248">
            <text:p>248</text:p>
          </table:table-cell>
          <table:table-cell table:number-columns-repeated="224" table:style-name="ACE-0"/>
        </table:table-row>
        <table:table-row table:style-name="AROW-1">
          <table:table-cell table:style-name="ACE-0" office:value-type="string">
            <text:p>325-M0033A-04R-CCW_0-8</text:p>
          </table:table-cell>
          <table:table-cell table:style-name="ACE-0" office:value-type="float" office:value="-19.68">
            <text:p>−19.68</text:p>
          </table:table-cell>
          <table:table-cell table:style-name="ACE-0" office:value-type="float" office:value="150.24000000000001">
            <text:p>150.24</text:p>
          </table:table-cell>
          <table:table-cell table:style-name="ACE-0"/>
          <table:table-cell table:style-name="ACE-0" office:value-type="string">
            <text:p>HY-17</text:p>
          </table:table-cell>
          <table:table-cell table:style-name="ACE-0" office:value-type="string">
            <text:p>SANU-25217</text:p>
          </table:table-cell>
          <table:table-cell table:style-name="ACE-1" office:value-type="float" office:value="96.849999999999994">
            <text:p>96.85</text:p>
          </table:table-cell>
          <table:table-cell table:style-name="ACE-0" office:value-type="float" office:value="1.1000000000000001">
            <text:p>1.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7725">
            <text:p>3.77</text:p>
          </table:table-cell>
          <table:table-cell table:style-name="ACE-1" office:value-type="float" office:value="0.59099999999999997">
            <text:p>0.59</text:p>
          </table:table-cell>
          <table:table-cell table:style-name="ACE-2" office:value-type="float" office:value="13080">
            <text:p>13080</text:p>
          </table:table-cell>
          <table:table-cell table:style-name="ACE-2" office:value-type="float" office:value="65">
            <text:p>65</text:p>
          </table:table-cell>
          <table:table-cell table:style-name="ACE-0" office:value-type="float" office:value="15007">
            <text:p>15007</text:p>
          </table:table-cell>
          <table:table-cell table:style-name="ACE-0" office:value-type="float" office:value="260">
            <text:p>260</text:p>
          </table:table-cell>
          <table:table-cell table:number-columns-repeated="2" table:style-name="ACE-0"/>
          <table:table-cell table:style-name="ACE-0" table:formula="of:=IF([.Q74]&gt;0;&quot;marine&quot;;&quot;&quot;)" office:value-type="string" office:string-value="marine">
            <text:p>marine</text:p>
          </table:table-cell>
          <table:table-cell table:style-name="ACE-0" table:formula="of:=IF([.U74]&gt;0;&quot;U-Th&quot;;&quot;&quot;)" office:value-type="string" office:string-value="">
            <text:p/>
          </table:table-cell>
          <table:table-cell table:style-name="ACE-0" office:value-type="string">
            <text:p>marine</text:p>
          </table:table-cell>
          <table:table-cell table:style-name="ACE-0" office:value-type="string">
            <text:p>325-M0033A-04R-CCW_0-8</text:p>
          </table:table-cell>
          <table:table-cell table:style-name="ACE-1" table:formula="of:=IF([.M74]&lt;&gt;&quot;NA&quot;;-[.G74]+([.M74]-[.N74])/2-[.N74];-[.G74])" office:value-type="float" office:value="-91.849999999999994">
            <text:p>−91.85</text:p>
          </table:table-cell>
          <table:table-cell table:style-name="ACE-1" table:formula="of:=IF([.M74]&lt;&gt;&quot;NA&quot;;-[.G74]-([.M74]+[.N74])/2-[.N74]/2;-[.G74])" office:value-type="float" office:value="-101.84999999999999">
            <text:p>−101.85</text:p>
          </table:table-cell>
          <table:table-cell table:style-name="ACE-1" table:formula="of:=IF([.M74]&lt;&gt;&quot;NA&quot;;SQRT((([.M74]-[.N74])/2)^2+[.H74]^2);[.H74])" office:value-type="float" office:value="5.1195702944680814">
            <text:p>5.12</text:p>
          </table:table-cell>
          <table:table-cell table:style-name="ACE-2" table:formula="of:=IF([.M74]&lt;&gt;&quot;NA&quot;;0;-1)" office:value-type="float" office:value="0">
            <text:p>0</text:p>
          </table:table-cell>
          <table:table-cell table:style-name="ACE-2" table:formula="of:=IF([.S74]&gt;0;[.S74];[.U74])" office:value-type="float" office:value="15007">
            <text:p>15007</text:p>
          </table:table-cell>
          <table:table-cell table:style-name="ACE-2" table:formula="of:=IF([.T74]&gt;0;[.T74];[.V74])" office:value-type="float" office:value="260">
            <text:p>260</text:p>
          </table:table-cell>
          <table:table-cell table:number-columns-repeated="224" table:style-name="ACE-0"/>
        </table:table-row>
        <table:table-row table:style-name="AROW-1">
          <table:table-cell table:style-name="ACE-0" office:value-type="string">
            <text:p>325-M0033A-04R-CCW_0-8</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17</text:p>
          </table:table-cell>
          <table:table-cell table:style-name="ACE-0" office:value-type="string">
            <text:p>SANU-27016</text:p>
          </table:table-cell>
          <table:table-cell table:style-name="ACE-1" office:value-type="float" office:value="96.849999999999994">
            <text:p>96.85</text:p>
          </table:table-cell>
          <table:table-cell table:style-name="ACE-0" office:value-type="float" office:value="1.1000000000000001">
            <text:p>1.1</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0095000000000001">
            <text:p>−1.01</text:p>
          </table:table-cell>
          <table:table-cell table:style-name="ACE-1" office:value-type="float" office:value="0.74199999999999999">
            <text:p>0.74</text:p>
          </table:table-cell>
          <table:table-cell table:style-name="ACE-2" office:value-type="float" office:value="13045">
            <text:p>13045</text:p>
          </table:table-cell>
          <table:table-cell table:style-name="ACE-2" office:value-type="float" office:value="45">
            <text:p>45</text:p>
          </table:table-cell>
          <table:table-cell table:style-name="ACE-0" office:value-type="float" office:value="14974">
            <text:p>14974</text:p>
          </table:table-cell>
          <table:table-cell table:style-name="ACE-0" office:value-type="float" office:value="220">
            <text:p>220</text:p>
          </table:table-cell>
          <table:table-cell table:number-columns-repeated="2" table:style-name="ACE-0"/>
          <table:table-cell table:style-name="ACE-0" table:formula="of:=IF([.Q75]&gt;0;&quot;marine&quot;;&quot;&quot;)" office:value-type="string" office:string-value="marine">
            <text:p>marine</text:p>
          </table:table-cell>
          <table:table-cell table:style-name="ACE-0" table:formula="of:=IF([.U75]&gt;0;&quot;U-Th&quot;;&quot;&quot;)" office:value-type="string" office:string-value="">
            <text:p/>
          </table:table-cell>
          <table:table-cell table:style-name="ACE-0" office:value-type="string">
            <text:p>marine</text:p>
          </table:table-cell>
          <table:table-cell table:style-name="ACE-0" office:value-type="string">
            <text:p>325-M0033A-04R-CCW_0-8</text:p>
          </table:table-cell>
          <table:table-cell table:style-name="ACE-1" table:formula="of:=IF([.M75]&lt;&gt;&quot;NA&quot;;-[.G75]+([.M75]-[.N75])/2-[.N75];-[.G75])" office:value-type="float" office:value="-91.849999999999994">
            <text:p>−91.85</text:p>
          </table:table-cell>
          <table:table-cell table:style-name="ACE-1" table:formula="of:=IF([.M75]&lt;&gt;&quot;NA&quot;;-[.G75]-([.M75]+[.N75])/2-[.N75]/2;-[.G75])" office:value-type="float" office:value="-101.84999999999999">
            <text:p>−101.85</text:p>
          </table:table-cell>
          <table:table-cell table:style-name="ACE-1" table:formula="of:=IF([.M75]&lt;&gt;&quot;NA&quot;;SQRT((([.M75]-[.N75])/2)^2+[.H75]^2);[.H75])" office:value-type="float" office:value="5.1195702944680814">
            <text:p>5.12</text:p>
          </table:table-cell>
          <table:table-cell table:style-name="ACE-2" table:formula="of:=IF([.M75]&lt;&gt;&quot;NA&quot;;0;-1)" office:value-type="float" office:value="0">
            <text:p>0</text:p>
          </table:table-cell>
          <table:table-cell table:style-name="ACE-2" table:formula="of:=IF([.S75]&gt;0;[.S75];[.U75])" office:value-type="float" office:value="14974">
            <text:p>14974</text:p>
          </table:table-cell>
          <table:table-cell table:style-name="ACE-2" table:formula="of:=IF([.T75]&gt;0;[.T75];[.V75])" office:value-type="float" office:value="220">
            <text:p>220</text:p>
          </table:table-cell>
          <table:table-cell table:number-columns-repeated="224" table:style-name="ACE-0"/>
        </table:table-row>
        <table:table-row table:style-name="AROW-1">
          <table:table-cell table:style-name="ACE-0" office:value-type="string">
            <text:p>325-M0033A-05R-1W_107-11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017</text:p>
          </table:table-cell>
          <table:table-cell table:style-name="ACE-1" office:value-type="float" office:value="99.105000000000004">
            <text:p>99.11</text:p>
          </table:table-cell>
          <table:table-cell table:style-name="ACE-0" office:value-type="float" office:value="0.070000000000000007">
            <text:p>0.07</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3048999999999999">
            <text:p>−4.30</text:p>
          </table:table-cell>
          <table:table-cell table:style-name="ACE-1" office:value-type="float" office:value="0.78100000000000003">
            <text:p>0.78</text:p>
          </table:table-cell>
          <table:table-cell table:style-name="ACE-2" office:value-type="float" office:value="13095">
            <text:p>13095</text:p>
          </table:table-cell>
          <table:table-cell table:style-name="ACE-2" office:value-type="float" office:value="45">
            <text:p>45</text:p>
          </table:table-cell>
          <table:table-cell table:style-name="ACE-0" office:value-type="float" office:value="15052">
            <text:p>15052</text:p>
          </table:table-cell>
          <table:table-cell table:style-name="ACE-0" office:value-type="float" office:value="205">
            <text:p>205</text:p>
          </table:table-cell>
          <table:table-cell table:number-columns-repeated="2" table:style-name="ACE-0"/>
          <table:table-cell table:style-name="ACE-0" table:formula="of:=IF([.Q76]&gt;0;&quot;marine&quot;;&quot;&quot;)" office:value-type="string" office:string-value="marine">
            <text:p>marine</text:p>
          </table:table-cell>
          <table:table-cell table:style-name="ACE-0" table:formula="of:=IF([.U76]&gt;0;&quot;U-Th&quot;;&quot;&quot;)" office:value-type="string" office:string-value="">
            <text:p/>
          </table:table-cell>
          <table:table-cell table:style-name="ACE-0" office:value-type="string">
            <text:p>marine</text:p>
          </table:table-cell>
          <table:table-cell table:style-name="ACE-0" office:value-type="string">
            <text:p>325-M0033A-05R-1W_107-114</text:p>
          </table:table-cell>
          <table:table-cell table:style-name="ACE-1" table:formula="of:=IF([.M76]&lt;&gt;&quot;NA&quot;;-[.G76]+([.M76]-[.N76])/2-[.N76];-[.G76])" office:value-type="float" office:value="-96.605000000000004">
            <text:p>−96.61</text:p>
          </table:table-cell>
          <table:table-cell table:style-name="ACE-1" table:formula="of:=IF([.M76]&lt;&gt;&quot;NA&quot;;-[.G76]-([.M76]+[.N76])/2-[.N76]/2;-[.G76])" office:value-type="float" office:value="-101.605">
            <text:p>−101.61</text:p>
          </table:table-cell>
          <table:table-cell table:style-name="ACE-1" table:formula="of:=IF([.M76]&lt;&gt;&quot;NA&quot;;SQRT((([.M76]-[.N76])/2)^2+[.H76]^2);[.H76])" office:value-type="float" office:value="2.5009798079952583">
            <text:p>2.50</text:p>
          </table:table-cell>
          <table:table-cell table:style-name="ACE-2" table:formula="of:=IF([.M76]&lt;&gt;&quot;NA&quot;;0;-1)" office:value-type="float" office:value="0">
            <text:p>0</text:p>
          </table:table-cell>
          <table:table-cell table:style-name="ACE-2" table:formula="of:=IF([.S76]&gt;0;[.S76];[.U76])" office:value-type="float" office:value="15052">
            <text:p>15052</text:p>
          </table:table-cell>
          <table:table-cell table:style-name="ACE-2" table:formula="of:=IF([.T76]&gt;0;[.T76];[.V76])" office:value-type="float" office:value="205">
            <text:p>205</text:p>
          </table:table-cell>
          <table:table-cell table:number-columns-repeated="224" table:style-name="ACE-0"/>
        </table:table-row>
        <table:table-row table:style-name="AROW-1">
          <table:table-cell table:style-name="ACE-0" office:value-type="string">
            <text:p>325-M0033A-05R-1W_112-122</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4030</text:p>
          </table:table-cell>
          <table:table-cell table:style-name="ACE-1" office:value-type="float" office:value="99.170000000000002">
            <text:p>99.17</text:p>
          </table:table-cell>
          <table:table-cell table:style-name="ACE-0" office:value-type="float" office:value="0.070000000000000007">
            <text:p>0.07</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8458633044625778">
            <text:p>2.85</text:p>
          </table:table-cell>
          <table:table-cell table:style-name="ACE-1" office:value-type="float" office:value="0.93117615018250888">
            <text:p>0.93</text:p>
          </table:table-cell>
          <table:table-cell table:style-name="ACE-2" office:value-type="float" office:value="12737.71985041142">
            <text:p>12738</text:p>
          </table:table-cell>
          <table:table-cell table:style-name="ACE-2" office:value-type="float" office:value="39.043741743716843">
            <text:p>39</text:p>
          </table:table-cell>
          <table:table-cell table:style-name="ACE-0" office:value-type="float" office:value="14374">
            <text:p>14374</text:p>
          </table:table-cell>
          <table:table-cell table:style-name="ACE-0" office:value-type="float" office:value="272">
            <text:p>272</text:p>
          </table:table-cell>
          <table:table-cell table:number-columns-repeated="2" table:style-name="ACE-0"/>
          <table:table-cell table:style-name="ACE-0" table:formula="of:=IF([.Q77]&gt;0;&quot;marine&quot;;&quot;&quot;)" office:value-type="string" office:string-value="marine">
            <text:p>marine</text:p>
          </table:table-cell>
          <table:table-cell table:style-name="ACE-0" table:formula="of:=IF([.U77]&gt;0;&quot;U-Th&quot;;&quot;&quot;)" office:value-type="string" office:string-value="">
            <text:p/>
          </table:table-cell>
          <table:table-cell table:style-name="ACE-0" office:value-type="string">
            <text:p>marine</text:p>
          </table:table-cell>
          <table:table-cell table:style-name="ACE-0" office:value-type="string">
            <text:p>325-M0033A-05R-1W_112-122</text:p>
          </table:table-cell>
          <table:table-cell table:style-name="ACE-1" table:formula="of:=IF([.M77]&lt;&gt;&quot;NA&quot;;-[.G77]+([.M77]-[.N77])/2-[.N77];-[.G77])" office:value-type="float" office:value="-96.670000000000002">
            <text:p>−96.67</text:p>
          </table:table-cell>
          <table:table-cell table:style-name="ACE-1" table:formula="of:=IF([.M77]&lt;&gt;&quot;NA&quot;;-[.G77]-([.M77]+[.N77])/2-[.N77]/2;-[.G77])" office:value-type="float" office:value="-101.67">
            <text:p>−101.67</text:p>
          </table:table-cell>
          <table:table-cell table:style-name="ACE-1" table:formula="of:=IF([.M77]&lt;&gt;&quot;NA&quot;;SQRT((([.M77]-[.N77])/2)^2+[.H77]^2);[.H77])" office:value-type="float" office:value="2.5009798079952583">
            <text:p>2.50</text:p>
          </table:table-cell>
          <table:table-cell table:style-name="ACE-2" table:formula="of:=IF([.M77]&lt;&gt;&quot;NA&quot;;0;-1)" office:value-type="float" office:value="0">
            <text:p>0</text:p>
          </table:table-cell>
          <table:table-cell table:style-name="ACE-2" table:formula="of:=IF([.S77]&gt;0;[.S77];[.U77])" office:value-type="float" office:value="14374">
            <text:p>14374</text:p>
          </table:table-cell>
          <table:table-cell table:style-name="ACE-2" table:formula="of:=IF([.T77]&gt;0;[.T77];[.V77])" office:value-type="float" office:value="272">
            <text:p>272</text:p>
          </table:table-cell>
          <table:table-cell table:number-columns-repeated="224" table:style-name="ACE-0"/>
        </table:table-row>
        <table:table-row table:style-name="AROW-1">
          <table:table-cell table:style-name="ACE-0" office:value-type="string">
            <text:p>325-M0033A-05R-1W_116-121</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N/A</text:p>
          </table:table-cell>
          <table:table-cell table:style-name="ACE-1" office:value-type="float" office:value="99.185000000000002">
            <text:p>99.19</text:p>
          </table:table-cell>
          <table:table-cell table:style-name="ACE-0" office:value-type="float" office:value="0.070000000000000007">
            <text:p>0.07</text:p>
          </table:table-cell>
          <table:table-cell table:style-name="ACE-0" office:value-type="string">
            <text:p>Coral</text:p>
          </table:table-cell>
          <table:table-cell table:style-name="ACE-0" office:value-type="string">
            <text:p>Acropora (humils <text:s/>grp.)</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4956">
            <text:p>14956</text:p>
          </table:table-cell>
          <table:table-cell table:style-name="ACE-0" office:value-type="float" office:value="20">
            <text:p>20</text:p>
          </table:table-cell>
          <table:table-cell table:style-name="ACE-0" table:formula="of:=IF([.Q78]&gt;0;&quot;marine&quot;;&quot;&quot;)" office:value-type="string" office:string-value="">
            <text:p/>
          </table:table-cell>
          <table:table-cell table:style-name="ACE-0" table:formula="of:=IF([.U78]&gt;0;&quot;U-Th&quot;;&quot;&quot;)" office:value-type="string" office:string-value="U-Th">
            <text:p>U-Th</text:p>
          </table:table-cell>
          <table:table-cell table:style-name="ACE-0" office:value-type="string">
            <text:p>U-Th</text:p>
          </table:table-cell>
          <table:table-cell table:style-name="ACE-0" office:value-type="string">
            <text:p>325-M0033A-05R-1W_116-121</text:p>
          </table:table-cell>
          <table:table-cell table:style-name="ACE-1" table:formula="of:=IF([.M78]&lt;&gt;&quot;NA&quot;;-[.G78]+([.M78]-[.N78])/2-[.N78];-[.G78])" office:value-type="float" office:value="-96.685000000000002">
            <text:p>−96.69</text:p>
          </table:table-cell>
          <table:table-cell table:style-name="ACE-1" table:formula="of:=IF([.M78]&lt;&gt;&quot;NA&quot;;-[.G78]-([.M78]+[.N78])/2-[.N78]/2;-[.G78])" office:value-type="float" office:value="-101.685">
            <text:p>−101.69</text:p>
          </table:table-cell>
          <table:table-cell table:style-name="ACE-1" table:formula="of:=IF([.M78]&lt;&gt;&quot;NA&quot;;SQRT((([.M78]-[.N78])/2)^2+[.H78]^2);[.H78])" office:value-type="float" office:value="2.5009798079952583">
            <text:p>2.50</text:p>
          </table:table-cell>
          <table:table-cell table:style-name="ACE-2" table:formula="of:=IF([.M78]&lt;&gt;&quot;NA&quot;;0;-1)" office:value-type="float" office:value="0">
            <text:p>0</text:p>
          </table:table-cell>
          <table:table-cell table:style-name="ACE-2" table:formula="of:=IF([.S78]&gt;0;[.S78];[.U78])" office:value-type="float" office:value="14956">
            <text:p>14956</text:p>
          </table:table-cell>
          <table:table-cell table:style-name="ACE-2" table:formula="of:=IF([.T78]&gt;0;[.T78];[.V78])" office:value-type="float" office:value="20">
            <text:p>20</text:p>
          </table:table-cell>
          <table:table-cell table:number-columns-repeated="224" table:style-name="ACE-0"/>
        </table:table-row>
        <table:table-row table:style-name="AROW-1">
          <table:table-cell table:style-name="ACE-0" office:value-type="string">
            <text:p>325-M0033A-05R-1W_25-3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5405</text:p>
          </table:table-cell>
          <table:table-cell table:style-name="ACE-1" office:value-type="float" office:value="98.275000000000006">
            <text:p>98.28</text:p>
          </table:table-cell>
          <table:table-cell table:style-name="ACE-0" office:value-type="float" office:value="0.070000000000000007">
            <text:p>0.0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0586830412628876">
            <text:p>2.06</text:p>
          </table:table-cell>
          <table:table-cell table:style-name="ACE-1" office:value-type="float" office:value="5.4056638225756828">
            <text:p>5.41</text:p>
          </table:table-cell>
          <table:table-cell table:style-name="ACE-2" office:value-type="float" office:value="12996.002894301986">
            <text:p>12996</text:p>
          </table:table-cell>
          <table:table-cell table:style-name="ACE-2" office:value-type="float" office:value="78.824825396547141">
            <text:p>79</text:p>
          </table:table-cell>
          <table:table-cell table:style-name="ACE-0" office:value-type="float" office:value="14778">
            <text:p>14778</text:p>
          </table:table-cell>
          <table:table-cell table:style-name="ACE-0" office:value-type="float" office:value="402">
            <text:p>402</text:p>
          </table:table-cell>
          <table:table-cell table:number-columns-repeated="2" table:style-name="ACE-0"/>
          <table:table-cell table:style-name="ACE-0" table:formula="of:=IF([.Q79]&gt;0;&quot;marine&quot;;&quot;&quot;)" office:value-type="string" office:string-value="marine">
            <text:p>marine</text:p>
          </table:table-cell>
          <table:table-cell table:style-name="ACE-0" table:formula="of:=IF([.U79]&gt;0;&quot;U-Th&quot;;&quot;&quot;)" office:value-type="string" office:string-value="">
            <text:p/>
          </table:table-cell>
          <table:table-cell table:style-name="ACE-0" office:value-type="string">
            <text:p>marine</text:p>
          </table:table-cell>
          <table:table-cell table:style-name="ACE-0" office:value-type="string">
            <text:p>325-M0033A-05R-1W_25-30</text:p>
          </table:table-cell>
          <table:table-cell table:style-name="ACE-1" table:formula="of:=IF([.M79]&lt;&gt;&quot;NA&quot;;-[.G79]+([.M79]-[.N79])/2-[.N79];-[.G79])" office:value-type="float" office:value="-95.775000000000006">
            <text:p>−95.78</text:p>
          </table:table-cell>
          <table:table-cell table:style-name="ACE-1" table:formula="of:=IF([.M79]&lt;&gt;&quot;NA&quot;;-[.G79]-([.M79]+[.N79])/2-[.N79]/2;-[.G79])" office:value-type="float" office:value="-100.77500000000001">
            <text:p>−100.78</text:p>
          </table:table-cell>
          <table:table-cell table:style-name="ACE-1" table:formula="of:=IF([.M79]&lt;&gt;&quot;NA&quot;;SQRT((([.M79]-[.N79])/2)^2+[.H79]^2);[.H79])" office:value-type="float" office:value="2.5009798079952583">
            <text:p>2.50</text:p>
          </table:table-cell>
          <table:table-cell table:style-name="ACE-2" table:formula="of:=IF([.M79]&lt;&gt;&quot;NA&quot;;0;-1)" office:value-type="float" office:value="0">
            <text:p>0</text:p>
          </table:table-cell>
          <table:table-cell table:style-name="ACE-2" table:formula="of:=IF([.S79]&gt;0;[.S79];[.U79])" office:value-type="float" office:value="14778">
            <text:p>14778</text:p>
          </table:table-cell>
          <table:table-cell table:style-name="ACE-2" table:formula="of:=IF([.T79]&gt;0;[.T79];[.V79])" office:value-type="float" office:value="402">
            <text:p>402</text:p>
          </table:table-cell>
          <table:table-cell table:number-columns-repeated="224" table:style-name="ACE-0"/>
        </table:table-row>
        <table:table-row table:style-name="AROW-1">
          <table:table-cell table:style-name="ACE-0" office:value-type="string">
            <text:p>325-M0033A-05R-1W_37-39</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0627</text:p>
          </table:table-cell>
          <table:table-cell table:style-name="ACE-1" office:value-type="float" office:value="98.379999999999995">
            <text:p>98.38</text:p>
          </table:table-cell>
          <table:table-cell table:style-name="ACE-0" office:value-type="float" office:value="0.070000000000000007">
            <text:p>0.07</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3318000000000003">
            <text:p>4.33</text:p>
          </table:table-cell>
          <table:table-cell table:style-name="ACE-1" office:value-type="float" office:value="0.58999999999999997">
            <text:p>0.59</text:p>
          </table:table-cell>
          <table:table-cell table:style-name="ACE-2" office:value-type="float" office:value="13040">
            <text:p>13040</text:p>
          </table:table-cell>
          <table:table-cell table:style-name="ACE-2" office:value-type="float" office:value="50">
            <text:p>50</text:p>
          </table:table-cell>
          <table:table-cell table:style-name="ACE-0" office:value-type="float" office:value="14963">
            <text:p>14963</text:p>
          </table:table-cell>
          <table:table-cell table:style-name="ACE-0" office:value-type="float" office:value="231">
            <text:p>231</text:p>
          </table:table-cell>
          <table:table-cell table:number-columns-repeated="2" table:style-name="ACE-0"/>
          <table:table-cell table:style-name="ACE-0" table:formula="of:=IF([.Q80]&gt;0;&quot;marine&quot;;&quot;&quot;)" office:value-type="string" office:string-value="marine">
            <text:p>marine</text:p>
          </table:table-cell>
          <table:table-cell table:style-name="ACE-0" table:formula="of:=IF([.U80]&gt;0;&quot;U-Th&quot;;&quot;&quot;)" office:value-type="string" office:string-value="">
            <text:p/>
          </table:table-cell>
          <table:table-cell table:style-name="ACE-0" office:value-type="string">
            <text:p>marine</text:p>
          </table:table-cell>
          <table:table-cell table:style-name="ACE-0" office:value-type="string">
            <text:p>325-M0033A-05R-1W_37-39</text:p>
          </table:table-cell>
          <table:table-cell table:style-name="ACE-1" table:formula="of:=IF([.M80]&lt;&gt;&quot;NA&quot;;-[.G80]+([.M80]-[.N80])/2-[.N80];-[.G80])" office:value-type="float" office:value="-95.879999999999995">
            <text:p>−95.88</text:p>
          </table:table-cell>
          <table:table-cell table:style-name="ACE-1" table:formula="of:=IF([.M80]&lt;&gt;&quot;NA&quot;;-[.G80]-([.M80]+[.N80])/2-[.N80]/2;-[.G80])" office:value-type="float" office:value="-100.88">
            <text:p>−100.88</text:p>
          </table:table-cell>
          <table:table-cell table:style-name="ACE-1" table:formula="of:=IF([.M80]&lt;&gt;&quot;NA&quot;;SQRT((([.M80]-[.N80])/2)^2+[.H80]^2);[.H80])" office:value-type="float" office:value="2.5009798079952583">
            <text:p>2.50</text:p>
          </table:table-cell>
          <table:table-cell table:style-name="ACE-2" table:formula="of:=IF([.M80]&lt;&gt;&quot;NA&quot;;0;-1)" office:value-type="float" office:value="0">
            <text:p>0</text:p>
          </table:table-cell>
          <table:table-cell table:style-name="ACE-2" table:formula="of:=IF([.S80]&gt;0;[.S80];[.U80])" office:value-type="float" office:value="14963">
            <text:p>14963</text:p>
          </table:table-cell>
          <table:table-cell table:style-name="ACE-2" table:formula="of:=IF([.T80]&gt;0;[.T80];[.V80])" office:value-type="float" office:value="231">
            <text:p>231</text:p>
          </table:table-cell>
          <table:table-cell table:number-columns-repeated="224" table:style-name="ACE-0"/>
        </table:table-row>
        <table:table-row table:style-name="AROW-1">
          <table:table-cell table:style-name="ACE-0" office:value-type="string">
            <text:p>325-M0033A-05R-1W_52-6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5218</text:p>
          </table:table-cell>
          <table:table-cell table:style-name="ACE-1" office:value-type="float" office:value="98.579999999999998">
            <text:p>98.58</text:p>
          </table:table-cell>
          <table:table-cell table:style-name="ACE-0" office:value-type="float" office:value="0.070000000000000007">
            <text:p>0.0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8401000000000001">
            <text:p>2.84</text:p>
          </table:table-cell>
          <table:table-cell table:style-name="ACE-1" office:value-type="float" office:value="0.61699999999999999">
            <text:p>0.62</text:p>
          </table:table-cell>
          <table:table-cell table:style-name="ACE-2" office:value-type="float" office:value="12930">
            <text:p>12930</text:p>
          </table:table-cell>
          <table:table-cell table:style-name="ACE-2" office:value-type="float" office:value="65">
            <text:p>65</text:p>
          </table:table-cell>
          <table:table-cell table:style-name="ACE-0" office:value-type="float" office:value="14691">
            <text:p>14691</text:p>
          </table:table-cell>
          <table:table-cell table:style-name="ACE-0" office:value-type="float" office:value="391">
            <text:p>391</text:p>
          </table:table-cell>
          <table:table-cell table:number-columns-repeated="2" table:style-name="ACE-0"/>
          <table:table-cell table:style-name="ACE-0" table:formula="of:=IF([.Q81]&gt;0;&quot;marine&quot;;&quot;&quot;)" office:value-type="string" office:string-value="marine">
            <text:p>marine</text:p>
          </table:table-cell>
          <table:table-cell table:style-name="ACE-0" table:formula="of:=IF([.U81]&gt;0;&quot;U-Th&quot;;&quot;&quot;)" office:value-type="string" office:string-value="">
            <text:p/>
          </table:table-cell>
          <table:table-cell table:style-name="ACE-0" office:value-type="string">
            <text:p>marine</text:p>
          </table:table-cell>
          <table:table-cell table:style-name="ACE-0" office:value-type="string">
            <text:p>325-M0033A-05R-1W_52-64</text:p>
          </table:table-cell>
          <table:table-cell table:style-name="ACE-1" table:formula="of:=IF([.M81]&lt;&gt;&quot;NA&quot;;-[.G81]+([.M81]-[.N81])/2-[.N81];-[.G81])" office:value-type="float" office:value="-96.079999999999998">
            <text:p>−96.08</text:p>
          </table:table-cell>
          <table:table-cell table:style-name="ACE-1" table:formula="of:=IF([.M81]&lt;&gt;&quot;NA&quot;;-[.G81]-([.M81]+[.N81])/2-[.N81]/2;-[.G81])" office:value-type="float" office:value="-101.08">
            <text:p>−101.08</text:p>
          </table:table-cell>
          <table:table-cell table:style-name="ACE-1" table:formula="of:=IF([.M81]&lt;&gt;&quot;NA&quot;;SQRT((([.M81]-[.N81])/2)^2+[.H81]^2);[.H81])" office:value-type="float" office:value="2.5009798079952583">
            <text:p>2.50</text:p>
          </table:table-cell>
          <table:table-cell table:style-name="ACE-2" table:formula="of:=IF([.M81]&lt;&gt;&quot;NA&quot;;0;-1)" office:value-type="float" office:value="0">
            <text:p>0</text:p>
          </table:table-cell>
          <table:table-cell table:style-name="ACE-2" table:formula="of:=IF([.S81]&gt;0;[.S81];[.U81])" office:value-type="float" office:value="14691">
            <text:p>14691</text:p>
          </table:table-cell>
          <table:table-cell table:style-name="ACE-2" table:formula="of:=IF([.T81]&gt;0;[.T81];[.V81])" office:value-type="float" office:value="391">
            <text:p>391</text:p>
          </table:table-cell>
          <table:table-cell table:number-columns-repeated="224" table:style-name="ACE-0"/>
        </table:table-row>
        <table:table-row table:style-name="AROW-1">
          <table:table-cell table:style-name="ACE-0" office:value-type="string">
            <text:p>325-M0033A-05R-1W_68-74</text:p>
          </table:table-cell>
          <table:table-cell table:style-name="ACE-0" office:value-type="float" office:value="-19.68">
            <text:p>−19.68</text:p>
          </table:table-cell>
          <table:table-cell table:style-name="ACE-0" office:value-type="float" office:value="150.24000000000001">
            <text:p>150.24</text:p>
          </table:table-cell>
          <table:table-cell table:style-name="ACE-0"/>
          <table:table-cell table:style-name="ACE-0" office:value-type="string">
            <text:p>HY-16</text:p>
          </table:table-cell>
          <table:table-cell table:style-name="ACE-0" office:value-type="string">
            <text:p>N/A</text:p>
          </table:table-cell>
          <table:table-cell table:style-name="ACE-1" office:value-type="float" office:value="98.709999999999994">
            <text:p>98.71</text:p>
          </table:table-cell>
          <table:table-cell table:style-name="ACE-0" office:value-type="float" office:value="0.070000000000000007">
            <text:p>0.07</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024">
            <text:p>15024</text:p>
          </table:table-cell>
          <table:table-cell table:style-name="ACE-0" office:value-type="float" office:value="17">
            <text:p>17</text:p>
          </table:table-cell>
          <table:table-cell table:style-name="ACE-0" table:formula="of:=IF([.Q82]&gt;0;&quot;marine&quot;;&quot;&quot;)" office:value-type="string" office:string-value="">
            <text:p/>
          </table:table-cell>
          <table:table-cell table:style-name="ACE-0" table:formula="of:=IF([.U82]&gt;0;&quot;U-Th&quot;;&quot;&quot;)" office:value-type="string" office:string-value="U-Th">
            <text:p>U-Th</text:p>
          </table:table-cell>
          <table:table-cell table:style-name="ACE-0" office:value-type="string">
            <text:p>U-Th</text:p>
          </table:table-cell>
          <table:table-cell table:style-name="ACE-0" office:value-type="string">
            <text:p>325-M0033A-05R-1W_68-74</text:p>
          </table:table-cell>
          <table:table-cell table:style-name="ACE-1" table:formula="of:=IF([.M82]&lt;&gt;&quot;NA&quot;;-[.G82]+([.M82]-[.N82])/2-[.N82];-[.G82])" office:value-type="float" office:value="-96.209999999999994">
            <text:p>−96.21</text:p>
          </table:table-cell>
          <table:table-cell table:style-name="ACE-1" table:formula="of:=IF([.M82]&lt;&gt;&quot;NA&quot;;-[.G82]-([.M82]+[.N82])/2-[.N82]/2;-[.G82])" office:value-type="float" office:value="-101.20999999999999">
            <text:p>−101.21</text:p>
          </table:table-cell>
          <table:table-cell table:style-name="ACE-1" table:formula="of:=IF([.M82]&lt;&gt;&quot;NA&quot;;SQRT((([.M82]-[.N82])/2)^2+[.H82]^2);[.H82])" office:value-type="float" office:value="2.5009798079952583">
            <text:p>2.50</text:p>
          </table:table-cell>
          <table:table-cell table:style-name="ACE-2" table:formula="of:=IF([.M82]&lt;&gt;&quot;NA&quot;;0;-1)" office:value-type="float" office:value="0">
            <text:p>0</text:p>
          </table:table-cell>
          <table:table-cell table:style-name="ACE-2" table:formula="of:=IF([.S82]&gt;0;[.S82];[.U82])" office:value-type="float" office:value="15024">
            <text:p>15024</text:p>
          </table:table-cell>
          <table:table-cell table:style-name="ACE-2" table:formula="of:=IF([.T82]&gt;0;[.T82];[.V82])" office:value-type="float" office:value="17">
            <text:p>17</text:p>
          </table:table-cell>
          <table:table-cell table:number-columns-repeated="224" table:style-name="ACE-0"/>
        </table:table-row>
        <table:table-row table:style-name="AROW-1">
          <table:table-cell table:style-name="ACE-0" office:value-type="string">
            <text:p>325-M0033A-05R-1W_79-8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5401</text:p>
          </table:table-cell>
          <table:table-cell table:style-name="ACE-1" office:value-type="float" office:value="98.819999999999993">
            <text:p>98.82</text:p>
          </table:table-cell>
          <table:table-cell table:style-name="ACE-0" office:value-type="float" office:value="0.070000000000000007">
            <text:p>0.0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1.792">
            <text:p>1.79</text:p>
          </table:table-cell>
          <table:table-cell table:style-name="ACE-1" office:value-type="float" office:value="0.53100000000000003">
            <text:p>0.53</text:p>
          </table:table-cell>
          <table:table-cell table:style-name="ACE-2" office:value-type="float" office:value="12935">
            <text:p>12935</text:p>
          </table:table-cell>
          <table:table-cell table:style-name="ACE-2" office:value-type="float" office:value="45">
            <text:p>45</text:p>
          </table:table-cell>
          <table:table-cell table:style-name="ACE-0" office:value-type="float" office:value="14726">
            <text:p>14726</text:p>
          </table:table-cell>
          <table:table-cell table:style-name="ACE-0" office:value-type="float" office:value="342">
            <text:p>342</text:p>
          </table:table-cell>
          <table:table-cell table:number-columns-repeated="2" table:style-name="ACE-0"/>
          <table:table-cell table:style-name="ACE-0" table:formula="of:=IF([.Q83]&gt;0;&quot;marine&quot;;&quot;&quot;)" office:value-type="string" office:string-value="marine">
            <text:p>marine</text:p>
          </table:table-cell>
          <table:table-cell table:style-name="ACE-0" table:formula="of:=IF([.U83]&gt;0;&quot;U-Th&quot;;&quot;&quot;)" office:value-type="string" office:string-value="">
            <text:p/>
          </table:table-cell>
          <table:table-cell table:style-name="ACE-0" office:value-type="string">
            <text:p>marine</text:p>
          </table:table-cell>
          <table:table-cell table:style-name="ACE-0" office:value-type="string">
            <text:p>325-M0033A-05R-1W_79-85</text:p>
          </table:table-cell>
          <table:table-cell table:style-name="ACE-1" table:formula="of:=IF([.M83]&lt;&gt;&quot;NA&quot;;-[.G83]+([.M83]-[.N83])/2-[.N83];-[.G83])" office:value-type="float" office:value="-96.319999999999993">
            <text:p>−96.32</text:p>
          </table:table-cell>
          <table:table-cell table:style-name="ACE-1" table:formula="of:=IF([.M83]&lt;&gt;&quot;NA&quot;;-[.G83]-([.M83]+[.N83])/2-[.N83]/2;-[.G83])" office:value-type="float" office:value="-101.31999999999999">
            <text:p>−101.32</text:p>
          </table:table-cell>
          <table:table-cell table:style-name="ACE-1" table:formula="of:=IF([.M83]&lt;&gt;&quot;NA&quot;;SQRT((([.M83]-[.N83])/2)^2+[.H83]^2);[.H83])" office:value-type="float" office:value="2.5009798079952583">
            <text:p>2.50</text:p>
          </table:table-cell>
          <table:table-cell table:style-name="ACE-2" table:formula="of:=IF([.M83]&lt;&gt;&quot;NA&quot;;0;-1)" office:value-type="float" office:value="0">
            <text:p>0</text:p>
          </table:table-cell>
          <table:table-cell table:style-name="ACE-2" table:formula="of:=IF([.S83]&gt;0;[.S83];[.U83])" office:value-type="float" office:value="14726">
            <text:p>14726</text:p>
          </table:table-cell>
          <table:table-cell table:style-name="ACE-2" table:formula="of:=IF([.T83]&gt;0;[.T83];[.V83])" office:value-type="float" office:value="342">
            <text:p>342</text:p>
          </table:table-cell>
          <table:table-cell table:number-columns-repeated="224" table:style-name="ACE-0"/>
        </table:table-row>
        <table:table-row table:style-name="AROW-1">
          <table:table-cell table:style-name="ACE-0" office:value-type="string">
            <text:p>325-M0033A-05R-1W_88-9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98.924999999999997">
            <text:p>98.92</text:p>
          </table:table-cell>
          <table:table-cell table:style-name="ACE-0" office:value-type="float" office:value="0.070000000000000007">
            <text:p>0.07</text:p>
          </table:table-cell>
          <table:table-cell table:style-name="ACE-0" office:value-type="string">
            <text:p>Coral</text:p>
          </table:table-cell>
          <table:table-cell table:style-name="ACE-0" office:value-type="string">
            <text:p>Acropora (humils <text:s/>grp.)</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4995">
            <text:p>14995</text:p>
          </table:table-cell>
          <table:table-cell table:style-name="ACE-0" office:value-type="float" office:value="30">
            <text:p>30</text:p>
          </table:table-cell>
          <table:table-cell table:style-name="ACE-0" table:formula="of:=IF([.Q84]&gt;0;&quot;marine&quot;;&quot;&quot;)" office:value-type="string" office:string-value="">
            <text:p/>
          </table:table-cell>
          <table:table-cell table:style-name="ACE-0" table:formula="of:=IF([.U84]&gt;0;&quot;U-Th&quot;;&quot;&quot;)" office:value-type="string" office:string-value="U-Th">
            <text:p>U-Th</text:p>
          </table:table-cell>
          <table:table-cell table:style-name="ACE-0" office:value-type="string">
            <text:p>U-Th</text:p>
          </table:table-cell>
          <table:table-cell table:style-name="ACE-0" office:value-type="string">
            <text:p>325-M0033A-05R-1W_88-97</text:p>
          </table:table-cell>
          <table:table-cell table:style-name="ACE-1" table:formula="of:=IF([.M84]&lt;&gt;&quot;NA&quot;;-[.G84]+([.M84]-[.N84])/2-[.N84];-[.G84])" office:value-type="float" office:value="-96.424999999999997">
            <text:p>−96.42</text:p>
          </table:table-cell>
          <table:table-cell table:style-name="ACE-1" table:formula="of:=IF([.M84]&lt;&gt;&quot;NA&quot;;-[.G84]-([.M84]+[.N84])/2-[.N84]/2;-[.G84])" office:value-type="float" office:value="-101.425">
            <text:p>−101.42</text:p>
          </table:table-cell>
          <table:table-cell table:style-name="ACE-1" table:formula="of:=IF([.M84]&lt;&gt;&quot;NA&quot;;SQRT((([.M84]-[.N84])/2)^2+[.H84]^2);[.H84])" office:value-type="float" office:value="2.5009798079952583">
            <text:p>2.50</text:p>
          </table:table-cell>
          <table:table-cell table:style-name="ACE-2" table:formula="of:=IF([.M84]&lt;&gt;&quot;NA&quot;;0;-1)" office:value-type="float" office:value="0">
            <text:p>0</text:p>
          </table:table-cell>
          <table:table-cell table:style-name="ACE-2" table:formula="of:=IF([.S84]&gt;0;[.S84];[.U84])" office:value-type="float" office:value="14995">
            <text:p>14995</text:p>
          </table:table-cell>
          <table:table-cell table:style-name="ACE-2" table:formula="of:=IF([.T84]&gt;0;[.T84];[.V84])" office:value-type="float" office:value="30">
            <text:p>30</text:p>
          </table:table-cell>
          <table:table-cell table:number-columns-repeated="224" table:style-name="ACE-0"/>
        </table:table-row>
        <table:table-row table:style-name="AROW-1">
          <table:table-cell table:style-name="ACE-0" office:value-type="string">
            <text:p>325-M0033A-05R-1W_98-106</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5730</text:p>
          </table:table-cell>
          <table:table-cell table:style-name="ACE-1" office:value-type="float" office:value="99.019999999999996">
            <text:p>99.02</text:p>
          </table:table-cell>
          <table:table-cell table:style-name="ACE-0" office:value-type="float" office:value="0.070000000000000007">
            <text:p>0.07</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5172019687628926">
            <text:p>−2.52</text:p>
          </table:table-cell>
          <table:table-cell table:style-name="ACE-1" office:value-type="float" office:value="4.4892054001494159">
            <text:p>4.49</text:p>
          </table:table-cell>
          <table:table-cell table:style-name="ACE-2" office:value-type="float" office:value="13197.164701313037">
            <text:p>13197</text:p>
          </table:table-cell>
          <table:table-cell table:style-name="ACE-2" office:value-type="float" office:value="65.333644981152091">
            <text:p>65</text:p>
          </table:table-cell>
          <table:table-cell table:style-name="ACE-0" office:value-type="float" office:value="15273">
            <text:p>15273</text:p>
          </table:table-cell>
          <table:table-cell table:style-name="ACE-0" office:value-type="float" office:value="241">
            <text:p>241</text:p>
          </table:table-cell>
          <table:table-cell table:number-columns-repeated="2" table:style-name="ACE-0"/>
          <table:table-cell table:style-name="ACE-0" table:formula="of:=IF([.Q85]&gt;0;&quot;marine&quot;;&quot;&quot;)" office:value-type="string" office:string-value="marine">
            <text:p>marine</text:p>
          </table:table-cell>
          <table:table-cell table:style-name="ACE-0" table:formula="of:=IF([.U85]&gt;0;&quot;U-Th&quot;;&quot;&quot;)" office:value-type="string" office:string-value="">
            <text:p/>
          </table:table-cell>
          <table:table-cell table:style-name="ACE-0" office:value-type="string">
            <text:p>marine</text:p>
          </table:table-cell>
          <table:table-cell table:style-name="ACE-0" office:value-type="string">
            <text:p>325-M0033A-05R-1W_98-106</text:p>
          </table:table-cell>
          <table:table-cell table:style-name="ACE-1" table:formula="of:=IF([.M85]&lt;&gt;&quot;NA&quot;;-[.G85]+([.M85]-[.N85])/2-[.N85];-[.G85])" office:value-type="float" office:value="-96.519999999999996">
            <text:p>−96.52</text:p>
          </table:table-cell>
          <table:table-cell table:style-name="ACE-1" table:formula="of:=IF([.M85]&lt;&gt;&quot;NA&quot;;-[.G85]-([.M85]+[.N85])/2-[.N85]/2;-[.G85])" office:value-type="float" office:value="-101.52">
            <text:p>−101.52</text:p>
          </table:table-cell>
          <table:table-cell table:style-name="ACE-1" table:formula="of:=IF([.M85]&lt;&gt;&quot;NA&quot;;SQRT((([.M85]-[.N85])/2)^2+[.H85]^2);[.H85])" office:value-type="float" office:value="2.5009798079952583">
            <text:p>2.50</text:p>
          </table:table-cell>
          <table:table-cell table:style-name="ACE-2" table:formula="of:=IF([.M85]&lt;&gt;&quot;NA&quot;;0;-1)" office:value-type="float" office:value="0">
            <text:p>0</text:p>
          </table:table-cell>
          <table:table-cell table:style-name="ACE-2" table:formula="of:=IF([.S85]&gt;0;[.S85];[.U85])" office:value-type="float" office:value="15273">
            <text:p>15273</text:p>
          </table:table-cell>
          <table:table-cell table:style-name="ACE-2" table:formula="of:=IF([.T85]&gt;0;[.T85];[.V85])" office:value-type="float" office:value="241">
            <text:p>241</text:p>
          </table:table-cell>
          <table:table-cell table:number-columns-repeated="224" table:style-name="ACE-0"/>
        </table:table-row>
        <table:table-row table:style-name="AROW-1">
          <table:table-cell table:style-name="ACE-0" office:value-type="string">
            <text:p>325-M0033A-07R-1W_19-2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536</text:p>
          </table:table-cell>
          <table:table-cell table:style-name="ACE-1" office:value-type="float" office:value="100.52500000000001">
            <text:p>100.53</text:p>
          </table:table-cell>
          <table:table-cell table:style-name="ACE-0" office:value-type="float" office:value="0.85999999999999999">
            <text:p>0.8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8.6013999999999999">
            <text:p>−8.60</text:p>
          </table:table-cell>
          <table:table-cell table:style-name="ACE-1" office:value-type="float" office:value="0.57799999999999996">
            <text:p>0.58</text:p>
          </table:table-cell>
          <table:table-cell table:style-name="ACE-2" office:value-type="float" office:value="12710">
            <text:p>12710</text:p>
          </table:table-cell>
          <table:table-cell table:style-name="ACE-2" office:value-type="float" office:value="45">
            <text:p>45</text:p>
          </table:table-cell>
          <table:table-cell table:style-name="ACE-0" office:value-type="float" office:value="14335">
            <text:p>14335</text:p>
          </table:table-cell>
          <table:table-cell table:style-name="ACE-0" office:value-type="float" office:value="274">
            <text:p>274</text:p>
          </table:table-cell>
          <table:table-cell table:number-columns-repeated="2" table:style-name="ACE-0"/>
          <table:table-cell table:style-name="ACE-0" table:formula="of:=IF([.Q86]&gt;0;&quot;marine&quot;;&quot;&quot;)" office:value-type="string" office:string-value="marine">
            <text:p>marine</text:p>
          </table:table-cell>
          <table:table-cell table:style-name="ACE-0" table:formula="of:=IF([.U86]&gt;0;&quot;U-Th&quot;;&quot;&quot;)" office:value-type="string" office:string-value="">
            <text:p/>
          </table:table-cell>
          <table:table-cell table:style-name="ACE-0" office:value-type="string">
            <text:p>marine</text:p>
          </table:table-cell>
          <table:table-cell table:style-name="ACE-0" office:value-type="string">
            <text:p>325-M0033A-07R-1W_19-26</text:p>
          </table:table-cell>
          <table:table-cell table:style-name="ACE-1" table:formula="of:=IF([.M86]&lt;&gt;&quot;NA&quot;;-[.G86]+([.M86]-[.N86])/2-[.N86];-[.G86])" office:value-type="float" office:value="-98.025000000000006">
            <text:p>−98.03</text:p>
          </table:table-cell>
          <table:table-cell table:style-name="ACE-1" table:formula="of:=IF([.M86]&lt;&gt;&quot;NA&quot;;-[.G86]-([.M86]+[.N86])/2-[.N86]/2;-[.G86])" office:value-type="float" office:value="-103.02500000000001">
            <text:p>−103.03</text:p>
          </table:table-cell>
          <table:table-cell table:style-name="ACE-1" table:formula="of:=IF([.M86]&lt;&gt;&quot;NA&quot;;SQRT((([.M86]-[.N86])/2)^2+[.H86]^2);[.H86])" office:value-type="float" office:value="2.6437851652507622">
            <text:p>2.64</text:p>
          </table:table-cell>
          <table:table-cell table:style-name="ACE-2" table:formula="of:=IF([.M86]&lt;&gt;&quot;NA&quot;;0;-1)" office:value-type="float" office:value="0">
            <text:p>0</text:p>
          </table:table-cell>
          <table:table-cell table:style-name="ACE-2" table:formula="of:=IF([.S86]&gt;0;[.S86];[.U86])" office:value-type="float" office:value="14335">
            <text:p>14335</text:p>
          </table:table-cell>
          <table:table-cell table:style-name="ACE-2" table:formula="of:=IF([.T86]&gt;0;[.T86];[.V86])" office:value-type="float" office:value="274">
            <text:p>274</text:p>
          </table:table-cell>
          <table:table-cell table:number-columns-repeated="224" table:style-name="ACE-0"/>
        </table:table-row>
        <table:table-row table:style-name="AROW-1">
          <table:table-cell table:style-name="ACE-0" office:value-type="string">
            <text:p>325-M0033A-07R-1W_19-2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2431</text:p>
          </table:table-cell>
          <table:table-cell table:style-name="ACE-1" office:value-type="float" office:value="100.52500000000001">
            <text:p>100.53</text:p>
          </table:table-cell>
          <table:table-cell table:style-name="ACE-0" office:value-type="float" office:value="0.85999999999999999">
            <text:p>0.8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7.5571749522868172">
            <text:p>−7.56</text:p>
          </table:table-cell>
          <table:table-cell table:style-name="ACE-1" office:value-type="float" office:value="2.2429781000757858">
            <text:p>2.24</text:p>
          </table:table-cell>
          <table:table-cell table:style-name="ACE-2" office:value-type="float" office:value="12926.428399330442">
            <text:p>12926</text:p>
          </table:table-cell>
          <table:table-cell table:style-name="ACE-2" office:value-type="float" office:value="104.08524619405917">
            <text:p>104</text:p>
          </table:table-cell>
          <table:table-cell table:style-name="ACE-0" office:value-type="float" office:value="14673">
            <text:p>14673</text:p>
          </table:table-cell>
          <table:table-cell table:style-name="ACE-0" office:value-type="float" office:value="459">
            <text:p>459</text:p>
          </table:table-cell>
          <table:table-cell table:number-columns-repeated="2" table:style-name="ACE-0"/>
          <table:table-cell table:style-name="ACE-0" table:formula="of:=IF([.Q87]&gt;0;&quot;marine&quot;;&quot;&quot;)" office:value-type="string" office:string-value="marine">
            <text:p>marine</text:p>
          </table:table-cell>
          <table:table-cell table:style-name="ACE-0" table:formula="of:=IF([.U87]&gt;0;&quot;U-Th&quot;;&quot;&quot;)" office:value-type="string" office:string-value="">
            <text:p/>
          </table:table-cell>
          <table:table-cell table:style-name="ACE-0" office:value-type="string">
            <text:p>marine</text:p>
          </table:table-cell>
          <table:table-cell table:style-name="ACE-0" office:value-type="string">
            <text:p>325-M0033A-07R-1W_19-26</text:p>
          </table:table-cell>
          <table:table-cell table:style-name="ACE-1" table:formula="of:=IF([.M87]&lt;&gt;&quot;NA&quot;;-[.G87]+([.M87]-[.N87])/2-[.N87];-[.G87])" office:value-type="float" office:value="-98.025000000000006">
            <text:p>−98.03</text:p>
          </table:table-cell>
          <table:table-cell table:style-name="ACE-1" table:formula="of:=IF([.M87]&lt;&gt;&quot;NA&quot;;-[.G87]-([.M87]+[.N87])/2-[.N87]/2;-[.G87])" office:value-type="float" office:value="-103.02500000000001">
            <text:p>−103.03</text:p>
          </table:table-cell>
          <table:table-cell table:style-name="ACE-1" table:formula="of:=IF([.M87]&lt;&gt;&quot;NA&quot;;SQRT((([.M87]-[.N87])/2)^2+[.H87]^2);[.H87])" office:value-type="float" office:value="2.6437851652507622">
            <text:p>2.64</text:p>
          </table:table-cell>
          <table:table-cell table:style-name="ACE-2" table:formula="of:=IF([.M87]&lt;&gt;&quot;NA&quot;;0;-1)" office:value-type="float" office:value="0">
            <text:p>0</text:p>
          </table:table-cell>
          <table:table-cell table:style-name="ACE-2" table:formula="of:=IF([.S87]&gt;0;[.S87];[.U87])" office:value-type="float" office:value="14673">
            <text:p>14673</text:p>
          </table:table-cell>
          <table:table-cell table:style-name="ACE-2" table:formula="of:=IF([.T87]&gt;0;[.T87];[.V87])" office:value-type="float" office:value="459">
            <text:p>459</text:p>
          </table:table-cell>
          <table:table-cell table:number-columns-repeated="224" table:style-name="ACE-0"/>
        </table:table-row>
        <table:table-row table:style-name="AROW-1">
          <table:table-cell table:style-name="ACE-0" office:value-type="string">
            <text:p>325-M0033A-07R-1W_46-48</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0630</text:p>
          </table:table-cell>
          <table:table-cell table:style-name="ACE-1" office:value-type="float" office:value="100.7">
            <text:p>100.70</text:p>
          </table:table-cell>
          <table:table-cell table:style-name="ACE-0" office:value-type="float" office:value="0.85999999999999999">
            <text:p>0.86</text:p>
          </table:table-cell>
          <table:table-cell table:style-name="ACE-0" office:value-type="string">
            <text:p>Coral</text:p>
          </table:table-cell>
          <table:table-cell table:style-name="ACE-0" office:value-type="string">
            <text:p>Acroporidae?</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8.4492000000000012">
            <text:p>8.45</text:p>
          </table:table-cell>
          <table:table-cell table:style-name="ACE-1" office:value-type="float" office:value="0.81100000000000005">
            <text:p>0.81</text:p>
          </table:table-cell>
          <table:table-cell table:style-name="ACE-2" office:value-type="float" office:value="13260">
            <text:p>13260</text:p>
          </table:table-cell>
          <table:table-cell table:style-name="ACE-2" office:value-type="float" office:value="50">
            <text:p>50</text:p>
          </table:table-cell>
          <table:table-cell table:style-name="ACE-0" office:value-type="float" office:value="15357">
            <text:p>15357</text:p>
          </table:table-cell>
          <table:table-cell table:style-name="ACE-0" office:value-type="float" office:value="211">
            <text:p>211</text:p>
          </table:table-cell>
          <table:table-cell table:number-columns-repeated="2" table:style-name="ACE-0"/>
          <table:table-cell table:style-name="ACE-0" table:formula="of:=IF([.Q88]&gt;0;&quot;marine&quot;;&quot;&quot;)" office:value-type="string" office:string-value="marine">
            <text:p>marine</text:p>
          </table:table-cell>
          <table:table-cell table:style-name="ACE-0" table:formula="of:=IF([.U88]&gt;0;&quot;U-Th&quot;;&quot;&quot;)" office:value-type="string" office:string-value="">
            <text:p/>
          </table:table-cell>
          <table:table-cell table:style-name="ACE-0" office:value-type="string">
            <text:p>marine</text:p>
          </table:table-cell>
          <table:table-cell table:style-name="ACE-0" office:value-type="string">
            <text:p>325-M0033A-07R-1W_46-48</text:p>
          </table:table-cell>
          <table:table-cell table:style-name="ACE-1" table:formula="of:=IF([.M88]&lt;&gt;&quot;NA&quot;;-[.G88]+([.M88]-[.N88])/2-[.N88];-[.G88])" office:value-type="float" office:value="-98.200000000000003">
            <text:p>−98.20</text:p>
          </table:table-cell>
          <table:table-cell table:style-name="ACE-1" table:formula="of:=IF([.M88]&lt;&gt;&quot;NA&quot;;-[.G88]-([.M88]+[.N88])/2-[.N88]/2;-[.G88])" office:value-type="float" office:value="-103.2">
            <text:p>−103.20</text:p>
          </table:table-cell>
          <table:table-cell table:style-name="ACE-1" table:formula="of:=IF([.M88]&lt;&gt;&quot;NA&quot;;SQRT((([.M88]-[.N88])/2)^2+[.H88]^2);[.H88])" office:value-type="float" office:value="2.6437851652507622">
            <text:p>2.64</text:p>
          </table:table-cell>
          <table:table-cell table:style-name="ACE-2" table:formula="of:=IF([.M88]&lt;&gt;&quot;NA&quot;;0;-1)" office:value-type="float" office:value="0">
            <text:p>0</text:p>
          </table:table-cell>
          <table:table-cell table:style-name="ACE-2" table:formula="of:=IF([.S88]&gt;0;[.S88];[.U88])" office:value-type="float" office:value="15357">
            <text:p>15357</text:p>
          </table:table-cell>
          <table:table-cell table:style-name="ACE-2" table:formula="of:=IF([.T88]&gt;0;[.T88];[.V88])" office:value-type="float" office:value="211">
            <text:p>211</text:p>
          </table:table-cell>
          <table:table-cell table:number-columns-repeated="224" table:style-name="ACE-0"/>
        </table:table-row>
        <table:table-row table:style-name="AROW-1">
          <table:table-cell table:style-name="ACE-0" office:value-type="string">
            <text:p>325-M0033A-07R-2W_0-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14213</text:p>
          </table:table-cell>
          <table:table-cell table:style-name="ACE-1" office:value-type="float" office:value="100.84999999999999">
            <text:p>100.85</text:p>
          </table:table-cell>
          <table:table-cell table:style-name="ACE-0" office:value-type="float" office:value="0.85999999999999999">
            <text:p>0.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float" office:value="5">
            <text:p>5</text:p>
          </table:table-cell>
          <table:table-cell table:style-name="ACE-0" office:value-type="float" office:value="0">
            <text:p>0</text:p>
          </table:table-cell>
          <table:table-cell table:style-name="ACE-1" office:value-type="float" office:value="-7.7911999999999999">
            <text:p>−7.79</text:p>
          </table:table-cell>
          <table:table-cell table:style-name="ACE-1" office:value-type="float" office:value="0.14000000000000001">
            <text:p>0.14</text:p>
          </table:table-cell>
          <table:table-cell table:style-name="ACE-2" office:value-type="float" office:value="13240">
            <text:p>13240</text:p>
          </table:table-cell>
          <table:table-cell table:style-name="ACE-2" office:value-type="float" office:value="40">
            <text:p>40</text:p>
          </table:table-cell>
          <table:table-cell table:style-name="ACE-0" office:value-type="float" office:value="15300">
            <text:p>15300</text:p>
          </table:table-cell>
          <table:table-cell table:style-name="ACE-0" office:value-type="float" office:value="400">
            <text:p>400</text:p>
          </table:table-cell>
          <table:table-cell table:number-columns-repeated="2" table:style-name="ACE-0"/>
          <table:table-cell table:style-name="ACE-0" table:formula="of:=IF([.Q89]&gt;0;&quot;marine&quot;;&quot;&quot;)" office:value-type="string" office:string-value="marine">
            <text:p>marine</text:p>
          </table:table-cell>
          <table:table-cell table:style-name="ACE-0" table:formula="of:=IF([.U89]&gt;0;&quot;U-Th&quot;;&quot;&quot;)" office:value-type="string" office:string-value="">
            <text:p/>
          </table:table-cell>
          <table:table-cell table:style-name="ACE-0" office:value-type="string">
            <text:p>marine</text:p>
          </table:table-cell>
          <table:table-cell table:style-name="ACE-0" office:value-type="string">
            <text:p>325-M0033A-07R-2W_0-2</text:p>
          </table:table-cell>
          <table:table-cell table:style-name="ACE-1" table:formula="of:=IF([.M89]&lt;&gt;&quot;NA&quot;;-[.G89]+([.M89]-[.N89])/2-[.N89];-[.G89])" office:value-type="float" office:value="-98.349999999999994">
            <text:p>−98.35</text:p>
          </table:table-cell>
          <table:table-cell table:style-name="ACE-1" table:formula="of:=IF([.M89]&lt;&gt;&quot;NA&quot;;-[.G89]-([.M89]+[.N89])/2-[.N89]/2;-[.G89])" office:value-type="float" office:value="-103.34999999999999">
            <text:p>−103.35</text:p>
          </table:table-cell>
          <table:table-cell table:style-name="ACE-1" table:formula="of:=IF([.M89]&lt;&gt;&quot;NA&quot;;SQRT((([.M89]-[.N89])/2)^2+[.H89]^2);[.H89])" office:value-type="float" office:value="2.6437851652507622">
            <text:p>2.64</text:p>
          </table:table-cell>
          <table:table-cell table:style-name="ACE-2" table:formula="of:=IF([.M89]&lt;&gt;&quot;NA&quot;;0;-1)" office:value-type="float" office:value="0">
            <text:p>0</text:p>
          </table:table-cell>
          <table:table-cell table:style-name="ACE-2" table:formula="of:=IF([.S89]&gt;0;[.S89];[.U89])" office:value-type="float" office:value="15300">
            <text:p>15300</text:p>
          </table:table-cell>
          <table:table-cell table:style-name="ACE-2" table:formula="of:=IF([.T89]&gt;0;[.T89];[.V89])" office:value-type="float" office:value="400">
            <text:p>400</text:p>
          </table:table-cell>
          <table:table-cell table:number-columns-repeated="224" table:style-name="ACE-0"/>
        </table:table-row>
        <table:table-row table:style-name="AROW-1">
          <table:table-cell table:style-name="ACE-0" office:value-type="string">
            <text:p>325-M0033A-07R-CCW_0-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0629</text:p>
          </table:table-cell>
          <table:table-cell table:style-name="ACE-1" office:value-type="float" office:value="100.84999999999999">
            <text:p>100.85</text:p>
          </table:table-cell>
          <table:table-cell table:style-name="ACE-0" office:value-type="float" office:value="0.85999999999999999">
            <text:p>0.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float" office:value="5">
            <text:p>5</text:p>
          </table:table-cell>
          <table:table-cell table:style-name="ACE-0" office:value-type="float" office:value="0">
            <text:p>0</text:p>
          </table:table-cell>
          <table:table-cell table:style-name="ACE-1" office:value-type="float" office:value="-1.7133">
            <text:p>−1.71</text:p>
          </table:table-cell>
          <table:table-cell table:style-name="ACE-1" office:value-type="float" office:value="0.53200000000000003">
            <text:p>0.53</text:p>
          </table:table-cell>
          <table:table-cell table:style-name="ACE-2" office:value-type="float" office:value="13400">
            <text:p>13400</text:p>
          </table:table-cell>
          <table:table-cell table:style-name="ACE-2" office:value-type="float" office:value="50">
            <text:p>50</text:p>
          </table:table-cell>
          <table:table-cell table:style-name="ACE-0" office:value-type="float" office:value="15528">
            <text:p>15528</text:p>
          </table:table-cell>
          <table:table-cell table:style-name="ACE-0" office:value-type="float" office:value="225">
            <text:p>225</text:p>
          </table:table-cell>
          <table:table-cell table:number-columns-repeated="2" table:style-name="ACE-0"/>
          <table:table-cell table:style-name="ACE-0" table:formula="of:=IF([.Q90]&gt;0;&quot;marine&quot;;&quot;&quot;)" office:value-type="string" office:string-value="marine">
            <text:p>marine</text:p>
          </table:table-cell>
          <table:table-cell table:style-name="ACE-0" table:formula="of:=IF([.U90]&gt;0;&quot;U-Th&quot;;&quot;&quot;)" office:value-type="string" office:string-value="">
            <text:p/>
          </table:table-cell>
          <table:table-cell table:style-name="ACE-0" office:value-type="string">
            <text:p>marine</text:p>
          </table:table-cell>
          <table:table-cell table:style-name="ACE-0" office:value-type="string">
            <text:p>325-M0033A-07R-CCW_0-2</text:p>
          </table:table-cell>
          <table:table-cell table:style-name="ACE-1" table:formula="of:=IF([.M90]&lt;&gt;&quot;NA&quot;;-[.G90]+([.M90]-[.N90])/2-[.N90];-[.G90])" office:value-type="float" office:value="-98.349999999999994">
            <text:p>−98.35</text:p>
          </table:table-cell>
          <table:table-cell table:style-name="ACE-1" table:formula="of:=IF([.M90]&lt;&gt;&quot;NA&quot;;-[.G90]-([.M90]+[.N90])/2-[.N90]/2;-[.G90])" office:value-type="float" office:value="-103.34999999999999">
            <text:p>−103.35</text:p>
          </table:table-cell>
          <table:table-cell table:style-name="ACE-1" table:formula="of:=IF([.M90]&lt;&gt;&quot;NA&quot;;SQRT((([.M90]-[.N90])/2)^2+[.H90]^2);[.H90])" office:value-type="float" office:value="2.6437851652507622">
            <text:p>2.64</text:p>
          </table:table-cell>
          <table:table-cell table:style-name="ACE-2" table:formula="of:=IF([.M90]&lt;&gt;&quot;NA&quot;;0;-1)" office:value-type="float" office:value="0">
            <text:p>0</text:p>
          </table:table-cell>
          <table:table-cell table:style-name="ACE-2" table:formula="of:=IF([.S90]&gt;0;[.S90];[.U90])" office:value-type="float" office:value="15528">
            <text:p>15528</text:p>
          </table:table-cell>
          <table:table-cell table:style-name="ACE-2" table:formula="of:=IF([.T90]&gt;0;[.T90];[.V90])" office:value-type="float" office:value="225">
            <text:p>225</text:p>
          </table:table-cell>
          <table:table-cell table:number-columns-repeated="224" table:style-name="ACE-0"/>
        </table:table-row>
        <table:table-row table:style-name="AROW-1">
          <table:table-cell table:style-name="ACE-0" office:value-type="string">
            <text:p>325-M0033A-07R-CCW_2-10</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15</text:p>
          </table:table-cell>
          <table:table-cell table:style-name="ACE-0" office:value-type="string">
            <text:p>N/A</text:p>
          </table:table-cell>
          <table:table-cell table:style-name="ACE-1" office:value-type="float" office:value="100.90000000000001">
            <text:p>100.90</text:p>
          </table:table-cell>
          <table:table-cell table:style-name="ACE-0" office:value-type="float" office:value="0.85999999999999999">
            <text:p>0.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049">
            <text:p>15049</text:p>
          </table:table-cell>
          <table:table-cell table:style-name="ACE-0" office:value-type="float" office:value="13">
            <text:p>13</text:p>
          </table:table-cell>
          <table:table-cell table:style-name="ACE-0" table:formula="of:=IF([.Q91]&gt;0;&quot;marine&quot;;&quot;&quot;)" office:value-type="string" office:string-value="">
            <text:p/>
          </table:table-cell>
          <table:table-cell table:style-name="ACE-0" table:formula="of:=IF([.U91]&gt;0;&quot;U-Th&quot;;&quot;&quot;)" office:value-type="string" office:string-value="U-Th">
            <text:p>U-Th</text:p>
          </table:table-cell>
          <table:table-cell table:style-name="ACE-0" office:value-type="string">
            <text:p>U-Th</text:p>
          </table:table-cell>
          <table:table-cell table:style-name="ACE-0" office:value-type="string">
            <text:p>325-M0033A-07R-CCW_2-10</text:p>
          </table:table-cell>
          <table:table-cell table:style-name="ACE-1" table:formula="of:=IF([.M91]&lt;&gt;&quot;NA&quot;;-[.G91]+([.M91]-[.N91])/2-[.N91];-[.G91])" office:value-type="float" office:value="-98.400000000000006">
            <text:p>−98.40</text:p>
          </table:table-cell>
          <table:table-cell table:style-name="ACE-1" table:formula="of:=IF([.M91]&lt;&gt;&quot;NA&quot;;-[.G91]-([.M91]+[.N91])/2-[.N91]/2;-[.G91])" office:value-type="float" office:value="-103.40000000000001">
            <text:p>−103.40</text:p>
          </table:table-cell>
          <table:table-cell table:style-name="ACE-1" table:formula="of:=IF([.M91]&lt;&gt;&quot;NA&quot;;SQRT((([.M91]-[.N91])/2)^2+[.H91]^2);[.H91])" office:value-type="float" office:value="2.6437851652507622">
            <text:p>2.64</text:p>
          </table:table-cell>
          <table:table-cell table:style-name="ACE-2" table:formula="of:=IF([.M91]&lt;&gt;&quot;NA&quot;;0;-1)" office:value-type="float" office:value="0">
            <text:p>0</text:p>
          </table:table-cell>
          <table:table-cell table:style-name="ACE-2" table:formula="of:=IF([.S91]&gt;0;[.S91];[.U91])" office:value-type="float" office:value="15049">
            <text:p>15049</text:p>
          </table:table-cell>
          <table:table-cell table:style-name="ACE-2" table:formula="of:=IF([.T91]&gt;0;[.T91];[.V91])" office:value-type="float" office:value="13">
            <text:p>13</text:p>
          </table:table-cell>
          <table:table-cell table:number-columns-repeated="224" table:style-name="ACE-0"/>
        </table:table-row>
        <table:table-row table:style-name="AROW-1">
          <table:table-cell table:style-name="ACE-0" office:value-type="string">
            <text:p>325-M0033A-08R-1W_0-1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537</text:p>
          </table:table-cell>
          <table:table-cell table:style-name="ACE-1" office:value-type="float" office:value="101.84999999999999">
            <text:p>101.85</text:p>
          </table:table-cell>
          <table:table-cell table:style-name="ACE-0" office:value-type="float" office:value="1.1000000000000001">
            <text:p>1.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0.152200000000001">
            <text:p>−10.15</text:p>
          </table:table-cell>
          <table:table-cell table:style-name="ACE-1" office:value-type="float" office:value="0.56699999999999995">
            <text:p>0.57</text:p>
          </table:table-cell>
          <table:table-cell table:style-name="ACE-2" office:value-type="float" office:value="12865">
            <text:p>12865</text:p>
          </table:table-cell>
          <table:table-cell table:style-name="ACE-2" office:value-type="float" office:value="45">
            <text:p>45</text:p>
          </table:table-cell>
          <table:table-cell table:style-name="ACE-0" office:value-type="float" office:value="14609">
            <text:p>14609</text:p>
          </table:table-cell>
          <table:table-cell table:style-name="ACE-0" office:value-type="float" office:value="358">
            <text:p>358</text:p>
          </table:table-cell>
          <table:table-cell table:number-columns-repeated="2" table:style-name="ACE-0"/>
          <table:table-cell table:style-name="ACE-0" table:formula="of:=IF([.Q92]&gt;0;&quot;marine&quot;;&quot;&quot;)" office:value-type="string" office:string-value="marine">
            <text:p>marine</text:p>
          </table:table-cell>
          <table:table-cell table:style-name="ACE-0" table:formula="of:=IF([.U92]&gt;0;&quot;U-Th&quot;;&quot;&quot;)" office:value-type="string" office:string-value="">
            <text:p/>
          </table:table-cell>
          <table:table-cell table:style-name="ACE-0" office:value-type="string">
            <text:p>marine</text:p>
          </table:table-cell>
          <table:table-cell table:style-name="ACE-0" office:value-type="string">
            <text:p>325-M0033A-08R-1W_0-10</text:p>
          </table:table-cell>
          <table:table-cell table:style-name="ACE-1" table:formula="of:=IF([.M92]&lt;&gt;&quot;NA&quot;;-[.G92]+([.M92]-[.N92])/2-[.N92];-[.G92])" office:value-type="float" office:value="-96.849999999999994">
            <text:p>−96.85</text:p>
          </table:table-cell>
          <table:table-cell table:style-name="ACE-1" table:formula="of:=IF([.M92]&lt;&gt;&quot;NA&quot;;-[.G92]-([.M92]+[.N92])/2-[.N92]/2;-[.G92])" office:value-type="float" office:value="-106.84999999999999">
            <text:p>−106.85</text:p>
          </table:table-cell>
          <table:table-cell table:style-name="ACE-1" table:formula="of:=IF([.M92]&lt;&gt;&quot;NA&quot;;SQRT((([.M92]-[.N92])/2)^2+[.H92]^2);[.H92])" office:value-type="float" office:value="5.1195702944680814">
            <text:p>5.12</text:p>
          </table:table-cell>
          <table:table-cell table:style-name="ACE-2" table:formula="of:=IF([.M92]&lt;&gt;&quot;NA&quot;;0;-1)" office:value-type="float" office:value="0">
            <text:p>0</text:p>
          </table:table-cell>
          <table:table-cell table:style-name="ACE-2" table:formula="of:=IF([.S92]&gt;0;[.S92];[.U92])" office:value-type="float" office:value="14609">
            <text:p>14609</text:p>
          </table:table-cell>
          <table:table-cell table:style-name="ACE-2" table:formula="of:=IF([.T92]&gt;0;[.T92];[.V92])" office:value-type="float" office:value="358">
            <text:p>358</text:p>
          </table:table-cell>
          <table:table-cell table:number-columns-repeated="224" table:style-name="ACE-0"/>
        </table:table-row>
        <table:table-row table:style-name="AROW-1">
          <table:table-cell table:style-name="ACE-0" office:value-type="string">
            <text:p>325-M0033A-08R-1W_13-17</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N/A</text:p>
          </table:table-cell>
          <table:table-cell table:style-name="ACE-1" office:value-type="float" office:value="101.95">
            <text:p>101.95</text:p>
          </table:table-cell>
          <table:table-cell table:style-name="ACE-0" office:value-type="float" office:value="1.1000000000000001">
            <text:p>1.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4921">
            <text:p>14921</text:p>
          </table:table-cell>
          <table:table-cell table:style-name="ACE-0" office:value-type="float" office:value="113">
            <text:p>113</text:p>
          </table:table-cell>
          <table:table-cell table:style-name="ACE-0" table:formula="of:=IF([.Q93]&gt;0;&quot;marine&quot;;&quot;&quot;)" office:value-type="string" office:string-value="">
            <text:p/>
          </table:table-cell>
          <table:table-cell table:style-name="ACE-0" table:formula="of:=IF([.U93]&gt;0;&quot;U-Th&quot;;&quot;&quot;)" office:value-type="string" office:string-value="U-Th">
            <text:p>U-Th</text:p>
          </table:table-cell>
          <table:table-cell table:style-name="ACE-0" office:value-type="string">
            <text:p>U-Th</text:p>
          </table:table-cell>
          <table:table-cell table:style-name="ACE-0" office:value-type="string">
            <text:p>325-M0033A-08R-1W_13-17</text:p>
          </table:table-cell>
          <table:table-cell table:style-name="ACE-1" table:formula="of:=IF([.M93]&lt;&gt;&quot;NA&quot;;-[.G93]+([.M93]-[.N93])/2-[.N93];-[.G93])" office:value-type="float" office:value="-96.950000000000003">
            <text:p>−96.95</text:p>
          </table:table-cell>
          <table:table-cell table:style-name="ACE-1" table:formula="of:=IF([.M93]&lt;&gt;&quot;NA&quot;;-[.G93]-([.M93]+[.N93])/2-[.N93]/2;-[.G93])" office:value-type="float" office:value="-106.95">
            <text:p>−106.95</text:p>
          </table:table-cell>
          <table:table-cell table:style-name="ACE-1" table:formula="of:=IF([.M93]&lt;&gt;&quot;NA&quot;;SQRT((([.M93]-[.N93])/2)^2+[.H93]^2);[.H93])" office:value-type="float" office:value="5.1195702944680814">
            <text:p>5.12</text:p>
          </table:table-cell>
          <table:table-cell table:style-name="ACE-2" table:formula="of:=IF([.M93]&lt;&gt;&quot;NA&quot;;0;-1)" office:value-type="float" office:value="0">
            <text:p>0</text:p>
          </table:table-cell>
          <table:table-cell table:style-name="ACE-2" table:formula="of:=IF([.S93]&gt;0;[.S93];[.U93])" office:value-type="float" office:value="14921">
            <text:p>14921</text:p>
          </table:table-cell>
          <table:table-cell table:style-name="ACE-2" table:formula="of:=IF([.T93]&gt;0;[.T93];[.V93])" office:value-type="float" office:value="113">
            <text:p>113</text:p>
          </table:table-cell>
          <table:table-cell table:number-columns-repeated="224" table:style-name="ACE-0"/>
        </table:table-row>
        <table:table-row table:style-name="AROW-1">
          <table:table-cell table:style-name="ACE-0" office:value-type="string">
            <text:p>325-M0033A-09R-1W_10-16</text:p>
          </table:table-cell>
          <table:table-cell table:style-name="ACE-0" office:value-type="float" office:value="-19.68">
            <text:p>−19.68</text:p>
          </table:table-cell>
          <table:table-cell table:style-name="ACE-0" office:value-type="float" office:value="150.24000000000001">
            <text:p>150.24</text:p>
          </table:table-cell>
          <table:table-cell table:style-name="ACE-0"/>
          <table:table-cell table:style-name="ACE-0" office:value-type="string">
            <text:p>HY-14</text:p>
          </table:table-cell>
          <table:table-cell table:style-name="ACE-0" office:value-type="string">
            <text:p>Batch 2</text:p>
          </table:table-cell>
          <table:table-cell table:style-name="ACE-1" office:value-type="float" office:value="103.43000000000001">
            <text:p>103.43</text:p>
          </table:table-cell>
          <table:table-cell table:style-name="ACE-0" office:value-type="float" office:value="1.1799999999999999">
            <text:p>1.1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167">
            <text:p>15167</text:p>
          </table:table-cell>
          <table:table-cell table:style-name="ACE-0" office:value-type="float" office:value="97">
            <text:p>97</text:p>
          </table:table-cell>
          <table:table-cell table:style-name="ACE-0" table:formula="of:=IF([.Q94]&gt;0;&quot;marine&quot;;&quot;&quot;)" office:value-type="string" office:string-value="">
            <text:p/>
          </table:table-cell>
          <table:table-cell table:style-name="ACE-0" table:formula="of:=IF([.U94]&gt;0;&quot;U-Th&quot;;&quot;&quot;)" office:value-type="string" office:string-value="U-Th">
            <text:p>U-Th</text:p>
          </table:table-cell>
          <table:table-cell table:style-name="ACE-0" office:value-type="string">
            <text:p>U-Th</text:p>
          </table:table-cell>
          <table:table-cell table:style-name="ACE-0" office:value-type="string">
            <text:p>325-M0033A-09R-1W_10-16</text:p>
          </table:table-cell>
          <table:table-cell table:style-name="ACE-1" table:formula="of:=IF([.M94]&lt;&gt;&quot;NA&quot;;-[.G94]+([.M94]-[.N94])/2-[.N94];-[.G94])" office:value-type="float" office:value="-98.430000000000007">
            <text:p>−98.43</text:p>
          </table:table-cell>
          <table:table-cell table:style-name="ACE-1" table:formula="of:=IF([.M94]&lt;&gt;&quot;NA&quot;;-[.G94]-([.M94]+[.N94])/2-[.N94]/2;-[.G94])" office:value-type="float" office:value="-108.43000000000001">
            <text:p>−108.43</text:p>
          </table:table-cell>
          <table:table-cell table:style-name="ACE-1" table:formula="of:=IF([.M94]&lt;&gt;&quot;NA&quot;;SQRT((([.M94]-[.N94])/2)^2+[.H94]^2);[.H94])" office:value-type="float" office:value="5.1373534042345188">
            <text:p>5.14</text:p>
          </table:table-cell>
          <table:table-cell table:style-name="ACE-2" table:formula="of:=IF([.M94]&lt;&gt;&quot;NA&quot;;0;-1)" office:value-type="float" office:value="0">
            <text:p>0</text:p>
          </table:table-cell>
          <table:table-cell table:style-name="ACE-2" table:formula="of:=IF([.S94]&gt;0;[.S94];[.U94])" office:value-type="float" office:value="15167">
            <text:p>15167</text:p>
          </table:table-cell>
          <table:table-cell table:style-name="ACE-2" table:formula="of:=IF([.T94]&gt;0;[.T94];[.V94])" office:value-type="float" office:value="97">
            <text:p>97</text:p>
          </table:table-cell>
          <table:table-cell table:number-columns-repeated="224" table:style-name="ACE-0"/>
        </table:table-row>
        <table:table-row table:style-name="AROW-1">
          <table:table-cell table:style-name="ACE-0" office:value-type="string">
            <text:p>325-M0033A-10R-1W_10-1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0631</text:p>
          </table:table-cell>
          <table:table-cell table:style-name="ACE-1" office:value-type="float" office:value="104.91">
            <text:p>104.91</text:p>
          </table:table-cell>
          <table:table-cell table:style-name="ACE-0" office:value-type="float" office:value="0.81999999999999995">
            <text:p>0.82</text:p>
          </table:table-cell>
          <table:table-cell table:style-name="ACE-0" office:value-type="string">
            <text:p>Coral</text:p>
          </table:table-cell>
          <table:table-cell table:style-name="ACE-0" office:value-type="string">
            <text:p>Pocillopora</text:p>
          </table:table-cell>
          <table:table-cell table:style-name="ACE-0"/>
          <table:table-cell table:style-name="ACE-0" office:value-type="string">
            <text:p>ISX</text:p>
          </table:table-cell>
          <table:table-cell table:style-name="ACE-0" office:value-type="float" office:value="5">
            <text:p>5</text:p>
          </table:table-cell>
          <table:table-cell table:style-name="ACE-0" office:value-type="float" office:value="0">
            <text:p>0</text:p>
          </table:table-cell>
          <table:table-cell table:style-name="ACE-1" office:value-type="float" office:value="0.099199999999999997">
            <text:p>0.10</text:p>
          </table:table-cell>
          <table:table-cell table:style-name="ACE-1" office:value-type="float" office:value="0.60899999999999999">
            <text:p>0.61</text:p>
          </table:table-cell>
          <table:table-cell table:style-name="ACE-2" office:value-type="float" office:value="13820">
            <text:p>13820</text:p>
          </table:table-cell>
          <table:table-cell table:style-name="ACE-2" office:value-type="float" office:value="50">
            <text:p>50</text:p>
          </table:table-cell>
          <table:table-cell table:style-name="ACE-0" office:value-type="float" office:value="16120">
            <text:p>16120</text:p>
          </table:table-cell>
          <table:table-cell table:style-name="ACE-0" office:value-type="float" office:value="189">
            <text:p>189</text:p>
          </table:table-cell>
          <table:table-cell table:number-columns-repeated="2" table:style-name="ACE-0"/>
          <table:table-cell table:style-name="ACE-0" table:formula="of:=IF([.Q95]&gt;0;&quot;marine&quot;;&quot;&quot;)" office:value-type="string" office:string-value="marine">
            <text:p>marine</text:p>
          </table:table-cell>
          <table:table-cell table:style-name="ACE-0" table:formula="of:=IF([.U95]&gt;0;&quot;U-Th&quot;;&quot;&quot;)" office:value-type="string" office:string-value="">
            <text:p/>
          </table:table-cell>
          <table:table-cell table:style-name="ACE-0" office:value-type="string">
            <text:p>marine</text:p>
          </table:table-cell>
          <table:table-cell table:style-name="ACE-0" office:value-type="string">
            <text:p>325-M0033A-10R-1W_10-12</text:p>
          </table:table-cell>
          <table:table-cell table:style-name="ACE-1" table:formula="of:=IF([.M95]&lt;&gt;&quot;NA&quot;;-[.G95]+([.M95]-[.N95])/2-[.N95];-[.G95])" office:value-type="float" office:value="-102.41">
            <text:p>−102.41</text:p>
          </table:table-cell>
          <table:table-cell table:style-name="ACE-1" table:formula="of:=IF([.M95]&lt;&gt;&quot;NA&quot;;-[.G95]-([.M95]+[.N95])/2-[.N95]/2;-[.G95])" office:value-type="float" office:value="-107.41">
            <text:p>−107.41</text:p>
          </table:table-cell>
          <table:table-cell table:style-name="ACE-1" table:formula="of:=IF([.M95]&lt;&gt;&quot;NA&quot;;SQRT((([.M95]-[.N95])/2)^2+[.H95]^2);[.H95])" office:value-type="float" office:value="2.6310454196003534">
            <text:p>2.63</text:p>
          </table:table-cell>
          <table:table-cell table:style-name="ACE-2" table:formula="of:=IF([.M95]&lt;&gt;&quot;NA&quot;;0;-1)" office:value-type="float" office:value="0">
            <text:p>0</text:p>
          </table:table-cell>
          <table:table-cell table:style-name="ACE-2" table:formula="of:=IF([.S95]&gt;0;[.S95];[.U95])" office:value-type="float" office:value="16120">
            <text:p>16120</text:p>
          </table:table-cell>
          <table:table-cell table:style-name="ACE-2" table:formula="of:=IF([.T95]&gt;0;[.T95];[.V95])" office:value-type="float" office:value="189">
            <text:p>189</text:p>
          </table:table-cell>
          <table:table-cell table:number-columns-repeated="224" table:style-name="ACE-0"/>
        </table:table-row>
        <table:table-row table:style-name="AROW-1">
          <table:table-cell table:style-name="ACE-0" office:value-type="string">
            <text:p>325-M0033A-10R-1W_16-23</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2</text:p>
          </table:table-cell>
          <table:table-cell table:style-name="ACE-1" office:value-type="float" office:value="104.995">
            <text:p>105.00</text:p>
          </table:table-cell>
          <table:table-cell table:style-name="ACE-0" office:value-type="float" office:value="0.81999999999999995">
            <text:p>0.82</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448">
            <text:p>15448</text:p>
          </table:table-cell>
          <table:table-cell table:style-name="ACE-0" office:value-type="float" office:value="77">
            <text:p>77</text:p>
          </table:table-cell>
          <table:table-cell table:style-name="ACE-0" table:formula="of:=IF([.Q96]&gt;0;&quot;marine&quot;;&quot;&quot;)" office:value-type="string" office:string-value="">
            <text:p/>
          </table:table-cell>
          <table:table-cell table:style-name="ACE-0" table:formula="of:=IF([.U96]&gt;0;&quot;U-Th&quot;;&quot;&quot;)" office:value-type="string" office:string-value="U-Th">
            <text:p>U-Th</text:p>
          </table:table-cell>
          <table:table-cell table:style-name="ACE-0" office:value-type="string">
            <text:p>U-Th</text:p>
          </table:table-cell>
          <table:table-cell table:style-name="ACE-0" office:value-type="string">
            <text:p>325-M0033A-10R-1W_16-23</text:p>
          </table:table-cell>
          <table:table-cell table:style-name="ACE-1" table:formula="of:=IF([.M96]&lt;&gt;&quot;NA&quot;;-[.G96]+([.M96]-[.N96])/2-[.N96];-[.G96])" office:value-type="float" office:value="-99.995000000000005">
            <text:p>−100.00</text:p>
          </table:table-cell>
          <table:table-cell table:style-name="ACE-1" table:formula="of:=IF([.M96]&lt;&gt;&quot;NA&quot;;-[.G96]-([.M96]+[.N96])/2-[.N96]/2;-[.G96])" office:value-type="float" office:value="-109.995">
            <text:p>−110.00</text:p>
          </table:table-cell>
          <table:table-cell table:style-name="ACE-1" table:formula="of:=IF([.M96]&lt;&gt;&quot;NA&quot;;SQRT((([.M96]-[.N96])/2)^2+[.H96]^2);[.H96])" office:value-type="float" office:value="5.0667938580526446">
            <text:p>5.07</text:p>
          </table:table-cell>
          <table:table-cell table:style-name="ACE-2" table:formula="of:=IF([.M96]&lt;&gt;&quot;NA&quot;;0;-1)" office:value-type="float" office:value="0">
            <text:p>0</text:p>
          </table:table-cell>
          <table:table-cell table:style-name="ACE-2" table:formula="of:=IF([.S96]&gt;0;[.S96];[.U96])" office:value-type="float" office:value="15448">
            <text:p>15448</text:p>
          </table:table-cell>
          <table:table-cell table:style-name="ACE-2" table:formula="of:=IF([.T96]&gt;0;[.T96];[.V96])" office:value-type="float" office:value="77">
            <text:p>77</text:p>
          </table:table-cell>
          <table:table-cell table:number-columns-repeated="224" table:style-name="ACE-0"/>
        </table:table-row>
        <table:table-row table:style-name="AROW-1">
          <table:table-cell table:style-name="ACE-0" office:value-type="string">
            <text:p>325-M0033A-10R-1W_17-23</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NU-27018</text:p>
          </table:table-cell>
          <table:table-cell table:style-name="ACE-1" office:value-type="float" office:value="105">
            <text:p>105.00</text:p>
          </table:table-cell>
          <table:table-cell table:style-name="ACE-0" office:value-type="float" office:value="0.81999999999999995">
            <text:p>0.82</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2705">
            <text:p>−1.27</text:p>
          </table:table-cell>
          <table:table-cell table:style-name="ACE-1" office:value-type="float" office:value="0.68500000000000005">
            <text:p>0.69</text:p>
          </table:table-cell>
          <table:table-cell table:style-name="ACE-2" office:value-type="float" office:value="13715">
            <text:p>13715</text:p>
          </table:table-cell>
          <table:table-cell table:style-name="ACE-2" office:value-type="float" office:value="45">
            <text:p>45</text:p>
          </table:table-cell>
          <table:table-cell table:style-name="ACE-0" office:value-type="float" office:value="15993">
            <text:p>15993</text:p>
          </table:table-cell>
          <table:table-cell table:style-name="ACE-0" office:value-type="float" office:value="192">
            <text:p>192</text:p>
          </table:table-cell>
          <table:table-cell table:number-columns-repeated="2" table:style-name="ACE-0"/>
          <table:table-cell table:style-name="ACE-0" table:formula="of:=IF([.Q97]&gt;0;&quot;marine&quot;;&quot;&quot;)" office:value-type="string" office:string-value="marine">
            <text:p>marine</text:p>
          </table:table-cell>
          <table:table-cell table:style-name="ACE-0" table:formula="of:=IF([.U97]&gt;0;&quot;U-Th&quot;;&quot;&quot;)" office:value-type="string" office:string-value="">
            <text:p/>
          </table:table-cell>
          <table:table-cell table:style-name="ACE-0" office:value-type="string">
            <text:p>marine</text:p>
          </table:table-cell>
          <table:table-cell table:style-name="ACE-0" office:value-type="string">
            <text:p>325-M0033A-10R-1W_17-23</text:p>
          </table:table-cell>
          <table:table-cell table:style-name="ACE-1" table:formula="of:=IF([.M97]&lt;&gt;&quot;NA&quot;;-[.G97]+([.M97]-[.N97])/2-[.N97];-[.G97])" office:value-type="float" office:value="-100">
            <text:p>−100.00</text:p>
          </table:table-cell>
          <table:table-cell table:style-name="ACE-1" table:formula="of:=IF([.M97]&lt;&gt;&quot;NA&quot;;-[.G97]-([.M97]+[.N97])/2-[.N97]/2;-[.G97])" office:value-type="float" office:value="-110">
            <text:p>−110.00</text:p>
          </table:table-cell>
          <table:table-cell table:style-name="ACE-1" table:formula="of:=IF([.M97]&lt;&gt;&quot;NA&quot;;SQRT((([.M97]-[.N97])/2)^2+[.H97]^2);[.H97])" office:value-type="float" office:value="5.0667938580526446">
            <text:p>5.07</text:p>
          </table:table-cell>
          <table:table-cell table:style-name="ACE-2" table:formula="of:=IF([.M97]&lt;&gt;&quot;NA&quot;;0;-1)" office:value-type="float" office:value="0">
            <text:p>0</text:p>
          </table:table-cell>
          <table:table-cell table:style-name="ACE-2" table:formula="of:=IF([.S97]&gt;0;[.S97];[.U97])" office:value-type="float" office:value="15993">
            <text:p>15993</text:p>
          </table:table-cell>
          <table:table-cell table:style-name="ACE-2" table:formula="of:=IF([.T97]&gt;0;[.T97];[.V97])" office:value-type="float" office:value="192">
            <text:p>192</text:p>
          </table:table-cell>
          <table:table-cell table:number-columns-repeated="224" table:style-name="ACE-0"/>
        </table:table-row>
        <table:table-row table:style-name="AROW-1">
          <table:table-cell table:style-name="ACE-0" office:value-type="string">
            <text:p>325-M0033A-10R-1W_41-49</text:p>
          </table:table-cell>
          <table:table-cell table:style-name="ACE-0" office:value-type="float" office:value="-19.68">
            <text:p>−19.68</text:p>
          </table:table-cell>
          <table:table-cell table:style-name="ACE-0" office:value-type="float" office:value="150.24000000000001">
            <text:p>150.24</text:p>
          </table:table-cell>
          <table:table-cell table:style-name="ACE-0"/>
          <table:table-cell table:style-name="ACE-0" office:value-type="string">
            <text:p>HY-14</text:p>
          </table:table-cell>
          <table:table-cell table:style-name="ACE-0" office:value-type="string">
            <text:p>Batch 2</text:p>
          </table:table-cell>
          <table:table-cell table:style-name="ACE-1" office:value-type="float" office:value="105.25">
            <text:p>105.25</text:p>
          </table:table-cell>
          <table:table-cell table:style-name="ACE-0" office:value-type="float" office:value="0.81999999999999995">
            <text:p>0.8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331">
            <text:p>15331</text:p>
          </table:table-cell>
          <table:table-cell table:style-name="ACE-0" office:value-type="float" office:value="92">
            <text:p>92</text:p>
          </table:table-cell>
          <table:table-cell table:style-name="ACE-0" table:formula="of:=IF([.Q98]&gt;0;&quot;marine&quot;;&quot;&quot;)" office:value-type="string" office:string-value="">
            <text:p/>
          </table:table-cell>
          <table:table-cell table:style-name="ACE-0" table:formula="of:=IF([.U98]&gt;0;&quot;U-Th&quot;;&quot;&quot;)" office:value-type="string" office:string-value="U-Th">
            <text:p>U-Th</text:p>
          </table:table-cell>
          <table:table-cell table:style-name="ACE-0" office:value-type="string">
            <text:p>U-Th</text:p>
          </table:table-cell>
          <table:table-cell table:style-name="ACE-0" office:value-type="string">
            <text:p>325-M0033A-10R-1W_41-49</text:p>
          </table:table-cell>
          <table:table-cell table:style-name="ACE-1" table:formula="of:=IF([.M98]&lt;&gt;&quot;NA&quot;;-[.G98]+([.M98]-[.N98])/2-[.N98];-[.G98])" office:value-type="float" office:value="-100.25">
            <text:p>−100.25</text:p>
          </table:table-cell>
          <table:table-cell table:style-name="ACE-1" table:formula="of:=IF([.M98]&lt;&gt;&quot;NA&quot;;-[.G98]-([.M98]+[.N98])/2-[.N98]/2;-[.G98])" office:value-type="float" office:value="-110.25">
            <text:p>−110.25</text:p>
          </table:table-cell>
          <table:table-cell table:style-name="ACE-1" table:formula="of:=IF([.M98]&lt;&gt;&quot;NA&quot;;SQRT((([.M98]-[.N98])/2)^2+[.H98]^2);[.H98])" office:value-type="float" office:value="5.0667938580526446">
            <text:p>5.07</text:p>
          </table:table-cell>
          <table:table-cell table:style-name="ACE-2" table:formula="of:=IF([.M98]&lt;&gt;&quot;NA&quot;;0;-1)" office:value-type="float" office:value="0">
            <text:p>0</text:p>
          </table:table-cell>
          <table:table-cell table:style-name="ACE-2" table:formula="of:=IF([.S98]&gt;0;[.S98];[.U98])" office:value-type="float" office:value="15331">
            <text:p>15331</text:p>
          </table:table-cell>
          <table:table-cell table:style-name="ACE-2" table:formula="of:=IF([.T98]&gt;0;[.T98];[.V98])" office:value-type="float" office:value="92">
            <text:p>92</text:p>
          </table:table-cell>
          <table:table-cell table:number-columns-repeated="224" table:style-name="ACE-0"/>
        </table:table-row>
        <table:table-row table:style-name="AROW-1">
          <table:table-cell table:style-name="ACE-0" office:value-type="string">
            <text:p>325-M0033A-11R-1W_12-1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8911</text:p>
          </table:table-cell>
          <table:table-cell table:style-name="ACE-1" office:value-type="float" office:value="106.435">
            <text:p>106.44</text:p>
          </table:table-cell>
          <table:table-cell table:style-name="ACE-0" office:value-type="float" office:value="0.93999999999999995">
            <text:p>0.94</text:p>
          </table:table-cell>
          <table:table-cell table:style-name="ACE-0" office:value-type="string">
            <text:p>Bryozoan</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8837538085702765">
            <text:p>2.88</text:p>
          </table:table-cell>
          <table:table-cell table:style-name="ACE-1" office:value-type="float" office:value="2.0823436739832792">
            <text:p>2.08</text:p>
          </table:table-cell>
          <table:table-cell table:style-name="ACE-2" office:value-type="float" office:value="13576.371668713044">
            <text:p>13576</text:p>
          </table:table-cell>
          <table:table-cell table:style-name="ACE-2" office:value-type="float" office:value="51.381088678949446">
            <text:p>51</text:p>
          </table:table-cell>
          <table:table-cell table:style-name="ACE-0" office:value-type="float" office:value="15815">
            <text:p>15815</text:p>
          </table:table-cell>
          <table:table-cell table:style-name="ACE-0" office:value-type="float" office:value="215">
            <text:p>215</text:p>
          </table:table-cell>
          <table:table-cell table:number-columns-repeated="2" table:style-name="ACE-0"/>
          <table:table-cell table:style-name="ACE-0" table:formula="of:=IF([.Q99]&gt;0;&quot;marine&quot;;&quot;&quot;)" office:value-type="string" office:string-value="marine">
            <text:p>marine</text:p>
          </table:table-cell>
          <table:table-cell table:style-name="ACE-0" table:formula="of:=IF([.U99]&gt;0;&quot;U-Th&quot;;&quot;&quot;)" office:value-type="string" office:string-value="">
            <text:p/>
          </table:table-cell>
          <table:table-cell table:style-name="ACE-0" office:value-type="string">
            <text:p>marine</text:p>
          </table:table-cell>
          <table:table-cell table:style-name="ACE-0" office:value-type="string">
            <text:p>325-M0033A-11R-1W_12-15</text:p>
          </table:table-cell>
          <table:table-cell table:style-name="ACE-1" table:formula="of:=IF([.M99]&lt;&gt;&quot;NA&quot;;-[.G99]+([.M99]-[.N99])/2-[.N99];-[.G99])" office:value-type="float" office:value="-101.435">
            <text:p>−101.44</text:p>
          </table:table-cell>
          <table:table-cell table:style-name="ACE-1" table:formula="of:=IF([.M99]&lt;&gt;&quot;NA&quot;;-[.G99]-([.M99]+[.N99])/2-[.N99]/2;-[.G99])" office:value-type="float" office:value="-111.435">
            <text:p>−111.44</text:p>
          </table:table-cell>
          <table:table-cell table:style-name="ACE-1" table:formula="of:=IF([.M99]&lt;&gt;&quot;NA&quot;;SQRT((([.M99]-[.N99])/2)^2+[.H99]^2);[.H99])" office:value-type="float" office:value="5.0875927509972731">
            <text:p>5.09</text:p>
          </table:table-cell>
          <table:table-cell table:style-name="ACE-2" table:formula="of:=IF([.M99]&lt;&gt;&quot;NA&quot;;0;-1)" office:value-type="float" office:value="0">
            <text:p>0</text:p>
          </table:table-cell>
          <table:table-cell table:style-name="ACE-2" table:formula="of:=IF([.S99]&gt;0;[.S99];[.U99])" office:value-type="float" office:value="15815">
            <text:p>15815</text:p>
          </table:table-cell>
          <table:table-cell table:style-name="ACE-2" table:formula="of:=IF([.T99]&gt;0;[.T99];[.V99])" office:value-type="float" office:value="215">
            <text:p>215</text:p>
          </table:table-cell>
          <table:table-cell table:number-columns-repeated="224" table:style-name="ACE-0"/>
        </table:table-row>
        <table:table-row table:style-name="AROW-1">
          <table:table-cell table:style-name="ACE-0" office:value-type="string">
            <text:p>325-M0033A-11R-1W_17-21</text:p>
          </table:table-cell>
          <table:table-cell table:style-name="ACE-0" office:value-type="float" office:value="-19.68">
            <text:p>−19.68</text:p>
          </table:table-cell>
          <table:table-cell table:style-name="ACE-0" office:value-type="float" office:value="150.24000000000001">
            <text:p>150.24</text:p>
          </table:table-cell>
          <table:table-cell table:style-name="ACE-0"/>
          <table:table-cell table:style-name="ACE-0" office:value-type="string">
            <text:p>HY-12</text:p>
          </table:table-cell>
          <table:table-cell table:style-name="ACE-0" office:value-type="string">
            <text:p>YAUT-005406</text:p>
          </table:table-cell>
          <table:table-cell table:style-name="ACE-1" office:value-type="float" office:value="106.48999999999999">
            <text:p>106.49</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1335491814363414">
            <text:p>3.13</text:p>
          </table:table-cell>
          <table:table-cell table:style-name="ACE-1" office:value-type="float" office:value="3.2983936371351068">
            <text:p>3.30</text:p>
          </table:table-cell>
          <table:table-cell table:style-name="ACE-2" office:value-type="float" office:value="13993.386100037806">
            <text:p>13993</text:p>
          </table:table-cell>
          <table:table-cell table:style-name="ACE-2" office:value-type="float" office:value="62.681071199756282">
            <text:p>63</text:p>
          </table:table-cell>
          <table:table-cell table:style-name="ACE-0" office:value-type="float" office:value="16388">
            <text:p>16388</text:p>
          </table:table-cell>
          <table:table-cell table:style-name="ACE-0" office:value-type="float" office:value="237">
            <text:p>237</text:p>
          </table:table-cell>
          <table:table-cell table:number-columns-repeated="2" table:style-name="ACE-0"/>
          <table:table-cell table:style-name="ACE-0" table:formula="of:=IF([.Q100]&gt;0;&quot;marine&quot;;&quot;&quot;)" office:value-type="string" office:string-value="marine">
            <text:p>marine</text:p>
          </table:table-cell>
          <table:table-cell table:style-name="ACE-0" table:formula="of:=IF([.U100]&gt;0;&quot;U-Th&quot;;&quot;&quot;)" office:value-type="string" office:string-value="">
            <text:p/>
          </table:table-cell>
          <table:table-cell table:style-name="ACE-0" office:value-type="string">
            <text:p>marine</text:p>
          </table:table-cell>
          <table:table-cell table:style-name="ACE-0" office:value-type="string">
            <text:p>325-M0033A-11R-1W_17-21</text:p>
          </table:table-cell>
          <table:table-cell table:style-name="ACE-1" table:formula="of:=IF([.M100]&lt;&gt;&quot;NA&quot;;-[.G100]+([.M100]-[.N100])/2-[.N100];-[.G100])" office:value-type="float" office:value="-101.48999999999999">
            <text:p>−101.49</text:p>
          </table:table-cell>
          <table:table-cell table:style-name="ACE-1" table:formula="of:=IF([.M100]&lt;&gt;&quot;NA&quot;;-[.G100]-([.M100]+[.N100])/2-[.N100]/2;-[.G100])" office:value-type="float" office:value="-111.48999999999999">
            <text:p>−111.49</text:p>
          </table:table-cell>
          <table:table-cell table:style-name="ACE-1" table:formula="of:=IF([.M100]&lt;&gt;&quot;NA&quot;;SQRT((([.M100]-[.N100])/2)^2+[.H100]^2);[.H100])" office:value-type="float" office:value="5.0875927509972731">
            <text:p>5.09</text:p>
          </table:table-cell>
          <table:table-cell table:style-name="ACE-2" table:formula="of:=IF([.M100]&lt;&gt;&quot;NA&quot;;0;-1)" office:value-type="float" office:value="0">
            <text:p>0</text:p>
          </table:table-cell>
          <table:table-cell table:style-name="ACE-2" table:formula="of:=IF([.S100]&gt;0;[.S100];[.U100])" office:value-type="float" office:value="16388">
            <text:p>16388</text:p>
          </table:table-cell>
          <table:table-cell table:style-name="ACE-2" table:formula="of:=IF([.T100]&gt;0;[.T100];[.V100])" office:value-type="float" office:value="237">
            <text:p>237</text:p>
          </table:table-cell>
          <table:table-cell table:number-columns-repeated="224" table:style-name="ACE-0"/>
        </table:table-row>
        <table:table-row table:style-name="AROW-1">
          <table:table-cell table:style-name="ACE-0" office:value-type="string">
            <text:p>325-M0033A-11R-1W_17-21A</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6318</text:p>
          </table:table-cell>
          <table:table-cell table:style-name="ACE-1" office:value-type="float" office:value="106.48999999999999">
            <text:p>106.49</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2132451544183924">
            <text:p>5.21</text:p>
          </table:table-cell>
          <table:table-cell table:style-name="ACE-1" office:value-type="float" office:value="1.1917646970207452">
            <text:p>1.19</text:p>
          </table:table-cell>
          <table:table-cell table:style-name="ACE-2" office:value-type="float" office:value="13766.026642261168">
            <text:p>13766</text:p>
          </table:table-cell>
          <table:table-cell table:style-name="ACE-2" office:value-type="float" office:value="46.761308238909429">
            <text:p>47</text:p>
          </table:table-cell>
          <table:table-cell table:style-name="ACE-0" office:value-type="float" office:value="16050">
            <text:p>16050</text:p>
          </table:table-cell>
          <table:table-cell table:style-name="ACE-0" office:value-type="float" office:value="188">
            <text:p>188</text:p>
          </table:table-cell>
          <table:table-cell table:number-columns-repeated="2" table:style-name="ACE-0"/>
          <table:table-cell table:style-name="ACE-0" table:formula="of:=IF([.Q101]&gt;0;&quot;marine&quot;;&quot;&quot;)" office:value-type="string" office:string-value="marine">
            <text:p>marine</text:p>
          </table:table-cell>
          <table:table-cell table:style-name="ACE-0" table:formula="of:=IF([.U101]&gt;0;&quot;U-Th&quot;;&quot;&quot;)" office:value-type="string" office:string-value="">
            <text:p/>
          </table:table-cell>
          <table:table-cell table:style-name="ACE-0" office:value-type="string">
            <text:p>marine</text:p>
          </table:table-cell>
          <table:table-cell table:style-name="ACE-0" office:value-type="string">
            <text:p>325-M0033A-11R-1W_17-21A</text:p>
          </table:table-cell>
          <table:table-cell table:style-name="ACE-1" table:formula="of:=IF([.M101]&lt;&gt;&quot;NA&quot;;-[.G101]+([.M101]-[.N101])/2-[.N101];-[.G101])" office:value-type="float" office:value="-101.48999999999999">
            <text:p>−101.49</text:p>
          </table:table-cell>
          <table:table-cell table:style-name="ACE-1" table:formula="of:=IF([.M101]&lt;&gt;&quot;NA&quot;;-[.G101]-([.M101]+[.N101])/2-[.N101]/2;-[.G101])" office:value-type="float" office:value="-111.48999999999999">
            <text:p>−111.49</text:p>
          </table:table-cell>
          <table:table-cell table:style-name="ACE-1" table:formula="of:=IF([.M101]&lt;&gt;&quot;NA&quot;;SQRT((([.M101]-[.N101])/2)^2+[.H101]^2);[.H101])" office:value-type="float" office:value="5.0875927509972731">
            <text:p>5.09</text:p>
          </table:table-cell>
          <table:table-cell table:style-name="ACE-2" table:formula="of:=IF([.M101]&lt;&gt;&quot;NA&quot;;0;-1)" office:value-type="float" office:value="0">
            <text:p>0</text:p>
          </table:table-cell>
          <table:table-cell table:style-name="ACE-2" table:formula="of:=IF([.S101]&gt;0;[.S101];[.U101])" office:value-type="float" office:value="16050">
            <text:p>16050</text:p>
          </table:table-cell>
          <table:table-cell table:style-name="ACE-2" table:formula="of:=IF([.T101]&gt;0;[.T101];[.V101])" office:value-type="float" office:value="188">
            <text:p>188</text:p>
          </table:table-cell>
          <table:table-cell table:number-columns-repeated="224" table:style-name="ACE-0"/>
        </table:table-row>
        <table:table-row table:style-name="AROW-1">
          <table:table-cell table:style-name="ACE-0" office:value-type="string">
            <text:p>325-M0033A-11R-1W_17-21B</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6319</text:p>
          </table:table-cell>
          <table:table-cell table:style-name="ACE-1" office:value-type="float" office:value="106.48999999999999">
            <text:p>106.49</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2460326171505764">
            <text:p>4.25</text:p>
          </table:table-cell>
          <table:table-cell table:style-name="ACE-1" office:value-type="float" office:value="0.94427405514578577">
            <text:p>0.94</text:p>
          </table:table-cell>
          <table:table-cell table:style-name="ACE-2" office:value-type="float" office:value="13870.082458772988">
            <text:p>13870</text:p>
          </table:table-cell>
          <table:table-cell table:style-name="ACE-2" office:value-type="float" office:value="46.377703485715912">
            <text:p>46</text:p>
          </table:table-cell>
          <table:table-cell table:style-name="ACE-0" office:value-type="float" office:value="16204">
            <text:p>16204</text:p>
          </table:table-cell>
          <table:table-cell table:style-name="ACE-0" office:value-type="float" office:value="195">
            <text:p>195</text:p>
          </table:table-cell>
          <table:table-cell table:number-columns-repeated="2" table:style-name="ACE-0"/>
          <table:table-cell table:style-name="ACE-0" table:formula="of:=IF([.Q102]&gt;0;&quot;marine&quot;;&quot;&quot;)" office:value-type="string" office:string-value="marine">
            <text:p>marine</text:p>
          </table:table-cell>
          <table:table-cell table:style-name="ACE-0" table:formula="of:=IF([.U102]&gt;0;&quot;U-Th&quot;;&quot;&quot;)" office:value-type="string" office:string-value="">
            <text:p/>
          </table:table-cell>
          <table:table-cell table:style-name="ACE-0" office:value-type="string">
            <text:p>marine</text:p>
          </table:table-cell>
          <table:table-cell table:style-name="ACE-0" office:value-type="string">
            <text:p>325-M0033A-11R-1W_17-21B</text:p>
          </table:table-cell>
          <table:table-cell table:style-name="ACE-1" table:formula="of:=IF([.M102]&lt;&gt;&quot;NA&quot;;-[.G102]+([.M102]-[.N102])/2-[.N102];-[.G102])" office:value-type="float" office:value="-101.48999999999999">
            <text:p>−101.49</text:p>
          </table:table-cell>
          <table:table-cell table:style-name="ACE-1" table:formula="of:=IF([.M102]&lt;&gt;&quot;NA&quot;;-[.G102]-([.M102]+[.N102])/2-[.N102]/2;-[.G102])" office:value-type="float" office:value="-111.48999999999999">
            <text:p>−111.49</text:p>
          </table:table-cell>
          <table:table-cell table:style-name="ACE-1" table:formula="of:=IF([.M102]&lt;&gt;&quot;NA&quot;;SQRT((([.M102]-[.N102])/2)^2+[.H102]^2);[.H102])" office:value-type="float" office:value="5.0875927509972731">
            <text:p>5.09</text:p>
          </table:table-cell>
          <table:table-cell table:style-name="ACE-2" table:formula="of:=IF([.M102]&lt;&gt;&quot;NA&quot;;0;-1)" office:value-type="float" office:value="0">
            <text:p>0</text:p>
          </table:table-cell>
          <table:table-cell table:style-name="ACE-2" table:formula="of:=IF([.S102]&gt;0;[.S102];[.U102])" office:value-type="float" office:value="16204">
            <text:p>16204</text:p>
          </table:table-cell>
          <table:table-cell table:style-name="ACE-2" table:formula="of:=IF([.T102]&gt;0;[.T102];[.V102])" office:value-type="float" office:value="195">
            <text:p>195</text:p>
          </table:table-cell>
          <table:table-cell table:number-columns-repeated="224" table:style-name="ACE-0"/>
        </table:table-row>
        <table:table-row table:style-name="AROW-1">
          <table:table-cell table:style-name="ACE-0" office:value-type="string">
            <text:p>325-M0033A-11R-1W_17-21D</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6320</text:p>
          </table:table-cell>
          <table:table-cell table:style-name="ACE-1" office:value-type="float" office:value="106.48999999999999">
            <text:p>106.49</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8889376566977378">
            <text:p>2.89</text:p>
          </table:table-cell>
          <table:table-cell table:style-name="ACE-1" office:value-type="float" office:value="0.66431191900168729">
            <text:p>0.66</text:p>
          </table:table-cell>
          <table:table-cell table:style-name="ACE-2" office:value-type="float" office:value="13950.609367546906">
            <text:p>13951</text:p>
          </table:table-cell>
          <table:table-cell table:style-name="ACE-2" office:value-type="float" office:value="45.803913085104568">
            <text:p>46</text:p>
          </table:table-cell>
          <table:table-cell table:style-name="ACE-0" office:value-type="float" office:value="16325">
            <text:p>16325</text:p>
          </table:table-cell>
          <table:table-cell table:style-name="ACE-0" office:value-type="float" office:value="202">
            <text:p>202</text:p>
          </table:table-cell>
          <table:table-cell table:number-columns-repeated="2" table:style-name="ACE-0"/>
          <table:table-cell table:style-name="ACE-0" table:formula="of:=IF([.Q103]&gt;0;&quot;marine&quot;;&quot;&quot;)" office:value-type="string" office:string-value="marine">
            <text:p>marine</text:p>
          </table:table-cell>
          <table:table-cell table:style-name="ACE-0" table:formula="of:=IF([.U103]&gt;0;&quot;U-Th&quot;;&quot;&quot;)" office:value-type="string" office:string-value="">
            <text:p/>
          </table:table-cell>
          <table:table-cell table:style-name="ACE-0" office:value-type="string">
            <text:p>marine</text:p>
          </table:table-cell>
          <table:table-cell table:style-name="ACE-0" office:value-type="string">
            <text:p>325-M0033A-11R-1W_17-21D</text:p>
          </table:table-cell>
          <table:table-cell table:style-name="ACE-1" table:formula="of:=IF([.M103]&lt;&gt;&quot;NA&quot;;-[.G103]+([.M103]-[.N103])/2-[.N103];-[.G103])" office:value-type="float" office:value="-101.48999999999999">
            <text:p>−101.49</text:p>
          </table:table-cell>
          <table:table-cell table:style-name="ACE-1" table:formula="of:=IF([.M103]&lt;&gt;&quot;NA&quot;;-[.G103]-([.M103]+[.N103])/2-[.N103]/2;-[.G103])" office:value-type="float" office:value="-111.48999999999999">
            <text:p>−111.49</text:p>
          </table:table-cell>
          <table:table-cell table:style-name="ACE-1" table:formula="of:=IF([.M103]&lt;&gt;&quot;NA&quot;;SQRT((([.M103]-[.N103])/2)^2+[.H103]^2);[.H103])" office:value-type="float" office:value="5.0875927509972731">
            <text:p>5.09</text:p>
          </table:table-cell>
          <table:table-cell table:style-name="ACE-2" table:formula="of:=IF([.M103]&lt;&gt;&quot;NA&quot;;0;-1)" office:value-type="float" office:value="0">
            <text:p>0</text:p>
          </table:table-cell>
          <table:table-cell table:style-name="ACE-2" table:formula="of:=IF([.S103]&gt;0;[.S103];[.U103])" office:value-type="float" office:value="16325">
            <text:p>16325</text:p>
          </table:table-cell>
          <table:table-cell table:style-name="ACE-2" table:formula="of:=IF([.T103]&gt;0;[.T103];[.V103])" office:value-type="float" office:value="202">
            <text:p>202</text:p>
          </table:table-cell>
          <table:table-cell table:number-columns-repeated="224" table:style-name="ACE-0"/>
        </table:table-row>
        <table:table-row table:style-name="AROW-1">
          <table:table-cell table:style-name="ACE-0" office:value-type="string">
            <text:p>325-M0033A-11R-1W_31-33</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NU-20632</text:p>
          </table:table-cell>
          <table:table-cell table:style-name="ACE-1" office:value-type="float" office:value="106.62">
            <text:p>106.62</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Seriat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5861000000000001">
            <text:p>−5.59</text:p>
          </table:table-cell>
          <table:table-cell table:style-name="ACE-1" office:value-type="float" office:value="0.502">
            <text:p>0.50</text:p>
          </table:table-cell>
          <table:table-cell table:style-name="ACE-2" office:value-type="float" office:value="18990">
            <text:p>18990</text:p>
          </table:table-cell>
          <table:table-cell table:style-name="ACE-2" office:value-type="float" office:value="65">
            <text:p>65</text:p>
          </table:table-cell>
          <table:table-cell table:style-name="ACE-0" office:value-type="float" office:value="22459">
            <text:p>22459</text:p>
          </table:table-cell>
          <table:table-cell table:style-name="ACE-0" office:value-type="float" office:value="149">
            <text:p>149</text:p>
          </table:table-cell>
          <table:table-cell table:number-columns-repeated="2" table:style-name="ACE-0"/>
          <table:table-cell table:style-name="ACE-0" table:formula="of:=IF([.Q104]&gt;0;&quot;marine&quot;;&quot;&quot;)" office:value-type="string" office:string-value="marine">
            <text:p>marine</text:p>
          </table:table-cell>
          <table:table-cell table:style-name="ACE-0" table:formula="of:=IF([.U104]&gt;0;&quot;U-Th&quot;;&quot;&quot;)" office:value-type="string" office:string-value="">
            <text:p/>
          </table:table-cell>
          <table:table-cell table:style-name="ACE-0" office:value-type="string">
            <text:p>marine</text:p>
          </table:table-cell>
          <table:table-cell table:style-name="ACE-0" office:value-type="string">
            <text:p>325-M0033A-11R-1W_31-33</text:p>
          </table:table-cell>
          <table:table-cell table:style-name="ACE-1" table:formula="of:=IF([.M104]&lt;&gt;&quot;NA&quot;;-[.G104]+([.M104]-[.N104])/2-[.N104];-[.G104])" office:value-type="float" office:value="-101.62">
            <text:p>−101.62</text:p>
          </table:table-cell>
          <table:table-cell table:style-name="ACE-1" table:formula="of:=IF([.M104]&lt;&gt;&quot;NA&quot;;-[.G104]-([.M104]+[.N104])/2-[.N104]/2;-[.G104])" office:value-type="float" office:value="-111.62">
            <text:p>−111.62</text:p>
          </table:table-cell>
          <table:table-cell table:style-name="ACE-1" table:formula="of:=IF([.M104]&lt;&gt;&quot;NA&quot;;SQRT((([.M104]-[.N104])/2)^2+[.H104]^2);[.H104])" office:value-type="float" office:value="5.0875927509972731">
            <text:p>5.09</text:p>
          </table:table-cell>
          <table:table-cell table:style-name="ACE-2" table:formula="of:=IF([.M104]&lt;&gt;&quot;NA&quot;;0;-1)" office:value-type="float" office:value="0">
            <text:p>0</text:p>
          </table:table-cell>
          <table:table-cell table:style-name="ACE-2" table:formula="of:=IF([.S104]&gt;0;[.S104];[.U104])" office:value-type="float" office:value="22459">
            <text:p>22459</text:p>
          </table:table-cell>
          <table:table-cell table:style-name="ACE-2" table:formula="of:=IF([.T104]&gt;0;[.T104];[.V104])" office:value-type="float" office:value="149">
            <text:p>149</text:p>
          </table:table-cell>
          <table:table-cell table:number-columns-repeated="224" table:style-name="ACE-0"/>
        </table:table-row>
        <table:table-row table:style-name="AROW-1">
          <table:table-cell table:style-name="ACE-0" office:value-type="string">
            <text:p>325-M0033A-11R-1W_36-44</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5418</text:p>
          </table:table-cell>
          <table:table-cell table:style-name="ACE-1" office:value-type="float" office:value="106.7">
            <text:p>106.70</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Seriat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8154529349272004">
            <text:p>1.82</text:p>
          </table:table-cell>
          <table:table-cell table:style-name="ACE-1" office:value-type="float" office:value="8.1523767645068794">
            <text:p>8.15</text:p>
          </table:table-cell>
          <table:table-cell table:style-name="ACE-2" office:value-type="float" office:value="19587.563059572996">
            <text:p>19588</text:p>
          </table:table-cell>
          <table:table-cell table:style-name="ACE-2" office:value-type="float" office:value="115.75643391092052">
            <text:p>116</text:p>
          </table:table-cell>
          <table:table-cell table:style-name="ACE-0" office:value-type="float" office:value="23106">
            <text:p>23106</text:p>
          </table:table-cell>
          <table:table-cell table:style-name="ACE-0" office:value-type="float" office:value="347">
            <text:p>347</text:p>
          </table:table-cell>
          <table:table-cell table:number-columns-repeated="2" table:style-name="ACE-0"/>
          <table:table-cell table:style-name="ACE-0" table:formula="of:=IF([.Q105]&gt;0;&quot;marine&quot;;&quot;&quot;)" office:value-type="string" office:string-value="marine">
            <text:p>marine</text:p>
          </table:table-cell>
          <table:table-cell table:style-name="ACE-0" table:formula="of:=IF([.U105]&gt;0;&quot;U-Th&quot;;&quot;&quot;)" office:value-type="string" office:string-value="">
            <text:p/>
          </table:table-cell>
          <table:table-cell table:style-name="ACE-0" office:value-type="string">
            <text:p>marine</text:p>
          </table:table-cell>
          <table:table-cell table:style-name="ACE-0" office:value-type="string">
            <text:p>325-M0033A-11R-1W_36-44</text:p>
          </table:table-cell>
          <table:table-cell table:style-name="ACE-1" table:formula="of:=IF([.M105]&lt;&gt;&quot;NA&quot;;-[.G105]+([.M105]-[.N105])/2-[.N105];-[.G105])" office:value-type="float" office:value="-101.7">
            <text:p>−101.70</text:p>
          </table:table-cell>
          <table:table-cell table:style-name="ACE-1" table:formula="of:=IF([.M105]&lt;&gt;&quot;NA&quot;;-[.G105]-([.M105]+[.N105])/2-[.N105]/2;-[.G105])" office:value-type="float" office:value="-111.7">
            <text:p>−111.70</text:p>
          </table:table-cell>
          <table:table-cell table:style-name="ACE-1" table:formula="of:=IF([.M105]&lt;&gt;&quot;NA&quot;;SQRT((([.M105]-[.N105])/2)^2+[.H105]^2);[.H105])" office:value-type="float" office:value="5.0875927509972731">
            <text:p>5.09</text:p>
          </table:table-cell>
          <table:table-cell table:style-name="ACE-2" table:formula="of:=IF([.M105]&lt;&gt;&quot;NA&quot;;0;-1)" office:value-type="float" office:value="0">
            <text:p>0</text:p>
          </table:table-cell>
          <table:table-cell table:style-name="ACE-2" table:formula="of:=IF([.S105]&gt;0;[.S105];[.U105])" office:value-type="float" office:value="23106">
            <text:p>23106</text:p>
          </table:table-cell>
          <table:table-cell table:style-name="ACE-2" table:formula="of:=IF([.T105]&gt;0;[.T105];[.V105])" office:value-type="float" office:value="347">
            <text:p>347</text:p>
          </table:table-cell>
          <table:table-cell table:number-columns-repeated="224" table:style-name="ACE-0"/>
        </table:table-row>
        <table:table-row table:style-name="AROW-1">
          <table:table-cell table:style-name="ACE-0" office:value-type="string">
            <text:p>325-M0033A-11R-1W_36-4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601</text:p>
          </table:table-cell>
          <table:table-cell table:style-name="ACE-1" office:value-type="float" office:value="106.7">
            <text:p>106.70</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4632999999999998">
            <text:p>−3.46</text:p>
          </table:table-cell>
          <table:table-cell table:style-name="ACE-1" office:value-type="float" office:value="0.54100000000000004">
            <text:p>0.54</text:p>
          </table:table-cell>
          <table:table-cell table:style-name="ACE-2" office:value-type="float" office:value="19235">
            <text:p>19235</text:p>
          </table:table-cell>
          <table:table-cell table:style-name="ACE-2" office:value-type="float" office:value="55">
            <text:p>55</text:p>
          </table:table-cell>
          <table:table-cell table:style-name="ACE-0" office:value-type="float" office:value="22691">
            <text:p>22691</text:p>
          </table:table-cell>
          <table:table-cell table:style-name="ACE-0" office:value-type="float" office:value="210">
            <text:p>210</text:p>
          </table:table-cell>
          <table:table-cell table:number-columns-repeated="2" table:style-name="ACE-0"/>
          <table:table-cell table:style-name="ACE-0" table:formula="of:=IF([.Q106]&gt;0;&quot;marine&quot;;&quot;&quot;)" office:value-type="string" office:string-value="marine">
            <text:p>marine</text:p>
          </table:table-cell>
          <table:table-cell table:style-name="ACE-0" table:formula="of:=IF([.U106]&gt;0;&quot;U-Th&quot;;&quot;&quot;)" office:value-type="string" office:string-value="">
            <text:p/>
          </table:table-cell>
          <table:table-cell table:style-name="ACE-0" office:value-type="string">
            <text:p>marine</text:p>
          </table:table-cell>
          <table:table-cell table:style-name="ACE-0" office:value-type="string">
            <text:p>325-M0033A-11R-1W_36-44</text:p>
          </table:table-cell>
          <table:table-cell table:style-name="ACE-1" table:formula="of:=IF([.M106]&lt;&gt;&quot;NA&quot;;-[.G106]+([.M106]-[.N106])/2-[.N106];-[.G106])" office:value-type="float" office:value="-101.7">
            <text:p>−101.70</text:p>
          </table:table-cell>
          <table:table-cell table:style-name="ACE-1" table:formula="of:=IF([.M106]&lt;&gt;&quot;NA&quot;;-[.G106]-([.M106]+[.N106])/2-[.N106]/2;-[.G106])" office:value-type="float" office:value="-111.7">
            <text:p>−111.70</text:p>
          </table:table-cell>
          <table:table-cell table:style-name="ACE-1" table:formula="of:=IF([.M106]&lt;&gt;&quot;NA&quot;;SQRT((([.M106]-[.N106])/2)^2+[.H106]^2);[.H106])" office:value-type="float" office:value="5.0875927509972731">
            <text:p>5.09</text:p>
          </table:table-cell>
          <table:table-cell table:style-name="ACE-2" table:formula="of:=IF([.M106]&lt;&gt;&quot;NA&quot;;0;-1)" office:value-type="float" office:value="0">
            <text:p>0</text:p>
          </table:table-cell>
          <table:table-cell table:style-name="ACE-2" table:formula="of:=IF([.S106]&gt;0;[.S106];[.U106])" office:value-type="float" office:value="22691">
            <text:p>22691</text:p>
          </table:table-cell>
          <table:table-cell table:style-name="ACE-2" table:formula="of:=IF([.T106]&gt;0;[.T106];[.V106])" office:value-type="float" office:value="210">
            <text:p>210</text:p>
          </table:table-cell>
          <table:table-cell table:number-columns-repeated="224" table:style-name="ACE-0"/>
        </table:table-row>
        <table:table-row table:style-name="AROW-1">
          <table:table-cell table:style-name="ACE-0" office:value-type="string">
            <text:p>325-M0033A-11R-1W_36-44b</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6321</text:p>
          </table:table-cell>
          <table:table-cell table:style-name="ACE-1" office:value-type="float" office:value="106.7">
            <text:p>106.70</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42469420170921313">
            <text:p>−0.42</text:p>
          </table:table-cell>
          <table:table-cell table:style-name="ACE-1" office:value-type="float" office:value="0.78711279666322764">
            <text:p>0.79</text:p>
          </table:table-cell>
          <table:table-cell table:style-name="ACE-2" office:value-type="float" office:value="19509.720918469302">
            <text:p>19510</text:p>
          </table:table-cell>
          <table:table-cell table:style-name="ACE-2" office:value-type="float" office:value="65.50574050986765">
            <text:p>66</text:p>
          </table:table-cell>
          <table:table-cell table:style-name="ACE-0" office:value-type="float" office:value="23041">
            <text:p>23041</text:p>
          </table:table-cell>
          <table:table-cell table:style-name="ACE-0" office:value-type="float" office:value="281">
            <text:p>281</text:p>
          </table:table-cell>
          <table:table-cell table:number-columns-repeated="2" table:style-name="ACE-0"/>
          <table:table-cell table:style-name="ACE-0" table:formula="of:=IF([.Q107]&gt;0;&quot;marine&quot;;&quot;&quot;)" office:value-type="string" office:string-value="marine">
            <text:p>marine</text:p>
          </table:table-cell>
          <table:table-cell table:style-name="ACE-0" table:formula="of:=IF([.U107]&gt;0;&quot;U-Th&quot;;&quot;&quot;)" office:value-type="string" office:string-value="">
            <text:p/>
          </table:table-cell>
          <table:table-cell table:style-name="ACE-0" office:value-type="string">
            <text:p>marine</text:p>
          </table:table-cell>
          <table:table-cell table:style-name="ACE-0" office:value-type="string">
            <text:p>325-M0033A-11R-1W_36-44b</text:p>
          </table:table-cell>
          <table:table-cell table:style-name="ACE-1" table:formula="of:=IF([.M107]&lt;&gt;&quot;NA&quot;;-[.G107]+([.M107]-[.N107])/2-[.N107];-[.G107])" office:value-type="float" office:value="-101.7">
            <text:p>−101.70</text:p>
          </table:table-cell>
          <table:table-cell table:style-name="ACE-1" table:formula="of:=IF([.M107]&lt;&gt;&quot;NA&quot;;-[.G107]-([.M107]+[.N107])/2-[.N107]/2;-[.G107])" office:value-type="float" office:value="-111.7">
            <text:p>−111.70</text:p>
          </table:table-cell>
          <table:table-cell table:style-name="ACE-1" table:formula="of:=IF([.M107]&lt;&gt;&quot;NA&quot;;SQRT((([.M107]-[.N107])/2)^2+[.H107]^2);[.H107])" office:value-type="float" office:value="5.0875927509972731">
            <text:p>5.09</text:p>
          </table:table-cell>
          <table:table-cell table:style-name="ACE-2" table:formula="of:=IF([.M107]&lt;&gt;&quot;NA&quot;;0;-1)" office:value-type="float" office:value="0">
            <text:p>0</text:p>
          </table:table-cell>
          <table:table-cell table:style-name="ACE-2" table:formula="of:=IF([.S107]&gt;0;[.S107];[.U107])" office:value-type="float" office:value="23041">
            <text:p>23041</text:p>
          </table:table-cell>
          <table:table-cell table:style-name="ACE-2" table:formula="of:=IF([.T107]&gt;0;[.T107];[.V107])" office:value-type="float" office:value="281">
            <text:p>281</text:p>
          </table:table-cell>
          <table:table-cell table:number-columns-repeated="224" table:style-name="ACE-0"/>
        </table:table-row>
        <table:table-row table:style-name="AROW-1">
          <table:table-cell table:style-name="ACE-0" office:value-type="string">
            <text:p>325-M0033A-11R-CCW_5-11</text:p>
          </table:table-cell>
          <table:table-cell table:style-name="ACE-0" office:value-type="float" office:value="-19.68">
            <text:p>−19.68</text:p>
          </table:table-cell>
          <table:table-cell table:style-name="ACE-0" office:value-type="float" office:value="150.24000000000001">
            <text:p>150.24</text:p>
          </table:table-cell>
          <table:table-cell table:style-name="ACE-0"/>
          <table:table-cell table:style-name="ACE-0" office:value-type="string">
            <text:p>HY-5</text:p>
          </table:table-cell>
          <table:table-cell table:style-name="ACE-0" office:value-type="string">
            <text:p>SANU-24538</text:p>
          </table:table-cell>
          <table:table-cell table:style-name="ACE-1" office:value-type="float" office:value="106.83">
            <text:p>106.83</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7123999999999999">
            <text:p>−1.71</text:p>
          </table:table-cell>
          <table:table-cell table:style-name="ACE-1" office:value-type="float" office:value="0.51600000000000001">
            <text:p>0.52</text:p>
          </table:table-cell>
          <table:table-cell table:style-name="ACE-2" office:value-type="float" office:value="18670">
            <text:p>18670</text:p>
          </table:table-cell>
          <table:table-cell table:style-name="ACE-2" office:value-type="float" office:value="65">
            <text:p>65</text:p>
          </table:table-cell>
          <table:table-cell table:style-name="ACE-0" office:value-type="float" office:value="22111">
            <text:p>22111</text:p>
          </table:table-cell>
          <table:table-cell table:style-name="ACE-0" office:value-type="float" office:value="225">
            <text:p>225</text:p>
          </table:table-cell>
          <table:table-cell table:number-columns-repeated="2" table:style-name="ACE-0"/>
          <table:table-cell table:style-name="ACE-0" table:formula="of:=IF([.Q108]&gt;0;&quot;marine&quot;;&quot;&quot;)" office:value-type="string" office:string-value="marine">
            <text:p>marine</text:p>
          </table:table-cell>
          <table:table-cell table:style-name="ACE-0" table:formula="of:=IF([.U108]&gt;0;&quot;U-Th&quot;;&quot;&quot;)" office:value-type="string" office:string-value="">
            <text:p/>
          </table:table-cell>
          <table:table-cell table:style-name="ACE-0" office:value-type="string">
            <text:p>marine</text:p>
          </table:table-cell>
          <table:table-cell table:style-name="ACE-0" office:value-type="string">
            <text:p>325-M0033A-11R-CCW_5-11</text:p>
          </table:table-cell>
          <table:table-cell table:style-name="ACE-1" table:formula="of:=IF([.M108]&lt;&gt;&quot;NA&quot;;-[.G108]+([.M108]-[.N108])/2-[.N108];-[.G108])" office:value-type="float" office:value="-101.83">
            <text:p>−101.83</text:p>
          </table:table-cell>
          <table:table-cell table:style-name="ACE-1" table:formula="of:=IF([.M108]&lt;&gt;&quot;NA&quot;;-[.G108]-([.M108]+[.N108])/2-[.N108]/2;-[.G108])" office:value-type="float" office:value="-111.83">
            <text:p>−111.83</text:p>
          </table:table-cell>
          <table:table-cell table:style-name="ACE-1" table:formula="of:=IF([.M108]&lt;&gt;&quot;NA&quot;;SQRT((([.M108]-[.N108])/2)^2+[.H108]^2);[.H108])" office:value-type="float" office:value="5.0875927509972731">
            <text:p>5.09</text:p>
          </table:table-cell>
          <table:table-cell table:style-name="ACE-2" table:formula="of:=IF([.M108]&lt;&gt;&quot;NA&quot;;0;-1)" office:value-type="float" office:value="0">
            <text:p>0</text:p>
          </table:table-cell>
          <table:table-cell table:style-name="ACE-2" table:formula="of:=IF([.S108]&gt;0;[.S108];[.U108])" office:value-type="float" office:value="22111">
            <text:p>22111</text:p>
          </table:table-cell>
          <table:table-cell table:style-name="ACE-2" table:formula="of:=IF([.T108]&gt;0;[.T108];[.V108])" office:value-type="float" office:value="225">
            <text:p>225</text:p>
          </table:table-cell>
          <table:table-cell table:number-columns-repeated="224" table:style-name="ACE-0"/>
        </table:table-row>
        <table:table-row table:style-name="AROW-1">
          <table:table-cell table:style-name="ACE-0" office:value-type="string">
            <text:p>325-M0033A-12R-1W_19-2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4307</text:p>
          </table:table-cell>
          <table:table-cell table:style-name="ACE-1" office:value-type="float" office:value="108.005">
            <text:p>108.00</text:p>
          </table:table-cell>
          <table:table-cell table:style-name="ACE-0" office:value-type="float" office:value="0.19">
            <text:p>0.1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22895799060906832">
            <text:p>0.23</text:p>
          </table:table-cell>
          <table:table-cell table:style-name="ACE-1" office:value-type="float" office:value="2.8612062893791559">
            <text:p>2.86</text:p>
          </table:table-cell>
          <table:table-cell table:style-name="ACE-2" office:value-type="float" office:value="19548.81911570521">
            <text:p>19549</text:p>
          </table:table-cell>
          <table:table-cell table:style-name="ACE-2" office:value-type="float" office:value="68.383852607635362">
            <text:p>68</text:p>
          </table:table-cell>
          <table:table-cell table:style-name="ACE-0" office:value-type="float" office:value="23090">
            <text:p>23090</text:p>
          </table:table-cell>
          <table:table-cell table:style-name="ACE-0" office:value-type="float" office:value="273">
            <text:p>273</text:p>
          </table:table-cell>
          <table:table-cell table:number-columns-repeated="2" table:style-name="ACE-0"/>
          <table:table-cell table:style-name="ACE-0" table:formula="of:=IF([.Q109]&gt;0;&quot;marine&quot;;&quot;&quot;)" office:value-type="string" office:string-value="marine">
            <text:p>marine</text:p>
          </table:table-cell>
          <table:table-cell table:style-name="ACE-0" table:formula="of:=IF([.U109]&gt;0;&quot;U-Th&quot;;&quot;&quot;)" office:value-type="string" office:string-value="">
            <text:p/>
          </table:table-cell>
          <table:table-cell table:style-name="ACE-0" office:value-type="string">
            <text:p>marine</text:p>
          </table:table-cell>
          <table:table-cell table:style-name="ACE-0" office:value-type="string">
            <text:p>325-M0033A-12R-1W_19-22</text:p>
          </table:table-cell>
          <table:table-cell table:style-name="ACE-1" table:formula="of:=IF([.M109]&lt;&gt;&quot;NA&quot;;-[.G109]+([.M109]-[.N109])/2-[.N109];-[.G109])" office:value-type="float" office:value="-103.005">
            <text:p>−103.00</text:p>
          </table:table-cell>
          <table:table-cell table:style-name="ACE-1" table:formula="of:=IF([.M109]&lt;&gt;&quot;NA&quot;;-[.G109]-([.M109]+[.N109])/2-[.N109]/2;-[.G109])" office:value-type="float" office:value="-113.005">
            <text:p>−113.00</text:p>
          </table:table-cell>
          <table:table-cell table:style-name="ACE-1" table:formula="of:=IF([.M109]&lt;&gt;&quot;NA&quot;;SQRT((([.M109]-[.N109])/2)^2+[.H109]^2);[.H109])" office:value-type="float" office:value="5.0036086977300691">
            <text:p>5.00</text:p>
          </table:table-cell>
          <table:table-cell table:style-name="ACE-2" table:formula="of:=IF([.M109]&lt;&gt;&quot;NA&quot;;0;-1)" office:value-type="float" office:value="0">
            <text:p>0</text:p>
          </table:table-cell>
          <table:table-cell table:style-name="ACE-2" table:formula="of:=IF([.S109]&gt;0;[.S109];[.U109])" office:value-type="float" office:value="23090">
            <text:p>23090</text:p>
          </table:table-cell>
          <table:table-cell table:style-name="ACE-2" table:formula="of:=IF([.T109]&gt;0;[.T109];[.V109])" office:value-type="float" office:value="273">
            <text:p>273</text:p>
          </table:table-cell>
          <table:table-cell table:number-columns-repeated="224" table:style-name="ACE-0"/>
        </table:table-row>
        <table:table-row table:style-name="AROW-1">
          <table:table-cell table:style-name="ACE-0" office:value-type="string">
            <text:p>325-M0033A-12R-1W_26-33</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NU-27019</text:p>
          </table:table-cell>
          <table:table-cell table:style-name="ACE-1" office:value-type="float" office:value="108.095">
            <text:p>108.09</text:p>
          </table:table-cell>
          <table:table-cell table:style-name="ACE-0" office:value-type="float" office:value="0.19">
            <text:p>0.19</text:p>
          </table:table-cell>
          <table:table-cell table:style-name="ACE-0" office:value-type="string">
            <text:p>Coral</text:p>
          </table:table-cell>
          <table:table-cell table:style-name="ACE-0" office:value-type="string">
            <text:p>Coscinarea column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6835">
            <text:p>1.68</text:p>
          </table:table-cell>
          <table:table-cell table:style-name="ACE-1" office:value-type="float" office:value="1.0629999999999999">
            <text:p>1.06</text:p>
          </table:table-cell>
          <table:table-cell table:style-name="ACE-2" office:value-type="float" office:value="19985">
            <text:p>19985</text:p>
          </table:table-cell>
          <table:table-cell table:style-name="ACE-2" office:value-type="float" office:value="65">
            <text:p>65</text:p>
          </table:table-cell>
          <table:table-cell table:style-name="ACE-0" office:value-type="float" office:value="23576">
            <text:p>23576</text:p>
          </table:table-cell>
          <table:table-cell table:style-name="ACE-0" office:value-type="float" office:value="259">
            <text:p>259</text:p>
          </table:table-cell>
          <table:table-cell table:number-columns-repeated="2" table:style-name="ACE-0"/>
          <table:table-cell table:style-name="ACE-0" table:formula="of:=IF([.Q110]&gt;0;&quot;marine&quot;;&quot;&quot;)" office:value-type="string" office:string-value="marine">
            <text:p>marine</text:p>
          </table:table-cell>
          <table:table-cell table:style-name="ACE-0" table:formula="of:=IF([.U110]&gt;0;&quot;U-Th&quot;;&quot;&quot;)" office:value-type="string" office:string-value="">
            <text:p/>
          </table:table-cell>
          <table:table-cell table:style-name="ACE-0" office:value-type="string">
            <text:p>marine</text:p>
          </table:table-cell>
          <table:table-cell table:style-name="ACE-0" office:value-type="string">
            <text:p>325-M0033A-12R-1W_26-33</text:p>
          </table:table-cell>
          <table:table-cell table:style-name="ACE-1" table:formula="of:=IF([.M110]&lt;&gt;&quot;NA&quot;;-[.G110]+([.M110]-[.N110])/2-[.N110];-[.G110])" office:value-type="float" office:value="-103.095">
            <text:p>−103.09</text:p>
          </table:table-cell>
          <table:table-cell table:style-name="ACE-1" table:formula="of:=IF([.M110]&lt;&gt;&quot;NA&quot;;-[.G110]-([.M110]+[.N110])/2-[.N110]/2;-[.G110])" office:value-type="float" office:value="-113.095">
            <text:p>−113.09</text:p>
          </table:table-cell>
          <table:table-cell table:style-name="ACE-1" table:formula="of:=IF([.M110]&lt;&gt;&quot;NA&quot;;SQRT((([.M110]-[.N110])/2)^2+[.H110]^2);[.H110])" office:value-type="float" office:value="5.0036086977300691">
            <text:p>5.00</text:p>
          </table:table-cell>
          <table:table-cell table:style-name="ACE-2" table:formula="of:=IF([.M110]&lt;&gt;&quot;NA&quot;;0;-1)" office:value-type="float" office:value="0">
            <text:p>0</text:p>
          </table:table-cell>
          <table:table-cell table:style-name="ACE-2" table:formula="of:=IF([.S110]&gt;0;[.S110];[.U110])" office:value-type="float" office:value="23576">
            <text:p>23576</text:p>
          </table:table-cell>
          <table:table-cell table:style-name="ACE-2" table:formula="of:=IF([.T110]&gt;0;[.T110];[.V110])" office:value-type="float" office:value="259">
            <text:p>259</text:p>
          </table:table-cell>
          <table:table-cell table:number-columns-repeated="224" table:style-name="ACE-0"/>
        </table:table-row>
        <table:table-row table:style-name="AROW-1">
          <table:table-cell table:style-name="ACE-0" office:value-type="string">
            <text:p>325-M0033A-12R-1W_33-3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7020</text:p>
          </table:table-cell>
          <table:table-cell table:style-name="ACE-1" office:value-type="float" office:value="108.15000000000001">
            <text:p>108.15</text:p>
          </table:table-cell>
          <table:table-cell table:style-name="ACE-0" office:value-type="float" office:value="0.19">
            <text:p>0.19</text:p>
          </table:table-cell>
          <table:table-cell table:style-name="ACE-0" office:value-type="string">
            <text:p>Coral</text:p>
          </table:table-cell>
          <table:table-cell table:style-name="ACE-0" office:value-type="string">
            <text:p>Coscinarea column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706">
            <text:p>2.71</text:p>
          </table:table-cell>
          <table:table-cell table:style-name="ACE-1" office:value-type="float" office:value="1.0569999999999999">
            <text:p>1.06</text:p>
          </table:table-cell>
          <table:table-cell table:style-name="ACE-2" office:value-type="float" office:value="20015">
            <text:p>20015</text:p>
          </table:table-cell>
          <table:table-cell table:style-name="ACE-2" office:value-type="float" office:value="65">
            <text:p>65</text:p>
          </table:table-cell>
          <table:table-cell table:style-name="ACE-0" office:value-type="float" office:value="23616">
            <text:p>23616</text:p>
          </table:table-cell>
          <table:table-cell table:style-name="ACE-0" office:value-type="float" office:value="253">
            <text:p>253</text:p>
          </table:table-cell>
          <table:table-cell table:number-columns-repeated="2" table:style-name="ACE-0"/>
          <table:table-cell table:style-name="ACE-0" table:formula="of:=IF([.Q111]&gt;0;&quot;marine&quot;;&quot;&quot;)" office:value-type="string" office:string-value="marine">
            <text:p>marine</text:p>
          </table:table-cell>
          <table:table-cell table:style-name="ACE-0" table:formula="of:=IF([.U111]&gt;0;&quot;U-Th&quot;;&quot;&quot;)" office:value-type="string" office:string-value="">
            <text:p/>
          </table:table-cell>
          <table:table-cell table:style-name="ACE-0" office:value-type="string">
            <text:p>marine</text:p>
          </table:table-cell>
          <table:table-cell table:style-name="ACE-0" office:value-type="string">
            <text:p>325-M0033A-12R-1W_33-37</text:p>
          </table:table-cell>
          <table:table-cell table:style-name="ACE-1" table:formula="of:=IF([.M111]&lt;&gt;&quot;NA&quot;;-[.G111]+([.M111]-[.N111])/2-[.N111];-[.G111])" office:value-type="float" office:value="-103.15000000000001">
            <text:p>−103.15</text:p>
          </table:table-cell>
          <table:table-cell table:style-name="ACE-1" table:formula="of:=IF([.M111]&lt;&gt;&quot;NA&quot;;-[.G111]-([.M111]+[.N111])/2-[.N111]/2;-[.G111])" office:value-type="float" office:value="-113.15000000000001">
            <text:p>−113.15</text:p>
          </table:table-cell>
          <table:table-cell table:style-name="ACE-1" table:formula="of:=IF([.M111]&lt;&gt;&quot;NA&quot;;SQRT((([.M111]-[.N111])/2)^2+[.H111]^2);[.H111])" office:value-type="float" office:value="5.0036086977300691">
            <text:p>5.00</text:p>
          </table:table-cell>
          <table:table-cell table:style-name="ACE-2" table:formula="of:=IF([.M111]&lt;&gt;&quot;NA&quot;;0;-1)" office:value-type="float" office:value="0">
            <text:p>0</text:p>
          </table:table-cell>
          <table:table-cell table:style-name="ACE-2" table:formula="of:=IF([.S111]&gt;0;[.S111];[.U111])" office:value-type="float" office:value="23616">
            <text:p>23616</text:p>
          </table:table-cell>
          <table:table-cell table:style-name="ACE-2" table:formula="of:=IF([.T111]&gt;0;[.T111];[.V111])" office:value-type="float" office:value="253">
            <text:p>253</text:p>
          </table:table-cell>
          <table:table-cell table:number-columns-repeated="224" table:style-name="ACE-0"/>
        </table:table-row>
        <table:table-row table:style-name="AROW-1">
          <table:table-cell table:style-name="ACE-0" office:value-type="string">
            <text:p>325-M0033A-12R-1W_8-11</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605</text:p>
          </table:table-cell>
          <table:table-cell table:style-name="ACE-1" office:value-type="float" office:value="107.895">
            <text:p>107.89</text:p>
          </table:table-cell>
          <table:table-cell table:style-name="ACE-0" office:value-type="float" office:value="0.19">
            <text:p>0.1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2968000000000002">
            <text:p>−5.30</text:p>
          </table:table-cell>
          <table:table-cell table:style-name="ACE-1" office:value-type="float" office:value="0.56200000000000006">
            <text:p>0.56</text:p>
          </table:table-cell>
          <table:table-cell table:style-name="ACE-2" office:value-type="float" office:value="19630">
            <text:p>19630</text:p>
          </table:table-cell>
          <table:table-cell table:style-name="ACE-2" office:value-type="float" office:value="55">
            <text:p>55</text:p>
          </table:table-cell>
          <table:table-cell table:style-name="ACE-0" office:value-type="float" office:value="23170">
            <text:p>23170</text:p>
          </table:table-cell>
          <table:table-cell table:style-name="ACE-0" office:value-type="float" office:value="248">
            <text:p>248</text:p>
          </table:table-cell>
          <table:table-cell table:number-columns-repeated="2" table:style-name="ACE-0"/>
          <table:table-cell table:style-name="ACE-0" table:formula="of:=IF([.Q112]&gt;0;&quot;marine&quot;;&quot;&quot;)" office:value-type="string" office:string-value="marine">
            <text:p>marine</text:p>
          </table:table-cell>
          <table:table-cell table:style-name="ACE-0" table:formula="of:=IF([.U112]&gt;0;&quot;U-Th&quot;;&quot;&quot;)" office:value-type="string" office:string-value="">
            <text:p/>
          </table:table-cell>
          <table:table-cell table:style-name="ACE-0" office:value-type="string">
            <text:p>marine</text:p>
          </table:table-cell>
          <table:table-cell table:style-name="ACE-0" office:value-type="string">
            <text:p>325-M0033A-12R-1W_8-11</text:p>
          </table:table-cell>
          <table:table-cell table:style-name="ACE-1" table:formula="of:=IF([.M112]&lt;&gt;&quot;NA&quot;;-[.G112]+([.M112]-[.N112])/2-[.N112];-[.G112])" office:value-type="float" office:value="-102.895">
            <text:p>−102.89</text:p>
          </table:table-cell>
          <table:table-cell table:style-name="ACE-1" table:formula="of:=IF([.M112]&lt;&gt;&quot;NA&quot;;-[.G112]-([.M112]+[.N112])/2-[.N112]/2;-[.G112])" office:value-type="float" office:value="-112.895">
            <text:p>−112.89</text:p>
          </table:table-cell>
          <table:table-cell table:style-name="ACE-1" table:formula="of:=IF([.M112]&lt;&gt;&quot;NA&quot;;SQRT((([.M112]-[.N112])/2)^2+[.H112]^2);[.H112])" office:value-type="float" office:value="5.0036086977300691">
            <text:p>5.00</text:p>
          </table:table-cell>
          <table:table-cell table:style-name="ACE-2" table:formula="of:=IF([.M112]&lt;&gt;&quot;NA&quot;;0;-1)" office:value-type="float" office:value="0">
            <text:p>0</text:p>
          </table:table-cell>
          <table:table-cell table:style-name="ACE-2" table:formula="of:=IF([.S112]&gt;0;[.S112];[.U112])" office:value-type="float" office:value="23170">
            <text:p>23170</text:p>
          </table:table-cell>
          <table:table-cell table:style-name="ACE-2" table:formula="of:=IF([.T112]&gt;0;[.T112];[.V112])" office:value-type="float" office:value="248">
            <text:p>248</text:p>
          </table:table-cell>
          <table:table-cell table:number-columns-repeated="224" table:style-name="ACE-0"/>
        </table:table-row>
        <table:table-row table:style-name="AROW-1">
          <table:table-cell table:style-name="ACE-0" office:value-type="string">
            <text:p>325-M0033A-13R-1W_20-2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606</text:p>
          </table:table-cell>
          <table:table-cell table:style-name="ACE-1" office:value-type="float" office:value="109.02500000000001">
            <text:p>109.03</text:p>
          </table:table-cell>
          <table:table-cell table:style-name="ACE-0" office:value-type="float" office:value="0.67000000000000004">
            <text:p>0.6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8.7571999999999992">
            <text:p>−8.76</text:p>
          </table:table-cell>
          <table:table-cell table:style-name="ACE-1" office:value-type="float" office:value="0.56699999999999995">
            <text:p>0.57</text:p>
          </table:table-cell>
          <table:table-cell table:style-name="ACE-2" office:value-type="float" office:value="19375">
            <text:p>19375</text:p>
          </table:table-cell>
          <table:table-cell table:style-name="ACE-2" office:value-type="float" office:value="55">
            <text:p>55</text:p>
          </table:table-cell>
          <table:table-cell table:style-name="ACE-0" office:value-type="float" office:value="22818">
            <text:p>22818</text:p>
          </table:table-cell>
          <table:table-cell table:style-name="ACE-0" office:value-type="float" office:value="229">
            <text:p>229</text:p>
          </table:table-cell>
          <table:table-cell table:number-columns-repeated="2" table:style-name="ACE-0"/>
          <table:table-cell table:style-name="ACE-0" table:formula="of:=IF([.Q113]&gt;0;&quot;marine&quot;;&quot;&quot;)" office:value-type="string" office:string-value="marine">
            <text:p>marine</text:p>
          </table:table-cell>
          <table:table-cell table:style-name="ACE-0" table:formula="of:=IF([.U113]&gt;0;&quot;U-Th&quot;;&quot;&quot;)" office:value-type="string" office:string-value="">
            <text:p/>
          </table:table-cell>
          <table:table-cell table:style-name="ACE-0" office:value-type="string">
            <text:p>marine</text:p>
          </table:table-cell>
          <table:table-cell table:style-name="ACE-0" office:value-type="string">
            <text:p>325-M0033A-13R-1W_20-25</text:p>
          </table:table-cell>
          <table:table-cell table:style-name="ACE-1" table:formula="of:=IF([.M113]&lt;&gt;&quot;NA&quot;;-[.G113]+([.M113]-[.N113])/2-[.N113];-[.G113])" office:value-type="float" office:value="-104.02500000000001">
            <text:p>−104.03</text:p>
          </table:table-cell>
          <table:table-cell table:style-name="ACE-1" table:formula="of:=IF([.M113]&lt;&gt;&quot;NA&quot;;-[.G113]-([.M113]+[.N113])/2-[.N113]/2;-[.G113])" office:value-type="float" office:value="-114.02500000000001">
            <text:p>−114.03</text:p>
          </table:table-cell>
          <table:table-cell table:style-name="ACE-1" table:formula="of:=IF([.M113]&lt;&gt;&quot;NA&quot;;SQRT((([.M113]-[.N113])/2)^2+[.H113]^2);[.H113])" office:value-type="float" office:value="5.0446902779060681">
            <text:p>5.04</text:p>
          </table:table-cell>
          <table:table-cell table:style-name="ACE-2" table:formula="of:=IF([.M113]&lt;&gt;&quot;NA&quot;;0;-1)" office:value-type="float" office:value="0">
            <text:p>0</text:p>
          </table:table-cell>
          <table:table-cell table:style-name="ACE-2" table:formula="of:=IF([.S113]&gt;0;[.S113];[.U113])" office:value-type="float" office:value="22818">
            <text:p>22818</text:p>
          </table:table-cell>
          <table:table-cell table:style-name="ACE-2" table:formula="of:=IF([.T113]&gt;0;[.T113];[.V113])" office:value-type="float" office:value="229">
            <text:p>229</text:p>
          </table:table-cell>
          <table:table-cell table:number-columns-repeated="224" table:style-name="ACE-0"/>
        </table:table-row>
        <table:table-row table:style-name="AROW-1">
          <table:table-cell table:style-name="ACE-0" office:value-type="string">
            <text:p>325-M0033A-13R-1W_20-25B</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4323</text:p>
          </table:table-cell>
          <table:table-cell table:style-name="ACE-1" office:value-type="float" office:value="109.02500000000001">
            <text:p>109.03</text:p>
          </table:table-cell>
          <table:table-cell table:style-name="ACE-0" office:value-type="float" office:value="0.67000000000000004">
            <text:p>0.6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4315998240596706">
            <text:p>4.43</text:p>
          </table:table-cell>
          <table:table-cell table:style-name="ACE-1" office:value-type="float" office:value="2.6348204421134778">
            <text:p>2.63</text:p>
          </table:table-cell>
          <table:table-cell table:style-name="ACE-2" office:value-type="float" office:value="19596.522573667589">
            <text:p>19597</text:p>
          </table:table-cell>
          <table:table-cell table:style-name="ACE-2" office:value-type="float" office:value="67.347127846499845">
            <text:p>67</text:p>
          </table:table-cell>
          <table:table-cell table:style-name="ACE-0" office:value-type="float" office:value="23140">
            <text:p>23140</text:p>
          </table:table-cell>
          <table:table-cell table:style-name="ACE-0" office:value-type="float" office:value="263">
            <text:p>263</text:p>
          </table:table-cell>
          <table:table-cell table:number-columns-repeated="2" table:style-name="ACE-0"/>
          <table:table-cell table:style-name="ACE-0" table:formula="of:=IF([.Q114]&gt;0;&quot;marine&quot;;&quot;&quot;)" office:value-type="string" office:string-value="marine">
            <text:p>marine</text:p>
          </table:table-cell>
          <table:table-cell table:style-name="ACE-0" table:formula="of:=IF([.U114]&gt;0;&quot;U-Th&quot;;&quot;&quot;)" office:value-type="string" office:string-value="">
            <text:p/>
          </table:table-cell>
          <table:table-cell table:style-name="ACE-0" office:value-type="string">
            <text:p>marine</text:p>
          </table:table-cell>
          <table:table-cell table:style-name="ACE-0" office:value-type="string">
            <text:p>325-M0033A-13R-1W_20-25B</text:p>
          </table:table-cell>
          <table:table-cell table:style-name="ACE-1" table:formula="of:=IF([.M114]&lt;&gt;&quot;NA&quot;;-[.G114]+([.M114]-[.N114])/2-[.N114];-[.G114])" office:value-type="float" office:value="-104.02500000000001">
            <text:p>−104.03</text:p>
          </table:table-cell>
          <table:table-cell table:style-name="ACE-1" table:formula="of:=IF([.M114]&lt;&gt;&quot;NA&quot;;-[.G114]-([.M114]+[.N114])/2-[.N114]/2;-[.G114])" office:value-type="float" office:value="-114.02500000000001">
            <text:p>−114.03</text:p>
          </table:table-cell>
          <table:table-cell table:style-name="ACE-1" table:formula="of:=IF([.M114]&lt;&gt;&quot;NA&quot;;SQRT((([.M114]-[.N114])/2)^2+[.H114]^2);[.H114])" office:value-type="float" office:value="5.0446902779060681">
            <text:p>5.04</text:p>
          </table:table-cell>
          <table:table-cell table:style-name="ACE-2" table:formula="of:=IF([.M114]&lt;&gt;&quot;NA&quot;;0;-1)" office:value-type="float" office:value="0">
            <text:p>0</text:p>
          </table:table-cell>
          <table:table-cell table:style-name="ACE-2" table:formula="of:=IF([.S114]&gt;0;[.S114];[.U114])" office:value-type="float" office:value="23140">
            <text:p>23140</text:p>
          </table:table-cell>
          <table:table-cell table:style-name="ACE-2" table:formula="of:=IF([.T114]&gt;0;[.T114];[.V114])" office:value-type="float" office:value="263">
            <text:p>263</text:p>
          </table:table-cell>
          <table:table-cell table:number-columns-repeated="224" table:style-name="ACE-0"/>
        </table:table-row>
        <table:table-row table:style-name="AROW-1">
          <table:table-cell table:style-name="ACE-0" office:value-type="string">
            <text:p>325-M0033A-13R-CCW_1-3</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4607</text:p>
          </table:table-cell>
          <table:table-cell table:style-name="ACE-1" office:value-type="float" office:value="109.46000000000001">
            <text:p>109.46</text:p>
          </table:table-cell>
          <table:table-cell table:style-name="ACE-0" office:value-type="float" office:value="0.67000000000000004">
            <text:p>0.6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4379999999999997">
            <text:p>−6.44</text:p>
          </table:table-cell>
          <table:table-cell table:style-name="ACE-1" office:value-type="float" office:value="0.57499999999999996">
            <text:p>0.57</text:p>
          </table:table-cell>
          <table:table-cell table:style-name="ACE-2" office:value-type="float" office:value="20020">
            <text:p>20020</text:p>
          </table:table-cell>
          <table:table-cell table:style-name="ACE-2" office:value-type="float" office:value="60">
            <text:p>60</text:p>
          </table:table-cell>
          <table:table-cell table:style-name="ACE-0" office:value-type="float" office:value="23623">
            <text:p>23623</text:p>
          </table:table-cell>
          <table:table-cell table:style-name="ACE-0" office:value-type="float" office:value="245">
            <text:p>245</text:p>
          </table:table-cell>
          <table:table-cell table:number-columns-repeated="2" table:style-name="ACE-0"/>
          <table:table-cell table:style-name="ACE-0" table:formula="of:=IF([.Q115]&gt;0;&quot;marine&quot;;&quot;&quot;)" office:value-type="string" office:string-value="marine">
            <text:p>marine</text:p>
          </table:table-cell>
          <table:table-cell table:style-name="ACE-0" table:formula="of:=IF([.U115]&gt;0;&quot;U-Th&quot;;&quot;&quot;)" office:value-type="string" office:string-value="">
            <text:p/>
          </table:table-cell>
          <table:table-cell table:style-name="ACE-0" office:value-type="string">
            <text:p>marine</text:p>
          </table:table-cell>
          <table:table-cell table:style-name="ACE-0" office:value-type="string">
            <text:p>325-M0033A-13R-CCW_1-3</text:p>
          </table:table-cell>
          <table:table-cell table:style-name="ACE-1" table:formula="of:=IF([.M115]&lt;&gt;&quot;NA&quot;;-[.G115]+([.M115]-[.N115])/2-[.N115];-[.G115])" office:value-type="float" office:value="-104.46000000000001">
            <text:p>−104.46</text:p>
          </table:table-cell>
          <table:table-cell table:style-name="ACE-1" table:formula="of:=IF([.M115]&lt;&gt;&quot;NA&quot;;-[.G115]-([.M115]+[.N115])/2-[.N115]/2;-[.G115])" office:value-type="float" office:value="-114.46000000000001">
            <text:p>−114.46</text:p>
          </table:table-cell>
          <table:table-cell table:style-name="ACE-1" table:formula="of:=IF([.M115]&lt;&gt;&quot;NA&quot;;SQRT((([.M115]-[.N115])/2)^2+[.H115]^2);[.H115])" office:value-type="float" office:value="5.0446902779060681">
            <text:p>5.04</text:p>
          </table:table-cell>
          <table:table-cell table:style-name="ACE-2" table:formula="of:=IF([.M115]&lt;&gt;&quot;NA&quot;;0;-1)" office:value-type="float" office:value="0">
            <text:p>0</text:p>
          </table:table-cell>
          <table:table-cell table:style-name="ACE-2" table:formula="of:=IF([.S115]&gt;0;[.S115];[.U115])" office:value-type="float" office:value="23623">
            <text:p>23623</text:p>
          </table:table-cell>
          <table:table-cell table:style-name="ACE-2" table:formula="of:=IF([.T115]&gt;0;[.T115];[.V115])" office:value-type="float" office:value="245">
            <text:p>245</text:p>
          </table:table-cell>
          <table:table-cell table:number-columns-repeated="224" table:style-name="ACE-0"/>
        </table:table-row>
        <table:table-row table:style-name="AROW-1">
          <table:table-cell table:style-name="ACE-0" office:value-type="string">
            <text:p>325-M0033A-13R-CCW_1-3B</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4324</text:p>
          </table:table-cell>
          <table:table-cell table:style-name="ACE-1" office:value-type="float" office:value="109.46000000000001">
            <text:p>109.46</text:p>
          </table:table-cell>
          <table:table-cell table:style-name="ACE-0" office:value-type="float" office:value="0.67000000000000004">
            <text:p>0.67</text:p>
          </table:table-cell>
          <table:table-cell table:style-name="ACE-0" office:value-type="string">
            <text:p>Coral</text:p>
          </table:table-cell>
          <table:table-cell table:style-name="ACE-0" office:value-type="string">
            <text:p>Dipsastrea gr. pallid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7038068215661957">
            <text:p>7.70</text:p>
          </table:table-cell>
          <table:table-cell table:style-name="ACE-1" office:value-type="float" office:value="2.9491527320660991">
            <text:p>2.95</text:p>
          </table:table-cell>
          <table:table-cell table:style-name="ACE-2" office:value-type="float" office:value="20665.149753042282">
            <text:p>20665</text:p>
          </table:table-cell>
          <table:table-cell table:style-name="ACE-2" office:value-type="float" office:value="71.758144268644415">
            <text:p>72</text:p>
          </table:table-cell>
          <table:table-cell table:style-name="ACE-0" office:value-type="float" office:value="24309">
            <text:p>24309</text:p>
          </table:table-cell>
          <table:table-cell table:style-name="ACE-0" office:value-type="float" office:value="230">
            <text:p>230</text:p>
          </table:table-cell>
          <table:table-cell table:number-columns-repeated="2" table:style-name="ACE-0"/>
          <table:table-cell table:style-name="ACE-0" table:formula="of:=IF([.Q116]&gt;0;&quot;marine&quot;;&quot;&quot;)" office:value-type="string" office:string-value="marine">
            <text:p>marine</text:p>
          </table:table-cell>
          <table:table-cell table:style-name="ACE-0" table:formula="of:=IF([.U116]&gt;0;&quot;U-Th&quot;;&quot;&quot;)" office:value-type="string" office:string-value="">
            <text:p/>
          </table:table-cell>
          <table:table-cell table:style-name="ACE-0" office:value-type="string">
            <text:p>marine</text:p>
          </table:table-cell>
          <table:table-cell table:style-name="ACE-0" office:value-type="string">
            <text:p>325-M0033A-13R-CCW_1-3B</text:p>
          </table:table-cell>
          <table:table-cell table:style-name="ACE-1" table:formula="of:=IF([.M116]&lt;&gt;&quot;NA&quot;;-[.G116]+([.M116]-[.N116])/2-[.N116];-[.G116])" office:value-type="float" office:value="-104.46000000000001">
            <text:p>−104.46</text:p>
          </table:table-cell>
          <table:table-cell table:style-name="ACE-1" table:formula="of:=IF([.M116]&lt;&gt;&quot;NA&quot;;-[.G116]-([.M116]+[.N116])/2-[.N116]/2;-[.G116])" office:value-type="float" office:value="-114.46000000000001">
            <text:p>−114.46</text:p>
          </table:table-cell>
          <table:table-cell table:style-name="ACE-1" table:formula="of:=IF([.M116]&lt;&gt;&quot;NA&quot;;SQRT((([.M116]-[.N116])/2)^2+[.H116]^2);[.H116])" office:value-type="float" office:value="5.0446902779060681">
            <text:p>5.04</text:p>
          </table:table-cell>
          <table:table-cell table:style-name="ACE-2" table:formula="of:=IF([.M116]&lt;&gt;&quot;NA&quot;;0;-1)" office:value-type="float" office:value="0">
            <text:p>0</text:p>
          </table:table-cell>
          <table:table-cell table:style-name="ACE-2" table:formula="of:=IF([.S116]&gt;0;[.S116];[.U116])" office:value-type="float" office:value="24309">
            <text:p>24309</text:p>
          </table:table-cell>
          <table:table-cell table:style-name="ACE-2" table:formula="of:=IF([.T116]&gt;0;[.T116];[.V116])" office:value-type="float" office:value="230">
            <text:p>230</text:p>
          </table:table-cell>
          <table:table-cell table:number-columns-repeated="224" table:style-name="ACE-0"/>
        </table:table-row>
        <table:table-row table:style-name="AROW-1">
          <table:table-cell table:style-name="ACE-0" office:value-type="string">
            <text:p>325-M0033A-14R-1W_0-6</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office:value-type="string">
            <text:p>HY-2</text:p>
          </table:table-cell>
          <table:table-cell table:style-name="ACE-0" office:value-type="string">
            <text:p>Batch 2</text:p>
          </table:table-cell>
          <table:table-cell table:style-name="ACE-1" office:value-type="float" office:value="110.59999999999999">
            <text:p>110.60</text:p>
          </table:table-cell>
          <table:table-cell table:style-name="ACE-0" office:value-type="float" office:value="0.98999999999999999">
            <text:p>0.99</text:p>
          </table:table-cell>
          <table:table-cell table:style-name="ACE-0" office:value-type="string">
            <text:p>Coral</text:p>
          </table:table-cell>
          <table:table-cell table:style-name="ACE-0" office:value-type="string">
            <text:p>Acropora (tabular grp)</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3733">
            <text:p>23733</text:p>
          </table:table-cell>
          <table:table-cell table:style-name="ACE-0" office:value-type="float" office:value="114">
            <text:p>114</text:p>
          </table:table-cell>
          <table:table-cell table:style-name="ACE-0" table:formula="of:=IF([.Q117]&gt;0;&quot;marine&quot;;&quot;&quot;)" office:value-type="string" office:string-value="">
            <text:p/>
          </table:table-cell>
          <table:table-cell table:style-name="ACE-0" table:formula="of:=IF([.U117]&gt;0;&quot;U-Th&quot;;&quot;&quot;)" office:value-type="string" office:string-value="U-Th">
            <text:p>U-Th</text:p>
          </table:table-cell>
          <table:table-cell table:style-name="ACE-0" office:value-type="string">
            <text:p>U-Th</text:p>
          </table:table-cell>
          <table:table-cell table:style-name="ACE-0" office:value-type="string">
            <text:p>325-M0033A-14R-1W_0-6</text:p>
          </table:table-cell>
          <table:table-cell table:style-name="ACE-1" table:formula="of:=IF([.M117]&lt;&gt;&quot;NA&quot;;-[.G117]+([.M117]-[.N117])/2-[.N117];-[.G117])" office:value-type="float" office:value="-95.599999999999994">
            <text:p>−95.60</text:p>
          </table:table-cell>
          <table:table-cell table:style-name="ACE-1" table:formula="of:=IF([.M117]&lt;&gt;&quot;NA&quot;;-[.G117]-([.M117]+[.N117])/2-[.N117]/2;-[.G117])" office:value-type="float" office:value="-125.59999999999999">
            <text:p>−125.60</text:p>
          </table:table-cell>
          <table:table-cell table:style-name="ACE-1" table:formula="of:=IF([.M117]&lt;&gt;&quot;NA&quot;;SQRT((([.M117]-[.N117])/2)^2+[.H117]^2);[.H117])" office:value-type="float" office:value="15.032634499647758">
            <text:p>15.03</text:p>
          </table:table-cell>
          <table:table-cell table:style-name="ACE-2" table:formula="of:=IF([.M117]&lt;&gt;&quot;NA&quot;;0;-1)" office:value-type="float" office:value="0">
            <text:p>0</text:p>
          </table:table-cell>
          <table:table-cell table:style-name="ACE-2" table:formula="of:=IF([.S117]&gt;0;[.S117];[.U117])" office:value-type="float" office:value="23733">
            <text:p>23733</text:p>
          </table:table-cell>
          <table:table-cell table:style-name="ACE-2" table:formula="of:=IF([.T117]&gt;0;[.T117];[.V117])" office:value-type="float" office:value="114">
            <text:p>114</text:p>
          </table:table-cell>
          <table:table-cell table:number-columns-repeated="224" table:style-name="ACE-0"/>
        </table:table-row>
        <table:table-row table:style-name="AROW-1">
          <table:table-cell table:style-name="ACE-0" office:value-type="string">
            <text:p>325-M0033A-15R-1W_50-54</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Batch 2</text:p>
          </table:table-cell>
          <table:table-cell table:style-name="ACE-1" office:value-type="float" office:value="112.31999999999999">
            <text:p>112.32</text:p>
          </table:table-cell>
          <table:table-cell table:style-name="ACE-0" office:value-type="float" office:value="0.34000000000000002">
            <text:p>0.34</text:p>
          </table:table-cell>
          <table:table-cell table:style-name="ACE-0" office:value-type="string">
            <text:p>Coral</text:p>
          </table:table-cell>
          <table:table-cell table:style-name="ACE-0" office:value-type="string">
            <text:p>Cyphastre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4691">
            <text:p>24691</text:p>
          </table:table-cell>
          <table:table-cell table:style-name="ACE-0" office:value-type="float" office:value="146">
            <text:p>146</text:p>
          </table:table-cell>
          <table:table-cell table:style-name="ACE-0" table:formula="of:=IF([.Q118]&gt;0;&quot;marine&quot;;&quot;&quot;)" office:value-type="string" office:string-value="">
            <text:p/>
          </table:table-cell>
          <table:table-cell table:style-name="ACE-0" table:formula="of:=IF([.U118]&gt;0;&quot;U-Th&quot;;&quot;&quot;)" office:value-type="string" office:string-value="U-Th">
            <text:p>U-Th</text:p>
          </table:table-cell>
          <table:table-cell table:style-name="ACE-0" office:value-type="string">
            <text:p>U-Th</text:p>
          </table:table-cell>
          <table:table-cell table:style-name="ACE-0" office:value-type="string">
            <text:p>325-M0033A-15R-1W_50-54</text:p>
          </table:table-cell>
          <table:table-cell table:style-name="ACE-1" table:formula="of:=IF([.M118]&lt;&gt;&quot;NA&quot;;-[.G118]+([.M118]-[.N118])/2-[.N118];-[.G118])" office:value-type="float" office:value="-97.319999999999993">
            <text:p>−97.32</text:p>
          </table:table-cell>
          <table:table-cell table:style-name="ACE-1" table:formula="of:=IF([.M118]&lt;&gt;&quot;NA&quot;;-[.G118]-([.M118]+[.N118])/2-[.N118]/2;-[.G118])" office:value-type="float" office:value="-127.31999999999999">
            <text:p>−127.32</text:p>
          </table:table-cell>
          <table:table-cell table:style-name="ACE-1" table:formula="of:=IF([.M118]&lt;&gt;&quot;NA&quot;;SQRT((([.M118]-[.N118])/2)^2+[.H118]^2);[.H118])" office:value-type="float" office:value="15.003852838521178">
            <text:p>15.00</text:p>
          </table:table-cell>
          <table:table-cell table:style-name="ACE-2" table:formula="of:=IF([.M118]&lt;&gt;&quot;NA&quot;;0;-1)" office:value-type="float" office:value="0">
            <text:p>0</text:p>
          </table:table-cell>
          <table:table-cell table:style-name="ACE-2" table:formula="of:=IF([.S118]&gt;0;[.S118];[.U118])" office:value-type="float" office:value="24691">
            <text:p>24691</text:p>
          </table:table-cell>
          <table:table-cell table:style-name="ACE-2" table:formula="of:=IF([.T118]&gt;0;[.T118];[.V118])" office:value-type="float" office:value="146">
            <text:p>146</text:p>
          </table:table-cell>
          <table:table-cell table:number-columns-repeated="224" table:style-name="ACE-0"/>
        </table:table-row>
        <table:table-row table:style-name="AROW-1">
          <table:table-cell table:style-name="ACE-0" office:value-type="string">
            <text:p>325-M0033A-15R-1W_6-8</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084</text:p>
          </table:table-cell>
          <table:table-cell table:style-name="ACE-1" office:value-type="float" office:value="111.87">
            <text:p>111.87</text:p>
          </table:table-cell>
          <table:table-cell table:style-name="ACE-0" office:value-type="float" office:value="0.34000000000000002">
            <text:p>0.34</text:p>
          </table:table-cell>
          <table:table-cell table:style-name="ACE-0" office:value-type="string">
            <text:p>Coral</text:p>
          </table:table-cell>
          <table:table-cell table:style-name="ACE-0" office:value-type="string">
            <text:p>Acroporidae?</text:p>
          </table:table-cell>
          <table:table-cell table:style-name="ACE-0"/>
          <table:table-cell table:style-name="ACE-0" office:value-type="string">
            <text:p>ISX</text:p>
          </table:table-cell>
          <table:table-cell table:style-name="ACE-0" office:value-type="float" office:value="30">
            <text:p>3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20511.550278451112">
            <text:p>20512</text:p>
          </table:table-cell>
          <table:table-cell table:style-name="ACE-2" office:value-type="float" office:value="122.88995221117705">
            <text:p>123</text:p>
          </table:table-cell>
          <table:table-cell table:style-name="ACE-0" office:value-type="float" office:value="24157">
            <text:p>24157</text:p>
          </table:table-cell>
          <table:table-cell table:style-name="ACE-0" office:value-type="float" office:value="310">
            <text:p>310</text:p>
          </table:table-cell>
          <table:table-cell table:number-columns-repeated="2" table:style-name="ACE-0"/>
          <table:table-cell table:style-name="ACE-0" table:formula="of:=IF([.Q119]&gt;0;&quot;marine&quot;;&quot;&quot;)" office:value-type="string" office:string-value="marine">
            <text:p>marine</text:p>
          </table:table-cell>
          <table:table-cell table:style-name="ACE-0" table:formula="of:=IF([.U119]&gt;0;&quot;U-Th&quot;;&quot;&quot;)" office:value-type="string" office:string-value="">
            <text:p/>
          </table:table-cell>
          <table:table-cell table:style-name="ACE-0" office:value-type="string">
            <text:p>marine</text:p>
          </table:table-cell>
          <table:table-cell table:style-name="ACE-0" office:value-type="string">
            <text:p>325-M0033A-15R-1W_6-8</text:p>
          </table:table-cell>
          <table:table-cell table:style-name="ACE-1" table:formula="of:=IF([.M119]&lt;&gt;&quot;NA&quot;;-[.G119]+([.M119]-[.N119])/2-[.N119];-[.G119])" office:value-type="float" office:value="-96.870000000000005">
            <text:p>−96.87</text:p>
          </table:table-cell>
          <table:table-cell table:style-name="ACE-1" table:formula="of:=IF([.M119]&lt;&gt;&quot;NA&quot;;-[.G119]-([.M119]+[.N119])/2-[.N119]/2;-[.G119])" office:value-type="float" office:value="-126.87">
            <text:p>−126.87</text:p>
          </table:table-cell>
          <table:table-cell table:style-name="ACE-1" table:formula="of:=IF([.M119]&lt;&gt;&quot;NA&quot;;SQRT((([.M119]-[.N119])/2)^2+[.H119]^2);[.H119])" office:value-type="float" office:value="15.003852838521178">
            <text:p>15.00</text:p>
          </table:table-cell>
          <table:table-cell table:style-name="ACE-2" table:formula="of:=IF([.M119]&lt;&gt;&quot;NA&quot;;0;-1)" office:value-type="float" office:value="0">
            <text:p>0</text:p>
          </table:table-cell>
          <table:table-cell table:style-name="ACE-2" table:formula="of:=IF([.S119]&gt;0;[.S119];[.U119])" office:value-type="float" office:value="24157">
            <text:p>24157</text:p>
          </table:table-cell>
          <table:table-cell table:style-name="ACE-2" table:formula="of:=IF([.T119]&gt;0;[.T119];[.V119])" office:value-type="float" office:value="310">
            <text:p>310</text:p>
          </table:table-cell>
          <table:table-cell table:number-columns-repeated="224" table:style-name="ACE-0"/>
        </table:table-row>
        <table:table-row table:style-name="AROW-1">
          <table:table-cell table:style-name="ACE-0" office:value-type="string">
            <text:p>325-M0033A-15R-2W_5-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12.41">
            <text:p>112.41</text:p>
          </table:table-cell>
          <table:table-cell table:style-name="ACE-0" office:value-type="float" office:value="0.34000000000000002">
            <text:p>0.34</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7200">
            <text:p>27200</text:p>
          </table:table-cell>
          <table:table-cell table:style-name="ACE-0" office:value-type="float" office:value="4000">
            <text:p>4000</text:p>
          </table:table-cell>
          <table:table-cell table:style-name="ACE-0" table:formula="of:=IF([.Q120]&gt;0;&quot;marine&quot;;&quot;&quot;)" office:value-type="string" office:string-value="">
            <text:p/>
          </table:table-cell>
          <table:table-cell table:style-name="ACE-0" table:formula="of:=IF([.U120]&gt;0;&quot;U-Th&quot;;&quot;&quot;)" office:value-type="string" office:string-value="U-Th">
            <text:p>U-Th</text:p>
          </table:table-cell>
          <table:table-cell table:style-name="ACE-0" office:value-type="string">
            <text:p>U-Th</text:p>
          </table:table-cell>
          <table:table-cell table:style-name="ACE-0" office:value-type="string">
            <text:p>325-M0033A-15R-2W_5-7</text:p>
          </table:table-cell>
          <table:table-cell table:style-name="ACE-1" table:formula="of:=IF([.M120]&lt;&gt;&quot;NA&quot;;-[.G120]+([.M120]-[.N120])/2-[.N120];-[.G120])" office:value-type="float" office:value="-97.409999999999997">
            <text:p>−97.41</text:p>
          </table:table-cell>
          <table:table-cell table:style-name="ACE-1" table:formula="of:=IF([.M120]&lt;&gt;&quot;NA&quot;;-[.G120]-([.M120]+[.N120])/2-[.N120]/2;-[.G120])" office:value-type="float" office:value="-127.41">
            <text:p>−127.41</text:p>
          </table:table-cell>
          <table:table-cell table:style-name="ACE-1" table:formula="of:=IF([.M120]&lt;&gt;&quot;NA&quot;;SQRT((([.M120]-[.N120])/2)^2+[.H120]^2);[.H120])" office:value-type="float" office:value="15.003852838521178">
            <text:p>15.00</text:p>
          </table:table-cell>
          <table:table-cell table:style-name="ACE-2" table:formula="of:=IF([.M120]&lt;&gt;&quot;NA&quot;;0;-1)" office:value-type="float" office:value="0">
            <text:p>0</text:p>
          </table:table-cell>
          <table:table-cell table:style-name="ACE-2" table:formula="of:=IF([.S120]&gt;0;[.S120];[.U120])" office:value-type="float" office:value="27200">
            <text:p>27200</text:p>
          </table:table-cell>
          <table:table-cell table:style-name="ACE-2" table:formula="of:=IF([.T120]&gt;0;[.T120];[.V120])" office:value-type="float" office:value="4000">
            <text:p>4000</text:p>
          </table:table-cell>
          <table:table-cell table:number-columns-repeated="224" table:style-name="ACE-0"/>
        </table:table-row>
        <table:table-row table:style-name="AROW-1">
          <table:table-cell table:style-name="ACE-0" office:value-type="string">
            <text:p>325-M0033A-15R-CCW_5-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098</text:p>
          </table:table-cell>
          <table:table-cell table:style-name="ACE-1" office:value-type="float" office:value="112.41">
            <text:p>112.41</text:p>
          </table:table-cell>
          <table:table-cell table:style-name="ACE-0" office:value-type="float" office:value="0.34000000000000002">
            <text:p>0.34</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X</text:p>
          </table:table-cell>
          <table:table-cell table:style-name="ACE-0" office:value-type="float" office:value="30">
            <text:p>3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21343.137949773733">
            <text:p>21343</text:p>
          </table:table-cell>
          <table:table-cell table:style-name="ACE-2" office:value-type="float" office:value="137.38544883910305">
            <text:p>137</text:p>
          </table:table-cell>
          <table:table-cell table:style-name="ACE-0" office:value-type="float" office:value="25158">
            <text:p>25158</text:p>
          </table:table-cell>
          <table:table-cell table:style-name="ACE-0" office:value-type="float" office:value="432">
            <text:p>432</text:p>
          </table:table-cell>
          <table:table-cell table:number-columns-repeated="2" table:style-name="ACE-0"/>
          <table:table-cell table:style-name="ACE-0" table:formula="of:=IF([.Q121]&gt;0;&quot;marine&quot;;&quot;&quot;)" office:value-type="string" office:string-value="marine">
            <text:p>marine</text:p>
          </table:table-cell>
          <table:table-cell table:style-name="ACE-0" table:formula="of:=IF([.U121]&gt;0;&quot;U-Th&quot;;&quot;&quot;)" office:value-type="string" office:string-value="">
            <text:p/>
          </table:table-cell>
          <table:table-cell table:style-name="ACE-0" office:value-type="string">
            <text:p>marine</text:p>
          </table:table-cell>
          <table:table-cell table:style-name="ACE-0" office:value-type="string">
            <text:p>325-M0033A-15R-CCW_5-7</text:p>
          </table:table-cell>
          <table:table-cell table:style-name="ACE-1" table:formula="of:=IF([.M121]&lt;&gt;&quot;NA&quot;;-[.G121]+([.M121]-[.N121])/2-[.N121];-[.G121])" office:value-type="float" office:value="-97.409999999999997">
            <text:p>−97.41</text:p>
          </table:table-cell>
          <table:table-cell table:style-name="ACE-1" table:formula="of:=IF([.M121]&lt;&gt;&quot;NA&quot;;-[.G121]-([.M121]+[.N121])/2-[.N121]/2;-[.G121])" office:value-type="float" office:value="-127.41">
            <text:p>−127.41</text:p>
          </table:table-cell>
          <table:table-cell table:style-name="ACE-1" table:formula="of:=IF([.M121]&lt;&gt;&quot;NA&quot;;SQRT((([.M121]-[.N121])/2)^2+[.H121]^2);[.H121])" office:value-type="float" office:value="15.003852838521178">
            <text:p>15.00</text:p>
          </table:table-cell>
          <table:table-cell table:style-name="ACE-2" table:formula="of:=IF([.M121]&lt;&gt;&quot;NA&quot;;0;-1)" office:value-type="float" office:value="0">
            <text:p>0</text:p>
          </table:table-cell>
          <table:table-cell table:style-name="ACE-2" table:formula="of:=IF([.S121]&gt;0;[.S121];[.U121])" office:value-type="float" office:value="25158">
            <text:p>25158</text:p>
          </table:table-cell>
          <table:table-cell table:style-name="ACE-2" table:formula="of:=IF([.T121]&gt;0;[.T121];[.V121])" office:value-type="float" office:value="432">
            <text:p>432</text:p>
          </table:table-cell>
          <table:table-cell table:number-columns-repeated="224" table:style-name="ACE-0"/>
        </table:table-row>
        <table:table-row table:style-name="AROW-1">
          <table:table-cell table:style-name="ACE-0" office:value-type="string">
            <text:p>325-M0033A-16R-1W_13-22</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3210</text:p>
          </table:table-cell>
          <table:table-cell table:style-name="ACE-1" office:value-type="float" office:value="112.97499999999999">
            <text:p>112.97</text:p>
          </table:table-cell>
          <table:table-cell table:style-name="ACE-0" office:value-type="float" office:value="0.52000000000000002">
            <text:p>0.52</text:p>
          </table:table-cell>
          <table:table-cell table:style-name="ACE-0" office:value-type="string">
            <text:p>Coral</text:p>
          </table:table-cell>
          <table:table-cell table:style-name="ACE-0" office:value-type="string">
            <text:p>Dipsastre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12.837466712822373">
            <text:p>12.84</text:p>
          </table:table-cell>
          <table:table-cell table:style-name="ACE-1" office:value-type="float" office:value="4.587272232013003">
            <text:p>4.59</text:p>
          </table:table-cell>
          <table:table-cell table:style-name="ACE-2" office:value-type="float" office:value="21143.657444125405">
            <text:p>21144</text:p>
          </table:table-cell>
          <table:table-cell table:style-name="ACE-2" office:value-type="float" office:value="155.12087465748533">
            <text:p>155</text:p>
          </table:table-cell>
          <table:table-cell table:style-name="ACE-0" office:value-type="float" office:value="24949">
            <text:p>24949</text:p>
          </table:table-cell>
          <table:table-cell table:style-name="ACE-0" office:value-type="float" office:value="464">
            <text:p>464</text:p>
          </table:table-cell>
          <table:table-cell table:number-columns-repeated="2" table:style-name="ACE-0"/>
          <table:table-cell table:style-name="ACE-0" table:formula="of:=IF([.Q122]&gt;0;&quot;marine&quot;;&quot;&quot;)" office:value-type="string" office:string-value="marine">
            <text:p>marine</text:p>
          </table:table-cell>
          <table:table-cell table:style-name="ACE-0" table:formula="of:=IF([.U122]&gt;0;&quot;U-Th&quot;;&quot;&quot;)" office:value-type="string" office:string-value="">
            <text:p/>
          </table:table-cell>
          <table:table-cell table:style-name="ACE-0" office:value-type="string">
            <text:p>marine</text:p>
          </table:table-cell>
          <table:table-cell table:style-name="ACE-0" office:value-type="string">
            <text:p>325-M0033A-16R-1W_13-22</text:p>
          </table:table-cell>
          <table:table-cell table:style-name="ACE-1" table:formula="of:=IF([.M122]&lt;&gt;&quot;NA&quot;;-[.G122]+([.M122]-[.N122])/2-[.N122];-[.G122])" office:value-type="float" office:value="-97.974999999999994">
            <text:p>−97.97</text:p>
          </table:table-cell>
          <table:table-cell table:style-name="ACE-1" table:formula="of:=IF([.M122]&lt;&gt;&quot;NA&quot;;-[.G122]-([.M122]+[.N122])/2-[.N122]/2;-[.G122])" office:value-type="float" office:value="-127.97499999999999">
            <text:p>−127.97</text:p>
          </table:table-cell>
          <table:table-cell table:style-name="ACE-1" table:formula="of:=IF([.M122]&lt;&gt;&quot;NA&quot;;SQRT((([.M122]-[.N122])/2)^2+[.H122]^2);[.H122])" office:value-type="float" office:value="15.009010626953398">
            <text:p>15.01</text:p>
          </table:table-cell>
          <table:table-cell table:style-name="ACE-2" table:formula="of:=IF([.M122]&lt;&gt;&quot;NA&quot;;0;-1)" office:value-type="float" office:value="0">
            <text:p>0</text:p>
          </table:table-cell>
          <table:table-cell table:style-name="ACE-2" table:formula="of:=IF([.S122]&gt;0;[.S122];[.U122])" office:value-type="float" office:value="24949">
            <text:p>24949</text:p>
          </table:table-cell>
          <table:table-cell table:style-name="ACE-2" table:formula="of:=IF([.T122]&gt;0;[.T122];[.V122])" office:value-type="float" office:value="464">
            <text:p>464</text:p>
          </table:table-cell>
          <table:table-cell table:number-columns-repeated="224" table:style-name="ACE-0"/>
        </table:table-row>
        <table:table-row table:style-name="AROW-1">
          <table:table-cell table:style-name="ACE-0" office:value-type="string">
            <text:p>325-M0033A-16R-1W_23-27</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2</text:p>
          </table:table-cell>
          <table:table-cell table:style-name="ACE-1" office:value-type="float" office:value="113.05">
            <text:p>113.05</text:p>
          </table:table-cell>
          <table:table-cell table:style-name="ACE-0" office:value-type="float" office:value="0.52000000000000002">
            <text:p>0.52</text:p>
          </table:table-cell>
          <table:table-cell table:style-name="ACE-0" office:value-type="string">
            <text:p>Coral</text:p>
          </table:table-cell>
          <table:table-cell table:style-name="ACE-0" office:value-type="string">
            <text:p>Dipsastre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4980">
            <text:p>24980</text:p>
          </table:table-cell>
          <table:table-cell table:style-name="ACE-0" office:value-type="float" office:value="120">
            <text:p>120</text:p>
          </table:table-cell>
          <table:table-cell table:style-name="ACE-0" table:formula="of:=IF([.Q123]&gt;0;&quot;marine&quot;;&quot;&quot;)" office:value-type="string" office:string-value="">
            <text:p/>
          </table:table-cell>
          <table:table-cell table:style-name="ACE-0" table:formula="of:=IF([.U123]&gt;0;&quot;U-Th&quot;;&quot;&quot;)" office:value-type="string" office:string-value="U-Th">
            <text:p>U-Th</text:p>
          </table:table-cell>
          <table:table-cell table:style-name="ACE-0" office:value-type="string">
            <text:p>U-Th</text:p>
          </table:table-cell>
          <table:table-cell table:style-name="ACE-0" office:value-type="string">
            <text:p>325-M0033A-16R-1W_23-27</text:p>
          </table:table-cell>
          <table:table-cell table:style-name="ACE-1" table:formula="of:=IF([.M123]&lt;&gt;&quot;NA&quot;;-[.G123]+([.M123]-[.N123])/2-[.N123];-[.G123])" office:value-type="float" office:value="-98.049999999999997">
            <text:p>−98.05</text:p>
          </table:table-cell>
          <table:table-cell table:style-name="ACE-1" table:formula="of:=IF([.M123]&lt;&gt;&quot;NA&quot;;-[.G123]-([.M123]+[.N123])/2-[.N123]/2;-[.G123])" office:value-type="float" office:value="-128.05000000000001">
            <text:p>−128.05</text:p>
          </table:table-cell>
          <table:table-cell table:style-name="ACE-1" table:formula="of:=IF([.M123]&lt;&gt;&quot;NA&quot;;SQRT((([.M123]-[.N123])/2)^2+[.H123]^2);[.H123])" office:value-type="float" office:value="15.009010626953398">
            <text:p>15.01</text:p>
          </table:table-cell>
          <table:table-cell table:style-name="ACE-2" table:formula="of:=IF([.M123]&lt;&gt;&quot;NA&quot;;0;-1)" office:value-type="float" office:value="0">
            <text:p>0</text:p>
          </table:table-cell>
          <table:table-cell table:style-name="ACE-2" table:formula="of:=IF([.S123]&gt;0;[.S123];[.U123])" office:value-type="float" office:value="24980">
            <text:p>24980</text:p>
          </table:table-cell>
          <table:table-cell table:style-name="ACE-2" table:formula="of:=IF([.T123]&gt;0;[.T123];[.V123])" office:value-type="float" office:value="120">
            <text:p>120</text:p>
          </table:table-cell>
          <table:table-cell table:number-columns-repeated="224" table:style-name="ACE-0"/>
        </table:table-row>
        <table:table-row table:style-name="AROW-1">
          <table:table-cell table:style-name="ACE-0" office:value-type="string">
            <text:p>325-M0033A-16R-1W_27-30</text:p>
          </table:table-cell>
          <table:table-cell table:style-name="ACE-0" office:value-type="float" office:value="-19.68">
            <text:p>−19.68</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3209</text:p>
          </table:table-cell>
          <table:table-cell table:style-name="ACE-1" office:value-type="float" office:value="113.08500000000001">
            <text:p>113.09</text:p>
          </table:table-cell>
          <table:table-cell table:style-name="ACE-0" office:value-type="float" office:value="0.52000000000000002">
            <text:p>0.52</text:p>
          </table:table-cell>
          <table:table-cell table:style-name="ACE-0" office:value-type="string">
            <text:p>Coral</text:p>
          </table:table-cell>
          <table:table-cell table:style-name="ACE-0" office:value-type="string">
            <text:p>Hydnopho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58.609372861179473">
            <text:p>58.61</text:p>
          </table:table-cell>
          <table:table-cell table:style-name="ACE-1" office:value-type="float" office:value="2.7075684298439811">
            <text:p>2.71</text:p>
          </table:table-cell>
          <table:table-cell table:style-name="ACE-2" office:value-type="float" office:value="21668.719536020224">
            <text:p>21669</text:p>
          </table:table-cell>
          <table:table-cell table:style-name="ACE-2" office:value-type="float" office:value="149.66719871354826">
            <text:p>150</text:p>
          </table:table-cell>
          <table:table-cell table:style-name="ACE-0" office:value-type="float" office:value="25548">
            <text:p>25548</text:p>
          </table:table-cell>
          <table:table-cell table:style-name="ACE-0" office:value-type="float" office:value="313">
            <text:p>313</text:p>
          </table:table-cell>
          <table:table-cell table:number-columns-repeated="2" table:style-name="ACE-0"/>
          <table:table-cell table:style-name="ACE-0" table:formula="of:=IF([.Q124]&gt;0;&quot;marine&quot;;&quot;&quot;)" office:value-type="string" office:string-value="marine">
            <text:p>marine</text:p>
          </table:table-cell>
          <table:table-cell table:style-name="ACE-0" table:formula="of:=IF([.U124]&gt;0;&quot;U-Th&quot;;&quot;&quot;)" office:value-type="string" office:string-value="">
            <text:p/>
          </table:table-cell>
          <table:table-cell table:style-name="ACE-0" office:value-type="string">
            <text:p>marine</text:p>
          </table:table-cell>
          <table:table-cell table:style-name="ACE-0" office:value-type="string">
            <text:p>325-M0033A-16R-1W_27-30</text:p>
          </table:table-cell>
          <table:table-cell table:style-name="ACE-1" table:formula="of:=IF([.M124]&lt;&gt;&quot;NA&quot;;-[.G124]+([.M124]-[.N124])/2-[.N124];-[.G124])" office:value-type="float" office:value="-98.085000000000008">
            <text:p>−98.09</text:p>
          </table:table-cell>
          <table:table-cell table:style-name="ACE-1" table:formula="of:=IF([.M124]&lt;&gt;&quot;NA&quot;;-[.G124]-([.M124]+[.N124])/2-[.N124]/2;-[.G124])" office:value-type="float" office:value="-128.08500000000001">
            <text:p>−128.09</text:p>
          </table:table-cell>
          <table:table-cell table:style-name="ACE-1" table:formula="of:=IF([.M124]&lt;&gt;&quot;NA&quot;;SQRT((([.M124]-[.N124])/2)^2+[.H124]^2);[.H124])" office:value-type="float" office:value="15.009010626953398">
            <text:p>15.01</text:p>
          </table:table-cell>
          <table:table-cell table:style-name="ACE-2" table:formula="of:=IF([.M124]&lt;&gt;&quot;NA&quot;;0;-1)" office:value-type="float" office:value="0">
            <text:p>0</text:p>
          </table:table-cell>
          <table:table-cell table:style-name="ACE-2" table:formula="of:=IF([.S124]&gt;0;[.S124];[.U124])" office:value-type="float" office:value="25548">
            <text:p>25548</text:p>
          </table:table-cell>
          <table:table-cell table:style-name="ACE-2" table:formula="of:=IF([.T124]&gt;0;[.T124];[.V124])" office:value-type="float" office:value="313">
            <text:p>313</text:p>
          </table:table-cell>
          <table:table-cell table:number-columns-repeated="224" table:style-name="ACE-0"/>
        </table:table-row>
        <table:table-row table:style-name="AROW-1">
          <table:table-cell table:style-name="ACE-0" office:value-type="string">
            <text:p>325-M0033A-16R-1W_40-4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5219</text:p>
          </table:table-cell>
          <table:table-cell table:style-name="ACE-1" office:value-type="float" office:value="113.22499999999999">
            <text:p>113.22</text:p>
          </table:table-cell>
          <table:table-cell table:style-name="ACE-0" office:value-type="float" office:value="0.52000000000000002">
            <text:p>0.52</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1.9392">
            <text:p>1.94</text:p>
          </table:table-cell>
          <table:table-cell table:style-name="ACE-1" office:value-type="float" office:value="0.56399999999999995">
            <text:p>0.56</text:p>
          </table:table-cell>
          <table:table-cell table:style-name="ACE-2" office:value-type="float" office:value="21370">
            <text:p>21370</text:p>
          </table:table-cell>
          <table:table-cell table:style-name="ACE-2" office:value-type="float" office:value="105">
            <text:p>105</text:p>
          </table:table-cell>
          <table:table-cell table:style-name="ACE-0" office:value-type="float" office:value="25277">
            <text:p>25277</text:p>
          </table:table-cell>
          <table:table-cell table:style-name="ACE-0" office:value-type="float" office:value="293">
            <text:p>293</text:p>
          </table:table-cell>
          <table:table-cell table:number-columns-repeated="2" table:style-name="ACE-0"/>
          <table:table-cell table:style-name="ACE-0" table:formula="of:=IF([.Q125]&gt;0;&quot;marine&quot;;&quot;&quot;)" office:value-type="string" office:string-value="marine">
            <text:p>marine</text:p>
          </table:table-cell>
          <table:table-cell table:style-name="ACE-0" table:formula="of:=IF([.U125]&gt;0;&quot;U-Th&quot;;&quot;&quot;)" office:value-type="string" office:string-value="">
            <text:p/>
          </table:table-cell>
          <table:table-cell table:style-name="ACE-0" office:value-type="string">
            <text:p>marine</text:p>
          </table:table-cell>
          <table:table-cell table:style-name="ACE-0" office:value-type="string">
            <text:p>325-M0033A-16R-1W_40-45</text:p>
          </table:table-cell>
          <table:table-cell table:style-name="ACE-1" table:formula="of:=IF([.M125]&lt;&gt;&quot;NA&quot;;-[.G125]+([.M125]-[.N125])/2-[.N125];-[.G125])" office:value-type="float" office:value="-98.224999999999994">
            <text:p>−98.22</text:p>
          </table:table-cell>
          <table:table-cell table:style-name="ACE-1" table:formula="of:=IF([.M125]&lt;&gt;&quot;NA&quot;;-[.G125]-([.M125]+[.N125])/2-[.N125]/2;-[.G125])" office:value-type="float" office:value="-128.22499999999999">
            <text:p>−128.22</text:p>
          </table:table-cell>
          <table:table-cell table:style-name="ACE-1" table:formula="of:=IF([.M125]&lt;&gt;&quot;NA&quot;;SQRT((([.M125]-[.N125])/2)^2+[.H125]^2);[.H125])" office:value-type="float" office:value="15.009010626953398">
            <text:p>15.01</text:p>
          </table:table-cell>
          <table:table-cell table:style-name="ACE-2" table:formula="of:=IF([.M125]&lt;&gt;&quot;NA&quot;;0;-1)" office:value-type="float" office:value="0">
            <text:p>0</text:p>
          </table:table-cell>
          <table:table-cell table:style-name="ACE-2" table:formula="of:=IF([.S125]&gt;0;[.S125];[.U125])" office:value-type="float" office:value="25277">
            <text:p>25277</text:p>
          </table:table-cell>
          <table:table-cell table:style-name="ACE-2" table:formula="of:=IF([.T125]&gt;0;[.T125];[.V125])" office:value-type="float" office:value="293">
            <text:p>293</text:p>
          </table:table-cell>
          <table:table-cell table:number-columns-repeated="224" table:style-name="ACE-0"/>
        </table:table-row>
        <table:table-row table:style-name="AROW-1">
          <table:table-cell table:style-name="ACE-0" office:value-type="string">
            <text:p>325-M0033A-16R-1W_55-6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2</text:p>
          </table:table-cell>
          <table:table-cell table:style-name="ACE-1" office:value-type="float" office:value="113.375">
            <text:p>113.38</text:p>
          </table:table-cell>
          <table:table-cell table:style-name="ACE-0" office:value-type="float" office:value="0.52000000000000002">
            <text:p>0.5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5038">
            <text:p>25038</text:p>
          </table:table-cell>
          <table:table-cell table:style-name="ACE-0" office:value-type="float" office:value="156">
            <text:p>156</text:p>
          </table:table-cell>
          <table:table-cell table:style-name="ACE-0" table:formula="of:=IF([.Q126]&gt;0;&quot;marine&quot;;&quot;&quot;)" office:value-type="string" office:string-value="">
            <text:p/>
          </table:table-cell>
          <table:table-cell table:style-name="ACE-0" table:formula="of:=IF([.U126]&gt;0;&quot;U-Th&quot;;&quot;&quot;)" office:value-type="string" office:string-value="U-Th">
            <text:p>U-Th</text:p>
          </table:table-cell>
          <table:table-cell table:style-name="ACE-0" office:value-type="string">
            <text:p>U-Th</text:p>
          </table:table-cell>
          <table:table-cell table:style-name="ACE-0" office:value-type="string">
            <text:p>325-M0033A-16R-1W_55-60</text:p>
          </table:table-cell>
          <table:table-cell table:style-name="ACE-1" table:formula="of:=IF([.M126]&lt;&gt;&quot;NA&quot;;-[.G126]+([.M126]-[.N126])/2-[.N126];-[.G126])" office:value-type="float" office:value="-98.375">
            <text:p>−98.38</text:p>
          </table:table-cell>
          <table:table-cell table:style-name="ACE-1" table:formula="of:=IF([.M126]&lt;&gt;&quot;NA&quot;;-[.G126]-([.M126]+[.N126])/2-[.N126]/2;-[.G126])" office:value-type="float" office:value="-128.375">
            <text:p>−128.38</text:p>
          </table:table-cell>
          <table:table-cell table:style-name="ACE-1" table:formula="of:=IF([.M126]&lt;&gt;&quot;NA&quot;;SQRT((([.M126]-[.N126])/2)^2+[.H126]^2);[.H126])" office:value-type="float" office:value="15.009010626953398">
            <text:p>15.01</text:p>
          </table:table-cell>
          <table:table-cell table:style-name="ACE-2" table:formula="of:=IF([.M126]&lt;&gt;&quot;NA&quot;;0;-1)" office:value-type="float" office:value="0">
            <text:p>0</text:p>
          </table:table-cell>
          <table:table-cell table:style-name="ACE-2" table:formula="of:=IF([.S126]&gt;0;[.S126];[.U126])" office:value-type="float" office:value="25038">
            <text:p>25038</text:p>
          </table:table-cell>
          <table:table-cell table:style-name="ACE-2" table:formula="of:=IF([.T126]&gt;0;[.T126];[.V126])" office:value-type="float" office:value="156">
            <text:p>156</text:p>
          </table:table-cell>
          <table:table-cell table:number-columns-repeated="224" table:style-name="ACE-0"/>
        </table:table-row>
        <table:table-row table:style-name="AROW-1">
          <table:table-cell table:style-name="ACE-0" office:value-type="string">
            <text:p>325-M0033A-16R-1W_82-85</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2</text:p>
          </table:table-cell>
          <table:table-cell table:style-name="ACE-1" office:value-type="float" office:value="113.63500000000001">
            <text:p>113.64</text:p>
          </table:table-cell>
          <table:table-cell table:style-name="ACE-0" office:value-type="float" office:value="0.52000000000000002">
            <text:p>0.52</text:p>
          </table:table-cell>
          <table:table-cell table:style-name="ACE-0" office:value-type="string">
            <text:p>Coral</text:p>
          </table:table-cell>
          <table:table-cell table:style-name="ACE-0" office:value-type="string">
            <text:p>Merulinidae (Goniastre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5062">
            <text:p>25062</text:p>
          </table:table-cell>
          <table:table-cell table:style-name="ACE-0" office:value-type="float" office:value="155">
            <text:p>155</text:p>
          </table:table-cell>
          <table:table-cell table:style-name="ACE-0" table:formula="of:=IF([.Q127]&gt;0;&quot;marine&quot;;&quot;&quot;)" office:value-type="string" office:string-value="">
            <text:p/>
          </table:table-cell>
          <table:table-cell table:style-name="ACE-0" table:formula="of:=IF([.U127]&gt;0;&quot;U-Th&quot;;&quot;&quot;)" office:value-type="string" office:string-value="U-Th">
            <text:p>U-Th</text:p>
          </table:table-cell>
          <table:table-cell table:style-name="ACE-0" office:value-type="string">
            <text:p>U-Th</text:p>
          </table:table-cell>
          <table:table-cell table:style-name="ACE-0" office:value-type="string">
            <text:p>325-M0033A-16R-1W_82-85</text:p>
          </table:table-cell>
          <table:table-cell table:style-name="ACE-1" table:formula="of:=IF([.M127]&lt;&gt;&quot;NA&quot;;-[.G127]+([.M127]-[.N127])/2-[.N127];-[.G127])" office:value-type="float" office:value="-98.635000000000005">
            <text:p>−98.64</text:p>
          </table:table-cell>
          <table:table-cell table:style-name="ACE-1" table:formula="of:=IF([.M127]&lt;&gt;&quot;NA&quot;;-[.G127]-([.M127]+[.N127])/2-[.N127]/2;-[.G127])" office:value-type="float" office:value="-128.63499999999999">
            <text:p>−128.63</text:p>
          </table:table-cell>
          <table:table-cell table:style-name="ACE-1" table:formula="of:=IF([.M127]&lt;&gt;&quot;NA&quot;;SQRT((([.M127]-[.N127])/2)^2+[.H127]^2);[.H127])" office:value-type="float" office:value="15.009010626953398">
            <text:p>15.01</text:p>
          </table:table-cell>
          <table:table-cell table:style-name="ACE-2" table:formula="of:=IF([.M127]&lt;&gt;&quot;NA&quot;;0;-1)" office:value-type="float" office:value="0">
            <text:p>0</text:p>
          </table:table-cell>
          <table:table-cell table:style-name="ACE-2" table:formula="of:=IF([.S127]&gt;0;[.S127];[.U127])" office:value-type="float" office:value="25062">
            <text:p>25062</text:p>
          </table:table-cell>
          <table:table-cell table:style-name="ACE-2" table:formula="of:=IF([.T127]&gt;0;[.T127];[.V127])" office:value-type="float" office:value="155">
            <text:p>155</text:p>
          </table:table-cell>
          <table:table-cell table:number-columns-repeated="224" table:style-name="ACE-0"/>
        </table:table-row>
        <table:table-row table:style-name="AROW-1">
          <table:table-cell table:style-name="ACE-0" office:value-type="string">
            <text:p>325-M0033A-18R-1W_23-30</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2</text:p>
          </table:table-cell>
          <table:table-cell table:style-name="ACE-1" office:value-type="float" office:value="114.565">
            <text:p>114.56</text:p>
          </table:table-cell>
          <table:table-cell table:style-name="ACE-0" office:value-type="float" office:value="0.94999999999999996">
            <text:p>0.95</text:p>
          </table:table-cell>
          <table:table-cell table:style-name="ACE-0" office:value-type="string">
            <text:p>Coral</text:p>
          </table:table-cell>
          <table:table-cell table:style-name="ACE-0" office:value-type="string">
            <text:p>Pocillopora</text:p>
          </table:table-cell>
          <table:table-cell table:style-name="ACE-0"/>
          <table:table-cell table:style-name="ACE-0" office:value-type="string">
            <text:p>ISN</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5455">
            <text:p>25455</text:p>
          </table:table-cell>
          <table:table-cell table:style-name="ACE-0" office:value-type="float" office:value="154">
            <text:p>154</text:p>
          </table:table-cell>
          <table:table-cell table:style-name="ACE-0" table:formula="of:=IF([.Q128]&gt;0;&quot;marine&quot;;&quot;&quot;)" office:value-type="string" office:string-value="">
            <text:p/>
          </table:table-cell>
          <table:table-cell table:style-name="ACE-0" table:formula="of:=IF([.U128]&gt;0;&quot;U-Th&quot;;&quot;&quot;)" office:value-type="string" office:string-value="U-Th">
            <text:p>U-Th</text:p>
          </table:table-cell>
          <table:table-cell table:style-name="ACE-0" office:value-type="string">
            <text:p>U-Th</text:p>
          </table:table-cell>
          <table:table-cell table:style-name="ACE-0" office:value-type="string">
            <text:p>325-M0033A-18R-1W_23-30</text:p>
          </table:table-cell>
          <table:table-cell table:style-name="ACE-1" table:formula="of:=IF([.M128]&lt;&gt;&quot;NA&quot;;-[.G128]+([.M128]-[.N128])/2-[.N128];-[.G128])" office:value-type="float" office:value="-99.564999999999998">
            <text:p>−99.56</text:p>
          </table:table-cell>
          <table:table-cell table:style-name="ACE-1" table:formula="of:=IF([.M128]&lt;&gt;&quot;NA&quot;;-[.G128]-([.M128]+[.N128])/2-[.N128]/2;-[.G128])" office:value-type="float" office:value="-129.565">
            <text:p>−129.56</text:p>
          </table:table-cell>
          <table:table-cell table:style-name="ACE-1" table:formula="of:=IF([.M128]&lt;&gt;&quot;NA&quot;;SQRT((([.M128]-[.N128])/2)^2+[.H128]^2);[.H128])" office:value-type="float" office:value="15.030053226785327">
            <text:p>15.03</text:p>
          </table:table-cell>
          <table:table-cell table:style-name="ACE-2" table:formula="of:=IF([.M128]&lt;&gt;&quot;NA&quot;;0;-1)" office:value-type="float" office:value="0">
            <text:p>0</text:p>
          </table:table-cell>
          <table:table-cell table:style-name="ACE-2" table:formula="of:=IF([.S128]&gt;0;[.S128];[.U128])" office:value-type="float" office:value="25455">
            <text:p>25455</text:p>
          </table:table-cell>
          <table:table-cell table:style-name="ACE-2" table:formula="of:=IF([.T128]&gt;0;[.T128];[.V128])" office:value-type="float" office:value="154">
            <text:p>154</text:p>
          </table:table-cell>
          <table:table-cell table:number-columns-repeated="224" table:style-name="ACE-0"/>
        </table:table-row>
        <table:table-row table:style-name="AROW-1">
          <table:table-cell table:style-name="ACE-0" office:value-type="string">
            <text:p>325-M0033A-18R-1W_9-14</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SANU-25220</text:p>
          </table:table-cell>
          <table:table-cell table:style-name="ACE-1" office:value-type="float" office:value="114.41499999999999">
            <text:p>114.41</text:p>
          </table:table-cell>
          <table:table-cell table:style-name="ACE-0" office:value-type="float" office:value="0.94999999999999996">
            <text:p>0.95</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2.5497000000000001">
            <text:p>2.55</text:p>
          </table:table-cell>
          <table:table-cell table:style-name="ACE-1" office:value-type="float" office:value="0.54300000000000004">
            <text:p>0.54</text:p>
          </table:table-cell>
          <table:table-cell table:style-name="ACE-2" office:value-type="float" office:value="21475">
            <text:p>21475</text:p>
          </table:table-cell>
          <table:table-cell table:style-name="ACE-2" office:value-type="float" office:value="105">
            <text:p>105</text:p>
          </table:table-cell>
          <table:table-cell table:style-name="ACE-0" office:value-type="float" office:value="25395">
            <text:p>25395</text:p>
          </table:table-cell>
          <table:table-cell table:style-name="ACE-0" office:value-type="float" office:value="263">
            <text:p>263</text:p>
          </table:table-cell>
          <table:table-cell table:number-columns-repeated="2" table:style-name="ACE-0"/>
          <table:table-cell table:style-name="ACE-0" table:formula="of:=IF([.Q129]&gt;0;&quot;marine&quot;;&quot;&quot;)" office:value-type="string" office:string-value="marine">
            <text:p>marine</text:p>
          </table:table-cell>
          <table:table-cell table:style-name="ACE-0" table:formula="of:=IF([.U129]&gt;0;&quot;U-Th&quot;;&quot;&quot;)" office:value-type="string" office:string-value="">
            <text:p/>
          </table:table-cell>
          <table:table-cell table:style-name="ACE-0" office:value-type="string">
            <text:p>marine</text:p>
          </table:table-cell>
          <table:table-cell table:style-name="ACE-0" office:value-type="string">
            <text:p>325-M0033A-18R-1W_9-14</text:p>
          </table:table-cell>
          <table:table-cell table:style-name="ACE-1" table:formula="of:=IF([.M129]&lt;&gt;&quot;NA&quot;;-[.G129]+([.M129]-[.N129])/2-[.N129];-[.G129])" office:value-type="float" office:value="-99.414999999999992">
            <text:p>−99.41</text:p>
          </table:table-cell>
          <table:table-cell table:style-name="ACE-1" table:formula="of:=IF([.M129]&lt;&gt;&quot;NA&quot;;-[.G129]-([.M129]+[.N129])/2-[.N129]/2;-[.G129])" office:value-type="float" office:value="-129.41499999999999">
            <text:p>−129.41</text:p>
          </table:table-cell>
          <table:table-cell table:style-name="ACE-1" table:formula="of:=IF([.M129]&lt;&gt;&quot;NA&quot;;SQRT((([.M129]-[.N129])/2)^2+[.H129]^2);[.H129])" office:value-type="float" office:value="15.030053226785327">
            <text:p>15.03</text:p>
          </table:table-cell>
          <table:table-cell table:style-name="ACE-2" table:formula="of:=IF([.M129]&lt;&gt;&quot;NA&quot;;0;-1)" office:value-type="float" office:value="0">
            <text:p>0</text:p>
          </table:table-cell>
          <table:table-cell table:style-name="ACE-2" table:formula="of:=IF([.S129]&gt;0;[.S129];[.U129])" office:value-type="float" office:value="25395">
            <text:p>25395</text:p>
          </table:table-cell>
          <table:table-cell table:style-name="ACE-2" table:formula="of:=IF([.T129]&gt;0;[.T129];[.V129])" office:value-type="float" office:value="263">
            <text:p>263</text:p>
          </table:table-cell>
          <table:table-cell table:number-columns-repeated="224" table:style-name="ACE-0"/>
        </table:table-row>
        <table:table-row table:style-name="AROW-1">
          <table:table-cell table:style-name="ACE-0" office:value-type="string">
            <text:p>325-M0033A-19R-1W_11-13</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MTC-15099</text:p>
          </table:table-cell>
          <table:table-cell table:style-name="ACE-1" office:value-type="float" office:value="115.92">
            <text:p>115.92</text:p>
          </table:table-cell>
          <table:table-cell table:style-name="ACE-0" office:value-type="float" office:value="1.1100000000000001">
            <text:p>1.11</text:p>
          </table:table-cell>
          <table:table-cell table:style-name="ACE-0" office:value-type="string">
            <text:p>Coral</text:p>
          </table:table-cell>
          <table:table-cell table:style-name="ACE-0" office:value-type="string">
            <text:p>Porites or Montipora</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22463.361336495524">
            <text:p>22463</text:p>
          </table:table-cell>
          <table:table-cell table:style-name="ACE-2" office:value-type="float" office:value="152.25842595126517">
            <text:p>152</text:p>
          </table:table-cell>
          <table:table-cell table:style-name="ACE-0" office:value-type="float" office:value="26330">
            <text:p>26330</text:p>
          </table:table-cell>
          <table:table-cell table:style-name="ACE-0" office:value-type="float" office:value="363">
            <text:p>363</text:p>
          </table:table-cell>
          <table:table-cell table:number-columns-repeated="2" table:style-name="ACE-0"/>
          <table:table-cell table:style-name="ACE-0" table:formula="of:=IF([.Q130]&gt;0;&quot;marine&quot;;&quot;&quot;)" office:value-type="string" office:string-value="marine">
            <text:p>marine</text:p>
          </table:table-cell>
          <table:table-cell table:style-name="ACE-0" table:formula="of:=IF([.U130]&gt;0;&quot;U-Th&quot;;&quot;&quot;)" office:value-type="string" office:string-value="">
            <text:p/>
          </table:table-cell>
          <table:table-cell table:style-name="ACE-0" office:value-type="string">
            <text:p>marine</text:p>
          </table:table-cell>
          <table:table-cell table:style-name="ACE-0" office:value-type="string">
            <text:p>325-M0033A-19R-1W_11-13</text:p>
          </table:table-cell>
          <table:table-cell table:style-name="ACE-1" table:formula="of:=IF([.M130]&lt;&gt;&quot;NA&quot;;-[.G130]+([.M130]-[.N130])/2-[.N130];-[.G130])" office:value-type="float" office:value="-94.920000000000002">
            <text:p>−94.92</text:p>
          </table:table-cell>
          <table:table-cell table:style-name="ACE-1" table:formula="of:=IF([.M130]&lt;&gt;&quot;NA&quot;;-[.G130]-([.M130]+[.N130])/2-[.N130]/2;-[.G130])" office:value-type="float" office:value="-186.92000000000002">
            <text:p>−186.92</text:p>
          </table:table-cell>
          <table:table-cell table:style-name="ACE-1" table:formula="of:=IF([.M130]&lt;&gt;&quot;NA&quot;;SQRT((([.M130]-[.N130])/2)^2+[.H130]^2);[.H130])" office:value-type="float" office:value="41.015022857484794">
            <text:p>41.02</text:p>
          </table:table-cell>
          <table:table-cell table:style-name="ACE-2" table:formula="of:=IF([.M130]&lt;&gt;&quot;NA&quot;;0;-1)" office:value-type="float" office:value="0">
            <text:p>0</text:p>
          </table:table-cell>
          <table:table-cell table:style-name="ACE-2" table:formula="of:=IF([.S130]&gt;0;[.S130];[.U130])" office:value-type="float" office:value="26330">
            <text:p>26330</text:p>
          </table:table-cell>
          <table:table-cell table:style-name="ACE-2" table:formula="of:=IF([.T130]&gt;0;[.T130];[.V130])" office:value-type="float" office:value="363">
            <text:p>363</text:p>
          </table:table-cell>
          <table:table-cell table:number-columns-repeated="224" table:style-name="ACE-0"/>
        </table:table-row>
        <table:table-row table:style-name="AROW-1">
          <table:table-cell table:style-name="ACE-0" office:value-type="string">
            <text:p>325-M0033A-22R-1W_24-26</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Batch 2</text:p>
          </table:table-cell>
          <table:table-cell table:style-name="ACE-1" office:value-type="float" office:value="120.55">
            <text:p>120.55</text:p>
          </table:table-cell>
          <table:table-cell table:style-name="ACE-0" office:value-type="float" office:value="0.54000000000000004">
            <text:p>0.54</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6547">
            <text:p>26547</text:p>
          </table:table-cell>
          <table:table-cell table:style-name="ACE-0" office:value-type="float" office:value="194">
            <text:p>194</text:p>
          </table:table-cell>
          <table:table-cell table:style-name="ACE-0" table:formula="of:=IF([.Q131]&gt;0;&quot;marine&quot;;&quot;&quot;)" office:value-type="string" office:string-value="">
            <text:p/>
          </table:table-cell>
          <table:table-cell table:style-name="ACE-0" table:formula="of:=IF([.U131]&gt;0;&quot;U-Th&quot;;&quot;&quot;)" office:value-type="string" office:string-value="U-Th">
            <text:p>U-Th</text:p>
          </table:table-cell>
          <table:table-cell table:style-name="ACE-0" office:value-type="string">
            <text:p>U-Th</text:p>
          </table:table-cell>
          <table:table-cell table:style-name="ACE-0" office:value-type="string">
            <text:p>325-M0033A-22R-1W_24-26</text:p>
          </table:table-cell>
          <table:table-cell table:style-name="ACE-1" table:formula="of:=IF([.M131]&lt;&gt;&quot;NA&quot;;-[.G131]+([.M131]-[.N131])/2-[.N131];-[.G131])" office:value-type="float" office:value="-120.55">
            <text:p>−120.55</text:p>
          </table:table-cell>
          <table:table-cell table:style-name="ACE-1" table:formula="of:=IF([.M131]&lt;&gt;&quot;NA&quot;;-[.G131]-([.M131]+[.N131])/2-[.N131]/2;-[.G131])" office:value-type="float" office:value="-120.55">
            <text:p>−120.55</text:p>
          </table:table-cell>
          <table:table-cell table:style-name="ACE-1" table:formula="of:=IF([.M131]&lt;&gt;&quot;NA&quot;;SQRT((([.M131]-[.N131])/2)^2+[.H131]^2);[.H131])" office:value-type="float" office:value="0.54000000000000004">
            <text:p>0.54</text:p>
          </table:table-cell>
          <table:table-cell table:style-name="ACE-2" table:formula="of:=IF([.M131]&lt;&gt;&quot;NA&quot;;0;-1)" office:value-type="float" office:value="-1">
            <text:p>−1</text:p>
          </table:table-cell>
          <table:table-cell table:style-name="ACE-2" table:formula="of:=IF([.S131]&gt;0;[.S131];[.U131])" office:value-type="float" office:value="26547">
            <text:p>26547</text:p>
          </table:table-cell>
          <table:table-cell table:style-name="ACE-2" table:formula="of:=IF([.T131]&gt;0;[.T131];[.V131])" office:value-type="float" office:value="194">
            <text:p>194</text:p>
          </table:table-cell>
          <table:table-cell table:number-columns-repeated="224" table:style-name="ACE-0"/>
        </table:table-row>
        <table:table-row table:style-name="AROW-1">
          <table:table-cell table:style-name="ACE-0" office:value-type="string">
            <text:p>325-M0033A-23R-1W_27-32</text:p>
          </table:table-cell>
          <table:table-cell table:style-name="ACE-0" office:value-type="float" office:value="-19.68">
            <text:p>−19.68</text:p>
          </table:table-cell>
          <table:table-cell table:style-name="ACE-0" office:value-type="float" office:value="150.24000000000001">
            <text:p>150.24</text:p>
          </table:table-cell>
          <table:table-cell table:number-columns-repeated="2" table:style-name="ACE-0"/>
          <table:table-cell table:style-name="ACE-0" office:value-type="string">
            <text:p>YAUT-009505</text:p>
          </table:table-cell>
          <table:table-cell table:style-name="ACE-1" office:value-type="float" office:value="122.095">
            <text:p>122.09</text:p>
          </table:table-cell>
          <table:table-cell table:style-name="ACE-0" office:value-type="float" office:value="2.5299999999999998">
            <text:p>2.53</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2.0516579338269927">
            <text:p>2.05</text:p>
          </table:table-cell>
          <table:table-cell table:style-name="ACE-1" office:value-type="float" office:value="2.6567499479742112">
            <text:p>2.66</text:p>
          </table:table-cell>
          <table:table-cell table:style-name="ACE-2" office:value-type="float" office:value="46118.593828931531">
            <text:p>46119</text:p>
          </table:table-cell>
          <table:table-cell table:style-name="ACE-2" office:value-type="float" office:value="359.42536149430606">
            <text:p>359</text:p>
          </table:table-cell>
          <table:table-cell table:style-name="ACE-0" office:value-type="float" office:value="48174">
            <text:p>48174</text:p>
          </table:table-cell>
          <table:table-cell table:number-columns-repeated="3" table:style-name="ACE-0"/>
          <table:table-cell table:style-name="ACE-0" table:formula="of:=IF([.Q132]&gt;0;&quot;marine&quot;;&quot;&quot;)" office:value-type="string" office:string-value="marine">
            <text:p>marine</text:p>
          </table:table-cell>
          <table:table-cell table:style-name="ACE-0" table:formula="of:=IF([.U132]&gt;0;&quot;U-Th&quot;;&quot;&quot;)" office:value-type="string" office:string-value="">
            <text:p/>
          </table:table-cell>
          <table:table-cell table:style-name="ACE-0" office:value-type="string">
            <text:p>marine</text:p>
          </table:table-cell>
          <table:table-cell table:style-name="ACE-0" office:value-type="string">
            <text:p>325-M0033A-23R-1W_27-32</text:p>
          </table:table-cell>
          <table:table-cell table:style-name="ACE-1" table:formula="of:=IF([.M132]&lt;&gt;&quot;NA&quot;;-[.G132]+([.M132]-[.N132])/2-[.N132];-[.G132])" office:value-type="float" office:value="-122.095">
            <text:p>−122.09</text:p>
          </table:table-cell>
          <table:table-cell table:style-name="ACE-1" table:formula="of:=IF([.M132]&lt;&gt;&quot;NA&quot;;-[.G132]-([.M132]+[.N132])/2-[.N132]/2;-[.G132])" office:value-type="float" office:value="-122.095">
            <text:p>−122.09</text:p>
          </table:table-cell>
          <table:table-cell table:style-name="ACE-1" table:formula="of:=IF([.M132]&lt;&gt;&quot;NA&quot;;SQRT((([.M132]-[.N132])/2)^2+[.H132]^2);[.H132])" office:value-type="float" office:value="2.5299999999999998">
            <text:p>2.53</text:p>
          </table:table-cell>
          <table:table-cell table:style-name="ACE-2" table:formula="of:=IF([.M132]&lt;&gt;&quot;NA&quot;;0;-1)" office:value-type="float" office:value="-1">
            <text:p>−1</text:p>
          </table:table-cell>
          <table:table-cell table:style-name="ACE-2" table:formula="of:=IF([.S132]&gt;0;[.S132];[.U132])" office:value-type="float" office:value="48174">
            <text:p>48174</text:p>
          </table:table-cell>
          <table:table-cell table:style-name="ACE-2" table:formula="of:=IF([.T132]&gt;0;[.T132];[.V132])" office:value-type="float" office:value="0">
            <text:p>0</text:p>
          </table:table-cell>
          <table:table-cell table:number-columns-repeated="224" table:style-name="ACE-0"/>
        </table:table-row>
        <table:table-row table:style-name="AROW-1">
          <table:table-cell table:style-name="ACE-0" office:value-type="string">
            <text:p>325-M0034A-01R-1W_20-23</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YAUT-005407</text:p>
          </table:table-cell>
          <table:table-cell table:style-name="ACE-1" office:value-type="float" office:value="53.115000000000002">
            <text:p>53.12</text:p>
          </table:table-cell>
          <table:table-cell table:style-name="ACE-0" office:value-type="float" office:value="0.56000000000000005">
            <text:p>0.56</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2.2162378293365106">
            <text:p>2.22</text:p>
          </table:table-cell>
          <table:table-cell table:style-name="ACE-1" office:value-type="float" office:value="3.3056681643257426">
            <text:p>3.31</text:p>
          </table:table-cell>
          <table:table-cell table:style-name="ACE-2" office:value-type="float" office:value="9099.7990726313128">
            <text:p>9100</text:p>
          </table:table-cell>
          <table:table-cell table:style-name="ACE-2" office:value-type="float" office:value="55.001603540652752">
            <text:p>55</text:p>
          </table:table-cell>
          <table:table-cell table:style-name="ACE-0" office:value-type="float" office:value="9837">
            <text:p>9837</text:p>
          </table:table-cell>
          <table:table-cell table:style-name="ACE-0" office:value-type="float" office:value="229">
            <text:p>229</text:p>
          </table:table-cell>
          <table:table-cell table:number-columns-repeated="2" table:style-name="ACE-0"/>
          <table:table-cell table:style-name="ACE-0" table:formula="of:=IF([.Q133]&gt;0;&quot;marine&quot;;&quot;&quot;)" office:value-type="string" office:string-value="marine">
            <text:p>marine</text:p>
          </table:table-cell>
          <table:table-cell table:style-name="ACE-0" table:formula="of:=IF([.U133]&gt;0;&quot;U-Th&quot;;&quot;&quot;)" office:value-type="string" office:string-value="">
            <text:p/>
          </table:table-cell>
          <table:table-cell table:style-name="ACE-0" office:value-type="string">
            <text:p>marine</text:p>
          </table:table-cell>
          <table:table-cell table:style-name="ACE-0" office:value-type="string">
            <text:p>325-M0034A-01R-1W_20-23</text:p>
          </table:table-cell>
          <table:table-cell table:style-name="ACE-1" table:formula="of:=IF([.M133]&lt;&gt;&quot;NA&quot;;-[.G133]+([.M133]-[.N133])/2-[.N133];-[.G133])" office:value-type="float" office:value="-32.115000000000002">
            <text:p>−32.12</text:p>
          </table:table-cell>
          <table:table-cell table:style-name="ACE-1" table:formula="of:=IF([.M133]&lt;&gt;&quot;NA&quot;;-[.G133]-([.M133]+[.N133])/2-[.N133]/2;-[.G133])" office:value-type="float" office:value="-124.11500000000001">
            <text:p>−124.12</text:p>
          </table:table-cell>
          <table:table-cell table:style-name="ACE-1" table:formula="of:=IF([.M133]&lt;&gt;&quot;NA&quot;;SQRT((([.M133]-[.N133])/2)^2+[.H133]^2);[.H133])" office:value-type="float" office:value="41.003824211895164">
            <text:p>41.00</text:p>
          </table:table-cell>
          <table:table-cell table:style-name="ACE-2" table:formula="of:=IF([.M133]&lt;&gt;&quot;NA&quot;;0;-1)" office:value-type="float" office:value="0">
            <text:p>0</text:p>
          </table:table-cell>
          <table:table-cell table:style-name="ACE-2" table:formula="of:=IF([.S133]&gt;0;[.S133];[.U133])" office:value-type="float" office:value="9837">
            <text:p>9837</text:p>
          </table:table-cell>
          <table:table-cell table:style-name="ACE-2" table:formula="of:=IF([.T133]&gt;0;[.T133];[.V133])" office:value-type="float" office:value="229">
            <text:p>229</text:p>
          </table:table-cell>
          <table:table-cell table:number-columns-repeated="224" table:style-name="ACE-0"/>
        </table:table-row>
        <table:table-row table:style-name="AROW-1">
          <table:table-cell table:style-name="ACE-0" office:value-type="string">
            <text:p>325-M0034A-01R-1W_21-24</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table:table-cell table:style-name="ACE-0" office:value-type="string">
            <text:p>HY-27</text:p>
          </table:table-cell>
          <table:table-cell table:style-name="ACE-0" office:value-type="string">
            <text:p>YAUT-008912</text:p>
          </table:table-cell>
          <table:table-cell table:style-name="ACE-1" office:value-type="float" office:value="53.125">
            <text:p>53.13</text:p>
          </table:table-cell>
          <table:table-cell table:style-name="ACE-0" office:value-type="float" office:value="0.56000000000000005">
            <text:p>0.56</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4.0903494287133348">
            <text:p>4.09</text:p>
          </table:table-cell>
          <table:table-cell table:style-name="ACE-1" office:value-type="float" office:value="2.5311050142276921">
            <text:p>2.53</text:p>
          </table:table-cell>
          <table:table-cell table:style-name="ACE-2" office:value-type="float" office:value="8903.9561552141495">
            <text:p>8904</text:p>
          </table:table-cell>
          <table:table-cell table:style-name="ACE-2" office:value-type="float" office:value="45.896719116282632">
            <text:p>46</text:p>
          </table:table-cell>
          <table:table-cell table:style-name="ACE-0" office:value-type="float" office:value="9560">
            <text:p>9560</text:p>
          </table:table-cell>
          <table:table-cell table:style-name="ACE-0" office:value-type="float" office:value="110">
            <text:p>110</text:p>
          </table:table-cell>
          <table:table-cell table:number-columns-repeated="2" table:style-name="ACE-0"/>
          <table:table-cell table:style-name="ACE-0" table:formula="of:=IF([.Q134]&gt;0;&quot;marine&quot;;&quot;&quot;)" office:value-type="string" office:string-value="marine">
            <text:p>marine</text:p>
          </table:table-cell>
          <table:table-cell table:style-name="ACE-0" table:formula="of:=IF([.U134]&gt;0;&quot;U-Th&quot;;&quot;&quot;)" office:value-type="string" office:string-value="">
            <text:p/>
          </table:table-cell>
          <table:table-cell table:style-name="ACE-0" office:value-type="string">
            <text:p>marine</text:p>
          </table:table-cell>
          <table:table-cell table:style-name="ACE-0" office:value-type="string">
            <text:p>325-M0034A-01R-1W_21-24</text:p>
          </table:table-cell>
          <table:table-cell table:style-name="ACE-1" table:formula="of:=IF([.M134]&lt;&gt;&quot;NA&quot;;-[.G134]+([.M134]-[.N134])/2-[.N134];-[.G134])" office:value-type="float" office:value="-32.125">
            <text:p>−32.13</text:p>
          </table:table-cell>
          <table:table-cell table:style-name="ACE-1" table:formula="of:=IF([.M134]&lt;&gt;&quot;NA&quot;;-[.G134]-([.M134]+[.N134])/2-[.N134]/2;-[.G134])" office:value-type="float" office:value="-124.125">
            <text:p>−124.13</text:p>
          </table:table-cell>
          <table:table-cell table:style-name="ACE-1" table:formula="of:=IF([.M134]&lt;&gt;&quot;NA&quot;;SQRT((([.M134]-[.N134])/2)^2+[.H134]^2);[.H134])" office:value-type="float" office:value="41.003824211895164">
            <text:p>41.00</text:p>
          </table:table-cell>
          <table:table-cell table:style-name="ACE-2" table:formula="of:=IF([.M134]&lt;&gt;&quot;NA&quot;;0;-1)" office:value-type="float" office:value="0">
            <text:p>0</text:p>
          </table:table-cell>
          <table:table-cell table:style-name="ACE-2" table:formula="of:=IF([.S134]&gt;0;[.S134];[.U134])" office:value-type="float" office:value="9560">
            <text:p>9560</text:p>
          </table:table-cell>
          <table:table-cell table:style-name="ACE-2" table:formula="of:=IF([.T134]&gt;0;[.T134];[.V134])" office:value-type="float" office:value="110">
            <text:p>110</text:p>
          </table:table-cell>
          <table:table-cell table:number-columns-repeated="224" table:style-name="ACE-0"/>
        </table:table-row>
        <table:table-row table:style-name="AROW-1">
          <table:table-cell table:style-name="ACE-0" office:value-type="string">
            <text:p>325-M0034A-01R-1W_26-34</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office:value-type="string">
            <text:p>HY-26</text:p>
          </table:table-cell>
          <table:table-cell table:style-name="ACE-0" office:value-type="string">
            <text:p>N/A</text:p>
          </table:table-cell>
          <table:table-cell table:style-name="ACE-1" office:value-type="float" office:value="53.199999999999996">
            <text:p>53.20</text:p>
          </table:table-cell>
          <table:table-cell table:style-name="ACE-0" office:value-type="float" office:value="0.56000000000000005">
            <text:p>0.56</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0316">
            <text:p>10316</text:p>
          </table:table-cell>
          <table:table-cell table:style-name="ACE-0" office:value-type="float" office:value="45">
            <text:p>45</text:p>
          </table:table-cell>
          <table:table-cell table:style-name="ACE-0" table:formula="of:=IF([.Q135]&gt;0;&quot;marine&quot;;&quot;&quot;)" office:value-type="string" office:string-value="">
            <text:p/>
          </table:table-cell>
          <table:table-cell table:style-name="ACE-0" table:formula="of:=IF([.U135]&gt;0;&quot;U-Th&quot;;&quot;&quot;)" office:value-type="string" office:string-value="U-Th">
            <text:p>U-Th</text:p>
          </table:table-cell>
          <table:table-cell table:style-name="ACE-0" office:value-type="string">
            <text:p>U-Th</text:p>
          </table:table-cell>
          <table:table-cell table:style-name="ACE-0" office:value-type="string">
            <text:p>325-M0034A-01R-1W_26-34</text:p>
          </table:table-cell>
          <table:table-cell table:style-name="ACE-1" table:formula="of:=IF([.M135]&lt;&gt;&quot;NA&quot;;-[.G135]+([.M135]-[.N135])/2-[.N135];-[.G135])" office:value-type="float" office:value="-48.199999999999996">
            <text:p>−48.20</text:p>
          </table:table-cell>
          <table:table-cell table:style-name="ACE-1" table:formula="of:=IF([.M135]&lt;&gt;&quot;NA&quot;;-[.G135]-([.M135]+[.N135])/2-[.N135]/2;-[.G135])" office:value-type="float" office:value="-58.199999999999996">
            <text:p>−58.20</text:p>
          </table:table-cell>
          <table:table-cell table:style-name="ACE-1" table:formula="of:=IF([.M135]&lt;&gt;&quot;NA&quot;;SQRT((([.M135]-[.N135])/2)^2+[.H135]^2);[.H135])" office:value-type="float" office:value="5.0312622670657907">
            <text:p>5.03</text:p>
          </table:table-cell>
          <table:table-cell table:style-name="ACE-2" table:formula="of:=IF([.M135]&lt;&gt;&quot;NA&quot;;0;-1)" office:value-type="float" office:value="0">
            <text:p>0</text:p>
          </table:table-cell>
          <table:table-cell table:style-name="ACE-2" table:formula="of:=IF([.S135]&gt;0;[.S135];[.U135])" office:value-type="float" office:value="10316">
            <text:p>10316</text:p>
          </table:table-cell>
          <table:table-cell table:style-name="ACE-2" table:formula="of:=IF([.T135]&gt;0;[.T135];[.V135])" office:value-type="float" office:value="45">
            <text:p>45</text:p>
          </table:table-cell>
          <table:table-cell table:number-columns-repeated="224" table:style-name="ACE-0"/>
        </table:table-row>
        <table:table-row table:style-name="AROW-1">
          <table:table-cell table:style-name="ACE-0" office:value-type="string">
            <text:p>325-M0034A-01R-1W_33-36</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5221</text:p>
          </table:table-cell>
          <table:table-cell table:style-name="ACE-1" office:value-type="float" office:value="53.244999999999997">
            <text:p>53.24</text:p>
          </table:table-cell>
          <table:table-cell table:style-name="ACE-0" office:value-type="float" office:value="0.56000000000000005">
            <text:p>0.5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0159000000000002">
            <text:p>4.02</text:p>
          </table:table-cell>
          <table:table-cell table:style-name="ACE-1" office:value-type="float" office:value="0.61199999999999999">
            <text:p>0.61</text:p>
          </table:table-cell>
          <table:table-cell table:style-name="ACE-2" office:value-type="float" office:value="9190">
            <text:p>9190</text:p>
          </table:table-cell>
          <table:table-cell table:style-name="ACE-2" office:value-type="float" office:value="50">
            <text:p>50</text:p>
          </table:table-cell>
          <table:table-cell table:style-name="ACE-0" office:value-type="float" office:value="9949">
            <text:p>9949</text:p>
          </table:table-cell>
          <table:table-cell table:style-name="ACE-0" office:value-type="float" office:value="183">
            <text:p>183</text:p>
          </table:table-cell>
          <table:table-cell table:number-columns-repeated="2" table:style-name="ACE-0"/>
          <table:table-cell table:style-name="ACE-0" table:formula="of:=IF([.Q136]&gt;0;&quot;marine&quot;;&quot;&quot;)" office:value-type="string" office:string-value="marine">
            <text:p>marine</text:p>
          </table:table-cell>
          <table:table-cell table:style-name="ACE-0" table:formula="of:=IF([.U136]&gt;0;&quot;U-Th&quot;;&quot;&quot;)" office:value-type="string" office:string-value="">
            <text:p/>
          </table:table-cell>
          <table:table-cell table:style-name="ACE-0" office:value-type="string">
            <text:p>marine</text:p>
          </table:table-cell>
          <table:table-cell table:style-name="ACE-0" office:value-type="string">
            <text:p>325-M0034A-01R-1W_33-36</text:p>
          </table:table-cell>
          <table:table-cell table:style-name="ACE-1" table:formula="of:=IF([.M136]&lt;&gt;&quot;NA&quot;;-[.G136]+([.M136]-[.N136])/2-[.N136];-[.G136])" office:value-type="float" office:value="-48.244999999999997">
            <text:p>−48.24</text:p>
          </table:table-cell>
          <table:table-cell table:style-name="ACE-1" table:formula="of:=IF([.M136]&lt;&gt;&quot;NA&quot;;-[.G136]-([.M136]+[.N136])/2-[.N136]/2;-[.G136])" office:value-type="float" office:value="-58.244999999999997">
            <text:p>−58.24</text:p>
          </table:table-cell>
          <table:table-cell table:style-name="ACE-1" table:formula="of:=IF([.M136]&lt;&gt;&quot;NA&quot;;SQRT((([.M136]-[.N136])/2)^2+[.H136]^2);[.H136])" office:value-type="float" office:value="5.0312622670657907">
            <text:p>5.03</text:p>
          </table:table-cell>
          <table:table-cell table:style-name="ACE-2" table:formula="of:=IF([.M136]&lt;&gt;&quot;NA&quot;;0;-1)" office:value-type="float" office:value="0">
            <text:p>0</text:p>
          </table:table-cell>
          <table:table-cell table:style-name="ACE-2" table:formula="of:=IF([.S136]&gt;0;[.S136];[.U136])" office:value-type="float" office:value="9949">
            <text:p>9949</text:p>
          </table:table-cell>
          <table:table-cell table:style-name="ACE-2" table:formula="of:=IF([.T136]&gt;0;[.T136];[.V136])" office:value-type="float" office:value="183">
            <text:p>183</text:p>
          </table:table-cell>
          <table:table-cell table:number-columns-repeated="224" table:style-name="ACE-0"/>
        </table:table-row>
        <table:table-row table:style-name="AROW-1">
          <table:table-cell table:style-name="ACE-0" office:value-type="string">
            <text:p>325-M0034A-01R-1W_35-38</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table:table-cell table:style-name="ACE-0" office:value-type="string">
            <text:p>YAUT-003211</text:p>
          </table:table-cell>
          <table:table-cell table:style-name="ACE-1" office:value-type="float" office:value="53.265000000000001">
            <text:p>53.27</text:p>
          </table:table-cell>
          <table:table-cell table:style-name="ACE-0" office:value-type="float" office:value="0.56000000000000005">
            <text:p>0.56</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0.975434834515688">
            <text:p>40.98</text:p>
          </table:table-cell>
          <table:table-cell table:style-name="ACE-1" office:value-type="float" office:value="0.60548807592152087">
            <text:p>0.61</text:p>
          </table:table-cell>
          <table:table-cell table:style-name="ACE-2" office:value-type="float" office:value="9346.7282205078354">
            <text:p>9347</text:p>
          </table:table-cell>
          <table:table-cell table:style-name="ACE-2" office:value-type="float" office:value="74.694615358672451">
            <text:p>75</text:p>
          </table:table-cell>
          <table:table-cell table:style-name="ACE-0" office:value-type="float" office:value="10148">
            <text:p>10148</text:p>
          </table:table-cell>
          <table:table-cell table:style-name="ACE-0" office:value-type="float" office:value="225">
            <text:p>225</text:p>
          </table:table-cell>
          <table:table-cell table:number-columns-repeated="2" table:style-name="ACE-0"/>
          <table:table-cell table:style-name="ACE-0" table:formula="of:=IF([.Q137]&gt;0;&quot;marine&quot;;&quot;&quot;)" office:value-type="string" office:string-value="marine">
            <text:p>marine</text:p>
          </table:table-cell>
          <table:table-cell table:style-name="ACE-0" table:formula="of:=IF([.U137]&gt;0;&quot;U-Th&quot;;&quot;&quot;)" office:value-type="string" office:string-value="">
            <text:p/>
          </table:table-cell>
          <table:table-cell table:style-name="ACE-0" office:value-type="string">
            <text:p>marine</text:p>
          </table:table-cell>
          <table:table-cell table:style-name="ACE-0" office:value-type="string">
            <text:p>325-M0034A-01R-1W_35-38</text:p>
          </table:table-cell>
          <table:table-cell table:style-name="ACE-1" table:formula="of:=IF([.M137]&lt;&gt;&quot;NA&quot;;-[.G137]+([.M137]-[.N137])/2-[.N137];-[.G137])" office:value-type="float" office:value="-48.265000000000001">
            <text:p>−48.27</text:p>
          </table:table-cell>
          <table:table-cell table:style-name="ACE-1" table:formula="of:=IF([.M137]&lt;&gt;&quot;NA&quot;;-[.G137]-([.M137]+[.N137])/2-[.N137]/2;-[.G137])" office:value-type="float" office:value="-58.265000000000001">
            <text:p>−58.27</text:p>
          </table:table-cell>
          <table:table-cell table:style-name="ACE-1" table:formula="of:=IF([.M137]&lt;&gt;&quot;NA&quot;;SQRT((([.M137]-[.N137])/2)^2+[.H137]^2);[.H137])" office:value-type="float" office:value="5.0312622670657907">
            <text:p>5.03</text:p>
          </table:table-cell>
          <table:table-cell table:style-name="ACE-2" table:formula="of:=IF([.M137]&lt;&gt;&quot;NA&quot;;0;-1)" office:value-type="float" office:value="0">
            <text:p>0</text:p>
          </table:table-cell>
          <table:table-cell table:style-name="ACE-2" table:formula="of:=IF([.S137]&gt;0;[.S137];[.U137])" office:value-type="float" office:value="10148">
            <text:p>10148</text:p>
          </table:table-cell>
          <table:table-cell table:style-name="ACE-2" table:formula="of:=IF([.T137]&gt;0;[.T137];[.V137])" office:value-type="float" office:value="225">
            <text:p>225</text:p>
          </table:table-cell>
          <table:table-cell table:number-columns-repeated="224" table:style-name="ACE-0"/>
        </table:table-row>
        <table:table-row table:style-name="AROW-1">
          <table:table-cell table:style-name="ACE-0" office:value-type="string">
            <text:p>325-M0034A-01R-1W_35-46</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table:table-cell table:style-name="ACE-0" office:value-type="string">
            <text:p>YAUT-005731</text:p>
          </table:table-cell>
          <table:table-cell table:style-name="ACE-1" office:value-type="float" office:value="53.305">
            <text:p>53.30</text:p>
          </table:table-cell>
          <table:table-cell table:style-name="ACE-0" office:value-type="float" office:value="0.56000000000000005">
            <text:p>0.56</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7696215066251049">
            <text:p>3.77</text:p>
          </table:table-cell>
          <table:table-cell table:style-name="ACE-1" office:value-type="float" office:value="3.811548803916526">
            <text:p>3.81</text:p>
          </table:table-cell>
          <table:table-cell table:style-name="ACE-2" office:value-type="float" office:value="9208.9149638222225">
            <text:p>9209</text:p>
          </table:table-cell>
          <table:table-cell table:style-name="ACE-2" office:value-type="float" office:value="54.822225407761536">
            <text:p>55</text:p>
          </table:table-cell>
          <table:table-cell table:style-name="ACE-0" office:value-type="float" office:value="9966">
            <text:p>9966</text:p>
          </table:table-cell>
          <table:table-cell table:style-name="ACE-0" office:value-type="float" office:value="184">
            <text:p>184</text:p>
          </table:table-cell>
          <table:table-cell table:number-columns-repeated="2" table:style-name="ACE-0"/>
          <table:table-cell table:style-name="ACE-0" table:formula="of:=IF([.Q138]&gt;0;&quot;marine&quot;;&quot;&quot;)" office:value-type="string" office:string-value="marine">
            <text:p>marine</text:p>
          </table:table-cell>
          <table:table-cell table:style-name="ACE-0" table:formula="of:=IF([.U138]&gt;0;&quot;U-Th&quot;;&quot;&quot;)" office:value-type="string" office:string-value="">
            <text:p/>
          </table:table-cell>
          <table:table-cell table:style-name="ACE-0" office:value-type="string">
            <text:p>marine</text:p>
          </table:table-cell>
          <table:table-cell table:style-name="ACE-0" office:value-type="string">
            <text:p>325-M0034A-01R-1W_35-46</text:p>
          </table:table-cell>
          <table:table-cell table:style-name="ACE-1" table:formula="of:=IF([.M138]&lt;&gt;&quot;NA&quot;;-[.G138]+([.M138]-[.N138])/2-[.N138];-[.G138])" office:value-type="float" office:value="-48.305">
            <text:p>−48.30</text:p>
          </table:table-cell>
          <table:table-cell table:style-name="ACE-1" table:formula="of:=IF([.M138]&lt;&gt;&quot;NA&quot;;-[.G138]-([.M138]+[.N138])/2-[.N138]/2;-[.G138])" office:value-type="float" office:value="-58.305">
            <text:p>−58.30</text:p>
          </table:table-cell>
          <table:table-cell table:style-name="ACE-1" table:formula="of:=IF([.M138]&lt;&gt;&quot;NA&quot;;SQRT((([.M138]-[.N138])/2)^2+[.H138]^2);[.H138])" office:value-type="float" office:value="5.0312622670657907">
            <text:p>5.03</text:p>
          </table:table-cell>
          <table:table-cell table:style-name="ACE-2" table:formula="of:=IF([.M138]&lt;&gt;&quot;NA&quot;;0;-1)" office:value-type="float" office:value="0">
            <text:p>0</text:p>
          </table:table-cell>
          <table:table-cell table:style-name="ACE-2" table:formula="of:=IF([.S138]&gt;0;[.S138];[.U138])" office:value-type="float" office:value="9966">
            <text:p>9966</text:p>
          </table:table-cell>
          <table:table-cell table:style-name="ACE-2" table:formula="of:=IF([.T138]&gt;0;[.T138];[.V138])" office:value-type="float" office:value="184">
            <text:p>184</text:p>
          </table:table-cell>
          <table:table-cell table:number-columns-repeated="224" table:style-name="ACE-0"/>
        </table:table-row>
        <table:table-row table:style-name="AROW-1">
          <table:table-cell table:style-name="ACE-0" office:value-type="string">
            <text:p>325-M0034A-01R-1W_46-54</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table:table-cell table:style-name="ACE-0" office:value-type="string">
            <text:p>YAUT-005708</text:p>
          </table:table-cell>
          <table:table-cell table:style-name="ACE-1" office:value-type="float" office:value="53.399999999999999">
            <text:p>53.40</text:p>
          </table:table-cell>
          <table:table-cell table:style-name="ACE-0" office:value-type="float" office:value="0.56000000000000005">
            <text:p>0.56</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8112723138646101">
            <text:p>−2.81</text:p>
          </table:table-cell>
          <table:table-cell table:style-name="ACE-1" office:value-type="float" office:value="3.921931904877515">
            <text:p>3.92</text:p>
          </table:table-cell>
          <table:table-cell table:style-name="ACE-2" office:value-type="float" office:value="9168.1683070930139">
            <text:p>9168</text:p>
          </table:table-cell>
          <table:table-cell table:style-name="ACE-2" office:value-type="float" office:value="56.20809284390694">
            <text:p>56</text:p>
          </table:table-cell>
          <table:table-cell table:style-name="ACE-0" office:value-type="float" office:value="9917">
            <text:p>9917</text:p>
          </table:table-cell>
          <table:table-cell table:style-name="ACE-0" office:value-type="float" office:value="206">
            <text:p>206</text:p>
          </table:table-cell>
          <table:table-cell table:number-columns-repeated="2" table:style-name="ACE-0"/>
          <table:table-cell table:style-name="ACE-0" table:formula="of:=IF([.Q139]&gt;0;&quot;marine&quot;;&quot;&quot;)" office:value-type="string" office:string-value="marine">
            <text:p>marine</text:p>
          </table:table-cell>
          <table:table-cell table:style-name="ACE-0" table:formula="of:=IF([.U139]&gt;0;&quot;U-Th&quot;;&quot;&quot;)" office:value-type="string" office:string-value="">
            <text:p/>
          </table:table-cell>
          <table:table-cell table:style-name="ACE-0" office:value-type="string">
            <text:p>marine</text:p>
          </table:table-cell>
          <table:table-cell table:style-name="ACE-0" office:value-type="string">
            <text:p>325-M0034A-01R-1W_46-54</text:p>
          </table:table-cell>
          <table:table-cell table:style-name="ACE-1" table:formula="of:=IF([.M139]&lt;&gt;&quot;NA&quot;;-[.G139]+([.M139]-[.N139])/2-[.N139];-[.G139])" office:value-type="float" office:value="-48.399999999999999">
            <text:p>−48.40</text:p>
          </table:table-cell>
          <table:table-cell table:style-name="ACE-1" table:formula="of:=IF([.M139]&lt;&gt;&quot;NA&quot;;-[.G139]-([.M139]+[.N139])/2-[.N139]/2;-[.G139])" office:value-type="float" office:value="-58.399999999999999">
            <text:p>−58.40</text:p>
          </table:table-cell>
          <table:table-cell table:style-name="ACE-1" table:formula="of:=IF([.M139]&lt;&gt;&quot;NA&quot;;SQRT((([.M139]-[.N139])/2)^2+[.H139]^2);[.H139])" office:value-type="float" office:value="5.0312622670657907">
            <text:p>5.03</text:p>
          </table:table-cell>
          <table:table-cell table:style-name="ACE-2" table:formula="of:=IF([.M139]&lt;&gt;&quot;NA&quot;;0;-1)" office:value-type="float" office:value="0">
            <text:p>0</text:p>
          </table:table-cell>
          <table:table-cell table:style-name="ACE-2" table:formula="of:=IF([.S139]&gt;0;[.S139];[.U139])" office:value-type="float" office:value="9917">
            <text:p>9917</text:p>
          </table:table-cell>
          <table:table-cell table:style-name="ACE-2" table:formula="of:=IF([.T139]&gt;0;[.T139];[.V139])" office:value-type="float" office:value="206">
            <text:p>206</text:p>
          </table:table-cell>
          <table:table-cell table:number-columns-repeated="224" table:style-name="ACE-0"/>
        </table:table-row>
        <table:table-row table:style-name="AROW-1">
          <table:table-cell table:style-name="ACE-0" office:value-type="string">
            <text:p>325-M0034A-01R-2W_2-4</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14214</text:p>
          </table:table-cell>
          <table:table-cell table:style-name="ACE-1" office:value-type="float" office:value="53.729999999999997">
            <text:p>53.73</text:p>
          </table:table-cell>
          <table:table-cell table:style-name="ACE-0" office:value-type="float" office:value="0.56000000000000005">
            <text:p>0.56</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6.098800000000001">
            <text:p>−16.10</text:p>
          </table:table-cell>
          <table:table-cell table:style-name="ACE-1" office:value-type="float" office:value="0.17199999999999999">
            <text:p>0.17</text:p>
          </table:table-cell>
          <table:table-cell table:style-name="ACE-2" office:value-type="float" office:value="9360">
            <text:p>9360</text:p>
          </table:table-cell>
          <table:table-cell table:style-name="ACE-2" office:value-type="float" office:value="40">
            <text:p>40</text:p>
          </table:table-cell>
          <table:table-cell table:style-name="ACE-0" office:value-type="float" office:value="10195">
            <text:p>10195</text:p>
          </table:table-cell>
          <table:table-cell table:style-name="ACE-0" office:value-type="float" office:value="95">
            <text:p>95</text:p>
          </table:table-cell>
          <table:table-cell table:number-columns-repeated="2" table:style-name="ACE-0"/>
          <table:table-cell table:style-name="ACE-0" table:formula="of:=IF([.Q140]&gt;0;&quot;marine&quot;;&quot;&quot;)" office:value-type="string" office:string-value="marine">
            <text:p>marine</text:p>
          </table:table-cell>
          <table:table-cell table:style-name="ACE-0" table:formula="of:=IF([.U140]&gt;0;&quot;U-Th&quot;;&quot;&quot;)" office:value-type="string" office:string-value="">
            <text:p/>
          </table:table-cell>
          <table:table-cell table:style-name="ACE-0" office:value-type="string">
            <text:p>marine</text:p>
          </table:table-cell>
          <table:table-cell table:style-name="ACE-0" office:value-type="string">
            <text:p>325-M0034A-01R-2W_2-4</text:p>
          </table:table-cell>
          <table:table-cell table:style-name="ACE-1" table:formula="of:=IF([.M140]&lt;&gt;&quot;NA&quot;;-[.G140]+([.M140]-[.N140])/2-[.N140];-[.G140])" office:value-type="float" office:value="-48.729999999999997">
            <text:p>−48.73</text:p>
          </table:table-cell>
          <table:table-cell table:style-name="ACE-1" table:formula="of:=IF([.M140]&lt;&gt;&quot;NA&quot;;-[.G140]-([.M140]+[.N140])/2-[.N140]/2;-[.G140])" office:value-type="float" office:value="-58.729999999999997">
            <text:p>−58.73</text:p>
          </table:table-cell>
          <table:table-cell table:style-name="ACE-1" table:formula="of:=IF([.M140]&lt;&gt;&quot;NA&quot;;SQRT((([.M140]-[.N140])/2)^2+[.H140]^2);[.H140])" office:value-type="float" office:value="5.0312622670657907">
            <text:p>5.03</text:p>
          </table:table-cell>
          <table:table-cell table:style-name="ACE-2" table:formula="of:=IF([.M140]&lt;&gt;&quot;NA&quot;;0;-1)" office:value-type="float" office:value="0">
            <text:p>0</text:p>
          </table:table-cell>
          <table:table-cell table:style-name="ACE-2" table:formula="of:=IF([.S140]&gt;0;[.S140];[.U140])" office:value-type="float" office:value="10195">
            <text:p>10195</text:p>
          </table:table-cell>
          <table:table-cell table:style-name="ACE-2" table:formula="of:=IF([.T140]&gt;0;[.T140];[.V140])" office:value-type="float" office:value="95">
            <text:p>95</text:p>
          </table:table-cell>
          <table:table-cell table:number-columns-repeated="224" table:style-name="ACE-0"/>
        </table:table-row>
        <table:table-row table:style-name="AROW-1">
          <table:table-cell table:style-name="ACE-0" office:value-type="string">
            <text:p>325-M0034A-01R-CCW_2-4</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085</text:p>
          </table:table-cell>
          <table:table-cell table:style-name="ACE-1" office:value-type="float" office:value="53.729999999999997">
            <text:p>53.73</text:p>
          </table:table-cell>
          <table:table-cell table:style-name="ACE-0" office:value-type="float" office:value="0.56000000000000005">
            <text:p>0.56</text:p>
          </table:table-cell>
          <table:table-cell table:style-name="ACE-0" office:value-type="string">
            <text:p>Coral</text:p>
          </table:table-cell>
          <table:table-cell table:style-name="ACE-0" office:value-type="string">
            <text:p>Dipsastre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9295.9976988881353">
            <text:p>9296</text:p>
          </table:table-cell>
          <table:table-cell table:style-name="ACE-2" office:value-type="float" office:value="60.352126988648422">
            <text:p>60</text:p>
          </table:table-cell>
          <table:table-cell table:style-name="ACE-0" office:value-type="float" office:value="10063">
            <text:p>10063</text:p>
          </table:table-cell>
          <table:table-cell table:style-name="ACE-0" office:value-type="float" office:value="163">
            <text:p>163</text:p>
          </table:table-cell>
          <table:table-cell table:number-columns-repeated="2" table:style-name="ACE-0"/>
          <table:table-cell table:style-name="ACE-0" table:formula="of:=IF([.Q141]&gt;0;&quot;marine&quot;;&quot;&quot;)" office:value-type="string" office:string-value="marine">
            <text:p>marine</text:p>
          </table:table-cell>
          <table:table-cell table:style-name="ACE-0" table:formula="of:=IF([.U141]&gt;0;&quot;U-Th&quot;;&quot;&quot;)" office:value-type="string" office:string-value="">
            <text:p/>
          </table:table-cell>
          <table:table-cell table:style-name="ACE-0" office:value-type="string">
            <text:p>marine</text:p>
          </table:table-cell>
          <table:table-cell table:style-name="ACE-0" office:value-type="string">
            <text:p>325-M0034A-01R-CCW_2-4</text:p>
          </table:table-cell>
          <table:table-cell table:style-name="ACE-1" table:formula="of:=IF([.M141]&lt;&gt;&quot;NA&quot;;-[.G141]+([.M141]-[.N141])/2-[.N141];-[.G141])" office:value-type="float" office:value="-48.729999999999997">
            <text:p>−48.73</text:p>
          </table:table-cell>
          <table:table-cell table:style-name="ACE-1" table:formula="of:=IF([.M141]&lt;&gt;&quot;NA&quot;;-[.G141]-([.M141]+[.N141])/2-[.N141]/2;-[.G141])" office:value-type="float" office:value="-58.729999999999997">
            <text:p>−58.73</text:p>
          </table:table-cell>
          <table:table-cell table:style-name="ACE-1" table:formula="of:=IF([.M141]&lt;&gt;&quot;NA&quot;;SQRT((([.M141]-[.N141])/2)^2+[.H141]^2);[.H141])" office:value-type="float" office:value="5.0312622670657907">
            <text:p>5.03</text:p>
          </table:table-cell>
          <table:table-cell table:style-name="ACE-2" table:formula="of:=IF([.M141]&lt;&gt;&quot;NA&quot;;0;-1)" office:value-type="float" office:value="0">
            <text:p>0</text:p>
          </table:table-cell>
          <table:table-cell table:style-name="ACE-2" table:formula="of:=IF([.S141]&gt;0;[.S141];[.U141])" office:value-type="float" office:value="10063">
            <text:p>10063</text:p>
          </table:table-cell>
          <table:table-cell table:style-name="ACE-2" table:formula="of:=IF([.T141]&gt;0;[.T141];[.V141])" office:value-type="float" office:value="163">
            <text:p>163</text:p>
          </table:table-cell>
          <table:table-cell table:number-columns-repeated="224" table:style-name="ACE-0"/>
        </table:table-row>
        <table:table-row table:style-name="AROW-1">
          <table:table-cell table:style-name="ACE-0" office:value-type="string">
            <text:p>325-M0034A-02R-1W_28-30</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5225</text:p>
          </table:table-cell>
          <table:table-cell table:style-name="ACE-1" office:value-type="float" office:value="54.689999999999998">
            <text:p>54.69</text:p>
          </table:table-cell>
          <table:table-cell table:style-name="ACE-0" office:value-type="float" office:value="0.93000000000000005">
            <text:p>0.9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2934000000000001">
            <text:p>1.29</text:p>
          </table:table-cell>
          <table:table-cell table:style-name="ACE-1" office:value-type="float" office:value="0.622">
            <text:p>0.62</text:p>
          </table:table-cell>
          <table:table-cell table:style-name="ACE-2" office:value-type="float" office:value="9670">
            <text:p>9670</text:p>
          </table:table-cell>
          <table:table-cell table:style-name="ACE-2" office:value-type="float" office:value="55">
            <text:p>55</text:p>
          </table:table-cell>
          <table:table-cell table:style-name="ACE-0" office:value-type="float" office:value="10682">
            <text:p>10682</text:p>
          </table:table-cell>
          <table:table-cell table:style-name="ACE-0" office:value-type="float" office:value="169">
            <text:p>169</text:p>
          </table:table-cell>
          <table:table-cell table:number-columns-repeated="2" table:style-name="ACE-0"/>
          <table:table-cell table:style-name="ACE-0" table:formula="of:=IF([.Q142]&gt;0;&quot;marine&quot;;&quot;&quot;)" office:value-type="string" office:string-value="marine">
            <text:p>marine</text:p>
          </table:table-cell>
          <table:table-cell table:style-name="ACE-0" table:formula="of:=IF([.U142]&gt;0;&quot;U-Th&quot;;&quot;&quot;)" office:value-type="string" office:string-value="">
            <text:p/>
          </table:table-cell>
          <table:table-cell table:style-name="ACE-0" office:value-type="string">
            <text:p>marine</text:p>
          </table:table-cell>
          <table:table-cell table:style-name="ACE-0" office:value-type="string">
            <text:p>325-M0034A-02R-1W_28-30</text:p>
          </table:table-cell>
          <table:table-cell table:style-name="ACE-1" table:formula="of:=IF([.M142]&lt;&gt;&quot;NA&quot;;-[.G142]+([.M142]-[.N142])/2-[.N142];-[.G142])" office:value-type="float" office:value="-49.689999999999998">
            <text:p>−49.69</text:p>
          </table:table-cell>
          <table:table-cell table:style-name="ACE-1" table:formula="of:=IF([.M142]&lt;&gt;&quot;NA&quot;;-[.G142]-([.M142]+[.N142])/2-[.N142]/2;-[.G142])" office:value-type="float" office:value="-59.689999999999998">
            <text:p>−59.69</text:p>
          </table:table-cell>
          <table:table-cell table:style-name="ACE-1" table:formula="of:=IF([.M142]&lt;&gt;&quot;NA&quot;;SQRT((([.M142]-[.N142])/2)^2+[.H142]^2);[.H142])" office:value-type="float" office:value="5.085754614607354">
            <text:p>5.09</text:p>
          </table:table-cell>
          <table:table-cell table:style-name="ACE-2" table:formula="of:=IF([.M142]&lt;&gt;&quot;NA&quot;;0;-1)" office:value-type="float" office:value="0">
            <text:p>0</text:p>
          </table:table-cell>
          <table:table-cell table:style-name="ACE-2" table:formula="of:=IF([.S142]&gt;0;[.S142];[.U142])" office:value-type="float" office:value="10682">
            <text:p>10682</text:p>
          </table:table-cell>
          <table:table-cell table:style-name="ACE-2" table:formula="of:=IF([.T142]&gt;0;[.T142];[.V142])" office:value-type="float" office:value="169">
            <text:p>169</text:p>
          </table:table-cell>
          <table:table-cell table:number-columns-repeated="224" table:style-name="ACE-0"/>
        </table:table-row>
        <table:table-row table:style-name="AROW-1">
          <table:table-cell table:style-name="ACE-0" office:value-type="string">
            <text:p>325-M0034A-02R-1W_37-41</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table:table-cell table:style-name="ACE-0" office:value-type="string">
            <text:p>HY-25</text:p>
          </table:table-cell>
          <table:table-cell table:style-name="ACE-0" office:value-type="string">
            <text:p>SANU-25225</text:p>
          </table:table-cell>
          <table:table-cell table:style-name="ACE-1" office:value-type="float" office:value="54.689999999999998">
            <text:p>54.69</text:p>
          </table:table-cell>
          <table:table-cell table:style-name="ACE-0" office:value-type="float" office:value="0.93000000000000005">
            <text:p>0.9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8557999999999999">
            <text:p>2.86</text:p>
          </table:table-cell>
          <table:table-cell table:style-name="ACE-1" office:value-type="float" office:value="0.77000000000000002">
            <text:p>0.77</text:p>
          </table:table-cell>
          <table:table-cell table:style-name="ACE-2" office:value-type="float" office:value="9755">
            <text:p>9755</text:p>
          </table:table-cell>
          <table:table-cell table:style-name="ACE-2" office:value-type="float" office:value="55">
            <text:p>55</text:p>
          </table:table-cell>
          <table:table-cell table:style-name="ACE-0" office:value-type="float" office:value="10546">
            <text:p>10546</text:p>
          </table:table-cell>
          <table:table-cell table:style-name="ACE-0" office:value-type="float" office:value="154">
            <text:p>154</text:p>
          </table:table-cell>
          <table:table-cell table:number-columns-repeated="2" table:style-name="ACE-0"/>
          <table:table-cell table:style-name="ACE-0" table:formula="of:=IF([.Q143]&gt;0;&quot;marine&quot;;&quot;&quot;)" office:value-type="string" office:string-value="marine">
            <text:p>marine</text:p>
          </table:table-cell>
          <table:table-cell table:style-name="ACE-0" table:formula="of:=IF([.U143]&gt;0;&quot;U-Th&quot;;&quot;&quot;)" office:value-type="string" office:string-value="">
            <text:p/>
          </table:table-cell>
          <table:table-cell table:style-name="ACE-0" office:value-type="string">
            <text:p>marine</text:p>
          </table:table-cell>
          <table:table-cell table:style-name="ACE-0" office:value-type="string">
            <text:p>325-M0034A-02R-1W_37-41</text:p>
          </table:table-cell>
          <table:table-cell table:style-name="ACE-1" table:formula="of:=IF([.M143]&lt;&gt;&quot;NA&quot;;-[.G143]+([.M143]-[.N143])/2-[.N143];-[.G143])" office:value-type="float" office:value="-49.689999999999998">
            <text:p>−49.69</text:p>
          </table:table-cell>
          <table:table-cell table:style-name="ACE-1" table:formula="of:=IF([.M143]&lt;&gt;&quot;NA&quot;;-[.G143]-([.M143]+[.N143])/2-[.N143]/2;-[.G143])" office:value-type="float" office:value="-59.689999999999998">
            <text:p>−59.69</text:p>
          </table:table-cell>
          <table:table-cell table:style-name="ACE-1" table:formula="of:=IF([.M143]&lt;&gt;&quot;NA&quot;;SQRT((([.M143]-[.N143])/2)^2+[.H143]^2);[.H143])" office:value-type="float" office:value="5.085754614607354">
            <text:p>5.09</text:p>
          </table:table-cell>
          <table:table-cell table:style-name="ACE-2" table:formula="of:=IF([.M143]&lt;&gt;&quot;NA&quot;;0;-1)" office:value-type="float" office:value="0">
            <text:p>0</text:p>
          </table:table-cell>
          <table:table-cell table:style-name="ACE-2" table:formula="of:=IF([.S143]&gt;0;[.S143];[.U143])" office:value-type="float" office:value="10546">
            <text:p>10546</text:p>
          </table:table-cell>
          <table:table-cell table:style-name="ACE-2" table:formula="of:=IF([.T143]&gt;0;[.T143];[.V143])" office:value-type="float" office:value="154">
            <text:p>154</text:p>
          </table:table-cell>
          <table:table-cell table:number-columns-repeated="224" table:style-name="ACE-0"/>
        </table:table-row>
        <table:table-row table:style-name="AROW-1">
          <table:table-cell table:style-name="ACE-0" office:value-type="string">
            <text:p>325-M0034A-02R-CCW_0-5</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table:table-cell table:style-name="ACE-0" office:value-type="string">
            <text:p>HY-25</text:p>
          </table:table-cell>
          <table:table-cell table:style-name="ACE-0" office:value-type="string">
            <text:p>SANU-25223</text:p>
          </table:table-cell>
          <table:table-cell table:style-name="ACE-1" office:value-type="float" office:value="54.875">
            <text:p>54.88</text:p>
          </table:table-cell>
          <table:table-cell table:style-name="ACE-0" office:value-type="float" office:value="0.93000000000000005">
            <text:p>0.9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5779000000000001">
            <text:p>3.58</text:p>
          </table:table-cell>
          <table:table-cell table:style-name="ACE-1" office:value-type="float" office:value="0.628">
            <text:p>0.63</text:p>
          </table:table-cell>
          <table:table-cell table:style-name="ACE-2" office:value-type="float" office:value="9735">
            <text:p>9735</text:p>
          </table:table-cell>
          <table:table-cell table:style-name="ACE-2" office:value-type="float" office:value="55">
            <text:p>55</text:p>
          </table:table-cell>
          <table:table-cell table:style-name="ACE-0" office:value-type="float" office:value="10651">
            <text:p>10651</text:p>
          </table:table-cell>
          <table:table-cell table:style-name="ACE-0" office:value-type="float" office:value="161">
            <text:p>161</text:p>
          </table:table-cell>
          <table:table-cell table:number-columns-repeated="2" table:style-name="ACE-0"/>
          <table:table-cell table:style-name="ACE-0" table:formula="of:=IF([.Q144]&gt;0;&quot;marine&quot;;&quot;&quot;)" office:value-type="string" office:string-value="marine">
            <text:p>marine</text:p>
          </table:table-cell>
          <table:table-cell table:style-name="ACE-0" table:formula="of:=IF([.U144]&gt;0;&quot;U-Th&quot;;&quot;&quot;)" office:value-type="string" office:string-value="">
            <text:p/>
          </table:table-cell>
          <table:table-cell table:style-name="ACE-0" office:value-type="string">
            <text:p>marine</text:p>
          </table:table-cell>
          <table:table-cell table:style-name="ACE-0" office:value-type="string">
            <text:p>325-M0034A-02R-CCW_0-5</text:p>
          </table:table-cell>
          <table:table-cell table:style-name="ACE-1" table:formula="of:=IF([.M144]&lt;&gt;&quot;NA&quot;;-[.G144]+([.M144]-[.N144])/2-[.N144];-[.G144])" office:value-type="float" office:value="-49.875">
            <text:p>−49.88</text:p>
          </table:table-cell>
          <table:table-cell table:style-name="ACE-1" table:formula="of:=IF([.M144]&lt;&gt;&quot;NA&quot;;-[.G144]-([.M144]+[.N144])/2-[.N144]/2;-[.G144])" office:value-type="float" office:value="-59.875">
            <text:p>−59.88</text:p>
          </table:table-cell>
          <table:table-cell table:style-name="ACE-1" table:formula="of:=IF([.M144]&lt;&gt;&quot;NA&quot;;SQRT((([.M144]-[.N144])/2)^2+[.H144]^2);[.H144])" office:value-type="float" office:value="5.085754614607354">
            <text:p>5.09</text:p>
          </table:table-cell>
          <table:table-cell table:style-name="ACE-2" table:formula="of:=IF([.M144]&lt;&gt;&quot;NA&quot;;0;-1)" office:value-type="float" office:value="0">
            <text:p>0</text:p>
          </table:table-cell>
          <table:table-cell table:style-name="ACE-2" table:formula="of:=IF([.S144]&gt;0;[.S144];[.U144])" office:value-type="float" office:value="10651">
            <text:p>10651</text:p>
          </table:table-cell>
          <table:table-cell table:style-name="ACE-2" table:formula="of:=IF([.T144]&gt;0;[.T144];[.V144])" office:value-type="float" office:value="161">
            <text:p>161</text:p>
          </table:table-cell>
          <table:table-cell table:number-columns-repeated="224" table:style-name="ACE-0"/>
        </table:table-row>
        <table:table-row table:style-name="AROW-1">
          <table:table-cell table:style-name="ACE-0" office:value-type="string">
            <text:p>325-M0034A-02R-CCW_6-10</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office:value-type="string">
            <text:p>HY-25</text:p>
          </table:table-cell>
          <table:table-cell table:style-name="ACE-0" office:value-type="string">
            <text:p>YAUT-003213</text:p>
          </table:table-cell>
          <table:table-cell table:style-name="ACE-1" office:value-type="float" office:value="54.93">
            <text:p>54.93</text:p>
          </table:table-cell>
          <table:table-cell table:style-name="ACE-0" office:value-type="float" office:value="0.93000000000000005">
            <text:p>0.93</text:p>
          </table:table-cell>
          <table:table-cell table:style-name="ACE-0" office:value-type="string">
            <text:p>Coral</text:p>
          </table:table-cell>
          <table:table-cell table:style-name="ACE-0" office:value-type="string">
            <text:p>Platygy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2.786408859091743">
            <text:p>12.79</text:p>
          </table:table-cell>
          <table:table-cell table:style-name="ACE-1" office:value-type="float" office:value="10.571125550287523">
            <text:p>10.57</text:p>
          </table:table-cell>
          <table:table-cell table:style-name="ACE-2" office:value-type="float" office:value="9828.392940015674">
            <text:p>9828</text:p>
          </table:table-cell>
          <table:table-cell table:style-name="ACE-2" office:value-type="float" office:value="119.66711550527114">
            <text:p>120</text:p>
          </table:table-cell>
          <table:table-cell table:style-name="ACE-0" office:value-type="float" office:value="10761">
            <text:p>10761</text:p>
          </table:table-cell>
          <table:table-cell table:style-name="ACE-0" office:value-type="float" office:value="314">
            <text:p>314</text:p>
          </table:table-cell>
          <table:table-cell table:number-columns-repeated="2" table:style-name="ACE-0"/>
          <table:table-cell table:style-name="ACE-0" table:formula="of:=IF([.Q145]&gt;0;&quot;marine&quot;;&quot;&quot;)" office:value-type="string" office:string-value="marine">
            <text:p>marine</text:p>
          </table:table-cell>
          <table:table-cell table:style-name="ACE-0" table:formula="of:=IF([.U145]&gt;0;&quot;U-Th&quot;;&quot;&quot;)" office:value-type="string" office:string-value="">
            <text:p/>
          </table:table-cell>
          <table:table-cell table:style-name="ACE-0" office:value-type="string">
            <text:p>marine</text:p>
          </table:table-cell>
          <table:table-cell table:style-name="ACE-0" office:value-type="string">
            <text:p>325-M0034A-02R-CCW_6-10</text:p>
          </table:table-cell>
          <table:table-cell table:style-name="ACE-1" table:formula="of:=IF([.M145]&lt;&gt;&quot;NA&quot;;-[.G145]+([.M145]-[.N145])/2-[.N145];-[.G145])" office:value-type="float" office:value="-49.93">
            <text:p>−49.93</text:p>
          </table:table-cell>
          <table:table-cell table:style-name="ACE-1" table:formula="of:=IF([.M145]&lt;&gt;&quot;NA&quot;;-[.G145]-([.M145]+[.N145])/2-[.N145]/2;-[.G145])" office:value-type="float" office:value="-59.93">
            <text:p>−59.93</text:p>
          </table:table-cell>
          <table:table-cell table:style-name="ACE-1" table:formula="of:=IF([.M145]&lt;&gt;&quot;NA&quot;;SQRT((([.M145]-[.N145])/2)^2+[.H145]^2);[.H145])" office:value-type="float" office:value="5.085754614607354">
            <text:p>5.09</text:p>
          </table:table-cell>
          <table:table-cell table:style-name="ACE-2" table:formula="of:=IF([.M145]&lt;&gt;&quot;NA&quot;;0;-1)" office:value-type="float" office:value="0">
            <text:p>0</text:p>
          </table:table-cell>
          <table:table-cell table:style-name="ACE-2" table:formula="of:=IF([.S145]&gt;0;[.S145];[.U145])" office:value-type="float" office:value="10761">
            <text:p>10761</text:p>
          </table:table-cell>
          <table:table-cell table:style-name="ACE-2" table:formula="of:=IF([.T145]&gt;0;[.T145];[.V145])" office:value-type="float" office:value="314">
            <text:p>314</text:p>
          </table:table-cell>
          <table:table-cell table:number-columns-repeated="224" table:style-name="ACE-0"/>
        </table:table-row>
        <table:table-row table:style-name="AROW-1">
          <table:table-cell table:style-name="ACE-0" office:value-type="string">
            <text:p>325-M0034A-04R-1W_11-15</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office:value-type="string">
            <text:p>HY-24</text:p>
          </table:table-cell>
          <table:table-cell table:style-name="ACE-0" office:value-type="string">
            <text:p>SANU-27023</text:p>
          </table:table-cell>
          <table:table-cell table:style-name="ACE-1" office:value-type="float" office:value="57.530000000000001">
            <text:p>57.53</text:p>
          </table:table-cell>
          <table:table-cell table:style-name="ACE-0" office:value-type="float" office:value="0.89000000000000001">
            <text:p>0.89</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2324000000000002">
            <text:p>−3.23</text:p>
          </table:table-cell>
          <table:table-cell table:style-name="ACE-1" office:value-type="float" office:value="0.90100000000000002">
            <text:p>0.90</text:p>
          </table:table-cell>
          <table:table-cell table:style-name="ACE-2" office:value-type="float" office:value="10255">
            <text:p>10255</text:p>
          </table:table-cell>
          <table:table-cell table:style-name="ACE-2" office:value-type="float" office:value="45">
            <text:p>45</text:p>
          </table:table-cell>
          <table:table-cell table:style-name="ACE-0" office:value-type="float" office:value="11268">
            <text:p>11268</text:p>
          </table:table-cell>
          <table:table-cell table:style-name="ACE-0" office:value-type="float" office:value="138">
            <text:p>138</text:p>
          </table:table-cell>
          <table:table-cell table:number-columns-repeated="2" table:style-name="ACE-0"/>
          <table:table-cell table:style-name="ACE-0" table:formula="of:=IF([.Q146]&gt;0;&quot;marine&quot;;&quot;&quot;)" office:value-type="string" office:string-value="marine">
            <text:p>marine</text:p>
          </table:table-cell>
          <table:table-cell table:style-name="ACE-0" table:formula="of:=IF([.U146]&gt;0;&quot;U-Th&quot;;&quot;&quot;)" office:value-type="string" office:string-value="">
            <text:p/>
          </table:table-cell>
          <table:table-cell table:style-name="ACE-0" office:value-type="string">
            <text:p>marine</text:p>
          </table:table-cell>
          <table:table-cell table:style-name="ACE-0" office:value-type="string">
            <text:p>325-M0034A-04R-1W_11-15</text:p>
          </table:table-cell>
          <table:table-cell table:style-name="ACE-1" table:formula="of:=IF([.M146]&lt;&gt;&quot;NA&quot;;-[.G146]+([.M146]-[.N146])/2-[.N146];-[.G146])" office:value-type="float" office:value="-52.530000000000001">
            <text:p>−52.53</text:p>
          </table:table-cell>
          <table:table-cell table:style-name="ACE-1" table:formula="of:=IF([.M146]&lt;&gt;&quot;NA&quot;;-[.G146]-([.M146]+[.N146])/2-[.N146]/2;-[.G146])" office:value-type="float" office:value="-62.530000000000001">
            <text:p>−62.53</text:p>
          </table:table-cell>
          <table:table-cell table:style-name="ACE-1" table:formula="of:=IF([.M146]&lt;&gt;&quot;NA&quot;;SQRT((([.M146]-[.N146])/2)^2+[.H146]^2);[.H146])" office:value-type="float" office:value="5.078592324650602">
            <text:p>5.08</text:p>
          </table:table-cell>
          <table:table-cell table:style-name="ACE-2" table:formula="of:=IF([.M146]&lt;&gt;&quot;NA&quot;;0;-1)" office:value-type="float" office:value="0">
            <text:p>0</text:p>
          </table:table-cell>
          <table:table-cell table:style-name="ACE-2" table:formula="of:=IF([.S146]&gt;0;[.S146];[.U146])" office:value-type="float" office:value="11268">
            <text:p>11268</text:p>
          </table:table-cell>
          <table:table-cell table:style-name="ACE-2" table:formula="of:=IF([.T146]&gt;0;[.T146];[.V146])" office:value-type="float" office:value="138">
            <text:p>138</text:p>
          </table:table-cell>
          <table:table-cell table:number-columns-repeated="224" table:style-name="ACE-0"/>
        </table:table-row>
        <table:table-row table:style-name="AROW-1">
          <table:table-cell table:style-name="ACE-0" office:value-type="string">
            <text:p>325-M0034A-04R-1W_19-24</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office:value-type="string">
            <text:p>HY-24</text:p>
          </table:table-cell>
          <table:table-cell table:style-name="ACE-0" office:value-type="string">
            <text:p>SANU-27024</text:p>
          </table:table-cell>
          <table:table-cell table:style-name="ACE-1" office:value-type="float" office:value="57.614999999999995">
            <text:p>57.61</text:p>
          </table:table-cell>
          <table:table-cell table:style-name="ACE-0" office:value-type="float" office:value="0.89000000000000001">
            <text:p>0.89</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6778999999999999">
            <text:p>−1.68</text:p>
          </table:table-cell>
          <table:table-cell table:style-name="ACE-1" office:value-type="float" office:value="1.036">
            <text:p>1.04</text:p>
          </table:table-cell>
          <table:table-cell table:style-name="ACE-2" office:value-type="float" office:value="10320">
            <text:p>10320</text:p>
          </table:table-cell>
          <table:table-cell table:style-name="ACE-2" office:value-type="float" office:value="45">
            <text:p>45</text:p>
          </table:table-cell>
          <table:table-cell table:style-name="ACE-0" office:value-type="float" office:value="11400">
            <text:p>11400</text:p>
          </table:table-cell>
          <table:table-cell table:style-name="ACE-0" office:value-type="float" office:value="216">
            <text:p>216</text:p>
          </table:table-cell>
          <table:table-cell table:number-columns-repeated="2" table:style-name="ACE-0"/>
          <table:table-cell table:style-name="ACE-0" table:formula="of:=IF([.Q147]&gt;0;&quot;marine&quot;;&quot;&quot;)" office:value-type="string" office:string-value="marine">
            <text:p>marine</text:p>
          </table:table-cell>
          <table:table-cell table:style-name="ACE-0" table:formula="of:=IF([.U147]&gt;0;&quot;U-Th&quot;;&quot;&quot;)" office:value-type="string" office:string-value="">
            <text:p/>
          </table:table-cell>
          <table:table-cell table:style-name="ACE-0" office:value-type="string">
            <text:p>marine</text:p>
          </table:table-cell>
          <table:table-cell table:style-name="ACE-0" office:value-type="string">
            <text:p>325-M0034A-04R-1W_19-24</text:p>
          </table:table-cell>
          <table:table-cell table:style-name="ACE-1" table:formula="of:=IF([.M147]&lt;&gt;&quot;NA&quot;;-[.G147]+([.M147]-[.N147])/2-[.N147];-[.G147])" office:value-type="float" office:value="-52.614999999999995">
            <text:p>−52.61</text:p>
          </table:table-cell>
          <table:table-cell table:style-name="ACE-1" table:formula="of:=IF([.M147]&lt;&gt;&quot;NA&quot;;-[.G147]-([.M147]+[.N147])/2-[.N147]/2;-[.G147])" office:value-type="float" office:value="-62.614999999999995">
            <text:p>−62.61</text:p>
          </table:table-cell>
          <table:table-cell table:style-name="ACE-1" table:formula="of:=IF([.M147]&lt;&gt;&quot;NA&quot;;SQRT((([.M147]-[.N147])/2)^2+[.H147]^2);[.H147])" office:value-type="float" office:value="5.078592324650602">
            <text:p>5.08</text:p>
          </table:table-cell>
          <table:table-cell table:style-name="ACE-2" table:formula="of:=IF([.M147]&lt;&gt;&quot;NA&quot;;0;-1)" office:value-type="float" office:value="0">
            <text:p>0</text:p>
          </table:table-cell>
          <table:table-cell table:style-name="ACE-2" table:formula="of:=IF([.S147]&gt;0;[.S147];[.U147])" office:value-type="float" office:value="11400">
            <text:p>11400</text:p>
          </table:table-cell>
          <table:table-cell table:style-name="ACE-2" table:formula="of:=IF([.T147]&gt;0;[.T147];[.V147])" office:value-type="float" office:value="216">
            <text:p>216</text:p>
          </table:table-cell>
          <table:table-cell table:number-columns-repeated="224" table:style-name="ACE-0"/>
        </table:table-row>
        <table:table-row table:style-name="AROW-1">
          <table:table-cell table:style-name="ACE-0" office:value-type="string">
            <text:p>325-M0034A-04R-1W_2-6</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table:table-cell table:style-name="ACE-0" office:value-type="string">
            <text:p>HY-24</text:p>
          </table:table-cell>
          <table:table-cell table:style-name="ACE-0" office:value-type="string">
            <text:p>SANU-25226</text:p>
          </table:table-cell>
          <table:table-cell table:style-name="ACE-1" office:value-type="float" office:value="57.439999999999998">
            <text:p>57.44</text:p>
          </table:table-cell>
          <table:table-cell table:style-name="ACE-0" office:value-type="float" office:value="0.89000000000000001">
            <text:p>0.8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1671999999999998">
            <text:p>2.17</text:p>
          </table:table-cell>
          <table:table-cell table:style-name="ACE-1" office:value-type="float" office:value="0.77500000000000002">
            <text:p>0.78</text:p>
          </table:table-cell>
          <table:table-cell table:style-name="ACE-2" office:value-type="float" office:value="10275">
            <text:p>10275</text:p>
          </table:table-cell>
          <table:table-cell table:style-name="ACE-2" office:value-type="float" office:value="55">
            <text:p>55</text:p>
          </table:table-cell>
          <table:table-cell table:style-name="ACE-0" office:value-type="float" office:value="11349">
            <text:p>11349</text:p>
          </table:table-cell>
          <table:table-cell table:style-name="ACE-0" office:value-type="float" office:value="211">
            <text:p>211</text:p>
          </table:table-cell>
          <table:table-cell table:number-columns-repeated="2" table:style-name="ACE-0"/>
          <table:table-cell table:style-name="ACE-0" table:formula="of:=IF([.Q148]&gt;0;&quot;marine&quot;;&quot;&quot;)" office:value-type="string" office:string-value="marine">
            <text:p>marine</text:p>
          </table:table-cell>
          <table:table-cell table:style-name="ACE-0" table:formula="of:=IF([.U148]&gt;0;&quot;U-Th&quot;;&quot;&quot;)" office:value-type="string" office:string-value="">
            <text:p/>
          </table:table-cell>
          <table:table-cell table:style-name="ACE-0" office:value-type="string">
            <text:p>marine</text:p>
          </table:table-cell>
          <table:table-cell table:style-name="ACE-0" office:value-type="string">
            <text:p>325-M0034A-04R-1W_2-6</text:p>
          </table:table-cell>
          <table:table-cell table:style-name="ACE-1" table:formula="of:=IF([.M148]&lt;&gt;&quot;NA&quot;;-[.G148]+([.M148]-[.N148])/2-[.N148];-[.G148])" office:value-type="float" office:value="-52.439999999999998">
            <text:p>−52.44</text:p>
          </table:table-cell>
          <table:table-cell table:style-name="ACE-1" table:formula="of:=IF([.M148]&lt;&gt;&quot;NA&quot;;-[.G148]-([.M148]+[.N148])/2-[.N148]/2;-[.G148])" office:value-type="float" office:value="-62.439999999999998">
            <text:p>−62.44</text:p>
          </table:table-cell>
          <table:table-cell table:style-name="ACE-1" table:formula="of:=IF([.M148]&lt;&gt;&quot;NA&quot;;SQRT((([.M148]-[.N148])/2)^2+[.H148]^2);[.H148])" office:value-type="float" office:value="5.078592324650602">
            <text:p>5.08</text:p>
          </table:table-cell>
          <table:table-cell table:style-name="ACE-2" table:formula="of:=IF([.M148]&lt;&gt;&quot;NA&quot;;0;-1)" office:value-type="float" office:value="0">
            <text:p>0</text:p>
          </table:table-cell>
          <table:table-cell table:style-name="ACE-2" table:formula="of:=IF([.S148]&gt;0;[.S148];[.U148])" office:value-type="float" office:value="11349">
            <text:p>11349</text:p>
          </table:table-cell>
          <table:table-cell table:style-name="ACE-2" table:formula="of:=IF([.T148]&gt;0;[.T148];[.V148])" office:value-type="float" office:value="211">
            <text:p>211</text:p>
          </table:table-cell>
          <table:table-cell table:number-columns-repeated="224" table:style-name="ACE-0"/>
        </table:table-row>
        <table:table-row table:style-name="AROW-1">
          <table:table-cell table:style-name="ACE-0" office:value-type="string">
            <text:p>325-M0034A-04R-1W_35-38</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table:table-cell table:style-name="ACE-0" office:value-type="string">
            <text:p>HY-24</text:p>
          </table:table-cell>
          <table:table-cell table:style-name="ACE-0" office:value-type="string">
            <text:p>SANU-25227</text:p>
          </table:table-cell>
          <table:table-cell table:style-name="ACE-1" office:value-type="float" office:value="57.765000000000001">
            <text:p>57.77</text:p>
          </table:table-cell>
          <table:table-cell table:style-name="ACE-0" office:value-type="float" office:value="0.89000000000000001">
            <text:p>0.8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4209000000000001">
            <text:p>2.42</text:p>
          </table:table-cell>
          <table:table-cell table:style-name="ACE-1" office:value-type="float" office:value="0.78700000000000003">
            <text:p>0.79</text:p>
          </table:table-cell>
          <table:table-cell table:style-name="ACE-2" office:value-type="float" office:value="10295">
            <text:p>10295</text:p>
          </table:table-cell>
          <table:table-cell table:style-name="ACE-2" office:value-type="float" office:value="55">
            <text:p>55</text:p>
          </table:table-cell>
          <table:table-cell table:style-name="ACE-0" office:value-type="float" office:value="11382">
            <text:p>11382</text:p>
          </table:table-cell>
          <table:table-cell table:style-name="ACE-0" office:value-type="float" office:value="226">
            <text:p>226</text:p>
          </table:table-cell>
          <table:table-cell table:number-columns-repeated="2" table:style-name="ACE-0"/>
          <table:table-cell table:style-name="ACE-0" table:formula="of:=IF([.Q149]&gt;0;&quot;marine&quot;;&quot;&quot;)" office:value-type="string" office:string-value="marine">
            <text:p>marine</text:p>
          </table:table-cell>
          <table:table-cell table:style-name="ACE-0" table:formula="of:=IF([.U149]&gt;0;&quot;U-Th&quot;;&quot;&quot;)" office:value-type="string" office:string-value="">
            <text:p/>
          </table:table-cell>
          <table:table-cell table:style-name="ACE-0" office:value-type="string">
            <text:p>marine</text:p>
          </table:table-cell>
          <table:table-cell table:style-name="ACE-0" office:value-type="string">
            <text:p>325-M0034A-04R-1W_35-38</text:p>
          </table:table-cell>
          <table:table-cell table:style-name="ACE-1" table:formula="of:=IF([.M149]&lt;&gt;&quot;NA&quot;;-[.G149]+([.M149]-[.N149])/2-[.N149];-[.G149])" office:value-type="float" office:value="-52.765000000000001">
            <text:p>−52.77</text:p>
          </table:table-cell>
          <table:table-cell table:style-name="ACE-1" table:formula="of:=IF([.M149]&lt;&gt;&quot;NA&quot;;-[.G149]-([.M149]+[.N149])/2-[.N149]/2;-[.G149])" office:value-type="float" office:value="-62.765000000000001">
            <text:p>−62.77</text:p>
          </table:table-cell>
          <table:table-cell table:style-name="ACE-1" table:formula="of:=IF([.M149]&lt;&gt;&quot;NA&quot;;SQRT((([.M149]-[.N149])/2)^2+[.H149]^2);[.H149])" office:value-type="float" office:value="5.078592324650602">
            <text:p>5.08</text:p>
          </table:table-cell>
          <table:table-cell table:style-name="ACE-2" table:formula="of:=IF([.M149]&lt;&gt;&quot;NA&quot;;0;-1)" office:value-type="float" office:value="0">
            <text:p>0</text:p>
          </table:table-cell>
          <table:table-cell table:style-name="ACE-2" table:formula="of:=IF([.S149]&gt;0;[.S149];[.U149])" office:value-type="float" office:value="11382">
            <text:p>11382</text:p>
          </table:table-cell>
          <table:table-cell table:style-name="ACE-2" table:formula="of:=IF([.T149]&gt;0;[.T149];[.V149])" office:value-type="float" office:value="226">
            <text:p>226</text:p>
          </table:table-cell>
          <table:table-cell table:number-columns-repeated="224" table:style-name="ACE-0"/>
        </table:table-row>
        <table:table-row table:style-name="AROW-1">
          <table:table-cell table:style-name="ACE-0" office:value-type="string">
            <text:p>325-M0034A-07R-1W_4-6</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100</text:p>
          </table:table-cell>
          <table:table-cell table:style-name="ACE-1" office:value-type="float" office:value="61.950000000000003">
            <text:p>61.95</text:p>
          </table:table-cell>
          <table:table-cell table:style-name="ACE-0" office:value-type="float" office:value="1.8400000000000001">
            <text:p>1.84</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0787.839246546468">
            <text:p>10788</text:p>
          </table:table-cell>
          <table:table-cell table:style-name="ACE-2" office:value-type="float" office:value="76.496481274756192">
            <text:p>76</text:p>
          </table:table-cell>
          <table:table-cell table:style-name="ACE-0" office:value-type="float" office:value="12225">
            <text:p>12225</text:p>
          </table:table-cell>
          <table:table-cell table:style-name="ACE-0" office:value-type="float" office:value="286">
            <text:p>286</text:p>
          </table:table-cell>
          <table:table-cell table:number-columns-repeated="2" table:style-name="ACE-0"/>
          <table:table-cell table:style-name="ACE-0" table:formula="of:=IF([.Q150]&gt;0;&quot;marine&quot;;&quot;&quot;)" office:value-type="string" office:string-value="marine">
            <text:p>marine</text:p>
          </table:table-cell>
          <table:table-cell table:style-name="ACE-0" table:formula="of:=IF([.U150]&gt;0;&quot;U-Th&quot;;&quot;&quot;)" office:value-type="string" office:string-value="">
            <text:p/>
          </table:table-cell>
          <table:table-cell table:style-name="ACE-0" office:value-type="string">
            <text:p>marine</text:p>
          </table:table-cell>
          <table:table-cell table:style-name="ACE-0" office:value-type="string">
            <text:p>325-M0034A-07R-1W_4-6</text:p>
          </table:table-cell>
          <table:table-cell table:style-name="ACE-1" table:formula="of:=IF([.M150]&lt;&gt;&quot;NA&quot;;-[.G150]+([.M150]-[.N150])/2-[.N150];-[.G150])" office:value-type="float" office:value="-56.950000000000003">
            <text:p>−56.95</text:p>
          </table:table-cell>
          <table:table-cell table:style-name="ACE-1" table:formula="of:=IF([.M150]&lt;&gt;&quot;NA&quot;;-[.G150]-([.M150]+[.N150])/2-[.N150]/2;-[.G150])" office:value-type="float" office:value="-66.950000000000003">
            <text:p>−66.95</text:p>
          </table:table-cell>
          <table:table-cell table:style-name="ACE-1" table:formula="of:=IF([.M150]&lt;&gt;&quot;NA&quot;;SQRT((([.M150]-[.N150])/2)^2+[.H150]^2);[.H150])" office:value-type="float" office:value="5.3278138105605759">
            <text:p>5.33</text:p>
          </table:table-cell>
          <table:table-cell table:style-name="ACE-2" table:formula="of:=IF([.M150]&lt;&gt;&quot;NA&quot;;0;-1)" office:value-type="float" office:value="0">
            <text:p>0</text:p>
          </table:table-cell>
          <table:table-cell table:style-name="ACE-2" table:formula="of:=IF([.S150]&gt;0;[.S150];[.U150])" office:value-type="float" office:value="12225">
            <text:p>12225</text:p>
          </table:table-cell>
          <table:table-cell table:style-name="ACE-2" table:formula="of:=IF([.T150]&gt;0;[.T150];[.V150])" office:value-type="float" office:value="286">
            <text:p>286</text:p>
          </table:table-cell>
          <table:table-cell table:number-columns-repeated="224" table:style-name="ACE-0"/>
        </table:table-row>
        <table:table-row table:style-name="AROW-1">
          <table:table-cell table:style-name="ACE-0" office:value-type="string">
            <text:p>325-M0034A-07R-CCW_12-14</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office:value-type="string">
            <text:p>HY-23</text:p>
          </table:table-cell>
          <table:table-cell table:style-name="ACE-0" office:value-type="string">
            <text:p>MTC-15086</text:p>
          </table:table-cell>
          <table:table-cell table:style-name="ACE-1" office:value-type="float" office:value="62.140000000000001">
            <text:p>62.14</text:p>
          </table:table-cell>
          <table:table-cell table:style-name="ACE-0" office:value-type="float" office:value="1.8400000000000001">
            <text:p>1.84</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0649.354599612934">
            <text:p>10649</text:p>
          </table:table-cell>
          <table:table-cell table:style-name="ACE-2" office:value-type="float" office:value="79.384715539799373">
            <text:p>79</text:p>
          </table:table-cell>
          <table:table-cell table:style-name="ACE-0" office:value-type="float" office:value="11943">
            <text:p>11943</text:p>
          </table:table-cell>
          <table:table-cell table:style-name="ACE-0" office:value-type="float" office:value="415">
            <text:p>415</text:p>
          </table:table-cell>
          <table:table-cell table:number-columns-repeated="2" table:style-name="ACE-0"/>
          <table:table-cell table:style-name="ACE-0" table:formula="of:=IF([.Q151]&gt;0;&quot;marine&quot;;&quot;&quot;)" office:value-type="string" office:string-value="marine">
            <text:p>marine</text:p>
          </table:table-cell>
          <table:table-cell table:style-name="ACE-0" table:formula="of:=IF([.U151]&gt;0;&quot;U-Th&quot;;&quot;&quot;)" office:value-type="string" office:string-value="">
            <text:p/>
          </table:table-cell>
          <table:table-cell table:style-name="ACE-0" office:value-type="string">
            <text:p>marine</text:p>
          </table:table-cell>
          <table:table-cell table:style-name="ACE-0" office:value-type="string">
            <text:p>325-M0034A-07R-CCW_12-14</text:p>
          </table:table-cell>
          <table:table-cell table:style-name="ACE-1" table:formula="of:=IF([.M151]&lt;&gt;&quot;NA&quot;;-[.G151]+([.M151]-[.N151])/2-[.N151];-[.G151])" office:value-type="float" office:value="-57.140000000000001">
            <text:p>−57.14</text:p>
          </table:table-cell>
          <table:table-cell table:style-name="ACE-1" table:formula="of:=IF([.M151]&lt;&gt;&quot;NA&quot;;-[.G151]-([.M151]+[.N151])/2-[.N151]/2;-[.G151])" office:value-type="float" office:value="-67.140000000000001">
            <text:p>−67.14</text:p>
          </table:table-cell>
          <table:table-cell table:style-name="ACE-1" table:formula="of:=IF([.M151]&lt;&gt;&quot;NA&quot;;SQRT((([.M151]-[.N151])/2)^2+[.H151]^2);[.H151])" office:value-type="float" office:value="5.3278138105605759">
            <text:p>5.33</text:p>
          </table:table-cell>
          <table:table-cell table:style-name="ACE-2" table:formula="of:=IF([.M151]&lt;&gt;&quot;NA&quot;;0;-1)" office:value-type="float" office:value="0">
            <text:p>0</text:p>
          </table:table-cell>
          <table:table-cell table:style-name="ACE-2" table:formula="of:=IF([.S151]&gt;0;[.S151];[.U151])" office:value-type="float" office:value="11943">
            <text:p>11943</text:p>
          </table:table-cell>
          <table:table-cell table:style-name="ACE-2" table:formula="of:=IF([.T151]&gt;0;[.T151];[.V151])" office:value-type="float" office:value="415">
            <text:p>415</text:p>
          </table:table-cell>
          <table:table-cell table:number-columns-repeated="224" table:style-name="ACE-0"/>
        </table:table-row>
        <table:table-row table:style-name="AROW-1">
          <table:table-cell table:style-name="ACE-0" office:value-type="string">
            <text:p>325-M0034A-08R-1W_0-10</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table:table-cell table:style-name="ACE-0" office:value-type="string">
            <text:p>SANU-27025</text:p>
          </table:table-cell>
          <table:table-cell table:style-name="ACE-1" office:value-type="float" office:value="64.049999999999997">
            <text:p>64.05</text:p>
          </table:table-cell>
          <table:table-cell table:style-name="ACE-0" office:value-type="float" office:value="0.95999999999999996">
            <text:p>0.96</text:p>
          </table:table-cell>
          <table:table-cell table:style-name="ACE-0" office:value-type="string">
            <text:p>Coral</text:p>
          </table:table-cell>
          <table:table-cell table:style-name="ACE-0" office:value-type="string">
            <text:p>A. humilis gr.?</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4832000000000001">
            <text:p>−2.48</text:p>
          </table:table-cell>
          <table:table-cell table:style-name="ACE-1" office:value-type="float" office:value="0.86399999999999999">
            <text:p>0.86</text:p>
          </table:table-cell>
          <table:table-cell table:style-name="ACE-2" office:value-type="float" office:value="10685">
            <text:p>10685</text:p>
          </table:table-cell>
          <table:table-cell table:style-name="ACE-2" office:value-type="float" office:value="45">
            <text:p>45</text:p>
          </table:table-cell>
          <table:table-cell table:style-name="ACE-0" office:value-type="float" office:value="12088">
            <text:p>12088</text:p>
          </table:table-cell>
          <table:table-cell table:style-name="ACE-0" office:value-type="float" office:value="245">
            <text:p>245</text:p>
          </table:table-cell>
          <table:table-cell table:number-columns-repeated="2" table:style-name="ACE-0"/>
          <table:table-cell table:style-name="ACE-0" table:formula="of:=IF([.Q152]&gt;0;&quot;marine&quot;;&quot;&quot;)" office:value-type="string" office:string-value="marine">
            <text:p>marine</text:p>
          </table:table-cell>
          <table:table-cell table:style-name="ACE-0" table:formula="of:=IF([.U152]&gt;0;&quot;U-Th&quot;;&quot;&quot;)" office:value-type="string" office:string-value="">
            <text:p/>
          </table:table-cell>
          <table:table-cell table:style-name="ACE-0" office:value-type="string">
            <text:p>marine</text:p>
          </table:table-cell>
          <table:table-cell table:style-name="ACE-0" office:value-type="string">
            <text:p>325-M0034A-08R-1W_0-10</text:p>
          </table:table-cell>
          <table:table-cell table:style-name="ACE-1" table:formula="of:=IF([.M152]&lt;&gt;&quot;NA&quot;;-[.G152]+([.M152]-[.N152])/2-[.N152];-[.G152])" office:value-type="float" office:value="-61.549999999999997">
            <text:p>−61.55</text:p>
          </table:table-cell>
          <table:table-cell table:style-name="ACE-1" table:formula="of:=IF([.M152]&lt;&gt;&quot;NA&quot;;-[.G152]-([.M152]+[.N152])/2-[.N152]/2;-[.G152])" office:value-type="float" office:value="-66.549999999999997">
            <text:p>−66.55</text:p>
          </table:table-cell>
          <table:table-cell table:style-name="ACE-1" table:formula="of:=IF([.M152]&lt;&gt;&quot;NA&quot;;SQRT((([.M152]-[.N152])/2)^2+[.H152]^2);[.H152])" office:value-type="float" office:value="2.6779843166082955">
            <text:p>2.68</text:p>
          </table:table-cell>
          <table:table-cell table:style-name="ACE-2" table:formula="of:=IF([.M152]&lt;&gt;&quot;NA&quot;;0;-1)" office:value-type="float" office:value="0">
            <text:p>0</text:p>
          </table:table-cell>
          <table:table-cell table:style-name="ACE-2" table:formula="of:=IF([.S152]&gt;0;[.S152];[.U152])" office:value-type="float" office:value="12088">
            <text:p>12088</text:p>
          </table:table-cell>
          <table:table-cell table:style-name="ACE-2" table:formula="of:=IF([.T152]&gt;0;[.T152];[.V152])" office:value-type="float" office:value="245">
            <text:p>245</text:p>
          </table:table-cell>
          <table:table-cell table:number-columns-repeated="224" table:style-name="ACE-0"/>
        </table:table-row>
        <table:table-row table:style-name="AROW-1">
          <table:table-cell table:style-name="ACE-0" office:value-type="string">
            <text:p>325-M0034A-08R-1W_38-41</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5229</text:p>
          </table:table-cell>
          <table:table-cell table:style-name="ACE-1" office:value-type="float" office:value="64.394999999999996">
            <text:p>64.39</text:p>
          </table:table-cell>
          <table:table-cell table:style-name="ACE-0" office:value-type="float" office:value="0.95999999999999996">
            <text:p>0.9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013899999999999999">
            <text:p>−0.01</text:p>
          </table:table-cell>
          <table:table-cell table:style-name="ACE-1" office:value-type="float" office:value="0.66600000000000004">
            <text:p>0.67</text:p>
          </table:table-cell>
          <table:table-cell table:style-name="ACE-2" office:value-type="float" office:value="10865">
            <text:p>10865</text:p>
          </table:table-cell>
          <table:table-cell table:style-name="ACE-2" office:value-type="float" office:value="55">
            <text:p>55</text:p>
          </table:table-cell>
          <table:table-cell table:style-name="ACE-0" office:value-type="float" office:value="12323">
            <text:p>12323</text:p>
          </table:table-cell>
          <table:table-cell table:style-name="ACE-0" office:value-type="float" office:value="227">
            <text:p>227</text:p>
          </table:table-cell>
          <table:table-cell table:number-columns-repeated="2" table:style-name="ACE-0"/>
          <table:table-cell table:style-name="ACE-0" table:formula="of:=IF([.Q153]&gt;0;&quot;marine&quot;;&quot;&quot;)" office:value-type="string" office:string-value="marine">
            <text:p>marine</text:p>
          </table:table-cell>
          <table:table-cell table:style-name="ACE-0" table:formula="of:=IF([.U153]&gt;0;&quot;U-Th&quot;;&quot;&quot;)" office:value-type="string" office:string-value="">
            <text:p/>
          </table:table-cell>
          <table:table-cell table:style-name="ACE-0" office:value-type="string">
            <text:p>marine</text:p>
          </table:table-cell>
          <table:table-cell table:style-name="ACE-0" office:value-type="string">
            <text:p>325-M0034A-08R-1W_38-41</text:p>
          </table:table-cell>
          <table:table-cell table:style-name="ACE-1" table:formula="of:=IF([.M153]&lt;&gt;&quot;NA&quot;;-[.G153]+([.M153]-[.N153])/2-[.N153];-[.G153])" office:value-type="float" office:value="-61.894999999999996">
            <text:p>−61.89</text:p>
          </table:table-cell>
          <table:table-cell table:style-name="ACE-1" table:formula="of:=IF([.M153]&lt;&gt;&quot;NA&quot;;-[.G153]-([.M153]+[.N153])/2-[.N153]/2;-[.G153])" office:value-type="float" office:value="-66.894999999999996">
            <text:p>−66.89</text:p>
          </table:table-cell>
          <table:table-cell table:style-name="ACE-1" table:formula="of:=IF([.M153]&lt;&gt;&quot;NA&quot;;SQRT((([.M153]-[.N153])/2)^2+[.H153]^2);[.H153])" office:value-type="float" office:value="2.6779843166082955">
            <text:p>2.68</text:p>
          </table:table-cell>
          <table:table-cell table:style-name="ACE-2" table:formula="of:=IF([.M153]&lt;&gt;&quot;NA&quot;;0;-1)" office:value-type="float" office:value="0">
            <text:p>0</text:p>
          </table:table-cell>
          <table:table-cell table:style-name="ACE-2" table:formula="of:=IF([.S153]&gt;0;[.S153];[.U153])" office:value-type="float" office:value="12323">
            <text:p>12323</text:p>
          </table:table-cell>
          <table:table-cell table:style-name="ACE-2" table:formula="of:=IF([.T153]&gt;0;[.T153];[.V153])" office:value-type="float" office:value="227">
            <text:p>227</text:p>
          </table:table-cell>
          <table:table-cell table:number-columns-repeated="224" table:style-name="ACE-0"/>
        </table:table-row>
        <table:table-row table:style-name="AROW-1">
          <table:table-cell table:style-name="ACE-0" office:value-type="string">
            <text:p>325-M0034A-08R-1W_43-45</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101</text:p>
          </table:table-cell>
          <table:table-cell table:style-name="ACE-1" office:value-type="float" office:value="64.439999999999998">
            <text:p>64.44</text:p>
          </table:table-cell>
          <table:table-cell table:style-name="ACE-0" office:value-type="float" office:value="0.95999999999999996">
            <text:p>0.96</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0763.535882425402">
            <text:p>10764</text:p>
          </table:table-cell>
          <table:table-cell table:style-name="ACE-2" office:value-type="float" office:value="73.854449566897216">
            <text:p>74</text:p>
          </table:table-cell>
          <table:table-cell table:style-name="ACE-0" office:value-type="float" office:value="12193">
            <text:p>12193</text:p>
          </table:table-cell>
          <table:table-cell table:style-name="ACE-0" office:value-type="float" office:value="294">
            <text:p>294</text:p>
          </table:table-cell>
          <table:table-cell table:number-columns-repeated="2" table:style-name="ACE-0"/>
          <table:table-cell table:style-name="ACE-0" table:formula="of:=IF([.Q154]&gt;0;&quot;marine&quot;;&quot;&quot;)" office:value-type="string" office:string-value="marine">
            <text:p>marine</text:p>
          </table:table-cell>
          <table:table-cell table:style-name="ACE-0" table:formula="of:=IF([.U154]&gt;0;&quot;U-Th&quot;;&quot;&quot;)" office:value-type="string" office:string-value="">
            <text:p/>
          </table:table-cell>
          <table:table-cell table:style-name="ACE-0" office:value-type="string">
            <text:p>marine</text:p>
          </table:table-cell>
          <table:table-cell table:style-name="ACE-0" office:value-type="string">
            <text:p>325-M0034A-08R-1W_43-45</text:p>
          </table:table-cell>
          <table:table-cell table:style-name="ACE-1" table:formula="of:=IF([.M154]&lt;&gt;&quot;NA&quot;;-[.G154]+([.M154]-[.N154])/2-[.N154];-[.G154])" office:value-type="float" office:value="-61.939999999999998">
            <text:p>−61.94</text:p>
          </table:table-cell>
          <table:table-cell table:style-name="ACE-1" table:formula="of:=IF([.M154]&lt;&gt;&quot;NA&quot;;-[.G154]-([.M154]+[.N154])/2-[.N154]/2;-[.G154])" office:value-type="float" office:value="-66.939999999999998">
            <text:p>−66.94</text:p>
          </table:table-cell>
          <table:table-cell table:style-name="ACE-1" table:formula="of:=IF([.M154]&lt;&gt;&quot;NA&quot;;SQRT((([.M154]-[.N154])/2)^2+[.H154]^2);[.H154])" office:value-type="float" office:value="2.6779843166082955">
            <text:p>2.68</text:p>
          </table:table-cell>
          <table:table-cell table:style-name="ACE-2" table:formula="of:=IF([.M154]&lt;&gt;&quot;NA&quot;;0;-1)" office:value-type="float" office:value="0">
            <text:p>0</text:p>
          </table:table-cell>
          <table:table-cell table:style-name="ACE-2" table:formula="of:=IF([.S154]&gt;0;[.S154];[.U154])" office:value-type="float" office:value="12193">
            <text:p>12193</text:p>
          </table:table-cell>
          <table:table-cell table:style-name="ACE-2" table:formula="of:=IF([.T154]&gt;0;[.T154];[.V154])" office:value-type="float" office:value="294">
            <text:p>294</text:p>
          </table:table-cell>
          <table:table-cell table:number-columns-repeated="224" table:style-name="ACE-0"/>
        </table:table-row>
        <table:table-row table:style-name="AROW-1">
          <table:table-cell table:style-name="ACE-0" office:value-type="string">
            <text:p>325-M0034A-09R-1W_17-21</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5230</text:p>
          </table:table-cell>
          <table:table-cell table:style-name="ACE-1" office:value-type="float" office:value="65.689999999999998">
            <text:p>65.69</text:p>
          </table:table-cell>
          <table:table-cell table:style-name="ACE-0" office:value-type="float" office:value="0.47999999999999998">
            <text:p>0.4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15870000000000001">
            <text:p>0.16</text:p>
          </table:table-cell>
          <table:table-cell table:style-name="ACE-1" office:value-type="float" office:value="0.65000000000000002">
            <text:p>0.65</text:p>
          </table:table-cell>
          <table:table-cell table:style-name="ACE-2" office:value-type="float" office:value="10805">
            <text:p>10805</text:p>
          </table:table-cell>
          <table:table-cell table:style-name="ACE-2" office:value-type="float" office:value="55">
            <text:p>55</text:p>
          </table:table-cell>
          <table:table-cell table:style-name="ACE-0" office:value-type="float" office:value="12267">
            <text:p>12267</text:p>
          </table:table-cell>
          <table:table-cell table:style-name="ACE-0" office:value-type="float" office:value="233">
            <text:p>233</text:p>
          </table:table-cell>
          <table:table-cell table:number-columns-repeated="2" table:style-name="ACE-0"/>
          <table:table-cell table:style-name="ACE-0" table:formula="of:=IF([.Q155]&gt;0;&quot;marine&quot;;&quot;&quot;)" office:value-type="string" office:string-value="marine">
            <text:p>marine</text:p>
          </table:table-cell>
          <table:table-cell table:style-name="ACE-0" table:formula="of:=IF([.U155]&gt;0;&quot;U-Th&quot;;&quot;&quot;)" office:value-type="string" office:string-value="">
            <text:p/>
          </table:table-cell>
          <table:table-cell table:style-name="ACE-0" office:value-type="string">
            <text:p>marine</text:p>
          </table:table-cell>
          <table:table-cell table:style-name="ACE-0" office:value-type="string">
            <text:p>325-M0034A-09R-1W_17-21</text:p>
          </table:table-cell>
          <table:table-cell table:style-name="ACE-1" table:formula="of:=IF([.M155]&lt;&gt;&quot;NA&quot;;-[.G155]+([.M155]-[.N155])/2-[.N155];-[.G155])" office:value-type="float" office:value="-63.189999999999998">
            <text:p>−63.19</text:p>
          </table:table-cell>
          <table:table-cell table:style-name="ACE-1" table:formula="of:=IF([.M155]&lt;&gt;&quot;NA&quot;;-[.G155]-([.M155]+[.N155])/2-[.N155]/2;-[.G155])" office:value-type="float" office:value="-68.189999999999998">
            <text:p>−68.19</text:p>
          </table:table-cell>
          <table:table-cell table:style-name="ACE-1" table:formula="of:=IF([.M155]&lt;&gt;&quot;NA&quot;;SQRT((([.M155]-[.N155])/2)^2+[.H155]^2);[.H155])" office:value-type="float" office:value="2.5456629784792804">
            <text:p>2.55</text:p>
          </table:table-cell>
          <table:table-cell table:style-name="ACE-2" table:formula="of:=IF([.M155]&lt;&gt;&quot;NA&quot;;0;-1)" office:value-type="float" office:value="0">
            <text:p>0</text:p>
          </table:table-cell>
          <table:table-cell table:style-name="ACE-2" table:formula="of:=IF([.S155]&gt;0;[.S155];[.U155])" office:value-type="float" office:value="12267">
            <text:p>12267</text:p>
          </table:table-cell>
          <table:table-cell table:style-name="ACE-2" table:formula="of:=IF([.T155]&gt;0;[.T155];[.V155])" office:value-type="float" office:value="233">
            <text:p>233</text:p>
          </table:table-cell>
          <table:table-cell table:number-columns-repeated="224" table:style-name="ACE-0"/>
        </table:table-row>
        <table:table-row table:style-name="AROW-1">
          <table:table-cell table:style-name="ACE-0" office:value-type="string">
            <text:p>325-M0034A-09R-1W_21-31</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4609</text:p>
          </table:table-cell>
          <table:table-cell table:style-name="ACE-1" office:value-type="float" office:value="65.759999999999991">
            <text:p>65.76</text:p>
          </table:table-cell>
          <table:table-cell table:style-name="ACE-0" office:value-type="float" office:value="0.47999999999999998">
            <text:p>0.4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976">
            <text:p>−4.98</text:p>
          </table:table-cell>
          <table:table-cell table:style-name="ACE-1" office:value-type="float" office:value="0.57099999999999995">
            <text:p>0.57</text:p>
          </table:table-cell>
          <table:table-cell table:style-name="ACE-2" office:value-type="float" office:value="10660">
            <text:p>10660</text:p>
          </table:table-cell>
          <table:table-cell table:style-name="ACE-2" office:value-type="float" office:value="45">
            <text:p>45</text:p>
          </table:table-cell>
          <table:table-cell table:style-name="ACE-0" office:value-type="float" office:value="12028">
            <text:p>12028</text:p>
          </table:table-cell>
          <table:table-cell table:style-name="ACE-0" office:value-type="float" office:value="235">
            <text:p>235</text:p>
          </table:table-cell>
          <table:table-cell table:number-columns-repeated="2" table:style-name="ACE-0"/>
          <table:table-cell table:style-name="ACE-0" table:formula="of:=IF([.Q156]&gt;0;&quot;marine&quot;;&quot;&quot;)" office:value-type="string" office:string-value="marine">
            <text:p>marine</text:p>
          </table:table-cell>
          <table:table-cell table:style-name="ACE-0" table:formula="of:=IF([.U156]&gt;0;&quot;U-Th&quot;;&quot;&quot;)" office:value-type="string" office:string-value="">
            <text:p/>
          </table:table-cell>
          <table:table-cell table:style-name="ACE-0" office:value-type="string">
            <text:p>marine</text:p>
          </table:table-cell>
          <table:table-cell table:style-name="ACE-0" office:value-type="string">
            <text:p>325-M0034A-09R-1W_21-31</text:p>
          </table:table-cell>
          <table:table-cell table:style-name="ACE-1" table:formula="of:=IF([.M156]&lt;&gt;&quot;NA&quot;;-[.G156]+([.M156]-[.N156])/2-[.N156];-[.G156])" office:value-type="float" office:value="-63.259999999999991">
            <text:p>−63.26</text:p>
          </table:table-cell>
          <table:table-cell table:style-name="ACE-1" table:formula="of:=IF([.M156]&lt;&gt;&quot;NA&quot;;-[.G156]-([.M156]+[.N156])/2-[.N156]/2;-[.G156])" office:value-type="float" office:value="-68.259999999999991">
            <text:p>−68.26</text:p>
          </table:table-cell>
          <table:table-cell table:style-name="ACE-1" table:formula="of:=IF([.M156]&lt;&gt;&quot;NA&quot;;SQRT((([.M156]-[.N156])/2)^2+[.H156]^2);[.H156])" office:value-type="float" office:value="2.5456629784792804">
            <text:p>2.55</text:p>
          </table:table-cell>
          <table:table-cell table:style-name="ACE-2" table:formula="of:=IF([.M156]&lt;&gt;&quot;NA&quot;;0;-1)" office:value-type="float" office:value="0">
            <text:p>0</text:p>
          </table:table-cell>
          <table:table-cell table:style-name="ACE-2" table:formula="of:=IF([.S156]&gt;0;[.S156];[.U156])" office:value-type="float" office:value="12028">
            <text:p>12028</text:p>
          </table:table-cell>
          <table:table-cell table:style-name="ACE-2" table:formula="of:=IF([.T156]&gt;0;[.T156];[.V156])" office:value-type="float" office:value="235">
            <text:p>235</text:p>
          </table:table-cell>
          <table:table-cell table:number-columns-repeated="224" table:style-name="ACE-0"/>
        </table:table-row>
        <table:table-row table:style-name="AROW-1">
          <table:table-cell table:style-name="ACE-0" office:value-type="string">
            <text:p>325-M0034A-09R-1W_42-44</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102</text:p>
          </table:table-cell>
          <table:table-cell table:style-name="ACE-1" office:value-type="float" office:value="65.929999999999993">
            <text:p>65.93</text:p>
          </table:table-cell>
          <table:table-cell table:style-name="ACE-0" office:value-type="float" office:value="0.47999999999999998">
            <text:p>0.48</text:p>
          </table:table-cell>
          <table:table-cell table:style-name="ACE-0" office:value-type="string">
            <text:p>Coral or spiculite?</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1019.846471844436">
            <text:p>11020</text:p>
          </table:table-cell>
          <table:table-cell table:style-name="ACE-2" office:value-type="float" office:value="81.732364527065783">
            <text:p>82</text:p>
          </table:table-cell>
          <table:table-cell table:style-name="ACE-0" office:value-type="float" office:value="12466">
            <text:p>12466</text:p>
          </table:table-cell>
          <table:table-cell table:style-name="ACE-0" office:value-type="float" office:value="222">
            <text:p>222</text:p>
          </table:table-cell>
          <table:table-cell table:number-columns-repeated="2" table:style-name="ACE-0"/>
          <table:table-cell table:style-name="ACE-0" table:formula="of:=IF([.Q157]&gt;0;&quot;marine&quot;;&quot;&quot;)" office:value-type="string" office:string-value="marine">
            <text:p>marine</text:p>
          </table:table-cell>
          <table:table-cell table:style-name="ACE-0" table:formula="of:=IF([.U157]&gt;0;&quot;U-Th&quot;;&quot;&quot;)" office:value-type="string" office:string-value="">
            <text:p/>
          </table:table-cell>
          <table:table-cell table:style-name="ACE-0" office:value-type="string">
            <text:p>marine</text:p>
          </table:table-cell>
          <table:table-cell table:style-name="ACE-0" office:value-type="string">
            <text:p>325-M0034A-09R-1W_42-44</text:p>
          </table:table-cell>
          <table:table-cell table:style-name="ACE-1" table:formula="of:=IF([.M157]&lt;&gt;&quot;NA&quot;;-[.G157]+([.M157]-[.N157])/2-[.N157];-[.G157])" office:value-type="float" office:value="-63.429999999999993">
            <text:p>−63.43</text:p>
          </table:table-cell>
          <table:table-cell table:style-name="ACE-1" table:formula="of:=IF([.M157]&lt;&gt;&quot;NA&quot;;-[.G157]-([.M157]+[.N157])/2-[.N157]/2;-[.G157])" office:value-type="float" office:value="-68.429999999999993">
            <text:p>−68.43</text:p>
          </table:table-cell>
          <table:table-cell table:style-name="ACE-1" table:formula="of:=IF([.M157]&lt;&gt;&quot;NA&quot;;SQRT((([.M157]-[.N157])/2)^2+[.H157]^2);[.H157])" office:value-type="float" office:value="2.5456629784792804">
            <text:p>2.55</text:p>
          </table:table-cell>
          <table:table-cell table:style-name="ACE-2" table:formula="of:=IF([.M157]&lt;&gt;&quot;NA&quot;;0;-1)" office:value-type="float" office:value="0">
            <text:p>0</text:p>
          </table:table-cell>
          <table:table-cell table:style-name="ACE-2" table:formula="of:=IF([.S157]&gt;0;[.S157];[.U157])" office:value-type="float" office:value="12466">
            <text:p>12466</text:p>
          </table:table-cell>
          <table:table-cell table:style-name="ACE-2" table:formula="of:=IF([.T157]&gt;0;[.T157];[.V157])" office:value-type="float" office:value="222">
            <text:p>222</text:p>
          </table:table-cell>
          <table:table-cell table:number-columns-repeated="224" table:style-name="ACE-0"/>
        </table:table-row>
        <table:table-row table:style-name="AROW-1">
          <table:table-cell table:style-name="ACE-0" office:value-type="string">
            <text:p>325-M0034A-09R-1W_57-61</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5231</text:p>
          </table:table-cell>
          <table:table-cell table:style-name="ACE-1" office:value-type="float" office:value="66.090000000000003">
            <text:p>66.09</text:p>
          </table:table-cell>
          <table:table-cell table:style-name="ACE-0" office:value-type="float" office:value="0.47999999999999998">
            <text:p>0.4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1.6068">
            <text:p>1.61</text:p>
          </table:table-cell>
          <table:table-cell table:style-name="ACE-1" office:value-type="float" office:value="0.63400000000000001">
            <text:p>0.63</text:p>
          </table:table-cell>
          <table:table-cell table:style-name="ACE-2" office:value-type="float" office:value="10905">
            <text:p>10905</text:p>
          </table:table-cell>
          <table:table-cell table:style-name="ACE-2" office:value-type="float" office:value="55">
            <text:p>55</text:p>
          </table:table-cell>
          <table:table-cell table:style-name="ACE-0" office:value-type="float" office:value="12366">
            <text:p>12366</text:p>
          </table:table-cell>
          <table:table-cell table:style-name="ACE-0" office:value-type="float" office:value="212">
            <text:p>212</text:p>
          </table:table-cell>
          <table:table-cell table:number-columns-repeated="2" table:style-name="ACE-0"/>
          <table:table-cell table:style-name="ACE-0" table:formula="of:=IF([.Q158]&gt;0;&quot;marine&quot;;&quot;&quot;)" office:value-type="string" office:string-value="marine">
            <text:p>marine</text:p>
          </table:table-cell>
          <table:table-cell table:style-name="ACE-0" table:formula="of:=IF([.U158]&gt;0;&quot;U-Th&quot;;&quot;&quot;)" office:value-type="string" office:string-value="">
            <text:p/>
          </table:table-cell>
          <table:table-cell table:style-name="ACE-0" office:value-type="string">
            <text:p>marine</text:p>
          </table:table-cell>
          <table:table-cell table:style-name="ACE-0" office:value-type="string">
            <text:p>325-M0034A-09R-1W_57-61</text:p>
          </table:table-cell>
          <table:table-cell table:style-name="ACE-1" table:formula="of:=IF([.M158]&lt;&gt;&quot;NA&quot;;-[.G158]+([.M158]-[.N158])/2-[.N158];-[.G158])" office:value-type="float" office:value="-63.590000000000003">
            <text:p>−63.59</text:p>
          </table:table-cell>
          <table:table-cell table:style-name="ACE-1" table:formula="of:=IF([.M158]&lt;&gt;&quot;NA&quot;;-[.G158]-([.M158]+[.N158])/2-[.N158]/2;-[.G158])" office:value-type="float" office:value="-68.590000000000003">
            <text:p>−68.59</text:p>
          </table:table-cell>
          <table:table-cell table:style-name="ACE-1" table:formula="of:=IF([.M158]&lt;&gt;&quot;NA&quot;;SQRT((([.M158]-[.N158])/2)^2+[.H158]^2);[.H158])" office:value-type="float" office:value="2.5456629784792804">
            <text:p>2.55</text:p>
          </table:table-cell>
          <table:table-cell table:style-name="ACE-2" table:formula="of:=IF([.M158]&lt;&gt;&quot;NA&quot;;0;-1)" office:value-type="float" office:value="0">
            <text:p>0</text:p>
          </table:table-cell>
          <table:table-cell table:style-name="ACE-2" table:formula="of:=IF([.S158]&gt;0;[.S158];[.U158])" office:value-type="float" office:value="12366">
            <text:p>12366</text:p>
          </table:table-cell>
          <table:table-cell table:style-name="ACE-2" table:formula="of:=IF([.T158]&gt;0;[.T158];[.V158])" office:value-type="float" office:value="212">
            <text:p>212</text:p>
          </table:table-cell>
          <table:table-cell table:number-columns-repeated="224" table:style-name="ACE-0"/>
        </table:table-row>
        <table:table-row table:style-name="AROW-1">
          <table:table-cell table:style-name="ACE-0" office:value-type="string">
            <text:p>325-M0034A-09R-1W_78-85</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table:table-cell table:style-name="ACE-0" office:value-type="string">
            <text:p>N/A</text:p>
          </table:table-cell>
          <table:table-cell table:style-name="ACE-1" office:value-type="float" office:value="66.314999999999998">
            <text:p>66.31</text:p>
          </table:table-cell>
          <table:table-cell table:style-name="ACE-0" office:value-type="float" office:value="0.47999999999999998">
            <text:p>0.4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157">
            <text:p>12157</text:p>
          </table:table-cell>
          <table:table-cell table:style-name="ACE-0" office:value-type="float" office:value="17">
            <text:p>17</text:p>
          </table:table-cell>
          <table:table-cell table:style-name="ACE-0" table:formula="of:=IF([.Q159]&gt;0;&quot;marine&quot;;&quot;&quot;)" office:value-type="string" office:string-value="">
            <text:p/>
          </table:table-cell>
          <table:table-cell table:style-name="ACE-0" table:formula="of:=IF([.U159]&gt;0;&quot;U-Th&quot;;&quot;&quot;)" office:value-type="string" office:string-value="U-Th">
            <text:p>U-Th</text:p>
          </table:table-cell>
          <table:table-cell table:style-name="ACE-0" office:value-type="string">
            <text:p>U-Th</text:p>
          </table:table-cell>
          <table:table-cell table:style-name="ACE-0" office:value-type="string">
            <text:p>325-M0034A-09R-1W_78-85</text:p>
          </table:table-cell>
          <table:table-cell table:style-name="ACE-1" table:formula="of:=IF([.M159]&lt;&gt;&quot;NA&quot;;-[.G159]+([.M159]-[.N159])/2-[.N159];-[.G159])" office:value-type="float" office:value="-63.814999999999998">
            <text:p>−63.81</text:p>
          </table:table-cell>
          <table:table-cell table:style-name="ACE-1" table:formula="of:=IF([.M159]&lt;&gt;&quot;NA&quot;;-[.G159]-([.M159]+[.N159])/2-[.N159]/2;-[.G159])" office:value-type="float" office:value="-68.814999999999998">
            <text:p>−68.81</text:p>
          </table:table-cell>
          <table:table-cell table:style-name="ACE-1" table:formula="of:=IF([.M159]&lt;&gt;&quot;NA&quot;;SQRT((([.M159]-[.N159])/2)^2+[.H159]^2);[.H159])" office:value-type="float" office:value="2.5456629784792804">
            <text:p>2.55</text:p>
          </table:table-cell>
          <table:table-cell table:style-name="ACE-2" table:formula="of:=IF([.M159]&lt;&gt;&quot;NA&quot;;0;-1)" office:value-type="float" office:value="0">
            <text:p>0</text:p>
          </table:table-cell>
          <table:table-cell table:style-name="ACE-2" table:formula="of:=IF([.S159]&gt;0;[.S159];[.U159])" office:value-type="float" office:value="12157">
            <text:p>12157</text:p>
          </table:table-cell>
          <table:table-cell table:style-name="ACE-2" table:formula="of:=IF([.T159]&gt;0;[.T159];[.V159])" office:value-type="float" office:value="17">
            <text:p>17</text:p>
          </table:table-cell>
          <table:table-cell table:number-columns-repeated="224" table:style-name="ACE-0"/>
        </table:table-row>
        <table:table-row table:style-name="AROW-1">
          <table:table-cell table:style-name="ACE-0" office:value-type="string">
            <text:p>325-M0034A-09R-1W_89-91</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table:table-cell table:style-name="ACE-0" office:value-type="string">
            <text:p>YAUT-005710</text:p>
          </table:table-cell>
          <table:table-cell table:style-name="ACE-1" office:value-type="float" office:value="66.400000000000006">
            <text:p>66.40</text:p>
          </table:table-cell>
          <table:table-cell table:style-name="ACE-0" office:value-type="float" office:value="0.47999999999999998">
            <text:p>0.48</text:p>
          </table:table-cell>
          <table:table-cell table:style-name="ACE-0" office:value-type="string">
            <text:p>Coral</text:p>
          </table:table-cell>
          <table:table-cell table:style-name="ACE-0" office:value-type="string">
            <text:p>Isopora</text:p>
          </table:table-cell>
          <table:table-cell table:style-name="ACE-0" office:value-type="string">
            <text:p>*</text:p>
          </table:table-cell>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1325916702742171">
            <text:p>−4.13</text:p>
          </table:table-cell>
          <table:table-cell table:style-name="ACE-1" office:value-type="float" office:value="4.1322045049013827">
            <text:p>4.13</text:p>
          </table:table-cell>
          <table:table-cell table:style-name="ACE-2" office:value-type="float" office:value="10768.689219075639">
            <text:p>10769</text:p>
          </table:table-cell>
          <table:table-cell table:style-name="ACE-2" office:value-type="float" office:value="59.812908210356184">
            <text:p>60</text:p>
          </table:table-cell>
          <table:table-cell table:style-name="ACE-0" office:value-type="float" office:value="12220">
            <text:p>12220</text:p>
          </table:table-cell>
          <table:table-cell table:style-name="ACE-0" office:value-type="float" office:value="250">
            <text:p>250</text:p>
          </table:table-cell>
          <table:table-cell table:number-columns-repeated="2" table:style-name="ACE-0"/>
          <table:table-cell table:style-name="ACE-0" table:formula="of:=IF([.Q160]&gt;0;&quot;marine&quot;;&quot;&quot;)" office:value-type="string" office:string-value="marine">
            <text:p>marine</text:p>
          </table:table-cell>
          <table:table-cell table:style-name="ACE-0" table:formula="of:=IF([.U160]&gt;0;&quot;U-Th&quot;;&quot;&quot;)" office:value-type="string" office:string-value="">
            <text:p/>
          </table:table-cell>
          <table:table-cell table:style-name="ACE-0" office:value-type="string">
            <text:p>marine</text:p>
          </table:table-cell>
          <table:table-cell table:style-name="ACE-0" office:value-type="string">
            <text:p>325-M0034A-09R-1W_89-91</text:p>
          </table:table-cell>
          <table:table-cell table:style-name="ACE-1" table:formula="of:=IF([.M160]&lt;&gt;&quot;NA&quot;;-[.G160]+([.M160]-[.N160])/2-[.N160];-[.G160])" office:value-type="float" office:value="-63.900000000000006">
            <text:p>−63.90</text:p>
          </table:table-cell>
          <table:table-cell table:style-name="ACE-1" table:formula="of:=IF([.M160]&lt;&gt;&quot;NA&quot;;-[.G160]-([.M160]+[.N160])/2-[.N160]/2;-[.G160])" office:value-type="float" office:value="-68.900000000000006">
            <text:p>−68.90</text:p>
          </table:table-cell>
          <table:table-cell table:style-name="ACE-1" table:formula="of:=IF([.M160]&lt;&gt;&quot;NA&quot;;SQRT((([.M160]-[.N160])/2)^2+[.H160]^2);[.H160])" office:value-type="float" office:value="2.5456629784792804">
            <text:p>2.55</text:p>
          </table:table-cell>
          <table:table-cell table:style-name="ACE-2" table:formula="of:=IF([.M160]&lt;&gt;&quot;NA&quot;;0;-1)" office:value-type="float" office:value="0">
            <text:p>0</text:p>
          </table:table-cell>
          <table:table-cell table:style-name="ACE-2" table:formula="of:=IF([.S160]&gt;0;[.S160];[.U160])" office:value-type="float" office:value="12220">
            <text:p>12220</text:p>
          </table:table-cell>
          <table:table-cell table:style-name="ACE-2" table:formula="of:=IF([.T160]&gt;0;[.T160];[.V160])" office:value-type="float" office:value="250">
            <text:p>250</text:p>
          </table:table-cell>
          <table:table-cell table:number-columns-repeated="224" table:style-name="ACE-0"/>
        </table:table-row>
        <table:table-row table:style-name="AROW-1">
          <table:table-cell table:style-name="ACE-0" office:value-type="string">
            <text:p>325-M0034A-10R-1W_36-38</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4610</text:p>
          </table:table-cell>
          <table:table-cell table:style-name="ACE-1" office:value-type="float" office:value="67.370000000000005">
            <text:p>67.37</text:p>
          </table:table-cell>
          <table:table-cell table:style-name="ACE-0" office:value-type="float" office:value="0.81999999999999995">
            <text:p>0.8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8.0389999999999997">
            <text:p>−8.04</text:p>
          </table:table-cell>
          <table:table-cell table:style-name="ACE-1" office:value-type="float" office:value="0.54400000000000004">
            <text:p>0.54</text:p>
          </table:table-cell>
          <table:table-cell table:style-name="ACE-2" office:value-type="float" office:value="10860">
            <text:p>10860</text:p>
          </table:table-cell>
          <table:table-cell table:style-name="ACE-2" office:value-type="float" office:value="45">
            <text:p>45</text:p>
          </table:table-cell>
          <table:table-cell table:style-name="ACE-0" office:value-type="float" office:value="12327">
            <text:p>12327</text:p>
          </table:table-cell>
          <table:table-cell table:style-name="ACE-0" office:value-type="float" office:value="215">
            <text:p>215</text:p>
          </table:table-cell>
          <table:table-cell table:number-columns-repeated="2" table:style-name="ACE-0"/>
          <table:table-cell table:style-name="ACE-0" table:formula="of:=IF([.Q161]&gt;0;&quot;marine&quot;;&quot;&quot;)" office:value-type="string" office:string-value="marine">
            <text:p>marine</text:p>
          </table:table-cell>
          <table:table-cell table:style-name="ACE-0" table:formula="of:=IF([.U161]&gt;0;&quot;U-Th&quot;;&quot;&quot;)" office:value-type="string" office:string-value="">
            <text:p/>
          </table:table-cell>
          <table:table-cell table:style-name="ACE-0" office:value-type="string">
            <text:p>marine</text:p>
          </table:table-cell>
          <table:table-cell table:style-name="ACE-0" office:value-type="string">
            <text:p>325-M0034A-10R-1W_36-38</text:p>
          </table:table-cell>
          <table:table-cell table:style-name="ACE-1" table:formula="of:=IF([.M161]&lt;&gt;&quot;NA&quot;;-[.G161]+([.M161]-[.N161])/2-[.N161];-[.G161])" office:value-type="float" office:value="-64.870000000000005">
            <text:p>−64.87</text:p>
          </table:table-cell>
          <table:table-cell table:style-name="ACE-1" table:formula="of:=IF([.M161]&lt;&gt;&quot;NA&quot;;-[.G161]-([.M161]+[.N161])/2-[.N161]/2;-[.G161])" office:value-type="float" office:value="-69.870000000000005">
            <text:p>−69.87</text:p>
          </table:table-cell>
          <table:table-cell table:style-name="ACE-1" table:formula="of:=IF([.M161]&lt;&gt;&quot;NA&quot;;SQRT((([.M161]-[.N161])/2)^2+[.H161]^2);[.H161])" office:value-type="float" office:value="2.6310454196003534">
            <text:p>2.63</text:p>
          </table:table-cell>
          <table:table-cell table:style-name="ACE-2" table:formula="of:=IF([.M161]&lt;&gt;&quot;NA&quot;;0;-1)" office:value-type="float" office:value="0">
            <text:p>0</text:p>
          </table:table-cell>
          <table:table-cell table:style-name="ACE-2" table:formula="of:=IF([.S161]&gt;0;[.S161];[.U161])" office:value-type="float" office:value="12327">
            <text:p>12327</text:p>
          </table:table-cell>
          <table:table-cell table:style-name="ACE-2" table:formula="of:=IF([.T161]&gt;0;[.T161];[.V161])" office:value-type="float" office:value="215">
            <text:p>215</text:p>
          </table:table-cell>
          <table:table-cell table:number-columns-repeated="224" table:style-name="ACE-0"/>
        </table:table-row>
        <table:table-row table:style-name="AROW-1">
          <table:table-cell table:style-name="ACE-0" office:value-type="string">
            <text:p>325-M0034A-10R-1W_36-38B</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table:table-cell table:style-name="ACE-0" office:value-type="string">
            <text:p>YAUT-004328</text:p>
          </table:table-cell>
          <table:table-cell table:style-name="ACE-1" office:value-type="float" office:value="67.370000000000005">
            <text:p>67.37</text:p>
          </table:table-cell>
          <table:table-cell table:style-name="ACE-0" office:value-type="float" office:value="0.81999999999999995">
            <text:p>0.82</text:p>
          </table:table-cell>
          <table:table-cell table:style-name="ACE-0" office:value-type="string">
            <text:p>Coral</text:p>
          </table:table-cell>
          <table:table-cell table:style-name="ACE-0" office:value-type="string">
            <text:p>Acropora</text:p>
          </table:table-cell>
          <table:table-cell table:style-name="ACE-0" office:value-type="string">
            <text:p>*</text:p>
          </table:table-cell>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1310700482875768">
            <text:p>−2.13</text:p>
          </table:table-cell>
          <table:table-cell table:style-name="ACE-1" office:value-type="float" office:value="4.2043765196393039">
            <text:p>4.20</text:p>
          </table:table-cell>
          <table:table-cell table:style-name="ACE-2" office:value-type="float" office:value="11010.887017201117">
            <text:p>11011</text:p>
          </table:table-cell>
          <table:table-cell table:style-name="ACE-2" office:value-type="float" office:value="57.599332766557879">
            <text:p>58</text:p>
          </table:table-cell>
          <table:table-cell table:style-name="ACE-0" office:value-type="float" office:value="12518">
            <text:p>12518</text:p>
          </table:table-cell>
          <table:table-cell table:style-name="ACE-0" office:value-type="float" office:value="143">
            <text:p>143</text:p>
          </table:table-cell>
          <table:table-cell table:number-columns-repeated="2" table:style-name="ACE-0"/>
          <table:table-cell table:style-name="ACE-0" table:formula="of:=IF([.Q162]&gt;0;&quot;marine&quot;;&quot;&quot;)" office:value-type="string" office:string-value="marine">
            <text:p>marine</text:p>
          </table:table-cell>
          <table:table-cell table:style-name="ACE-0" table:formula="of:=IF([.U162]&gt;0;&quot;U-Th&quot;;&quot;&quot;)" office:value-type="string" office:string-value="">
            <text:p/>
          </table:table-cell>
          <table:table-cell table:style-name="ACE-0" office:value-type="string">
            <text:p>marine</text:p>
          </table:table-cell>
          <table:table-cell table:style-name="ACE-0" office:value-type="string">
            <text:p>325-M0034A-10R-1W_36-38B</text:p>
          </table:table-cell>
          <table:table-cell table:style-name="ACE-1" table:formula="of:=IF([.M162]&lt;&gt;&quot;NA&quot;;-[.G162]+([.M162]-[.N162])/2-[.N162];-[.G162])" office:value-type="float" office:value="-64.870000000000005">
            <text:p>−64.87</text:p>
          </table:table-cell>
          <table:table-cell table:style-name="ACE-1" table:formula="of:=IF([.M162]&lt;&gt;&quot;NA&quot;;-[.G162]-([.M162]+[.N162])/2-[.N162]/2;-[.G162])" office:value-type="float" office:value="-69.870000000000005">
            <text:p>−69.87</text:p>
          </table:table-cell>
          <table:table-cell table:style-name="ACE-1" table:formula="of:=IF([.M162]&lt;&gt;&quot;NA&quot;;SQRT((([.M162]-[.N162])/2)^2+[.H162]^2);[.H162])" office:value-type="float" office:value="2.6310454196003534">
            <text:p>2.63</text:p>
          </table:table-cell>
          <table:table-cell table:style-name="ACE-2" table:formula="of:=IF([.M162]&lt;&gt;&quot;NA&quot;;0;-1)" office:value-type="float" office:value="0">
            <text:p>0</text:p>
          </table:table-cell>
          <table:table-cell table:style-name="ACE-2" table:formula="of:=IF([.S162]&gt;0;[.S162];[.U162])" office:value-type="float" office:value="12518">
            <text:p>12518</text:p>
          </table:table-cell>
          <table:table-cell table:style-name="ACE-2" table:formula="of:=IF([.T162]&gt;0;[.T162];[.V162])" office:value-type="float" office:value="143">
            <text:p>143</text:p>
          </table:table-cell>
          <table:table-cell table:number-columns-repeated="224" table:style-name="ACE-0"/>
        </table:table-row>
        <table:table-row table:style-name="AROW-1">
          <table:table-cell table:style-name="ACE-0" office:value-type="string">
            <text:p>325-M0034A-10R-1W_48-53</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office:value-type="string">
            <text:p>HY-21</text:p>
          </table:table-cell>
          <table:table-cell table:style-name="ACE-0" office:value-type="string">
            <text:p>N/A</text:p>
          </table:table-cell>
          <table:table-cell table:style-name="ACE-1" office:value-type="float" office:value="67.504999999999995">
            <text:p>67.50</text:p>
          </table:table-cell>
          <table:table-cell table:style-name="ACE-0" office:value-type="float" office:value="0.81999999999999995">
            <text:p>0.82</text:p>
          </table:table-cell>
          <table:table-cell table:style-name="ACE-0" office:value-type="string">
            <text:p>Coral</text:p>
          </table:table-cell>
          <table:table-cell table:style-name="ACE-0" office:value-type="string">
            <text:p>Acropora (tab hya grp.)</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346">
            <text:p>12346</text:p>
          </table:table-cell>
          <table:table-cell table:style-name="ACE-0" office:value-type="float" office:value="59">
            <text:p>59</text:p>
          </table:table-cell>
          <table:table-cell table:style-name="ACE-0" table:formula="of:=IF([.Q163]&gt;0;&quot;marine&quot;;&quot;&quot;)" office:value-type="string" office:string-value="">
            <text:p/>
          </table:table-cell>
          <table:table-cell table:style-name="ACE-0" table:formula="of:=IF([.U163]&gt;0;&quot;U-Th&quot;;&quot;&quot;)" office:value-type="string" office:string-value="U-Th">
            <text:p>U-Th</text:p>
          </table:table-cell>
          <table:table-cell table:style-name="ACE-0" office:value-type="string">
            <text:p>U-Th</text:p>
          </table:table-cell>
          <table:table-cell table:style-name="ACE-0" office:value-type="string">
            <text:p>325-M0034A-10R-1W_48-53</text:p>
          </table:table-cell>
          <table:table-cell table:style-name="ACE-1" table:formula="of:=IF([.M163]&lt;&gt;&quot;NA&quot;;-[.G163]+([.M163]-[.N163])/2-[.N163];-[.G163])" office:value-type="float" office:value="-65.004999999999995">
            <text:p>−65.00</text:p>
          </table:table-cell>
          <table:table-cell table:style-name="ACE-1" table:formula="of:=IF([.M163]&lt;&gt;&quot;NA&quot;;-[.G163]-([.M163]+[.N163])/2-[.N163]/2;-[.G163])" office:value-type="float" office:value="-70.004999999999995">
            <text:p>−70.00</text:p>
          </table:table-cell>
          <table:table-cell table:style-name="ACE-1" table:formula="of:=IF([.M163]&lt;&gt;&quot;NA&quot;;SQRT((([.M163]-[.N163])/2)^2+[.H163]^2);[.H163])" office:value-type="float" office:value="2.6310454196003534">
            <text:p>2.63</text:p>
          </table:table-cell>
          <table:table-cell table:style-name="ACE-2" table:formula="of:=IF([.M163]&lt;&gt;&quot;NA&quot;;0;-1)" office:value-type="float" office:value="0">
            <text:p>0</text:p>
          </table:table-cell>
          <table:table-cell table:style-name="ACE-2" table:formula="of:=IF([.S163]&gt;0;[.S163];[.U163])" office:value-type="float" office:value="12346">
            <text:p>12346</text:p>
          </table:table-cell>
          <table:table-cell table:style-name="ACE-2" table:formula="of:=IF([.T163]&gt;0;[.T163];[.V163])" office:value-type="float" office:value="59">
            <text:p>59</text:p>
          </table:table-cell>
          <table:table-cell table:number-columns-repeated="224" table:style-name="ACE-0"/>
        </table:table-row>
        <table:table-row table:style-name="AROW-1">
          <table:table-cell table:style-name="ACE-0" office:value-type="string">
            <text:p>325-M0034A-10R-1W_61-64</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5405</text:p>
          </table:table-cell>
          <table:table-cell table:style-name="ACE-1" office:value-type="float" office:value="67.625">
            <text:p>67.63</text:p>
          </table:table-cell>
          <table:table-cell table:style-name="ACE-0" office:value-type="float" office:value="0.81999999999999995">
            <text:p>0.8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1.1471">
            <text:p>−1.15</text:p>
          </table:table-cell>
          <table:table-cell table:style-name="ACE-1" office:value-type="float" office:value="0.5">
            <text:p>0.50</text:p>
          </table:table-cell>
          <table:table-cell table:style-name="ACE-2" office:value-type="float" office:value="10910">
            <text:p>10910</text:p>
          </table:table-cell>
          <table:table-cell table:style-name="ACE-2" office:value-type="float" office:value="45">
            <text:p>45</text:p>
          </table:table-cell>
          <table:table-cell table:style-name="ACE-0" office:value-type="float" office:value="12393">
            <text:p>12393</text:p>
          </table:table-cell>
          <table:table-cell table:style-name="ACE-0" office:value-type="float" office:value="185">
            <text:p>185</text:p>
          </table:table-cell>
          <table:table-cell table:number-columns-repeated="2" table:style-name="ACE-0"/>
          <table:table-cell table:style-name="ACE-0" table:formula="of:=IF([.Q164]&gt;0;&quot;marine&quot;;&quot;&quot;)" office:value-type="string" office:string-value="marine">
            <text:p>marine</text:p>
          </table:table-cell>
          <table:table-cell table:style-name="ACE-0" table:formula="of:=IF([.U164]&gt;0;&quot;U-Th&quot;;&quot;&quot;)" office:value-type="string" office:string-value="">
            <text:p/>
          </table:table-cell>
          <table:table-cell table:style-name="ACE-0" office:value-type="string">
            <text:p>marine</text:p>
          </table:table-cell>
          <table:table-cell table:style-name="ACE-0" office:value-type="string">
            <text:p>325-M0034A-10R-1W_61-64</text:p>
          </table:table-cell>
          <table:table-cell table:style-name="ACE-1" table:formula="of:=IF([.M164]&lt;&gt;&quot;NA&quot;;-[.G164]+([.M164]-[.N164])/2-[.N164];-[.G164])" office:value-type="float" office:value="-65.125">
            <text:p>−65.13</text:p>
          </table:table-cell>
          <table:table-cell table:style-name="ACE-1" table:formula="of:=IF([.M164]&lt;&gt;&quot;NA&quot;;-[.G164]-([.M164]+[.N164])/2-[.N164]/2;-[.G164])" office:value-type="float" office:value="-70.125">
            <text:p>−70.13</text:p>
          </table:table-cell>
          <table:table-cell table:style-name="ACE-1" table:formula="of:=IF([.M164]&lt;&gt;&quot;NA&quot;;SQRT((([.M164]-[.N164])/2)^2+[.H164]^2);[.H164])" office:value-type="float" office:value="2.6310454196003534">
            <text:p>2.63</text:p>
          </table:table-cell>
          <table:table-cell table:style-name="ACE-2" table:formula="of:=IF([.M164]&lt;&gt;&quot;NA&quot;;0;-1)" office:value-type="float" office:value="0">
            <text:p>0</text:p>
          </table:table-cell>
          <table:table-cell table:style-name="ACE-2" table:formula="of:=IF([.S164]&gt;0;[.S164];[.U164])" office:value-type="float" office:value="12393">
            <text:p>12393</text:p>
          </table:table-cell>
          <table:table-cell table:style-name="ACE-2" table:formula="of:=IF([.T164]&gt;0;[.T164];[.V164])" office:value-type="float" office:value="185">
            <text:p>185</text:p>
          </table:table-cell>
          <table:table-cell table:number-columns-repeated="224" table:style-name="ACE-0"/>
        </table:table-row>
        <table:table-row table:style-name="AROW-1">
          <table:table-cell table:style-name="ACE-0" office:value-type="string">
            <text:p>325-M0034A-10R-1W_8-10</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5232</text:p>
          </table:table-cell>
          <table:table-cell table:style-name="ACE-1" office:value-type="float" office:value="67.090000000000003">
            <text:p>67.09</text:p>
          </table:table-cell>
          <table:table-cell table:style-name="ACE-0" office:value-type="float" office:value="0.81999999999999995">
            <text:p>0.8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1.7914000000000001">
            <text:p>1.79</text:p>
          </table:table-cell>
          <table:table-cell table:style-name="ACE-1" office:value-type="float" office:value="0.81599999999999995">
            <text:p>0.82</text:p>
          </table:table-cell>
          <table:table-cell table:style-name="ACE-2" office:value-type="float" office:value="10850">
            <text:p>10850</text:p>
          </table:table-cell>
          <table:table-cell table:style-name="ACE-2" office:value-type="float" office:value="60">
            <text:p>60</text:p>
          </table:table-cell>
          <table:table-cell table:style-name="ACE-0" office:value-type="float" office:value="12307">
            <text:p>12307</text:p>
          </table:table-cell>
          <table:table-cell table:style-name="ACE-0" office:value-type="float" office:value="236">
            <text:p>236</text:p>
          </table:table-cell>
          <table:table-cell table:number-columns-repeated="2" table:style-name="ACE-0"/>
          <table:table-cell table:style-name="ACE-0" table:formula="of:=IF([.Q165]&gt;0;&quot;marine&quot;;&quot;&quot;)" office:value-type="string" office:string-value="marine">
            <text:p>marine</text:p>
          </table:table-cell>
          <table:table-cell table:style-name="ACE-0" table:formula="of:=IF([.U165]&gt;0;&quot;U-Th&quot;;&quot;&quot;)" office:value-type="string" office:string-value="">
            <text:p/>
          </table:table-cell>
          <table:table-cell table:style-name="ACE-0" office:value-type="string">
            <text:p>marine</text:p>
          </table:table-cell>
          <table:table-cell table:style-name="ACE-0" office:value-type="string">
            <text:p>325-M0034A-10R-1W_8-10</text:p>
          </table:table-cell>
          <table:table-cell table:style-name="ACE-1" table:formula="of:=IF([.M165]&lt;&gt;&quot;NA&quot;;-[.G165]+([.M165]-[.N165])/2-[.N165];-[.G165])" office:value-type="float" office:value="-64.590000000000003">
            <text:p>−64.59</text:p>
          </table:table-cell>
          <table:table-cell table:style-name="ACE-1" table:formula="of:=IF([.M165]&lt;&gt;&quot;NA&quot;;-[.G165]-([.M165]+[.N165])/2-[.N165]/2;-[.G165])" office:value-type="float" office:value="-69.590000000000003">
            <text:p>−69.59</text:p>
          </table:table-cell>
          <table:table-cell table:style-name="ACE-1" table:formula="of:=IF([.M165]&lt;&gt;&quot;NA&quot;;SQRT((([.M165]-[.N165])/2)^2+[.H165]^2);[.H165])" office:value-type="float" office:value="2.6310454196003534">
            <text:p>2.63</text:p>
          </table:table-cell>
          <table:table-cell table:style-name="ACE-2" table:formula="of:=IF([.M165]&lt;&gt;&quot;NA&quot;;0;-1)" office:value-type="float" office:value="0">
            <text:p>0</text:p>
          </table:table-cell>
          <table:table-cell table:style-name="ACE-2" table:formula="of:=IF([.S165]&gt;0;[.S165];[.U165])" office:value-type="float" office:value="12307">
            <text:p>12307</text:p>
          </table:table-cell>
          <table:table-cell table:style-name="ACE-2" table:formula="of:=IF([.T165]&gt;0;[.T165];[.V165])" office:value-type="float" office:value="236">
            <text:p>236</text:p>
          </table:table-cell>
          <table:table-cell table:number-columns-repeated="224" table:style-name="ACE-0"/>
        </table:table-row>
        <table:table-row table:style-name="AROW-1">
          <table:table-cell table:style-name="ACE-0" office:value-type="string">
            <text:p>325-M0034A-11R-1W_22-25</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4611</text:p>
          </table:table-cell>
          <table:table-cell table:style-name="ACE-1" office:value-type="float" office:value="68.734999999999999">
            <text:p>68.73</text:p>
          </table:table-cell>
          <table:table-cell table:style-name="ACE-0" office:value-type="float" office:value="0.65000000000000002">
            <text:p>0.6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0785999999999998">
            <text:p>−5.08</text:p>
          </table:table-cell>
          <table:table-cell table:style-name="ACE-1" office:value-type="float" office:value="0.64700000000000002">
            <text:p>0.65</text:p>
          </table:table-cell>
          <table:table-cell table:style-name="ACE-2" office:value-type="float" office:value="11020">
            <text:p>11020</text:p>
          </table:table-cell>
          <table:table-cell table:style-name="ACE-2" office:value-type="float" office:value="45">
            <text:p>45</text:p>
          </table:table-cell>
          <table:table-cell table:style-name="ACE-0" office:value-type="float" office:value="12556">
            <text:p>12556</text:p>
          </table:table-cell>
          <table:table-cell table:style-name="ACE-0" office:value-type="float" office:value="103">
            <text:p>103</text:p>
          </table:table-cell>
          <table:table-cell table:number-columns-repeated="2" table:style-name="ACE-0"/>
          <table:table-cell table:style-name="ACE-0" table:formula="of:=IF([.Q166]&gt;0;&quot;marine&quot;;&quot;&quot;)" office:value-type="string" office:string-value="marine">
            <text:p>marine</text:p>
          </table:table-cell>
          <table:table-cell table:style-name="ACE-0" table:formula="of:=IF([.U166]&gt;0;&quot;U-Th&quot;;&quot;&quot;)" office:value-type="string" office:string-value="">
            <text:p/>
          </table:table-cell>
          <table:table-cell table:style-name="ACE-0" office:value-type="string">
            <text:p>marine</text:p>
          </table:table-cell>
          <table:table-cell table:style-name="ACE-0" office:value-type="string">
            <text:p>325-M0034A-11R-1W_22-25</text:p>
          </table:table-cell>
          <table:table-cell table:style-name="ACE-1" table:formula="of:=IF([.M166]&lt;&gt;&quot;NA&quot;;-[.G166]+([.M166]-[.N166])/2-[.N166];-[.G166])" office:value-type="float" office:value="-63.734999999999999">
            <text:p>−63.73</text:p>
          </table:table-cell>
          <table:table-cell table:style-name="ACE-1" table:formula="of:=IF([.M166]&lt;&gt;&quot;NA&quot;;-[.G166]-([.M166]+[.N166])/2-[.N166]/2;-[.G166])" office:value-type="float" office:value="-73.734999999999999">
            <text:p>−73.73</text:p>
          </table:table-cell>
          <table:table-cell table:style-name="ACE-1" table:formula="of:=IF([.M166]&lt;&gt;&quot;NA&quot;;SQRT((([.M166]-[.N166])/2)^2+[.H166]^2);[.H166])" office:value-type="float" office:value="5.0420729863816929">
            <text:p>5.04</text:p>
          </table:table-cell>
          <table:table-cell table:style-name="ACE-2" table:formula="of:=IF([.M166]&lt;&gt;&quot;NA&quot;;0;-1)" office:value-type="float" office:value="0">
            <text:p>0</text:p>
          </table:table-cell>
          <table:table-cell table:style-name="ACE-2" table:formula="of:=IF([.S166]&gt;0;[.S166];[.U166])" office:value-type="float" office:value="12556">
            <text:p>12556</text:p>
          </table:table-cell>
          <table:table-cell table:style-name="ACE-2" table:formula="of:=IF([.T166]&gt;0;[.T166];[.V166])" office:value-type="float" office:value="103">
            <text:p>103</text:p>
          </table:table-cell>
          <table:table-cell table:number-columns-repeated="224" table:style-name="ACE-0"/>
        </table:table-row>
        <table:table-row table:style-name="AROW-1">
          <table:table-cell table:style-name="ACE-0" office:value-type="string">
            <text:p>325-M0034A-11R-1W_25-35</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office:value-type="string">
            <text:p>HY-21</text:p>
          </table:table-cell>
          <table:table-cell table:style-name="ACE-0" office:value-type="string">
            <text:p>Batch 3</text:p>
          </table:table-cell>
          <table:table-cell table:style-name="ACE-1" office:value-type="float" office:value="68.799999999999997">
            <text:p>68.80</text:p>
          </table:table-cell>
          <table:table-cell table:style-name="ACE-0" office:value-type="float" office:value="0.65000000000000002">
            <text:p>0.65</text:p>
          </table:table-cell>
          <table:table-cell table:style-name="ACE-0" office:value-type="string">
            <text:p>Coral</text:p>
          </table:table-cell>
          <table:table-cell table:style-name="ACE-0" office:value-type="string">
            <text:p>Goni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570">
            <text:p>12570</text:p>
          </table:table-cell>
          <table:table-cell table:style-name="ACE-0" office:value-type="float" office:value="59">
            <text:p>59</text:p>
          </table:table-cell>
          <table:table-cell table:style-name="ACE-0" table:formula="of:=IF([.Q167]&gt;0;&quot;marine&quot;;&quot;&quot;)" office:value-type="string" office:string-value="">
            <text:p/>
          </table:table-cell>
          <table:table-cell table:style-name="ACE-0" table:formula="of:=IF([.U167]&gt;0;&quot;U-Th&quot;;&quot;&quot;)" office:value-type="string" office:string-value="U-Th">
            <text:p>U-Th</text:p>
          </table:table-cell>
          <table:table-cell table:style-name="ACE-0" office:value-type="string">
            <text:p>U-Th</text:p>
          </table:table-cell>
          <table:table-cell table:style-name="ACE-0" office:value-type="string">
            <text:p>325-M0034A-11R-1W_25-35</text:p>
          </table:table-cell>
          <table:table-cell table:style-name="ACE-1" table:formula="of:=IF([.M167]&lt;&gt;&quot;NA&quot;;-[.G167]+([.M167]-[.N167])/2-[.N167];-[.G167])" office:value-type="float" office:value="-63.799999999999997">
            <text:p>−63.80</text:p>
          </table:table-cell>
          <table:table-cell table:style-name="ACE-1" table:formula="of:=IF([.M167]&lt;&gt;&quot;NA&quot;;-[.G167]-([.M167]+[.N167])/2-[.N167]/2;-[.G167])" office:value-type="float" office:value="-73.799999999999997">
            <text:p>−73.80</text:p>
          </table:table-cell>
          <table:table-cell table:style-name="ACE-1" table:formula="of:=IF([.M167]&lt;&gt;&quot;NA&quot;;SQRT((([.M167]-[.N167])/2)^2+[.H167]^2);[.H167])" office:value-type="float" office:value="5.0420729863816929">
            <text:p>5.04</text:p>
          </table:table-cell>
          <table:table-cell table:style-name="ACE-2" table:formula="of:=IF([.M167]&lt;&gt;&quot;NA&quot;;0;-1)" office:value-type="float" office:value="0">
            <text:p>0</text:p>
          </table:table-cell>
          <table:table-cell table:style-name="ACE-2" table:formula="of:=IF([.S167]&gt;0;[.S167];[.U167])" office:value-type="float" office:value="12570">
            <text:p>12570</text:p>
          </table:table-cell>
          <table:table-cell table:style-name="ACE-2" table:formula="of:=IF([.T167]&gt;0;[.T167];[.V167])" office:value-type="float" office:value="59">
            <text:p>59</text:p>
          </table:table-cell>
          <table:table-cell table:number-columns-repeated="224" table:style-name="ACE-0"/>
        </table:table-row>
        <table:table-row table:style-name="AROW-1">
          <table:table-cell table:style-name="ACE-0" office:value-type="string">
            <text:p>325-M0034A-11R-1W_25-35</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N/A</text:p>
          </table:table-cell>
          <table:table-cell table:style-name="ACE-1" office:value-type="float" office:value="68.799999999999997">
            <text:p>68.80</text:p>
          </table:table-cell>
          <table:table-cell table:style-name="ACE-0" office:value-type="float" office:value="0.65000000000000002">
            <text:p>0.65</text:p>
          </table:table-cell>
          <table:table-cell table:style-name="ACE-0" office:value-type="string">
            <text:p>Coral</text:p>
          </table:table-cell>
          <table:table-cell table:style-name="ACE-0" office:value-type="string">
            <text:p>Goni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476">
            <text:p>12476</text:p>
          </table:table-cell>
          <table:table-cell table:style-name="ACE-0" office:value-type="float" office:value="12">
            <text:p>12</text:p>
          </table:table-cell>
          <table:table-cell table:style-name="ACE-0" table:formula="of:=IF([.Q168]&gt;0;&quot;marine&quot;;&quot;&quot;)" office:value-type="string" office:string-value="">
            <text:p/>
          </table:table-cell>
          <table:table-cell table:style-name="ACE-0" table:formula="of:=IF([.U168]&gt;0;&quot;U-Th&quot;;&quot;&quot;)" office:value-type="string" office:string-value="U-Th">
            <text:p>U-Th</text:p>
          </table:table-cell>
          <table:table-cell table:style-name="ACE-0" office:value-type="string">
            <text:p>U-Th</text:p>
          </table:table-cell>
          <table:table-cell table:style-name="ACE-0" office:value-type="string">
            <text:p>325-M0034A-11R-1W_25-35</text:p>
          </table:table-cell>
          <table:table-cell table:style-name="ACE-1" table:formula="of:=IF([.M168]&lt;&gt;&quot;NA&quot;;-[.G168]+([.M168]-[.N168])/2-[.N168];-[.G168])" office:value-type="float" office:value="-63.799999999999997">
            <text:p>−63.80</text:p>
          </table:table-cell>
          <table:table-cell table:style-name="ACE-1" table:formula="of:=IF([.M168]&lt;&gt;&quot;NA&quot;;-[.G168]-([.M168]+[.N168])/2-[.N168]/2;-[.G168])" office:value-type="float" office:value="-73.799999999999997">
            <text:p>−73.80</text:p>
          </table:table-cell>
          <table:table-cell table:style-name="ACE-1" table:formula="of:=IF([.M168]&lt;&gt;&quot;NA&quot;;SQRT((([.M168]-[.N168])/2)^2+[.H168]^2);[.H168])" office:value-type="float" office:value="5.0420729863816929">
            <text:p>5.04</text:p>
          </table:table-cell>
          <table:table-cell table:style-name="ACE-2" table:formula="of:=IF([.M168]&lt;&gt;&quot;NA&quot;;0;-1)" office:value-type="float" office:value="0">
            <text:p>0</text:p>
          </table:table-cell>
          <table:table-cell table:style-name="ACE-2" table:formula="of:=IF([.S168]&gt;0;[.S168];[.U168])" office:value-type="float" office:value="12476">
            <text:p>12476</text:p>
          </table:table-cell>
          <table:table-cell table:style-name="ACE-2" table:formula="of:=IF([.T168]&gt;0;[.T168];[.V168])" office:value-type="float" office:value="12">
            <text:p>12</text:p>
          </table:table-cell>
          <table:table-cell table:number-columns-repeated="224" table:style-name="ACE-0"/>
        </table:table-row>
        <table:table-row table:style-name="AROW-1">
          <table:table-cell table:style-name="ACE-0" office:value-type="string">
            <text:p>325-M0034A-11R-1W_25-35</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mple ID: 6108</text:p>
          </table:table-cell>
          <table:table-cell table:style-name="ACE-1" office:value-type="float" office:value="68.799999999999997">
            <text:p>68.80</text:p>
          </table:table-cell>
          <table:table-cell table:style-name="ACE-0" office:value-type="float" office:value="0.65000000000000002">
            <text:p>0.65</text:p>
          </table:table-cell>
          <table:table-cell table:style-name="ACE-0" office:value-type="string">
            <text:p>Coral</text:p>
          </table:table-cell>
          <table:table-cell table:style-name="ACE-0" office:value-type="string">
            <text:p>Goni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537">
            <text:p>12537</text:p>
          </table:table-cell>
          <table:table-cell table:style-name="ACE-0" office:value-type="float" office:value="11">
            <text:p>11</text:p>
          </table:table-cell>
          <table:table-cell table:style-name="ACE-0" table:formula="of:=IF([.Q169]&gt;0;&quot;marine&quot;;&quot;&quot;)" office:value-type="string" office:string-value="">
            <text:p/>
          </table:table-cell>
          <table:table-cell table:style-name="ACE-0" table:formula="of:=IF([.U169]&gt;0;&quot;U-Th&quot;;&quot;&quot;)" office:value-type="string" office:string-value="U-Th">
            <text:p>U-Th</text:p>
          </table:table-cell>
          <table:table-cell table:style-name="ACE-0" office:value-type="string">
            <text:p>U-Th</text:p>
          </table:table-cell>
          <table:table-cell table:style-name="ACE-0" office:value-type="string">
            <text:p>325-M0034A-11R-1W_25-35</text:p>
          </table:table-cell>
          <table:table-cell table:style-name="ACE-1" table:formula="of:=IF([.M169]&lt;&gt;&quot;NA&quot;;-[.G169]+([.M169]-[.N169])/2-[.N169];-[.G169])" office:value-type="float" office:value="-63.799999999999997">
            <text:p>−63.80</text:p>
          </table:table-cell>
          <table:table-cell table:style-name="ACE-1" table:formula="of:=IF([.M169]&lt;&gt;&quot;NA&quot;;-[.G169]-([.M169]+[.N169])/2-[.N169]/2;-[.G169])" office:value-type="float" office:value="-73.799999999999997">
            <text:p>−73.80</text:p>
          </table:table-cell>
          <table:table-cell table:style-name="ACE-1" table:formula="of:=IF([.M169]&lt;&gt;&quot;NA&quot;;SQRT((([.M169]-[.N169])/2)^2+[.H169]^2);[.H169])" office:value-type="float" office:value="5.0420729863816929">
            <text:p>5.04</text:p>
          </table:table-cell>
          <table:table-cell table:style-name="ACE-2" table:formula="of:=IF([.M169]&lt;&gt;&quot;NA&quot;;0;-1)" office:value-type="float" office:value="0">
            <text:p>0</text:p>
          </table:table-cell>
          <table:table-cell table:style-name="ACE-2" table:formula="of:=IF([.S169]&gt;0;[.S169];[.U169])" office:value-type="float" office:value="12537">
            <text:p>12537</text:p>
          </table:table-cell>
          <table:table-cell table:style-name="ACE-2" table:formula="of:=IF([.T169]&gt;0;[.T169];[.V169])" office:value-type="float" office:value="11">
            <text:p>11</text:p>
          </table:table-cell>
          <table:table-cell table:number-columns-repeated="224" table:style-name="ACE-0"/>
        </table:table-row>
        <table:table-row table:style-name="AROW-1">
          <table:table-cell table:style-name="ACE-0" office:value-type="string">
            <text:p>325-M0034A-11R-1W_62-72</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ANU-27026</text:p>
          </table:table-cell>
          <table:table-cell table:style-name="ACE-1" office:value-type="float" office:value="69.170000000000002">
            <text:p>69.17</text:p>
          </table:table-cell>
          <table:table-cell table:style-name="ACE-0" office:value-type="float" office:value="0.65000000000000002">
            <text:p>0.65</text:p>
          </table:table-cell>
          <table:table-cell table:style-name="ACE-0" office:value-type="string">
            <text:p>Coral</text:p>
          </table:table-cell>
          <table:table-cell table:style-name="ACE-0" office:value-type="string">
            <text:p>Goni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5228000000000002">
            <text:p>−3.52</text:p>
          </table:table-cell>
          <table:table-cell table:style-name="ACE-1" office:value-type="float" office:value="0.65700000000000003">
            <text:p>0.66</text:p>
          </table:table-cell>
          <table:table-cell table:style-name="ACE-2" office:value-type="float" office:value="11110">
            <text:p>11110</text:p>
          </table:table-cell>
          <table:table-cell table:style-name="ACE-2" office:value-type="float" office:value="45">
            <text:p>45</text:p>
          </table:table-cell>
          <table:table-cell table:style-name="ACE-0" office:value-type="float" office:value="12627">
            <text:p>12627</text:p>
          </table:table-cell>
          <table:table-cell table:style-name="ACE-0" office:value-type="float" office:value="90">
            <text:p>90</text:p>
          </table:table-cell>
          <table:table-cell table:number-columns-repeated="2" table:style-name="ACE-0"/>
          <table:table-cell table:style-name="ACE-0" table:formula="of:=IF([.Q170]&gt;0;&quot;marine&quot;;&quot;&quot;)" office:value-type="string" office:string-value="marine">
            <text:p>marine</text:p>
          </table:table-cell>
          <table:table-cell table:style-name="ACE-0" table:formula="of:=IF([.U170]&gt;0;&quot;U-Th&quot;;&quot;&quot;)" office:value-type="string" office:string-value="">
            <text:p/>
          </table:table-cell>
          <table:table-cell table:style-name="ACE-0" office:value-type="string">
            <text:p>marine</text:p>
          </table:table-cell>
          <table:table-cell table:style-name="ACE-0" office:value-type="string">
            <text:p>325-M0034A-11R-1W_62-72</text:p>
          </table:table-cell>
          <table:table-cell table:style-name="ACE-1" table:formula="of:=IF([.M170]&lt;&gt;&quot;NA&quot;;-[.G170]+([.M170]-[.N170])/2-[.N170];-[.G170])" office:value-type="float" office:value="-64.170000000000002">
            <text:p>−64.17</text:p>
          </table:table-cell>
          <table:table-cell table:style-name="ACE-1" table:formula="of:=IF([.M170]&lt;&gt;&quot;NA&quot;;-[.G170]-([.M170]+[.N170])/2-[.N170]/2;-[.G170])" office:value-type="float" office:value="-74.170000000000002">
            <text:p>−74.17</text:p>
          </table:table-cell>
          <table:table-cell table:style-name="ACE-1" table:formula="of:=IF([.M170]&lt;&gt;&quot;NA&quot;;SQRT((([.M170]-[.N170])/2)^2+[.H170]^2);[.H170])" office:value-type="float" office:value="5.0420729863816929">
            <text:p>5.04</text:p>
          </table:table-cell>
          <table:table-cell table:style-name="ACE-2" table:formula="of:=IF([.M170]&lt;&gt;&quot;NA&quot;;0;-1)" office:value-type="float" office:value="0">
            <text:p>0</text:p>
          </table:table-cell>
          <table:table-cell table:style-name="ACE-2" table:formula="of:=IF([.S170]&gt;0;[.S170];[.U170])" office:value-type="float" office:value="12627">
            <text:p>12627</text:p>
          </table:table-cell>
          <table:table-cell table:style-name="ACE-2" table:formula="of:=IF([.T170]&gt;0;[.T170];[.V170])" office:value-type="float" office:value="90">
            <text:p>90</text:p>
          </table:table-cell>
          <table:table-cell table:number-columns-repeated="224" table:style-name="ACE-0"/>
        </table:table-row>
        <table:table-row table:style-name="AROW-1">
          <table:table-cell table:style-name="ACE-0" office:value-type="string">
            <text:p>325-M0034A-11R-1W_7-9</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087</text:p>
          </table:table-cell>
          <table:table-cell table:style-name="ACE-1" office:value-type="float" office:value="68.579999999999998">
            <text:p>68.58</text:p>
          </table:table-cell>
          <table:table-cell table:style-name="ACE-0" office:value-type="float" office:value="0.65000000000000002">
            <text:p>0.65</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0884.14573153118">
            <text:p>10884</text:p>
          </table:table-cell>
          <table:table-cell table:style-name="ACE-2" office:value-type="float" office:value="68.649144347787939">
            <text:p>69</text:p>
          </table:table-cell>
          <table:table-cell table:style-name="ACE-0" office:value-type="float" office:value="12330">
            <text:p>12330</text:p>
          </table:table-cell>
          <table:table-cell table:style-name="ACE-0" office:value-type="float" office:value="245">
            <text:p>245</text:p>
          </table:table-cell>
          <table:table-cell table:number-columns-repeated="2" table:style-name="ACE-0"/>
          <table:table-cell table:style-name="ACE-0" table:formula="of:=IF([.Q171]&gt;0;&quot;marine&quot;;&quot;&quot;)" office:value-type="string" office:string-value="marine">
            <text:p>marine</text:p>
          </table:table-cell>
          <table:table-cell table:style-name="ACE-0" table:formula="of:=IF([.U171]&gt;0;&quot;U-Th&quot;;&quot;&quot;)" office:value-type="string" office:string-value="">
            <text:p/>
          </table:table-cell>
          <table:table-cell table:style-name="ACE-0" office:value-type="string">
            <text:p>marine</text:p>
          </table:table-cell>
          <table:table-cell table:style-name="ACE-0" office:value-type="string">
            <text:p>325-M0034A-11R-1W_7-9</text:p>
          </table:table-cell>
          <table:table-cell table:style-name="ACE-1" table:formula="of:=IF([.M171]&lt;&gt;&quot;NA&quot;;-[.G171]+([.M171]-[.N171])/2-[.N171];-[.G171])" office:value-type="float" office:value="-63.579999999999998">
            <text:p>−63.58</text:p>
          </table:table-cell>
          <table:table-cell table:style-name="ACE-1" table:formula="of:=IF([.M171]&lt;&gt;&quot;NA&quot;;-[.G171]-([.M171]+[.N171])/2-[.N171]/2;-[.G171])" office:value-type="float" office:value="-73.579999999999998">
            <text:p>−73.58</text:p>
          </table:table-cell>
          <table:table-cell table:style-name="ACE-1" table:formula="of:=IF([.M171]&lt;&gt;&quot;NA&quot;;SQRT((([.M171]-[.N171])/2)^2+[.H171]^2);[.H171])" office:value-type="float" office:value="5.0420729863816929">
            <text:p>5.04</text:p>
          </table:table-cell>
          <table:table-cell table:style-name="ACE-2" table:formula="of:=IF([.M171]&lt;&gt;&quot;NA&quot;;0;-1)" office:value-type="float" office:value="0">
            <text:p>0</text:p>
          </table:table-cell>
          <table:table-cell table:style-name="ACE-2" table:formula="of:=IF([.S171]&gt;0;[.S171];[.U171])" office:value-type="float" office:value="12330">
            <text:p>12330</text:p>
          </table:table-cell>
          <table:table-cell table:style-name="ACE-2" table:formula="of:=IF([.T171]&gt;0;[.T171];[.V171])" office:value-type="float" office:value="245">
            <text:p>245</text:p>
          </table:table-cell>
          <table:table-cell table:number-columns-repeated="224" table:style-name="ACE-0"/>
        </table:table-row>
        <table:table-row table:style-name="AROW-1">
          <table:table-cell table:style-name="ACE-0" office:value-type="string">
            <text:p>325-M0034A-12R-1W_1-3</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Supple-A</text:p>
          </table:table-cell>
          <table:table-cell table:style-name="ACE-1" office:value-type="float" office:value="70.019999999999996">
            <text:p>70.02</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874">
            <text:p>13874</text:p>
          </table:table-cell>
          <table:table-cell table:style-name="ACE-0" office:value-type="float" office:value="40">
            <text:p>40</text:p>
          </table:table-cell>
          <table:table-cell table:style-name="ACE-0" table:formula="of:=IF([.Q172]&gt;0;&quot;marine&quot;;&quot;&quot;)" office:value-type="string" office:string-value="">
            <text:p/>
          </table:table-cell>
          <table:table-cell table:style-name="ACE-0" table:formula="of:=IF([.U172]&gt;0;&quot;U-Th&quot;;&quot;&quot;)" office:value-type="string" office:string-value="U-Th">
            <text:p>U-Th</text:p>
          </table:table-cell>
          <table:table-cell table:style-name="ACE-0" office:value-type="string">
            <text:p>U-Th</text:p>
          </table:table-cell>
          <table:table-cell table:style-name="ACE-0" office:value-type="string">
            <text:p>325-M0034A-12R-1W_1-3</text:p>
          </table:table-cell>
          <table:table-cell table:style-name="ACE-1" table:formula="of:=IF([.M172]&lt;&gt;&quot;NA&quot;;-[.G172]+([.M172]-[.N172])/2-[.N172];-[.G172])" office:value-type="float" office:value="-65.019999999999996">
            <text:p>−65.02</text:p>
          </table:table-cell>
          <table:table-cell table:style-name="ACE-1" table:formula="of:=IF([.M172]&lt;&gt;&quot;NA&quot;;-[.G172]-([.M172]+[.N172])/2-[.N172]/2;-[.G172])" office:value-type="float" office:value="-75.019999999999996">
            <text:p>−75.02</text:p>
          </table:table-cell>
          <table:table-cell table:style-name="ACE-1" table:formula="of:=IF([.M172]&lt;&gt;&quot;NA&quot;;SQRT((([.M172]-[.N172])/2)^2+[.H172]^2);[.H172])" office:value-type="float" office:value="5.0574301774715584">
            <text:p>5.06</text:p>
          </table:table-cell>
          <table:table-cell table:style-name="ACE-2" table:formula="of:=IF([.M172]&lt;&gt;&quot;NA&quot;;0;-1)" office:value-type="float" office:value="0">
            <text:p>0</text:p>
          </table:table-cell>
          <table:table-cell table:style-name="ACE-2" table:formula="of:=IF([.S172]&gt;0;[.S172];[.U172])" office:value-type="float" office:value="13874">
            <text:p>13874</text:p>
          </table:table-cell>
          <table:table-cell table:style-name="ACE-2" table:formula="of:=IF([.T172]&gt;0;[.T172];[.V172])" office:value-type="float" office:value="40">
            <text:p>40</text:p>
          </table:table-cell>
          <table:table-cell table:number-columns-repeated="224" table:style-name="ACE-0"/>
        </table:table-row>
        <table:table-row table:style-name="AROW-1">
          <table:table-cell table:style-name="ACE-0" office:value-type="string">
            <text:p>325-M0034A-12R-1W_43-46</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table:table-cell table:style-name="ACE-0" office:value-type="string">
            <text:p>YAUT-008913</text:p>
          </table:table-cell>
          <table:table-cell table:style-name="ACE-1" office:value-type="float" office:value="70.444999999999993">
            <text:p>70.44</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0919170895057846">
            <text:p>−2.09</text:p>
          </table:table-cell>
          <table:table-cell table:style-name="ACE-1" office:value-type="float" office:value="1.406137820739644">
            <text:p>1.41</text:p>
          </table:table-cell>
          <table:table-cell table:style-name="ACE-2" office:value-type="float" office:value="11564.425508716733">
            <text:p>11564</text:p>
          </table:table-cell>
          <table:table-cell table:style-name="ACE-2" office:value-type="float" office:value="42.992632524397969">
            <text:p>43</text:p>
          </table:table-cell>
          <table:table-cell table:style-name="ACE-0" office:value-type="float" office:value="13025">
            <text:p>13025</text:p>
          </table:table-cell>
          <table:table-cell table:style-name="ACE-0" office:value-type="float" office:value="155">
            <text:p>155</text:p>
          </table:table-cell>
          <table:table-cell table:number-columns-repeated="2" table:style-name="ACE-0"/>
          <table:table-cell table:style-name="ACE-0" table:formula="of:=IF([.Q173]&gt;0;&quot;marine&quot;;&quot;&quot;)" office:value-type="string" office:string-value="marine">
            <text:p>marine</text:p>
          </table:table-cell>
          <table:table-cell table:style-name="ACE-0" table:formula="of:=IF([.U173]&gt;0;&quot;U-Th&quot;;&quot;&quot;)" office:value-type="string" office:string-value="">
            <text:p/>
          </table:table-cell>
          <table:table-cell table:style-name="ACE-0" office:value-type="string">
            <text:p>marine</text:p>
          </table:table-cell>
          <table:table-cell table:style-name="ACE-0" office:value-type="string">
            <text:p>325-M0034A-12R-1W_43-46</text:p>
          </table:table-cell>
          <table:table-cell table:style-name="ACE-1" table:formula="of:=IF([.M173]&lt;&gt;&quot;NA&quot;;-[.G173]+([.M173]-[.N173])/2-[.N173];-[.G173])" office:value-type="float" office:value="-65.444999999999993">
            <text:p>−65.44</text:p>
          </table:table-cell>
          <table:table-cell table:style-name="ACE-1" table:formula="of:=IF([.M173]&lt;&gt;&quot;NA&quot;;-[.G173]-([.M173]+[.N173])/2-[.N173]/2;-[.G173])" office:value-type="float" office:value="-75.444999999999993">
            <text:p>−75.44</text:p>
          </table:table-cell>
          <table:table-cell table:style-name="ACE-1" table:formula="of:=IF([.M173]&lt;&gt;&quot;NA&quot;;SQRT((([.M173]-[.N173])/2)^2+[.H173]^2);[.H173])" office:value-type="float" office:value="5.0574301774715584">
            <text:p>5.06</text:p>
          </table:table-cell>
          <table:table-cell table:style-name="ACE-2" table:formula="of:=IF([.M173]&lt;&gt;&quot;NA&quot;;0;-1)" office:value-type="float" office:value="0">
            <text:p>0</text:p>
          </table:table-cell>
          <table:table-cell table:style-name="ACE-2" table:formula="of:=IF([.S173]&gt;0;[.S173];[.U173])" office:value-type="float" office:value="13025">
            <text:p>13025</text:p>
          </table:table-cell>
          <table:table-cell table:style-name="ACE-2" table:formula="of:=IF([.T173]&gt;0;[.T173];[.V173])" office:value-type="float" office:value="155">
            <text:p>155</text:p>
          </table:table-cell>
          <table:table-cell table:number-columns-repeated="224" table:style-name="ACE-0"/>
        </table:table-row>
        <table:table-row table:style-name="AROW-1">
          <table:table-cell table:style-name="ACE-0" office:value-type="string">
            <text:p>325-M0034A-12R-2W_11-14</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YAUT-005732</text:p>
          </table:table-cell>
          <table:table-cell table:style-name="ACE-1" office:value-type="float" office:value="70.715000000000003">
            <text:p>70.72</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5391131644771172">
            <text:p>2.54</text:p>
          </table:table-cell>
          <table:table-cell table:style-name="ACE-1" office:value-type="float" office:value="4.416492475315339">
            <text:p>4.42</text:p>
          </table:table-cell>
          <table:table-cell table:style-name="ACE-2" office:value-type="float" office:value="11459.134967362377">
            <text:p>11459</text:p>
          </table:table-cell>
          <table:table-cell table:style-name="ACE-2" office:value-type="float" office:value="62.496851134913612">
            <text:p>62</text:p>
          </table:table-cell>
          <table:table-cell table:style-name="ACE-0" office:value-type="float" office:value="12912">
            <text:p>12912</text:p>
          </table:table-cell>
          <table:table-cell table:style-name="ACE-0" office:value-type="float" office:value="178">
            <text:p>178</text:p>
          </table:table-cell>
          <table:table-cell table:number-columns-repeated="2" table:style-name="ACE-0"/>
          <table:table-cell table:style-name="ACE-0" table:formula="of:=IF([.Q174]&gt;0;&quot;marine&quot;;&quot;&quot;)" office:value-type="string" office:string-value="marine">
            <text:p>marine</text:p>
          </table:table-cell>
          <table:table-cell table:style-name="ACE-0" table:formula="of:=IF([.U174]&gt;0;&quot;U-Th&quot;;&quot;&quot;)" office:value-type="string" office:string-value="">
            <text:p/>
          </table:table-cell>
          <table:table-cell table:style-name="ACE-0" office:value-type="string">
            <text:p>marine</text:p>
          </table:table-cell>
          <table:table-cell table:style-name="ACE-0" office:value-type="string">
            <text:p>325-M0034A-12R-2W_11-14</text:p>
          </table:table-cell>
          <table:table-cell table:style-name="ACE-1" table:formula="of:=IF([.M174]&lt;&gt;&quot;NA&quot;;-[.G174]+([.M174]-[.N174])/2-[.N174];-[.G174])" office:value-type="float" office:value="-65.715000000000003">
            <text:p>−65.72</text:p>
          </table:table-cell>
          <table:table-cell table:style-name="ACE-1" table:formula="of:=IF([.M174]&lt;&gt;&quot;NA&quot;;-[.G174]-([.M174]+[.N174])/2-[.N174]/2;-[.G174])" office:value-type="float" office:value="-75.715000000000003">
            <text:p>−75.72</text:p>
          </table:table-cell>
          <table:table-cell table:style-name="ACE-1" table:formula="of:=IF([.M174]&lt;&gt;&quot;NA&quot;;SQRT((([.M174]-[.N174])/2)^2+[.H174]^2);[.H174])" office:value-type="float" office:value="5.0574301774715584">
            <text:p>5.06</text:p>
          </table:table-cell>
          <table:table-cell table:style-name="ACE-2" table:formula="of:=IF([.M174]&lt;&gt;&quot;NA&quot;;0;-1)" office:value-type="float" office:value="0">
            <text:p>0</text:p>
          </table:table-cell>
          <table:table-cell table:style-name="ACE-2" table:formula="of:=IF([.S174]&gt;0;[.S174];[.U174])" office:value-type="float" office:value="12912">
            <text:p>12912</text:p>
          </table:table-cell>
          <table:table-cell table:style-name="ACE-2" table:formula="of:=IF([.T174]&gt;0;[.T174];[.V174])" office:value-type="float" office:value="178">
            <text:p>178</text:p>
          </table:table-cell>
          <table:table-cell table:number-columns-repeated="224" table:style-name="ACE-0"/>
        </table:table-row>
        <table:table-row table:style-name="AROW-1">
          <table:table-cell table:style-name="ACE-0" office:value-type="string">
            <text:p>325-M0034A-12R-2W_3-5</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1</text:p>
          </table:table-cell>
          <table:table-cell table:style-name="ACE-0" office:value-type="string">
            <text:p>HY-20</text:p>
          </table:table-cell>
          <table:table-cell table:style-name="ACE-0" office:value-type="string">
            <text:p>Supple-A</text:p>
          </table:table-cell>
          <table:table-cell table:style-name="ACE-1" office:value-type="float" office:value="70.629999999999995">
            <text:p>70.63</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092">
            <text:p>13092</text:p>
          </table:table-cell>
          <table:table-cell table:style-name="ACE-0" office:value-type="float" office:value="78">
            <text:p>78</text:p>
          </table:table-cell>
          <table:table-cell table:style-name="ACE-0" table:formula="of:=IF([.Q175]&gt;0;&quot;marine&quot;;&quot;&quot;)" office:value-type="string" office:string-value="">
            <text:p/>
          </table:table-cell>
          <table:table-cell table:style-name="ACE-0" table:formula="of:=IF([.U175]&gt;0;&quot;U-Th&quot;;&quot;&quot;)" office:value-type="string" office:string-value="U-Th">
            <text:p>U-Th</text:p>
          </table:table-cell>
          <table:table-cell table:style-name="ACE-0" office:value-type="string">
            <text:p>U-Th</text:p>
          </table:table-cell>
          <table:table-cell table:style-name="ACE-0" office:value-type="string">
            <text:p>325-M0034A-12R-2W_3-5</text:p>
          </table:table-cell>
          <table:table-cell table:style-name="ACE-1" table:formula="of:=IF([.M175]&lt;&gt;&quot;NA&quot;;-[.G175]+([.M175]-[.N175])/2-[.N175];-[.G175])" office:value-type="float" office:value="-65.629999999999995">
            <text:p>−65.63</text:p>
          </table:table-cell>
          <table:table-cell table:style-name="ACE-1" table:formula="of:=IF([.M175]&lt;&gt;&quot;NA&quot;;-[.G175]-([.M175]+[.N175])/2-[.N175]/2;-[.G175])" office:value-type="float" office:value="-75.629999999999995">
            <text:p>−75.63</text:p>
          </table:table-cell>
          <table:table-cell table:style-name="ACE-1" table:formula="of:=IF([.M175]&lt;&gt;&quot;NA&quot;;SQRT((([.M175]-[.N175])/2)^2+[.H175]^2);[.H175])" office:value-type="float" office:value="5.0574301774715584">
            <text:p>5.06</text:p>
          </table:table-cell>
          <table:table-cell table:style-name="ACE-2" table:formula="of:=IF([.M175]&lt;&gt;&quot;NA&quot;;0;-1)" office:value-type="float" office:value="0">
            <text:p>0</text:p>
          </table:table-cell>
          <table:table-cell table:style-name="ACE-2" table:formula="of:=IF([.S175]&gt;0;[.S175];[.U175])" office:value-type="float" office:value="13092">
            <text:p>13092</text:p>
          </table:table-cell>
          <table:table-cell table:style-name="ACE-2" table:formula="of:=IF([.T175]&gt;0;[.T175];[.V175])" office:value-type="float" office:value="78">
            <text:p>78</text:p>
          </table:table-cell>
          <table:table-cell table:number-columns-repeated="224" table:style-name="ACE-0"/>
        </table:table-row>
        <table:table-row table:style-name="AROW-1">
          <table:table-cell table:style-name="ACE-0" office:value-type="string">
            <text:p>325-M0034A-12R-2W_7-10</text:p>
          </table:table-cell>
          <table:table-cell table:style-name="ACE-0" office:value-type="float" office:value="-19.690000000000001">
            <text:p>−19.69</text:p>
          </table:table-cell>
          <table:table-cell table:style-name="ACE-0" office:value-type="float" office:value="150.22999999999999">
            <text:p>150.23</text:p>
          </table:table-cell>
          <table:table-cell table:style-name="ACE-0" office:value-type="string">
            <text:p>P2</text:p>
          </table:table-cell>
          <table:table-cell table:style-name="ACE-0"/>
          <table:table-cell table:style-name="ACE-0" office:value-type="string">
            <text:p>N/A</text:p>
          </table:table-cell>
          <table:table-cell table:style-name="ACE-1" office:value-type="float" office:value="70.674999999999997">
            <text:p>70.67</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831">
            <text:p>12831</text:p>
          </table:table-cell>
          <table:table-cell table:style-name="ACE-0" office:value-type="float" office:value="18">
            <text:p>18</text:p>
          </table:table-cell>
          <table:table-cell table:style-name="ACE-0" table:formula="of:=IF([.Q176]&gt;0;&quot;marine&quot;;&quot;&quot;)" office:value-type="string" office:string-value="">
            <text:p/>
          </table:table-cell>
          <table:table-cell table:style-name="ACE-0" table:formula="of:=IF([.U176]&gt;0;&quot;U-Th&quot;;&quot;&quot;)" office:value-type="string" office:string-value="U-Th">
            <text:p>U-Th</text:p>
          </table:table-cell>
          <table:table-cell table:style-name="ACE-0" office:value-type="string">
            <text:p>U-Th</text:p>
          </table:table-cell>
          <table:table-cell table:style-name="ACE-0" office:value-type="string">
            <text:p>325-M0034A-12R-2W_7-10</text:p>
          </table:table-cell>
          <table:table-cell table:style-name="ACE-1" table:formula="of:=IF([.M176]&lt;&gt;&quot;NA&quot;;-[.G176]+([.M176]-[.N176])/2-[.N176];-[.G176])" office:value-type="float" office:value="-65.674999999999997">
            <text:p>−65.67</text:p>
          </table:table-cell>
          <table:table-cell table:style-name="ACE-1" table:formula="of:=IF([.M176]&lt;&gt;&quot;NA&quot;;-[.G176]-([.M176]+[.N176])/2-[.N176]/2;-[.G176])" office:value-type="float" office:value="-75.674999999999997">
            <text:p>−75.67</text:p>
          </table:table-cell>
          <table:table-cell table:style-name="ACE-1" table:formula="of:=IF([.M176]&lt;&gt;&quot;NA&quot;;SQRT((([.M176]-[.N176])/2)^2+[.H176]^2);[.H176])" office:value-type="float" office:value="5.0574301774715584">
            <text:p>5.06</text:p>
          </table:table-cell>
          <table:table-cell table:style-name="ACE-2" table:formula="of:=IF([.M176]&lt;&gt;&quot;NA&quot;;0;-1)" office:value-type="float" office:value="0">
            <text:p>0</text:p>
          </table:table-cell>
          <table:table-cell table:style-name="ACE-2" table:formula="of:=IF([.S176]&gt;0;[.S176];[.U176])" office:value-type="float" office:value="12831">
            <text:p>12831</text:p>
          </table:table-cell>
          <table:table-cell table:style-name="ACE-2" table:formula="of:=IF([.T176]&gt;0;[.T176];[.V176])" office:value-type="float" office:value="18">
            <text:p>18</text:p>
          </table:table-cell>
          <table:table-cell table:number-columns-repeated="224" table:style-name="ACE-0"/>
        </table:table-row>
        <table:table-row table:style-name="AROW-1">
          <table:table-cell table:style-name="ACE-0" office:value-type="string">
            <text:p>325-M0034A-12R-2W_7-10</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YAUT-005711</text:p>
          </table:table-cell>
          <table:table-cell table:style-name="ACE-1" office:value-type="float" office:value="70.674999999999997">
            <text:p>70.67</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025493207638263">
            <text:p>−9.03</text:p>
          </table:table-cell>
          <table:table-cell table:style-name="ACE-1" office:value-type="float" office:value="4.4691398635722654">
            <text:p>4.47</text:p>
          </table:table-cell>
          <table:table-cell table:style-name="ACE-2" office:value-type="float" office:value="11359.261912908803">
            <text:p>11359</text:p>
          </table:table-cell>
          <table:table-cell table:style-name="ACE-2" office:value-type="float" office:value="63.649125952017442">
            <text:p>64</text:p>
          </table:table-cell>
          <table:table-cell table:style-name="ACE-0" office:value-type="float" office:value="12825">
            <text:p>12825</text:p>
          </table:table-cell>
          <table:table-cell table:style-name="ACE-0" office:value-type="float" office:value="161">
            <text:p>161</text:p>
          </table:table-cell>
          <table:table-cell table:number-columns-repeated="2" table:style-name="ACE-0"/>
          <table:table-cell table:style-name="ACE-0" table:formula="of:=IF([.Q177]&gt;0;&quot;marine&quot;;&quot;&quot;)" office:value-type="string" office:string-value="marine">
            <text:p>marine</text:p>
          </table:table-cell>
          <table:table-cell table:style-name="ACE-0" table:formula="of:=IF([.U177]&gt;0;&quot;U-Th&quot;;&quot;&quot;)" office:value-type="string" office:string-value="">
            <text:p/>
          </table:table-cell>
          <table:table-cell table:style-name="ACE-0" office:value-type="string">
            <text:p>marine</text:p>
          </table:table-cell>
          <table:table-cell table:style-name="ACE-0" office:value-type="string">
            <text:p>325-M0034A-12R-2W_7-10</text:p>
          </table:table-cell>
          <table:table-cell table:style-name="ACE-1" table:formula="of:=IF([.M177]&lt;&gt;&quot;NA&quot;;-[.G177]+([.M177]-[.N177])/2-[.N177];-[.G177])" office:value-type="float" office:value="-65.674999999999997">
            <text:p>−65.67</text:p>
          </table:table-cell>
          <table:table-cell table:style-name="ACE-1" table:formula="of:=IF([.M177]&lt;&gt;&quot;NA&quot;;-[.G177]-([.M177]+[.N177])/2-[.N177]/2;-[.G177])" office:value-type="float" office:value="-75.674999999999997">
            <text:p>−75.67</text:p>
          </table:table-cell>
          <table:table-cell table:style-name="ACE-1" table:formula="of:=IF([.M177]&lt;&gt;&quot;NA&quot;;SQRT((([.M177]-[.N177])/2)^2+[.H177]^2);[.H177])" office:value-type="float" office:value="5.0574301774715584">
            <text:p>5.06</text:p>
          </table:table-cell>
          <table:table-cell table:style-name="ACE-2" table:formula="of:=IF([.M177]&lt;&gt;&quot;NA&quot;;0;-1)" office:value-type="float" office:value="0">
            <text:p>0</text:p>
          </table:table-cell>
          <table:table-cell table:style-name="ACE-2" table:formula="of:=IF([.S177]&gt;0;[.S177];[.U177])" office:value-type="float" office:value="12825">
            <text:p>12825</text:p>
          </table:table-cell>
          <table:table-cell table:style-name="ACE-2" table:formula="of:=IF([.T177]&gt;0;[.T177];[.V177])" office:value-type="float" office:value="161">
            <text:p>161</text:p>
          </table:table-cell>
          <table:table-cell table:number-columns-repeated="224" table:style-name="ACE-0"/>
        </table:table-row>
        <table:table-row table:style-name="AROW-1">
          <table:table-cell table:style-name="ACE-0" office:value-type="string">
            <text:p>325-M0034A-13R-1W_6-8</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088</text:p>
          </table:table-cell>
          <table:table-cell table:style-name="ACE-1" office:value-type="float" office:value="71.569999999999993">
            <text:p>71.57</text:p>
          </table:table-cell>
          <table:table-cell table:style-name="ACE-0" office:value-type="float" office:value="1.3200000000000001">
            <text:p>1.32</text:p>
          </table:table-cell>
          <table:table-cell table:style-name="ACE-0" office:value-type="string">
            <text:p>Coral</text:p>
          </table:table-cell>
          <table:table-cell table:style-name="ACE-0" office:value-type="string">
            <text:p>Isopora or 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0084.859228088744">
            <text:p>10085</text:p>
          </table:table-cell>
          <table:table-cell table:style-name="ACE-2" office:value-type="float" office:value="71.354555096698689">
            <text:p>71</text:p>
          </table:table-cell>
          <table:table-cell table:style-name="ACE-0" office:value-type="float" office:value="11015">
            <text:p>11015</text:p>
          </table:table-cell>
          <table:table-cell table:style-name="ACE-0" office:value-type="float" office:value="193">
            <text:p>193</text:p>
          </table:table-cell>
          <table:table-cell table:number-columns-repeated="2" table:style-name="ACE-0"/>
          <table:table-cell table:style-name="ACE-0" table:formula="of:=IF([.Q178]&gt;0;&quot;marine&quot;;&quot;&quot;)" office:value-type="string" office:string-value="marine">
            <text:p>marine</text:p>
          </table:table-cell>
          <table:table-cell table:style-name="ACE-0" table:formula="of:=IF([.U178]&gt;0;&quot;U-Th&quot;;&quot;&quot;)" office:value-type="string" office:string-value="">
            <text:p/>
          </table:table-cell>
          <table:table-cell table:style-name="ACE-0" office:value-type="string">
            <text:p>marine</text:p>
          </table:table-cell>
          <table:table-cell table:style-name="ACE-0" office:value-type="string">
            <text:p>325-M0034A-13R-1W_6-8</text:p>
          </table:table-cell>
          <table:table-cell table:style-name="ACE-1" table:formula="of:=IF([.M178]&lt;&gt;&quot;NA&quot;;-[.G178]+([.M178]-[.N178])/2-[.N178];-[.G178])" office:value-type="float" office:value="-66.569999999999993">
            <text:p>−66.57</text:p>
          </table:table-cell>
          <table:table-cell table:style-name="ACE-1" table:formula="of:=IF([.M178]&lt;&gt;&quot;NA&quot;;-[.G178]-([.M178]+[.N178])/2-[.N178]/2;-[.G178])" office:value-type="float" office:value="-76.569999999999993">
            <text:p>−76.57</text:p>
          </table:table-cell>
          <table:table-cell table:style-name="ACE-1" table:formula="of:=IF([.M178]&lt;&gt;&quot;NA&quot;;SQRT((([.M178]-[.N178])/2)^2+[.H178]^2);[.H178])" office:value-type="float" office:value="5.1713054444695103">
            <text:p>5.17</text:p>
          </table:table-cell>
          <table:table-cell table:style-name="ACE-2" table:formula="of:=IF([.M178]&lt;&gt;&quot;NA&quot;;0;-1)" office:value-type="float" office:value="0">
            <text:p>0</text:p>
          </table:table-cell>
          <table:table-cell table:style-name="ACE-2" table:formula="of:=IF([.S178]&gt;0;[.S178];[.U178])" office:value-type="float" office:value="11015">
            <text:p>11015</text:p>
          </table:table-cell>
          <table:table-cell table:style-name="ACE-2" table:formula="of:=IF([.T178]&gt;0;[.T178];[.V178])" office:value-type="float" office:value="193">
            <text:p>193</text:p>
          </table:table-cell>
          <table:table-cell table:number-columns-repeated="224" table:style-name="ACE-0"/>
        </table:table-row>
        <table:table-row table:style-name="AROW-1">
          <table:table-cell table:style-name="ACE-0" office:value-type="string">
            <text:p>325-M0034A-13R-2W_6-8</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N/A</text:p>
          </table:table-cell>
          <table:table-cell table:style-name="ACE-1" office:value-type="float" office:value="71.670000000000002">
            <text:p>71.67</text:p>
          </table:table-cell>
          <table:table-cell table:style-name="ACE-0" office:value-type="float" office:value="1.3200000000000001">
            <text:p>1.32</text:p>
          </table:table-cell>
          <table:table-cell table:style-name="ACE-0" office:value-type="string">
            <text:p>Coral</text:p>
          </table:table-cell>
          <table:table-cell table:style-name="ACE-0" office:value-type="string">
            <text:p>Stylophora pistillat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200">
            <text:p>11200</text:p>
          </table:table-cell>
          <table:table-cell table:style-name="ACE-0" office:value-type="float" office:value="100">
            <text:p>100</text:p>
          </table:table-cell>
          <table:table-cell table:style-name="ACE-0" table:formula="of:=IF([.Q179]&gt;0;&quot;marine&quot;;&quot;&quot;)" office:value-type="string" office:string-value="">
            <text:p/>
          </table:table-cell>
          <table:table-cell table:style-name="ACE-0" table:formula="of:=IF([.U179]&gt;0;&quot;U-Th&quot;;&quot;&quot;)" office:value-type="string" office:string-value="U-Th">
            <text:p>U-Th</text:p>
          </table:table-cell>
          <table:table-cell table:style-name="ACE-0" office:value-type="string">
            <text:p>U-Th</text:p>
          </table:table-cell>
          <table:table-cell table:style-name="ACE-0" office:value-type="string">
            <text:p>325-M0034A-13R-2W_6-8</text:p>
          </table:table-cell>
          <table:table-cell table:style-name="ACE-1" table:formula="of:=IF([.M179]&lt;&gt;&quot;NA&quot;;-[.G179]+([.M179]-[.N179])/2-[.N179];-[.G179])" office:value-type="float" office:value="-66.670000000000002">
            <text:p>−66.67</text:p>
          </table:table-cell>
          <table:table-cell table:style-name="ACE-1" table:formula="of:=IF([.M179]&lt;&gt;&quot;NA&quot;;-[.G179]-([.M179]+[.N179])/2-[.N179]/2;-[.G179])" office:value-type="float" office:value="-76.670000000000002">
            <text:p>−76.67</text:p>
          </table:table-cell>
          <table:table-cell table:style-name="ACE-1" table:formula="of:=IF([.M179]&lt;&gt;&quot;NA&quot;;SQRT((([.M179]-[.N179])/2)^2+[.H179]^2);[.H179])" office:value-type="float" office:value="5.1713054444695103">
            <text:p>5.17</text:p>
          </table:table-cell>
          <table:table-cell table:style-name="ACE-2" table:formula="of:=IF([.M179]&lt;&gt;&quot;NA&quot;;0;-1)" office:value-type="float" office:value="0">
            <text:p>0</text:p>
          </table:table-cell>
          <table:table-cell table:style-name="ACE-2" table:formula="of:=IF([.S179]&gt;0;[.S179];[.U179])" office:value-type="float" office:value="11200">
            <text:p>11200</text:p>
          </table:table-cell>
          <table:table-cell table:style-name="ACE-2" table:formula="of:=IF([.T179]&gt;0;[.T179];[.V179])" office:value-type="float" office:value="100">
            <text:p>100</text:p>
          </table:table-cell>
          <table:table-cell table:number-columns-repeated="224" table:style-name="ACE-0"/>
        </table:table-row>
        <table:table-row table:style-name="AROW-1">
          <table:table-cell table:style-name="ACE-0" office:value-type="string">
            <text:p>325-M0034A-13R-CCW_6-8</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108</text:p>
          </table:table-cell>
          <table:table-cell table:style-name="ACE-1" office:value-type="float" office:value="71.670000000000002">
            <text:p>71.67</text:p>
          </table:table-cell>
          <table:table-cell table:style-name="ACE-0" office:value-type="float" office:value="1.3200000000000001">
            <text:p>1.32</text:p>
          </table:table-cell>
          <table:table-cell table:style-name="ACE-0" office:value-type="string">
            <text:p>Coral</text:p>
          </table:table-cell>
          <table:table-cell table:style-name="ACE-0" office:value-type="string">
            <text:p>Isopora or 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0042.546948068055">
            <text:p>10043</text:p>
          </table:table-cell>
          <table:table-cell table:style-name="ACE-2" office:value-type="float" office:value="73.818694979717023">
            <text:p>74</text:p>
          </table:table-cell>
          <table:table-cell table:style-name="ACE-0" office:value-type="float" office:value="10976">
            <text:p>10976</text:p>
          </table:table-cell>
          <table:table-cell table:style-name="ACE-0" office:value-type="float" office:value="204">
            <text:p>204</text:p>
          </table:table-cell>
          <table:table-cell table:number-columns-repeated="2" table:style-name="ACE-0"/>
          <table:table-cell table:style-name="ACE-0" table:formula="of:=IF([.Q180]&gt;0;&quot;marine&quot;;&quot;&quot;)" office:value-type="string" office:string-value="marine">
            <text:p>marine</text:p>
          </table:table-cell>
          <table:table-cell table:style-name="ACE-0" table:formula="of:=IF([.U180]&gt;0;&quot;U-Th&quot;;&quot;&quot;)" office:value-type="string" office:string-value="">
            <text:p/>
          </table:table-cell>
          <table:table-cell table:style-name="ACE-0" office:value-type="string">
            <text:p>marine</text:p>
          </table:table-cell>
          <table:table-cell table:style-name="ACE-0" office:value-type="string">
            <text:p>325-M0034A-13R-CCW_6-8</text:p>
          </table:table-cell>
          <table:table-cell table:style-name="ACE-1" table:formula="of:=IF([.M180]&lt;&gt;&quot;NA&quot;;-[.G180]+([.M180]-[.N180])/2-[.N180];-[.G180])" office:value-type="float" office:value="-66.670000000000002">
            <text:p>−66.67</text:p>
          </table:table-cell>
          <table:table-cell table:style-name="ACE-1" table:formula="of:=IF([.M180]&lt;&gt;&quot;NA&quot;;-[.G180]-([.M180]+[.N180])/2-[.N180]/2;-[.G180])" office:value-type="float" office:value="-76.670000000000002">
            <text:p>−76.67</text:p>
          </table:table-cell>
          <table:table-cell table:style-name="ACE-1" table:formula="of:=IF([.M180]&lt;&gt;&quot;NA&quot;;SQRT((([.M180]-[.N180])/2)^2+[.H180]^2);[.H180])" office:value-type="float" office:value="5.1713054444695103">
            <text:p>5.17</text:p>
          </table:table-cell>
          <table:table-cell table:style-name="ACE-2" table:formula="of:=IF([.M180]&lt;&gt;&quot;NA&quot;;0;-1)" office:value-type="float" office:value="0">
            <text:p>0</text:p>
          </table:table-cell>
          <table:table-cell table:style-name="ACE-2" table:formula="of:=IF([.S180]&gt;0;[.S180];[.U180])" office:value-type="float" office:value="10976">
            <text:p>10976</text:p>
          </table:table-cell>
          <table:table-cell table:style-name="ACE-2" table:formula="of:=IF([.T180]&gt;0;[.T180];[.V180])" office:value-type="float" office:value="204">
            <text:p>204</text:p>
          </table:table-cell>
          <table:table-cell table:number-columns-repeated="224" table:style-name="ACE-0"/>
        </table:table-row>
        <table:table-row table:style-name="AROW-1">
          <table:table-cell table:style-name="ACE-0" office:value-type="string">
            <text:p>325-M0034A-14R-1W_2-4</text:p>
          </table:table-cell>
          <table:table-cell table:style-name="ACE-0" office:value-type="float" office:value="-19.690000000000001">
            <text:p>−19.69</text:p>
          </table:table-cell>
          <table:table-cell table:style-name="ACE-0" office:value-type="float" office:value="150.22999999999999">
            <text:p>150.23</text:p>
          </table:table-cell>
          <table:table-cell table:number-columns-repeated="2" table:style-name="ACE-0"/>
          <table:table-cell table:style-name="ACE-0" office:value-type="string">
            <text:p>MTC-15109</text:p>
          </table:table-cell>
          <table:table-cell table:style-name="ACE-1" office:value-type="float" office:value="73.030000000000001">
            <text:p>73.03</text:p>
          </table:table-cell>
          <table:table-cell table:style-name="ACE-0" office:value-type="float" office:value="1.28">
            <text:p>1.28</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1611.441411591009">
            <text:p>11611</text:p>
          </table:table-cell>
          <table:table-cell table:style-name="ACE-2" office:value-type="float" office:value="78.97770539207913">
            <text:p>79</text:p>
          </table:table-cell>
          <table:table-cell table:style-name="ACE-0" office:value-type="float" office:value="13057">
            <text:p>13057</text:p>
          </table:table-cell>
          <table:table-cell table:style-name="ACE-0" office:value-type="float" office:value="204">
            <text:p>204</text:p>
          </table:table-cell>
          <table:table-cell table:number-columns-repeated="2" table:style-name="ACE-0"/>
          <table:table-cell table:style-name="ACE-0" table:formula="of:=IF([.Q181]&gt;0;&quot;marine&quot;;&quot;&quot;)" office:value-type="string" office:string-value="marine">
            <text:p>marine</text:p>
          </table:table-cell>
          <table:table-cell table:style-name="ACE-0" table:formula="of:=IF([.U181]&gt;0;&quot;U-Th&quot;;&quot;&quot;)" office:value-type="string" office:string-value="">
            <text:p/>
          </table:table-cell>
          <table:table-cell table:style-name="ACE-0" office:value-type="string">
            <text:p>marine</text:p>
          </table:table-cell>
          <table:table-cell table:style-name="ACE-0" office:value-type="string">
            <text:p>325-M0034A-14R-1W_2-4</text:p>
          </table:table-cell>
          <table:table-cell table:style-name="ACE-1" table:formula="of:=IF([.M181]&lt;&gt;&quot;NA&quot;;-[.G181]+([.M181]-[.N181])/2-[.N181];-[.G181])" office:value-type="float" office:value="-73.030000000000001">
            <text:p>−73.03</text:p>
          </table:table-cell>
          <table:table-cell table:style-name="ACE-1" table:formula="of:=IF([.M181]&lt;&gt;&quot;NA&quot;;-[.G181]-([.M181]+[.N181])/2-[.N181]/2;-[.G181])" office:value-type="float" office:value="-73.030000000000001">
            <text:p>−73.03</text:p>
          </table:table-cell>
          <table:table-cell table:style-name="ACE-1" table:formula="of:=IF([.M181]&lt;&gt;&quot;NA&quot;;SQRT((([.M181]-[.N181])/2)^2+[.H181]^2);[.H181])" office:value-type="float" office:value="1.28">
            <text:p>1.28</text:p>
          </table:table-cell>
          <table:table-cell table:style-name="ACE-2" table:formula="of:=IF([.M181]&lt;&gt;&quot;NA&quot;;0;-1)" office:value-type="float" office:value="-1">
            <text:p>−1</text:p>
          </table:table-cell>
          <table:table-cell table:style-name="ACE-2" table:formula="of:=IF([.S181]&gt;0;[.S181];[.U181])" office:value-type="float" office:value="13057">
            <text:p>13057</text:p>
          </table:table-cell>
          <table:table-cell table:style-name="ACE-2" table:formula="of:=IF([.T181]&gt;0;[.T181];[.V181])" office:value-type="float" office:value="204">
            <text:p>204</text:p>
          </table:table-cell>
          <table:table-cell table:number-columns-repeated="224" table:style-name="ACE-0"/>
        </table:table-row>
        <table:table-row table:style-name="AROW-1">
          <table:table-cell table:style-name="ACE-0" office:value-type="string">
            <text:p>325-M0035A-03R-1W_35-3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05.66499999999999">
            <text:p>105.66</text:p>
          </table:table-cell>
          <table:table-cell table:style-name="ACE-0" office:value-type="float" office:value="1.4099999999999999">
            <text:p>1.4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5100">
            <text:p>15100</text:p>
          </table:table-cell>
          <table:table-cell table:style-name="ACE-0" office:value-type="float" office:value="18">
            <text:p>18</text:p>
          </table:table-cell>
          <table:table-cell table:style-name="ACE-0" table:formula="of:=IF([.Q182]&gt;0;&quot;marine&quot;;&quot;&quot;)" office:value-type="string" office:string-value="">
            <text:p/>
          </table:table-cell>
          <table:table-cell table:style-name="ACE-0" table:formula="of:=IF([.U182]&gt;0;&quot;U-Th&quot;;&quot;&quot;)" office:value-type="string" office:string-value="U-Th">
            <text:p>U-Th</text:p>
          </table:table-cell>
          <table:table-cell table:style-name="ACE-0" office:value-type="string">
            <text:p>U-Th</text:p>
          </table:table-cell>
          <table:table-cell table:style-name="ACE-0" office:value-type="string">
            <text:p>325-M0035A-03R-1W_35-38</text:p>
          </table:table-cell>
          <table:table-cell table:style-name="ACE-1" table:formula="of:=IF([.M182]&lt;&gt;&quot;NA&quot;;-[.G182]+([.M182]-[.N182])/2-[.N182];-[.G182])" office:value-type="float" office:value="-105.66499999999999">
            <text:p>−105.66</text:p>
          </table:table-cell>
          <table:table-cell table:style-name="ACE-1" table:formula="of:=IF([.M182]&lt;&gt;&quot;NA&quot;;-[.G182]-([.M182]+[.N182])/2-[.N182]/2;-[.G182])" office:value-type="float" office:value="-105.66499999999999">
            <text:p>−105.66</text:p>
          </table:table-cell>
          <table:table-cell table:style-name="ACE-1" table:formula="of:=IF([.M182]&lt;&gt;&quot;NA&quot;;SQRT((([.M182]-[.N182])/2)^2+[.H182]^2);[.H182])" office:value-type="float" office:value="1.4099999999999999">
            <text:p>1.41</text:p>
          </table:table-cell>
          <table:table-cell table:style-name="ACE-2" table:formula="of:=IF([.M182]&lt;&gt;&quot;NA&quot;;0;-1)" office:value-type="float" office:value="-1">
            <text:p>−1</text:p>
          </table:table-cell>
          <table:table-cell table:style-name="ACE-2" table:formula="of:=IF([.S182]&gt;0;[.S182];[.U182])" office:value-type="float" office:value="15100">
            <text:p>15100</text:p>
          </table:table-cell>
          <table:table-cell table:style-name="ACE-2" table:formula="of:=IF([.T182]&gt;0;[.T182];[.V182])" office:value-type="float" office:value="18">
            <text:p>18</text:p>
          </table:table-cell>
          <table:table-cell table:number-columns-repeated="224" table:style-name="ACE-0"/>
        </table:table-row>
        <table:table-row table:style-name="AROW-1">
          <table:table-cell table:style-name="ACE-0" office:value-type="string">
            <text:p>325-M0035A-03R-2W_2-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14217</text:p>
          </table:table-cell>
          <table:table-cell table:style-name="ACE-1" office:value-type="float" office:value="105.72999999999999">
            <text:p>105.73</text:p>
          </table:table-cell>
          <table:table-cell table:style-name="ACE-0" office:value-type="float" office:value="1.4099999999999999">
            <text:p>1.4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style-name="ACE-1" office:value-type="float" office:value="-5.8651">
            <text:p>−5.87</text:p>
          </table:table-cell>
          <table:table-cell table:style-name="ACE-1" office:value-type="float" office:value="0.17299999999999999">
            <text:p>0.17</text:p>
          </table:table-cell>
          <table:table-cell table:style-name="ACE-2" office:value-type="float" office:value="13030">
            <text:p>13030</text:p>
          </table:table-cell>
          <table:table-cell table:style-name="ACE-2" office:value-type="float" office:value="40">
            <text:p>40</text:p>
          </table:table-cell>
          <table:table-cell table:style-name="ACE-0" office:value-type="float" office:value="14900">
            <text:p>14900</text:p>
          </table:table-cell>
          <table:table-cell table:style-name="ACE-0" office:value-type="float" office:value="350">
            <text:p>350</text:p>
          </table:table-cell>
          <table:table-cell table:number-columns-repeated="2" table:style-name="ACE-0"/>
          <table:table-cell table:style-name="ACE-0" table:formula="of:=IF([.Q183]&gt;0;&quot;marine&quot;;&quot;&quot;)" office:value-type="string" office:string-value="marine">
            <text:p>marine</text:p>
          </table:table-cell>
          <table:table-cell table:style-name="ACE-0" table:formula="of:=IF([.U183]&gt;0;&quot;U-Th&quot;;&quot;&quot;)" office:value-type="string" office:string-value="">
            <text:p/>
          </table:table-cell>
          <table:table-cell table:style-name="ACE-0" office:value-type="string">
            <text:p>marine</text:p>
          </table:table-cell>
          <table:table-cell table:style-name="ACE-0" office:value-type="string">
            <text:p>325-M0035A-03R-2W_2-4</text:p>
          </table:table-cell>
          <table:table-cell table:style-name="ACE-1" table:formula="of:=IF([.M183]&lt;&gt;&quot;NA&quot;;-[.G183]+([.M183]-[.N183])/2-[.N183];-[.G183])" office:value-type="float" office:value="-105.72999999999999">
            <text:p>−105.73</text:p>
          </table:table-cell>
          <table:table-cell table:style-name="ACE-1" table:formula="of:=IF([.M183]&lt;&gt;&quot;NA&quot;;-[.G183]-([.M183]+[.N183])/2-[.N183]/2;-[.G183])" office:value-type="float" office:value="-105.72999999999999">
            <text:p>−105.73</text:p>
          </table:table-cell>
          <table:table-cell table:style-name="ACE-1" table:formula="of:=IF([.M183]&lt;&gt;&quot;NA&quot;;SQRT((([.M183]-[.N183])/2)^2+[.H183]^2);[.H183])" office:value-type="float" office:value="1.4099999999999999">
            <text:p>1.41</text:p>
          </table:table-cell>
          <table:table-cell table:style-name="ACE-2" table:formula="of:=IF([.M183]&lt;&gt;&quot;NA&quot;;0;-1)" office:value-type="float" office:value="-1">
            <text:p>−1</text:p>
          </table:table-cell>
          <table:table-cell table:style-name="ACE-2" table:formula="of:=IF([.S183]&gt;0;[.S183];[.U183])" office:value-type="float" office:value="14900">
            <text:p>14900</text:p>
          </table:table-cell>
          <table:table-cell table:style-name="ACE-2" table:formula="of:=IF([.T183]&gt;0;[.T183];[.V183])" office:value-type="float" office:value="350">
            <text:p>350</text:p>
          </table:table-cell>
          <table:table-cell table:number-columns-repeated="224" table:style-name="ACE-0"/>
        </table:table-row>
        <table:table-row table:style-name="AROW-1">
          <table:table-cell table:style-name="ACE-0" office:value-type="string">
            <text:p>325-M0035A-03R-CCW_2-4A</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4507</text:p>
          </table:table-cell>
          <table:table-cell table:style-name="ACE-1" office:value-type="float" office:value="105.72">
            <text:p>105.72</text:p>
          </table:table-cell>
          <table:table-cell table:style-name="ACE-0" office:value-type="float" office:value="1.4099999999999999">
            <text:p>1.4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style-name="ACE-1" office:value-type="float" office:value="-11.867800000000001">
            <text:p>−11.87</text:p>
          </table:table-cell>
          <table:table-cell table:style-name="ACE-1" office:value-type="float" office:value="0.64500000000000002">
            <text:p>0.65</text:p>
          </table:table-cell>
          <table:table-cell table:style-name="ACE-2" office:value-type="float" office:value="12915">
            <text:p>12915</text:p>
          </table:table-cell>
          <table:table-cell table:style-name="ACE-2" office:value-type="float" office:value="45">
            <text:p>45</text:p>
          </table:table-cell>
          <table:table-cell table:style-name="ACE-0" office:value-type="float" office:value="14687">
            <text:p>14687</text:p>
          </table:table-cell>
          <table:table-cell table:style-name="ACE-0" office:value-type="float" office:value="359">
            <text:p>359</text:p>
          </table:table-cell>
          <table:table-cell table:number-columns-repeated="2" table:style-name="ACE-0"/>
          <table:table-cell table:style-name="ACE-0" table:formula="of:=IF([.Q184]&gt;0;&quot;marine&quot;;&quot;&quot;)" office:value-type="string" office:string-value="marine">
            <text:p>marine</text:p>
          </table:table-cell>
          <table:table-cell table:style-name="ACE-0" table:formula="of:=IF([.U184]&gt;0;&quot;U-Th&quot;;&quot;&quot;)" office:value-type="string" office:string-value="">
            <text:p/>
          </table:table-cell>
          <table:table-cell table:style-name="ACE-0" office:value-type="string">
            <text:p>marine</text:p>
          </table:table-cell>
          <table:table-cell table:style-name="ACE-0" office:value-type="string">
            <text:p>325-M0035A-03R-CCW_2-4A</text:p>
          </table:table-cell>
          <table:table-cell table:style-name="ACE-1" table:formula="of:=IF([.M184]&lt;&gt;&quot;NA&quot;;-[.G184]+([.M184]-[.N184])/2-[.N184];-[.G184])" office:value-type="float" office:value="-105.72">
            <text:p>−105.72</text:p>
          </table:table-cell>
          <table:table-cell table:style-name="ACE-1" table:formula="of:=IF([.M184]&lt;&gt;&quot;NA&quot;;-[.G184]-([.M184]+[.N184])/2-[.N184]/2;-[.G184])" office:value-type="float" office:value="-105.72">
            <text:p>−105.72</text:p>
          </table:table-cell>
          <table:table-cell table:style-name="ACE-1" table:formula="of:=IF([.M184]&lt;&gt;&quot;NA&quot;;SQRT((([.M184]-[.N184])/2)^2+[.H184]^2);[.H184])" office:value-type="float" office:value="1.4099999999999999">
            <text:p>1.41</text:p>
          </table:table-cell>
          <table:table-cell table:style-name="ACE-2" table:formula="of:=IF([.M184]&lt;&gt;&quot;NA&quot;;0;-1)" office:value-type="float" office:value="-1">
            <text:p>−1</text:p>
          </table:table-cell>
          <table:table-cell table:style-name="ACE-2" table:formula="of:=IF([.S184]&gt;0;[.S184];[.U184])" office:value-type="float" office:value="14687">
            <text:p>14687</text:p>
          </table:table-cell>
          <table:table-cell table:style-name="ACE-2" table:formula="of:=IF([.T184]&gt;0;[.T184];[.V184])" office:value-type="float" office:value="359">
            <text:p>359</text:p>
          </table:table-cell>
          <table:table-cell table:number-columns-repeated="224" table:style-name="ACE-0"/>
        </table:table-row>
        <table:table-row table:style-name="AROW-1">
          <table:table-cell table:style-name="ACE-0" office:value-type="string">
            <text:p>325-M0035A-03R-CCW_2-4B</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4524</text:p>
          </table:table-cell>
          <table:table-cell table:style-name="ACE-1" office:value-type="float" office:value="105.72999999999999">
            <text:p>105.73</text:p>
          </table:table-cell>
          <table:table-cell table:style-name="ACE-0" office:value-type="float" office:value="1.4099999999999999">
            <text:p>1.4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style-name="ACE-1" office:value-type="float" office:value="-5.0877999999999997">
            <text:p>−5.09</text:p>
          </table:table-cell>
          <table:table-cell table:style-name="ACE-1" office:value-type="float" office:value="0.499">
            <text:p>0.50</text:p>
          </table:table-cell>
          <table:table-cell table:style-name="ACE-2" office:value-type="float" office:value="12920">
            <text:p>12920</text:p>
          </table:table-cell>
          <table:table-cell table:style-name="ACE-2" office:value-type="float" office:value="45">
            <text:p>45</text:p>
          </table:table-cell>
          <table:table-cell table:style-name="ACE-0" office:value-type="float" office:value="14695">
            <text:p>14695</text:p>
          </table:table-cell>
          <table:table-cell table:style-name="ACE-0" office:value-type="float" office:value="356">
            <text:p>356</text:p>
          </table:table-cell>
          <table:table-cell table:number-columns-repeated="2" table:style-name="ACE-0"/>
          <table:table-cell table:style-name="ACE-0" table:formula="of:=IF([.Q185]&gt;0;&quot;marine&quot;;&quot;&quot;)" office:value-type="string" office:string-value="marine">
            <text:p>marine</text:p>
          </table:table-cell>
          <table:table-cell table:style-name="ACE-0" table:formula="of:=IF([.U185]&gt;0;&quot;U-Th&quot;;&quot;&quot;)" office:value-type="string" office:string-value="">
            <text:p/>
          </table:table-cell>
          <table:table-cell table:style-name="ACE-0" office:value-type="string">
            <text:p>marine</text:p>
          </table:table-cell>
          <table:table-cell table:style-name="ACE-0" office:value-type="string">
            <text:p>325-M0035A-03R-CCW_2-4B</text:p>
          </table:table-cell>
          <table:table-cell table:style-name="ACE-1" table:formula="of:=IF([.M185]&lt;&gt;&quot;NA&quot;;-[.G185]+([.M185]-[.N185])/2-[.N185];-[.G185])" office:value-type="float" office:value="-105.72999999999999">
            <text:p>−105.73</text:p>
          </table:table-cell>
          <table:table-cell table:style-name="ACE-1" table:formula="of:=IF([.M185]&lt;&gt;&quot;NA&quot;;-[.G185]-([.M185]+[.N185])/2-[.N185]/2;-[.G185])" office:value-type="float" office:value="-105.72999999999999">
            <text:p>−105.73</text:p>
          </table:table-cell>
          <table:table-cell table:style-name="ACE-1" table:formula="of:=IF([.M185]&lt;&gt;&quot;NA&quot;;SQRT((([.M185]-[.N185])/2)^2+[.H185]^2);[.H185])" office:value-type="float" office:value="1.4099999999999999">
            <text:p>1.41</text:p>
          </table:table-cell>
          <table:table-cell table:style-name="ACE-2" table:formula="of:=IF([.M185]&lt;&gt;&quot;NA&quot;;0;-1)" office:value-type="float" office:value="-1">
            <text:p>−1</text:p>
          </table:table-cell>
          <table:table-cell table:style-name="ACE-2" table:formula="of:=IF([.S185]&gt;0;[.S185];[.U185])" office:value-type="float" office:value="14695">
            <text:p>14695</text:p>
          </table:table-cell>
          <table:table-cell table:style-name="ACE-2" table:formula="of:=IF([.T185]&gt;0;[.T185];[.V185])" office:value-type="float" office:value="356">
            <text:p>356</text:p>
          </table:table-cell>
          <table:table-cell table:number-columns-repeated="224" table:style-name="ACE-0"/>
        </table:table-row>
        <table:table-row table:style-name="AROW-1">
          <table:table-cell table:style-name="ACE-0" office:value-type="string">
            <text:p>325-M0035A-05R-1W_39-4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09.08999999999999">
            <text:p>109.09</text:p>
          </table:table-cell>
          <table:table-cell table:style-name="ACE-0" office:value-type="float" office:value="0.37">
            <text:p>0.37</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5023">
            <text:p>15023</text:p>
          </table:table-cell>
          <table:table-cell table:style-name="ACE-0" office:value-type="float" office:value="18">
            <text:p>18</text:p>
          </table:table-cell>
          <table:table-cell table:style-name="ACE-0" table:formula="of:=IF([.Q186]&gt;0;&quot;marine&quot;;&quot;&quot;)" office:value-type="string" office:string-value="">
            <text:p/>
          </table:table-cell>
          <table:table-cell table:style-name="ACE-0" table:formula="of:=IF([.U186]&gt;0;&quot;U-Th&quot;;&quot;&quot;)" office:value-type="string" office:string-value="U-Th">
            <text:p>U-Th</text:p>
          </table:table-cell>
          <table:table-cell table:style-name="ACE-0" office:value-type="string">
            <text:p>U-Th</text:p>
          </table:table-cell>
          <table:table-cell table:style-name="ACE-0" office:value-type="string">
            <text:p>325-M0035A-05R-1W_39-43</text:p>
          </table:table-cell>
          <table:table-cell table:style-name="ACE-1" table:formula="of:=IF([.M186]&lt;&gt;&quot;NA&quot;;-[.G186]+([.M186]-[.N186])/2-[.N186];-[.G186])" office:value-type="float" office:value="-109.08999999999999">
            <text:p>−109.09</text:p>
          </table:table-cell>
          <table:table-cell table:style-name="ACE-1" table:formula="of:=IF([.M186]&lt;&gt;&quot;NA&quot;;-[.G186]-([.M186]+[.N186])/2-[.N186]/2;-[.G186])" office:value-type="float" office:value="-109.08999999999999">
            <text:p>−109.09</text:p>
          </table:table-cell>
          <table:table-cell table:style-name="ACE-1" table:formula="of:=IF([.M186]&lt;&gt;&quot;NA&quot;;SQRT((([.M186]-[.N186])/2)^2+[.H186]^2);[.H186])" office:value-type="float" office:value="0.37">
            <text:p>0.37</text:p>
          </table:table-cell>
          <table:table-cell table:style-name="ACE-2" table:formula="of:=IF([.M186]&lt;&gt;&quot;NA&quot;;0;-1)" office:value-type="float" office:value="-1">
            <text:p>−1</text:p>
          </table:table-cell>
          <table:table-cell table:style-name="ACE-2" table:formula="of:=IF([.S186]&gt;0;[.S186];[.U186])" office:value-type="float" office:value="15023">
            <text:p>15023</text:p>
          </table:table-cell>
          <table:table-cell table:style-name="ACE-2" table:formula="of:=IF([.T186]&gt;0;[.T186];[.V186])" office:value-type="float" office:value="18">
            <text:p>18</text:p>
          </table:table-cell>
          <table:table-cell table:number-columns-repeated="224" table:style-name="ACE-0"/>
        </table:table-row>
        <table:table-row table:style-name="AROW-1">
          <table:table-cell table:style-name="ACE-0" office:value-type="string">
            <text:p>325-M0035A-05R-1W_56-6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09.25999999999999">
            <text:p>109.26</text:p>
          </table:table-cell>
          <table:table-cell table:style-name="ACE-0" office:value-type="float" office:value="0.37">
            <text:p>0.37</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4365">
            <text:p>14365</text:p>
          </table:table-cell>
          <table:table-cell table:style-name="ACE-0" office:value-type="float" office:value="15">
            <text:p>15</text:p>
          </table:table-cell>
          <table:table-cell table:style-name="ACE-0" table:formula="of:=IF([.Q187]&gt;0;&quot;marine&quot;;&quot;&quot;)" office:value-type="string" office:string-value="">
            <text:p/>
          </table:table-cell>
          <table:table-cell table:style-name="ACE-0" table:formula="of:=IF([.U187]&gt;0;&quot;U-Th&quot;;&quot;&quot;)" office:value-type="string" office:string-value="U-Th">
            <text:p>U-Th</text:p>
          </table:table-cell>
          <table:table-cell table:style-name="ACE-0" office:value-type="string">
            <text:p>U-Th</text:p>
          </table:table-cell>
          <table:table-cell table:style-name="ACE-0" office:value-type="string">
            <text:p>325-M0035A-05R-1W_56-60</text:p>
          </table:table-cell>
          <table:table-cell table:style-name="ACE-1" table:formula="of:=IF([.M187]&lt;&gt;&quot;NA&quot;;-[.G187]+([.M187]-[.N187])/2-[.N187];-[.G187])" office:value-type="float" office:value="-109.25999999999999">
            <text:p>−109.26</text:p>
          </table:table-cell>
          <table:table-cell table:style-name="ACE-1" table:formula="of:=IF([.M187]&lt;&gt;&quot;NA&quot;;-[.G187]-([.M187]+[.N187])/2-[.N187]/2;-[.G187])" office:value-type="float" office:value="-109.25999999999999">
            <text:p>−109.26</text:p>
          </table:table-cell>
          <table:table-cell table:style-name="ACE-1" table:formula="of:=IF([.M187]&lt;&gt;&quot;NA&quot;;SQRT((([.M187]-[.N187])/2)^2+[.H187]^2);[.H187])" office:value-type="float" office:value="0.37">
            <text:p>0.37</text:p>
          </table:table-cell>
          <table:table-cell table:style-name="ACE-2" table:formula="of:=IF([.M187]&lt;&gt;&quot;NA&quot;;0;-1)" office:value-type="float" office:value="-1">
            <text:p>−1</text:p>
          </table:table-cell>
          <table:table-cell table:style-name="ACE-2" table:formula="of:=IF([.S187]&gt;0;[.S187];[.U187])" office:value-type="float" office:value="14365">
            <text:p>14365</text:p>
          </table:table-cell>
          <table:table-cell table:style-name="ACE-2" table:formula="of:=IF([.T187]&gt;0;[.T187];[.V187])" office:value-type="float" office:value="15">
            <text:p>15</text:p>
          </table:table-cell>
          <table:table-cell table:number-columns-repeated="224" table:style-name="ACE-0"/>
        </table:table-row>
        <table:table-row table:style-name="AROW-1">
          <table:table-cell table:style-name="ACE-0" office:value-type="string">
            <text:p>325-M0035A-05R-1W_6-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08.75">
            <text:p>108.75</text:p>
          </table:table-cell>
          <table:table-cell table:style-name="ACE-0" office:value-type="float" office:value="0.37">
            <text:p>0.37</text:p>
          </table:table-cell>
          <table:table-cell table:style-name="ACE-0" office:value-type="string">
            <text:p>Coral</text:p>
          </table:table-cell>
          <table:table-cell table:style-name="ACE-0" office:value-type="string">
            <text:p>Isopora/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3602">
            <text:p>13602</text:p>
          </table:table-cell>
          <table:table-cell table:style-name="ACE-0" office:value-type="float" office:value="23">
            <text:p>23</text:p>
          </table:table-cell>
          <table:table-cell table:style-name="ACE-0" table:formula="of:=IF([.Q188]&gt;0;&quot;marine&quot;;&quot;&quot;)" office:value-type="string" office:string-value="">
            <text:p/>
          </table:table-cell>
          <table:table-cell table:style-name="ACE-0" table:formula="of:=IF([.U188]&gt;0;&quot;U-Th&quot;;&quot;&quot;)" office:value-type="string" office:string-value="U-Th">
            <text:p>U-Th</text:p>
          </table:table-cell>
          <table:table-cell table:style-name="ACE-0" office:value-type="string">
            <text:p>U-Th</text:p>
          </table:table-cell>
          <table:table-cell table:style-name="ACE-0" office:value-type="string">
            <text:p>325-M0035A-05R-1W_6-8</text:p>
          </table:table-cell>
          <table:table-cell table:style-name="ACE-1" table:formula="of:=IF([.M188]&lt;&gt;&quot;NA&quot;;-[.G188]+([.M188]-[.N188])/2-[.N188];-[.G188])" office:value-type="float" office:value="-108.75">
            <text:p>−108.75</text:p>
          </table:table-cell>
          <table:table-cell table:style-name="ACE-1" table:formula="of:=IF([.M188]&lt;&gt;&quot;NA&quot;;-[.G188]-([.M188]+[.N188])/2-[.N188]/2;-[.G188])" office:value-type="float" office:value="-108.75">
            <text:p>−108.75</text:p>
          </table:table-cell>
          <table:table-cell table:style-name="ACE-1" table:formula="of:=IF([.M188]&lt;&gt;&quot;NA&quot;;SQRT((([.M188]-[.N188])/2)^2+[.H188]^2);[.H188])" office:value-type="float" office:value="0.37">
            <text:p>0.37</text:p>
          </table:table-cell>
          <table:table-cell table:style-name="ACE-2" table:formula="of:=IF([.M188]&lt;&gt;&quot;NA&quot;;0;-1)" office:value-type="float" office:value="-1">
            <text:p>−1</text:p>
          </table:table-cell>
          <table:table-cell table:style-name="ACE-2" table:formula="of:=IF([.S188]&gt;0;[.S188];[.U188])" office:value-type="float" office:value="13602">
            <text:p>13602</text:p>
          </table:table-cell>
          <table:table-cell table:style-name="ACE-2" table:formula="of:=IF([.T188]&gt;0;[.T188];[.V188])" office:value-type="float" office:value="23">
            <text:p>23</text:p>
          </table:table-cell>
          <table:table-cell table:number-columns-repeated="224" table:style-name="ACE-0"/>
        </table:table-row>
        <table:table-row table:style-name="AROW-1">
          <table:table-cell table:style-name="ACE-0" office:value-type="string">
            <text:p>325-M0035A-05R-1W_85-9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027</text:p>
          </table:table-cell>
          <table:table-cell table:style-name="ACE-1" office:value-type="float" office:value="109.565">
            <text:p>109.56</text:p>
          </table:table-cell>
          <table:table-cell table:style-name="ACE-0" office:value-type="float" office:value="0.37">
            <text:p>0.37</text:p>
          </table:table-cell>
          <table:table-cell table:style-name="ACE-0" office:value-type="string">
            <text:p>Coral</text:p>
          </table:table-cell>
          <table:table-cell table:style-name="ACE-0" office:value-type="string">
            <text:p>Pocill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style-name="ACE-1" office:value-type="float" office:value="-3.9270999999999998">
            <text:p>−3.93</text:p>
          </table:table-cell>
          <table:table-cell table:style-name="ACE-1" office:value-type="float" office:value="0.76200000000000001">
            <text:p>0.76</text:p>
          </table:table-cell>
          <table:table-cell table:style-name="ACE-2" office:value-type="float" office:value="13355">
            <text:p>13355</text:p>
          </table:table-cell>
          <table:table-cell table:style-name="ACE-2" office:value-type="float" office:value="45">
            <text:p>45</text:p>
          </table:table-cell>
          <table:table-cell table:style-name="ACE-0" office:value-type="float" office:value="15478">
            <text:p>15478</text:p>
          </table:table-cell>
          <table:table-cell table:style-name="ACE-0" office:value-type="float" office:value="212">
            <text:p>212</text:p>
          </table:table-cell>
          <table:table-cell table:number-columns-repeated="2" table:style-name="ACE-0"/>
          <table:table-cell table:style-name="ACE-0" table:formula="of:=IF([.Q189]&gt;0;&quot;marine&quot;;&quot;&quot;)" office:value-type="string" office:string-value="marine">
            <text:p>marine</text:p>
          </table:table-cell>
          <table:table-cell table:style-name="ACE-0" table:formula="of:=IF([.U189]&gt;0;&quot;U-Th&quot;;&quot;&quot;)" office:value-type="string" office:string-value="">
            <text:p/>
          </table:table-cell>
          <table:table-cell table:style-name="ACE-0" office:value-type="string">
            <text:p>marine</text:p>
          </table:table-cell>
          <table:table-cell table:style-name="ACE-0" office:value-type="string">
            <text:p>325-M0035A-05R-1W_85-92</text:p>
          </table:table-cell>
          <table:table-cell table:style-name="ACE-1" table:formula="of:=IF([.M189]&lt;&gt;&quot;NA&quot;;-[.G189]+([.M189]-[.N189])/2-[.N189];-[.G189])" office:value-type="float" office:value="-109.565">
            <text:p>−109.56</text:p>
          </table:table-cell>
          <table:table-cell table:style-name="ACE-1" table:formula="of:=IF([.M189]&lt;&gt;&quot;NA&quot;;-[.G189]-([.M189]+[.N189])/2-[.N189]/2;-[.G189])" office:value-type="float" office:value="-109.565">
            <text:p>−109.56</text:p>
          </table:table-cell>
          <table:table-cell table:style-name="ACE-1" table:formula="of:=IF([.M189]&lt;&gt;&quot;NA&quot;;SQRT((([.M189]-[.N189])/2)^2+[.H189]^2);[.H189])" office:value-type="float" office:value="0.37">
            <text:p>0.37</text:p>
          </table:table-cell>
          <table:table-cell table:style-name="ACE-2" table:formula="of:=IF([.M189]&lt;&gt;&quot;NA&quot;;0;-1)" office:value-type="float" office:value="-1">
            <text:p>−1</text:p>
          </table:table-cell>
          <table:table-cell table:style-name="ACE-2" table:formula="of:=IF([.S189]&gt;0;[.S189];[.U189])" office:value-type="float" office:value="15478">
            <text:p>15478</text:p>
          </table:table-cell>
          <table:table-cell table:style-name="ACE-2" table:formula="of:=IF([.T189]&gt;0;[.T189];[.V189])" office:value-type="float" office:value="212">
            <text:p>212</text:p>
          </table:table-cell>
          <table:table-cell table:number-columns-repeated="224" table:style-name="ACE-0"/>
        </table:table-row>
        <table:table-row table:style-name="AROW-1">
          <table:table-cell table:style-name="ACE-0" office:value-type="string">
            <text:p>325-M0035A-06R-1W_24-2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10.44499999999999">
            <text:p>110.44</text:p>
          </table:table-cell>
          <table:table-cell table:style-name="ACE-0" office:value-type="float" office:value="1.1200000000000001">
            <text:p>1.1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5164">
            <text:p>15164</text:p>
          </table:table-cell>
          <table:table-cell table:style-name="ACE-0" office:value-type="float" office:value="14">
            <text:p>14</text:p>
          </table:table-cell>
          <table:table-cell table:style-name="ACE-0" table:formula="of:=IF([.Q190]&gt;0;&quot;marine&quot;;&quot;&quot;)" office:value-type="string" office:string-value="">
            <text:p/>
          </table:table-cell>
          <table:table-cell table:style-name="ACE-0" table:formula="of:=IF([.U190]&gt;0;&quot;U-Th&quot;;&quot;&quot;)" office:value-type="string" office:string-value="U-Th">
            <text:p>U-Th</text:p>
          </table:table-cell>
          <table:table-cell table:style-name="ACE-0" office:value-type="string">
            <text:p>U-Th</text:p>
          </table:table-cell>
          <table:table-cell table:style-name="ACE-0" office:value-type="string">
            <text:p>325-M0035A-06R-1W_24-29</text:p>
          </table:table-cell>
          <table:table-cell table:style-name="ACE-1" table:formula="of:=IF([.M190]&lt;&gt;&quot;NA&quot;;-[.G190]+([.M190]-[.N190])/2-[.N190];-[.G190])" office:value-type="float" office:value="-110.44499999999999">
            <text:p>−110.44</text:p>
          </table:table-cell>
          <table:table-cell table:style-name="ACE-1" table:formula="of:=IF([.M190]&lt;&gt;&quot;NA&quot;;-[.G190]-([.M190]+[.N190])/2-[.N190]/2;-[.G190])" office:value-type="float" office:value="-110.44499999999999">
            <text:p>−110.44</text:p>
          </table:table-cell>
          <table:table-cell table:style-name="ACE-1" table:formula="of:=IF([.M190]&lt;&gt;&quot;NA&quot;;SQRT((([.M190]-[.N190])/2)^2+[.H190]^2);[.H190])" office:value-type="float" office:value="1.1200000000000001">
            <text:p>1.12</text:p>
          </table:table-cell>
          <table:table-cell table:style-name="ACE-2" table:formula="of:=IF([.M190]&lt;&gt;&quot;NA&quot;;0;-1)" office:value-type="float" office:value="-1">
            <text:p>−1</text:p>
          </table:table-cell>
          <table:table-cell table:style-name="ACE-2" table:formula="of:=IF([.S190]&gt;0;[.S190];[.U190])" office:value-type="float" office:value="15164">
            <text:p>15164</text:p>
          </table:table-cell>
          <table:table-cell table:style-name="ACE-2" table:formula="of:=IF([.T190]&gt;0;[.T190];[.V190])" office:value-type="float" office:value="14">
            <text:p>14</text:p>
          </table:table-cell>
          <table:table-cell table:number-columns-repeated="224" table:style-name="ACE-0"/>
        </table:table-row>
        <table:table-row table:style-name="AROW-1">
          <table:table-cell table:style-name="ACE-0" office:value-type="string">
            <text:p>325-M0035A-07R-1W_11-1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030</text:p>
          </table:table-cell>
          <table:table-cell table:style-name="ACE-1" office:value-type="float" office:value="111.8">
            <text:p>111.80</text:p>
          </table:table-cell>
          <table:table-cell table:style-name="ACE-0" office:value-type="float" office:value="1.0800000000000001">
            <text:p>1.08</text:p>
          </table:table-cell>
          <table:table-cell table:style-name="ACE-0" office:value-type="string">
            <text:p>Coral</text:p>
          </table:table-cell>
          <table:table-cell table:style-name="ACE-0" office:value-type="string">
            <text:p>Leptoseris cf. explanat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2112999999999996">
            <text:p>−6.21</text:p>
          </table:table-cell>
          <table:table-cell table:style-name="ACE-1" office:value-type="float" office:value="0.83299999999999996">
            <text:p>0.83</text:p>
          </table:table-cell>
          <table:table-cell table:style-name="ACE-2" office:value-type="float" office:value="10510">
            <text:p>10510</text:p>
          </table:table-cell>
          <table:table-cell table:style-name="ACE-2" office:value-type="float" office:value="45">
            <text:p>45</text:p>
          </table:table-cell>
          <table:table-cell table:style-name="ACE-0" office:value-type="float" office:value="11660">
            <text:p>11660</text:p>
          </table:table-cell>
          <table:table-cell table:style-name="ACE-0" office:value-type="float" office:value="280">
            <text:p>280</text:p>
          </table:table-cell>
          <table:table-cell table:number-columns-repeated="2" table:style-name="ACE-0"/>
          <table:table-cell table:style-name="ACE-0" table:formula="of:=IF([.Q191]&gt;0;&quot;marine&quot;;&quot;&quot;)" office:value-type="string" office:string-value="marine">
            <text:p>marine</text:p>
          </table:table-cell>
          <table:table-cell table:style-name="ACE-0" table:formula="of:=IF([.U191]&gt;0;&quot;U-Th&quot;;&quot;&quot;)" office:value-type="string" office:string-value="">
            <text:p/>
          </table:table-cell>
          <table:table-cell table:style-name="ACE-0" office:value-type="string">
            <text:p>marine</text:p>
          </table:table-cell>
          <table:table-cell table:style-name="ACE-0" office:value-type="string">
            <text:p>325-M0035A-07R-1W_11-13</text:p>
          </table:table-cell>
          <table:table-cell table:style-name="ACE-1" table:formula="of:=IF([.M191]&lt;&gt;&quot;NA&quot;;-[.G191]+([.M191]-[.N191])/2-[.N191];-[.G191])" office:value-type="float" office:value="-106.8">
            <text:p>−106.80</text:p>
          </table:table-cell>
          <table:table-cell table:style-name="ACE-1" table:formula="of:=IF([.M191]&lt;&gt;&quot;NA&quot;;-[.G191]-([.M191]+[.N191])/2-[.N191]/2;-[.G191])" office:value-type="float" office:value="-116.8">
            <text:p>−116.80</text:p>
          </table:table-cell>
          <table:table-cell table:style-name="ACE-1" table:formula="of:=IF([.M191]&lt;&gt;&quot;NA&quot;;SQRT((([.M191]-[.N191])/2)^2+[.H191]^2);[.H191])" office:value-type="float" office:value="5.1153103522660288">
            <text:p>5.12</text:p>
          </table:table-cell>
          <table:table-cell table:style-name="ACE-2" table:formula="of:=IF([.M191]&lt;&gt;&quot;NA&quot;;0;-1)" office:value-type="float" office:value="0">
            <text:p>0</text:p>
          </table:table-cell>
          <table:table-cell table:style-name="ACE-2" table:formula="of:=IF([.S191]&gt;0;[.S191];[.U191])" office:value-type="float" office:value="11660">
            <text:p>11660</text:p>
          </table:table-cell>
          <table:table-cell table:style-name="ACE-2" table:formula="of:=IF([.T191]&gt;0;[.T191];[.V191])" office:value-type="float" office:value="280">
            <text:p>280</text:p>
          </table:table-cell>
          <table:table-cell table:number-columns-repeated="224" table:style-name="ACE-0"/>
        </table:table-row>
        <table:table-row table:style-name="AROW-1">
          <table:table-cell table:style-name="ACE-0" office:value-type="string">
            <text:p>325-M0035A-07R-1W_26-2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4308</text:p>
          </table:table-cell>
          <table:table-cell table:style-name="ACE-1" office:value-type="float" office:value="111.94999999999999">
            <text:p>111.95</text:p>
          </table:table-cell>
          <table:table-cell table:style-name="ACE-0" office:value-type="float" office:value="1.0800000000000001">
            <text:p>1.08</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1947197005499692">
            <text:p>−0.19</text:p>
          </table:table-cell>
          <table:table-cell table:style-name="ACE-1" office:value-type="float" office:value="2.8102085649608854">
            <text:p>2.81</text:p>
          </table:table-cell>
          <table:table-cell table:style-name="ACE-2" office:value-type="float" office:value="14379.177063476654">
            <text:p>14379</text:p>
          </table:table-cell>
          <table:table-cell table:style-name="ACE-2" office:value-type="float" office:value="55.913237845390967">
            <text:p>56</text:p>
          </table:table-cell>
          <table:table-cell table:style-name="ACE-0" office:value-type="float" office:value="16917">
            <text:p>16917</text:p>
          </table:table-cell>
          <table:table-cell table:style-name="ACE-0" office:value-type="float" office:value="255">
            <text:p>255</text:p>
          </table:table-cell>
          <table:table-cell table:number-columns-repeated="2" table:style-name="ACE-0"/>
          <table:table-cell table:style-name="ACE-0" table:formula="of:=IF([.Q192]&gt;0;&quot;marine&quot;;&quot;&quot;)" office:value-type="string" office:string-value="marine">
            <text:p>marine</text:p>
          </table:table-cell>
          <table:table-cell table:style-name="ACE-0" table:formula="of:=IF([.U192]&gt;0;&quot;U-Th&quot;;&quot;&quot;)" office:value-type="string" office:string-value="">
            <text:p/>
          </table:table-cell>
          <table:table-cell table:style-name="ACE-0" office:value-type="string">
            <text:p>marine</text:p>
          </table:table-cell>
          <table:table-cell table:style-name="ACE-0" office:value-type="string">
            <text:p>325-M0035A-07R-1W_26-28</text:p>
          </table:table-cell>
          <table:table-cell table:style-name="ACE-1" table:formula="of:=IF([.M192]&lt;&gt;&quot;NA&quot;;-[.G192]+([.M192]-[.N192])/2-[.N192];-[.G192])" office:value-type="float" office:value="-106.94999999999999">
            <text:p>−106.95</text:p>
          </table:table-cell>
          <table:table-cell table:style-name="ACE-1" table:formula="of:=IF([.M192]&lt;&gt;&quot;NA&quot;;-[.G192]-([.M192]+[.N192])/2-[.N192]/2;-[.G192])" office:value-type="float" office:value="-116.94999999999999">
            <text:p>−116.95</text:p>
          </table:table-cell>
          <table:table-cell table:style-name="ACE-1" table:formula="of:=IF([.M192]&lt;&gt;&quot;NA&quot;;SQRT((([.M192]-[.N192])/2)^2+[.H192]^2);[.H192])" office:value-type="float" office:value="5.1153103522660288">
            <text:p>5.12</text:p>
          </table:table-cell>
          <table:table-cell table:style-name="ACE-2" table:formula="of:=IF([.M192]&lt;&gt;&quot;NA&quot;;0;-1)" office:value-type="float" office:value="0">
            <text:p>0</text:p>
          </table:table-cell>
          <table:table-cell table:style-name="ACE-2" table:formula="of:=IF([.S192]&gt;0;[.S192];[.U192])" office:value-type="float" office:value="16917">
            <text:p>16917</text:p>
          </table:table-cell>
          <table:table-cell table:style-name="ACE-2" table:formula="of:=IF([.T192]&gt;0;[.T192];[.V192])" office:value-type="float" office:value="255">
            <text:p>255</text:p>
          </table:table-cell>
          <table:table-cell table:number-columns-repeated="224" table:style-name="ACE-0"/>
        </table:table-row>
        <table:table-row table:style-name="AROW-1">
          <table:table-cell table:style-name="ACE-0" office:value-type="string">
            <text:p>325-M0035A-07R-1W_4-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029</text:p>
          </table:table-cell>
          <table:table-cell table:style-name="ACE-1" office:value-type="float" office:value="111.72499999999999">
            <text:p>111.72</text:p>
          </table:table-cell>
          <table:table-cell table:style-name="ACE-0" office:value-type="float" office:value="1.0800000000000001">
            <text:p>1.08</text:p>
          </table:table-cell>
          <table:table-cell table:style-name="ACE-0" office:value-type="string">
            <text:p>Coral</text:p>
          </table:table-cell>
          <table:table-cell table:style-name="ACE-0" office:value-type="string">
            <text:p>Leptoseris explanat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7291000000000001">
            <text:p>−1.73</text:p>
          </table:table-cell>
          <table:table-cell table:style-name="ACE-1" office:value-type="float" office:value="0.90900000000000003">
            <text:p>0.91</text:p>
          </table:table-cell>
          <table:table-cell table:style-name="ACE-2" office:value-type="float" office:value="10505">
            <text:p>10505</text:p>
          </table:table-cell>
          <table:table-cell table:style-name="ACE-2" office:value-type="float" office:value="45">
            <text:p>45</text:p>
          </table:table-cell>
          <table:table-cell table:style-name="ACE-0" office:value-type="float" office:value="11653">
            <text:p>11653</text:p>
          </table:table-cell>
          <table:table-cell table:style-name="ACE-0" office:value-type="float" office:value="279">
            <text:p>279</text:p>
          </table:table-cell>
          <table:table-cell table:number-columns-repeated="2" table:style-name="ACE-0"/>
          <table:table-cell table:style-name="ACE-0" table:formula="of:=IF([.Q193]&gt;0;&quot;marine&quot;;&quot;&quot;)" office:value-type="string" office:string-value="marine">
            <text:p>marine</text:p>
          </table:table-cell>
          <table:table-cell table:style-name="ACE-0" table:formula="of:=IF([.U193]&gt;0;&quot;U-Th&quot;;&quot;&quot;)" office:value-type="string" office:string-value="">
            <text:p/>
          </table:table-cell>
          <table:table-cell table:style-name="ACE-0" office:value-type="string">
            <text:p>marine</text:p>
          </table:table-cell>
          <table:table-cell table:style-name="ACE-0" office:value-type="string">
            <text:p>325-M0035A-07R-1W_4-5</text:p>
          </table:table-cell>
          <table:table-cell table:style-name="ACE-1" table:formula="of:=IF([.M193]&lt;&gt;&quot;NA&quot;;-[.G193]+([.M193]-[.N193])/2-[.N193];-[.G193])" office:value-type="float" office:value="-106.72499999999999">
            <text:p>−106.72</text:p>
          </table:table-cell>
          <table:table-cell table:style-name="ACE-1" table:formula="of:=IF([.M193]&lt;&gt;&quot;NA&quot;;-[.G193]-([.M193]+[.N193])/2-[.N193]/2;-[.G193])" office:value-type="float" office:value="-116.72499999999999">
            <text:p>−116.72</text:p>
          </table:table-cell>
          <table:table-cell table:style-name="ACE-1" table:formula="of:=IF([.M193]&lt;&gt;&quot;NA&quot;;SQRT((([.M193]-[.N193])/2)^2+[.H193]^2);[.H193])" office:value-type="float" office:value="5.1153103522660288">
            <text:p>5.12</text:p>
          </table:table-cell>
          <table:table-cell table:style-name="ACE-2" table:formula="of:=IF([.M193]&lt;&gt;&quot;NA&quot;;0;-1)" office:value-type="float" office:value="0">
            <text:p>0</text:p>
          </table:table-cell>
          <table:table-cell table:style-name="ACE-2" table:formula="of:=IF([.S193]&gt;0;[.S193];[.U193])" office:value-type="float" office:value="11653">
            <text:p>11653</text:p>
          </table:table-cell>
          <table:table-cell table:style-name="ACE-2" table:formula="of:=IF([.T193]&gt;0;[.T193];[.V193])" office:value-type="float" office:value="279">
            <text:p>279</text:p>
          </table:table-cell>
          <table:table-cell table:number-columns-repeated="224" table:style-name="ACE-0"/>
        </table:table-row>
        <table:table-row table:style-name="AROW-1">
          <table:table-cell table:style-name="ACE-0" office:value-type="string">
            <text:p>325-M0035A-08R-1W_15-18</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8917</text:p>
          </table:table-cell>
          <table:table-cell table:style-name="ACE-1" office:value-type="float" office:value="113.345">
            <text:p>113.34</text:p>
          </table:table-cell>
          <table:table-cell table:style-name="ACE-0" office:value-type="float" office:value="0.46000000000000002">
            <text:p>0.46</text:p>
          </table:table-cell>
          <table:table-cell table:style-name="ACE-0" office:value-type="string">
            <text:p>Coral</text:p>
          </table:table-cell>
          <table:table-cell table:style-name="ACE-0" office:value-type="string">
            <text:p>Seriat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087916429921819278">
            <text:p>0.09</text:p>
          </table:table-cell>
          <table:table-cell table:style-name="ACE-1" office:value-type="float" office:value="2.2481663737680848">
            <text:p>2.25</text:p>
          </table:table-cell>
          <table:table-cell table:style-name="ACE-2" office:value-type="float" office:value="14481.885875358297">
            <text:p>14482</text:p>
          </table:table-cell>
          <table:table-cell table:style-name="ACE-2" office:value-type="float" office:value="54.394721112994652">
            <text:p>54</text:p>
          </table:table-cell>
          <table:table-cell table:style-name="ACE-0" office:value-type="float" office:value="17095">
            <text:p>17095</text:p>
          </table:table-cell>
          <table:table-cell table:style-name="ACE-0" office:value-type="float" office:value="115">
            <text:p>115</text:p>
          </table:table-cell>
          <table:table-cell table:number-columns-repeated="2" table:style-name="ACE-0"/>
          <table:table-cell table:style-name="ACE-0" table:formula="of:=IF([.Q194]&gt;0;&quot;marine&quot;;&quot;&quot;)" office:value-type="string" office:string-value="marine">
            <text:p>marine</text:p>
          </table:table-cell>
          <table:table-cell table:style-name="ACE-0" table:formula="of:=IF([.U194]&gt;0;&quot;U-Th&quot;;&quot;&quot;)" office:value-type="string" office:string-value="">
            <text:p/>
          </table:table-cell>
          <table:table-cell table:style-name="ACE-0" office:value-type="string">
            <text:p>marine</text:p>
          </table:table-cell>
          <table:table-cell table:style-name="ACE-0" office:value-type="string">
            <text:p>325-M0035A-08R-1W_15-18</text:p>
          </table:table-cell>
          <table:table-cell table:style-name="ACE-1" table:formula="of:=IF([.M194]&lt;&gt;&quot;NA&quot;;-[.G194]+([.M194]-[.N194])/2-[.N194];-[.G194])" office:value-type="float" office:value="-108.345">
            <text:p>−108.34</text:p>
          </table:table-cell>
          <table:table-cell table:style-name="ACE-1" table:formula="of:=IF([.M194]&lt;&gt;&quot;NA&quot;;-[.G194]-([.M194]+[.N194])/2-[.N194]/2;-[.G194])" office:value-type="float" office:value="-118.345">
            <text:p>−118.34</text:p>
          </table:table-cell>
          <table:table-cell table:style-name="ACE-1" table:formula="of:=IF([.M194]&lt;&gt;&quot;NA&quot;;SQRT((([.M194]-[.N194])/2)^2+[.H194]^2);[.H194])" office:value-type="float" office:value="5.0211154139294587">
            <text:p>5.02</text:p>
          </table:table-cell>
          <table:table-cell table:style-name="ACE-2" table:formula="of:=IF([.M194]&lt;&gt;&quot;NA&quot;;0;-1)" office:value-type="float" office:value="0">
            <text:p>0</text:p>
          </table:table-cell>
          <table:table-cell table:style-name="ACE-2" table:formula="of:=IF([.S194]&gt;0;[.S194];[.U194])" office:value-type="float" office:value="17095">
            <text:p>17095</text:p>
          </table:table-cell>
          <table:table-cell table:style-name="ACE-2" table:formula="of:=IF([.T194]&gt;0;[.T194];[.V194])" office:value-type="float" office:value="115">
            <text:p>115</text:p>
          </table:table-cell>
          <table:table-cell table:number-columns-repeated="224" table:style-name="ACE-0"/>
        </table:table-row>
        <table:table-row table:style-name="AROW-1">
          <table:table-cell table:style-name="ACE-0" office:value-type="string">
            <text:p>325-M0035A-08R-1W_37-3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373</text:p>
          </table:table-cell>
          <table:table-cell table:style-name="ACE-1" office:value-type="float" office:value="113.56">
            <text:p>113.56</text:p>
          </table:table-cell>
          <table:table-cell table:style-name="ACE-0" office:value-type="float" office:value="0.46000000000000002">
            <text:p>0.46</text:p>
          </table:table-cell>
          <table:table-cell table:style-name="ACE-0" office:value-type="string">
            <text:p>Coralline algae?</text:p>
          </table:table-cell>
          <table:table-cell table:style-name="ACE-0" office:value-type="string">
            <text:p>Unknown</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6280862175162838">
            <text:p>5.63</text:p>
          </table:table-cell>
          <table:table-cell table:style-name="ACE-1" office:value-type="float" office:value="1.2240016137082417">
            <text:p>1.22</text:p>
          </table:table-cell>
          <table:table-cell table:style-name="ACE-2" office:value-type="float" office:value="14714.553496458031">
            <text:p>14715</text:p>
          </table:table-cell>
          <table:table-cell table:style-name="ACE-2" office:value-type="float" office:value="100.4649388525318">
            <text:p>100</text:p>
          </table:table-cell>
          <table:table-cell table:style-name="ACE-0" office:value-type="float" office:value="17408">
            <text:p>17408</text:p>
          </table:table-cell>
          <table:table-cell table:style-name="ACE-0" office:value-type="float" office:value="302">
            <text:p>302</text:p>
          </table:table-cell>
          <table:table-cell table:number-columns-repeated="2" table:style-name="ACE-0"/>
          <table:table-cell table:style-name="ACE-0" table:formula="of:=IF([.Q195]&gt;0;&quot;marine&quot;;&quot;&quot;)" office:value-type="string" office:string-value="marine">
            <text:p>marine</text:p>
          </table:table-cell>
          <table:table-cell table:style-name="ACE-0" table:formula="of:=IF([.U195]&gt;0;&quot;U-Th&quot;;&quot;&quot;)" office:value-type="string" office:string-value="">
            <text:p/>
          </table:table-cell>
          <table:table-cell table:style-name="ACE-0" office:value-type="string">
            <text:p>marine</text:p>
          </table:table-cell>
          <table:table-cell table:style-name="ACE-0" office:value-type="string">
            <text:p>325-M0035A-08R-1W_37-39</text:p>
          </table:table-cell>
          <table:table-cell table:style-name="ACE-1" table:formula="of:=IF([.M195]&lt;&gt;&quot;NA&quot;;-[.G195]+([.M195]-[.N195])/2-[.N195];-[.G195])" office:value-type="float" office:value="-108.56">
            <text:p>−108.56</text:p>
          </table:table-cell>
          <table:table-cell table:style-name="ACE-1" table:formula="of:=IF([.M195]&lt;&gt;&quot;NA&quot;;-[.G195]-([.M195]+[.N195])/2-[.N195]/2;-[.G195])" office:value-type="float" office:value="-118.56">
            <text:p>−118.56</text:p>
          </table:table-cell>
          <table:table-cell table:style-name="ACE-1" table:formula="of:=IF([.M195]&lt;&gt;&quot;NA&quot;;SQRT((([.M195]-[.N195])/2)^2+[.H195]^2);[.H195])" office:value-type="float" office:value="5.0211154139294587">
            <text:p>5.02</text:p>
          </table:table-cell>
          <table:table-cell table:style-name="ACE-2" table:formula="of:=IF([.M195]&lt;&gt;&quot;NA&quot;;0;-1)" office:value-type="float" office:value="0">
            <text:p>0</text:p>
          </table:table-cell>
          <table:table-cell table:style-name="ACE-2" table:formula="of:=IF([.S195]&gt;0;[.S195];[.U195])" office:value-type="float" office:value="17408">
            <text:p>17408</text:p>
          </table:table-cell>
          <table:table-cell table:style-name="ACE-2" table:formula="of:=IF([.T195]&gt;0;[.T195];[.V195])" office:value-type="float" office:value="302">
            <text:p>302</text:p>
          </table:table-cell>
          <table:table-cell table:number-columns-repeated="224" table:style-name="ACE-0"/>
        </table:table-row>
        <table:table-row table:style-name="AROW-1">
          <table:table-cell table:style-name="ACE-0" office:value-type="string">
            <text:p>325-M0035A-08R-1W_55-6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5419</text:p>
          </table:table-cell>
          <table:table-cell table:style-name="ACE-1" office:value-type="float" office:value="113.77499999999999">
            <text:p>113.77</text:p>
          </table:table-cell>
          <table:table-cell table:style-name="ACE-0" office:value-type="float" office:value="0.46000000000000002">
            <text:p>0.46</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459939745695721">
            <text:p>3.46</text:p>
          </table:table-cell>
          <table:table-cell table:style-name="ACE-1" office:value-type="float" office:value="7.6442950634403282">
            <text:p>7.64</text:p>
          </table:table-cell>
          <table:table-cell table:style-name="ACE-2" office:value-type="float" office:value="14556.96562937385">
            <text:p>14557</text:p>
          </table:table-cell>
          <table:table-cell table:style-name="ACE-2" office:value-type="float" office:value="102.79585257547242">
            <text:p>103</text:p>
          </table:table-cell>
          <table:table-cell table:style-name="ACE-0" office:value-type="float" office:value="17181">
            <text:p>17181</text:p>
          </table:table-cell>
          <table:table-cell table:style-name="ACE-0" office:value-type="float" office:value="327">
            <text:p>327</text:p>
          </table:table-cell>
          <table:table-cell table:number-columns-repeated="2" table:style-name="ACE-0"/>
          <table:table-cell table:style-name="ACE-0" table:formula="of:=IF([.Q196]&gt;0;&quot;marine&quot;;&quot;&quot;)" office:value-type="string" office:string-value="marine">
            <text:p>marine</text:p>
          </table:table-cell>
          <table:table-cell table:style-name="ACE-0" table:formula="of:=IF([.U196]&gt;0;&quot;U-Th&quot;;&quot;&quot;)" office:value-type="string" office:string-value="">
            <text:p/>
          </table:table-cell>
          <table:table-cell table:style-name="ACE-0" office:value-type="string">
            <text:p>marine</text:p>
          </table:table-cell>
          <table:table-cell table:style-name="ACE-0" office:value-type="string">
            <text:p>325-M0035A-08R-1W_55-64</text:p>
          </table:table-cell>
          <table:table-cell table:style-name="ACE-1" table:formula="of:=IF([.M196]&lt;&gt;&quot;NA&quot;;-[.G196]+([.M196]-[.N196])/2-[.N196];-[.G196])" office:value-type="float" office:value="-108.77499999999999">
            <text:p>−108.77</text:p>
          </table:table-cell>
          <table:table-cell table:style-name="ACE-1" table:formula="of:=IF([.M196]&lt;&gt;&quot;NA&quot;;-[.G196]-([.M196]+[.N196])/2-[.N196]/2;-[.G196])" office:value-type="float" office:value="-118.77499999999999">
            <text:p>−118.77</text:p>
          </table:table-cell>
          <table:table-cell table:style-name="ACE-1" table:formula="of:=IF([.M196]&lt;&gt;&quot;NA&quot;;SQRT((([.M196]-[.N196])/2)^2+[.H196]^2);[.H196])" office:value-type="float" office:value="5.0211154139294587">
            <text:p>5.02</text:p>
          </table:table-cell>
          <table:table-cell table:style-name="ACE-2" table:formula="of:=IF([.M196]&lt;&gt;&quot;NA&quot;;0;-1)" office:value-type="float" office:value="0">
            <text:p>0</text:p>
          </table:table-cell>
          <table:table-cell table:style-name="ACE-2" table:formula="of:=IF([.S196]&gt;0;[.S196];[.U196])" office:value-type="float" office:value="17181">
            <text:p>17181</text:p>
          </table:table-cell>
          <table:table-cell table:style-name="ACE-2" table:formula="of:=IF([.T196]&gt;0;[.T196];[.V196])" office:value-type="float" office:value="327">
            <text:p>327</text:p>
          </table:table-cell>
          <table:table-cell table:number-columns-repeated="224" table:style-name="ACE-0"/>
        </table:table-row>
        <table:table-row table:style-name="AROW-1">
          <table:table-cell table:style-name="ACE-0" office:value-type="string">
            <text:p>325-M0035A-08R-1W_55-64b</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6322</text:p>
          </table:table-cell>
          <table:table-cell table:style-name="ACE-1" office:value-type="float" office:value="113.77499999999999">
            <text:p>113.77</text:p>
          </table:table-cell>
          <table:table-cell table:style-name="ACE-0" office:value-type="float" office:value="0.46000000000000002">
            <text:p>0.46</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3077237881146844">
            <text:p>3.31</text:p>
          </table:table-cell>
          <table:table-cell table:style-name="ACE-1" office:value-type="float" office:value="0.47435356013754681">
            <text:p>0.47</text:p>
          </table:table-cell>
          <table:table-cell table:style-name="ACE-2" office:value-type="float" office:value="14576.67092437507">
            <text:p>14577</text:p>
          </table:table-cell>
          <table:table-cell table:style-name="ACE-2" office:value-type="float" office:value="46.852100892150659">
            <text:p>47</text:p>
          </table:table-cell>
          <table:table-cell table:style-name="ACE-0" office:value-type="float" office:value="17248">
            <text:p>17248</text:p>
          </table:table-cell>
          <table:table-cell table:style-name="ACE-0" office:value-type="float" office:value="197">
            <text:p>197</text:p>
          </table:table-cell>
          <table:table-cell table:number-columns-repeated="2" table:style-name="ACE-0"/>
          <table:table-cell table:style-name="ACE-0" table:formula="of:=IF([.Q197]&gt;0;&quot;marine&quot;;&quot;&quot;)" office:value-type="string" office:string-value="marine">
            <text:p>marine</text:p>
          </table:table-cell>
          <table:table-cell table:style-name="ACE-0" table:formula="of:=IF([.U197]&gt;0;&quot;U-Th&quot;;&quot;&quot;)" office:value-type="string" office:string-value="">
            <text:p/>
          </table:table-cell>
          <table:table-cell table:style-name="ACE-0" office:value-type="string">
            <text:p>marine</text:p>
          </table:table-cell>
          <table:table-cell table:style-name="ACE-0" office:value-type="string">
            <text:p>325-M0035A-08R-1W_55-64b</text:p>
          </table:table-cell>
          <table:table-cell table:style-name="ACE-1" table:formula="of:=IF([.M197]&lt;&gt;&quot;NA&quot;;-[.G197]+([.M197]-[.N197])/2-[.N197];-[.G197])" office:value-type="float" office:value="-108.77499999999999">
            <text:p>−108.77</text:p>
          </table:table-cell>
          <table:table-cell table:style-name="ACE-1" table:formula="of:=IF([.M197]&lt;&gt;&quot;NA&quot;;-[.G197]-([.M197]+[.N197])/2-[.N197]/2;-[.G197])" office:value-type="float" office:value="-118.77499999999999">
            <text:p>−118.77</text:p>
          </table:table-cell>
          <table:table-cell table:style-name="ACE-1" table:formula="of:=IF([.M197]&lt;&gt;&quot;NA&quot;;SQRT((([.M197]-[.N197])/2)^2+[.H197]^2);[.H197])" office:value-type="float" office:value="5.0211154139294587">
            <text:p>5.02</text:p>
          </table:table-cell>
          <table:table-cell table:style-name="ACE-2" table:formula="of:=IF([.M197]&lt;&gt;&quot;NA&quot;;0;-1)" office:value-type="float" office:value="0">
            <text:p>0</text:p>
          </table:table-cell>
          <table:table-cell table:style-name="ACE-2" table:formula="of:=IF([.S197]&gt;0;[.S197];[.U197])" office:value-type="float" office:value="17248">
            <text:p>17248</text:p>
          </table:table-cell>
          <table:table-cell table:style-name="ACE-2" table:formula="of:=IF([.T197]&gt;0;[.T197];[.V197])" office:value-type="float" office:value="197">
            <text:p>197</text:p>
          </table:table-cell>
          <table:table-cell table:number-columns-repeated="224" table:style-name="ACE-0"/>
        </table:table-row>
        <table:table-row table:style-name="AROW-1">
          <table:table-cell table:style-name="ACE-0" office:value-type="string">
            <text:p>325-M0035A-08R-1W_84-87</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8918</text:p>
          </table:table-cell>
          <table:table-cell table:style-name="ACE-1" office:value-type="float" office:value="114.035">
            <text:p>114.03</text:p>
          </table:table-cell>
          <table:table-cell table:style-name="ACE-0" office:value-type="float" office:value="0.46000000000000002">
            <text:p>0.46</text:p>
          </table:table-cell>
          <table:table-cell table:style-name="ACE-0" office:value-type="string">
            <text:p>Coralline algae</text:p>
          </table:table-cell>
          <table:table-cell table:style-name="ACE-0" office:value-type="string">
            <text:p>aA4</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0.314839221968834">
            <text:p>−10.31</text:p>
          </table:table-cell>
          <table:table-cell table:style-name="ACE-1" office:value-type="float" office:value="0.82736048210248825">
            <text:p>0.83</text:p>
          </table:table-cell>
          <table:table-cell table:style-name="ACE-2" office:value-type="float" office:value="14681.815772051499">
            <text:p>14682</text:p>
          </table:table-cell>
          <table:table-cell table:style-name="ACE-2" office:value-type="float" office:value="48.766591071991769">
            <text:p>49</text:p>
          </table:table-cell>
          <table:table-cell table:style-name="ACE-0" office:value-type="float" office:value="17360">
            <text:p>17360</text:p>
          </table:table-cell>
          <table:table-cell table:style-name="ACE-0" office:value-type="float" office:value="200">
            <text:p>200</text:p>
          </table:table-cell>
          <table:table-cell table:number-columns-repeated="2" table:style-name="ACE-0"/>
          <table:table-cell table:style-name="ACE-0" table:formula="of:=IF([.Q198]&gt;0;&quot;marine&quot;;&quot;&quot;)" office:value-type="string" office:string-value="marine">
            <text:p>marine</text:p>
          </table:table-cell>
          <table:table-cell table:style-name="ACE-0" table:formula="of:=IF([.U198]&gt;0;&quot;U-Th&quot;;&quot;&quot;)" office:value-type="string" office:string-value="">
            <text:p/>
          </table:table-cell>
          <table:table-cell table:style-name="ACE-0" office:value-type="string">
            <text:p>marine</text:p>
          </table:table-cell>
          <table:table-cell table:style-name="ACE-0" office:value-type="string">
            <text:p>325-M0035A-08R-1W_84-87</text:p>
          </table:table-cell>
          <table:table-cell table:style-name="ACE-1" table:formula="of:=IF([.M198]&lt;&gt;&quot;NA&quot;;-[.G198]+([.M198]-[.N198])/2-[.N198];-[.G198])" office:value-type="float" office:value="-109.035">
            <text:p>−109.03</text:p>
          </table:table-cell>
          <table:table-cell table:style-name="ACE-1" table:formula="of:=IF([.M198]&lt;&gt;&quot;NA&quot;;-[.G198]-([.M198]+[.N198])/2-[.N198]/2;-[.G198])" office:value-type="float" office:value="-119.035">
            <text:p>−119.03</text:p>
          </table:table-cell>
          <table:table-cell table:style-name="ACE-1" table:formula="of:=IF([.M198]&lt;&gt;&quot;NA&quot;;SQRT((([.M198]-[.N198])/2)^2+[.H198]^2);[.H198])" office:value-type="float" office:value="5.0211154139294587">
            <text:p>5.02</text:p>
          </table:table-cell>
          <table:table-cell table:style-name="ACE-2" table:formula="of:=IF([.M198]&lt;&gt;&quot;NA&quot;;0;-1)" office:value-type="float" office:value="0">
            <text:p>0</text:p>
          </table:table-cell>
          <table:table-cell table:style-name="ACE-2" table:formula="of:=IF([.S198]&gt;0;[.S198];[.U198])" office:value-type="float" office:value="17360">
            <text:p>17360</text:p>
          </table:table-cell>
          <table:table-cell table:style-name="ACE-2" table:formula="of:=IF([.T198]&gt;0;[.T198];[.V198])" office:value-type="float" office:value="200">
            <text:p>200</text:p>
          </table:table-cell>
          <table:table-cell table:number-columns-repeated="224" table:style-name="ACE-0"/>
        </table:table-row>
        <table:table-row table:style-name="AROW-1">
          <table:table-cell table:style-name="ACE-0" office:value-type="string">
            <text:p>325-M0035A-08R-CCW_0-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4309</text:p>
          </table:table-cell>
          <table:table-cell table:style-name="ACE-1" office:value-type="float" office:value="114.13499999999999">
            <text:p>114.13</text:p>
          </table:table-cell>
          <table:table-cell table:style-name="ACE-0" office:value-type="float" office:value="0.46000000000000002">
            <text:p>0.4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8297282689153578">
            <text:p>3.83</text:p>
          </table:table-cell>
          <table:table-cell table:style-name="ACE-1" office:value-type="float" office:value="2.6467340394172307">
            <text:p>2.65</text:p>
          </table:table-cell>
          <table:table-cell table:style-name="ACE-2" office:value-type="float" office:value="14514.401527656517">
            <text:p>14514</text:p>
          </table:table-cell>
          <table:table-cell table:style-name="ACE-2" office:value-type="float" office:value="52.748589023868355">
            <text:p>53</text:p>
          </table:table-cell>
          <table:table-cell table:style-name="ACE-0" office:value-type="float" office:value="17159">
            <text:p>17159</text:p>
          </table:table-cell>
          <table:table-cell table:style-name="ACE-0" office:value-type="float" office:value="228">
            <text:p>228</text:p>
          </table:table-cell>
          <table:table-cell table:number-columns-repeated="2" table:style-name="ACE-0"/>
          <table:table-cell table:style-name="ACE-0" table:formula="of:=IF([.Q199]&gt;0;&quot;marine&quot;;&quot;&quot;)" office:value-type="string" office:string-value="marine">
            <text:p>marine</text:p>
          </table:table-cell>
          <table:table-cell table:style-name="ACE-0" table:formula="of:=IF([.U199]&gt;0;&quot;U-Th&quot;;&quot;&quot;)" office:value-type="string" office:string-value="">
            <text:p/>
          </table:table-cell>
          <table:table-cell table:style-name="ACE-0" office:value-type="string">
            <text:p>marine</text:p>
          </table:table-cell>
          <table:table-cell table:style-name="ACE-0" office:value-type="string">
            <text:p>325-M0035A-08R-CCW_0-5</text:p>
          </table:table-cell>
          <table:table-cell table:style-name="ACE-1" table:formula="of:=IF([.M199]&lt;&gt;&quot;NA&quot;;-[.G199]+([.M199]-[.N199])/2-[.N199];-[.G199])" office:value-type="float" office:value="-109.13499999999999">
            <text:p>−109.13</text:p>
          </table:table-cell>
          <table:table-cell table:style-name="ACE-1" table:formula="of:=IF([.M199]&lt;&gt;&quot;NA&quot;;-[.G199]-([.M199]+[.N199])/2-[.N199]/2;-[.G199])" office:value-type="float" office:value="-119.13499999999999">
            <text:p>−119.13</text:p>
          </table:table-cell>
          <table:table-cell table:style-name="ACE-1" table:formula="of:=IF([.M199]&lt;&gt;&quot;NA&quot;;SQRT((([.M199]-[.N199])/2)^2+[.H199]^2);[.H199])" office:value-type="float" office:value="5.0211154139294587">
            <text:p>5.02</text:p>
          </table:table-cell>
          <table:table-cell table:style-name="ACE-2" table:formula="of:=IF([.M199]&lt;&gt;&quot;NA&quot;;0;-1)" office:value-type="float" office:value="0">
            <text:p>0</text:p>
          </table:table-cell>
          <table:table-cell table:style-name="ACE-2" table:formula="of:=IF([.S199]&gt;0;[.S199];[.U199])" office:value-type="float" office:value="17159">
            <text:p>17159</text:p>
          </table:table-cell>
          <table:table-cell table:style-name="ACE-2" table:formula="of:=IF([.T199]&gt;0;[.T199];[.V199])" office:value-type="float" office:value="228">
            <text:p>228</text:p>
          </table:table-cell>
          <table:table-cell table:number-columns-repeated="224" table:style-name="ACE-0"/>
        </table:table-row>
        <table:table-row table:style-name="AROW-1">
          <table:table-cell table:style-name="ACE-0" office:value-type="string">
            <text:p>325-M0035A-09R-1W_35-37A</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table:table-cell table:style-name="ACE-0" office:value-type="string">
            <text:p>HY-11</text:p>
          </table:table-cell>
          <table:table-cell table:style-name="ACE-0" office:value-type="string">
            <text:p>SANU-24525</text:p>
          </table:table-cell>
          <table:table-cell table:style-name="ACE-1" office:value-type="float" office:value="115.03999999999999">
            <text:p>115.04</text:p>
          </table:table-cell>
          <table:table-cell table:style-name="ACE-0" office:value-type="float" office:value="0.47999999999999998">
            <text:p>0.48</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3953000000000002">
            <text:p>−3.40</text:p>
          </table:table-cell>
          <table:table-cell table:style-name="ACE-1" office:value-type="float" office:value="0.57599999999999996">
            <text:p>0.58</text:p>
          </table:table-cell>
          <table:table-cell table:style-name="ACE-2" office:value-type="float" office:value="14640">
            <text:p>14640</text:p>
          </table:table-cell>
          <table:table-cell table:style-name="ACE-2" office:value-type="float" office:value="55">
            <text:p>55</text:p>
          </table:table-cell>
          <table:table-cell table:style-name="ACE-0" office:value-type="float" office:value="17273">
            <text:p>17273</text:p>
          </table:table-cell>
          <table:table-cell table:style-name="ACE-0" office:value-type="float" office:value="205">
            <text:p>205</text:p>
          </table:table-cell>
          <table:table-cell table:number-columns-repeated="2" table:style-name="ACE-0"/>
          <table:table-cell table:style-name="ACE-0" table:formula="of:=IF([.Q200]&gt;0;&quot;marine&quot;;&quot;&quot;)" office:value-type="string" office:string-value="marine">
            <text:p>marine</text:p>
          </table:table-cell>
          <table:table-cell table:style-name="ACE-0" table:formula="of:=IF([.U200]&gt;0;&quot;U-Th&quot;;&quot;&quot;)" office:value-type="string" office:string-value="">
            <text:p/>
          </table:table-cell>
          <table:table-cell table:style-name="ACE-0" office:value-type="string">
            <text:p>marine</text:p>
          </table:table-cell>
          <table:table-cell table:style-name="ACE-0" office:value-type="string">
            <text:p>325-M0035A-09R-1W_35-37A</text:p>
          </table:table-cell>
          <table:table-cell table:style-name="ACE-1" table:formula="of:=IF([.M200]&lt;&gt;&quot;NA&quot;;-[.G200]+([.M200]-[.N200])/2-[.N200];-[.G200])" office:value-type="float" office:value="-110.03999999999999">
            <text:p>−110.04</text:p>
          </table:table-cell>
          <table:table-cell table:style-name="ACE-1" table:formula="of:=IF([.M200]&lt;&gt;&quot;NA&quot;;-[.G200]-([.M200]+[.N200])/2-[.N200]/2;-[.G200])" office:value-type="float" office:value="-120.03999999999999">
            <text:p>−120.04</text:p>
          </table:table-cell>
          <table:table-cell table:style-name="ACE-1" table:formula="of:=IF([.M200]&lt;&gt;&quot;NA&quot;;SQRT((([.M200]-[.N200])/2)^2+[.H200]^2);[.H200])" office:value-type="float" office:value="5.0229871590518727">
            <text:p>5.02</text:p>
          </table:table-cell>
          <table:table-cell table:style-name="ACE-2" table:formula="of:=IF([.M200]&lt;&gt;&quot;NA&quot;;0;-1)" office:value-type="float" office:value="0">
            <text:p>0</text:p>
          </table:table-cell>
          <table:table-cell table:style-name="ACE-2" table:formula="of:=IF([.S200]&gt;0;[.S200];[.U200])" office:value-type="float" office:value="17273">
            <text:p>17273</text:p>
          </table:table-cell>
          <table:table-cell table:style-name="ACE-2" table:formula="of:=IF([.T200]&gt;0;[.T200];[.V200])" office:value-type="float" office:value="205">
            <text:p>205</text:p>
          </table:table-cell>
          <table:table-cell table:number-columns-repeated="224" table:style-name="ACE-0"/>
        </table:table-row>
        <table:table-row table:style-name="AROW-1">
          <table:table-cell table:style-name="ACE-0" office:value-type="string">
            <text:p>325-M0035A-09R-1W_35-37B</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4509</text:p>
          </table:table-cell>
          <table:table-cell table:style-name="ACE-1" office:value-type="float" office:value="115.03999999999999">
            <text:p>115.04</text:p>
          </table:table-cell>
          <table:table-cell table:style-name="ACE-0" office:value-type="float" office:value="0.47999999999999998">
            <text:p>0.48</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4.0344">
            <text:p>−14.03</text:p>
          </table:table-cell>
          <table:table-cell table:style-name="ACE-1" office:value-type="float" office:value="0.65600000000000003">
            <text:p>0.66</text:p>
          </table:table-cell>
          <table:table-cell table:style-name="ACE-2" office:value-type="float" office:value="14565">
            <text:p>14565</text:p>
          </table:table-cell>
          <table:table-cell table:style-name="ACE-2" office:value-type="float" office:value="50">
            <text:p>50</text:p>
          </table:table-cell>
          <table:table-cell table:style-name="ACE-0" office:value-type="float" office:value="17230">
            <text:p>17230</text:p>
          </table:table-cell>
          <table:table-cell table:style-name="ACE-0" office:value-type="float" office:value="206">
            <text:p>206</text:p>
          </table:table-cell>
          <table:table-cell table:number-columns-repeated="2" table:style-name="ACE-0"/>
          <table:table-cell table:style-name="ACE-0" table:formula="of:=IF([.Q201]&gt;0;&quot;marine&quot;;&quot;&quot;)" office:value-type="string" office:string-value="marine">
            <text:p>marine</text:p>
          </table:table-cell>
          <table:table-cell table:style-name="ACE-0" table:formula="of:=IF([.U201]&gt;0;&quot;U-Th&quot;;&quot;&quot;)" office:value-type="string" office:string-value="">
            <text:p/>
          </table:table-cell>
          <table:table-cell table:style-name="ACE-0" office:value-type="string">
            <text:p>marine</text:p>
          </table:table-cell>
          <table:table-cell table:style-name="ACE-0" office:value-type="string">
            <text:p>325-M0035A-09R-1W_35-37B</text:p>
          </table:table-cell>
          <table:table-cell table:style-name="ACE-1" table:formula="of:=IF([.M201]&lt;&gt;&quot;NA&quot;;-[.G201]+([.M201]-[.N201])/2-[.N201];-[.G201])" office:value-type="float" office:value="-110.03999999999999">
            <text:p>−110.04</text:p>
          </table:table-cell>
          <table:table-cell table:style-name="ACE-1" table:formula="of:=IF([.M201]&lt;&gt;&quot;NA&quot;;-[.G201]-([.M201]+[.N201])/2-[.N201]/2;-[.G201])" office:value-type="float" office:value="-120.03999999999999">
            <text:p>−120.04</text:p>
          </table:table-cell>
          <table:table-cell table:style-name="ACE-1" table:formula="of:=IF([.M201]&lt;&gt;&quot;NA&quot;;SQRT((([.M201]-[.N201])/2)^2+[.H201]^2);[.H201])" office:value-type="float" office:value="5.0229871590518727">
            <text:p>5.02</text:p>
          </table:table-cell>
          <table:table-cell table:style-name="ACE-2" table:formula="of:=IF([.M201]&lt;&gt;&quot;NA&quot;;0;-1)" office:value-type="float" office:value="0">
            <text:p>0</text:p>
          </table:table-cell>
          <table:table-cell table:style-name="ACE-2" table:formula="of:=IF([.S201]&gt;0;[.S201];[.U201])" office:value-type="float" office:value="17230">
            <text:p>17230</text:p>
          </table:table-cell>
          <table:table-cell table:style-name="ACE-2" table:formula="of:=IF([.T201]&gt;0;[.T201];[.V201])" office:value-type="float" office:value="206">
            <text:p>206</text:p>
          </table:table-cell>
          <table:table-cell table:number-columns-repeated="224" table:style-name="ACE-0"/>
        </table:table-row>
        <table:table-row table:style-name="AROW-1">
          <table:table-cell table:style-name="ACE-0" office:value-type="string">
            <text:p>325-M0035A-10R-1W_17-22</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table:table-cell table:style-name="ACE-0" office:value-type="string">
            <text:p>HY-10</text:p>
          </table:table-cell>
          <table:table-cell table:style-name="ACE-0" office:value-type="string">
            <text:p>YAUT-004310</text:p>
          </table:table-cell>
          <table:table-cell table:style-name="ACE-1" office:value-type="float" office:value="115.875">
            <text:p>115.88</text:p>
          </table:table-cell>
          <table:table-cell table:style-name="ACE-0" office:value-type="float" office:value="0.57999999999999996">
            <text:p>0.5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082531682583078">
            <text:p>2.08</text:p>
          </table:table-cell>
          <table:table-cell table:style-name="ACE-1" office:value-type="float" office:value="3.17283489077245">
            <text:p>3.17</text:p>
          </table:table-cell>
          <table:table-cell table:style-name="ACE-2" office:value-type="float" office:value="14783.672233352216">
            <text:p>14784</text:p>
          </table:table-cell>
          <table:table-cell table:style-name="ACE-2" office:value-type="float" office:value="56.011201230606552">
            <text:p>56</text:p>
          </table:table-cell>
          <table:table-cell table:style-name="ACE-0" office:value-type="float" office:value="17513">
            <text:p>17513</text:p>
          </table:table-cell>
          <table:table-cell table:style-name="ACE-0" office:value-type="float" office:value="214">
            <text:p>214</text:p>
          </table:table-cell>
          <table:table-cell table:number-columns-repeated="2" table:style-name="ACE-0"/>
          <table:table-cell table:style-name="ACE-0" table:formula="of:=IF([.Q202]&gt;0;&quot;marine&quot;;&quot;&quot;)" office:value-type="string" office:string-value="marine">
            <text:p>marine</text:p>
          </table:table-cell>
          <table:table-cell table:style-name="ACE-0" table:formula="of:=IF([.U202]&gt;0;&quot;U-Th&quot;;&quot;&quot;)" office:value-type="string" office:string-value="">
            <text:p/>
          </table:table-cell>
          <table:table-cell table:style-name="ACE-0" office:value-type="string">
            <text:p>marine</text:p>
          </table:table-cell>
          <table:table-cell table:style-name="ACE-0" office:value-type="string">
            <text:p>325-M0035A-10R-1W_17-22</text:p>
          </table:table-cell>
          <table:table-cell table:style-name="ACE-1" table:formula="of:=IF([.M202]&lt;&gt;&quot;NA&quot;;-[.G202]+([.M202]-[.N202])/2-[.N202];-[.G202])" office:value-type="float" office:value="-110.875">
            <text:p>−110.88</text:p>
          </table:table-cell>
          <table:table-cell table:style-name="ACE-1" table:formula="of:=IF([.M202]&lt;&gt;&quot;NA&quot;;-[.G202]-([.M202]+[.N202])/2-[.N202]/2;-[.G202])" office:value-type="float" office:value="-120.875">
            <text:p>−120.88</text:p>
          </table:table-cell>
          <table:table-cell table:style-name="ACE-1" table:formula="of:=IF([.M202]&lt;&gt;&quot;NA&quot;;SQRT((([.M202]-[.N202])/2)^2+[.H202]^2);[.H202])" office:value-type="float" office:value="5.0335275900704071">
            <text:p>5.03</text:p>
          </table:table-cell>
          <table:table-cell table:style-name="ACE-2" table:formula="of:=IF([.M202]&lt;&gt;&quot;NA&quot;;0;-1)" office:value-type="float" office:value="0">
            <text:p>0</text:p>
          </table:table-cell>
          <table:table-cell table:style-name="ACE-2" table:formula="of:=IF([.S202]&gt;0;[.S202];[.U202])" office:value-type="float" office:value="17513">
            <text:p>17513</text:p>
          </table:table-cell>
          <table:table-cell table:style-name="ACE-2" table:formula="of:=IF([.T202]&gt;0;[.T202];[.V202])" office:value-type="float" office:value="214">
            <text:p>214</text:p>
          </table:table-cell>
          <table:table-cell table:number-columns-repeated="224" table:style-name="ACE-0"/>
        </table:table-row>
        <table:table-row table:style-name="AROW-1">
          <table:table-cell table:style-name="ACE-0" office:value-type="string">
            <text:p>325-M0035A-10R-1W_24-31</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4311</text:p>
          </table:table-cell>
          <table:table-cell table:style-name="ACE-1" office:value-type="float" office:value="115.955">
            <text:p>115.95</text:p>
          </table:table-cell>
          <table:table-cell table:style-name="ACE-0" office:value-type="float" office:value="0.57999999999999996">
            <text:p>0.5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0392740654615271">
            <text:p>3.04</text:p>
          </table:table-cell>
          <table:table-cell table:style-name="ACE-1" office:value-type="float" office:value="1.9394660372789132">
            <text:p>1.94</text:p>
          </table:table-cell>
          <table:table-cell table:style-name="ACE-2" office:value-type="float" office:value="14825.031746968298">
            <text:p>14825</text:p>
          </table:table-cell>
          <table:table-cell table:style-name="ACE-2" office:value-type="float" office:value="50.814799871764095">
            <text:p>51</text:p>
          </table:table-cell>
          <table:table-cell table:style-name="ACE-0" office:value-type="float" office:value="17582">
            <text:p>17582</text:p>
          </table:table-cell>
          <table:table-cell table:style-name="ACE-0" office:value-type="float" office:value="209">
            <text:p>209</text:p>
          </table:table-cell>
          <table:table-cell table:number-columns-repeated="2" table:style-name="ACE-0"/>
          <table:table-cell table:style-name="ACE-0" table:formula="of:=IF([.Q203]&gt;0;&quot;marine&quot;;&quot;&quot;)" office:value-type="string" office:string-value="marine">
            <text:p>marine</text:p>
          </table:table-cell>
          <table:table-cell table:style-name="ACE-0" table:formula="of:=IF([.U203]&gt;0;&quot;U-Th&quot;;&quot;&quot;)" office:value-type="string" office:string-value="">
            <text:p/>
          </table:table-cell>
          <table:table-cell table:style-name="ACE-0" office:value-type="string">
            <text:p>marine</text:p>
          </table:table-cell>
          <table:table-cell table:style-name="ACE-0" office:value-type="string">
            <text:p>325-M0035A-10R-1W_24-31</text:p>
          </table:table-cell>
          <table:table-cell table:style-name="ACE-1" table:formula="of:=IF([.M203]&lt;&gt;&quot;NA&quot;;-[.G203]+([.M203]-[.N203])/2-[.N203];-[.G203])" office:value-type="float" office:value="-110.955">
            <text:p>−110.95</text:p>
          </table:table-cell>
          <table:table-cell table:style-name="ACE-1" table:formula="of:=IF([.M203]&lt;&gt;&quot;NA&quot;;-[.G203]-([.M203]+[.N203])/2-[.N203]/2;-[.G203])" office:value-type="float" office:value="-120.955">
            <text:p>−120.95</text:p>
          </table:table-cell>
          <table:table-cell table:style-name="ACE-1" table:formula="of:=IF([.M203]&lt;&gt;&quot;NA&quot;;SQRT((([.M203]-[.N203])/2)^2+[.H203]^2);[.H203])" office:value-type="float" office:value="5.0335275900704071">
            <text:p>5.03</text:p>
          </table:table-cell>
          <table:table-cell table:style-name="ACE-2" table:formula="of:=IF([.M203]&lt;&gt;&quot;NA&quot;;0;-1)" office:value-type="float" office:value="0">
            <text:p>0</text:p>
          </table:table-cell>
          <table:table-cell table:style-name="ACE-2" table:formula="of:=IF([.S203]&gt;0;[.S203];[.U203])" office:value-type="float" office:value="17582">
            <text:p>17582</text:p>
          </table:table-cell>
          <table:table-cell table:style-name="ACE-2" table:formula="of:=IF([.T203]&gt;0;[.T203];[.V203])" office:value-type="float" office:value="209">
            <text:p>209</text:p>
          </table:table-cell>
          <table:table-cell table:number-columns-repeated="224" table:style-name="ACE-0"/>
        </table:table-row>
        <table:table-row table:style-name="AROW-1">
          <table:table-cell table:style-name="ACE-0" office:value-type="string">
            <text:p>325-M0035A-10R-1W_4-6</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15.72999999999999">
            <text:p>115.73</text:p>
          </table:table-cell>
          <table:table-cell table:style-name="ACE-0" office:value-type="float" office:value="0.57999999999999996">
            <text:p>0.5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906">
            <text:p>17906</text:p>
          </table:table-cell>
          <table:table-cell table:style-name="ACE-0" office:value-type="float" office:value="36">
            <text:p>36</text:p>
          </table:table-cell>
          <table:table-cell table:style-name="ACE-0" table:formula="of:=IF([.Q204]&gt;0;&quot;marine&quot;;&quot;&quot;)" office:value-type="string" office:string-value="">
            <text:p/>
          </table:table-cell>
          <table:table-cell table:style-name="ACE-0" table:formula="of:=IF([.U204]&gt;0;&quot;U-Th&quot;;&quot;&quot;)" office:value-type="string" office:string-value="U-Th">
            <text:p>U-Th</text:p>
          </table:table-cell>
          <table:table-cell table:style-name="ACE-0" office:value-type="string">
            <text:p>U-Th</text:p>
          </table:table-cell>
          <table:table-cell table:style-name="ACE-0" office:value-type="string">
            <text:p>325-M0035A-10R-1W_4-6</text:p>
          </table:table-cell>
          <table:table-cell table:style-name="ACE-1" table:formula="of:=IF([.M204]&lt;&gt;&quot;NA&quot;;-[.G204]+([.M204]-[.N204])/2-[.N204];-[.G204])" office:value-type="float" office:value="-110.72999999999999">
            <text:p>−110.73</text:p>
          </table:table-cell>
          <table:table-cell table:style-name="ACE-1" table:formula="of:=IF([.M204]&lt;&gt;&quot;NA&quot;;-[.G204]-([.M204]+[.N204])/2-[.N204]/2;-[.G204])" office:value-type="float" office:value="-120.72999999999999">
            <text:p>−120.73</text:p>
          </table:table-cell>
          <table:table-cell table:style-name="ACE-1" table:formula="of:=IF([.M204]&lt;&gt;&quot;NA&quot;;SQRT((([.M204]-[.N204])/2)^2+[.H204]^2);[.H204])" office:value-type="float" office:value="5.0335275900704071">
            <text:p>5.03</text:p>
          </table:table-cell>
          <table:table-cell table:style-name="ACE-2" table:formula="of:=IF([.M204]&lt;&gt;&quot;NA&quot;;0;-1)" office:value-type="float" office:value="0">
            <text:p>0</text:p>
          </table:table-cell>
          <table:table-cell table:style-name="ACE-2" table:formula="of:=IF([.S204]&gt;0;[.S204];[.U204])" office:value-type="float" office:value="17906">
            <text:p>17906</text:p>
          </table:table-cell>
          <table:table-cell table:style-name="ACE-2" table:formula="of:=IF([.T204]&gt;0;[.T204];[.V204])" office:value-type="float" office:value="36">
            <text:p>36</text:p>
          </table:table-cell>
          <table:table-cell table:number-columns-repeated="224" table:style-name="ACE-0"/>
        </table:table-row>
        <table:table-row table:style-name="AROW-1">
          <table:table-cell table:style-name="ACE-0" office:value-type="string">
            <text:p>325-M0035A-10R-1W_69-71</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MTC-15374</text:p>
          </table:table-cell>
          <table:table-cell table:style-name="ACE-1" office:value-type="float" office:value="116.38">
            <text:p>116.38</text:p>
          </table:table-cell>
          <table:table-cell table:style-name="ACE-0" office:value-type="float" office:value="0.57999999999999996">
            <text:p>0.58</text:p>
          </table:table-cell>
          <table:table-cell table:style-name="ACE-0" office:value-type="string">
            <text:p>Coral</text:p>
          </table:table-cell>
          <table:table-cell table:style-name="ACE-0" office:value-type="string">
            <text:p>Seriat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1.961184228695515">
            <text:p>11.96</text:p>
          </table:table-cell>
          <table:table-cell table:style-name="ACE-1" office:value-type="float" office:value="0.63151338571615356">
            <text:p>0.63</text:p>
          </table:table-cell>
          <table:table-cell table:style-name="ACE-2" office:value-type="float" office:value="14630.637532225677">
            <text:p>14631</text:p>
          </table:table-cell>
          <table:table-cell table:style-name="ACE-2" office:value-type="float" office:value="97.252322953788578">
            <text:p>97</text:p>
          </table:table-cell>
          <table:table-cell table:style-name="ACE-0" office:value-type="float" office:value="17288">
            <text:p>17288</text:p>
          </table:table-cell>
          <table:table-cell table:style-name="ACE-0" office:value-type="float" office:value="292">
            <text:p>292</text:p>
          </table:table-cell>
          <table:table-cell table:number-columns-repeated="2" table:style-name="ACE-0"/>
          <table:table-cell table:style-name="ACE-0" table:formula="of:=IF([.Q205]&gt;0;&quot;marine&quot;;&quot;&quot;)" office:value-type="string" office:string-value="marine">
            <text:p>marine</text:p>
          </table:table-cell>
          <table:table-cell table:style-name="ACE-0" table:formula="of:=IF([.U205]&gt;0;&quot;U-Th&quot;;&quot;&quot;)" office:value-type="string" office:string-value="">
            <text:p/>
          </table:table-cell>
          <table:table-cell table:style-name="ACE-0" office:value-type="string">
            <text:p>marine</text:p>
          </table:table-cell>
          <table:table-cell table:style-name="ACE-0" office:value-type="string">
            <text:p>325-M0035A-10R-1W_69-71</text:p>
          </table:table-cell>
          <table:table-cell table:style-name="ACE-1" table:formula="of:=IF([.M205]&lt;&gt;&quot;NA&quot;;-[.G205]+([.M205]-[.N205])/2-[.N205];-[.G205])" office:value-type="float" office:value="-111.38">
            <text:p>−111.38</text:p>
          </table:table-cell>
          <table:table-cell table:style-name="ACE-1" table:formula="of:=IF([.M205]&lt;&gt;&quot;NA&quot;;-[.G205]-([.M205]+[.N205])/2-[.N205]/2;-[.G205])" office:value-type="float" office:value="-121.38">
            <text:p>−121.38</text:p>
          </table:table-cell>
          <table:table-cell table:style-name="ACE-1" table:formula="of:=IF([.M205]&lt;&gt;&quot;NA&quot;;SQRT((([.M205]-[.N205])/2)^2+[.H205]^2);[.H205])" office:value-type="float" office:value="5.0335275900704071">
            <text:p>5.03</text:p>
          </table:table-cell>
          <table:table-cell table:style-name="ACE-2" table:formula="of:=IF([.M205]&lt;&gt;&quot;NA&quot;;0;-1)" office:value-type="float" office:value="0">
            <text:p>0</text:p>
          </table:table-cell>
          <table:table-cell table:style-name="ACE-2" table:formula="of:=IF([.S205]&gt;0;[.S205];[.U205])" office:value-type="float" office:value="17288">
            <text:p>17288</text:p>
          </table:table-cell>
          <table:table-cell table:style-name="ACE-2" table:formula="of:=IF([.T205]&gt;0;[.T205];[.V205])" office:value-type="float" office:value="292">
            <text:p>292</text:p>
          </table:table-cell>
          <table:table-cell table:number-columns-repeated="224" table:style-name="ACE-0"/>
        </table:table-row>
        <table:table-row table:style-name="AROW-1">
          <table:table-cell table:style-name="ACE-0" office:value-type="string">
            <text:p>325-M0035A-11R-1W_15-18</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office:value-type="string">
            <text:p>HY-8</text:p>
          </table:table-cell>
          <table:table-cell table:style-name="ACE-0" office:value-type="string">
            <text:p>Supple-A</text:p>
          </table:table-cell>
          <table:table-cell table:style-name="ACE-1" office:value-type="float" office:value="117.345">
            <text:p>117.34</text:p>
          </table:table-cell>
          <table:table-cell table:style-name="ACE-0" office:value-type="float" office:value="0.90000000000000002">
            <text:p>0.9</text:p>
          </table:table-cell>
          <table:table-cell table:style-name="ACE-0" office:value-type="string">
            <text:p>Coral</text:p>
          </table:table-cell>
          <table:table-cell table:style-name="ACE-0" office:value-type="string">
            <text:p>Monti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906">
            <text:p>17906</text:p>
          </table:table-cell>
          <table:table-cell table:style-name="ACE-0" office:value-type="float" office:value="134">
            <text:p>134</text:p>
          </table:table-cell>
          <table:table-cell table:style-name="ACE-0" table:formula="of:=IF([.Q206]&gt;0;&quot;marine&quot;;&quot;&quot;)" office:value-type="string" office:string-value="">
            <text:p/>
          </table:table-cell>
          <table:table-cell table:style-name="ACE-0" table:formula="of:=IF([.U206]&gt;0;&quot;U-Th&quot;;&quot;&quot;)" office:value-type="string" office:string-value="U-Th">
            <text:p>U-Th</text:p>
          </table:table-cell>
          <table:table-cell table:style-name="ACE-0" office:value-type="string">
            <text:p>U-Th</text:p>
          </table:table-cell>
          <table:table-cell table:style-name="ACE-0" office:value-type="string">
            <text:p>325-M0035A-11R-1W_15-18</text:p>
          </table:table-cell>
          <table:table-cell table:style-name="ACE-1" table:formula="of:=IF([.M206]&lt;&gt;&quot;NA&quot;;-[.G206]+([.M206]-[.N206])/2-[.N206];-[.G206])" office:value-type="float" office:value="-112.345">
            <text:p>−112.34</text:p>
          </table:table-cell>
          <table:table-cell table:style-name="ACE-1" table:formula="of:=IF([.M206]&lt;&gt;&quot;NA&quot;;-[.G206]-([.M206]+[.N206])/2-[.N206]/2;-[.G206])" office:value-type="float" office:value="-122.345">
            <text:p>−122.34</text:p>
          </table:table-cell>
          <table:table-cell table:style-name="ACE-1" table:formula="of:=IF([.M206]&lt;&gt;&quot;NA&quot;;SQRT((([.M206]-[.N206])/2)^2+[.H206]^2);[.H206])" office:value-type="float" office:value="5.0803543183522146">
            <text:p>5.08</text:p>
          </table:table-cell>
          <table:table-cell table:style-name="ACE-2" table:formula="of:=IF([.M206]&lt;&gt;&quot;NA&quot;;0;-1)" office:value-type="float" office:value="0">
            <text:p>0</text:p>
          </table:table-cell>
          <table:table-cell table:style-name="ACE-2" table:formula="of:=IF([.S206]&gt;0;[.S206];[.U206])" office:value-type="float" office:value="17906">
            <text:p>17906</text:p>
          </table:table-cell>
          <table:table-cell table:style-name="ACE-2" table:formula="of:=IF([.T206]&gt;0;[.T206];[.V206])" office:value-type="float" office:value="134">
            <text:p>134</text:p>
          </table:table-cell>
          <table:table-cell table:number-columns-repeated="224" table:style-name="ACE-0"/>
        </table:table-row>
        <table:table-row table:style-name="AROW-1">
          <table:table-cell table:style-name="ACE-0" office:value-type="string">
            <text:p>325-M0035A-11R-1W_26-31</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table:table-cell table:style-name="ACE-0" office:value-type="string">
            <text:p>HY-9</text:p>
          </table:table-cell>
          <table:table-cell table:style-name="ACE-0" office:value-type="string">
            <text:p>YAUT-004315</text:p>
          </table:table-cell>
          <table:table-cell table:style-name="ACE-1" office:value-type="float" office:value="117.46499999999999">
            <text:p>117.46</text:p>
          </table:table-cell>
          <table:table-cell table:style-name="ACE-0" office:value-type="float" office:value="0.90000000000000002">
            <text:p>0.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3183970096308735">
            <text:p>2.32</text:p>
          </table:table-cell>
          <table:table-cell table:style-name="ACE-1" office:value-type="float" office:value="3.5827177139473014">
            <text:p>3.58</text:p>
          </table:table-cell>
          <table:table-cell table:style-name="ACE-2" office:value-type="float" office:value="15164.51908579363">
            <text:p>15165</text:p>
          </table:table-cell>
          <table:table-cell table:style-name="ACE-2" office:value-type="float" office:value="58.544013445807103">
            <text:p>59</text:p>
          </table:table-cell>
          <table:table-cell table:style-name="ACE-0" office:value-type="float" office:value="17942">
            <text:p>17942</text:p>
          </table:table-cell>
          <table:table-cell table:style-name="ACE-0" office:value-type="float" office:value="193">
            <text:p>193</text:p>
          </table:table-cell>
          <table:table-cell table:number-columns-repeated="2" table:style-name="ACE-0"/>
          <table:table-cell table:style-name="ACE-0" table:formula="of:=IF([.Q207]&gt;0;&quot;marine&quot;;&quot;&quot;)" office:value-type="string" office:string-value="marine">
            <text:p>marine</text:p>
          </table:table-cell>
          <table:table-cell table:style-name="ACE-0" table:formula="of:=IF([.U207]&gt;0;&quot;U-Th&quot;;&quot;&quot;)" office:value-type="string" office:string-value="">
            <text:p/>
          </table:table-cell>
          <table:table-cell table:style-name="ACE-0" office:value-type="string">
            <text:p>marine</text:p>
          </table:table-cell>
          <table:table-cell table:style-name="ACE-0" office:value-type="string">
            <text:p>325-M0035A-11R-1W_26-31</text:p>
          </table:table-cell>
          <table:table-cell table:style-name="ACE-1" table:formula="of:=IF([.M207]&lt;&gt;&quot;NA&quot;;-[.G207]+([.M207]-[.N207])/2-[.N207];-[.G207])" office:value-type="float" office:value="-112.46499999999999">
            <text:p>−112.46</text:p>
          </table:table-cell>
          <table:table-cell table:style-name="ACE-1" table:formula="of:=IF([.M207]&lt;&gt;&quot;NA&quot;;-[.G207]-([.M207]+[.N207])/2-[.N207]/2;-[.G207])" office:value-type="float" office:value="-122.46499999999999">
            <text:p>−122.46</text:p>
          </table:table-cell>
          <table:table-cell table:style-name="ACE-1" table:formula="of:=IF([.M207]&lt;&gt;&quot;NA&quot;;SQRT((([.M207]-[.N207])/2)^2+[.H207]^2);[.H207])" office:value-type="float" office:value="5.0803543183522146">
            <text:p>5.08</text:p>
          </table:table-cell>
          <table:table-cell table:style-name="ACE-2" table:formula="of:=IF([.M207]&lt;&gt;&quot;NA&quot;;0;-1)" office:value-type="float" office:value="0">
            <text:p>0</text:p>
          </table:table-cell>
          <table:table-cell table:style-name="ACE-2" table:formula="of:=IF([.S207]&gt;0;[.S207];[.U207])" office:value-type="float" office:value="17942">
            <text:p>17942</text:p>
          </table:table-cell>
          <table:table-cell table:style-name="ACE-2" table:formula="of:=IF([.T207]&gt;0;[.T207];[.V207])" office:value-type="float" office:value="193">
            <text:p>193</text:p>
          </table:table-cell>
          <table:table-cell table:number-columns-repeated="224" table:style-name="ACE-0"/>
        </table:table-row>
        <table:table-row table:style-name="AROW-1">
          <table:table-cell table:style-name="ACE-0" office:value-type="string">
            <text:p>325-M0035A-11R-1W_32-3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17.505">
            <text:p>117.50</text:p>
          </table:table-cell>
          <table:table-cell table:style-name="ACE-0" office:value-type="float" office:value="0.90000000000000002">
            <text:p>0.9</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434">
            <text:p>17434</text:p>
          </table:table-cell>
          <table:table-cell table:style-name="ACE-0" office:value-type="float" office:value="12">
            <text:p>12</text:p>
          </table:table-cell>
          <table:table-cell table:style-name="ACE-0" table:formula="of:=IF([.Q208]&gt;0;&quot;marine&quot;;&quot;&quot;)" office:value-type="string" office:string-value="">
            <text:p/>
          </table:table-cell>
          <table:table-cell table:style-name="ACE-0" table:formula="of:=IF([.U208]&gt;0;&quot;U-Th&quot;;&quot;&quot;)" office:value-type="string" office:string-value="U-Th">
            <text:p>U-Th</text:p>
          </table:table-cell>
          <table:table-cell table:style-name="ACE-0" office:value-type="string">
            <text:p>U-Th</text:p>
          </table:table-cell>
          <table:table-cell table:style-name="ACE-0" office:value-type="string">
            <text:p>325-M0035A-11R-1W_32-33</text:p>
          </table:table-cell>
          <table:table-cell table:style-name="ACE-1" table:formula="of:=IF([.M208]&lt;&gt;&quot;NA&quot;;-[.G208]+([.M208]-[.N208])/2-[.N208];-[.G208])" office:value-type="float" office:value="-112.505">
            <text:p>−112.50</text:p>
          </table:table-cell>
          <table:table-cell table:style-name="ACE-1" table:formula="of:=IF([.M208]&lt;&gt;&quot;NA&quot;;-[.G208]-([.M208]+[.N208])/2-[.N208]/2;-[.G208])" office:value-type="float" office:value="-122.505">
            <text:p>−122.50</text:p>
          </table:table-cell>
          <table:table-cell table:style-name="ACE-1" table:formula="of:=IF([.M208]&lt;&gt;&quot;NA&quot;;SQRT((([.M208]-[.N208])/2)^2+[.H208]^2);[.H208])" office:value-type="float" office:value="5.0803543183522146">
            <text:p>5.08</text:p>
          </table:table-cell>
          <table:table-cell table:style-name="ACE-2" table:formula="of:=IF([.M208]&lt;&gt;&quot;NA&quot;;0;-1)" office:value-type="float" office:value="0">
            <text:p>0</text:p>
          </table:table-cell>
          <table:table-cell table:style-name="ACE-2" table:formula="of:=IF([.S208]&gt;0;[.S208];[.U208])" office:value-type="float" office:value="17434">
            <text:p>17434</text:p>
          </table:table-cell>
          <table:table-cell table:style-name="ACE-2" table:formula="of:=IF([.T208]&gt;0;[.T208];[.V208])" office:value-type="float" office:value="12">
            <text:p>12</text:p>
          </table:table-cell>
          <table:table-cell table:number-columns-repeated="224" table:style-name="ACE-0"/>
        </table:table-row>
        <table:table-row table:style-name="AROW-1">
          <table:table-cell table:style-name="ACE-0" office:value-type="string">
            <text:p>325-M0035A-11R-1W_34-36</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2434</text:p>
          </table:table-cell>
          <table:table-cell table:style-name="ACE-1" office:value-type="float" office:value="117.53">
            <text:p>117.53</text:p>
          </table:table-cell>
          <table:table-cell table:style-name="ACE-0" office:value-type="float" office:value="0.90000000000000002">
            <text:p>0.9</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6667467466667585">
            <text:p>−9.67</text:p>
          </table:table-cell>
          <table:table-cell table:style-name="ACE-1" office:value-type="float" office:value="0.87033591854376269">
            <text:p>0.87</text:p>
          </table:table-cell>
          <table:table-cell table:style-name="ACE-2" office:value-type="float" office:value="14918.374095855266">
            <text:p>14918</text:p>
          </table:table-cell>
          <table:table-cell table:style-name="ACE-2" office:value-type="float" office:value="94.491192634110106">
            <text:p>94</text:p>
          </table:table-cell>
          <table:table-cell table:style-name="ACE-0" office:value-type="float" office:value="17667">
            <text:p>17667</text:p>
          </table:table-cell>
          <table:table-cell table:style-name="ACE-0" office:value-type="float" office:value="256">
            <text:p>256</text:p>
          </table:table-cell>
          <table:table-cell table:number-columns-repeated="2" table:style-name="ACE-0"/>
          <table:table-cell table:style-name="ACE-0" table:formula="of:=IF([.Q209]&gt;0;&quot;marine&quot;;&quot;&quot;)" office:value-type="string" office:string-value="marine">
            <text:p>marine</text:p>
          </table:table-cell>
          <table:table-cell table:style-name="ACE-0" table:formula="of:=IF([.U209]&gt;0;&quot;U-Th&quot;;&quot;&quot;)" office:value-type="string" office:string-value="">
            <text:p/>
          </table:table-cell>
          <table:table-cell table:style-name="ACE-0" office:value-type="string">
            <text:p>marine</text:p>
          </table:table-cell>
          <table:table-cell table:style-name="ACE-0" office:value-type="string">
            <text:p>325-M0035A-11R-1W_34-36</text:p>
          </table:table-cell>
          <table:table-cell table:style-name="ACE-1" table:formula="of:=IF([.M209]&lt;&gt;&quot;NA&quot;;-[.G209]+([.M209]-[.N209])/2-[.N209];-[.G209])" office:value-type="float" office:value="-112.53">
            <text:p>−112.53</text:p>
          </table:table-cell>
          <table:table-cell table:style-name="ACE-1" table:formula="of:=IF([.M209]&lt;&gt;&quot;NA&quot;;-[.G209]-([.M209]+[.N209])/2-[.N209]/2;-[.G209])" office:value-type="float" office:value="-122.53">
            <text:p>−122.53</text:p>
          </table:table-cell>
          <table:table-cell table:style-name="ACE-1" table:formula="of:=IF([.M209]&lt;&gt;&quot;NA&quot;;SQRT((([.M209]-[.N209])/2)^2+[.H209]^2);[.H209])" office:value-type="float" office:value="5.0803543183522146">
            <text:p>5.08</text:p>
          </table:table-cell>
          <table:table-cell table:style-name="ACE-2" table:formula="of:=IF([.M209]&lt;&gt;&quot;NA&quot;;0;-1)" office:value-type="float" office:value="0">
            <text:p>0</text:p>
          </table:table-cell>
          <table:table-cell table:style-name="ACE-2" table:formula="of:=IF([.S209]&gt;0;[.S209];[.U209])" office:value-type="float" office:value="17667">
            <text:p>17667</text:p>
          </table:table-cell>
          <table:table-cell table:style-name="ACE-2" table:formula="of:=IF([.T209]&gt;0;[.T209];[.V209])" office:value-type="float" office:value="256">
            <text:p>256</text:p>
          </table:table-cell>
          <table:table-cell table:number-columns-repeated="224" table:style-name="ACE-0"/>
        </table:table-row>
        <table:table-row table:style-name="AROW-1">
          <table:table-cell table:style-name="ACE-0" office:value-type="string">
            <text:p>325-M0035A-11R-1W_40-4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5733</text:p>
          </table:table-cell>
          <table:table-cell table:style-name="ACE-1" office:value-type="float" office:value="117.61999999999999">
            <text:p>117.62</text:p>
          </table:table-cell>
          <table:table-cell table:style-name="ACE-0" office:value-type="float" office:value="0.90000000000000002">
            <text:p>0.9</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45899300739205579">
            <text:p>−0.46</text:p>
          </table:table-cell>
          <table:table-cell table:style-name="ACE-1" office:value-type="float" office:value="4.9927024045581243">
            <text:p>4.99</text:p>
          </table:table-cell>
          <table:table-cell table:style-name="ACE-2" office:value-type="float" office:value="15150.08870647703">
            <text:p>15150</text:p>
          </table:table-cell>
          <table:table-cell table:style-name="ACE-2" office:value-type="float" office:value="72.273489392172863">
            <text:p>72</text:p>
          </table:table-cell>
          <table:table-cell table:style-name="ACE-0" office:value-type="float" office:value="17924">
            <text:p>17924</text:p>
          </table:table-cell>
          <table:table-cell table:style-name="ACE-0" office:value-type="float" office:value="219">
            <text:p>219</text:p>
          </table:table-cell>
          <table:table-cell table:number-columns-repeated="2" table:style-name="ACE-0"/>
          <table:table-cell table:style-name="ACE-0" table:formula="of:=IF([.Q210]&gt;0;&quot;marine&quot;;&quot;&quot;)" office:value-type="string" office:string-value="marine">
            <text:p>marine</text:p>
          </table:table-cell>
          <table:table-cell table:style-name="ACE-0" table:formula="of:=IF([.U210]&gt;0;&quot;U-Th&quot;;&quot;&quot;)" office:value-type="string" office:string-value="">
            <text:p/>
          </table:table-cell>
          <table:table-cell table:style-name="ACE-0" office:value-type="string">
            <text:p>marine</text:p>
          </table:table-cell>
          <table:table-cell table:style-name="ACE-0" office:value-type="string">
            <text:p>325-M0035A-11R-1W_40-48</text:p>
          </table:table-cell>
          <table:table-cell table:style-name="ACE-1" table:formula="of:=IF([.M210]&lt;&gt;&quot;NA&quot;;-[.G210]+([.M210]-[.N210])/2-[.N210];-[.G210])" office:value-type="float" office:value="-112.61999999999999">
            <text:p>−112.62</text:p>
          </table:table-cell>
          <table:table-cell table:style-name="ACE-1" table:formula="of:=IF([.M210]&lt;&gt;&quot;NA&quot;;-[.G210]-([.M210]+[.N210])/2-[.N210]/2;-[.G210])" office:value-type="float" office:value="-122.61999999999999">
            <text:p>−122.62</text:p>
          </table:table-cell>
          <table:table-cell table:style-name="ACE-1" table:formula="of:=IF([.M210]&lt;&gt;&quot;NA&quot;;SQRT((([.M210]-[.N210])/2)^2+[.H210]^2);[.H210])" office:value-type="float" office:value="5.0803543183522146">
            <text:p>5.08</text:p>
          </table:table-cell>
          <table:table-cell table:style-name="ACE-2" table:formula="of:=IF([.M210]&lt;&gt;&quot;NA&quot;;0;-1)" office:value-type="float" office:value="0">
            <text:p>0</text:p>
          </table:table-cell>
          <table:table-cell table:style-name="ACE-2" table:formula="of:=IF([.S210]&gt;0;[.S210];[.U210])" office:value-type="float" office:value="17924">
            <text:p>17924</text:p>
          </table:table-cell>
          <table:table-cell table:style-name="ACE-2" table:formula="of:=IF([.T210]&gt;0;[.T210];[.V210])" office:value-type="float" office:value="219">
            <text:p>219</text:p>
          </table:table-cell>
          <table:table-cell table:number-columns-repeated="224" table:style-name="ACE-0"/>
        </table:table-row>
        <table:table-row table:style-name="AROW-1">
          <table:table-cell table:style-name="ACE-0" office:value-type="string">
            <text:p>325-M0035A-11R-1W_40-48</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N/A</text:p>
          </table:table-cell>
          <table:table-cell table:style-name="ACE-1" office:value-type="float" office:value="117.61999999999999">
            <text:p>117.62</text:p>
          </table:table-cell>
          <table:table-cell table:style-name="ACE-0" office:value-type="float" office:value="0.90000000000000002">
            <text:p>0.9</text:p>
          </table:table-cell>
          <table:table-cell table:style-name="ACE-0" office:value-type="string">
            <text:p>Coral</text:p>
          </table:table-cell>
          <table:table-cell table:style-name="ACE-0" office:value-type="string">
            <text:p>Acropora (humil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619">
            <text:p>17619</text:p>
          </table:table-cell>
          <table:table-cell table:style-name="ACE-0" office:value-type="float" office:value="10">
            <text:p>10</text:p>
          </table:table-cell>
          <table:table-cell table:style-name="ACE-0" table:formula="of:=IF([.Q211]&gt;0;&quot;marine&quot;;&quot;&quot;)" office:value-type="string" office:string-value="">
            <text:p/>
          </table:table-cell>
          <table:table-cell table:style-name="ACE-0" table:formula="of:=IF([.U211]&gt;0;&quot;U-Th&quot;;&quot;&quot;)" office:value-type="string" office:string-value="U-Th">
            <text:p>U-Th</text:p>
          </table:table-cell>
          <table:table-cell table:style-name="ACE-0" office:value-type="string">
            <text:p>U-Th</text:p>
          </table:table-cell>
          <table:table-cell table:style-name="ACE-0" office:value-type="string">
            <text:p>325-M0035A-11R-1W_40-48</text:p>
          </table:table-cell>
          <table:table-cell table:style-name="ACE-1" table:formula="of:=IF([.M211]&lt;&gt;&quot;NA&quot;;-[.G211]+([.M211]-[.N211])/2-[.N211];-[.G211])" office:value-type="float" office:value="-112.61999999999999">
            <text:p>−112.62</text:p>
          </table:table-cell>
          <table:table-cell table:style-name="ACE-1" table:formula="of:=IF([.M211]&lt;&gt;&quot;NA&quot;;-[.G211]-([.M211]+[.N211])/2-[.N211]/2;-[.G211])" office:value-type="float" office:value="-122.61999999999999">
            <text:p>−122.62</text:p>
          </table:table-cell>
          <table:table-cell table:style-name="ACE-1" table:formula="of:=IF([.M211]&lt;&gt;&quot;NA&quot;;SQRT((([.M211]-[.N211])/2)^2+[.H211]^2);[.H211])" office:value-type="float" office:value="5.0803543183522146">
            <text:p>5.08</text:p>
          </table:table-cell>
          <table:table-cell table:style-name="ACE-2" table:formula="of:=IF([.M211]&lt;&gt;&quot;NA&quot;;0;-1)" office:value-type="float" office:value="0">
            <text:p>0</text:p>
          </table:table-cell>
          <table:table-cell table:style-name="ACE-2" table:formula="of:=IF([.S211]&gt;0;[.S211];[.U211])" office:value-type="float" office:value="17619">
            <text:p>17619</text:p>
          </table:table-cell>
          <table:table-cell table:style-name="ACE-2" table:formula="of:=IF([.T211]&gt;0;[.T211];[.V211])" office:value-type="float" office:value="10">
            <text:p>10</text:p>
          </table:table-cell>
          <table:table-cell table:number-columns-repeated="224" table:style-name="ACE-0"/>
        </table:table-row>
        <table:table-row table:style-name="AROW-1">
          <table:table-cell table:style-name="ACE-0" office:value-type="string">
            <text:p>325-M0035A-11R-CCW_0-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17.69499999999999">
            <text:p>117.69</text:p>
          </table:table-cell>
          <table:table-cell table:style-name="ACE-0" office:value-type="float" office:value="0.90000000000000002">
            <text:p>0.9</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495">
            <text:p>17495</text:p>
          </table:table-cell>
          <table:table-cell table:style-name="ACE-0" office:value-type="float" office:value="22">
            <text:p>22</text:p>
          </table:table-cell>
          <table:table-cell table:style-name="ACE-0" table:formula="of:=IF([.Q212]&gt;0;&quot;marine&quot;;&quot;&quot;)" office:value-type="string" office:string-value="">
            <text:p/>
          </table:table-cell>
          <table:table-cell table:style-name="ACE-0" table:formula="of:=IF([.U212]&gt;0;&quot;U-Th&quot;;&quot;&quot;)" office:value-type="string" office:string-value="U-Th">
            <text:p>U-Th</text:p>
          </table:table-cell>
          <table:table-cell table:style-name="ACE-0" office:value-type="string">
            <text:p>U-Th</text:p>
          </table:table-cell>
          <table:table-cell table:style-name="ACE-0" office:value-type="string">
            <text:p>325-M0035A-11R-CCW_0-3</text:p>
          </table:table-cell>
          <table:table-cell table:style-name="ACE-1" table:formula="of:=IF([.M212]&lt;&gt;&quot;NA&quot;;-[.G212]+([.M212]-[.N212])/2-[.N212];-[.G212])" office:value-type="float" office:value="-112.69499999999999">
            <text:p>−112.69</text:p>
          </table:table-cell>
          <table:table-cell table:style-name="ACE-1" table:formula="of:=IF([.M212]&lt;&gt;&quot;NA&quot;;-[.G212]-([.M212]+[.N212])/2-[.N212]/2;-[.G212])" office:value-type="float" office:value="-122.69499999999999">
            <text:p>−122.69</text:p>
          </table:table-cell>
          <table:table-cell table:style-name="ACE-1" table:formula="of:=IF([.M212]&lt;&gt;&quot;NA&quot;;SQRT((([.M212]-[.N212])/2)^2+[.H212]^2);[.H212])" office:value-type="float" office:value="5.0803543183522146">
            <text:p>5.08</text:p>
          </table:table-cell>
          <table:table-cell table:style-name="ACE-2" table:formula="of:=IF([.M212]&lt;&gt;&quot;NA&quot;;0;-1)" office:value-type="float" office:value="0">
            <text:p>0</text:p>
          </table:table-cell>
          <table:table-cell table:style-name="ACE-2" table:formula="of:=IF([.S212]&gt;0;[.S212];[.U212])" office:value-type="float" office:value="17495">
            <text:p>17495</text:p>
          </table:table-cell>
          <table:table-cell table:style-name="ACE-2" table:formula="of:=IF([.T212]&gt;0;[.T212];[.V212])" office:value-type="float" office:value="22">
            <text:p>22</text:p>
          </table:table-cell>
          <table:table-cell table:number-columns-repeated="224" table:style-name="ACE-0"/>
        </table:table-row>
        <table:table-row table:style-name="AROW-1">
          <table:table-cell table:style-name="ACE-0" office:value-type="string">
            <text:p>325-M0035A-12R-1W_62-6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19.31">
            <text:p>119.31</text:p>
          </table:table-cell>
          <table:table-cell table:style-name="ACE-0" office:value-type="float" office:value="0.10000000000000001">
            <text:p>0.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624">
            <text:p>17624</text:p>
          </table:table-cell>
          <table:table-cell table:style-name="ACE-0" office:value-type="float" office:value="17">
            <text:p>17</text:p>
          </table:table-cell>
          <table:table-cell table:style-name="ACE-0" table:formula="of:=IF([.Q213]&gt;0;&quot;marine&quot;;&quot;&quot;)" office:value-type="string" office:string-value="">
            <text:p/>
          </table:table-cell>
          <table:table-cell table:style-name="ACE-0" table:formula="of:=IF([.U213]&gt;0;&quot;U-Th&quot;;&quot;&quot;)" office:value-type="string" office:string-value="U-Th">
            <text:p>U-Th</text:p>
          </table:table-cell>
          <table:table-cell table:style-name="ACE-0" office:value-type="string">
            <text:p>U-Th</text:p>
          </table:table-cell>
          <table:table-cell table:style-name="ACE-0" office:value-type="string">
            <text:p>325-M0035A-12R-1W_62-64</text:p>
          </table:table-cell>
          <table:table-cell table:style-name="ACE-1" table:formula="of:=IF([.M213]&lt;&gt;&quot;NA&quot;;-[.G213]+([.M213]-[.N213])/2-[.N213];-[.G213])" office:value-type="float" office:value="-114.31">
            <text:p>−114.31</text:p>
          </table:table-cell>
          <table:table-cell table:style-name="ACE-1" table:formula="of:=IF([.M213]&lt;&gt;&quot;NA&quot;;-[.G213]-([.M213]+[.N213])/2-[.N213]/2;-[.G213])" office:value-type="float" office:value="-124.31">
            <text:p>−124.31</text:p>
          </table:table-cell>
          <table:table-cell table:style-name="ACE-1" table:formula="of:=IF([.M213]&lt;&gt;&quot;NA&quot;;SQRT((([.M213]-[.N213])/2)^2+[.H213]^2);[.H213])" office:value-type="float" office:value="5.0009999000199947">
            <text:p>5.00</text:p>
          </table:table-cell>
          <table:table-cell table:style-name="ACE-2" table:formula="of:=IF([.M213]&lt;&gt;&quot;NA&quot;;0;-1)" office:value-type="float" office:value="0">
            <text:p>0</text:p>
          </table:table-cell>
          <table:table-cell table:style-name="ACE-2" table:formula="of:=IF([.S213]&gt;0;[.S213];[.U213])" office:value-type="float" office:value="17624">
            <text:p>17624</text:p>
          </table:table-cell>
          <table:table-cell table:style-name="ACE-2" table:formula="of:=IF([.T213]&gt;0;[.T213];[.V213])" office:value-type="float" office:value="17">
            <text:p>17</text:p>
          </table:table-cell>
          <table:table-cell table:number-columns-repeated="224" table:style-name="ACE-0"/>
        </table:table-row>
        <table:table-row table:style-name="AROW-1">
          <table:table-cell table:style-name="ACE-0" office:value-type="string">
            <text:p>325-M0035A-12R-2W_4-6</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NU-14218</text:p>
          </table:table-cell>
          <table:table-cell table:style-name="ACE-1" office:value-type="float" office:value="119.42999999999999">
            <text:p>119.43</text:p>
          </table:table-cell>
          <table:table-cell table:style-name="ACE-0" office:value-type="float" office:value="0.10000000000000001">
            <text:p>0.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8.6060999999999996">
            <text:p>−8.61</text:p>
          </table:table-cell>
          <table:table-cell table:style-name="ACE-1" office:value-type="float" office:value="0.16700000000000001">
            <text:p>0.17</text:p>
          </table:table-cell>
          <table:table-cell table:style-name="ACE-2" office:value-type="float" office:value="15380">
            <text:p>15380</text:p>
          </table:table-cell>
          <table:table-cell table:style-name="ACE-2" office:value-type="float" office:value="50">
            <text:p>50</text:p>
          </table:table-cell>
          <table:table-cell table:style-name="ACE-0" office:value-type="float" office:value="18250">
            <text:p>18250</text:p>
          </table:table-cell>
          <table:table-cell table:style-name="ACE-0" office:value-type="float" office:value="300">
            <text:p>300</text:p>
          </table:table-cell>
          <table:table-cell table:number-columns-repeated="2" table:style-name="ACE-0"/>
          <table:table-cell table:style-name="ACE-0" table:formula="of:=IF([.Q214]&gt;0;&quot;marine&quot;;&quot;&quot;)" office:value-type="string" office:string-value="marine">
            <text:p>marine</text:p>
          </table:table-cell>
          <table:table-cell table:style-name="ACE-0" table:formula="of:=IF([.U214]&gt;0;&quot;U-Th&quot;;&quot;&quot;)" office:value-type="string" office:string-value="">
            <text:p/>
          </table:table-cell>
          <table:table-cell table:style-name="ACE-0" office:value-type="string">
            <text:p>marine</text:p>
          </table:table-cell>
          <table:table-cell table:style-name="ACE-0" office:value-type="string">
            <text:p>325-M0035A-12R-2W_4-6</text:p>
          </table:table-cell>
          <table:table-cell table:style-name="ACE-1" table:formula="of:=IF([.M214]&lt;&gt;&quot;NA&quot;;-[.G214]+([.M214]-[.N214])/2-[.N214];-[.G214])" office:value-type="float" office:value="-114.42999999999999">
            <text:p>−114.43</text:p>
          </table:table-cell>
          <table:table-cell table:style-name="ACE-1" table:formula="of:=IF([.M214]&lt;&gt;&quot;NA&quot;;-[.G214]-([.M214]+[.N214])/2-[.N214]/2;-[.G214])" office:value-type="float" office:value="-124.42999999999999">
            <text:p>−124.43</text:p>
          </table:table-cell>
          <table:table-cell table:style-name="ACE-1" table:formula="of:=IF([.M214]&lt;&gt;&quot;NA&quot;;SQRT((([.M214]-[.N214])/2)^2+[.H214]^2);[.H214])" office:value-type="float" office:value="5.0009999000199947">
            <text:p>5.00</text:p>
          </table:table-cell>
          <table:table-cell table:style-name="ACE-2" table:formula="of:=IF([.M214]&lt;&gt;&quot;NA&quot;;0;-1)" office:value-type="float" office:value="0">
            <text:p>0</text:p>
          </table:table-cell>
          <table:table-cell table:style-name="ACE-2" table:formula="of:=IF([.S214]&gt;0;[.S214];[.U214])" office:value-type="float" office:value="18250">
            <text:p>18250</text:p>
          </table:table-cell>
          <table:table-cell table:style-name="ACE-2" table:formula="of:=IF([.T214]&gt;0;[.T214];[.V214])" office:value-type="float" office:value="300">
            <text:p>300</text:p>
          </table:table-cell>
          <table:table-cell table:number-columns-repeated="224" table:style-name="ACE-0"/>
        </table:table-row>
        <table:table-row table:style-name="AROW-1">
          <table:table-cell table:style-name="ACE-0" office:value-type="string">
            <text:p>325-M0035A-12R-CCW_1-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5734</text:p>
          </table:table-cell>
          <table:table-cell table:style-name="ACE-1" office:value-type="float" office:value="119.42999999999999">
            <text:p>119.43</text:p>
          </table:table-cell>
          <table:table-cell table:style-name="ACE-0" office:value-type="float" office:value="0.10000000000000001">
            <text:p>0.1</text:p>
          </table:table-cell>
          <table:table-cell table:style-name="ACE-0" office:value-type="string">
            <text:p>Coral</text:p>
          </table:table-cell>
          <table:table-cell table:style-name="ACE-0" office:value-type="string">
            <text:p>Isopora? Monti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676975014548129">
            <text:p>3.68</text:p>
          </table:table-cell>
          <table:table-cell table:style-name="ACE-1" office:value-type="float" office:value="5.6937709814470026">
            <text:p>5.69</text:p>
          </table:table-cell>
          <table:table-cell table:style-name="ACE-2" office:value-type="float" office:value="15771.531707046237">
            <text:p>15772</text:p>
          </table:table-cell>
          <table:table-cell table:style-name="ACE-2" office:value-type="float" office:value="79.457604012260134">
            <text:p>79</text:p>
          </table:table-cell>
          <table:table-cell table:style-name="ACE-0" office:value-type="float" office:value="18607">
            <text:p>18607</text:p>
          </table:table-cell>
          <table:table-cell table:style-name="ACE-0" office:value-type="float" office:value="180">
            <text:p>180</text:p>
          </table:table-cell>
          <table:table-cell table:number-columns-repeated="2" table:style-name="ACE-0"/>
          <table:table-cell table:style-name="ACE-0" table:formula="of:=IF([.Q215]&gt;0;&quot;marine&quot;;&quot;&quot;)" office:value-type="string" office:string-value="marine">
            <text:p>marine</text:p>
          </table:table-cell>
          <table:table-cell table:style-name="ACE-0" table:formula="of:=IF([.U215]&gt;0;&quot;U-Th&quot;;&quot;&quot;)" office:value-type="string" office:string-value="">
            <text:p/>
          </table:table-cell>
          <table:table-cell table:style-name="ACE-0" office:value-type="string">
            <text:p>marine</text:p>
          </table:table-cell>
          <table:table-cell table:style-name="ACE-0" office:value-type="string">
            <text:p>325-M0035A-12R-CCW_1-9</text:p>
          </table:table-cell>
          <table:table-cell table:style-name="ACE-1" table:formula="of:=IF([.M215]&lt;&gt;&quot;NA&quot;;-[.G215]+([.M215]-[.N215])/2-[.N215];-[.G215])" office:value-type="float" office:value="-114.42999999999999">
            <text:p>−114.43</text:p>
          </table:table-cell>
          <table:table-cell table:style-name="ACE-1" table:formula="of:=IF([.M215]&lt;&gt;&quot;NA&quot;;-[.G215]-([.M215]+[.N215])/2-[.N215]/2;-[.G215])" office:value-type="float" office:value="-124.42999999999999">
            <text:p>−124.43</text:p>
          </table:table-cell>
          <table:table-cell table:style-name="ACE-1" table:formula="of:=IF([.M215]&lt;&gt;&quot;NA&quot;;SQRT((([.M215]-[.N215])/2)^2+[.H215]^2);[.H215])" office:value-type="float" office:value="5.0009999000199947">
            <text:p>5.00</text:p>
          </table:table-cell>
          <table:table-cell table:style-name="ACE-2" table:formula="of:=IF([.M215]&lt;&gt;&quot;NA&quot;;0;-1)" office:value-type="float" office:value="0">
            <text:p>0</text:p>
          </table:table-cell>
          <table:table-cell table:style-name="ACE-2" table:formula="of:=IF([.S215]&gt;0;[.S215];[.U215])" office:value-type="float" office:value="18607">
            <text:p>18607</text:p>
          </table:table-cell>
          <table:table-cell table:style-name="ACE-2" table:formula="of:=IF([.T215]&gt;0;[.T215];[.V215])" office:value-type="float" office:value="180">
            <text:p>180</text:p>
          </table:table-cell>
          <table:table-cell table:number-columns-repeated="224" table:style-name="ACE-0"/>
        </table:table-row>
        <table:table-row table:style-name="AROW-1">
          <table:table-cell table:style-name="ACE-0" office:value-type="string">
            <text:p>325-M0035A-12R-CCWR_4-6</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MTC-15375</text:p>
          </table:table-cell>
          <table:table-cell table:style-name="ACE-1" office:value-type="float" office:value="119.42999999999999">
            <text:p>119.43</text:p>
          </table:table-cell>
          <table:table-cell table:style-name="ACE-0" office:value-type="float" office:value="0.10000000000000001">
            <text:p>0.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1711165425950867">
            <text:p>1.17</text:p>
          </table:table-cell>
          <table:table-cell table:style-name="ACE-1" office:value-type="float" office:value="1.2314065994476076">
            <text:p>1.23</text:p>
          </table:table-cell>
          <table:table-cell table:style-name="ACE-2" office:value-type="float" office:value="15462.393116099971">
            <text:p>15462</text:p>
          </table:table-cell>
          <table:table-cell table:style-name="ACE-2" office:value-type="float" office:value="108.11654299301556">
            <text:p>108</text:p>
          </table:table-cell>
          <table:table-cell table:style-name="ACE-0" office:value-type="float" office:value="18271">
            <text:p>18271</text:p>
          </table:table-cell>
          <table:table-cell table:style-name="ACE-0" office:value-type="float" office:value="285">
            <text:p>285</text:p>
          </table:table-cell>
          <table:table-cell table:number-columns-repeated="2" table:style-name="ACE-0"/>
          <table:table-cell table:style-name="ACE-0" table:formula="of:=IF([.Q216]&gt;0;&quot;marine&quot;;&quot;&quot;)" office:value-type="string" office:string-value="marine">
            <text:p>marine</text:p>
          </table:table-cell>
          <table:table-cell table:style-name="ACE-0" table:formula="of:=IF([.U216]&gt;0;&quot;U-Th&quot;;&quot;&quot;)" office:value-type="string" office:string-value="">
            <text:p/>
          </table:table-cell>
          <table:table-cell table:style-name="ACE-0" office:value-type="string">
            <text:p>marine</text:p>
          </table:table-cell>
          <table:table-cell table:style-name="ACE-0" office:value-type="string">
            <text:p>325-M0035A-12R-CCWR_4-6</text:p>
          </table:table-cell>
          <table:table-cell table:style-name="ACE-1" table:formula="of:=IF([.M216]&lt;&gt;&quot;NA&quot;;-[.G216]+([.M216]-[.N216])/2-[.N216];-[.G216])" office:value-type="float" office:value="-114.42999999999999">
            <text:p>−114.43</text:p>
          </table:table-cell>
          <table:table-cell table:style-name="ACE-1" table:formula="of:=IF([.M216]&lt;&gt;&quot;NA&quot;;-[.G216]-([.M216]+[.N216])/2-[.N216]/2;-[.G216])" office:value-type="float" office:value="-124.42999999999999">
            <text:p>−124.43</text:p>
          </table:table-cell>
          <table:table-cell table:style-name="ACE-1" table:formula="of:=IF([.M216]&lt;&gt;&quot;NA&quot;;SQRT((([.M216]-[.N216])/2)^2+[.H216]^2);[.H216])" office:value-type="float" office:value="5.0009999000199947">
            <text:p>5.00</text:p>
          </table:table-cell>
          <table:table-cell table:style-name="ACE-2" table:formula="of:=IF([.M216]&lt;&gt;&quot;NA&quot;;0;-1)" office:value-type="float" office:value="0">
            <text:p>0</text:p>
          </table:table-cell>
          <table:table-cell table:style-name="ACE-2" table:formula="of:=IF([.S216]&gt;0;[.S216];[.U216])" office:value-type="float" office:value="18271">
            <text:p>18271</text:p>
          </table:table-cell>
          <table:table-cell table:style-name="ACE-2" table:formula="of:=IF([.T216]&gt;0;[.T216];[.V216])" office:value-type="float" office:value="285">
            <text:p>285</text:p>
          </table:table-cell>
          <table:table-cell table:number-columns-repeated="224" table:style-name="ACE-0"/>
        </table:table-row>
        <table:table-row table:style-name="AROW-1">
          <table:table-cell table:style-name="ACE-0" office:value-type="string">
            <text:p>325-M0035A-13R-1W_40-46</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20.00999999999999">
            <text:p>120.01</text:p>
          </table:table-cell>
          <table:table-cell table:style-name="ACE-0" office:value-type="float" office:value="0.65000000000000002">
            <text:p>0.6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377">
            <text:p>17377</text:p>
          </table:table-cell>
          <table:table-cell table:style-name="ACE-0" office:value-type="float" office:value="14">
            <text:p>14</text:p>
          </table:table-cell>
          <table:table-cell table:style-name="ACE-0" table:formula="of:=IF([.Q217]&gt;0;&quot;marine&quot;;&quot;&quot;)" office:value-type="string" office:string-value="">
            <text:p/>
          </table:table-cell>
          <table:table-cell table:style-name="ACE-0" table:formula="of:=IF([.U217]&gt;0;&quot;U-Th&quot;;&quot;&quot;)" office:value-type="string" office:string-value="U-Th">
            <text:p>U-Th</text:p>
          </table:table-cell>
          <table:table-cell table:style-name="ACE-0" office:value-type="string">
            <text:p>U-Th</text:p>
          </table:table-cell>
          <table:table-cell table:style-name="ACE-0" office:value-type="string">
            <text:p>325-M0035A-13R-1W_40-46</text:p>
          </table:table-cell>
          <table:table-cell table:style-name="ACE-1" table:formula="of:=IF([.M217]&lt;&gt;&quot;NA&quot;;-[.G217]+([.M217]-[.N217])/2-[.N217];-[.G217])" office:value-type="float" office:value="-115.00999999999999">
            <text:p>−115.01</text:p>
          </table:table-cell>
          <table:table-cell table:style-name="ACE-1" table:formula="of:=IF([.M217]&lt;&gt;&quot;NA&quot;;-[.G217]-([.M217]+[.N217])/2-[.N217]/2;-[.G217])" office:value-type="float" office:value="-125.00999999999999">
            <text:p>−125.01</text:p>
          </table:table-cell>
          <table:table-cell table:style-name="ACE-1" table:formula="of:=IF([.M217]&lt;&gt;&quot;NA&quot;;SQRT((([.M217]-[.N217])/2)^2+[.H217]^2);[.H217])" office:value-type="float" office:value="5.0420729863816929">
            <text:p>5.04</text:p>
          </table:table-cell>
          <table:table-cell table:style-name="ACE-2" table:formula="of:=IF([.M217]&lt;&gt;&quot;NA&quot;;0;-1)" office:value-type="float" office:value="0">
            <text:p>0</text:p>
          </table:table-cell>
          <table:table-cell table:style-name="ACE-2" table:formula="of:=IF([.S217]&gt;0;[.S217];[.U217])" office:value-type="float" office:value="17377">
            <text:p>17377</text:p>
          </table:table-cell>
          <table:table-cell table:style-name="ACE-2" table:formula="of:=IF([.T217]&gt;0;[.T217];[.V217])" office:value-type="float" office:value="14">
            <text:p>14</text:p>
          </table:table-cell>
          <table:table-cell table:number-columns-repeated="224" table:style-name="ACE-0"/>
        </table:table-row>
        <table:table-row table:style-name="AROW-1">
          <table:table-cell table:style-name="ACE-0" office:value-type="string">
            <text:p>325-M0035A-14R-1W_24-3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4316</text:p>
          </table:table-cell>
          <table:table-cell table:style-name="ACE-1" office:value-type="float" office:value="121.25">
            <text:p>121.25</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2954221217724236">
            <text:p>4.30</text:p>
          </table:table-cell>
          <table:table-cell table:style-name="ACE-1" office:value-type="float" office:value="3.4386706625109253">
            <text:p>3.44</text:p>
          </table:table-cell>
          <table:table-cell table:style-name="ACE-2" office:value-type="float" office:value="16187.681557421545">
            <text:p>16188</text:p>
          </table:table-cell>
          <table:table-cell table:style-name="ACE-2" office:value-type="float" office:value="61.523573613901966">
            <text:p>62</text:p>
          </table:table-cell>
          <table:table-cell table:style-name="ACE-0" office:value-type="float" office:value="19041">
            <text:p>19041</text:p>
          </table:table-cell>
          <table:table-cell table:style-name="ACE-0" office:value-type="float" office:value="173">
            <text:p>173</text:p>
          </table:table-cell>
          <table:table-cell table:number-columns-repeated="2" table:style-name="ACE-0"/>
          <table:table-cell table:style-name="ACE-0" table:formula="of:=IF([.Q218]&gt;0;&quot;marine&quot;;&quot;&quot;)" office:value-type="string" office:string-value="marine">
            <text:p>marine</text:p>
          </table:table-cell>
          <table:table-cell table:style-name="ACE-0" table:formula="of:=IF([.U218]&gt;0;&quot;U-Th&quot;;&quot;&quot;)" office:value-type="string" office:string-value="">
            <text:p/>
          </table:table-cell>
          <table:table-cell table:style-name="ACE-0" office:value-type="string">
            <text:p>marine</text:p>
          </table:table-cell>
          <table:table-cell table:style-name="ACE-0" office:value-type="string">
            <text:p>325-M0035A-14R-1W_24-30</text:p>
          </table:table-cell>
          <table:table-cell table:style-name="ACE-1" table:formula="of:=IF([.M218]&lt;&gt;&quot;NA&quot;;-[.G218]+([.M218]-[.N218])/2-[.N218];-[.G218])" office:value-type="float" office:value="-116.25">
            <text:p>−116.25</text:p>
          </table:table-cell>
          <table:table-cell table:style-name="ACE-1" table:formula="of:=IF([.M218]&lt;&gt;&quot;NA&quot;;-[.G218]-([.M218]+[.N218])/2-[.N218]/2;-[.G218])" office:value-type="float" office:value="-126.25">
            <text:p>−126.25</text:p>
          </table:table-cell>
          <table:table-cell table:style-name="ACE-1" table:formula="of:=IF([.M218]&lt;&gt;&quot;NA&quot;;SQRT((([.M218]-[.N218])/2)^2+[.H218]^2);[.H218])" office:value-type="float" office:value="5.0875927509972731">
            <text:p>5.09</text:p>
          </table:table-cell>
          <table:table-cell table:style-name="ACE-2" table:formula="of:=IF([.M218]&lt;&gt;&quot;NA&quot;;0;-1)" office:value-type="float" office:value="0">
            <text:p>0</text:p>
          </table:table-cell>
          <table:table-cell table:style-name="ACE-2" table:formula="of:=IF([.S218]&gt;0;[.S218];[.U218])" office:value-type="float" office:value="19041">
            <text:p>19041</text:p>
          </table:table-cell>
          <table:table-cell table:style-name="ACE-2" table:formula="of:=IF([.T218]&gt;0;[.T218];[.V218])" office:value-type="float" office:value="173">
            <text:p>173</text:p>
          </table:table-cell>
          <table:table-cell table:number-columns-repeated="224" table:style-name="ACE-0"/>
        </table:table-row>
        <table:table-row table:style-name="AROW-1">
          <table:table-cell table:style-name="ACE-0" office:value-type="string">
            <text:p>325-M0035A-14R-1W_33-38</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2433</text:p>
          </table:table-cell>
          <table:table-cell table:style-name="ACE-1" office:value-type="float" office:value="121.33499999999999">
            <text:p>121.33</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Stylophora pistillat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5621034466325927">
            <text:p>−9.56</text:p>
          </table:table-cell>
          <table:table-cell table:style-name="ACE-1" office:value-type="float" office:value="0.94055701125087587">
            <text:p>0.94</text:p>
          </table:table-cell>
          <table:table-cell table:style-name="ACE-2" office:value-type="float" office:value="15665.563156814464">
            <text:p>15666</text:p>
          </table:table-cell>
          <table:table-cell table:style-name="ACE-2" office:value-type="float" office:value="99.260132013691205">
            <text:p>99</text:p>
          </table:table-cell>
          <table:table-cell table:style-name="ACE-0" office:value-type="float" office:value="18494">
            <text:p>18494</text:p>
          </table:table-cell>
          <table:table-cell table:style-name="ACE-0" office:value-type="float" office:value="232">
            <text:p>232</text:p>
          </table:table-cell>
          <table:table-cell table:number-columns-repeated="2" table:style-name="ACE-0"/>
          <table:table-cell table:style-name="ACE-0" table:formula="of:=IF([.Q219]&gt;0;&quot;marine&quot;;&quot;&quot;)" office:value-type="string" office:string-value="marine">
            <text:p>marine</text:p>
          </table:table-cell>
          <table:table-cell table:style-name="ACE-0" table:formula="of:=IF([.U219]&gt;0;&quot;U-Th&quot;;&quot;&quot;)" office:value-type="string" office:string-value="">
            <text:p/>
          </table:table-cell>
          <table:table-cell table:style-name="ACE-0" office:value-type="string">
            <text:p>marine</text:p>
          </table:table-cell>
          <table:table-cell table:style-name="ACE-0" office:value-type="string">
            <text:p>325-M0035A-14R-1W_33-38</text:p>
          </table:table-cell>
          <table:table-cell table:style-name="ACE-1" table:formula="of:=IF([.M219]&lt;&gt;&quot;NA&quot;;-[.G219]+([.M219]-[.N219])/2-[.N219];-[.G219])" office:value-type="float" office:value="-116.33499999999999">
            <text:p>−116.33</text:p>
          </table:table-cell>
          <table:table-cell table:style-name="ACE-1" table:formula="of:=IF([.M219]&lt;&gt;&quot;NA&quot;;-[.G219]-([.M219]+[.N219])/2-[.N219]/2;-[.G219])" office:value-type="float" office:value="-126.33499999999999">
            <text:p>−126.33</text:p>
          </table:table-cell>
          <table:table-cell table:style-name="ACE-1" table:formula="of:=IF([.M219]&lt;&gt;&quot;NA&quot;;SQRT((([.M219]-[.N219])/2)^2+[.H219]^2);[.H219])" office:value-type="float" office:value="5.0875927509972731">
            <text:p>5.09</text:p>
          </table:table-cell>
          <table:table-cell table:style-name="ACE-2" table:formula="of:=IF([.M219]&lt;&gt;&quot;NA&quot;;0;-1)" office:value-type="float" office:value="0">
            <text:p>0</text:p>
          </table:table-cell>
          <table:table-cell table:style-name="ACE-2" table:formula="of:=IF([.S219]&gt;0;[.S219];[.U219])" office:value-type="float" office:value="18494">
            <text:p>18494</text:p>
          </table:table-cell>
          <table:table-cell table:style-name="ACE-2" table:formula="of:=IF([.T219]&gt;0;[.T219];[.V219])" office:value-type="float" office:value="232">
            <text:p>232</text:p>
          </table:table-cell>
          <table:table-cell table:number-columns-repeated="224" table:style-name="ACE-0"/>
        </table:table-row>
        <table:table-row table:style-name="AROW-1">
          <table:table-cell table:style-name="ACE-0" office:value-type="string">
            <text:p>325-M0035A-14R-1W_34-3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031</text:p>
          </table:table-cell>
          <table:table-cell table:style-name="ACE-1" office:value-type="float" office:value="121.345">
            <text:p>121.34</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Stylophora pistillat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3657999999999999">
            <text:p>−1.37</text:p>
          </table:table-cell>
          <table:table-cell table:style-name="ACE-1" office:value-type="float" office:value="1.0389999999999999">
            <text:p>1.04</text:p>
          </table:table-cell>
          <table:table-cell table:style-name="ACE-2" office:value-type="float" office:value="16230">
            <text:p>16230</text:p>
          </table:table-cell>
          <table:table-cell table:style-name="ACE-2" office:value-type="float" office:value="55">
            <text:p>55</text:p>
          </table:table-cell>
          <table:table-cell table:style-name="ACE-0" office:value-type="float" office:value="19083">
            <text:p>19083</text:p>
          </table:table-cell>
          <table:table-cell table:style-name="ACE-0" office:value-type="float" office:value="173">
            <text:p>173</text:p>
          </table:table-cell>
          <table:table-cell table:number-columns-repeated="2" table:style-name="ACE-0"/>
          <table:table-cell table:style-name="ACE-0" table:formula="of:=IF([.Q220]&gt;0;&quot;marine&quot;;&quot;&quot;)" office:value-type="string" office:string-value="marine">
            <text:p>marine</text:p>
          </table:table-cell>
          <table:table-cell table:style-name="ACE-0" table:formula="of:=IF([.U220]&gt;0;&quot;U-Th&quot;;&quot;&quot;)" office:value-type="string" office:string-value="">
            <text:p/>
          </table:table-cell>
          <table:table-cell table:style-name="ACE-0" office:value-type="string">
            <text:p>marine</text:p>
          </table:table-cell>
          <table:table-cell table:style-name="ACE-0" office:value-type="string">
            <text:p>325-M0035A-14R-1W_34-39</text:p>
          </table:table-cell>
          <table:table-cell table:style-name="ACE-1" table:formula="of:=IF([.M220]&lt;&gt;&quot;NA&quot;;-[.G220]+([.M220]-[.N220])/2-[.N220];-[.G220])" office:value-type="float" office:value="-116.345">
            <text:p>−116.34</text:p>
          </table:table-cell>
          <table:table-cell table:style-name="ACE-1" table:formula="of:=IF([.M220]&lt;&gt;&quot;NA&quot;;-[.G220]-([.M220]+[.N220])/2-[.N220]/2;-[.G220])" office:value-type="float" office:value="-126.345">
            <text:p>−126.34</text:p>
          </table:table-cell>
          <table:table-cell table:style-name="ACE-1" table:formula="of:=IF([.M220]&lt;&gt;&quot;NA&quot;;SQRT((([.M220]-[.N220])/2)^2+[.H220]^2);[.H220])" office:value-type="float" office:value="5.0875927509972731">
            <text:p>5.09</text:p>
          </table:table-cell>
          <table:table-cell table:style-name="ACE-2" table:formula="of:=IF([.M220]&lt;&gt;&quot;NA&quot;;0;-1)" office:value-type="float" office:value="0">
            <text:p>0</text:p>
          </table:table-cell>
          <table:table-cell table:style-name="ACE-2" table:formula="of:=IF([.S220]&gt;0;[.S220];[.U220])" office:value-type="float" office:value="19083">
            <text:p>19083</text:p>
          </table:table-cell>
          <table:table-cell table:style-name="ACE-2" table:formula="of:=IF([.T220]&gt;0;[.T220];[.V220])" office:value-type="float" office:value="173">
            <text:p>173</text:p>
          </table:table-cell>
          <table:table-cell table:number-columns-repeated="224" table:style-name="ACE-0"/>
        </table:table-row>
        <table:table-row table:style-name="AROW-1">
          <table:table-cell table:style-name="ACE-0" office:value-type="string">
            <text:p>325-M0035A-14R-1W_3-7</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mple ID: 6319</text:p>
          </table:table-cell>
          <table:table-cell table:style-name="ACE-1" office:value-type="float" office:value="121.03">
            <text:p>121.03</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368">
            <text:p>18368</text:p>
          </table:table-cell>
          <table:table-cell table:style-name="ACE-0" office:value-type="float" office:value="3">
            <text:p>3</text:p>
          </table:table-cell>
          <table:table-cell table:style-name="ACE-0" table:formula="of:=IF([.Q221]&gt;0;&quot;marine&quot;;&quot;&quot;)" office:value-type="string" office:string-value="">
            <text:p/>
          </table:table-cell>
          <table:table-cell table:style-name="ACE-0" table:formula="of:=IF([.U221]&gt;0;&quot;U-Th&quot;;&quot;&quot;)" office:value-type="string" office:string-value="U-Th">
            <text:p>U-Th</text:p>
          </table:table-cell>
          <table:table-cell table:style-name="ACE-0" office:value-type="string">
            <text:p>U-Th</text:p>
          </table:table-cell>
          <table:table-cell table:style-name="ACE-0" office:value-type="string">
            <text:p>325-M0035A-14R-1W_3-7</text:p>
          </table:table-cell>
          <table:table-cell table:style-name="ACE-1" table:formula="of:=IF([.M221]&lt;&gt;&quot;NA&quot;;-[.G221]+([.M221]-[.N221])/2-[.N221];-[.G221])" office:value-type="float" office:value="-116.03">
            <text:p>−116.03</text:p>
          </table:table-cell>
          <table:table-cell table:style-name="ACE-1" table:formula="of:=IF([.M221]&lt;&gt;&quot;NA&quot;;-[.G221]-([.M221]+[.N221])/2-[.N221]/2;-[.G221])" office:value-type="float" office:value="-126.03">
            <text:p>−126.03</text:p>
          </table:table-cell>
          <table:table-cell table:style-name="ACE-1" table:formula="of:=IF([.M221]&lt;&gt;&quot;NA&quot;;SQRT((([.M221]-[.N221])/2)^2+[.H221]^2);[.H221])" office:value-type="float" office:value="5.0875927509972731">
            <text:p>5.09</text:p>
          </table:table-cell>
          <table:table-cell table:style-name="ACE-2" table:formula="of:=IF([.M221]&lt;&gt;&quot;NA&quot;;0;-1)" office:value-type="float" office:value="0">
            <text:p>0</text:p>
          </table:table-cell>
          <table:table-cell table:style-name="ACE-2" table:formula="of:=IF([.S221]&gt;0;[.S221];[.U221])" office:value-type="float" office:value="18368">
            <text:p>18368</text:p>
          </table:table-cell>
          <table:table-cell table:style-name="ACE-2" table:formula="of:=IF([.T221]&gt;0;[.T221];[.V221])" office:value-type="float" office:value="3">
            <text:p>3</text:p>
          </table:table-cell>
          <table:table-cell table:number-columns-repeated="224" table:style-name="ACE-0"/>
        </table:table-row>
        <table:table-row table:style-name="AROW-1">
          <table:table-cell table:style-name="ACE-0" office:value-type="string">
            <text:p>325-M0035A-15R-1W_30-3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4317</text:p>
          </table:table-cell>
          <table:table-cell table:style-name="ACE-1" office:value-type="float" office:value="122.8">
            <text:p>122.80</text:p>
          </table:table-cell>
          <table:table-cell table:style-name="ACE-0" office:value-type="float" office:value="0.98999999999999999">
            <text:p>0.9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663886183496408">
            <text:p>5.66</text:p>
          </table:table-cell>
          <table:table-cell table:style-name="ACE-1" office:value-type="float" office:value="2.6616923379222213">
            <text:p>2.66</text:p>
          </table:table-cell>
          <table:table-cell table:style-name="ACE-2" office:value-type="float" office:value="16119.81805173268">
            <text:p>16120</text:p>
          </table:table-cell>
          <table:table-cell table:style-name="ACE-2" office:value-type="float" office:value="56.138975309813262">
            <text:p>56</text:p>
          </table:table-cell>
          <table:table-cell table:style-name="ACE-0" office:value-type="float" office:value="18965">
            <text:p>18965</text:p>
          </table:table-cell>
          <table:table-cell table:style-name="ACE-0" office:value-type="float" office:value="157">
            <text:p>157</text:p>
          </table:table-cell>
          <table:table-cell table:number-columns-repeated="2" table:style-name="ACE-0"/>
          <table:table-cell table:style-name="ACE-0" table:formula="of:=IF([.Q222]&gt;0;&quot;marine&quot;;&quot;&quot;)" office:value-type="string" office:string-value="marine">
            <text:p>marine</text:p>
          </table:table-cell>
          <table:table-cell table:style-name="ACE-0" table:formula="of:=IF([.U222]&gt;0;&quot;U-Th&quot;;&quot;&quot;)" office:value-type="string" office:string-value="">
            <text:p/>
          </table:table-cell>
          <table:table-cell table:style-name="ACE-0" office:value-type="string">
            <text:p>marine</text:p>
          </table:table-cell>
          <table:table-cell table:style-name="ACE-0" office:value-type="string">
            <text:p>325-M0035A-15R-1W_30-34</text:p>
          </table:table-cell>
          <table:table-cell table:style-name="ACE-1" table:formula="of:=IF([.M222]&lt;&gt;&quot;NA&quot;;-[.G222]+([.M222]-[.N222])/2-[.N222];-[.G222])" office:value-type="float" office:value="-117.8">
            <text:p>−117.80</text:p>
          </table:table-cell>
          <table:table-cell table:style-name="ACE-1" table:formula="of:=IF([.M222]&lt;&gt;&quot;NA&quot;;-[.G222]-([.M222]+[.N222])/2-[.N222]/2;-[.G222])" office:value-type="float" office:value="-127.8">
            <text:p>−127.80</text:p>
          </table:table-cell>
          <table:table-cell table:style-name="ACE-1" table:formula="of:=IF([.M222]&lt;&gt;&quot;NA&quot;;SQRT((([.M222]-[.N222])/2)^2+[.H222]^2);[.H222])" office:value-type="float" office:value="5.0970677845208217">
            <text:p>5.10</text:p>
          </table:table-cell>
          <table:table-cell table:style-name="ACE-2" table:formula="of:=IF([.M222]&lt;&gt;&quot;NA&quot;;0;-1)" office:value-type="float" office:value="0">
            <text:p>0</text:p>
          </table:table-cell>
          <table:table-cell table:style-name="ACE-2" table:formula="of:=IF([.S222]&gt;0;[.S222];[.U222])" office:value-type="float" office:value="18965">
            <text:p>18965</text:p>
          </table:table-cell>
          <table:table-cell table:style-name="ACE-2" table:formula="of:=IF([.T222]&gt;0;[.T222];[.V222])" office:value-type="float" office:value="157">
            <text:p>157</text:p>
          </table:table-cell>
          <table:table-cell table:number-columns-repeated="224" table:style-name="ACE-0"/>
        </table:table-row>
        <table:table-row table:style-name="AROW-1">
          <table:table-cell table:style-name="ACE-0" office:value-type="string">
            <text:p>325-M0035A-16R-1W_14-1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3218</text:p>
          </table:table-cell>
          <table:table-cell table:style-name="ACE-1" office:value-type="float" office:value="124.145">
            <text:p>124.14</text:p>
          </table:table-cell>
          <table:table-cell table:style-name="ACE-0" office:value-type="float" office:value="1.0800000000000001">
            <text:p>1.08</text:p>
          </table:table-cell>
          <table:table-cell table:style-name="ACE-0" office:value-type="string">
            <text:p>Coral</text:p>
          </table:table-cell>
          <table:table-cell table:style-name="ACE-0" office:value-type="string">
            <text:p>Dipsastrea gr. pallid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3.912992531864163">
            <text:p>−23.91</text:p>
          </table:table-cell>
          <table:table-cell table:style-name="ACE-1" office:value-type="float" office:value="1.0826959505001916">
            <text:p>1.08</text:p>
          </table:table-cell>
          <table:table-cell table:style-name="ACE-2" office:value-type="float" office:value="16871.761611518727">
            <text:p>16872</text:p>
          </table:table-cell>
          <table:table-cell table:style-name="ACE-2" office:value-type="float" office:value="138.22880293807225">
            <text:p>138</text:p>
          </table:table-cell>
          <table:table-cell table:style-name="ACE-0" office:value-type="float" office:value="19869">
            <text:p>19869</text:p>
          </table:table-cell>
          <table:table-cell table:style-name="ACE-0" office:value-type="float" office:value="346">
            <text:p>346</text:p>
          </table:table-cell>
          <table:table-cell table:number-columns-repeated="2" table:style-name="ACE-0"/>
          <table:table-cell table:style-name="ACE-0" table:formula="of:=IF([.Q223]&gt;0;&quot;marine&quot;;&quot;&quot;)" office:value-type="string" office:string-value="marine">
            <text:p>marine</text:p>
          </table:table-cell>
          <table:table-cell table:style-name="ACE-0" table:formula="of:=IF([.U223]&gt;0;&quot;U-Th&quot;;&quot;&quot;)" office:value-type="string" office:string-value="">
            <text:p/>
          </table:table-cell>
          <table:table-cell table:style-name="ACE-0" office:value-type="string">
            <text:p>marine</text:p>
          </table:table-cell>
          <table:table-cell table:style-name="ACE-0" office:value-type="string">
            <text:p>325-M0035A-16R-1W_14-19</text:p>
          </table:table-cell>
          <table:table-cell table:style-name="ACE-1" table:formula="of:=IF([.M223]&lt;&gt;&quot;NA&quot;;-[.G223]+([.M223]-[.N223])/2-[.N223];-[.G223])" office:value-type="float" office:value="-119.145">
            <text:p>−119.14</text:p>
          </table:table-cell>
          <table:table-cell table:style-name="ACE-1" table:formula="of:=IF([.M223]&lt;&gt;&quot;NA&quot;;-[.G223]-([.M223]+[.N223])/2-[.N223]/2;-[.G223])" office:value-type="float" office:value="-129.14499999999998">
            <text:p>−129.14</text:p>
          </table:table-cell>
          <table:table-cell table:style-name="ACE-1" table:formula="of:=IF([.M223]&lt;&gt;&quot;NA&quot;;SQRT((([.M223]-[.N223])/2)^2+[.H223]^2);[.H223])" office:value-type="float" office:value="5.1153103522660288">
            <text:p>5.12</text:p>
          </table:table-cell>
          <table:table-cell table:style-name="ACE-2" table:formula="of:=IF([.M223]&lt;&gt;&quot;NA&quot;;0;-1)" office:value-type="float" office:value="0">
            <text:p>0</text:p>
          </table:table-cell>
          <table:table-cell table:style-name="ACE-2" table:formula="of:=IF([.S223]&gt;0;[.S223];[.U223])" office:value-type="float" office:value="19869">
            <text:p>19869</text:p>
          </table:table-cell>
          <table:table-cell table:style-name="ACE-2" table:formula="of:=IF([.T223]&gt;0;[.T223];[.V223])" office:value-type="float" office:value="346">
            <text:p>346</text:p>
          </table:table-cell>
          <table:table-cell table:number-columns-repeated="224" table:style-name="ACE-0"/>
        </table:table-row>
        <table:table-row table:style-name="AROW-1">
          <table:table-cell table:style-name="ACE-0" office:value-type="string">
            <text:p>325-M0035A-16R-2W_6-8</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8</text:p>
          </table:table-cell>
          <table:table-cell table:style-name="ACE-0" office:value-type="string">
            <text:p>Sample ID: 6349</text:p>
          </table:table-cell>
          <table:table-cell table:style-name="ACE-1" office:value-type="float" office:value="124.05">
            <text:p>124.05</text:p>
          </table:table-cell>
          <table:table-cell table:style-name="ACE-0" office:value-type="float" office:value="1.0800000000000001">
            <text:p>1.08</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704">
            <text:p>19704</text:p>
          </table:table-cell>
          <table:table-cell table:style-name="ACE-0" office:value-type="float" office:value="9">
            <text:p>9</text:p>
          </table:table-cell>
          <table:table-cell table:style-name="ACE-0" table:formula="of:=IF([.Q224]&gt;0;&quot;marine&quot;;&quot;&quot;)" office:value-type="string" office:string-value="">
            <text:p/>
          </table:table-cell>
          <table:table-cell table:style-name="ACE-0" table:formula="of:=IF([.U224]&gt;0;&quot;U-Th&quot;;&quot;&quot;)" office:value-type="string" office:string-value="U-Th">
            <text:p>U-Th</text:p>
          </table:table-cell>
          <table:table-cell table:style-name="ACE-0" office:value-type="string">
            <text:p>U-Th</text:p>
          </table:table-cell>
          <table:table-cell table:style-name="ACE-0" office:value-type="string">
            <text:p>325-M0035A-16R-2W_6-8</text:p>
          </table:table-cell>
          <table:table-cell table:style-name="ACE-1" table:formula="of:=IF([.M224]&lt;&gt;&quot;NA&quot;;-[.G224]+([.M224]-[.N224])/2-[.N224];-[.G224])" office:value-type="float" office:value="-119.05">
            <text:p>−119.05</text:p>
          </table:table-cell>
          <table:table-cell table:style-name="ACE-1" table:formula="of:=IF([.M224]&lt;&gt;&quot;NA&quot;;-[.G224]-([.M224]+[.N224])/2-[.N224]/2;-[.G224])" office:value-type="float" office:value="-129.05000000000001">
            <text:p>−129.05</text:p>
          </table:table-cell>
          <table:table-cell table:style-name="ACE-1" table:formula="of:=IF([.M224]&lt;&gt;&quot;NA&quot;;SQRT((([.M224]-[.N224])/2)^2+[.H224]^2);[.H224])" office:value-type="float" office:value="5.1153103522660288">
            <text:p>5.12</text:p>
          </table:table-cell>
          <table:table-cell table:style-name="ACE-2" table:formula="of:=IF([.M224]&lt;&gt;&quot;NA&quot;;0;-1)" office:value-type="float" office:value="0">
            <text:p>0</text:p>
          </table:table-cell>
          <table:table-cell table:style-name="ACE-2" table:formula="of:=IF([.S224]&gt;0;[.S224];[.U224])" office:value-type="float" office:value="19704">
            <text:p>19704</text:p>
          </table:table-cell>
          <table:table-cell table:style-name="ACE-2" table:formula="of:=IF([.T224]&gt;0;[.T224];[.V224])" office:value-type="float" office:value="9">
            <text:p>9</text:p>
          </table:table-cell>
          <table:table-cell table:number-columns-repeated="224" table:style-name="ACE-0"/>
        </table:table-row>
        <table:table-row table:style-name="AROW-1">
          <table:table-cell table:style-name="ACE-0" office:value-type="string">
            <text:p>325-M0035A-17R-1W_0-6</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4305</text:p>
          </table:table-cell>
          <table:table-cell table:style-name="ACE-1" office:value-type="float" office:value="125.50999999999999">
            <text:p>125.51</text:p>
          </table:table-cell>
          <table:table-cell table:style-name="ACE-0" office:value-type="float" office:value="0.98999999999999999">
            <text:p>0.9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3912902324191068">
            <text:p>3.39</text:p>
          </table:table-cell>
          <table:table-cell table:style-name="ACE-1" office:value-type="float" office:value="2.7109856969450794">
            <text:p>2.71</text:p>
          </table:table-cell>
          <table:table-cell table:style-name="ACE-2" office:value-type="float" office:value="17200.965151558448">
            <text:p>17201</text:p>
          </table:table-cell>
          <table:table-cell table:style-name="ACE-2" office:value-type="float" office:value="59.616387100669662">
            <text:p>60</text:p>
          </table:table-cell>
          <table:table-cell table:style-name="ACE-0" office:value-type="float" office:value="20246">
            <text:p>20246</text:p>
          </table:table-cell>
          <table:table-cell table:style-name="ACE-0" office:value-type="float" office:value="212">
            <text:p>212</text:p>
          </table:table-cell>
          <table:table-cell table:number-columns-repeated="2" table:style-name="ACE-0"/>
          <table:table-cell table:style-name="ACE-0" table:formula="of:=IF([.Q225]&gt;0;&quot;marine&quot;;&quot;&quot;)" office:value-type="string" office:string-value="marine">
            <text:p>marine</text:p>
          </table:table-cell>
          <table:table-cell table:style-name="ACE-0" table:formula="of:=IF([.U225]&gt;0;&quot;U-Th&quot;;&quot;&quot;)" office:value-type="string" office:string-value="">
            <text:p/>
          </table:table-cell>
          <table:table-cell table:style-name="ACE-0" office:value-type="string">
            <text:p>marine</text:p>
          </table:table-cell>
          <table:table-cell table:style-name="ACE-0" office:value-type="string">
            <text:p>325-M0035A-17R-1W_0-6</text:p>
          </table:table-cell>
          <table:table-cell table:style-name="ACE-1" table:formula="of:=IF([.M225]&lt;&gt;&quot;NA&quot;;-[.G225]+([.M225]-[.N225])/2-[.N225];-[.G225])" office:value-type="float" office:value="-120.50999999999999">
            <text:p>−120.51</text:p>
          </table:table-cell>
          <table:table-cell table:style-name="ACE-1" table:formula="of:=IF([.M225]&lt;&gt;&quot;NA&quot;;-[.G225]-([.M225]+[.N225])/2-[.N225]/2;-[.G225])" office:value-type="float" office:value="-130.50999999999999">
            <text:p>−130.51</text:p>
          </table:table-cell>
          <table:table-cell table:style-name="ACE-1" table:formula="of:=IF([.M225]&lt;&gt;&quot;NA&quot;;SQRT((([.M225]-[.N225])/2)^2+[.H225]^2);[.H225])" office:value-type="float" office:value="5.0970677845208217">
            <text:p>5.10</text:p>
          </table:table-cell>
          <table:table-cell table:style-name="ACE-2" table:formula="of:=IF([.M225]&lt;&gt;&quot;NA&quot;;0;-1)" office:value-type="float" office:value="0">
            <text:p>0</text:p>
          </table:table-cell>
          <table:table-cell table:style-name="ACE-2" table:formula="of:=IF([.S225]&gt;0;[.S225];[.U225])" office:value-type="float" office:value="20246">
            <text:p>20246</text:p>
          </table:table-cell>
          <table:table-cell table:style-name="ACE-2" table:formula="of:=IF([.T225]&gt;0;[.T225];[.V225])" office:value-type="float" office:value="212">
            <text:p>212</text:p>
          </table:table-cell>
          <table:table-cell table:number-columns-repeated="224" table:style-name="ACE-0"/>
        </table:table-row>
        <table:table-row table:style-name="AROW-1">
          <table:table-cell table:style-name="ACE-0" office:value-type="string">
            <text:p>325-M0035A-17R-1W_20-27</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2435</text:p>
          </table:table-cell>
          <table:table-cell table:style-name="ACE-1" office:value-type="float" office:value="125.71499999999999">
            <text:p>125.71</text:p>
          </table:table-cell>
          <table:table-cell table:style-name="ACE-0" office:value-type="float" office:value="0.98999999999999999">
            <text:p>0.99</text:p>
          </table:table-cell>
          <table:table-cell table:style-name="ACE-0" office:value-type="string">
            <text:p>Coral</text:p>
          </table:table-cell>
          <table:table-cell table:style-name="ACE-0" office:value-type="string">
            <text:p>Acr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2000274687239862">
            <text:p>−7.20</text:p>
          </table:table-cell>
          <table:table-cell table:style-name="ACE-1" office:value-type="float" office:value="1.4784046217447839">
            <text:p>1.48</text:p>
          </table:table-cell>
          <table:table-cell table:style-name="ACE-2" office:value-type="float" office:value="17045.681627211503">
            <text:p>17046</text:p>
          </table:table-cell>
          <table:table-cell table:style-name="ACE-2" office:value-type="float" office:value="105.96630897033577">
            <text:p>106</text:p>
          </table:table-cell>
          <table:table-cell table:style-name="ACE-0" office:value-type="float" office:value="20058">
            <text:p>20058</text:p>
          </table:table-cell>
          <table:table-cell table:style-name="ACE-0" office:value-type="float" office:value="315">
            <text:p>315</text:p>
          </table:table-cell>
          <table:table-cell table:number-columns-repeated="2" table:style-name="ACE-0"/>
          <table:table-cell table:style-name="ACE-0" table:formula="of:=IF([.Q226]&gt;0;&quot;marine&quot;;&quot;&quot;)" office:value-type="string" office:string-value="marine">
            <text:p>marine</text:p>
          </table:table-cell>
          <table:table-cell table:style-name="ACE-0" table:formula="of:=IF([.U226]&gt;0;&quot;U-Th&quot;;&quot;&quot;)" office:value-type="string" office:string-value="">
            <text:p/>
          </table:table-cell>
          <table:table-cell table:style-name="ACE-0" office:value-type="string">
            <text:p>marine</text:p>
          </table:table-cell>
          <table:table-cell table:style-name="ACE-0" office:value-type="string">
            <text:p>325-M0035A-17R-1W_20-27</text:p>
          </table:table-cell>
          <table:table-cell table:style-name="ACE-1" table:formula="of:=IF([.M226]&lt;&gt;&quot;NA&quot;;-[.G226]+([.M226]-[.N226])/2-[.N226];-[.G226])" office:value-type="float" office:value="-120.71499999999999">
            <text:p>−120.71</text:p>
          </table:table-cell>
          <table:table-cell table:style-name="ACE-1" table:formula="of:=IF([.M226]&lt;&gt;&quot;NA&quot;;-[.G226]-([.M226]+[.N226])/2-[.N226]/2;-[.G226])" office:value-type="float" office:value="-130.71499999999997">
            <text:p>−130.71</text:p>
          </table:table-cell>
          <table:table-cell table:style-name="ACE-1" table:formula="of:=IF([.M226]&lt;&gt;&quot;NA&quot;;SQRT((([.M226]-[.N226])/2)^2+[.H226]^2);[.H226])" office:value-type="float" office:value="5.0970677845208217">
            <text:p>5.10</text:p>
          </table:table-cell>
          <table:table-cell table:style-name="ACE-2" table:formula="of:=IF([.M226]&lt;&gt;&quot;NA&quot;;0;-1)" office:value-type="float" office:value="0">
            <text:p>0</text:p>
          </table:table-cell>
          <table:table-cell table:style-name="ACE-2" table:formula="of:=IF([.S226]&gt;0;[.S226];[.U226])" office:value-type="float" office:value="20058">
            <text:p>20058</text:p>
          </table:table-cell>
          <table:table-cell table:style-name="ACE-2" table:formula="of:=IF([.T226]&gt;0;[.T226];[.V226])" office:value-type="float" office:value="315">
            <text:p>315</text:p>
          </table:table-cell>
          <table:table-cell table:number-columns-repeated="224" table:style-name="ACE-0"/>
        </table:table-row>
        <table:table-row table:style-name="AROW-1">
          <table:table-cell table:style-name="ACE-0" office:value-type="string">
            <text:p>325-M0035A-17R-1W_9-11</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376</text:p>
          </table:table-cell>
          <table:table-cell table:style-name="ACE-1" office:value-type="float" office:value="125.58">
            <text:p>125.58</text:p>
          </table:table-cell>
          <table:table-cell table:style-name="ACE-0" office:value-type="float" office:value="0.98999999999999999">
            <text:p>0.99</text:p>
          </table:table-cell>
          <table:table-cell table:style-name="ACE-0" office:value-type="string">
            <text:p>Coral</text:p>
          </table:table-cell>
          <table:table-cell table:style-name="ACE-0" office:value-type="string">
            <text:p>Tubi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5796644672741422">
            <text:p>5.58</text:p>
          </table:table-cell>
          <table:table-cell table:style-name="ACE-1" office:value-type="float" office:value="1.4282165347866309">
            <text:p>1.43</text:p>
          </table:table-cell>
          <table:table-cell table:style-name="ACE-2" office:value-type="float" office:value="17028.219289212622">
            <text:p>17028</text:p>
          </table:table-cell>
          <table:table-cell table:style-name="ACE-2" office:value-type="float" office:value="114.76710643997741">
            <text:p>115</text:p>
          </table:table-cell>
          <table:table-cell table:style-name="ACE-0" office:value-type="float" office:value="20033">
            <text:p>20033</text:p>
          </table:table-cell>
          <table:table-cell table:style-name="ACE-0" office:value-type="float" office:value="335">
            <text:p>335</text:p>
          </table:table-cell>
          <table:table-cell table:number-columns-repeated="2" table:style-name="ACE-0"/>
          <table:table-cell table:style-name="ACE-0" table:formula="of:=IF([.Q227]&gt;0;&quot;marine&quot;;&quot;&quot;)" office:value-type="string" office:string-value="marine">
            <text:p>marine</text:p>
          </table:table-cell>
          <table:table-cell table:style-name="ACE-0" table:formula="of:=IF([.U227]&gt;0;&quot;U-Th&quot;;&quot;&quot;)" office:value-type="string" office:string-value="">
            <text:p/>
          </table:table-cell>
          <table:table-cell table:style-name="ACE-0" office:value-type="string">
            <text:p>marine</text:p>
          </table:table-cell>
          <table:table-cell table:style-name="ACE-0" office:value-type="string">
            <text:p>325-M0035A-17R-1W_9-11</text:p>
          </table:table-cell>
          <table:table-cell table:style-name="ACE-1" table:formula="of:=IF([.M227]&lt;&gt;&quot;NA&quot;;-[.G227]+([.M227]-[.N227])/2-[.N227];-[.G227])" office:value-type="float" office:value="-120.58">
            <text:p>−120.58</text:p>
          </table:table-cell>
          <table:table-cell table:style-name="ACE-1" table:formula="of:=IF([.M227]&lt;&gt;&quot;NA&quot;;-[.G227]-([.M227]+[.N227])/2-[.N227]/2;-[.G227])" office:value-type="float" office:value="-130.57999999999998">
            <text:p>−130.58</text:p>
          </table:table-cell>
          <table:table-cell table:style-name="ACE-1" table:formula="of:=IF([.M227]&lt;&gt;&quot;NA&quot;;SQRT((([.M227]-[.N227])/2)^2+[.H227]^2);[.H227])" office:value-type="float" office:value="5.0970677845208217">
            <text:p>5.10</text:p>
          </table:table-cell>
          <table:table-cell table:style-name="ACE-2" table:formula="of:=IF([.M227]&lt;&gt;&quot;NA&quot;;0;-1)" office:value-type="float" office:value="0">
            <text:p>0</text:p>
          </table:table-cell>
          <table:table-cell table:style-name="ACE-2" table:formula="of:=IF([.S227]&gt;0;[.S227];[.U227])" office:value-type="float" office:value="20033">
            <text:p>20033</text:p>
          </table:table-cell>
          <table:table-cell table:style-name="ACE-2" table:formula="of:=IF([.T227]&gt;0;[.T227];[.V227])" office:value-type="float" office:value="335">
            <text:p>335</text:p>
          </table:table-cell>
          <table:table-cell table:number-columns-repeated="224" table:style-name="ACE-0"/>
        </table:table-row>
        <table:table-row table:style-name="AROW-1">
          <table:table-cell table:style-name="ACE-0" office:value-type="string">
            <text:p>325-M0035A-18R-1W_10-1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2419</text:p>
          </table:table-cell>
          <table:table-cell table:style-name="ACE-1" office:value-type="float" office:value="127.10499999999999">
            <text:p>127.10</text:p>
          </table:table-cell>
          <table:table-cell table:style-name="ACE-0" office:value-type="float" office:value="0.94999999999999996">
            <text:p>0.9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4496083486045661">
            <text:p>−5.45</text:p>
          </table:table-cell>
          <table:table-cell table:style-name="ACE-1" office:value-type="float" office:value="5.7570521690640994">
            <text:p>5.76</text:p>
          </table:table-cell>
          <table:table-cell table:style-name="ACE-2" office:value-type="float" office:value="17343.087404802773">
            <text:p>17343</text:p>
          </table:table-cell>
          <table:table-cell table:style-name="ACE-2" office:value-type="float" office:value="170.18846013579886">
            <text:p>170</text:p>
          </table:table-cell>
          <table:table-cell table:style-name="ACE-0" office:value-type="float" office:value="20427">
            <text:p>20427</text:p>
          </table:table-cell>
          <table:table-cell table:style-name="ACE-0" office:value-type="float" office:value="431">
            <text:p>431</text:p>
          </table:table-cell>
          <table:table-cell table:number-columns-repeated="2" table:style-name="ACE-0"/>
          <table:table-cell table:style-name="ACE-0" table:formula="of:=IF([.Q228]&gt;0;&quot;marine&quot;;&quot;&quot;)" office:value-type="string" office:string-value="marine">
            <text:p>marine</text:p>
          </table:table-cell>
          <table:table-cell table:style-name="ACE-0" table:formula="of:=IF([.U228]&gt;0;&quot;U-Th&quot;;&quot;&quot;)" office:value-type="string" office:string-value="">
            <text:p/>
          </table:table-cell>
          <table:table-cell table:style-name="ACE-0" office:value-type="string">
            <text:p>marine</text:p>
          </table:table-cell>
          <table:table-cell table:style-name="ACE-0" office:value-type="string">
            <text:p>325-M0035A-18R-1W_10-15</text:p>
          </table:table-cell>
          <table:table-cell table:style-name="ACE-1" table:formula="of:=IF([.M228]&lt;&gt;&quot;NA&quot;;-[.G228]+([.M228]-[.N228])/2-[.N228];-[.G228])" office:value-type="float" office:value="-122.10499999999999">
            <text:p>−122.10</text:p>
          </table:table-cell>
          <table:table-cell table:style-name="ACE-1" table:formula="of:=IF([.M228]&lt;&gt;&quot;NA&quot;;-[.G228]-([.M228]+[.N228])/2-[.N228]/2;-[.G228])" office:value-type="float" office:value="-132.10499999999999">
            <text:p>−132.10</text:p>
          </table:table-cell>
          <table:table-cell table:style-name="ACE-1" table:formula="of:=IF([.M228]&lt;&gt;&quot;NA&quot;;SQRT((([.M228]-[.N228])/2)^2+[.H228]^2);[.H228])" office:value-type="float" office:value="5.0894498720392169">
            <text:p>5.09</text:p>
          </table:table-cell>
          <table:table-cell table:style-name="ACE-2" table:formula="of:=IF([.M228]&lt;&gt;&quot;NA&quot;;0;-1)" office:value-type="float" office:value="0">
            <text:p>0</text:p>
          </table:table-cell>
          <table:table-cell table:style-name="ACE-2" table:formula="of:=IF([.S228]&gt;0;[.S228];[.U228])" office:value-type="float" office:value="20427">
            <text:p>20427</text:p>
          </table:table-cell>
          <table:table-cell table:style-name="ACE-2" table:formula="of:=IF([.T228]&gt;0;[.T228];[.V228])" office:value-type="float" office:value="431">
            <text:p>431</text:p>
          </table:table-cell>
          <table:table-cell table:number-columns-repeated="224" table:style-name="ACE-0"/>
        </table:table-row>
        <table:table-row table:style-name="AROW-1">
          <table:table-cell table:style-name="ACE-0" office:value-type="string">
            <text:p>325-M0035A-18R-1W_14-20</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mple ID: 6361</text:p>
          </table:table-cell>
          <table:table-cell table:style-name="ACE-1" office:value-type="float" office:value="127.14999999999999">
            <text:p>127.15</text:p>
          </table:table-cell>
          <table:table-cell table:style-name="ACE-0" office:value-type="float" office:value="0.94999999999999996">
            <text:p>0.95</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318">
            <text:p>20318</text:p>
          </table:table-cell>
          <table:table-cell table:style-name="ACE-0" office:value-type="float" office:value="7">
            <text:p>7</text:p>
          </table:table-cell>
          <table:table-cell table:style-name="ACE-0" table:formula="of:=IF([.Q229]&gt;0;&quot;marine&quot;;&quot;&quot;)" office:value-type="string" office:string-value="">
            <text:p/>
          </table:table-cell>
          <table:table-cell table:style-name="ACE-0" table:formula="of:=IF([.U229]&gt;0;&quot;U-Th&quot;;&quot;&quot;)" office:value-type="string" office:string-value="U-Th">
            <text:p>U-Th</text:p>
          </table:table-cell>
          <table:table-cell table:style-name="ACE-0" office:value-type="string">
            <text:p>U-Th</text:p>
          </table:table-cell>
          <table:table-cell table:style-name="ACE-0" office:value-type="string">
            <text:p>325-M0035A-18R-1W_14-20</text:p>
          </table:table-cell>
          <table:table-cell table:style-name="ACE-1" table:formula="of:=IF([.M229]&lt;&gt;&quot;NA&quot;;-[.G229]+([.M229]-[.N229])/2-[.N229];-[.G229])" office:value-type="float" office:value="-122.14999999999999">
            <text:p>−122.15</text:p>
          </table:table-cell>
          <table:table-cell table:style-name="ACE-1" table:formula="of:=IF([.M229]&lt;&gt;&quot;NA&quot;;-[.G229]-([.M229]+[.N229])/2-[.N229]/2;-[.G229])" office:value-type="float" office:value="-132.14999999999998">
            <text:p>−132.15</text:p>
          </table:table-cell>
          <table:table-cell table:style-name="ACE-1" table:formula="of:=IF([.M229]&lt;&gt;&quot;NA&quot;;SQRT((([.M229]-[.N229])/2)^2+[.H229]^2);[.H229])" office:value-type="float" office:value="5.0894498720392169">
            <text:p>5.09</text:p>
          </table:table-cell>
          <table:table-cell table:style-name="ACE-2" table:formula="of:=IF([.M229]&lt;&gt;&quot;NA&quot;;0;-1)" office:value-type="float" office:value="0">
            <text:p>0</text:p>
          </table:table-cell>
          <table:table-cell table:style-name="ACE-2" table:formula="of:=IF([.S229]&gt;0;[.S229];[.U229])" office:value-type="float" office:value="20318">
            <text:p>20318</text:p>
          </table:table-cell>
          <table:table-cell table:style-name="ACE-2" table:formula="of:=IF([.T229]&gt;0;[.T229];[.V229])" office:value-type="float" office:value="7">
            <text:p>7</text:p>
          </table:table-cell>
          <table:table-cell table:number-columns-repeated="224" table:style-name="ACE-0"/>
        </table:table-row>
        <table:table-row table:style-name="AROW-1">
          <table:table-cell table:style-name="ACE-0" office:value-type="string">
            <text:p>325-M0035A-18R-1W_21-26</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mple ID: 6393</text:p>
          </table:table-cell>
          <table:table-cell table:style-name="ACE-1" office:value-type="float" office:value="127.21499999999999">
            <text:p>127.21</text:p>
          </table:table-cell>
          <table:table-cell table:style-name="ACE-0" office:value-type="float" office:value="0.94999999999999996">
            <text:p>0.95</text:p>
          </table:table-cell>
          <table:table-cell table:style-name="ACE-0" office:value-type="string">
            <text:p>Coral</text:p>
          </table:table-cell>
          <table:table-cell table:style-name="ACE-0" office:value-type="string">
            <text:p>Acropora (hyacinthus grp.?)</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175">
            <text:p>20175</text:p>
          </table:table-cell>
          <table:table-cell table:style-name="ACE-0" office:value-type="float" office:value="8">
            <text:p>8</text:p>
          </table:table-cell>
          <table:table-cell table:style-name="ACE-0" table:formula="of:=IF([.Q230]&gt;0;&quot;marine&quot;;&quot;&quot;)" office:value-type="string" office:string-value="">
            <text:p/>
          </table:table-cell>
          <table:table-cell table:style-name="ACE-0" table:formula="of:=IF([.U230]&gt;0;&quot;U-Th&quot;;&quot;&quot;)" office:value-type="string" office:string-value="U-Th">
            <text:p>U-Th</text:p>
          </table:table-cell>
          <table:table-cell table:style-name="ACE-0" office:value-type="string">
            <text:p>U-Th</text:p>
          </table:table-cell>
          <table:table-cell table:style-name="ACE-0" office:value-type="string">
            <text:p>325-M0035A-18R-1W_21-26</text:p>
          </table:table-cell>
          <table:table-cell table:style-name="ACE-1" table:formula="of:=IF([.M230]&lt;&gt;&quot;NA&quot;;-[.G230]+([.M230]-[.N230])/2-[.N230];-[.G230])" office:value-type="float" office:value="-122.21499999999999">
            <text:p>−122.21</text:p>
          </table:table-cell>
          <table:table-cell table:style-name="ACE-1" table:formula="of:=IF([.M230]&lt;&gt;&quot;NA&quot;;-[.G230]-([.M230]+[.N230])/2-[.N230]/2;-[.G230])" office:value-type="float" office:value="-132.21499999999997">
            <text:p>−132.21</text:p>
          </table:table-cell>
          <table:table-cell table:style-name="ACE-1" table:formula="of:=IF([.M230]&lt;&gt;&quot;NA&quot;;SQRT((([.M230]-[.N230])/2)^2+[.H230]^2);[.H230])" office:value-type="float" office:value="5.0894498720392169">
            <text:p>5.09</text:p>
          </table:table-cell>
          <table:table-cell table:style-name="ACE-2" table:formula="of:=IF([.M230]&lt;&gt;&quot;NA&quot;;0;-1)" office:value-type="float" office:value="0">
            <text:p>0</text:p>
          </table:table-cell>
          <table:table-cell table:style-name="ACE-2" table:formula="of:=IF([.S230]&gt;0;[.S230];[.U230])" office:value-type="float" office:value="20175">
            <text:p>20175</text:p>
          </table:table-cell>
          <table:table-cell table:style-name="ACE-2" table:formula="of:=IF([.T230]&gt;0;[.T230];[.V230])" office:value-type="float" office:value="8">
            <text:p>8</text:p>
          </table:table-cell>
          <table:table-cell table:number-columns-repeated="224" table:style-name="ACE-0"/>
        </table:table-row>
        <table:table-row table:style-name="AROW-1">
          <table:table-cell table:style-name="ACE-0" office:value-type="string">
            <text:p>325-M0035A-20R-2W_0-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29.60999999999999">
            <text:p>129.61</text:p>
          </table:table-cell>
          <table:table-cell table:style-name="ACE-0" office:value-type="float" office:value="1.0600000000000001">
            <text:p>1.06</text:p>
          </table:table-cell>
          <table:table-cell table:style-name="ACE-0" office:value-type="string">
            <text:p>Coral</text:p>
          </table:table-cell>
          <table:table-cell table:style-name="ACE-0" office:value-type="string">
            <text:p>Cyphastrea microphtalma</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number-columns-repeated="2" table:style-name="ACE-1"/>
          <table:table-cell table:number-columns-repeated="2" table:style-name="ACE-2"/>
          <table:table-cell table:number-columns-repeated="2" table:style-name="ACE-0"/>
          <table:table-cell table:style-name="ACE-0" office:value-type="float" office:value="21300">
            <text:p>21300</text:p>
          </table:table-cell>
          <table:table-cell table:style-name="ACE-0" office:value-type="float" office:value="200">
            <text:p>200</text:p>
          </table:table-cell>
          <table:table-cell table:style-name="ACE-0" table:formula="of:=IF([.Q231]&gt;0;&quot;marine&quot;;&quot;&quot;)" office:value-type="string" office:string-value="">
            <text:p/>
          </table:table-cell>
          <table:table-cell table:style-name="ACE-0" table:formula="of:=IF([.U231]&gt;0;&quot;U-Th&quot;;&quot;&quot;)" office:value-type="string" office:string-value="U-Th">
            <text:p>U-Th</text:p>
          </table:table-cell>
          <table:table-cell table:style-name="ACE-0" office:value-type="string">
            <text:p>U-Th</text:p>
          </table:table-cell>
          <table:table-cell table:style-name="ACE-0" office:value-type="string">
            <text:p>325-M0035A-20R-2W_0-2</text:p>
          </table:table-cell>
          <table:table-cell table:style-name="ACE-1" table:formula="of:=IF([.M231]&lt;&gt;&quot;NA&quot;;-[.G231]+([.M231]-[.N231])/2-[.N231];-[.G231])" office:value-type="float" office:value="-108.60999999999999">
            <text:p>−108.61</text:p>
          </table:table-cell>
          <table:table-cell table:style-name="ACE-1" table:formula="of:=IF([.M231]&lt;&gt;&quot;NA&quot;;-[.G231]-([.M231]+[.N231])/2-[.N231]/2;-[.G231])" office:value-type="float" office:value="-200.60999999999999">
            <text:p>−200.61</text:p>
          </table:table-cell>
          <table:table-cell table:style-name="ACE-1" table:formula="of:=IF([.M231]&lt;&gt;&quot;NA&quot;;SQRT((([.M231]-[.N231])/2)^2+[.H231]^2);[.H231])" office:value-type="float" office:value="41.013700150071806">
            <text:p>41.01</text:p>
          </table:table-cell>
          <table:table-cell table:style-name="ACE-2" table:formula="of:=IF([.M231]&lt;&gt;&quot;NA&quot;;0;-1)" office:value-type="float" office:value="0">
            <text:p>0</text:p>
          </table:table-cell>
          <table:table-cell table:style-name="ACE-2" table:formula="of:=IF([.S231]&gt;0;[.S231];[.U231])" office:value-type="float" office:value="21300">
            <text:p>21300</text:p>
          </table:table-cell>
          <table:table-cell table:style-name="ACE-2" table:formula="of:=IF([.T231]&gt;0;[.T231];[.V231])" office:value-type="float" office:value="200">
            <text:p>200</text:p>
          </table:table-cell>
          <table:table-cell table:number-columns-repeated="224" table:style-name="ACE-0"/>
        </table:table-row>
        <table:table-row table:style-name="AROW-1">
          <table:table-cell table:style-name="ACE-0" office:value-type="string">
            <text:p>325-M0035A-20R-CCW_0-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378</text:p>
          </table:table-cell>
          <table:table-cell table:style-name="ACE-1" office:value-type="float" office:value="129.60999999999999">
            <text:p>129.61</text:p>
          </table:table-cell>
          <table:table-cell table:style-name="ACE-0" office:value-type="float" office:value="1.0600000000000001">
            <text:p>1.06</text:p>
          </table:table-cell>
          <table:table-cell table:style-name="ACE-0" office:value-type="string">
            <text:p>Coral</text:p>
          </table:table-cell>
          <table:table-cell table:style-name="ACE-0" office:value-type="string">
            <text:p>Cyphastrea microphtalma</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5.8537406495476034">
            <text:p>5.85</text:p>
          </table:table-cell>
          <table:table-cell table:style-name="ACE-1" office:value-type="float" office:value="1.1394971116171495">
            <text:p>1.14</text:p>
          </table:table-cell>
          <table:table-cell table:style-name="ACE-2" office:value-type="float" office:value="18378.362727214513">
            <text:p>18378</text:p>
          </table:table-cell>
          <table:table-cell table:style-name="ACE-2" office:value-type="float" office:value="130.09701355651876">
            <text:p>130</text:p>
          </table:table-cell>
          <table:table-cell table:style-name="ACE-0" office:value-type="float" office:value="21760">
            <text:p>21760</text:p>
          </table:table-cell>
          <table:table-cell table:style-name="ACE-0" office:value-type="float" office:value="385">
            <text:p>385</text:p>
          </table:table-cell>
          <table:table-cell table:number-columns-repeated="2" table:style-name="ACE-0"/>
          <table:table-cell table:style-name="ACE-0" table:formula="of:=IF([.Q232]&gt;0;&quot;marine&quot;;&quot;&quot;)" office:value-type="string" office:string-value="marine">
            <text:p>marine</text:p>
          </table:table-cell>
          <table:table-cell table:style-name="ACE-0" table:formula="of:=IF([.U232]&gt;0;&quot;U-Th&quot;;&quot;&quot;)" office:value-type="string" office:string-value="">
            <text:p/>
          </table:table-cell>
          <table:table-cell table:style-name="ACE-0" office:value-type="string">
            <text:p>marine</text:p>
          </table:table-cell>
          <table:table-cell table:style-name="ACE-0" office:value-type="string">
            <text:p>325-M0035A-20R-CCW_0-2</text:p>
          </table:table-cell>
          <table:table-cell table:style-name="ACE-1" table:formula="of:=IF([.M232]&lt;&gt;&quot;NA&quot;;-[.G232]+([.M232]-[.N232])/2-[.N232];-[.G232])" office:value-type="float" office:value="-108.60999999999999">
            <text:p>−108.61</text:p>
          </table:table-cell>
          <table:table-cell table:style-name="ACE-1" table:formula="of:=IF([.M232]&lt;&gt;&quot;NA&quot;;-[.G232]-([.M232]+[.N232])/2-[.N232]/2;-[.G232])" office:value-type="float" office:value="-200.60999999999999">
            <text:p>−200.61</text:p>
          </table:table-cell>
          <table:table-cell table:style-name="ACE-1" table:formula="of:=IF([.M232]&lt;&gt;&quot;NA&quot;;SQRT((([.M232]-[.N232])/2)^2+[.H232]^2);[.H232])" office:value-type="float" office:value="41.013700150071806">
            <text:p>41.01</text:p>
          </table:table-cell>
          <table:table-cell table:style-name="ACE-2" table:formula="of:=IF([.M232]&lt;&gt;&quot;NA&quot;;0;-1)" office:value-type="float" office:value="0">
            <text:p>0</text:p>
          </table:table-cell>
          <table:table-cell table:style-name="ACE-2" table:formula="of:=IF([.S232]&gt;0;[.S232];[.U232])" office:value-type="float" office:value="21760">
            <text:p>21760</text:p>
          </table:table-cell>
          <table:table-cell table:style-name="ACE-2" table:formula="of:=IF([.T232]&gt;0;[.T232];[.V232])" office:value-type="float" office:value="385">
            <text:p>385</text:p>
          </table:table-cell>
          <table:table-cell table:number-columns-repeated="224" table:style-name="ACE-0"/>
        </table:table-row>
        <table:table-row table:style-name="AROW-1">
          <table:table-cell table:style-name="ACE-0" office:value-type="string">
            <text:p>325-M0035A-20R-CCWR_0-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377</text:p>
          </table:table-cell>
          <table:table-cell table:style-name="ACE-1" office:value-type="float" office:value="129.60999999999999">
            <text:p>129.61</text:p>
          </table:table-cell>
          <table:table-cell table:style-name="ACE-0" office:value-type="float" office:value="1.0600000000000001">
            <text:p>1.06</text:p>
          </table:table-cell>
          <table:table-cell table:style-name="ACE-0" office:value-type="string">
            <text:p>Coral</text:p>
          </table:table-cell>
          <table:table-cell table:style-name="ACE-0" office:value-type="string">
            <text:p>Cyphastrea microphtalma</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8.4277951387038">
            <text:p>18.43</text:p>
          </table:table-cell>
          <table:table-cell table:style-name="ACE-1" office:value-type="float" office:value="0.99312155540089098">
            <text:p>0.99</text:p>
          </table:table-cell>
          <table:table-cell table:style-name="ACE-2" office:value-type="float" office:value="18385.087399412871">
            <text:p>18385</text:p>
          </table:table-cell>
          <table:table-cell table:style-name="ACE-2" office:value-type="float" office:value="110.55608035237385">
            <text:p>111</text:p>
          </table:table-cell>
          <table:table-cell table:style-name="ACE-0" office:value-type="float" office:value="21770">
            <text:p>21770</text:p>
          </table:table-cell>
          <table:table-cell table:style-name="ACE-0" office:value-type="float" office:value="335">
            <text:p>335</text:p>
          </table:table-cell>
          <table:table-cell table:number-columns-repeated="2" table:style-name="ACE-0"/>
          <table:table-cell table:style-name="ACE-0" table:formula="of:=IF([.Q233]&gt;0;&quot;marine&quot;;&quot;&quot;)" office:value-type="string" office:string-value="marine">
            <text:p>marine</text:p>
          </table:table-cell>
          <table:table-cell table:style-name="ACE-0" table:formula="of:=IF([.U233]&gt;0;&quot;U-Th&quot;;&quot;&quot;)" office:value-type="string" office:string-value="">
            <text:p/>
          </table:table-cell>
          <table:table-cell table:style-name="ACE-0" office:value-type="string">
            <text:p>marine</text:p>
          </table:table-cell>
          <table:table-cell table:style-name="ACE-0" office:value-type="string">
            <text:p>325-M0035A-20R-CCWR_0-2</text:p>
          </table:table-cell>
          <table:table-cell table:style-name="ACE-1" table:formula="of:=IF([.M233]&lt;&gt;&quot;NA&quot;;-[.G233]+([.M233]-[.N233])/2-[.N233];-[.G233])" office:value-type="float" office:value="-108.60999999999999">
            <text:p>−108.61</text:p>
          </table:table-cell>
          <table:table-cell table:style-name="ACE-1" table:formula="of:=IF([.M233]&lt;&gt;&quot;NA&quot;;-[.G233]-([.M233]+[.N233])/2-[.N233]/2;-[.G233])" office:value-type="float" office:value="-200.60999999999999">
            <text:p>−200.61</text:p>
          </table:table-cell>
          <table:table-cell table:style-name="ACE-1" table:formula="of:=IF([.M233]&lt;&gt;&quot;NA&quot;;SQRT((([.M233]-[.N233])/2)^2+[.H233]^2);[.H233])" office:value-type="float" office:value="41.013700150071806">
            <text:p>41.01</text:p>
          </table:table-cell>
          <table:table-cell table:style-name="ACE-2" table:formula="of:=IF([.M233]&lt;&gt;&quot;NA&quot;;0;-1)" office:value-type="float" office:value="0">
            <text:p>0</text:p>
          </table:table-cell>
          <table:table-cell table:style-name="ACE-2" table:formula="of:=IF([.S233]&gt;0;[.S233];[.U233])" office:value-type="float" office:value="21770">
            <text:p>21770</text:p>
          </table:table-cell>
          <table:table-cell table:style-name="ACE-2" table:formula="of:=IF([.T233]&gt;0;[.T233];[.V233])" office:value-type="float" office:value="335">
            <text:p>335</text:p>
          </table:table-cell>
          <table:table-cell table:number-columns-repeated="224" table:style-name="ACE-0"/>
        </table:table-row>
        <table:table-row table:style-name="AROW-1">
          <table:table-cell table:style-name="ACE-0" office:value-type="string">
            <text:p>325-M0035A-23R-CCW_0-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9506</text:p>
          </table:table-cell>
          <table:table-cell table:style-name="ACE-1" office:value-type="float" office:value="133.29999999999998">
            <text:p>133.30</text:p>
          </table:table-cell>
          <table:table-cell table:style-name="ACE-0" office:value-type="float" office:value="1.5800000000000001">
            <text:p>1.58</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0.23412496480331932">
            <text:p>0.23</text:p>
          </table:table-cell>
          <table:table-cell table:style-name="ACE-1" office:value-type="float" office:value="3.1556683963738474">
            <text:p>3.16</text:p>
          </table:table-cell>
          <table:table-cell table:style-name="ACE-2" office:value-type="float" office:value="27948.115836047327">
            <text:p>27948</text:p>
          </table:table-cell>
          <table:table-cell table:style-name="ACE-2" office:value-type="float" office:value="101.09185484806571">
            <text:p>101</text:p>
          </table:table-cell>
          <table:table-cell table:style-name="ACE-0" office:value-type="float" office:value="31315">
            <text:p>31315</text:p>
          </table:table-cell>
          <table:table-cell table:style-name="ACE-0" office:value-type="float" office:value="195">
            <text:p>195</text:p>
          </table:table-cell>
          <table:table-cell table:number-columns-repeated="2" table:style-name="ACE-0"/>
          <table:table-cell table:style-name="ACE-0" table:formula="of:=IF([.Q234]&gt;0;&quot;marine&quot;;&quot;&quot;)" office:value-type="string" office:string-value="marine">
            <text:p>marine</text:p>
          </table:table-cell>
          <table:table-cell table:style-name="ACE-0" table:formula="of:=IF([.U234]&gt;0;&quot;U-Th&quot;;&quot;&quot;)" office:value-type="string" office:string-value="">
            <text:p/>
          </table:table-cell>
          <table:table-cell table:style-name="ACE-0" office:value-type="string">
            <text:p>marine</text:p>
          </table:table-cell>
          <table:table-cell table:style-name="ACE-0" office:value-type="string">
            <text:p>325-M0035A-23R-CCW_0-4</text:p>
          </table:table-cell>
          <table:table-cell table:style-name="ACE-1" table:formula="of:=IF([.M234]&lt;&gt;&quot;NA&quot;;-[.G234]+([.M234]-[.N234])/2-[.N234];-[.G234])" office:value-type="float" office:value="-133.29999999999998">
            <text:p>−133.30</text:p>
          </table:table-cell>
          <table:table-cell table:style-name="ACE-1" table:formula="of:=IF([.M234]&lt;&gt;&quot;NA&quot;;-[.G234]-([.M234]+[.N234])/2-[.N234]/2;-[.G234])" office:value-type="float" office:value="-133.29999999999998">
            <text:p>−133.30</text:p>
          </table:table-cell>
          <table:table-cell table:style-name="ACE-1" table:formula="of:=IF([.M234]&lt;&gt;&quot;NA&quot;;SQRT((([.M234]-[.N234])/2)^2+[.H234]^2);[.H234])" office:value-type="float" office:value="1.5800000000000001">
            <text:p>1.58</text:p>
          </table:table-cell>
          <table:table-cell table:style-name="ACE-2" table:formula="of:=IF([.M234]&lt;&gt;&quot;NA&quot;;0;-1)" office:value-type="float" office:value="-1">
            <text:p>−1</text:p>
          </table:table-cell>
          <table:table-cell table:style-name="ACE-2" table:formula="of:=IF([.S234]&gt;0;[.S234];[.U234])" office:value-type="float" office:value="31315">
            <text:p>31315</text:p>
          </table:table-cell>
          <table:table-cell table:style-name="ACE-2" table:formula="of:=IF([.T234]&gt;0;[.T234];[.V234])" office:value-type="float" office:value="195">
            <text:p>195</text:p>
          </table:table-cell>
          <table:table-cell table:number-columns-repeated="224" table:style-name="ACE-0"/>
        </table:table-row>
        <table:table-row table:style-name="AROW-1">
          <table:table-cell table:style-name="ACE-0" office:value-type="string">
            <text:p>325-M0036A-02R-1W_10-1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033</text:p>
          </table:table-cell>
          <table:table-cell table:style-name="ACE-1" office:value-type="float" office:value="105.125">
            <text:p>105.13</text:p>
          </table:table-cell>
          <table:table-cell table:style-name="ACE-0" office:value-type="float" office:value="1.8500000000000001">
            <text:p>1.8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5.2186000000000003">
            <text:p>−5.22</text:p>
          </table:table-cell>
          <table:table-cell table:style-name="ACE-1" office:value-type="float" office:value="0.85599999999999998">
            <text:p>0.86</text:p>
          </table:table-cell>
          <table:table-cell table:style-name="ACE-2" office:value-type="float" office:value="11880">
            <text:p>11880</text:p>
          </table:table-cell>
          <table:table-cell table:style-name="ACE-2" office:value-type="float" office:value="45">
            <text:p>45</text:p>
          </table:table-cell>
          <table:table-cell table:style-name="ACE-0" office:value-type="float" office:value="13332">
            <text:p>13332</text:p>
          </table:table-cell>
          <table:table-cell table:style-name="ACE-0" office:value-type="float" office:value="112">
            <text:p>112</text:p>
          </table:table-cell>
          <table:table-cell table:number-columns-repeated="2" table:style-name="ACE-0"/>
          <table:table-cell table:style-name="ACE-0" table:formula="of:=IF([.Q235]&gt;0;&quot;marine&quot;;&quot;&quot;)" office:value-type="string" office:string-value="marine">
            <text:p>marine</text:p>
          </table:table-cell>
          <table:table-cell table:style-name="ACE-0" table:formula="of:=IF([.U235]&gt;0;&quot;U-Th&quot;;&quot;&quot;)" office:value-type="string" office:string-value="">
            <text:p/>
          </table:table-cell>
          <table:table-cell table:style-name="ACE-0" office:value-type="string">
            <text:p>marine</text:p>
          </table:table-cell>
          <table:table-cell table:style-name="ACE-0" office:value-type="string">
            <text:p>325-M0036A-02R-1W_10-15</text:p>
          </table:table-cell>
          <table:table-cell table:style-name="ACE-1" table:formula="of:=IF([.M235]&lt;&gt;&quot;NA&quot;;-[.G235]+([.M235]-[.N235])/2-[.N235];-[.G235])" office:value-type="float" office:value="-105.125">
            <text:p>−105.13</text:p>
          </table:table-cell>
          <table:table-cell table:style-name="ACE-1" table:formula="of:=IF([.M235]&lt;&gt;&quot;NA&quot;;-[.G235]-([.M235]+[.N235])/2-[.N235]/2;-[.G235])" office:value-type="float" office:value="-105.125">
            <text:p>−105.13</text:p>
          </table:table-cell>
          <table:table-cell table:style-name="ACE-1" table:formula="of:=IF([.M235]&lt;&gt;&quot;NA&quot;;SQRT((([.M235]-[.N235])/2)^2+[.H235]^2);[.H235])" office:value-type="float" office:value="1.8500000000000001">
            <text:p>1.85</text:p>
          </table:table-cell>
          <table:table-cell table:style-name="ACE-2" table:formula="of:=IF([.M235]&lt;&gt;&quot;NA&quot;;0;-1)" office:value-type="float" office:value="-1">
            <text:p>−1</text:p>
          </table:table-cell>
          <table:table-cell table:style-name="ACE-2" table:formula="of:=IF([.S235]&gt;0;[.S235];[.U235])" office:value-type="float" office:value="13332">
            <text:p>13332</text:p>
          </table:table-cell>
          <table:table-cell table:style-name="ACE-2" table:formula="of:=IF([.T235]&gt;0;[.T235];[.V235])" office:value-type="float" office:value="112">
            <text:p>112</text:p>
          </table:table-cell>
          <table:table-cell table:number-columns-repeated="224" table:style-name="ACE-0"/>
        </table:table-row>
        <table:table-row table:style-name="AROW-1">
          <table:table-cell table:style-name="ACE-0" office:value-type="string">
            <text:p>325-M0036A-05R-1W_19-2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469</text:p>
          </table:table-cell>
          <table:table-cell table:style-name="ACE-1" office:value-type="float" office:value="108.70999999999999">
            <text:p>108.71</text:p>
          </table:table-cell>
          <table:table-cell table:style-name="ACE-0" office:value-type="float" office:value="1.26">
            <text:p>1.26</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1555">
            <text:p>11555</text:p>
          </table:table-cell>
          <table:table-cell table:style-name="ACE-0" office:value-type="float" office:value="3">
            <text:p>3</text:p>
          </table:table-cell>
          <table:table-cell table:style-name="ACE-0" table:formula="of:=IF([.Q236]&gt;0;&quot;marine&quot;;&quot;&quot;)" office:value-type="string" office:string-value="">
            <text:p/>
          </table:table-cell>
          <table:table-cell table:style-name="ACE-0" table:formula="of:=IF([.U236]&gt;0;&quot;U-Th&quot;;&quot;&quot;)" office:value-type="string" office:string-value="U-Th">
            <text:p>U-Th</text:p>
          </table:table-cell>
          <table:table-cell table:style-name="ACE-0" office:value-type="string">
            <text:p>U-Th</text:p>
          </table:table-cell>
          <table:table-cell table:style-name="ACE-0" office:value-type="string">
            <text:p>325-M0036A-05R-1W_19-23</text:p>
          </table:table-cell>
          <table:table-cell table:style-name="ACE-1" table:formula="of:=IF([.M236]&lt;&gt;&quot;NA&quot;;-[.G236]+([.M236]-[.N236])/2-[.N236];-[.G236])" office:value-type="float" office:value="-108.70999999999999">
            <text:p>−108.71</text:p>
          </table:table-cell>
          <table:table-cell table:style-name="ACE-1" table:formula="of:=IF([.M236]&lt;&gt;&quot;NA&quot;;-[.G236]-([.M236]+[.N236])/2-[.N236]/2;-[.G236])" office:value-type="float" office:value="-108.70999999999999">
            <text:p>−108.71</text:p>
          </table:table-cell>
          <table:table-cell table:style-name="ACE-1" table:formula="of:=IF([.M236]&lt;&gt;&quot;NA&quot;;SQRT((([.M236]-[.N236])/2)^2+[.H236]^2);[.H236])" office:value-type="float" office:value="1.26">
            <text:p>1.26</text:p>
          </table:table-cell>
          <table:table-cell table:style-name="ACE-2" table:formula="of:=IF([.M236]&lt;&gt;&quot;NA&quot;;0;-1)" office:value-type="float" office:value="-1">
            <text:p>−1</text:p>
          </table:table-cell>
          <table:table-cell table:style-name="ACE-2" table:formula="of:=IF([.S236]&gt;0;[.S236];[.U236])" office:value-type="float" office:value="11555">
            <text:p>11555</text:p>
          </table:table-cell>
          <table:table-cell table:style-name="ACE-2" table:formula="of:=IF([.T236]&gt;0;[.T236];[.V236])" office:value-type="float" office:value="3">
            <text:p>3</text:p>
          </table:table-cell>
          <table:table-cell table:number-columns-repeated="224" table:style-name="ACE-0"/>
        </table:table-row>
        <table:table-row table:style-name="AROW-1">
          <table:table-cell table:style-name="ACE-0" office:value-type="string">
            <text:p>325-M0036A-08R-1W_6-11</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034</text:p>
          </table:table-cell>
          <table:table-cell table:style-name="ACE-1" office:value-type="float" office:value="113.08500000000001">
            <text:p>113.09</text:p>
          </table:table-cell>
          <table:table-cell table:style-name="ACE-0" office:value-type="float" office:value="1.2">
            <text:p>1.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style-name="ACE-1" office:value-type="float" office:value="0.54239999999999999">
            <text:p>0.54</text:p>
          </table:table-cell>
          <table:table-cell table:style-name="ACE-1" office:value-type="float" office:value="1.216">
            <text:p>1.22</text:p>
          </table:table-cell>
          <table:table-cell table:style-name="ACE-2" office:value-type="float" office:value="14025">
            <text:p>14025</text:p>
          </table:table-cell>
          <table:table-cell table:style-name="ACE-2" office:value-type="float" office:value="50">
            <text:p>50</text:p>
          </table:table-cell>
          <table:table-cell table:style-name="ACE-0" office:value-type="float" office:value="16424">
            <text:p>16424</text:p>
          </table:table-cell>
          <table:table-cell table:style-name="ACE-0" office:value-type="float" office:value="214">
            <text:p>214</text:p>
          </table:table-cell>
          <table:table-cell table:number-columns-repeated="2" table:style-name="ACE-0"/>
          <table:table-cell table:style-name="ACE-0" table:formula="of:=IF([.Q237]&gt;0;&quot;marine&quot;;&quot;&quot;)" office:value-type="string" office:string-value="marine">
            <text:p>marine</text:p>
          </table:table-cell>
          <table:table-cell table:style-name="ACE-0" table:formula="of:=IF([.U237]&gt;0;&quot;U-Th&quot;;&quot;&quot;)" office:value-type="string" office:string-value="">
            <text:p/>
          </table:table-cell>
          <table:table-cell table:style-name="ACE-0" office:value-type="string">
            <text:p>marine</text:p>
          </table:table-cell>
          <table:table-cell table:style-name="ACE-0" office:value-type="string">
            <text:p>325-M0036A-08R-1W_6-11</text:p>
          </table:table-cell>
          <table:table-cell table:style-name="ACE-1" table:formula="of:=IF([.M237]&lt;&gt;&quot;NA&quot;;-[.G237]+([.M237]-[.N237])/2-[.N237];-[.G237])" office:value-type="float" office:value="-113.08500000000001">
            <text:p>−113.09</text:p>
          </table:table-cell>
          <table:table-cell table:style-name="ACE-1" table:formula="of:=IF([.M237]&lt;&gt;&quot;NA&quot;;-[.G237]-([.M237]+[.N237])/2-[.N237]/2;-[.G237])" office:value-type="float" office:value="-113.08500000000001">
            <text:p>−113.09</text:p>
          </table:table-cell>
          <table:table-cell table:style-name="ACE-1" table:formula="of:=IF([.M237]&lt;&gt;&quot;NA&quot;;SQRT((([.M237]-[.N237])/2)^2+[.H237]^2);[.H237])" office:value-type="float" office:value="1.2">
            <text:p>1.20</text:p>
          </table:table-cell>
          <table:table-cell table:style-name="ACE-2" table:formula="of:=IF([.M237]&lt;&gt;&quot;NA&quot;;0;-1)" office:value-type="float" office:value="-1">
            <text:p>−1</text:p>
          </table:table-cell>
          <table:table-cell table:style-name="ACE-2" table:formula="of:=IF([.S237]&gt;0;[.S237];[.U237])" office:value-type="float" office:value="16424">
            <text:p>16424</text:p>
          </table:table-cell>
          <table:table-cell table:style-name="ACE-2" table:formula="of:=IF([.T237]&gt;0;[.T237];[.V237])" office:value-type="float" office:value="214">
            <text:p>214</text:p>
          </table:table-cell>
          <table:table-cell table:number-columns-repeated="224" table:style-name="ACE-0"/>
        </table:table-row>
        <table:table-row table:style-name="AROW-1">
          <table:table-cell table:style-name="ACE-0" office:value-type="string">
            <text:p>325-M0036A-08R-2W_6-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479</text:p>
          </table:table-cell>
          <table:table-cell table:style-name="ACE-1" office:value-type="float" office:value="113.22499999999999">
            <text:p>113.22</text:p>
          </table:table-cell>
          <table:table-cell table:style-name="ACE-0" office:value-type="float" office:value="1.2">
            <text:p>1.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5840">
            <text:p>15840</text:p>
          </table:table-cell>
          <table:table-cell table:style-name="ACE-0" office:value-type="float" office:value="4">
            <text:p>4</text:p>
          </table:table-cell>
          <table:table-cell table:style-name="ACE-0" table:formula="of:=IF([.Q238]&gt;0;&quot;marine&quot;;&quot;&quot;)" office:value-type="string" office:string-value="">
            <text:p/>
          </table:table-cell>
          <table:table-cell table:style-name="ACE-0" table:formula="of:=IF([.U238]&gt;0;&quot;U-Th&quot;;&quot;&quot;)" office:value-type="string" office:string-value="U-Th">
            <text:p>U-Th</text:p>
          </table:table-cell>
          <table:table-cell table:style-name="ACE-0" office:value-type="string">
            <text:p>U-Th</text:p>
          </table:table-cell>
          <table:table-cell table:style-name="ACE-0" office:value-type="string">
            <text:p>325-M0036A-08R-2W_6-9</text:p>
          </table:table-cell>
          <table:table-cell table:style-name="ACE-1" table:formula="of:=IF([.M238]&lt;&gt;&quot;NA&quot;;-[.G238]+([.M238]-[.N238])/2-[.N238];-[.G238])" office:value-type="float" office:value="-113.22499999999999">
            <text:p>−113.22</text:p>
          </table:table-cell>
          <table:table-cell table:style-name="ACE-1" table:formula="of:=IF([.M238]&lt;&gt;&quot;NA&quot;;-[.G238]-([.M238]+[.N238])/2-[.N238]/2;-[.G238])" office:value-type="float" office:value="-113.22499999999999">
            <text:p>−113.22</text:p>
          </table:table-cell>
          <table:table-cell table:style-name="ACE-1" table:formula="of:=IF([.M238]&lt;&gt;&quot;NA&quot;;SQRT((([.M238]-[.N238])/2)^2+[.H238]^2);[.H238])" office:value-type="float" office:value="1.2">
            <text:p>1.20</text:p>
          </table:table-cell>
          <table:table-cell table:style-name="ACE-2" table:formula="of:=IF([.M238]&lt;&gt;&quot;NA&quot;;0;-1)" office:value-type="float" office:value="-1">
            <text:p>−1</text:p>
          </table:table-cell>
          <table:table-cell table:style-name="ACE-2" table:formula="of:=IF([.S238]&gt;0;[.S238];[.U238])" office:value-type="float" office:value="15840">
            <text:p>15840</text:p>
          </table:table-cell>
          <table:table-cell table:style-name="ACE-2" table:formula="of:=IF([.T238]&gt;0;[.T238];[.V238])" office:value-type="float" office:value="4">
            <text:p>4</text:p>
          </table:table-cell>
          <table:table-cell table:number-columns-repeated="224" table:style-name="ACE-0"/>
        </table:table-row>
        <table:table-row table:style-name="AROW-1">
          <table:table-cell table:style-name="ACE-0" office:value-type="string">
            <text:p>325-M0036A-09R-1W_3-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481</text:p>
          </table:table-cell>
          <table:table-cell table:style-name="ACE-1" office:value-type="float" office:value="114.55500000000001">
            <text:p>114.56</text:p>
          </table:table-cell>
          <table:table-cell table:style-name="ACE-0" office:value-type="float" office:value="1.1499999999999999">
            <text:p>1.15</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6191">
            <text:p>16191</text:p>
          </table:table-cell>
          <table:table-cell table:style-name="ACE-0" office:value-type="float" office:value="3">
            <text:p>3</text:p>
          </table:table-cell>
          <table:table-cell table:style-name="ACE-0" table:formula="of:=IF([.Q239]&gt;0;&quot;marine&quot;;&quot;&quot;)" office:value-type="string" office:string-value="">
            <text:p/>
          </table:table-cell>
          <table:table-cell table:style-name="ACE-0" table:formula="of:=IF([.U239]&gt;0;&quot;U-Th&quot;;&quot;&quot;)" office:value-type="string" office:string-value="U-Th">
            <text:p>U-Th</text:p>
          </table:table-cell>
          <table:table-cell table:style-name="ACE-0" office:value-type="string">
            <text:p>U-Th</text:p>
          </table:table-cell>
          <table:table-cell table:style-name="ACE-0" office:value-type="string">
            <text:p>325-M0036A-09R-1W_3-8</text:p>
          </table:table-cell>
          <table:table-cell table:style-name="ACE-1" table:formula="of:=IF([.M239]&lt;&gt;&quot;NA&quot;;-[.G239]+([.M239]-[.N239])/2-[.N239];-[.G239])" office:value-type="float" office:value="-114.55500000000001">
            <text:p>−114.56</text:p>
          </table:table-cell>
          <table:table-cell table:style-name="ACE-1" table:formula="of:=IF([.M239]&lt;&gt;&quot;NA&quot;;-[.G239]-([.M239]+[.N239])/2-[.N239]/2;-[.G239])" office:value-type="float" office:value="-114.55500000000001">
            <text:p>−114.56</text:p>
          </table:table-cell>
          <table:table-cell table:style-name="ACE-1" table:formula="of:=IF([.M239]&lt;&gt;&quot;NA&quot;;SQRT((([.M239]-[.N239])/2)^2+[.H239]^2);[.H239])" office:value-type="float" office:value="1.1499999999999999">
            <text:p>1.15</text:p>
          </table:table-cell>
          <table:table-cell table:style-name="ACE-2" table:formula="of:=IF([.M239]&lt;&gt;&quot;NA&quot;;0;-1)" office:value-type="float" office:value="-1">
            <text:p>−1</text:p>
          </table:table-cell>
          <table:table-cell table:style-name="ACE-2" table:formula="of:=IF([.S239]&gt;0;[.S239];[.U239])" office:value-type="float" office:value="16191">
            <text:p>16191</text:p>
          </table:table-cell>
          <table:table-cell table:style-name="ACE-2" table:formula="of:=IF([.T239]&gt;0;[.T239];[.V239])" office:value-type="float" office:value="3">
            <text:p>3</text:p>
          </table:table-cell>
          <table:table-cell table:number-columns-repeated="224" table:style-name="ACE-0"/>
        </table:table-row>
        <table:table-row table:style-name="AROW-1">
          <table:table-cell table:style-name="ACE-0" office:value-type="string">
            <text:p>325-M0036A-09R-2W_4-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498A</text:p>
          </table:table-cell>
          <table:table-cell table:style-name="ACE-1" office:value-type="float" office:value="114.81999999999999">
            <text:p>114.82</text:p>
          </table:table-cell>
          <table:table-cell table:style-name="ACE-0" office:value-type="float" office:value="1.1499999999999999">
            <text:p>1.1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6201">
            <text:p>16201</text:p>
          </table:table-cell>
          <table:table-cell table:style-name="ACE-0" office:value-type="float" office:value="3">
            <text:p>3</text:p>
          </table:table-cell>
          <table:table-cell table:style-name="ACE-0" table:formula="of:=IF([.Q240]&gt;0;&quot;marine&quot;;&quot;&quot;)" office:value-type="string" office:string-value="">
            <text:p/>
          </table:table-cell>
          <table:table-cell table:style-name="ACE-0" table:formula="of:=IF([.U240]&gt;0;&quot;U-Th&quot;;&quot;&quot;)" office:value-type="string" office:string-value="U-Th">
            <text:p>U-Th</text:p>
          </table:table-cell>
          <table:table-cell table:style-name="ACE-0" office:value-type="string">
            <text:p>U-Th</text:p>
          </table:table-cell>
          <table:table-cell table:style-name="ACE-0" office:value-type="string">
            <text:p>325-M0036A-09R-2W_4-10</text:p>
          </table:table-cell>
          <table:table-cell table:style-name="ACE-1" table:formula="of:=IF([.M240]&lt;&gt;&quot;NA&quot;;-[.G240]+([.M240]-[.N240])/2-[.N240];-[.G240])" office:value-type="float" office:value="-114.81999999999999">
            <text:p>−114.82</text:p>
          </table:table-cell>
          <table:table-cell table:style-name="ACE-1" table:formula="of:=IF([.M240]&lt;&gt;&quot;NA&quot;;-[.G240]-([.M240]+[.N240])/2-[.N240]/2;-[.G240])" office:value-type="float" office:value="-114.81999999999999">
            <text:p>−114.82</text:p>
          </table:table-cell>
          <table:table-cell table:style-name="ACE-1" table:formula="of:=IF([.M240]&lt;&gt;&quot;NA&quot;;SQRT((([.M240]-[.N240])/2)^2+[.H240]^2);[.H240])" office:value-type="float" office:value="1.1499999999999999">
            <text:p>1.15</text:p>
          </table:table-cell>
          <table:table-cell table:style-name="ACE-2" table:formula="of:=IF([.M240]&lt;&gt;&quot;NA&quot;;0;-1)" office:value-type="float" office:value="-1">
            <text:p>−1</text:p>
          </table:table-cell>
          <table:table-cell table:style-name="ACE-2" table:formula="of:=IF([.S240]&gt;0;[.S240];[.U240])" office:value-type="float" office:value="16201">
            <text:p>16201</text:p>
          </table:table-cell>
          <table:table-cell table:style-name="ACE-2" table:formula="of:=IF([.T240]&gt;0;[.T240];[.V240])" office:value-type="float" office:value="3">
            <text:p>3</text:p>
          </table:table-cell>
          <table:table-cell table:number-columns-repeated="224" table:style-name="ACE-0"/>
        </table:table-row>
        <table:table-row table:style-name="AROW-1">
          <table:table-cell table:style-name="ACE-0" office:value-type="string">
            <text:p>325-M0036A-09R-2W_4-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498B</text:p>
          </table:table-cell>
          <table:table-cell table:style-name="ACE-1" office:value-type="float" office:value="114.81999999999999">
            <text:p>114.82</text:p>
          </table:table-cell>
          <table:table-cell table:style-name="ACE-0" office:value-type="float" office:value="1.1499999999999999">
            <text:p>1.1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8074">
            <text:p>18074</text:p>
          </table:table-cell>
          <table:table-cell table:style-name="ACE-0" office:value-type="float" office:value="5">
            <text:p>5</text:p>
          </table:table-cell>
          <table:table-cell table:style-name="ACE-0" table:formula="of:=IF([.Q241]&gt;0;&quot;marine&quot;;&quot;&quot;)" office:value-type="string" office:string-value="">
            <text:p/>
          </table:table-cell>
          <table:table-cell table:style-name="ACE-0" table:formula="of:=IF([.U241]&gt;0;&quot;U-Th&quot;;&quot;&quot;)" office:value-type="string" office:string-value="U-Th">
            <text:p>U-Th</text:p>
          </table:table-cell>
          <table:table-cell table:style-name="ACE-0" office:value-type="string">
            <text:p>U-Th</text:p>
          </table:table-cell>
          <table:table-cell table:style-name="ACE-0" office:value-type="string">
            <text:p>325-M0036A-09R-2W_4-10</text:p>
          </table:table-cell>
          <table:table-cell table:style-name="ACE-1" table:formula="of:=IF([.M241]&lt;&gt;&quot;NA&quot;;-[.G241]+([.M241]-[.N241])/2-[.N241];-[.G241])" office:value-type="float" office:value="-114.81999999999999">
            <text:p>−114.82</text:p>
          </table:table-cell>
          <table:table-cell table:style-name="ACE-1" table:formula="of:=IF([.M241]&lt;&gt;&quot;NA&quot;;-[.G241]-([.M241]+[.N241])/2-[.N241]/2;-[.G241])" office:value-type="float" office:value="-114.81999999999999">
            <text:p>−114.82</text:p>
          </table:table-cell>
          <table:table-cell table:style-name="ACE-1" table:formula="of:=IF([.M241]&lt;&gt;&quot;NA&quot;;SQRT((([.M241]-[.N241])/2)^2+[.H241]^2);[.H241])" office:value-type="float" office:value="1.1499999999999999">
            <text:p>1.15</text:p>
          </table:table-cell>
          <table:table-cell table:style-name="ACE-2" table:formula="of:=IF([.M241]&lt;&gt;&quot;NA&quot;;0;-1)" office:value-type="float" office:value="-1">
            <text:p>−1</text:p>
          </table:table-cell>
          <table:table-cell table:style-name="ACE-2" table:formula="of:=IF([.S241]&gt;0;[.S241];[.U241])" office:value-type="float" office:value="18074">
            <text:p>18074</text:p>
          </table:table-cell>
          <table:table-cell table:style-name="ACE-2" table:formula="of:=IF([.T241]&gt;0;[.T241];[.V241])" office:value-type="float" office:value="5">
            <text:p>5</text:p>
          </table:table-cell>
          <table:table-cell table:number-columns-repeated="224" table:style-name="ACE-0"/>
        </table:table-row>
        <table:table-row table:style-name="AROW-1">
          <table:table-cell table:style-name="ACE-0" office:value-type="string">
            <text:p>325-M0036A-11R-1W_40-5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06A</text:p>
          </table:table-cell>
          <table:table-cell table:style-name="ACE-1" office:value-type="float" office:value="117.95">
            <text:p>117.95</text:p>
          </table:table-cell>
          <table:table-cell table:style-name="ACE-0" office:value-type="float" office:value="0.68000000000000005">
            <text:p>0.68</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075">
            <text:p>17075</text:p>
          </table:table-cell>
          <table:table-cell table:style-name="ACE-0" office:value-type="float" office:value="16">
            <text:p>16</text:p>
          </table:table-cell>
          <table:table-cell table:style-name="ACE-0" table:formula="of:=IF([.Q242]&gt;0;&quot;marine&quot;;&quot;&quot;)" office:value-type="string" office:string-value="">
            <text:p/>
          </table:table-cell>
          <table:table-cell table:style-name="ACE-0" table:formula="of:=IF([.U242]&gt;0;&quot;U-Th&quot;;&quot;&quot;)" office:value-type="string" office:string-value="U-Th">
            <text:p>U-Th</text:p>
          </table:table-cell>
          <table:table-cell table:style-name="ACE-0" office:value-type="string">
            <text:p>U-Th</text:p>
          </table:table-cell>
          <table:table-cell table:style-name="ACE-0" office:value-type="string">
            <text:p>325-M0036A-11R-1W_40-50</text:p>
          </table:table-cell>
          <table:table-cell table:style-name="ACE-1" table:formula="of:=IF([.M242]&lt;&gt;&quot;NA&quot;;-[.G242]+([.M242]-[.N242])/2-[.N242];-[.G242])" office:value-type="float" office:value="-112.95">
            <text:p>−112.95</text:p>
          </table:table-cell>
          <table:table-cell table:style-name="ACE-1" table:formula="of:=IF([.M242]&lt;&gt;&quot;NA&quot;;-[.G242]-([.M242]+[.N242])/2-[.N242]/2;-[.G242])" office:value-type="float" office:value="-122.95">
            <text:p>−122.95</text:p>
          </table:table-cell>
          <table:table-cell table:style-name="ACE-1" table:formula="of:=IF([.M242]&lt;&gt;&quot;NA&quot;;SQRT((([.M242]-[.N242])/2)^2+[.H242]^2);[.H242])" office:value-type="float" office:value="5.0460281410233927">
            <text:p>5.05</text:p>
          </table:table-cell>
          <table:table-cell table:style-name="ACE-2" table:formula="of:=IF([.M242]&lt;&gt;&quot;NA&quot;;0;-1)" office:value-type="float" office:value="0">
            <text:p>0</text:p>
          </table:table-cell>
          <table:table-cell table:style-name="ACE-2" table:formula="of:=IF([.S242]&gt;0;[.S242];[.U242])" office:value-type="float" office:value="17075">
            <text:p>17075</text:p>
          </table:table-cell>
          <table:table-cell table:style-name="ACE-2" table:formula="of:=IF([.T242]&gt;0;[.T242];[.V242])" office:value-type="float" office:value="16">
            <text:p>16</text:p>
          </table:table-cell>
          <table:table-cell table:number-columns-repeated="224" table:style-name="ACE-0"/>
        </table:table-row>
        <table:table-row table:style-name="AROW-1">
          <table:table-cell table:style-name="ACE-0" office:value-type="string">
            <text:p>325-M0036A-11R-1W_40-5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06B</text:p>
          </table:table-cell>
          <table:table-cell table:style-name="ACE-1" office:value-type="float" office:value="117.95">
            <text:p>117.95</text:p>
          </table:table-cell>
          <table:table-cell table:style-name="ACE-0" office:value-type="float" office:value="0.68000000000000005">
            <text:p>0.68</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059">
            <text:p>17059</text:p>
          </table:table-cell>
          <table:table-cell table:style-name="ACE-0" office:value-type="float" office:value="4">
            <text:p>4</text:p>
          </table:table-cell>
          <table:table-cell table:style-name="ACE-0" table:formula="of:=IF([.Q243]&gt;0;&quot;marine&quot;;&quot;&quot;)" office:value-type="string" office:string-value="">
            <text:p/>
          </table:table-cell>
          <table:table-cell table:style-name="ACE-0" table:formula="of:=IF([.U243]&gt;0;&quot;U-Th&quot;;&quot;&quot;)" office:value-type="string" office:string-value="U-Th">
            <text:p>U-Th</text:p>
          </table:table-cell>
          <table:table-cell table:style-name="ACE-0" office:value-type="string">
            <text:p>U-Th</text:p>
          </table:table-cell>
          <table:table-cell table:style-name="ACE-0" office:value-type="string">
            <text:p>325-M0036A-11R-1W_40-50</text:p>
          </table:table-cell>
          <table:table-cell table:style-name="ACE-1" table:formula="of:=IF([.M243]&lt;&gt;&quot;NA&quot;;-[.G243]+([.M243]-[.N243])/2-[.N243];-[.G243])" office:value-type="float" office:value="-112.95">
            <text:p>−112.95</text:p>
          </table:table-cell>
          <table:table-cell table:style-name="ACE-1" table:formula="of:=IF([.M243]&lt;&gt;&quot;NA&quot;;-[.G243]-([.M243]+[.N243])/2-[.N243]/2;-[.G243])" office:value-type="float" office:value="-122.95">
            <text:p>−122.95</text:p>
          </table:table-cell>
          <table:table-cell table:style-name="ACE-1" table:formula="of:=IF([.M243]&lt;&gt;&quot;NA&quot;;SQRT((([.M243]-[.N243])/2)^2+[.H243]^2);[.H243])" office:value-type="float" office:value="5.0460281410233927">
            <text:p>5.05</text:p>
          </table:table-cell>
          <table:table-cell table:style-name="ACE-2" table:formula="of:=IF([.M243]&lt;&gt;&quot;NA&quot;;0;-1)" office:value-type="float" office:value="0">
            <text:p>0</text:p>
          </table:table-cell>
          <table:table-cell table:style-name="ACE-2" table:formula="of:=IF([.S243]&gt;0;[.S243];[.U243])" office:value-type="float" office:value="17059">
            <text:p>17059</text:p>
          </table:table-cell>
          <table:table-cell table:style-name="ACE-2" table:formula="of:=IF([.T243]&gt;0;[.T243];[.V243])" office:value-type="float" office:value="4">
            <text:p>4</text:p>
          </table:table-cell>
          <table:table-cell table:number-columns-repeated="224" table:style-name="ACE-0"/>
        </table:table-row>
        <table:table-row table:style-name="AROW-1">
          <table:table-cell table:style-name="ACE-0" office:value-type="string">
            <text:p>325-M0036A-11R-1W_9-18</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mple ID: 6505A</text:p>
          </table:table-cell>
          <table:table-cell table:style-name="ACE-1" office:value-type="float" office:value="117.63500000000001">
            <text:p>117.64</text:p>
          </table:table-cell>
          <table:table-cell table:style-name="ACE-0" office:value-type="float" office:value="0.68000000000000005">
            <text:p>0.68</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105">
            <text:p>18105</text:p>
          </table:table-cell>
          <table:table-cell table:style-name="ACE-0" office:value-type="float" office:value="18">
            <text:p>18</text:p>
          </table:table-cell>
          <table:table-cell table:style-name="ACE-0" table:formula="of:=IF([.Q244]&gt;0;&quot;marine&quot;;&quot;&quot;)" office:value-type="string" office:string-value="">
            <text:p/>
          </table:table-cell>
          <table:table-cell table:style-name="ACE-0" table:formula="of:=IF([.U244]&gt;0;&quot;U-Th&quot;;&quot;&quot;)" office:value-type="string" office:string-value="U-Th">
            <text:p>U-Th</text:p>
          </table:table-cell>
          <table:table-cell table:style-name="ACE-0" office:value-type="string">
            <text:p>U-Th</text:p>
          </table:table-cell>
          <table:table-cell table:style-name="ACE-0" office:value-type="string">
            <text:p>325-M0036A-11R-1W_9-18</text:p>
          </table:table-cell>
          <table:table-cell table:style-name="ACE-1" table:formula="of:=IF([.M244]&lt;&gt;&quot;NA&quot;;-[.G244]+([.M244]-[.N244])/2-[.N244];-[.G244])" office:value-type="float" office:value="-112.63500000000001">
            <text:p>−112.64</text:p>
          </table:table-cell>
          <table:table-cell table:style-name="ACE-1" table:formula="of:=IF([.M244]&lt;&gt;&quot;NA&quot;;-[.G244]-([.M244]+[.N244])/2-[.N244]/2;-[.G244])" office:value-type="float" office:value="-122.63500000000001">
            <text:p>−122.64</text:p>
          </table:table-cell>
          <table:table-cell table:style-name="ACE-1" table:formula="of:=IF([.M244]&lt;&gt;&quot;NA&quot;;SQRT((([.M244]-[.N244])/2)^2+[.H244]^2);[.H244])" office:value-type="float" office:value="5.0460281410233927">
            <text:p>5.05</text:p>
          </table:table-cell>
          <table:table-cell table:style-name="ACE-2" table:formula="of:=IF([.M244]&lt;&gt;&quot;NA&quot;;0;-1)" office:value-type="float" office:value="0">
            <text:p>0</text:p>
          </table:table-cell>
          <table:table-cell table:style-name="ACE-2" table:formula="of:=IF([.S244]&gt;0;[.S244];[.U244])" office:value-type="float" office:value="18105">
            <text:p>18105</text:p>
          </table:table-cell>
          <table:table-cell table:style-name="ACE-2" table:formula="of:=IF([.T244]&gt;0;[.T244];[.V244])" office:value-type="float" office:value="18">
            <text:p>18</text:p>
          </table:table-cell>
          <table:table-cell table:number-columns-repeated="224" table:style-name="ACE-0"/>
        </table:table-row>
        <table:table-row table:style-name="AROW-1">
          <table:table-cell table:style-name="ACE-0" office:value-type="string">
            <text:p>325-M0036A-11R-1W_9-1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05B</text:p>
          </table:table-cell>
          <table:table-cell table:style-name="ACE-1" office:value-type="float" office:value="117.63500000000001">
            <text:p>117.64</text:p>
          </table:table-cell>
          <table:table-cell table:style-name="ACE-0" office:value-type="float" office:value="0.68000000000000005">
            <text:p>0.68</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002">
            <text:p>17002</text:p>
          </table:table-cell>
          <table:table-cell table:style-name="ACE-0" office:value-type="float" office:value="5">
            <text:p>5</text:p>
          </table:table-cell>
          <table:table-cell table:style-name="ACE-0" table:formula="of:=IF([.Q245]&gt;0;&quot;marine&quot;;&quot;&quot;)" office:value-type="string" office:string-value="">
            <text:p/>
          </table:table-cell>
          <table:table-cell table:style-name="ACE-0" table:formula="of:=IF([.U245]&gt;0;&quot;U-Th&quot;;&quot;&quot;)" office:value-type="string" office:string-value="U-Th">
            <text:p>U-Th</text:p>
          </table:table-cell>
          <table:table-cell table:style-name="ACE-0" office:value-type="string">
            <text:p>U-Th</text:p>
          </table:table-cell>
          <table:table-cell table:style-name="ACE-0" office:value-type="string">
            <text:p>325-M0036A-11R-1W_9-18</text:p>
          </table:table-cell>
          <table:table-cell table:style-name="ACE-1" table:formula="of:=IF([.M245]&lt;&gt;&quot;NA&quot;;-[.G245]+([.M245]-[.N245])/2-[.N245];-[.G245])" office:value-type="float" office:value="-112.63500000000001">
            <text:p>−112.64</text:p>
          </table:table-cell>
          <table:table-cell table:style-name="ACE-1" table:formula="of:=IF([.M245]&lt;&gt;&quot;NA&quot;;-[.G245]-([.M245]+[.N245])/2-[.N245]/2;-[.G245])" office:value-type="float" office:value="-122.63500000000001">
            <text:p>−122.64</text:p>
          </table:table-cell>
          <table:table-cell table:style-name="ACE-1" table:formula="of:=IF([.M245]&lt;&gt;&quot;NA&quot;;SQRT((([.M245]-[.N245])/2)^2+[.H245]^2);[.H245])" office:value-type="float" office:value="5.0460281410233927">
            <text:p>5.05</text:p>
          </table:table-cell>
          <table:table-cell table:style-name="ACE-2" table:formula="of:=IF([.M245]&lt;&gt;&quot;NA&quot;;0;-1)" office:value-type="float" office:value="0">
            <text:p>0</text:p>
          </table:table-cell>
          <table:table-cell table:style-name="ACE-2" table:formula="of:=IF([.S245]&gt;0;[.S245];[.U245])" office:value-type="float" office:value="17002">
            <text:p>17002</text:p>
          </table:table-cell>
          <table:table-cell table:style-name="ACE-2" table:formula="of:=IF([.T245]&gt;0;[.T245];[.V245])" office:value-type="float" office:value="5">
            <text:p>5</text:p>
          </table:table-cell>
          <table:table-cell table:number-columns-repeated="224" table:style-name="ACE-0"/>
        </table:table-row>
        <table:table-row table:style-name="AROW-1">
          <table:table-cell table:style-name="ACE-0" office:value-type="string">
            <text:p>325-M0036A-11R-2W_2-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10</text:p>
          </table:table-cell>
          <table:table-cell table:style-name="ACE-1" office:value-type="float" office:value="118.28">
            <text:p>118.28</text:p>
          </table:table-cell>
          <table:table-cell table:style-name="ACE-0" office:value-type="float" office:value="0.68000000000000005">
            <text:p>0.68</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269">
            <text:p>17269</text:p>
          </table:table-cell>
          <table:table-cell table:style-name="ACE-0" office:value-type="float" office:value="4">
            <text:p>4</text:p>
          </table:table-cell>
          <table:table-cell table:style-name="ACE-0" table:formula="of:=IF([.Q246]&gt;0;&quot;marine&quot;;&quot;&quot;)" office:value-type="string" office:string-value="">
            <text:p/>
          </table:table-cell>
          <table:table-cell table:style-name="ACE-0" table:formula="of:=IF([.U246]&gt;0;&quot;U-Th&quot;;&quot;&quot;)" office:value-type="string" office:string-value="U-Th">
            <text:p>U-Th</text:p>
          </table:table-cell>
          <table:table-cell table:style-name="ACE-0" office:value-type="string">
            <text:p>U-Th</text:p>
          </table:table-cell>
          <table:table-cell table:style-name="ACE-0" office:value-type="string">
            <text:p>325-M0036A-11R-2W_2-10</text:p>
          </table:table-cell>
          <table:table-cell table:style-name="ACE-1" table:formula="of:=IF([.M246]&lt;&gt;&quot;NA&quot;;-[.G246]+([.M246]-[.N246])/2-[.N246];-[.G246])" office:value-type="float" office:value="-113.28">
            <text:p>−113.28</text:p>
          </table:table-cell>
          <table:table-cell table:style-name="ACE-1" table:formula="of:=IF([.M246]&lt;&gt;&quot;NA&quot;;-[.G246]-([.M246]+[.N246])/2-[.N246]/2;-[.G246])" office:value-type="float" office:value="-123.28">
            <text:p>−123.28</text:p>
          </table:table-cell>
          <table:table-cell table:style-name="ACE-1" table:formula="of:=IF([.M246]&lt;&gt;&quot;NA&quot;;SQRT((([.M246]-[.N246])/2)^2+[.H246]^2);[.H246])" office:value-type="float" office:value="5.0460281410233927">
            <text:p>5.05</text:p>
          </table:table-cell>
          <table:table-cell table:style-name="ACE-2" table:formula="of:=IF([.M246]&lt;&gt;&quot;NA&quot;;0;-1)" office:value-type="float" office:value="0">
            <text:p>0</text:p>
          </table:table-cell>
          <table:table-cell table:style-name="ACE-2" table:formula="of:=IF([.S246]&gt;0;[.S246];[.U246])" office:value-type="float" office:value="17269">
            <text:p>17269</text:p>
          </table:table-cell>
          <table:table-cell table:style-name="ACE-2" table:formula="of:=IF([.T246]&gt;0;[.T246];[.V246])" office:value-type="float" office:value="4">
            <text:p>4</text:p>
          </table:table-cell>
          <table:table-cell table:number-columns-repeated="224" table:style-name="ACE-0"/>
        </table:table-row>
        <table:table-row table:style-name="AROW-1">
          <table:table-cell table:style-name="ACE-0" office:value-type="string">
            <text:p>325-M0036A-11R-2W_6-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14220</text:p>
          </table:table-cell>
          <table:table-cell table:style-name="ACE-1" office:value-type="float" office:value="118.29000000000001">
            <text:p>118.29</text:p>
          </table:table-cell>
          <table:table-cell table:style-name="ACE-0" office:value-type="float" office:value="0.68000000000000005">
            <text:p>0.68</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7099000000000002">
            <text:p>−7.71</text:p>
          </table:table-cell>
          <table:table-cell table:style-name="ACE-1" office:value-type="float" office:value="0.21199999999999999">
            <text:p>0.21</text:p>
          </table:table-cell>
          <table:table-cell table:style-name="ACE-2" office:value-type="float" office:value="14760">
            <text:p>14760</text:p>
          </table:table-cell>
          <table:table-cell table:style-name="ACE-2" office:value-type="float" office:value="50">
            <text:p>50</text:p>
          </table:table-cell>
          <table:table-cell table:style-name="ACE-0" office:value-type="float" office:value="17450">
            <text:p>17450</text:p>
          </table:table-cell>
          <table:table-cell table:style-name="ACE-0" office:value-type="float" office:value="350">
            <text:p>350</text:p>
          </table:table-cell>
          <table:table-cell table:number-columns-repeated="2" table:style-name="ACE-0"/>
          <table:table-cell table:style-name="ACE-0" table:formula="of:=IF([.Q247]&gt;0;&quot;marine&quot;;&quot;&quot;)" office:value-type="string" office:string-value="marine">
            <text:p>marine</text:p>
          </table:table-cell>
          <table:table-cell table:style-name="ACE-0" table:formula="of:=IF([.U247]&gt;0;&quot;U-Th&quot;;&quot;&quot;)" office:value-type="string" office:string-value="">
            <text:p/>
          </table:table-cell>
          <table:table-cell table:style-name="ACE-0" office:value-type="string">
            <text:p>marine</text:p>
          </table:table-cell>
          <table:table-cell table:style-name="ACE-0" office:value-type="string">
            <text:p>325-M0036A-11R-2W_6-8</text:p>
          </table:table-cell>
          <table:table-cell table:style-name="ACE-1" table:formula="of:=IF([.M247]&lt;&gt;&quot;NA&quot;;-[.G247]+([.M247]-[.N247])/2-[.N247];-[.G247])" office:value-type="float" office:value="-113.29000000000001">
            <text:p>−113.29</text:p>
          </table:table-cell>
          <table:table-cell table:style-name="ACE-1" table:formula="of:=IF([.M247]&lt;&gt;&quot;NA&quot;;-[.G247]-([.M247]+[.N247])/2-[.N247]/2;-[.G247])" office:value-type="float" office:value="-123.29000000000001">
            <text:p>−123.29</text:p>
          </table:table-cell>
          <table:table-cell table:style-name="ACE-1" table:formula="of:=IF([.M247]&lt;&gt;&quot;NA&quot;;SQRT((([.M247]-[.N247])/2)^2+[.H247]^2);[.H247])" office:value-type="float" office:value="5.0460281410233927">
            <text:p>5.05</text:p>
          </table:table-cell>
          <table:table-cell table:style-name="ACE-2" table:formula="of:=IF([.M247]&lt;&gt;&quot;NA&quot;;0;-1)" office:value-type="float" office:value="0">
            <text:p>0</text:p>
          </table:table-cell>
          <table:table-cell table:style-name="ACE-2" table:formula="of:=IF([.S247]&gt;0;[.S247];[.U247])" office:value-type="float" office:value="17450">
            <text:p>17450</text:p>
          </table:table-cell>
          <table:table-cell table:style-name="ACE-2" table:formula="of:=IF([.T247]&gt;0;[.T247];[.V247])" office:value-type="float" office:value="350">
            <text:p>350</text:p>
          </table:table-cell>
          <table:table-cell table:number-columns-repeated="224" table:style-name="ACE-0"/>
        </table:table-row>
        <table:table-row table:style-name="AROW-1">
          <table:table-cell table:style-name="ACE-0" office:value-type="string">
            <text:p>325-M0036A-12R-1W_1-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24</text:p>
          </table:table-cell>
          <table:table-cell table:style-name="ACE-1" office:value-type="float" office:value="119.02500000000001">
            <text:p>119.03</text:p>
          </table:table-cell>
          <table:table-cell table:style-name="ACE-0" office:value-type="float" office:value="1.04">
            <text:p>1.04</text:p>
          </table:table-cell>
          <table:table-cell table:style-name="ACE-0" office:value-type="string">
            <text:p>Coral</text:p>
          </table:table-cell>
          <table:table-cell table:style-name="ACE-0" office:value-type="string">
            <text:p>Seriat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264">
            <text:p>17264</text:p>
          </table:table-cell>
          <table:table-cell table:style-name="ACE-0" office:value-type="float" office:value="4">
            <text:p>4</text:p>
          </table:table-cell>
          <table:table-cell table:style-name="ACE-0" table:formula="of:=IF([.Q248]&gt;0;&quot;marine&quot;;&quot;&quot;)" office:value-type="string" office:string-value="">
            <text:p/>
          </table:table-cell>
          <table:table-cell table:style-name="ACE-0" table:formula="of:=IF([.U248]&gt;0;&quot;U-Th&quot;;&quot;&quot;)" office:value-type="string" office:string-value="U-Th">
            <text:p>U-Th</text:p>
          </table:table-cell>
          <table:table-cell table:style-name="ACE-0" office:value-type="string">
            <text:p>U-Th</text:p>
          </table:table-cell>
          <table:table-cell table:style-name="ACE-0" office:value-type="string">
            <text:p>325-M0036A-12R-1W_1-4</text:p>
          </table:table-cell>
          <table:table-cell table:style-name="ACE-1" table:formula="of:=IF([.M248]&lt;&gt;&quot;NA&quot;;-[.G248]+([.M248]-[.N248])/2-[.N248];-[.G248])" office:value-type="float" office:value="-114.02500000000001">
            <text:p>−114.03</text:p>
          </table:table-cell>
          <table:table-cell table:style-name="ACE-1" table:formula="of:=IF([.M248]&lt;&gt;&quot;NA&quot;;-[.G248]-([.M248]+[.N248])/2-[.N248]/2;-[.G248])" office:value-type="float" office:value="-124.02500000000001">
            <text:p>−124.03</text:p>
          </table:table-cell>
          <table:table-cell table:style-name="ACE-1" table:formula="of:=IF([.M248]&lt;&gt;&quot;NA&quot;;SQRT((([.M248]-[.N248])/2)^2+[.H248]^2);[.H248])" office:value-type="float" office:value="5.1070147836089141">
            <text:p>5.11</text:p>
          </table:table-cell>
          <table:table-cell table:style-name="ACE-2" table:formula="of:=IF([.M248]&lt;&gt;&quot;NA&quot;;0;-1)" office:value-type="float" office:value="0">
            <text:p>0</text:p>
          </table:table-cell>
          <table:table-cell table:style-name="ACE-2" table:formula="of:=IF([.S248]&gt;0;[.S248];[.U248])" office:value-type="float" office:value="17264">
            <text:p>17264</text:p>
          </table:table-cell>
          <table:table-cell table:style-name="ACE-2" table:formula="of:=IF([.T248]&gt;0;[.T248];[.V248])" office:value-type="float" office:value="4">
            <text:p>4</text:p>
          </table:table-cell>
          <table:table-cell table:number-columns-repeated="224" table:style-name="ACE-0"/>
        </table:table-row>
        <table:table-row table:style-name="AROW-1">
          <table:table-cell table:style-name="ACE-0" office:value-type="string">
            <text:p>325-M0036A-13R-1W_9-1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27</text:p>
          </table:table-cell>
          <table:table-cell table:style-name="ACE-1" office:value-type="float" office:value="120.605">
            <text:p>120.61</text:p>
          </table:table-cell>
          <table:table-cell table:style-name="ACE-0" office:value-type="float" office:value="1.22">
            <text:p>1.22</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743">
            <text:p>17743</text:p>
          </table:table-cell>
          <table:table-cell table:style-name="ACE-0" office:value-type="float" office:value="5">
            <text:p>5</text:p>
          </table:table-cell>
          <table:table-cell table:style-name="ACE-0" table:formula="of:=IF([.Q249]&gt;0;&quot;marine&quot;;&quot;&quot;)" office:value-type="string" office:string-value="">
            <text:p/>
          </table:table-cell>
          <table:table-cell table:style-name="ACE-0" table:formula="of:=IF([.U249]&gt;0;&quot;U-Th&quot;;&quot;&quot;)" office:value-type="string" office:string-value="U-Th">
            <text:p>U-Th</text:p>
          </table:table-cell>
          <table:table-cell table:style-name="ACE-0" office:value-type="string">
            <text:p>U-Th</text:p>
          </table:table-cell>
          <table:table-cell table:style-name="ACE-0" office:value-type="string">
            <text:p>325-M0036A-13R-1W_9-12</text:p>
          </table:table-cell>
          <table:table-cell table:style-name="ACE-1" table:formula="of:=IF([.M249]&lt;&gt;&quot;NA&quot;;-[.G249]+([.M249]-[.N249])/2-[.N249];-[.G249])" office:value-type="float" office:value="-115.605">
            <text:p>−115.61</text:p>
          </table:table-cell>
          <table:table-cell table:style-name="ACE-1" table:formula="of:=IF([.M249]&lt;&gt;&quot;NA&quot;;-[.G249]-([.M249]+[.N249])/2-[.N249]/2;-[.G249])" office:value-type="float" office:value="-125.605">
            <text:p>−125.61</text:p>
          </table:table-cell>
          <table:table-cell table:style-name="ACE-1" table:formula="of:=IF([.M249]&lt;&gt;&quot;NA&quot;;SQRT((([.M249]-[.N249])/2)^2+[.H249]^2);[.H249])" office:value-type="float" office:value="5.1466882555678461">
            <text:p>5.15</text:p>
          </table:table-cell>
          <table:table-cell table:style-name="ACE-2" table:formula="of:=IF([.M249]&lt;&gt;&quot;NA&quot;;0;-1)" office:value-type="float" office:value="0">
            <text:p>0</text:p>
          </table:table-cell>
          <table:table-cell table:style-name="ACE-2" table:formula="of:=IF([.S249]&gt;0;[.S249];[.U249])" office:value-type="float" office:value="17743">
            <text:p>17743</text:p>
          </table:table-cell>
          <table:table-cell table:style-name="ACE-2" table:formula="of:=IF([.T249]&gt;0;[.T249];[.V249])" office:value-type="float" office:value="5">
            <text:p>5</text:p>
          </table:table-cell>
          <table:table-cell table:number-columns-repeated="224" table:style-name="ACE-0"/>
        </table:table-row>
        <table:table-row table:style-name="AROW-1">
          <table:table-cell table:style-name="ACE-0" office:value-type="string">
            <text:p>325-M0036A-13R-2W_0-3</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mple ID: 6533</text:p>
          </table:table-cell>
          <table:table-cell table:style-name="ACE-1" office:value-type="float" office:value="120.69499999999999">
            <text:p>120.69</text:p>
          </table:table-cell>
          <table:table-cell table:style-name="ACE-0" office:value-type="float" office:value="1.22">
            <text:p>1.2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426">
            <text:p>17426</text:p>
          </table:table-cell>
          <table:table-cell table:style-name="ACE-0" office:value-type="float" office:value="4">
            <text:p>4</text:p>
          </table:table-cell>
          <table:table-cell table:style-name="ACE-0" table:formula="of:=IF([.Q250]&gt;0;&quot;marine&quot;;&quot;&quot;)" office:value-type="string" office:string-value="">
            <text:p/>
          </table:table-cell>
          <table:table-cell table:style-name="ACE-0" table:formula="of:=IF([.U250]&gt;0;&quot;U-Th&quot;;&quot;&quot;)" office:value-type="string" office:string-value="U-Th">
            <text:p>U-Th</text:p>
          </table:table-cell>
          <table:table-cell table:style-name="ACE-0" office:value-type="string">
            <text:p>U-Th</text:p>
          </table:table-cell>
          <table:table-cell table:style-name="ACE-0" office:value-type="string">
            <text:p>325-M0036A-13R-2W_0-3</text:p>
          </table:table-cell>
          <table:table-cell table:style-name="ACE-1" table:formula="of:=IF([.M250]&lt;&gt;&quot;NA&quot;;-[.G250]+([.M250]-[.N250])/2-[.N250];-[.G250])" office:value-type="float" office:value="-115.69499999999999">
            <text:p>−115.69</text:p>
          </table:table-cell>
          <table:table-cell table:style-name="ACE-1" table:formula="of:=IF([.M250]&lt;&gt;&quot;NA&quot;;-[.G250]-([.M250]+[.N250])/2-[.N250]/2;-[.G250])" office:value-type="float" office:value="-125.69499999999999">
            <text:p>−125.69</text:p>
          </table:table-cell>
          <table:table-cell table:style-name="ACE-1" table:formula="of:=IF([.M250]&lt;&gt;&quot;NA&quot;;SQRT((([.M250]-[.N250])/2)^2+[.H250]^2);[.H250])" office:value-type="float" office:value="5.1466882555678461">
            <text:p>5.15</text:p>
          </table:table-cell>
          <table:table-cell table:style-name="ACE-2" table:formula="of:=IF([.M250]&lt;&gt;&quot;NA&quot;;0;-1)" office:value-type="float" office:value="0">
            <text:p>0</text:p>
          </table:table-cell>
          <table:table-cell table:style-name="ACE-2" table:formula="of:=IF([.S250]&gt;0;[.S250];[.U250])" office:value-type="float" office:value="17426">
            <text:p>17426</text:p>
          </table:table-cell>
          <table:table-cell table:style-name="ACE-2" table:formula="of:=IF([.T250]&gt;0;[.T250];[.V250])" office:value-type="float" office:value="4">
            <text:p>4</text:p>
          </table:table-cell>
          <table:table-cell table:number-columns-repeated="224" table:style-name="ACE-0"/>
        </table:table-row>
        <table:table-row table:style-name="AROW-1">
          <table:table-cell table:style-name="ACE-0" office:value-type="string">
            <text:p>325-M0036A-13R-2W_6-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35</text:p>
          </table:table-cell>
          <table:table-cell table:style-name="ACE-1" office:value-type="float" office:value="120.755">
            <text:p>120.75</text:p>
          </table:table-cell>
          <table:table-cell table:style-name="ACE-0" office:value-type="float" office:value="1.22">
            <text:p>1.22</text:p>
          </table:table-cell>
          <table:table-cell table:style-name="ACE-0" office:value-type="string">
            <text:p>Coral</text:p>
          </table:table-cell>
          <table:table-cell table:style-name="ACE-0" office:value-type="string">
            <text:p>Tubi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554">
            <text:p>17554</text:p>
          </table:table-cell>
          <table:table-cell table:style-name="ACE-0" office:value-type="float" office:value="4">
            <text:p>4</text:p>
          </table:table-cell>
          <table:table-cell table:style-name="ACE-0" table:formula="of:=IF([.Q251]&gt;0;&quot;marine&quot;;&quot;&quot;)" office:value-type="string" office:string-value="">
            <text:p/>
          </table:table-cell>
          <table:table-cell table:style-name="ACE-0" table:formula="of:=IF([.U251]&gt;0;&quot;U-Th&quot;;&quot;&quot;)" office:value-type="string" office:string-value="U-Th">
            <text:p>U-Th</text:p>
          </table:table-cell>
          <table:table-cell table:style-name="ACE-0" office:value-type="string">
            <text:p>U-Th</text:p>
          </table:table-cell>
          <table:table-cell table:style-name="ACE-0" office:value-type="string">
            <text:p>325-M0036A-13R-2W_6-9</text:p>
          </table:table-cell>
          <table:table-cell table:style-name="ACE-1" table:formula="of:=IF([.M251]&lt;&gt;&quot;NA&quot;;-[.G251]+([.M251]-[.N251])/2-[.N251];-[.G251])" office:value-type="float" office:value="-115.755">
            <text:p>−115.75</text:p>
          </table:table-cell>
          <table:table-cell table:style-name="ACE-1" table:formula="of:=IF([.M251]&lt;&gt;&quot;NA&quot;;-[.G251]-([.M251]+[.N251])/2-[.N251]/2;-[.G251])" office:value-type="float" office:value="-125.755">
            <text:p>−125.75</text:p>
          </table:table-cell>
          <table:table-cell table:style-name="ACE-1" table:formula="of:=IF([.M251]&lt;&gt;&quot;NA&quot;;SQRT((([.M251]-[.N251])/2)^2+[.H251]^2);[.H251])" office:value-type="float" office:value="5.1466882555678461">
            <text:p>5.15</text:p>
          </table:table-cell>
          <table:table-cell table:style-name="ACE-2" table:formula="of:=IF([.M251]&lt;&gt;&quot;NA&quot;;0;-1)" office:value-type="float" office:value="0">
            <text:p>0</text:p>
          </table:table-cell>
          <table:table-cell table:style-name="ACE-2" table:formula="of:=IF([.S251]&gt;0;[.S251];[.U251])" office:value-type="float" office:value="17554">
            <text:p>17554</text:p>
          </table:table-cell>
          <table:table-cell table:style-name="ACE-2" table:formula="of:=IF([.T251]&gt;0;[.T251];[.V251])" office:value-type="float" office:value="4">
            <text:p>4</text:p>
          </table:table-cell>
          <table:table-cell table:number-columns-repeated="224" table:style-name="ACE-0"/>
        </table:table-row>
        <table:table-row table:style-name="AROW-1">
          <table:table-cell table:style-name="ACE-0" office:value-type="string">
            <text:p>325-M0036A-14R-1W_18-2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34</text:p>
          </table:table-cell>
          <table:table-cell table:style-name="ACE-1" office:value-type="float" office:value="122.2">
            <text:p>122.20</text:p>
          </table:table-cell>
          <table:table-cell table:style-name="ACE-0" office:value-type="float" office:value="1.46">
            <text:p>1.46</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247">
            <text:p>18247</text:p>
          </table:table-cell>
          <table:table-cell table:style-name="ACE-0" office:value-type="float" office:value="4">
            <text:p>4</text:p>
          </table:table-cell>
          <table:table-cell table:style-name="ACE-0" table:formula="of:=IF([.Q252]&gt;0;&quot;marine&quot;;&quot;&quot;)" office:value-type="string" office:string-value="">
            <text:p/>
          </table:table-cell>
          <table:table-cell table:style-name="ACE-0" table:formula="of:=IF([.U252]&gt;0;&quot;U-Th&quot;;&quot;&quot;)" office:value-type="string" office:string-value="U-Th">
            <text:p>U-Th</text:p>
          </table:table-cell>
          <table:table-cell table:style-name="ACE-0" office:value-type="string">
            <text:p>U-Th</text:p>
          </table:table-cell>
          <table:table-cell table:style-name="ACE-0" office:value-type="string">
            <text:p>325-M0036A-14R-1W_18-22</text:p>
          </table:table-cell>
          <table:table-cell table:style-name="ACE-1" table:formula="of:=IF([.M252]&lt;&gt;&quot;NA&quot;;-[.G252]+([.M252]-[.N252])/2-[.N252];-[.G252])" office:value-type="float" office:value="-117.2">
            <text:p>−117.20</text:p>
          </table:table-cell>
          <table:table-cell table:style-name="ACE-1" table:formula="of:=IF([.M252]&lt;&gt;&quot;NA&quot;;-[.G252]-([.M252]+[.N252])/2-[.N252]/2;-[.G252])" office:value-type="float" office:value="-127.2">
            <text:p>−127.20</text:p>
          </table:table-cell>
          <table:table-cell table:style-name="ACE-1" table:formula="of:=IF([.M252]&lt;&gt;&quot;NA&quot;;SQRT((([.M252]-[.N252])/2)^2+[.H252]^2);[.H252])" office:value-type="float" office:value="5.2088002457379758">
            <text:p>5.21</text:p>
          </table:table-cell>
          <table:table-cell table:style-name="ACE-2" table:formula="of:=IF([.M252]&lt;&gt;&quot;NA&quot;;0;-1)" office:value-type="float" office:value="0">
            <text:p>0</text:p>
          </table:table-cell>
          <table:table-cell table:style-name="ACE-2" table:formula="of:=IF([.S252]&gt;0;[.S252];[.U252])" office:value-type="float" office:value="18247">
            <text:p>18247</text:p>
          </table:table-cell>
          <table:table-cell table:style-name="ACE-2" table:formula="of:=IF([.T252]&gt;0;[.T252];[.V252])" office:value-type="float" office:value="4">
            <text:p>4</text:p>
          </table:table-cell>
          <table:table-cell table:number-columns-repeated="224" table:style-name="ACE-0"/>
        </table:table-row>
        <table:table-row table:style-name="AROW-1">
          <table:table-cell table:style-name="ACE-0" office:value-type="string">
            <text:p>325-M0036A-14R-CCW_1-4</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NU-27036</text:p>
          </table:table-cell>
          <table:table-cell table:style-name="ACE-1" office:value-type="float" office:value="122.41499999999999">
            <text:p>122.41</text:p>
          </table:table-cell>
          <table:table-cell table:style-name="ACE-0" office:value-type="float" office:value="1.46">
            <text:p>1.46</text:p>
          </table:table-cell>
          <table:table-cell table:style-name="ACE-0" office:value-type="string">
            <text:p>Coral</text:p>
          </table:table-cell>
          <table:table-cell table:style-name="ACE-0" office:value-type="string">
            <text:p>Goni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3603999999999998">
            <text:p>−2.36</text:p>
          </table:table-cell>
          <table:table-cell table:style-name="ACE-1" office:value-type="float" office:value="0.84999999999999998">
            <text:p>0.85</text:p>
          </table:table-cell>
          <table:table-cell table:style-name="ACE-2" office:value-type="float" office:value="15885">
            <text:p>15885</text:p>
          </table:table-cell>
          <table:table-cell table:style-name="ACE-2" office:value-type="float" office:value="55">
            <text:p>55</text:p>
          </table:table-cell>
          <table:table-cell table:style-name="ACE-0" office:value-type="float" office:value="18725">
            <text:p>18725</text:p>
          </table:table-cell>
          <table:table-cell table:style-name="ACE-0" office:value-type="float" office:value="132">
            <text:p>132</text:p>
          </table:table-cell>
          <table:table-cell table:number-columns-repeated="2" table:style-name="ACE-0"/>
          <table:table-cell table:style-name="ACE-0" table:formula="of:=IF([.Q253]&gt;0;&quot;marine&quot;;&quot;&quot;)" office:value-type="string" office:string-value="marine">
            <text:p>marine</text:p>
          </table:table-cell>
          <table:table-cell table:style-name="ACE-0" table:formula="of:=IF([.U253]&gt;0;&quot;U-Th&quot;;&quot;&quot;)" office:value-type="string" office:string-value="">
            <text:p/>
          </table:table-cell>
          <table:table-cell table:style-name="ACE-0" office:value-type="string">
            <text:p>marine</text:p>
          </table:table-cell>
          <table:table-cell table:style-name="ACE-0" office:value-type="string">
            <text:p>325-M0036A-14R-CCW_1-4</text:p>
          </table:table-cell>
          <table:table-cell table:style-name="ACE-1" table:formula="of:=IF([.M253]&lt;&gt;&quot;NA&quot;;-[.G253]+([.M253]-[.N253])/2-[.N253];-[.G253])" office:value-type="float" office:value="-117.41499999999999">
            <text:p>−117.41</text:p>
          </table:table-cell>
          <table:table-cell table:style-name="ACE-1" table:formula="of:=IF([.M253]&lt;&gt;&quot;NA&quot;;-[.G253]-([.M253]+[.N253])/2-[.N253]/2;-[.G253])" office:value-type="float" office:value="-127.41499999999999">
            <text:p>−127.41</text:p>
          </table:table-cell>
          <table:table-cell table:style-name="ACE-1" table:formula="of:=IF([.M253]&lt;&gt;&quot;NA&quot;;SQRT((([.M253]-[.N253])/2)^2+[.H253]^2);[.H253])" office:value-type="float" office:value="5.2088002457379758">
            <text:p>5.21</text:p>
          </table:table-cell>
          <table:table-cell table:style-name="ACE-2" table:formula="of:=IF([.M253]&lt;&gt;&quot;NA&quot;;0;-1)" office:value-type="float" office:value="0">
            <text:p>0</text:p>
          </table:table-cell>
          <table:table-cell table:style-name="ACE-2" table:formula="of:=IF([.S253]&gt;0;[.S253];[.U253])" office:value-type="float" office:value="18725">
            <text:p>18725</text:p>
          </table:table-cell>
          <table:table-cell table:style-name="ACE-2" table:formula="of:=IF([.T253]&gt;0;[.T253];[.V253])" office:value-type="float" office:value="132">
            <text:p>132</text:p>
          </table:table-cell>
          <table:table-cell table:number-columns-repeated="224" table:style-name="ACE-0"/>
        </table:table-row>
        <table:table-row table:style-name="AROW-1">
          <table:table-cell table:style-name="ACE-0" office:value-type="string">
            <text:p>325-M0036A-15R-2W_3-7</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45</text:p>
          </table:table-cell>
          <table:table-cell table:style-name="ACE-1" office:value-type="float" office:value="124.28">
            <text:p>124.28</text:p>
          </table:table-cell>
          <table:table-cell table:style-name="ACE-0" office:value-type="float" office:value="1.1699999999999999">
            <text:p>1.17</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915">
            <text:p>18915</text:p>
          </table:table-cell>
          <table:table-cell table:style-name="ACE-0" office:value-type="float" office:value="5">
            <text:p>5</text:p>
          </table:table-cell>
          <table:table-cell table:style-name="ACE-0" table:formula="of:=IF([.Q254]&gt;0;&quot;marine&quot;;&quot;&quot;)" office:value-type="string" office:string-value="">
            <text:p/>
          </table:table-cell>
          <table:table-cell table:style-name="ACE-0" table:formula="of:=IF([.U254]&gt;0;&quot;U-Th&quot;;&quot;&quot;)" office:value-type="string" office:string-value="U-Th">
            <text:p>U-Th</text:p>
          </table:table-cell>
          <table:table-cell table:style-name="ACE-0" office:value-type="string">
            <text:p>U-Th</text:p>
          </table:table-cell>
          <table:table-cell table:style-name="ACE-0" office:value-type="string">
            <text:p>325-M0036A-15R-2W_3-7</text:p>
          </table:table-cell>
          <table:table-cell table:style-name="ACE-1" table:formula="of:=IF([.M254]&lt;&gt;&quot;NA&quot;;-[.G254]+([.M254]-[.N254])/2-[.N254];-[.G254])" office:value-type="float" office:value="-119.28">
            <text:p>−119.28</text:p>
          </table:table-cell>
          <table:table-cell table:style-name="ACE-1" table:formula="of:=IF([.M254]&lt;&gt;&quot;NA&quot;;-[.G254]-([.M254]+[.N254])/2-[.N254]/2;-[.G254])" office:value-type="float" office:value="-129.28">
            <text:p>−129.28</text:p>
          </table:table-cell>
          <table:table-cell table:style-name="ACE-1" table:formula="of:=IF([.M254]&lt;&gt;&quot;NA&quot;;SQRT((([.M254]-[.N254])/2)^2+[.H254]^2);[.H254])" office:value-type="float" office:value="5.1350657249932059">
            <text:p>5.14</text:p>
          </table:table-cell>
          <table:table-cell table:style-name="ACE-2" table:formula="of:=IF([.M254]&lt;&gt;&quot;NA&quot;;0;-1)" office:value-type="float" office:value="0">
            <text:p>0</text:p>
          </table:table-cell>
          <table:table-cell table:style-name="ACE-2" table:formula="of:=IF([.S254]&gt;0;[.S254];[.U254])" office:value-type="float" office:value="18915">
            <text:p>18915</text:p>
          </table:table-cell>
          <table:table-cell table:style-name="ACE-2" table:formula="of:=IF([.T254]&gt;0;[.T254];[.V254])" office:value-type="float" office:value="5">
            <text:p>5</text:p>
          </table:table-cell>
          <table:table-cell table:number-columns-repeated="224" table:style-name="ACE-0"/>
        </table:table-row>
        <table:table-row table:style-name="AROW-1">
          <table:table-cell table:style-name="ACE-0" office:value-type="string">
            <text:p>325-M0036A-16R-1W_0-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51</text:p>
          </table:table-cell>
          <table:table-cell table:style-name="ACE-1" office:value-type="float" office:value="125.52500000000001">
            <text:p>125.53</text:p>
          </table:table-cell>
          <table:table-cell table:style-name="ACE-0" office:value-type="float" office:value="1.2">
            <text:p>1.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995">
            <text:p>18995</text:p>
          </table:table-cell>
          <table:table-cell table:style-name="ACE-0" office:value-type="float" office:value="5">
            <text:p>5</text:p>
          </table:table-cell>
          <table:table-cell table:style-name="ACE-0" table:formula="of:=IF([.Q255]&gt;0;&quot;marine&quot;;&quot;&quot;)" office:value-type="string" office:string-value="">
            <text:p/>
          </table:table-cell>
          <table:table-cell table:style-name="ACE-0" table:formula="of:=IF([.U255]&gt;0;&quot;U-Th&quot;;&quot;&quot;)" office:value-type="string" office:string-value="U-Th">
            <text:p>U-Th</text:p>
          </table:table-cell>
          <table:table-cell table:style-name="ACE-0" office:value-type="string">
            <text:p>U-Th</text:p>
          </table:table-cell>
          <table:table-cell table:style-name="ACE-0" office:value-type="string">
            <text:p>325-M0036A-16R-1W_0-5</text:p>
          </table:table-cell>
          <table:table-cell table:style-name="ACE-1" table:formula="of:=IF([.M255]&lt;&gt;&quot;NA&quot;;-[.G255]+([.M255]-[.N255])/2-[.N255];-[.G255])" office:value-type="float" office:value="-120.52500000000001">
            <text:p>−120.53</text:p>
          </table:table-cell>
          <table:table-cell table:style-name="ACE-1" table:formula="of:=IF([.M255]&lt;&gt;&quot;NA&quot;;-[.G255]-([.M255]+[.N255])/2-[.N255]/2;-[.G255])" office:value-type="float" office:value="-130.52500000000001">
            <text:p>−130.53</text:p>
          </table:table-cell>
          <table:table-cell table:style-name="ACE-1" table:formula="of:=IF([.M255]&lt;&gt;&quot;NA&quot;;SQRT((([.M255]-[.N255])/2)^2+[.H255]^2);[.H255])" office:value-type="float" office:value="5.1419840528729761">
            <text:p>5.14</text:p>
          </table:table-cell>
          <table:table-cell table:style-name="ACE-2" table:formula="of:=IF([.M255]&lt;&gt;&quot;NA&quot;;0;-1)" office:value-type="float" office:value="0">
            <text:p>0</text:p>
          </table:table-cell>
          <table:table-cell table:style-name="ACE-2" table:formula="of:=IF([.S255]&gt;0;[.S255];[.U255])" office:value-type="float" office:value="18995">
            <text:p>18995</text:p>
          </table:table-cell>
          <table:table-cell table:style-name="ACE-2" table:formula="of:=IF([.T255]&gt;0;[.T255];[.V255])" office:value-type="float" office:value="5">
            <text:p>5</text:p>
          </table:table-cell>
          <table:table-cell table:number-columns-repeated="224" table:style-name="ACE-0"/>
        </table:table-row>
        <table:table-row table:style-name="AROW-1">
          <table:table-cell table:style-name="ACE-0" office:value-type="string">
            <text:p>325-M0036A-16R-1W_13-2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53</text:p>
          </table:table-cell>
          <table:table-cell table:style-name="ACE-1" office:value-type="float" office:value="125.675">
            <text:p>125.67</text:p>
          </table:table-cell>
          <table:table-cell table:style-name="ACE-0" office:value-type="float" office:value="1.2">
            <text:p>1.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898">
            <text:p>18898</text:p>
          </table:table-cell>
          <table:table-cell table:style-name="ACE-0" office:value-type="float" office:value="5">
            <text:p>5</text:p>
          </table:table-cell>
          <table:table-cell table:style-name="ACE-0" table:formula="of:=IF([.Q256]&gt;0;&quot;marine&quot;;&quot;&quot;)" office:value-type="string" office:string-value="">
            <text:p/>
          </table:table-cell>
          <table:table-cell table:style-name="ACE-0" table:formula="of:=IF([.U256]&gt;0;&quot;U-Th&quot;;&quot;&quot;)" office:value-type="string" office:string-value="U-Th">
            <text:p>U-Th</text:p>
          </table:table-cell>
          <table:table-cell table:style-name="ACE-0" office:value-type="string">
            <text:p>U-Th</text:p>
          </table:table-cell>
          <table:table-cell table:style-name="ACE-0" office:value-type="string">
            <text:p>325-M0036A-16R-1W_13-22</text:p>
          </table:table-cell>
          <table:table-cell table:style-name="ACE-1" table:formula="of:=IF([.M256]&lt;&gt;&quot;NA&quot;;-[.G256]+([.M256]-[.N256])/2-[.N256];-[.G256])" office:value-type="float" office:value="-120.675">
            <text:p>−120.67</text:p>
          </table:table-cell>
          <table:table-cell table:style-name="ACE-1" table:formula="of:=IF([.M256]&lt;&gt;&quot;NA&quot;;-[.G256]-([.M256]+[.N256])/2-[.N256]/2;-[.G256])" office:value-type="float" office:value="-130.67500000000001">
            <text:p>−130.68</text:p>
          </table:table-cell>
          <table:table-cell table:style-name="ACE-1" table:formula="of:=IF([.M256]&lt;&gt;&quot;NA&quot;;SQRT((([.M256]-[.N256])/2)^2+[.H256]^2);[.H256])" office:value-type="float" office:value="5.1419840528729761">
            <text:p>5.14</text:p>
          </table:table-cell>
          <table:table-cell table:style-name="ACE-2" table:formula="of:=IF([.M256]&lt;&gt;&quot;NA&quot;;0;-1)" office:value-type="float" office:value="0">
            <text:p>0</text:p>
          </table:table-cell>
          <table:table-cell table:style-name="ACE-2" table:formula="of:=IF([.S256]&gt;0;[.S256];[.U256])" office:value-type="float" office:value="18898">
            <text:p>18898</text:p>
          </table:table-cell>
          <table:table-cell table:style-name="ACE-2" table:formula="of:=IF([.T256]&gt;0;[.T256];[.V256])" office:value-type="float" office:value="5">
            <text:p>5</text:p>
          </table:table-cell>
          <table:table-cell table:number-columns-repeated="224" table:style-name="ACE-0"/>
        </table:table-row>
        <table:table-row table:style-name="AROW-1">
          <table:table-cell table:style-name="ACE-0" office:value-type="string">
            <text:p>325-M0036A-16R-1W_6-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52</text:p>
          </table:table-cell>
          <table:table-cell table:style-name="ACE-1" office:value-type="float" office:value="125.58">
            <text:p>125.58</text:p>
          </table:table-cell>
          <table:table-cell table:style-name="ACE-0" office:value-type="float" office:value="1.2">
            <text:p>1.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041">
            <text:p>19041</text:p>
          </table:table-cell>
          <table:table-cell table:style-name="ACE-0" office:value-type="float" office:value="5">
            <text:p>5</text:p>
          </table:table-cell>
          <table:table-cell table:style-name="ACE-0" table:formula="of:=IF([.Q257]&gt;0;&quot;marine&quot;;&quot;&quot;)" office:value-type="string" office:string-value="">
            <text:p/>
          </table:table-cell>
          <table:table-cell table:style-name="ACE-0" table:formula="of:=IF([.U257]&gt;0;&quot;U-Th&quot;;&quot;&quot;)" office:value-type="string" office:string-value="U-Th">
            <text:p>U-Th</text:p>
          </table:table-cell>
          <table:table-cell table:style-name="ACE-0" office:value-type="string">
            <text:p>U-Th</text:p>
          </table:table-cell>
          <table:table-cell table:style-name="ACE-0" office:value-type="string">
            <text:p>325-M0036A-16R-1W_6-10</text:p>
          </table:table-cell>
          <table:table-cell table:style-name="ACE-1" table:formula="of:=IF([.M257]&lt;&gt;&quot;NA&quot;;-[.G257]+([.M257]-[.N257])/2-[.N257];-[.G257])" office:value-type="float" office:value="-120.58">
            <text:p>−120.58</text:p>
          </table:table-cell>
          <table:table-cell table:style-name="ACE-1" table:formula="of:=IF([.M257]&lt;&gt;&quot;NA&quot;;-[.G257]-([.M257]+[.N257])/2-[.N257]/2;-[.G257])" office:value-type="float" office:value="-130.57999999999998">
            <text:p>−130.58</text:p>
          </table:table-cell>
          <table:table-cell table:style-name="ACE-1" table:formula="of:=IF([.M257]&lt;&gt;&quot;NA&quot;;SQRT((([.M257]-[.N257])/2)^2+[.H257]^2);[.H257])" office:value-type="float" office:value="5.1419840528729761">
            <text:p>5.14</text:p>
          </table:table-cell>
          <table:table-cell table:style-name="ACE-2" table:formula="of:=IF([.M257]&lt;&gt;&quot;NA&quot;;0;-1)" office:value-type="float" office:value="0">
            <text:p>0</text:p>
          </table:table-cell>
          <table:table-cell table:style-name="ACE-2" table:formula="of:=IF([.S257]&gt;0;[.S257];[.U257])" office:value-type="float" office:value="19041">
            <text:p>19041</text:p>
          </table:table-cell>
          <table:table-cell table:style-name="ACE-2" table:formula="of:=IF([.T257]&gt;0;[.T257];[.V257])" office:value-type="float" office:value="5">
            <text:p>5</text:p>
          </table:table-cell>
          <table:table-cell table:number-columns-repeated="224" table:style-name="ACE-0"/>
        </table:table-row>
        <table:table-row table:style-name="AROW-1">
          <table:table-cell table:style-name="ACE-0" office:value-type="string">
            <text:p>325-M0036A-17R-1W_22-32</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mple ID: 6562A</text:p>
          </table:table-cell>
          <table:table-cell table:style-name="ACE-1" office:value-type="float" office:value="127.27">
            <text:p>127.27</text:p>
          </table:table-cell>
          <table:table-cell table:style-name="ACE-0" office:value-type="float" office:value="1.03">
            <text:p>1.03</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638">
            <text:p>19638</text:p>
          </table:table-cell>
          <table:table-cell table:style-name="ACE-0" office:value-type="float" office:value="5">
            <text:p>5</text:p>
          </table:table-cell>
          <table:table-cell table:style-name="ACE-0" table:formula="of:=IF([.Q258]&gt;0;&quot;marine&quot;;&quot;&quot;)" office:value-type="string" office:string-value="">
            <text:p/>
          </table:table-cell>
          <table:table-cell table:style-name="ACE-0" table:formula="of:=IF([.U258]&gt;0;&quot;U-Th&quot;;&quot;&quot;)" office:value-type="string" office:string-value="U-Th">
            <text:p>U-Th</text:p>
          </table:table-cell>
          <table:table-cell table:style-name="ACE-0" office:value-type="string">
            <text:p>U-Th</text:p>
          </table:table-cell>
          <table:table-cell table:style-name="ACE-0" office:value-type="string">
            <text:p>325-M0036A-17R-1W_22-32</text:p>
          </table:table-cell>
          <table:table-cell table:style-name="ACE-1" table:formula="of:=IF([.M258]&lt;&gt;&quot;NA&quot;;-[.G258]+([.M258]-[.N258])/2-[.N258];-[.G258])" office:value-type="float" office:value="-122.27">
            <text:p>−122.27</text:p>
          </table:table-cell>
          <table:table-cell table:style-name="ACE-1" table:formula="of:=IF([.M258]&lt;&gt;&quot;NA&quot;;-[.G258]-([.M258]+[.N258])/2-[.N258]/2;-[.G258])" office:value-type="float" office:value="-132.26999999999998">
            <text:p>−132.27</text:p>
          </table:table-cell>
          <table:table-cell table:style-name="ACE-1" table:formula="of:=IF([.M258]&lt;&gt;&quot;NA&quot;;SQRT((([.M258]-[.N258])/2)^2+[.H258]^2);[.H258])" office:value-type="float" office:value="5.1049877570862012">
            <text:p>5.10</text:p>
          </table:table-cell>
          <table:table-cell table:style-name="ACE-2" table:formula="of:=IF([.M258]&lt;&gt;&quot;NA&quot;;0;-1)" office:value-type="float" office:value="0">
            <text:p>0</text:p>
          </table:table-cell>
          <table:table-cell table:style-name="ACE-2" table:formula="of:=IF([.S258]&gt;0;[.S258];[.U258])" office:value-type="float" office:value="19638">
            <text:p>19638</text:p>
          </table:table-cell>
          <table:table-cell table:style-name="ACE-2" table:formula="of:=IF([.T258]&gt;0;[.T258];[.V258])" office:value-type="float" office:value="5">
            <text:p>5</text:p>
          </table:table-cell>
          <table:table-cell table:number-columns-repeated="224" table:style-name="ACE-0"/>
        </table:table-row>
        <table:table-row table:style-name="AROW-1">
          <table:table-cell table:style-name="ACE-0" office:value-type="string">
            <text:p>325-M0036A-17R-1W_22-3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62B</text:p>
          </table:table-cell>
          <table:table-cell table:style-name="ACE-1" office:value-type="float" office:value="127.27">
            <text:p>127.27</text:p>
          </table:table-cell>
          <table:table-cell table:style-name="ACE-0" office:value-type="float" office:value="1.03">
            <text:p>1.03</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908">
            <text:p>19908</text:p>
          </table:table-cell>
          <table:table-cell table:style-name="ACE-0" office:value-type="float" office:value="4">
            <text:p>4</text:p>
          </table:table-cell>
          <table:table-cell table:style-name="ACE-0" table:formula="of:=IF([.Q259]&gt;0;&quot;marine&quot;;&quot;&quot;)" office:value-type="string" office:string-value="">
            <text:p/>
          </table:table-cell>
          <table:table-cell table:style-name="ACE-0" table:formula="of:=IF([.U259]&gt;0;&quot;U-Th&quot;;&quot;&quot;)" office:value-type="string" office:string-value="U-Th">
            <text:p>U-Th</text:p>
          </table:table-cell>
          <table:table-cell table:style-name="ACE-0" office:value-type="string">
            <text:p>U-Th</text:p>
          </table:table-cell>
          <table:table-cell table:style-name="ACE-0" office:value-type="string">
            <text:p>325-M0036A-17R-1W_22-32</text:p>
          </table:table-cell>
          <table:table-cell table:style-name="ACE-1" table:formula="of:=IF([.M259]&lt;&gt;&quot;NA&quot;;-[.G259]+([.M259]-[.N259])/2-[.N259];-[.G259])" office:value-type="float" office:value="-122.27">
            <text:p>−122.27</text:p>
          </table:table-cell>
          <table:table-cell table:style-name="ACE-1" table:formula="of:=IF([.M259]&lt;&gt;&quot;NA&quot;;-[.G259]-([.M259]+[.N259])/2-[.N259]/2;-[.G259])" office:value-type="float" office:value="-132.26999999999998">
            <text:p>−132.27</text:p>
          </table:table-cell>
          <table:table-cell table:style-name="ACE-1" table:formula="of:=IF([.M259]&lt;&gt;&quot;NA&quot;;SQRT((([.M259]-[.N259])/2)^2+[.H259]^2);[.H259])" office:value-type="float" office:value="5.1049877570862012">
            <text:p>5.10</text:p>
          </table:table-cell>
          <table:table-cell table:style-name="ACE-2" table:formula="of:=IF([.M259]&lt;&gt;&quot;NA&quot;;0;-1)" office:value-type="float" office:value="0">
            <text:p>0</text:p>
          </table:table-cell>
          <table:table-cell table:style-name="ACE-2" table:formula="of:=IF([.S259]&gt;0;[.S259];[.U259])" office:value-type="float" office:value="19908">
            <text:p>19908</text:p>
          </table:table-cell>
          <table:table-cell table:style-name="ACE-2" table:formula="of:=IF([.T259]&gt;0;[.T259];[.V259])" office:value-type="float" office:value="4">
            <text:p>4</text:p>
          </table:table-cell>
          <table:table-cell table:number-columns-repeated="224" table:style-name="ACE-0"/>
        </table:table-row>
        <table:table-row table:style-name="AROW-1">
          <table:table-cell table:style-name="ACE-0" office:value-type="string">
            <text:p>325-M0036A-17R-1W_22-3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mple ID: 6562C</text:p>
          </table:table-cell>
          <table:table-cell table:style-name="ACE-1" office:value-type="float" office:value="127.27">
            <text:p>127.27</text:p>
          </table:table-cell>
          <table:table-cell table:style-name="ACE-0" office:value-type="float" office:value="1.03">
            <text:p>1.03</text:p>
          </table:table-cell>
          <table:table-cell table:style-name="ACE-0" office:value-type="string">
            <text:p>Coral</text:p>
          </table:table-cell>
          <table:table-cell table:style-name="ACE-0" office:value-type="string">
            <text:p>Acropora (humil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947">
            <text:p>19947</text:p>
          </table:table-cell>
          <table:table-cell table:style-name="ACE-0" office:value-type="float" office:value="5">
            <text:p>5</text:p>
          </table:table-cell>
          <table:table-cell table:style-name="ACE-0" table:formula="of:=IF([.Q260]&gt;0;&quot;marine&quot;;&quot;&quot;)" office:value-type="string" office:string-value="">
            <text:p/>
          </table:table-cell>
          <table:table-cell table:style-name="ACE-0" table:formula="of:=IF([.U260]&gt;0;&quot;U-Th&quot;;&quot;&quot;)" office:value-type="string" office:string-value="U-Th">
            <text:p>U-Th</text:p>
          </table:table-cell>
          <table:table-cell table:style-name="ACE-0" office:value-type="string">
            <text:p>U-Th</text:p>
          </table:table-cell>
          <table:table-cell table:style-name="ACE-0" office:value-type="string">
            <text:p>325-M0036A-17R-1W_22-32</text:p>
          </table:table-cell>
          <table:table-cell table:style-name="ACE-1" table:formula="of:=IF([.M260]&lt;&gt;&quot;NA&quot;;-[.G260]+([.M260]-[.N260])/2-[.N260];-[.G260])" office:value-type="float" office:value="-122.27">
            <text:p>−122.27</text:p>
          </table:table-cell>
          <table:table-cell table:style-name="ACE-1" table:formula="of:=IF([.M260]&lt;&gt;&quot;NA&quot;;-[.G260]-([.M260]+[.N260])/2-[.N260]/2;-[.G260])" office:value-type="float" office:value="-132.26999999999998">
            <text:p>−132.27</text:p>
          </table:table-cell>
          <table:table-cell table:style-name="ACE-1" table:formula="of:=IF([.M260]&lt;&gt;&quot;NA&quot;;SQRT((([.M260]-[.N260])/2)^2+[.H260]^2);[.H260])" office:value-type="float" office:value="5.1049877570862012">
            <text:p>5.10</text:p>
          </table:table-cell>
          <table:table-cell table:style-name="ACE-2" table:formula="of:=IF([.M260]&lt;&gt;&quot;NA&quot;;0;-1)" office:value-type="float" office:value="0">
            <text:p>0</text:p>
          </table:table-cell>
          <table:table-cell table:style-name="ACE-2" table:formula="of:=IF([.S260]&gt;0;[.S260];[.U260])" office:value-type="float" office:value="19947">
            <text:p>19947</text:p>
          </table:table-cell>
          <table:table-cell table:style-name="ACE-2" table:formula="of:=IF([.T260]&gt;0;[.T260];[.V260])" office:value-type="float" office:value="5">
            <text:p>5</text:p>
          </table:table-cell>
          <table:table-cell table:number-columns-repeated="224" table:style-name="ACE-0"/>
        </table:table-row>
        <table:table-row table:style-name="AROW-1">
          <table:table-cell table:style-name="ACE-0" office:value-type="string">
            <text:p>325-M0036A-18R-2W_0-5</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table:table-cell table:style-name="ACE-0" office:value-type="string">
            <text:p>HY-7</text:p>
          </table:table-cell>
          <table:table-cell table:style-name="ACE-0" office:value-type="string">
            <text:p>Sample ID: 6570</text:p>
          </table:table-cell>
          <table:table-cell table:style-name="ACE-1" office:value-type="float" office:value="128.685">
            <text:p>128.69</text:p>
          </table:table-cell>
          <table:table-cell table:style-name="ACE-0" office:value-type="float" office:value="1.22">
            <text:p>1.2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383">
            <text:p>20383</text:p>
          </table:table-cell>
          <table:table-cell table:style-name="ACE-0" office:value-type="float" office:value="12">
            <text:p>12</text:p>
          </table:table-cell>
          <table:table-cell table:style-name="ACE-0" table:formula="of:=IF([.Q261]&gt;0;&quot;marine&quot;;&quot;&quot;)" office:value-type="string" office:string-value="">
            <text:p/>
          </table:table-cell>
          <table:table-cell table:style-name="ACE-0" table:formula="of:=IF([.U261]&gt;0;&quot;U-Th&quot;;&quot;&quot;)" office:value-type="string" office:string-value="U-Th">
            <text:p>U-Th</text:p>
          </table:table-cell>
          <table:table-cell table:style-name="ACE-0" office:value-type="string">
            <text:p>U-Th</text:p>
          </table:table-cell>
          <table:table-cell table:style-name="ACE-0" office:value-type="string">
            <text:p>325-M0036A-18R-2W_0-5</text:p>
          </table:table-cell>
          <table:table-cell table:style-name="ACE-1" table:formula="of:=IF([.M261]&lt;&gt;&quot;NA&quot;;-[.G261]+([.M261]-[.N261])/2-[.N261];-[.G261])" office:value-type="float" office:value="-123.685">
            <text:p>−123.69</text:p>
          </table:table-cell>
          <table:table-cell table:style-name="ACE-1" table:formula="of:=IF([.M261]&lt;&gt;&quot;NA&quot;;-[.G261]-([.M261]+[.N261])/2-[.N261]/2;-[.G261])" office:value-type="float" office:value="-133.685">
            <text:p>−133.69</text:p>
          </table:table-cell>
          <table:table-cell table:style-name="ACE-1" table:formula="of:=IF([.M261]&lt;&gt;&quot;NA&quot;;SQRT((([.M261]-[.N261])/2)^2+[.H261]^2);[.H261])" office:value-type="float" office:value="5.1466882555678461">
            <text:p>5.15</text:p>
          </table:table-cell>
          <table:table-cell table:style-name="ACE-2" table:formula="of:=IF([.M261]&lt;&gt;&quot;NA&quot;;0;-1)" office:value-type="float" office:value="0">
            <text:p>0</text:p>
          </table:table-cell>
          <table:table-cell table:style-name="ACE-2" table:formula="of:=IF([.S261]&gt;0;[.S261];[.U261])" office:value-type="float" office:value="20383">
            <text:p>20383</text:p>
          </table:table-cell>
          <table:table-cell table:style-name="ACE-2" table:formula="of:=IF([.T261]&gt;0;[.T261];[.V261])" office:value-type="float" office:value="12">
            <text:p>12</text:p>
          </table:table-cell>
          <table:table-cell table:number-columns-repeated="224" table:style-name="ACE-0"/>
        </table:table-row>
        <table:table-row table:style-name="AROW-1">
          <table:table-cell table:style-name="ACE-0" office:value-type="string">
            <text:p>325-M0036A-18R-2W_8-10</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office:value-type="string">
            <text:p>HY-6</text:p>
          </table:table-cell>
          <table:table-cell table:style-name="ACE-0" office:value-type="string">
            <text:p>N/A</text:p>
          </table:table-cell>
          <table:table-cell table:style-name="ACE-1" office:value-type="float" office:value="128.75">
            <text:p>128.75</text:p>
          </table:table-cell>
          <table:table-cell table:style-name="ACE-0" office:value-type="float" office:value="1.22">
            <text:p>1.2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700">
            <text:p>20700</text:p>
          </table:table-cell>
          <table:table-cell table:style-name="ACE-0" office:value-type="float" office:value="200">
            <text:p>200</text:p>
          </table:table-cell>
          <table:table-cell table:style-name="ACE-0" table:formula="of:=IF([.Q262]&gt;0;&quot;marine&quot;;&quot;&quot;)" office:value-type="string" office:string-value="">
            <text:p/>
          </table:table-cell>
          <table:table-cell table:style-name="ACE-0" table:formula="of:=IF([.U262]&gt;0;&quot;U-Th&quot;;&quot;&quot;)" office:value-type="string" office:string-value="U-Th">
            <text:p>U-Th</text:p>
          </table:table-cell>
          <table:table-cell table:style-name="ACE-0" office:value-type="string">
            <text:p>U-Th</text:p>
          </table:table-cell>
          <table:table-cell table:style-name="ACE-0" office:value-type="string">
            <text:p>325-M0036A-18R-2W_8-10</text:p>
          </table:table-cell>
          <table:table-cell table:style-name="ACE-1" table:formula="of:=IF([.M262]&lt;&gt;&quot;NA&quot;;-[.G262]+([.M262]-[.N262])/2-[.N262];-[.G262])" office:value-type="float" office:value="-123.75">
            <text:p>−123.75</text:p>
          </table:table-cell>
          <table:table-cell table:style-name="ACE-1" table:formula="of:=IF([.M262]&lt;&gt;&quot;NA&quot;;-[.G262]-([.M262]+[.N262])/2-[.N262]/2;-[.G262])" office:value-type="float" office:value="-133.75">
            <text:p>−133.75</text:p>
          </table:table-cell>
          <table:table-cell table:style-name="ACE-1" table:formula="of:=IF([.M262]&lt;&gt;&quot;NA&quot;;SQRT((([.M262]-[.N262])/2)^2+[.H262]^2);[.H262])" office:value-type="float" office:value="5.1466882555678461">
            <text:p>5.15</text:p>
          </table:table-cell>
          <table:table-cell table:style-name="ACE-2" table:formula="of:=IF([.M262]&lt;&gt;&quot;NA&quot;;0;-1)" office:value-type="float" office:value="0">
            <text:p>0</text:p>
          </table:table-cell>
          <table:table-cell table:style-name="ACE-2" table:formula="of:=IF([.S262]&gt;0;[.S262];[.U262])" office:value-type="float" office:value="20700">
            <text:p>20700</text:p>
          </table:table-cell>
          <table:table-cell table:style-name="ACE-2" table:formula="of:=IF([.T262]&gt;0;[.T262];[.V262])" office:value-type="float" office:value="200">
            <text:p>200</text:p>
          </table:table-cell>
          <table:table-cell table:number-columns-repeated="224" table:style-name="ACE-0"/>
        </table:table-row>
        <table:table-row table:style-name="AROW-1">
          <table:table-cell table:style-name="ACE-0" office:value-type="string">
            <text:p>325-M0036A-19R-CCW_6-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3228</text:p>
          </table:table-cell>
          <table:table-cell table:style-name="ACE-1" office:value-type="float" office:value="130.07999999999998">
            <text:p>130.08</text:p>
          </table:table-cell>
          <table:table-cell table:style-name="ACE-0" office:value-type="float" office:value="1.1699999999999999">
            <text:p>1.17</text:p>
          </table:table-cell>
          <table:table-cell table:style-name="ACE-0" office:value-type="string">
            <text:p>Coral</text:p>
          </table:table-cell>
          <table:table-cell table:style-name="ACE-0" office:value-type="string">
            <text:p>Turbinaria peltata</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9.418221924683657">
            <text:p>−19.42</text:p>
          </table:table-cell>
          <table:table-cell table:style-name="ACE-1" office:value-type="float" office:value="10.419319421449696">
            <text:p>10.42</text:p>
          </table:table-cell>
          <table:table-cell table:style-name="ACE-2" office:value-type="float" office:value="22630.861754892507">
            <text:p>22631</text:p>
          </table:table-cell>
          <table:table-cell table:style-name="ACE-2" office:value-type="float" office:value="195.01865763495266">
            <text:p>195</text:p>
          </table:table-cell>
          <table:table-cell table:style-name="ACE-0" office:value-type="float" office:value="26539">
            <text:p>26539</text:p>
          </table:table-cell>
          <table:table-cell table:style-name="ACE-0" office:value-type="float" office:value="501">
            <text:p>501</text:p>
          </table:table-cell>
          <table:table-cell table:number-columns-repeated="2" table:style-name="ACE-0"/>
          <table:table-cell table:style-name="ACE-0" table:formula="of:=IF([.Q263]&gt;0;&quot;marine&quot;;&quot;&quot;)" office:value-type="string" office:string-value="marine">
            <text:p>marine</text:p>
          </table:table-cell>
          <table:table-cell table:style-name="ACE-0" table:formula="of:=IF([.U263]&gt;0;&quot;U-Th&quot;;&quot;&quot;)" office:value-type="string" office:string-value="">
            <text:p/>
          </table:table-cell>
          <table:table-cell table:style-name="ACE-0" office:value-type="string">
            <text:p>marine</text:p>
          </table:table-cell>
          <table:table-cell table:style-name="ACE-0" office:value-type="string">
            <text:p>325-M0036A-19R-CCW_6-10</text:p>
          </table:table-cell>
          <table:table-cell table:style-name="ACE-1" table:formula="of:=IF([.M263]&lt;&gt;&quot;NA&quot;;-[.G263]+([.M263]-[.N263])/2-[.N263];-[.G263])" office:value-type="float" office:value="-109.07999999999998">
            <text:p>−109.08</text:p>
          </table:table-cell>
          <table:table-cell table:style-name="ACE-1" table:formula="of:=IF([.M263]&lt;&gt;&quot;NA&quot;;-[.G263]-([.M263]+[.N263])/2-[.N263]/2;-[.G263])" office:value-type="float" office:value="-201.07999999999998">
            <text:p>−201.08</text:p>
          </table:table-cell>
          <table:table-cell table:style-name="ACE-1" table:formula="of:=IF([.M263]&lt;&gt;&quot;NA&quot;;SQRT((([.M263]-[.N263])/2)^2+[.H263]^2);[.H263])" office:value-type="float" office:value="41.016690505207755">
            <text:p>41.02</text:p>
          </table:table-cell>
          <table:table-cell table:style-name="ACE-2" table:formula="of:=IF([.M263]&lt;&gt;&quot;NA&quot;;0;-1)" office:value-type="float" office:value="0">
            <text:p>0</text:p>
          </table:table-cell>
          <table:table-cell table:style-name="ACE-2" table:formula="of:=IF([.S263]&gt;0;[.S263];[.U263])" office:value-type="float" office:value="26539">
            <text:p>26539</text:p>
          </table:table-cell>
          <table:table-cell table:style-name="ACE-2" table:formula="of:=IF([.T263]&gt;0;[.T263];[.V263])" office:value-type="float" office:value="501">
            <text:p>501</text:p>
          </table:table-cell>
          <table:table-cell table:number-columns-repeated="224" table:style-name="ACE-0"/>
        </table:table-row>
        <table:table-row table:style-name="AROW-1">
          <table:table-cell table:style-name="ACE-0" office:value-type="string">
            <text:p>325-M0036A-20R-1W_18-20</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9508</text:p>
          </table:table-cell>
          <table:table-cell table:style-name="ACE-1" office:value-type="float" office:value="131.69">
            <text:p>131.69</text:p>
          </table:table-cell>
          <table:table-cell table:style-name="ACE-0" office:value-type="float" office:value="1.1299999999999999">
            <text:p>1.13</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6461590441623866">
            <text:p>−1.65</text:p>
          </table:table-cell>
          <table:table-cell table:style-name="ACE-1" office:value-type="float" office:value="3.0393617125767847">
            <text:p>3.04</text:p>
          </table:table-cell>
          <table:table-cell table:style-name="ACE-2" office:value-type="float" office:value="25909.313762021826">
            <text:p>25909</text:p>
          </table:table-cell>
          <table:table-cell table:style-name="ACE-2" office:value-type="float" office:value="91.201012184784616">
            <text:p>91</text:p>
          </table:table-cell>
          <table:table-cell table:style-name="ACE-0" office:value-type="float" office:value="29575">
            <text:p>29575</text:p>
          </table:table-cell>
          <table:table-cell table:style-name="ACE-0" office:value-type="float" office:value="325">
            <text:p>325</text:p>
          </table:table-cell>
          <table:table-cell table:number-columns-repeated="2" table:style-name="ACE-0"/>
          <table:table-cell table:style-name="ACE-0" table:formula="of:=IF([.Q264]&gt;0;&quot;marine&quot;;&quot;&quot;)" office:value-type="string" office:string-value="marine">
            <text:p>marine</text:p>
          </table:table-cell>
          <table:table-cell table:style-name="ACE-0" table:formula="of:=IF([.U264]&gt;0;&quot;U-Th&quot;;&quot;&quot;)" office:value-type="string" office:string-value="">
            <text:p/>
          </table:table-cell>
          <table:table-cell table:style-name="ACE-0" office:value-type="string">
            <text:p>marine</text:p>
          </table:table-cell>
          <table:table-cell table:style-name="ACE-0" office:value-type="string">
            <text:p>325-M0036A-20R-1W_18-20</text:p>
          </table:table-cell>
          <table:table-cell table:style-name="ACE-1" table:formula="of:=IF([.M264]&lt;&gt;&quot;NA&quot;;-[.G264]+([.M264]-[.N264])/2-[.N264];-[.G264])" office:value-type="float" office:value="-110.69">
            <text:p>−110.69</text:p>
          </table:table-cell>
          <table:table-cell table:style-name="ACE-1" table:formula="of:=IF([.M264]&lt;&gt;&quot;NA&quot;;-[.G264]-([.M264]+[.N264])/2-[.N264]/2;-[.G264])" office:value-type="float" office:value="-202.69">
            <text:p>−202.69</text:p>
          </table:table-cell>
          <table:table-cell table:style-name="ACE-1" table:formula="of:=IF([.M264]&lt;&gt;&quot;NA&quot;;SQRT((([.M264]-[.N264])/2)^2+[.H264]^2);[.H264])" office:value-type="float" office:value="41.015568995199857">
            <text:p>41.02</text:p>
          </table:table-cell>
          <table:table-cell table:style-name="ACE-2" table:formula="of:=IF([.M264]&lt;&gt;&quot;NA&quot;;0;-1)" office:value-type="float" office:value="0">
            <text:p>0</text:p>
          </table:table-cell>
          <table:table-cell table:style-name="ACE-2" table:formula="of:=IF([.S264]&gt;0;[.S264];[.U264])" office:value-type="float" office:value="29575">
            <text:p>29575</text:p>
          </table:table-cell>
          <table:table-cell table:style-name="ACE-2" table:formula="of:=IF([.T264]&gt;0;[.T264];[.V264])" office:value-type="float" office:value="325">
            <text:p>325</text:p>
          </table:table-cell>
          <table:table-cell table:number-columns-repeated="224" table:style-name="ACE-0"/>
        </table:table-row>
        <table:table-row table:style-name="AROW-1">
          <table:table-cell table:style-name="ACE-0" office:value-type="string">
            <text:p>325-M0036A-20R-1W_4-6</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8919</text:p>
          </table:table-cell>
          <table:table-cell table:style-name="ACE-1" office:value-type="float" office:value="131.55000000000001">
            <text:p>131.55</text:p>
          </table:table-cell>
          <table:table-cell table:style-name="ACE-0" office:value-type="float" office:value="1.1299999999999999">
            <text:p>1.13</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4.1105055737468836">
            <text:p>−4.11</text:p>
          </table:table-cell>
          <table:table-cell table:style-name="ACE-1" office:value-type="float" office:value="2.1827771290532869">
            <text:p>2.18</text:p>
          </table:table-cell>
          <table:table-cell table:style-name="ACE-2" office:value-type="float" office:value="25040.27559961411">
            <text:p>25040</text:p>
          </table:table-cell>
          <table:table-cell table:style-name="ACE-2" office:value-type="float" office:value="93.930376279865413">
            <text:p>94</text:p>
          </table:table-cell>
          <table:table-cell table:style-name="ACE-0" office:value-type="float" office:value="28645">
            <text:p>28645</text:p>
          </table:table-cell>
          <table:table-cell table:style-name="ACE-0" office:value-type="float" office:value="245">
            <text:p>245</text:p>
          </table:table-cell>
          <table:table-cell table:number-columns-repeated="2" table:style-name="ACE-0"/>
          <table:table-cell table:style-name="ACE-0" table:formula="of:=IF([.Q265]&gt;0;&quot;marine&quot;;&quot;&quot;)" office:value-type="string" office:string-value="marine">
            <text:p>marine</text:p>
          </table:table-cell>
          <table:table-cell table:style-name="ACE-0" table:formula="of:=IF([.U265]&gt;0;&quot;U-Th&quot;;&quot;&quot;)" office:value-type="string" office:string-value="">
            <text:p/>
          </table:table-cell>
          <table:table-cell table:style-name="ACE-0" office:value-type="string">
            <text:p>marine</text:p>
          </table:table-cell>
          <table:table-cell table:style-name="ACE-0" office:value-type="string">
            <text:p>325-M0036A-20R-1W_4-6</text:p>
          </table:table-cell>
          <table:table-cell table:style-name="ACE-1" table:formula="of:=IF([.M265]&lt;&gt;&quot;NA&quot;;-[.G265]+([.M265]-[.N265])/2-[.N265];-[.G265])" office:value-type="float" office:value="-110.55000000000001">
            <text:p>−110.55</text:p>
          </table:table-cell>
          <table:table-cell table:style-name="ACE-1" table:formula="of:=IF([.M265]&lt;&gt;&quot;NA&quot;;-[.G265]-([.M265]+[.N265])/2-[.N265]/2;-[.G265])" office:value-type="float" office:value="-202.55000000000001">
            <text:p>−202.55</text:p>
          </table:table-cell>
          <table:table-cell table:style-name="ACE-1" table:formula="of:=IF([.M265]&lt;&gt;&quot;NA&quot;;SQRT((([.M265]-[.N265])/2)^2+[.H265]^2);[.H265])" office:value-type="float" office:value="41.015568995199857">
            <text:p>41.02</text:p>
          </table:table-cell>
          <table:table-cell table:style-name="ACE-2" table:formula="of:=IF([.M265]&lt;&gt;&quot;NA&quot;;0;-1)" office:value-type="float" office:value="0">
            <text:p>0</text:p>
          </table:table-cell>
          <table:table-cell table:style-name="ACE-2" table:formula="of:=IF([.S265]&gt;0;[.S265];[.U265])" office:value-type="float" office:value="28645">
            <text:p>28645</text:p>
          </table:table-cell>
          <table:table-cell table:style-name="ACE-2" table:formula="of:=IF([.T265]&gt;0;[.T265];[.V265])" office:value-type="float" office:value="245">
            <text:p>245</text:p>
          </table:table-cell>
          <table:table-cell table:number-columns-repeated="224" table:style-name="ACE-0"/>
        </table:table-row>
        <table:table-row table:style-name="AROW-1">
          <table:table-cell table:style-name="ACE-0" office:value-type="string">
            <text:p>325-M0036A-20R-CCW_0-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9507</text:p>
          </table:table-cell>
          <table:table-cell table:style-name="ACE-1" office:value-type="float" office:value="131.845">
            <text:p>131.84</text:p>
          </table:table-cell>
          <table:table-cell table:style-name="ACE-0" office:value-type="float" office:value="1.1299999999999999">
            <text:p>1.13</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4.237607665363524">
            <text:p>4.24</text:p>
          </table:table-cell>
          <table:table-cell table:style-name="ACE-1" office:value-type="float" office:value="6.8732448132349857">
            <text:p>6.87</text:p>
          </table:table-cell>
          <table:table-cell table:style-name="ACE-2" office:value-type="float" office:value="28649.841219235968">
            <text:p>28650</text:p>
          </table:table-cell>
          <table:table-cell table:style-name="ACE-2" office:value-type="float" office:value="136.1611386814331">
            <text:p>136</text:p>
          </table:table-cell>
          <table:table-cell table:style-name="ACE-0" office:value-type="float" office:value="32100">
            <text:p>32100</text:p>
          </table:table-cell>
          <table:table-cell table:style-name="ACE-0" office:value-type="float" office:value="650">
            <text:p>650</text:p>
          </table:table-cell>
          <table:table-cell table:number-columns-repeated="2" table:style-name="ACE-0"/>
          <table:table-cell table:style-name="ACE-0" table:formula="of:=IF([.Q266]&gt;0;&quot;marine&quot;;&quot;&quot;)" office:value-type="string" office:string-value="marine">
            <text:p>marine</text:p>
          </table:table-cell>
          <table:table-cell table:style-name="ACE-0" table:formula="of:=IF([.U266]&gt;0;&quot;U-Th&quot;;&quot;&quot;)" office:value-type="string" office:string-value="">
            <text:p/>
          </table:table-cell>
          <table:table-cell table:style-name="ACE-0" office:value-type="string">
            <text:p>marine</text:p>
          </table:table-cell>
          <table:table-cell table:style-name="ACE-0" office:value-type="string">
            <text:p>325-M0036A-20R-CCW_0-5</text:p>
          </table:table-cell>
          <table:table-cell table:style-name="ACE-1" table:formula="of:=IF([.M266]&lt;&gt;&quot;NA&quot;;-[.G266]+([.M266]-[.N266])/2-[.N266];-[.G266])" office:value-type="float" office:value="-131.845">
            <text:p>−131.84</text:p>
          </table:table-cell>
          <table:table-cell table:style-name="ACE-1" table:formula="of:=IF([.M266]&lt;&gt;&quot;NA&quot;;-[.G266]-([.M266]+[.N266])/2-[.N266]/2;-[.G266])" office:value-type="float" office:value="-131.845">
            <text:p>−131.84</text:p>
          </table:table-cell>
          <table:table-cell table:style-name="ACE-1" table:formula="of:=IF([.M266]&lt;&gt;&quot;NA&quot;;SQRT((([.M266]-[.N266])/2)^2+[.H266]^2);[.H266])" office:value-type="float" office:value="1.1299999999999999">
            <text:p>1.13</text:p>
          </table:table-cell>
          <table:table-cell table:style-name="ACE-2" table:formula="of:=IF([.M266]&lt;&gt;&quot;NA&quot;;0;-1)" office:value-type="float" office:value="-1">
            <text:p>−1</text:p>
          </table:table-cell>
          <table:table-cell table:style-name="ACE-2" table:formula="of:=IF([.S266]&gt;0;[.S266];[.U266])" office:value-type="float" office:value="32100">
            <text:p>32100</text:p>
          </table:table-cell>
          <table:table-cell table:style-name="ACE-2" table:formula="of:=IF([.T266]&gt;0;[.T266];[.V266])" office:value-type="float" office:value="650">
            <text:p>650</text:p>
          </table:table-cell>
          <table:table-cell table:number-columns-repeated="224" table:style-name="ACE-0"/>
        </table:table-row>
        <table:table-row table:style-name="AROW-1">
          <table:table-cell table:style-name="ACE-0" office:value-type="string">
            <text:p>325-M0039A-01R-1W_40-46</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07.91000000000001">
            <text:p>107.91</text:p>
          </table:table-cell>
          <table:table-cell table:style-name="ACE-0" office:value-type="float" office:value="0.84999999999999998">
            <text:p>0.85</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60">
            <text:p>6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703">
            <text:p>12703</text:p>
          </table:table-cell>
          <table:table-cell table:style-name="ACE-0" office:value-type="float" office:value="19">
            <text:p>19</text:p>
          </table:table-cell>
          <table:table-cell table:style-name="ACE-0" table:formula="of:=IF([.Q267]&gt;0;&quot;marine&quot;;&quot;&quot;)" office:value-type="string" office:string-value="">
            <text:p/>
          </table:table-cell>
          <table:table-cell table:style-name="ACE-0" table:formula="of:=IF([.U267]&gt;0;&quot;U-Th&quot;;&quot;&quot;)" office:value-type="string" office:string-value="U-Th">
            <text:p>U-Th</text:p>
          </table:table-cell>
          <table:table-cell table:style-name="ACE-0" office:value-type="string">
            <text:p>U-Th</text:p>
          </table:table-cell>
          <table:table-cell table:style-name="ACE-0" office:value-type="string">
            <text:p>325-M0039A-01R-1W_40-46</text:p>
          </table:table-cell>
          <table:table-cell table:style-name="ACE-1" table:formula="of:=IF([.M267]&lt;&gt;&quot;NA&quot;;-[.G267]+([.M267]-[.N267])/2-[.N267];-[.G267])" office:value-type="float" office:value="-77.910000000000011">
            <text:p>−77.91</text:p>
          </table:table-cell>
          <table:table-cell table:style-name="ACE-1" table:formula="of:=IF([.M267]&lt;&gt;&quot;NA&quot;;-[.G267]-([.M267]+[.N267])/2-[.N267]/2;-[.G267])" office:value-type="float" office:value="-137.91000000000003">
            <text:p>−137.91</text:p>
          </table:table-cell>
          <table:table-cell table:style-name="ACE-1" table:formula="of:=IF([.M267]&lt;&gt;&quot;NA&quot;;SQRT((([.M267]-[.N267])/2)^2+[.H267]^2);[.H267])" office:value-type="float" office:value="30.012039250940614">
            <text:p>30.01</text:p>
          </table:table-cell>
          <table:table-cell table:style-name="ACE-2" table:formula="of:=IF([.M267]&lt;&gt;&quot;NA&quot;;0;-1)" office:value-type="float" office:value="0">
            <text:p>0</text:p>
          </table:table-cell>
          <table:table-cell table:style-name="ACE-2" table:formula="of:=IF([.S267]&gt;0;[.S267];[.U267])" office:value-type="float" office:value="12703">
            <text:p>12703</text:p>
          </table:table-cell>
          <table:table-cell table:style-name="ACE-2" table:formula="of:=IF([.T267]&gt;0;[.T267];[.V267])" office:value-type="float" office:value="19">
            <text:p>19</text:p>
          </table:table-cell>
          <table:table-cell table:number-columns-repeated="224" table:style-name="ACE-0"/>
        </table:table-row>
        <table:table-row table:style-name="AROW-1">
          <table:table-cell table:style-name="ACE-0" office:value-type="string">
            <text:p>325-M0039A-01R-1W_46-51</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07.965">
            <text:p>107.97</text:p>
          </table:table-cell>
          <table:table-cell table:style-name="ACE-0" office:value-type="float" office:value="0.84999999999999998">
            <text:p>0.85</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60">
            <text:p>6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626">
            <text:p>12626</text:p>
          </table:table-cell>
          <table:table-cell table:style-name="ACE-0" office:value-type="float" office:value="16">
            <text:p>16</text:p>
          </table:table-cell>
          <table:table-cell table:style-name="ACE-0" table:formula="of:=IF([.Q268]&gt;0;&quot;marine&quot;;&quot;&quot;)" office:value-type="string" office:string-value="">
            <text:p/>
          </table:table-cell>
          <table:table-cell table:style-name="ACE-0" table:formula="of:=IF([.U268]&gt;0;&quot;U-Th&quot;;&quot;&quot;)" office:value-type="string" office:string-value="U-Th">
            <text:p>U-Th</text:p>
          </table:table-cell>
          <table:table-cell table:style-name="ACE-0" office:value-type="string">
            <text:p>U-Th</text:p>
          </table:table-cell>
          <table:table-cell table:style-name="ACE-0" office:value-type="string">
            <text:p>325-M0039A-01R-1W_46-51</text:p>
          </table:table-cell>
          <table:table-cell table:style-name="ACE-1" table:formula="of:=IF([.M268]&lt;&gt;&quot;NA&quot;;-[.G268]+([.M268]-[.N268])/2-[.N268];-[.G268])" office:value-type="float" office:value="-77.965000000000003">
            <text:p>−77.97</text:p>
          </table:table-cell>
          <table:table-cell table:style-name="ACE-1" table:formula="of:=IF([.M268]&lt;&gt;&quot;NA&quot;;-[.G268]-([.M268]+[.N268])/2-[.N268]/2;-[.G268])" office:value-type="float" office:value="-137.965">
            <text:p>−137.97</text:p>
          </table:table-cell>
          <table:table-cell table:style-name="ACE-1" table:formula="of:=IF([.M268]&lt;&gt;&quot;NA&quot;;SQRT((([.M268]-[.N268])/2)^2+[.H268]^2);[.H268])" office:value-type="float" office:value="30.012039250940614">
            <text:p>30.01</text:p>
          </table:table-cell>
          <table:table-cell table:style-name="ACE-2" table:formula="of:=IF([.M268]&lt;&gt;&quot;NA&quot;;0;-1)" office:value-type="float" office:value="0">
            <text:p>0</text:p>
          </table:table-cell>
          <table:table-cell table:style-name="ACE-2" table:formula="of:=IF([.S268]&gt;0;[.S268];[.U268])" office:value-type="float" office:value="12626">
            <text:p>12626</text:p>
          </table:table-cell>
          <table:table-cell table:style-name="ACE-2" table:formula="of:=IF([.T268]&gt;0;[.T268];[.V268])" office:value-type="float" office:value="16">
            <text:p>16</text:p>
          </table:table-cell>
          <table:table-cell table:number-columns-repeated="224" table:style-name="ACE-0"/>
        </table:table-row>
        <table:table-row table:style-name="AROW-1">
          <table:table-cell table:style-name="ACE-0" office:value-type="string">
            <text:p>325-M0039A-01R-2W_3-4</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ANU-14225</text:p>
          </table:table-cell>
          <table:table-cell table:style-name="ACE-1" office:value-type="float" office:value="108.02500000000001">
            <text:p>108.03</text:p>
          </table:table-cell>
          <table:table-cell table:style-name="ACE-0" office:value-type="float" office:value="0.84999999999999998">
            <text:p>0.85</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60">
            <text:p>60</text:p>
          </table:table-cell>
          <table:table-cell table:style-name="ACE-0" office:value-type="float" office:value="0">
            <text:p>0</text:p>
          </table:table-cell>
          <table:table-cell table:style-name="ACE-1" office:value-type="float" office:value="-5.6767000000000003">
            <text:p>−5.68</text:p>
          </table:table-cell>
          <table:table-cell table:style-name="ACE-1" office:value-type="float" office:value="0.14699999999999999">
            <text:p>0.15</text:p>
          </table:table-cell>
          <table:table-cell table:style-name="ACE-2" office:value-type="float" office:value="12100">
            <text:p>12100</text:p>
          </table:table-cell>
          <table:table-cell table:style-name="ACE-2" office:value-type="float" office:value="40">
            <text:p>40</text:p>
          </table:table-cell>
          <table:table-cell table:style-name="ACE-0" office:value-type="float" office:value="13540">
            <text:p>13540</text:p>
          </table:table-cell>
          <table:table-cell table:style-name="ACE-0" office:value-type="float" office:value="160">
            <text:p>160</text:p>
          </table:table-cell>
          <table:table-cell table:number-columns-repeated="2" table:style-name="ACE-0"/>
          <table:table-cell table:style-name="ACE-0" table:formula="of:=IF([.Q269]&gt;0;&quot;marine&quot;;&quot;&quot;)" office:value-type="string" office:string-value="marine">
            <text:p>marine</text:p>
          </table:table-cell>
          <table:table-cell table:style-name="ACE-0" table:formula="of:=IF([.U269]&gt;0;&quot;U-Th&quot;;&quot;&quot;)" office:value-type="string" office:string-value="">
            <text:p/>
          </table:table-cell>
          <table:table-cell table:style-name="ACE-0" office:value-type="string">
            <text:p>marine</text:p>
          </table:table-cell>
          <table:table-cell table:style-name="ACE-0" office:value-type="string">
            <text:p>325-M0039A-01R-2W_3-4</text:p>
          </table:table-cell>
          <table:table-cell table:style-name="ACE-1" table:formula="of:=IF([.M269]&lt;&gt;&quot;NA&quot;;-[.G269]+([.M269]-[.N269])/2-[.N269];-[.G269])" office:value-type="float" office:value="-78.025000000000006">
            <text:p>−78.03</text:p>
          </table:table-cell>
          <table:table-cell table:style-name="ACE-1" table:formula="of:=IF([.M269]&lt;&gt;&quot;NA&quot;;-[.G269]-([.M269]+[.N269])/2-[.N269]/2;-[.G269])" office:value-type="float" office:value="-138.02500000000001">
            <text:p>−138.03</text:p>
          </table:table-cell>
          <table:table-cell table:style-name="ACE-1" table:formula="of:=IF([.M269]&lt;&gt;&quot;NA&quot;;SQRT((([.M269]-[.N269])/2)^2+[.H269]^2);[.H269])" office:value-type="float" office:value="30.012039250940614">
            <text:p>30.01</text:p>
          </table:table-cell>
          <table:table-cell table:style-name="ACE-2" table:formula="of:=IF([.M269]&lt;&gt;&quot;NA&quot;;0;-1)" office:value-type="float" office:value="0">
            <text:p>0</text:p>
          </table:table-cell>
          <table:table-cell table:style-name="ACE-2" table:formula="of:=IF([.S269]&gt;0;[.S269];[.U269])" office:value-type="float" office:value="13540">
            <text:p>13540</text:p>
          </table:table-cell>
          <table:table-cell table:style-name="ACE-2" table:formula="of:=IF([.T269]&gt;0;[.T269];[.V269])" office:value-type="float" office:value="160">
            <text:p>160</text:p>
          </table:table-cell>
          <table:table-cell table:number-columns-repeated="224" table:style-name="ACE-0"/>
        </table:table-row>
        <table:table-row table:style-name="AROW-1">
          <table:table-cell table:style-name="ACE-0" office:value-type="string">
            <text:p>325-M0039A-01R-CCW_3-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112</text:p>
          </table:table-cell>
          <table:table-cell table:style-name="ACE-1" office:value-type="float" office:value="108.02500000000001">
            <text:p>108.03</text:p>
          </table:table-cell>
          <table:table-cell table:style-name="ACE-0" office:value-type="float" office:value="0.84999999999999998">
            <text:p>0.85</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60">
            <text:p>6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2512.158380306259">
            <text:p>12512</text:p>
          </table:table-cell>
          <table:table-cell table:style-name="ACE-2" office:value-type="float" office:value="87.231100940365067">
            <text:p>87</text:p>
          </table:table-cell>
          <table:table-cell table:style-name="ACE-0" office:value-type="float" office:value="13987">
            <text:p>13987</text:p>
          </table:table-cell>
          <table:table-cell table:style-name="ACE-0" office:value-type="float" office:value="213">
            <text:p>213</text:p>
          </table:table-cell>
          <table:table-cell table:number-columns-repeated="2" table:style-name="ACE-0"/>
          <table:table-cell table:style-name="ACE-0" table:formula="of:=IF([.Q270]&gt;0;&quot;marine&quot;;&quot;&quot;)" office:value-type="string" office:string-value="marine">
            <text:p>marine</text:p>
          </table:table-cell>
          <table:table-cell table:style-name="ACE-0" table:formula="of:=IF([.U270]&gt;0;&quot;U-Th&quot;;&quot;&quot;)" office:value-type="string" office:string-value="">
            <text:p/>
          </table:table-cell>
          <table:table-cell table:style-name="ACE-0" office:value-type="string">
            <text:p>marine</text:p>
          </table:table-cell>
          <table:table-cell table:style-name="ACE-0" office:value-type="string">
            <text:p>325-M0039A-01R-CCW_3-4</text:p>
          </table:table-cell>
          <table:table-cell table:style-name="ACE-1" table:formula="of:=IF([.M270]&lt;&gt;&quot;NA&quot;;-[.G270]+([.M270]-[.N270])/2-[.N270];-[.G270])" office:value-type="float" office:value="-78.025000000000006">
            <text:p>−78.03</text:p>
          </table:table-cell>
          <table:table-cell table:style-name="ACE-1" table:formula="of:=IF([.M270]&lt;&gt;&quot;NA&quot;;-[.G270]-([.M270]+[.N270])/2-[.N270]/2;-[.G270])" office:value-type="float" office:value="-138.02500000000001">
            <text:p>−138.03</text:p>
          </table:table-cell>
          <table:table-cell table:style-name="ACE-1" table:formula="of:=IF([.M270]&lt;&gt;&quot;NA&quot;;SQRT((([.M270]-[.N270])/2)^2+[.H270]^2);[.H270])" office:value-type="float" office:value="30.012039250940614">
            <text:p>30.01</text:p>
          </table:table-cell>
          <table:table-cell table:style-name="ACE-2" table:formula="of:=IF([.M270]&lt;&gt;&quot;NA&quot;;0;-1)" office:value-type="float" office:value="0">
            <text:p>0</text:p>
          </table:table-cell>
          <table:table-cell table:style-name="ACE-2" table:formula="of:=IF([.S270]&gt;0;[.S270];[.U270])" office:value-type="float" office:value="13987">
            <text:p>13987</text:p>
          </table:table-cell>
          <table:table-cell table:style-name="ACE-2" table:formula="of:=IF([.T270]&gt;0;[.T270];[.V270])" office:value-type="float" office:value="213">
            <text:p>213</text:p>
          </table:table-cell>
          <table:table-cell table:number-columns-repeated="224" table:style-name="ACE-0"/>
        </table:table-row>
        <table:table-row table:style-name="AROW-1">
          <table:table-cell table:style-name="ACE-0" office:value-type="string">
            <text:p>325-M0039A-02R-1W_4-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113</text:p>
          </table:table-cell>
          <table:table-cell table:style-name="ACE-1" office:value-type="float" office:value="109.045">
            <text:p>109.05</text:p>
          </table:table-cell>
          <table:table-cell table:style-name="ACE-0" office:value-type="float" office:value="1.1599999999999999">
            <text:p>1.16</text:p>
          </table:table-cell>
          <table:table-cell table:style-name="ACE-0" office:value-type="string">
            <text:p>Coralline algae?</text:p>
          </table:table-cell>
          <table:table-cell table:style-name="ACE-0" office:value-type="string">
            <text:p>Unknown</text:p>
          </table:table-cell>
          <table:table-cell table:style-name="ACE-0"/>
          <table:table-cell table:style-name="ACE-0" office:value-type="string">
            <text:p>ISX</text:p>
          </table:table-cell>
          <table:table-cell table:style-name="ACE-0" office:value-type="float" office:value="60">
            <text:p>60</text:p>
          </table:table-cell>
          <table:table-cell table:style-name="ACE-0" office:value-type="float" office:value="0">
            <text:p>0</text:p>
          </table:table-cell>
          <table:table-cell table:style-name="ACE-1" office:value-type="float" office:value="-3.1275349937964165">
            <text:p>−3.13</text:p>
          </table:table-cell>
          <table:table-cell table:style-name="ACE-1" office:value-type="float" office:value="1.3476638868433468">
            <text:p>1.35</text:p>
          </table:table-cell>
          <table:table-cell table:style-name="ACE-2" office:value-type="float" office:value="10824.726448827032">
            <text:p>10825</text:p>
          </table:table-cell>
          <table:table-cell table:style-name="ACE-2" office:value-type="float" office:value="63.295212761860981">
            <text:p>63</text:p>
          </table:table-cell>
          <table:table-cell table:style-name="ACE-0" office:value-type="float" office:value="12284">
            <text:p>12284</text:p>
          </table:table-cell>
          <table:table-cell table:style-name="ACE-0" office:value-type="float" office:value="245">
            <text:p>245</text:p>
          </table:table-cell>
          <table:table-cell table:number-columns-repeated="2" table:style-name="ACE-0"/>
          <table:table-cell table:style-name="ACE-0" table:formula="of:=IF([.Q271]&gt;0;&quot;marine&quot;;&quot;&quot;)" office:value-type="string" office:string-value="marine">
            <text:p>marine</text:p>
          </table:table-cell>
          <table:table-cell table:style-name="ACE-0" table:formula="of:=IF([.U271]&gt;0;&quot;U-Th&quot;;&quot;&quot;)" office:value-type="string" office:string-value="">
            <text:p/>
          </table:table-cell>
          <table:table-cell table:style-name="ACE-0" office:value-type="string">
            <text:p>marine</text:p>
          </table:table-cell>
          <table:table-cell table:style-name="ACE-0" office:value-type="string">
            <text:p>325-M0039A-02R-1W_4-9</text:p>
          </table:table-cell>
          <table:table-cell table:style-name="ACE-1" table:formula="of:=IF([.M271]&lt;&gt;&quot;NA&quot;;-[.G271]+([.M271]-[.N271])/2-[.N271];-[.G271])" office:value-type="float" office:value="-79.045000000000002">
            <text:p>−79.05</text:p>
          </table:table-cell>
          <table:table-cell table:style-name="ACE-1" table:formula="of:=IF([.M271]&lt;&gt;&quot;NA&quot;;-[.G271]-([.M271]+[.N271])/2-[.N271]/2;-[.G271])" office:value-type="float" office:value="-139.04500000000002">
            <text:p>−139.05</text:p>
          </table:table-cell>
          <table:table-cell table:style-name="ACE-1" table:formula="of:=IF([.M271]&lt;&gt;&quot;NA&quot;;SQRT((([.M271]-[.N271])/2)^2+[.H271]^2);[.H271])" office:value-type="float" office:value="30.02241829033764">
            <text:p>30.02</text:p>
          </table:table-cell>
          <table:table-cell table:style-name="ACE-2" table:formula="of:=IF([.M271]&lt;&gt;&quot;NA&quot;;0;-1)" office:value-type="float" office:value="0">
            <text:p>0</text:p>
          </table:table-cell>
          <table:table-cell table:style-name="ACE-2" table:formula="of:=IF([.S271]&gt;0;[.S271];[.U271])" office:value-type="float" office:value="12284">
            <text:p>12284</text:p>
          </table:table-cell>
          <table:table-cell table:style-name="ACE-2" table:formula="of:=IF([.T271]&gt;0;[.T271];[.V271])" office:value-type="float" office:value="245">
            <text:p>245</text:p>
          </table:table-cell>
          <table:table-cell table:number-columns-repeated="224" table:style-name="ACE-0"/>
        </table:table-row>
        <table:table-row table:style-name="AROW-1">
          <table:table-cell table:style-name="ACE-0" office:value-type="string">
            <text:p>325-M0039A-03R-1W_14-2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10.66500000000001">
            <text:p>110.67</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4580">
            <text:p>14580</text:p>
          </table:table-cell>
          <table:table-cell table:style-name="ACE-0" office:value-type="float" office:value="19">
            <text:p>19</text:p>
          </table:table-cell>
          <table:table-cell table:style-name="ACE-0" table:formula="of:=IF([.Q272]&gt;0;&quot;marine&quot;;&quot;&quot;)" office:value-type="string" office:string-value="">
            <text:p/>
          </table:table-cell>
          <table:table-cell table:style-name="ACE-0" table:formula="of:=IF([.U272]&gt;0;&quot;U-Th&quot;;&quot;&quot;)" office:value-type="string" office:string-value="U-Th">
            <text:p>U-Th</text:p>
          </table:table-cell>
          <table:table-cell table:style-name="ACE-0" office:value-type="string">
            <text:p>U-Th</text:p>
          </table:table-cell>
          <table:table-cell table:style-name="ACE-0" office:value-type="string">
            <text:p>325-M0039A-03R-1W_14-23</text:p>
          </table:table-cell>
          <table:table-cell table:style-name="ACE-1" table:formula="of:=IF([.M272]&lt;&gt;&quot;NA&quot;;-[.G272]+([.M272]-[.N272])/2-[.N272];-[.G272])" office:value-type="float" office:value="-110.66500000000001">
            <text:p>−110.67</text:p>
          </table:table-cell>
          <table:table-cell table:style-name="ACE-1" table:formula="of:=IF([.M272]&lt;&gt;&quot;NA&quot;;-[.G272]-([.M272]+[.N272])/2-[.N272]/2;-[.G272])" office:value-type="float" office:value="-110.66500000000001">
            <text:p>−110.67</text:p>
          </table:table-cell>
          <table:table-cell table:style-name="ACE-1" table:formula="of:=IF([.M272]&lt;&gt;&quot;NA&quot;;SQRT((([.M272]-[.N272])/2)^2+[.H272]^2);[.H272])" office:value-type="float" office:value="0.93999999999999995">
            <text:p>0.94</text:p>
          </table:table-cell>
          <table:table-cell table:style-name="ACE-2" table:formula="of:=IF([.M272]&lt;&gt;&quot;NA&quot;;0;-1)" office:value-type="float" office:value="-1">
            <text:p>−1</text:p>
          </table:table-cell>
          <table:table-cell table:style-name="ACE-2" table:formula="of:=IF([.S272]&gt;0;[.S272];[.U272])" office:value-type="float" office:value="14580">
            <text:p>14580</text:p>
          </table:table-cell>
          <table:table-cell table:style-name="ACE-2" table:formula="of:=IF([.T272]&gt;0;[.T272];[.V272])" office:value-type="float" office:value="19">
            <text:p>19</text:p>
          </table:table-cell>
          <table:table-cell table:number-columns-repeated="224" table:style-name="ACE-0"/>
        </table:table-row>
        <table:table-row table:style-name="AROW-1">
          <table:table-cell table:style-name="ACE-0" office:value-type="string">
            <text:p>325-M0039A-03R-1W_26-3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229</text:p>
          </table:table-cell>
          <table:table-cell table:style-name="ACE-1" office:value-type="float" office:value="110.77500000000001">
            <text:p>110.78</text:p>
          </table:table-cell>
          <table:table-cell table:style-name="ACE-0" office:value-type="float" office:value="0.93999999999999995">
            <text:p>0.9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0.8649">
            <text:p>−0.86</text:p>
          </table:table-cell>
          <table:table-cell table:style-name="ACE-1" office:value-type="float" office:value="0.53900000000000003">
            <text:p>0.54</text:p>
          </table:table-cell>
          <table:table-cell table:style-name="ACE-2" office:value-type="float" office:value="12820">
            <text:p>12820</text:p>
          </table:table-cell>
          <table:table-cell table:style-name="ACE-2" office:value-type="float" office:value="45">
            <text:p>45</text:p>
          </table:table-cell>
          <table:table-cell table:style-name="ACE-0" office:value-type="float" office:value="14500">
            <text:p>14500</text:p>
          </table:table-cell>
          <table:table-cell table:style-name="ACE-0" office:value-type="float" office:value="350">
            <text:p>350</text:p>
          </table:table-cell>
          <table:table-cell table:number-columns-repeated="2" table:style-name="ACE-0"/>
          <table:table-cell table:style-name="ACE-0" table:formula="of:=IF([.Q273]&gt;0;&quot;marine&quot;;&quot;&quot;)" office:value-type="string" office:string-value="marine">
            <text:p>marine</text:p>
          </table:table-cell>
          <table:table-cell table:style-name="ACE-0" table:formula="of:=IF([.U273]&gt;0;&quot;U-Th&quot;;&quot;&quot;)" office:value-type="string" office:string-value="">
            <text:p/>
          </table:table-cell>
          <table:table-cell table:style-name="ACE-0" office:value-type="string">
            <text:p>marine</text:p>
          </table:table-cell>
          <table:table-cell table:style-name="ACE-0" office:value-type="string">
            <text:p>325-M0039A-03R-1W_26-33</text:p>
          </table:table-cell>
          <table:table-cell table:style-name="ACE-1" table:formula="of:=IF([.M273]&lt;&gt;&quot;NA&quot;;-[.G273]+([.M273]-[.N273])/2-[.N273];-[.G273])" office:value-type="float" office:value="-110.77500000000001">
            <text:p>−110.78</text:p>
          </table:table-cell>
          <table:table-cell table:style-name="ACE-1" table:formula="of:=IF([.M273]&lt;&gt;&quot;NA&quot;;-[.G273]-([.M273]+[.N273])/2-[.N273]/2;-[.G273])" office:value-type="float" office:value="-110.77500000000001">
            <text:p>−110.78</text:p>
          </table:table-cell>
          <table:table-cell table:style-name="ACE-1" table:formula="of:=IF([.M273]&lt;&gt;&quot;NA&quot;;SQRT((([.M273]-[.N273])/2)^2+[.H273]^2);[.H273])" office:value-type="float" office:value="0.93999999999999995">
            <text:p>0.94</text:p>
          </table:table-cell>
          <table:table-cell table:style-name="ACE-2" table:formula="of:=IF([.M273]&lt;&gt;&quot;NA&quot;;0;-1)" office:value-type="float" office:value="-1">
            <text:p>−1</text:p>
          </table:table-cell>
          <table:table-cell table:style-name="ACE-2" table:formula="of:=IF([.S273]&gt;0;[.S273];[.U273])" office:value-type="float" office:value="14500">
            <text:p>14500</text:p>
          </table:table-cell>
          <table:table-cell table:style-name="ACE-2" table:formula="of:=IF([.T273]&gt;0;[.T273];[.V273])" office:value-type="float" office:value="350">
            <text:p>350</text:p>
          </table:table-cell>
          <table:table-cell table:number-columns-repeated="224" table:style-name="ACE-0"/>
        </table:table-row>
        <table:table-row table:style-name="AROW-1">
          <table:table-cell table:style-name="ACE-0" office:value-type="string">
            <text:p>325-M0039A-03R-1W_33-3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10.84">
            <text:p>110.84</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4446">
            <text:p>14446</text:p>
          </table:table-cell>
          <table:table-cell table:style-name="ACE-0" office:value-type="float" office:value="14">
            <text:p>14</text:p>
          </table:table-cell>
          <table:table-cell table:style-name="ACE-0" table:formula="of:=IF([.Q274]&gt;0;&quot;marine&quot;;&quot;&quot;)" office:value-type="string" office:string-value="">
            <text:p/>
          </table:table-cell>
          <table:table-cell table:style-name="ACE-0" table:formula="of:=IF([.U274]&gt;0;&quot;U-Th&quot;;&quot;&quot;)" office:value-type="string" office:string-value="U-Th">
            <text:p>U-Th</text:p>
          </table:table-cell>
          <table:table-cell table:style-name="ACE-0" office:value-type="string">
            <text:p>U-Th</text:p>
          </table:table-cell>
          <table:table-cell table:style-name="ACE-0" office:value-type="string">
            <text:p>325-M0039A-03R-1W_33-39</text:p>
          </table:table-cell>
          <table:table-cell table:style-name="ACE-1" table:formula="of:=IF([.M274]&lt;&gt;&quot;NA&quot;;-[.G274]+([.M274]-[.N274])/2-[.N274];-[.G274])" office:value-type="float" office:value="-110.84">
            <text:p>−110.84</text:p>
          </table:table-cell>
          <table:table-cell table:style-name="ACE-1" table:formula="of:=IF([.M274]&lt;&gt;&quot;NA&quot;;-[.G274]-([.M274]+[.N274])/2-[.N274]/2;-[.G274])" office:value-type="float" office:value="-110.84">
            <text:p>−110.84</text:p>
          </table:table-cell>
          <table:table-cell table:style-name="ACE-1" table:formula="of:=IF([.M274]&lt;&gt;&quot;NA&quot;;SQRT((([.M274]-[.N274])/2)^2+[.H274]^2);[.H274])" office:value-type="float" office:value="0.93999999999999995">
            <text:p>0.94</text:p>
          </table:table-cell>
          <table:table-cell table:style-name="ACE-2" table:formula="of:=IF([.M274]&lt;&gt;&quot;NA&quot;;0;-1)" office:value-type="float" office:value="-1">
            <text:p>−1</text:p>
          </table:table-cell>
          <table:table-cell table:style-name="ACE-2" table:formula="of:=IF([.S274]&gt;0;[.S274];[.U274])" office:value-type="float" office:value="14446">
            <text:p>14446</text:p>
          </table:table-cell>
          <table:table-cell table:style-name="ACE-2" table:formula="of:=IF([.T274]&gt;0;[.T274];[.V274])" office:value-type="float" office:value="14">
            <text:p>14</text:p>
          </table:table-cell>
          <table:table-cell table:number-columns-repeated="224" table:style-name="ACE-0"/>
        </table:table-row>
        <table:table-row table:style-name="AROW-1">
          <table:table-cell table:style-name="ACE-0" office:value-type="string">
            <text:p>325-M0039A-03R-1W_9-11</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114</text:p>
          </table:table-cell>
          <table:table-cell table:style-name="ACE-1" office:value-type="float" office:value="110.58">
            <text:p>110.58</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9.5849316398353039">
            <text:p>9.58</text:p>
          </table:table-cell>
          <table:table-cell table:style-name="ACE-1" office:value-type="float" office:value="4.3294833870664018">
            <text:p>4.33</text:p>
          </table:table-cell>
          <table:table-cell table:style-name="ACE-2" office:value-type="float" office:value="11675.304296276461">
            <text:p>11675</text:p>
          </table:table-cell>
          <table:table-cell table:style-name="ACE-2" office:value-type="float" office:value="75.365726789102453">
            <text:p>75</text:p>
          </table:table-cell>
          <table:table-cell table:style-name="ACE-0" office:value-type="float" office:value="13120">
            <text:p>13120</text:p>
          </table:table-cell>
          <table:table-cell table:style-name="ACE-0" office:value-type="float" office:value="188">
            <text:p>188</text:p>
          </table:table-cell>
          <table:table-cell table:number-columns-repeated="2" table:style-name="ACE-0"/>
          <table:table-cell table:style-name="ACE-0" table:formula="of:=IF([.Q275]&gt;0;&quot;marine&quot;;&quot;&quot;)" office:value-type="string" office:string-value="marine">
            <text:p>marine</text:p>
          </table:table-cell>
          <table:table-cell table:style-name="ACE-0" table:formula="of:=IF([.U275]&gt;0;&quot;U-Th&quot;;&quot;&quot;)" office:value-type="string" office:string-value="">
            <text:p/>
          </table:table-cell>
          <table:table-cell table:style-name="ACE-0" office:value-type="string">
            <text:p>marine</text:p>
          </table:table-cell>
          <table:table-cell table:style-name="ACE-0" office:value-type="string">
            <text:p>325-M0039A-03R-1W_9-11</text:p>
          </table:table-cell>
          <table:table-cell table:style-name="ACE-1" table:formula="of:=IF([.M275]&lt;&gt;&quot;NA&quot;;-[.G275]+([.M275]-[.N275])/2-[.N275];-[.G275])" office:value-type="float" office:value="-110.58">
            <text:p>−110.58</text:p>
          </table:table-cell>
          <table:table-cell table:style-name="ACE-1" table:formula="of:=IF([.M275]&lt;&gt;&quot;NA&quot;;-[.G275]-([.M275]+[.N275])/2-[.N275]/2;-[.G275])" office:value-type="float" office:value="-110.58">
            <text:p>−110.58</text:p>
          </table:table-cell>
          <table:table-cell table:style-name="ACE-1" table:formula="of:=IF([.M275]&lt;&gt;&quot;NA&quot;;SQRT((([.M275]-[.N275])/2)^2+[.H275]^2);[.H275])" office:value-type="float" office:value="0.93999999999999995">
            <text:p>0.94</text:p>
          </table:table-cell>
          <table:table-cell table:style-name="ACE-2" table:formula="of:=IF([.M275]&lt;&gt;&quot;NA&quot;;0;-1)" office:value-type="float" office:value="-1">
            <text:p>−1</text:p>
          </table:table-cell>
          <table:table-cell table:style-name="ACE-2" table:formula="of:=IF([.S275]&gt;0;[.S275];[.U275])" office:value-type="float" office:value="13120">
            <text:p>13120</text:p>
          </table:table-cell>
          <table:table-cell table:style-name="ACE-2" table:formula="of:=IF([.T275]&gt;0;[.T275];[.V275])" office:value-type="float" office:value="188">
            <text:p>188</text:p>
          </table:table-cell>
          <table:table-cell table:number-columns-repeated="224" table:style-name="ACE-0"/>
        </table:table-row>
        <table:table-row table:style-name="AROW-1">
          <table:table-cell table:style-name="ACE-0" office:value-type="string">
            <text:p>325-M0039A-03R-CCW_1-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037</text:p>
          </table:table-cell>
          <table:table-cell table:style-name="ACE-1" office:value-type="float" office:value="110.92">
            <text:p>110.92</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3.2957999999999998">
            <text:p>3.30</text:p>
          </table:table-cell>
          <table:table-cell table:style-name="ACE-1" office:value-type="float" office:value="0.84699999999999998">
            <text:p>0.85</text:p>
          </table:table-cell>
          <table:table-cell table:style-name="ACE-2" office:value-type="float" office:value="14655">
            <text:p>14655</text:p>
          </table:table-cell>
          <table:table-cell table:style-name="ACE-2" office:value-type="float" office:value="50">
            <text:p>50</text:p>
          </table:table-cell>
          <table:table-cell table:style-name="ACE-0" office:value-type="float" office:value="17331">
            <text:p>17331</text:p>
          </table:table-cell>
          <table:table-cell table:style-name="ACE-0" office:value-type="float" office:value="197">
            <text:p>197</text:p>
          </table:table-cell>
          <table:table-cell table:number-columns-repeated="2" table:style-name="ACE-0"/>
          <table:table-cell table:style-name="ACE-0" table:formula="of:=IF([.Q276]&gt;0;&quot;marine&quot;;&quot;&quot;)" office:value-type="string" office:string-value="marine">
            <text:p>marine</text:p>
          </table:table-cell>
          <table:table-cell table:style-name="ACE-0" table:formula="of:=IF([.U276]&gt;0;&quot;U-Th&quot;;&quot;&quot;)" office:value-type="string" office:string-value="">
            <text:p/>
          </table:table-cell>
          <table:table-cell table:style-name="ACE-0" office:value-type="string">
            <text:p>marine</text:p>
          </table:table-cell>
          <table:table-cell table:style-name="ACE-0" office:value-type="string">
            <text:p>325-M0039A-03R-CCW_1-5</text:p>
          </table:table-cell>
          <table:table-cell table:style-name="ACE-1" table:formula="of:=IF([.M276]&lt;&gt;&quot;NA&quot;;-[.G276]+([.M276]-[.N276])/2-[.N276];-[.G276])" office:value-type="float" office:value="-110.92">
            <text:p>−110.92</text:p>
          </table:table-cell>
          <table:table-cell table:style-name="ACE-1" table:formula="of:=IF([.M276]&lt;&gt;&quot;NA&quot;;-[.G276]-([.M276]+[.N276])/2-[.N276]/2;-[.G276])" office:value-type="float" office:value="-110.92">
            <text:p>−110.92</text:p>
          </table:table-cell>
          <table:table-cell table:style-name="ACE-1" table:formula="of:=IF([.M276]&lt;&gt;&quot;NA&quot;;SQRT((([.M276]-[.N276])/2)^2+[.H276]^2);[.H276])" office:value-type="float" office:value="0.93999999999999995">
            <text:p>0.94</text:p>
          </table:table-cell>
          <table:table-cell table:style-name="ACE-2" table:formula="of:=IF([.M276]&lt;&gt;&quot;NA&quot;;0;-1)" office:value-type="float" office:value="-1">
            <text:p>−1</text:p>
          </table:table-cell>
          <table:table-cell table:style-name="ACE-2" table:formula="of:=IF([.S276]&gt;0;[.S276];[.U276])" office:value-type="float" office:value="17331">
            <text:p>17331</text:p>
          </table:table-cell>
          <table:table-cell table:style-name="ACE-2" table:formula="of:=IF([.T276]&gt;0;[.T276];[.V276])" office:value-type="float" office:value="197">
            <text:p>197</text:p>
          </table:table-cell>
          <table:table-cell table:number-columns-repeated="224" table:style-name="ACE-0"/>
        </table:table-row>
        <table:table-row table:style-name="AROW-1">
          <table:table-cell table:style-name="ACE-0" office:value-type="string">
            <text:p>325-M0039A-03R-CCW_1-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8905</text:p>
          </table:table-cell>
          <table:table-cell table:style-name="ACE-1" office:value-type="float" office:value="111.01000000000001">
            <text:p>111.01</text:p>
          </table:table-cell>
          <table:table-cell table:style-name="ACE-0" office:value-type="float" office:value="0.93999999999999995">
            <text:p>0.94</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5.0395301804629966">
            <text:p>5.04</text:p>
          </table:table-cell>
          <table:table-cell table:style-name="ACE-1" office:value-type="float" office:value="2.3239118443492455">
            <text:p>2.32</text:p>
          </table:table-cell>
          <table:table-cell table:style-name="ACE-2" office:value-type="float" office:value="12875.34821558662">
            <text:p>12875</text:p>
          </table:table-cell>
          <table:table-cell table:style-name="ACE-2" office:value-type="float" office:value="50.653994035452541">
            <text:p>51</text:p>
          </table:table-cell>
          <table:table-cell table:style-name="ACE-0" office:value-type="float" office:value="14600">
            <text:p>14600</text:p>
          </table:table-cell>
          <table:table-cell table:style-name="ACE-0" office:value-type="float" office:value="400">
            <text:p>400</text:p>
          </table:table-cell>
          <table:table-cell table:number-columns-repeated="2" table:style-name="ACE-0"/>
          <table:table-cell table:style-name="ACE-0" table:formula="of:=IF([.Q277]&gt;0;&quot;marine&quot;;&quot;&quot;)" office:value-type="string" office:string-value="marine">
            <text:p>marine</text:p>
          </table:table-cell>
          <table:table-cell table:style-name="ACE-0" table:formula="of:=IF([.U277]&gt;0;&quot;U-Th&quot;;&quot;&quot;)" office:value-type="string" office:string-value="">
            <text:p/>
          </table:table-cell>
          <table:table-cell table:style-name="ACE-0" office:value-type="string">
            <text:p>marine</text:p>
          </table:table-cell>
          <table:table-cell table:style-name="ACE-0" office:value-type="string">
            <text:p>325-M0039A-03R-CCW_1-5</text:p>
          </table:table-cell>
          <table:table-cell table:style-name="ACE-1" table:formula="of:=IF([.M277]&lt;&gt;&quot;NA&quot;;-[.G277]+([.M277]-[.N277])/2-[.N277];-[.G277])" office:value-type="float" office:value="-111.01000000000001">
            <text:p>−111.01</text:p>
          </table:table-cell>
          <table:table-cell table:style-name="ACE-1" table:formula="of:=IF([.M277]&lt;&gt;&quot;NA&quot;;-[.G277]-([.M277]+[.N277])/2-[.N277]/2;-[.G277])" office:value-type="float" office:value="-111.01000000000001">
            <text:p>−111.01</text:p>
          </table:table-cell>
          <table:table-cell table:style-name="ACE-1" table:formula="of:=IF([.M277]&lt;&gt;&quot;NA&quot;;SQRT((([.M277]-[.N277])/2)^2+[.H277]^2);[.H277])" office:value-type="float" office:value="0.93999999999999995">
            <text:p>0.94</text:p>
          </table:table-cell>
          <table:table-cell table:style-name="ACE-2" table:formula="of:=IF([.M277]&lt;&gt;&quot;NA&quot;;0;-1)" office:value-type="float" office:value="-1">
            <text:p>−1</text:p>
          </table:table-cell>
          <table:table-cell table:style-name="ACE-2" table:formula="of:=IF([.S277]&gt;0;[.S277];[.U277])" office:value-type="float" office:value="14600">
            <text:p>14600</text:p>
          </table:table-cell>
          <table:table-cell table:style-name="ACE-2" table:formula="of:=IF([.T277]&gt;0;[.T277];[.V277])" office:value-type="float" office:value="400">
            <text:p>400</text:p>
          </table:table-cell>
          <table:table-cell table:number-columns-repeated="224" table:style-name="ACE-0"/>
        </table:table-row>
        <table:table-row table:style-name="AROW-1">
          <table:table-cell table:style-name="ACE-0" office:value-type="string">
            <text:p>325-M0039A-04R-1W_16-2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12.17500000000001">
            <text:p>112.18</text:p>
          </table:table-cell>
          <table:table-cell table:style-name="ACE-0" office:value-type="float" office:value="0.88">
            <text:p>0.88</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14365">
            <text:p>14365</text:p>
          </table:table-cell>
          <table:table-cell table:style-name="ACE-0" office:value-type="float" office:value="14">
            <text:p>14</text:p>
          </table:table-cell>
          <table:table-cell table:style-name="ACE-0" table:formula="of:=IF([.Q278]&gt;0;&quot;marine&quot;;&quot;&quot;)" office:value-type="string" office:string-value="">
            <text:p/>
          </table:table-cell>
          <table:table-cell table:style-name="ACE-0" table:formula="of:=IF([.U278]&gt;0;&quot;U-Th&quot;;&quot;&quot;)" office:value-type="string" office:string-value="U-Th">
            <text:p>U-Th</text:p>
          </table:table-cell>
          <table:table-cell table:style-name="ACE-0" office:value-type="string">
            <text:p>U-Th</text:p>
          </table:table-cell>
          <table:table-cell table:style-name="ACE-0" office:value-type="string">
            <text:p>325-M0039A-04R-1W_16-23</text:p>
          </table:table-cell>
          <table:table-cell table:style-name="ACE-1" table:formula="of:=IF([.M278]&lt;&gt;&quot;NA&quot;;-[.G278]+([.M278]-[.N278])/2-[.N278];-[.G278])" office:value-type="float" office:value="-112.17500000000001">
            <text:p>−112.18</text:p>
          </table:table-cell>
          <table:table-cell table:style-name="ACE-1" table:formula="of:=IF([.M278]&lt;&gt;&quot;NA&quot;;-[.G278]-([.M278]+[.N278])/2-[.N278]/2;-[.G278])" office:value-type="float" office:value="-112.17500000000001">
            <text:p>−112.18</text:p>
          </table:table-cell>
          <table:table-cell table:style-name="ACE-1" table:formula="of:=IF([.M278]&lt;&gt;&quot;NA&quot;;SQRT((([.M278]-[.N278])/2)^2+[.H278]^2);[.H278])" office:value-type="float" office:value="0.88">
            <text:p>0.88</text:p>
          </table:table-cell>
          <table:table-cell table:style-name="ACE-2" table:formula="of:=IF([.M278]&lt;&gt;&quot;NA&quot;;0;-1)" office:value-type="float" office:value="-1">
            <text:p>−1</text:p>
          </table:table-cell>
          <table:table-cell table:style-name="ACE-2" table:formula="of:=IF([.S278]&gt;0;[.S278];[.U278])" office:value-type="float" office:value="14365">
            <text:p>14365</text:p>
          </table:table-cell>
          <table:table-cell table:style-name="ACE-2" table:formula="of:=IF([.T278]&gt;0;[.T278];[.V278])" office:value-type="float" office:value="14">
            <text:p>14</text:p>
          </table:table-cell>
          <table:table-cell table:number-columns-repeated="224" table:style-name="ACE-0"/>
        </table:table-row>
        <table:table-row table:style-name="AROW-1">
          <table:table-cell table:style-name="ACE-0" office:value-type="string">
            <text:p>325-M0039A-04R-1W_40-51</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Batch 4</text:p>
          </table:table-cell>
          <table:table-cell table:style-name="ACE-1" office:value-type="float" office:value="112.435">
            <text:p>112.44</text:p>
          </table:table-cell>
          <table:table-cell table:style-name="ACE-0" office:value-type="float" office:value="0.88">
            <text:p>0.88</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60">
            <text:p>6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166">
            <text:p>15166</text:p>
          </table:table-cell>
          <table:table-cell table:style-name="ACE-0" office:value-type="float" office:value="72">
            <text:p>72</text:p>
          </table:table-cell>
          <table:table-cell table:style-name="ACE-0" table:formula="of:=IF([.Q279]&gt;0;&quot;marine&quot;;&quot;&quot;)" office:value-type="string" office:string-value="">
            <text:p/>
          </table:table-cell>
          <table:table-cell table:style-name="ACE-0" table:formula="of:=IF([.U279]&gt;0;&quot;U-Th&quot;;&quot;&quot;)" office:value-type="string" office:string-value="U-Th">
            <text:p>U-Th</text:p>
          </table:table-cell>
          <table:table-cell table:style-name="ACE-0" office:value-type="string">
            <text:p>U-Th</text:p>
          </table:table-cell>
          <table:table-cell table:style-name="ACE-0" office:value-type="string">
            <text:p>325-M0039A-04R-1W_40-51</text:p>
          </table:table-cell>
          <table:table-cell table:style-name="ACE-1" table:formula="of:=IF([.M279]&lt;&gt;&quot;NA&quot;;-[.G279]+([.M279]-[.N279])/2-[.N279];-[.G279])" office:value-type="float" office:value="-82.435000000000002">
            <text:p>−82.44</text:p>
          </table:table-cell>
          <table:table-cell table:style-name="ACE-1" table:formula="of:=IF([.M279]&lt;&gt;&quot;NA&quot;;-[.G279]-([.M279]+[.N279])/2-[.N279]/2;-[.G279])" office:value-type="float" office:value="-142.435">
            <text:p>−142.44</text:p>
          </table:table-cell>
          <table:table-cell table:style-name="ACE-1" table:formula="of:=IF([.M279]&lt;&gt;&quot;NA&quot;;SQRT((([.M279]-[.N279])/2)^2+[.H279]^2);[.H279])" office:value-type="float" office:value="30.012903891493071">
            <text:p>30.01</text:p>
          </table:table-cell>
          <table:table-cell table:style-name="ACE-2" table:formula="of:=IF([.M279]&lt;&gt;&quot;NA&quot;;0;-1)" office:value-type="float" office:value="0">
            <text:p>0</text:p>
          </table:table-cell>
          <table:table-cell table:style-name="ACE-2" table:formula="of:=IF([.S279]&gt;0;[.S279];[.U279])" office:value-type="float" office:value="15166">
            <text:p>15166</text:p>
          </table:table-cell>
          <table:table-cell table:style-name="ACE-2" table:formula="of:=IF([.T279]&gt;0;[.T279];[.V279])" office:value-type="float" office:value="72">
            <text:p>72</text:p>
          </table:table-cell>
          <table:table-cell table:number-columns-repeated="224" table:style-name="ACE-0"/>
        </table:table-row>
        <table:table-row table:style-name="AROW-1">
          <table:table-cell table:style-name="ACE-0" office:value-type="string">
            <text:p>325-M0039A-05R-CCW_8-12</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3223</text:p>
          </table:table-cell>
          <table:table-cell table:style-name="ACE-1" office:value-type="float" office:value="113.91">
            <text:p>113.91</text:p>
          </table:table-cell>
          <table:table-cell table:style-name="ACE-0" office:value-type="float" office:value="1.05">
            <text:p>1.05</text:p>
          </table:table-cell>
          <table:table-cell table:style-name="ACE-0" office:value-type="string">
            <text:p>Coral</text:p>
          </table:table-cell>
          <table:table-cell table:style-name="ACE-0" office:value-type="string">
            <text:p>Platygyra gr. daedalea (?)*</text:p>
          </table:table-cell>
          <table:table-cell table:style-name="ACE-0"/>
          <table:table-cell table:style-name="ACE-0" office:value-type="string">
            <text:p>IS?</text:p>
          </table:table-cell>
          <table:table-cell table:style-name="ACE-0" office:value-type="float" office:value="60">
            <text:p>60</text:p>
          </table:table-cell>
          <table:table-cell table:style-name="ACE-0" office:value-type="float" office:value="0">
            <text:p>0</text:p>
          </table:table-cell>
          <table:table-cell table:style-name="ACE-1" office:value-type="float" office:value="2.3304788972601589">
            <text:p>2.33</text:p>
          </table:table-cell>
          <table:table-cell table:style-name="ACE-1" office:value-type="float" office:value="3.6517305392533217">
            <text:p>3.65</text:p>
          </table:table-cell>
          <table:table-cell table:style-name="ACE-2" office:value-type="float" office:value="13477.095411623213">
            <text:p>13477</text:p>
          </table:table-cell>
          <table:table-cell table:style-name="ACE-2" office:value-type="float" office:value="103.40069455612519">
            <text:p>103</text:p>
          </table:table-cell>
          <table:table-cell table:style-name="ACE-0" office:value-type="float" office:value="15640">
            <text:p>15640</text:p>
          </table:table-cell>
          <table:table-cell table:style-name="ACE-0" office:value-type="float" office:value="345">
            <text:p>345</text:p>
          </table:table-cell>
          <table:table-cell table:number-columns-repeated="2" table:style-name="ACE-0"/>
          <table:table-cell table:style-name="ACE-0" table:formula="of:=IF([.Q280]&gt;0;&quot;marine&quot;;&quot;&quot;)" office:value-type="string" office:string-value="marine">
            <text:p>marine</text:p>
          </table:table-cell>
          <table:table-cell table:style-name="ACE-0" table:formula="of:=IF([.U280]&gt;0;&quot;U-Th&quot;;&quot;&quot;)" office:value-type="string" office:string-value="">
            <text:p/>
          </table:table-cell>
          <table:table-cell table:style-name="ACE-0" office:value-type="string">
            <text:p>marine</text:p>
          </table:table-cell>
          <table:table-cell table:style-name="ACE-0" office:value-type="string">
            <text:p>325-M0039A-05R-CCW_8-12</text:p>
          </table:table-cell>
          <table:table-cell table:style-name="ACE-1" table:formula="of:=IF([.M280]&lt;&gt;&quot;NA&quot;;-[.G280]+([.M280]-[.N280])/2-[.N280];-[.G280])" office:value-type="float" office:value="-83.909999999999997">
            <text:p>−83.91</text:p>
          </table:table-cell>
          <table:table-cell table:style-name="ACE-1" table:formula="of:=IF([.M280]&lt;&gt;&quot;NA&quot;;-[.G280]-([.M280]+[.N280])/2-[.N280]/2;-[.G280])" office:value-type="float" office:value="-143.91">
            <text:p>−143.91</text:p>
          </table:table-cell>
          <table:table-cell table:style-name="ACE-1" table:formula="of:=IF([.M280]&lt;&gt;&quot;NA&quot;;SQRT((([.M280]-[.N280])/2)^2+[.H280]^2);[.H280])" office:value-type="float" office:value="30.01836937610036">
            <text:p>30.02</text:p>
          </table:table-cell>
          <table:table-cell table:style-name="ACE-2" table:formula="of:=IF([.M280]&lt;&gt;&quot;NA&quot;;0;-1)" office:value-type="float" office:value="0">
            <text:p>0</text:p>
          </table:table-cell>
          <table:table-cell table:style-name="ACE-2" table:formula="of:=IF([.S280]&gt;0;[.S280];[.U280])" office:value-type="float" office:value="15640">
            <text:p>15640</text:p>
          </table:table-cell>
          <table:table-cell table:style-name="ACE-2" table:formula="of:=IF([.T280]&gt;0;[.T280];[.V280])" office:value-type="float" office:value="345">
            <text:p>345</text:p>
          </table:table-cell>
          <table:table-cell table:number-columns-repeated="224" table:style-name="ACE-0"/>
        </table:table-row>
        <table:table-row table:style-name="AROW-1">
          <table:table-cell table:style-name="ACE-0" office:value-type="string">
            <text:p>325-M0039A-07R-1W_38-44C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4019</text:p>
          </table:table-cell>
          <table:table-cell table:style-name="ACE-1" office:value-type="float" office:value="116.89">
            <text:p>116.89</text:p>
          </table:table-cell>
          <table:table-cell table:style-name="ACE-0" office:value-type="float" office:value="0.42999999999999999">
            <text:p>0.43</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79680550712212639">
            <text:p>−0.80</text:p>
          </table:table-cell>
          <table:table-cell table:style-name="ACE-1" office:value-type="float" office:value="1.0015334108725453">
            <text:p>1.00</text:p>
          </table:table-cell>
          <table:table-cell table:style-name="ACE-2" office:value-type="float" office:value="14084.228337796827">
            <text:p>14084</text:p>
          </table:table-cell>
          <table:table-cell table:style-name="ACE-2" office:value-type="float" office:value="45.276620253116413">
            <text:p>45</text:p>
          </table:table-cell>
          <table:table-cell table:style-name="ACE-0" office:value-type="float" office:value="16513">
            <text:p>16513</text:p>
          </table:table-cell>
          <table:table-cell table:style-name="ACE-0" office:value-type="float" office:value="233">
            <text:p>233</text:p>
          </table:table-cell>
          <table:table-cell table:number-columns-repeated="2" table:style-name="ACE-0"/>
          <table:table-cell table:style-name="ACE-0" table:formula="of:=IF([.Q281]&gt;0;&quot;marine&quot;;&quot;&quot;)" office:value-type="string" office:string-value="marine">
            <text:p>marine</text:p>
          </table:table-cell>
          <table:table-cell table:style-name="ACE-0" table:formula="of:=IF([.U281]&gt;0;&quot;U-Th&quot;;&quot;&quot;)" office:value-type="string" office:string-value="">
            <text:p/>
          </table:table-cell>
          <table:table-cell table:style-name="ACE-0" office:value-type="string">
            <text:p>marine</text:p>
          </table:table-cell>
          <table:table-cell table:style-name="ACE-0" office:value-type="string">
            <text:p>325-M0039A-07R-1W_38-44C0</text:p>
          </table:table-cell>
          <table:table-cell table:style-name="ACE-1" table:formula="of:=IF([.M281]&lt;&gt;&quot;NA&quot;;-[.G281]+([.M281]-[.N281])/2-[.N281];-[.G281])" office:value-type="float" office:value="-111.89">
            <text:p>−111.89</text:p>
          </table:table-cell>
          <table:table-cell table:style-name="ACE-1" table:formula="of:=IF([.M281]&lt;&gt;&quot;NA&quot;;-[.G281]-([.M281]+[.N281])/2-[.N281]/2;-[.G281])" office:value-type="float" office:value="-121.89">
            <text:p>−121.89</text:p>
          </table:table-cell>
          <table:table-cell table:style-name="ACE-1" table:formula="of:=IF([.M281]&lt;&gt;&quot;NA&quot;;SQRT((([.M281]-[.N281])/2)^2+[.H281]^2);[.H281])" office:value-type="float" office:value="5.01845593783586">
            <text:p>5.02</text:p>
          </table:table-cell>
          <table:table-cell table:style-name="ACE-2" table:formula="of:=IF([.M281]&lt;&gt;&quot;NA&quot;;0;-1)" office:value-type="float" office:value="0">
            <text:p>0</text:p>
          </table:table-cell>
          <table:table-cell table:style-name="ACE-2" table:formula="of:=IF([.S281]&gt;0;[.S281];[.U281])" office:value-type="float" office:value="16513">
            <text:p>16513</text:p>
          </table:table-cell>
          <table:table-cell table:style-name="ACE-2" table:formula="of:=IF([.T281]&gt;0;[.T281];[.V281])" office:value-type="float" office:value="233">
            <text:p>233</text:p>
          </table:table-cell>
          <table:table-cell table:number-columns-repeated="224" table:style-name="ACE-0"/>
        </table:table-row>
        <table:table-row table:style-name="AROW-1">
          <table:table-cell table:style-name="ACE-0" office:value-type="string">
            <text:p>325-M0039A-07R-1W_38-44Coral</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2807</text:p>
          </table:table-cell>
          <table:table-cell table:style-name="ACE-1" office:value-type="float" office:value="116.89">
            <text:p>116.89</text:p>
          </table:table-cell>
          <table:table-cell table:style-name="ACE-0" office:value-type="float" office:value="0.42999999999999999">
            <text:p>0.43</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6760918569015169">
            <text:p>−2.68</text:p>
          </table:table-cell>
          <table:table-cell table:style-name="ACE-1" office:value-type="float" office:value="0.5031610088442493">
            <text:p>0.50</text:p>
          </table:table-cell>
          <table:table-cell table:style-name="ACE-2" office:value-type="float" office:value="14074.320413981135">
            <text:p>14074</text:p>
          </table:table-cell>
          <table:table-cell table:style-name="ACE-2" office:value-type="float" office:value="87.647920995428166">
            <text:p>88</text:p>
          </table:table-cell>
          <table:table-cell table:style-name="ACE-0" office:value-type="float" office:value="16517">
            <text:p>16517</text:p>
          </table:table-cell>
          <table:table-cell table:style-name="ACE-0" office:value-type="float" office:value="313">
            <text:p>313</text:p>
          </table:table-cell>
          <table:table-cell table:number-columns-repeated="2" table:style-name="ACE-0"/>
          <table:table-cell table:style-name="ACE-0" table:formula="of:=IF([.Q282]&gt;0;&quot;marine&quot;;&quot;&quot;)" office:value-type="string" office:string-value="marine">
            <text:p>marine</text:p>
          </table:table-cell>
          <table:table-cell table:style-name="ACE-0" table:formula="of:=IF([.U282]&gt;0;&quot;U-Th&quot;;&quot;&quot;)" office:value-type="string" office:string-value="">
            <text:p/>
          </table:table-cell>
          <table:table-cell table:style-name="ACE-0" office:value-type="string">
            <text:p>marine</text:p>
          </table:table-cell>
          <table:table-cell table:style-name="ACE-0" office:value-type="string">
            <text:p>325-M0039A-07R-1W_38-44Coral</text:p>
          </table:table-cell>
          <table:table-cell table:style-name="ACE-1" table:formula="of:=IF([.M282]&lt;&gt;&quot;NA&quot;;-[.G282]+([.M282]-[.N282])/2-[.N282];-[.G282])" office:value-type="float" office:value="-111.89">
            <text:p>−111.89</text:p>
          </table:table-cell>
          <table:table-cell table:style-name="ACE-1" table:formula="of:=IF([.M282]&lt;&gt;&quot;NA&quot;;-[.G282]-([.M282]+[.N282])/2-[.N282]/2;-[.G282])" office:value-type="float" office:value="-121.89">
            <text:p>−121.89</text:p>
          </table:table-cell>
          <table:table-cell table:style-name="ACE-1" table:formula="of:=IF([.M282]&lt;&gt;&quot;NA&quot;;SQRT((([.M282]-[.N282])/2)^2+[.H282]^2);[.H282])" office:value-type="float" office:value="5.01845593783586">
            <text:p>5.02</text:p>
          </table:table-cell>
          <table:table-cell table:style-name="ACE-2" table:formula="of:=IF([.M282]&lt;&gt;&quot;NA&quot;;0;-1)" office:value-type="float" office:value="0">
            <text:p>0</text:p>
          </table:table-cell>
          <table:table-cell table:style-name="ACE-2" table:formula="of:=IF([.S282]&gt;0;[.S282];[.U282])" office:value-type="float" office:value="16517">
            <text:p>16517</text:p>
          </table:table-cell>
          <table:table-cell table:style-name="ACE-2" table:formula="of:=IF([.T282]&gt;0;[.T282];[.V282])" office:value-type="float" office:value="313">
            <text:p>313</text:p>
          </table:table-cell>
          <table:table-cell table:number-columns-repeated="224" table:style-name="ACE-0"/>
        </table:table-row>
        <table:table-row table:style-name="AROW-1">
          <table:table-cell table:style-name="ACE-0" office:value-type="string">
            <text:p>325-M0039A-07R-1W_9-1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230</text:p>
          </table:table-cell>
          <table:table-cell table:style-name="ACE-1" office:value-type="float" office:value="116.60000000000001">
            <text:p>116.60</text:p>
          </table:table-cell>
          <table:table-cell table:style-name="ACE-0" office:value-type="float" office:value="0.42999999999999999">
            <text:p>0.4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4864999999999999">
            <text:p>−1.49</text:p>
          </table:table-cell>
          <table:table-cell table:style-name="ACE-1" office:value-type="float" office:value="0.74399999999999999">
            <text:p>0.74</text:p>
          </table:table-cell>
          <table:table-cell table:style-name="ACE-2" office:value-type="float" office:value="14390">
            <text:p>14390</text:p>
          </table:table-cell>
          <table:table-cell table:style-name="ACE-2" office:value-type="float" office:value="50">
            <text:p>50</text:p>
          </table:table-cell>
          <table:table-cell table:style-name="ACE-0" office:value-type="float" office:value="16935">
            <text:p>16935</text:p>
          </table:table-cell>
          <table:table-cell table:style-name="ACE-0" office:value-type="float" office:value="245">
            <text:p>245</text:p>
          </table:table-cell>
          <table:table-cell table:number-columns-repeated="2" table:style-name="ACE-0"/>
          <table:table-cell table:style-name="ACE-0" table:formula="of:=IF([.Q283]&gt;0;&quot;marine&quot;;&quot;&quot;)" office:value-type="string" office:string-value="marine">
            <text:p>marine</text:p>
          </table:table-cell>
          <table:table-cell table:style-name="ACE-0" table:formula="of:=IF([.U283]&gt;0;&quot;U-Th&quot;;&quot;&quot;)" office:value-type="string" office:string-value="">
            <text:p/>
          </table:table-cell>
          <table:table-cell table:style-name="ACE-0" office:value-type="string">
            <text:p>marine</text:p>
          </table:table-cell>
          <table:table-cell table:style-name="ACE-0" office:value-type="string">
            <text:p>325-M0039A-07R-1W_9-15</text:p>
          </table:table-cell>
          <table:table-cell table:style-name="ACE-1" table:formula="of:=IF([.M283]&lt;&gt;&quot;NA&quot;;-[.G283]+([.M283]-[.N283])/2-[.N283];-[.G283])" office:value-type="float" office:value="-111.60000000000001">
            <text:p>−111.60</text:p>
          </table:table-cell>
          <table:table-cell table:style-name="ACE-1" table:formula="of:=IF([.M283]&lt;&gt;&quot;NA&quot;;-[.G283]-([.M283]+[.N283])/2-[.N283]/2;-[.G283])" office:value-type="float" office:value="-121.60000000000001">
            <text:p>−121.60</text:p>
          </table:table-cell>
          <table:table-cell table:style-name="ACE-1" table:formula="of:=IF([.M283]&lt;&gt;&quot;NA&quot;;SQRT((([.M283]-[.N283])/2)^2+[.H283]^2);[.H283])" office:value-type="float" office:value="5.01845593783586">
            <text:p>5.02</text:p>
          </table:table-cell>
          <table:table-cell table:style-name="ACE-2" table:formula="of:=IF([.M283]&lt;&gt;&quot;NA&quot;;0;-1)" office:value-type="float" office:value="0">
            <text:p>0</text:p>
          </table:table-cell>
          <table:table-cell table:style-name="ACE-2" table:formula="of:=IF([.S283]&gt;0;[.S283];[.U283])" office:value-type="float" office:value="16935">
            <text:p>16935</text:p>
          </table:table-cell>
          <table:table-cell table:style-name="ACE-2" table:formula="of:=IF([.T283]&gt;0;[.T283];[.V283])" office:value-type="float" office:value="245">
            <text:p>245</text:p>
          </table:table-cell>
          <table:table-cell table:number-columns-repeated="224" table:style-name="ACE-0"/>
        </table:table-row>
        <table:table-row table:style-name="AROW-1">
          <table:table-cell table:style-name="ACE-0" office:value-type="string">
            <text:p>325-M0039A-08R-1W_50-5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115</text:p>
          </table:table-cell>
          <table:table-cell table:style-name="ACE-1" office:value-type="float" office:value="117.99000000000001">
            <text:p>117.99</text:p>
          </table:table-cell>
          <table:table-cell table:style-name="ACE-0" office:value-type="float" office:value="0.56999999999999995">
            <text:p>0.57</text:p>
          </table:table-cell>
          <table:table-cell table:style-name="ACE-0" office:value-type="string">
            <text:p>Coral</text:p>
          </table:table-cell>
          <table:table-cell table:style-name="ACE-0" office:value-type="string">
            <text:p>Astre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6529157096721292">
            <text:p>1.65</text:p>
          </table:table-cell>
          <table:table-cell table:style-name="ACE-1" office:value-type="float" office:value="2.0574184800908131">
            <text:p>2.06</text:p>
          </table:table-cell>
          <table:table-cell table:style-name="ACE-2" office:value-type="float" office:value="13767.694201924513">
            <text:p>13768</text:p>
          </table:table-cell>
          <table:table-cell table:style-name="ACE-2" office:value-type="float" office:value="76.506888579080822">
            <text:p>77</text:p>
          </table:table-cell>
          <table:table-cell table:style-name="ACE-0" office:value-type="float" office:value="16048">
            <text:p>16048</text:p>
          </table:table-cell>
          <table:table-cell table:style-name="ACE-0" office:value-type="float" office:value="241">
            <text:p>241</text:p>
          </table:table-cell>
          <table:table-cell table:number-columns-repeated="2" table:style-name="ACE-0"/>
          <table:table-cell table:style-name="ACE-0" table:formula="of:=IF([.Q284]&gt;0;&quot;marine&quot;;&quot;&quot;)" office:value-type="string" office:string-value="marine">
            <text:p>marine</text:p>
          </table:table-cell>
          <table:table-cell table:style-name="ACE-0" table:formula="of:=IF([.U284]&gt;0;&quot;U-Th&quot;;&quot;&quot;)" office:value-type="string" office:string-value="">
            <text:p/>
          </table:table-cell>
          <table:table-cell table:style-name="ACE-0" office:value-type="string">
            <text:p>marine</text:p>
          </table:table-cell>
          <table:table-cell table:style-name="ACE-0" office:value-type="string">
            <text:p>325-M0039A-08R-1W_50-52</text:p>
          </table:table-cell>
          <table:table-cell table:style-name="ACE-1" table:formula="of:=IF([.M284]&lt;&gt;&quot;NA&quot;;-[.G284]+([.M284]-[.N284])/2-[.N284];-[.G284])" office:value-type="float" office:value="-112.99000000000001">
            <text:p>−112.99</text:p>
          </table:table-cell>
          <table:table-cell table:style-name="ACE-1" table:formula="of:=IF([.M284]&lt;&gt;&quot;NA&quot;;-[.G284]-([.M284]+[.N284])/2-[.N284]/2;-[.G284])" office:value-type="float" office:value="-122.99000000000001">
            <text:p>−122.99</text:p>
          </table:table-cell>
          <table:table-cell table:style-name="ACE-1" table:formula="of:=IF([.M284]&lt;&gt;&quot;NA&quot;;SQRT((([.M284]-[.N284])/2)^2+[.H284]^2);[.H284])" office:value-type="float" office:value="5.0323851203976826">
            <text:p>5.03</text:p>
          </table:table-cell>
          <table:table-cell table:style-name="ACE-2" table:formula="of:=IF([.M284]&lt;&gt;&quot;NA&quot;;0;-1)" office:value-type="float" office:value="0">
            <text:p>0</text:p>
          </table:table-cell>
          <table:table-cell table:style-name="ACE-2" table:formula="of:=IF([.S284]&gt;0;[.S284];[.U284])" office:value-type="float" office:value="16048">
            <text:p>16048</text:p>
          </table:table-cell>
          <table:table-cell table:style-name="ACE-2" table:formula="of:=IF([.T284]&gt;0;[.T284];[.V284])" office:value-type="float" office:value="241">
            <text:p>241</text:p>
          </table:table-cell>
          <table:table-cell table:number-columns-repeated="224" table:style-name="ACE-0"/>
        </table:table-row>
        <table:table-row table:style-name="AROW-1">
          <table:table-cell table:style-name="ACE-0" office:value-type="string">
            <text:p>325-M0039A-08R-1W_6-11</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3217</text:p>
          </table:table-cell>
          <table:table-cell table:style-name="ACE-1" office:value-type="float" office:value="117.565">
            <text:p>117.56</text:p>
          </table:table-cell>
          <table:table-cell table:style-name="ACE-0" office:value-type="float" office:value="0.56999999999999995">
            <text:p>0.57</text:p>
          </table:table-cell>
          <table:table-cell table:style-name="ACE-0" office:value-type="string">
            <text:p>Coral</text:p>
          </table:table-cell>
          <table:table-cell table:style-name="ACE-0" office:value-type="string">
            <text:p>Astre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6399676568087971">
            <text:p>−4.64</text:p>
          </table:table-cell>
          <table:table-cell table:style-name="ACE-1" office:value-type="float" office:value="9.3556177223156709">
            <text:p>9.36</text:p>
          </table:table-cell>
          <table:table-cell table:style-name="ACE-2" office:value-type="float" office:value="14237.837911622462">
            <text:p>14238</text:p>
          </table:table-cell>
          <table:table-cell table:style-name="ACE-2" office:value-type="float" office:value="131.59357116143701">
            <text:p>132</text:p>
          </table:table-cell>
          <table:table-cell table:style-name="ACE-0" office:value-type="float" office:value="16730">
            <text:p>16730</text:p>
          </table:table-cell>
          <table:table-cell table:style-name="ACE-0" office:value-type="float" office:value="422">
            <text:p>422</text:p>
          </table:table-cell>
          <table:table-cell table:number-columns-repeated="2" table:style-name="ACE-0"/>
          <table:table-cell table:style-name="ACE-0" table:formula="of:=IF([.Q285]&gt;0;&quot;marine&quot;;&quot;&quot;)" office:value-type="string" office:string-value="marine">
            <text:p>marine</text:p>
          </table:table-cell>
          <table:table-cell table:style-name="ACE-0" table:formula="of:=IF([.U285]&gt;0;&quot;U-Th&quot;;&quot;&quot;)" office:value-type="string" office:string-value="">
            <text:p/>
          </table:table-cell>
          <table:table-cell table:style-name="ACE-0" office:value-type="string">
            <text:p>marine</text:p>
          </table:table-cell>
          <table:table-cell table:style-name="ACE-0" office:value-type="string">
            <text:p>325-M0039A-08R-1W_6-11</text:p>
          </table:table-cell>
          <table:table-cell table:style-name="ACE-1" table:formula="of:=IF([.M285]&lt;&gt;&quot;NA&quot;;-[.G285]+([.M285]-[.N285])/2-[.N285];-[.G285])" office:value-type="float" office:value="-112.565">
            <text:p>−112.56</text:p>
          </table:table-cell>
          <table:table-cell table:style-name="ACE-1" table:formula="of:=IF([.M285]&lt;&gt;&quot;NA&quot;;-[.G285]-([.M285]+[.N285])/2-[.N285]/2;-[.G285])" office:value-type="float" office:value="-122.565">
            <text:p>−122.56</text:p>
          </table:table-cell>
          <table:table-cell table:style-name="ACE-1" table:formula="of:=IF([.M285]&lt;&gt;&quot;NA&quot;;SQRT((([.M285]-[.N285])/2)^2+[.H285]^2);[.H285])" office:value-type="float" office:value="5.0323851203976826">
            <text:p>5.03</text:p>
          </table:table-cell>
          <table:table-cell table:style-name="ACE-2" table:formula="of:=IF([.M285]&lt;&gt;&quot;NA&quot;;0;-1)" office:value-type="float" office:value="0">
            <text:p>0</text:p>
          </table:table-cell>
          <table:table-cell table:style-name="ACE-2" table:formula="of:=IF([.S285]&gt;0;[.S285];[.U285])" office:value-type="float" office:value="16730">
            <text:p>16730</text:p>
          </table:table-cell>
          <table:table-cell table:style-name="ACE-2" table:formula="of:=IF([.T285]&gt;0;[.T285];[.V285])" office:value-type="float" office:value="422">
            <text:p>422</text:p>
          </table:table-cell>
          <table:table-cell table:number-columns-repeated="224" table:style-name="ACE-0"/>
        </table:table-row>
        <table:table-row table:style-name="AROW-1">
          <table:table-cell table:style-name="ACE-0" office:value-type="string">
            <text:p>325-M0039A-08R-1W_68-75</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3221</text:p>
          </table:table-cell>
          <table:table-cell table:style-name="ACE-1" office:value-type="float" office:value="118.19500000000001">
            <text:p>118.20</text:p>
          </table:table-cell>
          <table:table-cell table:style-name="ACE-0" office:value-type="float" office:value="0.56999999999999995">
            <text:p>0.57</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7.23782484201298">
            <text:p>17.24</text:p>
          </table:table-cell>
          <table:table-cell table:style-name="ACE-1" office:value-type="float" office:value="14.051185652410553">
            <text:p>14.05</text:p>
          </table:table-cell>
          <table:table-cell table:style-name="ACE-2" office:value-type="float" office:value="14552.092205043678">
            <text:p>14552</text:p>
          </table:table-cell>
          <table:table-cell table:style-name="ACE-2" office:value-type="float" office:value="157.88678031535798">
            <text:p>158</text:p>
          </table:table-cell>
          <table:table-cell table:style-name="ACE-0" office:value-type="float" office:value="17141">
            <text:p>17141</text:p>
          </table:table-cell>
          <table:table-cell table:style-name="ACE-0" office:value-type="float" office:value="477">
            <text:p>477</text:p>
          </table:table-cell>
          <table:table-cell table:number-columns-repeated="2" table:style-name="ACE-0"/>
          <table:table-cell table:style-name="ACE-0" table:formula="of:=IF([.Q286]&gt;0;&quot;marine&quot;;&quot;&quot;)" office:value-type="string" office:string-value="marine">
            <text:p>marine</text:p>
          </table:table-cell>
          <table:table-cell table:style-name="ACE-0" table:formula="of:=IF([.U286]&gt;0;&quot;U-Th&quot;;&quot;&quot;)" office:value-type="string" office:string-value="">
            <text:p/>
          </table:table-cell>
          <table:table-cell table:style-name="ACE-0" office:value-type="string">
            <text:p>marine</text:p>
          </table:table-cell>
          <table:table-cell table:style-name="ACE-0" office:value-type="string">
            <text:p>325-M0039A-08R-1W_68-75</text:p>
          </table:table-cell>
          <table:table-cell table:style-name="ACE-1" table:formula="of:=IF([.M286]&lt;&gt;&quot;NA&quot;;-[.G286]+([.M286]-[.N286])/2-[.N286];-[.G286])" office:value-type="float" office:value="-113.19500000000001">
            <text:p>−113.20</text:p>
          </table:table-cell>
          <table:table-cell table:style-name="ACE-1" table:formula="of:=IF([.M286]&lt;&gt;&quot;NA&quot;;-[.G286]-([.M286]+[.N286])/2-[.N286]/2;-[.G286])" office:value-type="float" office:value="-123.19500000000001">
            <text:p>−123.20</text:p>
          </table:table-cell>
          <table:table-cell table:style-name="ACE-1" table:formula="of:=IF([.M286]&lt;&gt;&quot;NA&quot;;SQRT((([.M286]-[.N286])/2)^2+[.H286]^2);[.H286])" office:value-type="float" office:value="5.0323851203976826">
            <text:p>5.03</text:p>
          </table:table-cell>
          <table:table-cell table:style-name="ACE-2" table:formula="of:=IF([.M286]&lt;&gt;&quot;NA&quot;;0;-1)" office:value-type="float" office:value="0">
            <text:p>0</text:p>
          </table:table-cell>
          <table:table-cell table:style-name="ACE-2" table:formula="of:=IF([.S286]&gt;0;[.S286];[.U286])" office:value-type="float" office:value="17141">
            <text:p>17141</text:p>
          </table:table-cell>
          <table:table-cell table:style-name="ACE-2" table:formula="of:=IF([.T286]&gt;0;[.T286];[.V286])" office:value-type="float" office:value="477">
            <text:p>477</text:p>
          </table:table-cell>
          <table:table-cell table:number-columns-repeated="224" table:style-name="ACE-0"/>
        </table:table-row>
        <table:table-row table:style-name="AROW-1">
          <table:table-cell table:style-name="ACE-0" office:value-type="string">
            <text:p>325-M0039A-08R-1W_77-8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231</text:p>
          </table:table-cell>
          <table:table-cell table:style-name="ACE-1" office:value-type="float" office:value="118.285">
            <text:p>118.28</text:p>
          </table:table-cell>
          <table:table-cell table:style-name="ACE-0" office:value-type="float" office:value="0.56999999999999995">
            <text:p>0.5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5209999999999999">
            <text:p>2.52</text:p>
          </table:table-cell>
          <table:table-cell table:style-name="ACE-1" office:value-type="float" office:value="0.52000000000000002">
            <text:p>0.52</text:p>
          </table:table-cell>
          <table:table-cell table:style-name="ACE-2" office:value-type="float" office:value="14390">
            <text:p>14390</text:p>
          </table:table-cell>
          <table:table-cell table:style-name="ACE-2" office:value-type="float" office:value="50">
            <text:p>50</text:p>
          </table:table-cell>
          <table:table-cell table:style-name="ACE-0" office:value-type="float" office:value="16935">
            <text:p>16935</text:p>
          </table:table-cell>
          <table:table-cell table:style-name="ACE-0" office:value-type="float" office:value="245">
            <text:p>245</text:p>
          </table:table-cell>
          <table:table-cell table:number-columns-repeated="2" table:style-name="ACE-0"/>
          <table:table-cell table:style-name="ACE-0" table:formula="of:=IF([.Q287]&gt;0;&quot;marine&quot;;&quot;&quot;)" office:value-type="string" office:string-value="marine">
            <text:p>marine</text:p>
          </table:table-cell>
          <table:table-cell table:style-name="ACE-0" table:formula="of:=IF([.U287]&gt;0;&quot;U-Th&quot;;&quot;&quot;)" office:value-type="string" office:string-value="">
            <text:p/>
          </table:table-cell>
          <table:table-cell table:style-name="ACE-0" office:value-type="string">
            <text:p>marine</text:p>
          </table:table-cell>
          <table:table-cell table:style-name="ACE-0" office:value-type="string">
            <text:p>325-M0039A-08R-1W_77-84</text:p>
          </table:table-cell>
          <table:table-cell table:style-name="ACE-1" table:formula="of:=IF([.M287]&lt;&gt;&quot;NA&quot;;-[.G287]+([.M287]-[.N287])/2-[.N287];-[.G287])" office:value-type="float" office:value="-113.285">
            <text:p>−113.28</text:p>
          </table:table-cell>
          <table:table-cell table:style-name="ACE-1" table:formula="of:=IF([.M287]&lt;&gt;&quot;NA&quot;;-[.G287]-([.M287]+[.N287])/2-[.N287]/2;-[.G287])" office:value-type="float" office:value="-123.285">
            <text:p>−123.28</text:p>
          </table:table-cell>
          <table:table-cell table:style-name="ACE-1" table:formula="of:=IF([.M287]&lt;&gt;&quot;NA&quot;;SQRT((([.M287]-[.N287])/2)^2+[.H287]^2);[.H287])" office:value-type="float" office:value="5.0323851203976826">
            <text:p>5.03</text:p>
          </table:table-cell>
          <table:table-cell table:style-name="ACE-2" table:formula="of:=IF([.M287]&lt;&gt;&quot;NA&quot;;0;-1)" office:value-type="float" office:value="0">
            <text:p>0</text:p>
          </table:table-cell>
          <table:table-cell table:style-name="ACE-2" table:formula="of:=IF([.S287]&gt;0;[.S287];[.U287])" office:value-type="float" office:value="16935">
            <text:p>16935</text:p>
          </table:table-cell>
          <table:table-cell table:style-name="ACE-2" table:formula="of:=IF([.T287]&gt;0;[.T287];[.V287])" office:value-type="float" office:value="245">
            <text:p>245</text:p>
          </table:table-cell>
          <table:table-cell table:number-columns-repeated="224" table:style-name="ACE-0"/>
        </table:table-row>
        <table:table-row table:style-name="AROW-1">
          <table:table-cell table:style-name="ACE-0" office:value-type="string">
            <text:p>325-M0039A-09R-1W_0-4</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9017</text:p>
          </table:table-cell>
          <table:table-cell table:style-name="ACE-1" office:value-type="float" office:value="119">
            <text:p>119.00</text:p>
          </table:table-cell>
          <table:table-cell table:style-name="ACE-0" office:value-type="float" office:value="0.83999999999999997">
            <text:p>0.84</text:p>
          </table:table-cell>
          <table:table-cell table:style-name="ACE-0" office:value-type="string">
            <text:p>Coral</text:p>
          </table:table-cell>
          <table:table-cell table:style-name="ACE-0" office:value-type="string">
            <text:p>Montipora? (or 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5811944533601796">
            <text:p>4.58</text:p>
          </table:table-cell>
          <table:table-cell table:style-name="ACE-1" office:value-type="float" office:value="2.4527350272435617">
            <text:p>2.45</text:p>
          </table:table-cell>
          <table:table-cell table:style-name="ACE-2" office:value-type="float" office:value="14333.106930471169">
            <text:p>14333</text:p>
          </table:table-cell>
          <table:table-cell table:style-name="ACE-2" office:value-type="float" office:value="53.319127500827292">
            <text:p>53</text:p>
          </table:table-cell>
          <table:table-cell table:style-name="ACE-0" office:value-type="float" office:value="16845">
            <text:p>16845</text:p>
          </table:table-cell>
          <table:table-cell table:style-name="ACE-0" office:value-type="float" office:value="245">
            <text:p>245</text:p>
          </table:table-cell>
          <table:table-cell table:number-columns-repeated="2" table:style-name="ACE-0"/>
          <table:table-cell table:style-name="ACE-0" table:formula="of:=IF([.Q288]&gt;0;&quot;marine&quot;;&quot;&quot;)" office:value-type="string" office:string-value="marine">
            <text:p>marine</text:p>
          </table:table-cell>
          <table:table-cell table:style-name="ACE-0" table:formula="of:=IF([.U288]&gt;0;&quot;U-Th&quot;;&quot;&quot;)" office:value-type="string" office:string-value="">
            <text:p/>
          </table:table-cell>
          <table:table-cell table:style-name="ACE-0" office:value-type="string">
            <text:p>marine</text:p>
          </table:table-cell>
          <table:table-cell table:style-name="ACE-0" office:value-type="string">
            <text:p>325-M0039A-09R-1W_0-4</text:p>
          </table:table-cell>
          <table:table-cell table:style-name="ACE-1" table:formula="of:=IF([.M288]&lt;&gt;&quot;NA&quot;;-[.G288]+([.M288]-[.N288])/2-[.N288];-[.G288])" office:value-type="float" office:value="-114">
            <text:p>−114.00</text:p>
          </table:table-cell>
          <table:table-cell table:style-name="ACE-1" table:formula="of:=IF([.M288]&lt;&gt;&quot;NA&quot;;-[.G288]-([.M288]+[.N288])/2-[.N288]/2;-[.G288])" office:value-type="float" office:value="-124">
            <text:p>−124.00</text:p>
          </table:table-cell>
          <table:table-cell table:style-name="ACE-1" table:formula="of:=IF([.M288]&lt;&gt;&quot;NA&quot;;SQRT((([.M288]-[.N288])/2)^2+[.H288]^2);[.H288])" office:value-type="float" office:value="5.0700690330605953">
            <text:p>5.07</text:p>
          </table:table-cell>
          <table:table-cell table:style-name="ACE-2" table:formula="of:=IF([.M288]&lt;&gt;&quot;NA&quot;;0;-1)" office:value-type="float" office:value="0">
            <text:p>0</text:p>
          </table:table-cell>
          <table:table-cell table:style-name="ACE-2" table:formula="of:=IF([.S288]&gt;0;[.S288];[.U288])" office:value-type="float" office:value="16845">
            <text:p>16845</text:p>
          </table:table-cell>
          <table:table-cell table:style-name="ACE-2" table:formula="of:=IF([.T288]&gt;0;[.T288];[.V288])" office:value-type="float" office:value="245">
            <text:p>245</text:p>
          </table:table-cell>
          <table:table-cell table:number-columns-repeated="224" table:style-name="ACE-0"/>
        </table:table-row>
        <table:table-row table:style-name="AROW-1">
          <table:table-cell table:style-name="ACE-0" office:value-type="string">
            <text:p>325-M0039A-09R-2W_9-10</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SANU-14226</text:p>
          </table:table-cell>
          <table:table-cell table:style-name="ACE-1" office:value-type="float" office:value="119.63500000000001">
            <text:p>119.64</text:p>
          </table:table-cell>
          <table:table-cell table:style-name="ACE-0" office:value-type="float" office:value="0.83999999999999997">
            <text:p>0.84</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5983999999999998">
            <text:p>−4.60</text:p>
          </table:table-cell>
          <table:table-cell table:style-name="ACE-1" office:value-type="float" office:value="0.22">
            <text:p>0.22</text:p>
          </table:table-cell>
          <table:table-cell table:style-name="ACE-2" office:value-type="float" office:value="14730">
            <text:p>14730</text:p>
          </table:table-cell>
          <table:table-cell table:style-name="ACE-2" office:value-type="float" office:value="50">
            <text:p>50</text:p>
          </table:table-cell>
          <table:table-cell table:style-name="ACE-0" office:value-type="float" office:value="17400">
            <text:p>17400</text:p>
          </table:table-cell>
          <table:table-cell table:style-name="ACE-0" office:value-type="float" office:value="350">
            <text:p>350</text:p>
          </table:table-cell>
          <table:table-cell table:number-columns-repeated="2" table:style-name="ACE-0"/>
          <table:table-cell table:style-name="ACE-0" table:formula="of:=IF([.Q289]&gt;0;&quot;marine&quot;;&quot;&quot;)" office:value-type="string" office:string-value="marine">
            <text:p>marine</text:p>
          </table:table-cell>
          <table:table-cell table:style-name="ACE-0" table:formula="of:=IF([.U289]&gt;0;&quot;U-Th&quot;;&quot;&quot;)" office:value-type="string" office:string-value="">
            <text:p/>
          </table:table-cell>
          <table:table-cell table:style-name="ACE-0" office:value-type="string">
            <text:p>marine</text:p>
          </table:table-cell>
          <table:table-cell table:style-name="ACE-0" office:value-type="string">
            <text:p>325-M0039A-09R-2W_9-10</text:p>
          </table:table-cell>
          <table:table-cell table:style-name="ACE-1" table:formula="of:=IF([.M289]&lt;&gt;&quot;NA&quot;;-[.G289]+([.M289]-[.N289])/2-[.N289];-[.G289])" office:value-type="float" office:value="-114.63500000000001">
            <text:p>−114.64</text:p>
          </table:table-cell>
          <table:table-cell table:style-name="ACE-1" table:formula="of:=IF([.M289]&lt;&gt;&quot;NA&quot;;-[.G289]-([.M289]+[.N289])/2-[.N289]/2;-[.G289])" office:value-type="float" office:value="-124.63500000000001">
            <text:p>−124.64</text:p>
          </table:table-cell>
          <table:table-cell table:style-name="ACE-1" table:formula="of:=IF([.M289]&lt;&gt;&quot;NA&quot;;SQRT((([.M289]-[.N289])/2)^2+[.H289]^2);[.H289])" office:value-type="float" office:value="5.0700690330605953">
            <text:p>5.07</text:p>
          </table:table-cell>
          <table:table-cell table:style-name="ACE-2" table:formula="of:=IF([.M289]&lt;&gt;&quot;NA&quot;;0;-1)" office:value-type="float" office:value="0">
            <text:p>0</text:p>
          </table:table-cell>
          <table:table-cell table:style-name="ACE-2" table:formula="of:=IF([.S289]&gt;0;[.S289];[.U289])" office:value-type="float" office:value="17400">
            <text:p>17400</text:p>
          </table:table-cell>
          <table:table-cell table:style-name="ACE-2" table:formula="of:=IF([.T289]&gt;0;[.T289];[.V289])" office:value-type="float" office:value="350">
            <text:p>350</text:p>
          </table:table-cell>
          <table:table-cell table:number-columns-repeated="224" table:style-name="ACE-0"/>
        </table:table-row>
        <table:table-row table:style-name="AROW-1">
          <table:table-cell table:style-name="ACE-0" office:value-type="string">
            <text:p>325-M0039A-09R-CCW_9-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116</text:p>
          </table:table-cell>
          <table:table-cell table:style-name="ACE-1" office:value-type="float" office:value="119.63500000000001">
            <text:p>119.64</text:p>
          </table:table-cell>
          <table:table-cell table:style-name="ACE-0" office:value-type="float" office:value="0.83999999999999997">
            <text:p>0.84</text:p>
          </table:table-cell>
          <table:table-cell table:style-name="ACE-0" office:value-type="string">
            <text:p>Coral</text:p>
          </table:table-cell>
          <table:table-cell table:style-name="ACE-0" office:value-type="string">
            <text:p>Acroporidae/Poritidae?</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3386539308750116">
            <text:p>−5.34</text:p>
          </table:table-cell>
          <table:table-cell table:style-name="ACE-1" office:value-type="float" office:value="2.8784552428540175">
            <text:p>2.88</text:p>
          </table:table-cell>
          <table:table-cell table:style-name="ACE-2" office:value-type="float" office:value="14716.17463496681">
            <text:p>14716</text:p>
          </table:table-cell>
          <table:table-cell table:style-name="ACE-2" office:value-type="float" office:value="85.021613200000871">
            <text:p>85</text:p>
          </table:table-cell>
          <table:table-cell table:style-name="ACE-0" office:value-type="float" office:value="17403">
            <text:p>17403</text:p>
          </table:table-cell>
          <table:table-cell table:style-name="ACE-0" office:value-type="float" office:value="266">
            <text:p>266</text:p>
          </table:table-cell>
          <table:table-cell table:number-columns-repeated="2" table:style-name="ACE-0"/>
          <table:table-cell table:style-name="ACE-0" table:formula="of:=IF([.Q290]&gt;0;&quot;marine&quot;;&quot;&quot;)" office:value-type="string" office:string-value="marine">
            <text:p>marine</text:p>
          </table:table-cell>
          <table:table-cell table:style-name="ACE-0" table:formula="of:=IF([.U290]&gt;0;&quot;U-Th&quot;;&quot;&quot;)" office:value-type="string" office:string-value="">
            <text:p/>
          </table:table-cell>
          <table:table-cell table:style-name="ACE-0" office:value-type="string">
            <text:p>marine</text:p>
          </table:table-cell>
          <table:table-cell table:style-name="ACE-0" office:value-type="string">
            <text:p>325-M0039A-09R-CCW_9-10</text:p>
          </table:table-cell>
          <table:table-cell table:style-name="ACE-1" table:formula="of:=IF([.M290]&lt;&gt;&quot;NA&quot;;-[.G290]+([.M290]-[.N290])/2-[.N290];-[.G290])" office:value-type="float" office:value="-114.63500000000001">
            <text:p>−114.64</text:p>
          </table:table-cell>
          <table:table-cell table:style-name="ACE-1" table:formula="of:=IF([.M290]&lt;&gt;&quot;NA&quot;;-[.G290]-([.M290]+[.N290])/2-[.N290]/2;-[.G290])" office:value-type="float" office:value="-124.63500000000001">
            <text:p>−124.64</text:p>
          </table:table-cell>
          <table:table-cell table:style-name="ACE-1" table:formula="of:=IF([.M290]&lt;&gt;&quot;NA&quot;;SQRT((([.M290]-[.N290])/2)^2+[.H290]^2);[.H290])" office:value-type="float" office:value="5.0700690330605953">
            <text:p>5.07</text:p>
          </table:table-cell>
          <table:table-cell table:style-name="ACE-2" table:formula="of:=IF([.M290]&lt;&gt;&quot;NA&quot;;0;-1)" office:value-type="float" office:value="0">
            <text:p>0</text:p>
          </table:table-cell>
          <table:table-cell table:style-name="ACE-2" table:formula="of:=IF([.S290]&gt;0;[.S290];[.U290])" office:value-type="float" office:value="17403">
            <text:p>17403</text:p>
          </table:table-cell>
          <table:table-cell table:style-name="ACE-2" table:formula="of:=IF([.T290]&gt;0;[.T290];[.V290])" office:value-type="float" office:value="266">
            <text:p>266</text:p>
          </table:table-cell>
          <table:table-cell table:number-columns-repeated="224" table:style-name="ACE-0"/>
        </table:table-row>
        <table:table-row table:style-name="AROW-1">
          <table:table-cell table:style-name="ACE-0" office:value-type="string">
            <text:p>325-M0039A-10R-1W_10-17</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2436</text:p>
          </table:table-cell>
          <table:table-cell table:style-name="ACE-1" office:value-type="float" office:value="120.61500000000001">
            <text:p>120.62</text:p>
          </table:table-cell>
          <table:table-cell table:style-name="ACE-0" office:value-type="float" office:value="0.01">
            <text:p>0.01</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9398610909807132">
            <text:p>−4.94</text:p>
          </table:table-cell>
          <table:table-cell table:style-name="ACE-1" office:value-type="float" office:value="3.1310184082205916">
            <text:p>3.13</text:p>
          </table:table-cell>
          <table:table-cell table:style-name="ACE-2" office:value-type="float" office:value="13994.635979038299">
            <text:p>13995</text:p>
          </table:table-cell>
          <table:table-cell table:style-name="ACE-2" office:value-type="float" office:value="111.76458296747703">
            <text:p>112</text:p>
          </table:table-cell>
          <table:table-cell table:style-name="ACE-0" office:value-type="float" office:value="16408">
            <text:p>16408</text:p>
          </table:table-cell>
          <table:table-cell table:style-name="ACE-0" office:value-type="float" office:value="366">
            <text:p>366</text:p>
          </table:table-cell>
          <table:table-cell table:number-columns-repeated="2" table:style-name="ACE-0"/>
          <table:table-cell table:style-name="ACE-0" table:formula="of:=IF([.Q291]&gt;0;&quot;marine&quot;;&quot;&quot;)" office:value-type="string" office:string-value="marine">
            <text:p>marine</text:p>
          </table:table-cell>
          <table:table-cell table:style-name="ACE-0" table:formula="of:=IF([.U291]&gt;0;&quot;U-Th&quot;;&quot;&quot;)" office:value-type="string" office:string-value="">
            <text:p/>
          </table:table-cell>
          <table:table-cell table:style-name="ACE-0" office:value-type="string">
            <text:p>marine</text:p>
          </table:table-cell>
          <table:table-cell table:style-name="ACE-0" office:value-type="string">
            <text:p>325-M0039A-10R-1W_10-17</text:p>
          </table:table-cell>
          <table:table-cell table:style-name="ACE-1" table:formula="of:=IF([.M291]&lt;&gt;&quot;NA&quot;;-[.G291]+([.M291]-[.N291])/2-[.N291];-[.G291])" office:value-type="float" office:value="-115.61500000000001">
            <text:p>−115.62</text:p>
          </table:table-cell>
          <table:table-cell table:style-name="ACE-1" table:formula="of:=IF([.M291]&lt;&gt;&quot;NA&quot;;-[.G291]-([.M291]+[.N291])/2-[.N291]/2;-[.G291])" office:value-type="float" office:value="-125.61500000000001">
            <text:p>−125.62</text:p>
          </table:table-cell>
          <table:table-cell table:style-name="ACE-1" table:formula="of:=IF([.M291]&lt;&gt;&quot;NA&quot;;SQRT((([.M291]-[.N291])/2)^2+[.H291]^2);[.H291])" office:value-type="float" office:value="5.0000099999899996">
            <text:p>5.00</text:p>
          </table:table-cell>
          <table:table-cell table:style-name="ACE-2" table:formula="of:=IF([.M291]&lt;&gt;&quot;NA&quot;;0;-1)" office:value-type="float" office:value="0">
            <text:p>0</text:p>
          </table:table-cell>
          <table:table-cell table:style-name="ACE-2" table:formula="of:=IF([.S291]&gt;0;[.S291];[.U291])" office:value-type="float" office:value="16408">
            <text:p>16408</text:p>
          </table:table-cell>
          <table:table-cell table:style-name="ACE-2" table:formula="of:=IF([.T291]&gt;0;[.T291];[.V291])" office:value-type="float" office:value="366">
            <text:p>366</text:p>
          </table:table-cell>
          <table:table-cell table:number-columns-repeated="224" table:style-name="ACE-0"/>
        </table:table-row>
        <table:table-row table:style-name="AROW-1">
          <table:table-cell table:style-name="ACE-0" office:value-type="string">
            <text:p>325-M0039A-10R-1W_32-39</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Supple-A</text:p>
          </table:table-cell>
          <table:table-cell table:style-name="ACE-1" office:value-type="float" office:value="120.83500000000001">
            <text:p>120.84</text:p>
          </table:table-cell>
          <table:table-cell table:style-name="ACE-0" office:value-type="float" office:value="0.01">
            <text:p>0.01</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128">
            <text:p>17128</text:p>
          </table:table-cell>
          <table:table-cell table:style-name="ACE-0" office:value-type="float" office:value="42">
            <text:p>42</text:p>
          </table:table-cell>
          <table:table-cell table:style-name="ACE-0" table:formula="of:=IF([.Q292]&gt;0;&quot;marine&quot;;&quot;&quot;)" office:value-type="string" office:string-value="">
            <text:p/>
          </table:table-cell>
          <table:table-cell table:style-name="ACE-0" table:formula="of:=IF([.U292]&gt;0;&quot;U-Th&quot;;&quot;&quot;)" office:value-type="string" office:string-value="U-Th">
            <text:p>U-Th</text:p>
          </table:table-cell>
          <table:table-cell table:style-name="ACE-0" office:value-type="string">
            <text:p>U-Th</text:p>
          </table:table-cell>
          <table:table-cell table:style-name="ACE-0" office:value-type="string">
            <text:p>325-M0039A-10R-1W_32-39</text:p>
          </table:table-cell>
          <table:table-cell table:style-name="ACE-1" table:formula="of:=IF([.M292]&lt;&gt;&quot;NA&quot;;-[.G292]+([.M292]-[.N292])/2-[.N292];-[.G292])" office:value-type="float" office:value="-115.83500000000001">
            <text:p>−115.84</text:p>
          </table:table-cell>
          <table:table-cell table:style-name="ACE-1" table:formula="of:=IF([.M292]&lt;&gt;&quot;NA&quot;;-[.G292]-([.M292]+[.N292])/2-[.N292]/2;-[.G292])" office:value-type="float" office:value="-125.83500000000001">
            <text:p>−125.84</text:p>
          </table:table-cell>
          <table:table-cell table:style-name="ACE-1" table:formula="of:=IF([.M292]&lt;&gt;&quot;NA&quot;;SQRT((([.M292]-[.N292])/2)^2+[.H292]^2);[.H292])" office:value-type="float" office:value="5.0000099999899996">
            <text:p>5.00</text:p>
          </table:table-cell>
          <table:table-cell table:style-name="ACE-2" table:formula="of:=IF([.M292]&lt;&gt;&quot;NA&quot;;0;-1)" office:value-type="float" office:value="0">
            <text:p>0</text:p>
          </table:table-cell>
          <table:table-cell table:style-name="ACE-2" table:formula="of:=IF([.S292]&gt;0;[.S292];[.U292])" office:value-type="float" office:value="17128">
            <text:p>17128</text:p>
          </table:table-cell>
          <table:table-cell table:style-name="ACE-2" table:formula="of:=IF([.T292]&gt;0;[.T292];[.V292])" office:value-type="float" office:value="42">
            <text:p>42</text:p>
          </table:table-cell>
          <table:table-cell table:number-columns-repeated="224" table:style-name="ACE-0"/>
        </table:table-row>
        <table:table-row table:style-name="AROW-1">
          <table:table-cell table:style-name="ACE-0" office:value-type="string">
            <text:p>325-M0039A-10R-1W_42-4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20.905">
            <text:p>120.91</text:p>
          </table:table-cell>
          <table:table-cell table:style-name="ACE-0" office:value-type="float" office:value="0.01">
            <text:p>0.01</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083">
            <text:p>17083</text:p>
          </table:table-cell>
          <table:table-cell table:style-name="ACE-0" office:value-type="float" office:value="37">
            <text:p>37</text:p>
          </table:table-cell>
          <table:table-cell table:style-name="ACE-0" table:formula="of:=IF([.Q293]&gt;0;&quot;marine&quot;;&quot;&quot;)" office:value-type="string" office:string-value="">
            <text:p/>
          </table:table-cell>
          <table:table-cell table:style-name="ACE-0" table:formula="of:=IF([.U293]&gt;0;&quot;U-Th&quot;;&quot;&quot;)" office:value-type="string" office:string-value="U-Th">
            <text:p>U-Th</text:p>
          </table:table-cell>
          <table:table-cell table:style-name="ACE-0" office:value-type="string">
            <text:p>U-Th</text:p>
          </table:table-cell>
          <table:table-cell table:style-name="ACE-0" office:value-type="string">
            <text:p>325-M0039A-10R-1W_42-43</text:p>
          </table:table-cell>
          <table:table-cell table:style-name="ACE-1" table:formula="of:=IF([.M293]&lt;&gt;&quot;NA&quot;;-[.G293]+([.M293]-[.N293])/2-[.N293];-[.G293])" office:value-type="float" office:value="-115.905">
            <text:p>−115.91</text:p>
          </table:table-cell>
          <table:table-cell table:style-name="ACE-1" table:formula="of:=IF([.M293]&lt;&gt;&quot;NA&quot;;-[.G293]-([.M293]+[.N293])/2-[.N293]/2;-[.G293])" office:value-type="float" office:value="-125.905">
            <text:p>−125.91</text:p>
          </table:table-cell>
          <table:table-cell table:style-name="ACE-1" table:formula="of:=IF([.M293]&lt;&gt;&quot;NA&quot;;SQRT((([.M293]-[.N293])/2)^2+[.H293]^2);[.H293])" office:value-type="float" office:value="5.0000099999899996">
            <text:p>5.00</text:p>
          </table:table-cell>
          <table:table-cell table:style-name="ACE-2" table:formula="of:=IF([.M293]&lt;&gt;&quot;NA&quot;;0;-1)" office:value-type="float" office:value="0">
            <text:p>0</text:p>
          </table:table-cell>
          <table:table-cell table:style-name="ACE-2" table:formula="of:=IF([.S293]&gt;0;[.S293];[.U293])" office:value-type="float" office:value="17083">
            <text:p>17083</text:p>
          </table:table-cell>
          <table:table-cell table:style-name="ACE-2" table:formula="of:=IF([.T293]&gt;0;[.T293];[.V293])" office:value-type="float" office:value="37">
            <text:p>37</text:p>
          </table:table-cell>
          <table:table-cell table:number-columns-repeated="224" table:style-name="ACE-0"/>
        </table:table-row>
        <table:table-row table:style-name="AROW-1">
          <table:table-cell table:style-name="ACE-0" office:value-type="string">
            <text:p>325-M0039A-10R-1W_44-47</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2437</text:p>
          </table:table-cell>
          <table:table-cell table:style-name="ACE-1" office:value-type="float" office:value="120.935">
            <text:p>120.94</text:p>
          </table:table-cell>
          <table:table-cell table:style-name="ACE-0" office:value-type="float" office:value="0.01">
            <text:p>0.01</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4646442341904393">
            <text:p>−4.46</text:p>
          </table:table-cell>
          <table:table-cell table:style-name="ACE-1" office:value-type="float" office:value="5.7693529291295871">
            <text:p>5.77</text:p>
          </table:table-cell>
          <table:table-cell table:style-name="ACE-2" office:value-type="float" office:value="14353.569569553791">
            <text:p>14354</text:p>
          </table:table-cell>
          <table:table-cell table:style-name="ACE-2" office:value-type="float" office:value="162.00713284676695">
            <text:p>162</text:p>
          </table:table-cell>
          <table:table-cell table:style-name="ACE-0" office:value-type="float" office:value="16886">
            <text:p>16886</text:p>
          </table:table-cell>
          <table:table-cell table:style-name="ACE-0" office:value-type="float" office:value="509">
            <text:p>509</text:p>
          </table:table-cell>
          <table:table-cell table:number-columns-repeated="2" table:style-name="ACE-0"/>
          <table:table-cell table:style-name="ACE-0" table:formula="of:=IF([.Q294]&gt;0;&quot;marine&quot;;&quot;&quot;)" office:value-type="string" office:string-value="marine">
            <text:p>marine</text:p>
          </table:table-cell>
          <table:table-cell table:style-name="ACE-0" table:formula="of:=IF([.U294]&gt;0;&quot;U-Th&quot;;&quot;&quot;)" office:value-type="string" office:string-value="">
            <text:p/>
          </table:table-cell>
          <table:table-cell table:style-name="ACE-0" office:value-type="string">
            <text:p>marine</text:p>
          </table:table-cell>
          <table:table-cell table:style-name="ACE-0" office:value-type="string">
            <text:p>325-M0039A-10R-1W_44-47</text:p>
          </table:table-cell>
          <table:table-cell table:style-name="ACE-1" table:formula="of:=IF([.M294]&lt;&gt;&quot;NA&quot;;-[.G294]+([.M294]-[.N294])/2-[.N294];-[.G294])" office:value-type="float" office:value="-115.935">
            <text:p>−115.94</text:p>
          </table:table-cell>
          <table:table-cell table:style-name="ACE-1" table:formula="of:=IF([.M294]&lt;&gt;&quot;NA&quot;;-[.G294]-([.M294]+[.N294])/2-[.N294]/2;-[.G294])" office:value-type="float" office:value="-125.935">
            <text:p>−125.94</text:p>
          </table:table-cell>
          <table:table-cell table:style-name="ACE-1" table:formula="of:=IF([.M294]&lt;&gt;&quot;NA&quot;;SQRT((([.M294]-[.N294])/2)^2+[.H294]^2);[.H294])" office:value-type="float" office:value="5.0000099999899996">
            <text:p>5.00</text:p>
          </table:table-cell>
          <table:table-cell table:style-name="ACE-2" table:formula="of:=IF([.M294]&lt;&gt;&quot;NA&quot;;0;-1)" office:value-type="float" office:value="0">
            <text:p>0</text:p>
          </table:table-cell>
          <table:table-cell table:style-name="ACE-2" table:formula="of:=IF([.S294]&gt;0;[.S294];[.U294])" office:value-type="float" office:value="16886">
            <text:p>16886</text:p>
          </table:table-cell>
          <table:table-cell table:style-name="ACE-2" table:formula="of:=IF([.T294]&gt;0;[.T294];[.V294])" office:value-type="float" office:value="509">
            <text:p>509</text:p>
          </table:table-cell>
          <table:table-cell table:number-columns-repeated="224" table:style-name="ACE-0"/>
        </table:table-row>
        <table:table-row table:style-name="AROW-1">
          <table:table-cell table:style-name="ACE-0" office:value-type="string">
            <text:p>325-M0039A-10R-1W_79-84</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9018</text:p>
          </table:table-cell>
          <table:table-cell table:style-name="ACE-1" office:value-type="float" office:value="121.295">
            <text:p>121.30</text:p>
          </table:table-cell>
          <table:table-cell table:style-name="ACE-0" office:value-type="float" office:value="0.01">
            <text:p>0.01</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3083161970642152">
            <text:p>5.31</text:p>
          </table:table-cell>
          <table:table-cell table:style-name="ACE-1" office:value-type="float" office:value="1.8354038583278767">
            <text:p>1.84</text:p>
          </table:table-cell>
          <table:table-cell table:style-name="ACE-2" office:value-type="float" office:value="14701.298769869598">
            <text:p>14701</text:p>
          </table:table-cell>
          <table:table-cell table:style-name="ACE-2" office:value-type="float" office:value="52.336052906835619">
            <text:p>52</text:p>
          </table:table-cell>
          <table:table-cell table:style-name="ACE-0" office:value-type="float" office:value="17385">
            <text:p>17385</text:p>
          </table:table-cell>
          <table:table-cell table:style-name="ACE-0" office:value-type="float" office:value="205">
            <text:p>205</text:p>
          </table:table-cell>
          <table:table-cell table:number-columns-repeated="2" table:style-name="ACE-0"/>
          <table:table-cell table:style-name="ACE-0" table:formula="of:=IF([.Q295]&gt;0;&quot;marine&quot;;&quot;&quot;)" office:value-type="string" office:string-value="marine">
            <text:p>marine</text:p>
          </table:table-cell>
          <table:table-cell table:style-name="ACE-0" table:formula="of:=IF([.U295]&gt;0;&quot;U-Th&quot;;&quot;&quot;)" office:value-type="string" office:string-value="">
            <text:p/>
          </table:table-cell>
          <table:table-cell table:style-name="ACE-0" office:value-type="string">
            <text:p>marine</text:p>
          </table:table-cell>
          <table:table-cell table:style-name="ACE-0" office:value-type="string">
            <text:p>325-M0039A-10R-1W_79-84</text:p>
          </table:table-cell>
          <table:table-cell table:style-name="ACE-1" table:formula="of:=IF([.M295]&lt;&gt;&quot;NA&quot;;-[.G295]+([.M295]-[.N295])/2-[.N295];-[.G295])" office:value-type="float" office:value="-116.295">
            <text:p>−116.30</text:p>
          </table:table-cell>
          <table:table-cell table:style-name="ACE-1" table:formula="of:=IF([.M295]&lt;&gt;&quot;NA&quot;;-[.G295]-([.M295]+[.N295])/2-[.N295]/2;-[.G295])" office:value-type="float" office:value="-126.295">
            <text:p>−126.30</text:p>
          </table:table-cell>
          <table:table-cell table:style-name="ACE-1" table:formula="of:=IF([.M295]&lt;&gt;&quot;NA&quot;;SQRT((([.M295]-[.N295])/2)^2+[.H295]^2);[.H295])" office:value-type="float" office:value="5.0000099999899996">
            <text:p>5.00</text:p>
          </table:table-cell>
          <table:table-cell table:style-name="ACE-2" table:formula="of:=IF([.M295]&lt;&gt;&quot;NA&quot;;0;-1)" office:value-type="float" office:value="0">
            <text:p>0</text:p>
          </table:table-cell>
          <table:table-cell table:style-name="ACE-2" table:formula="of:=IF([.S295]&gt;0;[.S295];[.U295])" office:value-type="float" office:value="17385">
            <text:p>17385</text:p>
          </table:table-cell>
          <table:table-cell table:style-name="ACE-2" table:formula="of:=IF([.T295]&gt;0;[.T295];[.V295])" office:value-type="float" office:value="205">
            <text:p>205</text:p>
          </table:table-cell>
          <table:table-cell table:number-columns-repeated="224" table:style-name="ACE-0"/>
        </table:table-row>
        <table:table-row table:style-name="AROW-1">
          <table:table-cell table:style-name="ACE-0" office:value-type="string">
            <text:p>325-M0039A-12R-1W_27-3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2420</text:p>
          </table:table-cell>
          <table:table-cell table:style-name="ACE-1" office:value-type="float" office:value="122.88000000000001">
            <text:p>122.88</text:p>
          </table:table-cell>
          <table:table-cell table:style-name="ACE-0" office:value-type="float" office:value="0">
            <text:p>0</text:p>
          </table:table-cell>
          <table:table-cell table:style-name="ACE-0" office:value-type="string">
            <text:p>Coral</text:p>
          </table:table-cell>
          <table:table-cell table:style-name="ACE-0" office:value-type="string">
            <text:p>Seriat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7722220610814521">
            <text:p>−6.77</text:p>
          </table:table-cell>
          <table:table-cell table:style-name="ACE-1" office:value-type="float" office:value="5.4173834900333269">
            <text:p>5.42</text:p>
          </table:table-cell>
          <table:table-cell table:style-name="ACE-2" office:value-type="float" office:value="14208.860257090037">
            <text:p>14209</text:p>
          </table:table-cell>
          <table:table-cell table:style-name="ACE-2" office:value-type="float" office:value="154.44204674160918">
            <text:p>154</text:p>
          </table:table-cell>
          <table:table-cell table:style-name="ACE-0" office:value-type="float" office:value="16701">
            <text:p>16701</text:p>
          </table:table-cell>
          <table:table-cell table:style-name="ACE-0" office:value-type="float" office:value="471">
            <text:p>471</text:p>
          </table:table-cell>
          <table:table-cell table:number-columns-repeated="2" table:style-name="ACE-0"/>
          <table:table-cell table:style-name="ACE-0" table:formula="of:=IF([.Q296]&gt;0;&quot;marine&quot;;&quot;&quot;)" office:value-type="string" office:string-value="marine">
            <text:p>marine</text:p>
          </table:table-cell>
          <table:table-cell table:style-name="ACE-0" table:formula="of:=IF([.U296]&gt;0;&quot;U-Th&quot;;&quot;&quot;)" office:value-type="string" office:string-value="">
            <text:p/>
          </table:table-cell>
          <table:table-cell table:style-name="ACE-0" office:value-type="string">
            <text:p>marine</text:p>
          </table:table-cell>
          <table:table-cell table:style-name="ACE-0" office:value-type="string">
            <text:p>325-M0039A-12R-1W_27-33</text:p>
          </table:table-cell>
          <table:table-cell table:style-name="ACE-1" table:formula="of:=IF([.M296]&lt;&gt;&quot;NA&quot;;-[.G296]+([.M296]-[.N296])/2-[.N296];-[.G296])" office:value-type="float" office:value="-117.88000000000001">
            <text:p>−117.88</text:p>
          </table:table-cell>
          <table:table-cell table:style-name="ACE-1" table:formula="of:=IF([.M296]&lt;&gt;&quot;NA&quot;;-[.G296]-([.M296]+[.N296])/2-[.N296]/2;-[.G296])" office:value-type="float" office:value="-127.88000000000001">
            <text:p>−127.88</text:p>
          </table:table-cell>
          <table:table-cell table:style-name="ACE-1" table:formula="of:=IF([.M296]&lt;&gt;&quot;NA&quot;;SQRT((([.M296]-[.N296])/2)^2+[.H296]^2);[.H296])" office:value-type="float" office:value="5">
            <text:p>5.00</text:p>
          </table:table-cell>
          <table:table-cell table:style-name="ACE-2" table:formula="of:=IF([.M296]&lt;&gt;&quot;NA&quot;;0;-1)" office:value-type="float" office:value="0">
            <text:p>0</text:p>
          </table:table-cell>
          <table:table-cell table:style-name="ACE-2" table:formula="of:=IF([.S296]&gt;0;[.S296];[.U296])" office:value-type="float" office:value="16701">
            <text:p>16701</text:p>
          </table:table-cell>
          <table:table-cell table:style-name="ACE-2" table:formula="of:=IF([.T296]&gt;0;[.T296];[.V296])" office:value-type="float" office:value="471">
            <text:p>471</text:p>
          </table:table-cell>
          <table:table-cell table:number-columns-repeated="224" table:style-name="ACE-0"/>
        </table:table-row>
        <table:table-row table:style-name="AROW-1">
          <table:table-cell table:style-name="ACE-0" office:value-type="string">
            <text:p>325-M0039A-12R-1W_27-33b</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2427</text:p>
          </table:table-cell>
          <table:table-cell table:style-name="ACE-1" office:value-type="float" office:value="122.88000000000001">
            <text:p>122.88</text:p>
          </table:table-cell>
          <table:table-cell table:style-name="ACE-0" office:value-type="float" office:value="0">
            <text:p>0</text:p>
          </table:table-cell>
          <table:table-cell table:style-name="ACE-0" office:value-type="string">
            <text:p>Coral</text:p>
          </table:table-cell>
          <table:table-cell table:style-name="ACE-0" office:value-type="string">
            <text:p>Seriat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50784652969031463">
            <text:p>0.51</text:p>
          </table:table-cell>
          <table:table-cell table:style-name="ACE-1" office:value-type="float" office:value="8.1701654327733131">
            <text:p>8.17</text:p>
          </table:table-cell>
          <table:table-cell table:style-name="ACE-2" office:value-type="float" office:value="14387.375658134641">
            <text:p>14387</text:p>
          </table:table-cell>
          <table:table-cell table:style-name="ACE-2" office:value-type="float" office:value="209.56028620579841">
            <text:p>210</text:p>
          </table:table-cell>
          <table:table-cell table:style-name="ACE-0" office:value-type="float" office:value="16921">
            <text:p>16921</text:p>
          </table:table-cell>
          <table:table-cell table:style-name="ACE-0" office:value-type="float" office:value="607">
            <text:p>607</text:p>
          </table:table-cell>
          <table:table-cell table:number-columns-repeated="2" table:style-name="ACE-0"/>
          <table:table-cell table:style-name="ACE-0" table:formula="of:=IF([.Q297]&gt;0;&quot;marine&quot;;&quot;&quot;)" office:value-type="string" office:string-value="marine">
            <text:p>marine</text:p>
          </table:table-cell>
          <table:table-cell table:style-name="ACE-0" table:formula="of:=IF([.U297]&gt;0;&quot;U-Th&quot;;&quot;&quot;)" office:value-type="string" office:string-value="">
            <text:p/>
          </table:table-cell>
          <table:table-cell table:style-name="ACE-0" office:value-type="string">
            <text:p>marine</text:p>
          </table:table-cell>
          <table:table-cell table:style-name="ACE-0" office:value-type="string">
            <text:p>325-M0039A-12R-1W_27-33b</text:p>
          </table:table-cell>
          <table:table-cell table:style-name="ACE-1" table:formula="of:=IF([.M297]&lt;&gt;&quot;NA&quot;;-[.G297]+([.M297]-[.N297])/2-[.N297];-[.G297])" office:value-type="float" office:value="-117.88000000000001">
            <text:p>−117.88</text:p>
          </table:table-cell>
          <table:table-cell table:style-name="ACE-1" table:formula="of:=IF([.M297]&lt;&gt;&quot;NA&quot;;-[.G297]-([.M297]+[.N297])/2-[.N297]/2;-[.G297])" office:value-type="float" office:value="-127.88000000000001">
            <text:p>−127.88</text:p>
          </table:table-cell>
          <table:table-cell table:style-name="ACE-1" table:formula="of:=IF([.M297]&lt;&gt;&quot;NA&quot;;SQRT((([.M297]-[.N297])/2)^2+[.H297]^2);[.H297])" office:value-type="float" office:value="5">
            <text:p>5.00</text:p>
          </table:table-cell>
          <table:table-cell table:style-name="ACE-2" table:formula="of:=IF([.M297]&lt;&gt;&quot;NA&quot;;0;-1)" office:value-type="float" office:value="0">
            <text:p>0</text:p>
          </table:table-cell>
          <table:table-cell table:style-name="ACE-2" table:formula="of:=IF([.S297]&gt;0;[.S297];[.U297])" office:value-type="float" office:value="16921">
            <text:p>16921</text:p>
          </table:table-cell>
          <table:table-cell table:style-name="ACE-2" table:formula="of:=IF([.T297]&gt;0;[.T297];[.V297])" office:value-type="float" office:value="607">
            <text:p>607</text:p>
          </table:table-cell>
          <table:table-cell table:number-columns-repeated="224" table:style-name="ACE-0"/>
        </table:table-row>
        <table:table-row table:style-name="AROW-1">
          <table:table-cell table:style-name="ACE-0" office:value-type="string">
            <text:p>325-M0039A-12R-1W_36-4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9019</text:p>
          </table:table-cell>
          <table:table-cell table:style-name="ACE-1" office:value-type="float" office:value="122.96000000000001">
            <text:p>122.96</text:p>
          </table:table-cell>
          <table:table-cell table:style-name="ACE-0" office:value-type="float" office:value="0.01">
            <text:p>0.01</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4044045098229714">
            <text:p>−3.40</text:p>
          </table:table-cell>
          <table:table-cell table:style-name="ACE-1" office:value-type="float" office:value="2.43998577456273">
            <text:p>2.44</text:p>
          </table:table-cell>
          <table:table-cell table:style-name="ACE-2" office:value-type="float" office:value="15053.60537518606">
            <text:p>15054</text:p>
          </table:table-cell>
          <table:table-cell table:style-name="ACE-2" office:value-type="float" office:value="55.128266957946849">
            <text:p>55</text:p>
          </table:table-cell>
          <table:table-cell table:style-name="ACE-0" office:value-type="float" office:value="17815">
            <text:p>17815</text:p>
          </table:table-cell>
          <table:table-cell table:style-name="ACE-0" office:value-type="float" office:value="185">
            <text:p>185</text:p>
          </table:table-cell>
          <table:table-cell table:number-columns-repeated="2" table:style-name="ACE-0"/>
          <table:table-cell table:style-name="ACE-0" table:formula="of:=IF([.Q298]&gt;0;&quot;marine&quot;;&quot;&quot;)" office:value-type="string" office:string-value="marine">
            <text:p>marine</text:p>
          </table:table-cell>
          <table:table-cell table:style-name="ACE-0" table:formula="of:=IF([.U298]&gt;0;&quot;U-Th&quot;;&quot;&quot;)" office:value-type="string" office:string-value="">
            <text:p/>
          </table:table-cell>
          <table:table-cell table:style-name="ACE-0" office:value-type="string">
            <text:p>marine</text:p>
          </table:table-cell>
          <table:table-cell table:style-name="ACE-0" office:value-type="string">
            <text:p>325-M0039A-12R-1W_36-40</text:p>
          </table:table-cell>
          <table:table-cell table:style-name="ACE-1" table:formula="of:=IF([.M298]&lt;&gt;&quot;NA&quot;;-[.G298]+([.M298]-[.N298])/2-[.N298];-[.G298])" office:value-type="float" office:value="-117.96000000000001">
            <text:p>−117.96</text:p>
          </table:table-cell>
          <table:table-cell table:style-name="ACE-1" table:formula="of:=IF([.M298]&lt;&gt;&quot;NA&quot;;-[.G298]-([.M298]+[.N298])/2-[.N298]/2;-[.G298])" office:value-type="float" office:value="-127.96000000000001">
            <text:p>−127.96</text:p>
          </table:table-cell>
          <table:table-cell table:style-name="ACE-1" table:formula="of:=IF([.M298]&lt;&gt;&quot;NA&quot;;SQRT((([.M298]-[.N298])/2)^2+[.H298]^2);[.H298])" office:value-type="float" office:value="5.0000099999899996">
            <text:p>5.00</text:p>
          </table:table-cell>
          <table:table-cell table:style-name="ACE-2" table:formula="of:=IF([.M298]&lt;&gt;&quot;NA&quot;;0;-1)" office:value-type="float" office:value="0">
            <text:p>0</text:p>
          </table:table-cell>
          <table:table-cell table:style-name="ACE-2" table:formula="of:=IF([.S298]&gt;0;[.S298];[.U298])" office:value-type="float" office:value="17815">
            <text:p>17815</text:p>
          </table:table-cell>
          <table:table-cell table:style-name="ACE-2" table:formula="of:=IF([.T298]&gt;0;[.T298];[.V298])" office:value-type="float" office:value="185">
            <text:p>185</text:p>
          </table:table-cell>
          <table:table-cell table:number-columns-repeated="224" table:style-name="ACE-0"/>
        </table:table-row>
        <table:table-row table:style-name="AROW-1">
          <table:table-cell table:style-name="ACE-0" office:value-type="string">
            <text:p>325-M0039A-13R-1W_0-1</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232</text:p>
          </table:table-cell>
          <table:table-cell table:style-name="ACE-1" office:value-type="float" office:value="123.08500000000001">
            <text:p>123.09</text:p>
          </table:table-cell>
          <table:table-cell table:style-name="ACE-0" office:value-type="float" office:value="1">
            <text:p>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3337000000000001">
            <text:p>−1.33</text:p>
          </table:table-cell>
          <table:table-cell table:style-name="ACE-1" office:value-type="float" office:value="0.52100000000000002">
            <text:p>0.52</text:p>
          </table:table-cell>
          <table:table-cell table:style-name="ACE-2" office:value-type="float" office:value="14835">
            <text:p>14835</text:p>
          </table:table-cell>
          <table:table-cell table:style-name="ACE-2" office:value-type="float" office:value="50">
            <text:p>50</text:p>
          </table:table-cell>
          <table:table-cell table:style-name="ACE-0" office:value-type="float" office:value="17585">
            <text:p>17585</text:p>
          </table:table-cell>
          <table:table-cell table:style-name="ACE-0" office:value-type="float" office:value="215">
            <text:p>215</text:p>
          </table:table-cell>
          <table:table-cell table:number-columns-repeated="2" table:style-name="ACE-0"/>
          <table:table-cell table:style-name="ACE-0" table:formula="of:=IF([.Q299]&gt;0;&quot;marine&quot;;&quot;&quot;)" office:value-type="string" office:string-value="marine">
            <text:p>marine</text:p>
          </table:table-cell>
          <table:table-cell table:style-name="ACE-0" table:formula="of:=IF([.U299]&gt;0;&quot;U-Th&quot;;&quot;&quot;)" office:value-type="string" office:string-value="">
            <text:p/>
          </table:table-cell>
          <table:table-cell table:style-name="ACE-0" office:value-type="string">
            <text:p>marine</text:p>
          </table:table-cell>
          <table:table-cell table:style-name="ACE-0" office:value-type="string">
            <text:p>325-M0039A-13R-1W_0-1</text:p>
          </table:table-cell>
          <table:table-cell table:style-name="ACE-1" table:formula="of:=IF([.M299]&lt;&gt;&quot;NA&quot;;-[.G299]+([.M299]-[.N299])/2-[.N299];-[.G299])" office:value-type="float" office:value="-118.08500000000001">
            <text:p>−118.09</text:p>
          </table:table-cell>
          <table:table-cell table:style-name="ACE-1" table:formula="of:=IF([.M299]&lt;&gt;&quot;NA&quot;;-[.G299]-([.M299]+[.N299])/2-[.N299]/2;-[.G299])" office:value-type="float" office:value="-128.08500000000001">
            <text:p>−128.09</text:p>
          </table:table-cell>
          <table:table-cell table:style-name="ACE-1" table:formula="of:=IF([.M299]&lt;&gt;&quot;NA&quot;;SQRT((([.M299]-[.N299])/2)^2+[.H299]^2);[.H299])" office:value-type="float" office:value="5.0990195135927845">
            <text:p>5.10</text:p>
          </table:table-cell>
          <table:table-cell table:style-name="ACE-2" table:formula="of:=IF([.M299]&lt;&gt;&quot;NA&quot;;0;-1)" office:value-type="float" office:value="0">
            <text:p>0</text:p>
          </table:table-cell>
          <table:table-cell table:style-name="ACE-2" table:formula="of:=IF([.S299]&gt;0;[.S299];[.U299])" office:value-type="float" office:value="17585">
            <text:p>17585</text:p>
          </table:table-cell>
          <table:table-cell table:style-name="ACE-2" table:formula="of:=IF([.T299]&gt;0;[.T299];[.V299])" office:value-type="float" office:value="215">
            <text:p>215</text:p>
          </table:table-cell>
          <table:table-cell table:number-columns-repeated="224" table:style-name="ACE-0"/>
        </table:table-row>
        <table:table-row table:style-name="AROW-1">
          <table:table-cell table:style-name="ACE-0" office:value-type="string">
            <text:p>325-M0039A-14R-1W_32-39</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24.935">
            <text:p>124.94</text:p>
          </table:table-cell>
          <table:table-cell table:style-name="ACE-0" office:value-type="float" office:value="1.21">
            <text:p>1.21</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312">
            <text:p>18312</text:p>
          </table:table-cell>
          <table:table-cell table:style-name="ACE-0" office:value-type="float" office:value="16">
            <text:p>16</text:p>
          </table:table-cell>
          <table:table-cell table:style-name="ACE-0" table:formula="of:=IF([.Q300]&gt;0;&quot;marine&quot;;&quot;&quot;)" office:value-type="string" office:string-value="">
            <text:p/>
          </table:table-cell>
          <table:table-cell table:style-name="ACE-0" table:formula="of:=IF([.U300]&gt;0;&quot;U-Th&quot;;&quot;&quot;)" office:value-type="string" office:string-value="U-Th">
            <text:p>U-Th</text:p>
          </table:table-cell>
          <table:table-cell table:style-name="ACE-0" office:value-type="string">
            <text:p>U-Th</text:p>
          </table:table-cell>
          <table:table-cell table:style-name="ACE-0" office:value-type="string">
            <text:p>325-M0039A-14R-1W_32-39</text:p>
          </table:table-cell>
          <table:table-cell table:style-name="ACE-1" table:formula="of:=IF([.M300]&lt;&gt;&quot;NA&quot;;-[.G300]+([.M300]-[.N300])/2-[.N300];-[.G300])" office:value-type="float" office:value="-119.935">
            <text:p>−119.94</text:p>
          </table:table-cell>
          <table:table-cell table:style-name="ACE-1" table:formula="of:=IF([.M300]&lt;&gt;&quot;NA&quot;;-[.G300]-([.M300]+[.N300])/2-[.N300]/2;-[.G300])" office:value-type="float" office:value="-129.935">
            <text:p>−129.94</text:p>
          </table:table-cell>
          <table:table-cell table:style-name="ACE-1" table:formula="of:=IF([.M300]&lt;&gt;&quot;NA&quot;;SQRT((([.M300]-[.N300])/2)^2+[.H300]^2);[.H300])" office:value-type="float" office:value="5.1443269725008731">
            <text:p>5.14</text:p>
          </table:table-cell>
          <table:table-cell table:style-name="ACE-2" table:formula="of:=IF([.M300]&lt;&gt;&quot;NA&quot;;0;-1)" office:value-type="float" office:value="0">
            <text:p>0</text:p>
          </table:table-cell>
          <table:table-cell table:style-name="ACE-2" table:formula="of:=IF([.S300]&gt;0;[.S300];[.U300])" office:value-type="float" office:value="18312">
            <text:p>18312</text:p>
          </table:table-cell>
          <table:table-cell table:style-name="ACE-2" table:formula="of:=IF([.T300]&gt;0;[.T300];[.V300])" office:value-type="float" office:value="16">
            <text:p>16</text:p>
          </table:table-cell>
          <table:table-cell table:number-columns-repeated="224" table:style-name="ACE-0"/>
        </table:table-row>
        <table:table-row table:style-name="AROW-1">
          <table:table-cell table:style-name="ACE-0" office:value-type="string">
            <text:p>325-M0039A-14R-1W_46-51</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2</text:p>
          </table:table-cell>
          <table:table-cell table:style-name="ACE-0"/>
          <table:table-cell table:style-name="ACE-0" office:value-type="string">
            <text:p>YAUT-003222</text:p>
          </table:table-cell>
          <table:table-cell table:style-name="ACE-1" office:value-type="float" office:value="125.065">
            <text:p>125.06</text:p>
          </table:table-cell>
          <table:table-cell table:style-name="ACE-0" office:value-type="float" office:value="0.77000000000000002">
            <text:p>0.77</text:p>
          </table:table-cell>
          <table:table-cell table:style-name="ACE-0" office:value-type="string">
            <text:p>Coral</text:p>
          </table:table-cell>
          <table:table-cell table:style-name="ACE-0" office:value-type="string">
            <text:p>Dipsastrea gr. pallid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1.109704509057075">
            <text:p>51.11</text:p>
          </table:table-cell>
          <table:table-cell table:style-name="ACE-1" office:value-type="float" office:value="8.6098207572846306">
            <text:p>8.61</text:p>
          </table:table-cell>
          <table:table-cell table:style-name="ACE-2" office:value-type="float" office:value="15660.8804982498">
            <text:p>15661</text:p>
          </table:table-cell>
          <table:table-cell table:style-name="ACE-2" office:value-type="float" office:value="126.16422751070004">
            <text:p>126</text:p>
          </table:table-cell>
          <table:table-cell table:style-name="ACE-0" office:value-type="float" office:value="18465">
            <text:p>18465</text:p>
          </table:table-cell>
          <table:table-cell table:style-name="ACE-0" office:value-type="float" office:value="294">
            <text:p>294</text:p>
          </table:table-cell>
          <table:table-cell table:number-columns-repeated="2" table:style-name="ACE-0"/>
          <table:table-cell table:style-name="ACE-0" table:formula="of:=IF([.Q301]&gt;0;&quot;marine&quot;;&quot;&quot;)" office:value-type="string" office:string-value="marine">
            <text:p>marine</text:p>
          </table:table-cell>
          <table:table-cell table:style-name="ACE-0" table:formula="of:=IF([.U301]&gt;0;&quot;U-Th&quot;;&quot;&quot;)" office:value-type="string" office:string-value="">
            <text:p/>
          </table:table-cell>
          <table:table-cell table:style-name="ACE-0" office:value-type="string">
            <text:p>marine</text:p>
          </table:table-cell>
          <table:table-cell table:style-name="ACE-0" office:value-type="string">
            <text:p>325-M0039A-14R-1W_46-51</text:p>
          </table:table-cell>
          <table:table-cell table:style-name="ACE-1" table:formula="of:=IF([.M301]&lt;&gt;&quot;NA&quot;;-[.G301]+([.M301]-[.N301])/2-[.N301];-[.G301])" office:value-type="float" office:value="-120.065">
            <text:p>−120.06</text:p>
          </table:table-cell>
          <table:table-cell table:style-name="ACE-1" table:formula="of:=IF([.M301]&lt;&gt;&quot;NA&quot;;-[.G301]-([.M301]+[.N301])/2-[.N301]/2;-[.G301])" office:value-type="float" office:value="-130.065">
            <text:p>−130.06</text:p>
          </table:table-cell>
          <table:table-cell table:style-name="ACE-1" table:formula="of:=IF([.M301]&lt;&gt;&quot;NA&quot;;SQRT((([.M301]-[.N301])/2)^2+[.H301]^2);[.H301])" office:value-type="float" office:value="5.0589425772586116">
            <text:p>5.06</text:p>
          </table:table-cell>
          <table:table-cell table:style-name="ACE-2" table:formula="of:=IF([.M301]&lt;&gt;&quot;NA&quot;;0;-1)" office:value-type="float" office:value="0">
            <text:p>0</text:p>
          </table:table-cell>
          <table:table-cell table:style-name="ACE-2" table:formula="of:=IF([.S301]&gt;0;[.S301];[.U301])" office:value-type="float" office:value="18465">
            <text:p>18465</text:p>
          </table:table-cell>
          <table:table-cell table:style-name="ACE-2" table:formula="of:=IF([.T301]&gt;0;[.T301];[.V301])" office:value-type="float" office:value="294">
            <text:p>294</text:p>
          </table:table-cell>
          <table:table-cell table:number-columns-repeated="224" table:style-name="ACE-0"/>
        </table:table-row>
        <table:table-row table:style-name="AROW-1">
          <table:table-cell table:style-name="ACE-0" office:value-type="string">
            <text:p>325-M0039A-15R-1W_22-25</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Batch 4</text:p>
          </table:table-cell>
          <table:table-cell table:style-name="ACE-1" office:value-type="float" office:value="126.315">
            <text:p>126.31</text:p>
          </table:table-cell>
          <table:table-cell table:style-name="ACE-0" office:value-type="float" office:value="0.35999999999999999">
            <text:p>0.3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320">
            <text:p>18320</text:p>
          </table:table-cell>
          <table:table-cell table:style-name="ACE-0" office:value-type="float" office:value="86">
            <text:p>86</text:p>
          </table:table-cell>
          <table:table-cell table:style-name="ACE-0" table:formula="of:=IF([.Q302]&gt;0;&quot;marine&quot;;&quot;&quot;)" office:value-type="string" office:string-value="">
            <text:p/>
          </table:table-cell>
          <table:table-cell table:style-name="ACE-0" table:formula="of:=IF([.U302]&gt;0;&quot;U-Th&quot;;&quot;&quot;)" office:value-type="string" office:string-value="U-Th">
            <text:p>U-Th</text:p>
          </table:table-cell>
          <table:table-cell table:style-name="ACE-0" office:value-type="string">
            <text:p>U-Th</text:p>
          </table:table-cell>
          <table:table-cell table:style-name="ACE-0" office:value-type="string">
            <text:p>325-M0039A-15R-1W_22-25</text:p>
          </table:table-cell>
          <table:table-cell table:style-name="ACE-1" table:formula="of:=IF([.M302]&lt;&gt;&quot;NA&quot;;-[.G302]+([.M302]-[.N302])/2-[.N302];-[.G302])" office:value-type="float" office:value="-121.315">
            <text:p>−121.31</text:p>
          </table:table-cell>
          <table:table-cell table:style-name="ACE-1" table:formula="of:=IF([.M302]&lt;&gt;&quot;NA&quot;;-[.G302]-([.M302]+[.N302])/2-[.N302]/2;-[.G302])" office:value-type="float" office:value="-131.315">
            <text:p>−131.31</text:p>
          </table:table-cell>
          <table:table-cell table:style-name="ACE-1" table:formula="of:=IF([.M302]&lt;&gt;&quot;NA&quot;;SQRT((([.M302]-[.N302])/2)^2+[.H302]^2);[.H302])" office:value-type="float" office:value="5.0129432472351008">
            <text:p>5.01</text:p>
          </table:table-cell>
          <table:table-cell table:style-name="ACE-2" table:formula="of:=IF([.M302]&lt;&gt;&quot;NA&quot;;0;-1)" office:value-type="float" office:value="0">
            <text:p>0</text:p>
          </table:table-cell>
          <table:table-cell table:style-name="ACE-2" table:formula="of:=IF([.S302]&gt;0;[.S302];[.U302])" office:value-type="float" office:value="18320">
            <text:p>18320</text:p>
          </table:table-cell>
          <table:table-cell table:style-name="ACE-2" table:formula="of:=IF([.T302]&gt;0;[.T302];[.V302])" office:value-type="float" office:value="86">
            <text:p>86</text:p>
          </table:table-cell>
          <table:table-cell table:number-columns-repeated="224" table:style-name="ACE-0"/>
        </table:table-row>
        <table:table-row table:style-name="AROW-1">
          <table:table-cell table:style-name="ACE-0" office:value-type="string">
            <text:p>325-M0039A-15R-1W_6-8</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26.15000000000001">
            <text:p>126.15</text:p>
          </table:table-cell>
          <table:table-cell table:style-name="ACE-0" office:value-type="float" office:value="0.35999999999999999">
            <text:p>0.3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562">
            <text:p>18562</text:p>
          </table:table-cell>
          <table:table-cell table:style-name="ACE-0" office:value-type="float" office:value="28">
            <text:p>28</text:p>
          </table:table-cell>
          <table:table-cell table:style-name="ACE-0" table:formula="of:=IF([.Q303]&gt;0;&quot;marine&quot;;&quot;&quot;)" office:value-type="string" office:string-value="">
            <text:p/>
          </table:table-cell>
          <table:table-cell table:style-name="ACE-0" table:formula="of:=IF([.U303]&gt;0;&quot;U-Th&quot;;&quot;&quot;)" office:value-type="string" office:string-value="U-Th">
            <text:p>U-Th</text:p>
          </table:table-cell>
          <table:table-cell table:style-name="ACE-0" office:value-type="string">
            <text:p>U-Th</text:p>
          </table:table-cell>
          <table:table-cell table:style-name="ACE-0" office:value-type="string">
            <text:p>325-M0039A-15R-1W_6-8</text:p>
          </table:table-cell>
          <table:table-cell table:style-name="ACE-1" table:formula="of:=IF([.M303]&lt;&gt;&quot;NA&quot;;-[.G303]+([.M303]-[.N303])/2-[.N303];-[.G303])" office:value-type="float" office:value="-121.15000000000001">
            <text:p>−121.15</text:p>
          </table:table-cell>
          <table:table-cell table:style-name="ACE-1" table:formula="of:=IF([.M303]&lt;&gt;&quot;NA&quot;;-[.G303]-([.M303]+[.N303])/2-[.N303]/2;-[.G303])" office:value-type="float" office:value="-131.15000000000001">
            <text:p>−131.15</text:p>
          </table:table-cell>
          <table:table-cell table:style-name="ACE-1" table:formula="of:=IF([.M303]&lt;&gt;&quot;NA&quot;;SQRT((([.M303]-[.N303])/2)^2+[.H303]^2);[.H303])" office:value-type="float" office:value="5.0129432472351008">
            <text:p>5.01</text:p>
          </table:table-cell>
          <table:table-cell table:style-name="ACE-2" table:formula="of:=IF([.M303]&lt;&gt;&quot;NA&quot;;0;-1)" office:value-type="float" office:value="0">
            <text:p>0</text:p>
          </table:table-cell>
          <table:table-cell table:style-name="ACE-2" table:formula="of:=IF([.S303]&gt;0;[.S303];[.U303])" office:value-type="float" office:value="18562">
            <text:p>18562</text:p>
          </table:table-cell>
          <table:table-cell table:style-name="ACE-2" table:formula="of:=IF([.T303]&gt;0;[.T303];[.V303])" office:value-type="float" office:value="28">
            <text:p>28</text:p>
          </table:table-cell>
          <table:table-cell table:number-columns-repeated="224" table:style-name="ACE-0"/>
        </table:table-row>
        <table:table-row table:style-name="AROW-1">
          <table:table-cell table:style-name="ACE-0" office:value-type="string">
            <text:p>325-M0039A-15R-1W_9-12</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upple-A</text:p>
          </table:table-cell>
          <table:table-cell table:style-name="ACE-1" office:value-type="float" office:value="126.185">
            <text:p>126.19</text:p>
          </table:table-cell>
          <table:table-cell table:style-name="ACE-0" office:value-type="float" office:value="0.35999999999999999">
            <text:p>0.3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145">
            <text:p>18145</text:p>
          </table:table-cell>
          <table:table-cell table:style-name="ACE-0" office:value-type="float" office:value="27">
            <text:p>27</text:p>
          </table:table-cell>
          <table:table-cell table:style-name="ACE-0" table:formula="of:=IF([.Q304]&gt;0;&quot;marine&quot;;&quot;&quot;)" office:value-type="string" office:string-value="">
            <text:p/>
          </table:table-cell>
          <table:table-cell table:style-name="ACE-0" table:formula="of:=IF([.U304]&gt;0;&quot;U-Th&quot;;&quot;&quot;)" office:value-type="string" office:string-value="U-Th">
            <text:p>U-Th</text:p>
          </table:table-cell>
          <table:table-cell table:style-name="ACE-0" office:value-type="string">
            <text:p>U-Th</text:p>
          </table:table-cell>
          <table:table-cell table:style-name="ACE-0" office:value-type="string">
            <text:p>325-M0039A-15R-1W_9-12</text:p>
          </table:table-cell>
          <table:table-cell table:style-name="ACE-1" table:formula="of:=IF([.M304]&lt;&gt;&quot;NA&quot;;-[.G304]+([.M304]-[.N304])/2-[.N304];-[.G304])" office:value-type="float" office:value="-121.185">
            <text:p>−121.19</text:p>
          </table:table-cell>
          <table:table-cell table:style-name="ACE-1" table:formula="of:=IF([.M304]&lt;&gt;&quot;NA&quot;;-[.G304]-([.M304]+[.N304])/2-[.N304]/2;-[.G304])" office:value-type="float" office:value="-131.185">
            <text:p>−131.19</text:p>
          </table:table-cell>
          <table:table-cell table:style-name="ACE-1" table:formula="of:=IF([.M304]&lt;&gt;&quot;NA&quot;;SQRT((([.M304]-[.N304])/2)^2+[.H304]^2);[.H304])" office:value-type="float" office:value="5.0129432472351008">
            <text:p>5.01</text:p>
          </table:table-cell>
          <table:table-cell table:style-name="ACE-2" table:formula="of:=IF([.M304]&lt;&gt;&quot;NA&quot;;0;-1)" office:value-type="float" office:value="0">
            <text:p>0</text:p>
          </table:table-cell>
          <table:table-cell table:style-name="ACE-2" table:formula="of:=IF([.S304]&gt;0;[.S304];[.U304])" office:value-type="float" office:value="18145">
            <text:p>18145</text:p>
          </table:table-cell>
          <table:table-cell table:style-name="ACE-2" table:formula="of:=IF([.T304]&gt;0;[.T304];[.V304])" office:value-type="float" office:value="27">
            <text:p>27</text:p>
          </table:table-cell>
          <table:table-cell table:number-columns-repeated="224" table:style-name="ACE-0"/>
        </table:table-row>
        <table:table-row table:style-name="AROW-1">
          <table:table-cell table:style-name="ACE-0" office:value-type="string">
            <text:p>325-M0039A-16R-1W_38-40</text:p>
          </table:table-cell>
          <table:table-cell table:style-name="ACE-0" office:value-type="float" office:value="-19.670000000000002">
            <text:p>−19.67</text:p>
          </table:table-cell>
          <table:table-cell table:style-name="ACE-0" office:value-type="float" office:value="150.24000000000001">
            <text:p>150.24</text:p>
          </table:table-cell>
          <table:table-cell table:style-name="ACE-0" office:value-type="string">
            <text:p>P1</text:p>
          </table:table-cell>
          <table:table-cell table:style-name="ACE-0"/>
          <table:table-cell table:style-name="ACE-0" office:value-type="string">
            <text:p>YAUT-008920</text:p>
          </table:table-cell>
          <table:table-cell table:style-name="ACE-1" office:value-type="float" office:value="127.80000000000001">
            <text:p>127.80</text:p>
          </table:table-cell>
          <table:table-cell table:style-name="ACE-0" office:value-type="float" office:value="0.87">
            <text:p>0.87</text:p>
          </table:table-cell>
          <table:table-cell table:style-name="ACE-0" office:value-type="string">
            <text:p>Coral</text:p>
          </table:table-cell>
          <table:table-cell table:style-name="ACE-0" office:value-type="string">
            <text:p>Favites valenciennesi</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11.529219536897607">
            <text:p>−11.53</text:p>
          </table:table-cell>
          <table:table-cell table:style-name="ACE-1" office:value-type="float" office:value="1.5146475105114821">
            <text:p>1.51</text:p>
          </table:table-cell>
          <table:table-cell table:style-name="ACE-2" office:value-type="float" office:value="16124.316758980078">
            <text:p>16124</text:p>
          </table:table-cell>
          <table:table-cell table:style-name="ACE-2" office:value-type="float" office:value="54.892150120693884">
            <text:p>55</text:p>
          </table:table-cell>
          <table:table-cell table:style-name="ACE-0" office:value-type="float" office:value="18960">
            <text:p>18960</text:p>
          </table:table-cell>
          <table:table-cell table:style-name="ACE-0" office:value-type="float" office:value="160">
            <text:p>160</text:p>
          </table:table-cell>
          <table:table-cell table:number-columns-repeated="2" table:style-name="ACE-0"/>
          <table:table-cell table:style-name="ACE-0" table:formula="of:=IF([.Q305]&gt;0;&quot;marine&quot;;&quot;&quot;)" office:value-type="string" office:string-value="marine">
            <text:p>marine</text:p>
          </table:table-cell>
          <table:table-cell table:style-name="ACE-0" table:formula="of:=IF([.U305]&gt;0;&quot;U-Th&quot;;&quot;&quot;)" office:value-type="string" office:string-value="">
            <text:p/>
          </table:table-cell>
          <table:table-cell table:style-name="ACE-0" office:value-type="string">
            <text:p>marine</text:p>
          </table:table-cell>
          <table:table-cell table:style-name="ACE-0" office:value-type="string">
            <text:p>325-M0039A-16R-1W_38-40</text:p>
          </table:table-cell>
          <table:table-cell table:style-name="ACE-1" table:formula="of:=IF([.M305]&lt;&gt;&quot;NA&quot;;-[.G305]+([.M305]-[.N305])/2-[.N305];-[.G305])" office:value-type="float" office:value="-112.80000000000001">
            <text:p>−112.80</text:p>
          </table:table-cell>
          <table:table-cell table:style-name="ACE-1" table:formula="of:=IF([.M305]&lt;&gt;&quot;NA&quot;;-[.G305]-([.M305]+[.N305])/2-[.N305]/2;-[.G305])" office:value-type="float" office:value="-142.80000000000001">
            <text:p>−142.80</text:p>
          </table:table-cell>
          <table:table-cell table:style-name="ACE-1" table:formula="of:=IF([.M305]&lt;&gt;&quot;NA&quot;;SQRT((([.M305]-[.N305])/2)^2+[.H305]^2);[.H305])" office:value-type="float" office:value="15.025208817184538">
            <text:p>15.03</text:p>
          </table:table-cell>
          <table:table-cell table:style-name="ACE-2" table:formula="of:=IF([.M305]&lt;&gt;&quot;NA&quot;;0;-1)" office:value-type="float" office:value="0">
            <text:p>0</text:p>
          </table:table-cell>
          <table:table-cell table:style-name="ACE-2" table:formula="of:=IF([.S305]&gt;0;[.S305];[.U305])" office:value-type="float" office:value="18960">
            <text:p>18960</text:p>
          </table:table-cell>
          <table:table-cell table:style-name="ACE-2" table:formula="of:=IF([.T305]&gt;0;[.T305];[.V305])" office:value-type="float" office:value="160">
            <text:p>160</text:p>
          </table:table-cell>
          <table:table-cell table:number-columns-repeated="224" table:style-name="ACE-0"/>
        </table:table-row>
        <table:table-row table:style-name="AROW-1">
          <table:table-cell table:style-name="ACE-0" office:value-type="string">
            <text:p>325-M0039A-16R-2W_8-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N/A</text:p>
          </table:table-cell>
          <table:table-cell table:style-name="ACE-1" office:value-type="float" office:value="127.5">
            <text:p>127.50</text:p>
          </table:table-cell>
          <table:table-cell table:style-name="ACE-0" office:value-type="float" office:value="0.87">
            <text:p>0.87</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8700">
            <text:p>18700</text:p>
          </table:table-cell>
          <table:table-cell table:style-name="ACE-0" office:value-type="float" office:value="200">
            <text:p>200</text:p>
          </table:table-cell>
          <table:table-cell table:style-name="ACE-0" table:formula="of:=IF([.Q306]&gt;0;&quot;marine&quot;;&quot;&quot;)" office:value-type="string" office:string-value="">
            <text:p/>
          </table:table-cell>
          <table:table-cell table:style-name="ACE-0" table:formula="of:=IF([.U306]&gt;0;&quot;U-Th&quot;;&quot;&quot;)" office:value-type="string" office:string-value="U-Th">
            <text:p>U-Th</text:p>
          </table:table-cell>
          <table:table-cell table:style-name="ACE-0" office:value-type="string">
            <text:p>U-Th</text:p>
          </table:table-cell>
          <table:table-cell table:style-name="ACE-0" office:value-type="string">
            <text:p>325-M0039A-16R-2W_8-10</text:p>
          </table:table-cell>
          <table:table-cell table:style-name="ACE-1" table:formula="of:=IF([.M306]&lt;&gt;&quot;NA&quot;;-[.G306]+([.M306]-[.N306])/2-[.N306];-[.G306])" office:value-type="float" office:value="-112.5">
            <text:p>−112.50</text:p>
          </table:table-cell>
          <table:table-cell table:style-name="ACE-1" table:formula="of:=IF([.M306]&lt;&gt;&quot;NA&quot;;-[.G306]-([.M306]+[.N306])/2-[.N306]/2;-[.G306])" office:value-type="float" office:value="-142.5">
            <text:p>−142.50</text:p>
          </table:table-cell>
          <table:table-cell table:style-name="ACE-1" table:formula="of:=IF([.M306]&lt;&gt;&quot;NA&quot;;SQRT((([.M306]-[.N306])/2)^2+[.H306]^2);[.H306])" office:value-type="float" office:value="15.025208817184538">
            <text:p>15.03</text:p>
          </table:table-cell>
          <table:table-cell table:style-name="ACE-2" table:formula="of:=IF([.M306]&lt;&gt;&quot;NA&quot;;0;-1)" office:value-type="float" office:value="0">
            <text:p>0</text:p>
          </table:table-cell>
          <table:table-cell table:style-name="ACE-2" table:formula="of:=IF([.S306]&gt;0;[.S306];[.U306])" office:value-type="float" office:value="18700">
            <text:p>18700</text:p>
          </table:table-cell>
          <table:table-cell table:style-name="ACE-2" table:formula="of:=IF([.T306]&gt;0;[.T306];[.V306])" office:value-type="float" office:value="200">
            <text:p>200</text:p>
          </table:table-cell>
          <table:table-cell table:number-columns-repeated="224" table:style-name="ACE-0"/>
        </table:table-row>
        <table:table-row table:style-name="AROW-1">
          <table:table-cell table:style-name="ACE-0" office:value-type="string">
            <text:p>325-M0039A-16R-CCW_8-1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MTC-15117</text:p>
          </table:table-cell>
          <table:table-cell table:style-name="ACE-1" office:value-type="float" office:value="126.97">
            <text:p>126.97</text:p>
          </table:table-cell>
          <table:table-cell table:style-name="ACE-0" office:value-type="float" office:value="0.87">
            <text:p>0.87</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float" office:value="30">
            <text:p>3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0">
            <text:p>0.00</text:p>
          </table:table-cell>
          <table:table-cell table:style-name="ACE-2" office:value-type="float" office:value="16072.090478158902">
            <text:p>16072</text:p>
          </table:table-cell>
          <table:table-cell table:style-name="ACE-2" office:value-type="float" office:value="91.498663614917291">
            <text:p>91</text:p>
          </table:table-cell>
          <table:table-cell table:style-name="ACE-0" office:value-type="float" office:value="18929">
            <text:p>18929</text:p>
          </table:table-cell>
          <table:table-cell table:style-name="ACE-0" office:value-type="float" office:value="211">
            <text:p>211</text:p>
          </table:table-cell>
          <table:table-cell table:number-columns-repeated="2" table:style-name="ACE-0"/>
          <table:table-cell table:style-name="ACE-0" table:formula="of:=IF([.Q307]&gt;0;&quot;marine&quot;;&quot;&quot;)" office:value-type="string" office:string-value="marine">
            <text:p>marine</text:p>
          </table:table-cell>
          <table:table-cell table:style-name="ACE-0" table:formula="of:=IF([.U307]&gt;0;&quot;U-Th&quot;;&quot;&quot;)" office:value-type="string" office:string-value="">
            <text:p/>
          </table:table-cell>
          <table:table-cell table:style-name="ACE-0" office:value-type="string">
            <text:p>marine</text:p>
          </table:table-cell>
          <table:table-cell table:style-name="ACE-0" office:value-type="string">
            <text:p>325-M0039A-16R-CCW_8-10</text:p>
          </table:table-cell>
          <table:table-cell table:style-name="ACE-1" table:formula="of:=IF([.M307]&lt;&gt;&quot;NA&quot;;-[.G307]+([.M307]-[.N307])/2-[.N307];-[.G307])" office:value-type="float" office:value="-111.97">
            <text:p>−111.97</text:p>
          </table:table-cell>
          <table:table-cell table:style-name="ACE-1" table:formula="of:=IF([.M307]&lt;&gt;&quot;NA&quot;;-[.G307]-([.M307]+[.N307])/2-[.N307]/2;-[.G307])" office:value-type="float" office:value="-141.97">
            <text:p>−141.97</text:p>
          </table:table-cell>
          <table:table-cell table:style-name="ACE-1" table:formula="of:=IF([.M307]&lt;&gt;&quot;NA&quot;;SQRT((([.M307]-[.N307])/2)^2+[.H307]^2);[.H307])" office:value-type="float" office:value="15.025208817184538">
            <text:p>15.03</text:p>
          </table:table-cell>
          <table:table-cell table:style-name="ACE-2" table:formula="of:=IF([.M307]&lt;&gt;&quot;NA&quot;;0;-1)" office:value-type="float" office:value="0">
            <text:p>0</text:p>
          </table:table-cell>
          <table:table-cell table:style-name="ACE-2" table:formula="of:=IF([.S307]&gt;0;[.S307];[.U307])" office:value-type="float" office:value="18929">
            <text:p>18929</text:p>
          </table:table-cell>
          <table:table-cell table:style-name="ACE-2" table:formula="of:=IF([.T307]&gt;0;[.T307];[.V307])" office:value-type="float" office:value="211">
            <text:p>211</text:p>
          </table:table-cell>
          <table:table-cell table:number-columns-repeated="224" table:style-name="ACE-0"/>
        </table:table-row>
        <table:table-row table:style-name="AROW-1">
          <table:table-cell table:style-name="ACE-0" office:value-type="string">
            <text:p>325-M0039A-17R-1W_16-20</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4612</text:p>
          </table:table-cell>
          <table:table-cell table:style-name="ACE-1" office:value-type="float" office:value="128.56">
            <text:p>128.56</text:p>
          </table:table-cell>
          <table:table-cell table:style-name="ACE-0" office:value-type="float" office:value="1.24">
            <text:p>1.24</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6.2276999999999996">
            <text:p>−6.23</text:p>
          </table:table-cell>
          <table:table-cell table:style-name="ACE-1" office:value-type="float" office:value="0.67100000000000004">
            <text:p>0.67</text:p>
          </table:table-cell>
          <table:table-cell table:style-name="ACE-2" office:value-type="float" office:value="16360">
            <text:p>16360</text:p>
          </table:table-cell>
          <table:table-cell table:style-name="ACE-2" office:value-type="float" office:value="50">
            <text:p>50</text:p>
          </table:table-cell>
          <table:table-cell table:style-name="ACE-0" office:value-type="float" office:value="19244">
            <text:p>19244</text:p>
          </table:table-cell>
          <table:table-cell table:style-name="ACE-0" office:value-type="float" office:value="208">
            <text:p>208</text:p>
          </table:table-cell>
          <table:table-cell table:number-columns-repeated="2" table:style-name="ACE-0"/>
          <table:table-cell table:style-name="ACE-0" table:formula="of:=IF([.Q308]&gt;0;&quot;marine&quot;;&quot;&quot;)" office:value-type="string" office:string-value="marine">
            <text:p>marine</text:p>
          </table:table-cell>
          <table:table-cell table:style-name="ACE-0" table:formula="of:=IF([.U308]&gt;0;&quot;U-Th&quot;;&quot;&quot;)" office:value-type="string" office:string-value="">
            <text:p/>
          </table:table-cell>
          <table:table-cell table:style-name="ACE-0" office:value-type="string">
            <text:p>marine</text:p>
          </table:table-cell>
          <table:table-cell table:style-name="ACE-0" office:value-type="string">
            <text:p>325-M0039A-17R-1W_16-20</text:p>
          </table:table-cell>
          <table:table-cell table:style-name="ACE-1" table:formula="of:=IF([.M308]&lt;&gt;&quot;NA&quot;;-[.G308]+([.M308]-[.N308])/2-[.N308];-[.G308])" office:value-type="float" office:value="-113.56">
            <text:p>−113.56</text:p>
          </table:table-cell>
          <table:table-cell table:style-name="ACE-1" table:formula="of:=IF([.M308]&lt;&gt;&quot;NA&quot;;-[.G308]-([.M308]+[.N308])/2-[.N308]/2;-[.G308])" office:value-type="float" office:value="-143.56">
            <text:p>−143.56</text:p>
          </table:table-cell>
          <table:table-cell table:style-name="ACE-1" table:formula="of:=IF([.M308]&lt;&gt;&quot;NA&quot;;SQRT((([.M308]-[.N308])/2)^2+[.H308]^2);[.H308])" office:value-type="float" office:value="15.051166067783585">
            <text:p>15.05</text:p>
          </table:table-cell>
          <table:table-cell table:style-name="ACE-2" table:formula="of:=IF([.M308]&lt;&gt;&quot;NA&quot;;0;-1)" office:value-type="float" office:value="0">
            <text:p>0</text:p>
          </table:table-cell>
          <table:table-cell table:style-name="ACE-2" table:formula="of:=IF([.S308]&gt;0;[.S308];[.U308])" office:value-type="float" office:value="19244">
            <text:p>19244</text:p>
          </table:table-cell>
          <table:table-cell table:style-name="ACE-2" table:formula="of:=IF([.T308]&gt;0;[.T308];[.V308])" office:value-type="float" office:value="208">
            <text:p>208</text:p>
          </table:table-cell>
          <table:table-cell table:number-columns-repeated="224" table:style-name="ACE-0"/>
        </table:table-row>
        <table:table-row table:style-name="AROW-1">
          <table:table-cell table:style-name="ACE-0" office:value-type="string">
            <text:p>325-M0039A-17R-1W_3-6</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SANU-27233</text:p>
          </table:table-cell>
          <table:table-cell table:style-name="ACE-1" office:value-type="float" office:value="128.42500000000001">
            <text:p>128.43</text:p>
          </table:table-cell>
          <table:table-cell table:style-name="ACE-0" office:value-type="float" office:value="1.24">
            <text:p>1.24</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X</text:p>
          </table:table-cell>
          <table:table-cell table:style-name="ACE-0" office:value-type="float" office:value="30">
            <text:p>30</text:p>
          </table:table-cell>
          <table:table-cell table:style-name="ACE-0" office:value-type="float" office:value="0">
            <text:p>0</text:p>
          </table:table-cell>
          <table:table-cell table:style-name="ACE-1" office:value-type="float" office:value="-1.1983999999999999">
            <text:p>−1.20</text:p>
          </table:table-cell>
          <table:table-cell table:style-name="ACE-1" office:value-type="float" office:value="0.57299999999999995">
            <text:p>0.57</text:p>
          </table:table-cell>
          <table:table-cell table:style-name="ACE-2" office:value-type="float" office:value="14895">
            <text:p>14895</text:p>
          </table:table-cell>
          <table:table-cell table:style-name="ACE-2" office:value-type="float" office:value="50">
            <text:p>50</text:p>
          </table:table-cell>
          <table:table-cell table:style-name="ACE-0" office:value-type="float" office:value="17665">
            <text:p>17665</text:p>
          </table:table-cell>
          <table:table-cell table:style-name="ACE-0" office:value-type="float" office:value="205">
            <text:p>205</text:p>
          </table:table-cell>
          <table:table-cell table:number-columns-repeated="2" table:style-name="ACE-0"/>
          <table:table-cell table:style-name="ACE-0" table:formula="of:=IF([.Q309]&gt;0;&quot;marine&quot;;&quot;&quot;)" office:value-type="string" office:string-value="marine">
            <text:p>marine</text:p>
          </table:table-cell>
          <table:table-cell table:style-name="ACE-0" table:formula="of:=IF([.U309]&gt;0;&quot;U-Th&quot;;&quot;&quot;)" office:value-type="string" office:string-value="">
            <text:p/>
          </table:table-cell>
          <table:table-cell table:style-name="ACE-0" office:value-type="string">
            <text:p>marine</text:p>
          </table:table-cell>
          <table:table-cell table:style-name="ACE-0" office:value-type="string">
            <text:p>325-M0039A-17R-1W_3-6</text:p>
          </table:table-cell>
          <table:table-cell table:style-name="ACE-1" table:formula="of:=IF([.M309]&lt;&gt;&quot;NA&quot;;-[.G309]+([.M309]-[.N309])/2-[.N309];-[.G309])" office:value-type="float" office:value="-113.42500000000001">
            <text:p>−113.43</text:p>
          </table:table-cell>
          <table:table-cell table:style-name="ACE-1" table:formula="of:=IF([.M309]&lt;&gt;&quot;NA&quot;;-[.G309]-([.M309]+[.N309])/2-[.N309]/2;-[.G309])" office:value-type="float" office:value="-143.42500000000001">
            <text:p>−143.43</text:p>
          </table:table-cell>
          <table:table-cell table:style-name="ACE-1" table:formula="of:=IF([.M309]&lt;&gt;&quot;NA&quot;;SQRT((([.M309]-[.N309])/2)^2+[.H309]^2);[.H309])" office:value-type="float" office:value="15.051166067783585">
            <text:p>15.05</text:p>
          </table:table-cell>
          <table:table-cell table:style-name="ACE-2" table:formula="of:=IF([.M309]&lt;&gt;&quot;NA&quot;;0;-1)" office:value-type="float" office:value="0">
            <text:p>0</text:p>
          </table:table-cell>
          <table:table-cell table:style-name="ACE-2" table:formula="of:=IF([.S309]&gt;0;[.S309];[.U309])" office:value-type="float" office:value="17665">
            <text:p>17665</text:p>
          </table:table-cell>
          <table:table-cell table:style-name="ACE-2" table:formula="of:=IF([.T309]&gt;0;[.T309];[.V309])" office:value-type="float" office:value="205">
            <text:p>205</text:p>
          </table:table-cell>
          <table:table-cell table:number-columns-repeated="224" table:style-name="ACE-0"/>
        </table:table-row>
        <table:table-row table:style-name="AROW-1">
          <table:table-cell table:style-name="ACE-0" office:value-type="string">
            <text:p>325-M0039A-21R-1W_0-3</text:p>
          </table:table-cell>
          <table:table-cell table:style-name="ACE-0" office:value-type="float" office:value="-19.670000000000002">
            <text:p>−19.67</text:p>
          </table:table-cell>
          <table:table-cell table:style-name="ACE-0" office:value-type="float" office:value="150.24000000000001">
            <text:p>150.24</text:p>
          </table:table-cell>
          <table:table-cell table:number-columns-repeated="2" table:style-name="ACE-0"/>
          <table:table-cell table:style-name="ACE-0" office:value-type="string">
            <text:p>YAUT-008921</text:p>
          </table:table-cell>
          <table:table-cell table:style-name="ACE-1" office:value-type="float" office:value="134.39500000000001">
            <text:p>134.40</text:p>
          </table:table-cell>
          <table:table-cell table:style-name="ACE-0" office:value-type="float" office:value="1.1299999999999999">
            <text:p>1.13</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string">
            <text:p>NA</text:p>
          </table:table-cell>
          <table:table-cell table:style-name="ACE-0" office:value-type="string">
            <text:p>NA</text:p>
          </table:table-cell>
          <table:table-cell table:style-name="ACE-1" office:value-type="float" office:value="-4.2693441774088789">
            <text:p>−4.27</text:p>
          </table:table-cell>
          <table:table-cell table:style-name="ACE-1" office:value-type="float" office:value="2.4355798860056748">
            <text:p>2.44</text:p>
          </table:table-cell>
          <table:table-cell table:style-name="ACE-2" office:value-type="float" office:value="17727.730387905645">
            <text:p>17728</text:p>
          </table:table-cell>
          <table:table-cell table:style-name="ACE-2" office:value-type="float" office:value="63.607180098175881">
            <text:p>64</text:p>
          </table:table-cell>
          <table:table-cell table:style-name="ACE-0" office:value-type="float" office:value="20880">
            <text:p>20880</text:p>
          </table:table-cell>
          <table:table-cell table:style-name="ACE-0" office:value-type="float" office:value="230">
            <text:p>230</text:p>
          </table:table-cell>
          <table:table-cell table:number-columns-repeated="2" table:style-name="ACE-0"/>
          <table:table-cell table:style-name="ACE-0" table:formula="of:=IF([.Q310]&gt;0;&quot;marine&quot;;&quot;&quot;)" office:value-type="string" office:string-value="marine">
            <text:p>marine</text:p>
          </table:table-cell>
          <table:table-cell table:style-name="ACE-0" table:formula="of:=IF([.U310]&gt;0;&quot;U-Th&quot;;&quot;&quot;)" office:value-type="string" office:string-value="">
            <text:p/>
          </table:table-cell>
          <table:table-cell table:style-name="ACE-0" office:value-type="string">
            <text:p>marine</text:p>
          </table:table-cell>
          <table:table-cell table:style-name="ACE-0" office:value-type="string">
            <text:p>325-M0039A-21R-1W_0-3</text:p>
          </table:table-cell>
          <table:table-cell table:style-name="ACE-1" table:formula="of:=IF([.M310]&lt;&gt;&quot;NA&quot;;-[.G310]+([.M310]-[.N310])/2-[.N310];-[.G310])" office:value-type="float" office:value="-134.39500000000001">
            <text:p>−134.40</text:p>
          </table:table-cell>
          <table:table-cell table:style-name="ACE-1" table:formula="of:=IF([.M310]&lt;&gt;&quot;NA&quot;;-[.G310]-([.M310]+[.N310])/2-[.N310]/2;-[.G310])" office:value-type="float" office:value="-134.39500000000001">
            <text:p>−134.40</text:p>
          </table:table-cell>
          <table:table-cell table:style-name="ACE-1" table:formula="of:=IF([.M310]&lt;&gt;&quot;NA&quot;;SQRT((([.M310]-[.N310])/2)^2+[.H310]^2);[.H310])" office:value-type="float" office:value="1.1299999999999999">
            <text:p>1.13</text:p>
          </table:table-cell>
          <table:table-cell table:style-name="ACE-2" table:formula="of:=IF([.M310]&lt;&gt;&quot;NA&quot;;0;-1)" office:value-type="float" office:value="-1">
            <text:p>−1</text:p>
          </table:table-cell>
          <table:table-cell table:style-name="ACE-2" table:formula="of:=IF([.S310]&gt;0;[.S310];[.U310])" office:value-type="float" office:value="20880">
            <text:p>20880</text:p>
          </table:table-cell>
          <table:table-cell table:style-name="ACE-2" table:formula="of:=IF([.T310]&gt;0;[.T310];[.V310])" office:value-type="float" office:value="230">
            <text:p>230</text:p>
          </table:table-cell>
          <table:table-cell table:number-columns-repeated="224" table:style-name="ACE-0"/>
        </table:table-row>
        <table:table-row table:style-name="AROW-1">
          <table:table-cell table:style-name="ACE-0" office:value-type="string">
            <text:p>325-M0053A-01X-1W_104-10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238</text:p>
          </table:table-cell>
          <table:table-cell table:style-name="ACE-1" office:value-type="float" office:value="105.14999999999999">
            <text:p>105.15</text:p>
          </table:table-cell>
          <table:table-cell table:style-name="ACE-0" office:value-type="float" office:value="0.19">
            <text:p>0.19</text:p>
          </table:table-cell>
          <table:table-cell table:style-name="ACE-0" office:value-type="string">
            <text:p>Coralline algae?</text:p>
          </table:table-cell>
          <table:table-cell table:style-name="ACE-0" office:value-type="string">
            <text:p>NA</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4459">
            <text:p>1.45</text:p>
          </table:table-cell>
          <table:table-cell table:style-name="ACE-1" office:value-type="float" office:value="0.623">
            <text:p>0.62</text:p>
          </table:table-cell>
          <table:table-cell table:style-name="ACE-2" office:value-type="float" office:value="12860">
            <text:p>12860</text:p>
          </table:table-cell>
          <table:table-cell table:style-name="ACE-2" office:value-type="float" office:value="65">
            <text:p>65</text:p>
          </table:table-cell>
          <table:table-cell table:style-name="ACE-0" office:value-type="float" office:value="14605">
            <text:p>14605</text:p>
          </table:table-cell>
          <table:table-cell table:style-name="ACE-0" office:value-type="float" office:value="395">
            <text:p>395</text:p>
          </table:table-cell>
          <table:table-cell table:number-columns-repeated="2" table:style-name="ACE-0"/>
          <table:table-cell table:style-name="ACE-0" table:formula="of:=IF([.Q311]&gt;0;&quot;marine&quot;;&quot;&quot;)" office:value-type="string" office:string-value="marine">
            <text:p>marine</text:p>
          </table:table-cell>
          <table:table-cell table:style-name="ACE-0" table:formula="of:=IF([.U311]&gt;0;&quot;U-Th&quot;;&quot;&quot;)" office:value-type="string" office:string-value="">
            <text:p/>
          </table:table-cell>
          <table:table-cell table:style-name="ACE-0" office:value-type="string">
            <text:p>marine</text:p>
          </table:table-cell>
          <table:table-cell table:style-name="ACE-0" office:value-type="string">
            <text:p>325-M0053A-01X-1W_104-106</text:p>
          </table:table-cell>
          <table:table-cell table:style-name="ACE-1" table:formula="of:=IF([.M311]&lt;&gt;&quot;NA&quot;;-[.G311]+([.M311]-[.N311])/2-[.N311];-[.G311])" office:value-type="float" office:value="-84.149999999999991">
            <text:p>−84.15</text:p>
          </table:table-cell>
          <table:table-cell table:style-name="ACE-1" table:formula="of:=IF([.M311]&lt;&gt;&quot;NA&quot;;-[.G311]-([.M311]+[.N311])/2-[.N311]/2;-[.G311])" office:value-type="float" office:value="-176.14999999999998">
            <text:p>−176.15</text:p>
          </table:table-cell>
          <table:table-cell table:style-name="ACE-1" table:formula="of:=IF([.M311]&lt;&gt;&quot;NA&quot;;SQRT((([.M311]-[.N311])/2)^2+[.H311]^2);[.H311])" office:value-type="float" office:value="41.000440241538868">
            <text:p>41.00</text:p>
          </table:table-cell>
          <table:table-cell table:style-name="ACE-2" table:formula="of:=IF([.M311]&lt;&gt;&quot;NA&quot;;0;-1)" office:value-type="float" office:value="0">
            <text:p>0</text:p>
          </table:table-cell>
          <table:table-cell table:style-name="ACE-2" table:formula="of:=IF([.S311]&gt;0;[.S311];[.U311])" office:value-type="float" office:value="14605">
            <text:p>14605</text:p>
          </table:table-cell>
          <table:table-cell table:style-name="ACE-2" table:formula="of:=IF([.T311]&gt;0;[.T311];[.V311])" office:value-type="float" office:value="395">
            <text:p>395</text:p>
          </table:table-cell>
          <table:table-cell table:number-columns-repeated="224" table:style-name="ACE-0"/>
        </table:table-row>
        <table:table-row table:style-name="AROW-1">
          <table:table-cell table:style-name="ACE-0" office:value-type="string">
            <text:p>325-M0053A-01X-1W_17-2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7213</text:p>
          </table:table-cell>
          <table:table-cell table:style-name="ACE-1" office:value-type="float" office:value="104.285">
            <text:p>104.28</text:p>
          </table:table-cell>
          <table:table-cell table:style-name="ACE-0" office:value-type="float" office:value="0.19">
            <text:p>0.19</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5284">
            <text:p>1.53</text:p>
          </table:table-cell>
          <table:table-cell table:style-name="ACE-1" office:value-type="float" office:value="0.58699999999999997">
            <text:p>0.59</text:p>
          </table:table-cell>
          <table:table-cell table:style-name="ACE-2" office:value-type="float" office:value="11530">
            <text:p>11530</text:p>
          </table:table-cell>
          <table:table-cell table:style-name="ACE-2" office:value-type="float" office:value="45">
            <text:p>45</text:p>
          </table:table-cell>
          <table:table-cell table:style-name="ACE-0" office:value-type="float" office:value="12980">
            <text:p>12980</text:p>
          </table:table-cell>
          <table:table-cell table:style-name="ACE-0" office:value-type="float" office:value="160">
            <text:p>160</text:p>
          </table:table-cell>
          <table:table-cell table:number-columns-repeated="2" table:style-name="ACE-0"/>
          <table:table-cell table:style-name="ACE-0" table:formula="of:=IF([.Q312]&gt;0;&quot;marine&quot;;&quot;&quot;)" office:value-type="string" office:string-value="marine">
            <text:p>marine</text:p>
          </table:table-cell>
          <table:table-cell table:style-name="ACE-0" table:formula="of:=IF([.U312]&gt;0;&quot;U-Th&quot;;&quot;&quot;)" office:value-type="string" office:string-value="">
            <text:p/>
          </table:table-cell>
          <table:table-cell table:style-name="ACE-0" office:value-type="string">
            <text:p>marine</text:p>
          </table:table-cell>
          <table:table-cell table:style-name="ACE-0" office:value-type="string">
            <text:p>325-M0053A-01X-1W_17-20</text:p>
          </table:table-cell>
          <table:table-cell table:style-name="ACE-1" table:formula="of:=IF([.M312]&lt;&gt;&quot;NA&quot;;-[.G312]+([.M312]-[.N312])/2-[.N312];-[.G312])" office:value-type="float" office:value="-83.284999999999997">
            <text:p>−83.28</text:p>
          </table:table-cell>
          <table:table-cell table:style-name="ACE-1" table:formula="of:=IF([.M312]&lt;&gt;&quot;NA&quot;;-[.G312]-([.M312]+[.N312])/2-[.N312]/2;-[.G312])" office:value-type="float" office:value="-175.285">
            <text:p>−175.28</text:p>
          </table:table-cell>
          <table:table-cell table:style-name="ACE-1" table:formula="of:=IF([.M312]&lt;&gt;&quot;NA&quot;;SQRT((([.M312]-[.N312])/2)^2+[.H312]^2);[.H312])" office:value-type="float" office:value="41.000440241538868">
            <text:p>41.00</text:p>
          </table:table-cell>
          <table:table-cell table:style-name="ACE-2" table:formula="of:=IF([.M312]&lt;&gt;&quot;NA&quot;;0;-1)" office:value-type="float" office:value="0">
            <text:p>0</text:p>
          </table:table-cell>
          <table:table-cell table:style-name="ACE-2" table:formula="of:=IF([.S312]&gt;0;[.S312];[.U312])" office:value-type="float" office:value="12980">
            <text:p>12980</text:p>
          </table:table-cell>
          <table:table-cell table:style-name="ACE-2" table:formula="of:=IF([.T312]&gt;0;[.T312];[.V312])" office:value-type="float" office:value="160">
            <text:p>160</text:p>
          </table:table-cell>
          <table:table-cell table:number-columns-repeated="224" table:style-name="ACE-0"/>
        </table:table-row>
        <table:table-row table:style-name="AROW-1">
          <table:table-cell table:style-name="ACE-0" office:value-type="string">
            <text:p>325-M0053A-01X-1W_25-3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5410</text:p>
          </table:table-cell>
          <table:table-cell table:style-name="ACE-1" office:value-type="float" office:value="104.375">
            <text:p>104.38</text:p>
          </table:table-cell>
          <table:table-cell table:style-name="ACE-0" office:value-type="float" office:value="0.19">
            <text:p>0.19</text:p>
          </table:table-cell>
          <table:table-cell table:style-name="ACE-0" office:value-type="string">
            <text:p>Coralline algae</text:p>
          </table:table-cell>
          <table:table-cell table:style-name="ACE-0" office:value-type="string">
            <text:p>aA4</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488990884769114">
            <text:p>1.49</text:p>
          </table:table-cell>
          <table:table-cell table:style-name="ACE-1" office:value-type="float" office:value="4.3844933651463176">
            <text:p>4.38</text:p>
          </table:table-cell>
          <table:table-cell table:style-name="ACE-2" office:value-type="float" office:value="11955.082282961714">
            <text:p>11955</text:p>
          </table:table-cell>
          <table:table-cell table:style-name="ACE-2" office:value-type="float" office:value="67.712564082793719">
            <text:p>68</text:p>
          </table:table-cell>
          <table:table-cell table:style-name="ACE-0" office:value-type="float" office:value="13407">
            <text:p>13407</text:p>
          </table:table-cell>
          <table:table-cell table:style-name="ACE-0" office:value-type="float" office:value="153">
            <text:p>153</text:p>
          </table:table-cell>
          <table:table-cell table:number-columns-repeated="2" table:style-name="ACE-0"/>
          <table:table-cell table:style-name="ACE-0" table:formula="of:=IF([.Q313]&gt;0;&quot;marine&quot;;&quot;&quot;)" office:value-type="string" office:string-value="marine">
            <text:p>marine</text:p>
          </table:table-cell>
          <table:table-cell table:style-name="ACE-0" table:formula="of:=IF([.U313]&gt;0;&quot;U-Th&quot;;&quot;&quot;)" office:value-type="string" office:string-value="">
            <text:p/>
          </table:table-cell>
          <table:table-cell table:style-name="ACE-0" office:value-type="string">
            <text:p>marine</text:p>
          </table:table-cell>
          <table:table-cell table:style-name="ACE-0" office:value-type="string">
            <text:p>325-M0053A-01X-1W_25-30</text:p>
          </table:table-cell>
          <table:table-cell table:style-name="ACE-1" table:formula="of:=IF([.M313]&lt;&gt;&quot;NA&quot;;-[.G313]+([.M313]-[.N313])/2-[.N313];-[.G313])" office:value-type="float" office:value="-83.375">
            <text:p>−83.38</text:p>
          </table:table-cell>
          <table:table-cell table:style-name="ACE-1" table:formula="of:=IF([.M313]&lt;&gt;&quot;NA&quot;;-[.G313]-([.M313]+[.N313])/2-[.N313]/2;-[.G313])" office:value-type="float" office:value="-175.375">
            <text:p>−175.38</text:p>
          </table:table-cell>
          <table:table-cell table:style-name="ACE-1" table:formula="of:=IF([.M313]&lt;&gt;&quot;NA&quot;;SQRT((([.M313]-[.N313])/2)^2+[.H313]^2);[.H313])" office:value-type="float" office:value="41.000440241538868">
            <text:p>41.00</text:p>
          </table:table-cell>
          <table:table-cell table:style-name="ACE-2" table:formula="of:=IF([.M313]&lt;&gt;&quot;NA&quot;;0;-1)" office:value-type="float" office:value="0">
            <text:p>0</text:p>
          </table:table-cell>
          <table:table-cell table:style-name="ACE-2" table:formula="of:=IF([.S313]&gt;0;[.S313];[.U313])" office:value-type="float" office:value="13407">
            <text:p>13407</text:p>
          </table:table-cell>
          <table:table-cell table:style-name="ACE-2" table:formula="of:=IF([.T313]&gt;0;[.T313];[.V313])" office:value-type="float" office:value="153">
            <text:p>153</text:p>
          </table:table-cell>
          <table:table-cell table:number-columns-repeated="224" table:style-name="ACE-0"/>
        </table:table-row>
        <table:table-row table:style-name="AROW-1">
          <table:table-cell table:style-name="ACE-0" office:value-type="string">
            <text:p>325-M0053A-01X-1W_51-52</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5411</text:p>
          </table:table-cell>
          <table:table-cell table:style-name="ACE-1" office:value-type="float" office:value="104.61499999999999">
            <text:p>104.61</text:p>
          </table:table-cell>
          <table:table-cell table:style-name="ACE-0" office:value-type="float" office:value="0.19">
            <text:p>0.19</text:p>
          </table:table-cell>
          <table:table-cell table:style-name="ACE-0" office:value-type="string">
            <text:p>Coralline algae</text:p>
          </table:table-cell>
          <table:table-cell table:style-name="ACE-0" office:value-type="string">
            <text:p>aA4</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8202397935865187">
            <text:p>1.82</text:p>
          </table:table-cell>
          <table:table-cell table:style-name="ACE-1" office:value-type="float" office:value="3.8183858304546905">
            <text:p>3.82</text:p>
          </table:table-cell>
          <table:table-cell table:style-name="ACE-2" office:value-type="float" office:value="12329.615737178474">
            <text:p>12330</text:p>
          </table:table-cell>
          <table:table-cell table:style-name="ACE-2" office:value-type="float" office:value="64.106345243242416">
            <text:p>64</text:p>
          </table:table-cell>
          <table:table-cell table:style-name="ACE-0" office:value-type="float" office:value="13781">
            <text:p>13781</text:p>
          </table:table-cell>
          <table:table-cell table:style-name="ACE-0" office:value-type="float" office:value="189">
            <text:p>189</text:p>
          </table:table-cell>
          <table:table-cell table:number-columns-repeated="2" table:style-name="ACE-0"/>
          <table:table-cell table:style-name="ACE-0" table:formula="of:=IF([.Q314]&gt;0;&quot;marine&quot;;&quot;&quot;)" office:value-type="string" office:string-value="marine">
            <text:p>marine</text:p>
          </table:table-cell>
          <table:table-cell table:style-name="ACE-0" table:formula="of:=IF([.U314]&gt;0;&quot;U-Th&quot;;&quot;&quot;)" office:value-type="string" office:string-value="">
            <text:p/>
          </table:table-cell>
          <table:table-cell table:style-name="ACE-0" office:value-type="string">
            <text:p>marine</text:p>
          </table:table-cell>
          <table:table-cell table:style-name="ACE-0" office:value-type="string">
            <text:p>325-M0053A-01X-1W_51-52</text:p>
          </table:table-cell>
          <table:table-cell table:style-name="ACE-1" table:formula="of:=IF([.M314]&lt;&gt;&quot;NA&quot;;-[.G314]+([.M314]-[.N314])/2-[.N314];-[.G314])" office:value-type="float" office:value="-83.614999999999995">
            <text:p>−83.61</text:p>
          </table:table-cell>
          <table:table-cell table:style-name="ACE-1" table:formula="of:=IF([.M314]&lt;&gt;&quot;NA&quot;;-[.G314]-([.M314]+[.N314])/2-[.N314]/2;-[.G314])" office:value-type="float" office:value="-175.61500000000001">
            <text:p>−175.62</text:p>
          </table:table-cell>
          <table:table-cell table:style-name="ACE-1" table:formula="of:=IF([.M314]&lt;&gt;&quot;NA&quot;;SQRT((([.M314]-[.N314])/2)^2+[.H314]^2);[.H314])" office:value-type="float" office:value="41.000440241538868">
            <text:p>41.00</text:p>
          </table:table-cell>
          <table:table-cell table:style-name="ACE-2" table:formula="of:=IF([.M314]&lt;&gt;&quot;NA&quot;;0;-1)" office:value-type="float" office:value="0">
            <text:p>0</text:p>
          </table:table-cell>
          <table:table-cell table:style-name="ACE-2" table:formula="of:=IF([.S314]&gt;0;[.S314];[.U314])" office:value-type="float" office:value="13781">
            <text:p>13781</text:p>
          </table:table-cell>
          <table:table-cell table:style-name="ACE-2" table:formula="of:=IF([.T314]&gt;0;[.T314];[.V314])" office:value-type="float" office:value="189">
            <text:p>189</text:p>
          </table:table-cell>
          <table:table-cell table:number-columns-repeated="224" table:style-name="ACE-0"/>
        </table:table-row>
        <table:table-row table:style-name="AROW-1">
          <table:table-cell table:style-name="ACE-0" office:value-type="string">
            <text:p>325-M0053A-01X-1W_98-104</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YAUT-003235</text:p>
          </table:table-cell>
          <table:table-cell table:style-name="ACE-1" office:value-type="float" office:value="105.11">
            <text:p>105.11</text:p>
          </table:table-cell>
          <table:table-cell table:style-name="ACE-0" office:value-type="float" office:value="0.19">
            <text:p>0.19</text:p>
          </table:table-cell>
          <table:table-cell table:style-name="ACE-0" office:value-type="string">
            <text:p>Coral</text:p>
          </table:table-cell>
          <table:table-cell table:style-name="ACE-0" office:value-type="string">
            <text:p>Platygyra pini?</text:p>
          </table:table-cell>
          <table:table-cell table:style-name="ACE-0"/>
          <table:table-cell table:style-name="ACE-0" office:value-type="string">
            <text:p>ISN</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2.520051861364838">
            <text:p>−12.52</text:p>
          </table:table-cell>
          <table:table-cell table:style-name="ACE-1" office:value-type="float" office:value="14.534442866547055">
            <text:p>14.53</text:p>
          </table:table-cell>
          <table:table-cell table:style-name="ACE-2" office:value-type="float" office:value="12642.729454381424">
            <text:p>12643</text:p>
          </table:table-cell>
          <table:table-cell table:style-name="ACE-2" office:value-type="float" office:value="158.03265240914371">
            <text:p>158</text:p>
          </table:table-cell>
          <table:table-cell table:style-name="ACE-0" office:value-type="float" office:value="14375">
            <text:p>14375</text:p>
          </table:table-cell>
          <table:table-cell table:style-name="ACE-0" office:value-type="float" office:value="573">
            <text:p>573</text:p>
          </table:table-cell>
          <table:table-cell table:number-columns-repeated="2" table:style-name="ACE-0"/>
          <table:table-cell table:style-name="ACE-0" table:formula="of:=IF([.Q315]&gt;0;&quot;marine&quot;;&quot;&quot;)" office:value-type="string" office:string-value="marine">
            <text:p>marine</text:p>
          </table:table-cell>
          <table:table-cell table:style-name="ACE-0" table:formula="of:=IF([.U315]&gt;0;&quot;U-Th&quot;;&quot;&quot;)" office:value-type="string" office:string-value="">
            <text:p/>
          </table:table-cell>
          <table:table-cell table:style-name="ACE-0" office:value-type="string">
            <text:p>marine</text:p>
          </table:table-cell>
          <table:table-cell table:style-name="ACE-0" office:value-type="string">
            <text:p>325-M0053A-01X-1W_98-104</text:p>
          </table:table-cell>
          <table:table-cell table:style-name="ACE-1" table:formula="of:=IF([.M315]&lt;&gt;&quot;NA&quot;;-[.G315]+([.M315]-[.N315])/2-[.N315];-[.G315])" office:value-type="float" office:value="-84.109999999999999">
            <text:p>−84.11</text:p>
          </table:table-cell>
          <table:table-cell table:style-name="ACE-1" table:formula="of:=IF([.M315]&lt;&gt;&quot;NA&quot;;-[.G315]-([.M315]+[.N315])/2-[.N315]/2;-[.G315])" office:value-type="float" office:value="-176.11000000000001">
            <text:p>−176.11</text:p>
          </table:table-cell>
          <table:table-cell table:style-name="ACE-1" table:formula="of:=IF([.M315]&lt;&gt;&quot;NA&quot;;SQRT((([.M315]-[.N315])/2)^2+[.H315]^2);[.H315])" office:value-type="float" office:value="41.000440241538868">
            <text:p>41.00</text:p>
          </table:table-cell>
          <table:table-cell table:style-name="ACE-2" table:formula="of:=IF([.M315]&lt;&gt;&quot;NA&quot;;0;-1)" office:value-type="float" office:value="0">
            <text:p>0</text:p>
          </table:table-cell>
          <table:table-cell table:style-name="ACE-2" table:formula="of:=IF([.S315]&gt;0;[.S315];[.U315])" office:value-type="float" office:value="14375">
            <text:p>14375</text:p>
          </table:table-cell>
          <table:table-cell table:style-name="ACE-2" table:formula="of:=IF([.T315]&gt;0;[.T315];[.V315])" office:value-type="float" office:value="573">
            <text:p>573</text:p>
          </table:table-cell>
          <table:table-cell table:number-columns-repeated="224" table:style-name="ACE-0"/>
        </table:table-row>
        <table:table-row table:style-name="AROW-1">
          <table:table-cell table:style-name="ACE-0" office:value-type="string">
            <text:p>325-M0053A-03R-1W_4-5</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14320</text:p>
          </table:table-cell>
          <table:table-cell table:style-name="ACE-1" office:value-type="float" office:value="107.04499999999999">
            <text:p>107.04</text:p>
          </table:table-cell>
          <table:table-cell table:style-name="ACE-0" office:value-type="float" office:value="1.3">
            <text:p>1.3</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9123">
            <text:p>−0.91</text:p>
          </table:table-cell>
          <table:table-cell table:style-name="ACE-1" office:value-type="float" office:value="0.121">
            <text:p>0.12</text:p>
          </table:table-cell>
          <table:table-cell table:style-name="ACE-2" office:value-type="float" office:value="14020">
            <text:p>14020</text:p>
          </table:table-cell>
          <table:table-cell table:style-name="ACE-2" office:value-type="float" office:value="30">
            <text:p>30</text:p>
          </table:table-cell>
          <table:table-cell table:style-name="ACE-0" office:value-type="float" office:value="16755">
            <text:p>16755</text:p>
          </table:table-cell>
          <table:table-cell table:style-name="ACE-0" office:value-type="float" office:value="185">
            <text:p>185</text:p>
          </table:table-cell>
          <table:table-cell table:number-columns-repeated="2" table:style-name="ACE-0"/>
          <table:table-cell table:style-name="ACE-0" table:formula="of:=IF([.Q316]&gt;0;&quot;marine&quot;;&quot;&quot;)" office:value-type="string" office:string-value="marine">
            <text:p>marine</text:p>
          </table:table-cell>
          <table:table-cell table:style-name="ACE-0" table:formula="of:=IF([.U316]&gt;0;&quot;U-Th&quot;;&quot;&quot;)" office:value-type="string" office:string-value="">
            <text:p/>
          </table:table-cell>
          <table:table-cell table:style-name="ACE-0" office:value-type="string">
            <text:p>marine</text:p>
          </table:table-cell>
          <table:table-cell table:style-name="ACE-0" office:value-type="string">
            <text:p>325-M0053A-03R-1W_4-5</text:p>
          </table:table-cell>
          <table:table-cell table:style-name="ACE-1" table:formula="of:=IF([.M316]&lt;&gt;&quot;NA&quot;;-[.G316]+([.M316]-[.N316])/2-[.N316];-[.G316])" office:value-type="float" office:value="-86.044999999999987">
            <text:p>−86.04</text:p>
          </table:table-cell>
          <table:table-cell table:style-name="ACE-1" table:formula="of:=IF([.M316]&lt;&gt;&quot;NA&quot;;-[.G316]-([.M316]+[.N316])/2-[.N316]/2;-[.G316])" office:value-type="float" office:value="-178.04499999999999">
            <text:p>−178.04</text:p>
          </table:table-cell>
          <table:table-cell table:style-name="ACE-1" table:formula="of:=IF([.M316]&lt;&gt;&quot;NA&quot;;SQRT((([.M316]-[.N316])/2)^2+[.H316]^2);[.H316])" office:value-type="float" office:value="41.020604578674849">
            <text:p>41.02</text:p>
          </table:table-cell>
          <table:table-cell table:style-name="ACE-2" table:formula="of:=IF([.M316]&lt;&gt;&quot;NA&quot;;0;-1)" office:value-type="float" office:value="0">
            <text:p>0</text:p>
          </table:table-cell>
          <table:table-cell table:style-name="ACE-2" table:formula="of:=IF([.S316]&gt;0;[.S316];[.U316])" office:value-type="float" office:value="16755">
            <text:p>16755</text:p>
          </table:table-cell>
          <table:table-cell table:style-name="ACE-2" table:formula="of:=IF([.T316]&gt;0;[.T316];[.V316])" office:value-type="float" office:value="185">
            <text:p>185</text:p>
          </table:table-cell>
          <table:table-cell table:number-columns-repeated="224" table:style-name="ACE-0"/>
        </table:table-row>
        <table:table-row table:style-name="AROW-1">
          <table:table-cell table:style-name="ACE-0" office:value-type="string">
            <text:p>325-M0053A-03R-CCW_4-5</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16</text:p>
          </table:table-cell>
          <table:table-cell table:style-name="ACE-1" office:value-type="float" office:value="107.04499999999999">
            <text:p>107.04</text:p>
          </table:table-cell>
          <table:table-cell table:style-name="ACE-0" office:value-type="float" office:value="1.3">
            <text:p>1.3</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
            <text:p>0.00</text:p>
          </table:table-cell>
          <table:table-cell table:style-name="ACE-1" office:value-type="float" office:value="1.1833516315468662">
            <text:p>1.18</text:p>
          </table:table-cell>
          <table:table-cell table:style-name="ACE-2" office:value-type="float" office:value="14680.133156051395">
            <text:p>14680</text:p>
          </table:table-cell>
          <table:table-cell table:style-name="ACE-2" office:value-type="float" office:value="64.885553132488354">
            <text:p>65</text:p>
          </table:table-cell>
          <table:table-cell table:style-name="ACE-0" office:value-type="float" office:value="17358">
            <text:p>17358</text:p>
          </table:table-cell>
          <table:table-cell table:style-name="ACE-0" office:value-type="float" office:value="222">
            <text:p>222</text:p>
          </table:table-cell>
          <table:table-cell table:number-columns-repeated="2" table:style-name="ACE-0"/>
          <table:table-cell table:style-name="ACE-0" table:formula="of:=IF([.Q317]&gt;0;&quot;marine&quot;;&quot;&quot;)" office:value-type="string" office:string-value="marine">
            <text:p>marine</text:p>
          </table:table-cell>
          <table:table-cell table:style-name="ACE-0" table:formula="of:=IF([.U317]&gt;0;&quot;U-Th&quot;;&quot;&quot;)" office:value-type="string" office:string-value="">
            <text:p/>
          </table:table-cell>
          <table:table-cell table:style-name="ACE-0" office:value-type="string">
            <text:p>marine</text:p>
          </table:table-cell>
          <table:table-cell table:style-name="ACE-0" office:value-type="string">
            <text:p>325-M0053A-03R-CCW_4-5</text:p>
          </table:table-cell>
          <table:table-cell table:style-name="ACE-1" table:formula="of:=IF([.M317]&lt;&gt;&quot;NA&quot;;-[.G317]+([.M317]-[.N317])/2-[.N317];-[.G317])" office:value-type="float" office:value="-86.044999999999987">
            <text:p>−86.04</text:p>
          </table:table-cell>
          <table:table-cell table:style-name="ACE-1" table:formula="of:=IF([.M317]&lt;&gt;&quot;NA&quot;;-[.G317]-([.M317]+[.N317])/2-[.N317]/2;-[.G317])" office:value-type="float" office:value="-178.04499999999999">
            <text:p>−178.04</text:p>
          </table:table-cell>
          <table:table-cell table:style-name="ACE-1" table:formula="of:=IF([.M317]&lt;&gt;&quot;NA&quot;;SQRT((([.M317]-[.N317])/2)^2+[.H317]^2);[.H317])" office:value-type="float" office:value="41.020604578674849">
            <text:p>41.02</text:p>
          </table:table-cell>
          <table:table-cell table:style-name="ACE-2" table:formula="of:=IF([.M317]&lt;&gt;&quot;NA&quot;;0;-1)" office:value-type="float" office:value="0">
            <text:p>0</text:p>
          </table:table-cell>
          <table:table-cell table:style-name="ACE-2" table:formula="of:=IF([.S317]&gt;0;[.S317];[.U317])" office:value-type="float" office:value="17358">
            <text:p>17358</text:p>
          </table:table-cell>
          <table:table-cell table:style-name="ACE-2" table:formula="of:=IF([.T317]&gt;0;[.T317];[.V317])" office:value-type="float" office:value="222">
            <text:p>222</text:p>
          </table:table-cell>
          <table:table-cell table:number-columns-repeated="224" table:style-name="ACE-0"/>
        </table:table-row>
        <table:table-row table:style-name="AROW-1">
          <table:table-cell table:style-name="ACE-0" office:value-type="string">
            <text:p>325-M0053A-04R-1W_7-16</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YAUT-003236</text:p>
          </table:table-cell>
          <table:table-cell table:style-name="ACE-1" office:value-type="float" office:value="108.515">
            <text:p>108.52</text:p>
          </table:table-cell>
          <table:table-cell table:style-name="ACE-0" office:value-type="float" office:value="0.69999999999999996">
            <text:p>0.7</text:p>
          </table:table-cell>
          <table:table-cell table:style-name="ACE-0" office:value-type="string">
            <text:p>Coral</text:p>
          </table:table-cell>
          <table:table-cell table:style-name="ACE-0" office:value-type="string">
            <text:p>Hydnopho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4.9165870017191899">
            <text:p>−4.92</text:p>
          </table:table-cell>
          <table:table-cell table:style-name="ACE-1" office:value-type="float" office:value="21.093524170882276">
            <text:p>21.09</text:p>
          </table:table-cell>
          <table:table-cell table:style-name="ACE-2" office:value-type="float" office:value="13465.211270087777">
            <text:p>13465</text:p>
          </table:table-cell>
          <table:table-cell table:style-name="ACE-2" office:value-type="float" office:value="207.87222914431368">
            <text:p>208</text:p>
          </table:table-cell>
          <table:table-cell table:style-name="ACE-0" office:value-type="float" office:value="15588">
            <text:p>15588</text:p>
          </table:table-cell>
          <table:table-cell table:style-name="ACE-0" office:value-type="float" office:value="618">
            <text:p>618</text:p>
          </table:table-cell>
          <table:table-cell table:number-columns-repeated="2" table:style-name="ACE-0"/>
          <table:table-cell table:style-name="ACE-0" table:formula="of:=IF([.Q318]&gt;0;&quot;marine&quot;;&quot;&quot;)" office:value-type="string" office:string-value="marine">
            <text:p>marine</text:p>
          </table:table-cell>
          <table:table-cell table:style-name="ACE-0" table:formula="of:=IF([.U318]&gt;0;&quot;U-Th&quot;;&quot;&quot;)" office:value-type="string" office:string-value="">
            <text:p/>
          </table:table-cell>
          <table:table-cell table:style-name="ACE-0" office:value-type="string">
            <text:p>marine</text:p>
          </table:table-cell>
          <table:table-cell table:style-name="ACE-0" office:value-type="string">
            <text:p>325-M0053A-04R-1W_7-16</text:p>
          </table:table-cell>
          <table:table-cell table:style-name="ACE-1" table:formula="of:=IF([.M318]&lt;&gt;&quot;NA&quot;;-[.G318]+([.M318]-[.N318])/2-[.N318];-[.G318])" office:value-type="float" office:value="-93.515000000000001">
            <text:p>−93.52</text:p>
          </table:table-cell>
          <table:table-cell table:style-name="ACE-1" table:formula="of:=IF([.M318]&lt;&gt;&quot;NA&quot;;-[.G318]-([.M318]+[.N318])/2-[.N318]/2;-[.G318])" office:value-type="float" office:value="-123.515">
            <text:p>−123.52</text:p>
          </table:table-cell>
          <table:table-cell table:style-name="ACE-1" table:formula="of:=IF([.M318]&lt;&gt;&quot;NA&quot;;SQRT((([.M318]-[.N318])/2)^2+[.H318]^2);[.H318])" office:value-type="float" office:value="15.016324450410627">
            <text:p>15.02</text:p>
          </table:table-cell>
          <table:table-cell table:style-name="ACE-2" table:formula="of:=IF([.M318]&lt;&gt;&quot;NA&quot;;0;-1)" office:value-type="float" office:value="0">
            <text:p>0</text:p>
          </table:table-cell>
          <table:table-cell table:style-name="ACE-2" table:formula="of:=IF([.S318]&gt;0;[.S318];[.U318])" office:value-type="float" office:value="15588">
            <text:p>15588</text:p>
          </table:table-cell>
          <table:table-cell table:style-name="ACE-2" table:formula="of:=IF([.T318]&gt;0;[.T318];[.V318])" office:value-type="float" office:value="618">
            <text:p>618</text:p>
          </table:table-cell>
          <table:table-cell table:number-columns-repeated="224" table:style-name="ACE-0"/>
        </table:table-row>
        <table:table-row table:style-name="AROW-1">
          <table:table-cell table:style-name="ACE-0" office:value-type="string">
            <text:p>325-M0053A-05R-1W_10-16</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YAUT-006125</text:p>
          </table:table-cell>
          <table:table-cell table:style-name="ACE-1" office:value-type="float" office:value="109.53">
            <text:p>109.53</text:p>
          </table:table-cell>
          <table:table-cell table:style-name="ACE-0" office:value-type="float" office:value="0.66000000000000003">
            <text:p>0.66</text:p>
          </table:table-cell>
          <table:table-cell table:style-name="ACE-0" office:value-type="string">
            <text:p>Coral</text:p>
          </table:table-cell>
          <table:table-cell table:style-name="ACE-0" office:value-type="string">
            <text:p>Platygy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style-name="ACE-1" office:value-type="float" office:value="2.2386889576321609">
            <text:p>2.24</text:p>
          </table:table-cell>
          <table:table-cell table:style-name="ACE-1" office:value-type="float" office:value="5.4460433001138631">
            <text:p>5.45</text:p>
          </table:table-cell>
          <table:table-cell table:style-name="ACE-2" office:value-type="float" office:value="14687.679392059061">
            <text:p>14688</text:p>
          </table:table-cell>
          <table:table-cell table:style-name="ACE-2" office:value-type="float" office:value="98.957881556906344">
            <text:p>99</text:p>
          </table:table-cell>
          <table:table-cell table:style-name="ACE-0" office:value-type="float" office:value="17372">
            <text:p>17372</text:p>
          </table:table-cell>
          <table:table-cell table:style-name="ACE-0" office:value-type="float" office:value="295">
            <text:p>295</text:p>
          </table:table-cell>
          <table:table-cell table:number-columns-repeated="2" table:style-name="ACE-0"/>
          <table:table-cell table:style-name="ACE-0" table:formula="of:=IF([.Q319]&gt;0;&quot;marine&quot;;&quot;&quot;)" office:value-type="string" office:string-value="marine">
            <text:p>marine</text:p>
          </table:table-cell>
          <table:table-cell table:style-name="ACE-0" table:formula="of:=IF([.U319]&gt;0;&quot;U-Th&quot;;&quot;&quot;)" office:value-type="string" office:string-value="">
            <text:p/>
          </table:table-cell>
          <table:table-cell table:style-name="ACE-0" office:value-type="string">
            <text:p>marine</text:p>
          </table:table-cell>
          <table:table-cell table:style-name="ACE-0" office:value-type="string">
            <text:p>325-M0053A-05R-1W_10-16</text:p>
          </table:table-cell>
          <table:table-cell table:style-name="ACE-1" table:formula="of:=IF([.M319]&lt;&gt;&quot;NA&quot;;-[.G319]+([.M319]-[.N319])/2-[.N319];-[.G319])" office:value-type="float" office:value="-94.530000000000001">
            <text:p>−94.53</text:p>
          </table:table-cell>
          <table:table-cell table:style-name="ACE-1" table:formula="of:=IF([.M319]&lt;&gt;&quot;NA&quot;;-[.G319]-([.M319]+[.N319])/2-[.N319]/2;-[.G319])" office:value-type="float" office:value="-124.53">
            <text:p>−124.53</text:p>
          </table:table-cell>
          <table:table-cell table:style-name="ACE-1" table:formula="of:=IF([.M319]&lt;&gt;&quot;NA&quot;;SQRT((([.M319]-[.N319])/2)^2+[.H319]^2);[.H319])" office:value-type="float" office:value="15.014512979114574">
            <text:p>15.01</text:p>
          </table:table-cell>
          <table:table-cell table:style-name="ACE-2" table:formula="of:=IF([.M319]&lt;&gt;&quot;NA&quot;;0;-1)" office:value-type="float" office:value="0">
            <text:p>0</text:p>
          </table:table-cell>
          <table:table-cell table:style-name="ACE-2" table:formula="of:=IF([.S319]&gt;0;[.S319];[.U319])" office:value-type="float" office:value="17372">
            <text:p>17372</text:p>
          </table:table-cell>
          <table:table-cell table:style-name="ACE-2" table:formula="of:=IF([.T319]&gt;0;[.T319];[.V319])" office:value-type="float" office:value="295">
            <text:p>295</text:p>
          </table:table-cell>
          <table:table-cell table:number-columns-repeated="224" table:style-name="ACE-0"/>
        </table:table-row>
        <table:table-row table:style-name="AROW-1">
          <table:table-cell table:style-name="ACE-0" office:value-type="string">
            <text:p>325-M0053A-06R-1W_0-2</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17</text:p>
          </table:table-cell>
          <table:table-cell table:style-name="ACE-1" office:value-type="float" office:value="110.41">
            <text:p>110.41</text:p>
          </table:table-cell>
          <table:table-cell table:style-name="ACE-0" office:value-type="float" office:value="0.91000000000000003">
            <text:p>0.91</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1.1154609261713839">
            <text:p>1.12</text:p>
          </table:table-cell>
          <table:table-cell table:style-name="ACE-2" office:value-type="float" office:value="15577.388430540414">
            <text:p>15577</text:p>
          </table:table-cell>
          <table:table-cell table:style-name="ACE-2" office:value-type="float" office:value="72.75968233618795">
            <text:p>73</text:p>
          </table:table-cell>
          <table:table-cell table:style-name="ACE-0" office:value-type="float" office:value="18399">
            <text:p>18399</text:p>
          </table:table-cell>
          <table:table-cell table:style-name="ACE-0" office:value-type="float" office:value="213">
            <text:p>213</text:p>
          </table:table-cell>
          <table:table-cell table:number-columns-repeated="2" table:style-name="ACE-0"/>
          <table:table-cell table:style-name="ACE-0" table:formula="of:=IF([.Q320]&gt;0;&quot;marine&quot;;&quot;&quot;)" office:value-type="string" office:string-value="marine">
            <text:p>marine</text:p>
          </table:table-cell>
          <table:table-cell table:style-name="ACE-0" table:formula="of:=IF([.U320]&gt;0;&quot;U-Th&quot;;&quot;&quot;)" office:value-type="string" office:string-value="">
            <text:p/>
          </table:table-cell>
          <table:table-cell table:style-name="ACE-0" office:value-type="string">
            <text:p>marine</text:p>
          </table:table-cell>
          <table:table-cell table:style-name="ACE-0" office:value-type="string">
            <text:p>325-M0053A-06R-1W_0-2</text:p>
          </table:table-cell>
          <table:table-cell table:style-name="ACE-1" table:formula="of:=IF([.M320]&lt;&gt;&quot;NA&quot;;-[.G320]+([.M320]-[.N320])/2-[.N320];-[.G320])" office:value-type="float" office:value="-105.41">
            <text:p>−105.41</text:p>
          </table:table-cell>
          <table:table-cell table:style-name="ACE-1" table:formula="of:=IF([.M320]&lt;&gt;&quot;NA&quot;;-[.G320]-([.M320]+[.N320])/2-[.N320]/2;-[.G320])" office:value-type="float" office:value="-115.41">
            <text:p>−115.41</text:p>
          </table:table-cell>
          <table:table-cell table:style-name="ACE-1" table:formula="of:=IF([.M320]&lt;&gt;&quot;NA&quot;;SQRT((([.M320]-[.N320])/2)^2+[.H320]^2);[.H320])" office:value-type="float" office:value="5.0821353779685952">
            <text:p>5.08</text:p>
          </table:table-cell>
          <table:table-cell table:style-name="ACE-2" table:formula="of:=IF([.M320]&lt;&gt;&quot;NA&quot;;0;-1)" office:value-type="float" office:value="0">
            <text:p>0</text:p>
          </table:table-cell>
          <table:table-cell table:style-name="ACE-2" table:formula="of:=IF([.S320]&gt;0;[.S320];[.U320])" office:value-type="float" office:value="18399">
            <text:p>18399</text:p>
          </table:table-cell>
          <table:table-cell table:style-name="ACE-2" table:formula="of:=IF([.T320]&gt;0;[.T320];[.V320])" office:value-type="float" office:value="213">
            <text:p>213</text:p>
          </table:table-cell>
          <table:table-cell table:number-columns-repeated="224" table:style-name="ACE-0"/>
        </table:table-row>
        <table:table-row table:style-name="AROW-1">
          <table:table-cell table:style-name="ACE-0" office:value-type="string">
            <text:p>325-M0053A-06R-1W_1-2</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239</text:p>
          </table:table-cell>
          <table:table-cell table:style-name="ACE-1" office:value-type="float" office:value="110.41499999999999">
            <text:p>110.41</text:p>
          </table:table-cell>
          <table:table-cell table:style-name="ACE-0" office:value-type="float" office:value="0.91000000000000003">
            <text:p>0.9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89790000000000003">
            <text:p>0.90</text:p>
          </table:table-cell>
          <table:table-cell table:style-name="ACE-1" office:value-type="float" office:value="0.51800000000000002">
            <text:p>0.52</text:p>
          </table:table-cell>
          <table:table-cell table:style-name="ACE-2" office:value-type="float" office:value="14980">
            <text:p>14980</text:p>
          </table:table-cell>
          <table:table-cell table:style-name="ACE-2" office:value-type="float" office:value="70">
            <text:p>70</text:p>
          </table:table-cell>
          <table:table-cell table:style-name="ACE-0" office:value-type="float" office:value="17738">
            <text:p>17738</text:p>
          </table:table-cell>
          <table:table-cell table:style-name="ACE-0" office:value-type="float" office:value="205">
            <text:p>205</text:p>
          </table:table-cell>
          <table:table-cell table:number-columns-repeated="2" table:style-name="ACE-0"/>
          <table:table-cell table:style-name="ACE-0" table:formula="of:=IF([.Q321]&gt;0;&quot;marine&quot;;&quot;&quot;)" office:value-type="string" office:string-value="marine">
            <text:p>marine</text:p>
          </table:table-cell>
          <table:table-cell table:style-name="ACE-0" table:formula="of:=IF([.U321]&gt;0;&quot;U-Th&quot;;&quot;&quot;)" office:value-type="string" office:string-value="">
            <text:p/>
          </table:table-cell>
          <table:table-cell table:style-name="ACE-0" office:value-type="string">
            <text:p>marine</text:p>
          </table:table-cell>
          <table:table-cell table:style-name="ACE-0" office:value-type="string">
            <text:p>325-M0053A-06R-1W_1-2</text:p>
          </table:table-cell>
          <table:table-cell table:style-name="ACE-1" table:formula="of:=IF([.M321]&lt;&gt;&quot;NA&quot;;-[.G321]+([.M321]-[.N321])/2-[.N321];-[.G321])" office:value-type="float" office:value="-105.41499999999999">
            <text:p>−105.41</text:p>
          </table:table-cell>
          <table:table-cell table:style-name="ACE-1" table:formula="of:=IF([.M321]&lt;&gt;&quot;NA&quot;;-[.G321]-([.M321]+[.N321])/2-[.N321]/2;-[.G321])" office:value-type="float" office:value="-115.41499999999999">
            <text:p>−115.41</text:p>
          </table:table-cell>
          <table:table-cell table:style-name="ACE-1" table:formula="of:=IF([.M321]&lt;&gt;&quot;NA&quot;;SQRT((([.M321]-[.N321])/2)^2+[.H321]^2);[.H321])" office:value-type="float" office:value="5.0821353779685952">
            <text:p>5.08</text:p>
          </table:table-cell>
          <table:table-cell table:style-name="ACE-2" table:formula="of:=IF([.M321]&lt;&gt;&quot;NA&quot;;0;-1)" office:value-type="float" office:value="0">
            <text:p>0</text:p>
          </table:table-cell>
          <table:table-cell table:style-name="ACE-2" table:formula="of:=IF([.S321]&gt;0;[.S321];[.U321])" office:value-type="float" office:value="17738">
            <text:p>17738</text:p>
          </table:table-cell>
          <table:table-cell table:style-name="ACE-2" table:formula="of:=IF([.T321]&gt;0;[.T321];[.V321])" office:value-type="float" office:value="205">
            <text:p>205</text:p>
          </table:table-cell>
          <table:table-cell table:number-columns-repeated="224" table:style-name="ACE-0"/>
        </table:table-row>
        <table:table-row table:style-name="AROW-1">
          <table:table-cell table:style-name="ACE-0" office:value-type="string">
            <text:p>325-M0053A-06R-1W_1-7</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table:table-cell table:style-name="ACE-0" office:value-type="string">
            <text:p>NO-13</text:p>
          </table:table-cell>
          <table:table-cell table:style-name="ACE-0" office:value-type="string">
            <text:p>Sample ID: 8766</text:p>
          </table:table-cell>
          <table:table-cell table:style-name="ACE-1" office:value-type="float" office:value="110.47999999999999">
            <text:p>110.48</text:p>
          </table:table-cell>
          <table:table-cell table:style-name="ACE-0" office:value-type="float" office:value="0.91000000000000003">
            <text:p>0.91</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146">
            <text:p>17146</text:p>
          </table:table-cell>
          <table:table-cell table:style-name="ACE-0" office:value-type="float" office:value="11">
            <text:p>11</text:p>
          </table:table-cell>
          <table:table-cell table:style-name="ACE-0" table:formula="of:=IF([.Q322]&gt;0;&quot;marine&quot;;&quot;&quot;)" office:value-type="string" office:string-value="">
            <text:p/>
          </table:table-cell>
          <table:table-cell table:style-name="ACE-0" table:formula="of:=IF([.U322]&gt;0;&quot;U-Th&quot;;&quot;&quot;)" office:value-type="string" office:string-value="U-Th">
            <text:p>U-Th</text:p>
          </table:table-cell>
          <table:table-cell table:style-name="ACE-0" office:value-type="string">
            <text:p>U-Th</text:p>
          </table:table-cell>
          <table:table-cell table:style-name="ACE-0" office:value-type="string">
            <text:p>325-M0053A-06R-1W_1-7</text:p>
          </table:table-cell>
          <table:table-cell table:style-name="ACE-1" table:formula="of:=IF([.M322]&lt;&gt;&quot;NA&quot;;-[.G322]+([.M322]-[.N322])/2-[.N322];-[.G322])" office:value-type="float" office:value="-105.47999999999999">
            <text:p>−105.48</text:p>
          </table:table-cell>
          <table:table-cell table:style-name="ACE-1" table:formula="of:=IF([.M322]&lt;&gt;&quot;NA&quot;;-[.G322]-([.M322]+[.N322])/2-[.N322]/2;-[.G322])" office:value-type="float" office:value="-115.47999999999999">
            <text:p>−115.48</text:p>
          </table:table-cell>
          <table:table-cell table:style-name="ACE-1" table:formula="of:=IF([.M322]&lt;&gt;&quot;NA&quot;;SQRT((([.M322]-[.N322])/2)^2+[.H322]^2);[.H322])" office:value-type="float" office:value="5.0821353779685952">
            <text:p>5.08</text:p>
          </table:table-cell>
          <table:table-cell table:style-name="ACE-2" table:formula="of:=IF([.M322]&lt;&gt;&quot;NA&quot;;0;-1)" office:value-type="float" office:value="0">
            <text:p>0</text:p>
          </table:table-cell>
          <table:table-cell table:style-name="ACE-2" table:formula="of:=IF([.S322]&gt;0;[.S322];[.U322])" office:value-type="float" office:value="17146">
            <text:p>17146</text:p>
          </table:table-cell>
          <table:table-cell table:style-name="ACE-2" table:formula="of:=IF([.T322]&gt;0;[.T322];[.V322])" office:value-type="float" office:value="11">
            <text:p>11</text:p>
          </table:table-cell>
          <table:table-cell table:number-columns-repeated="224" table:style-name="ACE-0"/>
        </table:table-row>
        <table:table-row table:style-name="AROW-1">
          <table:table-cell table:style-name="ACE-0" office:value-type="string">
            <text:p>325-M0053A-06R-1W_6-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18</text:p>
          </table:table-cell>
          <table:table-cell table:style-name="ACE-1" office:value-type="float" office:value="110.47">
            <text:p>110.47</text:p>
          </table:table-cell>
          <table:table-cell table:style-name="ACE-0" office:value-type="float" office:value="0.91000000000000003">
            <text:p>0.91</text:p>
          </table:table-cell>
          <table:table-cell table:style-name="ACE-0" office:value-type="string">
            <text:p>Coral</text:p>
          </table:table-cell>
          <table:table-cell table:style-name="ACE-0" office:value-type="string">
            <text:p>Fungiidae</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3.7089224043417222">
            <text:p>3.71</text:p>
          </table:table-cell>
          <table:table-cell table:style-name="ACE-2" office:value-type="float" office:value="13686.614745757266">
            <text:p>13687</text:p>
          </table:table-cell>
          <table:table-cell table:style-name="ACE-2" office:value-type="float" office:value="68.358866304798966">
            <text:p>68</text:p>
          </table:table-cell>
          <table:table-cell table:style-name="ACE-0" office:value-type="float" office:value="15959">
            <text:p>15959</text:p>
          </table:table-cell>
          <table:table-cell table:style-name="ACE-0" office:value-type="float" office:value="226">
            <text:p>226</text:p>
          </table:table-cell>
          <table:table-cell table:number-columns-repeated="2" table:style-name="ACE-0"/>
          <table:table-cell table:style-name="ACE-0" table:formula="of:=IF([.Q323]&gt;0;&quot;marine&quot;;&quot;&quot;)" office:value-type="string" office:string-value="marine">
            <text:p>marine</text:p>
          </table:table-cell>
          <table:table-cell table:style-name="ACE-0" table:formula="of:=IF([.U323]&gt;0;&quot;U-Th&quot;;&quot;&quot;)" office:value-type="string" office:string-value="">
            <text:p/>
          </table:table-cell>
          <table:table-cell table:style-name="ACE-0" office:value-type="string">
            <text:p>marine</text:p>
          </table:table-cell>
          <table:table-cell table:style-name="ACE-0" office:value-type="string">
            <text:p>325-M0053A-06R-1W_6-8</text:p>
          </table:table-cell>
          <table:table-cell table:style-name="ACE-1" table:formula="of:=IF([.M323]&lt;&gt;&quot;NA&quot;;-[.G323]+([.M323]-[.N323])/2-[.N323];-[.G323])" office:value-type="float" office:value="-105.47">
            <text:p>−105.47</text:p>
          </table:table-cell>
          <table:table-cell table:style-name="ACE-1" table:formula="of:=IF([.M323]&lt;&gt;&quot;NA&quot;;-[.G323]-([.M323]+[.N323])/2-[.N323]/2;-[.G323])" office:value-type="float" office:value="-115.47">
            <text:p>−115.47</text:p>
          </table:table-cell>
          <table:table-cell table:style-name="ACE-1" table:formula="of:=IF([.M323]&lt;&gt;&quot;NA&quot;;SQRT((([.M323]-[.N323])/2)^2+[.H323]^2);[.H323])" office:value-type="float" office:value="5.0821353779685952">
            <text:p>5.08</text:p>
          </table:table-cell>
          <table:table-cell table:style-name="ACE-2" table:formula="of:=IF([.M323]&lt;&gt;&quot;NA&quot;;0;-1)" office:value-type="float" office:value="0">
            <text:p>0</text:p>
          </table:table-cell>
          <table:table-cell table:style-name="ACE-2" table:formula="of:=IF([.S323]&gt;0;[.S323];[.U323])" office:value-type="float" office:value="15959">
            <text:p>15959</text:p>
          </table:table-cell>
          <table:table-cell table:style-name="ACE-2" table:formula="of:=IF([.T323]&gt;0;[.T323];[.V323])" office:value-type="float" office:value="226">
            <text:p>226</text:p>
          </table:table-cell>
          <table:table-cell table:number-columns-repeated="224" table:style-name="ACE-0"/>
        </table:table-row>
        <table:table-row table:style-name="AROW-1">
          <table:table-cell table:style-name="ACE-0" office:value-type="string">
            <text:p>325-M0053A-07R-1W_12-14</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Sample ID: 8783</text:p>
          </table:table-cell>
          <table:table-cell table:style-name="ACE-1" office:value-type="float" office:value="111.53">
            <text:p>111.53</text:p>
          </table:table-cell>
          <table:table-cell table:style-name="ACE-0" office:value-type="float" office:value="0.63">
            <text:p>0.63</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7473">
            <text:p>17473</text:p>
          </table:table-cell>
          <table:table-cell table:style-name="ACE-0" office:value-type="float" office:value="15">
            <text:p>15</text:p>
          </table:table-cell>
          <table:table-cell table:style-name="ACE-0" table:formula="of:=IF([.Q324]&gt;0;&quot;marine&quot;;&quot;&quot;)" office:value-type="string" office:string-value="">
            <text:p/>
          </table:table-cell>
          <table:table-cell table:style-name="ACE-0" table:formula="of:=IF([.U324]&gt;0;&quot;U-Th&quot;;&quot;&quot;)" office:value-type="string" office:string-value="U-Th">
            <text:p>U-Th</text:p>
          </table:table-cell>
          <table:table-cell table:style-name="ACE-0" office:value-type="string">
            <text:p>U-Th</text:p>
          </table:table-cell>
          <table:table-cell table:style-name="ACE-0" office:value-type="string">
            <text:p>325-M0053A-07R-1W_12-14</text:p>
          </table:table-cell>
          <table:table-cell table:style-name="ACE-1" table:formula="of:=IF([.M324]&lt;&gt;&quot;NA&quot;;-[.G324]+([.M324]-[.N324])/2-[.N324];-[.G324])" office:value-type="float" office:value="-106.53">
            <text:p>−106.53</text:p>
          </table:table-cell>
          <table:table-cell table:style-name="ACE-1" table:formula="of:=IF([.M324]&lt;&gt;&quot;NA&quot;;-[.G324]-([.M324]+[.N324])/2-[.N324]/2;-[.G324])" office:value-type="float" office:value="-116.53">
            <text:p>−116.53</text:p>
          </table:table-cell>
          <table:table-cell table:style-name="ACE-1" table:formula="of:=IF([.M324]&lt;&gt;&quot;NA&quot;;SQRT((([.M324]-[.N324])/2)^2+[.H324]^2);[.H324])" office:value-type="float" office:value="5.0395337085885235">
            <text:p>5.04</text:p>
          </table:table-cell>
          <table:table-cell table:style-name="ACE-2" table:formula="of:=IF([.M324]&lt;&gt;&quot;NA&quot;;0;-1)" office:value-type="float" office:value="0">
            <text:p>0</text:p>
          </table:table-cell>
          <table:table-cell table:style-name="ACE-2" table:formula="of:=IF([.S324]&gt;0;[.S324];[.U324])" office:value-type="float" office:value="17473">
            <text:p>17473</text:p>
          </table:table-cell>
          <table:table-cell table:style-name="ACE-2" table:formula="of:=IF([.T324]&gt;0;[.T324];[.V324])" office:value-type="float" office:value="15">
            <text:p>15</text:p>
          </table:table-cell>
          <table:table-cell table:number-columns-repeated="224" table:style-name="ACE-0"/>
        </table:table-row>
        <table:table-row table:style-name="AROW-1">
          <table:table-cell table:style-name="ACE-0" office:value-type="string">
            <text:p>325-M0053A-07R-1W_15-1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01</text:p>
          </table:table-cell>
          <table:table-cell table:style-name="ACE-1" office:value-type="float" office:value="111.565">
            <text:p>111.56</text:p>
          </table:table-cell>
          <table:table-cell table:style-name="ACE-0" office:value-type="float" office:value="0.63">
            <text:p>0.6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68279999999999996">
            <text:p>−0.68</text:p>
          </table:table-cell>
          <table:table-cell table:style-name="ACE-1" office:value-type="float" office:value="0.53400000000000003">
            <text:p>0.53</text:p>
          </table:table-cell>
          <table:table-cell table:style-name="ACE-2" office:value-type="float" office:value="15150">
            <text:p>15150</text:p>
          </table:table-cell>
          <table:table-cell table:style-name="ACE-2" office:value-type="float" office:value="50">
            <text:p>50</text:p>
          </table:table-cell>
          <table:table-cell table:style-name="ACE-0" office:value-type="float" office:value="17922">
            <text:p>17922</text:p>
          </table:table-cell>
          <table:table-cell table:style-name="ACE-0" office:value-type="float" office:value="177">
            <text:p>177</text:p>
          </table:table-cell>
          <table:table-cell table:number-columns-repeated="2" table:style-name="ACE-0"/>
          <table:table-cell table:style-name="ACE-0" table:formula="of:=IF([.Q325]&gt;0;&quot;marine&quot;;&quot;&quot;)" office:value-type="string" office:string-value="marine">
            <text:p>marine</text:p>
          </table:table-cell>
          <table:table-cell table:style-name="ACE-0" table:formula="of:=IF([.U325]&gt;0;&quot;U-Th&quot;;&quot;&quot;)" office:value-type="string" office:string-value="">
            <text:p/>
          </table:table-cell>
          <table:table-cell table:style-name="ACE-0" office:value-type="string">
            <text:p>marine</text:p>
          </table:table-cell>
          <table:table-cell table:style-name="ACE-0" office:value-type="string">
            <text:p>325-M0053A-07R-1W_15-18</text:p>
          </table:table-cell>
          <table:table-cell table:style-name="ACE-1" table:formula="of:=IF([.M325]&lt;&gt;&quot;NA&quot;;-[.G325]+([.M325]-[.N325])/2-[.N325];-[.G325])" office:value-type="float" office:value="-106.565">
            <text:p>−106.56</text:p>
          </table:table-cell>
          <table:table-cell table:style-name="ACE-1" table:formula="of:=IF([.M325]&lt;&gt;&quot;NA&quot;;-[.G325]-([.M325]+[.N325])/2-[.N325]/2;-[.G325])" office:value-type="float" office:value="-116.565">
            <text:p>−116.56</text:p>
          </table:table-cell>
          <table:table-cell table:style-name="ACE-1" table:formula="of:=IF([.M325]&lt;&gt;&quot;NA&quot;;SQRT((([.M325]-[.N325])/2)^2+[.H325]^2);[.H325])" office:value-type="float" office:value="5.0395337085885235">
            <text:p>5.04</text:p>
          </table:table-cell>
          <table:table-cell table:style-name="ACE-2" table:formula="of:=IF([.M325]&lt;&gt;&quot;NA&quot;;0;-1)" office:value-type="float" office:value="0">
            <text:p>0</text:p>
          </table:table-cell>
          <table:table-cell table:style-name="ACE-2" table:formula="of:=IF([.S325]&gt;0;[.S325];[.U325])" office:value-type="float" office:value="17922">
            <text:p>17922</text:p>
          </table:table-cell>
          <table:table-cell table:style-name="ACE-2" table:formula="of:=IF([.T325]&gt;0;[.T325];[.V325])" office:value-type="float" office:value="177">
            <text:p>177</text:p>
          </table:table-cell>
          <table:table-cell table:number-columns-repeated="224" table:style-name="ACE-0"/>
        </table:table-row>
        <table:table-row table:style-name="AROW-1">
          <table:table-cell table:style-name="ACE-0" office:value-type="string">
            <text:p>325-M0053A-07R-CCW_0-5</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table:table-cell table:style-name="ACE-0" office:value-type="string">
            <text:p>NO-12</text:p>
          </table:table-cell>
          <table:table-cell table:style-name="ACE-0" office:value-type="string">
            <text:p>SANU-27214</text:p>
          </table:table-cell>
          <table:table-cell table:style-name="ACE-1" office:value-type="float" office:value="111.66499999999999">
            <text:p>111.66</text:p>
          </table:table-cell>
          <table:table-cell table:style-name="ACE-0" office:value-type="float" office:value="0.63">
            <text:p>0.63</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051799999999999999">
            <text:p>−0.05</text:p>
          </table:table-cell>
          <table:table-cell table:style-name="ACE-1" office:value-type="float" office:value="0.51100000000000001">
            <text:p>0.51</text:p>
          </table:table-cell>
          <table:table-cell table:style-name="ACE-2" office:value-type="float" office:value="15410">
            <text:p>15410</text:p>
          </table:table-cell>
          <table:table-cell table:style-name="ACE-2" office:value-type="float" office:value="50">
            <text:p>50</text:p>
          </table:table-cell>
          <table:table-cell table:style-name="ACE-0" office:value-type="float" office:value="18200">
            <text:p>18200</text:p>
          </table:table-cell>
          <table:table-cell table:style-name="ACE-0" office:value-type="float" office:value="190">
            <text:p>190</text:p>
          </table:table-cell>
          <table:table-cell table:number-columns-repeated="2" table:style-name="ACE-0"/>
          <table:table-cell table:style-name="ACE-0" table:formula="of:=IF([.Q326]&gt;0;&quot;marine&quot;;&quot;&quot;)" office:value-type="string" office:string-value="marine">
            <text:p>marine</text:p>
          </table:table-cell>
          <table:table-cell table:style-name="ACE-0" table:formula="of:=IF([.U326]&gt;0;&quot;U-Th&quot;;&quot;&quot;)" office:value-type="string" office:string-value="">
            <text:p/>
          </table:table-cell>
          <table:table-cell table:style-name="ACE-0" office:value-type="string">
            <text:p>marine</text:p>
          </table:table-cell>
          <table:table-cell table:style-name="ACE-0" office:value-type="string">
            <text:p>325-M0053A-07R-CCW_0-5</text:p>
          </table:table-cell>
          <table:table-cell table:style-name="ACE-1" table:formula="of:=IF([.M326]&lt;&gt;&quot;NA&quot;;-[.G326]+([.M326]-[.N326])/2-[.N326];-[.G326])" office:value-type="float" office:value="-106.66499999999999">
            <text:p>−106.66</text:p>
          </table:table-cell>
          <table:table-cell table:style-name="ACE-1" table:formula="of:=IF([.M326]&lt;&gt;&quot;NA&quot;;-[.G326]-([.M326]+[.N326])/2-[.N326]/2;-[.G326])" office:value-type="float" office:value="-116.66499999999999">
            <text:p>−116.66</text:p>
          </table:table-cell>
          <table:table-cell table:style-name="ACE-1" table:formula="of:=IF([.M326]&lt;&gt;&quot;NA&quot;;SQRT((([.M326]-[.N326])/2)^2+[.H326]^2);[.H326])" office:value-type="float" office:value="5.0395337085885235">
            <text:p>5.04</text:p>
          </table:table-cell>
          <table:table-cell table:style-name="ACE-2" table:formula="of:=IF([.M326]&lt;&gt;&quot;NA&quot;;0;-1)" office:value-type="float" office:value="0">
            <text:p>0</text:p>
          </table:table-cell>
          <table:table-cell table:style-name="ACE-2" table:formula="of:=IF([.S326]&gt;0;[.S326];[.U326])" office:value-type="float" office:value="18200">
            <text:p>18200</text:p>
          </table:table-cell>
          <table:table-cell table:style-name="ACE-2" table:formula="of:=IF([.T326]&gt;0;[.T326];[.V326])" office:value-type="float" office:value="190">
            <text:p>190</text:p>
          </table:table-cell>
          <table:table-cell table:number-columns-repeated="224" table:style-name="ACE-0"/>
        </table:table-row>
        <table:table-row table:style-name="AROW-1">
          <table:table-cell table:style-name="ACE-0" office:value-type="string">
            <text:p>325-M0053A-07R-CCW_5-11</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office:value-type="string">
            <text:p>NO-12</text:p>
          </table:table-cell>
          <table:table-cell table:style-name="ACE-0" office:value-type="string">
            <text:p>SANU-27216</text:p>
          </table:table-cell>
          <table:table-cell table:style-name="ACE-1" office:value-type="float" office:value="111.72">
            <text:p>111.72</text:p>
          </table:table-cell>
          <table:table-cell table:style-name="ACE-0" office:value-type="float" office:value="0.63">
            <text:p>0.63</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62460000000000004">
            <text:p>−0.62</text:p>
          </table:table-cell>
          <table:table-cell table:style-name="ACE-1" office:value-type="float" office:value="0.59899999999999998">
            <text:p>0.60</text:p>
          </table:table-cell>
          <table:table-cell table:style-name="ACE-2" office:value-type="float" office:value="15445">
            <text:p>15445</text:p>
          </table:table-cell>
          <table:table-cell table:style-name="ACE-2" office:value-type="float" office:value="50">
            <text:p>50</text:p>
          </table:table-cell>
          <table:table-cell table:style-name="ACE-0" office:value-type="float" office:value="18245">
            <text:p>18245</text:p>
          </table:table-cell>
          <table:table-cell table:style-name="ACE-0" office:value-type="float" office:value="195">
            <text:p>195</text:p>
          </table:table-cell>
          <table:table-cell table:number-columns-repeated="2" table:style-name="ACE-0"/>
          <table:table-cell table:style-name="ACE-0" table:formula="of:=IF([.Q327]&gt;0;&quot;marine&quot;;&quot;&quot;)" office:value-type="string" office:string-value="marine">
            <text:p>marine</text:p>
          </table:table-cell>
          <table:table-cell table:style-name="ACE-0" table:formula="of:=IF([.U327]&gt;0;&quot;U-Th&quot;;&quot;&quot;)" office:value-type="string" office:string-value="">
            <text:p/>
          </table:table-cell>
          <table:table-cell table:style-name="ACE-0" office:value-type="string">
            <text:p>marine</text:p>
          </table:table-cell>
          <table:table-cell table:style-name="ACE-0" office:value-type="string">
            <text:p>325-M0053A-07R-CCW_5-11</text:p>
          </table:table-cell>
          <table:table-cell table:style-name="ACE-1" table:formula="of:=IF([.M327]&lt;&gt;&quot;NA&quot;;-[.G327]+([.M327]-[.N327])/2-[.N327];-[.G327])" office:value-type="float" office:value="-106.72">
            <text:p>−106.72</text:p>
          </table:table-cell>
          <table:table-cell table:style-name="ACE-1" table:formula="of:=IF([.M327]&lt;&gt;&quot;NA&quot;;-[.G327]-([.M327]+[.N327])/2-[.N327]/2;-[.G327])" office:value-type="float" office:value="-116.72">
            <text:p>−116.72</text:p>
          </table:table-cell>
          <table:table-cell table:style-name="ACE-1" table:formula="of:=IF([.M327]&lt;&gt;&quot;NA&quot;;SQRT((([.M327]-[.N327])/2)^2+[.H327]^2);[.H327])" office:value-type="float" office:value="5.0395337085885235">
            <text:p>5.04</text:p>
          </table:table-cell>
          <table:table-cell table:style-name="ACE-2" table:formula="of:=IF([.M327]&lt;&gt;&quot;NA&quot;;0;-1)" office:value-type="float" office:value="0">
            <text:p>0</text:p>
          </table:table-cell>
          <table:table-cell table:style-name="ACE-2" table:formula="of:=IF([.S327]&gt;0;[.S327];[.U327])" office:value-type="float" office:value="18245">
            <text:p>18245</text:p>
          </table:table-cell>
          <table:table-cell table:style-name="ACE-2" table:formula="of:=IF([.T327]&gt;0;[.T327];[.V327])" office:value-type="float" office:value="195">
            <text:p>195</text:p>
          </table:table-cell>
          <table:table-cell table:number-columns-repeated="224" table:style-name="ACE-0"/>
        </table:table-row>
        <table:table-row table:style-name="AROW-1">
          <table:table-cell table:style-name="ACE-0" office:value-type="string">
            <text:p>325-M0053A-08R-1W_3-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05</text:p>
          </table:table-cell>
          <table:table-cell table:style-name="ACE-1" office:value-type="float" office:value="112.455">
            <text:p>112.45</text:p>
          </table:table-cell>
          <table:table-cell table:style-name="ACE-0" office:value-type="float" office:value="0.46999999999999997">
            <text:p>0.47</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13120000000000001">
            <text:p>0.13</text:p>
          </table:table-cell>
          <table:table-cell table:style-name="ACE-1" office:value-type="float" office:value="0.52500000000000002">
            <text:p>0.53</text:p>
          </table:table-cell>
          <table:table-cell table:style-name="ACE-2" office:value-type="float" office:value="15350">
            <text:p>15350</text:p>
          </table:table-cell>
          <table:table-cell table:style-name="ACE-2" office:value-type="float" office:value="50">
            <text:p>50</text:p>
          </table:table-cell>
          <table:table-cell table:style-name="ACE-0" office:value-type="float" office:value="18138">
            <text:p>18138</text:p>
          </table:table-cell>
          <table:table-cell table:style-name="ACE-0" office:value-type="float" office:value="184">
            <text:p>184</text:p>
          </table:table-cell>
          <table:table-cell table:number-columns-repeated="2" table:style-name="ACE-0"/>
          <table:table-cell table:style-name="ACE-0" table:formula="of:=IF([.Q328]&gt;0;&quot;marine&quot;;&quot;&quot;)" office:value-type="string" office:string-value="marine">
            <text:p>marine</text:p>
          </table:table-cell>
          <table:table-cell table:style-name="ACE-0" table:formula="of:=IF([.U328]&gt;0;&quot;U-Th&quot;;&quot;&quot;)" office:value-type="string" office:string-value="">
            <text:p/>
          </table:table-cell>
          <table:table-cell table:style-name="ACE-0" office:value-type="string">
            <text:p>marine</text:p>
          </table:table-cell>
          <table:table-cell table:style-name="ACE-0" office:value-type="string">
            <text:p>325-M0053A-08R-1W_3-8</text:p>
          </table:table-cell>
          <table:table-cell table:style-name="ACE-1" table:formula="of:=IF([.M328]&lt;&gt;&quot;NA&quot;;-[.G328]+([.M328]-[.N328])/2-[.N328];-[.G328])" office:value-type="float" office:value="-107.455">
            <text:p>−107.45</text:p>
          </table:table-cell>
          <table:table-cell table:style-name="ACE-1" table:formula="of:=IF([.M328]&lt;&gt;&quot;NA&quot;;-[.G328]-([.M328]+[.N328])/2-[.N328]/2;-[.G328])" office:value-type="float" office:value="-117.455">
            <text:p>−117.45</text:p>
          </table:table-cell>
          <table:table-cell table:style-name="ACE-1" table:formula="of:=IF([.M328]&lt;&gt;&quot;NA&quot;;SQRT((([.M328]-[.N328])/2)^2+[.H328]^2);[.H328])" office:value-type="float" office:value="5.0220414175910575">
            <text:p>5.02</text:p>
          </table:table-cell>
          <table:table-cell table:style-name="ACE-2" table:formula="of:=IF([.M328]&lt;&gt;&quot;NA&quot;;0;-1)" office:value-type="float" office:value="0">
            <text:p>0</text:p>
          </table:table-cell>
          <table:table-cell table:style-name="ACE-2" table:formula="of:=IF([.S328]&gt;0;[.S328];[.U328])" office:value-type="float" office:value="18138">
            <text:p>18138</text:p>
          </table:table-cell>
          <table:table-cell table:style-name="ACE-2" table:formula="of:=IF([.T328]&gt;0;[.T328];[.V328])" office:value-type="float" office:value="184">
            <text:p>184</text:p>
          </table:table-cell>
          <table:table-cell table:number-columns-repeated="224" table:style-name="ACE-0"/>
        </table:table-row>
        <table:table-row table:style-name="AROW-1">
          <table:table-cell table:style-name="ACE-0" office:value-type="string">
            <text:p>325-M0053A-08R-CCW_10-15</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19</text:p>
          </table:table-cell>
          <table:table-cell table:style-name="ACE-1" office:value-type="float" office:value="112.705">
            <text:p>112.70</text:p>
          </table:table-cell>
          <table:table-cell table:style-name="ACE-0" office:value-type="float" office:value="0.46999999999999997">
            <text:p>0.47</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1.5320012131226739">
            <text:p>1.53</text:p>
          </table:table-cell>
          <table:table-cell table:style-name="ACE-2" office:value-type="float" office:value="15926.560402009762">
            <text:p>15927</text:p>
          </table:table-cell>
          <table:table-cell table:style-name="ACE-2" office:value-type="float" office:value="71.142170223297157">
            <text:p>71</text:p>
          </table:table-cell>
          <table:table-cell table:style-name="ACE-0" office:value-type="float" office:value="18759">
            <text:p>18759</text:p>
          </table:table-cell>
          <table:table-cell table:style-name="ACE-0" office:value-type="float" office:value="152">
            <text:p>152</text:p>
          </table:table-cell>
          <table:table-cell table:number-columns-repeated="2" table:style-name="ACE-0"/>
          <table:table-cell table:style-name="ACE-0" table:formula="of:=IF([.Q329]&gt;0;&quot;marine&quot;;&quot;&quot;)" office:value-type="string" office:string-value="marine">
            <text:p>marine</text:p>
          </table:table-cell>
          <table:table-cell table:style-name="ACE-0" table:formula="of:=IF([.U329]&gt;0;&quot;U-Th&quot;;&quot;&quot;)" office:value-type="string" office:string-value="">
            <text:p/>
          </table:table-cell>
          <table:table-cell table:style-name="ACE-0" office:value-type="string">
            <text:p>marine</text:p>
          </table:table-cell>
          <table:table-cell table:style-name="ACE-0" office:value-type="string">
            <text:p>325-M0053A-08R-CCW_10-15</text:p>
          </table:table-cell>
          <table:table-cell table:style-name="ACE-1" table:formula="of:=IF([.M329]&lt;&gt;&quot;NA&quot;;-[.G329]+([.M329]-[.N329])/2-[.N329];-[.G329])" office:value-type="float" office:value="-107.705">
            <text:p>−107.70</text:p>
          </table:table-cell>
          <table:table-cell table:style-name="ACE-1" table:formula="of:=IF([.M329]&lt;&gt;&quot;NA&quot;;-[.G329]-([.M329]+[.N329])/2-[.N329]/2;-[.G329])" office:value-type="float" office:value="-117.705">
            <text:p>−117.70</text:p>
          </table:table-cell>
          <table:table-cell table:style-name="ACE-1" table:formula="of:=IF([.M329]&lt;&gt;&quot;NA&quot;;SQRT((([.M329]-[.N329])/2)^2+[.H329]^2);[.H329])" office:value-type="float" office:value="5.0220414175910575">
            <text:p>5.02</text:p>
          </table:table-cell>
          <table:table-cell table:style-name="ACE-2" table:formula="of:=IF([.M329]&lt;&gt;&quot;NA&quot;;0;-1)" office:value-type="float" office:value="0">
            <text:p>0</text:p>
          </table:table-cell>
          <table:table-cell table:style-name="ACE-2" table:formula="of:=IF([.S329]&gt;0;[.S329];[.U329])" office:value-type="float" office:value="18759">
            <text:p>18759</text:p>
          </table:table-cell>
          <table:table-cell table:style-name="ACE-2" table:formula="of:=IF([.T329]&gt;0;[.T329];[.V329])" office:value-type="float" office:value="152">
            <text:p>152</text:p>
          </table:table-cell>
          <table:table-cell table:number-columns-repeated="224" table:style-name="ACE-0"/>
        </table:table-row>
        <table:table-row table:style-name="AROW-1">
          <table:table-cell table:style-name="ACE-0" office:value-type="string">
            <text:p>325-M0053A-09R-1W_12-1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06</text:p>
          </table:table-cell>
          <table:table-cell table:style-name="ACE-1" office:value-type="float" office:value="113.33999999999999">
            <text:p>113.34</text:p>
          </table:table-cell>
          <table:table-cell table:style-name="ACE-0" office:value-type="float" office:value="0.62">
            <text:p>0.6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46860000000000002">
            <text:p>0.47</text:p>
          </table:table-cell>
          <table:table-cell table:style-name="ACE-1" office:value-type="float" office:value="0.59899999999999998">
            <text:p>0.60</text:p>
          </table:table-cell>
          <table:table-cell table:style-name="ACE-2" office:value-type="float" office:value="16610">
            <text:p>16610</text:p>
          </table:table-cell>
          <table:table-cell table:style-name="ACE-2" office:value-type="float" office:value="50">
            <text:p>50</text:p>
          </table:table-cell>
          <table:table-cell table:style-name="ACE-0" office:value-type="float" office:value="19562">
            <text:p>19562</text:p>
          </table:table-cell>
          <table:table-cell table:style-name="ACE-0" office:value-type="float" office:value="195">
            <text:p>195</text:p>
          </table:table-cell>
          <table:table-cell table:number-columns-repeated="2" table:style-name="ACE-0"/>
          <table:table-cell table:style-name="ACE-0" table:formula="of:=IF([.Q330]&gt;0;&quot;marine&quot;;&quot;&quot;)" office:value-type="string" office:string-value="marine">
            <text:p>marine</text:p>
          </table:table-cell>
          <table:table-cell table:style-name="ACE-0" table:formula="of:=IF([.U330]&gt;0;&quot;U-Th&quot;;&quot;&quot;)" office:value-type="string" office:string-value="">
            <text:p/>
          </table:table-cell>
          <table:table-cell table:style-name="ACE-0" office:value-type="string">
            <text:p>marine</text:p>
          </table:table-cell>
          <table:table-cell table:style-name="ACE-0" office:value-type="string">
            <text:p>325-M0053A-09R-1W_12-16</text:p>
          </table:table-cell>
          <table:table-cell table:style-name="ACE-1" table:formula="of:=IF([.M330]&lt;&gt;&quot;NA&quot;;-[.G330]+([.M330]-[.N330])/2-[.N330];-[.G330])" office:value-type="float" office:value="-108.33999999999999">
            <text:p>−108.34</text:p>
          </table:table-cell>
          <table:table-cell table:style-name="ACE-1" table:formula="of:=IF([.M330]&lt;&gt;&quot;NA&quot;;-[.G330]-([.M330]+[.N330])/2-[.N330]/2;-[.G330])" office:value-type="float" office:value="-118.33999999999999">
            <text:p>−118.34</text:p>
          </table:table-cell>
          <table:table-cell table:style-name="ACE-1" table:formula="of:=IF([.M330]&lt;&gt;&quot;NA&quot;;SQRT((([.M330]-[.N330])/2)^2+[.H330]^2);[.H330])" office:value-type="float" office:value="5.038293361843869">
            <text:p>5.04</text:p>
          </table:table-cell>
          <table:table-cell table:style-name="ACE-2" table:formula="of:=IF([.M330]&lt;&gt;&quot;NA&quot;;0;-1)" office:value-type="float" office:value="0">
            <text:p>0</text:p>
          </table:table-cell>
          <table:table-cell table:style-name="ACE-2" table:formula="of:=IF([.S330]&gt;0;[.S330];[.U330])" office:value-type="float" office:value="19562">
            <text:p>19562</text:p>
          </table:table-cell>
          <table:table-cell table:style-name="ACE-2" table:formula="of:=IF([.T330]&gt;0;[.T330];[.V330])" office:value-type="float" office:value="195">
            <text:p>195</text:p>
          </table:table-cell>
          <table:table-cell table:number-columns-repeated="224" table:style-name="ACE-0"/>
        </table:table-row>
        <table:table-row table:style-name="AROW-1">
          <table:table-cell table:style-name="ACE-0" office:value-type="string">
            <text:p>325-M0053A-09R-1W_18-2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20</text:p>
          </table:table-cell>
          <table:table-cell table:style-name="ACE-1" office:value-type="float" office:value="113.41">
            <text:p>113.41</text:p>
          </table:table-cell>
          <table:table-cell table:style-name="ACE-0" office:value-type="float" office:value="0.62">
            <text:p>0.6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
            <text:p>0.00</text:p>
          </table:table-cell>
          <table:table-cell table:style-name="ACE-1" office:value-type="float" office:value="3.7089224043417222">
            <text:p>3.71</text:p>
          </table:table-cell>
          <table:table-cell table:style-name="ACE-2" office:value-type="float" office:value="17161.434638321713">
            <text:p>17161</text:p>
          </table:table-cell>
          <table:table-cell table:style-name="ACE-2" office:value-type="float" office:value="80.363626949055245">
            <text:p>80</text:p>
          </table:table-cell>
          <table:table-cell table:style-name="ACE-0" office:value-type="float" office:value="20207">
            <text:p>20207</text:p>
          </table:table-cell>
          <table:table-cell table:style-name="ACE-0" office:value-type="float" office:value="242">
            <text:p>242</text:p>
          </table:table-cell>
          <table:table-cell table:number-columns-repeated="2" table:style-name="ACE-0"/>
          <table:table-cell table:style-name="ACE-0" table:formula="of:=IF([.Q331]&gt;0;&quot;marine&quot;;&quot;&quot;)" office:value-type="string" office:string-value="marine">
            <text:p>marine</text:p>
          </table:table-cell>
          <table:table-cell table:style-name="ACE-0" table:formula="of:=IF([.U331]&gt;0;&quot;U-Th&quot;;&quot;&quot;)" office:value-type="string" office:string-value="">
            <text:p/>
          </table:table-cell>
          <table:table-cell table:style-name="ACE-0" office:value-type="string">
            <text:p>marine</text:p>
          </table:table-cell>
          <table:table-cell table:style-name="ACE-0" office:value-type="string">
            <text:p>325-M0053A-09R-1W_18-24</text:p>
          </table:table-cell>
          <table:table-cell table:style-name="ACE-1" table:formula="of:=IF([.M331]&lt;&gt;&quot;NA&quot;;-[.G331]+([.M331]-[.N331])/2-[.N331];-[.G331])" office:value-type="float" office:value="-108.41">
            <text:p>−108.41</text:p>
          </table:table-cell>
          <table:table-cell table:style-name="ACE-1" table:formula="of:=IF([.M331]&lt;&gt;&quot;NA&quot;;-[.G331]-([.M331]+[.N331])/2-[.N331]/2;-[.G331])" office:value-type="float" office:value="-118.41">
            <text:p>−118.41</text:p>
          </table:table-cell>
          <table:table-cell table:style-name="ACE-1" table:formula="of:=IF([.M331]&lt;&gt;&quot;NA&quot;;SQRT((([.M331]-[.N331])/2)^2+[.H331]^2);[.H331])" office:value-type="float" office:value="5.038293361843869">
            <text:p>5.04</text:p>
          </table:table-cell>
          <table:table-cell table:style-name="ACE-2" table:formula="of:=IF([.M331]&lt;&gt;&quot;NA&quot;;0;-1)" office:value-type="float" office:value="0">
            <text:p>0</text:p>
          </table:table-cell>
          <table:table-cell table:style-name="ACE-2" table:formula="of:=IF([.S331]&gt;0;[.S331];[.U331])" office:value-type="float" office:value="20207">
            <text:p>20207</text:p>
          </table:table-cell>
          <table:table-cell table:style-name="ACE-2" table:formula="of:=IF([.T331]&gt;0;[.T331];[.V331])" office:value-type="float" office:value="242">
            <text:p>242</text:p>
          </table:table-cell>
          <table:table-cell table:number-columns-repeated="224" table:style-name="ACE-0"/>
        </table:table-row>
        <table:table-row table:style-name="AROW-1">
          <table:table-cell table:style-name="ACE-0" office:value-type="string">
            <text:p>325-M0053A-09R-CCW_0-7</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table:table-cell table:style-name="ACE-0" office:value-type="string">
            <text:p>NO-11</text:p>
          </table:table-cell>
          <table:table-cell table:style-name="ACE-0" office:value-type="string">
            <text:p>Sample ID: 8806A</text:p>
          </table:table-cell>
          <table:table-cell table:style-name="ACE-1" office:value-type="float" office:value="113.47499999999999">
            <text:p>113.47</text:p>
          </table:table-cell>
          <table:table-cell table:style-name="ACE-0" office:value-type="float" office:value="0.62">
            <text:p>0.6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194">
            <text:p>19194</text:p>
          </table:table-cell>
          <table:table-cell table:style-name="ACE-0" office:value-type="float" office:value="4">
            <text:p>4</text:p>
          </table:table-cell>
          <table:table-cell table:style-name="ACE-0" table:formula="of:=IF([.Q332]&gt;0;&quot;marine&quot;;&quot;&quot;)" office:value-type="string" office:string-value="">
            <text:p/>
          </table:table-cell>
          <table:table-cell table:style-name="ACE-0" table:formula="of:=IF([.U332]&gt;0;&quot;U-Th&quot;;&quot;&quot;)" office:value-type="string" office:string-value="U-Th">
            <text:p>U-Th</text:p>
          </table:table-cell>
          <table:table-cell table:style-name="ACE-0" office:value-type="string">
            <text:p>U-Th</text:p>
          </table:table-cell>
          <table:table-cell table:style-name="ACE-0" office:value-type="string">
            <text:p>325-M0053A-09R-CCW_0-7</text:p>
          </table:table-cell>
          <table:table-cell table:style-name="ACE-1" table:formula="of:=IF([.M332]&lt;&gt;&quot;NA&quot;;-[.G332]+([.M332]-[.N332])/2-[.N332];-[.G332])" office:value-type="float" office:value="-108.47499999999999">
            <text:p>−108.47</text:p>
          </table:table-cell>
          <table:table-cell table:style-name="ACE-1" table:formula="of:=IF([.M332]&lt;&gt;&quot;NA&quot;;-[.G332]-([.M332]+[.N332])/2-[.N332]/2;-[.G332])" office:value-type="float" office:value="-118.47499999999999">
            <text:p>−118.47</text:p>
          </table:table-cell>
          <table:table-cell table:style-name="ACE-1" table:formula="of:=IF([.M332]&lt;&gt;&quot;NA&quot;;SQRT((([.M332]-[.N332])/2)^2+[.H332]^2);[.H332])" office:value-type="float" office:value="5.038293361843869">
            <text:p>5.04</text:p>
          </table:table-cell>
          <table:table-cell table:style-name="ACE-2" table:formula="of:=IF([.M332]&lt;&gt;&quot;NA&quot;;0;-1)" office:value-type="float" office:value="0">
            <text:p>0</text:p>
          </table:table-cell>
          <table:table-cell table:style-name="ACE-2" table:formula="of:=IF([.S332]&gt;0;[.S332];[.U332])" office:value-type="float" office:value="19194">
            <text:p>19194</text:p>
          </table:table-cell>
          <table:table-cell table:style-name="ACE-2" table:formula="of:=IF([.T332]&gt;0;[.T332];[.V332])" office:value-type="float" office:value="4">
            <text:p>4</text:p>
          </table:table-cell>
          <table:table-cell table:number-columns-repeated="224" table:style-name="ACE-0"/>
        </table:table-row>
        <table:table-row table:style-name="AROW-1">
          <table:table-cell table:style-name="ACE-0" office:value-type="string">
            <text:p>325-M0053A-09R-CCW_0-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06B</text:p>
          </table:table-cell>
          <table:table-cell table:style-name="ACE-1" office:value-type="float" office:value="113.47499999999999">
            <text:p>113.47</text:p>
          </table:table-cell>
          <table:table-cell table:style-name="ACE-0" office:value-type="float" office:value="0.62">
            <text:p>0.6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207">
            <text:p>19207</text:p>
          </table:table-cell>
          <table:table-cell table:style-name="ACE-0" office:value-type="float" office:value="4">
            <text:p>4</text:p>
          </table:table-cell>
          <table:table-cell table:style-name="ACE-0" table:formula="of:=IF([.Q333]&gt;0;&quot;marine&quot;;&quot;&quot;)" office:value-type="string" office:string-value="">
            <text:p/>
          </table:table-cell>
          <table:table-cell table:style-name="ACE-0" table:formula="of:=IF([.U333]&gt;0;&quot;U-Th&quot;;&quot;&quot;)" office:value-type="string" office:string-value="U-Th">
            <text:p>U-Th</text:p>
          </table:table-cell>
          <table:table-cell table:style-name="ACE-0" office:value-type="string">
            <text:p>U-Th</text:p>
          </table:table-cell>
          <table:table-cell table:style-name="ACE-0" office:value-type="string">
            <text:p>325-M0053A-09R-CCW_0-7</text:p>
          </table:table-cell>
          <table:table-cell table:style-name="ACE-1" table:formula="of:=IF([.M333]&lt;&gt;&quot;NA&quot;;-[.G333]+([.M333]-[.N333])/2-[.N333];-[.G333])" office:value-type="float" office:value="-108.47499999999999">
            <text:p>−108.47</text:p>
          </table:table-cell>
          <table:table-cell table:style-name="ACE-1" table:formula="of:=IF([.M333]&lt;&gt;&quot;NA&quot;;-[.G333]-([.M333]+[.N333])/2-[.N333]/2;-[.G333])" office:value-type="float" office:value="-118.47499999999999">
            <text:p>−118.47</text:p>
          </table:table-cell>
          <table:table-cell table:style-name="ACE-1" table:formula="of:=IF([.M333]&lt;&gt;&quot;NA&quot;;SQRT((([.M333]-[.N333])/2)^2+[.H333]^2);[.H333])" office:value-type="float" office:value="5.038293361843869">
            <text:p>5.04</text:p>
          </table:table-cell>
          <table:table-cell table:style-name="ACE-2" table:formula="of:=IF([.M333]&lt;&gt;&quot;NA&quot;;0;-1)" office:value-type="float" office:value="0">
            <text:p>0</text:p>
          </table:table-cell>
          <table:table-cell table:style-name="ACE-2" table:formula="of:=IF([.S333]&gt;0;[.S333];[.U333])" office:value-type="float" office:value="19207">
            <text:p>19207</text:p>
          </table:table-cell>
          <table:table-cell table:style-name="ACE-2" table:formula="of:=IF([.T333]&gt;0;[.T333];[.V333])" office:value-type="float" office:value="4">
            <text:p>4</text:p>
          </table:table-cell>
          <table:table-cell table:number-columns-repeated="224" table:style-name="ACE-0"/>
        </table:table-row>
        <table:table-row table:style-name="AROW-1">
          <table:table-cell table:style-name="ACE-0" office:value-type="string">
            <text:p>325-M0053A-09R-CCW_7-12</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Sample ID: 8808B</text:p>
          </table:table-cell>
          <table:table-cell table:style-name="ACE-1" office:value-type="float" office:value="113.535">
            <text:p>113.53</text:p>
          </table:table-cell>
          <table:table-cell table:style-name="ACE-0" office:value-type="float" office:value="0.62">
            <text:p>0.62</text:p>
          </table:table-cell>
          <table:table-cell table:style-name="ACE-0" office:value-type="string">
            <text:p>Coral</text:p>
          </table:table-cell>
          <table:table-cell table:style-name="ACE-0" office:value-type="string">
            <text:p>Is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234">
            <text:p>19234</text:p>
          </table:table-cell>
          <table:table-cell table:style-name="ACE-0" office:value-type="float" office:value="4">
            <text:p>4</text:p>
          </table:table-cell>
          <table:table-cell table:style-name="ACE-0" table:formula="of:=IF([.Q334]&gt;0;&quot;marine&quot;;&quot;&quot;)" office:value-type="string" office:string-value="">
            <text:p/>
          </table:table-cell>
          <table:table-cell table:style-name="ACE-0" table:formula="of:=IF([.U334]&gt;0;&quot;U-Th&quot;;&quot;&quot;)" office:value-type="string" office:string-value="U-Th">
            <text:p>U-Th</text:p>
          </table:table-cell>
          <table:table-cell table:style-name="ACE-0" office:value-type="string">
            <text:p>U-Th</text:p>
          </table:table-cell>
          <table:table-cell table:style-name="ACE-0" office:value-type="string">
            <text:p>325-M0053A-09R-CCW_7-12</text:p>
          </table:table-cell>
          <table:table-cell table:style-name="ACE-1" table:formula="of:=IF([.M334]&lt;&gt;&quot;NA&quot;;-[.G334]+([.M334]-[.N334])/2-[.N334];-[.G334])" office:value-type="float" office:value="-108.535">
            <text:p>−108.53</text:p>
          </table:table-cell>
          <table:table-cell table:style-name="ACE-1" table:formula="of:=IF([.M334]&lt;&gt;&quot;NA&quot;;-[.G334]-([.M334]+[.N334])/2-[.N334]/2;-[.G334])" office:value-type="float" office:value="-118.535">
            <text:p>−118.53</text:p>
          </table:table-cell>
          <table:table-cell table:style-name="ACE-1" table:formula="of:=IF([.M334]&lt;&gt;&quot;NA&quot;;SQRT((([.M334]-[.N334])/2)^2+[.H334]^2);[.H334])" office:value-type="float" office:value="5.038293361843869">
            <text:p>5.04</text:p>
          </table:table-cell>
          <table:table-cell table:style-name="ACE-2" table:formula="of:=IF([.M334]&lt;&gt;&quot;NA&quot;;0;-1)" office:value-type="float" office:value="0">
            <text:p>0</text:p>
          </table:table-cell>
          <table:table-cell table:style-name="ACE-2" table:formula="of:=IF([.S334]&gt;0;[.S334];[.U334])" office:value-type="float" office:value="19234">
            <text:p>19234</text:p>
          </table:table-cell>
          <table:table-cell table:style-name="ACE-2" table:formula="of:=IF([.T334]&gt;0;[.T334];[.V334])" office:value-type="float" office:value="4">
            <text:p>4</text:p>
          </table:table-cell>
          <table:table-cell table:number-columns-repeated="224" table:style-name="ACE-0"/>
        </table:table-row>
        <table:table-row table:style-name="AROW-1">
          <table:table-cell table:style-name="ACE-0" office:value-type="string">
            <text:p>325-M0053A-09R-CCW_7-12</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08A</text:p>
          </table:table-cell>
          <table:table-cell table:style-name="ACE-1" office:value-type="float" office:value="113.535">
            <text:p>113.53</text:p>
          </table:table-cell>
          <table:table-cell table:style-name="ACE-0" office:value-type="float" office:value="0.62">
            <text:p>0.62</text:p>
          </table:table-cell>
          <table:table-cell table:style-name="ACE-0" office:value-type="string">
            <text:p>Coral</text:p>
          </table:table-cell>
          <table:table-cell table:style-name="ACE-0" office:value-type="string">
            <text:p>Is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239">
            <text:p>19239</text:p>
          </table:table-cell>
          <table:table-cell table:style-name="ACE-0" office:value-type="float" office:value="10">
            <text:p>10</text:p>
          </table:table-cell>
          <table:table-cell table:style-name="ACE-0" table:formula="of:=IF([.Q335]&gt;0;&quot;marine&quot;;&quot;&quot;)" office:value-type="string" office:string-value="">
            <text:p/>
          </table:table-cell>
          <table:table-cell table:style-name="ACE-0" table:formula="of:=IF([.U335]&gt;0;&quot;U-Th&quot;;&quot;&quot;)" office:value-type="string" office:string-value="U-Th">
            <text:p>U-Th</text:p>
          </table:table-cell>
          <table:table-cell table:style-name="ACE-0" office:value-type="string">
            <text:p>U-Th</text:p>
          </table:table-cell>
          <table:table-cell table:style-name="ACE-0" office:value-type="string">
            <text:p>325-M0053A-09R-CCW_7-12</text:p>
          </table:table-cell>
          <table:table-cell table:style-name="ACE-1" table:formula="of:=IF([.M335]&lt;&gt;&quot;NA&quot;;-[.G335]+([.M335]-[.N335])/2-[.N335];-[.G335])" office:value-type="float" office:value="-108.535">
            <text:p>−108.53</text:p>
          </table:table-cell>
          <table:table-cell table:style-name="ACE-1" table:formula="of:=IF([.M335]&lt;&gt;&quot;NA&quot;;-[.G335]-([.M335]+[.N335])/2-[.N335]/2;-[.G335])" office:value-type="float" office:value="-118.535">
            <text:p>−118.53</text:p>
          </table:table-cell>
          <table:table-cell table:style-name="ACE-1" table:formula="of:=IF([.M335]&lt;&gt;&quot;NA&quot;;SQRT((([.M335]-[.N335])/2)^2+[.H335]^2);[.H335])" office:value-type="float" office:value="5.038293361843869">
            <text:p>5.04</text:p>
          </table:table-cell>
          <table:table-cell table:style-name="ACE-2" table:formula="of:=IF([.M335]&lt;&gt;&quot;NA&quot;;0;-1)" office:value-type="float" office:value="0">
            <text:p>0</text:p>
          </table:table-cell>
          <table:table-cell table:style-name="ACE-2" table:formula="of:=IF([.S335]&gt;0;[.S335];[.U335])" office:value-type="float" office:value="19239">
            <text:p>19239</text:p>
          </table:table-cell>
          <table:table-cell table:style-name="ACE-2" table:formula="of:=IF([.T335]&gt;0;[.T335];[.V335])" office:value-type="float" office:value="10">
            <text:p>10</text:p>
          </table:table-cell>
          <table:table-cell table:number-columns-repeated="224" table:style-name="ACE-0"/>
        </table:table-row>
        <table:table-row table:style-name="AROW-1">
          <table:table-cell table:style-name="ACE-0" office:value-type="string">
            <text:p>325-M0053A-10R-1W_19-2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07</text:p>
          </table:table-cell>
          <table:table-cell table:style-name="ACE-1" office:value-type="float" office:value="114.41">
            <text:p>114.41</text:p>
          </table:table-cell>
          <table:table-cell table:style-name="ACE-0" office:value-type="float" office:value="0.60999999999999999">
            <text:p>0.6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6392">
            <text:p>1.64</text:p>
          </table:table-cell>
          <table:table-cell table:style-name="ACE-1" office:value-type="float" office:value="0.56100000000000005">
            <text:p>0.56</text:p>
          </table:table-cell>
          <table:table-cell table:style-name="ACE-2" office:value-type="float" office:value="16945">
            <text:p>16945</text:p>
          </table:table-cell>
          <table:table-cell table:style-name="ACE-2" office:value-type="float" office:value="50">
            <text:p>50</text:p>
          </table:table-cell>
          <table:table-cell table:style-name="ACE-0" office:value-type="float" office:value="19924">
            <text:p>19924</text:p>
          </table:table-cell>
          <table:table-cell table:style-name="ACE-0" office:value-type="float" office:value="204">
            <text:p>204</text:p>
          </table:table-cell>
          <table:table-cell table:number-columns-repeated="2" table:style-name="ACE-0"/>
          <table:table-cell table:style-name="ACE-0" table:formula="of:=IF([.Q336]&gt;0;&quot;marine&quot;;&quot;&quot;)" office:value-type="string" office:string-value="marine">
            <text:p>marine</text:p>
          </table:table-cell>
          <table:table-cell table:style-name="ACE-0" table:formula="of:=IF([.U336]&gt;0;&quot;U-Th&quot;;&quot;&quot;)" office:value-type="string" office:string-value="">
            <text:p/>
          </table:table-cell>
          <table:table-cell table:style-name="ACE-0" office:value-type="string">
            <text:p>marine</text:p>
          </table:table-cell>
          <table:table-cell table:style-name="ACE-0" office:value-type="string">
            <text:p>325-M0053A-10R-1W_19-23</text:p>
          </table:table-cell>
          <table:table-cell table:style-name="ACE-1" table:formula="of:=IF([.M336]&lt;&gt;&quot;NA&quot;;-[.G336]+([.M336]-[.N336])/2-[.N336];-[.G336])" office:value-type="float" office:value="-109.41">
            <text:p>−109.41</text:p>
          </table:table-cell>
          <table:table-cell table:style-name="ACE-1" table:formula="of:=IF([.M336]&lt;&gt;&quot;NA&quot;;-[.G336]-([.M336]+[.N336])/2-[.N336]/2;-[.G336])" office:value-type="float" office:value="-119.41">
            <text:p>−119.41</text:p>
          </table:table-cell>
          <table:table-cell table:style-name="ACE-1" table:formula="of:=IF([.M336]&lt;&gt;&quot;NA&quot;;SQRT((([.M336]-[.N336])/2)^2+[.H336]^2);[.H336])" office:value-type="float" office:value="5.0370725625108879">
            <text:p>5.04</text:p>
          </table:table-cell>
          <table:table-cell table:style-name="ACE-2" table:formula="of:=IF([.M336]&lt;&gt;&quot;NA&quot;;0;-1)" office:value-type="float" office:value="0">
            <text:p>0</text:p>
          </table:table-cell>
          <table:table-cell table:style-name="ACE-2" table:formula="of:=IF([.S336]&gt;0;[.S336];[.U336])" office:value-type="float" office:value="19924">
            <text:p>19924</text:p>
          </table:table-cell>
          <table:table-cell table:style-name="ACE-2" table:formula="of:=IF([.T336]&gt;0;[.T336];[.V336])" office:value-type="float" office:value="204">
            <text:p>204</text:p>
          </table:table-cell>
          <table:table-cell table:number-columns-repeated="224" table:style-name="ACE-0"/>
        </table:table-row>
        <table:table-row table:style-name="AROW-1">
          <table:table-cell table:style-name="ACE-0" office:value-type="string">
            <text:p>325-M0053A-10R-1W_8-1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70</text:p>
          </table:table-cell>
          <table:table-cell table:style-name="ACE-1" office:value-type="float" office:value="114.28999999999999">
            <text:p>114.29</text:p>
          </table:table-cell>
          <table:table-cell table:style-name="ACE-0" office:value-type="float" office:value="0.60999999999999999">
            <text:p>0.61</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0.213375250971922">
            <text:p>−40.21</text:p>
          </table:table-cell>
          <table:table-cell table:style-name="ACE-1" office:value-type="float" office:value="3.3956925958536681">
            <text:p>3.40</text:p>
          </table:table-cell>
          <table:table-cell table:style-name="ACE-2" office:value-type="float" office:value="14122.196383148719">
            <text:p>14122</text:p>
          </table:table-cell>
          <table:table-cell table:style-name="ACE-2" office:value-type="float" office:value="84.058476917112472">
            <text:p>84</text:p>
          </table:table-cell>
          <table:table-cell table:style-name="ACE-0" office:value-type="float" office:value="16574">
            <text:p>16574</text:p>
          </table:table-cell>
          <table:table-cell table:style-name="ACE-0" office:value-type="float" office:value="310">
            <text:p>310</text:p>
          </table:table-cell>
          <table:table-cell table:number-columns-repeated="2" table:style-name="ACE-0"/>
          <table:table-cell table:style-name="ACE-0" table:formula="of:=IF([.Q337]&gt;0;&quot;marine&quot;;&quot;&quot;)" office:value-type="string" office:string-value="marine">
            <text:p>marine</text:p>
          </table:table-cell>
          <table:table-cell table:style-name="ACE-0" table:formula="of:=IF([.U337]&gt;0;&quot;U-Th&quot;;&quot;&quot;)" office:value-type="string" office:string-value="">
            <text:p/>
          </table:table-cell>
          <table:table-cell table:style-name="ACE-0" office:value-type="string">
            <text:p>marine</text:p>
          </table:table-cell>
          <table:table-cell table:style-name="ACE-0" office:value-type="string">
            <text:p>325-M0053A-10R-1W_8-10</text:p>
          </table:table-cell>
          <table:table-cell table:style-name="ACE-1" table:formula="of:=IF([.M337]&lt;&gt;&quot;NA&quot;;-[.G337]+([.M337]-[.N337])/2-[.N337];-[.G337])" office:value-type="float" office:value="-109.28999999999999">
            <text:p>−109.29</text:p>
          </table:table-cell>
          <table:table-cell table:style-name="ACE-1" table:formula="of:=IF([.M337]&lt;&gt;&quot;NA&quot;;-[.G337]-([.M337]+[.N337])/2-[.N337]/2;-[.G337])" office:value-type="float" office:value="-119.28999999999999">
            <text:p>−119.29</text:p>
          </table:table-cell>
          <table:table-cell table:style-name="ACE-1" table:formula="of:=IF([.M337]&lt;&gt;&quot;NA&quot;;SQRT((([.M337]-[.N337])/2)^2+[.H337]^2);[.H337])" office:value-type="float" office:value="5.0370725625108879">
            <text:p>5.04</text:p>
          </table:table-cell>
          <table:table-cell table:style-name="ACE-2" table:formula="of:=IF([.M337]&lt;&gt;&quot;NA&quot;;0;-1)" office:value-type="float" office:value="0">
            <text:p>0</text:p>
          </table:table-cell>
          <table:table-cell table:style-name="ACE-2" table:formula="of:=IF([.S337]&gt;0;[.S337];[.U337])" office:value-type="float" office:value="16574">
            <text:p>16574</text:p>
          </table:table-cell>
          <table:table-cell table:style-name="ACE-2" table:formula="of:=IF([.T337]&gt;0;[.T337];[.V337])" office:value-type="float" office:value="310">
            <text:p>310</text:p>
          </table:table-cell>
          <table:table-cell table:number-columns-repeated="224" table:style-name="ACE-0"/>
        </table:table-row>
        <table:table-row table:style-name="AROW-1">
          <table:table-cell table:style-name="ACE-0" office:value-type="string">
            <text:p>325-M0053A-11R-1W_11-1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09</text:p>
          </table:table-cell>
          <table:table-cell table:style-name="ACE-1" office:value-type="float" office:value="115.31999999999999">
            <text:p>115.32</text:p>
          </table:table-cell>
          <table:table-cell table:style-name="ACE-0" office:value-type="float" office:value="1.29">
            <text:p>1.29</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8447">
            <text:p>−1.84</text:p>
          </table:table-cell>
          <table:table-cell table:style-name="ACE-1" office:value-type="float" office:value="0.52000000000000002">
            <text:p>0.52</text:p>
          </table:table-cell>
          <table:table-cell table:style-name="ACE-2" office:value-type="float" office:value="17160">
            <text:p>17160</text:p>
          </table:table-cell>
          <table:table-cell table:style-name="ACE-2" office:value-type="float" office:value="55">
            <text:p>55</text:p>
          </table:table-cell>
          <table:table-cell table:style-name="ACE-0" office:value-type="float" office:value="20204">
            <text:p>20204</text:p>
          </table:table-cell>
          <table:table-cell table:style-name="ACE-0" office:value-type="float" office:value="205">
            <text:p>205</text:p>
          </table:table-cell>
          <table:table-cell table:number-columns-repeated="2" table:style-name="ACE-0"/>
          <table:table-cell table:style-name="ACE-0" table:formula="of:=IF([.Q338]&gt;0;&quot;marine&quot;;&quot;&quot;)" office:value-type="string" office:string-value="marine">
            <text:p>marine</text:p>
          </table:table-cell>
          <table:table-cell table:style-name="ACE-0" table:formula="of:=IF([.U338]&gt;0;&quot;U-Th&quot;;&quot;&quot;)" office:value-type="string" office:string-value="">
            <text:p/>
          </table:table-cell>
          <table:table-cell table:style-name="ACE-0" office:value-type="string">
            <text:p>marine</text:p>
          </table:table-cell>
          <table:table-cell table:style-name="ACE-0" office:value-type="string">
            <text:p>325-M0053A-11R-1W_11-13</text:p>
          </table:table-cell>
          <table:table-cell table:style-name="ACE-1" table:formula="of:=IF([.M338]&lt;&gt;&quot;NA&quot;;-[.G338]+([.M338]-[.N338])/2-[.N338];-[.G338])" office:value-type="float" office:value="-110.31999999999999">
            <text:p>−110.32</text:p>
          </table:table-cell>
          <table:table-cell table:style-name="ACE-1" table:formula="of:=IF([.M338]&lt;&gt;&quot;NA&quot;;-[.G338]-([.M338]+[.N338])/2-[.N338]/2;-[.G338])" office:value-type="float" office:value="-120.31999999999999">
            <text:p>−120.32</text:p>
          </table:table-cell>
          <table:table-cell table:style-name="ACE-1" table:formula="of:=IF([.M338]&lt;&gt;&quot;NA&quot;;SQRT((([.M338]-[.N338])/2)^2+[.H338]^2);[.H338])" office:value-type="float" office:value="5.1637292725316266">
            <text:p>5.16</text:p>
          </table:table-cell>
          <table:table-cell table:style-name="ACE-2" table:formula="of:=IF([.M338]&lt;&gt;&quot;NA&quot;;0;-1)" office:value-type="float" office:value="0">
            <text:p>0</text:p>
          </table:table-cell>
          <table:table-cell table:style-name="ACE-2" table:formula="of:=IF([.S338]&gt;0;[.S338];[.U338])" office:value-type="float" office:value="20204">
            <text:p>20204</text:p>
          </table:table-cell>
          <table:table-cell table:style-name="ACE-2" table:formula="of:=IF([.T338]&gt;0;[.T338];[.V338])" office:value-type="float" office:value="205">
            <text:p>205</text:p>
          </table:table-cell>
          <table:table-cell table:number-columns-repeated="224" table:style-name="ACE-0"/>
        </table:table-row>
        <table:table-row table:style-name="AROW-1">
          <table:table-cell table:style-name="ACE-0" office:value-type="string">
            <text:p>325-M0053A-11R-1W_15-16</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office:value-type="string">
            <text:p>NO-10</text:p>
          </table:table-cell>
          <table:table-cell table:style-name="ACE-0" office:value-type="string">
            <text:p>Sample ID: 8817</text:p>
          </table:table-cell>
          <table:table-cell table:style-name="ACE-1" office:value-type="float" office:value="115.35499999999999">
            <text:p>115.35</text:p>
          </table:table-cell>
          <table:table-cell table:style-name="ACE-0" office:value-type="float" office:value="1.29">
            <text:p>1.29</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694">
            <text:p>19694</text:p>
          </table:table-cell>
          <table:table-cell table:style-name="ACE-0" office:value-type="float" office:value="21">
            <text:p>21</text:p>
          </table:table-cell>
          <table:table-cell table:style-name="ACE-0" table:formula="of:=IF([.Q339]&gt;0;&quot;marine&quot;;&quot;&quot;)" office:value-type="string" office:string-value="">
            <text:p/>
          </table:table-cell>
          <table:table-cell table:style-name="ACE-0" table:formula="of:=IF([.U339]&gt;0;&quot;U-Th&quot;;&quot;&quot;)" office:value-type="string" office:string-value="U-Th">
            <text:p>U-Th</text:p>
          </table:table-cell>
          <table:table-cell table:style-name="ACE-0" office:value-type="string">
            <text:p>U-Th</text:p>
          </table:table-cell>
          <table:table-cell table:style-name="ACE-0" office:value-type="string">
            <text:p>325-M0053A-11R-1W_15-16</text:p>
          </table:table-cell>
          <table:table-cell table:style-name="ACE-1" table:formula="of:=IF([.M339]&lt;&gt;&quot;NA&quot;;-[.G339]+([.M339]-[.N339])/2-[.N339];-[.G339])" office:value-type="float" office:value="-110.35499999999999">
            <text:p>−110.35</text:p>
          </table:table-cell>
          <table:table-cell table:style-name="ACE-1" table:formula="of:=IF([.M339]&lt;&gt;&quot;NA&quot;;-[.G339]-([.M339]+[.N339])/2-[.N339]/2;-[.G339])" office:value-type="float" office:value="-120.35499999999999">
            <text:p>−120.35</text:p>
          </table:table-cell>
          <table:table-cell table:style-name="ACE-1" table:formula="of:=IF([.M339]&lt;&gt;&quot;NA&quot;;SQRT((([.M339]-[.N339])/2)^2+[.H339]^2);[.H339])" office:value-type="float" office:value="5.1637292725316266">
            <text:p>5.16</text:p>
          </table:table-cell>
          <table:table-cell table:style-name="ACE-2" table:formula="of:=IF([.M339]&lt;&gt;&quot;NA&quot;;0;-1)" office:value-type="float" office:value="0">
            <text:p>0</text:p>
          </table:table-cell>
          <table:table-cell table:style-name="ACE-2" table:formula="of:=IF([.S339]&gt;0;[.S339];[.U339])" office:value-type="float" office:value="19694">
            <text:p>19694</text:p>
          </table:table-cell>
          <table:table-cell table:style-name="ACE-2" table:formula="of:=IF([.T339]&gt;0;[.T339];[.V339])" office:value-type="float" office:value="21">
            <text:p>21</text:p>
          </table:table-cell>
          <table:table-cell table:number-columns-repeated="224" table:style-name="ACE-0"/>
        </table:table-row>
        <table:table-row table:style-name="AROW-1">
          <table:table-cell table:style-name="ACE-0" office:value-type="string">
            <text:p>325-M0053A-12R-1W_12-2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71</text:p>
          </table:table-cell>
          <table:table-cell table:style-name="ACE-1" office:value-type="float" office:value="116.86">
            <text:p>116.86</text:p>
          </table:table-cell>
          <table:table-cell table:style-name="ACE-0" office:value-type="float" office:value="0.59999999999999998">
            <text:p>0.6</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8.0738940368287331">
            <text:p>−8.07</text:p>
          </table:table-cell>
          <table:table-cell table:style-name="ACE-1" office:value-type="float" office:value="0.43413433586344136">
            <text:p>0.43</text:p>
          </table:table-cell>
          <table:table-cell table:style-name="ACE-2" office:value-type="float" office:value="16927.212565099962">
            <text:p>16927</text:p>
          </table:table-cell>
          <table:table-cell table:style-name="ACE-2" office:value-type="float" office:value="95.748442606440975">
            <text:p>96</text:p>
          </table:table-cell>
          <table:table-cell table:style-name="ACE-0" office:value-type="float" office:value="19907">
            <text:p>19907</text:p>
          </table:table-cell>
          <table:table-cell table:style-name="ACE-0" office:value-type="float" office:value="277">
            <text:p>277</text:p>
          </table:table-cell>
          <table:table-cell table:number-columns-repeated="2" table:style-name="ACE-0"/>
          <table:table-cell table:style-name="ACE-0" table:formula="of:=IF([.Q340]&gt;0;&quot;marine&quot;;&quot;&quot;)" office:value-type="string" office:string-value="marine">
            <text:p>marine</text:p>
          </table:table-cell>
          <table:table-cell table:style-name="ACE-0" table:formula="of:=IF([.U340]&gt;0;&quot;U-Th&quot;;&quot;&quot;)" office:value-type="string" office:string-value="">
            <text:p/>
          </table:table-cell>
          <table:table-cell table:style-name="ACE-0" office:value-type="string">
            <text:p>marine</text:p>
          </table:table-cell>
          <table:table-cell table:style-name="ACE-0" office:value-type="string">
            <text:p>325-M0053A-12R-1W_12-20</text:p>
          </table:table-cell>
          <table:table-cell table:style-name="ACE-1" table:formula="of:=IF([.M340]&lt;&gt;&quot;NA&quot;;-[.G340]+([.M340]-[.N340])/2-[.N340];-[.G340])" office:value-type="float" office:value="-111.86">
            <text:p>−111.86</text:p>
          </table:table-cell>
          <table:table-cell table:style-name="ACE-1" table:formula="of:=IF([.M340]&lt;&gt;&quot;NA&quot;;-[.G340]-([.M340]+[.N340])/2-[.N340]/2;-[.G340])" office:value-type="float" office:value="-121.86">
            <text:p>−121.86</text:p>
          </table:table-cell>
          <table:table-cell table:style-name="ACE-1" table:formula="of:=IF([.M340]&lt;&gt;&quot;NA&quot;;SQRT((([.M340]-[.N340])/2)^2+[.H340]^2);[.H340])" office:value-type="float" office:value="5.0358713248056688">
            <text:p>5.04</text:p>
          </table:table-cell>
          <table:table-cell table:style-name="ACE-2" table:formula="of:=IF([.M340]&lt;&gt;&quot;NA&quot;;0;-1)" office:value-type="float" office:value="0">
            <text:p>0</text:p>
          </table:table-cell>
          <table:table-cell table:style-name="ACE-2" table:formula="of:=IF([.S340]&gt;0;[.S340];[.U340])" office:value-type="float" office:value="19907">
            <text:p>19907</text:p>
          </table:table-cell>
          <table:table-cell table:style-name="ACE-2" table:formula="of:=IF([.T340]&gt;0;[.T340];[.V340])" office:value-type="float" office:value="277">
            <text:p>277</text:p>
          </table:table-cell>
          <table:table-cell table:number-columns-repeated="224" table:style-name="ACE-0"/>
        </table:table-row>
        <table:table-row table:style-name="AROW-1">
          <table:table-cell table:style-name="ACE-0" office:value-type="string">
            <text:p>325-M0053A-12R-1W_3-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0</text:p>
          </table:table-cell>
          <table:table-cell table:style-name="ACE-1" office:value-type="float" office:value="116.75">
            <text:p>116.75</text:p>
          </table:table-cell>
          <table:table-cell table:style-name="ACE-0" office:value-type="float" office:value="0.59999999999999998">
            <text:p>0.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438">
            <text:p>0.44</text:p>
          </table:table-cell>
          <table:table-cell table:style-name="ACE-1" office:value-type="float" office:value="0.64900000000000002">
            <text:p>0.65</text:p>
          </table:table-cell>
          <table:table-cell table:style-name="ACE-2" office:value-type="float" office:value="17450">
            <text:p>17450</text:p>
          </table:table-cell>
          <table:table-cell table:style-name="ACE-2" office:value-type="float" office:value="50">
            <text:p>50</text:p>
          </table:table-cell>
          <table:table-cell table:style-name="ACE-0" office:value-type="float" office:value="20541">
            <text:p>20541</text:p>
          </table:table-cell>
          <table:table-cell table:style-name="ACE-0" office:value-type="float" office:value="187">
            <text:p>187</text:p>
          </table:table-cell>
          <table:table-cell table:number-columns-repeated="2" table:style-name="ACE-0"/>
          <table:table-cell table:style-name="ACE-0" table:formula="of:=IF([.Q341]&gt;0;&quot;marine&quot;;&quot;&quot;)" office:value-type="string" office:string-value="marine">
            <text:p>marine</text:p>
          </table:table-cell>
          <table:table-cell table:style-name="ACE-0" table:formula="of:=IF([.U341]&gt;0;&quot;U-Th&quot;;&quot;&quot;)" office:value-type="string" office:string-value="">
            <text:p/>
          </table:table-cell>
          <table:table-cell table:style-name="ACE-0" office:value-type="string">
            <text:p>marine</text:p>
          </table:table-cell>
          <table:table-cell table:style-name="ACE-0" office:value-type="string">
            <text:p>325-M0053A-12R-1W_3-7</text:p>
          </table:table-cell>
          <table:table-cell table:style-name="ACE-1" table:formula="of:=IF([.M341]&lt;&gt;&quot;NA&quot;;-[.G341]+([.M341]-[.N341])/2-[.N341];-[.G341])" office:value-type="float" office:value="-111.75">
            <text:p>−111.75</text:p>
          </table:table-cell>
          <table:table-cell table:style-name="ACE-1" table:formula="of:=IF([.M341]&lt;&gt;&quot;NA&quot;;-[.G341]-([.M341]+[.N341])/2-[.N341]/2;-[.G341])" office:value-type="float" office:value="-121.75">
            <text:p>−121.75</text:p>
          </table:table-cell>
          <table:table-cell table:style-name="ACE-1" table:formula="of:=IF([.M341]&lt;&gt;&quot;NA&quot;;SQRT((([.M341]-[.N341])/2)^2+[.H341]^2);[.H341])" office:value-type="float" office:value="5.0358713248056688">
            <text:p>5.04</text:p>
          </table:table-cell>
          <table:table-cell table:style-name="ACE-2" table:formula="of:=IF([.M341]&lt;&gt;&quot;NA&quot;;0;-1)" office:value-type="float" office:value="0">
            <text:p>0</text:p>
          </table:table-cell>
          <table:table-cell table:style-name="ACE-2" table:formula="of:=IF([.S341]&gt;0;[.S341];[.U341])" office:value-type="float" office:value="20541">
            <text:p>20541</text:p>
          </table:table-cell>
          <table:table-cell table:style-name="ACE-2" table:formula="of:=IF([.T341]&gt;0;[.T341];[.V341])" office:value-type="float" office:value="187">
            <text:p>187</text:p>
          </table:table-cell>
          <table:table-cell table:number-columns-repeated="224" table:style-name="ACE-0"/>
        </table:table-row>
        <table:table-row table:style-name="AROW-1">
          <table:table-cell table:style-name="ACE-0" office:value-type="string">
            <text:p>325-M0053A-12R-1W_7-1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14</text:p>
          </table:table-cell>
          <table:table-cell table:style-name="ACE-1" office:value-type="float" office:value="116.785">
            <text:p>116.78</text:p>
          </table:table-cell>
          <table:table-cell table:style-name="ACE-0" office:value-type="float" office:value="0.59999999999999998">
            <text:p>0.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1311999999999998">
            <text:p>−6.13</text:p>
          </table:table-cell>
          <table:table-cell table:style-name="ACE-1" office:value-type="float" office:value="0.55500000000000005">
            <text:p>0.56</text:p>
          </table:table-cell>
          <table:table-cell table:style-name="ACE-2" office:value-type="float" office:value="17055">
            <text:p>17055</text:p>
          </table:table-cell>
          <table:table-cell table:style-name="ACE-2" office:value-type="float" office:value="50">
            <text:p>50</text:p>
          </table:table-cell>
          <table:table-cell table:style-name="ACE-0" office:value-type="float" office:value="20079">
            <text:p>20079</text:p>
          </table:table-cell>
          <table:table-cell table:style-name="ACE-0" office:value-type="float" office:value="193">
            <text:p>193</text:p>
          </table:table-cell>
          <table:table-cell table:number-columns-repeated="2" table:style-name="ACE-0"/>
          <table:table-cell table:style-name="ACE-0" table:formula="of:=IF([.Q342]&gt;0;&quot;marine&quot;;&quot;&quot;)" office:value-type="string" office:string-value="marine">
            <text:p>marine</text:p>
          </table:table-cell>
          <table:table-cell table:style-name="ACE-0" table:formula="of:=IF([.U342]&gt;0;&quot;U-Th&quot;;&quot;&quot;)" office:value-type="string" office:string-value="">
            <text:p/>
          </table:table-cell>
          <table:table-cell table:style-name="ACE-0" office:value-type="string">
            <text:p>marine</text:p>
          </table:table-cell>
          <table:table-cell table:style-name="ACE-0" office:value-type="string">
            <text:p>325-M0053A-12R-1W_7-10</text:p>
          </table:table-cell>
          <table:table-cell table:style-name="ACE-1" table:formula="of:=IF([.M342]&lt;&gt;&quot;NA&quot;;-[.G342]+([.M342]-[.N342])/2-[.N342];-[.G342])" office:value-type="float" office:value="-111.785">
            <text:p>−111.78</text:p>
          </table:table-cell>
          <table:table-cell table:style-name="ACE-1" table:formula="of:=IF([.M342]&lt;&gt;&quot;NA&quot;;-[.G342]-([.M342]+[.N342])/2-[.N342]/2;-[.G342])" office:value-type="float" office:value="-121.785">
            <text:p>−121.78</text:p>
          </table:table-cell>
          <table:table-cell table:style-name="ACE-1" table:formula="of:=IF([.M342]&lt;&gt;&quot;NA&quot;;SQRT((([.M342]-[.N342])/2)^2+[.H342]^2);[.H342])" office:value-type="float" office:value="5.0358713248056688">
            <text:p>5.04</text:p>
          </table:table-cell>
          <table:table-cell table:style-name="ACE-2" table:formula="of:=IF([.M342]&lt;&gt;&quot;NA&quot;;0;-1)" office:value-type="float" office:value="0">
            <text:p>0</text:p>
          </table:table-cell>
          <table:table-cell table:style-name="ACE-2" table:formula="of:=IF([.S342]&gt;0;[.S342];[.U342])" office:value-type="float" office:value="20079">
            <text:p>20079</text:p>
          </table:table-cell>
          <table:table-cell table:style-name="ACE-2" table:formula="of:=IF([.T342]&gt;0;[.T342];[.V342])" office:value-type="float" office:value="193">
            <text:p>193</text:p>
          </table:table-cell>
          <table:table-cell table:number-columns-repeated="224" table:style-name="ACE-0"/>
        </table:table-row>
        <table:table-row table:style-name="AROW-1">
          <table:table-cell table:style-name="ACE-0" office:value-type="string">
            <text:p>325-M0053A-12R-1W_7-10B</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4329</text:p>
          </table:table-cell>
          <table:table-cell table:style-name="ACE-1" office:value-type="float" office:value="116.785">
            <text:p>116.78</text:p>
          </table:table-cell>
          <table:table-cell table:style-name="ACE-0" office:value-type="float" office:value="0.59999999999999998">
            <text:p>0.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7677799496190127">
            <text:p>−2.77</text:p>
          </table:table-cell>
          <table:table-cell table:style-name="ACE-1" office:value-type="float" office:value="2.5262804474298406">
            <text:p>2.53</text:p>
          </table:table-cell>
          <table:table-cell table:style-name="ACE-2" office:value-type="float" office:value="16977.886308953592">
            <text:p>16978</text:p>
          </table:table-cell>
          <table:table-cell table:style-name="ACE-2" office:value-type="float" office:value="61.890339259259079">
            <text:p>62</text:p>
          </table:table-cell>
          <table:table-cell table:style-name="ACE-0" office:value-type="float" office:value="19966">
            <text:p>19966</text:p>
          </table:table-cell>
          <table:table-cell table:style-name="ACE-0" office:value-type="float" office:value="222">
            <text:p>222</text:p>
          </table:table-cell>
          <table:table-cell table:number-columns-repeated="2" table:style-name="ACE-0"/>
          <table:table-cell table:style-name="ACE-0" table:formula="of:=IF([.Q343]&gt;0;&quot;marine&quot;;&quot;&quot;)" office:value-type="string" office:string-value="marine">
            <text:p>marine</text:p>
          </table:table-cell>
          <table:table-cell table:style-name="ACE-0" table:formula="of:=IF([.U343]&gt;0;&quot;U-Th&quot;;&quot;&quot;)" office:value-type="string" office:string-value="">
            <text:p/>
          </table:table-cell>
          <table:table-cell table:style-name="ACE-0" office:value-type="string">
            <text:p>marine</text:p>
          </table:table-cell>
          <table:table-cell table:style-name="ACE-0" office:value-type="string">
            <text:p>325-M0053A-12R-1W_7-10B</text:p>
          </table:table-cell>
          <table:table-cell table:style-name="ACE-1" table:formula="of:=IF([.M343]&lt;&gt;&quot;NA&quot;;-[.G343]+([.M343]-[.N343])/2-[.N343];-[.G343])" office:value-type="float" office:value="-111.785">
            <text:p>−111.78</text:p>
          </table:table-cell>
          <table:table-cell table:style-name="ACE-1" table:formula="of:=IF([.M343]&lt;&gt;&quot;NA&quot;;-[.G343]-([.M343]+[.N343])/2-[.N343]/2;-[.G343])" office:value-type="float" office:value="-121.785">
            <text:p>−121.78</text:p>
          </table:table-cell>
          <table:table-cell table:style-name="ACE-1" table:formula="of:=IF([.M343]&lt;&gt;&quot;NA&quot;;SQRT((([.M343]-[.N343])/2)^2+[.H343]^2);[.H343])" office:value-type="float" office:value="5.0358713248056688">
            <text:p>5.04</text:p>
          </table:table-cell>
          <table:table-cell table:style-name="ACE-2" table:formula="of:=IF([.M343]&lt;&gt;&quot;NA&quot;;0;-1)" office:value-type="float" office:value="0">
            <text:p>0</text:p>
          </table:table-cell>
          <table:table-cell table:style-name="ACE-2" table:formula="of:=IF([.S343]&gt;0;[.S343];[.U343])" office:value-type="float" office:value="19966">
            <text:p>19966</text:p>
          </table:table-cell>
          <table:table-cell table:style-name="ACE-2" table:formula="of:=IF([.T343]&gt;0;[.T343];[.V343])" office:value-type="float" office:value="222">
            <text:p>222</text:p>
          </table:table-cell>
          <table:table-cell table:number-columns-repeated="224" table:style-name="ACE-0"/>
        </table:table-row>
        <table:table-row table:style-name="AROW-1">
          <table:table-cell table:style-name="ACE-0" office:value-type="string">
            <text:p>325-M0053A-13R-1W_21-25</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office:value-type="string">
            <text:p>NO-9</text:p>
          </table:table-cell>
          <table:table-cell table:style-name="ACE-0" office:value-type="string">
            <text:p>Sample ID: 8837</text:p>
          </table:table-cell>
          <table:table-cell table:style-name="ACE-1" office:value-type="float" office:value="117.92999999999999">
            <text:p>117.93</text:p>
          </table:table-cell>
          <table:table-cell table:style-name="ACE-0" office:value-type="float" office:value="0.55000000000000004">
            <text:p>0.5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514">
            <text:p>20514</text:p>
          </table:table-cell>
          <table:table-cell table:style-name="ACE-0" office:value-type="float" office:value="20">
            <text:p>20</text:p>
          </table:table-cell>
          <table:table-cell table:style-name="ACE-0" table:formula="of:=IF([.Q344]&gt;0;&quot;marine&quot;;&quot;&quot;)" office:value-type="string" office:string-value="">
            <text:p/>
          </table:table-cell>
          <table:table-cell table:style-name="ACE-0" table:formula="of:=IF([.U344]&gt;0;&quot;U-Th&quot;;&quot;&quot;)" office:value-type="string" office:string-value="U-Th">
            <text:p>U-Th</text:p>
          </table:table-cell>
          <table:table-cell table:style-name="ACE-0" office:value-type="string">
            <text:p>U-Th</text:p>
          </table:table-cell>
          <table:table-cell table:style-name="ACE-0" office:value-type="string">
            <text:p>325-M0053A-13R-1W_21-25</text:p>
          </table:table-cell>
          <table:table-cell table:style-name="ACE-1" table:formula="of:=IF([.M344]&lt;&gt;&quot;NA&quot;;-[.G344]+([.M344]-[.N344])/2-[.N344];-[.G344])" office:value-type="float" office:value="-112.92999999999999">
            <text:p>−112.93</text:p>
          </table:table-cell>
          <table:table-cell table:style-name="ACE-1" table:formula="of:=IF([.M344]&lt;&gt;&quot;NA&quot;;-[.G344]-([.M344]+[.N344])/2-[.N344]/2;-[.G344])" office:value-type="float" office:value="-122.92999999999999">
            <text:p>−122.93</text:p>
          </table:table-cell>
          <table:table-cell table:style-name="ACE-1" table:formula="of:=IF([.M344]&lt;&gt;&quot;NA&quot;;SQRT((([.M344]-[.N344])/2)^2+[.H344]^2);[.H344])" office:value-type="float" office:value="5.030159043211258">
            <text:p>5.03</text:p>
          </table:table-cell>
          <table:table-cell table:style-name="ACE-2" table:formula="of:=IF([.M344]&lt;&gt;&quot;NA&quot;;0;-1)" office:value-type="float" office:value="0">
            <text:p>0</text:p>
          </table:table-cell>
          <table:table-cell table:style-name="ACE-2" table:formula="of:=IF([.S344]&gt;0;[.S344];[.U344])" office:value-type="float" office:value="20514">
            <text:p>20514</text:p>
          </table:table-cell>
          <table:table-cell table:style-name="ACE-2" table:formula="of:=IF([.T344]&gt;0;[.T344];[.V344])" office:value-type="float" office:value="20">
            <text:p>20</text:p>
          </table:table-cell>
          <table:table-cell table:number-columns-repeated="224" table:style-name="ACE-0"/>
        </table:table-row>
        <table:table-row table:style-name="AROW-1">
          <table:table-cell table:style-name="ACE-0" office:value-type="string">
            <text:p>325-M0053A-13R-1W_24-3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72</text:p>
          </table:table-cell>
          <table:table-cell table:style-name="ACE-1" office:value-type="float" office:value="117.97">
            <text:p>117.97</text:p>
          </table:table-cell>
          <table:table-cell table:style-name="ACE-0" office:value-type="float" office:value="0.55000000000000004">
            <text:p>0.55</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0.329546637781846">
            <text:p>−30.33</text:p>
          </table:table-cell>
          <table:table-cell table:style-name="ACE-1" office:value-type="float" office:value="1.1340773296402213">
            <text:p>1.13</text:p>
          </table:table-cell>
          <table:table-cell table:style-name="ACE-2" office:value-type="float" office:value="16923.488085287736">
            <text:p>16923</text:p>
          </table:table-cell>
          <table:table-cell table:style-name="ACE-2" office:value-type="float" office:value="96.285919742715478">
            <text:p>96</text:p>
          </table:table-cell>
          <table:table-cell table:style-name="ACE-0" office:value-type="float" office:value="19903">
            <text:p>19903</text:p>
          </table:table-cell>
          <table:table-cell table:style-name="ACE-0" office:value-type="float" office:value="276">
            <text:p>276</text:p>
          </table:table-cell>
          <table:table-cell table:number-columns-repeated="2" table:style-name="ACE-0"/>
          <table:table-cell table:style-name="ACE-0" table:formula="of:=IF([.Q345]&gt;0;&quot;marine&quot;;&quot;&quot;)" office:value-type="string" office:string-value="marine">
            <text:p>marine</text:p>
          </table:table-cell>
          <table:table-cell table:style-name="ACE-0" table:formula="of:=IF([.U345]&gt;0;&quot;U-Th&quot;;&quot;&quot;)" office:value-type="string" office:string-value="">
            <text:p/>
          </table:table-cell>
          <table:table-cell table:style-name="ACE-0" office:value-type="string">
            <text:p>marine</text:p>
          </table:table-cell>
          <table:table-cell table:style-name="ACE-0" office:value-type="string">
            <text:p>325-M0053A-13R-1W_24-30</text:p>
          </table:table-cell>
          <table:table-cell table:style-name="ACE-1" table:formula="of:=IF([.M345]&lt;&gt;&quot;NA&quot;;-[.G345]+([.M345]-[.N345])/2-[.N345];-[.G345])" office:value-type="float" office:value="-112.97">
            <text:p>−112.97</text:p>
          </table:table-cell>
          <table:table-cell table:style-name="ACE-1" table:formula="of:=IF([.M345]&lt;&gt;&quot;NA&quot;;-[.G345]-([.M345]+[.N345])/2-[.N345]/2;-[.G345])" office:value-type="float" office:value="-122.97">
            <text:p>−122.97</text:p>
          </table:table-cell>
          <table:table-cell table:style-name="ACE-1" table:formula="of:=IF([.M345]&lt;&gt;&quot;NA&quot;;SQRT((([.M345]-[.N345])/2)^2+[.H345]^2);[.H345])" office:value-type="float" office:value="5.030159043211258">
            <text:p>5.03</text:p>
          </table:table-cell>
          <table:table-cell table:style-name="ACE-2" table:formula="of:=IF([.M345]&lt;&gt;&quot;NA&quot;;0;-1)" office:value-type="float" office:value="0">
            <text:p>0</text:p>
          </table:table-cell>
          <table:table-cell table:style-name="ACE-2" table:formula="of:=IF([.S345]&gt;0;[.S345];[.U345])" office:value-type="float" office:value="19903">
            <text:p>19903</text:p>
          </table:table-cell>
          <table:table-cell table:style-name="ACE-2" table:formula="of:=IF([.T345]&gt;0;[.T345];[.V345])" office:value-type="float" office:value="276">
            <text:p>276</text:p>
          </table:table-cell>
          <table:table-cell table:number-columns-repeated="224" table:style-name="ACE-0"/>
        </table:table-row>
        <table:table-row table:style-name="AROW-1">
          <table:table-cell table:style-name="ACE-0" office:value-type="string">
            <text:p>325-M0053A-13R-CCW_0-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406</text:p>
          </table:table-cell>
          <table:table-cell table:style-name="ACE-1" office:value-type="float" office:value="118.05">
            <text:p>118.05</text:p>
          </table:table-cell>
          <table:table-cell table:style-name="ACE-0" office:value-type="float" office:value="0.55000000000000004">
            <text:p>0.5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78690000000000004">
            <text:p>−0.79</text:p>
          </table:table-cell>
          <table:table-cell table:style-name="ACE-1" office:value-type="float" office:value="0.57799999999999996">
            <text:p>0.58</text:p>
          </table:table-cell>
          <table:table-cell table:style-name="ACE-2" office:value-type="float" office:value="17540">
            <text:p>17540</text:p>
          </table:table-cell>
          <table:table-cell table:style-name="ACE-2" office:value-type="float" office:value="55">
            <text:p>55</text:p>
          </table:table-cell>
          <table:table-cell table:style-name="ACE-0" office:value-type="float" office:value="20670">
            <text:p>20670</text:p>
          </table:table-cell>
          <table:table-cell table:style-name="ACE-0" office:value-type="float" office:value="193">
            <text:p>193</text:p>
          </table:table-cell>
          <table:table-cell table:number-columns-repeated="2" table:style-name="ACE-0"/>
          <table:table-cell table:style-name="ACE-0" table:formula="of:=IF([.Q346]&gt;0;&quot;marine&quot;;&quot;&quot;)" office:value-type="string" office:string-value="marine">
            <text:p>marine</text:p>
          </table:table-cell>
          <table:table-cell table:style-name="ACE-0" table:formula="of:=IF([.U346]&gt;0;&quot;U-Th&quot;;&quot;&quot;)" office:value-type="string" office:string-value="">
            <text:p/>
          </table:table-cell>
          <table:table-cell table:style-name="ACE-0" office:value-type="string">
            <text:p>marine</text:p>
          </table:table-cell>
          <table:table-cell table:style-name="ACE-0" office:value-type="string">
            <text:p>325-M0053A-13R-CCW_0-6</text:p>
          </table:table-cell>
          <table:table-cell table:style-name="ACE-1" table:formula="of:=IF([.M346]&lt;&gt;&quot;NA&quot;;-[.G346]+([.M346]-[.N346])/2-[.N346];-[.G346])" office:value-type="float" office:value="-113.05">
            <text:p>−113.05</text:p>
          </table:table-cell>
          <table:table-cell table:style-name="ACE-1" table:formula="of:=IF([.M346]&lt;&gt;&quot;NA&quot;;-[.G346]-([.M346]+[.N346])/2-[.N346]/2;-[.G346])" office:value-type="float" office:value="-123.05">
            <text:p>−123.05</text:p>
          </table:table-cell>
          <table:table-cell table:style-name="ACE-1" table:formula="of:=IF([.M346]&lt;&gt;&quot;NA&quot;;SQRT((([.M346]-[.N346])/2)^2+[.H346]^2);[.H346])" office:value-type="float" office:value="5.030159043211258">
            <text:p>5.03</text:p>
          </table:table-cell>
          <table:table-cell table:style-name="ACE-2" table:formula="of:=IF([.M346]&lt;&gt;&quot;NA&quot;;0;-1)" office:value-type="float" office:value="0">
            <text:p>0</text:p>
          </table:table-cell>
          <table:table-cell table:style-name="ACE-2" table:formula="of:=IF([.S346]&gt;0;[.S346];[.U346])" office:value-type="float" office:value="20670">
            <text:p>20670</text:p>
          </table:table-cell>
          <table:table-cell table:style-name="ACE-2" table:formula="of:=IF([.T346]&gt;0;[.T346];[.V346])" office:value-type="float" office:value="193">
            <text:p>193</text:p>
          </table:table-cell>
          <table:table-cell table:number-columns-repeated="224" table:style-name="ACE-0"/>
        </table:table-row>
        <table:table-row table:style-name="AROW-1">
          <table:table-cell table:style-name="ACE-0" office:value-type="string">
            <text:p>325-M0053A-13R-CCW_7-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1</text:p>
          </table:table-cell>
          <table:table-cell table:style-name="ACE-1" office:value-type="float" office:value="118.09999999999999">
            <text:p>118.10</text:p>
          </table:table-cell>
          <table:table-cell table:style-name="ACE-0" office:value-type="float" office:value="0.55000000000000004">
            <text:p>0.5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089999999999999997">
            <text:p>0.09</text:p>
          </table:table-cell>
          <table:table-cell table:style-name="ACE-1" office:value-type="float" office:value="0.54600000000000004">
            <text:p>0.55</text:p>
          </table:table-cell>
          <table:table-cell table:style-name="ACE-2" office:value-type="float" office:value="17730">
            <text:p>17730</text:p>
          </table:table-cell>
          <table:table-cell table:style-name="ACE-2" office:value-type="float" office:value="50">
            <text:p>50</text:p>
          </table:table-cell>
          <table:table-cell table:style-name="ACE-0" office:value-type="float" office:value="20889">
            <text:p>20889</text:p>
          </table:table-cell>
          <table:table-cell table:style-name="ACE-0" office:value-type="float" office:value="206">
            <text:p>206</text:p>
          </table:table-cell>
          <table:table-cell table:number-columns-repeated="2" table:style-name="ACE-0"/>
          <table:table-cell table:style-name="ACE-0" table:formula="of:=IF([.Q347]&gt;0;&quot;marine&quot;;&quot;&quot;)" office:value-type="string" office:string-value="marine">
            <text:p>marine</text:p>
          </table:table-cell>
          <table:table-cell table:style-name="ACE-0" table:formula="of:=IF([.U347]&gt;0;&quot;U-Th&quot;;&quot;&quot;)" office:value-type="string" office:string-value="">
            <text:p/>
          </table:table-cell>
          <table:table-cell table:style-name="ACE-0" office:value-type="string">
            <text:p>marine</text:p>
          </table:table-cell>
          <table:table-cell table:style-name="ACE-0" office:value-type="string">
            <text:p>325-M0053A-13R-CCW_7-9</text:p>
          </table:table-cell>
          <table:table-cell table:style-name="ACE-1" table:formula="of:=IF([.M347]&lt;&gt;&quot;NA&quot;;-[.G347]+([.M347]-[.N347])/2-[.N347];-[.G347])" office:value-type="float" office:value="-113.09999999999999">
            <text:p>−113.10</text:p>
          </table:table-cell>
          <table:table-cell table:style-name="ACE-1" table:formula="of:=IF([.M347]&lt;&gt;&quot;NA&quot;;-[.G347]-([.M347]+[.N347])/2-[.N347]/2;-[.G347])" office:value-type="float" office:value="-123.09999999999999">
            <text:p>−123.10</text:p>
          </table:table-cell>
          <table:table-cell table:style-name="ACE-1" table:formula="of:=IF([.M347]&lt;&gt;&quot;NA&quot;;SQRT((([.M347]-[.N347])/2)^2+[.H347]^2);[.H347])" office:value-type="float" office:value="5.030159043211258">
            <text:p>5.03</text:p>
          </table:table-cell>
          <table:table-cell table:style-name="ACE-2" table:formula="of:=IF([.M347]&lt;&gt;&quot;NA&quot;;0;-1)" office:value-type="float" office:value="0">
            <text:p>0</text:p>
          </table:table-cell>
          <table:table-cell table:style-name="ACE-2" table:formula="of:=IF([.S347]&gt;0;[.S347];[.U347])" office:value-type="float" office:value="20889">
            <text:p>20889</text:p>
          </table:table-cell>
          <table:table-cell table:style-name="ACE-2" table:formula="of:=IF([.T347]&gt;0;[.T347];[.V347])" office:value-type="float" office:value="206">
            <text:p>206</text:p>
          </table:table-cell>
          <table:table-cell table:number-columns-repeated="224" table:style-name="ACE-0"/>
        </table:table-row>
        <table:table-row table:style-name="AROW-1">
          <table:table-cell table:style-name="ACE-0" office:value-type="string">
            <text:p>325-M0053A-15R-1W_1-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52</text:p>
          </table:table-cell>
          <table:table-cell table:style-name="ACE-1" office:value-type="float" office:value="119.72499999999999">
            <text:p>119.72</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936">
            <text:p>20936</text:p>
          </table:table-cell>
          <table:table-cell table:style-name="ACE-0" office:value-type="float" office:value="17">
            <text:p>17</text:p>
          </table:table-cell>
          <table:table-cell table:style-name="ACE-0" table:formula="of:=IF([.Q348]&gt;0;&quot;marine&quot;;&quot;&quot;)" office:value-type="string" office:string-value="">
            <text:p/>
          </table:table-cell>
          <table:table-cell table:style-name="ACE-0" table:formula="of:=IF([.U348]&gt;0;&quot;U-Th&quot;;&quot;&quot;)" office:value-type="string" office:string-value="U-Th">
            <text:p>U-Th</text:p>
          </table:table-cell>
          <table:table-cell table:style-name="ACE-0" office:value-type="string">
            <text:p>U-Th</text:p>
          </table:table-cell>
          <table:table-cell table:style-name="ACE-0" office:value-type="string">
            <text:p>325-M0053A-15R-1W_1-4</text:p>
          </table:table-cell>
          <table:table-cell table:style-name="ACE-1" table:formula="of:=IF([.M348]&lt;&gt;&quot;NA&quot;;-[.G348]+([.M348]-[.N348])/2-[.N348];-[.G348])" office:value-type="float" office:value="-99.724999999999994">
            <text:p>−99.72</text:p>
          </table:table-cell>
          <table:table-cell table:style-name="ACE-1" table:formula="of:=IF([.M348]&lt;&gt;&quot;NA&quot;;-[.G348]-([.M348]+[.N348])/2-[.N348]/2;-[.G348])" office:value-type="float" office:value="-139.72499999999999">
            <text:p>−139.72</text:p>
          </table:table-cell>
          <table:table-cell table:style-name="ACE-1" table:formula="of:=IF([.M348]&lt;&gt;&quot;NA&quot;;SQRT((([.M348]-[.N348])/2)^2+[.H348]^2);[.H348])" office:value-type="float" office:value="20.00440951390468">
            <text:p>20.00</text:p>
          </table:table-cell>
          <table:table-cell table:style-name="ACE-2" table:formula="of:=IF([.M348]&lt;&gt;&quot;NA&quot;;0;-1)" office:value-type="float" office:value="0">
            <text:p>0</text:p>
          </table:table-cell>
          <table:table-cell table:style-name="ACE-2" table:formula="of:=IF([.S348]&gt;0;[.S348];[.U348])" office:value-type="float" office:value="20936">
            <text:p>20936</text:p>
          </table:table-cell>
          <table:table-cell table:style-name="ACE-2" table:formula="of:=IF([.T348]&gt;0;[.T348];[.V348])" office:value-type="float" office:value="17">
            <text:p>17</text:p>
          </table:table-cell>
          <table:table-cell table:number-columns-repeated="224" table:style-name="ACE-0"/>
        </table:table-row>
        <table:table-row table:style-name="AROW-1">
          <table:table-cell table:style-name="ACE-0" office:value-type="string">
            <text:p>325-M0053A-15R-1W_27-2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60</text:p>
          </table:table-cell>
          <table:table-cell table:style-name="ACE-1" office:value-type="float" office:value="119.97999999999999">
            <text:p>119.98</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812">
            <text:p>20812</text:p>
          </table:table-cell>
          <table:table-cell table:style-name="ACE-0" office:value-type="float" office:value="9">
            <text:p>9</text:p>
          </table:table-cell>
          <table:table-cell table:style-name="ACE-0" table:formula="of:=IF([.Q349]&gt;0;&quot;marine&quot;;&quot;&quot;)" office:value-type="string" office:string-value="">
            <text:p/>
          </table:table-cell>
          <table:table-cell table:style-name="ACE-0" table:formula="of:=IF([.U349]&gt;0;&quot;U-Th&quot;;&quot;&quot;)" office:value-type="string" office:string-value="U-Th">
            <text:p>U-Th</text:p>
          </table:table-cell>
          <table:table-cell table:style-name="ACE-0" office:value-type="string">
            <text:p>U-Th</text:p>
          </table:table-cell>
          <table:table-cell table:style-name="ACE-0" office:value-type="string">
            <text:p>325-M0053A-15R-1W_27-29</text:p>
          </table:table-cell>
          <table:table-cell table:style-name="ACE-1" table:formula="of:=IF([.M349]&lt;&gt;&quot;NA&quot;;-[.G349]+([.M349]-[.N349])/2-[.N349];-[.G349])" office:value-type="float" office:value="-99.97999999999999">
            <text:p>−99.98</text:p>
          </table:table-cell>
          <table:table-cell table:style-name="ACE-1" table:formula="of:=IF([.M349]&lt;&gt;&quot;NA&quot;;-[.G349]-([.M349]+[.N349])/2-[.N349]/2;-[.G349])" office:value-type="float" office:value="-139.97999999999999">
            <text:p>−139.98</text:p>
          </table:table-cell>
          <table:table-cell table:style-name="ACE-1" table:formula="of:=IF([.M349]&lt;&gt;&quot;NA&quot;;SQRT((([.M349]-[.N349])/2)^2+[.H349]^2);[.H349])" office:value-type="float" office:value="20.00440951390468">
            <text:p>20.00</text:p>
          </table:table-cell>
          <table:table-cell table:style-name="ACE-2" table:formula="of:=IF([.M349]&lt;&gt;&quot;NA&quot;;0;-1)" office:value-type="float" office:value="0">
            <text:p>0</text:p>
          </table:table-cell>
          <table:table-cell table:style-name="ACE-2" table:formula="of:=IF([.S349]&gt;0;[.S349];[.U349])" office:value-type="float" office:value="20812">
            <text:p>20812</text:p>
          </table:table-cell>
          <table:table-cell table:style-name="ACE-2" table:formula="of:=IF([.T349]&gt;0;[.T349];[.V349])" office:value-type="float" office:value="9">
            <text:p>9</text:p>
          </table:table-cell>
          <table:table-cell table:number-columns-repeated="224" table:style-name="ACE-0"/>
        </table:table-row>
        <table:table-row table:style-name="AROW-1">
          <table:table-cell table:style-name="ACE-0" office:value-type="string">
            <text:p>325-M0053A-15R-1W_30-3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61</text:p>
          </table:table-cell>
          <table:table-cell table:style-name="ACE-1" office:value-type="float" office:value="120.01499999999999">
            <text:p>120.01</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843">
            <text:p>20843</text:p>
          </table:table-cell>
          <table:table-cell table:style-name="ACE-0" office:value-type="float" office:value="21">
            <text:p>21</text:p>
          </table:table-cell>
          <table:table-cell table:style-name="ACE-0" table:formula="of:=IF([.Q350]&gt;0;&quot;marine&quot;;&quot;&quot;)" office:value-type="string" office:string-value="">
            <text:p/>
          </table:table-cell>
          <table:table-cell table:style-name="ACE-0" table:formula="of:=IF([.U350]&gt;0;&quot;U-Th&quot;;&quot;&quot;)" office:value-type="string" office:string-value="U-Th">
            <text:p>U-Th</text:p>
          </table:table-cell>
          <table:table-cell table:style-name="ACE-0" office:value-type="string">
            <text:p>U-Th</text:p>
          </table:table-cell>
          <table:table-cell table:style-name="ACE-0" office:value-type="string">
            <text:p>325-M0053A-15R-1W_30-33</text:p>
          </table:table-cell>
          <table:table-cell table:style-name="ACE-1" table:formula="of:=IF([.M350]&lt;&gt;&quot;NA&quot;;-[.G350]+([.M350]-[.N350])/2-[.N350];-[.G350])" office:value-type="float" office:value="-100.01499999999999">
            <text:p>−100.01</text:p>
          </table:table-cell>
          <table:table-cell table:style-name="ACE-1" table:formula="of:=IF([.M350]&lt;&gt;&quot;NA&quot;;-[.G350]-([.M350]+[.N350])/2-[.N350]/2;-[.G350])" office:value-type="float" office:value="-140.01499999999999">
            <text:p>−140.01</text:p>
          </table:table-cell>
          <table:table-cell table:style-name="ACE-1" table:formula="of:=IF([.M350]&lt;&gt;&quot;NA&quot;;SQRT((([.M350]-[.N350])/2)^2+[.H350]^2);[.H350])" office:value-type="float" office:value="20.00440951390468">
            <text:p>20.00</text:p>
          </table:table-cell>
          <table:table-cell table:style-name="ACE-2" table:formula="of:=IF([.M350]&lt;&gt;&quot;NA&quot;;0;-1)" office:value-type="float" office:value="0">
            <text:p>0</text:p>
          </table:table-cell>
          <table:table-cell table:style-name="ACE-2" table:formula="of:=IF([.S350]&gt;0;[.S350];[.U350])" office:value-type="float" office:value="20843">
            <text:p>20843</text:p>
          </table:table-cell>
          <table:table-cell table:style-name="ACE-2" table:formula="of:=IF([.T350]&gt;0;[.T350];[.V350])" office:value-type="float" office:value="21">
            <text:p>21</text:p>
          </table:table-cell>
          <table:table-cell table:number-columns-repeated="224" table:style-name="ACE-0"/>
        </table:table-row>
        <table:table-row table:style-name="AROW-1">
          <table:table-cell table:style-name="ACE-0" office:value-type="string">
            <text:p>325-M0053A-15R-1W_33-3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64</text:p>
          </table:table-cell>
          <table:table-cell table:style-name="ACE-1" office:value-type="float" office:value="120.05">
            <text:p>120.05</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899">
            <text:p>20899</text:p>
          </table:table-cell>
          <table:table-cell table:style-name="ACE-0" office:value-type="float" office:value="14">
            <text:p>14</text:p>
          </table:table-cell>
          <table:table-cell table:style-name="ACE-0" table:formula="of:=IF([.Q351]&gt;0;&quot;marine&quot;;&quot;&quot;)" office:value-type="string" office:string-value="">
            <text:p/>
          </table:table-cell>
          <table:table-cell table:style-name="ACE-0" table:formula="of:=IF([.U351]&gt;0;&quot;U-Th&quot;;&quot;&quot;)" office:value-type="string" office:string-value="U-Th">
            <text:p>U-Th</text:p>
          </table:table-cell>
          <table:table-cell table:style-name="ACE-0" office:value-type="string">
            <text:p>U-Th</text:p>
          </table:table-cell>
          <table:table-cell table:style-name="ACE-0" office:value-type="string">
            <text:p>325-M0053A-15R-1W_33-37</text:p>
          </table:table-cell>
          <table:table-cell table:style-name="ACE-1" table:formula="of:=IF([.M351]&lt;&gt;&quot;NA&quot;;-[.G351]+([.M351]-[.N351])/2-[.N351];-[.G351])" office:value-type="float" office:value="-100.05">
            <text:p>−100.05</text:p>
          </table:table-cell>
          <table:table-cell table:style-name="ACE-1" table:formula="of:=IF([.M351]&lt;&gt;&quot;NA&quot;;-[.G351]-([.M351]+[.N351])/2-[.N351]/2;-[.G351])" office:value-type="float" office:value="-140.05000000000001">
            <text:p>−140.05</text:p>
          </table:table-cell>
          <table:table-cell table:style-name="ACE-1" table:formula="of:=IF([.M351]&lt;&gt;&quot;NA&quot;;SQRT((([.M351]-[.N351])/2)^2+[.H351]^2);[.H351])" office:value-type="float" office:value="20.00440951390468">
            <text:p>20.00</text:p>
          </table:table-cell>
          <table:table-cell table:style-name="ACE-2" table:formula="of:=IF([.M351]&lt;&gt;&quot;NA&quot;;0;-1)" office:value-type="float" office:value="0">
            <text:p>0</text:p>
          </table:table-cell>
          <table:table-cell table:style-name="ACE-2" table:formula="of:=IF([.S351]&gt;0;[.S351];[.U351])" office:value-type="float" office:value="20899">
            <text:p>20899</text:p>
          </table:table-cell>
          <table:table-cell table:style-name="ACE-2" table:formula="of:=IF([.T351]&gt;0;[.T351];[.V351])" office:value-type="float" office:value="14">
            <text:p>14</text:p>
          </table:table-cell>
          <table:table-cell table:number-columns-repeated="224" table:style-name="ACE-0"/>
        </table:table-row>
        <table:table-row table:style-name="AROW-1">
          <table:table-cell table:style-name="ACE-0" office:value-type="string">
            <text:p>325-M0053A-15R-1W_42-4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69</text:p>
          </table:table-cell>
          <table:table-cell table:style-name="ACE-1" office:value-type="float" office:value="120.14999999999999">
            <text:p>120.15</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930">
            <text:p>20930</text:p>
          </table:table-cell>
          <table:table-cell table:style-name="ACE-0" office:value-type="float" office:value="4">
            <text:p>4</text:p>
          </table:table-cell>
          <table:table-cell table:style-name="ACE-0" table:formula="of:=IF([.Q352]&gt;0;&quot;marine&quot;;&quot;&quot;)" office:value-type="string" office:string-value="">
            <text:p/>
          </table:table-cell>
          <table:table-cell table:style-name="ACE-0" table:formula="of:=IF([.U352]&gt;0;&quot;U-Th&quot;;&quot;&quot;)" office:value-type="string" office:string-value="U-Th">
            <text:p>U-Th</text:p>
          </table:table-cell>
          <table:table-cell table:style-name="ACE-0" office:value-type="string">
            <text:p>U-Th</text:p>
          </table:table-cell>
          <table:table-cell table:style-name="ACE-0" office:value-type="string">
            <text:p>325-M0053A-15R-1W_42-48</text:p>
          </table:table-cell>
          <table:table-cell table:style-name="ACE-1" table:formula="of:=IF([.M352]&lt;&gt;&quot;NA&quot;;-[.G352]+([.M352]-[.N352])/2-[.N352];-[.G352])" office:value-type="float" office:value="-100.14999999999999">
            <text:p>−100.15</text:p>
          </table:table-cell>
          <table:table-cell table:style-name="ACE-1" table:formula="of:=IF([.M352]&lt;&gt;&quot;NA&quot;;-[.G352]-([.M352]+[.N352])/2-[.N352]/2;-[.G352])" office:value-type="float" office:value="-140.14999999999998">
            <text:p>−140.15</text:p>
          </table:table-cell>
          <table:table-cell table:style-name="ACE-1" table:formula="of:=IF([.M352]&lt;&gt;&quot;NA&quot;;SQRT((([.M352]-[.N352])/2)^2+[.H352]^2);[.H352])" office:value-type="float" office:value="20.00440951390468">
            <text:p>20.00</text:p>
          </table:table-cell>
          <table:table-cell table:style-name="ACE-2" table:formula="of:=IF([.M352]&lt;&gt;&quot;NA&quot;;0;-1)" office:value-type="float" office:value="0">
            <text:p>0</text:p>
          </table:table-cell>
          <table:table-cell table:style-name="ACE-2" table:formula="of:=IF([.S352]&gt;0;[.S352];[.U352])" office:value-type="float" office:value="20930">
            <text:p>20930</text:p>
          </table:table-cell>
          <table:table-cell table:style-name="ACE-2" table:formula="of:=IF([.T352]&gt;0;[.T352];[.V352])" office:value-type="float" office:value="4">
            <text:p>4</text:p>
          </table:table-cell>
          <table:table-cell table:number-columns-repeated="224" table:style-name="ACE-0"/>
        </table:table-row>
        <table:table-row table:style-name="AROW-1">
          <table:table-cell table:style-name="ACE-0" office:value-type="string">
            <text:p>325-M0053A-15R-CCW_7-1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2</text:p>
          </table:table-cell>
          <table:table-cell table:style-name="ACE-1" office:value-type="float" office:value="120.26499999999999">
            <text:p>120.26</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style-name="ACE-1" office:value-type="float" office:value="1.2134">
            <text:p>1.21</text:p>
          </table:table-cell>
          <table:table-cell table:style-name="ACE-1" office:value-type="float" office:value="0.57299999999999995">
            <text:p>0.57</text:p>
          </table:table-cell>
          <table:table-cell table:style-name="ACE-2" office:value-type="float" office:value="18265">
            <text:p>18265</text:p>
          </table:table-cell>
          <table:table-cell table:style-name="ACE-2" office:value-type="float" office:value="55">
            <text:p>55</text:p>
          </table:table-cell>
          <table:table-cell table:style-name="ACE-0" office:value-type="float" office:value="21624">
            <text:p>21624</text:p>
          </table:table-cell>
          <table:table-cell table:style-name="ACE-0" office:value-type="float" office:value="212">
            <text:p>212</text:p>
          </table:table-cell>
          <table:table-cell table:number-columns-repeated="2" table:style-name="ACE-0"/>
          <table:table-cell table:style-name="ACE-0" table:formula="of:=IF([.Q353]&gt;0;&quot;marine&quot;;&quot;&quot;)" office:value-type="string" office:string-value="marine">
            <text:p>marine</text:p>
          </table:table-cell>
          <table:table-cell table:style-name="ACE-0" table:formula="of:=IF([.U353]&gt;0;&quot;U-Th&quot;;&quot;&quot;)" office:value-type="string" office:string-value="">
            <text:p/>
          </table:table-cell>
          <table:table-cell table:style-name="ACE-0" office:value-type="string">
            <text:p>marine</text:p>
          </table:table-cell>
          <table:table-cell table:style-name="ACE-0" office:value-type="string">
            <text:p>325-M0053A-15R-CCW_7-10</text:p>
          </table:table-cell>
          <table:table-cell table:style-name="ACE-1" table:formula="of:=IF([.M353]&lt;&gt;&quot;NA&quot;;-[.G353]+([.M353]-[.N353])/2-[.N353];-[.G353])" office:value-type="float" office:value="-100.26499999999999">
            <text:p>−100.26</text:p>
          </table:table-cell>
          <table:table-cell table:style-name="ACE-1" table:formula="of:=IF([.M353]&lt;&gt;&quot;NA&quot;;-[.G353]-([.M353]+[.N353])/2-[.N353]/2;-[.G353])" office:value-type="float" office:value="-140.26499999999999">
            <text:p>−140.26</text:p>
          </table:table-cell>
          <table:table-cell table:style-name="ACE-1" table:formula="of:=IF([.M353]&lt;&gt;&quot;NA&quot;;SQRT((([.M353]-[.N353])/2)^2+[.H353]^2);[.H353])" office:value-type="float" office:value="20.00440951390468">
            <text:p>20.00</text:p>
          </table:table-cell>
          <table:table-cell table:style-name="ACE-2" table:formula="of:=IF([.M353]&lt;&gt;&quot;NA&quot;;0;-1)" office:value-type="float" office:value="0">
            <text:p>0</text:p>
          </table:table-cell>
          <table:table-cell table:style-name="ACE-2" table:formula="of:=IF([.S353]&gt;0;[.S353];[.U353])" office:value-type="float" office:value="21624">
            <text:p>21624</text:p>
          </table:table-cell>
          <table:table-cell table:style-name="ACE-2" table:formula="of:=IF([.T353]&gt;0;[.T353];[.V353])" office:value-type="float" office:value="212">
            <text:p>212</text:p>
          </table:table-cell>
          <table:table-cell table:number-columns-repeated="224" table:style-name="ACE-0"/>
        </table:table-row>
        <table:table-row table:style-name="AROW-1">
          <table:table-cell table:style-name="ACE-0" office:value-type="string">
            <text:p>325-M0053A-16R-1W_41-4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16</text:p>
          </table:table-cell>
          <table:table-cell table:style-name="ACE-1" office:value-type="float" office:value="121.12">
            <text:p>121.12</text:p>
          </table:table-cell>
          <table:table-cell table:style-name="ACE-0" office:value-type="float" office:value="0.46000000000000002">
            <text:p>0.46</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style-name="ACE-1" office:value-type="float" office:value="-5.5598000000000001">
            <text:p>−5.56</text:p>
          </table:table-cell>
          <table:table-cell table:style-name="ACE-1" office:value-type="float" office:value="0.54700000000000004">
            <text:p>0.55</text:p>
          </table:table-cell>
          <table:table-cell table:style-name="ACE-2" office:value-type="float" office:value="18390">
            <text:p>18390</text:p>
          </table:table-cell>
          <table:table-cell table:style-name="ACE-2" office:value-type="float" office:value="50">
            <text:p>50</text:p>
          </table:table-cell>
          <table:table-cell table:style-name="ACE-0" office:value-type="float" office:value="21767">
            <text:p>21767</text:p>
          </table:table-cell>
          <table:table-cell table:style-name="ACE-0" office:value-type="float" office:value="196">
            <text:p>196</text:p>
          </table:table-cell>
          <table:table-cell table:number-columns-repeated="2" table:style-name="ACE-0"/>
          <table:table-cell table:style-name="ACE-0" table:formula="of:=IF([.Q354]&gt;0;&quot;marine&quot;;&quot;&quot;)" office:value-type="string" office:string-value="marine">
            <text:p>marine</text:p>
          </table:table-cell>
          <table:table-cell table:style-name="ACE-0" table:formula="of:=IF([.U354]&gt;0;&quot;U-Th&quot;;&quot;&quot;)" office:value-type="string" office:string-value="">
            <text:p/>
          </table:table-cell>
          <table:table-cell table:style-name="ACE-0" office:value-type="string">
            <text:p>marine</text:p>
          </table:table-cell>
          <table:table-cell table:style-name="ACE-0" office:value-type="string">
            <text:p>325-M0053A-16R-1W_41-43</text:p>
          </table:table-cell>
          <table:table-cell table:style-name="ACE-1" table:formula="of:=IF([.M354]&lt;&gt;&quot;NA&quot;;-[.G354]+([.M354]-[.N354])/2-[.N354];-[.G354])" office:value-type="float" office:value="-101.12">
            <text:p>−101.12</text:p>
          </table:table-cell>
          <table:table-cell table:style-name="ACE-1" table:formula="of:=IF([.M354]&lt;&gt;&quot;NA&quot;;-[.G354]-([.M354]+[.N354])/2-[.N354]/2;-[.G354])" office:value-type="float" office:value="-141.12">
            <text:p>−141.12</text:p>
          </table:table-cell>
          <table:table-cell table:style-name="ACE-1" table:formula="of:=IF([.M354]&lt;&gt;&quot;NA&quot;;SQRT((([.M354]-[.N354])/2)^2+[.H354]^2);[.H354])" office:value-type="float" office:value="20.005289300582483">
            <text:p>20.01</text:p>
          </table:table-cell>
          <table:table-cell table:style-name="ACE-2" table:formula="of:=IF([.M354]&lt;&gt;&quot;NA&quot;;0;-1)" office:value-type="float" office:value="0">
            <text:p>0</text:p>
          </table:table-cell>
          <table:table-cell table:style-name="ACE-2" table:formula="of:=IF([.S354]&gt;0;[.S354];[.U354])" office:value-type="float" office:value="21767">
            <text:p>21767</text:p>
          </table:table-cell>
          <table:table-cell table:style-name="ACE-2" table:formula="of:=IF([.T354]&gt;0;[.T354];[.V354])" office:value-type="float" office:value="196">
            <text:p>196</text:p>
          </table:table-cell>
          <table:table-cell table:number-columns-repeated="224" table:style-name="ACE-0"/>
        </table:table-row>
        <table:table-row table:style-name="AROW-1">
          <table:table-cell table:style-name="ACE-0" office:value-type="string">
            <text:p>325-M0053A-16R-1W_5-14</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Sample ID: 8885A</text:p>
          </table:table-cell>
          <table:table-cell table:style-name="ACE-1" office:value-type="float" office:value="120.79499999999999">
            <text:p>120.79</text:p>
          </table:table-cell>
          <table:table-cell table:style-name="ACE-0" office:value-type="float" office:value="0.46000000000000002">
            <text:p>0.4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1046">
            <text:p>21046</text:p>
          </table:table-cell>
          <table:table-cell table:style-name="ACE-0" office:value-type="float" office:value="7">
            <text:p>7</text:p>
          </table:table-cell>
          <table:table-cell table:style-name="ACE-0" table:formula="of:=IF([.Q355]&gt;0;&quot;marine&quot;;&quot;&quot;)" office:value-type="string" office:string-value="">
            <text:p/>
          </table:table-cell>
          <table:table-cell table:style-name="ACE-0" table:formula="of:=IF([.U355]&gt;0;&quot;U-Th&quot;;&quot;&quot;)" office:value-type="string" office:string-value="U-Th">
            <text:p>U-Th</text:p>
          </table:table-cell>
          <table:table-cell table:style-name="ACE-0" office:value-type="string">
            <text:p>U-Th</text:p>
          </table:table-cell>
          <table:table-cell table:style-name="ACE-0" office:value-type="string">
            <text:p>325-M0053A-16R-1W_5-14</text:p>
          </table:table-cell>
          <table:table-cell table:style-name="ACE-1" table:formula="of:=IF([.M355]&lt;&gt;&quot;NA&quot;;-[.G355]+([.M355]-[.N355])/2-[.N355];-[.G355])" office:value-type="float" office:value="-100.79499999999999">
            <text:p>−100.79</text:p>
          </table:table-cell>
          <table:table-cell table:style-name="ACE-1" table:formula="of:=IF([.M355]&lt;&gt;&quot;NA&quot;;-[.G355]-([.M355]+[.N355])/2-[.N355]/2;-[.G355])" office:value-type="float" office:value="-140.79499999999999">
            <text:p>−140.79</text:p>
          </table:table-cell>
          <table:table-cell table:style-name="ACE-1" table:formula="of:=IF([.M355]&lt;&gt;&quot;NA&quot;;SQRT((([.M355]-[.N355])/2)^2+[.H355]^2);[.H355])" office:value-type="float" office:value="20.005289300582483">
            <text:p>20.01</text:p>
          </table:table-cell>
          <table:table-cell table:style-name="ACE-2" table:formula="of:=IF([.M355]&lt;&gt;&quot;NA&quot;;0;-1)" office:value-type="float" office:value="0">
            <text:p>0</text:p>
          </table:table-cell>
          <table:table-cell table:style-name="ACE-2" table:formula="of:=IF([.S355]&gt;0;[.S355];[.U355])" office:value-type="float" office:value="21046">
            <text:p>21046</text:p>
          </table:table-cell>
          <table:table-cell table:style-name="ACE-2" table:formula="of:=IF([.T355]&gt;0;[.T355];[.V355])" office:value-type="float" office:value="7">
            <text:p>7</text:p>
          </table:table-cell>
          <table:table-cell table:number-columns-repeated="224" table:style-name="ACE-0"/>
        </table:table-row>
        <table:table-row table:style-name="AROW-1">
          <table:table-cell table:style-name="ACE-0" office:value-type="string">
            <text:p>325-M0053A-16R-1W_5-1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885B</text:p>
          </table:table-cell>
          <table:table-cell table:style-name="ACE-1" office:value-type="float" office:value="120.79499999999999">
            <text:p>120.79</text:p>
          </table:table-cell>
          <table:table-cell table:style-name="ACE-0" office:value-type="float" office:value="0.46000000000000002">
            <text:p>0.4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1094">
            <text:p>21094</text:p>
          </table:table-cell>
          <table:table-cell table:style-name="ACE-0" office:value-type="float" office:value="6">
            <text:p>6</text:p>
          </table:table-cell>
          <table:table-cell table:style-name="ACE-0" table:formula="of:=IF([.Q356]&gt;0;&quot;marine&quot;;&quot;&quot;)" office:value-type="string" office:string-value="">
            <text:p/>
          </table:table-cell>
          <table:table-cell table:style-name="ACE-0" table:formula="of:=IF([.U356]&gt;0;&quot;U-Th&quot;;&quot;&quot;)" office:value-type="string" office:string-value="U-Th">
            <text:p>U-Th</text:p>
          </table:table-cell>
          <table:table-cell table:style-name="ACE-0" office:value-type="string">
            <text:p>U-Th</text:p>
          </table:table-cell>
          <table:table-cell table:style-name="ACE-0" office:value-type="string">
            <text:p>325-M0053A-16R-1W_5-14</text:p>
          </table:table-cell>
          <table:table-cell table:style-name="ACE-1" table:formula="of:=IF([.M356]&lt;&gt;&quot;NA&quot;;-[.G356]+([.M356]-[.N356])/2-[.N356];-[.G356])" office:value-type="float" office:value="-100.79499999999999">
            <text:p>−100.79</text:p>
          </table:table-cell>
          <table:table-cell table:style-name="ACE-1" table:formula="of:=IF([.M356]&lt;&gt;&quot;NA&quot;;-[.G356]-([.M356]+[.N356])/2-[.N356]/2;-[.G356])" office:value-type="float" office:value="-140.79499999999999">
            <text:p>−140.79</text:p>
          </table:table-cell>
          <table:table-cell table:style-name="ACE-1" table:formula="of:=IF([.M356]&lt;&gt;&quot;NA&quot;;SQRT((([.M356]-[.N356])/2)^2+[.H356]^2);[.H356])" office:value-type="float" office:value="20.005289300582483">
            <text:p>20.01</text:p>
          </table:table-cell>
          <table:table-cell table:style-name="ACE-2" table:formula="of:=IF([.M356]&lt;&gt;&quot;NA&quot;;0;-1)" office:value-type="float" office:value="0">
            <text:p>0</text:p>
          </table:table-cell>
          <table:table-cell table:style-name="ACE-2" table:formula="of:=IF([.S356]&gt;0;[.S356];[.U356])" office:value-type="float" office:value="21094">
            <text:p>21094</text:p>
          </table:table-cell>
          <table:table-cell table:style-name="ACE-2" table:formula="of:=IF([.T356]&gt;0;[.T356];[.V356])" office:value-type="float" office:value="6">
            <text:p>6</text:p>
          </table:table-cell>
          <table:table-cell table:number-columns-repeated="224" table:style-name="ACE-0"/>
        </table:table-row>
        <table:table-row table:style-name="AROW-1">
          <table:table-cell table:style-name="ACE-0" office:value-type="string">
            <text:p>325-M0053A-17R-1W_3-5</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73</text:p>
          </table:table-cell>
          <table:table-cell table:style-name="ACE-1" office:value-type="float" office:value="121.73999999999999">
            <text:p>121.74</text:p>
          </table:table-cell>
          <table:table-cell table:style-name="ACE-0" office:value-type="float" office:value="0.67000000000000004">
            <text:p>0.67</text:p>
          </table:table-cell>
          <table:table-cell table:style-name="ACE-0" office:value-type="string">
            <text:p>Coral</text:p>
          </table:table-cell>
          <table:table-cell table:style-name="ACE-0" office:value-type="string">
            <text:p>Seriatopora?</text:p>
          </table:table-cell>
          <table:table-cell table:style-name="ACE-0"/>
          <table:table-cell table:style-name="ACE-0" office:value-type="string">
            <text:p>IS?</text:p>
          </table:table-cell>
          <table:table-cell table:style-name="ACE-0" office:value-type="float" office:value="40">
            <text:p>40</text:p>
          </table:table-cell>
          <table:table-cell table:style-name="ACE-0" office:value-type="float" office:value="0">
            <text:p>0</text:p>
          </table:table-cell>
          <table:table-cell table:style-name="ACE-1" office:value-type="float" office:value="-26.813552839704926">
            <text:p>−26.81</text:p>
          </table:table-cell>
          <table:table-cell table:style-name="ACE-1" office:value-type="float" office:value="1.3714124238189715">
            <text:p>1.37</text:p>
          </table:table-cell>
          <table:table-cell table:style-name="ACE-2" office:value-type="float" office:value="17853.934083155127">
            <text:p>17854</text:p>
          </table:table-cell>
          <table:table-cell table:style-name="ACE-2" office:value-type="float" office:value="104.44667863808981">
            <text:p>104</text:p>
          </table:table-cell>
          <table:table-cell table:style-name="ACE-0" office:value-type="float" office:value="21067">
            <text:p>21067</text:p>
          </table:table-cell>
          <table:table-cell table:style-name="ACE-0" office:value-type="float" office:value="333">
            <text:p>333</text:p>
          </table:table-cell>
          <table:table-cell table:number-columns-repeated="2" table:style-name="ACE-0"/>
          <table:table-cell table:style-name="ACE-0" table:formula="of:=IF([.Q357]&gt;0;&quot;marine&quot;;&quot;&quot;)" office:value-type="string" office:string-value="marine">
            <text:p>marine</text:p>
          </table:table-cell>
          <table:table-cell table:style-name="ACE-0" table:formula="of:=IF([.U357]&gt;0;&quot;U-Th&quot;;&quot;&quot;)" office:value-type="string" office:string-value="">
            <text:p/>
          </table:table-cell>
          <table:table-cell table:style-name="ACE-0" office:value-type="string">
            <text:p>marine</text:p>
          </table:table-cell>
          <table:table-cell table:style-name="ACE-0" office:value-type="string">
            <text:p>325-M0053A-17R-1W_3-5</text:p>
          </table:table-cell>
          <table:table-cell table:style-name="ACE-1" table:formula="of:=IF([.M357]&lt;&gt;&quot;NA&quot;;-[.G357]+([.M357]-[.N357])/2-[.N357];-[.G357])" office:value-type="float" office:value="-101.73999999999999">
            <text:p>−101.74</text:p>
          </table:table-cell>
          <table:table-cell table:style-name="ACE-1" table:formula="of:=IF([.M357]&lt;&gt;&quot;NA&quot;;-[.G357]-([.M357]+[.N357])/2-[.N357]/2;-[.G357])" office:value-type="float" office:value="-141.74000000000001">
            <text:p>−141.74</text:p>
          </table:table-cell>
          <table:table-cell table:style-name="ACE-1" table:formula="of:=IF([.M357]&lt;&gt;&quot;NA&quot;;SQRT((([.M357]-[.N357])/2)^2+[.H357]^2);[.H357])" office:value-type="float" office:value="20.011219353152871">
            <text:p>20.01</text:p>
          </table:table-cell>
          <table:table-cell table:style-name="ACE-2" table:formula="of:=IF([.M357]&lt;&gt;&quot;NA&quot;;0;-1)" office:value-type="float" office:value="0">
            <text:p>0</text:p>
          </table:table-cell>
          <table:table-cell table:style-name="ACE-2" table:formula="of:=IF([.S357]&gt;0;[.S357];[.U357])" office:value-type="float" office:value="21067">
            <text:p>21067</text:p>
          </table:table-cell>
          <table:table-cell table:style-name="ACE-2" table:formula="of:=IF([.T357]&gt;0;[.T357];[.V357])" office:value-type="float" office:value="333">
            <text:p>333</text:p>
          </table:table-cell>
          <table:table-cell table:number-columns-repeated="224" table:style-name="ACE-0"/>
        </table:table-row>
        <table:table-row table:style-name="AROW-1">
          <table:table-cell table:style-name="ACE-0" office:value-type="string">
            <text:p>325-M0053A-18R-1W_14-1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3</text:p>
          </table:table-cell>
          <table:table-cell table:style-name="ACE-1" office:value-type="float" office:value="122.86499999999999">
            <text:p>122.86</text:p>
          </table:table-cell>
          <table:table-cell table:style-name="ACE-0" office:value-type="float" office:value="0.22">
            <text:p>0.22</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066500000000000004">
            <text:p>0.07</text:p>
          </table:table-cell>
          <table:table-cell table:style-name="ACE-1" office:value-type="float" office:value="0.56499999999999995">
            <text:p>0.56</text:p>
          </table:table-cell>
          <table:table-cell table:style-name="ACE-2" office:value-type="float" office:value="18465">
            <text:p>18465</text:p>
          </table:table-cell>
          <table:table-cell table:style-name="ACE-2" office:value-type="float" office:value="55">
            <text:p>55</text:p>
          </table:table-cell>
          <table:table-cell table:style-name="ACE-0" office:value-type="float" office:value="21872">
            <text:p>21872</text:p>
          </table:table-cell>
          <table:table-cell table:style-name="ACE-0" office:value-type="float" office:value="226">
            <text:p>226</text:p>
          </table:table-cell>
          <table:table-cell table:number-columns-repeated="2" table:style-name="ACE-0"/>
          <table:table-cell table:style-name="ACE-0" table:formula="of:=IF([.Q358]&gt;0;&quot;marine&quot;;&quot;&quot;)" office:value-type="string" office:string-value="marine">
            <text:p>marine</text:p>
          </table:table-cell>
          <table:table-cell table:style-name="ACE-0" table:formula="of:=IF([.U358]&gt;0;&quot;U-Th&quot;;&quot;&quot;)" office:value-type="string" office:string-value="">
            <text:p/>
          </table:table-cell>
          <table:table-cell table:style-name="ACE-0" office:value-type="string">
            <text:p>marine</text:p>
          </table:table-cell>
          <table:table-cell table:style-name="ACE-0" office:value-type="string">
            <text:p>325-M0053A-18R-1W_14-19</text:p>
          </table:table-cell>
          <table:table-cell table:style-name="ACE-1" table:formula="of:=IF([.M358]&lt;&gt;&quot;NA&quot;;-[.G358]+([.M358]-[.N358])/2-[.N358];-[.G358])" office:value-type="float" office:value="-101.86499999999999">
            <text:p>−101.86</text:p>
          </table:table-cell>
          <table:table-cell table:style-name="ACE-1" table:formula="of:=IF([.M358]&lt;&gt;&quot;NA&quot;;-[.G358]-([.M358]+[.N358])/2-[.N358]/2;-[.G358])" office:value-type="float" office:value="-193.86500000000001">
            <text:p>−193.87</text:p>
          </table:table-cell>
          <table:table-cell table:style-name="ACE-1" table:formula="of:=IF([.M358]&lt;&gt;&quot;NA&quot;;SQRT((([.M358]-[.N358])/2)^2+[.H358]^2);[.H358])" office:value-type="float" office:value="41.000590239653867">
            <text:p>41.00</text:p>
          </table:table-cell>
          <table:table-cell table:style-name="ACE-2" table:formula="of:=IF([.M358]&lt;&gt;&quot;NA&quot;;0;-1)" office:value-type="float" office:value="0">
            <text:p>0</text:p>
          </table:table-cell>
          <table:table-cell table:style-name="ACE-2" table:formula="of:=IF([.S358]&gt;0;[.S358];[.U358])" office:value-type="float" office:value="21872">
            <text:p>21872</text:p>
          </table:table-cell>
          <table:table-cell table:style-name="ACE-2" table:formula="of:=IF([.T358]&gt;0;[.T358];[.V358])" office:value-type="float" office:value="226">
            <text:p>226</text:p>
          </table:table-cell>
          <table:table-cell table:number-columns-repeated="224" table:style-name="ACE-0"/>
        </table:table-row>
        <table:table-row table:style-name="AROW-1">
          <table:table-cell table:style-name="ACE-0" office:value-type="string">
            <text:p>325-M0053A-19R-1W_0-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8969</text:p>
          </table:table-cell>
          <table:table-cell table:style-name="ACE-1" office:value-type="float" office:value="123.72">
            <text:p>123.72</text:p>
          </table:table-cell>
          <table:table-cell table:style-name="ACE-0" office:value-type="float" office:value="0.46000000000000002">
            <text:p>0.46</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number-columns-repeated="2" table:style-name="ACE-1"/>
          <table:table-cell table:number-columns-repeated="2" table:style-name="ACE-2"/>
          <table:table-cell table:number-columns-repeated="2" table:style-name="ACE-0"/>
          <table:table-cell table:style-name="ACE-0" office:value-type="float" office:value="22168">
            <text:p>22168</text:p>
          </table:table-cell>
          <table:table-cell table:style-name="ACE-0" office:value-type="float" office:value="5">
            <text:p>5</text:p>
          </table:table-cell>
          <table:table-cell table:style-name="ACE-0" table:formula="of:=IF([.Q359]&gt;0;&quot;marine&quot;;&quot;&quot;)" office:value-type="string" office:string-value="">
            <text:p/>
          </table:table-cell>
          <table:table-cell table:style-name="ACE-0" table:formula="of:=IF([.U359]&gt;0;&quot;U-Th&quot;;&quot;&quot;)" office:value-type="string" office:string-value="U-Th">
            <text:p>U-Th</text:p>
          </table:table-cell>
          <table:table-cell table:style-name="ACE-0" office:value-type="string">
            <text:p>U-Th</text:p>
          </table:table-cell>
          <table:table-cell table:style-name="ACE-0" office:value-type="string">
            <text:p>325-M0053A-19R-1W_0-4</text:p>
          </table:table-cell>
          <table:table-cell table:style-name="ACE-1" table:formula="of:=IF([.M359]&lt;&gt;&quot;NA&quot;;-[.G359]+([.M359]-[.N359])/2-[.N359];-[.G359])" office:value-type="float" office:value="-102.72">
            <text:p>−102.72</text:p>
          </table:table-cell>
          <table:table-cell table:style-name="ACE-1" table:formula="of:=IF([.M359]&lt;&gt;&quot;NA&quot;;-[.G359]-([.M359]+[.N359])/2-[.N359]/2;-[.G359])" office:value-type="float" office:value="-194.72">
            <text:p>−194.72</text:p>
          </table:table-cell>
          <table:table-cell table:style-name="ACE-1" table:formula="of:=IF([.M359]&lt;&gt;&quot;NA&quot;;SQRT((([.M359]-[.N359])/2)^2+[.H359]^2);[.H359])" office:value-type="float" office:value="41.002580406603684">
            <text:p>41.00</text:p>
          </table:table-cell>
          <table:table-cell table:style-name="ACE-2" table:formula="of:=IF([.M359]&lt;&gt;&quot;NA&quot;;0;-1)" office:value-type="float" office:value="0">
            <text:p>0</text:p>
          </table:table-cell>
          <table:table-cell table:style-name="ACE-2" table:formula="of:=IF([.S359]&gt;0;[.S359];[.U359])" office:value-type="float" office:value="22168">
            <text:p>22168</text:p>
          </table:table-cell>
          <table:table-cell table:style-name="ACE-2" table:formula="of:=IF([.T359]&gt;0;[.T359];[.V359])" office:value-type="float" office:value="5">
            <text:p>5</text:p>
          </table:table-cell>
          <table:table-cell table:number-columns-repeated="224" table:style-name="ACE-0"/>
        </table:table-row>
        <table:table-row table:style-name="AROW-1">
          <table:table-cell table:style-name="ACE-0" office:value-type="string">
            <text:p>325-M0053A-19R-1W_17-1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4</text:p>
          </table:table-cell>
          <table:table-cell table:style-name="ACE-1" office:value-type="float" office:value="123.875">
            <text:p>123.88</text:p>
          </table:table-cell>
          <table:table-cell table:style-name="ACE-0" office:value-type="float" office:value="0.46000000000000002">
            <text:p>0.4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29709999999999998">
            <text:p>−0.30</text:p>
          </table:table-cell>
          <table:table-cell table:style-name="ACE-1" office:value-type="float" office:value="0.52000000000000002">
            <text:p>0.52</text:p>
          </table:table-cell>
          <table:table-cell table:style-name="ACE-2" office:value-type="float" office:value="18620">
            <text:p>18620</text:p>
          </table:table-cell>
          <table:table-cell table:style-name="ACE-2" office:value-type="float" office:value="55">
            <text:p>55</text:p>
          </table:table-cell>
          <table:table-cell table:style-name="ACE-0" office:value-type="float" office:value="22069">
            <text:p>22069</text:p>
          </table:table-cell>
          <table:table-cell table:style-name="ACE-0" office:value-type="float" office:value="211">
            <text:p>211</text:p>
          </table:table-cell>
          <table:table-cell table:number-columns-repeated="2" table:style-name="ACE-0"/>
          <table:table-cell table:style-name="ACE-0" table:formula="of:=IF([.Q360]&gt;0;&quot;marine&quot;;&quot;&quot;)" office:value-type="string" office:string-value="marine">
            <text:p>marine</text:p>
          </table:table-cell>
          <table:table-cell table:style-name="ACE-0" table:formula="of:=IF([.U360]&gt;0;&quot;U-Th&quot;;&quot;&quot;)" office:value-type="string" office:string-value="">
            <text:p/>
          </table:table-cell>
          <table:table-cell table:style-name="ACE-0" office:value-type="string">
            <text:p>marine</text:p>
          </table:table-cell>
          <table:table-cell table:style-name="ACE-0" office:value-type="string">
            <text:p>325-M0053A-19R-1W_17-18</text:p>
          </table:table-cell>
          <table:table-cell table:style-name="ACE-1" table:formula="of:=IF([.M360]&lt;&gt;&quot;NA&quot;;-[.G360]+([.M360]-[.N360])/2-[.N360];-[.G360])" office:value-type="float" office:value="-102.875">
            <text:p>−102.88</text:p>
          </table:table-cell>
          <table:table-cell table:style-name="ACE-1" table:formula="of:=IF([.M360]&lt;&gt;&quot;NA&quot;;-[.G360]-([.M360]+[.N360])/2-[.N360]/2;-[.G360])" office:value-type="float" office:value="-194.875">
            <text:p>−194.88</text:p>
          </table:table-cell>
          <table:table-cell table:style-name="ACE-1" table:formula="of:=IF([.M360]&lt;&gt;&quot;NA&quot;;SQRT((([.M360]-[.N360])/2)^2+[.H360]^2);[.H360])" office:value-type="float" office:value="41.002580406603684">
            <text:p>41.00</text:p>
          </table:table-cell>
          <table:table-cell table:style-name="ACE-2" table:formula="of:=IF([.M360]&lt;&gt;&quot;NA&quot;;0;-1)" office:value-type="float" office:value="0">
            <text:p>0</text:p>
          </table:table-cell>
          <table:table-cell table:style-name="ACE-2" table:formula="of:=IF([.S360]&gt;0;[.S360];[.U360])" office:value-type="float" office:value="22069">
            <text:p>22069</text:p>
          </table:table-cell>
          <table:table-cell table:style-name="ACE-2" table:formula="of:=IF([.T360]&gt;0;[.T360];[.V360])" office:value-type="float" office:value="211">
            <text:p>211</text:p>
          </table:table-cell>
          <table:table-cell table:number-columns-repeated="224" table:style-name="ACE-0"/>
        </table:table-row>
        <table:table-row table:style-name="AROW-1">
          <table:table-cell table:style-name="ACE-0" office:value-type="string">
            <text:p>325-M0053A-20R-1W_10-1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8926</text:p>
          </table:table-cell>
          <table:table-cell table:style-name="ACE-1" office:value-type="float" office:value="124.81999999999999">
            <text:p>124.82</text:p>
          </table:table-cell>
          <table:table-cell table:style-name="ACE-0" office:value-type="float" office:value="0.33000000000000002">
            <text:p>0.33</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0582678489535577">
            <text:p>1.06</text:p>
          </table:table-cell>
          <table:table-cell table:style-name="ACE-1" office:value-type="float" office:value="2.8683043679135904">
            <text:p>2.87</text:p>
          </table:table-cell>
          <table:table-cell table:style-name="ACE-2" office:value-type="float" office:value="19014.714493780251">
            <text:p>19015</text:p>
          </table:table-cell>
          <table:table-cell table:style-name="ACE-2" office:value-type="float" office:value="70.221957297545657">
            <text:p>70</text:p>
          </table:table-cell>
          <table:table-cell table:style-name="ACE-0" office:value-type="float" office:value="22485">
            <text:p>22485</text:p>
          </table:table-cell>
          <table:table-cell table:style-name="ACE-0" office:value-type="float" office:value="165">
            <text:p>165</text:p>
          </table:table-cell>
          <table:table-cell table:number-columns-repeated="2" table:style-name="ACE-0"/>
          <table:table-cell table:style-name="ACE-0" table:formula="of:=IF([.Q361]&gt;0;&quot;marine&quot;;&quot;&quot;)" office:value-type="string" office:string-value="marine">
            <text:p>marine</text:p>
          </table:table-cell>
          <table:table-cell table:style-name="ACE-0" table:formula="of:=IF([.U361]&gt;0;&quot;U-Th&quot;;&quot;&quot;)" office:value-type="string" office:string-value="">
            <text:p/>
          </table:table-cell>
          <table:table-cell table:style-name="ACE-0" office:value-type="string">
            <text:p>marine</text:p>
          </table:table-cell>
          <table:table-cell table:style-name="ACE-0" office:value-type="string">
            <text:p>325-M0053A-20R-1W_10-14</text:p>
          </table:table-cell>
          <table:table-cell table:style-name="ACE-1" table:formula="of:=IF([.M361]&lt;&gt;&quot;NA&quot;;-[.G361]+([.M361]-[.N361])/2-[.N361];-[.G361])" office:value-type="float" office:value="-103.81999999999999">
            <text:p>−103.82</text:p>
          </table:table-cell>
          <table:table-cell table:style-name="ACE-1" table:formula="of:=IF([.M361]&lt;&gt;&quot;NA&quot;;-[.G361]-([.M361]+[.N361])/2-[.N361]/2;-[.G361])" office:value-type="float" office:value="-195.81999999999999">
            <text:p>−195.82</text:p>
          </table:table-cell>
          <table:table-cell table:style-name="ACE-1" table:formula="of:=IF([.M361]&lt;&gt;&quot;NA&quot;;SQRT((([.M361]-[.N361])/2)^2+[.H361]^2);[.H361])" office:value-type="float" office:value="41.001328027272478">
            <text:p>41.00</text:p>
          </table:table-cell>
          <table:table-cell table:style-name="ACE-2" table:formula="of:=IF([.M361]&lt;&gt;&quot;NA&quot;;0;-1)" office:value-type="float" office:value="0">
            <text:p>0</text:p>
          </table:table-cell>
          <table:table-cell table:style-name="ACE-2" table:formula="of:=IF([.S361]&gt;0;[.S361];[.U361])" office:value-type="float" office:value="22485">
            <text:p>22485</text:p>
          </table:table-cell>
          <table:table-cell table:style-name="ACE-2" table:formula="of:=IF([.T361]&gt;0;[.T361];[.V361])" office:value-type="float" office:value="165">
            <text:p>165</text:p>
          </table:table-cell>
          <table:table-cell table:number-columns-repeated="224" table:style-name="ACE-0"/>
        </table:table-row>
        <table:table-row table:style-name="AROW-1">
          <table:table-cell table:style-name="ACE-0" office:value-type="string">
            <text:p>325-M0053A-20R-1W_50-5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5412</text:p>
          </table:table-cell>
          <table:table-cell table:style-name="ACE-1" office:value-type="float" office:value="125.215">
            <text:p>125.22</text:p>
          </table:table-cell>
          <table:table-cell table:style-name="ACE-0" office:value-type="float" office:value="0.33000000000000002">
            <text:p>0.33</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9027025453415489">
            <text:p>1.90</text:p>
          </table:table-cell>
          <table:table-cell table:style-name="ACE-1" office:value-type="float" office:value="3.1516209966199678">
            <text:p>3.15</text:p>
          </table:table-cell>
          <table:table-cell table:style-name="ACE-2" office:value-type="float" office:value="18833.553802869003">
            <text:p>18834</text:p>
          </table:table-cell>
          <table:table-cell table:style-name="ACE-2" office:value-type="float" office:value="72.904498193913795">
            <text:p>73</text:p>
          </table:table-cell>
          <table:table-cell table:style-name="ACE-0" office:value-type="float" office:value="22232">
            <text:p>22232</text:p>
          </table:table-cell>
          <table:table-cell table:style-name="ACE-0" office:value-type="float" office:value="227">
            <text:p>227</text:p>
          </table:table-cell>
          <table:table-cell table:number-columns-repeated="2" table:style-name="ACE-0"/>
          <table:table-cell table:style-name="ACE-0" table:formula="of:=IF([.Q362]&gt;0;&quot;marine&quot;;&quot;&quot;)" office:value-type="string" office:string-value="marine">
            <text:p>marine</text:p>
          </table:table-cell>
          <table:table-cell table:style-name="ACE-0" table:formula="of:=IF([.U362]&gt;0;&quot;U-Th&quot;;&quot;&quot;)" office:value-type="string" office:string-value="">
            <text:p/>
          </table:table-cell>
          <table:table-cell table:style-name="ACE-0" office:value-type="string">
            <text:p>marine</text:p>
          </table:table-cell>
          <table:table-cell table:style-name="ACE-0" office:value-type="string">
            <text:p>325-M0053A-20R-1W_50-53</text:p>
          </table:table-cell>
          <table:table-cell table:style-name="ACE-1" table:formula="of:=IF([.M362]&lt;&gt;&quot;NA&quot;;-[.G362]+([.M362]-[.N362])/2-[.N362];-[.G362])" office:value-type="float" office:value="-104.215">
            <text:p>−104.22</text:p>
          </table:table-cell>
          <table:table-cell table:style-name="ACE-1" table:formula="of:=IF([.M362]&lt;&gt;&quot;NA&quot;;-[.G362]-([.M362]+[.N362])/2-[.N362]/2;-[.G362])" office:value-type="float" office:value="-196.215">
            <text:p>−196.22</text:p>
          </table:table-cell>
          <table:table-cell table:style-name="ACE-1" table:formula="of:=IF([.M362]&lt;&gt;&quot;NA&quot;;SQRT((([.M362]-[.N362])/2)^2+[.H362]^2);[.H362])" office:value-type="float" office:value="41.001328027272478">
            <text:p>41.00</text:p>
          </table:table-cell>
          <table:table-cell table:style-name="ACE-2" table:formula="of:=IF([.M362]&lt;&gt;&quot;NA&quot;;0;-1)" office:value-type="float" office:value="0">
            <text:p>0</text:p>
          </table:table-cell>
          <table:table-cell table:style-name="ACE-2" table:formula="of:=IF([.S362]&gt;0;[.S362];[.U362])" office:value-type="float" office:value="22232">
            <text:p>22232</text:p>
          </table:table-cell>
          <table:table-cell table:style-name="ACE-2" table:formula="of:=IF([.T362]&gt;0;[.T362];[.V362])" office:value-type="float" office:value="227">
            <text:p>227</text:p>
          </table:table-cell>
          <table:table-cell table:number-columns-repeated="224" table:style-name="ACE-0"/>
        </table:table-row>
        <table:table-row table:style-name="AROW-1">
          <table:table-cell table:style-name="ACE-0" office:value-type="string">
            <text:p>325-M0053A-21R-1W_9-13</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Sample ID: 9004</text:p>
          </table:table-cell>
          <table:table-cell table:style-name="ACE-1" office:value-type="float" office:value="125.81">
            <text:p>125.81</text:p>
          </table:table-cell>
          <table:table-cell table:style-name="ACE-0" office:value-type="float" office:value="0.5">
            <text:p>0.5</text:p>
          </table:table-cell>
          <table:table-cell table:style-name="ACE-0" office:value-type="string">
            <text:p>Coral</text:p>
          </table:table-cell>
          <table:table-cell table:style-name="ACE-0" office:value-type="string">
            <text:p>Favites (F. abdita gr.)</text:p>
          </table:table-cell>
          <table:table-cell table:style-name="ACE-0" office:value-type="string">
            <text:p>*</text:p>
          </table:table-cell>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number-columns-repeated="2" table:style-name="ACE-1"/>
          <table:table-cell table:number-columns-repeated="2" table:style-name="ACE-2"/>
          <table:table-cell table:number-columns-repeated="2" table:style-name="ACE-0"/>
          <table:table-cell table:style-name="ACE-0" office:value-type="float" office:value="22411">
            <text:p>22411</text:p>
          </table:table-cell>
          <table:table-cell table:style-name="ACE-0" office:value-type="float" office:value="5">
            <text:p>5</text:p>
          </table:table-cell>
          <table:table-cell table:style-name="ACE-0" table:formula="of:=IF([.Q363]&gt;0;&quot;marine&quot;;&quot;&quot;)" office:value-type="string" office:string-value="">
            <text:p/>
          </table:table-cell>
          <table:table-cell table:style-name="ACE-0" table:formula="of:=IF([.U363]&gt;0;&quot;U-Th&quot;;&quot;&quot;)" office:value-type="string" office:string-value="U-Th">
            <text:p>U-Th</text:p>
          </table:table-cell>
          <table:table-cell table:style-name="ACE-0" office:value-type="string">
            <text:p>U-Th</text:p>
          </table:table-cell>
          <table:table-cell table:style-name="ACE-0" office:value-type="string">
            <text:p>325-M0053A-21R-1W_9-13</text:p>
          </table:table-cell>
          <table:table-cell table:style-name="ACE-1" table:formula="of:=IF([.M363]&lt;&gt;&quot;NA&quot;;-[.G363]+([.M363]-[.N363])/2-[.N363];-[.G363])" office:value-type="float" office:value="-104.81">
            <text:p>−104.81</text:p>
          </table:table-cell>
          <table:table-cell table:style-name="ACE-1" table:formula="of:=IF([.M363]&lt;&gt;&quot;NA&quot;;-[.G363]-([.M363]+[.N363])/2-[.N363]/2;-[.G363])" office:value-type="float" office:value="-196.81">
            <text:p>−196.81</text:p>
          </table:table-cell>
          <table:table-cell table:style-name="ACE-1" table:formula="of:=IF([.M363]&lt;&gt;&quot;NA&quot;;SQRT((([.M363]-[.N363])/2)^2+[.H363]^2);[.H363])" office:value-type="float" office:value="41.003048667141812">
            <text:p>41.00</text:p>
          </table:table-cell>
          <table:table-cell table:style-name="ACE-2" table:formula="of:=IF([.M363]&lt;&gt;&quot;NA&quot;;0;-1)" office:value-type="float" office:value="0">
            <text:p>0</text:p>
          </table:table-cell>
          <table:table-cell table:style-name="ACE-2" table:formula="of:=IF([.S363]&gt;0;[.S363];[.U363])" office:value-type="float" office:value="22411">
            <text:p>22411</text:p>
          </table:table-cell>
          <table:table-cell table:style-name="ACE-2" table:formula="of:=IF([.T363]&gt;0;[.T363];[.V363])" office:value-type="float" office:value="5">
            <text:p>5</text:p>
          </table:table-cell>
          <table:table-cell table:number-columns-repeated="224" table:style-name="ACE-0"/>
        </table:table-row>
        <table:table-row table:style-name="AROW-1">
          <table:table-cell table:style-name="ACE-0" office:value-type="string">
            <text:p>325-M0053A-25R-2W_2-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N/A</text:p>
          </table:table-cell>
          <table:table-cell table:style-name="ACE-1" office:value-type="float" office:value="129.875">
            <text:p>129.88</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Porites/Monti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3600">
            <text:p>23600</text:p>
          </table:table-cell>
          <table:table-cell table:style-name="ACE-0" office:value-type="float" office:value="300">
            <text:p>300</text:p>
          </table:table-cell>
          <table:table-cell table:style-name="ACE-0" table:formula="of:=IF([.Q364]&gt;0;&quot;marine&quot;;&quot;&quot;)" office:value-type="string" office:string-value="">
            <text:p/>
          </table:table-cell>
          <table:table-cell table:style-name="ACE-0" table:formula="of:=IF([.U364]&gt;0;&quot;U-Th&quot;;&quot;&quot;)" office:value-type="string" office:string-value="U-Th">
            <text:p>U-Th</text:p>
          </table:table-cell>
          <table:table-cell table:style-name="ACE-0" office:value-type="string">
            <text:p>U-Th</text:p>
          </table:table-cell>
          <table:table-cell table:style-name="ACE-0" office:value-type="string">
            <text:p>325-M0053A-25R-2W_2-3</text:p>
          </table:table-cell>
          <table:table-cell table:style-name="ACE-1" table:formula="of:=IF([.M364]&lt;&gt;&quot;NA&quot;;-[.G364]+([.M364]-[.N364])/2-[.N364];-[.G364])" office:value-type="float" office:value="-129.875">
            <text:p>−129.88</text:p>
          </table:table-cell>
          <table:table-cell table:style-name="ACE-1" table:formula="of:=IF([.M364]&lt;&gt;&quot;NA&quot;;-[.G364]-([.M364]+[.N364])/2-[.N364]/2;-[.G364])" office:value-type="float" office:value="-129.875">
            <text:p>−129.88</text:p>
          </table:table-cell>
          <table:table-cell table:style-name="ACE-1" table:formula="of:=IF([.M364]&lt;&gt;&quot;NA&quot;;SQRT((([.M364]-[.N364])/2)^2+[.H364]^2);[.H364])" office:value-type="float" office:value="0.76000000000000001">
            <text:p>0.76</text:p>
          </table:table-cell>
          <table:table-cell table:style-name="ACE-2" table:formula="of:=IF([.M364]&lt;&gt;&quot;NA&quot;;0;-1)" office:value-type="float" office:value="-1">
            <text:p>−1</text:p>
          </table:table-cell>
          <table:table-cell table:style-name="ACE-2" table:formula="of:=IF([.S364]&gt;0;[.S364];[.U364])" office:value-type="float" office:value="23600">
            <text:p>23600</text:p>
          </table:table-cell>
          <table:table-cell table:style-name="ACE-2" table:formula="of:=IF([.T364]&gt;0;[.T364];[.V364])" office:value-type="float" office:value="300">
            <text:p>300</text:p>
          </table:table-cell>
          <table:table-cell table:number-columns-repeated="224" table:style-name="ACE-0"/>
        </table:table-row>
        <table:table-row table:style-name="AROW-1">
          <table:table-cell table:style-name="ACE-0" office:value-type="string">
            <text:p>325-M0053A-25R-CCW_2-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Batch 5</text:p>
          </table:table-cell>
          <table:table-cell table:style-name="ACE-1" office:value-type="float" office:value="129.88">
            <text:p>129.88</text:p>
          </table:table-cell>
          <table:table-cell table:style-name="ACE-0" office:value-type="float" office:value="0.76000000000000001">
            <text:p>0.76</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3224">
            <text:p>23224</text:p>
          </table:table-cell>
          <table:table-cell table:style-name="ACE-0" office:value-type="float" office:value="113">
            <text:p>113</text:p>
          </table:table-cell>
          <table:table-cell table:style-name="ACE-0" table:formula="of:=IF([.Q365]&gt;0;&quot;marine&quot;;&quot;&quot;)" office:value-type="string" office:string-value="">
            <text:p/>
          </table:table-cell>
          <table:table-cell table:style-name="ACE-0" table:formula="of:=IF([.U365]&gt;0;&quot;U-Th&quot;;&quot;&quot;)" office:value-type="string" office:string-value="U-Th">
            <text:p>U-Th</text:p>
          </table:table-cell>
          <table:table-cell table:style-name="ACE-0" office:value-type="string">
            <text:p>U-Th</text:p>
          </table:table-cell>
          <table:table-cell table:style-name="ACE-0" office:value-type="string">
            <text:p>325-M0053A-25R-CCW_2-4</text:p>
          </table:table-cell>
          <table:table-cell table:style-name="ACE-1" table:formula="of:=IF([.M365]&lt;&gt;&quot;NA&quot;;-[.G365]+([.M365]-[.N365])/2-[.N365];-[.G365])" office:value-type="float" office:value="-129.88">
            <text:p>−129.88</text:p>
          </table:table-cell>
          <table:table-cell table:style-name="ACE-1" table:formula="of:=IF([.M365]&lt;&gt;&quot;NA&quot;;-[.G365]-([.M365]+[.N365])/2-[.N365]/2;-[.G365])" office:value-type="float" office:value="-129.88">
            <text:p>−129.88</text:p>
          </table:table-cell>
          <table:table-cell table:style-name="ACE-1" table:formula="of:=IF([.M365]&lt;&gt;&quot;NA&quot;;SQRT((([.M365]-[.N365])/2)^2+[.H365]^2);[.H365])" office:value-type="float" office:value="0.76000000000000001">
            <text:p>0.76</text:p>
          </table:table-cell>
          <table:table-cell table:style-name="ACE-2" table:formula="of:=IF([.M365]&lt;&gt;&quot;NA&quot;;0;-1)" office:value-type="float" office:value="-1">
            <text:p>−1</text:p>
          </table:table-cell>
          <table:table-cell table:style-name="ACE-2" table:formula="of:=IF([.S365]&gt;0;[.S365];[.U365])" office:value-type="float" office:value="23224">
            <text:p>23224</text:p>
          </table:table-cell>
          <table:table-cell table:style-name="ACE-2" table:formula="of:=IF([.T365]&gt;0;[.T365];[.V365])" office:value-type="float" office:value="113">
            <text:p>113</text:p>
          </table:table-cell>
          <table:table-cell table:number-columns-repeated="224" table:style-name="ACE-0"/>
        </table:table-row>
        <table:table-row table:style-name="AROW-1">
          <table:table-cell table:style-name="ACE-0" office:value-type="string">
            <text:p>325-M0053A-26X-CCW_5-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9509</text:p>
          </table:table-cell>
          <table:table-cell table:style-name="ACE-1" office:value-type="float" office:value="130.76999999999998">
            <text:p>130.77</text:p>
          </table:table-cell>
          <table:table-cell table:style-name="ACE-0" office:value-type="float" office:value="0.90000000000000002">
            <text:p>0.9</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0.16954102800544774">
            <text:p>−0.17</text:p>
          </table:table-cell>
          <table:table-cell table:style-name="ACE-1" office:value-type="float" office:value="2.6998102430318434">
            <text:p>2.70</text:p>
          </table:table-cell>
          <table:table-cell table:style-name="ACE-2" office:value-type="float" office:value="24273.568213246672">
            <text:p>24274</text:p>
          </table:table-cell>
          <table:table-cell table:style-name="ACE-2" office:value-type="float" office:value="82.167153529451099">
            <text:p>82</text:p>
          </table:table-cell>
          <table:table-cell table:style-name="ACE-0" office:value-type="float" office:value="27890">
            <text:p>27890</text:p>
          </table:table-cell>
          <table:table-cell table:style-name="ACE-0" office:value-type="float" office:value="200">
            <text:p>200</text:p>
          </table:table-cell>
          <table:table-cell table:number-columns-repeated="2" table:style-name="ACE-0"/>
          <table:table-cell table:style-name="ACE-0" table:formula="of:=IF([.Q366]&gt;0;&quot;marine&quot;;&quot;&quot;)" office:value-type="string" office:string-value="marine">
            <text:p>marine</text:p>
          </table:table-cell>
          <table:table-cell table:style-name="ACE-0" table:formula="of:=IF([.U366]&gt;0;&quot;U-Th&quot;;&quot;&quot;)" office:value-type="string" office:string-value="">
            <text:p/>
          </table:table-cell>
          <table:table-cell table:style-name="ACE-0" office:value-type="string">
            <text:p>marine</text:p>
          </table:table-cell>
          <table:table-cell table:style-name="ACE-0" office:value-type="string">
            <text:p>325-M0053A-26X-CCW_5-9</text:p>
          </table:table-cell>
          <table:table-cell table:style-name="ACE-1" table:formula="of:=IF([.M366]&lt;&gt;&quot;NA&quot;;-[.G366]+([.M366]-[.N366])/2-[.N366];-[.G366])" office:value-type="float" office:value="-130.76999999999998">
            <text:p>−130.77</text:p>
          </table:table-cell>
          <table:table-cell table:style-name="ACE-1" table:formula="of:=IF([.M366]&lt;&gt;&quot;NA&quot;;-[.G366]-([.M366]+[.N366])/2-[.N366]/2;-[.G366])" office:value-type="float" office:value="-130.76999999999998">
            <text:p>−130.77</text:p>
          </table:table-cell>
          <table:table-cell table:style-name="ACE-1" table:formula="of:=IF([.M366]&lt;&gt;&quot;NA&quot;;SQRT((([.M366]-[.N366])/2)^2+[.H366]^2);[.H366])" office:value-type="float" office:value="0.90000000000000002">
            <text:p>0.90</text:p>
          </table:table-cell>
          <table:table-cell table:style-name="ACE-2" table:formula="of:=IF([.M366]&lt;&gt;&quot;NA&quot;;0;-1)" office:value-type="float" office:value="-1">
            <text:p>−1</text:p>
          </table:table-cell>
          <table:table-cell table:style-name="ACE-2" table:formula="of:=IF([.S366]&gt;0;[.S366];[.U366])" office:value-type="float" office:value="27890">
            <text:p>27890</text:p>
          </table:table-cell>
          <table:table-cell table:style-name="ACE-2" table:formula="of:=IF([.T366]&gt;0;[.T366];[.V366])" office:value-type="float" office:value="200">
            <text:p>200</text:p>
          </table:table-cell>
          <table:table-cell table:number-columns-repeated="224" table:style-name="ACE-0"/>
        </table:table-row>
        <table:table-row table:style-name="AROW-1">
          <table:table-cell table:style-name="ACE-0" office:value-type="string">
            <text:p>325-M0053A-27R-1W_24-2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Batch 5</text:p>
          </table:table-cell>
          <table:table-cell table:style-name="ACE-1" office:value-type="float" office:value="131.94999999999999">
            <text:p>131.95</text:p>
          </table:table-cell>
          <table:table-cell table:style-name="ACE-0" office:value-type="float" office:value="0.26000000000000001">
            <text:p>0.26</text:p>
          </table:table-cell>
          <table:table-cell table:style-name="ACE-0" office:value-type="string">
            <text:p>Coral</text:p>
          </table:table-cell>
          <table:table-cell table:style-name="ACE-0" office:value-type="string">
            <text:p>Porites/Montipor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7486">
            <text:p>27486</text:p>
          </table:table-cell>
          <table:table-cell table:style-name="ACE-0" office:value-type="float" office:value="167">
            <text:p>167</text:p>
          </table:table-cell>
          <table:table-cell table:style-name="ACE-0" table:formula="of:=IF([.Q367]&gt;0;&quot;marine&quot;;&quot;&quot;)" office:value-type="string" office:string-value="">
            <text:p/>
          </table:table-cell>
          <table:table-cell table:style-name="ACE-0" table:formula="of:=IF([.U367]&gt;0;&quot;U-Th&quot;;&quot;&quot;)" office:value-type="string" office:string-value="U-Th">
            <text:p>U-Th</text:p>
          </table:table-cell>
          <table:table-cell table:style-name="ACE-0" office:value-type="string">
            <text:p>U-Th</text:p>
          </table:table-cell>
          <table:table-cell table:style-name="ACE-0" office:value-type="string">
            <text:p>325-M0053A-27R-1W_24-26</text:p>
          </table:table-cell>
          <table:table-cell table:style-name="ACE-1" table:formula="of:=IF([.M367]&lt;&gt;&quot;NA&quot;;-[.G367]+([.M367]-[.N367])/2-[.N367];-[.G367])" office:value-type="float" office:value="-131.94999999999999">
            <text:p>−131.95</text:p>
          </table:table-cell>
          <table:table-cell table:style-name="ACE-1" table:formula="of:=IF([.M367]&lt;&gt;&quot;NA&quot;;-[.G367]-([.M367]+[.N367])/2-[.N367]/2;-[.G367])" office:value-type="float" office:value="-131.94999999999999">
            <text:p>−131.95</text:p>
          </table:table-cell>
          <table:table-cell table:style-name="ACE-1" table:formula="of:=IF([.M367]&lt;&gt;&quot;NA&quot;;SQRT((([.M367]-[.N367])/2)^2+[.H367]^2);[.H367])" office:value-type="float" office:value="0.26000000000000001">
            <text:p>0.26</text:p>
          </table:table-cell>
          <table:table-cell table:style-name="ACE-2" table:formula="of:=IF([.M367]&lt;&gt;&quot;NA&quot;;0;-1)" office:value-type="float" office:value="-1">
            <text:p>−1</text:p>
          </table:table-cell>
          <table:table-cell table:style-name="ACE-2" table:formula="of:=IF([.S367]&gt;0;[.S367];[.U367])" office:value-type="float" office:value="27486">
            <text:p>27486</text:p>
          </table:table-cell>
          <table:table-cell table:style-name="ACE-2" table:formula="of:=IF([.T367]&gt;0;[.T367];[.V367])" office:value-type="float" office:value="167">
            <text:p>167</text:p>
          </table:table-cell>
          <table:table-cell table:number-columns-repeated="224" table:style-name="ACE-0"/>
        </table:table-row>
        <table:table-row table:style-name="AROW-1">
          <table:table-cell table:style-name="ACE-0" office:value-type="string">
            <text:p>325-M0053A-27R-1W_34-3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Batch 5</text:p>
          </table:table-cell>
          <table:table-cell table:style-name="ACE-1" office:value-type="float" office:value="132.05000000000001">
            <text:p>132.05</text:p>
          </table:table-cell>
          <table:table-cell table:style-name="ACE-0" office:value-type="float" office:value="0.26000000000000001">
            <text:p>0.26</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32461">
            <text:p>32461</text:p>
          </table:table-cell>
          <table:table-cell table:style-name="ACE-0" office:value-type="float" office:value="145">
            <text:p>145</text:p>
          </table:table-cell>
          <table:table-cell table:style-name="ACE-0" table:formula="of:=IF([.Q368]&gt;0;&quot;marine&quot;;&quot;&quot;)" office:value-type="string" office:string-value="">
            <text:p/>
          </table:table-cell>
          <table:table-cell table:style-name="ACE-0" table:formula="of:=IF([.U368]&gt;0;&quot;U-Th&quot;;&quot;&quot;)" office:value-type="string" office:string-value="U-Th">
            <text:p>U-Th</text:p>
          </table:table-cell>
          <table:table-cell table:style-name="ACE-0" office:value-type="string">
            <text:p>U-Th</text:p>
          </table:table-cell>
          <table:table-cell table:style-name="ACE-0" office:value-type="string">
            <text:p>325-M0053A-27R-1W_34-36</text:p>
          </table:table-cell>
          <table:table-cell table:style-name="ACE-1" table:formula="of:=IF([.M368]&lt;&gt;&quot;NA&quot;;-[.G368]+([.M368]-[.N368])/2-[.N368];-[.G368])" office:value-type="float" office:value="-132.05000000000001">
            <text:p>−132.05</text:p>
          </table:table-cell>
          <table:table-cell table:style-name="ACE-1" table:formula="of:=IF([.M368]&lt;&gt;&quot;NA&quot;;-[.G368]-([.M368]+[.N368])/2-[.N368]/2;-[.G368])" office:value-type="float" office:value="-132.05000000000001">
            <text:p>−132.05</text:p>
          </table:table-cell>
          <table:table-cell table:style-name="ACE-1" table:formula="of:=IF([.M368]&lt;&gt;&quot;NA&quot;;SQRT((([.M368]-[.N368])/2)^2+[.H368]^2);[.H368])" office:value-type="float" office:value="0.26000000000000001">
            <text:p>0.26</text:p>
          </table:table-cell>
          <table:table-cell table:style-name="ACE-2" table:formula="of:=IF([.M368]&lt;&gt;&quot;NA&quot;;0;-1)" office:value-type="float" office:value="-1">
            <text:p>−1</text:p>
          </table:table-cell>
          <table:table-cell table:style-name="ACE-2" table:formula="of:=IF([.S368]&gt;0;[.S368];[.U368])" office:value-type="float" office:value="32461">
            <text:p>32461</text:p>
          </table:table-cell>
          <table:table-cell table:style-name="ACE-2" table:formula="of:=IF([.T368]&gt;0;[.T368];[.V368])" office:value-type="float" office:value="145">
            <text:p>145</text:p>
          </table:table-cell>
          <table:table-cell table:number-columns-repeated="224" table:style-name="ACE-0"/>
        </table:table-row>
        <table:table-row table:style-name="AROW-1">
          <table:table-cell table:style-name="ACE-0" office:value-type="string">
            <text:p>325-M0053A-31R-1W_10-1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Batch 5</text:p>
          </table:table-cell>
          <table:table-cell table:style-name="ACE-1" office:value-type="float" office:value="136.535">
            <text:p>136.53</text:p>
          </table:table-cell>
          <table:table-cell table:style-name="ACE-0" office:value-type="float" office:value="1.5800000000000001">
            <text:p>1.58</text:p>
          </table:table-cell>
          <table:table-cell table:style-name="ACE-0" office:value-type="string">
            <text:p>Coral</text:p>
          </table:table-cell>
          <table:table-cell table:style-name="ACE-0" office:value-type="string">
            <text:p>Cyphastrea</text:p>
          </table:table-cell>
          <table:table-cell table:style-name="ACE-0"/>
          <table:table-cell table:style-name="ACE-0" office:value-type="string">
            <text:p>ISN</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38070">
            <text:p>38070</text:p>
          </table:table-cell>
          <table:table-cell table:style-name="ACE-0" office:value-type="float" office:value="181">
            <text:p>181</text:p>
          </table:table-cell>
          <table:table-cell table:style-name="ACE-0" table:formula="of:=IF([.Q369]&gt;0;&quot;marine&quot;;&quot;&quot;)" office:value-type="string" office:string-value="">
            <text:p/>
          </table:table-cell>
          <table:table-cell table:style-name="ACE-0" table:formula="of:=IF([.U369]&gt;0;&quot;U-Th&quot;;&quot;&quot;)" office:value-type="string" office:string-value="U-Th">
            <text:p>U-Th</text:p>
          </table:table-cell>
          <table:table-cell table:style-name="ACE-0" office:value-type="string">
            <text:p>U-Th</text:p>
          </table:table-cell>
          <table:table-cell table:style-name="ACE-0" office:value-type="string">
            <text:p>325-M0053A-31R-1W_10-17</text:p>
          </table:table-cell>
          <table:table-cell table:style-name="ACE-1" table:formula="of:=IF([.M369]&lt;&gt;&quot;NA&quot;;-[.G369]+([.M369]-[.N369])/2-[.N369];-[.G369])" office:value-type="float" office:value="-136.535">
            <text:p>−136.53</text:p>
          </table:table-cell>
          <table:table-cell table:style-name="ACE-1" table:formula="of:=IF([.M369]&lt;&gt;&quot;NA&quot;;-[.G369]-([.M369]+[.N369])/2-[.N369]/2;-[.G369])" office:value-type="float" office:value="-136.535">
            <text:p>−136.53</text:p>
          </table:table-cell>
          <table:table-cell table:style-name="ACE-1" table:formula="of:=IF([.M369]&lt;&gt;&quot;NA&quot;;SQRT((([.M369]-[.N369])/2)^2+[.H369]^2);[.H369])" office:value-type="float" office:value="1.5800000000000001">
            <text:p>1.58</text:p>
          </table:table-cell>
          <table:table-cell table:style-name="ACE-2" table:formula="of:=IF([.M369]&lt;&gt;&quot;NA&quot;;0;-1)" office:value-type="float" office:value="-1">
            <text:p>−1</text:p>
          </table:table-cell>
          <table:table-cell table:style-name="ACE-2" table:formula="of:=IF([.S369]&gt;0;[.S369];[.U369])" office:value-type="float" office:value="38070">
            <text:p>38070</text:p>
          </table:table-cell>
          <table:table-cell table:style-name="ACE-2" table:formula="of:=IF([.T369]&gt;0;[.T369];[.V369])" office:value-type="float" office:value="181">
            <text:p>181</text:p>
          </table:table-cell>
          <table:table-cell table:number-columns-repeated="224" table:style-name="ACE-0"/>
        </table:table-row>
        <table:table-row table:style-name="AROW-1">
          <table:table-cell table:style-name="ACE-0" office:value-type="string">
            <text:p>325-M0054A-02R-1W_1-2</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76</text:p>
          </table:table-cell>
          <table:table-cell table:style-name="ACE-1" office:value-type="float" office:value="116.61500000000001">
            <text:p>116.62</text:p>
          </table:table-cell>
          <table:table-cell table:style-name="ACE-0" office:value-type="float" office:value="1.26">
            <text:p>1.26</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32.55442247048029">
            <text:p>−32.55</text:p>
          </table:table-cell>
          <table:table-cell table:style-name="ACE-1" office:value-type="float" office:value="2.0308283510981706">
            <text:p>2.03</text:p>
          </table:table-cell>
          <table:table-cell table:style-name="ACE-2" office:value-type="float" office:value="10874.830672269425">
            <text:p>10875</text:p>
          </table:table-cell>
          <table:table-cell table:style-name="ACE-2" office:value-type="float" office:value="64.85845122886721">
            <text:p>65</text:p>
          </table:table-cell>
          <table:table-cell table:style-name="ACE-0" office:value-type="float" office:value="12326">
            <text:p>12326</text:p>
          </table:table-cell>
          <table:table-cell table:style-name="ACE-0" office:value-type="float" office:value="241">
            <text:p>241</text:p>
          </table:table-cell>
          <table:table-cell table:number-columns-repeated="2" table:style-name="ACE-0"/>
          <table:table-cell table:style-name="ACE-0" table:formula="of:=IF([.Q370]&gt;0;&quot;marine&quot;;&quot;&quot;)" office:value-type="string" office:string-value="marine">
            <text:p>marine</text:p>
          </table:table-cell>
          <table:table-cell table:style-name="ACE-0" table:formula="of:=IF([.U370]&gt;0;&quot;U-Th&quot;;&quot;&quot;)" office:value-type="string" office:string-value="">
            <text:p/>
          </table:table-cell>
          <table:table-cell table:style-name="ACE-0" office:value-type="string">
            <text:p>marine</text:p>
          </table:table-cell>
          <table:table-cell table:style-name="ACE-0" office:value-type="string">
            <text:p>325-M0054A-02R-1W_1-2</text:p>
          </table:table-cell>
          <table:table-cell table:style-name="ACE-1" table:formula="of:=IF([.M370]&lt;&gt;&quot;NA&quot;;-[.G370]+([.M370]-[.N370])/2-[.N370];-[.G370])" office:value-type="float" office:value="-95.615000000000009">
            <text:p>−95.62</text:p>
          </table:table-cell>
          <table:table-cell table:style-name="ACE-1" table:formula="of:=IF([.M370]&lt;&gt;&quot;NA&quot;;-[.G370]-([.M370]+[.N370])/2-[.N370]/2;-[.G370])" office:value-type="float" office:value="-187.61500000000001">
            <text:p>−187.62</text:p>
          </table:table-cell>
          <table:table-cell table:style-name="ACE-1" table:formula="of:=IF([.M370]&lt;&gt;&quot;NA&quot;;SQRT((([.M370]-[.N370])/2)^2+[.H370]^2);[.H370])" office:value-type="float" office:value="41.019356406457675">
            <text:p>41.02</text:p>
          </table:table-cell>
          <table:table-cell table:style-name="ACE-2" table:formula="of:=IF([.M370]&lt;&gt;&quot;NA&quot;;0;-1)" office:value-type="float" office:value="0">
            <text:p>0</text:p>
          </table:table-cell>
          <table:table-cell table:style-name="ACE-2" table:formula="of:=IF([.S370]&gt;0;[.S370];[.U370])" office:value-type="float" office:value="12326">
            <text:p>12326</text:p>
          </table:table-cell>
          <table:table-cell table:style-name="ACE-2" table:formula="of:=IF([.T370]&gt;0;[.T370];[.V370])" office:value-type="float" office:value="241">
            <text:p>241</text:p>
          </table:table-cell>
          <table:table-cell table:number-columns-repeated="224" table:style-name="ACE-0"/>
        </table:table-row>
        <table:table-row table:style-name="AROW-1">
          <table:table-cell table:style-name="ACE-0" office:value-type="string">
            <text:p>325-M0054A-02R-1W_17-21</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17</text:p>
          </table:table-cell>
          <table:table-cell table:style-name="ACE-1" office:value-type="float" office:value="116.79000000000001">
            <text:p>116.79</text:p>
          </table:table-cell>
          <table:table-cell table:style-name="ACE-0" office:value-type="float" office:value="1.26">
            <text:p>1.26</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6.8994999999999997">
            <text:p>−6.90</text:p>
          </table:table-cell>
          <table:table-cell table:style-name="ACE-1" office:value-type="float" office:value="0.58999999999999997">
            <text:p>0.59</text:p>
          </table:table-cell>
          <table:table-cell table:style-name="ACE-2" office:value-type="float" office:value="13690">
            <text:p>13690</text:p>
          </table:table-cell>
          <table:table-cell table:style-name="ACE-2" office:value-type="float" office:value="45">
            <text:p>45</text:p>
          </table:table-cell>
          <table:table-cell table:style-name="ACE-0" office:value-type="float" office:value="15962">
            <text:p>15962</text:p>
          </table:table-cell>
          <table:table-cell table:style-name="ACE-0" office:value-type="float" office:value="190">
            <text:p>190</text:p>
          </table:table-cell>
          <table:table-cell table:number-columns-repeated="2" table:style-name="ACE-0"/>
          <table:table-cell table:style-name="ACE-0" table:formula="of:=IF([.Q371]&gt;0;&quot;marine&quot;;&quot;&quot;)" office:value-type="string" office:string-value="marine">
            <text:p>marine</text:p>
          </table:table-cell>
          <table:table-cell table:style-name="ACE-0" table:formula="of:=IF([.U371]&gt;0;&quot;U-Th&quot;;&quot;&quot;)" office:value-type="string" office:string-value="">
            <text:p/>
          </table:table-cell>
          <table:table-cell table:style-name="ACE-0" office:value-type="string">
            <text:p>marine</text:p>
          </table:table-cell>
          <table:table-cell table:style-name="ACE-0" office:value-type="string">
            <text:p>325-M0054A-02R-1W_17-21</text:p>
          </table:table-cell>
          <table:table-cell table:style-name="ACE-1" table:formula="of:=IF([.M371]&lt;&gt;&quot;NA&quot;;-[.G371]+([.M371]-[.N371])/2-[.N371];-[.G371])" office:value-type="float" office:value="-95.790000000000006">
            <text:p>−95.79</text:p>
          </table:table-cell>
          <table:table-cell table:style-name="ACE-1" table:formula="of:=IF([.M371]&lt;&gt;&quot;NA&quot;;-[.G371]-([.M371]+[.N371])/2-[.N371]/2;-[.G371])" office:value-type="float" office:value="-187.79000000000002">
            <text:p>−187.79</text:p>
          </table:table-cell>
          <table:table-cell table:style-name="ACE-1" table:formula="of:=IF([.M371]&lt;&gt;&quot;NA&quot;;SQRT((([.M371]-[.N371])/2)^2+[.H371]^2);[.H371])" office:value-type="float" office:value="41.019356406457675">
            <text:p>41.02</text:p>
          </table:table-cell>
          <table:table-cell table:style-name="ACE-2" table:formula="of:=IF([.M371]&lt;&gt;&quot;NA&quot;;0;-1)" office:value-type="float" office:value="0">
            <text:p>0</text:p>
          </table:table-cell>
          <table:table-cell table:style-name="ACE-2" table:formula="of:=IF([.S371]&gt;0;[.S371];[.U371])" office:value-type="float" office:value="15962">
            <text:p>15962</text:p>
          </table:table-cell>
          <table:table-cell table:style-name="ACE-2" table:formula="of:=IF([.T371]&gt;0;[.T371];[.V371])" office:value-type="float" office:value="190">
            <text:p>190</text:p>
          </table:table-cell>
          <table:table-cell table:number-columns-repeated="224" table:style-name="ACE-0"/>
        </table:table-row>
        <table:table-row table:style-name="AROW-1">
          <table:table-cell table:style-name="ACE-0" office:value-type="string">
            <text:p>325-M0054A-02R-1W_17-21B</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4330</text:p>
          </table:table-cell>
          <table:table-cell table:style-name="ACE-1" office:value-type="float" office:value="116.78">
            <text:p>116.78</text:p>
          </table:table-cell>
          <table:table-cell table:style-name="ACE-0" office:value-type="float" office:value="1.26">
            <text:p>1.26</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77064267417360877">
            <text:p>0.77</text:p>
          </table:table-cell>
          <table:table-cell table:style-name="ACE-1" office:value-type="float" office:value="2.6685520554910402">
            <text:p>2.67</text:p>
          </table:table-cell>
          <table:table-cell table:style-name="ACE-2" office:value-type="float" office:value="13809.211969849934">
            <text:p>13809</text:p>
          </table:table-cell>
          <table:table-cell table:style-name="ACE-2" office:value-type="float" office:value="50.744973997346001">
            <text:p>51</text:p>
          </table:table-cell>
          <table:table-cell table:style-name="ACE-0" office:value-type="float" office:value="16104">
            <text:p>16104</text:p>
          </table:table-cell>
          <table:table-cell table:style-name="ACE-0" office:value-type="float" office:value="191">
            <text:p>191</text:p>
          </table:table-cell>
          <table:table-cell table:number-columns-repeated="2" table:style-name="ACE-0"/>
          <table:table-cell table:style-name="ACE-0" table:formula="of:=IF([.Q372]&gt;0;&quot;marine&quot;;&quot;&quot;)" office:value-type="string" office:string-value="marine">
            <text:p>marine</text:p>
          </table:table-cell>
          <table:table-cell table:style-name="ACE-0" table:formula="of:=IF([.U372]&gt;0;&quot;U-Th&quot;;&quot;&quot;)" office:value-type="string" office:string-value="">
            <text:p/>
          </table:table-cell>
          <table:table-cell table:style-name="ACE-0" office:value-type="string">
            <text:p>marine</text:p>
          </table:table-cell>
          <table:table-cell table:style-name="ACE-0" office:value-type="string">
            <text:p>325-M0054A-02R-1W_17-21B</text:p>
          </table:table-cell>
          <table:table-cell table:style-name="ACE-1" table:formula="of:=IF([.M372]&lt;&gt;&quot;NA&quot;;-[.G372]+([.M372]-[.N372])/2-[.N372];-[.G372])" office:value-type="float" office:value="-95.780000000000001">
            <text:p>−95.78</text:p>
          </table:table-cell>
          <table:table-cell table:style-name="ACE-1" table:formula="of:=IF([.M372]&lt;&gt;&quot;NA&quot;;-[.G372]-([.M372]+[.N372])/2-[.N372]/2;-[.G372])" office:value-type="float" office:value="-187.78">
            <text:p>−187.78</text:p>
          </table:table-cell>
          <table:table-cell table:style-name="ACE-1" table:formula="of:=IF([.M372]&lt;&gt;&quot;NA&quot;;SQRT((([.M372]-[.N372])/2)^2+[.H372]^2);[.H372])" office:value-type="float" office:value="41.019356406457675">
            <text:p>41.02</text:p>
          </table:table-cell>
          <table:table-cell table:style-name="ACE-2" table:formula="of:=IF([.M372]&lt;&gt;&quot;NA&quot;;0;-1)" office:value-type="float" office:value="0">
            <text:p>0</text:p>
          </table:table-cell>
          <table:table-cell table:style-name="ACE-2" table:formula="of:=IF([.S372]&gt;0;[.S372];[.U372])" office:value-type="float" office:value="16104">
            <text:p>16104</text:p>
          </table:table-cell>
          <table:table-cell table:style-name="ACE-2" table:formula="of:=IF([.T372]&gt;0;[.T372];[.V372])" office:value-type="float" office:value="191">
            <text:p>191</text:p>
          </table:table-cell>
          <table:table-cell table:number-columns-repeated="224" table:style-name="ACE-0"/>
        </table:table-row>
        <table:table-row table:style-name="AROW-1">
          <table:table-cell table:style-name="ACE-0" office:value-type="string">
            <text:p>325-M0054A-02R-1W_26-3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6</text:p>
          </table:table-cell>
          <table:table-cell table:style-name="ACE-1" office:value-type="float" office:value="116.88">
            <text:p>116.88</text:p>
          </table:table-cell>
          <table:table-cell table:style-name="ACE-0" office:value-type="float" office:value="1.26">
            <text:p>1.2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2593999999999999">
            <text:p>2.26</text:p>
          </table:table-cell>
          <table:table-cell table:style-name="ACE-1" office:value-type="float" office:value="0.49099999999999999">
            <text:p>0.49</text:p>
          </table:table-cell>
          <table:table-cell table:style-name="ACE-2" office:value-type="float" office:value="14110">
            <text:p>14110</text:p>
          </table:table-cell>
          <table:table-cell table:style-name="ACE-2" office:value-type="float" office:value="50">
            <text:p>50</text:p>
          </table:table-cell>
          <table:table-cell table:style-name="ACE-0" office:value-type="float" office:value="16550">
            <text:p>16550</text:p>
          </table:table-cell>
          <table:table-cell table:style-name="ACE-0" office:value-type="float" office:value="246">
            <text:p>246</text:p>
          </table:table-cell>
          <table:table-cell table:number-columns-repeated="2" table:style-name="ACE-0"/>
          <table:table-cell table:style-name="ACE-0" table:formula="of:=IF([.Q373]&gt;0;&quot;marine&quot;;&quot;&quot;)" office:value-type="string" office:string-value="marine">
            <text:p>marine</text:p>
          </table:table-cell>
          <table:table-cell table:style-name="ACE-0" table:formula="of:=IF([.U373]&gt;0;&quot;U-Th&quot;;&quot;&quot;)" office:value-type="string" office:string-value="">
            <text:p/>
          </table:table-cell>
          <table:table-cell table:style-name="ACE-0" office:value-type="string">
            <text:p>marine</text:p>
          </table:table-cell>
          <table:table-cell table:style-name="ACE-0" office:value-type="string">
            <text:p>325-M0054A-02R-1W_26-30</text:p>
          </table:table-cell>
          <table:table-cell table:style-name="ACE-1" table:formula="of:=IF([.M373]&lt;&gt;&quot;NA&quot;;-[.G373]+([.M373]-[.N373])/2-[.N373];-[.G373])" office:value-type="float" office:value="-111.88">
            <text:p>−111.88</text:p>
          </table:table-cell>
          <table:table-cell table:style-name="ACE-1" table:formula="of:=IF([.M373]&lt;&gt;&quot;NA&quot;;-[.G373]-([.M373]+[.N373])/2-[.N373]/2;-[.G373])" office:value-type="float" office:value="-121.88">
            <text:p>−121.88</text:p>
          </table:table-cell>
          <table:table-cell table:style-name="ACE-1" table:formula="of:=IF([.M373]&lt;&gt;&quot;NA&quot;;SQRT((([.M373]-[.N373])/2)^2+[.H373]^2);[.H373])" office:value-type="float" office:value="5.1563165147225014">
            <text:p>5.16</text:p>
          </table:table-cell>
          <table:table-cell table:style-name="ACE-2" table:formula="of:=IF([.M373]&lt;&gt;&quot;NA&quot;;0;-1)" office:value-type="float" office:value="0">
            <text:p>0</text:p>
          </table:table-cell>
          <table:table-cell table:style-name="ACE-2" table:formula="of:=IF([.S373]&gt;0;[.S373];[.U373])" office:value-type="float" office:value="16550">
            <text:p>16550</text:p>
          </table:table-cell>
          <table:table-cell table:style-name="ACE-2" table:formula="of:=IF([.T373]&gt;0;[.T373];[.V373])" office:value-type="float" office:value="246">
            <text:p>246</text:p>
          </table:table-cell>
          <table:table-cell table:number-columns-repeated="224" table:style-name="ACE-0"/>
        </table:table-row>
        <table:table-row table:style-name="AROW-1">
          <table:table-cell table:style-name="ACE-0" office:value-type="string">
            <text:p>325-M0054A-03R-1W_114-11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21</text:p>
          </table:table-cell>
          <table:table-cell table:style-name="ACE-1" office:value-type="float" office:value="119.46000000000001">
            <text:p>119.46</text:p>
          </table:table-cell>
          <table:table-cell table:style-name="ACE-0" office:value-type="float" office:value="0.29999999999999999">
            <text:p>0.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482">
            <text:p>1.48</text:p>
          </table:table-cell>
          <table:table-cell table:style-name="ACE-1" office:value-type="float" office:value="0.55600000000000005">
            <text:p>0.56</text:p>
          </table:table-cell>
          <table:table-cell table:style-name="ACE-2" office:value-type="float" office:value="15240">
            <text:p>15240</text:p>
          </table:table-cell>
          <table:table-cell table:style-name="ACE-2" office:value-type="float" office:value="50">
            <text:p>50</text:p>
          </table:table-cell>
          <table:table-cell table:style-name="ACE-0" office:value-type="float" office:value="18037">
            <text:p>18037</text:p>
          </table:table-cell>
          <table:table-cell table:style-name="ACE-0" office:value-type="float" office:value="176">
            <text:p>176</text:p>
          </table:table-cell>
          <table:table-cell table:number-columns-repeated="2" table:style-name="ACE-0"/>
          <table:table-cell table:style-name="ACE-0" table:formula="of:=IF([.Q374]&gt;0;&quot;marine&quot;;&quot;&quot;)" office:value-type="string" office:string-value="marine">
            <text:p>marine</text:p>
          </table:table-cell>
          <table:table-cell table:style-name="ACE-0" table:formula="of:=IF([.U374]&gt;0;&quot;U-Th&quot;;&quot;&quot;)" office:value-type="string" office:string-value="">
            <text:p/>
          </table:table-cell>
          <table:table-cell table:style-name="ACE-0" office:value-type="string">
            <text:p>marine</text:p>
          </table:table-cell>
          <table:table-cell table:style-name="ACE-0" office:value-type="string">
            <text:p>325-M0054A-03R-1W_114-118</text:p>
          </table:table-cell>
          <table:table-cell table:style-name="ACE-1" table:formula="of:=IF([.M374]&lt;&gt;&quot;NA&quot;;-[.G374]+([.M374]-[.N374])/2-[.N374];-[.G374])" office:value-type="float" office:value="-114.46000000000001">
            <text:p>−114.46</text:p>
          </table:table-cell>
          <table:table-cell table:style-name="ACE-1" table:formula="of:=IF([.M374]&lt;&gt;&quot;NA&quot;;-[.G374]-([.M374]+[.N374])/2-[.N374]/2;-[.G374])" office:value-type="float" office:value="-124.46000000000001">
            <text:p>−124.46</text:p>
          </table:table-cell>
          <table:table-cell table:style-name="ACE-1" table:formula="of:=IF([.M374]&lt;&gt;&quot;NA&quot;;SQRT((([.M374]-[.N374])/2)^2+[.H374]^2);[.H374])" office:value-type="float" office:value="5.008991914547277">
            <text:p>5.01</text:p>
          </table:table-cell>
          <table:table-cell table:style-name="ACE-2" table:formula="of:=IF([.M374]&lt;&gt;&quot;NA&quot;;0;-1)" office:value-type="float" office:value="0">
            <text:p>0</text:p>
          </table:table-cell>
          <table:table-cell table:style-name="ACE-2" table:formula="of:=IF([.S374]&gt;0;[.S374];[.U374])" office:value-type="float" office:value="18037">
            <text:p>18037</text:p>
          </table:table-cell>
          <table:table-cell table:style-name="ACE-2" table:formula="of:=IF([.T374]&gt;0;[.T374];[.V374])" office:value-type="float" office:value="176">
            <text:p>176</text:p>
          </table:table-cell>
          <table:table-cell table:number-columns-repeated="224" table:style-name="ACE-0"/>
        </table:table-row>
        <table:table-row table:style-name="AROW-1">
          <table:table-cell table:style-name="ACE-0" office:value-type="string">
            <text:p>325-M0054A-03R-1W_22-25</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7</text:p>
          </table:table-cell>
          <table:table-cell table:style-name="ACE-1" office:value-type="float" office:value="118.535">
            <text:p>118.53</text:p>
          </table:table-cell>
          <table:table-cell table:style-name="ACE-0" office:value-type="float" office:value="0.29999999999999999">
            <text:p>0.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55159999999999998">
            <text:p>0.55</text:p>
          </table:table-cell>
          <table:table-cell table:style-name="ACE-1" office:value-type="float" office:value="0.66600000000000004">
            <text:p>0.67</text:p>
          </table:table-cell>
          <table:table-cell table:style-name="ACE-2" office:value-type="float" office:value="14750">
            <text:p>14750</text:p>
          </table:table-cell>
          <table:table-cell table:style-name="ACE-2" office:value-type="float" office:value="50">
            <text:p>50</text:p>
          </table:table-cell>
          <table:table-cell table:style-name="ACE-0" office:value-type="float" office:value="17451">
            <text:p>17451</text:p>
          </table:table-cell>
          <table:table-cell table:style-name="ACE-0" office:value-type="float" office:value="195">
            <text:p>195</text:p>
          </table:table-cell>
          <table:table-cell table:number-columns-repeated="2" table:style-name="ACE-0"/>
          <table:table-cell table:style-name="ACE-0" table:formula="of:=IF([.Q375]&gt;0;&quot;marine&quot;;&quot;&quot;)" office:value-type="string" office:string-value="marine">
            <text:p>marine</text:p>
          </table:table-cell>
          <table:table-cell table:style-name="ACE-0" table:formula="of:=IF([.U375]&gt;0;&quot;U-Th&quot;;&quot;&quot;)" office:value-type="string" office:string-value="">
            <text:p/>
          </table:table-cell>
          <table:table-cell table:style-name="ACE-0" office:value-type="string">
            <text:p>marine</text:p>
          </table:table-cell>
          <table:table-cell table:style-name="ACE-0" office:value-type="string">
            <text:p>325-M0054A-03R-1W_22-25</text:p>
          </table:table-cell>
          <table:table-cell table:style-name="ACE-1" table:formula="of:=IF([.M375]&lt;&gt;&quot;NA&quot;;-[.G375]+([.M375]-[.N375])/2-[.N375];-[.G375])" office:value-type="float" office:value="-113.535">
            <text:p>−113.53</text:p>
          </table:table-cell>
          <table:table-cell table:style-name="ACE-1" table:formula="of:=IF([.M375]&lt;&gt;&quot;NA&quot;;-[.G375]-([.M375]+[.N375])/2-[.N375]/2;-[.G375])" office:value-type="float" office:value="-123.535">
            <text:p>−123.53</text:p>
          </table:table-cell>
          <table:table-cell table:style-name="ACE-1" table:formula="of:=IF([.M375]&lt;&gt;&quot;NA&quot;;SQRT((([.M375]-[.N375])/2)^2+[.H375]^2);[.H375])" office:value-type="float" office:value="5.008991914547277">
            <text:p>5.01</text:p>
          </table:table-cell>
          <table:table-cell table:style-name="ACE-2" table:formula="of:=IF([.M375]&lt;&gt;&quot;NA&quot;;0;-1)" office:value-type="float" office:value="0">
            <text:p>0</text:p>
          </table:table-cell>
          <table:table-cell table:style-name="ACE-2" table:formula="of:=IF([.S375]&gt;0;[.S375];[.U375])" office:value-type="float" office:value="17451">
            <text:p>17451</text:p>
          </table:table-cell>
          <table:table-cell table:style-name="ACE-2" table:formula="of:=IF([.T375]&gt;0;[.T375];[.V375])" office:value-type="float" office:value="195">
            <text:p>195</text:p>
          </table:table-cell>
          <table:table-cell table:number-columns-repeated="224" table:style-name="ACE-0"/>
        </table:table-row>
        <table:table-row table:style-name="AROW-1">
          <table:table-cell table:style-name="ACE-0" office:value-type="string">
            <text:p>325-M0054A-03R-1W_31-40</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8</text:p>
          </table:table-cell>
          <table:table-cell table:style-name="ACE-1" office:value-type="float" office:value="118.655">
            <text:p>118.66</text:p>
          </table:table-cell>
          <table:table-cell table:style-name="ACE-0" office:value-type="float" office:value="0.29999999999999999">
            <text:p>0.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5206">
            <text:p>1.52</text:p>
          </table:table-cell>
          <table:table-cell table:style-name="ACE-1" office:value-type="float" office:value="0.70699999999999996">
            <text:p>0.71</text:p>
          </table:table-cell>
          <table:table-cell table:style-name="ACE-2" office:value-type="float" office:value="14950">
            <text:p>14950</text:p>
          </table:table-cell>
          <table:table-cell table:style-name="ACE-2" office:value-type="float" office:value="50">
            <text:p>50</text:p>
          </table:table-cell>
          <table:table-cell table:style-name="ACE-0" office:value-type="float" office:value="17718">
            <text:p>17718</text:p>
          </table:table-cell>
          <table:table-cell table:style-name="ACE-0" office:value-type="float" office:value="186">
            <text:p>186</text:p>
          </table:table-cell>
          <table:table-cell table:number-columns-repeated="2" table:style-name="ACE-0"/>
          <table:table-cell table:style-name="ACE-0" table:formula="of:=IF([.Q376]&gt;0;&quot;marine&quot;;&quot;&quot;)" office:value-type="string" office:string-value="marine">
            <text:p>marine</text:p>
          </table:table-cell>
          <table:table-cell table:style-name="ACE-0" table:formula="of:=IF([.U376]&gt;0;&quot;U-Th&quot;;&quot;&quot;)" office:value-type="string" office:string-value="">
            <text:p/>
          </table:table-cell>
          <table:table-cell table:style-name="ACE-0" office:value-type="string">
            <text:p>marine</text:p>
          </table:table-cell>
          <table:table-cell table:style-name="ACE-0" office:value-type="string">
            <text:p>325-M0054A-03R-1W_31-40</text:p>
          </table:table-cell>
          <table:table-cell table:style-name="ACE-1" table:formula="of:=IF([.M376]&lt;&gt;&quot;NA&quot;;-[.G376]+([.M376]-[.N376])/2-[.N376];-[.G376])" office:value-type="float" office:value="-113.655">
            <text:p>−113.66</text:p>
          </table:table-cell>
          <table:table-cell table:style-name="ACE-1" table:formula="of:=IF([.M376]&lt;&gt;&quot;NA&quot;;-[.G376]-([.M376]+[.N376])/2-[.N376]/2;-[.G376])" office:value-type="float" office:value="-123.655">
            <text:p>−123.66</text:p>
          </table:table-cell>
          <table:table-cell table:style-name="ACE-1" table:formula="of:=IF([.M376]&lt;&gt;&quot;NA&quot;;SQRT((([.M376]-[.N376])/2)^2+[.H376]^2);[.H376])" office:value-type="float" office:value="5.008991914547277">
            <text:p>5.01</text:p>
          </table:table-cell>
          <table:table-cell table:style-name="ACE-2" table:formula="of:=IF([.M376]&lt;&gt;&quot;NA&quot;;0;-1)" office:value-type="float" office:value="0">
            <text:p>0</text:p>
          </table:table-cell>
          <table:table-cell table:style-name="ACE-2" table:formula="of:=IF([.S376]&gt;0;[.S376];[.U376])" office:value-type="float" office:value="17718">
            <text:p>17718</text:p>
          </table:table-cell>
          <table:table-cell table:style-name="ACE-2" table:formula="of:=IF([.T376]&gt;0;[.T376];[.V376])" office:value-type="float" office:value="186">
            <text:p>186</text:p>
          </table:table-cell>
          <table:table-cell table:number-columns-repeated="224" table:style-name="ACE-0"/>
        </table:table-row>
        <table:table-row table:style-name="AROW-1">
          <table:table-cell table:style-name="ACE-0" office:value-type="string">
            <text:p>325-M0054A-03R-1W_56-60</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YAUT-009020</text:p>
          </table:table-cell>
          <table:table-cell table:style-name="ACE-1" office:value-type="float" office:value="118.88000000000001">
            <text:p>118.88</text:p>
          </table:table-cell>
          <table:table-cell table:style-name="ACE-0" office:value-type="float" office:value="0.29999999999999999">
            <text:p>0.3</text:p>
          </table:table-cell>
          <table:table-cell table:style-name="ACE-0" office:value-type="string">
            <text:p>Coral</text:p>
          </table:table-cell>
          <table:table-cell table:style-name="ACE-0" office:value-type="string">
            <text:p>Seriat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3393919464240769">
            <text:p>−3.34</text:p>
          </table:table-cell>
          <table:table-cell table:style-name="ACE-1" office:value-type="float" office:value="3.223149234870391">
            <text:p>3.22</text:p>
          </table:table-cell>
          <table:table-cell table:style-name="ACE-2" office:value-type="float" office:value="14870.54237320784">
            <text:p>14871</text:p>
          </table:table-cell>
          <table:table-cell table:style-name="ACE-2" office:value-type="float" office:value="57.311260512499871">
            <text:p>57</text:p>
          </table:table-cell>
          <table:table-cell table:style-name="ACE-0" office:value-type="float" office:value="17645">
            <text:p>17645</text:p>
          </table:table-cell>
          <table:table-cell table:style-name="ACE-0" office:value-type="float" office:value="215">
            <text:p>215</text:p>
          </table:table-cell>
          <table:table-cell table:number-columns-repeated="2" table:style-name="ACE-0"/>
          <table:table-cell table:style-name="ACE-0" table:formula="of:=IF([.Q377]&gt;0;&quot;marine&quot;;&quot;&quot;)" office:value-type="string" office:string-value="marine">
            <text:p>marine</text:p>
          </table:table-cell>
          <table:table-cell table:style-name="ACE-0" table:formula="of:=IF([.U377]&gt;0;&quot;U-Th&quot;;&quot;&quot;)" office:value-type="string" office:string-value="">
            <text:p/>
          </table:table-cell>
          <table:table-cell table:style-name="ACE-0" office:value-type="string">
            <text:p>marine</text:p>
          </table:table-cell>
          <table:table-cell table:style-name="ACE-0" office:value-type="string">
            <text:p>325-M0054A-03R-1W_56-60</text:p>
          </table:table-cell>
          <table:table-cell table:style-name="ACE-1" table:formula="of:=IF([.M377]&lt;&gt;&quot;NA&quot;;-[.G377]+([.M377]-[.N377])/2-[.N377];-[.G377])" office:value-type="float" office:value="-113.88000000000001">
            <text:p>−113.88</text:p>
          </table:table-cell>
          <table:table-cell table:style-name="ACE-1" table:formula="of:=IF([.M377]&lt;&gt;&quot;NA&quot;;-[.G377]-([.M377]+[.N377])/2-[.N377]/2;-[.G377])" office:value-type="float" office:value="-123.88000000000001">
            <text:p>−123.88</text:p>
          </table:table-cell>
          <table:table-cell table:style-name="ACE-1" table:formula="of:=IF([.M377]&lt;&gt;&quot;NA&quot;;SQRT((([.M377]-[.N377])/2)^2+[.H377]^2);[.H377])" office:value-type="float" office:value="5.008991914547277">
            <text:p>5.01</text:p>
          </table:table-cell>
          <table:table-cell table:style-name="ACE-2" table:formula="of:=IF([.M377]&lt;&gt;&quot;NA&quot;;0;-1)" office:value-type="float" office:value="0">
            <text:p>0</text:p>
          </table:table-cell>
          <table:table-cell table:style-name="ACE-2" table:formula="of:=IF([.S377]&gt;0;[.S377];[.U377])" office:value-type="float" office:value="17645">
            <text:p>17645</text:p>
          </table:table-cell>
          <table:table-cell table:style-name="ACE-2" table:formula="of:=IF([.T377]&gt;0;[.T377];[.V377])" office:value-type="float" office:value="215">
            <text:p>215</text:p>
          </table:table-cell>
          <table:table-cell table:number-columns-repeated="224" table:style-name="ACE-0"/>
        </table:table-row>
        <table:table-row table:style-name="AROW-1">
          <table:table-cell table:style-name="ACE-0" office:value-type="string">
            <text:p>325-M0054A-03R-1W_70-7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19</text:p>
          </table:table-cell>
          <table:table-cell table:style-name="ACE-1" office:value-type="float" office:value="119.04000000000001">
            <text:p>119.04</text:p>
          </table:table-cell>
          <table:table-cell table:style-name="ACE-0" office:value-type="float" office:value="0.29999999999999999">
            <text:p>0.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7646999999999999">
            <text:p>−1.76</text:p>
          </table:table-cell>
          <table:table-cell table:style-name="ACE-1" office:value-type="float" office:value="0.52700000000000002">
            <text:p>0.53</text:p>
          </table:table-cell>
          <table:table-cell table:style-name="ACE-2" office:value-type="float" office:value="15015">
            <text:p>15015</text:p>
          </table:table-cell>
          <table:table-cell table:style-name="ACE-2" office:value-type="float" office:value="50">
            <text:p>50</text:p>
          </table:table-cell>
          <table:table-cell table:style-name="ACE-0" office:value-type="float" office:value="17776">
            <text:p>17776</text:p>
          </table:table-cell>
          <table:table-cell table:style-name="ACE-0" office:value-type="float" office:value="177">
            <text:p>177</text:p>
          </table:table-cell>
          <table:table-cell table:number-columns-repeated="2" table:style-name="ACE-0"/>
          <table:table-cell table:style-name="ACE-0" table:formula="of:=IF([.Q378]&gt;0;&quot;marine&quot;;&quot;&quot;)" office:value-type="string" office:string-value="marine">
            <text:p>marine</text:p>
          </table:table-cell>
          <table:table-cell table:style-name="ACE-0" table:formula="of:=IF([.U378]&gt;0;&quot;U-Th&quot;;&quot;&quot;)" office:value-type="string" office:string-value="">
            <text:p/>
          </table:table-cell>
          <table:table-cell table:style-name="ACE-0" office:value-type="string">
            <text:p>marine</text:p>
          </table:table-cell>
          <table:table-cell table:style-name="ACE-0" office:value-type="string">
            <text:p>325-M0054A-03R-1W_70-78</text:p>
          </table:table-cell>
          <table:table-cell table:style-name="ACE-1" table:formula="of:=IF([.M378]&lt;&gt;&quot;NA&quot;;-[.G378]+([.M378]-[.N378])/2-[.N378];-[.G378])" office:value-type="float" office:value="-114.04000000000001">
            <text:p>−114.04</text:p>
          </table:table-cell>
          <table:table-cell table:style-name="ACE-1" table:formula="of:=IF([.M378]&lt;&gt;&quot;NA&quot;;-[.G378]-([.M378]+[.N378])/2-[.N378]/2;-[.G378])" office:value-type="float" office:value="-124.04000000000001">
            <text:p>−124.04</text:p>
          </table:table-cell>
          <table:table-cell table:style-name="ACE-1" table:formula="of:=IF([.M378]&lt;&gt;&quot;NA&quot;;SQRT((([.M378]-[.N378])/2)^2+[.H378]^2);[.H378])" office:value-type="float" office:value="5.008991914547277">
            <text:p>5.01</text:p>
          </table:table-cell>
          <table:table-cell table:style-name="ACE-2" table:formula="of:=IF([.M378]&lt;&gt;&quot;NA&quot;;0;-1)" office:value-type="float" office:value="0">
            <text:p>0</text:p>
          </table:table-cell>
          <table:table-cell table:style-name="ACE-2" table:formula="of:=IF([.S378]&gt;0;[.S378];[.U378])" office:value-type="float" office:value="17776">
            <text:p>17776</text:p>
          </table:table-cell>
          <table:table-cell table:style-name="ACE-2" table:formula="of:=IF([.T378]&gt;0;[.T378];[.V378])" office:value-type="float" office:value="177">
            <text:p>177</text:p>
          </table:table-cell>
          <table:table-cell table:number-columns-repeated="224" table:style-name="ACE-0"/>
        </table:table-row>
        <table:table-row table:style-name="AROW-1">
          <table:table-cell table:style-name="ACE-0" office:value-type="string">
            <text:p>325-M0054A-03R-1W_79-8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20</text:p>
          </table:table-cell>
          <table:table-cell table:style-name="ACE-1" office:value-type="float" office:value="119.11500000000001">
            <text:p>119.12</text:p>
          </table:table-cell>
          <table:table-cell table:style-name="ACE-0" office:value-type="float" office:value="0.29999999999999999">
            <text:p>0.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65580000000000005">
            <text:p>−0.66</text:p>
          </table:table-cell>
          <table:table-cell table:style-name="ACE-1" office:value-type="float" office:value="0.499">
            <text:p>0.50</text:p>
          </table:table-cell>
          <table:table-cell table:style-name="ACE-2" office:value-type="float" office:value="15070">
            <text:p>15070</text:p>
          </table:table-cell>
          <table:table-cell table:style-name="ACE-2" office:value-type="float" office:value="50">
            <text:p>50</text:p>
          </table:table-cell>
          <table:table-cell table:style-name="ACE-0" office:value-type="float" office:value="17829">
            <text:p>17829</text:p>
          </table:table-cell>
          <table:table-cell table:style-name="ACE-0" office:value-type="float" office:value="174">
            <text:p>174</text:p>
          </table:table-cell>
          <table:table-cell table:number-columns-repeated="2" table:style-name="ACE-0"/>
          <table:table-cell table:style-name="ACE-0" table:formula="of:=IF([.Q379]&gt;0;&quot;marine&quot;;&quot;&quot;)" office:value-type="string" office:string-value="marine">
            <text:p>marine</text:p>
          </table:table-cell>
          <table:table-cell table:style-name="ACE-0" table:formula="of:=IF([.U379]&gt;0;&quot;U-Th&quot;;&quot;&quot;)" office:value-type="string" office:string-value="">
            <text:p/>
          </table:table-cell>
          <table:table-cell table:style-name="ACE-0" office:value-type="string">
            <text:p>marine</text:p>
          </table:table-cell>
          <table:table-cell table:style-name="ACE-0" office:value-type="string">
            <text:p>325-M0054A-03R-1W_79-84</text:p>
          </table:table-cell>
          <table:table-cell table:style-name="ACE-1" table:formula="of:=IF([.M379]&lt;&gt;&quot;NA&quot;;-[.G379]+([.M379]-[.N379])/2-[.N379];-[.G379])" office:value-type="float" office:value="-114.11500000000001">
            <text:p>−114.12</text:p>
          </table:table-cell>
          <table:table-cell table:style-name="ACE-1" table:formula="of:=IF([.M379]&lt;&gt;&quot;NA&quot;;-[.G379]-([.M379]+[.N379])/2-[.N379]/2;-[.G379])" office:value-type="float" office:value="-124.11500000000001">
            <text:p>−124.12</text:p>
          </table:table-cell>
          <table:table-cell table:style-name="ACE-1" table:formula="of:=IF([.M379]&lt;&gt;&quot;NA&quot;;SQRT((([.M379]-[.N379])/2)^2+[.H379]^2);[.H379])" office:value-type="float" office:value="5.008991914547277">
            <text:p>5.01</text:p>
          </table:table-cell>
          <table:table-cell table:style-name="ACE-2" table:formula="of:=IF([.M379]&lt;&gt;&quot;NA&quot;;0;-1)" office:value-type="float" office:value="0">
            <text:p>0</text:p>
          </table:table-cell>
          <table:table-cell table:style-name="ACE-2" table:formula="of:=IF([.S379]&gt;0;[.S379];[.U379])" office:value-type="float" office:value="17829">
            <text:p>17829</text:p>
          </table:table-cell>
          <table:table-cell table:style-name="ACE-2" table:formula="of:=IF([.T379]&gt;0;[.T379];[.V379])" office:value-type="float" office:value="174">
            <text:p>174</text:p>
          </table:table-cell>
          <table:table-cell table:number-columns-repeated="224" table:style-name="ACE-0"/>
        </table:table-row>
        <table:table-row table:style-name="AROW-1">
          <table:table-cell table:style-name="ACE-0" office:value-type="string">
            <text:p>325-M0054A-03R-1W_83-90</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SANU-27217</text:p>
          </table:table-cell>
          <table:table-cell table:style-name="ACE-1" office:value-type="float" office:value="119.16500000000001">
            <text:p>119.17</text:p>
          </table:table-cell>
          <table:table-cell table:style-name="ACE-0" office:value-type="float" office:value="0.29999999999999999">
            <text:p>0.3</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3488">
            <text:p>−0.35</text:p>
          </table:table-cell>
          <table:table-cell table:style-name="ACE-1" office:value-type="float" office:value="0.56399999999999995">
            <text:p>0.56</text:p>
          </table:table-cell>
          <table:table-cell table:style-name="ACE-2" office:value-type="float" office:value="15320">
            <text:p>15320</text:p>
          </table:table-cell>
          <table:table-cell table:style-name="ACE-2" office:value-type="float" office:value="50">
            <text:p>50</text:p>
          </table:table-cell>
          <table:table-cell table:style-name="ACE-0" office:value-type="float" office:value="18115">
            <text:p>18115</text:p>
          </table:table-cell>
          <table:table-cell table:style-name="ACE-0" office:value-type="float" office:value="185">
            <text:p>185</text:p>
          </table:table-cell>
          <table:table-cell table:number-columns-repeated="2" table:style-name="ACE-0"/>
          <table:table-cell table:style-name="ACE-0" table:formula="of:=IF([.Q380]&gt;0;&quot;marine&quot;;&quot;&quot;)" office:value-type="string" office:string-value="marine">
            <text:p>marine</text:p>
          </table:table-cell>
          <table:table-cell table:style-name="ACE-0" table:formula="of:=IF([.U380]&gt;0;&quot;U-Th&quot;;&quot;&quot;)" office:value-type="string" office:string-value="">
            <text:p/>
          </table:table-cell>
          <table:table-cell table:style-name="ACE-0" office:value-type="string">
            <text:p>marine</text:p>
          </table:table-cell>
          <table:table-cell table:style-name="ACE-0" office:value-type="string">
            <text:p>325-M0054A-03R-1W_83-90</text:p>
          </table:table-cell>
          <table:table-cell table:style-name="ACE-1" table:formula="of:=IF([.M380]&lt;&gt;&quot;NA&quot;;-[.G380]+([.M380]-[.N380])/2-[.N380];-[.G380])" office:value-type="float" office:value="-114.16500000000001">
            <text:p>−114.17</text:p>
          </table:table-cell>
          <table:table-cell table:style-name="ACE-1" table:formula="of:=IF([.M380]&lt;&gt;&quot;NA&quot;;-[.G380]-([.M380]+[.N380])/2-[.N380]/2;-[.G380])" office:value-type="float" office:value="-124.16500000000001">
            <text:p>−124.17</text:p>
          </table:table-cell>
          <table:table-cell table:style-name="ACE-1" table:formula="of:=IF([.M380]&lt;&gt;&quot;NA&quot;;SQRT((([.M380]-[.N380])/2)^2+[.H380]^2);[.H380])" office:value-type="float" office:value="5.008991914547277">
            <text:p>5.01</text:p>
          </table:table-cell>
          <table:table-cell table:style-name="ACE-2" table:formula="of:=IF([.M380]&lt;&gt;&quot;NA&quot;;0;-1)" office:value-type="float" office:value="0">
            <text:p>0</text:p>
          </table:table-cell>
          <table:table-cell table:style-name="ACE-2" table:formula="of:=IF([.S380]&gt;0;[.S380];[.U380])" office:value-type="float" office:value="18115">
            <text:p>18115</text:p>
          </table:table-cell>
          <table:table-cell table:style-name="ACE-2" table:formula="of:=IF([.T380]&gt;0;[.T380];[.V380])" office:value-type="float" office:value="185">
            <text:p>185</text:p>
          </table:table-cell>
          <table:table-cell table:number-columns-repeated="224" table:style-name="ACE-0"/>
        </table:table-row>
        <table:table-row table:style-name="AROW-1">
          <table:table-cell table:style-name="ACE-0" office:value-type="string">
            <text:p>325-M0054A-03R-AW_63-65</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77</text:p>
          </table:table-cell>
          <table:table-cell table:style-name="ACE-1" office:value-type="float" office:value="118.94">
            <text:p>118.94</text:p>
          </table:table-cell>
          <table:table-cell table:style-name="ACE-0" office:value-type="float" office:value="0.29999999999999999">
            <text:p>0.3</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7301625654500867">
            <text:p>−7.73</text:p>
          </table:table-cell>
          <table:table-cell table:style-name="ACE-1" office:value-type="float" office:value="0.57884229389808439">
            <text:p>0.58</text:p>
          </table:table-cell>
          <table:table-cell table:style-name="ACE-2" office:value-type="float" office:value="14899.32363948797">
            <text:p>14899</text:p>
          </table:table-cell>
          <table:table-cell table:style-name="ACE-2" office:value-type="float" office:value="81.275314001960169">
            <text:p>81</text:p>
          </table:table-cell>
          <table:table-cell table:style-name="ACE-0" office:value-type="float" office:value="17654">
            <text:p>17654</text:p>
          </table:table-cell>
          <table:table-cell table:style-name="ACE-0" office:value-type="float" office:value="242">
            <text:p>242</text:p>
          </table:table-cell>
          <table:table-cell table:number-columns-repeated="2" table:style-name="ACE-0"/>
          <table:table-cell table:style-name="ACE-0" table:formula="of:=IF([.Q381]&gt;0;&quot;marine&quot;;&quot;&quot;)" office:value-type="string" office:string-value="marine">
            <text:p>marine</text:p>
          </table:table-cell>
          <table:table-cell table:style-name="ACE-0" table:formula="of:=IF([.U381]&gt;0;&quot;U-Th&quot;;&quot;&quot;)" office:value-type="string" office:string-value="">
            <text:p/>
          </table:table-cell>
          <table:table-cell table:style-name="ACE-0" office:value-type="string">
            <text:p>marine</text:p>
          </table:table-cell>
          <table:table-cell table:style-name="ACE-0" office:value-type="string">
            <text:p>325-M0054A-03R-AW_63-65</text:p>
          </table:table-cell>
          <table:table-cell table:style-name="ACE-1" table:formula="of:=IF([.M381]&lt;&gt;&quot;NA&quot;;-[.G381]+([.M381]-[.N381])/2-[.N381];-[.G381])" office:value-type="float" office:value="-113.94">
            <text:p>−113.94</text:p>
          </table:table-cell>
          <table:table-cell table:style-name="ACE-1" table:formula="of:=IF([.M381]&lt;&gt;&quot;NA&quot;;-[.G381]-([.M381]+[.N381])/2-[.N381]/2;-[.G381])" office:value-type="float" office:value="-123.94">
            <text:p>−123.94</text:p>
          </table:table-cell>
          <table:table-cell table:style-name="ACE-1" table:formula="of:=IF([.M381]&lt;&gt;&quot;NA&quot;;SQRT((([.M381]-[.N381])/2)^2+[.H381]^2);[.H381])" office:value-type="float" office:value="5.008991914547277">
            <text:p>5.01</text:p>
          </table:table-cell>
          <table:table-cell table:style-name="ACE-2" table:formula="of:=IF([.M381]&lt;&gt;&quot;NA&quot;;0;-1)" office:value-type="float" office:value="0">
            <text:p>0</text:p>
          </table:table-cell>
          <table:table-cell table:style-name="ACE-2" table:formula="of:=IF([.S381]&gt;0;[.S381];[.U381])" office:value-type="float" office:value="17654">
            <text:p>17654</text:p>
          </table:table-cell>
          <table:table-cell table:style-name="ACE-2" table:formula="of:=IF([.T381]&gt;0;[.T381];[.V381])" office:value-type="float" office:value="242">
            <text:p>242</text:p>
          </table:table-cell>
          <table:table-cell table:number-columns-repeated="224" table:style-name="ACE-0"/>
        </table:table-row>
        <table:table-row table:style-name="AROW-1">
          <table:table-cell table:style-name="ACE-0" office:value-type="string">
            <text:p>325-M0054B-01R-1W_5-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14323</text:p>
          </table:table-cell>
          <table:table-cell table:style-name="ACE-1" office:value-type="float" office:value="113.64500000000001">
            <text:p>113.65</text:p>
          </table:table-cell>
          <table:table-cell table:style-name="ACE-0" office:value-type="float" office:value="2.9700000000000002">
            <text:p>2.97</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6.1482999999999999">
            <text:p>−6.15</text:p>
          </table:table-cell>
          <table:table-cell table:style-name="ACE-1" office:value-type="float" office:value="0.14000000000000001">
            <text:p>0.14</text:p>
          </table:table-cell>
          <table:table-cell table:style-name="ACE-2" office:value-type="float" office:value="11640">
            <text:p>11640</text:p>
          </table:table-cell>
          <table:table-cell table:style-name="ACE-2" office:value-type="float" office:value="30">
            <text:p>30</text:p>
          </table:table-cell>
          <table:table-cell table:style-name="ACE-0" office:value-type="float" office:value="13110">
            <text:p>13110</text:p>
          </table:table-cell>
          <table:table-cell table:style-name="ACE-0" office:value-type="float" office:value="170">
            <text:p>170</text:p>
          </table:table-cell>
          <table:table-cell table:number-columns-repeated="2" table:style-name="ACE-0"/>
          <table:table-cell table:style-name="ACE-0" table:formula="of:=IF([.Q382]&gt;0;&quot;marine&quot;;&quot;&quot;)" office:value-type="string" office:string-value="marine">
            <text:p>marine</text:p>
          </table:table-cell>
          <table:table-cell table:style-name="ACE-0" table:formula="of:=IF([.U382]&gt;0;&quot;U-Th&quot;;&quot;&quot;)" office:value-type="string" office:string-value="">
            <text:p/>
          </table:table-cell>
          <table:table-cell table:style-name="ACE-0" office:value-type="string">
            <text:p>marine</text:p>
          </table:table-cell>
          <table:table-cell table:style-name="ACE-0" office:value-type="string">
            <text:p>325-M0054B-01R-1W_5-6</text:p>
          </table:table-cell>
          <table:table-cell table:style-name="ACE-1" table:formula="of:=IF([.M382]&lt;&gt;&quot;NA&quot;;-[.G382]+([.M382]-[.N382])/2-[.N382];-[.G382])" office:value-type="float" office:value="-113.64500000000001">
            <text:p>−113.65</text:p>
          </table:table-cell>
          <table:table-cell table:style-name="ACE-1" table:formula="of:=IF([.M382]&lt;&gt;&quot;NA&quot;;-[.G382]-([.M382]+[.N382])/2-[.N382]/2;-[.G382])" office:value-type="float" office:value="-113.64500000000001">
            <text:p>−113.65</text:p>
          </table:table-cell>
          <table:table-cell table:style-name="ACE-1" table:formula="of:=IF([.M382]&lt;&gt;&quot;NA&quot;;SQRT((([.M382]-[.N382])/2)^2+[.H382]^2);[.H382])" office:value-type="float" office:value="2.9700000000000002">
            <text:p>2.97</text:p>
          </table:table-cell>
          <table:table-cell table:style-name="ACE-2" table:formula="of:=IF([.M382]&lt;&gt;&quot;NA&quot;;0;-1)" office:value-type="float" office:value="-1">
            <text:p>−1</text:p>
          </table:table-cell>
          <table:table-cell table:style-name="ACE-2" table:formula="of:=IF([.S382]&gt;0;[.S382];[.U382])" office:value-type="float" office:value="13110">
            <text:p>13110</text:p>
          </table:table-cell>
          <table:table-cell table:style-name="ACE-2" table:formula="of:=IF([.T382]&gt;0;[.T382];[.V382])" office:value-type="float" office:value="170">
            <text:p>170</text:p>
          </table:table-cell>
          <table:table-cell table:number-columns-repeated="224" table:style-name="ACE-0"/>
        </table:table-row>
        <table:table-row table:style-name="AROW-1">
          <table:table-cell table:style-name="ACE-0" office:value-type="string">
            <text:p>325-M0054B-01R-CCW_5-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MTC-14975</text:p>
          </table:table-cell>
          <table:table-cell table:style-name="ACE-1" office:value-type="float" office:value="113.64500000000001">
            <text:p>113.65</text:p>
          </table:table-cell>
          <table:table-cell table:style-name="ACE-0" office:value-type="float" office:value="2.9700000000000002">
            <text:p>2.97</text:p>
          </table:table-cell>
          <table:table-cell table:style-name="ACE-0" office:value-type="string">
            <text:p>Coral</text:p>
          </table:table-cell>
          <table:table-cell table:style-name="ACE-0" office:value-type="string">
            <text:p>Unknown</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60.133758088029708">
            <text:p>−60.13</text:p>
          </table:table-cell>
          <table:table-cell table:style-name="ACE-1" office:value-type="float" office:value="1.7589520505113494">
            <text:p>1.76</text:p>
          </table:table-cell>
          <table:table-cell table:style-name="ACE-2" office:value-type="float" office:value="10693.81276804854">
            <text:p>10694</text:p>
          </table:table-cell>
          <table:table-cell table:style-name="ACE-2" office:value-type="float" office:value="62.901099058942286">
            <text:p>63</text:p>
          </table:table-cell>
          <table:table-cell table:style-name="ACE-0" office:value-type="float" office:value="12090">
            <text:p>12090</text:p>
          </table:table-cell>
          <table:table-cell table:style-name="ACE-0" office:value-type="float" office:value="301">
            <text:p>301</text:p>
          </table:table-cell>
          <table:table-cell table:number-columns-repeated="2" table:style-name="ACE-0"/>
          <table:table-cell table:style-name="ACE-0" table:formula="of:=IF([.Q383]&gt;0;&quot;marine&quot;;&quot;&quot;)" office:value-type="string" office:string-value="marine">
            <text:p>marine</text:p>
          </table:table-cell>
          <table:table-cell table:style-name="ACE-0" table:formula="of:=IF([.U383]&gt;0;&quot;U-Th&quot;;&quot;&quot;)" office:value-type="string" office:string-value="">
            <text:p/>
          </table:table-cell>
          <table:table-cell table:style-name="ACE-0" office:value-type="string">
            <text:p>marine</text:p>
          </table:table-cell>
          <table:table-cell table:style-name="ACE-0" office:value-type="string">
            <text:p>325-M0054B-01R-CCW_5-6</text:p>
          </table:table-cell>
          <table:table-cell table:style-name="ACE-1" table:formula="of:=IF([.M383]&lt;&gt;&quot;NA&quot;;-[.G383]+([.M383]-[.N383])/2-[.N383];-[.G383])" office:value-type="float" office:value="-113.64500000000001">
            <text:p>−113.65</text:p>
          </table:table-cell>
          <table:table-cell table:style-name="ACE-1" table:formula="of:=IF([.M383]&lt;&gt;&quot;NA&quot;;-[.G383]-([.M383]+[.N383])/2-[.N383]/2;-[.G383])" office:value-type="float" office:value="-113.64500000000001">
            <text:p>−113.65</text:p>
          </table:table-cell>
          <table:table-cell table:style-name="ACE-1" table:formula="of:=IF([.M383]&lt;&gt;&quot;NA&quot;;SQRT((([.M383]-[.N383])/2)^2+[.H383]^2);[.H383])" office:value-type="float" office:value="2.9700000000000002">
            <text:p>2.97</text:p>
          </table:table-cell>
          <table:table-cell table:style-name="ACE-2" table:formula="of:=IF([.M383]&lt;&gt;&quot;NA&quot;;0;-1)" office:value-type="float" office:value="-1">
            <text:p>−1</text:p>
          </table:table-cell>
          <table:table-cell table:style-name="ACE-2" table:formula="of:=IF([.S383]&gt;0;[.S383];[.U383])" office:value-type="float" office:value="12090">
            <text:p>12090</text:p>
          </table:table-cell>
          <table:table-cell table:style-name="ACE-2" table:formula="of:=IF([.T383]&gt;0;[.T383];[.V383])" office:value-type="float" office:value="301">
            <text:p>301</text:p>
          </table:table-cell>
          <table:table-cell table:number-columns-repeated="224" table:style-name="ACE-0"/>
        </table:table-row>
        <table:table-row table:style-name="AROW-1">
          <table:table-cell table:style-name="ACE-0" office:value-type="string">
            <text:p>325-M0054B-03R-1W_7-8</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MTC-14978</text:p>
          </table:table-cell>
          <table:table-cell table:style-name="ACE-1" office:value-type="float" office:value="119.905">
            <text:p>119.91</text:p>
          </table:table-cell>
          <table:table-cell table:style-name="ACE-0" office:value-type="float" office:value="3.29">
            <text:p>3.29</text:p>
          </table:table-cell>
          <table:table-cell table:style-name="ACE-0" office:value-type="string">
            <text:p>Coral</text:p>
          </table:table-cell>
          <table:table-cell table:style-name="ACE-0" office:value-type="string">
            <text:p>Acropora</text:p>
          </table:table-cell>
          <table:table-cell table:style-name="ACE-0" office:value-type="string">
            <text:p>*</text:p>
          </table:table-cell>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13.111768105167243">
            <text:p>−13.11</text:p>
          </table:table-cell>
          <table:table-cell table:style-name="ACE-1" office:value-type="float" office:value="1.223241299486127">
            <text:p>1.22</text:p>
          </table:table-cell>
          <table:table-cell table:style-name="ACE-2" office:value-type="float" office:value="15385.323382953151">
            <text:p>15385</text:p>
          </table:table-cell>
          <table:table-cell table:style-name="ACE-2" office:value-type="float" office:value="89.557324427056656">
            <text:p>90</text:p>
          </table:table-cell>
          <table:table-cell table:style-name="ACE-0" office:value-type="float" office:value="18190">
            <text:p>18190</text:p>
          </table:table-cell>
          <table:table-cell table:style-name="ACE-0" office:value-type="float" office:value="244">
            <text:p>244</text:p>
          </table:table-cell>
          <table:table-cell table:number-columns-repeated="2" table:style-name="ACE-0"/>
          <table:table-cell table:style-name="ACE-0" table:formula="of:=IF([.Q384]&gt;0;&quot;marine&quot;;&quot;&quot;)" office:value-type="string" office:string-value="marine">
            <text:p>marine</text:p>
          </table:table-cell>
          <table:table-cell table:style-name="ACE-0" table:formula="of:=IF([.U384]&gt;0;&quot;U-Th&quot;;&quot;&quot;)" office:value-type="string" office:string-value="">
            <text:p/>
          </table:table-cell>
          <table:table-cell table:style-name="ACE-0" office:value-type="string">
            <text:p>marine</text:p>
          </table:table-cell>
          <table:table-cell table:style-name="ACE-0" office:value-type="string">
            <text:p>325-M0054B-03R-1W_7-8</text:p>
          </table:table-cell>
          <table:table-cell table:style-name="ACE-1" table:formula="of:=IF([.M384]&lt;&gt;&quot;NA&quot;;-[.G384]+([.M384]-[.N384])/2-[.N384];-[.G384])" office:value-type="float" office:value="-109.905">
            <text:p>−109.91</text:p>
          </table:table-cell>
          <table:table-cell table:style-name="ACE-1" table:formula="of:=IF([.M384]&lt;&gt;&quot;NA&quot;;-[.G384]-([.M384]+[.N384])/2-[.N384]/2;-[.G384])" office:value-type="float" office:value="-129.905">
            <text:p>−129.91</text:p>
          </table:table-cell>
          <table:table-cell table:style-name="ACE-1" table:formula="of:=IF([.M384]&lt;&gt;&quot;NA&quot;;SQRT((([.M384]-[.N384])/2)^2+[.H384]^2);[.H384])" office:value-type="float" office:value="10.527302598481722">
            <text:p>10.53</text:p>
          </table:table-cell>
          <table:table-cell table:style-name="ACE-2" table:formula="of:=IF([.M384]&lt;&gt;&quot;NA&quot;;0;-1)" office:value-type="float" office:value="0">
            <text:p>0</text:p>
          </table:table-cell>
          <table:table-cell table:style-name="ACE-2" table:formula="of:=IF([.S384]&gt;0;[.S384];[.U384])" office:value-type="float" office:value="18190">
            <text:p>18190</text:p>
          </table:table-cell>
          <table:table-cell table:style-name="ACE-2" table:formula="of:=IF([.T384]&gt;0;[.T384];[.V384])" office:value-type="float" office:value="244">
            <text:p>244</text:p>
          </table:table-cell>
          <table:table-cell table:number-columns-repeated="224" table:style-name="ACE-0"/>
        </table:table-row>
        <table:table-row table:style-name="AROW-1">
          <table:table-cell table:style-name="ACE-0" office:value-type="string">
            <text:p>325-M0054B-03R-1W_7-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14324</text:p>
          </table:table-cell>
          <table:table-cell table:style-name="ACE-1" office:value-type="float" office:value="119.905">
            <text:p>119.91</text:p>
          </table:table-cell>
          <table:table-cell table:style-name="ACE-0" office:value-type="float" office:value="3.29">
            <text:p>3.29</text:p>
          </table:table-cell>
          <table:table-cell table:style-name="ACE-0" office:value-type="string">
            <text:p>Coral</text:p>
          </table:table-cell>
          <table:table-cell table:style-name="ACE-0" office:value-type="string">
            <text:p>Acropora</text:p>
          </table:table-cell>
          <table:table-cell table:style-name="ACE-0" office:value-type="string">
            <text:p>*</text:p>
          </table:table-cell>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2.2038000000000002">
            <text:p>−2.20</text:p>
          </table:table-cell>
          <table:table-cell table:style-name="ACE-1" office:value-type="float" office:value="0.20799999999999999">
            <text:p>0.21</text:p>
          </table:table-cell>
          <table:table-cell table:style-name="ACE-2" office:value-type="float" office:value="15650">
            <text:p>15650</text:p>
          </table:table-cell>
          <table:table-cell table:style-name="ACE-2" office:value-type="float" office:value="40">
            <text:p>40</text:p>
          </table:table-cell>
          <table:table-cell table:style-name="ACE-0" office:value-type="float" office:value="18375">
            <text:p>18375</text:p>
          </table:table-cell>
          <table:table-cell table:style-name="ACE-0" office:value-type="float" office:value="325">
            <text:p>325</text:p>
          </table:table-cell>
          <table:table-cell table:number-columns-repeated="2" table:style-name="ACE-0"/>
          <table:table-cell table:style-name="ACE-0" table:formula="of:=IF([.Q385]&gt;0;&quot;marine&quot;;&quot;&quot;)" office:value-type="string" office:string-value="marine">
            <text:p>marine</text:p>
          </table:table-cell>
          <table:table-cell table:style-name="ACE-0" table:formula="of:=IF([.U385]&gt;0;&quot;U-Th&quot;;&quot;&quot;)" office:value-type="string" office:string-value="">
            <text:p/>
          </table:table-cell>
          <table:table-cell table:style-name="ACE-0" office:value-type="string">
            <text:p>marine</text:p>
          </table:table-cell>
          <table:table-cell table:style-name="ACE-0" office:value-type="string">
            <text:p>325-M0054B-03R-1W_7-8</text:p>
          </table:table-cell>
          <table:table-cell table:style-name="ACE-1" table:formula="of:=IF([.M385]&lt;&gt;&quot;NA&quot;;-[.G385]+([.M385]-[.N385])/2-[.N385];-[.G385])" office:value-type="float" office:value="-109.905">
            <text:p>−109.91</text:p>
          </table:table-cell>
          <table:table-cell table:style-name="ACE-1" table:formula="of:=IF([.M385]&lt;&gt;&quot;NA&quot;;-[.G385]-([.M385]+[.N385])/2-[.N385]/2;-[.G385])" office:value-type="float" office:value="-129.905">
            <text:p>−129.91</text:p>
          </table:table-cell>
          <table:table-cell table:style-name="ACE-1" table:formula="of:=IF([.M385]&lt;&gt;&quot;NA&quot;;SQRT((([.M385]-[.N385])/2)^2+[.H385]^2);[.H385])" office:value-type="float" office:value="10.527302598481722">
            <text:p>10.53</text:p>
          </table:table-cell>
          <table:table-cell table:style-name="ACE-2" table:formula="of:=IF([.M385]&lt;&gt;&quot;NA&quot;;0;-1)" office:value-type="float" office:value="0">
            <text:p>0</text:p>
          </table:table-cell>
          <table:table-cell table:style-name="ACE-2" table:formula="of:=IF([.S385]&gt;0;[.S385];[.U385])" office:value-type="float" office:value="18375">
            <text:p>18375</text:p>
          </table:table-cell>
          <table:table-cell table:style-name="ACE-2" table:formula="of:=IF([.T385]&gt;0;[.T385];[.V385])" office:value-type="float" office:value="325">
            <text:p>325</text:p>
          </table:table-cell>
          <table:table-cell table:number-columns-repeated="224" table:style-name="ACE-0"/>
        </table:table-row>
        <table:table-row table:style-name="AROW-1">
          <table:table-cell table:style-name="ACE-0" office:value-type="string">
            <text:p>325-M0054B-04R-1W_0-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18</text:p>
          </table:table-cell>
          <table:table-cell table:style-name="ACE-1" office:value-type="float" office:value="123.27000000000001">
            <text:p>123.27</text:p>
          </table:table-cell>
          <table:table-cell table:style-name="ACE-0" office:value-type="float" office:value="0">
            <text:p>0</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6609999999999996">
            <text:p>−4.66</text:p>
          </table:table-cell>
          <table:table-cell table:style-name="ACE-1" office:value-type="float" office:value="0.53400000000000003">
            <text:p>0.53</text:p>
          </table:table-cell>
          <table:table-cell table:style-name="ACE-2" office:value-type="float" office:value="17005">
            <text:p>17005</text:p>
          </table:table-cell>
          <table:table-cell table:style-name="ACE-2" office:value-type="float" office:value="50">
            <text:p>50</text:p>
          </table:table-cell>
          <table:table-cell table:style-name="ACE-0" office:value-type="float" office:value="20009">
            <text:p>20009</text:p>
          </table:table-cell>
          <table:table-cell table:style-name="ACE-0" office:value-type="float" office:value="193">
            <text:p>193</text:p>
          </table:table-cell>
          <table:table-cell table:number-columns-repeated="2" table:style-name="ACE-0"/>
          <table:table-cell table:style-name="ACE-0" table:formula="of:=IF([.Q386]&gt;0;&quot;marine&quot;;&quot;&quot;)" office:value-type="string" office:string-value="marine">
            <text:p>marine</text:p>
          </table:table-cell>
          <table:table-cell table:style-name="ACE-0" table:formula="of:=IF([.U386]&gt;0;&quot;U-Th&quot;;&quot;&quot;)" office:value-type="string" office:string-value="">
            <text:p/>
          </table:table-cell>
          <table:table-cell table:style-name="ACE-0" office:value-type="string">
            <text:p>marine</text:p>
          </table:table-cell>
          <table:table-cell table:style-name="ACE-0" office:value-type="string">
            <text:p>325-M0054B-04R-1W_0-8</text:p>
          </table:table-cell>
          <table:table-cell table:style-name="ACE-1" table:formula="of:=IF([.M386]&lt;&gt;&quot;NA&quot;;-[.G386]+([.M386]-[.N386])/2-[.N386];-[.G386])" office:value-type="float" office:value="-118.27000000000001">
            <text:p>−118.27</text:p>
          </table:table-cell>
          <table:table-cell table:style-name="ACE-1" table:formula="of:=IF([.M386]&lt;&gt;&quot;NA&quot;;-[.G386]-([.M386]+[.N386])/2-[.N386]/2;-[.G386])" office:value-type="float" office:value="-128.27000000000001">
            <text:p>−128.27</text:p>
          </table:table-cell>
          <table:table-cell table:style-name="ACE-1" table:formula="of:=IF([.M386]&lt;&gt;&quot;NA&quot;;SQRT((([.M386]-[.N386])/2)^2+[.H386]^2);[.H386])" office:value-type="float" office:value="5">
            <text:p>5.00</text:p>
          </table:table-cell>
          <table:table-cell table:style-name="ACE-2" table:formula="of:=IF([.M386]&lt;&gt;&quot;NA&quot;;0;-1)" office:value-type="float" office:value="0">
            <text:p>0</text:p>
          </table:table-cell>
          <table:table-cell table:style-name="ACE-2" table:formula="of:=IF([.S386]&gt;0;[.S386];[.U386])" office:value-type="float" office:value="20009">
            <text:p>20009</text:p>
          </table:table-cell>
          <table:table-cell table:style-name="ACE-2" table:formula="of:=IF([.T386]&gt;0;[.T386];[.V386])" office:value-type="float" office:value="193">
            <text:p>193</text:p>
          </table:table-cell>
          <table:table-cell table:number-columns-repeated="224" table:style-name="ACE-0"/>
        </table:table-row>
        <table:table-row table:style-name="AROW-1">
          <table:table-cell table:style-name="ACE-0" office:value-type="string">
            <text:p>325-M0054B-04R-1W_16-1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2422</text:p>
          </table:table-cell>
          <table:table-cell table:style-name="ACE-1" office:value-type="float" office:value="123.405">
            <text:p>123.41</text:p>
          </table:table-cell>
          <table:table-cell table:style-name="ACE-0" office:value-type="float" office:value="0">
            <text:p>0</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3912894054891254">
            <text:p>−9.39</text:p>
          </table:table-cell>
          <table:table-cell table:style-name="ACE-1" office:value-type="float" office:value="2.6168363247453028">
            <text:p>2.62</text:p>
          </table:table-cell>
          <table:table-cell table:style-name="ACE-2" office:value-type="float" office:value="16815.711233177106">
            <text:p>16816</text:p>
          </table:table-cell>
          <table:table-cell table:style-name="ACE-2" office:value-type="float" office:value="128.61930997783233">
            <text:p>129</text:p>
          </table:table-cell>
          <table:table-cell table:style-name="ACE-0" office:value-type="float" office:value="19799">
            <text:p>19799</text:p>
          </table:table-cell>
          <table:table-cell table:style-name="ACE-0" office:value-type="float" office:value="319">
            <text:p>319</text:p>
          </table:table-cell>
          <table:table-cell table:number-columns-repeated="2" table:style-name="ACE-0"/>
          <table:table-cell table:style-name="ACE-0" table:formula="of:=IF([.Q387]&gt;0;&quot;marine&quot;;&quot;&quot;)" office:value-type="string" office:string-value="marine">
            <text:p>marine</text:p>
          </table:table-cell>
          <table:table-cell table:style-name="ACE-0" table:formula="of:=IF([.U387]&gt;0;&quot;U-Th&quot;;&quot;&quot;)" office:value-type="string" office:string-value="">
            <text:p/>
          </table:table-cell>
          <table:table-cell table:style-name="ACE-0" office:value-type="string">
            <text:p>marine</text:p>
          </table:table-cell>
          <table:table-cell table:style-name="ACE-0" office:value-type="string">
            <text:p>325-M0054B-04R-1W_16-19</text:p>
          </table:table-cell>
          <table:table-cell table:style-name="ACE-1" table:formula="of:=IF([.M387]&lt;&gt;&quot;NA&quot;;-[.G387]+([.M387]-[.N387])/2-[.N387];-[.G387])" office:value-type="float" office:value="-118.405">
            <text:p>−118.41</text:p>
          </table:table-cell>
          <table:table-cell table:style-name="ACE-1" table:formula="of:=IF([.M387]&lt;&gt;&quot;NA&quot;;-[.G387]-([.M387]+[.N387])/2-[.N387]/2;-[.G387])" office:value-type="float" office:value="-128.405">
            <text:p>−128.41</text:p>
          </table:table-cell>
          <table:table-cell table:style-name="ACE-1" table:formula="of:=IF([.M387]&lt;&gt;&quot;NA&quot;;SQRT((([.M387]-[.N387])/2)^2+[.H387]^2);[.H387])" office:value-type="float" office:value="5">
            <text:p>5.00</text:p>
          </table:table-cell>
          <table:table-cell table:style-name="ACE-2" table:formula="of:=IF([.M387]&lt;&gt;&quot;NA&quot;;0;-1)" office:value-type="float" office:value="0">
            <text:p>0</text:p>
          </table:table-cell>
          <table:table-cell table:style-name="ACE-2" table:formula="of:=IF([.S387]&gt;0;[.S387];[.U387])" office:value-type="float" office:value="19799">
            <text:p>19799</text:p>
          </table:table-cell>
          <table:table-cell table:style-name="ACE-2" table:formula="of:=IF([.T387]&gt;0;[.T387];[.V387])" office:value-type="float" office:value="319">
            <text:p>319</text:p>
          </table:table-cell>
          <table:table-cell table:number-columns-repeated="224" table:style-name="ACE-0"/>
        </table:table-row>
        <table:table-row table:style-name="AROW-1">
          <table:table-cell table:style-name="ACE-0" office:value-type="string">
            <text:p>325-M0054B-04R-1W_20-23</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YAUT-009021</text:p>
          </table:table-cell>
          <table:table-cell table:style-name="ACE-1" office:value-type="float" office:value="123.44500000000001">
            <text:p>123.45</text:p>
          </table:table-cell>
          <table:table-cell table:style-name="ACE-0" office:value-type="float" office:value="0">
            <text:p>0</text:p>
          </table:table-cell>
          <table:table-cell table:style-name="ACE-0" office:value-type="string">
            <text:p>Coral</text:p>
          </table:table-cell>
          <table:table-cell table:style-name="ACE-0" office:value-type="string">
            <text:p>Moni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7971116819825459">
            <text:p>−1.80</text:p>
          </table:table-cell>
          <table:table-cell table:style-name="ACE-1" office:value-type="float" office:value="4.360162957211867">
            <text:p>4.36</text:p>
          </table:table-cell>
          <table:table-cell table:style-name="ACE-2" office:value-type="float" office:value="17131.856215328891">
            <text:p>17132</text:p>
          </table:table-cell>
          <table:table-cell table:style-name="ACE-2" office:value-type="float" office:value="67.891658164464289">
            <text:p>68</text:p>
          </table:table-cell>
          <table:table-cell table:style-name="ACE-0" office:value-type="float" office:value="20175">
            <text:p>20175</text:p>
          </table:table-cell>
          <table:table-cell table:style-name="ACE-0" office:value-type="float" office:value="225">
            <text:p>225</text:p>
          </table:table-cell>
          <table:table-cell table:number-columns-repeated="2" table:style-name="ACE-0"/>
          <table:table-cell table:style-name="ACE-0" table:formula="of:=IF([.Q388]&gt;0;&quot;marine&quot;;&quot;&quot;)" office:value-type="string" office:string-value="marine">
            <text:p>marine</text:p>
          </table:table-cell>
          <table:table-cell table:style-name="ACE-0" table:formula="of:=IF([.U388]&gt;0;&quot;U-Th&quot;;&quot;&quot;)" office:value-type="string" office:string-value="">
            <text:p/>
          </table:table-cell>
          <table:table-cell table:style-name="ACE-0" office:value-type="string">
            <text:p>marine</text:p>
          </table:table-cell>
          <table:table-cell table:style-name="ACE-0" office:value-type="string">
            <text:p>325-M0054B-04R-1W_20-23</text:p>
          </table:table-cell>
          <table:table-cell table:style-name="ACE-1" table:formula="of:=IF([.M388]&lt;&gt;&quot;NA&quot;;-[.G388]+([.M388]-[.N388])/2-[.N388];-[.G388])" office:value-type="float" office:value="-118.44500000000001">
            <text:p>−118.45</text:p>
          </table:table-cell>
          <table:table-cell table:style-name="ACE-1" table:formula="of:=IF([.M388]&lt;&gt;&quot;NA&quot;;-[.G388]-([.M388]+[.N388])/2-[.N388]/2;-[.G388])" office:value-type="float" office:value="-128.44499999999999">
            <text:p>−128.44</text:p>
          </table:table-cell>
          <table:table-cell table:style-name="ACE-1" table:formula="of:=IF([.M388]&lt;&gt;&quot;NA&quot;;SQRT((([.M388]-[.N388])/2)^2+[.H388]^2);[.H388])" office:value-type="float" office:value="5">
            <text:p>5.00</text:p>
          </table:table-cell>
          <table:table-cell table:style-name="ACE-2" table:formula="of:=IF([.M388]&lt;&gt;&quot;NA&quot;;0;-1)" office:value-type="float" office:value="0">
            <text:p>0</text:p>
          </table:table-cell>
          <table:table-cell table:style-name="ACE-2" table:formula="of:=IF([.S388]&gt;0;[.S388];[.U388])" office:value-type="float" office:value="20175">
            <text:p>20175</text:p>
          </table:table-cell>
          <table:table-cell table:style-name="ACE-2" table:formula="of:=IF([.T388]&gt;0;[.T388];[.V388])" office:value-type="float" office:value="225">
            <text:p>225</text:p>
          </table:table-cell>
          <table:table-cell table:number-columns-repeated="224" table:style-name="ACE-0"/>
        </table:table-row>
        <table:table-row table:style-name="AROW-1">
          <table:table-cell table:style-name="ACE-0" office:value-type="string">
            <text:p>325-M0054B-04R-1W_3-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19</text:p>
          </table:table-cell>
          <table:table-cell table:style-name="ACE-1" office:value-type="float" office:value="123.285">
            <text:p>123.28</text:p>
          </table:table-cell>
          <table:table-cell table:style-name="ACE-0" office:value-type="float" office:value="0">
            <text:p>0</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9139999999999997">
            <text:p>−9.91</text:p>
          </table:table-cell>
          <table:table-cell table:style-name="ACE-1" office:value-type="float" office:value="0.51600000000000001">
            <text:p>0.52</text:p>
          </table:table-cell>
          <table:table-cell table:style-name="ACE-2" office:value-type="float" office:value="16995">
            <text:p>16995</text:p>
          </table:table-cell>
          <table:table-cell table:style-name="ACE-2" office:value-type="float" office:value="50">
            <text:p>50</text:p>
          </table:table-cell>
          <table:table-cell table:style-name="ACE-0" office:value-type="float" office:value="19994">
            <text:p>19994</text:p>
          </table:table-cell>
          <table:table-cell table:style-name="ACE-0" office:value-type="float" office:value="195">
            <text:p>195</text:p>
          </table:table-cell>
          <table:table-cell table:number-columns-repeated="2" table:style-name="ACE-0"/>
          <table:table-cell table:style-name="ACE-0" table:formula="of:=IF([.Q389]&gt;0;&quot;marine&quot;;&quot;&quot;)" office:value-type="string" office:string-value="marine">
            <text:p>marine</text:p>
          </table:table-cell>
          <table:table-cell table:style-name="ACE-0" table:formula="of:=IF([.U389]&gt;0;&quot;U-Th&quot;;&quot;&quot;)" office:value-type="string" office:string-value="">
            <text:p/>
          </table:table-cell>
          <table:table-cell table:style-name="ACE-0" office:value-type="string">
            <text:p>marine</text:p>
          </table:table-cell>
          <table:table-cell table:style-name="ACE-0" office:value-type="string">
            <text:p>325-M0054B-04R-1W_3-8</text:p>
          </table:table-cell>
          <table:table-cell table:style-name="ACE-1" table:formula="of:=IF([.M389]&lt;&gt;&quot;NA&quot;;-[.G389]+([.M389]-[.N389])/2-[.N389];-[.G389])" office:value-type="float" office:value="-118.285">
            <text:p>−118.28</text:p>
          </table:table-cell>
          <table:table-cell table:style-name="ACE-1" table:formula="of:=IF([.M389]&lt;&gt;&quot;NA&quot;;-[.G389]-([.M389]+[.N389])/2-[.N389]/2;-[.G389])" office:value-type="float" office:value="-128.285">
            <text:p>−128.28</text:p>
          </table:table-cell>
          <table:table-cell table:style-name="ACE-1" table:formula="of:=IF([.M389]&lt;&gt;&quot;NA&quot;;SQRT((([.M389]-[.N389])/2)^2+[.H389]^2);[.H389])" office:value-type="float" office:value="5">
            <text:p>5.00</text:p>
          </table:table-cell>
          <table:table-cell table:style-name="ACE-2" table:formula="of:=IF([.M389]&lt;&gt;&quot;NA&quot;;0;-1)" office:value-type="float" office:value="0">
            <text:p>0</text:p>
          </table:table-cell>
          <table:table-cell table:style-name="ACE-2" table:formula="of:=IF([.S389]&gt;0;[.S389];[.U389])" office:value-type="float" office:value="19994">
            <text:p>19994</text:p>
          </table:table-cell>
          <table:table-cell table:style-name="ACE-2" table:formula="of:=IF([.T389]&gt;0;[.T389];[.V389])" office:value-type="float" office:value="195">
            <text:p>195</text:p>
          </table:table-cell>
          <table:table-cell table:number-columns-repeated="224" table:style-name="ACE-0"/>
        </table:table-row>
        <table:table-row table:style-name="AROW-1">
          <table:table-cell table:style-name="ACE-0" office:value-type="string">
            <text:p>325-M0054B-04R-2W_2-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N/A</text:p>
          </table:table-cell>
          <table:table-cell table:style-name="ACE-1" office:value-type="float" office:value="123.735">
            <text:p>123.73</text:p>
          </table:table-cell>
          <table:table-cell table:style-name="ACE-0" office:value-type="float" office:value="0">
            <text:p>0</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0100">
            <text:p>20100</text:p>
          </table:table-cell>
          <table:table-cell table:style-name="ACE-0" office:value-type="float" office:value="200">
            <text:p>200</text:p>
          </table:table-cell>
          <table:table-cell table:style-name="ACE-0" table:formula="of:=IF([.Q390]&gt;0;&quot;marine&quot;;&quot;&quot;)" office:value-type="string" office:string-value="">
            <text:p/>
          </table:table-cell>
          <table:table-cell table:style-name="ACE-0" table:formula="of:=IF([.U390]&gt;0;&quot;U-Th&quot;;&quot;&quot;)" office:value-type="string" office:string-value="U-Th">
            <text:p>U-Th</text:p>
          </table:table-cell>
          <table:table-cell table:style-name="ACE-0" office:value-type="string">
            <text:p>U-Th</text:p>
          </table:table-cell>
          <table:table-cell table:style-name="ACE-0" office:value-type="string">
            <text:p>325-M0054B-04R-2W_2-3</text:p>
          </table:table-cell>
          <table:table-cell table:style-name="ACE-1" table:formula="of:=IF([.M390]&lt;&gt;&quot;NA&quot;;-[.G390]+([.M390]-[.N390])/2-[.N390];-[.G390])" office:value-type="float" office:value="-118.735">
            <text:p>−118.73</text:p>
          </table:table-cell>
          <table:table-cell table:style-name="ACE-1" table:formula="of:=IF([.M390]&lt;&gt;&quot;NA&quot;;-[.G390]-([.M390]+[.N390])/2-[.N390]/2;-[.G390])" office:value-type="float" office:value="-128.73500000000001">
            <text:p>−128.74</text:p>
          </table:table-cell>
          <table:table-cell table:style-name="ACE-1" table:formula="of:=IF([.M390]&lt;&gt;&quot;NA&quot;;SQRT((([.M390]-[.N390])/2)^2+[.H390]^2);[.H390])" office:value-type="float" office:value="5">
            <text:p>5.00</text:p>
          </table:table-cell>
          <table:table-cell table:style-name="ACE-2" table:formula="of:=IF([.M390]&lt;&gt;&quot;NA&quot;;0;-1)" office:value-type="float" office:value="0">
            <text:p>0</text:p>
          </table:table-cell>
          <table:table-cell table:style-name="ACE-2" table:formula="of:=IF([.S390]&gt;0;[.S390];[.U390])" office:value-type="float" office:value="20100">
            <text:p>20100</text:p>
          </table:table-cell>
          <table:table-cell table:style-name="ACE-2" table:formula="of:=IF([.T390]&gt;0;[.T390];[.V390])" office:value-type="float" office:value="200">
            <text:p>200</text:p>
          </table:table-cell>
          <table:table-cell table:number-columns-repeated="224" table:style-name="ACE-0"/>
        </table:table-row>
        <table:table-row table:style-name="AROW-1">
          <table:table-cell table:style-name="ACE-0" office:value-type="string">
            <text:p>325-M0054B-05R-1W_0-3</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20</text:p>
          </table:table-cell>
          <table:table-cell table:style-name="ACE-1" office:value-type="float" office:value="123.64500000000001">
            <text:p>123.65</text:p>
          </table:table-cell>
          <table:table-cell table:style-name="ACE-0" office:value-type="float" office:value="0">
            <text:p>0</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7050999999999998">
            <text:p>−5.71</text:p>
          </table:table-cell>
          <table:table-cell table:style-name="ACE-1" office:value-type="float" office:value="0.52300000000000002">
            <text:p>0.52</text:p>
          </table:table-cell>
          <table:table-cell table:style-name="ACE-2" office:value-type="float" office:value="16810">
            <text:p>16810</text:p>
          </table:table-cell>
          <table:table-cell table:style-name="ACE-2" office:value-type="float" office:value="50">
            <text:p>50</text:p>
          </table:table-cell>
          <table:table-cell table:style-name="ACE-0" office:value-type="float" office:value="19789">
            <text:p>19789</text:p>
          </table:table-cell>
          <table:table-cell table:style-name="ACE-0" office:value-type="float" office:value="202">
            <text:p>202</text:p>
          </table:table-cell>
          <table:table-cell table:number-columns-repeated="2" table:style-name="ACE-0"/>
          <table:table-cell table:style-name="ACE-0" table:formula="of:=IF([.Q391]&gt;0;&quot;marine&quot;;&quot;&quot;)" office:value-type="string" office:string-value="marine">
            <text:p>marine</text:p>
          </table:table-cell>
          <table:table-cell table:style-name="ACE-0" table:formula="of:=IF([.U391]&gt;0;&quot;U-Th&quot;;&quot;&quot;)" office:value-type="string" office:string-value="">
            <text:p/>
          </table:table-cell>
          <table:table-cell table:style-name="ACE-0" office:value-type="string">
            <text:p>marine</text:p>
          </table:table-cell>
          <table:table-cell table:style-name="ACE-0" office:value-type="string">
            <text:p>325-M0054B-05R-1W_0-3</text:p>
          </table:table-cell>
          <table:table-cell table:style-name="ACE-1" table:formula="of:=IF([.M391]&lt;&gt;&quot;NA&quot;;-[.G391]+([.M391]-[.N391])/2-[.N391];-[.G391])" office:value-type="float" office:value="-118.64500000000001">
            <text:p>−118.65</text:p>
          </table:table-cell>
          <table:table-cell table:style-name="ACE-1" table:formula="of:=IF([.M391]&lt;&gt;&quot;NA&quot;;-[.G391]-([.M391]+[.N391])/2-[.N391]/2;-[.G391])" office:value-type="float" office:value="-128.64500000000001">
            <text:p>−128.65</text:p>
          </table:table-cell>
          <table:table-cell table:style-name="ACE-1" table:formula="of:=IF([.M391]&lt;&gt;&quot;NA&quot;;SQRT((([.M391]-[.N391])/2)^2+[.H391]^2);[.H391])" office:value-type="float" office:value="5">
            <text:p>5.00</text:p>
          </table:table-cell>
          <table:table-cell table:style-name="ACE-2" table:formula="of:=IF([.M391]&lt;&gt;&quot;NA&quot;;0;-1)" office:value-type="float" office:value="0">
            <text:p>0</text:p>
          </table:table-cell>
          <table:table-cell table:style-name="ACE-2" table:formula="of:=IF([.S391]&gt;0;[.S391];[.U391])" office:value-type="float" office:value="19789">
            <text:p>19789</text:p>
          </table:table-cell>
          <table:table-cell table:style-name="ACE-2" table:formula="of:=IF([.T391]&gt;0;[.T391];[.V391])" office:value-type="float" office:value="202">
            <text:p>202</text:p>
          </table:table-cell>
          <table:table-cell table:number-columns-repeated="224" table:style-name="ACE-0"/>
        </table:table-row>
        <table:table-row table:style-name="AROW-1">
          <table:table-cell table:style-name="ACE-0" office:value-type="string">
            <text:p>325-M0054B-05R-1W_13-18</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YAUT-009022</text:p>
          </table:table-cell>
          <table:table-cell table:style-name="ACE-1" office:value-type="float" office:value="123.785">
            <text:p>123.78</text:p>
          </table:table-cell>
          <table:table-cell table:style-name="ACE-0" office:value-type="float" office:value="0">
            <text:p>0</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5565675136126957">
            <text:p>−3.56</text:p>
          </table:table-cell>
          <table:table-cell table:style-name="ACE-1" office:value-type="float" office:value="1.9289690903084706">
            <text:p>1.93</text:p>
          </table:table-cell>
          <table:table-cell table:style-name="ACE-2" office:value-type="float" office:value="17265.892645708835">
            <text:p>17266</text:p>
          </table:table-cell>
          <table:table-cell table:style-name="ACE-2" office:value-type="float" office:value="62.955373393538103">
            <text:p>63</text:p>
          </table:table-cell>
          <table:table-cell table:style-name="ACE-0" office:value-type="float" office:value="20310">
            <text:p>20310</text:p>
          </table:table-cell>
          <table:table-cell table:style-name="ACE-0" office:value-type="float" office:value="220">
            <text:p>220</text:p>
          </table:table-cell>
          <table:table-cell table:number-columns-repeated="2" table:style-name="ACE-0"/>
          <table:table-cell table:style-name="ACE-0" table:formula="of:=IF([.Q392]&gt;0;&quot;marine&quot;;&quot;&quot;)" office:value-type="string" office:string-value="marine">
            <text:p>marine</text:p>
          </table:table-cell>
          <table:table-cell table:style-name="ACE-0" table:formula="of:=IF([.U392]&gt;0;&quot;U-Th&quot;;&quot;&quot;)" office:value-type="string" office:string-value="">
            <text:p/>
          </table:table-cell>
          <table:table-cell table:style-name="ACE-0" office:value-type="string">
            <text:p>marine</text:p>
          </table:table-cell>
          <table:table-cell table:style-name="ACE-0" office:value-type="string">
            <text:p>325-M0054B-05R-1W_13-18</text:p>
          </table:table-cell>
          <table:table-cell table:style-name="ACE-1" table:formula="of:=IF([.M392]&lt;&gt;&quot;NA&quot;;-[.G392]+([.M392]-[.N392])/2-[.N392];-[.G392])" office:value-type="float" office:value="-118.785">
            <text:p>−118.78</text:p>
          </table:table-cell>
          <table:table-cell table:style-name="ACE-1" table:formula="of:=IF([.M392]&lt;&gt;&quot;NA&quot;;-[.G392]-([.M392]+[.N392])/2-[.N392]/2;-[.G392])" office:value-type="float" office:value="-128.785">
            <text:p>−128.78</text:p>
          </table:table-cell>
          <table:table-cell table:style-name="ACE-1" table:formula="of:=IF([.M392]&lt;&gt;&quot;NA&quot;;SQRT((([.M392]-[.N392])/2)^2+[.H392]^2);[.H392])" office:value-type="float" office:value="5">
            <text:p>5.00</text:p>
          </table:table-cell>
          <table:table-cell table:style-name="ACE-2" table:formula="of:=IF([.M392]&lt;&gt;&quot;NA&quot;;0;-1)" office:value-type="float" office:value="0">
            <text:p>0</text:p>
          </table:table-cell>
          <table:table-cell table:style-name="ACE-2" table:formula="of:=IF([.S392]&gt;0;[.S392];[.U392])" office:value-type="float" office:value="20310">
            <text:p>20310</text:p>
          </table:table-cell>
          <table:table-cell table:style-name="ACE-2" table:formula="of:=IF([.T392]&gt;0;[.T392];[.V392])" office:value-type="float" office:value="220">
            <text:p>220</text:p>
          </table:table-cell>
          <table:table-cell table:number-columns-repeated="224" table:style-name="ACE-0"/>
        </table:table-row>
        <table:table-row table:style-name="AROW-1">
          <table:table-cell table:style-name="ACE-0" office:value-type="string">
            <text:p>325-M0054B-05R-1W_1-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9180</text:p>
          </table:table-cell>
          <table:table-cell table:style-name="ACE-1" office:value-type="float" office:value="123.75500000000001">
            <text:p>123.76</text:p>
          </table:table-cell>
          <table:table-cell table:style-name="ACE-0" office:value-type="float" office:value="0">
            <text:p>0</text:p>
          </table:table-cell>
          <table:table-cell table:style-name="ACE-0" office:value-type="string">
            <text:p>Coral</text:p>
          </table:table-cell>
          <table:table-cell table:style-name="ACE-0" office:value-type="string">
            <text:p>Monti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9910">
            <text:p>19910</text:p>
          </table:table-cell>
          <table:table-cell table:style-name="ACE-0" office:value-type="float" office:value="37">
            <text:p>37</text:p>
          </table:table-cell>
          <table:table-cell table:style-name="ACE-0" table:formula="of:=IF([.Q393]&gt;0;&quot;marine&quot;;&quot;&quot;)" office:value-type="string" office:string-value="">
            <text:p/>
          </table:table-cell>
          <table:table-cell table:style-name="ACE-0" table:formula="of:=IF([.U393]&gt;0;&quot;U-Th&quot;;&quot;&quot;)" office:value-type="string" office:string-value="U-Th">
            <text:p>U-Th</text:p>
          </table:table-cell>
          <table:table-cell table:style-name="ACE-0" office:value-type="string">
            <text:p>U-Th</text:p>
          </table:table-cell>
          <table:table-cell table:style-name="ACE-0" office:value-type="string">
            <text:p>325-M0054B-05R-1W_1-9</text:p>
          </table:table-cell>
          <table:table-cell table:style-name="ACE-1" table:formula="of:=IF([.M393]&lt;&gt;&quot;NA&quot;;-[.G393]+([.M393]-[.N393])/2-[.N393];-[.G393])" office:value-type="float" office:value="-118.75500000000001">
            <text:p>−118.76</text:p>
          </table:table-cell>
          <table:table-cell table:style-name="ACE-1" table:formula="of:=IF([.M393]&lt;&gt;&quot;NA&quot;;-[.G393]-([.M393]+[.N393])/2-[.N393]/2;-[.G393])" office:value-type="float" office:value="-128.755">
            <text:p>−128.75</text:p>
          </table:table-cell>
          <table:table-cell table:style-name="ACE-1" table:formula="of:=IF([.M393]&lt;&gt;&quot;NA&quot;;SQRT((([.M393]-[.N393])/2)^2+[.H393]^2);[.H393])" office:value-type="float" office:value="5">
            <text:p>5.00</text:p>
          </table:table-cell>
          <table:table-cell table:style-name="ACE-2" table:formula="of:=IF([.M393]&lt;&gt;&quot;NA&quot;;0;-1)" office:value-type="float" office:value="0">
            <text:p>0</text:p>
          </table:table-cell>
          <table:table-cell table:style-name="ACE-2" table:formula="of:=IF([.S393]&gt;0;[.S393];[.U393])" office:value-type="float" office:value="19910">
            <text:p>19910</text:p>
          </table:table-cell>
          <table:table-cell table:style-name="ACE-2" table:formula="of:=IF([.T393]&gt;0;[.T393];[.V393])" office:value-type="float" office:value="37">
            <text:p>37</text:p>
          </table:table-cell>
          <table:table-cell table:number-columns-repeated="224" table:style-name="ACE-0"/>
        </table:table-row>
        <table:table-row table:style-name="AROW-1">
          <table:table-cell table:style-name="ACE-0" office:value-type="string">
            <text:p>325-M0054B-06R-1W_105-10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4011</text:p>
          </table:table-cell>
          <table:table-cell table:style-name="ACE-1" office:value-type="float" office:value="124.79000000000001">
            <text:p>124.79</text:p>
          </table:table-cell>
          <table:table-cell table:style-name="ACE-0" office:value-type="float" office:value="0.10000000000000001">
            <text:p>0.1</text:p>
          </table:table-cell>
          <table:table-cell table:style-name="ACE-0" office:value-type="string">
            <text:p>Coral</text:p>
          </table:table-cell>
          <table:table-cell table:style-name="ACE-0" office:value-type="string">
            <text:p>Montipo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style-name="ACE-1" office:value-type="float" office:value="0.21372009772748779">
            <text:p>0.21</text:p>
          </table:table-cell>
          <table:table-cell table:style-name="ACE-1" office:value-type="float" office:value="0.70587327292891744">
            <text:p>0.71</text:p>
          </table:table-cell>
          <table:table-cell table:style-name="ACE-2" office:value-type="float" office:value="17611.533773609193">
            <text:p>17612</text:p>
          </table:table-cell>
          <table:table-cell table:style-name="ACE-2" office:value-type="float" office:value="53.550917618601545">
            <text:p>54</text:p>
          </table:table-cell>
          <table:table-cell table:style-name="ACE-0" office:value-type="float" office:value="20751">
            <text:p>20751</text:p>
          </table:table-cell>
          <table:table-cell table:style-name="ACE-0" office:value-type="float" office:value="195">
            <text:p>195</text:p>
          </table:table-cell>
          <table:table-cell table:number-columns-repeated="2" table:style-name="ACE-0"/>
          <table:table-cell table:style-name="ACE-0" table:formula="of:=IF([.Q394]&gt;0;&quot;marine&quot;;&quot;&quot;)" office:value-type="string" office:string-value="marine">
            <text:p>marine</text:p>
          </table:table-cell>
          <table:table-cell table:style-name="ACE-0" table:formula="of:=IF([.U394]&gt;0;&quot;U-Th&quot;;&quot;&quot;)" office:value-type="string" office:string-value="">
            <text:p/>
          </table:table-cell>
          <table:table-cell table:style-name="ACE-0" office:value-type="string">
            <text:p>marine</text:p>
          </table:table-cell>
          <table:table-cell table:style-name="ACE-0" office:value-type="string">
            <text:p>325-M0054B-06R-1W_105-107</text:p>
          </table:table-cell>
          <table:table-cell table:style-name="ACE-1" table:formula="of:=IF([.M394]&lt;&gt;&quot;NA&quot;;-[.G394]+([.M394]-[.N394])/2-[.N394];-[.G394])" office:value-type="float" office:value="-124.79000000000001">
            <text:p>−124.79</text:p>
          </table:table-cell>
          <table:table-cell table:style-name="ACE-1" table:formula="of:=IF([.M394]&lt;&gt;&quot;NA&quot;;-[.G394]-([.M394]+[.N394])/2-[.N394]/2;-[.G394])" office:value-type="float" office:value="-149.79000000000002">
            <text:p>−149.79</text:p>
          </table:table-cell>
          <table:table-cell table:style-name="ACE-1" table:formula="of:=IF([.M394]&lt;&gt;&quot;NA&quot;;SQRT((([.M394]-[.N394])/2)^2+[.H394]^2);[.H394])" office:value-type="float" office:value="10.000499987500625">
            <text:p>10.00</text:p>
          </table:table-cell>
          <table:table-cell table:style-name="ACE-2" table:formula="of:=IF([.M394]&lt;&gt;&quot;NA&quot;;0;-1)" office:value-type="float" office:value="0">
            <text:p>0</text:p>
          </table:table-cell>
          <table:table-cell table:style-name="ACE-2" table:formula="of:=IF([.S394]&gt;0;[.S394];[.U394])" office:value-type="float" office:value="20751">
            <text:p>20751</text:p>
          </table:table-cell>
          <table:table-cell table:style-name="ACE-2" table:formula="of:=IF([.T394]&gt;0;[.T394];[.V394])" office:value-type="float" office:value="195">
            <text:p>195</text:p>
          </table:table-cell>
          <table:table-cell table:number-columns-repeated="224" table:style-name="ACE-0"/>
        </table:table-row>
        <table:table-row table:style-name="AROW-1">
          <table:table-cell table:style-name="ACE-0" office:value-type="string">
            <text:p>325-M0054B-06R-1W_23-28</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YAUT-009023</text:p>
          </table:table-cell>
          <table:table-cell table:style-name="ACE-1" office:value-type="float" office:value="123.985">
            <text:p>123.98</text:p>
          </table:table-cell>
          <table:table-cell table:style-name="ACE-0" office:value-type="float" office:value="0.10000000000000001">
            <text:p>0.1</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3732367109496364">
            <text:p>−4.37</text:p>
          </table:table-cell>
          <table:table-cell table:style-name="ACE-1" office:value-type="float" office:value="2.6718837476799795">
            <text:p>2.67</text:p>
          </table:table-cell>
          <table:table-cell table:style-name="ACE-2" office:value-type="float" office:value="17482.893273607096">
            <text:p>17483</text:p>
          </table:table-cell>
          <table:table-cell table:style-name="ACE-2" office:value-type="float" office:value="62.676606700187698">
            <text:p>63</text:p>
          </table:table-cell>
          <table:table-cell table:style-name="ACE-0" office:value-type="float" office:value="20590">
            <text:p>20590</text:p>
          </table:table-cell>
          <table:table-cell table:style-name="ACE-0" office:value-type="float" office:value="220">
            <text:p>220</text:p>
          </table:table-cell>
          <table:table-cell table:number-columns-repeated="2" table:style-name="ACE-0"/>
          <table:table-cell table:style-name="ACE-0" table:formula="of:=IF([.Q395]&gt;0;&quot;marine&quot;;&quot;&quot;)" office:value-type="string" office:string-value="marine">
            <text:p>marine</text:p>
          </table:table-cell>
          <table:table-cell table:style-name="ACE-0" table:formula="of:=IF([.U395]&gt;0;&quot;U-Th&quot;;&quot;&quot;)" office:value-type="string" office:string-value="">
            <text:p/>
          </table:table-cell>
          <table:table-cell table:style-name="ACE-0" office:value-type="string">
            <text:p>marine</text:p>
          </table:table-cell>
          <table:table-cell table:style-name="ACE-0" office:value-type="string">
            <text:p>325-M0054B-06R-1W_23-28</text:p>
          </table:table-cell>
          <table:table-cell table:style-name="ACE-1" table:formula="of:=IF([.M395]&lt;&gt;&quot;NA&quot;;-[.G395]+([.M395]-[.N395])/2-[.N395];-[.G395])" office:value-type="float" office:value="-118.985">
            <text:p>−118.98</text:p>
          </table:table-cell>
          <table:table-cell table:style-name="ACE-1" table:formula="of:=IF([.M395]&lt;&gt;&quot;NA&quot;;-[.G395]-([.M395]+[.N395])/2-[.N395]/2;-[.G395])" office:value-type="float" office:value="-128.98500000000001">
            <text:p>−128.99</text:p>
          </table:table-cell>
          <table:table-cell table:style-name="ACE-1" table:formula="of:=IF([.M395]&lt;&gt;&quot;NA&quot;;SQRT((([.M395]-[.N395])/2)^2+[.H395]^2);[.H395])" office:value-type="float" office:value="5.0009999000199947">
            <text:p>5.00</text:p>
          </table:table-cell>
          <table:table-cell table:style-name="ACE-2" table:formula="of:=IF([.M395]&lt;&gt;&quot;NA&quot;;0;-1)" office:value-type="float" office:value="0">
            <text:p>0</text:p>
          </table:table-cell>
          <table:table-cell table:style-name="ACE-2" table:formula="of:=IF([.S395]&gt;0;[.S395];[.U395])" office:value-type="float" office:value="20590">
            <text:p>20590</text:p>
          </table:table-cell>
          <table:table-cell table:style-name="ACE-2" table:formula="of:=IF([.T395]&gt;0;[.T395];[.V395])" office:value-type="float" office:value="220">
            <text:p>220</text:p>
          </table:table-cell>
          <table:table-cell table:number-columns-repeated="224" table:style-name="ACE-0"/>
        </table:table-row>
        <table:table-row table:style-name="AROW-1">
          <table:table-cell table:style-name="ACE-0" office:value-type="string">
            <text:p>325-M0054B-06R-1W_28-34</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5413</text:p>
          </table:table-cell>
          <table:table-cell table:style-name="ACE-1" office:value-type="float" office:value="124.04000000000001">
            <text:p>124.04</text:p>
          </table:table-cell>
          <table:table-cell table:style-name="ACE-0" office:value-type="float" office:value="0.10000000000000001">
            <text:p>0.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0272684146683781">
            <text:p>3.03</text:p>
          </table:table-cell>
          <table:table-cell table:style-name="ACE-1" office:value-type="float" office:value="3.6996047841874713">
            <text:p>3.70</text:p>
          </table:table-cell>
          <table:table-cell table:style-name="ACE-2" office:value-type="float" office:value="16950.189967631242">
            <text:p>16950</text:p>
          </table:table-cell>
          <table:table-cell table:style-name="ACE-2" office:value-type="float" office:value="71.029027483094907">
            <text:p>71</text:p>
          </table:table-cell>
          <table:table-cell table:style-name="ACE-0" office:value-type="float" office:value="19928">
            <text:p>19928</text:p>
          </table:table-cell>
          <table:table-cell table:style-name="ACE-0" office:value-type="float" office:value="239">
            <text:p>239</text:p>
          </table:table-cell>
          <table:table-cell table:number-columns-repeated="2" table:style-name="ACE-0"/>
          <table:table-cell table:style-name="ACE-0" table:formula="of:=IF([.Q396]&gt;0;&quot;marine&quot;;&quot;&quot;)" office:value-type="string" office:string-value="marine">
            <text:p>marine</text:p>
          </table:table-cell>
          <table:table-cell table:style-name="ACE-0" table:formula="of:=IF([.U396]&gt;0;&quot;U-Th&quot;;&quot;&quot;)" office:value-type="string" office:string-value="">
            <text:p/>
          </table:table-cell>
          <table:table-cell table:style-name="ACE-0" office:value-type="string">
            <text:p>marine</text:p>
          </table:table-cell>
          <table:table-cell table:style-name="ACE-0" office:value-type="string">
            <text:p>325-M0054B-06R-1W_28-34</text:p>
          </table:table-cell>
          <table:table-cell table:style-name="ACE-1" table:formula="of:=IF([.M396]&lt;&gt;&quot;NA&quot;;-[.G396]+([.M396]-[.N396])/2-[.N396];-[.G396])" office:value-type="float" office:value="-119.04000000000001">
            <text:p>−119.04</text:p>
          </table:table-cell>
          <table:table-cell table:style-name="ACE-1" table:formula="of:=IF([.M396]&lt;&gt;&quot;NA&quot;;-[.G396]-([.M396]+[.N396])/2-[.N396]/2;-[.G396])" office:value-type="float" office:value="-129.04000000000002">
            <text:p>−129.04</text:p>
          </table:table-cell>
          <table:table-cell table:style-name="ACE-1" table:formula="of:=IF([.M396]&lt;&gt;&quot;NA&quot;;SQRT((([.M396]-[.N396])/2)^2+[.H396]^2);[.H396])" office:value-type="float" office:value="5.0009999000199947">
            <text:p>5.00</text:p>
          </table:table-cell>
          <table:table-cell table:style-name="ACE-2" table:formula="of:=IF([.M396]&lt;&gt;&quot;NA&quot;;0;-1)" office:value-type="float" office:value="0">
            <text:p>0</text:p>
          </table:table-cell>
          <table:table-cell table:style-name="ACE-2" table:formula="of:=IF([.S396]&gt;0;[.S396];[.U396])" office:value-type="float" office:value="19928">
            <text:p>19928</text:p>
          </table:table-cell>
          <table:table-cell table:style-name="ACE-2" table:formula="of:=IF([.T396]&gt;0;[.T396];[.V396])" office:value-type="float" office:value="239">
            <text:p>239</text:p>
          </table:table-cell>
          <table:table-cell table:number-columns-repeated="224" table:style-name="ACE-0"/>
        </table:table-row>
        <table:table-row table:style-name="AROW-1">
          <table:table-cell table:style-name="ACE-0" office:value-type="string">
            <text:p>325-M0054B-06R-1W_54-5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21</text:p>
          </table:table-cell>
          <table:table-cell table:style-name="ACE-1" office:value-type="float" office:value="124.285">
            <text:p>124.28</text:p>
          </table:table-cell>
          <table:table-cell table:style-name="ACE-0" office:value-type="float" office:value="0.10000000000000001">
            <text:p>0.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6391">
            <text:p>−5.64</text:p>
          </table:table-cell>
          <table:table-cell table:style-name="ACE-1" office:value-type="float" office:value="0.55300000000000005">
            <text:p>0.55</text:p>
          </table:table-cell>
          <table:table-cell table:style-name="ACE-2" office:value-type="float" office:value="17270">
            <text:p>17270</text:p>
          </table:table-cell>
          <table:table-cell table:style-name="ACE-2" office:value-type="float" office:value="50">
            <text:p>50</text:p>
          </table:table-cell>
          <table:table-cell table:style-name="ACE-0" office:value-type="float" office:value="20313">
            <text:p>20313</text:p>
          </table:table-cell>
          <table:table-cell table:style-name="ACE-0" office:value-type="float" office:value="198">
            <text:p>198</text:p>
          </table:table-cell>
          <table:table-cell table:number-columns-repeated="2" table:style-name="ACE-0"/>
          <table:table-cell table:style-name="ACE-0" table:formula="of:=IF([.Q397]&gt;0;&quot;marine&quot;;&quot;&quot;)" office:value-type="string" office:string-value="marine">
            <text:p>marine</text:p>
          </table:table-cell>
          <table:table-cell table:style-name="ACE-0" table:formula="of:=IF([.U397]&gt;0;&quot;U-Th&quot;;&quot;&quot;)" office:value-type="string" office:string-value="">
            <text:p/>
          </table:table-cell>
          <table:table-cell table:style-name="ACE-0" office:value-type="string">
            <text:p>marine</text:p>
          </table:table-cell>
          <table:table-cell table:style-name="ACE-0" office:value-type="string">
            <text:p>325-M0054B-06R-1W_54-57</text:p>
          </table:table-cell>
          <table:table-cell table:style-name="ACE-1" table:formula="of:=IF([.M397]&lt;&gt;&quot;NA&quot;;-[.G397]+([.M397]-[.N397])/2-[.N397];-[.G397])" office:value-type="float" office:value="-119.285">
            <text:p>−119.28</text:p>
          </table:table-cell>
          <table:table-cell table:style-name="ACE-1" table:formula="of:=IF([.M397]&lt;&gt;&quot;NA&quot;;-[.G397]-([.M397]+[.N397])/2-[.N397]/2;-[.G397])" office:value-type="float" office:value="-129.285">
            <text:p>−129.28</text:p>
          </table:table-cell>
          <table:table-cell table:style-name="ACE-1" table:formula="of:=IF([.M397]&lt;&gt;&quot;NA&quot;;SQRT((([.M397]-[.N397])/2)^2+[.H397]^2);[.H397])" office:value-type="float" office:value="5.0009999000199947">
            <text:p>5.00</text:p>
          </table:table-cell>
          <table:table-cell table:style-name="ACE-2" table:formula="of:=IF([.M397]&lt;&gt;&quot;NA&quot;;0;-1)" office:value-type="float" office:value="0">
            <text:p>0</text:p>
          </table:table-cell>
          <table:table-cell table:style-name="ACE-2" table:formula="of:=IF([.S397]&gt;0;[.S397];[.U397])" office:value-type="float" office:value="20313">
            <text:p>20313</text:p>
          </table:table-cell>
          <table:table-cell table:style-name="ACE-2" table:formula="of:=IF([.T397]&gt;0;[.T397];[.V397])" office:value-type="float" office:value="198">
            <text:p>198</text:p>
          </table:table-cell>
          <table:table-cell table:number-columns-repeated="224" table:style-name="ACE-0"/>
        </table:table-row>
        <table:table-row table:style-name="AROW-1">
          <table:table-cell table:style-name="ACE-0" office:value-type="string">
            <text:p>325-M0054B-06R-1W_64-6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23</text:p>
          </table:table-cell>
          <table:table-cell table:style-name="ACE-1" office:value-type="float" office:value="124.38500000000001">
            <text:p>124.39</text:p>
          </table:table-cell>
          <table:table-cell table:style-name="ACE-0" office:value-type="float" office:value="0.10000000000000001">
            <text:p>0.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8868">
            <text:p>−5.89</text:p>
          </table:table-cell>
          <table:table-cell table:style-name="ACE-1" office:value-type="float" office:value="0.505">
            <text:p>0.51</text:p>
          </table:table-cell>
          <table:table-cell table:style-name="ACE-2" office:value-type="float" office:value="17450">
            <text:p>17450</text:p>
          </table:table-cell>
          <table:table-cell table:style-name="ACE-2" office:value-type="float" office:value="50">
            <text:p>50</text:p>
          </table:table-cell>
          <table:table-cell table:style-name="ACE-0" office:value-type="float" office:value="20541">
            <text:p>20541</text:p>
          </table:table-cell>
          <table:table-cell table:style-name="ACE-0" office:value-type="float" office:value="187">
            <text:p>187</text:p>
          </table:table-cell>
          <table:table-cell table:number-columns-repeated="2" table:style-name="ACE-0"/>
          <table:table-cell table:style-name="ACE-0" table:formula="of:=IF([.Q398]&gt;0;&quot;marine&quot;;&quot;&quot;)" office:value-type="string" office:string-value="marine">
            <text:p>marine</text:p>
          </table:table-cell>
          <table:table-cell table:style-name="ACE-0" table:formula="of:=IF([.U398]&gt;0;&quot;U-Th&quot;;&quot;&quot;)" office:value-type="string" office:string-value="">
            <text:p/>
          </table:table-cell>
          <table:table-cell table:style-name="ACE-0" office:value-type="string">
            <text:p>marine</text:p>
          </table:table-cell>
          <table:table-cell table:style-name="ACE-0" office:value-type="string">
            <text:p>325-M0054B-06R-1W_64-67</text:p>
          </table:table-cell>
          <table:table-cell table:style-name="ACE-1" table:formula="of:=IF([.M398]&lt;&gt;&quot;NA&quot;;-[.G398]+([.M398]-[.N398])/2-[.N398];-[.G398])" office:value-type="float" office:value="-119.38500000000001">
            <text:p>−119.39</text:p>
          </table:table-cell>
          <table:table-cell table:style-name="ACE-1" table:formula="of:=IF([.M398]&lt;&gt;&quot;NA&quot;;-[.G398]-([.M398]+[.N398])/2-[.N398]/2;-[.G398])" office:value-type="float" office:value="-129.38499999999999">
            <text:p>−129.38</text:p>
          </table:table-cell>
          <table:table-cell table:style-name="ACE-1" table:formula="of:=IF([.M398]&lt;&gt;&quot;NA&quot;;SQRT((([.M398]-[.N398])/2)^2+[.H398]^2);[.H398])" office:value-type="float" office:value="5.0009999000199947">
            <text:p>5.00</text:p>
          </table:table-cell>
          <table:table-cell table:style-name="ACE-2" table:formula="of:=IF([.M398]&lt;&gt;&quot;NA&quot;;0;-1)" office:value-type="float" office:value="0">
            <text:p>0</text:p>
          </table:table-cell>
          <table:table-cell table:style-name="ACE-2" table:formula="of:=IF([.S398]&gt;0;[.S398];[.U398])" office:value-type="float" office:value="20541">
            <text:p>20541</text:p>
          </table:table-cell>
          <table:table-cell table:style-name="ACE-2" table:formula="of:=IF([.T398]&gt;0;[.T398];[.V398])" office:value-type="float" office:value="187">
            <text:p>187</text:p>
          </table:table-cell>
          <table:table-cell table:number-columns-repeated="224" table:style-name="ACE-0"/>
        </table:table-row>
        <table:table-row table:style-name="AROW-1">
          <table:table-cell table:style-name="ACE-0" office:value-type="string">
            <text:p>325-M0054B-06R-1W_64-67</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5430</text:p>
          </table:table-cell>
          <table:table-cell table:style-name="ACE-1" office:value-type="float" office:value="124.38500000000001">
            <text:p>124.39</text:p>
          </table:table-cell>
          <table:table-cell table:style-name="ACE-0" office:value-type="float" office:value="0.10000000000000001">
            <text:p>0.1</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8314465673882747">
            <text:p>4.83</text:p>
          </table:table-cell>
          <table:table-cell table:style-name="ACE-1" office:value-type="float" office:value="6.1446997085534996">
            <text:p>6.14</text:p>
          </table:table-cell>
          <table:table-cell table:style-name="ACE-2" office:value-type="float" office:value="17410.15793453571">
            <text:p>17410</text:p>
          </table:table-cell>
          <table:table-cell table:style-name="ACE-2" office:value-type="float" office:value="92.385244089227967">
            <text:p>92</text:p>
          </table:table-cell>
          <table:table-cell table:style-name="ACE-0" office:value-type="float" office:value="20488">
            <text:p>20488</text:p>
          </table:table-cell>
          <table:table-cell table:style-name="ACE-0" office:value-type="float" office:value="278">
            <text:p>278</text:p>
          </table:table-cell>
          <table:table-cell table:number-columns-repeated="2" table:style-name="ACE-0"/>
          <table:table-cell table:style-name="ACE-0" table:formula="of:=IF([.Q399]&gt;0;&quot;marine&quot;;&quot;&quot;)" office:value-type="string" office:string-value="marine">
            <text:p>marine</text:p>
          </table:table-cell>
          <table:table-cell table:style-name="ACE-0" table:formula="of:=IF([.U399]&gt;0;&quot;U-Th&quot;;&quot;&quot;)" office:value-type="string" office:string-value="">
            <text:p/>
          </table:table-cell>
          <table:table-cell table:style-name="ACE-0" office:value-type="string">
            <text:p>marine</text:p>
          </table:table-cell>
          <table:table-cell table:style-name="ACE-0" office:value-type="string">
            <text:p>325-M0054B-06R-1W_64-67</text:p>
          </table:table-cell>
          <table:table-cell table:style-name="ACE-1" table:formula="of:=IF([.M399]&lt;&gt;&quot;NA&quot;;-[.G399]+([.M399]-[.N399])/2-[.N399];-[.G399])" office:value-type="float" office:value="-119.38500000000001">
            <text:p>−119.39</text:p>
          </table:table-cell>
          <table:table-cell table:style-name="ACE-1" table:formula="of:=IF([.M399]&lt;&gt;&quot;NA&quot;;-[.G399]-([.M399]+[.N399])/2-[.N399]/2;-[.G399])" office:value-type="float" office:value="-129.38499999999999">
            <text:p>−129.38</text:p>
          </table:table-cell>
          <table:table-cell table:style-name="ACE-1" table:formula="of:=IF([.M399]&lt;&gt;&quot;NA&quot;;SQRT((([.M399]-[.N399])/2)^2+[.H399]^2);[.H399])" office:value-type="float" office:value="5.0009999000199947">
            <text:p>5.00</text:p>
          </table:table-cell>
          <table:table-cell table:style-name="ACE-2" table:formula="of:=IF([.M399]&lt;&gt;&quot;NA&quot;;0;-1)" office:value-type="float" office:value="0">
            <text:p>0</text:p>
          </table:table-cell>
          <table:table-cell table:style-name="ACE-2" table:formula="of:=IF([.S399]&gt;0;[.S399];[.U399])" office:value-type="float" office:value="20488">
            <text:p>20488</text:p>
          </table:table-cell>
          <table:table-cell table:style-name="ACE-2" table:formula="of:=IF([.T399]&gt;0;[.T399];[.V399])" office:value-type="float" office:value="278">
            <text:p>278</text:p>
          </table:table-cell>
          <table:table-cell table:number-columns-repeated="224" table:style-name="ACE-0"/>
        </table:table-row>
        <table:table-row table:style-name="AROW-1">
          <table:table-cell table:style-name="ACE-0" office:value-type="string">
            <text:p>325-M0054B-06R-1W_64-67B</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5434</text:p>
          </table:table-cell>
          <table:table-cell table:style-name="ACE-1" office:value-type="float" office:value="124.38500000000001">
            <text:p>124.39</text:p>
          </table:table-cell>
          <table:table-cell table:style-name="ACE-0" office:value-type="float" office:value="0.10000000000000001">
            <text:p>0.1</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2673073190704969">
            <text:p>3.27</text:p>
          </table:table-cell>
          <table:table-cell table:style-name="ACE-1" office:value-type="float" office:value="2.102822650928279">
            <text:p>2.10</text:p>
          </table:table-cell>
          <table:table-cell table:style-name="ACE-2" office:value-type="float" office:value="17399.75044590027">
            <text:p>17400</text:p>
          </table:table-cell>
          <table:table-cell table:style-name="ACE-2" office:value-type="float" office:value="62.711429701607877">
            <text:p>63</text:p>
          </table:table-cell>
          <table:table-cell table:style-name="ACE-0" office:value-type="float" office:value="20471">
            <text:p>20471</text:p>
          </table:table-cell>
          <table:table-cell table:style-name="ACE-0" office:value-type="float" office:value="211">
            <text:p>211</text:p>
          </table:table-cell>
          <table:table-cell table:number-columns-repeated="2" table:style-name="ACE-0"/>
          <table:table-cell table:style-name="ACE-0" table:formula="of:=IF([.Q400]&gt;0;&quot;marine&quot;;&quot;&quot;)" office:value-type="string" office:string-value="marine">
            <text:p>marine</text:p>
          </table:table-cell>
          <table:table-cell table:style-name="ACE-0" table:formula="of:=IF([.U400]&gt;0;&quot;U-Th&quot;;&quot;&quot;)" office:value-type="string" office:string-value="">
            <text:p/>
          </table:table-cell>
          <table:table-cell table:style-name="ACE-0" office:value-type="string">
            <text:p>marine</text:p>
          </table:table-cell>
          <table:table-cell table:style-name="ACE-0" office:value-type="string">
            <text:p>325-M0054B-06R-1W_64-67B</text:p>
          </table:table-cell>
          <table:table-cell table:style-name="ACE-1" table:formula="of:=IF([.M400]&lt;&gt;&quot;NA&quot;;-[.G400]+([.M400]-[.N400])/2-[.N400];-[.G400])" office:value-type="float" office:value="-119.38500000000001">
            <text:p>−119.39</text:p>
          </table:table-cell>
          <table:table-cell table:style-name="ACE-1" table:formula="of:=IF([.M400]&lt;&gt;&quot;NA&quot;;-[.G400]-([.M400]+[.N400])/2-[.N400]/2;-[.G400])" office:value-type="float" office:value="-129.38499999999999">
            <text:p>−129.38</text:p>
          </table:table-cell>
          <table:table-cell table:style-name="ACE-1" table:formula="of:=IF([.M400]&lt;&gt;&quot;NA&quot;;SQRT((([.M400]-[.N400])/2)^2+[.H400]^2);[.H400])" office:value-type="float" office:value="5.0009999000199947">
            <text:p>5.00</text:p>
          </table:table-cell>
          <table:table-cell table:style-name="ACE-2" table:formula="of:=IF([.M400]&lt;&gt;&quot;NA&quot;;0;-1)" office:value-type="float" office:value="0">
            <text:p>0</text:p>
          </table:table-cell>
          <table:table-cell table:style-name="ACE-2" table:formula="of:=IF([.S400]&gt;0;[.S400];[.U400])" office:value-type="float" office:value="20471">
            <text:p>20471</text:p>
          </table:table-cell>
          <table:table-cell table:style-name="ACE-2" table:formula="of:=IF([.T400]&gt;0;[.T400];[.V400])" office:value-type="float" office:value="211">
            <text:p>211</text:p>
          </table:table-cell>
          <table:table-cell table:number-columns-repeated="224" table:style-name="ACE-0"/>
        </table:table-row>
        <table:table-row table:style-name="AROW-1">
          <table:table-cell table:style-name="ACE-0" office:value-type="string">
            <text:p>325-M0054B-07R-1W_16-19</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MTC-14980</text:p>
          </table:table-cell>
          <table:table-cell table:style-name="ACE-1" office:value-type="float" office:value="125.405">
            <text:p>125.41</text:p>
          </table:table-cell>
          <table:table-cell table:style-name="ACE-0" office:value-type="float" office:value="0.029999999999999999">
            <text:p>0.03</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style-name="ACE-1" office:value-type="float" office:value="4.6074445225114005">
            <text:p>4.61</text:p>
          </table:table-cell>
          <table:table-cell table:style-name="ACE-1" office:value-type="float" office:value="1.2656396415145812">
            <text:p>1.27</text:p>
          </table:table-cell>
          <table:table-cell table:style-name="ACE-2" office:value-type="float" office:value="17833.381559364254">
            <text:p>17833</text:p>
          </table:table-cell>
          <table:table-cell table:style-name="ACE-2" office:value-type="float" office:value="104.65034132502478">
            <text:p>105</text:p>
          </table:table-cell>
          <table:table-cell table:style-name="ACE-0" office:value-type="float" office:value="21040">
            <text:p>21040</text:p>
          </table:table-cell>
          <table:table-cell table:style-name="ACE-0" office:value-type="float" office:value="333">
            <text:p>333</text:p>
          </table:table-cell>
          <table:table-cell table:number-columns-repeated="2" table:style-name="ACE-0"/>
          <table:table-cell table:style-name="ACE-0" table:formula="of:=IF([.Q401]&gt;0;&quot;marine&quot;;&quot;&quot;)" office:value-type="string" office:string-value="marine">
            <text:p>marine</text:p>
          </table:table-cell>
          <table:table-cell table:style-name="ACE-0" table:formula="of:=IF([.U401]&gt;0;&quot;U-Th&quot;;&quot;&quot;)" office:value-type="string" office:string-value="">
            <text:p/>
          </table:table-cell>
          <table:table-cell table:style-name="ACE-0" office:value-type="string">
            <text:p>marine</text:p>
          </table:table-cell>
          <table:table-cell table:style-name="ACE-0" office:value-type="string">
            <text:p>325-M0054B-07R-1W_16-19</text:p>
          </table:table-cell>
          <table:table-cell table:style-name="ACE-1" table:formula="of:=IF([.M401]&lt;&gt;&quot;NA&quot;;-[.G401]+([.M401]-[.N401])/2-[.N401];-[.G401])" office:value-type="float" office:value="-125.405">
            <text:p>−125.41</text:p>
          </table:table-cell>
          <table:table-cell table:style-name="ACE-1" table:formula="of:=IF([.M401]&lt;&gt;&quot;NA&quot;;-[.G401]-([.M401]+[.N401])/2-[.N401]/2;-[.G401])" office:value-type="float" office:value="-150.405">
            <text:p>−150.41</text:p>
          </table:table-cell>
          <table:table-cell table:style-name="ACE-1" table:formula="of:=IF([.M401]&lt;&gt;&quot;NA&quot;;SQRT((([.M401]-[.N401])/2)^2+[.H401]^2);[.H401])" office:value-type="float" office:value="10.000044999898751">
            <text:p>10.00</text:p>
          </table:table-cell>
          <table:table-cell table:style-name="ACE-2" table:formula="of:=IF([.M401]&lt;&gt;&quot;NA&quot;;0;-1)" office:value-type="float" office:value="0">
            <text:p>0</text:p>
          </table:table-cell>
          <table:table-cell table:style-name="ACE-2" table:formula="of:=IF([.S401]&gt;0;[.S401];[.U401])" office:value-type="float" office:value="21040">
            <text:p>21040</text:p>
          </table:table-cell>
          <table:table-cell table:style-name="ACE-2" table:formula="of:=IF([.T401]&gt;0;[.T401];[.V401])" office:value-type="float" office:value="333">
            <text:p>333</text:p>
          </table:table-cell>
          <table:table-cell table:number-columns-repeated="224" table:style-name="ACE-0"/>
        </table:table-row>
        <table:table-row table:style-name="AROW-1">
          <table:table-cell table:style-name="ACE-0" office:value-type="string">
            <text:p>325-M0054B-07R-1W_23-26</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4624</text:p>
          </table:table-cell>
          <table:table-cell table:style-name="ACE-1" office:value-type="float" office:value="125.47500000000001">
            <text:p>125.48</text:p>
          </table:table-cell>
          <table:table-cell table:style-name="ACE-0" office:value-type="float" office:value="0.029999999999999999">
            <text:p>0.03</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style-name="ACE-1" office:value-type="float" office:value="-6.3098999999999998">
            <text:p>−6.31</text:p>
          </table:table-cell>
          <table:table-cell table:style-name="ACE-1" office:value-type="float" office:value="0.54000000000000004">
            <text:p>0.54</text:p>
          </table:table-cell>
          <table:table-cell table:style-name="ACE-2" office:value-type="float" office:value="17935">
            <text:p>17935</text:p>
          </table:table-cell>
          <table:table-cell table:style-name="ACE-2" office:value-type="float" office:value="55">
            <text:p>55</text:p>
          </table:table-cell>
          <table:table-cell table:style-name="ACE-0" office:value-type="float" office:value="21169">
            <text:p>21169</text:p>
          </table:table-cell>
          <table:table-cell table:style-name="ACE-0" office:value-type="float" office:value="235">
            <text:p>235</text:p>
          </table:table-cell>
          <table:table-cell table:number-columns-repeated="2" table:style-name="ACE-0"/>
          <table:table-cell table:style-name="ACE-0" table:formula="of:=IF([.Q402]&gt;0;&quot;marine&quot;;&quot;&quot;)" office:value-type="string" office:string-value="marine">
            <text:p>marine</text:p>
          </table:table-cell>
          <table:table-cell table:style-name="ACE-0" table:formula="of:=IF([.U402]&gt;0;&quot;U-Th&quot;;&quot;&quot;)" office:value-type="string" office:string-value="">
            <text:p/>
          </table:table-cell>
          <table:table-cell table:style-name="ACE-0" office:value-type="string">
            <text:p>marine</text:p>
          </table:table-cell>
          <table:table-cell table:style-name="ACE-0" office:value-type="string">
            <text:p>325-M0054B-07R-1W_23-26</text:p>
          </table:table-cell>
          <table:table-cell table:style-name="ACE-1" table:formula="of:=IF([.M402]&lt;&gt;&quot;NA&quot;;-[.G402]+([.M402]-[.N402])/2-[.N402];-[.G402])" office:value-type="float" office:value="-125.47500000000001">
            <text:p>−125.48</text:p>
          </table:table-cell>
          <table:table-cell table:style-name="ACE-1" table:formula="of:=IF([.M402]&lt;&gt;&quot;NA&quot;;-[.G402]-([.M402]+[.N402])/2-[.N402]/2;-[.G402])" office:value-type="float" office:value="-150.47500000000002">
            <text:p>−150.48</text:p>
          </table:table-cell>
          <table:table-cell table:style-name="ACE-1" table:formula="of:=IF([.M402]&lt;&gt;&quot;NA&quot;;SQRT((([.M402]-[.N402])/2)^2+[.H402]^2);[.H402])" office:value-type="float" office:value="10.000044999898751">
            <text:p>10.00</text:p>
          </table:table-cell>
          <table:table-cell table:style-name="ACE-2" table:formula="of:=IF([.M402]&lt;&gt;&quot;NA&quot;;0;-1)" office:value-type="float" office:value="0">
            <text:p>0</text:p>
          </table:table-cell>
          <table:table-cell table:style-name="ACE-2" table:formula="of:=IF([.S402]&gt;0;[.S402];[.U402])" office:value-type="float" office:value="21169">
            <text:p>21169</text:p>
          </table:table-cell>
          <table:table-cell table:style-name="ACE-2" table:formula="of:=IF([.T402]&gt;0;[.T402];[.V402])" office:value-type="float" office:value="235">
            <text:p>235</text:p>
          </table:table-cell>
          <table:table-cell table:number-columns-repeated="224" table:style-name="ACE-0"/>
        </table:table-row>
        <table:table-row table:style-name="AROW-1">
          <table:table-cell table:style-name="ACE-0" office:value-type="string">
            <text:p>325-M0054B-07R-1W_5-9</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Sample ID: 9196</text:p>
          </table:table-cell>
          <table:table-cell table:style-name="ACE-1" office:value-type="float" office:value="125.30000000000001">
            <text:p>125.30</text:p>
          </table:table-cell>
          <table:table-cell table:style-name="ACE-0" office:value-type="float" office:value="0.029999999999999999">
            <text:p>0.03</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number-columns-repeated="2" table:style-name="ACE-1"/>
          <table:table-cell table:number-columns-repeated="2" table:style-name="ACE-2"/>
          <table:table-cell table:number-columns-repeated="2" table:style-name="ACE-0"/>
          <table:table-cell table:style-name="ACE-0" office:value-type="float" office:value="20472">
            <text:p>20472</text:p>
          </table:table-cell>
          <table:table-cell table:style-name="ACE-0" office:value-type="float" office:value="78">
            <text:p>78</text:p>
          </table:table-cell>
          <table:table-cell table:style-name="ACE-0" table:formula="of:=IF([.Q403]&gt;0;&quot;marine&quot;;&quot;&quot;)" office:value-type="string" office:string-value="">
            <text:p/>
          </table:table-cell>
          <table:table-cell table:style-name="ACE-0" table:formula="of:=IF([.U403]&gt;0;&quot;U-Th&quot;;&quot;&quot;)" office:value-type="string" office:string-value="U-Th">
            <text:p>U-Th</text:p>
          </table:table-cell>
          <table:table-cell table:style-name="ACE-0" office:value-type="string">
            <text:p>U-Th</text:p>
          </table:table-cell>
          <table:table-cell table:style-name="ACE-0" office:value-type="string">
            <text:p>325-M0054B-07R-1W_5-9</text:p>
          </table:table-cell>
          <table:table-cell table:style-name="ACE-1" table:formula="of:=IF([.M403]&lt;&gt;&quot;NA&quot;;-[.G403]+([.M403]-[.N403])/2-[.N403];-[.G403])" office:value-type="float" office:value="-125.30000000000001">
            <text:p>−125.30</text:p>
          </table:table-cell>
          <table:table-cell table:style-name="ACE-1" table:formula="of:=IF([.M403]&lt;&gt;&quot;NA&quot;;-[.G403]-([.M403]+[.N403])/2-[.N403]/2;-[.G403])" office:value-type="float" office:value="-150.30000000000001">
            <text:p>−150.30</text:p>
          </table:table-cell>
          <table:table-cell table:style-name="ACE-1" table:formula="of:=IF([.M403]&lt;&gt;&quot;NA&quot;;SQRT((([.M403]-[.N403])/2)^2+[.H403]^2);[.H403])" office:value-type="float" office:value="10.000044999898751">
            <text:p>10.00</text:p>
          </table:table-cell>
          <table:table-cell table:style-name="ACE-2" table:formula="of:=IF([.M403]&lt;&gt;&quot;NA&quot;;0;-1)" office:value-type="float" office:value="0">
            <text:p>0</text:p>
          </table:table-cell>
          <table:table-cell table:style-name="ACE-2" table:formula="of:=IF([.S403]&gt;0;[.S403];[.U403])" office:value-type="float" office:value="20472">
            <text:p>20472</text:p>
          </table:table-cell>
          <table:table-cell table:style-name="ACE-2" table:formula="of:=IF([.T403]&gt;0;[.T403];[.V403])" office:value-type="float" office:value="78">
            <text:p>78</text:p>
          </table:table-cell>
          <table:table-cell table:number-columns-repeated="224" table:style-name="ACE-0"/>
        </table:table-row>
        <table:table-row table:style-name="AROW-1">
          <table:table-cell table:style-name="ACE-0" office:value-type="string">
            <text:p>325-M0054B-08R-2W_15-18</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1</text:p>
          </table:table-cell>
          <table:table-cell table:style-name="ACE-0"/>
          <table:table-cell table:style-name="ACE-0" office:value-type="string">
            <text:p>YAUT-009510</text:p>
          </table:table-cell>
          <table:table-cell table:style-name="ACE-1" office:value-type="float" office:value="127.965">
            <text:p>127.97</text:p>
          </table:table-cell>
          <table:table-cell table:style-name="ACE-0" office:value-type="float" office:value="0.23000000000000001">
            <text:p>0.23</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style-name="ACE-1" office:value-type="float" office:value="4.9483558052861101">
            <text:p>4.95</text:p>
          </table:table-cell>
          <table:table-cell table:style-name="ACE-1" office:value-type="float" office:value="5.5418866379829188">
            <text:p>5.54</text:p>
          </table:table-cell>
          <table:table-cell table:style-name="ACE-2" office:value-type="float" office:value="19131.009736501939">
            <text:p>19131</text:p>
          </table:table-cell>
          <table:table-cell table:style-name="ACE-2" office:value-type="float" office:value="96.455942290465742">
            <text:p>96</text:p>
          </table:table-cell>
          <table:table-cell table:style-name="ACE-0" office:value-type="float" office:value="22615">
            <text:p>22615</text:p>
          </table:table-cell>
          <table:table-cell table:style-name="ACE-0" office:value-type="float" office:value="235">
            <text:p>235</text:p>
          </table:table-cell>
          <table:table-cell table:number-columns-repeated="2" table:style-name="ACE-0"/>
          <table:table-cell table:style-name="ACE-0" table:formula="of:=IF([.Q404]&gt;0;&quot;marine&quot;;&quot;&quot;)" office:value-type="string" office:string-value="marine">
            <text:p>marine</text:p>
          </table:table-cell>
          <table:table-cell table:style-name="ACE-0" table:formula="of:=IF([.U404]&gt;0;&quot;U-Th&quot;;&quot;&quot;)" office:value-type="string" office:string-value="">
            <text:p/>
          </table:table-cell>
          <table:table-cell table:style-name="ACE-0" office:value-type="string">
            <text:p>marine</text:p>
          </table:table-cell>
          <table:table-cell table:style-name="ACE-0" office:value-type="string">
            <text:p>325-M0054B-08R-2W_15-18</text:p>
          </table:table-cell>
          <table:table-cell table:style-name="ACE-1" table:formula="of:=IF([.M404]&lt;&gt;&quot;NA&quot;;-[.G404]+([.M404]-[.N404])/2-[.N404];-[.G404])" office:value-type="float" office:value="-127.965">
            <text:p>−127.97</text:p>
          </table:table-cell>
          <table:table-cell table:style-name="ACE-1" table:formula="of:=IF([.M404]&lt;&gt;&quot;NA&quot;;-[.G404]-([.M404]+[.N404])/2-[.N404]/2;-[.G404])" office:value-type="float" office:value="-152.965">
            <text:p>−152.97</text:p>
          </table:table-cell>
          <table:table-cell table:style-name="ACE-1" table:formula="of:=IF([.M404]&lt;&gt;&quot;NA&quot;;SQRT((([.M404]-[.N404])/2)^2+[.H404]^2);[.H404])" office:value-type="float" office:value="10.002644650291241">
            <text:p>10.00</text:p>
          </table:table-cell>
          <table:table-cell table:style-name="ACE-2" table:formula="of:=IF([.M404]&lt;&gt;&quot;NA&quot;;0;-1)" office:value-type="float" office:value="0">
            <text:p>0</text:p>
          </table:table-cell>
          <table:table-cell table:style-name="ACE-2" table:formula="of:=IF([.S404]&gt;0;[.S404];[.U404])" office:value-type="float" office:value="22615">
            <text:p>22615</text:p>
          </table:table-cell>
          <table:table-cell table:style-name="ACE-2" table:formula="of:=IF([.T404]&gt;0;[.T404];[.V404])" office:value-type="float" office:value="235">
            <text:p>235</text:p>
          </table:table-cell>
          <table:table-cell table:number-columns-repeated="224" table:style-name="ACE-0"/>
        </table:table-row>
        <table:table-row table:style-name="AROW-1">
          <table:table-cell table:style-name="ACE-0" office:value-type="string">
            <text:p>325-M0054B-08R-2W_25-2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25323</text:p>
          </table:table-cell>
          <table:table-cell table:style-name="ACE-1" office:value-type="float" office:value="128.06999999999999">
            <text:p>128.07</text:p>
          </table:table-cell>
          <table:table-cell table:style-name="ACE-0" office:value-type="float" office:value="0.23000000000000001">
            <text:p>0.23</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style-name="ACE-1" office:value-type="float" office:value="0.56969999999999998">
            <text:p>0.57</text:p>
          </table:table-cell>
          <table:table-cell table:style-name="ACE-1" office:value-type="float" office:value="0.54200000000000004">
            <text:p>0.54</text:p>
          </table:table-cell>
          <table:table-cell table:style-name="ACE-2" office:value-type="float" office:value="18855">
            <text:p>18855</text:p>
          </table:table-cell>
          <table:table-cell table:style-name="ACE-2" office:value-type="float" office:value="60">
            <text:p>60</text:p>
          </table:table-cell>
          <table:table-cell table:style-name="ACE-0" office:value-type="float" office:value="22267">
            <text:p>22267</text:p>
          </table:table-cell>
          <table:table-cell table:style-name="ACE-0" office:value-type="float" office:value="198">
            <text:p>198</text:p>
          </table:table-cell>
          <table:table-cell table:number-columns-repeated="2" table:style-name="ACE-0"/>
          <table:table-cell table:style-name="ACE-0" table:formula="of:=IF([.Q405]&gt;0;&quot;marine&quot;;&quot;&quot;)" office:value-type="string" office:string-value="marine">
            <text:p>marine</text:p>
          </table:table-cell>
          <table:table-cell table:style-name="ACE-0" table:formula="of:=IF([.U405]&gt;0;&quot;U-Th&quot;;&quot;&quot;)" office:value-type="string" office:string-value="">
            <text:p/>
          </table:table-cell>
          <table:table-cell table:style-name="ACE-0" office:value-type="string">
            <text:p>marine</text:p>
          </table:table-cell>
          <table:table-cell table:style-name="ACE-0" office:value-type="string">
            <text:p>325-M0054B-08R-2W_25-29</text:p>
          </table:table-cell>
          <table:table-cell table:style-name="ACE-1" table:formula="of:=IF([.M405]&lt;&gt;&quot;NA&quot;;-[.G405]+([.M405]-[.N405])/2-[.N405];-[.G405])" office:value-type="float" office:value="-128.06999999999999">
            <text:p>−128.07</text:p>
          </table:table-cell>
          <table:table-cell table:style-name="ACE-1" table:formula="of:=IF([.M405]&lt;&gt;&quot;NA&quot;;-[.G405]-([.M405]+[.N405])/2-[.N405]/2;-[.G405])" office:value-type="float" office:value="-153.06999999999999">
            <text:p>−153.07</text:p>
          </table:table-cell>
          <table:table-cell table:style-name="ACE-1" table:formula="of:=IF([.M405]&lt;&gt;&quot;NA&quot;;SQRT((([.M405]-[.N405])/2)^2+[.H405]^2);[.H405])" office:value-type="float" office:value="10.002644650291241">
            <text:p>10.00</text:p>
          </table:table-cell>
          <table:table-cell table:style-name="ACE-2" table:formula="of:=IF([.M405]&lt;&gt;&quot;NA&quot;;0;-1)" office:value-type="float" office:value="0">
            <text:p>0</text:p>
          </table:table-cell>
          <table:table-cell table:style-name="ACE-2" table:formula="of:=IF([.S405]&gt;0;[.S405];[.U405])" office:value-type="float" office:value="22267">
            <text:p>22267</text:p>
          </table:table-cell>
          <table:table-cell table:style-name="ACE-2" table:formula="of:=IF([.T405]&gt;0;[.T405];[.V405])" office:value-type="float" office:value="198">
            <text:p>198</text:p>
          </table:table-cell>
          <table:table-cell table:number-columns-repeated="224" table:style-name="ACE-0"/>
        </table:table-row>
        <table:table-row table:style-name="AROW-1">
          <table:table-cell table:style-name="ACE-0" office:value-type="string">
            <text:p>325-M0054B-08R-2W_73-75</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MTC-14981</text:p>
          </table:table-cell>
          <table:table-cell table:style-name="ACE-1" office:value-type="float" office:value="128.53999999999999">
            <text:p>128.54</text:p>
          </table:table-cell>
          <table:table-cell table:style-name="ACE-0" office:value-type="float" office:value="0.23000000000000001">
            <text:p>0.23</text:p>
          </table:table-cell>
          <table:table-cell table:style-name="ACE-0" office:value-type="string">
            <text:p>Coral</text:p>
          </table:table-cell>
          <table:table-cell table:style-name="ACE-0" office:value-type="string">
            <text:p>Cyphastrea</text:p>
          </table:table-cell>
          <table:table-cell table:style-name="ACE-0" office:value-type="string">
            <text:p>*</text:p>
          </table:table-cell>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style-name="ACE-1" office:value-type="float" office:value="-33.578686413042078">
            <text:p>−33.58</text:p>
          </table:table-cell>
          <table:table-cell table:style-name="ACE-1" office:value-type="float" office:value="1.3476897510251131">
            <text:p>1.35</text:p>
          </table:table-cell>
          <table:table-cell table:style-name="ACE-2" office:value-type="float" office:value="18701.319773059389">
            <text:p>18701</text:p>
          </table:table-cell>
          <table:table-cell table:style-name="ACE-2" office:value-type="float" office:value="98.54341379828071">
            <text:p>99</text:p>
          </table:table-cell>
          <table:table-cell table:style-name="ACE-0" office:value-type="float" office:value="22133">
            <text:p>22133</text:p>
          </table:table-cell>
          <table:table-cell table:style-name="ACE-0" office:value-type="float" office:value="257">
            <text:p>257</text:p>
          </table:table-cell>
          <table:table-cell table:number-columns-repeated="2" table:style-name="ACE-0"/>
          <table:table-cell table:style-name="ACE-0" table:formula="of:=IF([.Q406]&gt;0;&quot;marine&quot;;&quot;&quot;)" office:value-type="string" office:string-value="marine">
            <text:p>marine</text:p>
          </table:table-cell>
          <table:table-cell table:style-name="ACE-0" table:formula="of:=IF([.U406]&gt;0;&quot;U-Th&quot;;&quot;&quot;)" office:value-type="string" office:string-value="">
            <text:p/>
          </table:table-cell>
          <table:table-cell table:style-name="ACE-0" office:value-type="string">
            <text:p>marine</text:p>
          </table:table-cell>
          <table:table-cell table:style-name="ACE-0" office:value-type="string">
            <text:p>325-M0054B-08R-2W_73-75</text:p>
          </table:table-cell>
          <table:table-cell table:style-name="ACE-1" table:formula="of:=IF([.M406]&lt;&gt;&quot;NA&quot;;-[.G406]+([.M406]-[.N406])/2-[.N406];-[.G406])" office:value-type="float" office:value="-128.53999999999999">
            <text:p>−128.54</text:p>
          </table:table-cell>
          <table:table-cell table:style-name="ACE-1" table:formula="of:=IF([.M406]&lt;&gt;&quot;NA&quot;;-[.G406]-([.M406]+[.N406])/2-[.N406]/2;-[.G406])" office:value-type="float" office:value="-153.53999999999999">
            <text:p>−153.54</text:p>
          </table:table-cell>
          <table:table-cell table:style-name="ACE-1" table:formula="of:=IF([.M406]&lt;&gt;&quot;NA&quot;;SQRT((([.M406]-[.N406])/2)^2+[.H406]^2);[.H406])" office:value-type="float" office:value="10.002644650291241">
            <text:p>10.00</text:p>
          </table:table-cell>
          <table:table-cell table:style-name="ACE-2" table:formula="of:=IF([.M406]&lt;&gt;&quot;NA&quot;;0;-1)" office:value-type="float" office:value="0">
            <text:p>0</text:p>
          </table:table-cell>
          <table:table-cell table:style-name="ACE-2" table:formula="of:=IF([.S406]&gt;0;[.S406];[.U406])" office:value-type="float" office:value="22133">
            <text:p>22133</text:p>
          </table:table-cell>
          <table:table-cell table:style-name="ACE-2" table:formula="of:=IF([.T406]&gt;0;[.T406];[.V406])" office:value-type="float" office:value="257">
            <text:p>257</text:p>
          </table:table-cell>
          <table:table-cell table:number-columns-repeated="224" table:style-name="ACE-0"/>
        </table:table-row>
        <table:table-row table:style-name="AROW-1">
          <table:table-cell table:style-name="ACE-0" office:value-type="string">
            <text:p>325-M0054B-08R-2W_75-80</text:p>
          </table:table-cell>
          <table:table-cell table:style-name="ACE-0" office:value-type="float" office:value="-17.100000000000001">
            <text:p>−17.1</text:p>
          </table:table-cell>
          <table:table-cell table:style-name="ACE-0" office:value-type="float" office:value="146.58000000000001">
            <text:p>146.58</text:p>
          </table:table-cell>
          <table:table-cell table:style-name="ACE-0" office:value-type="string">
            <text:p>P2</text:p>
          </table:table-cell>
          <table:table-cell table:style-name="ACE-0"/>
          <table:table-cell table:style-name="ACE-0" office:value-type="string">
            <text:p>YAUT-008930</text:p>
          </table:table-cell>
          <table:table-cell table:style-name="ACE-1" office:value-type="float" office:value="128.57499999999999">
            <text:p>128.57</text:p>
          </table:table-cell>
          <table:table-cell table:style-name="ACE-0" office:value-type="float" office:value="0.23000000000000001">
            <text:p>0.23</text:p>
          </table:table-cell>
          <table:table-cell table:style-name="ACE-0" office:value-type="string">
            <text:p>Coral</text:p>
          </table:table-cell>
          <table:table-cell table:style-name="ACE-0" office:value-type="string">
            <text:p>Dipsastre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10">
            <text:p>10</text:p>
          </table:table-cell>
          <table:table-cell table:style-name="ACE-1" office:value-type="float" office:value="-4.6827265244333152">
            <text:p>−4.68</text:p>
          </table:table-cell>
          <table:table-cell table:style-name="ACE-1" office:value-type="float" office:value="1.5832947628608744">
            <text:p>1.58</text:p>
          </table:table-cell>
          <table:table-cell table:style-name="ACE-2" office:value-type="float" office:value="19499.812298488843">
            <text:p>19500</text:p>
          </table:table-cell>
          <table:table-cell table:style-name="ACE-2" office:value-type="float" office:value="64.883603731874302">
            <text:p>65</text:p>
          </table:table-cell>
          <table:table-cell table:style-name="ACE-0" office:value-type="float" office:value="23000">
            <text:p>23000</text:p>
          </table:table-cell>
          <table:table-cell table:style-name="ACE-0" office:value-type="float" office:value="300">
            <text:p>300</text:p>
          </table:table-cell>
          <table:table-cell table:number-columns-repeated="2" table:style-name="ACE-0"/>
          <table:table-cell table:style-name="ACE-0" table:formula="of:=IF([.Q407]&gt;0;&quot;marine&quot;;&quot;&quot;)" office:value-type="string" office:string-value="marine">
            <text:p>marine</text:p>
          </table:table-cell>
          <table:table-cell table:style-name="ACE-0" table:formula="of:=IF([.U407]&gt;0;&quot;U-Th&quot;;&quot;&quot;)" office:value-type="string" office:string-value="">
            <text:p/>
          </table:table-cell>
          <table:table-cell table:style-name="ACE-0" office:value-type="string">
            <text:p>marine</text:p>
          </table:table-cell>
          <table:table-cell table:style-name="ACE-0" office:value-type="string">
            <text:p>325-M0054B-08R-2W_75-80</text:p>
          </table:table-cell>
          <table:table-cell table:style-name="ACE-1" table:formula="of:=IF([.M407]&lt;&gt;&quot;NA&quot;;-[.G407]+([.M407]-[.N407])/2-[.N407];-[.G407])" office:value-type="float" office:value="-128.57499999999999">
            <text:p>−128.57</text:p>
          </table:table-cell>
          <table:table-cell table:style-name="ACE-1" table:formula="of:=IF([.M407]&lt;&gt;&quot;NA&quot;;-[.G407]-([.M407]+[.N407])/2-[.N407]/2;-[.G407])" office:value-type="float" office:value="-153.57499999999999">
            <text:p>−153.57</text:p>
          </table:table-cell>
          <table:table-cell table:style-name="ACE-1" table:formula="of:=IF([.M407]&lt;&gt;&quot;NA&quot;;SQRT((([.M407]-[.N407])/2)^2+[.H407]^2);[.H407])" office:value-type="float" office:value="10.002644650291241">
            <text:p>10.00</text:p>
          </table:table-cell>
          <table:table-cell table:style-name="ACE-2" table:formula="of:=IF([.M407]&lt;&gt;&quot;NA&quot;;0;-1)" office:value-type="float" office:value="0">
            <text:p>0</text:p>
          </table:table-cell>
          <table:table-cell table:style-name="ACE-2" table:formula="of:=IF([.S407]&gt;0;[.S407];[.U407])" office:value-type="float" office:value="23000">
            <text:p>23000</text:p>
          </table:table-cell>
          <table:table-cell table:style-name="ACE-2" table:formula="of:=IF([.T407]&gt;0;[.T407];[.V407])" office:value-type="float" office:value="300">
            <text:p>300</text:p>
          </table:table-cell>
          <table:table-cell table:number-columns-repeated="224" table:style-name="ACE-0"/>
        </table:table-row>
        <table:table-row table:style-name="AROW-1">
          <table:table-cell table:style-name="ACE-0" office:value-type="string">
            <text:p>325-M0054B-09R-1W_14-22</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mple ID: 9296</text:p>
          </table:table-cell>
          <table:table-cell table:style-name="ACE-1" office:value-type="float" office:value="129.61000000000001">
            <text:p>129.61</text:p>
          </table:table-cell>
          <table:table-cell table:style-name="ACE-0" office:value-type="float" office:value="2.23">
            <text:p>2.23</text:p>
          </table:table-cell>
          <table:table-cell table:style-name="ACE-0" office:value-type="string">
            <text:p>Coral</text:p>
          </table:table-cell>
          <table:table-cell table:style-name="ACE-0" office:value-type="string">
            <text:p>Acropora (humilis <text:s/>grp.)</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20326">
            <text:p>20326</text:p>
          </table:table-cell>
          <table:table-cell table:style-name="ACE-0" office:value-type="float" office:value="6">
            <text:p>6</text:p>
          </table:table-cell>
          <table:table-cell table:style-name="ACE-0" table:formula="of:=IF([.Q408]&gt;0;&quot;marine&quot;;&quot;&quot;)" office:value-type="string" office:string-value="">
            <text:p/>
          </table:table-cell>
          <table:table-cell table:style-name="ACE-0" table:formula="of:=IF([.U408]&gt;0;&quot;U-Th&quot;;&quot;&quot;)" office:value-type="string" office:string-value="U-Th">
            <text:p>U-Th</text:p>
          </table:table-cell>
          <table:table-cell table:style-name="ACE-0" office:value-type="string">
            <text:p>U-Th</text:p>
          </table:table-cell>
          <table:table-cell table:style-name="ACE-0" office:value-type="string">
            <text:p>325-M0054B-09R-1W_14-22</text:p>
          </table:table-cell>
          <table:table-cell table:style-name="ACE-1" table:formula="of:=IF([.M408]&lt;&gt;&quot;NA&quot;;-[.G408]+([.M408]-[.N408])/2-[.N408];-[.G408])" office:value-type="float" office:value="-129.61000000000001">
            <text:p>−129.61</text:p>
          </table:table-cell>
          <table:table-cell table:style-name="ACE-1" table:formula="of:=IF([.M408]&lt;&gt;&quot;NA&quot;;-[.G408]-([.M408]+[.N408])/2-[.N408]/2;-[.G408])" office:value-type="float" office:value="-129.61000000000001">
            <text:p>−129.61</text:p>
          </table:table-cell>
          <table:table-cell table:style-name="ACE-1" table:formula="of:=IF([.M408]&lt;&gt;&quot;NA&quot;;SQRT((([.M408]-[.N408])/2)^2+[.H408]^2);[.H408])" office:value-type="float" office:value="2.23">
            <text:p>2.23</text:p>
          </table:table-cell>
          <table:table-cell table:style-name="ACE-2" table:formula="of:=IF([.M408]&lt;&gt;&quot;NA&quot;;0;-1)" office:value-type="float" office:value="-1">
            <text:p>−1</text:p>
          </table:table-cell>
          <table:table-cell table:style-name="ACE-2" table:formula="of:=IF([.S408]&gt;0;[.S408];[.U408])" office:value-type="float" office:value="20326">
            <text:p>20326</text:p>
          </table:table-cell>
          <table:table-cell table:style-name="ACE-2" table:formula="of:=IF([.T408]&gt;0;[.T408];[.V408])" office:value-type="float" office:value="6">
            <text:p>6</text:p>
          </table:table-cell>
          <table:table-cell table:number-columns-repeated="224" table:style-name="ACE-0"/>
        </table:table-row>
        <table:table-row table:style-name="AROW-1">
          <table:table-cell table:style-name="ACE-0" office:value-type="string">
            <text:p>325-M0054B-09R-1W_56-58</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SANU-18329</text:p>
          </table:table-cell>
          <table:table-cell table:style-name="ACE-1" office:value-type="float" office:value="130">
            <text:p>130.00</text:p>
          </table:table-cell>
          <table:table-cell table:style-name="ACE-0" office:value-type="float" office:value="2.23">
            <text:p>2.23</text:p>
          </table:table-cell>
          <table:table-cell table:style-name="ACE-0" office:value-type="string">
            <text:p>Bioclast</text:p>
          </table:table-cell>
          <table:table-cell table:style-name="ACE-0" office:value-type="string">
            <text:p>Halimed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3.6263999999999998">
            <text:p>−3.63</text:p>
          </table:table-cell>
          <table:table-cell table:style-name="ACE-1" office:value-type="float" office:value="1.304">
            <text:p>1.30</text:p>
          </table:table-cell>
          <table:table-cell table:style-name="ACE-2" office:value-type="float" office:value="20340">
            <text:p>20340</text:p>
          </table:table-cell>
          <table:table-cell table:style-name="ACE-2" office:value-type="float" office:value="120">
            <text:p>120</text:p>
          </table:table-cell>
          <table:table-cell table:style-name="ACE-0" office:value-type="float" office:value="23963">
            <text:p>23963</text:p>
          </table:table-cell>
          <table:table-cell table:style-name="ACE-0" office:value-type="float" office:value="373">
            <text:p>373</text:p>
          </table:table-cell>
          <table:table-cell table:number-columns-repeated="2" table:style-name="ACE-0"/>
          <table:table-cell table:style-name="ACE-0" table:formula="of:=IF([.Q409]&gt;0;&quot;marine&quot;;&quot;&quot;)" office:value-type="string" office:string-value="marine">
            <text:p>marine</text:p>
          </table:table-cell>
          <table:table-cell table:style-name="ACE-0" table:formula="of:=IF([.U409]&gt;0;&quot;U-Th&quot;;&quot;&quot;)" office:value-type="string" office:string-value="">
            <text:p/>
          </table:table-cell>
          <table:table-cell table:style-name="ACE-0" office:value-type="string">
            <text:p>marine</text:p>
          </table:table-cell>
          <table:table-cell table:style-name="ACE-0" office:value-type="string">
            <text:p>325-M0054B-09R-1W_56-58</text:p>
          </table:table-cell>
          <table:table-cell table:style-name="ACE-1" table:formula="of:=IF([.M409]&lt;&gt;&quot;NA&quot;;-[.G409]+([.M409]-[.N409])/2-[.N409];-[.G409])" office:value-type="float" office:value="-130">
            <text:p>−130.00</text:p>
          </table:table-cell>
          <table:table-cell table:style-name="ACE-1" table:formula="of:=IF([.M409]&lt;&gt;&quot;NA&quot;;-[.G409]-([.M409]+[.N409])/2-[.N409]/2;-[.G409])" office:value-type="float" office:value="-130">
            <text:p>−130.00</text:p>
          </table:table-cell>
          <table:table-cell table:style-name="ACE-1" table:formula="of:=IF([.M409]&lt;&gt;&quot;NA&quot;;SQRT((([.M409]-[.N409])/2)^2+[.H409]^2);[.H409])" office:value-type="float" office:value="2.23">
            <text:p>2.23</text:p>
          </table:table-cell>
          <table:table-cell table:style-name="ACE-2" table:formula="of:=IF([.M409]&lt;&gt;&quot;NA&quot;;0;-1)" office:value-type="float" office:value="-1">
            <text:p>−1</text:p>
          </table:table-cell>
          <table:table-cell table:style-name="ACE-2" table:formula="of:=IF([.S409]&gt;0;[.S409];[.U409])" office:value-type="float" office:value="23963">
            <text:p>23963</text:p>
          </table:table-cell>
          <table:table-cell table:style-name="ACE-2" table:formula="of:=IF([.T409]&gt;0;[.T409];[.V409])" office:value-type="float" office:value="373">
            <text:p>373</text:p>
          </table:table-cell>
          <table:table-cell table:number-columns-repeated="224" table:style-name="ACE-0"/>
        </table:table-row>
        <table:table-row table:style-name="AROW-1">
          <table:table-cell table:style-name="ACE-0" office:value-type="string">
            <text:p>325-M0054B-10R-1W_14-19</text:p>
          </table:table-cell>
          <table:table-cell table:style-name="ACE-0" office:value-type="float" office:value="-17.100000000000001">
            <text:p>−17.1</text:p>
          </table:table-cell>
          <table:table-cell table:style-name="ACE-0" office:value-type="float" office:value="146.58000000000001">
            <text:p>146.58</text:p>
          </table:table-cell>
          <table:table-cell table:number-columns-repeated="2" table:style-name="ACE-0"/>
          <table:table-cell table:style-name="ACE-0" office:value-type="string">
            <text:p>YAUT-009511</text:p>
          </table:table-cell>
          <table:table-cell table:style-name="ACE-1" office:value-type="float" office:value="132.595">
            <text:p>132.59</text:p>
          </table:table-cell>
          <table:table-cell table:style-name="ACE-0" office:value-type="float" office:value="2.75">
            <text:p>2.75</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3.23588913834879">
            <text:p>3.24</text:p>
          </table:table-cell>
          <table:table-cell table:style-name="ACE-1" office:value-type="float" office:value="4.2195194012598893">
            <text:p>4.22</text:p>
          </table:table-cell>
          <table:table-cell table:style-name="ACE-2" office:value-type="float" office:value="28441.568494738422">
            <text:p>28442</text:p>
          </table:table-cell>
          <table:table-cell table:style-name="ACE-2" office:value-type="float" office:value="111.24284824043526">
            <text:p>111</text:p>
          </table:table-cell>
          <table:table-cell table:style-name="ACE-0" office:value-type="float" office:value="31800">
            <text:p>31800</text:p>
          </table:table-cell>
          <table:table-cell table:style-name="ACE-0" office:value-type="float" office:value="400">
            <text:p>400</text:p>
          </table:table-cell>
          <table:table-cell table:number-columns-repeated="2" table:style-name="ACE-0"/>
          <table:table-cell table:style-name="ACE-0" table:formula="of:=IF([.Q410]&gt;0;&quot;marine&quot;;&quot;&quot;)" office:value-type="string" office:string-value="marine">
            <text:p>marine</text:p>
          </table:table-cell>
          <table:table-cell table:style-name="ACE-0" table:formula="of:=IF([.U410]&gt;0;&quot;U-Th&quot;;&quot;&quot;)" office:value-type="string" office:string-value="">
            <text:p/>
          </table:table-cell>
          <table:table-cell table:style-name="ACE-0" office:value-type="string">
            <text:p>marine</text:p>
          </table:table-cell>
          <table:table-cell table:style-name="ACE-0" office:value-type="string">
            <text:p>325-M0054B-10R-1W_14-19</text:p>
          </table:table-cell>
          <table:table-cell table:style-name="ACE-1" table:formula="of:=IF([.M410]&lt;&gt;&quot;NA&quot;;-[.G410]+([.M410]-[.N410])/2-[.N410];-[.G410])" office:value-type="float" office:value="-132.595">
            <text:p>−132.59</text:p>
          </table:table-cell>
          <table:table-cell table:style-name="ACE-1" table:formula="of:=IF([.M410]&lt;&gt;&quot;NA&quot;;-[.G410]-([.M410]+[.N410])/2-[.N410]/2;-[.G410])" office:value-type="float" office:value="-132.595">
            <text:p>−132.59</text:p>
          </table:table-cell>
          <table:table-cell table:style-name="ACE-1" table:formula="of:=IF([.M410]&lt;&gt;&quot;NA&quot;;SQRT((([.M410]-[.N410])/2)^2+[.H410]^2);[.H410])" office:value-type="float" office:value="2.75">
            <text:p>2.75</text:p>
          </table:table-cell>
          <table:table-cell table:style-name="ACE-2" table:formula="of:=IF([.M410]&lt;&gt;&quot;NA&quot;;0;-1)" office:value-type="float" office:value="-1">
            <text:p>−1</text:p>
          </table:table-cell>
          <table:table-cell table:style-name="ACE-2" table:formula="of:=IF([.S410]&gt;0;[.S410];[.U410])" office:value-type="float" office:value="31800">
            <text:p>31800</text:p>
          </table:table-cell>
          <table:table-cell table:style-name="ACE-2" table:formula="of:=IF([.T410]&gt;0;[.T410];[.V410])" office:value-type="float" office:value="400">
            <text:p>400</text:p>
          </table:table-cell>
          <table:table-cell table:number-columns-repeated="224" table:style-name="ACE-0"/>
        </table:table-row>
        <table:table-row table:style-name="AROW-1">
          <table:table-cell table:style-name="ACE-0" office:value-type="string">
            <text:p>325-M0055A-01R-1W_41-4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407</text:p>
          </table:table-cell>
          <table:table-cell table:style-name="ACE-1" office:value-type="float" office:value="96.179999999999993">
            <text:p>96.18</text:p>
          </table:table-cell>
          <table:table-cell table:style-name="ACE-0" office:value-type="float" office:value="2.1800000000000002">
            <text:p>2.18</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0.48299999999999998">
            <text:p>0.48</text:p>
          </table:table-cell>
          <table:table-cell table:style-name="ACE-1" office:value-type="float" office:value="0.51500000000000001">
            <text:p>0.52</text:p>
          </table:table-cell>
          <table:table-cell table:style-name="ACE-2" office:value-type="float" office:value="12385">
            <text:p>12385</text:p>
          </table:table-cell>
          <table:table-cell table:style-name="ACE-2" office:value-type="float" office:value="45">
            <text:p>45</text:p>
          </table:table-cell>
          <table:table-cell table:style-name="ACE-0" office:value-type="float" office:value="13856">
            <text:p>13856</text:p>
          </table:table-cell>
          <table:table-cell table:style-name="ACE-0" office:value-type="float" office:value="145">
            <text:p>145</text:p>
          </table:table-cell>
          <table:table-cell table:number-columns-repeated="2" table:style-name="ACE-0"/>
          <table:table-cell table:style-name="ACE-0" table:formula="of:=IF([.Q411]&gt;0;&quot;marine&quot;;&quot;&quot;)" office:value-type="string" office:string-value="marine">
            <text:p>marine</text:p>
          </table:table-cell>
          <table:table-cell table:style-name="ACE-0" table:formula="of:=IF([.U411]&gt;0;&quot;U-Th&quot;;&quot;&quot;)" office:value-type="string" office:string-value="">
            <text:p/>
          </table:table-cell>
          <table:table-cell table:style-name="ACE-0" office:value-type="string">
            <text:p>marine</text:p>
          </table:table-cell>
          <table:table-cell table:style-name="ACE-0" office:value-type="string">
            <text:p>325-M0055A-01R-1W_41-45</text:p>
          </table:table-cell>
          <table:table-cell table:style-name="ACE-1" table:formula="of:=IF([.M411]&lt;&gt;&quot;NA&quot;;-[.G411]+([.M411]-[.N411])/2-[.N411];-[.G411])" office:value-type="float" office:value="-86.179999999999993">
            <text:p>−86.18</text:p>
          </table:table-cell>
          <table:table-cell table:style-name="ACE-1" table:formula="of:=IF([.M411]&lt;&gt;&quot;NA&quot;;-[.G411]-([.M411]+[.N411])/2-[.N411]/2;-[.G411])" office:value-type="float" office:value="-106.17999999999999">
            <text:p>−106.18</text:p>
          </table:table-cell>
          <table:table-cell table:style-name="ACE-1" table:formula="of:=IF([.M411]&lt;&gt;&quot;NA&quot;;SQRT((([.M411]-[.N411])/2)^2+[.H411]^2);[.H411])" office:value-type="float" office:value="10.234861992230281">
            <text:p>10.23</text:p>
          </table:table-cell>
          <table:table-cell table:style-name="ACE-2" table:formula="of:=IF([.M411]&lt;&gt;&quot;NA&quot;;0;-1)" office:value-type="float" office:value="0">
            <text:p>0</text:p>
          </table:table-cell>
          <table:table-cell table:style-name="ACE-2" table:formula="of:=IF([.S411]&gt;0;[.S411];[.U411])" office:value-type="float" office:value="13856">
            <text:p>13856</text:p>
          </table:table-cell>
          <table:table-cell table:style-name="ACE-2" table:formula="of:=IF([.T411]&gt;0;[.T411];[.V411])" office:value-type="float" office:value="145">
            <text:p>145</text:p>
          </table:table-cell>
          <table:table-cell table:number-columns-repeated="224" table:style-name="ACE-0"/>
        </table:table-row>
        <table:table-row table:style-name="AROW-1">
          <table:table-cell table:style-name="ACE-0" office:value-type="string">
            <text:p>325-M0055A-01R-1W_56-5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8331</text:p>
          </table:table-cell>
          <table:table-cell table:style-name="ACE-1" office:value-type="float" office:value="96.314999999999998">
            <text:p>96.31</text:p>
          </table:table-cell>
          <table:table-cell table:style-name="ACE-0" office:value-type="float" office:value="2.1800000000000002">
            <text:p>2.18</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3.6141000000000001">
            <text:p>3.61</text:p>
          </table:table-cell>
          <table:table-cell table:style-name="ACE-1" office:value-type="float" office:value="1.528">
            <text:p>1.53</text:p>
          </table:table-cell>
          <table:table-cell table:style-name="ACE-2" office:value-type="float" office:value="12650">
            <text:p>12650</text:p>
          </table:table-cell>
          <table:table-cell table:style-name="ACE-2" office:value-type="float" office:value="60">
            <text:p>60</text:p>
          </table:table-cell>
          <table:table-cell table:style-name="ACE-0" office:value-type="float" office:value="14233">
            <text:p>14233</text:p>
          </table:table-cell>
          <table:table-cell table:style-name="ACE-0" office:value-type="float" office:value="273">
            <text:p>273</text:p>
          </table:table-cell>
          <table:table-cell table:number-columns-repeated="2" table:style-name="ACE-0"/>
          <table:table-cell table:style-name="ACE-0" table:formula="of:=IF([.Q412]&gt;0;&quot;marine&quot;;&quot;&quot;)" office:value-type="string" office:string-value="marine">
            <text:p>marine</text:p>
          </table:table-cell>
          <table:table-cell table:style-name="ACE-0" table:formula="of:=IF([.U412]&gt;0;&quot;U-Th&quot;;&quot;&quot;)" office:value-type="string" office:string-value="">
            <text:p/>
          </table:table-cell>
          <table:table-cell table:style-name="ACE-0" office:value-type="string">
            <text:p>marine</text:p>
          </table:table-cell>
          <table:table-cell table:style-name="ACE-0" office:value-type="string">
            <text:p>325-M0055A-01R-1W_56-57</text:p>
          </table:table-cell>
          <table:table-cell table:style-name="ACE-1" table:formula="of:=IF([.M412]&lt;&gt;&quot;NA&quot;;-[.G412]+([.M412]-[.N412])/2-[.N412];-[.G412])" office:value-type="float" office:value="-86.314999999999998">
            <text:p>−86.31</text:p>
          </table:table-cell>
          <table:table-cell table:style-name="ACE-1" table:formula="of:=IF([.M412]&lt;&gt;&quot;NA&quot;;-[.G412]-([.M412]+[.N412])/2-[.N412]/2;-[.G412])" office:value-type="float" office:value="-106.315">
            <text:p>−106.31</text:p>
          </table:table-cell>
          <table:table-cell table:style-name="ACE-1" table:formula="of:=IF([.M412]&lt;&gt;&quot;NA&quot;;SQRT((([.M412]-[.N412])/2)^2+[.H412]^2);[.H412])" office:value-type="float" office:value="10.234861992230281">
            <text:p>10.23</text:p>
          </table:table-cell>
          <table:table-cell table:style-name="ACE-2" table:formula="of:=IF([.M412]&lt;&gt;&quot;NA&quot;;0;-1)" office:value-type="float" office:value="0">
            <text:p>0</text:p>
          </table:table-cell>
          <table:table-cell table:style-name="ACE-2" table:formula="of:=IF([.S412]&gt;0;[.S412];[.U412])" office:value-type="float" office:value="14233">
            <text:p>14233</text:p>
          </table:table-cell>
          <table:table-cell table:style-name="ACE-2" table:formula="of:=IF([.T412]&gt;0;[.T412];[.V412])" office:value-type="float" office:value="273">
            <text:p>273</text:p>
          </table:table-cell>
          <table:table-cell table:number-columns-repeated="224" table:style-name="ACE-0"/>
        </table:table-row>
        <table:table-row table:style-name="AROW-1">
          <table:table-cell table:style-name="ACE-0" office:value-type="string">
            <text:p>325-M0055A-01R-2W_4-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4326</text:p>
          </table:table-cell>
          <table:table-cell table:style-name="ACE-1" office:value-type="float" office:value="96.514999999999986">
            <text:p>96.51</text:p>
          </table:table-cell>
          <table:table-cell table:style-name="ACE-0" office:value-type="float" office:value="2.1800000000000002">
            <text:p>2.18</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style-name="ACE-1" office:value-type="float" office:value="0.98580000000000001">
            <text:p>0.99</text:p>
          </table:table-cell>
          <table:table-cell table:style-name="ACE-1" office:value-type="float" office:value="0.29799999999999999">
            <text:p>0.30</text:p>
          </table:table-cell>
          <table:table-cell table:style-name="ACE-2" office:value-type="float" office:value="12620">
            <text:p>12620</text:p>
          </table:table-cell>
          <table:table-cell table:style-name="ACE-2" office:value-type="float" office:value="30">
            <text:p>30</text:p>
          </table:table-cell>
          <table:table-cell table:style-name="ACE-0" office:value-type="float" office:value="14050">
            <text:p>14050</text:p>
          </table:table-cell>
          <table:table-cell table:style-name="ACE-0" office:value-type="float" office:value="160">
            <text:p>160</text:p>
          </table:table-cell>
          <table:table-cell table:number-columns-repeated="2" table:style-name="ACE-0"/>
          <table:table-cell table:style-name="ACE-0" table:formula="of:=IF([.Q413]&gt;0;&quot;marine&quot;;&quot;&quot;)" office:value-type="string" office:string-value="marine">
            <text:p>marine</text:p>
          </table:table-cell>
          <table:table-cell table:style-name="ACE-0" table:formula="of:=IF([.U413]&gt;0;&quot;U-Th&quot;;&quot;&quot;)" office:value-type="string" office:string-value="">
            <text:p/>
          </table:table-cell>
          <table:table-cell table:style-name="ACE-0" office:value-type="string">
            <text:p>marine</text:p>
          </table:table-cell>
          <table:table-cell table:style-name="ACE-0" office:value-type="string">
            <text:p>325-M0055A-01R-2W_4-5</text:p>
          </table:table-cell>
          <table:table-cell table:style-name="ACE-1" table:formula="of:=IF([.M413]&lt;&gt;&quot;NA&quot;;-[.G413]+([.M413]-[.N413])/2-[.N413];-[.G413])" office:value-type="float" office:value="-86.514999999999986">
            <text:p>−86.51</text:p>
          </table:table-cell>
          <table:table-cell table:style-name="ACE-1" table:formula="of:=IF([.M413]&lt;&gt;&quot;NA&quot;;-[.G413]-([.M413]+[.N413])/2-[.N413]/2;-[.G413])" office:value-type="float" office:value="-106.51499999999999">
            <text:p>−106.51</text:p>
          </table:table-cell>
          <table:table-cell table:style-name="ACE-1" table:formula="of:=IF([.M413]&lt;&gt;&quot;NA&quot;;SQRT((([.M413]-[.N413])/2)^2+[.H413]^2);[.H413])" office:value-type="float" office:value="10.234861992230281">
            <text:p>10.23</text:p>
          </table:table-cell>
          <table:table-cell table:style-name="ACE-2" table:formula="of:=IF([.M413]&lt;&gt;&quot;NA&quot;;0;-1)" office:value-type="float" office:value="0">
            <text:p>0</text:p>
          </table:table-cell>
          <table:table-cell table:style-name="ACE-2" table:formula="of:=IF([.S413]&gt;0;[.S413];[.U413])" office:value-type="float" office:value="14050">
            <text:p>14050</text:p>
          </table:table-cell>
          <table:table-cell table:style-name="ACE-2" table:formula="of:=IF([.T413]&gt;0;[.T413];[.V413])" office:value-type="float" office:value="160">
            <text:p>160</text:p>
          </table:table-cell>
          <table:table-cell table:number-columns-repeated="224" table:style-name="ACE-0"/>
        </table:table-row>
        <table:table-row table:style-name="AROW-1">
          <table:table-cell table:style-name="ACE-0" office:value-type="string">
            <text:p>325-M0055A-01R-CCW_4-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8330</text:p>
          </table:table-cell>
          <table:table-cell table:style-name="ACE-1" office:value-type="float" office:value="96.514999999999986">
            <text:p>96.51</text:p>
          </table:table-cell>
          <table:table-cell table:style-name="ACE-0" office:value-type="float" office:value="2.1800000000000002">
            <text:p>2.18</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style-name="ACE-1" office:value-type="float" office:value="-1.5174000000000001">
            <text:p>−1.52</text:p>
          </table:table-cell>
          <table:table-cell table:style-name="ACE-1" office:value-type="float" office:value="1.536">
            <text:p>1.54</text:p>
          </table:table-cell>
          <table:table-cell table:style-name="ACE-2" office:value-type="float" office:value="12820">
            <text:p>12820</text:p>
          </table:table-cell>
          <table:table-cell table:style-name="ACE-2" office:value-type="float" office:value="60">
            <text:p>60</text:p>
          </table:table-cell>
          <table:table-cell table:style-name="ACE-0" office:value-type="float" office:value="14546">
            <text:p>14546</text:p>
          </table:table-cell>
          <table:table-cell table:style-name="ACE-0" office:value-type="float" office:value="324">
            <text:p>324</text:p>
          </table:table-cell>
          <table:table-cell table:number-columns-repeated="2" table:style-name="ACE-0"/>
          <table:table-cell table:style-name="ACE-0" table:formula="of:=IF([.Q414]&gt;0;&quot;marine&quot;;&quot;&quot;)" office:value-type="string" office:string-value="marine">
            <text:p>marine</text:p>
          </table:table-cell>
          <table:table-cell table:style-name="ACE-0" table:formula="of:=IF([.U414]&gt;0;&quot;U-Th&quot;;&quot;&quot;)" office:value-type="string" office:string-value="">
            <text:p/>
          </table:table-cell>
          <table:table-cell table:style-name="ACE-0" office:value-type="string">
            <text:p>marine</text:p>
          </table:table-cell>
          <table:table-cell table:style-name="ACE-0" office:value-type="string">
            <text:p>325-M0055A-01R-CCW_4-5</text:p>
          </table:table-cell>
          <table:table-cell table:style-name="ACE-1" table:formula="of:=IF([.M414]&lt;&gt;&quot;NA&quot;;-[.G414]+([.M414]-[.N414])/2-[.N414];-[.G414])" office:value-type="float" office:value="-86.514999999999986">
            <text:p>−86.51</text:p>
          </table:table-cell>
          <table:table-cell table:style-name="ACE-1" table:formula="of:=IF([.M414]&lt;&gt;&quot;NA&quot;;-[.G414]-([.M414]+[.N414])/2-[.N414]/2;-[.G414])" office:value-type="float" office:value="-106.51499999999999">
            <text:p>−106.51</text:p>
          </table:table-cell>
          <table:table-cell table:style-name="ACE-1" table:formula="of:=IF([.M414]&lt;&gt;&quot;NA&quot;;SQRT((([.M414]-[.N414])/2)^2+[.H414]^2);[.H414])" office:value-type="float" office:value="10.234861992230281">
            <text:p>10.23</text:p>
          </table:table-cell>
          <table:table-cell table:style-name="ACE-2" table:formula="of:=IF([.M414]&lt;&gt;&quot;NA&quot;;0;-1)" office:value-type="float" office:value="0">
            <text:p>0</text:p>
          </table:table-cell>
          <table:table-cell table:style-name="ACE-2" table:formula="of:=IF([.S414]&gt;0;[.S414];[.U414])" office:value-type="float" office:value="14546">
            <text:p>14546</text:p>
          </table:table-cell>
          <table:table-cell table:style-name="ACE-2" table:formula="of:=IF([.T414]&gt;0;[.T414];[.V414])" office:value-type="float" office:value="324">
            <text:p>324</text:p>
          </table:table-cell>
          <table:table-cell table:number-columns-repeated="224" table:style-name="ACE-0"/>
        </table:table-row>
        <table:table-row table:style-name="AROW-1">
          <table:table-cell table:style-name="ACE-0" office:value-type="string">
            <text:p>325-M0055A-02R-1W_0-8</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409</text:p>
          </table:table-cell>
          <table:table-cell table:style-name="ACE-1" office:value-type="float" office:value="98.789999999999992">
            <text:p>98.79</text:p>
          </table:table-cell>
          <table:table-cell table:style-name="ACE-0" office:value-type="float" office:value="0.40000000000000002">
            <text:p>0.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47160000000000002">
            <text:p>−0.47</text:p>
          </table:table-cell>
          <table:table-cell table:style-name="ACE-1" office:value-type="float" office:value="0.60399999999999998">
            <text:p>0.60</text:p>
          </table:table-cell>
          <table:table-cell table:style-name="ACE-2" office:value-type="float" office:value="13165">
            <text:p>13165</text:p>
          </table:table-cell>
          <table:table-cell table:style-name="ACE-2" office:value-type="float" office:value="45">
            <text:p>45</text:p>
          </table:table-cell>
          <table:table-cell table:style-name="ACE-0" office:value-type="float" office:value="15195">
            <text:p>15195</text:p>
          </table:table-cell>
          <table:table-cell table:style-name="ACE-0" office:value-type="float" office:value="162">
            <text:p>162</text:p>
          </table:table-cell>
          <table:table-cell table:number-columns-repeated="2" table:style-name="ACE-0"/>
          <table:table-cell table:style-name="ACE-0" table:formula="of:=IF([.Q415]&gt;0;&quot;marine&quot;;&quot;&quot;)" office:value-type="string" office:string-value="marine">
            <text:p>marine</text:p>
          </table:table-cell>
          <table:table-cell table:style-name="ACE-0" table:formula="of:=IF([.U415]&gt;0;&quot;U-Th&quot;;&quot;&quot;)" office:value-type="string" office:string-value="">
            <text:p/>
          </table:table-cell>
          <table:table-cell table:style-name="ACE-0" office:value-type="string">
            <text:p>marine</text:p>
          </table:table-cell>
          <table:table-cell table:style-name="ACE-0" office:value-type="string">
            <text:p>325-M0055A-02R-1W_0-8</text:p>
          </table:table-cell>
          <table:table-cell table:style-name="ACE-1" table:formula="of:=IF([.M415]&lt;&gt;&quot;NA&quot;;-[.G415]+([.M415]-[.N415])/2-[.N415];-[.G415])" office:value-type="float" office:value="-96.289999999999992">
            <text:p>−96.29</text:p>
          </table:table-cell>
          <table:table-cell table:style-name="ACE-1" table:formula="of:=IF([.M415]&lt;&gt;&quot;NA&quot;;-[.G415]-([.M415]+[.N415])/2-[.N415]/2;-[.G415])" office:value-type="float" office:value="-101.28999999999999">
            <text:p>−101.29</text:p>
          </table:table-cell>
          <table:table-cell table:style-name="ACE-1" table:formula="of:=IF([.M415]&lt;&gt;&quot;NA&quot;;SQRT((([.M415]-[.N415])/2)^2+[.H415]^2);[.H415])" office:value-type="float" office:value="2.5317977802344327">
            <text:p>2.53</text:p>
          </table:table-cell>
          <table:table-cell table:style-name="ACE-2" table:formula="of:=IF([.M415]&lt;&gt;&quot;NA&quot;;0;-1)" office:value-type="float" office:value="0">
            <text:p>0</text:p>
          </table:table-cell>
          <table:table-cell table:style-name="ACE-2" table:formula="of:=IF([.S415]&gt;0;[.S415];[.U415])" office:value-type="float" office:value="15195">
            <text:p>15195</text:p>
          </table:table-cell>
          <table:table-cell table:style-name="ACE-2" table:formula="of:=IF([.T415]&gt;0;[.T415];[.V415])" office:value-type="float" office:value="162">
            <text:p>162</text:p>
          </table:table-cell>
          <table:table-cell table:number-columns-repeated="224" table:style-name="ACE-0"/>
        </table:table-row>
        <table:table-row table:style-name="AROW-1">
          <table:table-cell table:style-name="ACE-0" office:value-type="string">
            <text:p>325-M0055A-02R-1W_23-32A</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6126</text:p>
          </table:table-cell>
          <table:table-cell table:style-name="ACE-1" office:value-type="float" office:value="99.024999999999991">
            <text:p>99.02</text:p>
          </table:table-cell>
          <table:table-cell table:style-name="ACE-0" office:value-type="float" office:value="0.40000000000000002">
            <text:p>0.4</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6.7712657624658918">
            <text:p>−6.77</text:p>
          </table:table-cell>
          <table:table-cell table:style-name="ACE-1" office:value-type="float" office:value="3.2558250694750375">
            <text:p>3.26</text:p>
          </table:table-cell>
          <table:table-cell table:style-name="ACE-2" office:value-type="float" office:value="13280.58147637324">
            <text:p>13281</text:p>
          </table:table-cell>
          <table:table-cell table:style-name="ACE-2" office:value-type="float" office:value="75.740107079476161">
            <text:p>76</text:p>
          </table:table-cell>
          <table:table-cell table:style-name="ACE-0" office:value-type="float" office:value="15398">
            <text:p>15398</text:p>
          </table:table-cell>
          <table:table-cell table:style-name="ACE-0" office:value-type="float" office:value="264">
            <text:p>264</text:p>
          </table:table-cell>
          <table:table-cell table:number-columns-repeated="2" table:style-name="ACE-0"/>
          <table:table-cell table:style-name="ACE-0" table:formula="of:=IF([.Q416]&gt;0;&quot;marine&quot;;&quot;&quot;)" office:value-type="string" office:string-value="marine">
            <text:p>marine</text:p>
          </table:table-cell>
          <table:table-cell table:style-name="ACE-0" table:formula="of:=IF([.U416]&gt;0;&quot;U-Th&quot;;&quot;&quot;)" office:value-type="string" office:string-value="">
            <text:p/>
          </table:table-cell>
          <table:table-cell table:style-name="ACE-0" office:value-type="string">
            <text:p>marine</text:p>
          </table:table-cell>
          <table:table-cell table:style-name="ACE-0" office:value-type="string">
            <text:p>325-M0055A-02R-1W_23-32A</text:p>
          </table:table-cell>
          <table:table-cell table:style-name="ACE-1" table:formula="of:=IF([.M416]&lt;&gt;&quot;NA&quot;;-[.G416]+([.M416]-[.N416])/2-[.N416];-[.G416])" office:value-type="float" office:value="-96.524999999999991">
            <text:p>−96.52</text:p>
          </table:table-cell>
          <table:table-cell table:style-name="ACE-1" table:formula="of:=IF([.M416]&lt;&gt;&quot;NA&quot;;-[.G416]-([.M416]+[.N416])/2-[.N416]/2;-[.G416])" office:value-type="float" office:value="-101.52499999999999">
            <text:p>−101.52</text:p>
          </table:table-cell>
          <table:table-cell table:style-name="ACE-1" table:formula="of:=IF([.M416]&lt;&gt;&quot;NA&quot;;SQRT((([.M416]-[.N416])/2)^2+[.H416]^2);[.H416])" office:value-type="float" office:value="2.5317977802344327">
            <text:p>2.53</text:p>
          </table:table-cell>
          <table:table-cell table:style-name="ACE-2" table:formula="of:=IF([.M416]&lt;&gt;&quot;NA&quot;;0;-1)" office:value-type="float" office:value="0">
            <text:p>0</text:p>
          </table:table-cell>
          <table:table-cell table:style-name="ACE-2" table:formula="of:=IF([.S416]&gt;0;[.S416];[.U416])" office:value-type="float" office:value="15398">
            <text:p>15398</text:p>
          </table:table-cell>
          <table:table-cell table:style-name="ACE-2" table:formula="of:=IF([.T416]&gt;0;[.T416];[.V416])" office:value-type="float" office:value="264">
            <text:p>264</text:p>
          </table:table-cell>
          <table:table-cell table:number-columns-repeated="224" table:style-name="ACE-0"/>
        </table:table-row>
        <table:table-row table:style-name="AROW-1">
          <table:table-cell table:style-name="ACE-0" office:value-type="string">
            <text:p>325-M0055A-02R-1W_23-32B</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6127</text:p>
          </table:table-cell>
          <table:table-cell table:style-name="ACE-1" office:value-type="float" office:value="99.024999999999991">
            <text:p>99.02</text:p>
          </table:table-cell>
          <table:table-cell table:style-name="ACE-0" office:value-type="float" office:value="0.40000000000000002">
            <text:p>0.4</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2055645207948249">
            <text:p>4.21</text:p>
          </table:table-cell>
          <table:table-cell table:style-name="ACE-1" office:value-type="float" office:value="8.3191039805553491">
            <text:p>8.32</text:p>
          </table:table-cell>
          <table:table-cell table:style-name="ACE-2" office:value-type="float" office:value="13354.18215815556">
            <text:p>13354</text:p>
          </table:table-cell>
          <table:table-cell table:style-name="ACE-2" office:value-type="float" office:value="129.24418004720843">
            <text:p>129</text:p>
          </table:table-cell>
          <table:table-cell table:style-name="ACE-0" office:value-type="float" office:value="15496">
            <text:p>15496</text:p>
          </table:table-cell>
          <table:table-cell table:style-name="ACE-0" office:value-type="float" office:value="387">
            <text:p>387</text:p>
          </table:table-cell>
          <table:table-cell table:number-columns-repeated="2" table:style-name="ACE-0"/>
          <table:table-cell table:style-name="ACE-0" table:formula="of:=IF([.Q417]&gt;0;&quot;marine&quot;;&quot;&quot;)" office:value-type="string" office:string-value="marine">
            <text:p>marine</text:p>
          </table:table-cell>
          <table:table-cell table:style-name="ACE-0" table:formula="of:=IF([.U417]&gt;0;&quot;U-Th&quot;;&quot;&quot;)" office:value-type="string" office:string-value="">
            <text:p/>
          </table:table-cell>
          <table:table-cell table:style-name="ACE-0" office:value-type="string">
            <text:p>marine</text:p>
          </table:table-cell>
          <table:table-cell table:style-name="ACE-0" office:value-type="string">
            <text:p>325-M0055A-02R-1W_23-32B</text:p>
          </table:table-cell>
          <table:table-cell table:style-name="ACE-1" table:formula="of:=IF([.M417]&lt;&gt;&quot;NA&quot;;-[.G417]+([.M417]-[.N417])/2-[.N417];-[.G417])" office:value-type="float" office:value="-96.524999999999991">
            <text:p>−96.52</text:p>
          </table:table-cell>
          <table:table-cell table:style-name="ACE-1" table:formula="of:=IF([.M417]&lt;&gt;&quot;NA&quot;;-[.G417]-([.M417]+[.N417])/2-[.N417]/2;-[.G417])" office:value-type="float" office:value="-101.52499999999999">
            <text:p>−101.52</text:p>
          </table:table-cell>
          <table:table-cell table:style-name="ACE-1" table:formula="of:=IF([.M417]&lt;&gt;&quot;NA&quot;;SQRT((([.M417]-[.N417])/2)^2+[.H417]^2);[.H417])" office:value-type="float" office:value="2.5317977802344327">
            <text:p>2.53</text:p>
          </table:table-cell>
          <table:table-cell table:style-name="ACE-2" table:formula="of:=IF([.M417]&lt;&gt;&quot;NA&quot;;0;-1)" office:value-type="float" office:value="0">
            <text:p>0</text:p>
          </table:table-cell>
          <table:table-cell table:style-name="ACE-2" table:formula="of:=IF([.S417]&gt;0;[.S417];[.U417])" office:value-type="float" office:value="15496">
            <text:p>15496</text:p>
          </table:table-cell>
          <table:table-cell table:style-name="ACE-2" table:formula="of:=IF([.T417]&gt;0;[.T417];[.V417])" office:value-type="float" office:value="387">
            <text:p>387</text:p>
          </table:table-cell>
          <table:table-cell table:number-columns-repeated="224" table:style-name="ACE-0"/>
        </table:table-row>
        <table:table-row table:style-name="AROW-1">
          <table:table-cell table:style-name="ACE-0" office:value-type="string">
            <text:p>325-M0055A-02R-1W_2-7A</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18</text:p>
          </table:table-cell>
          <table:table-cell table:style-name="ACE-0" office:value-type="string">
            <text:p>YAUT-008931</text:p>
          </table:table-cell>
          <table:table-cell table:style-name="ACE-1" office:value-type="float" office:value="98.794999999999987">
            <text:p>98.79</text:p>
          </table:table-cell>
          <table:table-cell table:style-name="ACE-0" office:value-type="float" office:value="0.40000000000000002">
            <text:p>0.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1012914813679684">
            <text:p>−4.10</text:p>
          </table:table-cell>
          <table:table-cell table:style-name="ACE-1" office:value-type="float" office:value="1.5055868644878849">
            <text:p>1.51</text:p>
          </table:table-cell>
          <table:table-cell table:style-name="ACE-2" office:value-type="float" office:value="13073.745871886282">
            <text:p>13074</text:p>
          </table:table-cell>
          <table:table-cell table:style-name="ACE-2" office:value-type="float" office:value="46.392934456238002">
            <text:p>46</text:p>
          </table:table-cell>
          <table:table-cell table:style-name="ACE-0" office:value-type="float" office:value="15015">
            <text:p>15015</text:p>
          </table:table-cell>
          <table:table-cell table:style-name="ACE-0" office:value-type="float" office:value="225">
            <text:p>225</text:p>
          </table:table-cell>
          <table:table-cell table:number-columns-repeated="2" table:style-name="ACE-0"/>
          <table:table-cell table:style-name="ACE-0" table:formula="of:=IF([.Q418]&gt;0;&quot;marine&quot;;&quot;&quot;)" office:value-type="string" office:string-value="marine">
            <text:p>marine</text:p>
          </table:table-cell>
          <table:table-cell table:style-name="ACE-0" table:formula="of:=IF([.U418]&gt;0;&quot;U-Th&quot;;&quot;&quot;)" office:value-type="string" office:string-value="">
            <text:p/>
          </table:table-cell>
          <table:table-cell table:style-name="ACE-0" office:value-type="string">
            <text:p>marine</text:p>
          </table:table-cell>
          <table:table-cell table:style-name="ACE-0" office:value-type="string">
            <text:p>325-M0055A-02R-1W_2-7A</text:p>
          </table:table-cell>
          <table:table-cell table:style-name="ACE-1" table:formula="of:=IF([.M418]&lt;&gt;&quot;NA&quot;;-[.G418]+([.M418]-[.N418])/2-[.N418];-[.G418])" office:value-type="float" office:value="-96.294999999999987">
            <text:p>−96.29</text:p>
          </table:table-cell>
          <table:table-cell table:style-name="ACE-1" table:formula="of:=IF([.M418]&lt;&gt;&quot;NA&quot;;-[.G418]-([.M418]+[.N418])/2-[.N418]/2;-[.G418])" office:value-type="float" office:value="-101.29499999999999">
            <text:p>−101.29</text:p>
          </table:table-cell>
          <table:table-cell table:style-name="ACE-1" table:formula="of:=IF([.M418]&lt;&gt;&quot;NA&quot;;SQRT((([.M418]-[.N418])/2)^2+[.H418]^2);[.H418])" office:value-type="float" office:value="2.5317977802344327">
            <text:p>2.53</text:p>
          </table:table-cell>
          <table:table-cell table:style-name="ACE-2" table:formula="of:=IF([.M418]&lt;&gt;&quot;NA&quot;;0;-1)" office:value-type="float" office:value="0">
            <text:p>0</text:p>
          </table:table-cell>
          <table:table-cell table:style-name="ACE-2" table:formula="of:=IF([.S418]&gt;0;[.S418];[.U418])" office:value-type="float" office:value="15015">
            <text:p>15015</text:p>
          </table:table-cell>
          <table:table-cell table:style-name="ACE-2" table:formula="of:=IF([.T418]&gt;0;[.T418];[.V418])" office:value-type="float" office:value="225">
            <text:p>225</text:p>
          </table:table-cell>
          <table:table-cell table:number-columns-repeated="224" table:style-name="ACE-0"/>
        </table:table-row>
        <table:table-row table:style-name="AROW-1">
          <table:table-cell table:style-name="ACE-0" office:value-type="string">
            <text:p>325-M0055A-02R-1W_2-7B</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9517</text:p>
          </table:table-cell>
          <table:table-cell table:style-name="ACE-1" office:value-type="float" office:value="98.794999999999987">
            <text:p>98.79</text:p>
          </table:table-cell>
          <table:table-cell table:style-name="ACE-0" office:value-type="float" office:value="0.40000000000000002">
            <text:p>0.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8.372443276161647">
            <text:p>−8.37</text:p>
          </table:table-cell>
          <table:table-cell table:style-name="ACE-1" office:value-type="float" office:value="1.9318136459048221">
            <text:p>1.93</text:p>
          </table:table-cell>
          <table:table-cell table:style-name="ACE-2" office:value-type="float" office:value="12949.614357914383">
            <text:p>12950</text:p>
          </table:table-cell>
          <table:table-cell table:style-name="ACE-2" office:value-type="float" office:value="52.136798006886472">
            <text:p>52</text:p>
          </table:table-cell>
          <table:table-cell table:style-name="ACE-0" office:value-type="float" office:value="14775">
            <text:p>14775</text:p>
          </table:table-cell>
          <table:table-cell table:style-name="ACE-0" office:value-type="float" office:value="375">
            <text:p>375</text:p>
          </table:table-cell>
          <table:table-cell table:number-columns-repeated="2" table:style-name="ACE-0"/>
          <table:table-cell table:style-name="ACE-0" table:formula="of:=IF([.Q419]&gt;0;&quot;marine&quot;;&quot;&quot;)" office:value-type="string" office:string-value="marine">
            <text:p>marine</text:p>
          </table:table-cell>
          <table:table-cell table:style-name="ACE-0" table:formula="of:=IF([.U419]&gt;0;&quot;U-Th&quot;;&quot;&quot;)" office:value-type="string" office:string-value="">
            <text:p/>
          </table:table-cell>
          <table:table-cell table:style-name="ACE-0" office:value-type="string">
            <text:p>marine</text:p>
          </table:table-cell>
          <table:table-cell table:style-name="ACE-0" office:value-type="string">
            <text:p>325-M0055A-02R-1W_2-7B</text:p>
          </table:table-cell>
          <table:table-cell table:style-name="ACE-1" table:formula="of:=IF([.M419]&lt;&gt;&quot;NA&quot;;-[.G419]+([.M419]-[.N419])/2-[.N419];-[.G419])" office:value-type="float" office:value="-96.294999999999987">
            <text:p>−96.29</text:p>
          </table:table-cell>
          <table:table-cell table:style-name="ACE-1" table:formula="of:=IF([.M419]&lt;&gt;&quot;NA&quot;;-[.G419]-([.M419]+[.N419])/2-[.N419]/2;-[.G419])" office:value-type="float" office:value="-101.29499999999999">
            <text:p>−101.29</text:p>
          </table:table-cell>
          <table:table-cell table:style-name="ACE-1" table:formula="of:=IF([.M419]&lt;&gt;&quot;NA&quot;;SQRT((([.M419]-[.N419])/2)^2+[.H419]^2);[.H419])" office:value-type="float" office:value="2.5317977802344327">
            <text:p>2.53</text:p>
          </table:table-cell>
          <table:table-cell table:style-name="ACE-2" table:formula="of:=IF([.M419]&lt;&gt;&quot;NA&quot;;0;-1)" office:value-type="float" office:value="0">
            <text:p>0</text:p>
          </table:table-cell>
          <table:table-cell table:style-name="ACE-2" table:formula="of:=IF([.S419]&gt;0;[.S419];[.U419])" office:value-type="float" office:value="14775">
            <text:p>14775</text:p>
          </table:table-cell>
          <table:table-cell table:style-name="ACE-2" table:formula="of:=IF([.T419]&gt;0;[.T419];[.V419])" office:value-type="float" office:value="375">
            <text:p>375</text:p>
          </table:table-cell>
          <table:table-cell table:number-columns-repeated="224" table:style-name="ACE-0"/>
        </table:table-row>
        <table:table-row table:style-name="AROW-1">
          <table:table-cell table:style-name="ACE-0" office:value-type="string">
            <text:p>325-M0055A-02R-1W_41-4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25</text:p>
          </table:table-cell>
          <table:table-cell table:style-name="ACE-1" office:value-type="float" office:value="99.179999999999993">
            <text:p>99.18</text:p>
          </table:table-cell>
          <table:table-cell table:style-name="ACE-0" office:value-type="float" office:value="0.40000000000000002">
            <text:p>0.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6.7213000000000003">
            <text:p>−6.72</text:p>
          </table:table-cell>
          <table:table-cell table:style-name="ACE-1" office:value-type="float" office:value="0.58199999999999996">
            <text:p>0.58</text:p>
          </table:table-cell>
          <table:table-cell table:style-name="ACE-2" office:value-type="float" office:value="13255">
            <text:p>13255</text:p>
          </table:table-cell>
          <table:table-cell table:style-name="ACE-2" office:value-type="float" office:value="45">
            <text:p>45</text:p>
          </table:table-cell>
          <table:table-cell table:style-name="ACE-0" office:value-type="float" office:value="15349">
            <text:p>15349</text:p>
          </table:table-cell>
          <table:table-cell table:style-name="ACE-0" office:value-type="float" office:value="202">
            <text:p>202</text:p>
          </table:table-cell>
          <table:table-cell table:number-columns-repeated="2" table:style-name="ACE-0"/>
          <table:table-cell table:style-name="ACE-0" table:formula="of:=IF([.Q420]&gt;0;&quot;marine&quot;;&quot;&quot;)" office:value-type="string" office:string-value="marine">
            <text:p>marine</text:p>
          </table:table-cell>
          <table:table-cell table:style-name="ACE-0" table:formula="of:=IF([.U420]&gt;0;&quot;U-Th&quot;;&quot;&quot;)" office:value-type="string" office:string-value="">
            <text:p/>
          </table:table-cell>
          <table:table-cell table:style-name="ACE-0" office:value-type="string">
            <text:p>marine</text:p>
          </table:table-cell>
          <table:table-cell table:style-name="ACE-0" office:value-type="string">
            <text:p>325-M0055A-02R-1W_41-45</text:p>
          </table:table-cell>
          <table:table-cell table:style-name="ACE-1" table:formula="of:=IF([.M420]&lt;&gt;&quot;NA&quot;;-[.G420]+([.M420]-[.N420])/2-[.N420];-[.G420])" office:value-type="float" office:value="-96.679999999999993">
            <text:p>−96.68</text:p>
          </table:table-cell>
          <table:table-cell table:style-name="ACE-1" table:formula="of:=IF([.M420]&lt;&gt;&quot;NA&quot;;-[.G420]-([.M420]+[.N420])/2-[.N420]/2;-[.G420])" office:value-type="float" office:value="-101.67999999999999">
            <text:p>−101.68</text:p>
          </table:table-cell>
          <table:table-cell table:style-name="ACE-1" table:formula="of:=IF([.M420]&lt;&gt;&quot;NA&quot;;SQRT((([.M420]-[.N420])/2)^2+[.H420]^2);[.H420])" office:value-type="float" office:value="2.5317977802344327">
            <text:p>2.53</text:p>
          </table:table-cell>
          <table:table-cell table:style-name="ACE-2" table:formula="of:=IF([.M420]&lt;&gt;&quot;NA&quot;;0;-1)" office:value-type="float" office:value="0">
            <text:p>0</text:p>
          </table:table-cell>
          <table:table-cell table:style-name="ACE-2" table:formula="of:=IF([.S420]&gt;0;[.S420];[.U420])" office:value-type="float" office:value="15349">
            <text:p>15349</text:p>
          </table:table-cell>
          <table:table-cell table:style-name="ACE-2" table:formula="of:=IF([.T420]&gt;0;[.T420];[.V420])" office:value-type="float" office:value="202">
            <text:p>202</text:p>
          </table:table-cell>
          <table:table-cell table:number-columns-repeated="224" table:style-name="ACE-0"/>
        </table:table-row>
        <table:table-row table:style-name="AROW-1">
          <table:table-cell table:style-name="ACE-0" office:value-type="string">
            <text:p>325-M0055A-02R-1W_41-4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5417</text:p>
          </table:table-cell>
          <table:table-cell table:style-name="ACE-1" office:value-type="float" office:value="99.179999999999993">
            <text:p>99.18</text:p>
          </table:table-cell>
          <table:table-cell table:style-name="ACE-0" office:value-type="float" office:value="0.40000000000000002">
            <text:p>0.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4135016037071462">
            <text:p>2.41</text:p>
          </table:table-cell>
          <table:table-cell table:style-name="ACE-1" office:value-type="float" office:value="5.0746102903580166">
            <text:p>5.07</text:p>
          </table:table-cell>
          <table:table-cell table:style-name="ACE-2" office:value-type="float" office:value="13323.551052764045">
            <text:p>13324</text:p>
          </table:table-cell>
          <table:table-cell table:style-name="ACE-2" office:value-type="float" office:value="76.434487257910078">
            <text:p>76</text:p>
          </table:table-cell>
          <table:table-cell table:style-name="ACE-0" office:value-type="float" office:value="15446">
            <text:p>15446</text:p>
          </table:table-cell>
          <table:table-cell table:style-name="ACE-0" office:value-type="float" office:value="264">
            <text:p>264</text:p>
          </table:table-cell>
          <table:table-cell table:number-columns-repeated="2" table:style-name="ACE-0"/>
          <table:table-cell table:style-name="ACE-0" table:formula="of:=IF([.Q421]&gt;0;&quot;marine&quot;;&quot;&quot;)" office:value-type="string" office:string-value="marine">
            <text:p>marine</text:p>
          </table:table-cell>
          <table:table-cell table:style-name="ACE-0" table:formula="of:=IF([.U421]&gt;0;&quot;U-Th&quot;;&quot;&quot;)" office:value-type="string" office:string-value="">
            <text:p/>
          </table:table-cell>
          <table:table-cell table:style-name="ACE-0" office:value-type="string">
            <text:p>marine</text:p>
          </table:table-cell>
          <table:table-cell table:style-name="ACE-0" office:value-type="string">
            <text:p>325-M0055A-02R-1W_41-45</text:p>
          </table:table-cell>
          <table:table-cell table:style-name="ACE-1" table:formula="of:=IF([.M421]&lt;&gt;&quot;NA&quot;;-[.G421]+([.M421]-[.N421])/2-[.N421];-[.G421])" office:value-type="float" office:value="-96.679999999999993">
            <text:p>−96.68</text:p>
          </table:table-cell>
          <table:table-cell table:style-name="ACE-1" table:formula="of:=IF([.M421]&lt;&gt;&quot;NA&quot;;-[.G421]-([.M421]+[.N421])/2-[.N421]/2;-[.G421])" office:value-type="float" office:value="-101.67999999999999">
            <text:p>−101.68</text:p>
          </table:table-cell>
          <table:table-cell table:style-name="ACE-1" table:formula="of:=IF([.M421]&lt;&gt;&quot;NA&quot;;SQRT((([.M421]-[.N421])/2)^2+[.H421]^2);[.H421])" office:value-type="float" office:value="2.5317977802344327">
            <text:p>2.53</text:p>
          </table:table-cell>
          <table:table-cell table:style-name="ACE-2" table:formula="of:=IF([.M421]&lt;&gt;&quot;NA&quot;;0;-1)" office:value-type="float" office:value="0">
            <text:p>0</text:p>
          </table:table-cell>
          <table:table-cell table:style-name="ACE-2" table:formula="of:=IF([.S421]&gt;0;[.S421];[.U421])" office:value-type="float" office:value="15446">
            <text:p>15446</text:p>
          </table:table-cell>
          <table:table-cell table:style-name="ACE-2" table:formula="of:=IF([.T421]&gt;0;[.T421];[.V421])" office:value-type="float" office:value="264">
            <text:p>264</text:p>
          </table:table-cell>
          <table:table-cell table:number-columns-repeated="224" table:style-name="ACE-0"/>
        </table:table-row>
        <table:table-row table:style-name="AROW-1">
          <table:table-cell table:style-name="ACE-0" office:value-type="string">
            <text:p>325-M0055A-02R-1W_49-53</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8934</text:p>
          </table:table-cell>
          <table:table-cell table:style-name="ACE-1" office:value-type="float" office:value="99.259999999999991">
            <text:p>99.26</text:p>
          </table:table-cell>
          <table:table-cell table:style-name="ACE-0" office:value-type="float" office:value="0.40000000000000002">
            <text:p>0.4</text:p>
          </table:table-cell>
          <table:table-cell table:style-name="ACE-0" office:value-type="string">
            <text:p>Coral</text:p>
          </table:table-cell>
          <table:table-cell table:style-name="ACE-0" office:value-type="string">
            <text:p>Acropora</text:p>
          </table:table-cell>
          <table:table-cell table:style-name="ACE-0" office:value-type="string">
            <text:p>*</text:p>
          </table:table-cell>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5.9396072872106949">
            <text:p>5.94</text:p>
          </table:table-cell>
          <table:table-cell table:style-name="ACE-1" office:value-type="float" office:value="2.0062202189469032">
            <text:p>2.01</text:p>
          </table:table-cell>
          <table:table-cell table:style-name="ACE-2" office:value-type="float" office:value="13498.108884976908">
            <text:p>13498</text:p>
          </table:table-cell>
          <table:table-cell table:style-name="ACE-2" office:value-type="float" office:value="49.764672741508662">
            <text:p>50</text:p>
          </table:table-cell>
          <table:table-cell table:style-name="ACE-0" office:value-type="float" office:value="15675">
            <text:p>15675</text:p>
          </table:table-cell>
          <table:table-cell table:style-name="ACE-0" office:value-type="float" office:value="275">
            <text:p>275</text:p>
          </table:table-cell>
          <table:table-cell table:number-columns-repeated="2" table:style-name="ACE-0"/>
          <table:table-cell table:style-name="ACE-0" table:formula="of:=IF([.Q422]&gt;0;&quot;marine&quot;;&quot;&quot;)" office:value-type="string" office:string-value="marine">
            <text:p>marine</text:p>
          </table:table-cell>
          <table:table-cell table:style-name="ACE-0" table:formula="of:=IF([.U422]&gt;0;&quot;U-Th&quot;;&quot;&quot;)" office:value-type="string" office:string-value="">
            <text:p/>
          </table:table-cell>
          <table:table-cell table:style-name="ACE-0" office:value-type="string">
            <text:p>marine</text:p>
          </table:table-cell>
          <table:table-cell table:style-name="ACE-0" office:value-type="string">
            <text:p>325-M0055A-02R-1W_49-53</text:p>
          </table:table-cell>
          <table:table-cell table:style-name="ACE-1" table:formula="of:=IF([.M422]&lt;&gt;&quot;NA&quot;;-[.G422]+([.M422]-[.N422])/2-[.N422];-[.G422])" office:value-type="float" office:value="-96.759999999999991">
            <text:p>−96.76</text:p>
          </table:table-cell>
          <table:table-cell table:style-name="ACE-1" table:formula="of:=IF([.M422]&lt;&gt;&quot;NA&quot;;-[.G422]-([.M422]+[.N422])/2-[.N422]/2;-[.G422])" office:value-type="float" office:value="-101.75999999999999">
            <text:p>−101.76</text:p>
          </table:table-cell>
          <table:table-cell table:style-name="ACE-1" table:formula="of:=IF([.M422]&lt;&gt;&quot;NA&quot;;SQRT((([.M422]-[.N422])/2)^2+[.H422]^2);[.H422])" office:value-type="float" office:value="2.5317977802344327">
            <text:p>2.53</text:p>
          </table:table-cell>
          <table:table-cell table:style-name="ACE-2" table:formula="of:=IF([.M422]&lt;&gt;&quot;NA&quot;;0;-1)" office:value-type="float" office:value="0">
            <text:p>0</text:p>
          </table:table-cell>
          <table:table-cell table:style-name="ACE-2" table:formula="of:=IF([.S422]&gt;0;[.S422];[.U422])" office:value-type="float" office:value="15675">
            <text:p>15675</text:p>
          </table:table-cell>
          <table:table-cell table:style-name="ACE-2" table:formula="of:=IF([.T422]&gt;0;[.T422];[.V422])" office:value-type="float" office:value="275">
            <text:p>275</text:p>
          </table:table-cell>
          <table:table-cell table:number-columns-repeated="224" table:style-name="ACE-0"/>
        </table:table-row>
        <table:table-row table:style-name="AROW-1">
          <table:table-cell table:style-name="ACE-0" office:value-type="string">
            <text:p>325-M0055A-02R-1W_56-58</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SANU-18332</text:p>
          </table:table-cell>
          <table:table-cell table:style-name="ACE-1" office:value-type="float" office:value="99.319999999999993">
            <text:p>99.32</text:p>
          </table:table-cell>
          <table:table-cell table:style-name="ACE-0" office:value-type="float" office:value="0.40000000000000002">
            <text:p>0.4</text:p>
          </table:table-cell>
          <table:table-cell table:style-name="ACE-0" office:value-type="string">
            <text:p>Coral</text:p>
          </table:table-cell>
          <table:table-cell table:style-name="ACE-0" office:value-type="string">
            <text:p>Acropora or 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6381">
            <text:p>0.64</text:p>
          </table:table-cell>
          <table:table-cell table:style-name="ACE-1" office:value-type="float" office:value="2.9359999999999999">
            <text:p>2.94</text:p>
          </table:table-cell>
          <table:table-cell table:style-name="ACE-2" office:value-type="float" office:value="13670">
            <text:p>13670</text:p>
          </table:table-cell>
          <table:table-cell table:style-name="ACE-2" office:value-type="float" office:value="70">
            <text:p>70</text:p>
          </table:table-cell>
          <table:table-cell table:style-name="ACE-0" office:value-type="float" office:value="15940">
            <text:p>15940</text:p>
          </table:table-cell>
          <table:table-cell table:style-name="ACE-0" office:value-type="float" office:value="229">
            <text:p>229</text:p>
          </table:table-cell>
          <table:table-cell table:number-columns-repeated="2" table:style-name="ACE-0"/>
          <table:table-cell table:style-name="ACE-0" table:formula="of:=IF([.Q423]&gt;0;&quot;marine&quot;;&quot;&quot;)" office:value-type="string" office:string-value="marine">
            <text:p>marine</text:p>
          </table:table-cell>
          <table:table-cell table:style-name="ACE-0" table:formula="of:=IF([.U423]&gt;0;&quot;U-Th&quot;;&quot;&quot;)" office:value-type="string" office:string-value="">
            <text:p/>
          </table:table-cell>
          <table:table-cell table:style-name="ACE-0" office:value-type="string">
            <text:p>marine</text:p>
          </table:table-cell>
          <table:table-cell table:style-name="ACE-0" office:value-type="string">
            <text:p>325-M0055A-02R-1W_56-58</text:p>
          </table:table-cell>
          <table:table-cell table:style-name="ACE-1" table:formula="of:=IF([.M423]&lt;&gt;&quot;NA&quot;;-[.G423]+([.M423]-[.N423])/2-[.N423];-[.G423])" office:value-type="float" office:value="-96.819999999999993">
            <text:p>−96.82</text:p>
          </table:table-cell>
          <table:table-cell table:style-name="ACE-1" table:formula="of:=IF([.M423]&lt;&gt;&quot;NA&quot;;-[.G423]-([.M423]+[.N423])/2-[.N423]/2;-[.G423])" office:value-type="float" office:value="-101.81999999999999">
            <text:p>−101.82</text:p>
          </table:table-cell>
          <table:table-cell table:style-name="ACE-1" table:formula="of:=IF([.M423]&lt;&gt;&quot;NA&quot;;SQRT((([.M423]-[.N423])/2)^2+[.H423]^2);[.H423])" office:value-type="float" office:value="2.5317977802344327">
            <text:p>2.53</text:p>
          </table:table-cell>
          <table:table-cell table:style-name="ACE-2" table:formula="of:=IF([.M423]&lt;&gt;&quot;NA&quot;;0;-1)" office:value-type="float" office:value="0">
            <text:p>0</text:p>
          </table:table-cell>
          <table:table-cell table:style-name="ACE-2" table:formula="of:=IF([.S423]&gt;0;[.S423];[.U423])" office:value-type="float" office:value="15940">
            <text:p>15940</text:p>
          </table:table-cell>
          <table:table-cell table:style-name="ACE-2" table:formula="of:=IF([.T423]&gt;0;[.T423];[.V423])" office:value-type="float" office:value="229">
            <text:p>229</text:p>
          </table:table-cell>
          <table:table-cell table:number-columns-repeated="224" table:style-name="ACE-0"/>
        </table:table-row>
        <table:table-row table:style-name="AROW-1">
          <table:table-cell table:style-name="ACE-0" office:value-type="string">
            <text:p>325-M0055A-02R-1W_8-1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N/A</text:p>
          </table:table-cell>
          <table:table-cell table:style-name="ACE-1" office:value-type="float" office:value="98.875">
            <text:p>98.88</text:p>
          </table:table-cell>
          <table:table-cell table:style-name="ACE-0" office:value-type="float" office:value="0.40000000000000002">
            <text:p>0.4</text:p>
          </table:table-cell>
          <table:table-cell table:style-name="ACE-0" office:value-type="string">
            <text:p>Coral</text:p>
          </table:table-cell>
          <table:table-cell table:style-name="ACE-0" office:value-type="string">
            <text:p>Acropora (humils <text:s/>grp.)</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263.5">
            <text:p>15263.5</text:p>
          </table:table-cell>
          <table:table-cell table:style-name="ACE-0" office:value-type="float" office:value="68.720448194114681">
            <text:p>68.7204</text:p>
          </table:table-cell>
          <table:table-cell table:style-name="ACE-0" table:formula="of:=IF([.Q424]&gt;0;&quot;marine&quot;;&quot;&quot;)" office:value-type="string" office:string-value="">
            <text:p/>
          </table:table-cell>
          <table:table-cell table:style-name="ACE-0" table:formula="of:=IF([.U424]&gt;0;&quot;U-Th&quot;;&quot;&quot;)" office:value-type="string" office:string-value="U-Th">
            <text:p>U-Th</text:p>
          </table:table-cell>
          <table:table-cell table:style-name="ACE-0" office:value-type="string">
            <text:p>U-Th</text:p>
          </table:table-cell>
          <table:table-cell table:style-name="ACE-0" office:value-type="string">
            <text:p>325-M0055A-02R-1W_8-17</text:p>
          </table:table-cell>
          <table:table-cell table:style-name="ACE-1" table:formula="of:=IF([.M424]&lt;&gt;&quot;NA&quot;;-[.G424]+([.M424]-[.N424])/2-[.N424];-[.G424])" office:value-type="float" office:value="-96.375">
            <text:p>−96.38</text:p>
          </table:table-cell>
          <table:table-cell table:style-name="ACE-1" table:formula="of:=IF([.M424]&lt;&gt;&quot;NA&quot;;-[.G424]-([.M424]+[.N424])/2-[.N424]/2;-[.G424])" office:value-type="float" office:value="-101.375">
            <text:p>−101.38</text:p>
          </table:table-cell>
          <table:table-cell table:style-name="ACE-1" table:formula="of:=IF([.M424]&lt;&gt;&quot;NA&quot;;SQRT((([.M424]-[.N424])/2)^2+[.H424]^2);[.H424])" office:value-type="float" office:value="2.5317977802344327">
            <text:p>2.53</text:p>
          </table:table-cell>
          <table:table-cell table:style-name="ACE-2" table:formula="of:=IF([.M424]&lt;&gt;&quot;NA&quot;;0;-1)" office:value-type="float" office:value="0">
            <text:p>0</text:p>
          </table:table-cell>
          <table:table-cell table:style-name="ACE-2" table:formula="of:=IF([.S424]&gt;0;[.S424];[.U424])" office:value-type="float" office:value="15263.5">
            <text:p>15264</text:p>
          </table:table-cell>
          <table:table-cell table:style-name="ACE-2" table:formula="of:=IF([.T424]&gt;0;[.T424];[.V424])" office:value-type="float" office:value="68.720448194114681">
            <text:p>69</text:p>
          </table:table-cell>
          <table:table-cell table:number-columns-repeated="224" table:style-name="ACE-0"/>
        </table:table-row>
        <table:table-row table:style-name="AROW-1">
          <table:table-cell table:style-name="ACE-0" office:value-type="string">
            <text:p>325-M0055A-03R-1W_0-7</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SANU-27218</text:p>
          </table:table-cell>
          <table:table-cell table:style-name="ACE-1" office:value-type="float" office:value="99.784999999999997">
            <text:p>99.78</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1.8532999999999999">
            <text:p>−1.85</text:p>
          </table:table-cell>
          <table:table-cell table:style-name="ACE-1" office:value-type="float" office:value="0.55600000000000005">
            <text:p>0.56</text:p>
          </table:table-cell>
          <table:table-cell table:style-name="ACE-2" office:value-type="float" office:value="13505">
            <text:p>13505</text:p>
          </table:table-cell>
          <table:table-cell table:style-name="ACE-2" office:value-type="float" office:value="45">
            <text:p>45</text:p>
          </table:table-cell>
          <table:table-cell table:style-name="ACE-0" office:value-type="float" office:value="15685">
            <text:p>15685</text:p>
          </table:table-cell>
          <table:table-cell table:style-name="ACE-0" office:value-type="float" office:value="245">
            <text:p>245</text:p>
          </table:table-cell>
          <table:table-cell table:number-columns-repeated="2" table:style-name="ACE-0"/>
          <table:table-cell table:style-name="ACE-0" table:formula="of:=IF([.Q425]&gt;0;&quot;marine&quot;;&quot;&quot;)" office:value-type="string" office:string-value="marine">
            <text:p>marine</text:p>
          </table:table-cell>
          <table:table-cell table:style-name="ACE-0" table:formula="of:=IF([.U425]&gt;0;&quot;U-Th&quot;;&quot;&quot;)" office:value-type="string" office:string-value="">
            <text:p/>
          </table:table-cell>
          <table:table-cell table:style-name="ACE-0" office:value-type="string">
            <text:p>marine</text:p>
          </table:table-cell>
          <table:table-cell table:style-name="ACE-0" office:value-type="string">
            <text:p>325-M0055A-03R-1W_0-7</text:p>
          </table:table-cell>
          <table:table-cell table:style-name="ACE-1" table:formula="of:=IF([.M425]&lt;&gt;&quot;NA&quot;;-[.G425]+([.M425]-[.N425])/2-[.N425];-[.G425])" office:value-type="float" office:value="-97.284999999999997">
            <text:p>−97.28</text:p>
          </table:table-cell>
          <table:table-cell table:style-name="ACE-1" table:formula="of:=IF([.M425]&lt;&gt;&quot;NA&quot;;-[.G425]-([.M425]+[.N425])/2-[.N425]/2;-[.G425])" office:value-type="float" office:value="-102.285">
            <text:p>−102.28</text:p>
          </table:table-cell>
          <table:table-cell table:style-name="ACE-1" table:formula="of:=IF([.M425]&lt;&gt;&quot;NA&quot;;SQRT((([.M425]-[.N425])/2)^2+[.H425]^2);[.H425])" office:value-type="float" office:value="2.618854711510358">
            <text:p>2.62</text:p>
          </table:table-cell>
          <table:table-cell table:style-name="ACE-2" table:formula="of:=IF([.M425]&lt;&gt;&quot;NA&quot;;0;-1)" office:value-type="float" office:value="0">
            <text:p>0</text:p>
          </table:table-cell>
          <table:table-cell table:style-name="ACE-2" table:formula="of:=IF([.S425]&gt;0;[.S425];[.U425])" office:value-type="float" office:value="15685">
            <text:p>15685</text:p>
          </table:table-cell>
          <table:table-cell table:style-name="ACE-2" table:formula="of:=IF([.T425]&gt;0;[.T425];[.V425])" office:value-type="float" office:value="245">
            <text:p>245</text:p>
          </table:table-cell>
          <table:table-cell table:number-columns-repeated="224" table:style-name="ACE-0"/>
        </table:table-row>
        <table:table-row table:style-name="AROW-1">
          <table:table-cell table:style-name="ACE-0" office:value-type="string">
            <text:p>325-M0055A-03R-1W_101-10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411</text:p>
          </table:table-cell>
          <table:table-cell table:style-name="ACE-1" office:value-type="float" office:value="100.78">
            <text:p>100.78</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2195">
            <text:p>0.22</text:p>
          </table:table-cell>
          <table:table-cell table:style-name="ACE-1" office:value-type="float" office:value="0.72399999999999998">
            <text:p>0.72</text:p>
          </table:table-cell>
          <table:table-cell table:style-name="ACE-2" office:value-type="float" office:value="13535">
            <text:p>13535</text:p>
          </table:table-cell>
          <table:table-cell table:style-name="ACE-2" office:value-type="float" office:value="45">
            <text:p>45</text:p>
          </table:table-cell>
          <table:table-cell table:style-name="ACE-0" office:value-type="float" office:value="15748">
            <text:p>15748</text:p>
          </table:table-cell>
          <table:table-cell table:style-name="ACE-0" office:value-type="float" office:value="211">
            <text:p>211</text:p>
          </table:table-cell>
          <table:table-cell table:number-columns-repeated="2" table:style-name="ACE-0"/>
          <table:table-cell table:style-name="ACE-0" table:formula="of:=IF([.Q426]&gt;0;&quot;marine&quot;;&quot;&quot;)" office:value-type="string" office:string-value="marine">
            <text:p>marine</text:p>
          </table:table-cell>
          <table:table-cell table:style-name="ACE-0" table:formula="of:=IF([.U426]&gt;0;&quot;U-Th&quot;;&quot;&quot;)" office:value-type="string" office:string-value="">
            <text:p/>
          </table:table-cell>
          <table:table-cell table:style-name="ACE-0" office:value-type="string">
            <text:p>marine</text:p>
          </table:table-cell>
          <table:table-cell table:style-name="ACE-0" office:value-type="string">
            <text:p>325-M0055A-03R-1W_101-105</text:p>
          </table:table-cell>
          <table:table-cell table:style-name="ACE-1" table:formula="of:=IF([.M426]&lt;&gt;&quot;NA&quot;;-[.G426]+([.M426]-[.N426])/2-[.N426];-[.G426])" office:value-type="float" office:value="-98.280000000000001">
            <text:p>−98.28</text:p>
          </table:table-cell>
          <table:table-cell table:style-name="ACE-1" table:formula="of:=IF([.M426]&lt;&gt;&quot;NA&quot;;-[.G426]-([.M426]+[.N426])/2-[.N426]/2;-[.G426])" office:value-type="float" office:value="-103.28">
            <text:p>−103.28</text:p>
          </table:table-cell>
          <table:table-cell table:style-name="ACE-1" table:formula="of:=IF([.M426]&lt;&gt;&quot;NA&quot;;SQRT((([.M426]-[.N426])/2)^2+[.H426]^2);[.H426])" office:value-type="float" office:value="2.618854711510358">
            <text:p>2.62</text:p>
          </table:table-cell>
          <table:table-cell table:style-name="ACE-2" table:formula="of:=IF([.M426]&lt;&gt;&quot;NA&quot;;0;-1)" office:value-type="float" office:value="0">
            <text:p>0</text:p>
          </table:table-cell>
          <table:table-cell table:style-name="ACE-2" table:formula="of:=IF([.S426]&gt;0;[.S426];[.U426])" office:value-type="float" office:value="15748">
            <text:p>15748</text:p>
          </table:table-cell>
          <table:table-cell table:style-name="ACE-2" table:formula="of:=IF([.T426]&gt;0;[.T426];[.V426])" office:value-type="float" office:value="211">
            <text:p>211</text:p>
          </table:table-cell>
          <table:table-cell table:number-columns-repeated="224" table:style-name="ACE-0"/>
        </table:table-row>
        <table:table-row table:style-name="AROW-1">
          <table:table-cell table:style-name="ACE-0" office:value-type="string">
            <text:p>325-M0055A-03R-1W_123-12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8333</text:p>
          </table:table-cell>
          <table:table-cell table:style-name="ACE-1" office:value-type="float" office:value="100.98999999999999">
            <text:p>100.99</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Stylophora pistillat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0817000000000001">
            <text:p>1.08</text:p>
          </table:table-cell>
          <table:table-cell table:style-name="ACE-1" office:value-type="float" office:value="1.9930000000000001">
            <text:p>1.99</text:p>
          </table:table-cell>
          <table:table-cell table:style-name="ACE-2" office:value-type="float" office:value="13800">
            <text:p>13800</text:p>
          </table:table-cell>
          <table:table-cell table:style-name="ACE-2" office:value-type="float" office:value="60">
            <text:p>60</text:p>
          </table:table-cell>
          <table:table-cell table:style-name="ACE-0" office:value-type="float" office:value="16092">
            <text:p>16092</text:p>
          </table:table-cell>
          <table:table-cell table:style-name="ACE-0" office:value-type="float" office:value="209">
            <text:p>209</text:p>
          </table:table-cell>
          <table:table-cell table:number-columns-repeated="2" table:style-name="ACE-0"/>
          <table:table-cell table:style-name="ACE-0" table:formula="of:=IF([.Q427]&gt;0;&quot;marine&quot;;&quot;&quot;)" office:value-type="string" office:string-value="marine">
            <text:p>marine</text:p>
          </table:table-cell>
          <table:table-cell table:style-name="ACE-0" table:formula="of:=IF([.U427]&gt;0;&quot;U-Th&quot;;&quot;&quot;)" office:value-type="string" office:string-value="">
            <text:p/>
          </table:table-cell>
          <table:table-cell table:style-name="ACE-0" office:value-type="string">
            <text:p>marine</text:p>
          </table:table-cell>
          <table:table-cell table:style-name="ACE-0" office:value-type="string">
            <text:p>325-M0055A-03R-1W_123-125</text:p>
          </table:table-cell>
          <table:table-cell table:style-name="ACE-1" table:formula="of:=IF([.M427]&lt;&gt;&quot;NA&quot;;-[.G427]+([.M427]-[.N427])/2-[.N427];-[.G427])" office:value-type="float" office:value="-95.989999999999995">
            <text:p>−95.99</text:p>
          </table:table-cell>
          <table:table-cell table:style-name="ACE-1" table:formula="of:=IF([.M427]&lt;&gt;&quot;NA&quot;;-[.G427]-([.M427]+[.N427])/2-[.N427]/2;-[.G427])" office:value-type="float" office:value="-105.98999999999999">
            <text:p>−105.99</text:p>
          </table:table-cell>
          <table:table-cell table:style-name="ACE-1" table:formula="of:=IF([.M427]&lt;&gt;&quot;NA&quot;;SQRT((([.M427]-[.N427])/2)^2+[.H427]^2);[.H427])" office:value-type="float" office:value="5.0604742860724032">
            <text:p>5.06</text:p>
          </table:table-cell>
          <table:table-cell table:style-name="ACE-2" table:formula="of:=IF([.M427]&lt;&gt;&quot;NA&quot;;0;-1)" office:value-type="float" office:value="0">
            <text:p>0</text:p>
          </table:table-cell>
          <table:table-cell table:style-name="ACE-2" table:formula="of:=IF([.S427]&gt;0;[.S427];[.U427])" office:value-type="float" office:value="16092">
            <text:p>16092</text:p>
          </table:table-cell>
          <table:table-cell table:style-name="ACE-2" table:formula="of:=IF([.T427]&gt;0;[.T427];[.V427])" office:value-type="float" office:value="209">
            <text:p>209</text:p>
          </table:table-cell>
          <table:table-cell table:number-columns-repeated="224" table:style-name="ACE-0"/>
        </table:table-row>
        <table:table-row table:style-name="AROW-1">
          <table:table-cell table:style-name="ACE-0" office:value-type="string">
            <text:p>325-M0055A-03R-1W_17-30</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office:value-type="string">
            <text:p>NO-17</text:p>
          </table:table-cell>
          <table:table-cell table:style-name="ACE-0" office:value-type="string">
            <text:p>N/A</text:p>
          </table:table-cell>
          <table:table-cell table:style-name="ACE-1" office:value-type="float" office:value="99.984999999999999">
            <text:p>99.98</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Acropora (humils <text:s/>grp.)</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314">
            <text:p>15314</text:p>
          </table:table-cell>
          <table:table-cell table:style-name="ACE-0" office:value-type="float" office:value="27">
            <text:p>27</text:p>
          </table:table-cell>
          <table:table-cell table:style-name="ACE-0" table:formula="of:=IF([.Q428]&gt;0;&quot;marine&quot;;&quot;&quot;)" office:value-type="string" office:string-value="">
            <text:p/>
          </table:table-cell>
          <table:table-cell table:style-name="ACE-0" table:formula="of:=IF([.U428]&gt;0;&quot;U-Th&quot;;&quot;&quot;)" office:value-type="string" office:string-value="U-Th">
            <text:p>U-Th</text:p>
          </table:table-cell>
          <table:table-cell table:style-name="ACE-0" office:value-type="string">
            <text:p>U-Th</text:p>
          </table:table-cell>
          <table:table-cell table:style-name="ACE-0" office:value-type="string">
            <text:p>325-M0055A-03R-1W_17-30</text:p>
          </table:table-cell>
          <table:table-cell table:style-name="ACE-1" table:formula="of:=IF([.M428]&lt;&gt;&quot;NA&quot;;-[.G428]+([.M428]-[.N428])/2-[.N428];-[.G428])" office:value-type="float" office:value="-97.484999999999999">
            <text:p>−97.48</text:p>
          </table:table-cell>
          <table:table-cell table:style-name="ACE-1" table:formula="of:=IF([.M428]&lt;&gt;&quot;NA&quot;;-[.G428]-([.M428]+[.N428])/2-[.N428]/2;-[.G428])" office:value-type="float" office:value="-102.485">
            <text:p>−102.48</text:p>
          </table:table-cell>
          <table:table-cell table:style-name="ACE-1" table:formula="of:=IF([.M428]&lt;&gt;&quot;NA&quot;;SQRT((([.M428]-[.N428])/2)^2+[.H428]^2);[.H428])" office:value-type="float" office:value="2.618854711510358">
            <text:p>2.62</text:p>
          </table:table-cell>
          <table:table-cell table:style-name="ACE-2" table:formula="of:=IF([.M428]&lt;&gt;&quot;NA&quot;;0;-1)" office:value-type="float" office:value="0">
            <text:p>0</text:p>
          </table:table-cell>
          <table:table-cell table:style-name="ACE-2" table:formula="of:=IF([.S428]&gt;0;[.S428];[.U428])" office:value-type="float" office:value="15314">
            <text:p>15314</text:p>
          </table:table-cell>
          <table:table-cell table:style-name="ACE-2" table:formula="of:=IF([.T428]&gt;0;[.T428];[.V428])" office:value-type="float" office:value="27">
            <text:p>27</text:p>
          </table:table-cell>
          <table:table-cell table:number-columns-repeated="224" table:style-name="ACE-0"/>
        </table:table-row>
        <table:table-row table:style-name="AROW-1">
          <table:table-cell table:style-name="ACE-0" office:value-type="string">
            <text:p>325-M0055A-03R-1W_38-46</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410</text:p>
          </table:table-cell>
          <table:table-cell table:style-name="ACE-1" office:value-type="float" office:value="100.16999999999999">
            <text:p>100.17</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4012">
            <text:p>0.40</text:p>
          </table:table-cell>
          <table:table-cell table:style-name="ACE-1" office:value-type="float" office:value="0.504">
            <text:p>0.50</text:p>
          </table:table-cell>
          <table:table-cell table:style-name="ACE-2" office:value-type="float" office:value="13435">
            <text:p>13435</text:p>
          </table:table-cell>
          <table:table-cell table:style-name="ACE-2" office:value-type="float" office:value="45">
            <text:p>45</text:p>
          </table:table-cell>
          <table:table-cell table:style-name="ACE-0" office:value-type="float" office:value="15570">
            <text:p>15570</text:p>
          </table:table-cell>
          <table:table-cell table:style-name="ACE-0" office:value-type="float" office:value="228">
            <text:p>228</text:p>
          </table:table-cell>
          <table:table-cell table:number-columns-repeated="2" table:style-name="ACE-0"/>
          <table:table-cell table:style-name="ACE-0" table:formula="of:=IF([.Q429]&gt;0;&quot;marine&quot;;&quot;&quot;)" office:value-type="string" office:string-value="marine">
            <text:p>marine</text:p>
          </table:table-cell>
          <table:table-cell table:style-name="ACE-0" table:formula="of:=IF([.U429]&gt;0;&quot;U-Th&quot;;&quot;&quot;)" office:value-type="string" office:string-value="">
            <text:p/>
          </table:table-cell>
          <table:table-cell table:style-name="ACE-0" office:value-type="string">
            <text:p>marine</text:p>
          </table:table-cell>
          <table:table-cell table:style-name="ACE-0" office:value-type="string">
            <text:p>325-M0055A-03R-1W_38-46</text:p>
          </table:table-cell>
          <table:table-cell table:style-name="ACE-1" table:formula="of:=IF([.M429]&lt;&gt;&quot;NA&quot;;-[.G429]+([.M429]-[.N429])/2-[.N429];-[.G429])" office:value-type="float" office:value="-97.669999999999987">
            <text:p>−97.67</text:p>
          </table:table-cell>
          <table:table-cell table:style-name="ACE-1" table:formula="of:=IF([.M429]&lt;&gt;&quot;NA&quot;;-[.G429]-([.M429]+[.N429])/2-[.N429]/2;-[.G429])" office:value-type="float" office:value="-102.66999999999999">
            <text:p>−102.67</text:p>
          </table:table-cell>
          <table:table-cell table:style-name="ACE-1" table:formula="of:=IF([.M429]&lt;&gt;&quot;NA&quot;;SQRT((([.M429]-[.N429])/2)^2+[.H429]^2);[.H429])" office:value-type="float" office:value="2.618854711510358">
            <text:p>2.62</text:p>
          </table:table-cell>
          <table:table-cell table:style-name="ACE-2" table:formula="of:=IF([.M429]&lt;&gt;&quot;NA&quot;;0;-1)" office:value-type="float" office:value="0">
            <text:p>0</text:p>
          </table:table-cell>
          <table:table-cell table:style-name="ACE-2" table:formula="of:=IF([.S429]&gt;0;[.S429];[.U429])" office:value-type="float" office:value="15570">
            <text:p>15570</text:p>
          </table:table-cell>
          <table:table-cell table:style-name="ACE-2" table:formula="of:=IF([.T429]&gt;0;[.T429];[.V429])" office:value-type="float" office:value="228">
            <text:p>228</text:p>
          </table:table-cell>
          <table:table-cell table:number-columns-repeated="224" table:style-name="ACE-0"/>
        </table:table-row>
        <table:table-row table:style-name="AROW-1">
          <table:table-cell table:style-name="ACE-0" office:value-type="string">
            <text:p>325-M0055A-03R-1W_46-51</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office:value-type="string">
            <text:p>NO-16</text:p>
          </table:table-cell>
          <table:table-cell table:style-name="ACE-0" office:value-type="string">
            <text:p>Batch 4</text:p>
          </table:table-cell>
          <table:table-cell table:style-name="ACE-1" office:value-type="float" office:value="100.235">
            <text:p>100.23</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570">
            <text:p>15570</text:p>
          </table:table-cell>
          <table:table-cell table:style-name="ACE-0" office:value-type="float" office:value="72">
            <text:p>72</text:p>
          </table:table-cell>
          <table:table-cell table:style-name="ACE-0" table:formula="of:=IF([.Q430]&gt;0;&quot;marine&quot;;&quot;&quot;)" office:value-type="string" office:string-value="">
            <text:p/>
          </table:table-cell>
          <table:table-cell table:style-name="ACE-0" table:formula="of:=IF([.U430]&gt;0;&quot;U-Th&quot;;&quot;&quot;)" office:value-type="string" office:string-value="U-Th">
            <text:p>U-Th</text:p>
          </table:table-cell>
          <table:table-cell table:style-name="ACE-0" office:value-type="string">
            <text:p>U-Th</text:p>
          </table:table-cell>
          <table:table-cell table:style-name="ACE-0" office:value-type="string">
            <text:p>325-M0055A-03R-1W_46-51</text:p>
          </table:table-cell>
          <table:table-cell table:style-name="ACE-1" table:formula="of:=IF([.M430]&lt;&gt;&quot;NA&quot;;-[.G430]+([.M430]-[.N430])/2-[.N430];-[.G430])" office:value-type="float" office:value="-97.734999999999999">
            <text:p>−97.73</text:p>
          </table:table-cell>
          <table:table-cell table:style-name="ACE-1" table:formula="of:=IF([.M430]&lt;&gt;&quot;NA&quot;;-[.G430]-([.M430]+[.N430])/2-[.N430]/2;-[.G430])" office:value-type="float" office:value="-102.735">
            <text:p>−102.73</text:p>
          </table:table-cell>
          <table:table-cell table:style-name="ACE-1" table:formula="of:=IF([.M430]&lt;&gt;&quot;NA&quot;;SQRT((([.M430]-[.N430])/2)^2+[.H430]^2);[.H430])" office:value-type="float" office:value="2.618854711510358">
            <text:p>2.62</text:p>
          </table:table-cell>
          <table:table-cell table:style-name="ACE-2" table:formula="of:=IF([.M430]&lt;&gt;&quot;NA&quot;;0;-1)" office:value-type="float" office:value="0">
            <text:p>0</text:p>
          </table:table-cell>
          <table:table-cell table:style-name="ACE-2" table:formula="of:=IF([.S430]&gt;0;[.S430];[.U430])" office:value-type="float" office:value="15570">
            <text:p>15570</text:p>
          </table:table-cell>
          <table:table-cell table:style-name="ACE-2" table:formula="of:=IF([.T430]&gt;0;[.T430];[.V430])" office:value-type="float" office:value="72">
            <text:p>72</text:p>
          </table:table-cell>
          <table:table-cell table:number-columns-repeated="224" table:style-name="ACE-0"/>
        </table:table-row>
        <table:table-row table:style-name="AROW-1">
          <table:table-cell table:style-name="ACE-0" office:value-type="string">
            <text:p>325-M0055A-03R-1W_46-54</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6131</text:p>
          </table:table-cell>
          <table:table-cell table:style-name="ACE-1" office:value-type="float" office:value="100.25">
            <text:p>100.25</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81110948142534889">
            <text:p>−0.81</text:p>
          </table:table-cell>
          <table:table-cell table:style-name="ACE-1" office:value-type="float" office:value="8.3061412159531915">
            <text:p>8.31</text:p>
          </table:table-cell>
          <table:table-cell table:style-name="ACE-2" office:value-type="float" office:value="13641.230674606464">
            <text:p>13641</text:p>
          </table:table-cell>
          <table:table-cell table:style-name="ACE-2" office:value-type="float" office:value="130.40376564206608">
            <text:p>130</text:p>
          </table:table-cell>
          <table:table-cell table:style-name="ACE-0" office:value-type="float" office:value="15838">
            <text:p>15838</text:p>
          </table:table-cell>
          <table:table-cell table:style-name="ACE-0" office:value-type="float" office:value="410">
            <text:p>410</text:p>
          </table:table-cell>
          <table:table-cell table:number-columns-repeated="2" table:style-name="ACE-0"/>
          <table:table-cell table:style-name="ACE-0" table:formula="of:=IF([.Q431]&gt;0;&quot;marine&quot;;&quot;&quot;)" office:value-type="string" office:string-value="marine">
            <text:p>marine</text:p>
          </table:table-cell>
          <table:table-cell table:style-name="ACE-0" table:formula="of:=IF([.U431]&gt;0;&quot;U-Th&quot;;&quot;&quot;)" office:value-type="string" office:string-value="">
            <text:p/>
          </table:table-cell>
          <table:table-cell table:style-name="ACE-0" office:value-type="string">
            <text:p>marine</text:p>
          </table:table-cell>
          <table:table-cell table:style-name="ACE-0" office:value-type="string">
            <text:p>325-M0055A-03R-1W_46-54</text:p>
          </table:table-cell>
          <table:table-cell table:style-name="ACE-1" table:formula="of:=IF([.M431]&lt;&gt;&quot;NA&quot;;-[.G431]+([.M431]-[.N431])/2-[.N431];-[.G431])" office:value-type="float" office:value="-97.75">
            <text:p>−97.75</text:p>
          </table:table-cell>
          <table:table-cell table:style-name="ACE-1" table:formula="of:=IF([.M431]&lt;&gt;&quot;NA&quot;;-[.G431]-([.M431]+[.N431])/2-[.N431]/2;-[.G431])" office:value-type="float" office:value="-102.75">
            <text:p>−102.75</text:p>
          </table:table-cell>
          <table:table-cell table:style-name="ACE-1" table:formula="of:=IF([.M431]&lt;&gt;&quot;NA&quot;;SQRT((([.M431]-[.N431])/2)^2+[.H431]^2);[.H431])" office:value-type="float" office:value="2.618854711510358">
            <text:p>2.62</text:p>
          </table:table-cell>
          <table:table-cell table:style-name="ACE-2" table:formula="of:=IF([.M431]&lt;&gt;&quot;NA&quot;;0;-1)" office:value-type="float" office:value="0">
            <text:p>0</text:p>
          </table:table-cell>
          <table:table-cell table:style-name="ACE-2" table:formula="of:=IF([.S431]&gt;0;[.S431];[.U431])" office:value-type="float" office:value="15838">
            <text:p>15838</text:p>
          </table:table-cell>
          <table:table-cell table:style-name="ACE-2" table:formula="of:=IF([.T431]&gt;0;[.T431];[.V431])" office:value-type="float" office:value="410">
            <text:p>410</text:p>
          </table:table-cell>
          <table:table-cell table:number-columns-repeated="224" table:style-name="ACE-0"/>
        </table:table-row>
        <table:table-row table:style-name="AROW-1">
          <table:table-cell table:style-name="ACE-0" office:value-type="string">
            <text:p>325-M0055A-03R-1W_64-72</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27</text:p>
          </table:table-cell>
          <table:table-cell table:style-name="ACE-1" office:value-type="float" office:value="100.42999999999999">
            <text:p>100.43</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5419">
            <text:p>−4.54</text:p>
          </table:table-cell>
          <table:table-cell table:style-name="ACE-1" office:value-type="float" office:value="0.501">
            <text:p>0.50</text:p>
          </table:table-cell>
          <table:table-cell table:style-name="ACE-2" office:value-type="float" office:value="13545">
            <text:p>13545</text:p>
          </table:table-cell>
          <table:table-cell table:style-name="ACE-2" office:value-type="float" office:value="45">
            <text:p>45</text:p>
          </table:table-cell>
          <table:table-cell table:style-name="ACE-0" office:value-type="float" office:value="15768">
            <text:p>15768</text:p>
          </table:table-cell>
          <table:table-cell table:style-name="ACE-0" office:value-type="float" office:value="204">
            <text:p>204</text:p>
          </table:table-cell>
          <table:table-cell table:number-columns-repeated="2" table:style-name="ACE-0"/>
          <table:table-cell table:style-name="ACE-0" table:formula="of:=IF([.Q432]&gt;0;&quot;marine&quot;;&quot;&quot;)" office:value-type="string" office:string-value="marine">
            <text:p>marine</text:p>
          </table:table-cell>
          <table:table-cell table:style-name="ACE-0" table:formula="of:=IF([.U432]&gt;0;&quot;U-Th&quot;;&quot;&quot;)" office:value-type="string" office:string-value="">
            <text:p/>
          </table:table-cell>
          <table:table-cell table:style-name="ACE-0" office:value-type="string">
            <text:p>marine</text:p>
          </table:table-cell>
          <table:table-cell table:style-name="ACE-0" office:value-type="string">
            <text:p>325-M0055A-03R-1W_64-72</text:p>
          </table:table-cell>
          <table:table-cell table:style-name="ACE-1" table:formula="of:=IF([.M432]&lt;&gt;&quot;NA&quot;;-[.G432]+([.M432]-[.N432])/2-[.N432];-[.G432])" office:value-type="float" office:value="-97.929999999999993">
            <text:p>−97.93</text:p>
          </table:table-cell>
          <table:table-cell table:style-name="ACE-1" table:formula="of:=IF([.M432]&lt;&gt;&quot;NA&quot;;-[.G432]-([.M432]+[.N432])/2-[.N432]/2;-[.G432])" office:value-type="float" office:value="-102.92999999999999">
            <text:p>−102.93</text:p>
          </table:table-cell>
          <table:table-cell table:style-name="ACE-1" table:formula="of:=IF([.M432]&lt;&gt;&quot;NA&quot;;SQRT((([.M432]-[.N432])/2)^2+[.H432]^2);[.H432])" office:value-type="float" office:value="2.618854711510358">
            <text:p>2.62</text:p>
          </table:table-cell>
          <table:table-cell table:style-name="ACE-2" table:formula="of:=IF([.M432]&lt;&gt;&quot;NA&quot;;0;-1)" office:value-type="float" office:value="0">
            <text:p>0</text:p>
          </table:table-cell>
          <table:table-cell table:style-name="ACE-2" table:formula="of:=IF([.S432]&gt;0;[.S432];[.U432])" office:value-type="float" office:value="15768">
            <text:p>15768</text:p>
          </table:table-cell>
          <table:table-cell table:style-name="ACE-2" table:formula="of:=IF([.T432]&gt;0;[.T432];[.V432])" office:value-type="float" office:value="204">
            <text:p>204</text:p>
          </table:table-cell>
          <table:table-cell table:number-columns-repeated="224" table:style-name="ACE-0"/>
        </table:table-row>
        <table:table-row table:style-name="AROW-1">
          <table:table-cell table:style-name="ACE-0" office:value-type="string">
            <text:p>325-M0055A-03R-1W_7-12</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26</text:p>
          </table:table-cell>
          <table:table-cell table:style-name="ACE-1" office:value-type="float" office:value="99.844999999999999">
            <text:p>99.84</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7.7969999999999997">
            <text:p>−7.80</text:p>
          </table:table-cell>
          <table:table-cell table:style-name="ACE-1" office:value-type="float" office:value="0.55600000000000005">
            <text:p>0.56</text:p>
          </table:table-cell>
          <table:table-cell table:style-name="ACE-2" office:value-type="float" office:value="13290">
            <text:p>13290</text:p>
          </table:table-cell>
          <table:table-cell table:style-name="ACE-2" office:value-type="float" office:value="45">
            <text:p>45</text:p>
          </table:table-cell>
          <table:table-cell table:style-name="ACE-0" office:value-type="float" office:value="15392">
            <text:p>15392</text:p>
          </table:table-cell>
          <table:table-cell table:style-name="ACE-0" office:value-type="float" office:value="204">
            <text:p>204</text:p>
          </table:table-cell>
          <table:table-cell table:number-columns-repeated="2" table:style-name="ACE-0"/>
          <table:table-cell table:style-name="ACE-0" table:formula="of:=IF([.Q433]&gt;0;&quot;marine&quot;;&quot;&quot;)" office:value-type="string" office:string-value="marine">
            <text:p>marine</text:p>
          </table:table-cell>
          <table:table-cell table:style-name="ACE-0" table:formula="of:=IF([.U433]&gt;0;&quot;U-Th&quot;;&quot;&quot;)" office:value-type="string" office:string-value="">
            <text:p/>
          </table:table-cell>
          <table:table-cell table:style-name="ACE-0" office:value-type="string">
            <text:p>marine</text:p>
          </table:table-cell>
          <table:table-cell table:style-name="ACE-0" office:value-type="string">
            <text:p>325-M0055A-03R-1W_7-12</text:p>
          </table:table-cell>
          <table:table-cell table:style-name="ACE-1" table:formula="of:=IF([.M433]&lt;&gt;&quot;NA&quot;;-[.G433]+([.M433]-[.N433])/2-[.N433];-[.G433])" office:value-type="float" office:value="-97.344999999999999">
            <text:p>−97.34</text:p>
          </table:table-cell>
          <table:table-cell table:style-name="ACE-1" table:formula="of:=IF([.M433]&lt;&gt;&quot;NA&quot;;-[.G433]-([.M433]+[.N433])/2-[.N433]/2;-[.G433])" office:value-type="float" office:value="-102.345">
            <text:p>−102.34</text:p>
          </table:table-cell>
          <table:table-cell table:style-name="ACE-1" table:formula="of:=IF([.M433]&lt;&gt;&quot;NA&quot;;SQRT((([.M433]-[.N433])/2)^2+[.H433]^2);[.H433])" office:value-type="float" office:value="2.618854711510358">
            <text:p>2.62</text:p>
          </table:table-cell>
          <table:table-cell table:style-name="ACE-2" table:formula="of:=IF([.M433]&lt;&gt;&quot;NA&quot;;0;-1)" office:value-type="float" office:value="0">
            <text:p>0</text:p>
          </table:table-cell>
          <table:table-cell table:style-name="ACE-2" table:formula="of:=IF([.S433]&gt;0;[.S433];[.U433])" office:value-type="float" office:value="15392">
            <text:p>15392</text:p>
          </table:table-cell>
          <table:table-cell table:style-name="ACE-2" table:formula="of:=IF([.T433]&gt;0;[.T433];[.V433])" office:value-type="float" office:value="204">
            <text:p>204</text:p>
          </table:table-cell>
          <table:table-cell table:number-columns-repeated="224" table:style-name="ACE-0"/>
        </table:table-row>
        <table:table-row table:style-name="AROW-1">
          <table:table-cell table:style-name="ACE-0" office:value-type="string">
            <text:p>325-M0055A-03R-1W_71-7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29</text:p>
          </table:table-cell>
          <table:table-cell table:style-name="ACE-1" office:value-type="float" office:value="100.47999999999999">
            <text:p>100.48</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8.5585000000000004">
            <text:p>−8.56</text:p>
          </table:table-cell>
          <table:table-cell table:style-name="ACE-1" office:value-type="float" office:value="0.51100000000000001">
            <text:p>0.51</text:p>
          </table:table-cell>
          <table:table-cell table:style-name="ACE-2" office:value-type="float" office:value="13465">
            <text:p>13465</text:p>
          </table:table-cell>
          <table:table-cell table:style-name="ACE-2" office:value-type="float" office:value="45">
            <text:p>45</text:p>
          </table:table-cell>
          <table:table-cell table:style-name="ACE-0" office:value-type="float" office:value="15614">
            <text:p>15614</text:p>
          </table:table-cell>
          <table:table-cell table:style-name="ACE-0" office:value-type="float" office:value="237">
            <text:p>237</text:p>
          </table:table-cell>
          <table:table-cell table:number-columns-repeated="2" table:style-name="ACE-0"/>
          <table:table-cell table:style-name="ACE-0" table:formula="of:=IF([.Q434]&gt;0;&quot;marine&quot;;&quot;&quot;)" office:value-type="string" office:string-value="marine">
            <text:p>marine</text:p>
          </table:table-cell>
          <table:table-cell table:style-name="ACE-0" table:formula="of:=IF([.U434]&gt;0;&quot;U-Th&quot;;&quot;&quot;)" office:value-type="string" office:string-value="">
            <text:p/>
          </table:table-cell>
          <table:table-cell table:style-name="ACE-0" office:value-type="string">
            <text:p>marine</text:p>
          </table:table-cell>
          <table:table-cell table:style-name="ACE-0" office:value-type="string">
            <text:p>325-M0055A-03R-1W_71-75</text:p>
          </table:table-cell>
          <table:table-cell table:style-name="ACE-1" table:formula="of:=IF([.M434]&lt;&gt;&quot;NA&quot;;-[.G434]+([.M434]-[.N434])/2-[.N434];-[.G434])" office:value-type="float" office:value="-97.97999999999999">
            <text:p>−97.98</text:p>
          </table:table-cell>
          <table:table-cell table:style-name="ACE-1" table:formula="of:=IF([.M434]&lt;&gt;&quot;NA&quot;;-[.G434]-([.M434]+[.N434])/2-[.N434]/2;-[.G434])" office:value-type="float" office:value="-102.97999999999999">
            <text:p>−102.98</text:p>
          </table:table-cell>
          <table:table-cell table:style-name="ACE-1" table:formula="of:=IF([.M434]&lt;&gt;&quot;NA&quot;;SQRT((([.M434]-[.N434])/2)^2+[.H434]^2);[.H434])" office:value-type="float" office:value="2.618854711510358">
            <text:p>2.62</text:p>
          </table:table-cell>
          <table:table-cell table:style-name="ACE-2" table:formula="of:=IF([.M434]&lt;&gt;&quot;NA&quot;;0;-1)" office:value-type="float" office:value="0">
            <text:p>0</text:p>
          </table:table-cell>
          <table:table-cell table:style-name="ACE-2" table:formula="of:=IF([.S434]&gt;0;[.S434];[.U434])" office:value-type="float" office:value="15614">
            <text:p>15614</text:p>
          </table:table-cell>
          <table:table-cell table:style-name="ACE-2" table:formula="of:=IF([.T434]&gt;0;[.T434];[.V434])" office:value-type="float" office:value="237">
            <text:p>237</text:p>
          </table:table-cell>
          <table:table-cell table:number-columns-repeated="224" table:style-name="ACE-0"/>
        </table:table-row>
        <table:table-row table:style-name="AROW-1">
          <table:table-cell table:style-name="ACE-0" office:value-type="string">
            <text:p>325-M0055A-03R-1W_75-79</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SANU-27219</text:p>
          </table:table-cell>
          <table:table-cell table:style-name="ACE-1" office:value-type="float" office:value="100.52">
            <text:p>100.52</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58840000000000003">
            <text:p>−0.59</text:p>
          </table:table-cell>
          <table:table-cell table:style-name="ACE-1" office:value-type="float" office:value="0.63400000000000001">
            <text:p>0.63</text:p>
          </table:table-cell>
          <table:table-cell table:style-name="ACE-2" office:value-type="float" office:value="13835">
            <text:p>13835</text:p>
          </table:table-cell>
          <table:table-cell table:style-name="ACE-2" office:value-type="float" office:value="45">
            <text:p>45</text:p>
          </table:table-cell>
          <table:table-cell table:style-name="ACE-0" office:value-type="float" office:value="16135">
            <text:p>16135</text:p>
          </table:table-cell>
          <table:table-cell table:style-name="ACE-0" office:value-type="float" office:value="185">
            <text:p>185</text:p>
          </table:table-cell>
          <table:table-cell table:number-columns-repeated="2" table:style-name="ACE-0"/>
          <table:table-cell table:style-name="ACE-0" table:formula="of:=IF([.Q435]&gt;0;&quot;marine&quot;;&quot;&quot;)" office:value-type="string" office:string-value="marine">
            <text:p>marine</text:p>
          </table:table-cell>
          <table:table-cell table:style-name="ACE-0" table:formula="of:=IF([.U435]&gt;0;&quot;U-Th&quot;;&quot;&quot;)" office:value-type="string" office:string-value="">
            <text:p/>
          </table:table-cell>
          <table:table-cell table:style-name="ACE-0" office:value-type="string">
            <text:p>marine</text:p>
          </table:table-cell>
          <table:table-cell table:style-name="ACE-0" office:value-type="string">
            <text:p>325-M0055A-03R-1W_75-79</text:p>
          </table:table-cell>
          <table:table-cell table:style-name="ACE-1" table:formula="of:=IF([.M435]&lt;&gt;&quot;NA&quot;;-[.G435]+([.M435]-[.N435])/2-[.N435];-[.G435])" office:value-type="float" office:value="-98.019999999999996">
            <text:p>−98.02</text:p>
          </table:table-cell>
          <table:table-cell table:style-name="ACE-1" table:formula="of:=IF([.M435]&lt;&gt;&quot;NA&quot;;-[.G435]-([.M435]+[.N435])/2-[.N435]/2;-[.G435])" office:value-type="float" office:value="-103.02">
            <text:p>−103.02</text:p>
          </table:table-cell>
          <table:table-cell table:style-name="ACE-1" table:formula="of:=IF([.M435]&lt;&gt;&quot;NA&quot;;SQRT((([.M435]-[.N435])/2)^2+[.H435]^2);[.H435])" office:value-type="float" office:value="2.618854711510358">
            <text:p>2.62</text:p>
          </table:table-cell>
          <table:table-cell table:style-name="ACE-2" table:formula="of:=IF([.M435]&lt;&gt;&quot;NA&quot;;0;-1)" office:value-type="float" office:value="0">
            <text:p>0</text:p>
          </table:table-cell>
          <table:table-cell table:style-name="ACE-2" table:formula="of:=IF([.S435]&gt;0;[.S435];[.U435])" office:value-type="float" office:value="16135">
            <text:p>16135</text:p>
          </table:table-cell>
          <table:table-cell table:style-name="ACE-2" table:formula="of:=IF([.T435]&gt;0;[.T435];[.V435])" office:value-type="float" office:value="185">
            <text:p>185</text:p>
          </table:table-cell>
          <table:table-cell table:number-columns-repeated="224" table:style-name="ACE-0"/>
        </table:table-row>
        <table:table-row table:style-name="AROW-1">
          <table:table-cell table:style-name="ACE-0" office:value-type="string">
            <text:p>325-M0055A-03R-1W_83-10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7220</text:p>
          </table:table-cell>
          <table:table-cell table:style-name="ACE-1" office:value-type="float" office:value="100.66999999999999">
            <text:p>100.67</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Acropora gr. humilis</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1.9846999999999999">
            <text:p>−1.98</text:p>
          </table:table-cell>
          <table:table-cell table:style-name="ACE-1" office:value-type="float" office:value="0.73999999999999999">
            <text:p>0.74</text:p>
          </table:table-cell>
          <table:table-cell table:style-name="ACE-2" office:value-type="float" office:value="13655">
            <text:p>13655</text:p>
          </table:table-cell>
          <table:table-cell table:style-name="ACE-2" office:value-type="float" office:value="45">
            <text:p>45</text:p>
          </table:table-cell>
          <table:table-cell table:style-name="ACE-0" office:value-type="float" office:value="15915">
            <text:p>15915</text:p>
          </table:table-cell>
          <table:table-cell table:style-name="ACE-0" office:value-type="float" office:value="185">
            <text:p>185</text:p>
          </table:table-cell>
          <table:table-cell table:number-columns-repeated="2" table:style-name="ACE-0"/>
          <table:table-cell table:style-name="ACE-0" table:formula="of:=IF([.Q436]&gt;0;&quot;marine&quot;;&quot;&quot;)" office:value-type="string" office:string-value="marine">
            <text:p>marine</text:p>
          </table:table-cell>
          <table:table-cell table:style-name="ACE-0" table:formula="of:=IF([.U436]&gt;0;&quot;U-Th&quot;;&quot;&quot;)" office:value-type="string" office:string-value="">
            <text:p/>
          </table:table-cell>
          <table:table-cell table:style-name="ACE-0" office:value-type="string">
            <text:p>marine</text:p>
          </table:table-cell>
          <table:table-cell table:style-name="ACE-0" office:value-type="string">
            <text:p>325-M0055A-03R-1W_83-101</text:p>
          </table:table-cell>
          <table:table-cell table:style-name="ACE-1" table:formula="of:=IF([.M436]&lt;&gt;&quot;NA&quot;;-[.G436]+([.M436]-[.N436])/2-[.N436];-[.G436])" office:value-type="float" office:value="-98.169999999999987">
            <text:p>−98.17</text:p>
          </table:table-cell>
          <table:table-cell table:style-name="ACE-1" table:formula="of:=IF([.M436]&lt;&gt;&quot;NA&quot;;-[.G436]-([.M436]+[.N436])/2-[.N436]/2;-[.G436])" office:value-type="float" office:value="-103.16999999999999">
            <text:p>−103.17</text:p>
          </table:table-cell>
          <table:table-cell table:style-name="ACE-1" table:formula="of:=IF([.M436]&lt;&gt;&quot;NA&quot;;SQRT((([.M436]-[.N436])/2)^2+[.H436]^2);[.H436])" office:value-type="float" office:value="2.618854711510358">
            <text:p>2.62</text:p>
          </table:table-cell>
          <table:table-cell table:style-name="ACE-2" table:formula="of:=IF([.M436]&lt;&gt;&quot;NA&quot;;0;-1)" office:value-type="float" office:value="0">
            <text:p>0</text:p>
          </table:table-cell>
          <table:table-cell table:style-name="ACE-2" table:formula="of:=IF([.S436]&gt;0;[.S436];[.U436])" office:value-type="float" office:value="15915">
            <text:p>15915</text:p>
          </table:table-cell>
          <table:table-cell table:style-name="ACE-2" table:formula="of:=IF([.T436]&gt;0;[.T436];[.V436])" office:value-type="float" office:value="185">
            <text:p>185</text:p>
          </table:table-cell>
          <table:table-cell table:number-columns-repeated="224" table:style-name="ACE-0"/>
        </table:table-row>
        <table:table-row table:style-name="AROW-1">
          <table:table-cell table:style-name="ACE-0" office:value-type="string">
            <text:p>325-M0055A-03R-2W_10-1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30</text:p>
          </table:table-cell>
          <table:table-cell table:style-name="ACE-1" office:value-type="float" office:value="101.205">
            <text:p>101.20</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4103000000000003">
            <text:p>−5.41</text:p>
          </table:table-cell>
          <table:table-cell table:style-name="ACE-1" office:value-type="float" office:value="0.50900000000000001">
            <text:p>0.51</text:p>
          </table:table-cell>
          <table:table-cell table:style-name="ACE-2" office:value-type="float" office:value="13680">
            <text:p>13680</text:p>
          </table:table-cell>
          <table:table-cell table:style-name="ACE-2" office:value-type="float" office:value="45">
            <text:p>45</text:p>
          </table:table-cell>
          <table:table-cell table:style-name="ACE-0" office:value-type="float" office:value="15949">
            <text:p>15949</text:p>
          </table:table-cell>
          <table:table-cell table:style-name="ACE-0" office:value-type="float" office:value="187">
            <text:p>187</text:p>
          </table:table-cell>
          <table:table-cell table:number-columns-repeated="2" table:style-name="ACE-0"/>
          <table:table-cell table:style-name="ACE-0" table:formula="of:=IF([.Q437]&gt;0;&quot;marine&quot;;&quot;&quot;)" office:value-type="string" office:string-value="marine">
            <text:p>marine</text:p>
          </table:table-cell>
          <table:table-cell table:style-name="ACE-0" table:formula="of:=IF([.U437]&gt;0;&quot;U-Th&quot;;&quot;&quot;)" office:value-type="string" office:string-value="">
            <text:p/>
          </table:table-cell>
          <table:table-cell table:style-name="ACE-0" office:value-type="string">
            <text:p>marine</text:p>
          </table:table-cell>
          <table:table-cell table:style-name="ACE-0" office:value-type="string">
            <text:p>325-M0055A-03R-2W_10-17</text:p>
          </table:table-cell>
          <table:table-cell table:style-name="ACE-1" table:formula="of:=IF([.M437]&lt;&gt;&quot;NA&quot;;-[.G437]+([.M437]-[.N437])/2-[.N437];-[.G437])" office:value-type="float" office:value="-96.204999999999998">
            <text:p>−96.20</text:p>
          </table:table-cell>
          <table:table-cell table:style-name="ACE-1" table:formula="of:=IF([.M437]&lt;&gt;&quot;NA&quot;;-[.G437]-([.M437]+[.N437])/2-[.N437]/2;-[.G437])" office:value-type="float" office:value="-106.205">
            <text:p>−106.20</text:p>
          </table:table-cell>
          <table:table-cell table:style-name="ACE-1" table:formula="of:=IF([.M437]&lt;&gt;&quot;NA&quot;;SQRT((([.M437]-[.N437])/2)^2+[.H437]^2);[.H437])" office:value-type="float" office:value="5.0604742860724032">
            <text:p>5.06</text:p>
          </table:table-cell>
          <table:table-cell table:style-name="ACE-2" table:formula="of:=IF([.M437]&lt;&gt;&quot;NA&quot;;0;-1)" office:value-type="float" office:value="0">
            <text:p>0</text:p>
          </table:table-cell>
          <table:table-cell table:style-name="ACE-2" table:formula="of:=IF([.S437]&gt;0;[.S437];[.U437])" office:value-type="float" office:value="15949">
            <text:p>15949</text:p>
          </table:table-cell>
          <table:table-cell table:style-name="ACE-2" table:formula="of:=IF([.T437]&gt;0;[.T437];[.V437])" office:value-type="float" office:value="187">
            <text:p>187</text:p>
          </table:table-cell>
          <table:table-cell table:number-columns-repeated="224" table:style-name="ACE-0"/>
        </table:table-row>
        <table:table-row table:style-name="AROW-1">
          <table:table-cell table:style-name="ACE-0" office:value-type="string">
            <text:p>325-M0055A-03R-2W_23-28</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9024</text:p>
          </table:table-cell>
          <table:table-cell table:style-name="ACE-1" office:value-type="float" office:value="101.32499999999999">
            <text:p>101.32</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0289009006384697">
            <text:p>7.03</text:p>
          </table:table-cell>
          <table:table-cell table:style-name="ACE-1" office:value-type="float" office:value="2.6189060169485989">
            <text:p>2.62</text:p>
          </table:table-cell>
          <table:table-cell table:style-name="ACE-2" office:value-type="float" office:value="13789.35656559207">
            <text:p>13789</text:p>
          </table:table-cell>
          <table:table-cell table:style-name="ACE-2" office:value-type="float" office:value="52.643543459621092">
            <text:p>53</text:p>
          </table:table-cell>
          <table:table-cell table:style-name="ACE-0" office:value-type="float" office:value="16080">
            <text:p>16080</text:p>
          </table:table-cell>
          <table:table-cell table:style-name="ACE-0" office:value-type="float" office:value="200">
            <text:p>200</text:p>
          </table:table-cell>
          <table:table-cell table:number-columns-repeated="2" table:style-name="ACE-0"/>
          <table:table-cell table:style-name="ACE-0" table:formula="of:=IF([.Q438]&gt;0;&quot;marine&quot;;&quot;&quot;)" office:value-type="string" office:string-value="marine">
            <text:p>marine</text:p>
          </table:table-cell>
          <table:table-cell table:style-name="ACE-0" table:formula="of:=IF([.U438]&gt;0;&quot;U-Th&quot;;&quot;&quot;)" office:value-type="string" office:string-value="">
            <text:p/>
          </table:table-cell>
          <table:table-cell table:style-name="ACE-0" office:value-type="string">
            <text:p>marine</text:p>
          </table:table-cell>
          <table:table-cell table:style-name="ACE-0" office:value-type="string">
            <text:p>325-M0055A-03R-2W_23-28</text:p>
          </table:table-cell>
          <table:table-cell table:style-name="ACE-1" table:formula="of:=IF([.M438]&lt;&gt;&quot;NA&quot;;-[.G438]+([.M438]-[.N438])/2-[.N438];-[.G438])" office:value-type="float" office:value="-96.324999999999989">
            <text:p>−96.32</text:p>
          </table:table-cell>
          <table:table-cell table:style-name="ACE-1" table:formula="of:=IF([.M438]&lt;&gt;&quot;NA&quot;;-[.G438]-([.M438]+[.N438])/2-[.N438]/2;-[.G438])" office:value-type="float" office:value="-106.32499999999999">
            <text:p>−106.32</text:p>
          </table:table-cell>
          <table:table-cell table:style-name="ACE-1" table:formula="of:=IF([.M438]&lt;&gt;&quot;NA&quot;;SQRT((([.M438]-[.N438])/2)^2+[.H438]^2);[.H438])" office:value-type="float" office:value="5.0604742860724032">
            <text:p>5.06</text:p>
          </table:table-cell>
          <table:table-cell table:style-name="ACE-2" table:formula="of:=IF([.M438]&lt;&gt;&quot;NA&quot;;0;-1)" office:value-type="float" office:value="0">
            <text:p>0</text:p>
          </table:table-cell>
          <table:table-cell table:style-name="ACE-2" table:formula="of:=IF([.S438]&gt;0;[.S438];[.U438])" office:value-type="float" office:value="16080">
            <text:p>16080</text:p>
          </table:table-cell>
          <table:table-cell table:style-name="ACE-2" table:formula="of:=IF([.T438]&gt;0;[.T438];[.V438])" office:value-type="float" office:value="200">
            <text:p>200</text:p>
          </table:table-cell>
          <table:table-cell table:number-columns-repeated="224" table:style-name="ACE-0"/>
        </table:table-row>
        <table:table-row table:style-name="AROW-1">
          <table:table-cell table:style-name="ACE-0" office:value-type="string">
            <text:p>325-M0055A-03R-2W_30-33A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4023</text:p>
          </table:table-cell>
          <table:table-cell table:style-name="ACE-1" office:value-type="float" office:value="101.38499999999999">
            <text:p>101.38</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43819893474059401">
            <text:p>−0.44</text:p>
          </table:table-cell>
          <table:table-cell table:style-name="ACE-1" office:value-type="float" office:value="4.7982176400882501">
            <text:p>4.80</text:p>
          </table:table-cell>
          <table:table-cell table:style-name="ACE-2" office:value-type="float" office:value="13654.138783673168">
            <text:p>13654</text:p>
          </table:table-cell>
          <table:table-cell table:style-name="ACE-2" office:value-type="float" office:value="66.717492032431338">
            <text:p>67</text:p>
          </table:table-cell>
          <table:table-cell table:style-name="ACE-0" office:value-type="float" office:value="15920">
            <text:p>15920</text:p>
          </table:table-cell>
          <table:table-cell table:style-name="ACE-0" office:value-type="float" office:value="223">
            <text:p>223</text:p>
          </table:table-cell>
          <table:table-cell table:number-columns-repeated="2" table:style-name="ACE-0"/>
          <table:table-cell table:style-name="ACE-0" table:formula="of:=IF([.Q439]&gt;0;&quot;marine&quot;;&quot;&quot;)" office:value-type="string" office:string-value="marine">
            <text:p>marine</text:p>
          </table:table-cell>
          <table:table-cell table:style-name="ACE-0" table:formula="of:=IF([.U439]&gt;0;&quot;U-Th&quot;;&quot;&quot;)" office:value-type="string" office:string-value="">
            <text:p/>
          </table:table-cell>
          <table:table-cell table:style-name="ACE-0" office:value-type="string">
            <text:p>marine</text:p>
          </table:table-cell>
          <table:table-cell table:style-name="ACE-0" office:value-type="string">
            <text:p>325-M0055A-03R-2W_30-33A1</text:p>
          </table:table-cell>
          <table:table-cell table:style-name="ACE-1" table:formula="of:=IF([.M439]&lt;&gt;&quot;NA&quot;;-[.G439]+([.M439]-[.N439])/2-[.N439];-[.G439])" office:value-type="float" office:value="-96.384999999999991">
            <text:p>−96.38</text:p>
          </table:table-cell>
          <table:table-cell table:style-name="ACE-1" table:formula="of:=IF([.M439]&lt;&gt;&quot;NA&quot;;-[.G439]-([.M439]+[.N439])/2-[.N439]/2;-[.G439])" office:value-type="float" office:value="-106.38499999999999">
            <text:p>−106.38</text:p>
          </table:table-cell>
          <table:table-cell table:style-name="ACE-1" table:formula="of:=IF([.M439]&lt;&gt;&quot;NA&quot;;SQRT((([.M439]-[.N439])/2)^2+[.H439]^2);[.H439])" office:value-type="float" office:value="5.0604742860724032">
            <text:p>5.06</text:p>
          </table:table-cell>
          <table:table-cell table:style-name="ACE-2" table:formula="of:=IF([.M439]&lt;&gt;&quot;NA&quot;;0;-1)" office:value-type="float" office:value="0">
            <text:p>0</text:p>
          </table:table-cell>
          <table:table-cell table:style-name="ACE-2" table:formula="of:=IF([.S439]&gt;0;[.S439];[.U439])" office:value-type="float" office:value="15920">
            <text:p>15920</text:p>
          </table:table-cell>
          <table:table-cell table:style-name="ACE-2" table:formula="of:=IF([.T439]&gt;0;[.T439];[.V439])" office:value-type="float" office:value="223">
            <text:p>223</text:p>
          </table:table-cell>
          <table:table-cell table:number-columns-repeated="224" table:style-name="ACE-0"/>
        </table:table-row>
        <table:table-row table:style-name="AROW-1">
          <table:table-cell table:style-name="ACE-0" office:value-type="string">
            <text:p>325-M0055A-03R-2W_30-33Algae</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2811</text:p>
          </table:table-cell>
          <table:table-cell table:style-name="ACE-1" office:value-type="float" office:value="101.38499999999999">
            <text:p>101.38</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87224703505679568">
            <text:p>0.87</text:p>
          </table:table-cell>
          <table:table-cell table:style-name="ACE-1" office:value-type="float" office:value="0.95646792175072726">
            <text:p>0.96</text:p>
          </table:table-cell>
          <table:table-cell table:style-name="ACE-2" office:value-type="float" office:value="13596.421392331746">
            <text:p>13596</text:p>
          </table:table-cell>
          <table:table-cell table:style-name="ACE-2" office:value-type="float" office:value="83.980404271365103">
            <text:p>84</text:p>
          </table:table-cell>
          <table:table-cell table:style-name="ACE-0" office:value-type="float" office:value="15807">
            <text:p>15807</text:p>
          </table:table-cell>
          <table:table-cell table:style-name="ACE-0" office:value-type="float" office:value="291">
            <text:p>291</text:p>
          </table:table-cell>
          <table:table-cell table:number-columns-repeated="2" table:style-name="ACE-0"/>
          <table:table-cell table:style-name="ACE-0" table:formula="of:=IF([.Q440]&gt;0;&quot;marine&quot;;&quot;&quot;)" office:value-type="string" office:string-value="marine">
            <text:p>marine</text:p>
          </table:table-cell>
          <table:table-cell table:style-name="ACE-0" table:formula="of:=IF([.U440]&gt;0;&quot;U-Th&quot;;&quot;&quot;)" office:value-type="string" office:string-value="">
            <text:p/>
          </table:table-cell>
          <table:table-cell table:style-name="ACE-0" office:value-type="string">
            <text:p>marine</text:p>
          </table:table-cell>
          <table:table-cell table:style-name="ACE-0" office:value-type="string">
            <text:p>325-M0055A-03R-2W_30-33Algae</text:p>
          </table:table-cell>
          <table:table-cell table:style-name="ACE-1" table:formula="of:=IF([.M440]&lt;&gt;&quot;NA&quot;;-[.G440]+([.M440]-[.N440])/2-[.N440];-[.G440])" office:value-type="float" office:value="-96.384999999999991">
            <text:p>−96.38</text:p>
          </table:table-cell>
          <table:table-cell table:style-name="ACE-1" table:formula="of:=IF([.M440]&lt;&gt;&quot;NA&quot;;-[.G440]-([.M440]+[.N440])/2-[.N440]/2;-[.G440])" office:value-type="float" office:value="-106.38499999999999">
            <text:p>−106.38</text:p>
          </table:table-cell>
          <table:table-cell table:style-name="ACE-1" table:formula="of:=IF([.M440]&lt;&gt;&quot;NA&quot;;SQRT((([.M440]-[.N440])/2)^2+[.H440]^2);[.H440])" office:value-type="float" office:value="5.0604742860724032">
            <text:p>5.06</text:p>
          </table:table-cell>
          <table:table-cell table:style-name="ACE-2" table:formula="of:=IF([.M440]&lt;&gt;&quot;NA&quot;;0;-1)" office:value-type="float" office:value="0">
            <text:p>0</text:p>
          </table:table-cell>
          <table:table-cell table:style-name="ACE-2" table:formula="of:=IF([.S440]&gt;0;[.S440];[.U440])" office:value-type="float" office:value="15807">
            <text:p>15807</text:p>
          </table:table-cell>
          <table:table-cell table:style-name="ACE-2" table:formula="of:=IF([.T440]&gt;0;[.T440];[.V440])" office:value-type="float" office:value="291">
            <text:p>291</text:p>
          </table:table-cell>
          <table:table-cell table:number-columns-repeated="224" table:style-name="ACE-0"/>
        </table:table-row>
        <table:table-row table:style-name="AROW-1">
          <table:table-cell table:style-name="ACE-0" office:value-type="string">
            <text:p>325-M0055A-03R-2W_32-34</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31</text:p>
          </table:table-cell>
          <table:table-cell table:style-name="ACE-1" office:value-type="float" office:value="101.39999999999999">
            <text:p>101.40</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4444999999999997">
            <text:p>−7.44</text:p>
          </table:table-cell>
          <table:table-cell table:style-name="ACE-1" office:value-type="float" office:value="0.49399999999999999">
            <text:p>0.49</text:p>
          </table:table-cell>
          <table:table-cell table:style-name="ACE-2" office:value-type="float" office:value="13595">
            <text:p>13595</text:p>
          </table:table-cell>
          <table:table-cell table:style-name="ACE-2" office:value-type="float" office:value="45">
            <text:p>45</text:p>
          </table:table-cell>
          <table:table-cell table:style-name="ACE-0" office:value-type="float" office:value="15845">
            <text:p>15845</text:p>
          </table:table-cell>
          <table:table-cell table:style-name="ACE-0" office:value-type="float" office:value="182">
            <text:p>182</text:p>
          </table:table-cell>
          <table:table-cell table:number-columns-repeated="2" table:style-name="ACE-0"/>
          <table:table-cell table:style-name="ACE-0" table:formula="of:=IF([.Q441]&gt;0;&quot;marine&quot;;&quot;&quot;)" office:value-type="string" office:string-value="marine">
            <text:p>marine</text:p>
          </table:table-cell>
          <table:table-cell table:style-name="ACE-0" table:formula="of:=IF([.U441]&gt;0;&quot;U-Th&quot;;&quot;&quot;)" office:value-type="string" office:string-value="">
            <text:p/>
          </table:table-cell>
          <table:table-cell table:style-name="ACE-0" office:value-type="string">
            <text:p>marine</text:p>
          </table:table-cell>
          <table:table-cell table:style-name="ACE-0" office:value-type="string">
            <text:p>325-M0055A-03R-2W_32-34</text:p>
          </table:table-cell>
          <table:table-cell table:style-name="ACE-1" table:formula="of:=IF([.M441]&lt;&gt;&quot;NA&quot;;-[.G441]+([.M441]-[.N441])/2-[.N441];-[.G441])" office:value-type="float" office:value="-96.399999999999991">
            <text:p>−96.40</text:p>
          </table:table-cell>
          <table:table-cell table:style-name="ACE-1" table:formula="of:=IF([.M441]&lt;&gt;&quot;NA&quot;;-[.G441]-([.M441]+[.N441])/2-[.N441]/2;-[.G441])" office:value-type="float" office:value="-106.39999999999999">
            <text:p>−106.40</text:p>
          </table:table-cell>
          <table:table-cell table:style-name="ACE-1" table:formula="of:=IF([.M441]&lt;&gt;&quot;NA&quot;;SQRT((([.M441]-[.N441])/2)^2+[.H441]^2);[.H441])" office:value-type="float" office:value="5.0604742860724032">
            <text:p>5.06</text:p>
          </table:table-cell>
          <table:table-cell table:style-name="ACE-2" table:formula="of:=IF([.M441]&lt;&gt;&quot;NA&quot;;0;-1)" office:value-type="float" office:value="0">
            <text:p>0</text:p>
          </table:table-cell>
          <table:table-cell table:style-name="ACE-2" table:formula="of:=IF([.S441]&gt;0;[.S441];[.U441])" office:value-type="float" office:value="15845">
            <text:p>15845</text:p>
          </table:table-cell>
          <table:table-cell table:style-name="ACE-2" table:formula="of:=IF([.T441]&gt;0;[.T441];[.V441])" office:value-type="float" office:value="182">
            <text:p>182</text:p>
          </table:table-cell>
          <table:table-cell table:number-columns-repeated="224" table:style-name="ACE-0"/>
        </table:table-row>
        <table:table-row table:style-name="AROW-1">
          <table:table-cell table:style-name="ACE-0" office:value-type="string">
            <text:p>325-M0055A-03R-2W_48-50</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8334</text:p>
          </table:table-cell>
          <table:table-cell table:style-name="ACE-1" office:value-type="float" office:value="101.55999999999999">
            <text:p>101.56</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Seriat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0034000000000001">
            <text:p>−1.00</text:p>
          </table:table-cell>
          <table:table-cell table:style-name="ACE-1" office:value-type="float" office:value="3.226">
            <text:p>3.23</text:p>
          </table:table-cell>
          <table:table-cell table:style-name="ACE-2" office:value-type="float" office:value="14040">
            <text:p>14040</text:p>
          </table:table-cell>
          <table:table-cell table:style-name="ACE-2" office:value-type="float" office:value="70">
            <text:p>70</text:p>
          </table:table-cell>
          <table:table-cell table:style-name="ACE-0" office:value-type="float" office:value="16465">
            <text:p>16465</text:p>
          </table:table-cell>
          <table:table-cell table:style-name="ACE-0" office:value-type="float" office:value="267">
            <text:p>267</text:p>
          </table:table-cell>
          <table:table-cell table:number-columns-repeated="2" table:style-name="ACE-0"/>
          <table:table-cell table:style-name="ACE-0" table:formula="of:=IF([.Q442]&gt;0;&quot;marine&quot;;&quot;&quot;)" office:value-type="string" office:string-value="marine">
            <text:p>marine</text:p>
          </table:table-cell>
          <table:table-cell table:style-name="ACE-0" table:formula="of:=IF([.U442]&gt;0;&quot;U-Th&quot;;&quot;&quot;)" office:value-type="string" office:string-value="">
            <text:p/>
          </table:table-cell>
          <table:table-cell table:style-name="ACE-0" office:value-type="string">
            <text:p>marine</text:p>
          </table:table-cell>
          <table:table-cell table:style-name="ACE-0" office:value-type="string">
            <text:p>325-M0055A-03R-2W_48-50</text:p>
          </table:table-cell>
          <table:table-cell table:style-name="ACE-1" table:formula="of:=IF([.M442]&lt;&gt;&quot;NA&quot;;-[.G442]+([.M442]-[.N442])/2-[.N442];-[.G442])" office:value-type="float" office:value="-96.559999999999988">
            <text:p>−96.56</text:p>
          </table:table-cell>
          <table:table-cell table:style-name="ACE-1" table:formula="of:=IF([.M442]&lt;&gt;&quot;NA&quot;;-[.G442]-([.M442]+[.N442])/2-[.N442]/2;-[.G442])" office:value-type="float" office:value="-106.55999999999999">
            <text:p>−106.56</text:p>
          </table:table-cell>
          <table:table-cell table:style-name="ACE-1" table:formula="of:=IF([.M442]&lt;&gt;&quot;NA&quot;;SQRT((([.M442]-[.N442])/2)^2+[.H442]^2);[.H442])" office:value-type="float" office:value="5.0604742860724032">
            <text:p>5.06</text:p>
          </table:table-cell>
          <table:table-cell table:style-name="ACE-2" table:formula="of:=IF([.M442]&lt;&gt;&quot;NA&quot;;0;-1)" office:value-type="float" office:value="0">
            <text:p>0</text:p>
          </table:table-cell>
          <table:table-cell table:style-name="ACE-2" table:formula="of:=IF([.S442]&gt;0;[.S442];[.U442])" office:value-type="float" office:value="16465">
            <text:p>16465</text:p>
          </table:table-cell>
          <table:table-cell table:style-name="ACE-2" table:formula="of:=IF([.T442]&gt;0;[.T442];[.V442])" office:value-type="float" office:value="267">
            <text:p>267</text:p>
          </table:table-cell>
          <table:table-cell table:number-columns-repeated="224" table:style-name="ACE-0"/>
        </table:table-row>
        <table:table-row table:style-name="AROW-1">
          <table:table-cell table:style-name="ACE-0" office:value-type="string">
            <text:p>325-M0055A-03R-2W_80-84A</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6132</text:p>
          </table:table-cell>
          <table:table-cell table:style-name="ACE-1" office:value-type="float" office:value="101.88999999999999">
            <text:p>101.89</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2228053133715928">
            <text:p>−7.22</text:p>
          </table:table-cell>
          <table:table-cell table:style-name="ACE-1" office:value-type="float" office:value="3.0573231896109663">
            <text:p>3.06</text:p>
          </table:table-cell>
          <table:table-cell table:style-name="ACE-2" office:value-type="float" office:value="14105.777827623888">
            <text:p>14106</text:p>
          </table:table-cell>
          <table:table-cell table:style-name="ACE-2" office:value-type="float" office:value="76.323867889973343">
            <text:p>76</text:p>
          </table:table-cell>
          <table:table-cell table:style-name="ACE-0" office:value-type="float" office:value="16554">
            <text:p>16554</text:p>
          </table:table-cell>
          <table:table-cell table:style-name="ACE-0" office:value-type="float" office:value="294">
            <text:p>294</text:p>
          </table:table-cell>
          <table:table-cell table:number-columns-repeated="2" table:style-name="ACE-0"/>
          <table:table-cell table:style-name="ACE-0" table:formula="of:=IF([.Q443]&gt;0;&quot;marine&quot;;&quot;&quot;)" office:value-type="string" office:string-value="marine">
            <text:p>marine</text:p>
          </table:table-cell>
          <table:table-cell table:style-name="ACE-0" table:formula="of:=IF([.U443]&gt;0;&quot;U-Th&quot;;&quot;&quot;)" office:value-type="string" office:string-value="">
            <text:p/>
          </table:table-cell>
          <table:table-cell table:style-name="ACE-0" office:value-type="string">
            <text:p>marine</text:p>
          </table:table-cell>
          <table:table-cell table:style-name="ACE-0" office:value-type="string">
            <text:p>325-M0055A-03R-2W_80-84A</text:p>
          </table:table-cell>
          <table:table-cell table:style-name="ACE-1" table:formula="of:=IF([.M443]&lt;&gt;&quot;NA&quot;;-[.G443]+([.M443]-[.N443])/2-[.N443];-[.G443])" office:value-type="float" office:value="-96.889999999999986">
            <text:p>−96.89</text:p>
          </table:table-cell>
          <table:table-cell table:style-name="ACE-1" table:formula="of:=IF([.M443]&lt;&gt;&quot;NA&quot;;-[.G443]-([.M443]+[.N443])/2-[.N443]/2;-[.G443])" office:value-type="float" office:value="-106.88999999999999">
            <text:p>−106.89</text:p>
          </table:table-cell>
          <table:table-cell table:style-name="ACE-1" table:formula="of:=IF([.M443]&lt;&gt;&quot;NA&quot;;SQRT((([.M443]-[.N443])/2)^2+[.H443]^2);[.H443])" office:value-type="float" office:value="5.0604742860724032">
            <text:p>5.06</text:p>
          </table:table-cell>
          <table:table-cell table:style-name="ACE-2" table:formula="of:=IF([.M443]&lt;&gt;&quot;NA&quot;;0;-1)" office:value-type="float" office:value="0">
            <text:p>0</text:p>
          </table:table-cell>
          <table:table-cell table:style-name="ACE-2" table:formula="of:=IF([.S443]&gt;0;[.S443];[.U443])" office:value-type="float" office:value="16554">
            <text:p>16554</text:p>
          </table:table-cell>
          <table:table-cell table:style-name="ACE-2" table:formula="of:=IF([.T443]&gt;0;[.T443];[.V443])" office:value-type="float" office:value="294">
            <text:p>294</text:p>
          </table:table-cell>
          <table:table-cell table:number-columns-repeated="224" table:style-name="ACE-0"/>
        </table:table-row>
        <table:table-row table:style-name="AROW-1">
          <table:table-cell table:style-name="ACE-0" office:value-type="string">
            <text:p>325-M0055A-03R-2W_80-84B</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6133</text:p>
          </table:table-cell>
          <table:table-cell table:style-name="ACE-1" office:value-type="float" office:value="101.88999999999999">
            <text:p>101.89</text:p>
          </table:table-cell>
          <table:table-cell table:style-name="ACE-0" office:value-type="float" office:value="0.78000000000000003">
            <text:p>0.7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0939462341552901">
            <text:p>−3.09</text:p>
          </table:table-cell>
          <table:table-cell table:style-name="ACE-1" office:value-type="float" office:value="4.943477589456748">
            <text:p>4.94</text:p>
          </table:table-cell>
          <table:table-cell table:style-name="ACE-2" office:value-type="float" office:value="14149.846660791078">
            <text:p>14150</text:p>
          </table:table-cell>
          <table:table-cell table:style-name="ACE-2" office:value-type="float" office:value="93.267664476990291">
            <text:p>93</text:p>
          </table:table-cell>
          <table:table-cell table:style-name="ACE-0" office:value-type="float" office:value="16609">
            <text:p>16609</text:p>
          </table:table-cell>
          <table:table-cell table:style-name="ACE-0" office:value-type="float" office:value="327">
            <text:p>327</text:p>
          </table:table-cell>
          <table:table-cell table:number-columns-repeated="2" table:style-name="ACE-0"/>
          <table:table-cell table:style-name="ACE-0" table:formula="of:=IF([.Q444]&gt;0;&quot;marine&quot;;&quot;&quot;)" office:value-type="string" office:string-value="marine">
            <text:p>marine</text:p>
          </table:table-cell>
          <table:table-cell table:style-name="ACE-0" table:formula="of:=IF([.U444]&gt;0;&quot;U-Th&quot;;&quot;&quot;)" office:value-type="string" office:string-value="">
            <text:p/>
          </table:table-cell>
          <table:table-cell table:style-name="ACE-0" office:value-type="string">
            <text:p>marine</text:p>
          </table:table-cell>
          <table:table-cell table:style-name="ACE-0" office:value-type="string">
            <text:p>325-M0055A-03R-2W_80-84B</text:p>
          </table:table-cell>
          <table:table-cell table:style-name="ACE-1" table:formula="of:=IF([.M444]&lt;&gt;&quot;NA&quot;;-[.G444]+([.M444]-[.N444])/2-[.N444];-[.G444])" office:value-type="float" office:value="-96.889999999999986">
            <text:p>−96.89</text:p>
          </table:table-cell>
          <table:table-cell table:style-name="ACE-1" table:formula="of:=IF([.M444]&lt;&gt;&quot;NA&quot;;-[.G444]-([.M444]+[.N444])/2-[.N444]/2;-[.G444])" office:value-type="float" office:value="-106.88999999999999">
            <text:p>−106.89</text:p>
          </table:table-cell>
          <table:table-cell table:style-name="ACE-1" table:formula="of:=IF([.M444]&lt;&gt;&quot;NA&quot;;SQRT((([.M444]-[.N444])/2)^2+[.H444]^2);[.H444])" office:value-type="float" office:value="5.0604742860724032">
            <text:p>5.06</text:p>
          </table:table-cell>
          <table:table-cell table:style-name="ACE-2" table:formula="of:=IF([.M444]&lt;&gt;&quot;NA&quot;;0;-1)" office:value-type="float" office:value="0">
            <text:p>0</text:p>
          </table:table-cell>
          <table:table-cell table:style-name="ACE-2" table:formula="of:=IF([.S444]&gt;0;[.S444];[.U444])" office:value-type="float" office:value="16609">
            <text:p>16609</text:p>
          </table:table-cell>
          <table:table-cell table:style-name="ACE-2" table:formula="of:=IF([.T444]&gt;0;[.T444];[.V444])" office:value-type="float" office:value="327">
            <text:p>327</text:p>
          </table:table-cell>
          <table:table-cell table:number-columns-repeated="224" table:style-name="ACE-0"/>
        </table:table-row>
        <table:table-row table:style-name="AROW-1">
          <table:table-cell table:style-name="ACE-0" office:value-type="string">
            <text:p>325-M0055A-03R-2W_87-90</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32</text:p>
          </table:table-cell>
          <table:table-cell table:style-name="ACE-1" office:value-type="float" office:value="101.955">
            <text:p>101.95</text:p>
          </table:table-cell>
          <table:table-cell table:style-name="ACE-0" office:value-type="float" office:value="0.78000000000000003">
            <text:p>0.78</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6.9093999999999998">
            <text:p>−6.91</text:p>
          </table:table-cell>
          <table:table-cell table:style-name="ACE-1" office:value-type="float" office:value="0.52700000000000002">
            <text:p>0.53</text:p>
          </table:table-cell>
          <table:table-cell table:style-name="ACE-2" office:value-type="float" office:value="14175">
            <text:p>14175</text:p>
          </table:table-cell>
          <table:table-cell table:style-name="ACE-2" office:value-type="float" office:value="545">
            <text:p>545</text:p>
          </table:table-cell>
          <table:table-cell table:style-name="ACE-0" office:value-type="float" office:value="16457">
            <text:p>16457</text:p>
          </table:table-cell>
          <table:table-cell table:style-name="ACE-0" office:value-type="float" office:value="1543">
            <text:p>1543</text:p>
          </table:table-cell>
          <table:table-cell table:number-columns-repeated="2" table:style-name="ACE-0"/>
          <table:table-cell table:style-name="ACE-0" table:formula="of:=IF([.Q445]&gt;0;&quot;marine&quot;;&quot;&quot;)" office:value-type="string" office:string-value="marine">
            <text:p>marine</text:p>
          </table:table-cell>
          <table:table-cell table:style-name="ACE-0" table:formula="of:=IF([.U445]&gt;0;&quot;U-Th&quot;;&quot;&quot;)" office:value-type="string" office:string-value="">
            <text:p/>
          </table:table-cell>
          <table:table-cell table:style-name="ACE-0" office:value-type="string">
            <text:p>marine</text:p>
          </table:table-cell>
          <table:table-cell table:style-name="ACE-0" office:value-type="string">
            <text:p>325-M0055A-03R-2W_87-90</text:p>
          </table:table-cell>
          <table:table-cell table:style-name="ACE-1" table:formula="of:=IF([.M445]&lt;&gt;&quot;NA&quot;;-[.G445]+([.M445]-[.N445])/2-[.N445];-[.G445])" office:value-type="float" office:value="-96.954999999999998">
            <text:p>−96.95</text:p>
          </table:table-cell>
          <table:table-cell table:style-name="ACE-1" table:formula="of:=IF([.M445]&lt;&gt;&quot;NA&quot;;-[.G445]-([.M445]+[.N445])/2-[.N445]/2;-[.G445])" office:value-type="float" office:value="-106.955">
            <text:p>−106.95</text:p>
          </table:table-cell>
          <table:table-cell table:style-name="ACE-1" table:formula="of:=IF([.M445]&lt;&gt;&quot;NA&quot;;SQRT((([.M445]-[.N445])/2)^2+[.H445]^2);[.H445])" office:value-type="float" office:value="5.0604742860724032">
            <text:p>5.06</text:p>
          </table:table-cell>
          <table:table-cell table:style-name="ACE-2" table:formula="of:=IF([.M445]&lt;&gt;&quot;NA&quot;;0;-1)" office:value-type="float" office:value="0">
            <text:p>0</text:p>
          </table:table-cell>
          <table:table-cell table:style-name="ACE-2" table:formula="of:=IF([.S445]&gt;0;[.S445];[.U445])" office:value-type="float" office:value="16457">
            <text:p>16457</text:p>
          </table:table-cell>
          <table:table-cell table:style-name="ACE-2" table:formula="of:=IF([.T445]&gt;0;[.T445];[.V445])" office:value-type="float" office:value="1543">
            <text:p>1543</text:p>
          </table:table-cell>
          <table:table-cell table:number-columns-repeated="224" table:style-name="ACE-0"/>
        </table:table-row>
        <table:table-row table:style-name="AROW-1">
          <table:table-cell table:style-name="ACE-0" office:value-type="string">
            <text:p>325-M0055A-04R-1W_0-16</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15</text:p>
          </table:table-cell>
          <table:table-cell table:style-name="ACE-0" office:value-type="string">
            <text:p>Sample ID: 9442A</text:p>
          </table:table-cell>
          <table:table-cell table:style-name="ACE-1" office:value-type="float" office:value="102.83">
            <text:p>102.83</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942">
            <text:p>15942</text:p>
          </table:table-cell>
          <table:table-cell table:style-name="ACE-0" office:value-type="float" office:value="12">
            <text:p>12</text:p>
          </table:table-cell>
          <table:table-cell table:style-name="ACE-0" table:formula="of:=IF([.Q446]&gt;0;&quot;marine&quot;;&quot;&quot;)" office:value-type="string" office:string-value="">
            <text:p/>
          </table:table-cell>
          <table:table-cell table:style-name="ACE-0" table:formula="of:=IF([.U446]&gt;0;&quot;U-Th&quot;;&quot;&quot;)" office:value-type="string" office:string-value="U-Th">
            <text:p>U-Th</text:p>
          </table:table-cell>
          <table:table-cell table:style-name="ACE-0" office:value-type="string">
            <text:p>U-Th</text:p>
          </table:table-cell>
          <table:table-cell table:style-name="ACE-0" office:value-type="string">
            <text:p>325-M0055A-04R-1W_0-16</text:p>
          </table:table-cell>
          <table:table-cell table:style-name="ACE-1" table:formula="of:=IF([.M446]&lt;&gt;&quot;NA&quot;;-[.G446]+([.M446]-[.N446])/2-[.N446];-[.G446])" office:value-type="float" office:value="-97.829999999999998">
            <text:p>−97.83</text:p>
          </table:table-cell>
          <table:table-cell table:style-name="ACE-1" table:formula="of:=IF([.M446]&lt;&gt;&quot;NA&quot;;-[.G446]-([.M446]+[.N446])/2-[.N446]/2;-[.G446])" office:value-type="float" office:value="-107.83">
            <text:p>−107.83</text:p>
          </table:table-cell>
          <table:table-cell table:style-name="ACE-1" table:formula="of:=IF([.M446]&lt;&gt;&quot;NA&quot;;SQRT((([.M446]-[.N446])/2)^2+[.H446]^2);[.H446])" office:value-type="float" office:value="5.0176089923388814">
            <text:p>5.02</text:p>
          </table:table-cell>
          <table:table-cell table:style-name="ACE-2" table:formula="of:=IF([.M446]&lt;&gt;&quot;NA&quot;;0;-1)" office:value-type="float" office:value="0">
            <text:p>0</text:p>
          </table:table-cell>
          <table:table-cell table:style-name="ACE-2" table:formula="of:=IF([.S446]&gt;0;[.S446];[.U446])" office:value-type="float" office:value="15942">
            <text:p>15942</text:p>
          </table:table-cell>
          <table:table-cell table:style-name="ACE-2" table:formula="of:=IF([.T446]&gt;0;[.T446];[.V446])" office:value-type="float" office:value="12">
            <text:p>12</text:p>
          </table:table-cell>
          <table:table-cell table:number-columns-repeated="224" table:style-name="ACE-0"/>
        </table:table-row>
        <table:table-row table:style-name="AROW-1">
          <table:table-cell table:style-name="ACE-0" office:value-type="string">
            <text:p>325-M0055A-04R-1W_0-16</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mple ID: 9442B</text:p>
          </table:table-cell>
          <table:table-cell table:style-name="ACE-1" office:value-type="float" office:value="102.83">
            <text:p>102.83</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974">
            <text:p>15974</text:p>
          </table:table-cell>
          <table:table-cell table:style-name="ACE-0" office:value-type="float" office:value="10">
            <text:p>10</text:p>
          </table:table-cell>
          <table:table-cell table:style-name="ACE-0" table:formula="of:=IF([.Q447]&gt;0;&quot;marine&quot;;&quot;&quot;)" office:value-type="string" office:string-value="">
            <text:p/>
          </table:table-cell>
          <table:table-cell table:style-name="ACE-0" table:formula="of:=IF([.U447]&gt;0;&quot;U-Th&quot;;&quot;&quot;)" office:value-type="string" office:string-value="U-Th">
            <text:p>U-Th</text:p>
          </table:table-cell>
          <table:table-cell table:style-name="ACE-0" office:value-type="string">
            <text:p>U-Th</text:p>
          </table:table-cell>
          <table:table-cell table:style-name="ACE-0" office:value-type="string">
            <text:p>325-M0055A-04R-1W_0-16</text:p>
          </table:table-cell>
          <table:table-cell table:style-name="ACE-1" table:formula="of:=IF([.M447]&lt;&gt;&quot;NA&quot;;-[.G447]+([.M447]-[.N447])/2-[.N447];-[.G447])" office:value-type="float" office:value="-97.829999999999998">
            <text:p>−97.83</text:p>
          </table:table-cell>
          <table:table-cell table:style-name="ACE-1" table:formula="of:=IF([.M447]&lt;&gt;&quot;NA&quot;;-[.G447]-([.M447]+[.N447])/2-[.N447]/2;-[.G447])" office:value-type="float" office:value="-107.83">
            <text:p>−107.83</text:p>
          </table:table-cell>
          <table:table-cell table:style-name="ACE-1" table:formula="of:=IF([.M447]&lt;&gt;&quot;NA&quot;;SQRT((([.M447]-[.N447])/2)^2+[.H447]^2);[.H447])" office:value-type="float" office:value="5.0176089923388814">
            <text:p>5.02</text:p>
          </table:table-cell>
          <table:table-cell table:style-name="ACE-2" table:formula="of:=IF([.M447]&lt;&gt;&quot;NA&quot;;0;-1)" office:value-type="float" office:value="0">
            <text:p>0</text:p>
          </table:table-cell>
          <table:table-cell table:style-name="ACE-2" table:formula="of:=IF([.S447]&gt;0;[.S447];[.U447])" office:value-type="float" office:value="15974">
            <text:p>15974</text:p>
          </table:table-cell>
          <table:table-cell table:style-name="ACE-2" table:formula="of:=IF([.T447]&gt;0;[.T447];[.V447])" office:value-type="float" office:value="10">
            <text:p>10</text:p>
          </table:table-cell>
          <table:table-cell table:number-columns-repeated="224" table:style-name="ACE-0"/>
        </table:table-row>
        <table:table-row table:style-name="AROW-1">
          <table:table-cell table:style-name="ACE-0" office:value-type="string">
            <text:p>325-M0055A-04R-1W_0-16</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mple ID: 9442C</text:p>
          </table:table-cell>
          <table:table-cell table:style-name="ACE-1" office:value-type="float" office:value="102.83">
            <text:p>102.83</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5883">
            <text:p>15883</text:p>
          </table:table-cell>
          <table:table-cell table:style-name="ACE-0" office:value-type="float" office:value="22">
            <text:p>22</text:p>
          </table:table-cell>
          <table:table-cell table:style-name="ACE-0" table:formula="of:=IF([.Q448]&gt;0;&quot;marine&quot;;&quot;&quot;)" office:value-type="string" office:string-value="">
            <text:p/>
          </table:table-cell>
          <table:table-cell table:style-name="ACE-0" table:formula="of:=IF([.U448]&gt;0;&quot;U-Th&quot;;&quot;&quot;)" office:value-type="string" office:string-value="U-Th">
            <text:p>U-Th</text:p>
          </table:table-cell>
          <table:table-cell table:style-name="ACE-0" office:value-type="string">
            <text:p>U-Th</text:p>
          </table:table-cell>
          <table:table-cell table:style-name="ACE-0" office:value-type="string">
            <text:p>325-M0055A-04R-1W_0-16</text:p>
          </table:table-cell>
          <table:table-cell table:style-name="ACE-1" table:formula="of:=IF([.M448]&lt;&gt;&quot;NA&quot;;-[.G448]+([.M448]-[.N448])/2-[.N448];-[.G448])" office:value-type="float" office:value="-97.829999999999998">
            <text:p>−97.83</text:p>
          </table:table-cell>
          <table:table-cell table:style-name="ACE-1" table:formula="of:=IF([.M448]&lt;&gt;&quot;NA&quot;;-[.G448]-([.M448]+[.N448])/2-[.N448]/2;-[.G448])" office:value-type="float" office:value="-107.83">
            <text:p>−107.83</text:p>
          </table:table-cell>
          <table:table-cell table:style-name="ACE-1" table:formula="of:=IF([.M448]&lt;&gt;&quot;NA&quot;;SQRT((([.M448]-[.N448])/2)^2+[.H448]^2);[.H448])" office:value-type="float" office:value="5.0176089923388814">
            <text:p>5.02</text:p>
          </table:table-cell>
          <table:table-cell table:style-name="ACE-2" table:formula="of:=IF([.M448]&lt;&gt;&quot;NA&quot;;0;-1)" office:value-type="float" office:value="0">
            <text:p>0</text:p>
          </table:table-cell>
          <table:table-cell table:style-name="ACE-2" table:formula="of:=IF([.S448]&gt;0;[.S448];[.U448])" office:value-type="float" office:value="15883">
            <text:p>15883</text:p>
          </table:table-cell>
          <table:table-cell table:style-name="ACE-2" table:formula="of:=IF([.T448]&gt;0;[.T448];[.V448])" office:value-type="float" office:value="22">
            <text:p>22</text:p>
          </table:table-cell>
          <table:table-cell table:number-columns-repeated="224" table:style-name="ACE-0"/>
        </table:table-row>
        <table:table-row table:style-name="AROW-1">
          <table:table-cell table:style-name="ACE-0" office:value-type="string">
            <text:p>325-M0055A-04R-1W_19-22</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office:value-type="string">
            <text:p>NO-14</text:p>
          </table:table-cell>
          <table:table-cell table:style-name="ACE-0" office:value-type="string">
            <text:p>YAUT-008932</text:p>
          </table:table-cell>
          <table:table-cell table:style-name="ACE-1" office:value-type="float" office:value="102.955">
            <text:p>102.95</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7918315778202221">
            <text:p>1.79</text:p>
          </table:table-cell>
          <table:table-cell table:style-name="ACE-1" office:value-type="float" office:value="1.2251490968480274">
            <text:p>1.23</text:p>
          </table:table-cell>
          <table:table-cell table:style-name="ACE-2" office:value-type="float" office:value="14335.656214819874">
            <text:p>14336</text:p>
          </table:table-cell>
          <table:table-cell table:style-name="ACE-2" office:value-type="float" office:value="48.144979933679856">
            <text:p>48</text:p>
          </table:table-cell>
          <table:table-cell table:style-name="ACE-0" office:value-type="float" office:value="16850">
            <text:p>16850</text:p>
          </table:table-cell>
          <table:table-cell table:style-name="ACE-0" office:value-type="float" office:value="240">
            <text:p>240</text:p>
          </table:table-cell>
          <table:table-cell table:number-columns-repeated="2" table:style-name="ACE-0"/>
          <table:table-cell table:style-name="ACE-0" table:formula="of:=IF([.Q449]&gt;0;&quot;marine&quot;;&quot;&quot;)" office:value-type="string" office:string-value="marine">
            <text:p>marine</text:p>
          </table:table-cell>
          <table:table-cell table:style-name="ACE-0" table:formula="of:=IF([.U449]&gt;0;&quot;U-Th&quot;;&quot;&quot;)" office:value-type="string" office:string-value="">
            <text:p/>
          </table:table-cell>
          <table:table-cell table:style-name="ACE-0" office:value-type="string">
            <text:p>marine</text:p>
          </table:table-cell>
          <table:table-cell table:style-name="ACE-0" office:value-type="string">
            <text:p>325-M0055A-04R-1W_19-22</text:p>
          </table:table-cell>
          <table:table-cell table:style-name="ACE-1" table:formula="of:=IF([.M449]&lt;&gt;&quot;NA&quot;;-[.G449]+([.M449]-[.N449])/2-[.N449];-[.G449])" office:value-type="float" office:value="-97.954999999999998">
            <text:p>−97.95</text:p>
          </table:table-cell>
          <table:table-cell table:style-name="ACE-1" table:formula="of:=IF([.M449]&lt;&gt;&quot;NA&quot;;-[.G449]-([.M449]+[.N449])/2-[.N449]/2;-[.G449])" office:value-type="float" office:value="-107.955">
            <text:p>−107.95</text:p>
          </table:table-cell>
          <table:table-cell table:style-name="ACE-1" table:formula="of:=IF([.M449]&lt;&gt;&quot;NA&quot;;SQRT((([.M449]-[.N449])/2)^2+[.H449]^2);[.H449])" office:value-type="float" office:value="5.0176089923388814">
            <text:p>5.02</text:p>
          </table:table-cell>
          <table:table-cell table:style-name="ACE-2" table:formula="of:=IF([.M449]&lt;&gt;&quot;NA&quot;;0;-1)" office:value-type="float" office:value="0">
            <text:p>0</text:p>
          </table:table-cell>
          <table:table-cell table:style-name="ACE-2" table:formula="of:=IF([.S449]&gt;0;[.S449];[.U449])" office:value-type="float" office:value="16850">
            <text:p>16850</text:p>
          </table:table-cell>
          <table:table-cell table:style-name="ACE-2" table:formula="of:=IF([.T449]&gt;0;[.T449];[.V449])" office:value-type="float" office:value="240">
            <text:p>240</text:p>
          </table:table-cell>
          <table:table-cell table:number-columns-repeated="224" table:style-name="ACE-0"/>
        </table:table-row>
        <table:table-row table:style-name="AROW-1">
          <table:table-cell table:style-name="ACE-0" office:value-type="string">
            <text:p>325-M0055A-04R-1W_23-28</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24</text:p>
          </table:table-cell>
          <table:table-cell table:style-name="ACE-1" office:value-type="float" office:value="103.005">
            <text:p>103.00</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5547">
            <text:p>−1.55</text:p>
          </table:table-cell>
          <table:table-cell table:style-name="ACE-1" office:value-type="float" office:value="0.52600000000000002">
            <text:p>0.53</text:p>
          </table:table-cell>
          <table:table-cell table:style-name="ACE-2" office:value-type="float" office:value="14125">
            <text:p>14125</text:p>
          </table:table-cell>
          <table:table-cell table:style-name="ACE-2" office:value-type="float" office:value="50">
            <text:p>50</text:p>
          </table:table-cell>
          <table:table-cell table:style-name="ACE-0" office:value-type="float" office:value="16571">
            <text:p>16571</text:p>
          </table:table-cell>
          <table:table-cell table:style-name="ACE-0" office:value-type="float" office:value="250">
            <text:p>250</text:p>
          </table:table-cell>
          <table:table-cell table:number-columns-repeated="2" table:style-name="ACE-0"/>
          <table:table-cell table:style-name="ACE-0" table:formula="of:=IF([.Q450]&gt;0;&quot;marine&quot;;&quot;&quot;)" office:value-type="string" office:string-value="marine">
            <text:p>marine</text:p>
          </table:table-cell>
          <table:table-cell table:style-name="ACE-0" table:formula="of:=IF([.U450]&gt;0;&quot;U-Th&quot;;&quot;&quot;)" office:value-type="string" office:string-value="">
            <text:p/>
          </table:table-cell>
          <table:table-cell table:style-name="ACE-0" office:value-type="string">
            <text:p>marine</text:p>
          </table:table-cell>
          <table:table-cell table:style-name="ACE-0" office:value-type="string">
            <text:p>325-M0055A-04R-1W_23-28</text:p>
          </table:table-cell>
          <table:table-cell table:style-name="ACE-1" table:formula="of:=IF([.M450]&lt;&gt;&quot;NA&quot;;-[.G450]+([.M450]-[.N450])/2-[.N450];-[.G450])" office:value-type="float" office:value="-98.004999999999995">
            <text:p>−98.00</text:p>
          </table:table-cell>
          <table:table-cell table:style-name="ACE-1" table:formula="of:=IF([.M450]&lt;&gt;&quot;NA&quot;;-[.G450]-([.M450]+[.N450])/2-[.N450]/2;-[.G450])" office:value-type="float" office:value="-108.005">
            <text:p>−108.00</text:p>
          </table:table-cell>
          <table:table-cell table:style-name="ACE-1" table:formula="of:=IF([.M450]&lt;&gt;&quot;NA&quot;;SQRT((([.M450]-[.N450])/2)^2+[.H450]^2);[.H450])" office:value-type="float" office:value="5.0176089923388814">
            <text:p>5.02</text:p>
          </table:table-cell>
          <table:table-cell table:style-name="ACE-2" table:formula="of:=IF([.M450]&lt;&gt;&quot;NA&quot;;0;-1)" office:value-type="float" office:value="0">
            <text:p>0</text:p>
          </table:table-cell>
          <table:table-cell table:style-name="ACE-2" table:formula="of:=IF([.S450]&gt;0;[.S450];[.U450])" office:value-type="float" office:value="16571">
            <text:p>16571</text:p>
          </table:table-cell>
          <table:table-cell table:style-name="ACE-2" table:formula="of:=IF([.T450]&gt;0;[.T450];[.V450])" office:value-type="float" office:value="250">
            <text:p>250</text:p>
          </table:table-cell>
          <table:table-cell table:number-columns-repeated="224" table:style-name="ACE-0"/>
        </table:table-row>
        <table:table-row table:style-name="AROW-1">
          <table:table-cell table:style-name="ACE-0" office:value-type="string">
            <text:p>325-M0055A-04R-1W_23-28</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5401</text:p>
          </table:table-cell>
          <table:table-cell table:style-name="ACE-1" office:value-type="float" office:value="103.005">
            <text:p>103.00</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5122599211806591">
            <text:p>−3.51</text:p>
          </table:table-cell>
          <table:table-cell table:style-name="ACE-1" office:value-type="float" office:value="2.1828935334159656">
            <text:p>2.18</text:p>
          </table:table-cell>
          <table:table-cell table:style-name="ACE-2" office:value-type="float" office:value="14225.486823612378">
            <text:p>14225</text:p>
          </table:table-cell>
          <table:table-cell table:style-name="ACE-2" office:value-type="float" office:value="57.833646193923379">
            <text:p>58</text:p>
          </table:table-cell>
          <table:table-cell table:style-name="ACE-0" office:value-type="float" office:value="16699">
            <text:p>16699</text:p>
          </table:table-cell>
          <table:table-cell table:style-name="ACE-0" office:value-type="float" office:value="258">
            <text:p>258</text:p>
          </table:table-cell>
          <table:table-cell table:number-columns-repeated="2" table:style-name="ACE-0"/>
          <table:table-cell table:style-name="ACE-0" table:formula="of:=IF([.Q451]&gt;0;&quot;marine&quot;;&quot;&quot;)" office:value-type="string" office:string-value="marine">
            <text:p>marine</text:p>
          </table:table-cell>
          <table:table-cell table:style-name="ACE-0" table:formula="of:=IF([.U451]&gt;0;&quot;U-Th&quot;;&quot;&quot;)" office:value-type="string" office:string-value="">
            <text:p/>
          </table:table-cell>
          <table:table-cell table:style-name="ACE-0" office:value-type="string">
            <text:p>marine</text:p>
          </table:table-cell>
          <table:table-cell table:style-name="ACE-0" office:value-type="string">
            <text:p>325-M0055A-04R-1W_23-28</text:p>
          </table:table-cell>
          <table:table-cell table:style-name="ACE-1" table:formula="of:=IF([.M451]&lt;&gt;&quot;NA&quot;;-[.G451]+([.M451]-[.N451])/2-[.N451];-[.G451])" office:value-type="float" office:value="-98.004999999999995">
            <text:p>−98.00</text:p>
          </table:table-cell>
          <table:table-cell table:style-name="ACE-1" table:formula="of:=IF([.M451]&lt;&gt;&quot;NA&quot;;-[.G451]-([.M451]+[.N451])/2-[.N451]/2;-[.G451])" office:value-type="float" office:value="-108.005">
            <text:p>−108.00</text:p>
          </table:table-cell>
          <table:table-cell table:style-name="ACE-1" table:formula="of:=IF([.M451]&lt;&gt;&quot;NA&quot;;SQRT((([.M451]-[.N451])/2)^2+[.H451]^2);[.H451])" office:value-type="float" office:value="5.0176089923388814">
            <text:p>5.02</text:p>
          </table:table-cell>
          <table:table-cell table:style-name="ACE-2" table:formula="of:=IF([.M451]&lt;&gt;&quot;NA&quot;;0;-1)" office:value-type="float" office:value="0">
            <text:p>0</text:p>
          </table:table-cell>
          <table:table-cell table:style-name="ACE-2" table:formula="of:=IF([.S451]&gt;0;[.S451];[.U451])" office:value-type="float" office:value="16699">
            <text:p>16699</text:p>
          </table:table-cell>
          <table:table-cell table:style-name="ACE-2" table:formula="of:=IF([.T451]&gt;0;[.T451];[.V451])" office:value-type="float" office:value="258">
            <text:p>258</text:p>
          </table:table-cell>
          <table:table-cell table:number-columns-repeated="224" table:style-name="ACE-0"/>
        </table:table-row>
        <table:table-row table:style-name="AROW-1">
          <table:table-cell table:style-name="ACE-0" office:value-type="string">
            <text:p>325-M0055A-04R-1W_28-33</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8935</text:p>
          </table:table-cell>
          <table:table-cell table:style-name="ACE-1" office:value-type="float" office:value="103.05499999999999">
            <text:p>103.05</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8090504872048982">
            <text:p>−1.81</text:p>
          </table:table-cell>
          <table:table-cell table:style-name="ACE-1" office:value-type="float" office:value="1.2468460277476314">
            <text:p>1.25</text:p>
          </table:table-cell>
          <table:table-cell table:style-name="ACE-2" office:value-type="float" office:value="14076.095550025244">
            <text:p>14076</text:p>
          </table:table-cell>
          <table:table-cell table:style-name="ACE-2" office:value-type="float" office:value="47.689196698749136">
            <text:p>48</text:p>
          </table:table-cell>
          <table:table-cell table:style-name="ACE-0" office:value-type="float" office:value="16475">
            <text:p>16475</text:p>
          </table:table-cell>
          <table:table-cell table:style-name="ACE-0" office:value-type="float" office:value="235">
            <text:p>235</text:p>
          </table:table-cell>
          <table:table-cell table:number-columns-repeated="2" table:style-name="ACE-0"/>
          <table:table-cell table:style-name="ACE-0" table:formula="of:=IF([.Q452]&gt;0;&quot;marine&quot;;&quot;&quot;)" office:value-type="string" office:string-value="marine">
            <text:p>marine</text:p>
          </table:table-cell>
          <table:table-cell table:style-name="ACE-0" table:formula="of:=IF([.U452]&gt;0;&quot;U-Th&quot;;&quot;&quot;)" office:value-type="string" office:string-value="">
            <text:p/>
          </table:table-cell>
          <table:table-cell table:style-name="ACE-0" office:value-type="string">
            <text:p>marine</text:p>
          </table:table-cell>
          <table:table-cell table:style-name="ACE-0" office:value-type="string">
            <text:p>325-M0055A-04R-1W_28-33</text:p>
          </table:table-cell>
          <table:table-cell table:style-name="ACE-1" table:formula="of:=IF([.M452]&lt;&gt;&quot;NA&quot;;-[.G452]+([.M452]-[.N452])/2-[.N452];-[.G452])" office:value-type="float" office:value="-98.054999999999993">
            <text:p>−98.05</text:p>
          </table:table-cell>
          <table:table-cell table:style-name="ACE-1" table:formula="of:=IF([.M452]&lt;&gt;&quot;NA&quot;;-[.G452]-([.M452]+[.N452])/2-[.N452]/2;-[.G452])" office:value-type="float" office:value="-108.05499999999999">
            <text:p>−108.05</text:p>
          </table:table-cell>
          <table:table-cell table:style-name="ACE-1" table:formula="of:=IF([.M452]&lt;&gt;&quot;NA&quot;;SQRT((([.M452]-[.N452])/2)^2+[.H452]^2);[.H452])" office:value-type="float" office:value="5.0176089923388814">
            <text:p>5.02</text:p>
          </table:table-cell>
          <table:table-cell table:style-name="ACE-2" table:formula="of:=IF([.M452]&lt;&gt;&quot;NA&quot;;0;-1)" office:value-type="float" office:value="0">
            <text:p>0</text:p>
          </table:table-cell>
          <table:table-cell table:style-name="ACE-2" table:formula="of:=IF([.S452]&gt;0;[.S452];[.U452])" office:value-type="float" office:value="16475">
            <text:p>16475</text:p>
          </table:table-cell>
          <table:table-cell table:style-name="ACE-2" table:formula="of:=IF([.T452]&gt;0;[.T452];[.V452])" office:value-type="float" office:value="235">
            <text:p>235</text:p>
          </table:table-cell>
          <table:table-cell table:number-columns-repeated="224" table:style-name="ACE-0"/>
        </table:table-row>
        <table:table-row table:style-name="AROW-1">
          <table:table-cell table:style-name="ACE-0" office:value-type="string">
            <text:p>325-M0055A-04R-1W_35-40B</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5436</text:p>
          </table:table-cell>
          <table:table-cell table:style-name="ACE-1" office:value-type="float" office:value="103.125">
            <text:p>103.13</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44373187155159705">
            <text:p>−0.44</text:p>
          </table:table-cell>
          <table:table-cell table:style-name="ACE-1" office:value-type="float" office:value="2.9488436884925493">
            <text:p>2.95</text:p>
          </table:table-cell>
          <table:table-cell table:style-name="ACE-2" office:value-type="float" office:value="14290.338864267627">
            <text:p>14290</text:p>
          </table:table-cell>
          <table:table-cell table:style-name="ACE-2" office:value-type="float" office:value="60.769588703386219">
            <text:p>61</text:p>
          </table:table-cell>
          <table:table-cell table:style-name="ACE-0" office:value-type="float" office:value="16785">
            <text:p>16785</text:p>
          </table:table-cell>
          <table:table-cell table:style-name="ACE-0" office:value-type="float" office:value="257">
            <text:p>257</text:p>
          </table:table-cell>
          <table:table-cell table:number-columns-repeated="2" table:style-name="ACE-0"/>
          <table:table-cell table:style-name="ACE-0" table:formula="of:=IF([.Q453]&gt;0;&quot;marine&quot;;&quot;&quot;)" office:value-type="string" office:string-value="marine">
            <text:p>marine</text:p>
          </table:table-cell>
          <table:table-cell table:style-name="ACE-0" table:formula="of:=IF([.U453]&gt;0;&quot;U-Th&quot;;&quot;&quot;)" office:value-type="string" office:string-value="">
            <text:p/>
          </table:table-cell>
          <table:table-cell table:style-name="ACE-0" office:value-type="string">
            <text:p>marine</text:p>
          </table:table-cell>
          <table:table-cell table:style-name="ACE-0" office:value-type="string">
            <text:p>325-M0055A-04R-1W_35-40B</text:p>
          </table:table-cell>
          <table:table-cell table:style-name="ACE-1" table:formula="of:=IF([.M453]&lt;&gt;&quot;NA&quot;;-[.G453]+([.M453]-[.N453])/2-[.N453];-[.G453])" office:value-type="float" office:value="-98.125">
            <text:p>−98.13</text:p>
          </table:table-cell>
          <table:table-cell table:style-name="ACE-1" table:formula="of:=IF([.M453]&lt;&gt;&quot;NA&quot;;-[.G453]-([.M453]+[.N453])/2-[.N453]/2;-[.G453])" office:value-type="float" office:value="-108.125">
            <text:p>−108.13</text:p>
          </table:table-cell>
          <table:table-cell table:style-name="ACE-1" table:formula="of:=IF([.M453]&lt;&gt;&quot;NA&quot;;SQRT((([.M453]-[.N453])/2)^2+[.H453]^2);[.H453])" office:value-type="float" office:value="5.0176089923388814">
            <text:p>5.02</text:p>
          </table:table-cell>
          <table:table-cell table:style-name="ACE-2" table:formula="of:=IF([.M453]&lt;&gt;&quot;NA&quot;;0;-1)" office:value-type="float" office:value="0">
            <text:p>0</text:p>
          </table:table-cell>
          <table:table-cell table:style-name="ACE-2" table:formula="of:=IF([.S453]&gt;0;[.S453];[.U453])" office:value-type="float" office:value="16785">
            <text:p>16785</text:p>
          </table:table-cell>
          <table:table-cell table:style-name="ACE-2" table:formula="of:=IF([.T453]&gt;0;[.T453];[.V453])" office:value-type="float" office:value="257">
            <text:p>257</text:p>
          </table:table-cell>
          <table:table-cell table:number-columns-repeated="224" table:style-name="ACE-0"/>
        </table:table-row>
        <table:table-row table:style-name="AROW-1">
          <table:table-cell table:style-name="ACE-0" office:value-type="string">
            <text:p>325-M0055A-04R-1W_35-40b</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8</text:p>
          </table:table-cell>
          <table:table-cell table:style-name="ACE-0" office:value-type="string">
            <text:p>YAUT-006325</text:p>
          </table:table-cell>
          <table:table-cell table:style-name="ACE-1" office:value-type="float" office:value="103.125">
            <text:p>103.13</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8778308470911971">
            <text:p>−2.88</text:p>
          </table:table-cell>
          <table:table-cell table:style-name="ACE-1" office:value-type="float" office:value="0.6281263963327155">
            <text:p>0.63</text:p>
          </table:table-cell>
          <table:table-cell table:style-name="ACE-2" office:value-type="float" office:value="18462.884650319265">
            <text:p>18463</text:p>
          </table:table-cell>
          <table:table-cell table:style-name="ACE-2" office:value-type="float" office:value="60.468010089789878">
            <text:p>60</text:p>
          </table:table-cell>
          <table:table-cell table:style-name="ACE-0" office:value-type="float" office:value="21871">
            <text:p>21871</text:p>
          </table:table-cell>
          <table:table-cell table:style-name="ACE-0" office:value-type="float" office:value="236">
            <text:p>236</text:p>
          </table:table-cell>
          <table:table-cell table:number-columns-repeated="2" table:style-name="ACE-0"/>
          <table:table-cell table:style-name="ACE-0" table:formula="of:=IF([.Q454]&gt;0;&quot;marine&quot;;&quot;&quot;)" office:value-type="string" office:string-value="marine">
            <text:p>marine</text:p>
          </table:table-cell>
          <table:table-cell table:style-name="ACE-0" table:formula="of:=IF([.U454]&gt;0;&quot;U-Th&quot;;&quot;&quot;)" office:value-type="string" office:string-value="">
            <text:p/>
          </table:table-cell>
          <table:table-cell table:style-name="ACE-0" office:value-type="string">
            <text:p>marine</text:p>
          </table:table-cell>
          <table:table-cell table:style-name="ACE-0" office:value-type="string">
            <text:p>325-M0055A-04R-1W_35-40b</text:p>
          </table:table-cell>
          <table:table-cell table:style-name="ACE-1" table:formula="of:=IF([.M454]&lt;&gt;&quot;NA&quot;;-[.G454]+([.M454]-[.N454])/2-[.N454];-[.G454])" office:value-type="float" office:value="-98.125">
            <text:p>−98.13</text:p>
          </table:table-cell>
          <table:table-cell table:style-name="ACE-1" table:formula="of:=IF([.M454]&lt;&gt;&quot;NA&quot;;-[.G454]-([.M454]+[.N454])/2-[.N454]/2;-[.G454])" office:value-type="float" office:value="-108.125">
            <text:p>−108.13</text:p>
          </table:table-cell>
          <table:table-cell table:style-name="ACE-1" table:formula="of:=IF([.M454]&lt;&gt;&quot;NA&quot;;SQRT((([.M454]-[.N454])/2)^2+[.H454]^2);[.H454])" office:value-type="float" office:value="5.0176089923388814">
            <text:p>5.02</text:p>
          </table:table-cell>
          <table:table-cell table:style-name="ACE-2" table:formula="of:=IF([.M454]&lt;&gt;&quot;NA&quot;;0;-1)" office:value-type="float" office:value="0">
            <text:p>0</text:p>
          </table:table-cell>
          <table:table-cell table:style-name="ACE-2" table:formula="of:=IF([.S454]&gt;0;[.S454];[.U454])" office:value-type="float" office:value="21871">
            <text:p>21871</text:p>
          </table:table-cell>
          <table:table-cell table:style-name="ACE-2" table:formula="of:=IF([.T454]&gt;0;[.T454];[.V454])" office:value-type="float" office:value="236">
            <text:p>236</text:p>
          </table:table-cell>
          <table:table-cell table:number-columns-repeated="224" table:style-name="ACE-0"/>
        </table:table-row>
        <table:table-row table:style-name="AROW-1">
          <table:table-cell table:style-name="ACE-0" office:value-type="string">
            <text:p>325-M0055A-04R-1W_39-43</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table:table-cell table:style-name="ACE-0" office:value-type="string">
            <text:p>YAUT-008933</text:p>
          </table:table-cell>
          <table:table-cell table:style-name="ACE-1" office:value-type="float" office:value="103.16">
            <text:p>103.16</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Seriat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6985837938192796">
            <text:p>1.70</text:p>
          </table:table-cell>
          <table:table-cell table:style-name="ACE-1" office:value-type="float" office:value="1.9196006559044998">
            <text:p>1.92</text:p>
          </table:table-cell>
          <table:table-cell table:style-name="ACE-2" office:value-type="float" office:value="20343.301688844953">
            <text:p>20343</text:p>
          </table:table-cell>
          <table:table-cell table:style-name="ACE-2" office:value-type="float" office:value="69.059143257823209">
            <text:p>69</text:p>
          </table:table-cell>
          <table:table-cell table:style-name="ACE-0" office:value-type="float" office:value="23975">
            <text:p>23975</text:p>
          </table:table-cell>
          <table:table-cell table:style-name="ACE-0" office:value-type="float" office:value="245">
            <text:p>245</text:p>
          </table:table-cell>
          <table:table-cell table:number-columns-repeated="2" table:style-name="ACE-0"/>
          <table:table-cell table:style-name="ACE-0" table:formula="of:=IF([.Q455]&gt;0;&quot;marine&quot;;&quot;&quot;)" office:value-type="string" office:string-value="marine">
            <text:p>marine</text:p>
          </table:table-cell>
          <table:table-cell table:style-name="ACE-0" table:formula="of:=IF([.U455]&gt;0;&quot;U-Th&quot;;&quot;&quot;)" office:value-type="string" office:string-value="">
            <text:p/>
          </table:table-cell>
          <table:table-cell table:style-name="ACE-0" office:value-type="string">
            <text:p>marine</text:p>
          </table:table-cell>
          <table:table-cell table:style-name="ACE-0" office:value-type="string">
            <text:p>325-M0055A-04R-1W_39-43</text:p>
          </table:table-cell>
          <table:table-cell table:style-name="ACE-1" table:formula="of:=IF([.M455]&lt;&gt;&quot;NA&quot;;-[.G455]+([.M455]-[.N455])/2-[.N455];-[.G455])" office:value-type="float" office:value="-98.159999999999997">
            <text:p>−98.16</text:p>
          </table:table-cell>
          <table:table-cell table:style-name="ACE-1" table:formula="of:=IF([.M455]&lt;&gt;&quot;NA&quot;;-[.G455]-([.M455]+[.N455])/2-[.N455]/2;-[.G455])" office:value-type="float" office:value="-108.16">
            <text:p>−108.16</text:p>
          </table:table-cell>
          <table:table-cell table:style-name="ACE-1" table:formula="of:=IF([.M455]&lt;&gt;&quot;NA&quot;;SQRT((([.M455]-[.N455])/2)^2+[.H455]^2);[.H455])" office:value-type="float" office:value="5.0176089923388814">
            <text:p>5.02</text:p>
          </table:table-cell>
          <table:table-cell table:style-name="ACE-2" table:formula="of:=IF([.M455]&lt;&gt;&quot;NA&quot;;0;-1)" office:value-type="float" office:value="0">
            <text:p>0</text:p>
          </table:table-cell>
          <table:table-cell table:style-name="ACE-2" table:formula="of:=IF([.S455]&gt;0;[.S455];[.U455])" office:value-type="float" office:value="23975">
            <text:p>23975</text:p>
          </table:table-cell>
          <table:table-cell table:style-name="ACE-2" table:formula="of:=IF([.T455]&gt;0;[.T455];[.V455])" office:value-type="float" office:value="245">
            <text:p>245</text:p>
          </table:table-cell>
          <table:table-cell table:number-columns-repeated="224" table:style-name="ACE-0"/>
        </table:table-row>
        <table:table-row table:style-name="AROW-1">
          <table:table-cell table:style-name="ACE-0" office:value-type="string">
            <text:p>325-M0055A-04R-1W_57-59</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8335</text:p>
          </table:table-cell>
          <table:table-cell table:style-name="ACE-1" office:value-type="float" office:value="103.33">
            <text:p>103.33</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Tubipora music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55489999999999995">
            <text:p>0.55</text:p>
          </table:table-cell>
          <table:table-cell table:style-name="ACE-1" office:value-type="float" office:value="1.786">
            <text:p>1.79</text:p>
          </table:table-cell>
          <table:table-cell table:style-name="ACE-2" office:value-type="float" office:value="20500">
            <text:p>20500</text:p>
          </table:table-cell>
          <table:table-cell table:style-name="ACE-2" office:value-type="float" office:value="110">
            <text:p>110</text:p>
          </table:table-cell>
          <table:table-cell table:style-name="ACE-0" office:value-type="float" office:value="24147">
            <text:p>24147</text:p>
          </table:table-cell>
          <table:table-cell table:style-name="ACE-0" office:value-type="float" office:value="286">
            <text:p>286</text:p>
          </table:table-cell>
          <table:table-cell table:number-columns-repeated="2" table:style-name="ACE-0"/>
          <table:table-cell table:style-name="ACE-0" table:formula="of:=IF([.Q456]&gt;0;&quot;marine&quot;;&quot;&quot;)" office:value-type="string" office:string-value="marine">
            <text:p>marine</text:p>
          </table:table-cell>
          <table:table-cell table:style-name="ACE-0" table:formula="of:=IF([.U456]&gt;0;&quot;U-Th&quot;;&quot;&quot;)" office:value-type="string" office:string-value="">
            <text:p/>
          </table:table-cell>
          <table:table-cell table:style-name="ACE-0" office:value-type="string">
            <text:p>marine</text:p>
          </table:table-cell>
          <table:table-cell table:style-name="ACE-0" office:value-type="string">
            <text:p>325-M0055A-04R-1W_57-59</text:p>
          </table:table-cell>
          <table:table-cell table:style-name="ACE-1" table:formula="of:=IF([.M456]&lt;&gt;&quot;NA&quot;;-[.G456]+([.M456]-[.N456])/2-[.N456];-[.G456])" office:value-type="float" office:value="-98.329999999999998">
            <text:p>−98.33</text:p>
          </table:table-cell>
          <table:table-cell table:style-name="ACE-1" table:formula="of:=IF([.M456]&lt;&gt;&quot;NA&quot;;-[.G456]-([.M456]+[.N456])/2-[.N456]/2;-[.G456])" office:value-type="float" office:value="-108.33">
            <text:p>−108.33</text:p>
          </table:table-cell>
          <table:table-cell table:style-name="ACE-1" table:formula="of:=IF([.M456]&lt;&gt;&quot;NA&quot;;SQRT((([.M456]-[.N456])/2)^2+[.H456]^2);[.H456])" office:value-type="float" office:value="5.0176089923388814">
            <text:p>5.02</text:p>
          </table:table-cell>
          <table:table-cell table:style-name="ACE-2" table:formula="of:=IF([.M456]&lt;&gt;&quot;NA&quot;;0;-1)" office:value-type="float" office:value="0">
            <text:p>0</text:p>
          </table:table-cell>
          <table:table-cell table:style-name="ACE-2" table:formula="of:=IF([.S456]&gt;0;[.S456];[.U456])" office:value-type="float" office:value="24147">
            <text:p>24147</text:p>
          </table:table-cell>
          <table:table-cell table:style-name="ACE-2" table:formula="of:=IF([.T456]&gt;0;[.T456];[.V456])" office:value-type="float" office:value="286">
            <text:p>286</text:p>
          </table:table-cell>
          <table:table-cell table:number-columns-repeated="224" table:style-name="ACE-0"/>
        </table:table-row>
        <table:table-row table:style-name="AROW-1">
          <table:table-cell table:style-name="ACE-0" office:value-type="string">
            <text:p>325-M0055A-04R-1W_60-67</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7</text:p>
          </table:table-cell>
          <table:table-cell table:style-name="ACE-0" office:value-type="string">
            <text:p>SANU-24635</text:p>
          </table:table-cell>
          <table:table-cell table:style-name="ACE-1" office:value-type="float" office:value="103.38499999999999">
            <text:p>103.38</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7532999999999999">
            <text:p>−2.75</text:p>
          </table:table-cell>
          <table:table-cell table:style-name="ACE-1" office:value-type="float" office:value="0.55800000000000005">
            <text:p>0.56</text:p>
          </table:table-cell>
          <table:table-cell table:style-name="ACE-2" office:value-type="float" office:value="19000">
            <text:p>19000</text:p>
          </table:table-cell>
          <table:table-cell table:style-name="ACE-2" office:value-type="float" office:value="50">
            <text:p>50</text:p>
          </table:table-cell>
          <table:table-cell table:style-name="ACE-0" office:value-type="float" office:value="22466">
            <text:p>22466</text:p>
          </table:table-cell>
          <table:table-cell table:style-name="ACE-0" office:value-type="float" office:value="128">
            <text:p>128</text:p>
          </table:table-cell>
          <table:table-cell table:number-columns-repeated="2" table:style-name="ACE-0"/>
          <table:table-cell table:style-name="ACE-0" table:formula="of:=IF([.Q457]&gt;0;&quot;marine&quot;;&quot;&quot;)" office:value-type="string" office:string-value="marine">
            <text:p>marine</text:p>
          </table:table-cell>
          <table:table-cell table:style-name="ACE-0" table:formula="of:=IF([.U457]&gt;0;&quot;U-Th&quot;;&quot;&quot;)" office:value-type="string" office:string-value="">
            <text:p/>
          </table:table-cell>
          <table:table-cell table:style-name="ACE-0" office:value-type="string">
            <text:p>marine</text:p>
          </table:table-cell>
          <table:table-cell table:style-name="ACE-0" office:value-type="string">
            <text:p>325-M0055A-04R-1W_60-67</text:p>
          </table:table-cell>
          <table:table-cell table:style-name="ACE-1" table:formula="of:=IF([.M457]&lt;&gt;&quot;NA&quot;;-[.G457]+([.M457]-[.N457])/2-[.N457];-[.G457])" office:value-type="float" office:value="-98.384999999999991">
            <text:p>−98.38</text:p>
          </table:table-cell>
          <table:table-cell table:style-name="ACE-1" table:formula="of:=IF([.M457]&lt;&gt;&quot;NA&quot;;-[.G457]-([.M457]+[.N457])/2-[.N457]/2;-[.G457])" office:value-type="float" office:value="-108.38499999999999">
            <text:p>−108.38</text:p>
          </table:table-cell>
          <table:table-cell table:style-name="ACE-1" table:formula="of:=IF([.M457]&lt;&gt;&quot;NA&quot;;SQRT((([.M457]-[.N457])/2)^2+[.H457]^2);[.H457])" office:value-type="float" office:value="5.0176089923388814">
            <text:p>5.02</text:p>
          </table:table-cell>
          <table:table-cell table:style-name="ACE-2" table:formula="of:=IF([.M457]&lt;&gt;&quot;NA&quot;;0;-1)" office:value-type="float" office:value="0">
            <text:p>0</text:p>
          </table:table-cell>
          <table:table-cell table:style-name="ACE-2" table:formula="of:=IF([.S457]&gt;0;[.S457];[.U457])" office:value-type="float" office:value="22466">
            <text:p>22466</text:p>
          </table:table-cell>
          <table:table-cell table:style-name="ACE-2" table:formula="of:=IF([.T457]&gt;0;[.T457];[.V457])" office:value-type="float" office:value="128">
            <text:p>128</text:p>
          </table:table-cell>
          <table:table-cell table:number-columns-repeated="224" table:style-name="ACE-0"/>
        </table:table-row>
        <table:table-row table:style-name="AROW-1">
          <table:table-cell table:style-name="ACE-0" office:value-type="string">
            <text:p>325-M0055A-04R-1W_70-80</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5421</text:p>
          </table:table-cell>
          <table:table-cell table:style-name="ACE-1" office:value-type="float" office:value="103.5">
            <text:p>103.50</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4231179372777367">
            <text:p>2.42</text:p>
          </table:table-cell>
          <table:table-cell table:style-name="ACE-1" office:value-type="float" office:value="10.34974165652233">
            <text:p>10.35</text:p>
          </table:table-cell>
          <table:table-cell table:style-name="ACE-2" office:value-type="float" office:value="18452.245776071668">
            <text:p>18452</text:p>
          </table:table-cell>
          <table:table-cell table:style-name="ACE-2" office:value-type="float" office:value="136.80563154980558">
            <text:p>137</text:p>
          </table:table-cell>
          <table:table-cell table:style-name="ACE-0" office:value-type="float" office:value="21857">
            <text:p>21857</text:p>
          </table:table-cell>
          <table:table-cell table:style-name="ACE-0" office:value-type="float" office:value="392">
            <text:p>392</text:p>
          </table:table-cell>
          <table:table-cell table:number-columns-repeated="2" table:style-name="ACE-0"/>
          <table:table-cell table:style-name="ACE-0" table:formula="of:=IF([.Q458]&gt;0;&quot;marine&quot;;&quot;&quot;)" office:value-type="string" office:string-value="marine">
            <text:p>marine</text:p>
          </table:table-cell>
          <table:table-cell table:style-name="ACE-0" table:formula="of:=IF([.U458]&gt;0;&quot;U-Th&quot;;&quot;&quot;)" office:value-type="string" office:string-value="">
            <text:p/>
          </table:table-cell>
          <table:table-cell table:style-name="ACE-0" office:value-type="string">
            <text:p>marine</text:p>
          </table:table-cell>
          <table:table-cell table:style-name="ACE-0" office:value-type="string">
            <text:p>325-M0055A-04R-1W_70-80</text:p>
          </table:table-cell>
          <table:table-cell table:style-name="ACE-1" table:formula="of:=IF([.M458]&lt;&gt;&quot;NA&quot;;-[.G458]+([.M458]-[.N458])/2-[.N458];-[.G458])" office:value-type="float" office:value="-98.5">
            <text:p>−98.50</text:p>
          </table:table-cell>
          <table:table-cell table:style-name="ACE-1" table:formula="of:=IF([.M458]&lt;&gt;&quot;NA&quot;;-[.G458]-([.M458]+[.N458])/2-[.N458]/2;-[.G458])" office:value-type="float" office:value="-108.5">
            <text:p>−108.50</text:p>
          </table:table-cell>
          <table:table-cell table:style-name="ACE-1" table:formula="of:=IF([.M458]&lt;&gt;&quot;NA&quot;;SQRT((([.M458]-[.N458])/2)^2+[.H458]^2);[.H458])" office:value-type="float" office:value="5.0176089923388814">
            <text:p>5.02</text:p>
          </table:table-cell>
          <table:table-cell table:style-name="ACE-2" table:formula="of:=IF([.M458]&lt;&gt;&quot;NA&quot;;0;-1)" office:value-type="float" office:value="0">
            <text:p>0</text:p>
          </table:table-cell>
          <table:table-cell table:style-name="ACE-2" table:formula="of:=IF([.S458]&gt;0;[.S458];[.U458])" office:value-type="float" office:value="21857">
            <text:p>21857</text:p>
          </table:table-cell>
          <table:table-cell table:style-name="ACE-2" table:formula="of:=IF([.T458]&gt;0;[.T458];[.V458])" office:value-type="float" office:value="392">
            <text:p>392</text:p>
          </table:table-cell>
          <table:table-cell table:number-columns-repeated="224" table:style-name="ACE-0"/>
        </table:table-row>
        <table:table-row table:style-name="AROW-1">
          <table:table-cell table:style-name="ACE-0" office:value-type="string">
            <text:p>325-M0055A-04R-1W_70-80B</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5437</text:p>
          </table:table-cell>
          <table:table-cell table:style-name="ACE-1" office:value-type="float" office:value="103.5">
            <text:p>103.50</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34840603014556">
            <text:p>2.35</text:p>
          </table:table-cell>
          <table:table-cell table:style-name="ACE-1" office:value-type="float" office:value="6.1046376387794012">
            <text:p>6.10</text:p>
          </table:table-cell>
          <table:table-cell table:style-name="ACE-2" office:value-type="float" office:value="19379.293079610445">
            <text:p>19379</text:p>
          </table:table-cell>
          <table:table-cell table:style-name="ACE-2" office:value-type="float" office:value="97.160709236873089">
            <text:p>97</text:p>
          </table:table-cell>
          <table:table-cell table:style-name="ACE-0" office:value-type="float" office:value="22845">
            <text:p>22845</text:p>
          </table:table-cell>
          <table:table-cell table:style-name="ACE-0" office:value-type="float" office:value="302">
            <text:p>302</text:p>
          </table:table-cell>
          <table:table-cell table:number-columns-repeated="2" table:style-name="ACE-0"/>
          <table:table-cell table:style-name="ACE-0" table:formula="of:=IF([.Q459]&gt;0;&quot;marine&quot;;&quot;&quot;)" office:value-type="string" office:string-value="marine">
            <text:p>marine</text:p>
          </table:table-cell>
          <table:table-cell table:style-name="ACE-0" table:formula="of:=IF([.U459]&gt;0;&quot;U-Th&quot;;&quot;&quot;)" office:value-type="string" office:string-value="">
            <text:p/>
          </table:table-cell>
          <table:table-cell table:style-name="ACE-0" office:value-type="string">
            <text:p>marine</text:p>
          </table:table-cell>
          <table:table-cell table:style-name="ACE-0" office:value-type="string">
            <text:p>325-M0055A-04R-1W_70-80B</text:p>
          </table:table-cell>
          <table:table-cell table:style-name="ACE-1" table:formula="of:=IF([.M459]&lt;&gt;&quot;NA&quot;;-[.G459]+([.M459]-[.N459])/2-[.N459];-[.G459])" office:value-type="float" office:value="-98.5">
            <text:p>−98.50</text:p>
          </table:table-cell>
          <table:table-cell table:style-name="ACE-1" table:formula="of:=IF([.M459]&lt;&gt;&quot;NA&quot;;-[.G459]-([.M459]+[.N459])/2-[.N459]/2;-[.G459])" office:value-type="float" office:value="-108.5">
            <text:p>−108.50</text:p>
          </table:table-cell>
          <table:table-cell table:style-name="ACE-1" table:formula="of:=IF([.M459]&lt;&gt;&quot;NA&quot;;SQRT((([.M459]-[.N459])/2)^2+[.H459]^2);[.H459])" office:value-type="float" office:value="5.0176089923388814">
            <text:p>5.02</text:p>
          </table:table-cell>
          <table:table-cell table:style-name="ACE-2" table:formula="of:=IF([.M459]&lt;&gt;&quot;NA&quot;;0;-1)" office:value-type="float" office:value="0">
            <text:p>0</text:p>
          </table:table-cell>
          <table:table-cell table:style-name="ACE-2" table:formula="of:=IF([.S459]&gt;0;[.S459];[.U459])" office:value-type="float" office:value="22845">
            <text:p>22845</text:p>
          </table:table-cell>
          <table:table-cell table:style-name="ACE-2" table:formula="of:=IF([.T459]&gt;0;[.T459];[.V459])" office:value-type="float" office:value="302">
            <text:p>302</text:p>
          </table:table-cell>
          <table:table-cell table:number-columns-repeated="224" table:style-name="ACE-0"/>
        </table:table-row>
        <table:table-row table:style-name="AROW-1">
          <table:table-cell table:style-name="ACE-0" office:value-type="string">
            <text:p>325-M0055A-04R-1W_70-80b</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6326</text:p>
          </table:table-cell>
          <table:table-cell table:style-name="ACE-1" office:value-type="float" office:value="103.5">
            <text:p>103.50</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6024340024105508">
            <text:p>−1.60</text:p>
          </table:table-cell>
          <table:table-cell table:style-name="ACE-1" office:value-type="float" office:value="0.54807075182797638">
            <text:p>0.55</text:p>
          </table:table-cell>
          <table:table-cell table:style-name="ACE-2" office:value-type="float" office:value="19419.488593932037">
            <text:p>19419</text:p>
          </table:table-cell>
          <table:table-cell table:style-name="ACE-2" office:value-type="float" office:value="64.159733040251211">
            <text:p>64</text:p>
          </table:table-cell>
          <table:table-cell table:style-name="ACE-0" office:value-type="float" office:value="22879">
            <text:p>22879</text:p>
          </table:table-cell>
          <table:table-cell table:style-name="ACE-0" office:value-type="float" office:value="256">
            <text:p>256</text:p>
          </table:table-cell>
          <table:table-cell table:number-columns-repeated="2" table:style-name="ACE-0"/>
          <table:table-cell table:style-name="ACE-0" table:formula="of:=IF([.Q460]&gt;0;&quot;marine&quot;;&quot;&quot;)" office:value-type="string" office:string-value="marine">
            <text:p>marine</text:p>
          </table:table-cell>
          <table:table-cell table:style-name="ACE-0" table:formula="of:=IF([.U460]&gt;0;&quot;U-Th&quot;;&quot;&quot;)" office:value-type="string" office:string-value="">
            <text:p/>
          </table:table-cell>
          <table:table-cell table:style-name="ACE-0" office:value-type="string">
            <text:p>marine</text:p>
          </table:table-cell>
          <table:table-cell table:style-name="ACE-0" office:value-type="string">
            <text:p>325-M0055A-04R-1W_70-80b</text:p>
          </table:table-cell>
          <table:table-cell table:style-name="ACE-1" table:formula="of:=IF([.M460]&lt;&gt;&quot;NA&quot;;-[.G460]+([.M460]-[.N460])/2-[.N460];-[.G460])" office:value-type="float" office:value="-98.5">
            <text:p>−98.50</text:p>
          </table:table-cell>
          <table:table-cell table:style-name="ACE-1" table:formula="of:=IF([.M460]&lt;&gt;&quot;NA&quot;;-[.G460]-([.M460]+[.N460])/2-[.N460]/2;-[.G460])" office:value-type="float" office:value="-108.5">
            <text:p>−108.50</text:p>
          </table:table-cell>
          <table:table-cell table:style-name="ACE-1" table:formula="of:=IF([.M460]&lt;&gt;&quot;NA&quot;;SQRT((([.M460]-[.N460])/2)^2+[.H460]^2);[.H460])" office:value-type="float" office:value="5.0176089923388814">
            <text:p>5.02</text:p>
          </table:table-cell>
          <table:table-cell table:style-name="ACE-2" table:formula="of:=IF([.M460]&lt;&gt;&quot;NA&quot;;0;-1)" office:value-type="float" office:value="0">
            <text:p>0</text:p>
          </table:table-cell>
          <table:table-cell table:style-name="ACE-2" table:formula="of:=IF([.S460]&gt;0;[.S460];[.U460])" office:value-type="float" office:value="22879">
            <text:p>22879</text:p>
          </table:table-cell>
          <table:table-cell table:style-name="ACE-2" table:formula="of:=IF([.T460]&gt;0;[.T460];[.V460])" office:value-type="float" office:value="256">
            <text:p>256</text:p>
          </table:table-cell>
          <table:table-cell table:number-columns-repeated="224" table:style-name="ACE-0"/>
        </table:table-row>
        <table:table-row table:style-name="AROW-1">
          <table:table-cell table:style-name="ACE-0" office:value-type="string">
            <text:p>325-M0055A-04R-1W_80-83</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8936</text:p>
          </table:table-cell>
          <table:table-cell table:style-name="ACE-1" office:value-type="float" office:value="103.565">
            <text:p>103.56</text:p>
          </table:table-cell>
          <table:table-cell table:style-name="ACE-0" office:value-type="float" office:value="0.41999999999999998">
            <text:p>0.42</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7070936596642077">
            <text:p>3.71</text:p>
          </table:table-cell>
          <table:table-cell table:style-name="ACE-1" office:value-type="float" office:value="2.2674930271634497">
            <text:p>2.27</text:p>
          </table:table-cell>
          <table:table-cell table:style-name="ACE-2" office:value-type="float" office:value="19228.645901302916">
            <text:p>19229</text:p>
          </table:table-cell>
          <table:table-cell table:style-name="ACE-2" office:value-type="float" office:value="66.562706130828701">
            <text:p>67</text:p>
          </table:table-cell>
          <table:table-cell table:style-name="ACE-0" office:value-type="float" office:value="22680">
            <text:p>22680</text:p>
          </table:table-cell>
          <table:table-cell table:style-name="ACE-0" office:value-type="float" office:value="220">
            <text:p>220</text:p>
          </table:table-cell>
          <table:table-cell table:number-columns-repeated="2" table:style-name="ACE-0"/>
          <table:table-cell table:style-name="ACE-0" table:formula="of:=IF([.Q461]&gt;0;&quot;marine&quot;;&quot;&quot;)" office:value-type="string" office:string-value="marine">
            <text:p>marine</text:p>
          </table:table-cell>
          <table:table-cell table:style-name="ACE-0" table:formula="of:=IF([.U461]&gt;0;&quot;U-Th&quot;;&quot;&quot;)" office:value-type="string" office:string-value="">
            <text:p/>
          </table:table-cell>
          <table:table-cell table:style-name="ACE-0" office:value-type="string">
            <text:p>marine</text:p>
          </table:table-cell>
          <table:table-cell table:style-name="ACE-0" office:value-type="string">
            <text:p>325-M0055A-04R-1W_80-83</text:p>
          </table:table-cell>
          <table:table-cell table:style-name="ACE-1" table:formula="of:=IF([.M461]&lt;&gt;&quot;NA&quot;;-[.G461]+([.M461]-[.N461])/2-[.N461];-[.G461])" office:value-type="float" office:value="-98.564999999999998">
            <text:p>−98.56</text:p>
          </table:table-cell>
          <table:table-cell table:style-name="ACE-1" table:formula="of:=IF([.M461]&lt;&gt;&quot;NA&quot;;-[.G461]-([.M461]+[.N461])/2-[.N461]/2;-[.G461])" office:value-type="float" office:value="-108.565">
            <text:p>−108.56</text:p>
          </table:table-cell>
          <table:table-cell table:style-name="ACE-1" table:formula="of:=IF([.M461]&lt;&gt;&quot;NA&quot;;SQRT((([.M461]-[.N461])/2)^2+[.H461]^2);[.H461])" office:value-type="float" office:value="5.0176089923388814">
            <text:p>5.02</text:p>
          </table:table-cell>
          <table:table-cell table:style-name="ACE-2" table:formula="of:=IF([.M461]&lt;&gt;&quot;NA&quot;;0;-1)" office:value-type="float" office:value="0">
            <text:p>0</text:p>
          </table:table-cell>
          <table:table-cell table:style-name="ACE-2" table:formula="of:=IF([.S461]&gt;0;[.S461];[.U461])" office:value-type="float" office:value="22680">
            <text:p>22680</text:p>
          </table:table-cell>
          <table:table-cell table:style-name="ACE-2" table:formula="of:=IF([.T461]&gt;0;[.T461];[.V461])" office:value-type="float" office:value="220">
            <text:p>220</text:p>
          </table:table-cell>
          <table:table-cell table:number-columns-repeated="224" table:style-name="ACE-0"/>
        </table:table-row>
        <table:table-row table:style-name="AROW-1">
          <table:table-cell table:style-name="ACE-0" office:value-type="string">
            <text:p>325-M0055A-04R-1W_84-90A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4025</text:p>
          </table:table-cell>
          <table:table-cell table:style-name="ACE-1" office:value-type="float" office:value="103.61999999999999">
            <text:p>103.62</text:p>
          </table:table-cell>
          <table:table-cell table:style-name="ACE-0" office:value-type="float" office:value="0.41999999999999998">
            <text:p>0.42</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50147049007721867">
            <text:p>−0.50</text:p>
          </table:table-cell>
          <table:table-cell table:style-name="ACE-1" office:value-type="float" office:value="1.1931801249676173">
            <text:p>1.19</text:p>
          </table:table-cell>
          <table:table-cell table:style-name="ACE-2" office:value-type="float" office:value="19417.384923682628">
            <text:p>19417</text:p>
          </table:table-cell>
          <table:table-cell table:style-name="ACE-2" office:value-type="float" office:value="61.182752533887935">
            <text:p>61</text:p>
          </table:table-cell>
          <table:table-cell table:style-name="ACE-0" office:value-type="float" office:value="22875">
            <text:p>22875</text:p>
          </table:table-cell>
          <table:table-cell table:style-name="ACE-0" office:value-type="float" office:value="249">
            <text:p>249</text:p>
          </table:table-cell>
          <table:table-cell table:number-columns-repeated="2" table:style-name="ACE-0"/>
          <table:table-cell table:style-name="ACE-0" table:formula="of:=IF([.Q462]&gt;0;&quot;marine&quot;;&quot;&quot;)" office:value-type="string" office:string-value="marine">
            <text:p>marine</text:p>
          </table:table-cell>
          <table:table-cell table:style-name="ACE-0" table:formula="of:=IF([.U462]&gt;0;&quot;U-Th&quot;;&quot;&quot;)" office:value-type="string" office:string-value="">
            <text:p/>
          </table:table-cell>
          <table:table-cell table:style-name="ACE-0" office:value-type="string">
            <text:p>marine</text:p>
          </table:table-cell>
          <table:table-cell table:style-name="ACE-0" office:value-type="string">
            <text:p>325-M0055A-04R-1W_84-90A1</text:p>
          </table:table-cell>
          <table:table-cell table:style-name="ACE-1" table:formula="of:=IF([.M462]&lt;&gt;&quot;NA&quot;;-[.G462]+([.M462]-[.N462])/2-[.N462];-[.G462])" office:value-type="float" office:value="-98.61999999999999">
            <text:p>−98.62</text:p>
          </table:table-cell>
          <table:table-cell table:style-name="ACE-1" table:formula="of:=IF([.M462]&lt;&gt;&quot;NA&quot;;-[.G462]-([.M462]+[.N462])/2-[.N462]/2;-[.G462])" office:value-type="float" office:value="-108.61999999999999">
            <text:p>−108.62</text:p>
          </table:table-cell>
          <table:table-cell table:style-name="ACE-1" table:formula="of:=IF([.M462]&lt;&gt;&quot;NA&quot;;SQRT((([.M462]-[.N462])/2)^2+[.H462]^2);[.H462])" office:value-type="float" office:value="5.0176089923388814">
            <text:p>5.02</text:p>
          </table:table-cell>
          <table:table-cell table:style-name="ACE-2" table:formula="of:=IF([.M462]&lt;&gt;&quot;NA&quot;;0;-1)" office:value-type="float" office:value="0">
            <text:p>0</text:p>
          </table:table-cell>
          <table:table-cell table:style-name="ACE-2" table:formula="of:=IF([.S462]&gt;0;[.S462];[.U462])" office:value-type="float" office:value="22875">
            <text:p>22875</text:p>
          </table:table-cell>
          <table:table-cell table:style-name="ACE-2" table:formula="of:=IF([.T462]&gt;0;[.T462];[.V462])" office:value-type="float" office:value="249">
            <text:p>249</text:p>
          </table:table-cell>
          <table:table-cell table:number-columns-repeated="224" table:style-name="ACE-0"/>
        </table:table-row>
        <table:table-row table:style-name="AROW-1">
          <table:table-cell table:style-name="ACE-0" office:value-type="string">
            <text:p>325-M0055A-04R-1W_84-90Algae</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2816</text:p>
          </table:table-cell>
          <table:table-cell table:style-name="ACE-1" office:value-type="float" office:value="103.61999999999999">
            <text:p>103.62</text:p>
          </table:table-cell>
          <table:table-cell table:style-name="ACE-0" office:value-type="float" office:value="0.41999999999999998">
            <text:p>0.42</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4491446899679725">
            <text:p>−3.45</text:p>
          </table:table-cell>
          <table:table-cell table:style-name="ACE-1" office:value-type="float" office:value="1.5756242431249936">
            <text:p>1.58</text:p>
          </table:table-cell>
          <table:table-cell table:style-name="ACE-2" office:value-type="float" office:value="19277.529826765618">
            <text:p>19278</text:p>
          </table:table-cell>
          <table:table-cell table:style-name="ACE-2" office:value-type="float" office:value="122.58176510795734">
            <text:p>123</text:p>
          </table:table-cell>
          <table:table-cell table:style-name="ACE-0" office:value-type="float" office:value="22756">
            <text:p>22756</text:p>
          </table:table-cell>
          <table:table-cell table:style-name="ACE-0" office:value-type="float" office:value="299">
            <text:p>299</text:p>
          </table:table-cell>
          <table:table-cell table:number-columns-repeated="2" table:style-name="ACE-0"/>
          <table:table-cell table:style-name="ACE-0" table:formula="of:=IF([.Q463]&gt;0;&quot;marine&quot;;&quot;&quot;)" office:value-type="string" office:string-value="marine">
            <text:p>marine</text:p>
          </table:table-cell>
          <table:table-cell table:style-name="ACE-0" table:formula="of:=IF([.U463]&gt;0;&quot;U-Th&quot;;&quot;&quot;)" office:value-type="string" office:string-value="">
            <text:p/>
          </table:table-cell>
          <table:table-cell table:style-name="ACE-0" office:value-type="string">
            <text:p>marine</text:p>
          </table:table-cell>
          <table:table-cell table:style-name="ACE-0" office:value-type="string">
            <text:p>325-M0055A-04R-1W_84-90Algae</text:p>
          </table:table-cell>
          <table:table-cell table:style-name="ACE-1" table:formula="of:=IF([.M463]&lt;&gt;&quot;NA&quot;;-[.G463]+([.M463]-[.N463])/2-[.N463];-[.G463])" office:value-type="float" office:value="-98.61999999999999">
            <text:p>−98.62</text:p>
          </table:table-cell>
          <table:table-cell table:style-name="ACE-1" table:formula="of:=IF([.M463]&lt;&gt;&quot;NA&quot;;-[.G463]-([.M463]+[.N463])/2-[.N463]/2;-[.G463])" office:value-type="float" office:value="-108.61999999999999">
            <text:p>−108.62</text:p>
          </table:table-cell>
          <table:table-cell table:style-name="ACE-1" table:formula="of:=IF([.M463]&lt;&gt;&quot;NA&quot;;SQRT((([.M463]-[.N463])/2)^2+[.H463]^2);[.H463])" office:value-type="float" office:value="5.0176089923388814">
            <text:p>5.02</text:p>
          </table:table-cell>
          <table:table-cell table:style-name="ACE-2" table:formula="of:=IF([.M463]&lt;&gt;&quot;NA&quot;;0;-1)" office:value-type="float" office:value="0">
            <text:p>0</text:p>
          </table:table-cell>
          <table:table-cell table:style-name="ACE-2" table:formula="of:=IF([.S463]&gt;0;[.S463];[.U463])" office:value-type="float" office:value="22756">
            <text:p>22756</text:p>
          </table:table-cell>
          <table:table-cell table:style-name="ACE-2" table:formula="of:=IF([.T463]&gt;0;[.T463];[.V463])" office:value-type="float" office:value="299">
            <text:p>299</text:p>
          </table:table-cell>
          <table:table-cell table:number-columns-repeated="224" table:style-name="ACE-0"/>
        </table:table-row>
        <table:table-row table:style-name="AROW-1">
          <table:table-cell table:style-name="ACE-0" office:value-type="string">
            <text:p>325-M0055A-04R-1W_98-104</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mple ID: 9443</text:p>
          </table:table-cell>
          <table:table-cell table:style-name="ACE-1" office:value-type="float" office:value="103.75999999999999">
            <text:p>103.76</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3911">
            <text:p>23911</text:p>
          </table:table-cell>
          <table:table-cell table:style-name="ACE-0" office:value-type="float" office:value="16">
            <text:p>16</text:p>
          </table:table-cell>
          <table:table-cell table:style-name="ACE-0" table:formula="of:=IF([.Q464]&gt;0;&quot;marine&quot;;&quot;&quot;)" office:value-type="string" office:string-value="">
            <text:p/>
          </table:table-cell>
          <table:table-cell table:style-name="ACE-0" table:formula="of:=IF([.U464]&gt;0;&quot;U-Th&quot;;&quot;&quot;)" office:value-type="string" office:string-value="U-Th">
            <text:p>U-Th</text:p>
          </table:table-cell>
          <table:table-cell table:style-name="ACE-0" office:value-type="string">
            <text:p>U-Th</text:p>
          </table:table-cell>
          <table:table-cell table:style-name="ACE-0" office:value-type="string">
            <text:p>325-M0055A-04R-1W_98-104</text:p>
          </table:table-cell>
          <table:table-cell table:style-name="ACE-1" table:formula="of:=IF([.M464]&lt;&gt;&quot;NA&quot;;-[.G464]+([.M464]-[.N464])/2-[.N464];-[.G464])" office:value-type="float" office:value="-98.759999999999991">
            <text:p>−98.76</text:p>
          </table:table-cell>
          <table:table-cell table:style-name="ACE-1" table:formula="of:=IF([.M464]&lt;&gt;&quot;NA&quot;;-[.G464]-([.M464]+[.N464])/2-[.N464]/2;-[.G464])" office:value-type="float" office:value="-108.75999999999999">
            <text:p>−108.76</text:p>
          </table:table-cell>
          <table:table-cell table:style-name="ACE-1" table:formula="of:=IF([.M464]&lt;&gt;&quot;NA&quot;;SQRT((([.M464]-[.N464])/2)^2+[.H464]^2);[.H464])" office:value-type="float" office:value="5.0176089923388814">
            <text:p>5.02</text:p>
          </table:table-cell>
          <table:table-cell table:style-name="ACE-2" table:formula="of:=IF([.M464]&lt;&gt;&quot;NA&quot;;0;-1)" office:value-type="float" office:value="0">
            <text:p>0</text:p>
          </table:table-cell>
          <table:table-cell table:style-name="ACE-2" table:formula="of:=IF([.S464]&gt;0;[.S464];[.U464])" office:value-type="float" office:value="23911">
            <text:p>23911</text:p>
          </table:table-cell>
          <table:table-cell table:style-name="ACE-2" table:formula="of:=IF([.T464]&gt;0;[.T464];[.V464])" office:value-type="float" office:value="16">
            <text:p>16</text:p>
          </table:table-cell>
          <table:table-cell table:number-columns-repeated="224" table:style-name="ACE-0"/>
        </table:table-row>
        <table:table-row table:style-name="AROW-1">
          <table:table-cell table:style-name="ACE-0" office:value-type="string">
            <text:p>325-M0055A-04R-2W_106-114</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37</text:p>
          </table:table-cell>
          <table:table-cell table:style-name="ACE-1" office:value-type="float" office:value="104.91999999999999">
            <text:p>104.92</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7955000000000005">
            <text:p>−9.80</text:p>
          </table:table-cell>
          <table:table-cell table:style-name="ACE-1" office:value-type="float" office:value="0.58899999999999997">
            <text:p>0.59</text:p>
          </table:table-cell>
          <table:table-cell table:style-name="ACE-2" office:value-type="float" office:value="19750">
            <text:p>19750</text:p>
          </table:table-cell>
          <table:table-cell table:style-name="ACE-2" office:value-type="float" office:value="60">
            <text:p>60</text:p>
          </table:table-cell>
          <table:table-cell table:style-name="ACE-0" office:value-type="float" office:value="23275">
            <text:p>23275</text:p>
          </table:table-cell>
          <table:table-cell table:style-name="ACE-0" office:value-type="float" office:value="253">
            <text:p>253</text:p>
          </table:table-cell>
          <table:table-cell table:number-columns-repeated="2" table:style-name="ACE-0"/>
          <table:table-cell table:style-name="ACE-0" table:formula="of:=IF([.Q465]&gt;0;&quot;marine&quot;;&quot;&quot;)" office:value-type="string" office:string-value="marine">
            <text:p>marine</text:p>
          </table:table-cell>
          <table:table-cell table:style-name="ACE-0" table:formula="of:=IF([.U465]&gt;0;&quot;U-Th&quot;;&quot;&quot;)" office:value-type="string" office:string-value="">
            <text:p/>
          </table:table-cell>
          <table:table-cell table:style-name="ACE-0" office:value-type="string">
            <text:p>marine</text:p>
          </table:table-cell>
          <table:table-cell table:style-name="ACE-0" office:value-type="string">
            <text:p>325-M0055A-04R-2W_106-114</text:p>
          </table:table-cell>
          <table:table-cell table:style-name="ACE-1" table:formula="of:=IF([.M465]&lt;&gt;&quot;NA&quot;;-[.G465]+([.M465]-[.N465])/2-[.N465];-[.G465])" office:value-type="float" office:value="-99.919999999999987">
            <text:p>−99.92</text:p>
          </table:table-cell>
          <table:table-cell table:style-name="ACE-1" table:formula="of:=IF([.M465]&lt;&gt;&quot;NA&quot;;-[.G465]-([.M465]+[.N465])/2-[.N465]/2;-[.G465])" office:value-type="float" office:value="-109.91999999999999">
            <text:p>−109.92</text:p>
          </table:table-cell>
          <table:table-cell table:style-name="ACE-1" table:formula="of:=IF([.M465]&lt;&gt;&quot;NA&quot;;SQRT((([.M465]-[.N465])/2)^2+[.H465]^2);[.H465])" office:value-type="float" office:value="5.0176089923388814">
            <text:p>5.02</text:p>
          </table:table-cell>
          <table:table-cell table:style-name="ACE-2" table:formula="of:=IF([.M465]&lt;&gt;&quot;NA&quot;;0;-1)" office:value-type="float" office:value="0">
            <text:p>0</text:p>
          </table:table-cell>
          <table:table-cell table:style-name="ACE-2" table:formula="of:=IF([.S465]&gt;0;[.S465];[.U465])" office:value-type="float" office:value="23275">
            <text:p>23275</text:p>
          </table:table-cell>
          <table:table-cell table:style-name="ACE-2" table:formula="of:=IF([.T465]&gt;0;[.T465];[.V465])" office:value-type="float" office:value="253">
            <text:p>253</text:p>
          </table:table-cell>
          <table:table-cell table:number-columns-repeated="224" table:style-name="ACE-0"/>
        </table:table-row>
        <table:table-row table:style-name="AROW-1">
          <table:table-cell table:style-name="ACE-0" office:value-type="string">
            <text:p>325-M0055A-04R-2W_140-14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25</text:p>
          </table:table-cell>
          <table:table-cell table:style-name="ACE-1" office:value-type="float" office:value="105.245">
            <text:p>105.25</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7698">
            <text:p>1.77</text:p>
          </table:table-cell>
          <table:table-cell table:style-name="ACE-1" office:value-type="float" office:value="0.66500000000000004">
            <text:p>0.67</text:p>
          </table:table-cell>
          <table:table-cell table:style-name="ACE-2" office:value-type="float" office:value="21060">
            <text:p>21060</text:p>
          </table:table-cell>
          <table:table-cell table:style-name="ACE-2" office:value-type="float" office:value="65">
            <text:p>65</text:p>
          </table:table-cell>
          <table:table-cell table:style-name="ACE-0" office:value-type="float" office:value="24859">
            <text:p>24859</text:p>
          </table:table-cell>
          <table:table-cell table:style-name="ACE-0" office:value-type="float" office:value="323">
            <text:p>323</text:p>
          </table:table-cell>
          <table:table-cell table:number-columns-repeated="2" table:style-name="ACE-0"/>
          <table:table-cell table:style-name="ACE-0" table:formula="of:=IF([.Q466]&gt;0;&quot;marine&quot;;&quot;&quot;)" office:value-type="string" office:string-value="marine">
            <text:p>marine</text:p>
          </table:table-cell>
          <table:table-cell table:style-name="ACE-0" table:formula="of:=IF([.U466]&gt;0;&quot;U-Th&quot;;&quot;&quot;)" office:value-type="string" office:string-value="">
            <text:p/>
          </table:table-cell>
          <table:table-cell table:style-name="ACE-0" office:value-type="string">
            <text:p>marine</text:p>
          </table:table-cell>
          <table:table-cell table:style-name="ACE-0" office:value-type="string">
            <text:p>325-M0055A-04R-2W_140-145</text:p>
          </table:table-cell>
          <table:table-cell table:style-name="ACE-1" table:formula="of:=IF([.M466]&lt;&gt;&quot;NA&quot;;-[.G466]+([.M466]-[.N466])/2-[.N466];-[.G466])" office:value-type="float" office:value="-100.245">
            <text:p>−100.25</text:p>
          </table:table-cell>
          <table:table-cell table:style-name="ACE-1" table:formula="of:=IF([.M466]&lt;&gt;&quot;NA&quot;;-[.G466]-([.M466]+[.N466])/2-[.N466]/2;-[.G466])" office:value-type="float" office:value="-110.245">
            <text:p>−110.25</text:p>
          </table:table-cell>
          <table:table-cell table:style-name="ACE-1" table:formula="of:=IF([.M466]&lt;&gt;&quot;NA&quot;;SQRT((([.M466]-[.N466])/2)^2+[.H466]^2);[.H466])" office:value-type="float" office:value="5.0176089923388814">
            <text:p>5.02</text:p>
          </table:table-cell>
          <table:table-cell table:style-name="ACE-2" table:formula="of:=IF([.M466]&lt;&gt;&quot;NA&quot;;0;-1)" office:value-type="float" office:value="0">
            <text:p>0</text:p>
          </table:table-cell>
          <table:table-cell table:style-name="ACE-2" table:formula="of:=IF([.S466]&gt;0;[.S466];[.U466])" office:value-type="float" office:value="24859">
            <text:p>24859</text:p>
          </table:table-cell>
          <table:table-cell table:style-name="ACE-2" table:formula="of:=IF([.T466]&gt;0;[.T466];[.V466])" office:value-type="float" office:value="323">
            <text:p>323</text:p>
          </table:table-cell>
          <table:table-cell table:number-columns-repeated="224" table:style-name="ACE-0"/>
        </table:table-row>
        <table:table-row table:style-name="AROW-1">
          <table:table-cell table:style-name="ACE-0" office:value-type="string">
            <text:p>325-M0055A-04R-2W_150-15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4327</text:p>
          </table:table-cell>
          <table:table-cell table:style-name="ACE-1" office:value-type="float" office:value="105.32499999999999">
            <text:p>105.32</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Tubipora musica or Merulinidae</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1661999999999999">
            <text:p>−1.17</text:p>
          </table:table-cell>
          <table:table-cell table:style-name="ACE-1" office:value-type="float" office:value="0.17899999999999999">
            <text:p>0.18</text:p>
          </table:table-cell>
          <table:table-cell table:style-name="ACE-2" office:value-type="float" office:value="19690">
            <text:p>19690</text:p>
          </table:table-cell>
          <table:table-cell table:style-name="ACE-2" office:value-type="float" office:value="50">
            <text:p>50</text:p>
          </table:table-cell>
          <table:table-cell table:style-name="ACE-0" office:value-type="float" office:value="22975">
            <text:p>22975</text:p>
          </table:table-cell>
          <table:table-cell table:style-name="ACE-0" office:value-type="float" office:value="425">
            <text:p>425</text:p>
          </table:table-cell>
          <table:table-cell table:number-columns-repeated="2" table:style-name="ACE-0"/>
          <table:table-cell table:style-name="ACE-0" table:formula="of:=IF([.Q467]&gt;0;&quot;marine&quot;;&quot;&quot;)" office:value-type="string" office:string-value="marine">
            <text:p>marine</text:p>
          </table:table-cell>
          <table:table-cell table:style-name="ACE-0" table:formula="of:=IF([.U467]&gt;0;&quot;U-Th&quot;;&quot;&quot;)" office:value-type="string" office:string-value="">
            <text:p/>
          </table:table-cell>
          <table:table-cell table:style-name="ACE-0" office:value-type="string">
            <text:p>marine</text:p>
          </table:table-cell>
          <table:table-cell table:style-name="ACE-0" office:value-type="string">
            <text:p>325-M0055A-04R-2W_150-151</text:p>
          </table:table-cell>
          <table:table-cell table:style-name="ACE-1" table:formula="of:=IF([.M467]&lt;&gt;&quot;NA&quot;;-[.G467]+([.M467]-[.N467])/2-[.N467];-[.G467])" office:value-type="float" office:value="-100.32499999999999">
            <text:p>−100.32</text:p>
          </table:table-cell>
          <table:table-cell table:style-name="ACE-1" table:formula="of:=IF([.M467]&lt;&gt;&quot;NA&quot;;-[.G467]-([.M467]+[.N467])/2-[.N467]/2;-[.G467])" office:value-type="float" office:value="-110.32499999999999">
            <text:p>−110.32</text:p>
          </table:table-cell>
          <table:table-cell table:style-name="ACE-1" table:formula="of:=IF([.M467]&lt;&gt;&quot;NA&quot;;SQRT((([.M467]-[.N467])/2)^2+[.H467]^2);[.H467])" office:value-type="float" office:value="5.0176089923388814">
            <text:p>5.02</text:p>
          </table:table-cell>
          <table:table-cell table:style-name="ACE-2" table:formula="of:=IF([.M467]&lt;&gt;&quot;NA&quot;;0;-1)" office:value-type="float" office:value="0">
            <text:p>0</text:p>
          </table:table-cell>
          <table:table-cell table:style-name="ACE-2" table:formula="of:=IF([.S467]&gt;0;[.S467];[.U467])" office:value-type="float" office:value="22975">
            <text:p>22975</text:p>
          </table:table-cell>
          <table:table-cell table:style-name="ACE-2" table:formula="of:=IF([.T467]&gt;0;[.T467];[.V467])" office:value-type="float" office:value="425">
            <text:p>425</text:p>
          </table:table-cell>
          <table:table-cell table:number-columns-repeated="224" table:style-name="ACE-0"/>
        </table:table-row>
        <table:table-row table:style-name="AROW-1">
          <table:table-cell table:style-name="ACE-0" office:value-type="string">
            <text:p>325-M0055A-04R-2W_23-34</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SANU-27221</text:p>
          </table:table-cell>
          <table:table-cell table:style-name="ACE-1" office:value-type="float" office:value="104.10499999999999">
            <text:p>104.10</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53049999999999997">
            <text:p>−0.53</text:p>
          </table:table-cell>
          <table:table-cell table:style-name="ACE-1" office:value-type="float" office:value="0.79100000000000004">
            <text:p>0.79</text:p>
          </table:table-cell>
          <table:table-cell table:style-name="ACE-2" office:value-type="float" office:value="20435">
            <text:p>20435</text:p>
          </table:table-cell>
          <table:table-cell table:style-name="ACE-2" office:value-type="float" office:value="70">
            <text:p>70</text:p>
          </table:table-cell>
          <table:table-cell table:style-name="ACE-0" office:value-type="float" office:value="24085">
            <text:p>24085</text:p>
          </table:table-cell>
          <table:table-cell table:style-name="ACE-0" office:value-type="float" office:value="235">
            <text:p>235</text:p>
          </table:table-cell>
          <table:table-cell table:number-columns-repeated="2" table:style-name="ACE-0"/>
          <table:table-cell table:style-name="ACE-0" table:formula="of:=IF([.Q468]&gt;0;&quot;marine&quot;;&quot;&quot;)" office:value-type="string" office:string-value="marine">
            <text:p>marine</text:p>
          </table:table-cell>
          <table:table-cell table:style-name="ACE-0" table:formula="of:=IF([.U468]&gt;0;&quot;U-Th&quot;;&quot;&quot;)" office:value-type="string" office:string-value="">
            <text:p/>
          </table:table-cell>
          <table:table-cell table:style-name="ACE-0" office:value-type="string">
            <text:p>marine</text:p>
          </table:table-cell>
          <table:table-cell table:style-name="ACE-0" office:value-type="string">
            <text:p>325-M0055A-04R-2W_23-34</text:p>
          </table:table-cell>
          <table:table-cell table:style-name="ACE-1" table:formula="of:=IF([.M468]&lt;&gt;&quot;NA&quot;;-[.G468]+([.M468]-[.N468])/2-[.N468];-[.G468])" office:value-type="float" office:value="-99.10499999999999">
            <text:p>−99.10</text:p>
          </table:table-cell>
          <table:table-cell table:style-name="ACE-1" table:formula="of:=IF([.M468]&lt;&gt;&quot;NA&quot;;-[.G468]-([.M468]+[.N468])/2-[.N468]/2;-[.G468])" office:value-type="float" office:value="-109.10499999999999">
            <text:p>−109.10</text:p>
          </table:table-cell>
          <table:table-cell table:style-name="ACE-1" table:formula="of:=IF([.M468]&lt;&gt;&quot;NA&quot;;SQRT((([.M468]-[.N468])/2)^2+[.H468]^2);[.H468])" office:value-type="float" office:value="5.0176089923388814">
            <text:p>5.02</text:p>
          </table:table-cell>
          <table:table-cell table:style-name="ACE-2" table:formula="of:=IF([.M468]&lt;&gt;&quot;NA&quot;;0;-1)" office:value-type="float" office:value="0">
            <text:p>0</text:p>
          </table:table-cell>
          <table:table-cell table:style-name="ACE-2" table:formula="of:=IF([.S468]&gt;0;[.S468];[.U468])" office:value-type="float" office:value="24085">
            <text:p>24085</text:p>
          </table:table-cell>
          <table:table-cell table:style-name="ACE-2" table:formula="of:=IF([.T468]&gt;0;[.T468];[.V468])" office:value-type="float" office:value="235">
            <text:p>235</text:p>
          </table:table-cell>
          <table:table-cell table:number-columns-repeated="224" table:style-name="ACE-0"/>
        </table:table-row>
        <table:table-row table:style-name="AROW-1">
          <table:table-cell table:style-name="ACE-0" office:value-type="string">
            <text:p>325-M0055A-04R-2W_23-34</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7223</text:p>
          </table:table-cell>
          <table:table-cell table:style-name="ACE-1" office:value-type="float" office:value="104.10499999999999">
            <text:p>104.10</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Tubi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38200000000000001">
            <text:p>−0.38</text:p>
          </table:table-cell>
          <table:table-cell table:style-name="ACE-1" office:value-type="float" office:value="0.53600000000000003">
            <text:p>0.54</text:p>
          </table:table-cell>
          <table:table-cell table:style-name="ACE-2" office:value-type="float" office:value="18450">
            <text:p>18450</text:p>
          </table:table-cell>
          <table:table-cell table:style-name="ACE-2" office:value-type="float" office:value="65">
            <text:p>65</text:p>
          </table:table-cell>
          <table:table-cell table:style-name="ACE-0" office:value-type="float" office:value="21840">
            <text:p>21840</text:p>
          </table:table-cell>
          <table:table-cell table:style-name="ACE-0" office:value-type="float" office:value="240">
            <text:p>240</text:p>
          </table:table-cell>
          <table:table-cell table:number-columns-repeated="2" table:style-name="ACE-0"/>
          <table:table-cell table:style-name="ACE-0" table:formula="of:=IF([.Q469]&gt;0;&quot;marine&quot;;&quot;&quot;)" office:value-type="string" office:string-value="marine">
            <text:p>marine</text:p>
          </table:table-cell>
          <table:table-cell table:style-name="ACE-0" table:formula="of:=IF([.U469]&gt;0;&quot;U-Th&quot;;&quot;&quot;)" office:value-type="string" office:string-value="">
            <text:p/>
          </table:table-cell>
          <table:table-cell table:style-name="ACE-0" office:value-type="string">
            <text:p>marine</text:p>
          </table:table-cell>
          <table:table-cell table:style-name="ACE-0" office:value-type="string">
            <text:p>325-M0055A-04R-2W_23-34</text:p>
          </table:table-cell>
          <table:table-cell table:style-name="ACE-1" table:formula="of:=IF([.M469]&lt;&gt;&quot;NA&quot;;-[.G469]+([.M469]-[.N469])/2-[.N469];-[.G469])" office:value-type="float" office:value="-99.10499999999999">
            <text:p>−99.10</text:p>
          </table:table-cell>
          <table:table-cell table:style-name="ACE-1" table:formula="of:=IF([.M469]&lt;&gt;&quot;NA&quot;;-[.G469]-([.M469]+[.N469])/2-[.N469]/2;-[.G469])" office:value-type="float" office:value="-109.10499999999999">
            <text:p>−109.10</text:p>
          </table:table-cell>
          <table:table-cell table:style-name="ACE-1" table:formula="of:=IF([.M469]&lt;&gt;&quot;NA&quot;;SQRT((([.M469]-[.N469])/2)^2+[.H469]^2);[.H469])" office:value-type="float" office:value="5.0176089923388814">
            <text:p>5.02</text:p>
          </table:table-cell>
          <table:table-cell table:style-name="ACE-2" table:formula="of:=IF([.M469]&lt;&gt;&quot;NA&quot;;0;-1)" office:value-type="float" office:value="0">
            <text:p>0</text:p>
          </table:table-cell>
          <table:table-cell table:style-name="ACE-2" table:formula="of:=IF([.S469]&gt;0;[.S469];[.U469])" office:value-type="float" office:value="21840">
            <text:p>21840</text:p>
          </table:table-cell>
          <table:table-cell table:style-name="ACE-2" table:formula="of:=IF([.T469]&gt;0;[.T469];[.V469])" office:value-type="float" office:value="240">
            <text:p>240</text:p>
          </table:table-cell>
          <table:table-cell table:number-columns-repeated="224" table:style-name="ACE-0"/>
        </table:table-row>
        <table:table-row table:style-name="AROW-1">
          <table:table-cell table:style-name="ACE-0" office:value-type="string">
            <text:p>325-M0055A-04R-2W_9-14</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7</text:p>
          </table:table-cell>
          <table:table-cell table:style-name="ACE-0" office:value-type="string">
            <text:p>SANU-25412</text:p>
          </table:table-cell>
          <table:table-cell table:style-name="ACE-1" office:value-type="float" office:value="103.93499999999999">
            <text:p>103.93</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1459999999999999">
            <text:p>−2.15</text:p>
          </table:table-cell>
          <table:table-cell table:style-name="ACE-1" office:value-type="float" office:value="0.60899999999999999">
            <text:p>0.61</text:p>
          </table:table-cell>
          <table:table-cell table:style-name="ACE-2" office:value-type="float" office:value="19180">
            <text:p>19180</text:p>
          </table:table-cell>
          <table:table-cell table:style-name="ACE-2" office:value-type="float" office:value="55">
            <text:p>55</text:p>
          </table:table-cell>
          <table:table-cell table:style-name="ACE-0" office:value-type="float" office:value="22648">
            <text:p>22648</text:p>
          </table:table-cell>
          <table:table-cell table:style-name="ACE-0" office:value-type="float" office:value="202">
            <text:p>202</text:p>
          </table:table-cell>
          <table:table-cell table:number-columns-repeated="2" table:style-name="ACE-0"/>
          <table:table-cell table:style-name="ACE-0" table:formula="of:=IF([.Q470]&gt;0;&quot;marine&quot;;&quot;&quot;)" office:value-type="string" office:string-value="marine">
            <text:p>marine</text:p>
          </table:table-cell>
          <table:table-cell table:style-name="ACE-0" table:formula="of:=IF([.U470]&gt;0;&quot;U-Th&quot;;&quot;&quot;)" office:value-type="string" office:string-value="">
            <text:p/>
          </table:table-cell>
          <table:table-cell table:style-name="ACE-0" office:value-type="string">
            <text:p>marine</text:p>
          </table:table-cell>
          <table:table-cell table:style-name="ACE-0" office:value-type="string">
            <text:p>325-M0055A-04R-2W_9-14</text:p>
          </table:table-cell>
          <table:table-cell table:style-name="ACE-1" table:formula="of:=IF([.M470]&lt;&gt;&quot;NA&quot;;-[.G470]+([.M470]-[.N470])/2-[.N470];-[.G470])" office:value-type="float" office:value="-98.934999999999988">
            <text:p>−98.93</text:p>
          </table:table-cell>
          <table:table-cell table:style-name="ACE-1" table:formula="of:=IF([.M470]&lt;&gt;&quot;NA&quot;;-[.G470]-([.M470]+[.N470])/2-[.N470]/2;-[.G470])" office:value-type="float" office:value="-108.93499999999999">
            <text:p>−108.93</text:p>
          </table:table-cell>
          <table:table-cell table:style-name="ACE-1" table:formula="of:=IF([.M470]&lt;&gt;&quot;NA&quot;;SQRT((([.M470]-[.N470])/2)^2+[.H470]^2);[.H470])" office:value-type="float" office:value="5.0176089923388814">
            <text:p>5.02</text:p>
          </table:table-cell>
          <table:table-cell table:style-name="ACE-2" table:formula="of:=IF([.M470]&lt;&gt;&quot;NA&quot;;0;-1)" office:value-type="float" office:value="0">
            <text:p>0</text:p>
          </table:table-cell>
          <table:table-cell table:style-name="ACE-2" table:formula="of:=IF([.S470]&gt;0;[.S470];[.U470])" office:value-type="float" office:value="22648">
            <text:p>22648</text:p>
          </table:table-cell>
          <table:table-cell table:style-name="ACE-2" table:formula="of:=IF([.T470]&gt;0;[.T470];[.V470])" office:value-type="float" office:value="202">
            <text:p>202</text:p>
          </table:table-cell>
          <table:table-cell table:number-columns-repeated="224" table:style-name="ACE-0"/>
        </table:table-row>
        <table:table-row table:style-name="AROW-1">
          <table:table-cell table:style-name="ACE-0" office:value-type="string">
            <text:p>325-M0055A-04R-2W_91-93</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6</text:p>
          </table:table-cell>
          <table:table-cell table:style-name="ACE-0" office:value-type="string">
            <text:p>SANU-24636</text:p>
          </table:table-cell>
          <table:table-cell table:style-name="ACE-1" office:value-type="float" office:value="104.73999999999999">
            <text:p>104.74</text:p>
          </table:table-cell>
          <table:table-cell table:style-name="ACE-0" office:value-type="float" office:value="0.41999999999999998">
            <text:p>0.4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0251999999999999">
            <text:p>−7.03</text:p>
          </table:table-cell>
          <table:table-cell table:style-name="ACE-1" office:value-type="float" office:value="0.56699999999999995">
            <text:p>0.57</text:p>
          </table:table-cell>
          <table:table-cell table:style-name="ACE-2" office:value-type="float" office:value="20005">
            <text:p>20005</text:p>
          </table:table-cell>
          <table:table-cell table:style-name="ACE-2" office:value-type="float" office:value="60">
            <text:p>60</text:p>
          </table:table-cell>
          <table:table-cell table:style-name="ACE-0" office:value-type="float" office:value="23605">
            <text:p>23605</text:p>
          </table:table-cell>
          <table:table-cell table:style-name="ACE-0" office:value-type="float" office:value="247">
            <text:p>247</text:p>
          </table:table-cell>
          <table:table-cell table:number-columns-repeated="2" table:style-name="ACE-0"/>
          <table:table-cell table:style-name="ACE-0" table:formula="of:=IF([.Q471]&gt;0;&quot;marine&quot;;&quot;&quot;)" office:value-type="string" office:string-value="marine">
            <text:p>marine</text:p>
          </table:table-cell>
          <table:table-cell table:style-name="ACE-0" table:formula="of:=IF([.U471]&gt;0;&quot;U-Th&quot;;&quot;&quot;)" office:value-type="string" office:string-value="">
            <text:p/>
          </table:table-cell>
          <table:table-cell table:style-name="ACE-0" office:value-type="string">
            <text:p>marine</text:p>
          </table:table-cell>
          <table:table-cell table:style-name="ACE-0" office:value-type="string">
            <text:p>325-M0055A-04R-2W_91-93</text:p>
          </table:table-cell>
          <table:table-cell table:style-name="ACE-1" table:formula="of:=IF([.M471]&lt;&gt;&quot;NA&quot;;-[.G471]+([.M471]-[.N471])/2-[.N471];-[.G471])" office:value-type="float" office:value="-99.739999999999995">
            <text:p>−99.74</text:p>
          </table:table-cell>
          <table:table-cell table:style-name="ACE-1" table:formula="of:=IF([.M471]&lt;&gt;&quot;NA&quot;;-[.G471]-([.M471]+[.N471])/2-[.N471]/2;-[.G471])" office:value-type="float" office:value="-109.73999999999999">
            <text:p>−109.74</text:p>
          </table:table-cell>
          <table:table-cell table:style-name="ACE-1" table:formula="of:=IF([.M471]&lt;&gt;&quot;NA&quot;;SQRT((([.M471]-[.N471])/2)^2+[.H471]^2);[.H471])" office:value-type="float" office:value="5.0176089923388814">
            <text:p>5.02</text:p>
          </table:table-cell>
          <table:table-cell table:style-name="ACE-2" table:formula="of:=IF([.M471]&lt;&gt;&quot;NA&quot;;0;-1)" office:value-type="float" office:value="0">
            <text:p>0</text:p>
          </table:table-cell>
          <table:table-cell table:style-name="ACE-2" table:formula="of:=IF([.S471]&gt;0;[.S471];[.U471])" office:value-type="float" office:value="23605">
            <text:p>23605</text:p>
          </table:table-cell>
          <table:table-cell table:style-name="ACE-2" table:formula="of:=IF([.T471]&gt;0;[.T471];[.V471])" office:value-type="float" office:value="247">
            <text:p>247</text:p>
          </table:table-cell>
          <table:table-cell table:number-columns-repeated="224" table:style-name="ACE-0"/>
        </table:table-row>
        <table:table-row table:style-name="AROW-1">
          <table:table-cell table:style-name="ACE-0" office:value-type="string">
            <text:p>325-M0055A-04R-2W_99-105</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office:value-type="string">
            <text:p>NO-5</text:p>
          </table:table-cell>
          <table:table-cell table:style-name="ACE-0" office:value-type="string">
            <text:p>Batch 5</text:p>
          </table:table-cell>
          <table:table-cell table:style-name="ACE-1" office:value-type="float" office:value="104.83999999999999">
            <text:p>104.84</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3974">
            <text:p>23974</text:p>
          </table:table-cell>
          <table:table-cell table:style-name="ACE-0" office:value-type="float" office:value="194">
            <text:p>194</text:p>
          </table:table-cell>
          <table:table-cell table:style-name="ACE-0" table:formula="of:=IF([.Q472]&gt;0;&quot;marine&quot;;&quot;&quot;)" office:value-type="string" office:string-value="">
            <text:p/>
          </table:table-cell>
          <table:table-cell table:style-name="ACE-0" table:formula="of:=IF([.U472]&gt;0;&quot;U-Th&quot;;&quot;&quot;)" office:value-type="string" office:string-value="U-Th">
            <text:p>U-Th</text:p>
          </table:table-cell>
          <table:table-cell table:style-name="ACE-0" office:value-type="string">
            <text:p>U-Th</text:p>
          </table:table-cell>
          <table:table-cell table:style-name="ACE-0" office:value-type="string">
            <text:p>325-M0055A-04R-2W_99-105</text:p>
          </table:table-cell>
          <table:table-cell table:style-name="ACE-1" table:formula="of:=IF([.M472]&lt;&gt;&quot;NA&quot;;-[.G472]+([.M472]-[.N472])/2-[.N472];-[.G472])" office:value-type="float" office:value="-99.839999999999989">
            <text:p>−99.84</text:p>
          </table:table-cell>
          <table:table-cell table:style-name="ACE-1" table:formula="of:=IF([.M472]&lt;&gt;&quot;NA&quot;;-[.G472]-([.M472]+[.N472])/2-[.N472]/2;-[.G472])" office:value-type="float" office:value="-109.83999999999999">
            <text:p>−109.84</text:p>
          </table:table-cell>
          <table:table-cell table:style-name="ACE-1" table:formula="of:=IF([.M472]&lt;&gt;&quot;NA&quot;;SQRT((([.M472]-[.N472])/2)^2+[.H472]^2);[.H472])" office:value-type="float" office:value="5.0176089923388814">
            <text:p>5.02</text:p>
          </table:table-cell>
          <table:table-cell table:style-name="ACE-2" table:formula="of:=IF([.M472]&lt;&gt;&quot;NA&quot;;0;-1)" office:value-type="float" office:value="0">
            <text:p>0</text:p>
          </table:table-cell>
          <table:table-cell table:style-name="ACE-2" table:formula="of:=IF([.S472]&gt;0;[.S472];[.U472])" office:value-type="float" office:value="23974">
            <text:p>23974</text:p>
          </table:table-cell>
          <table:table-cell table:style-name="ACE-2" table:formula="of:=IF([.T472]&gt;0;[.T472];[.V472])" office:value-type="float" office:value="194">
            <text:p>194</text:p>
          </table:table-cell>
          <table:table-cell table:number-columns-repeated="224" table:style-name="ACE-0"/>
        </table:table-row>
        <table:table-row table:style-name="AROW-1">
          <table:table-cell table:style-name="ACE-0" office:value-type="string">
            <text:p>325-M0055A-04R-2WR_150-15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0610</text:p>
          </table:table-cell>
          <table:table-cell table:style-name="ACE-1" office:value-type="float" office:value="105.32499999999999">
            <text:p>105.32</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Tubipora musica</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0669999999999999">
            <text:p>1.07</text:p>
          </table:table-cell>
          <table:table-cell table:style-name="ACE-1" office:value-type="float" office:value="0.79300000000000004">
            <text:p>0.79</text:p>
          </table:table-cell>
          <table:table-cell table:style-name="ACE-2" office:value-type="float" office:value="24190">
            <text:p>24190</text:p>
          </table:table-cell>
          <table:table-cell table:style-name="ACE-2" office:value-type="float" office:value="75">
            <text:p>75</text:p>
          </table:table-cell>
          <table:table-cell table:style-name="ACE-0" office:value-type="float" office:value="27834">
            <text:p>27834</text:p>
          </table:table-cell>
          <table:table-cell table:style-name="ACE-0" office:value-type="float" office:value="174">
            <text:p>174</text:p>
          </table:table-cell>
          <table:table-cell table:number-columns-repeated="2" table:style-name="ACE-0"/>
          <table:table-cell table:style-name="ACE-0" table:formula="of:=IF([.Q473]&gt;0;&quot;marine&quot;;&quot;&quot;)" office:value-type="string" office:string-value="marine">
            <text:p>marine</text:p>
          </table:table-cell>
          <table:table-cell table:style-name="ACE-0" table:formula="of:=IF([.U473]&gt;0;&quot;U-Th&quot;;&quot;&quot;)" office:value-type="string" office:string-value="">
            <text:p/>
          </table:table-cell>
          <table:table-cell table:style-name="ACE-0" office:value-type="string">
            <text:p>marine</text:p>
          </table:table-cell>
          <table:table-cell table:style-name="ACE-0" office:value-type="string">
            <text:p>325-M0055A-04R-2WR_150-151</text:p>
          </table:table-cell>
          <table:table-cell table:style-name="ACE-1" table:formula="of:=IF([.M473]&lt;&gt;&quot;NA&quot;;-[.G473]+([.M473]-[.N473])/2-[.N473];-[.G473])" office:value-type="float" office:value="-100.32499999999999">
            <text:p>−100.32</text:p>
          </table:table-cell>
          <table:table-cell table:style-name="ACE-1" table:formula="of:=IF([.M473]&lt;&gt;&quot;NA&quot;;-[.G473]-([.M473]+[.N473])/2-[.N473]/2;-[.G473])" office:value-type="float" office:value="-110.32499999999999">
            <text:p>−110.32</text:p>
          </table:table-cell>
          <table:table-cell table:style-name="ACE-1" table:formula="of:=IF([.M473]&lt;&gt;&quot;NA&quot;;SQRT((([.M473]-[.N473])/2)^2+[.H473]^2);[.H473])" office:value-type="float" office:value="5.0176089923388814">
            <text:p>5.02</text:p>
          </table:table-cell>
          <table:table-cell table:style-name="ACE-2" table:formula="of:=IF([.M473]&lt;&gt;&quot;NA&quot;;0;-1)" office:value-type="float" office:value="0">
            <text:p>0</text:p>
          </table:table-cell>
          <table:table-cell table:style-name="ACE-2" table:formula="of:=IF([.S473]&gt;0;[.S473];[.U473])" office:value-type="float" office:value="27834">
            <text:p>27834</text:p>
          </table:table-cell>
          <table:table-cell table:style-name="ACE-2" table:formula="of:=IF([.T473]&gt;0;[.T473];[.V473])" office:value-type="float" office:value="174">
            <text:p>174</text:p>
          </table:table-cell>
          <table:table-cell table:number-columns-repeated="224" table:style-name="ACE-0"/>
        </table:table-row>
        <table:table-row table:style-name="AROW-1">
          <table:table-cell table:style-name="ACE-0" office:value-type="string">
            <text:p>325-M0055A-04R-2WR_150-15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0611</text:p>
          </table:table-cell>
          <table:table-cell table:style-name="ACE-1" office:value-type="float" office:value="105.32499999999999">
            <text:p>105.32</text:p>
          </table:table-cell>
          <table:table-cell table:style-name="ACE-0" office:value-type="float" office:value="0.41999999999999998">
            <text:p>0.42</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5664999999999996">
            <text:p>5.57</text:p>
          </table:table-cell>
          <table:table-cell table:style-name="ACE-1" office:value-type="float" office:value="0.66900000000000004">
            <text:p>0.67</text:p>
          </table:table-cell>
          <table:table-cell table:style-name="ACE-2" office:value-type="float" office:value="20960">
            <text:p>20960</text:p>
          </table:table-cell>
          <table:table-cell table:style-name="ACE-2" office:value-type="float" office:value="65">
            <text:p>65</text:p>
          </table:table-cell>
          <table:table-cell table:style-name="ACE-0" office:value-type="float" office:value="24755">
            <text:p>24755</text:p>
          </table:table-cell>
          <table:table-cell table:style-name="ACE-0" office:value-type="float" office:value="309">
            <text:p>309</text:p>
          </table:table-cell>
          <table:table-cell table:number-columns-repeated="2" table:style-name="ACE-0"/>
          <table:table-cell table:style-name="ACE-0" table:formula="of:=IF([.Q474]&gt;0;&quot;marine&quot;;&quot;&quot;)" office:value-type="string" office:string-value="marine">
            <text:p>marine</text:p>
          </table:table-cell>
          <table:table-cell table:style-name="ACE-0" table:formula="of:=IF([.U474]&gt;0;&quot;U-Th&quot;;&quot;&quot;)" office:value-type="string" office:string-value="">
            <text:p/>
          </table:table-cell>
          <table:table-cell table:style-name="ACE-0" office:value-type="string">
            <text:p>marine</text:p>
          </table:table-cell>
          <table:table-cell table:style-name="ACE-0" office:value-type="string">
            <text:p>325-M0055A-04R-2WR_150-151</text:p>
          </table:table-cell>
          <table:table-cell table:style-name="ACE-1" table:formula="of:=IF([.M474]&lt;&gt;&quot;NA&quot;;-[.G474]+([.M474]-[.N474])/2-[.N474];-[.G474])" office:value-type="float" office:value="-100.32499999999999">
            <text:p>−100.32</text:p>
          </table:table-cell>
          <table:table-cell table:style-name="ACE-1" table:formula="of:=IF([.M474]&lt;&gt;&quot;NA&quot;;-[.G474]-([.M474]+[.N474])/2-[.N474]/2;-[.G474])" office:value-type="float" office:value="-110.32499999999999">
            <text:p>−110.32</text:p>
          </table:table-cell>
          <table:table-cell table:style-name="ACE-1" table:formula="of:=IF([.M474]&lt;&gt;&quot;NA&quot;;SQRT((([.M474]-[.N474])/2)^2+[.H474]^2);[.H474])" office:value-type="float" office:value="5.0176089923388814">
            <text:p>5.02</text:p>
          </table:table-cell>
          <table:table-cell table:style-name="ACE-2" table:formula="of:=IF([.M474]&lt;&gt;&quot;NA&quot;;0;-1)" office:value-type="float" office:value="0">
            <text:p>0</text:p>
          </table:table-cell>
          <table:table-cell table:style-name="ACE-2" table:formula="of:=IF([.S474]&gt;0;[.S474];[.U474])" office:value-type="float" office:value="24755">
            <text:p>24755</text:p>
          </table:table-cell>
          <table:table-cell table:style-name="ACE-2" table:formula="of:=IF([.T474]&gt;0;[.T474];[.V474])" office:value-type="float" office:value="309">
            <text:p>309</text:p>
          </table:table-cell>
          <table:table-cell table:number-columns-repeated="224" table:style-name="ACE-0"/>
        </table:table-row>
        <table:table-row table:style-name="AROW-1">
          <table:table-cell table:style-name="ACE-0" office:value-type="string">
            <text:p>325-M0055A-05R-1W_2-3</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38</text:p>
          </table:table-cell>
          <table:table-cell table:style-name="ACE-1" office:value-type="float" office:value="105.77499999999999">
            <text:p>105.77</text:p>
          </table:table-cell>
          <table:table-cell table:style-name="ACE-0" office:value-type="float" office:value="0.95999999999999996">
            <text:p>0.9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0874000000000006">
            <text:p>−9.09</text:p>
          </table:table-cell>
          <table:table-cell table:style-name="ACE-1" office:value-type="float" office:value="0.53200000000000003">
            <text:p>0.53</text:p>
          </table:table-cell>
          <table:table-cell table:style-name="ACE-2" office:value-type="float" office:value="20680">
            <text:p>20680</text:p>
          </table:table-cell>
          <table:table-cell table:style-name="ACE-2" office:value-type="float" office:value="60">
            <text:p>60</text:p>
          </table:table-cell>
          <table:table-cell table:style-name="ACE-0" office:value-type="float" office:value="24323">
            <text:p>24323</text:p>
          </table:table-cell>
          <table:table-cell table:style-name="ACE-0" office:value-type="float" office:value="213">
            <text:p>213</text:p>
          </table:table-cell>
          <table:table-cell table:number-columns-repeated="2" table:style-name="ACE-0"/>
          <table:table-cell table:style-name="ACE-0" table:formula="of:=IF([.Q475]&gt;0;&quot;marine&quot;;&quot;&quot;)" office:value-type="string" office:string-value="marine">
            <text:p>marine</text:p>
          </table:table-cell>
          <table:table-cell table:style-name="ACE-0" table:formula="of:=IF([.U475]&gt;0;&quot;U-Th&quot;;&quot;&quot;)" office:value-type="string" office:string-value="">
            <text:p/>
          </table:table-cell>
          <table:table-cell table:style-name="ACE-0" office:value-type="string">
            <text:p>marine</text:p>
          </table:table-cell>
          <table:table-cell table:style-name="ACE-0" office:value-type="string">
            <text:p>325-M0055A-05R-1W_2-3</text:p>
          </table:table-cell>
          <table:table-cell table:style-name="ACE-1" table:formula="of:=IF([.M475]&lt;&gt;&quot;NA&quot;;-[.G475]+([.M475]-[.N475])/2-[.N475];-[.G475])" office:value-type="float" office:value="-100.77499999999999">
            <text:p>−100.77</text:p>
          </table:table-cell>
          <table:table-cell table:style-name="ACE-1" table:formula="of:=IF([.M475]&lt;&gt;&quot;NA&quot;;-[.G475]-([.M475]+[.N475])/2-[.N475]/2;-[.G475])" office:value-type="float" office:value="-110.77499999999999">
            <text:p>−110.77</text:p>
          </table:table-cell>
          <table:table-cell table:style-name="ACE-1" table:formula="of:=IF([.M475]&lt;&gt;&quot;NA&quot;;SQRT((([.M475]-[.N475])/2)^2+[.H475]^2);[.H475])" office:value-type="float" office:value="5.0913259569585607">
            <text:p>5.09</text:p>
          </table:table-cell>
          <table:table-cell table:style-name="ACE-2" table:formula="of:=IF([.M475]&lt;&gt;&quot;NA&quot;;0;-1)" office:value-type="float" office:value="0">
            <text:p>0</text:p>
          </table:table-cell>
          <table:table-cell table:style-name="ACE-2" table:formula="of:=IF([.S475]&gt;0;[.S475];[.U475])" office:value-type="float" office:value="24323">
            <text:p>24323</text:p>
          </table:table-cell>
          <table:table-cell table:style-name="ACE-2" table:formula="of:=IF([.T475]&gt;0;[.T475];[.V475])" office:value-type="float" office:value="213">
            <text:p>213</text:p>
          </table:table-cell>
          <table:table-cell table:number-columns-repeated="224" table:style-name="ACE-0"/>
        </table:table-row>
        <table:table-row table:style-name="AROW-1">
          <table:table-cell table:style-name="ACE-0" office:value-type="string">
            <text:p>325-M0055A-05R-1W_34-36</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5</text:p>
          </table:table-cell>
          <table:table-cell table:style-name="ACE-0" office:value-type="string">
            <text:p>SANU-25413</text:p>
          </table:table-cell>
          <table:table-cell table:style-name="ACE-1" office:value-type="float" office:value="106.09999999999999">
            <text:p>106.10</text:p>
          </table:table-cell>
          <table:table-cell table:style-name="ACE-0" office:value-type="float" office:value="0.95999999999999996">
            <text:p>0.9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3395999999999999">
            <text:p>−1.34</text:p>
          </table:table-cell>
          <table:table-cell table:style-name="ACE-1" office:value-type="float" office:value="0.53800000000000003">
            <text:p>0.54</text:p>
          </table:table-cell>
          <table:table-cell table:style-name="ACE-2" office:value-type="float" office:value="20730">
            <text:p>20730</text:p>
          </table:table-cell>
          <table:table-cell table:style-name="ACE-2" office:value-type="float" office:value="65">
            <text:p>65</text:p>
          </table:table-cell>
          <table:table-cell table:style-name="ACE-0" office:value-type="float" office:value="24421">
            <text:p>24421</text:p>
          </table:table-cell>
          <table:table-cell table:style-name="ACE-0" office:value-type="float" office:value="263">
            <text:p>263</text:p>
          </table:table-cell>
          <table:table-cell table:number-columns-repeated="2" table:style-name="ACE-0"/>
          <table:table-cell table:style-name="ACE-0" table:formula="of:=IF([.Q476]&gt;0;&quot;marine&quot;;&quot;&quot;)" office:value-type="string" office:string-value="marine">
            <text:p>marine</text:p>
          </table:table-cell>
          <table:table-cell table:style-name="ACE-0" table:formula="of:=IF([.U476]&gt;0;&quot;U-Th&quot;;&quot;&quot;)" office:value-type="string" office:string-value="">
            <text:p/>
          </table:table-cell>
          <table:table-cell table:style-name="ACE-0" office:value-type="string">
            <text:p>marine</text:p>
          </table:table-cell>
          <table:table-cell table:style-name="ACE-0" office:value-type="string">
            <text:p>325-M0055A-05R-1W_34-36</text:p>
          </table:table-cell>
          <table:table-cell table:style-name="ACE-1" table:formula="of:=IF([.M476]&lt;&gt;&quot;NA&quot;;-[.G476]+([.M476]-[.N476])/2-[.N476];-[.G476])" office:value-type="float" office:value="-101.09999999999999">
            <text:p>−101.10</text:p>
          </table:table-cell>
          <table:table-cell table:style-name="ACE-1" table:formula="of:=IF([.M476]&lt;&gt;&quot;NA&quot;;-[.G476]-([.M476]+[.N476])/2-[.N476]/2;-[.G476])" office:value-type="float" office:value="-111.09999999999999">
            <text:p>−111.10</text:p>
          </table:table-cell>
          <table:table-cell table:style-name="ACE-1" table:formula="of:=IF([.M476]&lt;&gt;&quot;NA&quot;;SQRT((([.M476]-[.N476])/2)^2+[.H476]^2);[.H476])" office:value-type="float" office:value="5.0913259569585607">
            <text:p>5.09</text:p>
          </table:table-cell>
          <table:table-cell table:style-name="ACE-2" table:formula="of:=IF([.M476]&lt;&gt;&quot;NA&quot;;0;-1)" office:value-type="float" office:value="0">
            <text:p>0</text:p>
          </table:table-cell>
          <table:table-cell table:style-name="ACE-2" table:formula="of:=IF([.S476]&gt;0;[.S476];[.U476])" office:value-type="float" office:value="24421">
            <text:p>24421</text:p>
          </table:table-cell>
          <table:table-cell table:style-name="ACE-2" table:formula="of:=IF([.T476]&gt;0;[.T476];[.V476])" office:value-type="float" office:value="263">
            <text:p>263</text:p>
          </table:table-cell>
          <table:table-cell table:number-columns-repeated="224" table:style-name="ACE-0"/>
        </table:table-row>
        <table:table-row table:style-name="AROW-1">
          <table:table-cell table:style-name="ACE-0" office:value-type="string">
            <text:p>325-M0055A-05R-1W_52-59</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414</text:p>
          </table:table-cell>
          <table:table-cell table:style-name="ACE-1" office:value-type="float" office:value="106.30499999999999">
            <text:p>106.30</text:p>
          </table:table-cell>
          <table:table-cell table:style-name="ACE-0" office:value-type="float" office:value="0.95999999999999996">
            <text:p>0.9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3.2492000000000001">
            <text:p>−3.25</text:p>
          </table:table-cell>
          <table:table-cell table:style-name="ACE-1" office:value-type="float" office:value="0.50900000000000001">
            <text:p>0.51</text:p>
          </table:table-cell>
          <table:table-cell table:style-name="ACE-2" office:value-type="float" office:value="20255">
            <text:p>20255</text:p>
          </table:table-cell>
          <table:table-cell table:style-name="ACE-2" office:value-type="float" office:value="65">
            <text:p>65</text:p>
          </table:table-cell>
          <table:table-cell table:style-name="ACE-0" office:value-type="float" office:value="23870">
            <text:p>23870</text:p>
          </table:table-cell>
          <table:table-cell table:style-name="ACE-0" office:value-type="float" office:value="232">
            <text:p>232</text:p>
          </table:table-cell>
          <table:table-cell table:number-columns-repeated="2" table:style-name="ACE-0"/>
          <table:table-cell table:style-name="ACE-0" table:formula="of:=IF([.Q477]&gt;0;&quot;marine&quot;;&quot;&quot;)" office:value-type="string" office:string-value="marine">
            <text:p>marine</text:p>
          </table:table-cell>
          <table:table-cell table:style-name="ACE-0" table:formula="of:=IF([.U477]&gt;0;&quot;U-Th&quot;;&quot;&quot;)" office:value-type="string" office:string-value="">
            <text:p/>
          </table:table-cell>
          <table:table-cell table:style-name="ACE-0" office:value-type="string">
            <text:p>marine</text:p>
          </table:table-cell>
          <table:table-cell table:style-name="ACE-0" office:value-type="string">
            <text:p>325-M0055A-05R-1W_52-59</text:p>
          </table:table-cell>
          <table:table-cell table:style-name="ACE-1" table:formula="of:=IF([.M477]&lt;&gt;&quot;NA&quot;;-[.G477]+([.M477]-[.N477])/2-[.N477];-[.G477])" office:value-type="float" office:value="-101.30499999999999">
            <text:p>−101.30</text:p>
          </table:table-cell>
          <table:table-cell table:style-name="ACE-1" table:formula="of:=IF([.M477]&lt;&gt;&quot;NA&quot;;-[.G477]-([.M477]+[.N477])/2-[.N477]/2;-[.G477])" office:value-type="float" office:value="-111.30499999999999">
            <text:p>−111.30</text:p>
          </table:table-cell>
          <table:table-cell table:style-name="ACE-1" table:formula="of:=IF([.M477]&lt;&gt;&quot;NA&quot;;SQRT((([.M477]-[.N477])/2)^2+[.H477]^2);[.H477])" office:value-type="float" office:value="5.0913259569585607">
            <text:p>5.09</text:p>
          </table:table-cell>
          <table:table-cell table:style-name="ACE-2" table:formula="of:=IF([.M477]&lt;&gt;&quot;NA&quot;;0;-1)" office:value-type="float" office:value="0">
            <text:p>0</text:p>
          </table:table-cell>
          <table:table-cell table:style-name="ACE-2" table:formula="of:=IF([.S477]&gt;0;[.S477];[.U477])" office:value-type="float" office:value="23870">
            <text:p>23870</text:p>
          </table:table-cell>
          <table:table-cell table:style-name="ACE-2" table:formula="of:=IF([.T477]&gt;0;[.T477];[.V477])" office:value-type="float" office:value="232">
            <text:p>232</text:p>
          </table:table-cell>
          <table:table-cell table:number-columns-repeated="224" table:style-name="ACE-0"/>
        </table:table-row>
        <table:table-row table:style-name="AROW-1">
          <table:table-cell table:style-name="ACE-0" office:value-type="string">
            <text:p>325-M0055A-05R-1W_74-77</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8937</text:p>
          </table:table-cell>
          <table:table-cell table:style-name="ACE-1" office:value-type="float" office:value="106.505">
            <text:p>106.50</text:p>
          </table:table-cell>
          <table:table-cell table:style-name="ACE-0" office:value-type="float" office:value="0.95999999999999996">
            <text:p>0.96</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9611535782189007">
            <text:p>7.96</text:p>
          </table:table-cell>
          <table:table-cell table:style-name="ACE-1" office:value-type="float" office:value="2.3506812851483803">
            <text:p>2.35</text:p>
          </table:table-cell>
          <table:table-cell table:style-name="ACE-2" office:value-type="float" office:value="21087.112618171384">
            <text:p>21087</text:p>
          </table:table-cell>
          <table:table-cell table:style-name="ACE-2" office:value-type="float" office:value="73.69858618873063">
            <text:p>74</text:p>
          </table:table-cell>
          <table:table-cell table:style-name="ACE-0" office:value-type="float" office:value="24900">
            <text:p>24900</text:p>
          </table:table-cell>
          <table:table-cell table:style-name="ACE-0" office:value-type="float" office:value="350">
            <text:p>350</text:p>
          </table:table-cell>
          <table:table-cell table:number-columns-repeated="2" table:style-name="ACE-0"/>
          <table:table-cell table:style-name="ACE-0" table:formula="of:=IF([.Q478]&gt;0;&quot;marine&quot;;&quot;&quot;)" office:value-type="string" office:string-value="marine">
            <text:p>marine</text:p>
          </table:table-cell>
          <table:table-cell table:style-name="ACE-0" table:formula="of:=IF([.U478]&gt;0;&quot;U-Th&quot;;&quot;&quot;)" office:value-type="string" office:string-value="">
            <text:p/>
          </table:table-cell>
          <table:table-cell table:style-name="ACE-0" office:value-type="string">
            <text:p>marine</text:p>
          </table:table-cell>
          <table:table-cell table:style-name="ACE-0" office:value-type="string">
            <text:p>325-M0055A-05R-1W_74-77</text:p>
          </table:table-cell>
          <table:table-cell table:style-name="ACE-1" table:formula="of:=IF([.M478]&lt;&gt;&quot;NA&quot;;-[.G478]+([.M478]-[.N478])/2-[.N478];-[.G478])" office:value-type="float" office:value="-101.505">
            <text:p>−101.50</text:p>
          </table:table-cell>
          <table:table-cell table:style-name="ACE-1" table:formula="of:=IF([.M478]&lt;&gt;&quot;NA&quot;;-[.G478]-([.M478]+[.N478])/2-[.N478]/2;-[.G478])" office:value-type="float" office:value="-111.505">
            <text:p>−111.50</text:p>
          </table:table-cell>
          <table:table-cell table:style-name="ACE-1" table:formula="of:=IF([.M478]&lt;&gt;&quot;NA&quot;;SQRT((([.M478]-[.N478])/2)^2+[.H478]^2);[.H478])" office:value-type="float" office:value="5.0913259569585607">
            <text:p>5.09</text:p>
          </table:table-cell>
          <table:table-cell table:style-name="ACE-2" table:formula="of:=IF([.M478]&lt;&gt;&quot;NA&quot;;0;-1)" office:value-type="float" office:value="0">
            <text:p>0</text:p>
          </table:table-cell>
          <table:table-cell table:style-name="ACE-2" table:formula="of:=IF([.S478]&gt;0;[.S478];[.U478])" office:value-type="float" office:value="24900">
            <text:p>24900</text:p>
          </table:table-cell>
          <table:table-cell table:style-name="ACE-2" table:formula="of:=IF([.T478]&gt;0;[.T478];[.V478])" office:value-type="float" office:value="350">
            <text:p>350</text:p>
          </table:table-cell>
          <table:table-cell table:number-columns-repeated="224" table:style-name="ACE-0"/>
        </table:table-row>
        <table:table-row table:style-name="AROW-1">
          <table:table-cell table:style-name="ACE-0" office:value-type="string">
            <text:p>325-M0055A-05R-1W_96-10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5422</text:p>
          </table:table-cell>
          <table:table-cell table:style-name="ACE-1" office:value-type="float" office:value="106.73499999999999">
            <text:p>106.73</text:p>
          </table:table-cell>
          <table:table-cell table:style-name="ACE-0" office:value-type="float" office:value="0.95999999999999996">
            <text:p>0.96</text:p>
          </table:table-cell>
          <table:table-cell table:style-name="ACE-0" office:value-type="string">
            <text:p>Coralline algae</text:p>
          </table:table-cell>
          <table:table-cell table:number-columns-repeated="2" table:style-name="ACE-0"/>
          <table:table-cell table:style-name="ACE-0" office:value-type="string">
            <text:p>ISN</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557321485666991">
            <text:p>−2.56</text:p>
          </table:table-cell>
          <table:table-cell table:style-name="ACE-1" office:value-type="float" office:value="3.0465592781396245">
            <text:p>3.05</text:p>
          </table:table-cell>
          <table:table-cell table:style-name="ACE-2" office:value-type="float" office:value="19178.165511855321">
            <text:p>19178</text:p>
          </table:table-cell>
          <table:table-cell table:style-name="ACE-2" office:value-type="float" office:value="74.03905480559807">
            <text:p>74</text:p>
          </table:table-cell>
          <table:table-cell table:style-name="ACE-0" office:value-type="float" office:value="22654">
            <text:p>22654</text:p>
          </table:table-cell>
          <table:table-cell table:style-name="ACE-0" office:value-type="float" office:value="220">
            <text:p>220</text:p>
          </table:table-cell>
          <table:table-cell table:number-columns-repeated="2" table:style-name="ACE-0"/>
          <table:table-cell table:style-name="ACE-0" table:formula="of:=IF([.Q479]&gt;0;&quot;marine&quot;;&quot;&quot;)" office:value-type="string" office:string-value="marine">
            <text:p>marine</text:p>
          </table:table-cell>
          <table:table-cell table:style-name="ACE-0" table:formula="of:=IF([.U479]&gt;0;&quot;U-Th&quot;;&quot;&quot;)" office:value-type="string" office:string-value="">
            <text:p/>
          </table:table-cell>
          <table:table-cell table:style-name="ACE-0" office:value-type="string">
            <text:p>marine</text:p>
          </table:table-cell>
          <table:table-cell table:style-name="ACE-0" office:value-type="string">
            <text:p>325-M0055A-05R-1W_96-101</text:p>
          </table:table-cell>
          <table:table-cell table:style-name="ACE-1" table:formula="of:=IF([.M479]&lt;&gt;&quot;NA&quot;;-[.G479]+([.M479]-[.N479])/2-[.N479];-[.G479])" office:value-type="float" office:value="-101.73499999999999">
            <text:p>−101.73</text:p>
          </table:table-cell>
          <table:table-cell table:style-name="ACE-1" table:formula="of:=IF([.M479]&lt;&gt;&quot;NA&quot;;-[.G479]-([.M479]+[.N479])/2-[.N479]/2;-[.G479])" office:value-type="float" office:value="-111.73499999999999">
            <text:p>−111.73</text:p>
          </table:table-cell>
          <table:table-cell table:style-name="ACE-1" table:formula="of:=IF([.M479]&lt;&gt;&quot;NA&quot;;SQRT((([.M479]-[.N479])/2)^2+[.H479]^2);[.H479])" office:value-type="float" office:value="5.0913259569585607">
            <text:p>5.09</text:p>
          </table:table-cell>
          <table:table-cell table:style-name="ACE-2" table:formula="of:=IF([.M479]&lt;&gt;&quot;NA&quot;;0;-1)" office:value-type="float" office:value="0">
            <text:p>0</text:p>
          </table:table-cell>
          <table:table-cell table:style-name="ACE-2" table:formula="of:=IF([.S479]&gt;0;[.S479];[.U479])" office:value-type="float" office:value="22654">
            <text:p>22654</text:p>
          </table:table-cell>
          <table:table-cell table:style-name="ACE-2" table:formula="of:=IF([.T479]&gt;0;[.T479];[.V479])" office:value-type="float" office:value="220">
            <text:p>220</text:p>
          </table:table-cell>
          <table:table-cell table:number-columns-repeated="224" table:style-name="ACE-0"/>
        </table:table-row>
        <table:table-row table:style-name="AROW-1">
          <table:table-cell table:style-name="ACE-0" office:value-type="string">
            <text:p>325-M0055A-05R-2W_0-9</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4639</text:p>
          </table:table-cell>
          <table:table-cell table:style-name="ACE-1" office:value-type="float" office:value="106.985">
            <text:p>106.98</text:p>
          </table:table-cell>
          <table:table-cell table:style-name="ACE-0" office:value-type="float" office:value="0.95999999999999996">
            <text:p>0.9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9.8989999999999991">
            <text:p>−9.90</text:p>
          </table:table-cell>
          <table:table-cell table:style-name="ACE-1" office:value-type="float" office:value="0.55200000000000005">
            <text:p>0.55</text:p>
          </table:table-cell>
          <table:table-cell table:style-name="ACE-2" office:value-type="float" office:value="22705">
            <text:p>22705</text:p>
          </table:table-cell>
          <table:table-cell table:style-name="ACE-2" office:value-type="float" office:value="65">
            <text:p>65</text:p>
          </table:table-cell>
          <table:table-cell table:style-name="ACE-0" office:value-type="float" office:value="26580">
            <text:p>26580</text:p>
          </table:table-cell>
          <table:table-cell table:style-name="ACE-0" office:value-type="float" office:value="331">
            <text:p>331</text:p>
          </table:table-cell>
          <table:table-cell table:number-columns-repeated="2" table:style-name="ACE-0"/>
          <table:table-cell table:style-name="ACE-0" table:formula="of:=IF([.Q480]&gt;0;&quot;marine&quot;;&quot;&quot;)" office:value-type="string" office:string-value="marine">
            <text:p>marine</text:p>
          </table:table-cell>
          <table:table-cell table:style-name="ACE-0" table:formula="of:=IF([.U480]&gt;0;&quot;U-Th&quot;;&quot;&quot;)" office:value-type="string" office:string-value="">
            <text:p/>
          </table:table-cell>
          <table:table-cell table:style-name="ACE-0" office:value-type="string">
            <text:p>marine</text:p>
          </table:table-cell>
          <table:table-cell table:style-name="ACE-0" office:value-type="string">
            <text:p>325-M0055A-05R-2W_0-9</text:p>
          </table:table-cell>
          <table:table-cell table:style-name="ACE-1" table:formula="of:=IF([.M480]&lt;&gt;&quot;NA&quot;;-[.G480]+([.M480]-[.N480])/2-[.N480];-[.G480])" office:value-type="float" office:value="-101.985">
            <text:p>−101.98</text:p>
          </table:table-cell>
          <table:table-cell table:style-name="ACE-1" table:formula="of:=IF([.M480]&lt;&gt;&quot;NA&quot;;-[.G480]-([.M480]+[.N480])/2-[.N480]/2;-[.G480])" office:value-type="float" office:value="-111.985">
            <text:p>−111.98</text:p>
          </table:table-cell>
          <table:table-cell table:style-name="ACE-1" table:formula="of:=IF([.M480]&lt;&gt;&quot;NA&quot;;SQRT((([.M480]-[.N480])/2)^2+[.H480]^2);[.H480])" office:value-type="float" office:value="5.0913259569585607">
            <text:p>5.09</text:p>
          </table:table-cell>
          <table:table-cell table:style-name="ACE-2" table:formula="of:=IF([.M480]&lt;&gt;&quot;NA&quot;;0;-1)" office:value-type="float" office:value="0">
            <text:p>0</text:p>
          </table:table-cell>
          <table:table-cell table:style-name="ACE-2" table:formula="of:=IF([.S480]&gt;0;[.S480];[.U480])" office:value-type="float" office:value="26580">
            <text:p>26580</text:p>
          </table:table-cell>
          <table:table-cell table:style-name="ACE-2" table:formula="of:=IF([.T480]&gt;0;[.T480];[.V480])" office:value-type="float" office:value="331">
            <text:p>331</text:p>
          </table:table-cell>
          <table:table-cell table:number-columns-repeated="224" table:style-name="ACE-0"/>
        </table:table-row>
        <table:table-row table:style-name="AROW-1">
          <table:table-cell table:style-name="ACE-0" office:value-type="string">
            <text:p>325-M0055A-05R-2W_24-33</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205</text:p>
          </table:table-cell>
          <table:table-cell table:style-name="ACE-1" office:value-type="float" office:value="107.22499999999999">
            <text:p>107.22</text:p>
          </table:table-cell>
          <table:table-cell table:style-name="ACE-0" office:value-type="float" office:value="0.95999999999999996">
            <text:p>0.9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36120000000000002">
            <text:p>−0.36</text:p>
          </table:table-cell>
          <table:table-cell table:style-name="ACE-1" office:value-type="float" office:value="0.58999999999999997">
            <text:p>0.59</text:p>
          </table:table-cell>
          <table:table-cell table:style-name="ACE-2" office:value-type="float" office:value="20725">
            <text:p>20725</text:p>
          </table:table-cell>
          <table:table-cell table:style-name="ACE-2" office:value-type="float" office:value="95">
            <text:p>95</text:p>
          </table:table-cell>
          <table:table-cell table:style-name="ACE-0" office:value-type="float" office:value="24453">
            <text:p>24453</text:p>
          </table:table-cell>
          <table:table-cell table:style-name="ACE-0" office:value-type="float" office:value="343">
            <text:p>343</text:p>
          </table:table-cell>
          <table:table-cell table:number-columns-repeated="2" table:style-name="ACE-0"/>
          <table:table-cell table:style-name="ACE-0" table:formula="of:=IF([.Q481]&gt;0;&quot;marine&quot;;&quot;&quot;)" office:value-type="string" office:string-value="marine">
            <text:p>marine</text:p>
          </table:table-cell>
          <table:table-cell table:style-name="ACE-0" table:formula="of:=IF([.U481]&gt;0;&quot;U-Th&quot;;&quot;&quot;)" office:value-type="string" office:string-value="">
            <text:p/>
          </table:table-cell>
          <table:table-cell table:style-name="ACE-0" office:value-type="string">
            <text:p>marine</text:p>
          </table:table-cell>
          <table:table-cell table:style-name="ACE-0" office:value-type="string">
            <text:p>325-M0055A-05R-2W_24-33</text:p>
          </table:table-cell>
          <table:table-cell table:style-name="ACE-1" table:formula="of:=IF([.M481]&lt;&gt;&quot;NA&quot;;-[.G481]+([.M481]-[.N481])/2-[.N481];-[.G481])" office:value-type="float" office:value="-102.22499999999999">
            <text:p>−102.22</text:p>
          </table:table-cell>
          <table:table-cell table:style-name="ACE-1" table:formula="of:=IF([.M481]&lt;&gt;&quot;NA&quot;;-[.G481]-([.M481]+[.N481])/2-[.N481]/2;-[.G481])" office:value-type="float" office:value="-112.22499999999999">
            <text:p>−112.22</text:p>
          </table:table-cell>
          <table:table-cell table:style-name="ACE-1" table:formula="of:=IF([.M481]&lt;&gt;&quot;NA&quot;;SQRT((([.M481]-[.N481])/2)^2+[.H481]^2);[.H481])" office:value-type="float" office:value="5.0913259569585607">
            <text:p>5.09</text:p>
          </table:table-cell>
          <table:table-cell table:style-name="ACE-2" table:formula="of:=IF([.M481]&lt;&gt;&quot;NA&quot;;0;-1)" office:value-type="float" office:value="0">
            <text:p>0</text:p>
          </table:table-cell>
          <table:table-cell table:style-name="ACE-2" table:formula="of:=IF([.S481]&gt;0;[.S481];[.U481])" office:value-type="float" office:value="24453">
            <text:p>24453</text:p>
          </table:table-cell>
          <table:table-cell table:style-name="ACE-2" table:formula="of:=IF([.T481]&gt;0;[.T481];[.V481])" office:value-type="float" office:value="343">
            <text:p>343</text:p>
          </table:table-cell>
          <table:table-cell table:number-columns-repeated="224" table:style-name="ACE-0"/>
        </table:table-row>
        <table:table-row table:style-name="AROW-1">
          <table:table-cell table:style-name="ACE-0" office:value-type="string">
            <text:p>325-M0055A-05R-2W_26-2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8337</text:p>
          </table:table-cell>
          <table:table-cell table:style-name="ACE-1" office:value-type="float" office:value="107.205">
            <text:p>107.20</text:p>
          </table:table-cell>
          <table:table-cell table:style-name="ACE-0" office:value-type="float" office:value="0.95999999999999996">
            <text:p>0.96</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5972999999999999">
            <text:p>1.60</text:p>
          </table:table-cell>
          <table:table-cell table:style-name="ACE-1" office:value-type="float" office:value="2.1480000000000001">
            <text:p>2.15</text:p>
          </table:table-cell>
          <table:table-cell table:style-name="ACE-2" office:value-type="float" office:value="21440">
            <text:p>21440</text:p>
          </table:table-cell>
          <table:table-cell table:style-name="ACE-2" office:value-type="float" office:value="120">
            <text:p>120</text:p>
          </table:table-cell>
          <table:table-cell table:style-name="ACE-0" office:value-type="float" office:value="25351">
            <text:p>25351</text:p>
          </table:table-cell>
          <table:table-cell table:style-name="ACE-0" office:value-type="float" office:value="298">
            <text:p>298</text:p>
          </table:table-cell>
          <table:table-cell table:number-columns-repeated="2" table:style-name="ACE-0"/>
          <table:table-cell table:style-name="ACE-0" table:formula="of:=IF([.Q482]&gt;0;&quot;marine&quot;;&quot;&quot;)" office:value-type="string" office:string-value="marine">
            <text:p>marine</text:p>
          </table:table-cell>
          <table:table-cell table:style-name="ACE-0" table:formula="of:=IF([.U482]&gt;0;&quot;U-Th&quot;;&quot;&quot;)" office:value-type="string" office:string-value="">
            <text:p/>
          </table:table-cell>
          <table:table-cell table:style-name="ACE-0" office:value-type="string">
            <text:p>marine</text:p>
          </table:table-cell>
          <table:table-cell table:style-name="ACE-0" office:value-type="string">
            <text:p>325-M0055A-05R-2W_26-27</text:p>
          </table:table-cell>
          <table:table-cell table:style-name="ACE-1" table:formula="of:=IF([.M482]&lt;&gt;&quot;NA&quot;;-[.G482]+([.M482]-[.N482])/2-[.N482];-[.G482])" office:value-type="float" office:value="-102.205">
            <text:p>−102.20</text:p>
          </table:table-cell>
          <table:table-cell table:style-name="ACE-1" table:formula="of:=IF([.M482]&lt;&gt;&quot;NA&quot;;-[.G482]-([.M482]+[.N482])/2-[.N482]/2;-[.G482])" office:value-type="float" office:value="-112.205">
            <text:p>−112.20</text:p>
          </table:table-cell>
          <table:table-cell table:style-name="ACE-1" table:formula="of:=IF([.M482]&lt;&gt;&quot;NA&quot;;SQRT((([.M482]-[.N482])/2)^2+[.H482]^2);[.H482])" office:value-type="float" office:value="5.0913259569585607">
            <text:p>5.09</text:p>
          </table:table-cell>
          <table:table-cell table:style-name="ACE-2" table:formula="of:=IF([.M482]&lt;&gt;&quot;NA&quot;;0;-1)" office:value-type="float" office:value="0">
            <text:p>0</text:p>
          </table:table-cell>
          <table:table-cell table:style-name="ACE-2" table:formula="of:=IF([.S482]&gt;0;[.S482];[.U482])" office:value-type="float" office:value="25351">
            <text:p>25351</text:p>
          </table:table-cell>
          <table:table-cell table:style-name="ACE-2" table:formula="of:=IF([.T482]&gt;0;[.T482];[.V482])" office:value-type="float" office:value="298">
            <text:p>298</text:p>
          </table:table-cell>
          <table:table-cell table:number-columns-repeated="224" table:style-name="ACE-0"/>
        </table:table-row>
        <table:table-row table:style-name="AROW-1">
          <table:table-cell table:style-name="ACE-0" office:value-type="string">
            <text:p>325-M0055A-05R-2W_49-57</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3</text:p>
          </table:table-cell>
          <table:table-cell table:style-name="ACE-0" office:value-type="string">
            <text:p>SANU-25206</text:p>
          </table:table-cell>
          <table:table-cell table:style-name="ACE-1" office:value-type="float" office:value="107.47">
            <text:p>107.47</text:p>
          </table:table-cell>
          <table:table-cell table:style-name="ACE-0" office:value-type="float" office:value="0.95999999999999996">
            <text:p>0.9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569">
            <text:p>1.57</text:p>
          </table:table-cell>
          <table:table-cell table:style-name="ACE-1" office:value-type="float" office:value="0.63500000000000001">
            <text:p>0.64</text:p>
          </table:table-cell>
          <table:table-cell table:style-name="ACE-2" office:value-type="float" office:value="21585">
            <text:p>21585</text:p>
          </table:table-cell>
          <table:table-cell table:style-name="ACE-2" office:value-type="float" office:value="100">
            <text:p>100</text:p>
          </table:table-cell>
          <table:table-cell table:style-name="ACE-0" office:value-type="float" office:value="25491">
            <text:p>25491</text:p>
          </table:table-cell>
          <table:table-cell table:style-name="ACE-0" office:value-type="float" office:value="255">
            <text:p>255</text:p>
          </table:table-cell>
          <table:table-cell table:number-columns-repeated="2" table:style-name="ACE-0"/>
          <table:table-cell table:style-name="ACE-0" table:formula="of:=IF([.Q483]&gt;0;&quot;marine&quot;;&quot;&quot;)" office:value-type="string" office:string-value="marine">
            <text:p>marine</text:p>
          </table:table-cell>
          <table:table-cell table:style-name="ACE-0" table:formula="of:=IF([.U483]&gt;0;&quot;U-Th&quot;;&quot;&quot;)" office:value-type="string" office:string-value="">
            <text:p/>
          </table:table-cell>
          <table:table-cell table:style-name="ACE-0" office:value-type="string">
            <text:p>marine</text:p>
          </table:table-cell>
          <table:table-cell table:style-name="ACE-0" office:value-type="string">
            <text:p>325-M0055A-05R-2W_49-57</text:p>
          </table:table-cell>
          <table:table-cell table:style-name="ACE-1" table:formula="of:=IF([.M483]&lt;&gt;&quot;NA&quot;;-[.G483]+([.M483]-[.N483])/2-[.N483];-[.G483])" office:value-type="float" office:value="-102.47">
            <text:p>−102.47</text:p>
          </table:table-cell>
          <table:table-cell table:style-name="ACE-1" table:formula="of:=IF([.M483]&lt;&gt;&quot;NA&quot;;-[.G483]-([.M483]+[.N483])/2-[.N483]/2;-[.G483])" office:value-type="float" office:value="-112.47">
            <text:p>−112.47</text:p>
          </table:table-cell>
          <table:table-cell table:style-name="ACE-1" table:formula="of:=IF([.M483]&lt;&gt;&quot;NA&quot;;SQRT((([.M483]-[.N483])/2)^2+[.H483]^2);[.H483])" office:value-type="float" office:value="5.0913259569585607">
            <text:p>5.09</text:p>
          </table:table-cell>
          <table:table-cell table:style-name="ACE-2" table:formula="of:=IF([.M483]&lt;&gt;&quot;NA&quot;;0;-1)" office:value-type="float" office:value="0">
            <text:p>0</text:p>
          </table:table-cell>
          <table:table-cell table:style-name="ACE-2" table:formula="of:=IF([.S483]&gt;0;[.S483];[.U483])" office:value-type="float" office:value="25491">
            <text:p>25491</text:p>
          </table:table-cell>
          <table:table-cell table:style-name="ACE-2" table:formula="of:=IF([.T483]&gt;0;[.T483];[.V483])" office:value-type="float" office:value="255">
            <text:p>255</text:p>
          </table:table-cell>
          <table:table-cell table:number-columns-repeated="224" table:style-name="ACE-0"/>
        </table:table-row>
        <table:table-row table:style-name="AROW-1">
          <table:table-cell table:style-name="ACE-0" office:value-type="string">
            <text:p>325-M0055A-05R-3W_0-1</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office:value-type="string">
            <text:p>NO-4</text:p>
          </table:table-cell>
          <table:table-cell table:style-name="ACE-0" office:value-type="string">
            <text:p>N/A</text:p>
          </table:table-cell>
          <table:table-cell table:style-name="ACE-1" office:value-type="float" office:value="107.69499999999999">
            <text:p>107.69</text:p>
          </table:table-cell>
          <table:table-cell table:style-name="ACE-0" office:value-type="float" office:value="0.95999999999999996">
            <text:p>0.96</text:p>
          </table:table-cell>
          <table:table-cell table:style-name="ACE-0" office:value-type="string">
            <text:p>Coral</text:p>
          </table:table-cell>
          <table:table-cell table:style-name="ACE-0" office:value-type="string">
            <text:p>Pocill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4800">
            <text:p>24800</text:p>
          </table:table-cell>
          <table:table-cell table:style-name="ACE-0" office:value-type="float" office:value="300">
            <text:p>300</text:p>
          </table:table-cell>
          <table:table-cell table:style-name="ACE-0" table:formula="of:=IF([.Q484]&gt;0;&quot;marine&quot;;&quot;&quot;)" office:value-type="string" office:string-value="">
            <text:p/>
          </table:table-cell>
          <table:table-cell table:style-name="ACE-0" table:formula="of:=IF([.U484]&gt;0;&quot;U-Th&quot;;&quot;&quot;)" office:value-type="string" office:string-value="U-Th">
            <text:p>U-Th</text:p>
          </table:table-cell>
          <table:table-cell table:style-name="ACE-0" office:value-type="string">
            <text:p>U-Th</text:p>
          </table:table-cell>
          <table:table-cell table:style-name="ACE-0" office:value-type="string">
            <text:p>325-M0055A-05R-3W_0-1</text:p>
          </table:table-cell>
          <table:table-cell table:style-name="ACE-1" table:formula="of:=IF([.M484]&lt;&gt;&quot;NA&quot;;-[.G484]+([.M484]-[.N484])/2-[.N484];-[.G484])" office:value-type="float" office:value="-102.69499999999999">
            <text:p>−102.69</text:p>
          </table:table-cell>
          <table:table-cell table:style-name="ACE-1" table:formula="of:=IF([.M484]&lt;&gt;&quot;NA&quot;;-[.G484]-([.M484]+[.N484])/2-[.N484]/2;-[.G484])" office:value-type="float" office:value="-112.69499999999999">
            <text:p>−112.69</text:p>
          </table:table-cell>
          <table:table-cell table:style-name="ACE-1" table:formula="of:=IF([.M484]&lt;&gt;&quot;NA&quot;;SQRT((([.M484]-[.N484])/2)^2+[.H484]^2);[.H484])" office:value-type="float" office:value="5.0913259569585607">
            <text:p>5.09</text:p>
          </table:table-cell>
          <table:table-cell table:style-name="ACE-2" table:formula="of:=IF([.M484]&lt;&gt;&quot;NA&quot;;0;-1)" office:value-type="float" office:value="0">
            <text:p>0</text:p>
          </table:table-cell>
          <table:table-cell table:style-name="ACE-2" table:formula="of:=IF([.S484]&gt;0;[.S484];[.U484])" office:value-type="float" office:value="24800">
            <text:p>24800</text:p>
          </table:table-cell>
          <table:table-cell table:style-name="ACE-2" table:formula="of:=IF([.T484]&gt;0;[.T484];[.V484])" office:value-type="float" office:value="300">
            <text:p>300</text:p>
          </table:table-cell>
          <table:table-cell table:number-columns-repeated="224" table:style-name="ACE-0"/>
        </table:table-row>
        <table:table-row table:style-name="AROW-1">
          <table:table-cell table:style-name="ACE-0" office:value-type="string">
            <text:p>325-M0055A-05R-CCW_0-1</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3</text:p>
          </table:table-cell>
          <table:table-cell table:style-name="ACE-0" office:value-type="string">
            <text:p>SANU-18336</text:p>
          </table:table-cell>
          <table:table-cell table:style-name="ACE-1" office:value-type="float" office:value="107.69499999999999">
            <text:p>107.69</text:p>
          </table:table-cell>
          <table:table-cell table:style-name="ACE-0" office:value-type="float" office:value="0.95999999999999996">
            <text:p>0.96</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3145">
            <text:p>0.31</text:p>
          </table:table-cell>
          <table:table-cell table:style-name="ACE-1" office:value-type="float" office:value="1.7050000000000001">
            <text:p>1.71</text:p>
          </table:table-cell>
          <table:table-cell table:style-name="ACE-2" office:value-type="float" office:value="21830">
            <text:p>21830</text:p>
          </table:table-cell>
          <table:table-cell table:style-name="ACE-2" office:value-type="float" office:value="120">
            <text:p>120</text:p>
          </table:table-cell>
          <table:table-cell table:style-name="ACE-0" office:value-type="float" office:value="25707">
            <text:p>25707</text:p>
          </table:table-cell>
          <table:table-cell table:style-name="ACE-0" office:value-type="float" office:value="238">
            <text:p>238</text:p>
          </table:table-cell>
          <table:table-cell table:number-columns-repeated="2" table:style-name="ACE-0"/>
          <table:table-cell table:style-name="ACE-0" table:formula="of:=IF([.Q485]&gt;0;&quot;marine&quot;;&quot;&quot;)" office:value-type="string" office:string-value="marine">
            <text:p>marine</text:p>
          </table:table-cell>
          <table:table-cell table:style-name="ACE-0" table:formula="of:=IF([.U485]&gt;0;&quot;U-Th&quot;;&quot;&quot;)" office:value-type="string" office:string-value="">
            <text:p/>
          </table:table-cell>
          <table:table-cell table:style-name="ACE-0" office:value-type="string">
            <text:p>marine</text:p>
          </table:table-cell>
          <table:table-cell table:style-name="ACE-0" office:value-type="string">
            <text:p>325-M0055A-05R-CCW_0-1</text:p>
          </table:table-cell>
          <table:table-cell table:style-name="ACE-1" table:formula="of:=IF([.M485]&lt;&gt;&quot;NA&quot;;-[.G485]+([.M485]-[.N485])/2-[.N485];-[.G485])" office:value-type="float" office:value="-102.69499999999999">
            <text:p>−102.69</text:p>
          </table:table-cell>
          <table:table-cell table:style-name="ACE-1" table:formula="of:=IF([.M485]&lt;&gt;&quot;NA&quot;;-[.G485]-([.M485]+[.N485])/2-[.N485]/2;-[.G485])" office:value-type="float" office:value="-112.69499999999999">
            <text:p>−112.69</text:p>
          </table:table-cell>
          <table:table-cell table:style-name="ACE-1" table:formula="of:=IF([.M485]&lt;&gt;&quot;NA&quot;;SQRT((([.M485]-[.N485])/2)^2+[.H485]^2);[.H485])" office:value-type="float" office:value="5.0913259569585607">
            <text:p>5.09</text:p>
          </table:table-cell>
          <table:table-cell table:style-name="ACE-2" table:formula="of:=IF([.M485]&lt;&gt;&quot;NA&quot;;0;-1)" office:value-type="float" office:value="0">
            <text:p>0</text:p>
          </table:table-cell>
          <table:table-cell table:style-name="ACE-2" table:formula="of:=IF([.S485]&gt;0;[.S485];[.U485])" office:value-type="float" office:value="25707">
            <text:p>25707</text:p>
          </table:table-cell>
          <table:table-cell table:style-name="ACE-2" table:formula="of:=IF([.T485]&gt;0;[.T485];[.V485])" office:value-type="float" office:value="238">
            <text:p>238</text:p>
          </table:table-cell>
          <table:table-cell table:number-columns-repeated="224" table:style-name="ACE-0"/>
        </table:table-row>
        <table:table-row table:style-name="AROW-1">
          <table:table-cell table:style-name="ACE-0" office:value-type="string">
            <text:p>325-M0055A-06R-1W_0-5</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1</text:p>
          </table:table-cell>
          <table:table-cell table:style-name="ACE-0" office:value-type="string">
            <text:p>SANU-25416</text:p>
          </table:table-cell>
          <table:table-cell table:style-name="ACE-1" office:value-type="float" office:value="108.27499999999999">
            <text:p>108.27</text:p>
          </table:table-cell>
          <table:table-cell table:style-name="ACE-0" office:value-type="float" office:value="2.5499999999999998">
            <text:p>2.5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1852">
            <text:p>−2.19</text:p>
          </table:table-cell>
          <table:table-cell table:style-name="ACE-1" office:value-type="float" office:value="0.53200000000000003">
            <text:p>0.53</text:p>
          </table:table-cell>
          <table:table-cell table:style-name="ACE-2" office:value-type="float" office:value="23790">
            <text:p>23790</text:p>
          </table:table-cell>
          <table:table-cell table:style-name="ACE-2" office:value-type="float" office:value="75">
            <text:p>75</text:p>
          </table:table-cell>
          <table:table-cell table:style-name="ACE-0" office:value-type="float" office:value="27573">
            <text:p>27573</text:p>
          </table:table-cell>
          <table:table-cell table:style-name="ACE-0" office:value-type="float" office:value="170">
            <text:p>170</text:p>
          </table:table-cell>
          <table:table-cell table:number-columns-repeated="2" table:style-name="ACE-0"/>
          <table:table-cell table:style-name="ACE-0" table:formula="of:=IF([.Q486]&gt;0;&quot;marine&quot;;&quot;&quot;)" office:value-type="string" office:string-value="marine">
            <text:p>marine</text:p>
          </table:table-cell>
          <table:table-cell table:style-name="ACE-0" table:formula="of:=IF([.U486]&gt;0;&quot;U-Th&quot;;&quot;&quot;)" office:value-type="string" office:string-value="">
            <text:p/>
          </table:table-cell>
          <table:table-cell table:style-name="ACE-0" office:value-type="string">
            <text:p>marine</text:p>
          </table:table-cell>
          <table:table-cell table:style-name="ACE-0" office:value-type="string">
            <text:p>325-M0055A-06R-1W_0-5</text:p>
          </table:table-cell>
          <table:table-cell table:style-name="ACE-1" table:formula="of:=IF([.M486]&lt;&gt;&quot;NA&quot;;-[.G486]+([.M486]-[.N486])/2-[.N486];-[.G486])" office:value-type="float" office:value="-103.27499999999999">
            <text:p>−103.27</text:p>
          </table:table-cell>
          <table:table-cell table:style-name="ACE-1" table:formula="of:=IF([.M486]&lt;&gt;&quot;NA&quot;;-[.G486]-([.M486]+[.N486])/2-[.N486]/2;-[.G486])" office:value-type="float" office:value="-113.27499999999999">
            <text:p>−113.27</text:p>
          </table:table-cell>
          <table:table-cell table:style-name="ACE-1" table:formula="of:=IF([.M486]&lt;&gt;&quot;NA&quot;;SQRT((([.M486]-[.N486])/2)^2+[.H486]^2);[.H486])" office:value-type="float" office:value="5.6127087934436792">
            <text:p>5.61</text:p>
          </table:table-cell>
          <table:table-cell table:style-name="ACE-2" table:formula="of:=IF([.M486]&lt;&gt;&quot;NA&quot;;0;-1)" office:value-type="float" office:value="0">
            <text:p>0</text:p>
          </table:table-cell>
          <table:table-cell table:style-name="ACE-2" table:formula="of:=IF([.S486]&gt;0;[.S486];[.U486])" office:value-type="float" office:value="27573">
            <text:p>27573</text:p>
          </table:table-cell>
          <table:table-cell table:style-name="ACE-2" table:formula="of:=IF([.T486]&gt;0;[.T486];[.V486])" office:value-type="float" office:value="170">
            <text:p>170</text:p>
          </table:table-cell>
          <table:table-cell table:number-columns-repeated="224" table:style-name="ACE-0"/>
        </table:table-row>
        <table:table-row table:style-name="AROW-1">
          <table:table-cell table:style-name="ACE-0" office:value-type="string">
            <text:p>325-M0055A-06R-1W_31-34</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207</text:p>
          </table:table-cell>
          <table:table-cell table:style-name="ACE-1" office:value-type="float" office:value="108.57499999999999">
            <text:p>108.57</text:p>
          </table:table-cell>
          <table:table-cell table:style-name="ACE-0" office:value-type="float" office:value="2.5499999999999998">
            <text:p>2.5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0992999999999999">
            <text:p>2.10</text:p>
          </table:table-cell>
          <table:table-cell table:style-name="ACE-1" office:value-type="float" office:value="0.54600000000000004">
            <text:p>0.55</text:p>
          </table:table-cell>
          <table:table-cell table:style-name="ACE-2" office:value-type="float" office:value="21930">
            <text:p>21930</text:p>
          </table:table-cell>
          <table:table-cell table:style-name="ACE-2" office:value-type="float" office:value="105">
            <text:p>105</text:p>
          </table:table-cell>
          <table:table-cell table:style-name="ACE-0" office:value-type="float" office:value="25802">
            <text:p>25802</text:p>
          </table:table-cell>
          <table:table-cell table:style-name="ACE-0" office:value-type="float" office:value="199">
            <text:p>199</text:p>
          </table:table-cell>
          <table:table-cell table:number-columns-repeated="2" table:style-name="ACE-0"/>
          <table:table-cell table:style-name="ACE-0" table:formula="of:=IF([.Q487]&gt;0;&quot;marine&quot;;&quot;&quot;)" office:value-type="string" office:string-value="marine">
            <text:p>marine</text:p>
          </table:table-cell>
          <table:table-cell table:style-name="ACE-0" table:formula="of:=IF([.U487]&gt;0;&quot;U-Th&quot;;&quot;&quot;)" office:value-type="string" office:string-value="">
            <text:p/>
          </table:table-cell>
          <table:table-cell table:style-name="ACE-0" office:value-type="string">
            <text:p>marine</text:p>
          </table:table-cell>
          <table:table-cell table:style-name="ACE-0" office:value-type="string">
            <text:p>325-M0055A-06R-1W_31-34</text:p>
          </table:table-cell>
          <table:table-cell table:style-name="ACE-1" table:formula="of:=IF([.M487]&lt;&gt;&quot;NA&quot;;-[.G487]+([.M487]-[.N487])/2-[.N487];-[.G487])" office:value-type="float" office:value="-103.57499999999999">
            <text:p>−103.57</text:p>
          </table:table-cell>
          <table:table-cell table:style-name="ACE-1" table:formula="of:=IF([.M487]&lt;&gt;&quot;NA&quot;;-[.G487]-([.M487]+[.N487])/2-[.N487]/2;-[.G487])" office:value-type="float" office:value="-113.57499999999999">
            <text:p>−113.57</text:p>
          </table:table-cell>
          <table:table-cell table:style-name="ACE-1" table:formula="of:=IF([.M487]&lt;&gt;&quot;NA&quot;;SQRT((([.M487]-[.N487])/2)^2+[.H487]^2);[.H487])" office:value-type="float" office:value="5.6127087934436792">
            <text:p>5.61</text:p>
          </table:table-cell>
          <table:table-cell table:style-name="ACE-2" table:formula="of:=IF([.M487]&lt;&gt;&quot;NA&quot;;0;-1)" office:value-type="float" office:value="0">
            <text:p>0</text:p>
          </table:table-cell>
          <table:table-cell table:style-name="ACE-2" table:formula="of:=IF([.S487]&gt;0;[.S487];[.U487])" office:value-type="float" office:value="25802">
            <text:p>25802</text:p>
          </table:table-cell>
          <table:table-cell table:style-name="ACE-2" table:formula="of:=IF([.T487]&gt;0;[.T487];[.V487])" office:value-type="float" office:value="199">
            <text:p>199</text:p>
          </table:table-cell>
          <table:table-cell table:number-columns-repeated="224" table:style-name="ACE-0"/>
        </table:table-row>
        <table:table-row table:style-name="AROW-1">
          <table:table-cell table:style-name="ACE-0" office:value-type="string">
            <text:p>325-M0055A-06R-1W_3-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mple ID: 9469</text:p>
          </table:table-cell>
          <table:table-cell table:style-name="ACE-1" office:value-type="float" office:value="108.3">
            <text:p>108.30</text:p>
          </table:table-cell>
          <table:table-cell table:style-name="ACE-0" office:value-type="float" office:value="2.5499999999999998">
            <text:p>2.55</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4099">
            <text:p>24099</text:p>
          </table:table-cell>
          <table:table-cell table:style-name="ACE-0" office:value-type="float" office:value="146">
            <text:p>146</text:p>
          </table:table-cell>
          <table:table-cell table:style-name="ACE-0" table:formula="of:=IF([.Q488]&gt;0;&quot;marine&quot;;&quot;&quot;)" office:value-type="string" office:string-value="">
            <text:p/>
          </table:table-cell>
          <table:table-cell table:style-name="ACE-0" table:formula="of:=IF([.U488]&gt;0;&quot;U-Th&quot;;&quot;&quot;)" office:value-type="string" office:string-value="U-Th">
            <text:p>U-Th</text:p>
          </table:table-cell>
          <table:table-cell table:style-name="ACE-0" office:value-type="string">
            <text:p>U-Th</text:p>
          </table:table-cell>
          <table:table-cell table:style-name="ACE-0" office:value-type="string">
            <text:p>325-M0055A-06R-1W_3-7</text:p>
          </table:table-cell>
          <table:table-cell table:style-name="ACE-1" table:formula="of:=IF([.M488]&lt;&gt;&quot;NA&quot;;-[.G488]+([.M488]-[.N488])/2-[.N488];-[.G488])" office:value-type="float" office:value="-103.3">
            <text:p>−103.30</text:p>
          </table:table-cell>
          <table:table-cell table:style-name="ACE-1" table:formula="of:=IF([.M488]&lt;&gt;&quot;NA&quot;;-[.G488]-([.M488]+[.N488])/2-[.N488]/2;-[.G488])" office:value-type="float" office:value="-113.3">
            <text:p>−113.30</text:p>
          </table:table-cell>
          <table:table-cell table:style-name="ACE-1" table:formula="of:=IF([.M488]&lt;&gt;&quot;NA&quot;;SQRT((([.M488]-[.N488])/2)^2+[.H488]^2);[.H488])" office:value-type="float" office:value="5.6127087934436792">
            <text:p>5.61</text:p>
          </table:table-cell>
          <table:table-cell table:style-name="ACE-2" table:formula="of:=IF([.M488]&lt;&gt;&quot;NA&quot;;0;-1)" office:value-type="float" office:value="0">
            <text:p>0</text:p>
          </table:table-cell>
          <table:table-cell table:style-name="ACE-2" table:formula="of:=IF([.S488]&gt;0;[.S488];[.U488])" office:value-type="float" office:value="24099">
            <text:p>24099</text:p>
          </table:table-cell>
          <table:table-cell table:style-name="ACE-2" table:formula="of:=IF([.T488]&gt;0;[.T488];[.V488])" office:value-type="float" office:value="146">
            <text:p>146</text:p>
          </table:table-cell>
          <table:table-cell table:number-columns-repeated="224" table:style-name="ACE-0"/>
        </table:table-row>
        <table:table-row table:style-name="AROW-1">
          <table:table-cell table:style-name="ACE-0" office:value-type="string">
            <text:p>325-M0055A-06R-1W_48-53</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2</text:p>
          </table:table-cell>
          <table:table-cell table:style-name="ACE-0" office:value-type="string">
            <text:p>SANU-25209</text:p>
          </table:table-cell>
          <table:table-cell table:style-name="ACE-1" office:value-type="float" office:value="108.755">
            <text:p>108.75</text:p>
          </table:table-cell>
          <table:table-cell table:style-name="ACE-0" office:value-type="float" office:value="2.5499999999999998">
            <text:p>2.5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5.0523999999999996">
            <text:p>5.05</text:p>
          </table:table-cell>
          <table:table-cell table:style-name="ACE-1" office:value-type="float" office:value="0.97199999999999998">
            <text:p>0.97</text:p>
          </table:table-cell>
          <table:table-cell table:style-name="ACE-2" office:value-type="float" office:value="22340">
            <text:p>22340</text:p>
          </table:table-cell>
          <table:table-cell table:style-name="ACE-2" office:value-type="float" office:value="105">
            <text:p>105</text:p>
          </table:table-cell>
          <table:table-cell table:style-name="ACE-0" office:value-type="float" office:value="26182">
            <text:p>26182</text:p>
          </table:table-cell>
          <table:table-cell table:style-name="ACE-0" office:value-type="float" office:value="262">
            <text:p>262</text:p>
          </table:table-cell>
          <table:table-cell table:number-columns-repeated="2" table:style-name="ACE-0"/>
          <table:table-cell table:style-name="ACE-0" table:formula="of:=IF([.Q489]&gt;0;&quot;marine&quot;;&quot;&quot;)" office:value-type="string" office:string-value="marine">
            <text:p>marine</text:p>
          </table:table-cell>
          <table:table-cell table:style-name="ACE-0" table:formula="of:=IF([.U489]&gt;0;&quot;U-Th&quot;;&quot;&quot;)" office:value-type="string" office:string-value="">
            <text:p/>
          </table:table-cell>
          <table:table-cell table:style-name="ACE-0" office:value-type="string">
            <text:p>marine</text:p>
          </table:table-cell>
          <table:table-cell table:style-name="ACE-0" office:value-type="string">
            <text:p>325-M0055A-06R-1W_48-53</text:p>
          </table:table-cell>
          <table:table-cell table:style-name="ACE-1" table:formula="of:=IF([.M489]&lt;&gt;&quot;NA&quot;;-[.G489]+([.M489]-[.N489])/2-[.N489];-[.G489])" office:value-type="float" office:value="-103.755">
            <text:p>−103.75</text:p>
          </table:table-cell>
          <table:table-cell table:style-name="ACE-1" table:formula="of:=IF([.M489]&lt;&gt;&quot;NA&quot;;-[.G489]-([.M489]+[.N489])/2-[.N489]/2;-[.G489])" office:value-type="float" office:value="-113.755">
            <text:p>−113.75</text:p>
          </table:table-cell>
          <table:table-cell table:style-name="ACE-1" table:formula="of:=IF([.M489]&lt;&gt;&quot;NA&quot;;SQRT((([.M489]-[.N489])/2)^2+[.H489]^2);[.H489])" office:value-type="float" office:value="5.6127087934436792">
            <text:p>5.61</text:p>
          </table:table-cell>
          <table:table-cell table:style-name="ACE-2" table:formula="of:=IF([.M489]&lt;&gt;&quot;NA&quot;;0;-1)" office:value-type="float" office:value="0">
            <text:p>0</text:p>
          </table:table-cell>
          <table:table-cell table:style-name="ACE-2" table:formula="of:=IF([.S489]&gt;0;[.S489];[.U489])" office:value-type="float" office:value="26182">
            <text:p>26182</text:p>
          </table:table-cell>
          <table:table-cell table:style-name="ACE-2" table:formula="of:=IF([.T489]&gt;0;[.T489];[.V489])" office:value-type="float" office:value="262">
            <text:p>262</text:p>
          </table:table-cell>
          <table:table-cell table:number-columns-repeated="224" table:style-name="ACE-0"/>
        </table:table-row>
        <table:table-row table:style-name="AROW-1">
          <table:table-cell table:style-name="ACE-0" office:value-type="string">
            <text:p>325-M0055A-06R-CCW_0-14</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office:value-type="string">
            <text:p>NO-1</text:p>
          </table:table-cell>
          <table:table-cell table:style-name="ACE-0" office:value-type="string">
            <text:p>Sample ID: 9536A</text:p>
          </table:table-cell>
          <table:table-cell table:style-name="ACE-1" office:value-type="float" office:value="109.13">
            <text:p>109.13</text:p>
          </table:table-cell>
          <table:table-cell table:style-name="ACE-0" office:value-type="float" office:value="2.5499999999999998">
            <text:p>2.55</text:p>
          </table:table-cell>
          <table:table-cell table:style-name="ACE-0" office:value-type="string">
            <text:p>Coral</text:p>
          </table:table-cell>
          <table:table-cell table:style-name="ACE-0" office:value-type="string">
            <text:p>Goni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7447">
            <text:p>27447</text:p>
          </table:table-cell>
          <table:table-cell table:style-name="ACE-0" office:value-type="float" office:value="63">
            <text:p>63</text:p>
          </table:table-cell>
          <table:table-cell table:style-name="ACE-0" table:formula="of:=IF([.Q490]&gt;0;&quot;marine&quot;;&quot;&quot;)" office:value-type="string" office:string-value="">
            <text:p/>
          </table:table-cell>
          <table:table-cell table:style-name="ACE-0" table:formula="of:=IF([.U490]&gt;0;&quot;U-Th&quot;;&quot;&quot;)" office:value-type="string" office:string-value="U-Th">
            <text:p>U-Th</text:p>
          </table:table-cell>
          <table:table-cell table:style-name="ACE-0" office:value-type="string">
            <text:p>U-Th</text:p>
          </table:table-cell>
          <table:table-cell table:style-name="ACE-0" office:value-type="string">
            <text:p>325-M0055A-06R-CCW_0-14</text:p>
          </table:table-cell>
          <table:table-cell table:style-name="ACE-1" table:formula="of:=IF([.M490]&lt;&gt;&quot;NA&quot;;-[.G490]+([.M490]-[.N490])/2-[.N490];-[.G490])" office:value-type="float" office:value="-104.13">
            <text:p>−104.13</text:p>
          </table:table-cell>
          <table:table-cell table:style-name="ACE-1" table:formula="of:=IF([.M490]&lt;&gt;&quot;NA&quot;;-[.G490]-([.M490]+[.N490])/2-[.N490]/2;-[.G490])" office:value-type="float" office:value="-114.13">
            <text:p>−114.13</text:p>
          </table:table-cell>
          <table:table-cell table:style-name="ACE-1" table:formula="of:=IF([.M490]&lt;&gt;&quot;NA&quot;;SQRT((([.M490]-[.N490])/2)^2+[.H490]^2);[.H490])" office:value-type="float" office:value="5.6127087934436792">
            <text:p>5.61</text:p>
          </table:table-cell>
          <table:table-cell table:style-name="ACE-2" table:formula="of:=IF([.M490]&lt;&gt;&quot;NA&quot;;0;-1)" office:value-type="float" office:value="0">
            <text:p>0</text:p>
          </table:table-cell>
          <table:table-cell table:style-name="ACE-2" table:formula="of:=IF([.S490]&gt;0;[.S490];[.U490])" office:value-type="float" office:value="27447">
            <text:p>27447</text:p>
          </table:table-cell>
          <table:table-cell table:style-name="ACE-2" table:formula="of:=IF([.T490]&gt;0;[.T490];[.V490])" office:value-type="float" office:value="63">
            <text:p>63</text:p>
          </table:table-cell>
          <table:table-cell table:number-columns-repeated="224" table:style-name="ACE-0"/>
        </table:table-row>
        <table:table-row table:style-name="AROW-1">
          <table:table-cell table:style-name="ACE-0" office:value-type="string">
            <text:p>325-M0055A-06R-CCW_0-14</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mple ID: 9536B</text:p>
          </table:table-cell>
          <table:table-cell table:style-name="ACE-1" office:value-type="float" office:value="109.13">
            <text:p>109.13</text:p>
          </table:table-cell>
          <table:table-cell table:style-name="ACE-0" office:value-type="float" office:value="2.5499999999999998">
            <text:p>2.55</text:p>
          </table:table-cell>
          <table:table-cell table:style-name="ACE-0" office:value-type="string">
            <text:p>Coral</text:p>
          </table:table-cell>
          <table:table-cell table:style-name="ACE-0" office:value-type="string">
            <text:p>Goni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27236">
            <text:p>27236</text:p>
          </table:table-cell>
          <table:table-cell table:style-name="ACE-0" office:value-type="float" office:value="76">
            <text:p>76</text:p>
          </table:table-cell>
          <table:table-cell table:style-name="ACE-0" table:formula="of:=IF([.Q491]&gt;0;&quot;marine&quot;;&quot;&quot;)" office:value-type="string" office:string-value="">
            <text:p/>
          </table:table-cell>
          <table:table-cell table:style-name="ACE-0" table:formula="of:=IF([.U491]&gt;0;&quot;U-Th&quot;;&quot;&quot;)" office:value-type="string" office:string-value="U-Th">
            <text:p>U-Th</text:p>
          </table:table-cell>
          <table:table-cell table:style-name="ACE-0" office:value-type="string">
            <text:p>U-Th</text:p>
          </table:table-cell>
          <table:table-cell table:style-name="ACE-0" office:value-type="string">
            <text:p>325-M0055A-06R-CCW_0-14</text:p>
          </table:table-cell>
          <table:table-cell table:style-name="ACE-1" table:formula="of:=IF([.M491]&lt;&gt;&quot;NA&quot;;-[.G491]+([.M491]-[.N491])/2-[.N491];-[.G491])" office:value-type="float" office:value="-104.13">
            <text:p>−104.13</text:p>
          </table:table-cell>
          <table:table-cell table:style-name="ACE-1" table:formula="of:=IF([.M491]&lt;&gt;&quot;NA&quot;;-[.G491]-([.M491]+[.N491])/2-[.N491]/2;-[.G491])" office:value-type="float" office:value="-114.13">
            <text:p>−114.13</text:p>
          </table:table-cell>
          <table:table-cell table:style-name="ACE-1" table:formula="of:=IF([.M491]&lt;&gt;&quot;NA&quot;;SQRT((([.M491]-[.N491])/2)^2+[.H491]^2);[.H491])" office:value-type="float" office:value="5.6127087934436792">
            <text:p>5.61</text:p>
          </table:table-cell>
          <table:table-cell table:style-name="ACE-2" table:formula="of:=IF([.M491]&lt;&gt;&quot;NA&quot;;0;-1)" office:value-type="float" office:value="0">
            <text:p>0</text:p>
          </table:table-cell>
          <table:table-cell table:style-name="ACE-2" table:formula="of:=IF([.S491]&gt;0;[.S491];[.U491])" office:value-type="float" office:value="27236">
            <text:p>27236</text:p>
          </table:table-cell>
          <table:table-cell table:style-name="ACE-2" table:formula="of:=IF([.T491]&gt;0;[.T491];[.V491])" office:value-type="float" office:value="76">
            <text:p>76</text:p>
          </table:table-cell>
          <table:table-cell table:number-columns-repeated="224" table:style-name="ACE-0"/>
        </table:table-row>
        <table:table-row table:style-name="AROW-1">
          <table:table-cell table:style-name="ACE-0" office:value-type="string">
            <text:p>325-M0055A-07R-1W_17-18</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9026</text:p>
          </table:table-cell>
          <table:table-cell table:style-name="ACE-1" office:value-type="float" office:value="111.925">
            <text:p>111.92</text:p>
          </table:table-cell>
          <table:table-cell table:style-name="ACE-0" office:value-type="float" office:value="2.75">
            <text:p>2.75</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2.6609411986122655">
            <text:p>2.66</text:p>
          </table:table-cell>
          <table:table-cell table:style-name="ACE-1" office:value-type="float" office:value="3.9749469013043299">
            <text:p>3.97</text:p>
          </table:table-cell>
          <table:table-cell table:style-name="ACE-2" office:value-type="float" office:value="22264.355496160751">
            <text:p>22264</text:p>
          </table:table-cell>
          <table:table-cell table:style-name="ACE-2" office:value-type="float" office:value="84.313902686621716">
            <text:p>84</text:p>
          </table:table-cell>
          <table:table-cell table:style-name="ACE-0" office:value-type="float" office:value="26075">
            <text:p>26075</text:p>
          </table:table-cell>
          <table:table-cell table:style-name="ACE-0" office:value-type="float" office:value="205">
            <text:p>205</text:p>
          </table:table-cell>
          <table:table-cell table:number-columns-repeated="2" table:style-name="ACE-0"/>
          <table:table-cell table:style-name="ACE-0" table:formula="of:=IF([.Q492]&gt;0;&quot;marine&quot;;&quot;&quot;)" office:value-type="string" office:string-value="marine">
            <text:p>marine</text:p>
          </table:table-cell>
          <table:table-cell table:style-name="ACE-0" table:formula="of:=IF([.U492]&gt;0;&quot;U-Th&quot;;&quot;&quot;)" office:value-type="string" office:string-value="">
            <text:p/>
          </table:table-cell>
          <table:table-cell table:style-name="ACE-0" office:value-type="string">
            <text:p>marine</text:p>
          </table:table-cell>
          <table:table-cell table:style-name="ACE-0" office:value-type="string">
            <text:p>325-M0055A-07R-1W_17-18</text:p>
          </table:table-cell>
          <table:table-cell table:style-name="ACE-1" table:formula="of:=IF([.M492]&lt;&gt;&quot;NA&quot;;-[.G492]+([.M492]-[.N492])/2-[.N492];-[.G492])" office:value-type="float" office:value="-111.925">
            <text:p>−111.92</text:p>
          </table:table-cell>
          <table:table-cell table:style-name="ACE-1" table:formula="of:=IF([.M492]&lt;&gt;&quot;NA&quot;;-[.G492]-([.M492]+[.N492])/2-[.N492]/2;-[.G492])" office:value-type="float" office:value="-111.925">
            <text:p>−111.92</text:p>
          </table:table-cell>
          <table:table-cell table:style-name="ACE-1" table:formula="of:=IF([.M492]&lt;&gt;&quot;NA&quot;;SQRT((([.M492]-[.N492])/2)^2+[.H492]^2);[.H492])" office:value-type="float" office:value="2.75">
            <text:p>2.75</text:p>
          </table:table-cell>
          <table:table-cell table:style-name="ACE-2" table:formula="of:=IF([.M492]&lt;&gt;&quot;NA&quot;;0;-1)" office:value-type="float" office:value="-1">
            <text:p>−1</text:p>
          </table:table-cell>
          <table:table-cell table:style-name="ACE-2" table:formula="of:=IF([.S492]&gt;0;[.S492];[.U492])" office:value-type="float" office:value="26075">
            <text:p>26075</text:p>
          </table:table-cell>
          <table:table-cell table:style-name="ACE-2" table:formula="of:=IF([.T492]&gt;0;[.T492];[.V492])" office:value-type="float" office:value="205">
            <text:p>205</text:p>
          </table:table-cell>
          <table:table-cell table:number-columns-repeated="224" table:style-name="ACE-0"/>
        </table:table-row>
        <table:table-row table:style-name="AROW-1">
          <table:table-cell table:style-name="ACE-0" office:value-type="string">
            <text:p>325-M0056A-01R-1W_108-11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30</text:p>
          </table:table-cell>
          <table:table-cell table:style-name="ACE-1" office:value-type="float" office:value="85.945000000000007">
            <text:p>85.95</text:p>
          </table:table-cell>
          <table:table-cell table:style-name="ACE-0" office:value-type="float" office:value="1.21">
            <text:p>1.21</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0.039300000000000002">
            <text:p>−0.04</text:p>
          </table:table-cell>
          <table:table-cell table:style-name="ACE-1" office:value-type="float" office:value="0.57799999999999996">
            <text:p>0.58</text:p>
          </table:table-cell>
          <table:table-cell table:style-name="ACE-2" office:value-type="float" office:value="11560">
            <text:p>11560</text:p>
          </table:table-cell>
          <table:table-cell table:style-name="ACE-2" office:value-type="float" office:value="40">
            <text:p>40</text:p>
          </table:table-cell>
          <table:table-cell table:style-name="ACE-0" office:value-type="float" office:value="13013">
            <text:p>13013</text:p>
          </table:table-cell>
          <table:table-cell table:style-name="ACE-0" office:value-type="float" office:value="145">
            <text:p>145</text:p>
          </table:table-cell>
          <table:table-cell table:number-columns-repeated="2" table:style-name="ACE-0"/>
          <table:table-cell table:style-name="ACE-0" table:formula="of:=IF([.Q493]&gt;0;&quot;marine&quot;;&quot;&quot;)" office:value-type="string" office:string-value="marine">
            <text:p>marine</text:p>
          </table:table-cell>
          <table:table-cell table:style-name="ACE-0" table:formula="of:=IF([.U493]&gt;0;&quot;U-Th&quot;;&quot;&quot;)" office:value-type="string" office:string-value="">
            <text:p/>
          </table:table-cell>
          <table:table-cell table:style-name="ACE-0" office:value-type="string">
            <text:p>marine</text:p>
          </table:table-cell>
          <table:table-cell table:style-name="ACE-0" office:value-type="string">
            <text:p>325-M0056A-01R-1W_108-111</text:p>
          </table:table-cell>
          <table:table-cell table:style-name="ACE-1" table:formula="of:=IF([.M493]&lt;&gt;&quot;NA&quot;;-[.G493]+([.M493]-[.N493])/2-[.N493];-[.G493])" office:value-type="float" office:value="-75.945000000000007">
            <text:p>−75.95</text:p>
          </table:table-cell>
          <table:table-cell table:style-name="ACE-1" table:formula="of:=IF([.M493]&lt;&gt;&quot;NA&quot;;-[.G493]-([.M493]+[.N493])/2-[.N493]/2;-[.G493])" office:value-type="float" office:value="-95.945000000000007">
            <text:p>−95.95</text:p>
          </table:table-cell>
          <table:table-cell table:style-name="ACE-1" table:formula="of:=IF([.M493]&lt;&gt;&quot;NA&quot;;SQRT((([.M493]-[.N493])/2)^2+[.H493]^2);[.H493])" office:value-type="float" office:value="10.072938995149331">
            <text:p>10.07</text:p>
          </table:table-cell>
          <table:table-cell table:style-name="ACE-2" table:formula="of:=IF([.M493]&lt;&gt;&quot;NA&quot;;0;-1)" office:value-type="float" office:value="0">
            <text:p>0</text:p>
          </table:table-cell>
          <table:table-cell table:style-name="ACE-2" table:formula="of:=IF([.S493]&gt;0;[.S493];[.U493])" office:value-type="float" office:value="13013">
            <text:p>13013</text:p>
          </table:table-cell>
          <table:table-cell table:style-name="ACE-2" table:formula="of:=IF([.T493]&gt;0;[.T493];[.V493])" office:value-type="float" office:value="145">
            <text:p>145</text:p>
          </table:table-cell>
          <table:table-cell table:number-columns-repeated="224" table:style-name="ACE-0"/>
        </table:table-row>
        <table:table-row table:style-name="AROW-1">
          <table:table-cell table:style-name="ACE-0" office:value-type="string">
            <text:p>325-M0056A-01R-1W_121-122</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212</text:p>
          </table:table-cell>
          <table:table-cell table:style-name="ACE-1" office:value-type="float" office:value="86.065000000000012">
            <text:p>86.07</text:p>
          </table:table-cell>
          <table:table-cell table:style-name="ACE-0" office:value-type="float" office:value="1.21">
            <text:p>1.21</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1.1092">
            <text:p>1.11</text:p>
          </table:table-cell>
          <table:table-cell table:style-name="ACE-1" office:value-type="float" office:value="0.61499999999999999">
            <text:p>0.61</text:p>
          </table:table-cell>
          <table:table-cell table:style-name="ACE-2" office:value-type="float" office:value="11760">
            <text:p>11760</text:p>
          </table:table-cell>
          <table:table-cell table:style-name="ACE-2" office:value-type="float" office:value="60">
            <text:p>60</text:p>
          </table:table-cell>
          <table:table-cell table:style-name="ACE-0" office:value-type="float" office:value="13230">
            <text:p>13230</text:p>
          </table:table-cell>
          <table:table-cell table:style-name="ACE-0" office:value-type="float" office:value="131">
            <text:p>131</text:p>
          </table:table-cell>
          <table:table-cell table:number-columns-repeated="2" table:style-name="ACE-0"/>
          <table:table-cell table:style-name="ACE-0" table:formula="of:=IF([.Q494]&gt;0;&quot;marine&quot;;&quot;&quot;)" office:value-type="string" office:string-value="marine">
            <text:p>marine</text:p>
          </table:table-cell>
          <table:table-cell table:style-name="ACE-0" table:formula="of:=IF([.U494]&gt;0;&quot;U-Th&quot;;&quot;&quot;)" office:value-type="string" office:string-value="">
            <text:p/>
          </table:table-cell>
          <table:table-cell table:style-name="ACE-0" office:value-type="string">
            <text:p>marine</text:p>
          </table:table-cell>
          <table:table-cell table:style-name="ACE-0" office:value-type="string">
            <text:p>325-M0056A-01R-1W_121-122</text:p>
          </table:table-cell>
          <table:table-cell table:style-name="ACE-1" table:formula="of:=IF([.M494]&lt;&gt;&quot;NA&quot;;-[.G494]+([.M494]-[.N494])/2-[.N494];-[.G494])" office:value-type="float" office:value="-76.065000000000012">
            <text:p>−76.07</text:p>
          </table:table-cell>
          <table:table-cell table:style-name="ACE-1" table:formula="of:=IF([.M494]&lt;&gt;&quot;NA&quot;;-[.G494]-([.M494]+[.N494])/2-[.N494]/2;-[.G494])" office:value-type="float" office:value="-96.065000000000012">
            <text:p>−96.07</text:p>
          </table:table-cell>
          <table:table-cell table:style-name="ACE-1" table:formula="of:=IF([.M494]&lt;&gt;&quot;NA&quot;;SQRT((([.M494]-[.N494])/2)^2+[.H494]^2);[.H494])" office:value-type="float" office:value="10.072938995149331">
            <text:p>10.07</text:p>
          </table:table-cell>
          <table:table-cell table:style-name="ACE-2" table:formula="of:=IF([.M494]&lt;&gt;&quot;NA&quot;;0;-1)" office:value-type="float" office:value="0">
            <text:p>0</text:p>
          </table:table-cell>
          <table:table-cell table:style-name="ACE-2" table:formula="of:=IF([.S494]&gt;0;[.S494];[.U494])" office:value-type="float" office:value="13230">
            <text:p>13230</text:p>
          </table:table-cell>
          <table:table-cell table:style-name="ACE-2" table:formula="of:=IF([.T494]&gt;0;[.T494];[.V494])" office:value-type="float" office:value="131">
            <text:p>131</text:p>
          </table:table-cell>
          <table:table-cell table:number-columns-repeated="224" table:style-name="ACE-0"/>
        </table:table-row>
        <table:table-row table:style-name="AROW-1">
          <table:table-cell table:style-name="ACE-0" office:value-type="string">
            <text:p>325-M0056A-01R-1W_121-128</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Batch 1</text:p>
          </table:table-cell>
          <table:table-cell table:style-name="ACE-1" office:value-type="float" office:value="86.094999999999999">
            <text:p>86.09</text:p>
          </table:table-cell>
          <table:table-cell table:style-name="ACE-0" office:value-type="float" office:value="1.21">
            <text:p>1.21</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146">
            <text:p>13146</text:p>
          </table:table-cell>
          <table:table-cell table:style-name="ACE-0" office:value-type="float" office:value="66">
            <text:p>66</text:p>
          </table:table-cell>
          <table:table-cell table:style-name="ACE-0" table:formula="of:=IF([.Q495]&gt;0;&quot;marine&quot;;&quot;&quot;)" office:value-type="string" office:string-value="">
            <text:p/>
          </table:table-cell>
          <table:table-cell table:style-name="ACE-0" table:formula="of:=IF([.U495]&gt;0;&quot;U-Th&quot;;&quot;&quot;)" office:value-type="string" office:string-value="U-Th">
            <text:p>U-Th</text:p>
          </table:table-cell>
          <table:table-cell table:style-name="ACE-0" office:value-type="string">
            <text:p>U-Th</text:p>
          </table:table-cell>
          <table:table-cell table:style-name="ACE-0" office:value-type="string">
            <text:p>325-M0056A-01R-1W_121-128</text:p>
          </table:table-cell>
          <table:table-cell table:style-name="ACE-1" table:formula="of:=IF([.M495]&lt;&gt;&quot;NA&quot;;-[.G495]+([.M495]-[.N495])/2-[.N495];-[.G495])" office:value-type="float" office:value="-76.094999999999999">
            <text:p>−76.09</text:p>
          </table:table-cell>
          <table:table-cell table:style-name="ACE-1" table:formula="of:=IF([.M495]&lt;&gt;&quot;NA&quot;;-[.G495]-([.M495]+[.N495])/2-[.N495]/2;-[.G495])" office:value-type="float" office:value="-96.094999999999999">
            <text:p>−96.09</text:p>
          </table:table-cell>
          <table:table-cell table:style-name="ACE-1" table:formula="of:=IF([.M495]&lt;&gt;&quot;NA&quot;;SQRT((([.M495]-[.N495])/2)^2+[.H495]^2);[.H495])" office:value-type="float" office:value="10.072938995149331">
            <text:p>10.07</text:p>
          </table:table-cell>
          <table:table-cell table:style-name="ACE-2" table:formula="of:=IF([.M495]&lt;&gt;&quot;NA&quot;;0;-1)" office:value-type="float" office:value="0">
            <text:p>0</text:p>
          </table:table-cell>
          <table:table-cell table:style-name="ACE-2" table:formula="of:=IF([.S495]&gt;0;[.S495];[.U495])" office:value-type="float" office:value="13146">
            <text:p>13146</text:p>
          </table:table-cell>
          <table:table-cell table:style-name="ACE-2" table:formula="of:=IF([.T495]&gt;0;[.T495];[.V495])" office:value-type="float" office:value="66">
            <text:p>66</text:p>
          </table:table-cell>
          <table:table-cell table:number-columns-repeated="224" table:style-name="ACE-0"/>
        </table:table-row>
        <table:table-row table:style-name="AROW-1">
          <table:table-cell table:style-name="ACE-0" office:value-type="string">
            <text:p>325-M0056A-01R-1W_136-14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Batch 1</text:p>
          </table:table-cell>
          <table:table-cell table:style-name="ACE-1" office:value-type="float" office:value="86.234999999999999">
            <text:p>86.23</text:p>
          </table:table-cell>
          <table:table-cell table:style-name="ACE-0" office:value-type="float" office:value="1.21">
            <text:p>1.21</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N</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677">
            <text:p>12677</text:p>
          </table:table-cell>
          <table:table-cell table:style-name="ACE-0" office:value-type="float" office:value="66">
            <text:p>66</text:p>
          </table:table-cell>
          <table:table-cell table:style-name="ACE-0" table:formula="of:=IF([.Q496]&gt;0;&quot;marine&quot;;&quot;&quot;)" office:value-type="string" office:string-value="">
            <text:p/>
          </table:table-cell>
          <table:table-cell table:style-name="ACE-0" table:formula="of:=IF([.U496]&gt;0;&quot;U-Th&quot;;&quot;&quot;)" office:value-type="string" office:string-value="U-Th">
            <text:p>U-Th</text:p>
          </table:table-cell>
          <table:table-cell table:style-name="ACE-0" office:value-type="string">
            <text:p>U-Th</text:p>
          </table:table-cell>
          <table:table-cell table:style-name="ACE-0" office:value-type="string">
            <text:p>325-M0056A-01R-1W_136-141</text:p>
          </table:table-cell>
          <table:table-cell table:style-name="ACE-1" table:formula="of:=IF([.M496]&lt;&gt;&quot;NA&quot;;-[.G496]+([.M496]-[.N496])/2-[.N496];-[.G496])" office:value-type="float" office:value="-76.234999999999999">
            <text:p>−76.23</text:p>
          </table:table-cell>
          <table:table-cell table:style-name="ACE-1" table:formula="of:=IF([.M496]&lt;&gt;&quot;NA&quot;;-[.G496]-([.M496]+[.N496])/2-[.N496]/2;-[.G496])" office:value-type="float" office:value="-96.234999999999999">
            <text:p>−96.23</text:p>
          </table:table-cell>
          <table:table-cell table:style-name="ACE-1" table:formula="of:=IF([.M496]&lt;&gt;&quot;NA&quot;;SQRT((([.M496]-[.N496])/2)^2+[.H496]^2);[.H496])" office:value-type="float" office:value="10.072938995149331">
            <text:p>10.07</text:p>
          </table:table-cell>
          <table:table-cell table:style-name="ACE-2" table:formula="of:=IF([.M496]&lt;&gt;&quot;NA&quot;;0;-1)" office:value-type="float" office:value="0">
            <text:p>0</text:p>
          </table:table-cell>
          <table:table-cell table:style-name="ACE-2" table:formula="of:=IF([.S496]&gt;0;[.S496];[.U496])" office:value-type="float" office:value="12677">
            <text:p>12677</text:p>
          </table:table-cell>
          <table:table-cell table:style-name="ACE-2" table:formula="of:=IF([.T496]&gt;0;[.T496];[.V496])" office:value-type="float" office:value="66">
            <text:p>66</text:p>
          </table:table-cell>
          <table:table-cell table:number-columns-repeated="224" table:style-name="ACE-0"/>
        </table:table-row>
        <table:table-row table:style-name="AROW-1">
          <table:table-cell table:style-name="ACE-0" office:value-type="string">
            <text:p>325-M0056A-01R-1W_32-3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26</text:p>
          </table:table-cell>
          <table:table-cell table:style-name="ACE-1" office:value-type="float" office:value="85.185000000000002">
            <text:p>85.19</text:p>
          </table:table-cell>
          <table:table-cell table:style-name="ACE-0" office:value-type="float" office:value="1.21">
            <text:p>1.21</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4662">
            <text:p>0.47</text:p>
          </table:table-cell>
          <table:table-cell table:style-name="ACE-1" office:value-type="float" office:value="0.624">
            <text:p>0.62</text:p>
          </table:table-cell>
          <table:table-cell table:style-name="ACE-2" office:value-type="float" office:value="10870">
            <text:p>10870</text:p>
          </table:table-cell>
          <table:table-cell table:style-name="ACE-2" office:value-type="float" office:value="40">
            <text:p>40</text:p>
          </table:table-cell>
          <table:table-cell table:style-name="ACE-0" office:value-type="float" office:value="12345">
            <text:p>12345</text:p>
          </table:table-cell>
          <table:table-cell table:style-name="ACE-0" office:value-type="float" office:value="202">
            <text:p>202</text:p>
          </table:table-cell>
          <table:table-cell table:number-columns-repeated="2" table:style-name="ACE-0"/>
          <table:table-cell table:style-name="ACE-0" table:formula="of:=IF([.Q497]&gt;0;&quot;marine&quot;;&quot;&quot;)" office:value-type="string" office:string-value="marine">
            <text:p>marine</text:p>
          </table:table-cell>
          <table:table-cell table:style-name="ACE-0" table:formula="of:=IF([.U497]&gt;0;&quot;U-Th&quot;;&quot;&quot;)" office:value-type="string" office:string-value="">
            <text:p/>
          </table:table-cell>
          <table:table-cell table:style-name="ACE-0" office:value-type="string">
            <text:p>marine</text:p>
          </table:table-cell>
          <table:table-cell table:style-name="ACE-0" office:value-type="string">
            <text:p>325-M0056A-01R-1W_32-35</text:p>
          </table:table-cell>
          <table:table-cell table:style-name="ACE-1" table:formula="of:=IF([.M497]&lt;&gt;&quot;NA&quot;;-[.G497]+([.M497]-[.N497])/2-[.N497];-[.G497])" office:value-type="float" office:value="-64.185000000000002">
            <text:p>−64.19</text:p>
          </table:table-cell>
          <table:table-cell table:style-name="ACE-1" table:formula="of:=IF([.M497]&lt;&gt;&quot;NA&quot;;-[.G497]-([.M497]+[.N497])/2-[.N497]/2;-[.G497])" office:value-type="float" office:value="-156.185">
            <text:p>−156.19</text:p>
          </table:table-cell>
          <table:table-cell table:style-name="ACE-1" table:formula="of:=IF([.M497]&lt;&gt;&quot;NA&quot;;SQRT((([.M497]-[.N497])/2)^2+[.H497]^2);[.H497])" office:value-type="float" office:value="41.017850991976651">
            <text:p>41.02</text:p>
          </table:table-cell>
          <table:table-cell table:style-name="ACE-2" table:formula="of:=IF([.M497]&lt;&gt;&quot;NA&quot;;0;-1)" office:value-type="float" office:value="0">
            <text:p>0</text:p>
          </table:table-cell>
          <table:table-cell table:style-name="ACE-2" table:formula="of:=IF([.S497]&gt;0;[.S497];[.U497])" office:value-type="float" office:value="12345">
            <text:p>12345</text:p>
          </table:table-cell>
          <table:table-cell table:style-name="ACE-2" table:formula="of:=IF([.T497]&gt;0;[.T497];[.V497])" office:value-type="float" office:value="202">
            <text:p>202</text:p>
          </table:table-cell>
          <table:table-cell table:number-columns-repeated="224" table:style-name="ACE-0"/>
        </table:table-row>
        <table:table-row table:style-name="AROW-1">
          <table:table-cell table:style-name="ACE-0" office:value-type="string">
            <text:p>325-M0056A-01R-1W_38-42</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27</text:p>
          </table:table-cell>
          <table:table-cell table:style-name="ACE-1" office:value-type="float" office:value="85.25">
            <text:p>85.25</text:p>
          </table:table-cell>
          <table:table-cell table:style-name="ACE-0" office:value-type="float" office:value="1.21">
            <text:p>1.21</text:p>
          </table:table-cell>
          <table:table-cell table:style-name="ACE-0" office:value-type="string">
            <text:p>Coralline algae</text:p>
          </table:table-cell>
          <table:table-cell table:style-name="ACE-0" office:value-type="string">
            <text:p>aA3</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1108">
            <text:p>0.11</text:p>
          </table:table-cell>
          <table:table-cell table:style-name="ACE-1" office:value-type="float" office:value="0.62">
            <text:p>0.62</text:p>
          </table:table-cell>
          <table:table-cell table:style-name="ACE-2" office:value-type="float" office:value="11170">
            <text:p>11170</text:p>
          </table:table-cell>
          <table:table-cell table:style-name="ACE-2" office:value-type="float" office:value="40">
            <text:p>40</text:p>
          </table:table-cell>
          <table:table-cell table:style-name="ACE-0" office:value-type="float" office:value="12665">
            <text:p>12665</text:p>
          </table:table-cell>
          <table:table-cell table:style-name="ACE-0" office:value-type="float" office:value="95">
            <text:p>95</text:p>
          </table:table-cell>
          <table:table-cell table:number-columns-repeated="2" table:style-name="ACE-0"/>
          <table:table-cell table:style-name="ACE-0" table:formula="of:=IF([.Q498]&gt;0;&quot;marine&quot;;&quot;&quot;)" office:value-type="string" office:string-value="marine">
            <text:p>marine</text:p>
          </table:table-cell>
          <table:table-cell table:style-name="ACE-0" table:formula="of:=IF([.U498]&gt;0;&quot;U-Th&quot;;&quot;&quot;)" office:value-type="string" office:string-value="">
            <text:p/>
          </table:table-cell>
          <table:table-cell table:style-name="ACE-0" office:value-type="string">
            <text:p>marine</text:p>
          </table:table-cell>
          <table:table-cell table:style-name="ACE-0" office:value-type="string">
            <text:p>325-M0056A-01R-1W_38-42</text:p>
          </table:table-cell>
          <table:table-cell table:style-name="ACE-1" table:formula="of:=IF([.M498]&lt;&gt;&quot;NA&quot;;-[.G498]+([.M498]-[.N498])/2-[.N498];-[.G498])" office:value-type="float" office:value="-64.25">
            <text:p>−64.25</text:p>
          </table:table-cell>
          <table:table-cell table:style-name="ACE-1" table:formula="of:=IF([.M498]&lt;&gt;&quot;NA&quot;;-[.G498]-([.M498]+[.N498])/2-[.N498]/2;-[.G498])" office:value-type="float" office:value="-156.25">
            <text:p>−156.25</text:p>
          </table:table-cell>
          <table:table-cell table:style-name="ACE-1" table:formula="of:=IF([.M498]&lt;&gt;&quot;NA&quot;;SQRT((([.M498]-[.N498])/2)^2+[.H498]^2);[.H498])" office:value-type="float" office:value="41.017850991976651">
            <text:p>41.02</text:p>
          </table:table-cell>
          <table:table-cell table:style-name="ACE-2" table:formula="of:=IF([.M498]&lt;&gt;&quot;NA&quot;;0;-1)" office:value-type="float" office:value="0">
            <text:p>0</text:p>
          </table:table-cell>
          <table:table-cell table:style-name="ACE-2" table:formula="of:=IF([.S498]&gt;0;[.S498];[.U498])" office:value-type="float" office:value="12665">
            <text:p>12665</text:p>
          </table:table-cell>
          <table:table-cell table:style-name="ACE-2" table:formula="of:=IF([.T498]&gt;0;[.T498];[.V498])" office:value-type="float" office:value="95">
            <text:p>95</text:p>
          </table:table-cell>
          <table:table-cell table:number-columns-repeated="224" table:style-name="ACE-0"/>
        </table:table-row>
        <table:table-row table:style-name="AROW-1">
          <table:table-cell table:style-name="ACE-0" office:value-type="string">
            <text:p>325-M0056A-01R-1W_51-53</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SANU-18338</text:p>
          </table:table-cell>
          <table:table-cell table:style-name="ACE-1" office:value-type="float" office:value="85.370000000000005">
            <text:p>85.37</text:p>
          </table:table-cell>
          <table:table-cell table:style-name="ACE-0" office:value-type="float" office:value="1.21">
            <text:p>1.21</text:p>
          </table:table-cell>
          <table:table-cell table:style-name="ACE-0" office:value-type="string">
            <text:p>Coral</text:p>
          </table:table-cell>
          <table:table-cell table:style-name="ACE-0" office:value-type="string">
            <text:p>Montipora</text:p>
          </table:table-cell>
          <table:table-cell table:style-name="ACE-0" office:value-type="string">
            <text:p>*</text:p>
          </table:table-cell>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1178999999999999">
            <text:p>1.12</text:p>
          </table:table-cell>
          <table:table-cell table:style-name="ACE-1" office:value-type="float" office:value="2.7389999999999999">
            <text:p>2.74</text:p>
          </table:table-cell>
          <table:table-cell table:style-name="ACE-2" office:value-type="float" office:value="11670">
            <text:p>11670</text:p>
          </table:table-cell>
          <table:table-cell table:style-name="ACE-2" office:value-type="float" office:value="60">
            <text:p>60</text:p>
          </table:table-cell>
          <table:table-cell table:style-name="ACE-0" office:value-type="float" office:value="13125">
            <text:p>13125</text:p>
          </table:table-cell>
          <table:table-cell table:style-name="ACE-0" office:value-type="float" office:value="161">
            <text:p>161</text:p>
          </table:table-cell>
          <table:table-cell table:number-columns-repeated="2" table:style-name="ACE-0"/>
          <table:table-cell table:style-name="ACE-0" table:formula="of:=IF([.Q499]&gt;0;&quot;marine&quot;;&quot;&quot;)" office:value-type="string" office:string-value="marine">
            <text:p>marine</text:p>
          </table:table-cell>
          <table:table-cell table:style-name="ACE-0" table:formula="of:=IF([.U499]&gt;0;&quot;U-Th&quot;;&quot;&quot;)" office:value-type="string" office:string-value="">
            <text:p/>
          </table:table-cell>
          <table:table-cell table:style-name="ACE-0" office:value-type="string">
            <text:p>marine</text:p>
          </table:table-cell>
          <table:table-cell table:style-name="ACE-0" office:value-type="string">
            <text:p>325-M0056A-01R-1W_51-53</text:p>
          </table:table-cell>
          <table:table-cell table:style-name="ACE-1" table:formula="of:=IF([.M499]&lt;&gt;&quot;NA&quot;;-[.G499]+([.M499]-[.N499])/2-[.N499];-[.G499])" office:value-type="float" office:value="-64.370000000000005">
            <text:p>−64.37</text:p>
          </table:table-cell>
          <table:table-cell table:style-name="ACE-1" table:formula="of:=IF([.M499]&lt;&gt;&quot;NA&quot;;-[.G499]-([.M499]+[.N499])/2-[.N499]/2;-[.G499])" office:value-type="float" office:value="-156.37">
            <text:p>−156.37</text:p>
          </table:table-cell>
          <table:table-cell table:style-name="ACE-1" table:formula="of:=IF([.M499]&lt;&gt;&quot;NA&quot;;SQRT((([.M499]-[.N499])/2)^2+[.H499]^2);[.H499])" office:value-type="float" office:value="41.017850991976651">
            <text:p>41.02</text:p>
          </table:table-cell>
          <table:table-cell table:style-name="ACE-2" table:formula="of:=IF([.M499]&lt;&gt;&quot;NA&quot;;0;-1)" office:value-type="float" office:value="0">
            <text:p>0</text:p>
          </table:table-cell>
          <table:table-cell table:style-name="ACE-2" table:formula="of:=IF([.S499]&gt;0;[.S499];[.U499])" office:value-type="float" office:value="13125">
            <text:p>13125</text:p>
          </table:table-cell>
          <table:table-cell table:style-name="ACE-2" table:formula="of:=IF([.T499]&gt;0;[.T499];[.V499])" office:value-type="float" office:value="161">
            <text:p>161</text:p>
          </table:table-cell>
          <table:table-cell table:number-columns-repeated="224" table:style-name="ACE-0"/>
        </table:table-row>
        <table:table-row table:style-name="AROW-1">
          <table:table-cell table:style-name="ACE-0" office:value-type="string">
            <text:p>325-M0056A-01R-1W_57-61</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29</text:p>
          </table:table-cell>
          <table:table-cell table:style-name="ACE-1" office:value-type="float" office:value="85.440000000000012">
            <text:p>85.44</text:p>
          </table:table-cell>
          <table:table-cell table:style-name="ACE-0" office:value-type="float" office:value="1.21">
            <text:p>1.21</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2.9529000000000001">
            <text:p>2.95</text:p>
          </table:table-cell>
          <table:table-cell table:style-name="ACE-1" office:value-type="float" office:value="0.53900000000000003">
            <text:p>0.54</text:p>
          </table:table-cell>
          <table:table-cell table:style-name="ACE-2" office:value-type="float" office:value="11180">
            <text:p>11180</text:p>
          </table:table-cell>
          <table:table-cell table:style-name="ACE-2" office:value-type="float" office:value="40">
            <text:p>40</text:p>
          </table:table-cell>
          <table:table-cell table:style-name="ACE-0" office:value-type="float" office:value="12672">
            <text:p>12672</text:p>
          </table:table-cell>
          <table:table-cell table:style-name="ACE-0" office:value-type="float" office:value="97">
            <text:p>97</text:p>
          </table:table-cell>
          <table:table-cell table:number-columns-repeated="2" table:style-name="ACE-0"/>
          <table:table-cell table:style-name="ACE-0" table:formula="of:=IF([.Q500]&gt;0;&quot;marine&quot;;&quot;&quot;)" office:value-type="string" office:string-value="marine">
            <text:p>marine</text:p>
          </table:table-cell>
          <table:table-cell table:style-name="ACE-0" table:formula="of:=IF([.U500]&gt;0;&quot;U-Th&quot;;&quot;&quot;)" office:value-type="string" office:string-value="">
            <text:p/>
          </table:table-cell>
          <table:table-cell table:style-name="ACE-0" office:value-type="string">
            <text:p>marine</text:p>
          </table:table-cell>
          <table:table-cell table:style-name="ACE-0" office:value-type="string">
            <text:p>325-M0056A-01R-1W_57-61</text:p>
          </table:table-cell>
          <table:table-cell table:style-name="ACE-1" table:formula="of:=IF([.M500]&lt;&gt;&quot;NA&quot;;-[.G500]+([.M500]-[.N500])/2-[.N500];-[.G500])" office:value-type="float" office:value="-75.440000000000012">
            <text:p>−75.44</text:p>
          </table:table-cell>
          <table:table-cell table:style-name="ACE-1" table:formula="of:=IF([.M500]&lt;&gt;&quot;NA&quot;;-[.G500]-([.M500]+[.N500])/2-[.N500]/2;-[.G500])" office:value-type="float" office:value="-95.440000000000012">
            <text:p>−95.44</text:p>
          </table:table-cell>
          <table:table-cell table:style-name="ACE-1" table:formula="of:=IF([.M500]&lt;&gt;&quot;NA&quot;;SQRT((([.M500]-[.N500])/2)^2+[.H500]^2);[.H500])" office:value-type="float" office:value="10.072938995149331">
            <text:p>10.07</text:p>
          </table:table-cell>
          <table:table-cell table:style-name="ACE-2" table:formula="of:=IF([.M500]&lt;&gt;&quot;NA&quot;;0;-1)" office:value-type="float" office:value="0">
            <text:p>0</text:p>
          </table:table-cell>
          <table:table-cell table:style-name="ACE-2" table:formula="of:=IF([.S500]&gt;0;[.S500];[.U500])" office:value-type="float" office:value="12672">
            <text:p>12672</text:p>
          </table:table-cell>
          <table:table-cell table:style-name="ACE-2" table:formula="of:=IF([.T500]&gt;0;[.T500];[.V500])" office:value-type="float" office:value="97">
            <text:p>97</text:p>
          </table:table-cell>
          <table:table-cell table:number-columns-repeated="224" table:style-name="ACE-0"/>
        </table:table-row>
        <table:table-row table:style-name="AROW-1">
          <table:table-cell table:style-name="ACE-0" office:value-type="string">
            <text:p>325-M0056A-01R-1W_91-93</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Batch 1</text:p>
          </table:table-cell>
          <table:table-cell table:style-name="ACE-1" office:value-type="float" office:value="85.77000000000001">
            <text:p>85.77</text:p>
          </table:table-cell>
          <table:table-cell table:style-name="ACE-0" office:value-type="float" office:value="1.21">
            <text:p>1.21</text:p>
          </table:table-cell>
          <table:table-cell table:style-name="ACE-0" office:value-type="string">
            <text:p>Coral</text:p>
          </table:table-cell>
          <table:table-cell table:style-name="ACE-0" office:value-type="string">
            <text:p>Porites/Montipora</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366">
            <text:p>13366</text:p>
          </table:table-cell>
          <table:table-cell table:style-name="ACE-0" office:value-type="float" office:value="111">
            <text:p>111</text:p>
          </table:table-cell>
          <table:table-cell table:style-name="ACE-0" table:formula="of:=IF([.Q501]&gt;0;&quot;marine&quot;;&quot;&quot;)" office:value-type="string" office:string-value="">
            <text:p/>
          </table:table-cell>
          <table:table-cell table:style-name="ACE-0" table:formula="of:=IF([.U501]&gt;0;&quot;U-Th&quot;;&quot;&quot;)" office:value-type="string" office:string-value="U-Th">
            <text:p>U-Th</text:p>
          </table:table-cell>
          <table:table-cell table:style-name="ACE-0" office:value-type="string">
            <text:p>U-Th</text:p>
          </table:table-cell>
          <table:table-cell table:style-name="ACE-0" office:value-type="string">
            <text:p>325-M0056A-01R-1W_91-93</text:p>
          </table:table-cell>
          <table:table-cell table:style-name="ACE-1" table:formula="of:=IF([.M501]&lt;&gt;&quot;NA&quot;;-[.G501]+([.M501]-[.N501])/2-[.N501];-[.G501])" office:value-type="float" office:value="-75.77000000000001">
            <text:p>−75.77</text:p>
          </table:table-cell>
          <table:table-cell table:style-name="ACE-1" table:formula="of:=IF([.M501]&lt;&gt;&quot;NA&quot;;-[.G501]-([.M501]+[.N501])/2-[.N501]/2;-[.G501])" office:value-type="float" office:value="-95.77000000000001">
            <text:p>−95.77</text:p>
          </table:table-cell>
          <table:table-cell table:style-name="ACE-1" table:formula="of:=IF([.M501]&lt;&gt;&quot;NA&quot;;SQRT((([.M501]-[.N501])/2)^2+[.H501]^2);[.H501])" office:value-type="float" office:value="10.072938995149331">
            <text:p>10.07</text:p>
          </table:table-cell>
          <table:table-cell table:style-name="ACE-2" table:formula="of:=IF([.M501]&lt;&gt;&quot;NA&quot;;0;-1)" office:value-type="float" office:value="0">
            <text:p>0</text:p>
          </table:table-cell>
          <table:table-cell table:style-name="ACE-2" table:formula="of:=IF([.S501]&gt;0;[.S501];[.U501])" office:value-type="float" office:value="13366">
            <text:p>13366</text:p>
          </table:table-cell>
          <table:table-cell table:style-name="ACE-2" table:formula="of:=IF([.T501]&gt;0;[.T501];[.V501])" office:value-type="float" office:value="111">
            <text:p>111</text:p>
          </table:table-cell>
          <table:table-cell table:number-columns-repeated="224" table:style-name="ACE-0"/>
        </table:table-row>
        <table:table-row table:style-name="AROW-1">
          <table:table-cell table:style-name="ACE-0" office:value-type="string">
            <text:p>325-M0056A-01R-1W_93-96</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211</text:p>
          </table:table-cell>
          <table:table-cell table:style-name="ACE-1" office:value-type="float" office:value="85.795000000000002">
            <text:p>85.80</text:p>
          </table:table-cell>
          <table:table-cell table:style-name="ACE-0" office:value-type="float" office:value="1.21">
            <text:p>1.21</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3.8054999999999999">
            <text:p>3.81</text:p>
          </table:table-cell>
          <table:table-cell table:style-name="ACE-1" office:value-type="float" office:value="0.68700000000000006">
            <text:p>0.69</text:p>
          </table:table-cell>
          <table:table-cell table:style-name="ACE-2" office:value-type="float" office:value="11440">
            <text:p>11440</text:p>
          </table:table-cell>
          <table:table-cell table:style-name="ACE-2" office:value-type="float" office:value="70">
            <text:p>70</text:p>
          </table:table-cell>
          <table:table-cell table:style-name="ACE-0" office:value-type="float" office:value="12899">
            <text:p>12899</text:p>
          </table:table-cell>
          <table:table-cell table:style-name="ACE-0" office:value-type="float" office:value="187">
            <text:p>187</text:p>
          </table:table-cell>
          <table:table-cell table:number-columns-repeated="2" table:style-name="ACE-0"/>
          <table:table-cell table:style-name="ACE-0" table:formula="of:=IF([.Q502]&gt;0;&quot;marine&quot;;&quot;&quot;)" office:value-type="string" office:string-value="marine">
            <text:p>marine</text:p>
          </table:table-cell>
          <table:table-cell table:style-name="ACE-0" table:formula="of:=IF([.U502]&gt;0;&quot;U-Th&quot;;&quot;&quot;)" office:value-type="string" office:string-value="">
            <text:p/>
          </table:table-cell>
          <table:table-cell table:style-name="ACE-0" office:value-type="string">
            <text:p>marine</text:p>
          </table:table-cell>
          <table:table-cell table:style-name="ACE-0" office:value-type="string">
            <text:p>325-M0056A-01R-1W_93-96</text:p>
          </table:table-cell>
          <table:table-cell table:style-name="ACE-1" table:formula="of:=IF([.M502]&lt;&gt;&quot;NA&quot;;-[.G502]+([.M502]-[.N502])/2-[.N502];-[.G502])" office:value-type="float" office:value="-75.795000000000002">
            <text:p>−75.80</text:p>
          </table:table-cell>
          <table:table-cell table:style-name="ACE-1" table:formula="of:=IF([.M502]&lt;&gt;&quot;NA&quot;;-[.G502]-([.M502]+[.N502])/2-[.N502]/2;-[.G502])" office:value-type="float" office:value="-95.795000000000002">
            <text:p>−95.80</text:p>
          </table:table-cell>
          <table:table-cell table:style-name="ACE-1" table:formula="of:=IF([.M502]&lt;&gt;&quot;NA&quot;;SQRT((([.M502]-[.N502])/2)^2+[.H502]^2);[.H502])" office:value-type="float" office:value="10.072938995149331">
            <text:p>10.07</text:p>
          </table:table-cell>
          <table:table-cell table:style-name="ACE-2" table:formula="of:=IF([.M502]&lt;&gt;&quot;NA&quot;;0;-1)" office:value-type="float" office:value="0">
            <text:p>0</text:p>
          </table:table-cell>
          <table:table-cell table:style-name="ACE-2" table:formula="of:=IF([.S502]&gt;0;[.S502];[.U502])" office:value-type="float" office:value="12899">
            <text:p>12899</text:p>
          </table:table-cell>
          <table:table-cell table:style-name="ACE-2" table:formula="of:=IF([.T502]&gt;0;[.T502];[.V502])" office:value-type="float" office:value="187">
            <text:p>187</text:p>
          </table:table-cell>
          <table:table-cell table:number-columns-repeated="224" table:style-name="ACE-0"/>
        </table:table-row>
        <table:table-row table:style-name="AROW-1">
          <table:table-cell table:style-name="ACE-0" office:value-type="string">
            <text:p>325-M0056A-01R-2W_0-2</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office:value-type="string">
            <text:p>NO-20</text:p>
          </table:table-cell>
          <table:table-cell table:style-name="ACE-0" office:value-type="string">
            <text:p>Batch 5</text:p>
          </table:table-cell>
          <table:table-cell table:style-name="ACE-1" office:value-type="float" office:value="86.370000000000005">
            <text:p>86.37</text:p>
          </table:table-cell>
          <table:table-cell table:style-name="ACE-0" office:value-type="float" office:value="1.21">
            <text:p>1.21</text:p>
          </table:table-cell>
          <table:table-cell table:style-name="ACE-0" office:value-type="string">
            <text:p>Coral</text:p>
          </table:table-cell>
          <table:table-cell table:style-name="ACE-0" office:value-type="string">
            <text:p>Platygyra</text:p>
          </table:table-cell>
          <table:table-cell table:style-name="ACE-0"/>
          <table:table-cell table:style-name="ACE-0" office:value-type="string">
            <text:p>IS</text:p>
          </table:table-cell>
          <table:table-cell table:style-name="ACE-0" office:value-type="float" office:value="30">
            <text:p>3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789">
            <text:p>13789</text:p>
          </table:table-cell>
          <table:table-cell table:style-name="ACE-0" office:value-type="float" office:value="58">
            <text:p>58</text:p>
          </table:table-cell>
          <table:table-cell table:style-name="ACE-0" table:formula="of:=IF([.Q503]&gt;0;&quot;marine&quot;;&quot;&quot;)" office:value-type="string" office:string-value="">
            <text:p/>
          </table:table-cell>
          <table:table-cell table:style-name="ACE-0" table:formula="of:=IF([.U503]&gt;0;&quot;U-Th&quot;;&quot;&quot;)" office:value-type="string" office:string-value="U-Th">
            <text:p>U-Th</text:p>
          </table:table-cell>
          <table:table-cell table:style-name="ACE-0" office:value-type="string">
            <text:p>U-Th</text:p>
          </table:table-cell>
          <table:table-cell table:style-name="ACE-0" office:value-type="string">
            <text:p>325-M0056A-01R-2W_0-2</text:p>
          </table:table-cell>
          <table:table-cell table:style-name="ACE-1" table:formula="of:=IF([.M503]&lt;&gt;&quot;NA&quot;;-[.G503]+([.M503]-[.N503])/2-[.N503];-[.G503])" office:value-type="float" office:value="-71.370000000000005">
            <text:p>−71.37</text:p>
          </table:table-cell>
          <table:table-cell table:style-name="ACE-1" table:formula="of:=IF([.M503]&lt;&gt;&quot;NA&quot;;-[.G503]-([.M503]+[.N503])/2-[.N503]/2;-[.G503])" office:value-type="float" office:value="-101.37">
            <text:p>−101.37</text:p>
          </table:table-cell>
          <table:table-cell table:style-name="ACE-1" table:formula="of:=IF([.M503]&lt;&gt;&quot;NA&quot;;SQRT((([.M503]-[.N503])/2)^2+[.H503]^2);[.H503])" office:value-type="float" office:value="15.04872419841629">
            <text:p>15.05</text:p>
          </table:table-cell>
          <table:table-cell table:style-name="ACE-2" table:formula="of:=IF([.M503]&lt;&gt;&quot;NA&quot;;0;-1)" office:value-type="float" office:value="0">
            <text:p>0</text:p>
          </table:table-cell>
          <table:table-cell table:style-name="ACE-2" table:formula="of:=IF([.S503]&gt;0;[.S503];[.U503])" office:value-type="float" office:value="13789">
            <text:p>13789</text:p>
          </table:table-cell>
          <table:table-cell table:style-name="ACE-2" table:formula="of:=IF([.T503]&gt;0;[.T503];[.V503])" office:value-type="float" office:value="58">
            <text:p>58</text:p>
          </table:table-cell>
          <table:table-cell table:number-columns-repeated="224" table:style-name="ACE-0"/>
        </table:table-row>
        <table:table-row table:style-name="AROW-1">
          <table:table-cell table:style-name="ACE-0" office:value-type="string">
            <text:p>325-M0056A-02R-1W_10-1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32</text:p>
          </table:table-cell>
          <table:table-cell table:style-name="ACE-1" office:value-type="float" office:value="87.984999999999999">
            <text:p>87.98</text:p>
          </table:table-cell>
          <table:table-cell table:style-name="ACE-0" office:value-type="float" office:value="0.5">
            <text:p>0.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54449999999999998">
            <text:p>0.54</text:p>
          </table:table-cell>
          <table:table-cell table:style-name="ACE-1" office:value-type="float" office:value="0.50600000000000001">
            <text:p>0.51</text:p>
          </table:table-cell>
          <table:table-cell table:style-name="ACE-2" office:value-type="float" office:value="12320">
            <text:p>12320</text:p>
          </table:table-cell>
          <table:table-cell table:style-name="ACE-2" office:value-type="float" office:value="40">
            <text:p>40</text:p>
          </table:table-cell>
          <table:table-cell table:style-name="ACE-0" office:value-type="float" office:value="13778">
            <text:p>13778</text:p>
          </table:table-cell>
          <table:table-cell table:style-name="ACE-0" office:value-type="float" office:value="145">
            <text:p>145</text:p>
          </table:table-cell>
          <table:table-cell table:number-columns-repeated="2" table:style-name="ACE-0"/>
          <table:table-cell table:style-name="ACE-0" table:formula="of:=IF([.Q504]&gt;0;&quot;marine&quot;;&quot;&quot;)" office:value-type="string" office:string-value="marine">
            <text:p>marine</text:p>
          </table:table-cell>
          <table:table-cell table:style-name="ACE-0" table:formula="of:=IF([.U504]&gt;0;&quot;U-Th&quot;;&quot;&quot;)" office:value-type="string" office:string-value="">
            <text:p/>
          </table:table-cell>
          <table:table-cell table:style-name="ACE-0" office:value-type="string">
            <text:p>marine</text:p>
          </table:table-cell>
          <table:table-cell table:style-name="ACE-0" office:value-type="string">
            <text:p>325-M0056A-02R-1W_10-17</text:p>
          </table:table-cell>
          <table:table-cell table:style-name="ACE-1" table:formula="of:=IF([.M504]&lt;&gt;&quot;NA&quot;;-[.G504]+([.M504]-[.N504])/2-[.N504];-[.G504])" office:value-type="float" office:value="-82.984999999999999">
            <text:p>−82.98</text:p>
          </table:table-cell>
          <table:table-cell table:style-name="ACE-1" table:formula="of:=IF([.M504]&lt;&gt;&quot;NA&quot;;-[.G504]-([.M504]+[.N504])/2-[.N504]/2;-[.G504])" office:value-type="float" office:value="-92.984999999999999">
            <text:p>−92.98</text:p>
          </table:table-cell>
          <table:table-cell table:style-name="ACE-1" table:formula="of:=IF([.M504]&lt;&gt;&quot;NA&quot;;SQRT((([.M504]-[.N504])/2)^2+[.H504]^2);[.H504])" office:value-type="float" office:value="5.024937810560445">
            <text:p>5.02</text:p>
          </table:table-cell>
          <table:table-cell table:style-name="ACE-2" table:formula="of:=IF([.M504]&lt;&gt;&quot;NA&quot;;0;-1)" office:value-type="float" office:value="0">
            <text:p>0</text:p>
          </table:table-cell>
          <table:table-cell table:style-name="ACE-2" table:formula="of:=IF([.S504]&gt;0;[.S504];[.U504])" office:value-type="float" office:value="13778">
            <text:p>13778</text:p>
          </table:table-cell>
          <table:table-cell table:style-name="ACE-2" table:formula="of:=IF([.T504]&gt;0;[.T504];[.V504])" office:value-type="float" office:value="145">
            <text:p>145</text:p>
          </table:table-cell>
          <table:table-cell table:number-columns-repeated="224" table:style-name="ACE-0"/>
        </table:table-row>
        <table:table-row table:style-name="AROW-1">
          <table:table-cell table:style-name="ACE-0" office:value-type="string">
            <text:p>325-M0056A-02R-1W_124-128</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Batch 1</text:p>
          </table:table-cell>
          <table:table-cell table:style-name="ACE-1" office:value-type="float" office:value="89.109999999999999">
            <text:p>89.11</text:p>
          </table:table-cell>
          <table:table-cell table:style-name="ACE-0" office:value-type="float" office:value="0.5">
            <text:p>0.5</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34693">
            <text:p>34693</text:p>
          </table:table-cell>
          <table:table-cell table:style-name="ACE-0" office:value-type="float" office:value="577">
            <text:p>577</text:p>
          </table:table-cell>
          <table:table-cell table:style-name="ACE-0" table:formula="of:=IF([.Q505]&gt;0;&quot;marine&quot;;&quot;&quot;)" office:value-type="string" office:string-value="">
            <text:p/>
          </table:table-cell>
          <table:table-cell table:style-name="ACE-0" table:formula="of:=IF([.U505]&gt;0;&quot;U-Th&quot;;&quot;&quot;)" office:value-type="string" office:string-value="U-Th">
            <text:p>U-Th</text:p>
          </table:table-cell>
          <table:table-cell table:style-name="ACE-0" office:value-type="string">
            <text:p>U-Th</text:p>
          </table:table-cell>
          <table:table-cell table:style-name="ACE-0" office:value-type="string">
            <text:p>325-M0056A-02R-1W_124-128</text:p>
          </table:table-cell>
          <table:table-cell table:style-name="ACE-1" table:formula="of:=IF([.M505]&lt;&gt;&quot;NA&quot;;-[.G505]+([.M505]-[.N505])/2-[.N505];-[.G505])" office:value-type="float" office:value="-79.109999999999999">
            <text:p>−79.11</text:p>
          </table:table-cell>
          <table:table-cell table:style-name="ACE-1" table:formula="of:=IF([.M505]&lt;&gt;&quot;NA&quot;;-[.G505]-([.M505]+[.N505])/2-[.N505]/2;-[.G505])" office:value-type="float" office:value="-99.109999999999999">
            <text:p>−99.11</text:p>
          </table:table-cell>
          <table:table-cell table:style-name="ACE-1" table:formula="of:=IF([.M505]&lt;&gt;&quot;NA&quot;;SQRT((([.M505]-[.N505])/2)^2+[.H505]^2);[.H505])" office:value-type="float" office:value="10.012492197250394">
            <text:p>10.01</text:p>
          </table:table-cell>
          <table:table-cell table:style-name="ACE-2" table:formula="of:=IF([.M505]&lt;&gt;&quot;NA&quot;;0;-1)" office:value-type="float" office:value="0">
            <text:p>0</text:p>
          </table:table-cell>
          <table:table-cell table:style-name="ACE-2" table:formula="of:=IF([.S505]&gt;0;[.S505];[.U505])" office:value-type="float" office:value="34693">
            <text:p>34693</text:p>
          </table:table-cell>
          <table:table-cell table:style-name="ACE-2" table:formula="of:=IF([.T505]&gt;0;[.T505];[.V505])" office:value-type="float" office:value="577">
            <text:p>577</text:p>
          </table:table-cell>
          <table:table-cell table:number-columns-repeated="224" table:style-name="ACE-0"/>
        </table:table-row>
        <table:table-row table:style-name="AROW-1">
          <table:table-cell table:style-name="ACE-0" office:value-type="string">
            <text:p>325-M0056A-02R-1W_13-19</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table:table-cell table:style-name="ACE-0" office:value-type="string">
            <text:p>Batch 1</text:p>
          </table:table-cell>
          <table:table-cell table:style-name="ACE-1" office:value-type="float" office:value="88.010000000000005">
            <text:p>88.01</text:p>
          </table:table-cell>
          <table:table-cell table:style-name="ACE-0" office:value-type="float" office:value="0.5">
            <text:p>0.5</text:p>
          </table:table-cell>
          <table:table-cell table:style-name="ACE-0" office:value-type="string">
            <text:p>Coral</text:p>
          </table:table-cell>
          <table:table-cell table:style-name="ACE-0" office:value-type="string">
            <text:p>Cyphastre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3720">
            <text:p>13720</text:p>
          </table:table-cell>
          <table:table-cell table:style-name="ACE-0" office:value-type="float" office:value="71">
            <text:p>71</text:p>
          </table:table-cell>
          <table:table-cell table:style-name="ACE-0" table:formula="of:=IF([.Q506]&gt;0;&quot;marine&quot;;&quot;&quot;)" office:value-type="string" office:string-value="">
            <text:p/>
          </table:table-cell>
          <table:table-cell table:style-name="ACE-0" table:formula="of:=IF([.U506]&gt;0;&quot;U-Th&quot;;&quot;&quot;)" office:value-type="string" office:string-value="U-Th">
            <text:p>U-Th</text:p>
          </table:table-cell>
          <table:table-cell table:style-name="ACE-0" office:value-type="string">
            <text:p>U-Th</text:p>
          </table:table-cell>
          <table:table-cell table:style-name="ACE-0" office:value-type="string">
            <text:p>325-M0056A-02R-1W_13-19</text:p>
          </table:table-cell>
          <table:table-cell table:style-name="ACE-1" table:formula="of:=IF([.M506]&lt;&gt;&quot;NA&quot;;-[.G506]+([.M506]-[.N506])/2-[.N506];-[.G506])" office:value-type="float" office:value="-83.010000000000005">
            <text:p>−83.01</text:p>
          </table:table-cell>
          <table:table-cell table:style-name="ACE-1" table:formula="of:=IF([.M506]&lt;&gt;&quot;NA&quot;;-[.G506]-([.M506]+[.N506])/2-[.N506]/2;-[.G506])" office:value-type="float" office:value="-93.010000000000005">
            <text:p>−93.01</text:p>
          </table:table-cell>
          <table:table-cell table:style-name="ACE-1" table:formula="of:=IF([.M506]&lt;&gt;&quot;NA&quot;;SQRT((([.M506]-[.N506])/2)^2+[.H506]^2);[.H506])" office:value-type="float" office:value="5.024937810560445">
            <text:p>5.02</text:p>
          </table:table-cell>
          <table:table-cell table:style-name="ACE-2" table:formula="of:=IF([.M506]&lt;&gt;&quot;NA&quot;;0;-1)" office:value-type="float" office:value="0">
            <text:p>0</text:p>
          </table:table-cell>
          <table:table-cell table:style-name="ACE-2" table:formula="of:=IF([.S506]&gt;0;[.S506];[.U506])" office:value-type="float" office:value="13720">
            <text:p>13720</text:p>
          </table:table-cell>
          <table:table-cell table:style-name="ACE-2" table:formula="of:=IF([.T506]&gt;0;[.T506];[.V506])" office:value-type="float" office:value="71">
            <text:p>71</text:p>
          </table:table-cell>
          <table:table-cell table:number-columns-repeated="224" table:style-name="ACE-0"/>
        </table:table-row>
        <table:table-row table:style-name="AROW-1">
          <table:table-cell table:style-name="ACE-0" office:value-type="string">
            <text:p>325-M0056A-02R-1W_149-150</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8339</text:p>
          </table:table-cell>
          <table:table-cell table:style-name="ACE-1" office:value-type="float" office:value="89.344999999999999">
            <text:p>89.34</text:p>
          </table:table-cell>
          <table:table-cell table:style-name="ACE-0" office:value-type="float" office:value="0.5">
            <text:p>0.5</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style-name="ACE-1" office:value-type="float" office:value="2.5249999999999999">
            <text:p>2.52</text:p>
          </table:table-cell>
          <table:table-cell table:style-name="ACE-1" office:value-type="float" office:value="3.3180000000000001">
            <text:p>3.32</text:p>
          </table:table-cell>
          <table:table-cell table:style-name="ACE-2" office:value-type="float" office:value="32440">
            <text:p>32440</text:p>
          </table:table-cell>
          <table:table-cell table:style-name="ACE-2" office:value-type="float" office:value="520">
            <text:p>520</text:p>
          </table:table-cell>
          <table:table-cell table:style-name="ACE-0" office:value-type="float" office:value="36176">
            <text:p>36176</text:p>
          </table:table-cell>
          <table:table-cell table:style-name="ACE-0" office:value-type="float" office:value="1293">
            <text:p>1293</text:p>
          </table:table-cell>
          <table:table-cell table:number-columns-repeated="2" table:style-name="ACE-0"/>
          <table:table-cell table:style-name="ACE-0" table:formula="of:=IF([.Q507]&gt;0;&quot;marine&quot;;&quot;&quot;)" office:value-type="string" office:string-value="marine">
            <text:p>marine</text:p>
          </table:table-cell>
          <table:table-cell table:style-name="ACE-0" table:formula="of:=IF([.U507]&gt;0;&quot;U-Th&quot;;&quot;&quot;)" office:value-type="string" office:string-value="">
            <text:p/>
          </table:table-cell>
          <table:table-cell table:style-name="ACE-0" office:value-type="string">
            <text:p>marine</text:p>
          </table:table-cell>
          <table:table-cell table:style-name="ACE-0" office:value-type="string">
            <text:p>325-M0056A-02R-1W_149-150</text:p>
          </table:table-cell>
          <table:table-cell table:style-name="ACE-1" table:formula="of:=IF([.M507]&lt;&gt;&quot;NA&quot;;-[.G507]+([.M507]-[.N507])/2-[.N507];-[.G507])" office:value-type="float" office:value="-79.344999999999999">
            <text:p>−79.34</text:p>
          </table:table-cell>
          <table:table-cell table:style-name="ACE-1" table:formula="of:=IF([.M507]&lt;&gt;&quot;NA&quot;;-[.G507]-([.M507]+[.N507])/2-[.N507]/2;-[.G507])" office:value-type="float" office:value="-99.344999999999999">
            <text:p>−99.34</text:p>
          </table:table-cell>
          <table:table-cell table:style-name="ACE-1" table:formula="of:=IF([.M507]&lt;&gt;&quot;NA&quot;;SQRT((([.M507]-[.N507])/2)^2+[.H507]^2);[.H507])" office:value-type="float" office:value="10.012492197250394">
            <text:p>10.01</text:p>
          </table:table-cell>
          <table:table-cell table:style-name="ACE-2" table:formula="of:=IF([.M507]&lt;&gt;&quot;NA&quot;;0;-1)" office:value-type="float" office:value="0">
            <text:p>0</text:p>
          </table:table-cell>
          <table:table-cell table:style-name="ACE-2" table:formula="of:=IF([.S507]&gt;0;[.S507];[.U507])" office:value-type="float" office:value="36176">
            <text:p>36176</text:p>
          </table:table-cell>
          <table:table-cell table:style-name="ACE-2" table:formula="of:=IF([.T507]&gt;0;[.T507];[.V507])" office:value-type="float" office:value="1293">
            <text:p>1293</text:p>
          </table:table-cell>
          <table:table-cell table:number-columns-repeated="224" table:style-name="ACE-0"/>
        </table:table-row>
        <table:table-row table:style-name="AROW-1">
          <table:table-cell table:style-name="ACE-0" office:value-type="string">
            <text:p>325-M0056A-02R-1W_149-150</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4329</text:p>
          </table:table-cell>
          <table:table-cell table:style-name="ACE-1" office:value-type="float" office:value="89.344999999999999">
            <text:p>89.34</text:p>
          </table:table-cell>
          <table:table-cell table:style-name="ACE-0" office:value-type="float" office:value="0.5">
            <text:p>0.5</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style-name="ACE-1" office:value-type="float" office:value="-2.3668">
            <text:p>−2.37</text:p>
          </table:table-cell>
          <table:table-cell table:style-name="ACE-1" office:value-type="float" office:value="0.23100000000000001">
            <text:p>0.23</text:p>
          </table:table-cell>
          <table:table-cell table:style-name="ACE-2" office:value-type="float" office:value="30080">
            <text:p>30080</text:p>
          </table:table-cell>
          <table:table-cell table:style-name="ACE-2" office:value-type="float" office:value="100">
            <text:p>100</text:p>
          </table:table-cell>
          <table:table-cell table:style-name="ACE-0" office:value-type="float" office:value="34350">
            <text:p>34350</text:p>
          </table:table-cell>
          <table:table-cell table:style-name="ACE-0" office:value-type="float" office:value="400">
            <text:p>400</text:p>
          </table:table-cell>
          <table:table-cell table:number-columns-repeated="2" table:style-name="ACE-0"/>
          <table:table-cell table:style-name="ACE-0" table:formula="of:=IF([.Q508]&gt;0;&quot;marine&quot;;&quot;&quot;)" office:value-type="string" office:string-value="marine">
            <text:p>marine</text:p>
          </table:table-cell>
          <table:table-cell table:style-name="ACE-0" table:formula="of:=IF([.U508]&gt;0;&quot;U-Th&quot;;&quot;&quot;)" office:value-type="string" office:string-value="">
            <text:p/>
          </table:table-cell>
          <table:table-cell table:style-name="ACE-0" office:value-type="string">
            <text:p>marine</text:p>
          </table:table-cell>
          <table:table-cell table:style-name="ACE-0" office:value-type="string">
            <text:p>325-M0056A-02R-1W_149-150</text:p>
          </table:table-cell>
          <table:table-cell table:style-name="ACE-1" table:formula="of:=IF([.M508]&lt;&gt;&quot;NA&quot;;-[.G508]+([.M508]-[.N508])/2-[.N508];-[.G508])" office:value-type="float" office:value="-79.344999999999999">
            <text:p>−79.34</text:p>
          </table:table-cell>
          <table:table-cell table:style-name="ACE-1" table:formula="of:=IF([.M508]&lt;&gt;&quot;NA&quot;;-[.G508]-([.M508]+[.N508])/2-[.N508]/2;-[.G508])" office:value-type="float" office:value="-99.344999999999999">
            <text:p>−99.34</text:p>
          </table:table-cell>
          <table:table-cell table:style-name="ACE-1" table:formula="of:=IF([.M508]&lt;&gt;&quot;NA&quot;;SQRT((([.M508]-[.N508])/2)^2+[.H508]^2);[.H508])" office:value-type="float" office:value="10.012492197250394">
            <text:p>10.01</text:p>
          </table:table-cell>
          <table:table-cell table:style-name="ACE-2" table:formula="of:=IF([.M508]&lt;&gt;&quot;NA&quot;;0;-1)" office:value-type="float" office:value="0">
            <text:p>0</text:p>
          </table:table-cell>
          <table:table-cell table:style-name="ACE-2" table:formula="of:=IF([.S508]&gt;0;[.S508];[.U508])" office:value-type="float" office:value="34350">
            <text:p>34350</text:p>
          </table:table-cell>
          <table:table-cell table:style-name="ACE-2" table:formula="of:=IF([.T508]&gt;0;[.T508];[.V508])" office:value-type="float" office:value="400">
            <text:p>400</text:p>
          </table:table-cell>
          <table:table-cell table:number-columns-repeated="224" table:style-name="ACE-0"/>
        </table:table-row>
        <table:table-row table:style-name="AROW-1">
          <table:table-cell table:style-name="ACE-0" office:value-type="string">
            <text:p>325-M0056A-02R-1W_27-30</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table:table-cell table:style-name="ACE-0" office:value-type="string">
            <text:p>YAUT-009512</text:p>
          </table:table-cell>
          <table:table-cell table:style-name="ACE-1" office:value-type="float" office:value="88.135000000000005">
            <text:p>88.14</text:p>
          </table:table-cell>
          <table:table-cell table:style-name="ACE-0" office:value-type="float" office:value="0.5">
            <text:p>0.5</text:p>
          </table:table-cell>
          <table:table-cell table:style-name="ACE-0" office:value-type="string">
            <text:p>Coral</text:p>
          </table:table-cell>
          <table:table-cell table:style-name="ACE-0" office:value-type="string">
            <text:p>Cyphastre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7.3768107893637334">
            <text:p>−7.38</text:p>
          </table:table-cell>
          <table:table-cell table:style-name="ACE-1" office:value-type="float" office:value="2.471312768059553">
            <text:p>2.47</text:p>
          </table:table-cell>
          <table:table-cell table:style-name="ACE-2" office:value-type="float" office:value="12657.296344564782">
            <text:p>12657</text:p>
          </table:table-cell>
          <table:table-cell table:style-name="ACE-2" office:value-type="float" office:value="55.327621679121911">
            <text:p>55</text:p>
          </table:table-cell>
          <table:table-cell table:style-name="ACE-0" office:value-type="float" office:value="14145">
            <text:p>14145</text:p>
          </table:table-cell>
          <table:table-cell table:style-name="ACE-0" office:value-type="float" office:value="175">
            <text:p>175</text:p>
          </table:table-cell>
          <table:table-cell table:number-columns-repeated="2" table:style-name="ACE-0"/>
          <table:table-cell table:style-name="ACE-0" table:formula="of:=IF([.Q509]&gt;0;&quot;marine&quot;;&quot;&quot;)" office:value-type="string" office:string-value="marine">
            <text:p>marine</text:p>
          </table:table-cell>
          <table:table-cell table:style-name="ACE-0" table:formula="of:=IF([.U509]&gt;0;&quot;U-Th&quot;;&quot;&quot;)" office:value-type="string" office:string-value="">
            <text:p/>
          </table:table-cell>
          <table:table-cell table:style-name="ACE-0" office:value-type="string">
            <text:p>marine</text:p>
          </table:table-cell>
          <table:table-cell table:style-name="ACE-0" office:value-type="string">
            <text:p>325-M0056A-02R-1W_27-30</text:p>
          </table:table-cell>
          <table:table-cell table:style-name="ACE-1" table:formula="of:=IF([.M509]&lt;&gt;&quot;NA&quot;;-[.G509]+([.M509]-[.N509])/2-[.N509];-[.G509])" office:value-type="float" office:value="-83.135000000000005">
            <text:p>−83.14</text:p>
          </table:table-cell>
          <table:table-cell table:style-name="ACE-1" table:formula="of:=IF([.M509]&lt;&gt;&quot;NA&quot;;-[.G509]-([.M509]+[.N509])/2-[.N509]/2;-[.G509])" office:value-type="float" office:value="-93.135000000000005">
            <text:p>−93.14</text:p>
          </table:table-cell>
          <table:table-cell table:style-name="ACE-1" table:formula="of:=IF([.M509]&lt;&gt;&quot;NA&quot;;SQRT((([.M509]-[.N509])/2)^2+[.H509]^2);[.H509])" office:value-type="float" office:value="5.024937810560445">
            <text:p>5.02</text:p>
          </table:table-cell>
          <table:table-cell table:style-name="ACE-2" table:formula="of:=IF([.M509]&lt;&gt;&quot;NA&quot;;0;-1)" office:value-type="float" office:value="0">
            <text:p>0</text:p>
          </table:table-cell>
          <table:table-cell table:style-name="ACE-2" table:formula="of:=IF([.S509]&gt;0;[.S509];[.U509])" office:value-type="float" office:value="14145">
            <text:p>14145</text:p>
          </table:table-cell>
          <table:table-cell table:style-name="ACE-2" table:formula="of:=IF([.T509]&gt;0;[.T509];[.V509])" office:value-type="float" office:value="175">
            <text:p>175</text:p>
          </table:table-cell>
          <table:table-cell table:number-columns-repeated="224" table:style-name="ACE-0"/>
        </table:table-row>
        <table:table-row table:style-name="AROW-1">
          <table:table-cell table:style-name="ACE-0" office:value-type="string">
            <text:p>325-M0056A-02R-1W_56-60Algae</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table:table-cell table:style-name="ACE-0" office:value-type="string">
            <text:p>NO-19</text:p>
          </table:table-cell>
          <table:table-cell table:style-name="ACE-0" office:value-type="string">
            <text:p>YAUT-008938</text:p>
          </table:table-cell>
          <table:table-cell table:style-name="ACE-1" office:value-type="float" office:value="88.430000000000007">
            <text:p>88.43</text:p>
          </table:table-cell>
          <table:table-cell table:style-name="ACE-0" office:value-type="float" office:value="0.5">
            <text:p>0.5</text:p>
          </table:table-cell>
          <table:table-cell table:style-name="ACE-0" office:value-type="string">
            <text:p>Coralline algae</text:p>
          </table:table-cell>
          <table:table-cell table:number-columns-repeated="2"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4.7413641822748946">
            <text:p>4.74</text:p>
          </table:table-cell>
          <table:table-cell table:style-name="ACE-1" office:value-type="float" office:value="1.0787270133755982">
            <text:p>1.08</text:p>
          </table:table-cell>
          <table:table-cell table:style-name="ACE-2" office:value-type="float" office:value="12828.332109274108">
            <text:p>12828</text:p>
          </table:table-cell>
          <table:table-cell table:style-name="ACE-2" office:value-type="float" office:value="43.863681676162876">
            <text:p>44</text:p>
          </table:table-cell>
          <table:table-cell table:style-name="ACE-0" office:value-type="float" office:value="14500">
            <text:p>14500</text:p>
          </table:table-cell>
          <table:table-cell table:style-name="ACE-0" office:value-type="float" office:value="350">
            <text:p>350</text:p>
          </table:table-cell>
          <table:table-cell table:number-columns-repeated="2" table:style-name="ACE-0"/>
          <table:table-cell table:style-name="ACE-0" table:formula="of:=IF([.Q510]&gt;0;&quot;marine&quot;;&quot;&quot;)" office:value-type="string" office:string-value="marine">
            <text:p>marine</text:p>
          </table:table-cell>
          <table:table-cell table:style-name="ACE-0" table:formula="of:=IF([.U510]&gt;0;&quot;U-Th&quot;;&quot;&quot;)" office:value-type="string" office:string-value="">
            <text:p/>
          </table:table-cell>
          <table:table-cell table:style-name="ACE-0" office:value-type="string">
            <text:p>marine</text:p>
          </table:table-cell>
          <table:table-cell table:style-name="ACE-0" office:value-type="string">
            <text:p>325-M0056A-02R-1W_56-60Algae</text:p>
          </table:table-cell>
          <table:table-cell table:style-name="ACE-1" table:formula="of:=IF([.M510]&lt;&gt;&quot;NA&quot;;-[.G510]+([.M510]-[.N510])/2-[.N510];-[.G510])" office:value-type="float" office:value="-83.430000000000007">
            <text:p>−83.43</text:p>
          </table:table-cell>
          <table:table-cell table:style-name="ACE-1" table:formula="of:=IF([.M510]&lt;&gt;&quot;NA&quot;;-[.G510]-([.M510]+[.N510])/2-[.N510]/2;-[.G510])" office:value-type="float" office:value="-93.430000000000007">
            <text:p>−93.43</text:p>
          </table:table-cell>
          <table:table-cell table:style-name="ACE-1" table:formula="of:=IF([.M510]&lt;&gt;&quot;NA&quot;;SQRT((([.M510]-[.N510])/2)^2+[.H510]^2);[.H510])" office:value-type="float" office:value="5.024937810560445">
            <text:p>5.02</text:p>
          </table:table-cell>
          <table:table-cell table:style-name="ACE-2" table:formula="of:=IF([.M510]&lt;&gt;&quot;NA&quot;;0;-1)" office:value-type="float" office:value="0">
            <text:p>0</text:p>
          </table:table-cell>
          <table:table-cell table:style-name="ACE-2" table:formula="of:=IF([.S510]&gt;0;[.S510];[.U510])" office:value-type="float" office:value="14500">
            <text:p>14500</text:p>
          </table:table-cell>
          <table:table-cell table:style-name="ACE-2" table:formula="of:=IF([.T510]&gt;0;[.T510];[.V510])" office:value-type="float" office:value="350">
            <text:p>350</text:p>
          </table:table-cell>
          <table:table-cell table:number-columns-repeated="224" table:style-name="ACE-0"/>
        </table:table-row>
        <table:table-row table:style-name="AROW-1">
          <table:table-cell table:style-name="ACE-0" office:value-type="string">
            <text:p>325-M0056A-02R-1W_56-60Coral</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office:value-type="string">
            <text:p>NO-19</text:p>
          </table:table-cell>
          <table:table-cell table:style-name="ACE-0" office:value-type="string">
            <text:p>YAUT-008922</text:p>
          </table:table-cell>
          <table:table-cell table:style-name="ACE-1" office:value-type="float" office:value="88.430000000000007">
            <text:p>88.43</text:p>
          </table:table-cell>
          <table:table-cell table:style-name="ACE-0" office:value-type="float" office:value="0.5">
            <text:p>0.5</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8.6687339119850506">
            <text:p>−8.67</text:p>
          </table:table-cell>
          <table:table-cell table:style-name="ACE-1" office:value-type="float" office:value="2.6930382270155748">
            <text:p>2.69</text:p>
          </table:table-cell>
          <table:table-cell table:style-name="ACE-2" office:value-type="float" office:value="12711.082792521693">
            <text:p>12711</text:p>
          </table:table-cell>
          <table:table-cell table:style-name="ACE-2" office:value-type="float" office:value="53.425115629781693">
            <text:p>53</text:p>
          </table:table-cell>
          <table:table-cell table:style-name="ACE-0" office:value-type="float" office:value="14325">
            <text:p>14325</text:p>
          </table:table-cell>
          <table:table-cell table:style-name="ACE-0" office:value-type="float" office:value="325">
            <text:p>325</text:p>
          </table:table-cell>
          <table:table-cell table:number-columns-repeated="2" table:style-name="ACE-0"/>
          <table:table-cell table:style-name="ACE-0" table:formula="of:=IF([.Q511]&gt;0;&quot;marine&quot;;&quot;&quot;)" office:value-type="string" office:string-value="marine">
            <text:p>marine</text:p>
          </table:table-cell>
          <table:table-cell table:style-name="ACE-0" table:formula="of:=IF([.U511]&gt;0;&quot;U-Th&quot;;&quot;&quot;)" office:value-type="string" office:string-value="">
            <text:p/>
          </table:table-cell>
          <table:table-cell table:style-name="ACE-0" office:value-type="string">
            <text:p>marine</text:p>
          </table:table-cell>
          <table:table-cell table:style-name="ACE-0" office:value-type="string">
            <text:p>325-M0056A-02R-1W_56-60Coral</text:p>
          </table:table-cell>
          <table:table-cell table:style-name="ACE-1" table:formula="of:=IF([.M511]&lt;&gt;&quot;NA&quot;;-[.G511]+([.M511]-[.N511])/2-[.N511];-[.G511])" office:value-type="float" office:value="-83.430000000000007">
            <text:p>−83.43</text:p>
          </table:table-cell>
          <table:table-cell table:style-name="ACE-1" table:formula="of:=IF([.M511]&lt;&gt;&quot;NA&quot;;-[.G511]-([.M511]+[.N511])/2-[.N511]/2;-[.G511])" office:value-type="float" office:value="-93.430000000000007">
            <text:p>−93.43</text:p>
          </table:table-cell>
          <table:table-cell table:style-name="ACE-1" table:formula="of:=IF([.M511]&lt;&gt;&quot;NA&quot;;SQRT((([.M511]-[.N511])/2)^2+[.H511]^2);[.H511])" office:value-type="float" office:value="5.024937810560445">
            <text:p>5.02</text:p>
          </table:table-cell>
          <table:table-cell table:style-name="ACE-2" table:formula="of:=IF([.M511]&lt;&gt;&quot;NA&quot;;0;-1)" office:value-type="float" office:value="0">
            <text:p>0</text:p>
          </table:table-cell>
          <table:table-cell table:style-name="ACE-2" table:formula="of:=IF([.S511]&gt;0;[.S511];[.U511])" office:value-type="float" office:value="14325">
            <text:p>14325</text:p>
          </table:table-cell>
          <table:table-cell table:style-name="ACE-2" table:formula="of:=IF([.T511]&gt;0;[.T511];[.V511])" office:value-type="float" office:value="325">
            <text:p>325</text:p>
          </table:table-cell>
          <table:table-cell table:number-columns-repeated="224" table:style-name="ACE-0"/>
        </table:table-row>
        <table:table-row table:style-name="AROW-1">
          <table:table-cell table:style-name="ACE-0" office:value-type="string">
            <text:p>325-M0056A-02R-1W_58-6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33</text:p>
          </table:table-cell>
          <table:table-cell table:style-name="ACE-1" office:value-type="float" office:value="88.475000000000009">
            <text:p>88.48</text:p>
          </table:table-cell>
          <table:table-cell table:style-name="ACE-0" office:value-type="float" office:value="0.5">
            <text:p>0.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2178">
            <text:p>2.22</text:p>
          </table:table-cell>
          <table:table-cell table:style-name="ACE-1" office:value-type="float" office:value="0.69599999999999995">
            <text:p>0.70</text:p>
          </table:table-cell>
          <table:table-cell table:style-name="ACE-2" office:value-type="float" office:value="12670">
            <text:p>12670</text:p>
          </table:table-cell>
          <table:table-cell table:style-name="ACE-2" office:value-type="float" office:value="45">
            <text:p>45</text:p>
          </table:table-cell>
          <table:table-cell table:style-name="ACE-0" office:value-type="float" office:value="14234">
            <text:p>14234</text:p>
          </table:table-cell>
          <table:table-cell table:style-name="ACE-0" office:value-type="float" office:value="227">
            <text:p>227</text:p>
          </table:table-cell>
          <table:table-cell table:number-columns-repeated="2" table:style-name="ACE-0"/>
          <table:table-cell table:style-name="ACE-0" table:formula="of:=IF([.Q512]&gt;0;&quot;marine&quot;;&quot;&quot;)" office:value-type="string" office:string-value="marine">
            <text:p>marine</text:p>
          </table:table-cell>
          <table:table-cell table:style-name="ACE-0" table:formula="of:=IF([.U512]&gt;0;&quot;U-Th&quot;;&quot;&quot;)" office:value-type="string" office:string-value="">
            <text:p/>
          </table:table-cell>
          <table:table-cell table:style-name="ACE-0" office:value-type="string">
            <text:p>marine</text:p>
          </table:table-cell>
          <table:table-cell table:style-name="ACE-0" office:value-type="string">
            <text:p>325-M0056A-02R-1W_58-67</text:p>
          </table:table-cell>
          <table:table-cell table:style-name="ACE-1" table:formula="of:=IF([.M512]&lt;&gt;&quot;NA&quot;;-[.G512]+([.M512]-[.N512])/2-[.N512];-[.G512])" office:value-type="float" office:value="-83.475000000000009">
            <text:p>−83.48</text:p>
          </table:table-cell>
          <table:table-cell table:style-name="ACE-1" table:formula="of:=IF([.M512]&lt;&gt;&quot;NA&quot;;-[.G512]-([.M512]+[.N512])/2-[.N512]/2;-[.G512])" office:value-type="float" office:value="-93.475000000000009">
            <text:p>−93.48</text:p>
          </table:table-cell>
          <table:table-cell table:style-name="ACE-1" table:formula="of:=IF([.M512]&lt;&gt;&quot;NA&quot;;SQRT((([.M512]-[.N512])/2)^2+[.H512]^2);[.H512])" office:value-type="float" office:value="5.024937810560445">
            <text:p>5.02</text:p>
          </table:table-cell>
          <table:table-cell table:style-name="ACE-2" table:formula="of:=IF([.M512]&lt;&gt;&quot;NA&quot;;0;-1)" office:value-type="float" office:value="0">
            <text:p>0</text:p>
          </table:table-cell>
          <table:table-cell table:style-name="ACE-2" table:formula="of:=IF([.S512]&gt;0;[.S512];[.U512])" office:value-type="float" office:value="14234">
            <text:p>14234</text:p>
          </table:table-cell>
          <table:table-cell table:style-name="ACE-2" table:formula="of:=IF([.T512]&gt;0;[.T512];[.V512])" office:value-type="float" office:value="227">
            <text:p>227</text:p>
          </table:table-cell>
          <table:table-cell table:number-columns-repeated="224" table:style-name="ACE-0"/>
        </table:table-row>
        <table:table-row table:style-name="AROW-1">
          <table:table-cell table:style-name="ACE-0" office:value-type="string">
            <text:p>325-M0056A-02R-1W_6-13</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5331</text:p>
          </table:table-cell>
          <table:table-cell table:style-name="ACE-1" office:value-type="float" office:value="87.945000000000007">
            <text:p>87.95</text:p>
          </table:table-cell>
          <table:table-cell table:style-name="ACE-0" office:value-type="float" office:value="0.5">
            <text:p>0.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1517">
            <text:p>0.15</text:p>
          </table:table-cell>
          <table:table-cell table:style-name="ACE-1" office:value-type="float" office:value="0.498">
            <text:p>0.50</text:p>
          </table:table-cell>
          <table:table-cell table:style-name="ACE-2" office:value-type="float" office:value="11950">
            <text:p>11950</text:p>
          </table:table-cell>
          <table:table-cell table:style-name="ACE-2" office:value-type="float" office:value="40">
            <text:p>40</text:p>
          </table:table-cell>
          <table:table-cell table:style-name="ACE-0" office:value-type="float" office:value="13388">
            <text:p>13388</text:p>
          </table:table-cell>
          <table:table-cell table:style-name="ACE-0" office:value-type="float" office:value="108">
            <text:p>108</text:p>
          </table:table-cell>
          <table:table-cell table:number-columns-repeated="2" table:style-name="ACE-0"/>
          <table:table-cell table:style-name="ACE-0" table:formula="of:=IF([.Q513]&gt;0;&quot;marine&quot;;&quot;&quot;)" office:value-type="string" office:string-value="marine">
            <text:p>marine</text:p>
          </table:table-cell>
          <table:table-cell table:style-name="ACE-0" table:formula="of:=IF([.U513]&gt;0;&quot;U-Th&quot;;&quot;&quot;)" office:value-type="string" office:string-value="">
            <text:p/>
          </table:table-cell>
          <table:table-cell table:style-name="ACE-0" office:value-type="string">
            <text:p>marine</text:p>
          </table:table-cell>
          <table:table-cell table:style-name="ACE-0" office:value-type="string">
            <text:p>325-M0056A-02R-1W_6-13</text:p>
          </table:table-cell>
          <table:table-cell table:style-name="ACE-1" table:formula="of:=IF([.M513]&lt;&gt;&quot;NA&quot;;-[.G513]+([.M513]-[.N513])/2-[.N513];-[.G513])" office:value-type="float" office:value="-82.945000000000007">
            <text:p>−82.95</text:p>
          </table:table-cell>
          <table:table-cell table:style-name="ACE-1" table:formula="of:=IF([.M513]&lt;&gt;&quot;NA&quot;;-[.G513]-([.M513]+[.N513])/2-[.N513]/2;-[.G513])" office:value-type="float" office:value="-92.945000000000007">
            <text:p>−92.95</text:p>
          </table:table-cell>
          <table:table-cell table:style-name="ACE-1" table:formula="of:=IF([.M513]&lt;&gt;&quot;NA&quot;;SQRT((([.M513]-[.N513])/2)^2+[.H513]^2);[.H513])" office:value-type="float" office:value="5.024937810560445">
            <text:p>5.02</text:p>
          </table:table-cell>
          <table:table-cell table:style-name="ACE-2" table:formula="of:=IF([.M513]&lt;&gt;&quot;NA&quot;;0;-1)" office:value-type="float" office:value="0">
            <text:p>0</text:p>
          </table:table-cell>
          <table:table-cell table:style-name="ACE-2" table:formula="of:=IF([.S513]&gt;0;[.S513];[.U513])" office:value-type="float" office:value="13388">
            <text:p>13388</text:p>
          </table:table-cell>
          <table:table-cell table:style-name="ACE-2" table:formula="of:=IF([.T513]&gt;0;[.T513];[.V513])" office:value-type="float" office:value="108">
            <text:p>108</text:p>
          </table:table-cell>
          <table:table-cell table:number-columns-repeated="224" table:style-name="ACE-0"/>
        </table:table-row>
        <table:table-row table:style-name="AROW-1">
          <table:table-cell table:style-name="ACE-0" office:value-type="string">
            <text:p>325-M0056A-02R-1W_80-82</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20609</text:p>
          </table:table-cell>
          <table:table-cell table:style-name="ACE-1" office:value-type="float" office:value="88.660000000000011">
            <text:p>88.66</text:p>
          </table:table-cell>
          <table:table-cell table:style-name="ACE-0" office:value-type="float" office:value="0.5">
            <text:p>0.5</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4.6738999999999997">
            <text:p>4.67</text:p>
          </table:table-cell>
          <table:table-cell table:style-name="ACE-1" office:value-type="float" office:value="1.087">
            <text:p>1.09</text:p>
          </table:table-cell>
          <table:table-cell table:style-name="ACE-2" office:value-type="float" office:value="17160">
            <text:p>17160</text:p>
          </table:table-cell>
          <table:table-cell table:style-name="ACE-2" office:value-type="float" office:value="65">
            <text:p>65</text:p>
          </table:table-cell>
          <table:table-cell table:style-name="ACE-0" office:value-type="float" office:value="20206">
            <text:p>20206</text:p>
          </table:table-cell>
          <table:table-cell table:style-name="ACE-0" office:value-type="float" office:value="218">
            <text:p>218</text:p>
          </table:table-cell>
          <table:table-cell table:number-columns-repeated="2" table:style-name="ACE-0"/>
          <table:table-cell table:style-name="ACE-0" table:formula="of:=IF([.Q514]&gt;0;&quot;marine&quot;;&quot;&quot;)" office:value-type="string" office:string-value="marine">
            <text:p>marine</text:p>
          </table:table-cell>
          <table:table-cell table:style-name="ACE-0" table:formula="of:=IF([.U514]&gt;0;&quot;U-Th&quot;;&quot;&quot;)" office:value-type="string" office:string-value="">
            <text:p/>
          </table:table-cell>
          <table:table-cell table:style-name="ACE-0" office:value-type="string">
            <text:p>marine</text:p>
          </table:table-cell>
          <table:table-cell table:style-name="ACE-0" office:value-type="string">
            <text:p>325-M0056A-02R-1W_80-82</text:p>
          </table:table-cell>
          <table:table-cell table:style-name="ACE-1" table:formula="of:=IF([.M514]&lt;&gt;&quot;NA&quot;;-[.G514]+([.M514]-[.N514])/2-[.N514];-[.G514])" office:value-type="float" office:value="-88.660000000000011">
            <text:p>−88.66</text:p>
          </table:table-cell>
          <table:table-cell table:style-name="ACE-1" table:formula="of:=IF([.M514]&lt;&gt;&quot;NA&quot;;-[.G514]-([.M514]+[.N514])/2-[.N514]/2;-[.G514])" office:value-type="float" office:value="-88.660000000000011">
            <text:p>−88.66</text:p>
          </table:table-cell>
          <table:table-cell table:style-name="ACE-1" table:formula="of:=IF([.M514]&lt;&gt;&quot;NA&quot;;SQRT((([.M514]-[.N514])/2)^2+[.H514]^2);[.H514])" office:value-type="float" office:value="0.5">
            <text:p>0.50</text:p>
          </table:table-cell>
          <table:table-cell table:style-name="ACE-2" table:formula="of:=IF([.M514]&lt;&gt;&quot;NA&quot;;0;-1)" office:value-type="float" office:value="-1">
            <text:p>−1</text:p>
          </table:table-cell>
          <table:table-cell table:style-name="ACE-2" table:formula="of:=IF([.S514]&gt;0;[.S514];[.U514])" office:value-type="float" office:value="20206">
            <text:p>20206</text:p>
          </table:table-cell>
          <table:table-cell table:style-name="ACE-2" table:formula="of:=IF([.T514]&gt;0;[.T514];[.V514])" office:value-type="float" office:value="218">
            <text:p>218</text:p>
          </table:table-cell>
          <table:table-cell table:number-columns-repeated="224" table:style-name="ACE-0"/>
        </table:table-row>
        <table:table-row table:style-name="AROW-1">
          <table:table-cell table:style-name="ACE-0" office:value-type="string">
            <text:p>325-M0056A-02R-1W_90-95</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1</text:p>
          </table:table-cell>
          <table:table-cell table:style-name="ACE-0"/>
          <table:table-cell table:style-name="ACE-0" office:value-type="string">
            <text:p>Batch 1</text:p>
          </table:table-cell>
          <table:table-cell table:style-name="ACE-1" office:value-type="float" office:value="88.775000000000006">
            <text:p>88.78</text:p>
          </table:table-cell>
          <table:table-cell table:style-name="ACE-0" office:value-type="float" office:value="0.5">
            <text:p>0.5</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34322">
            <text:p>34322</text:p>
          </table:table-cell>
          <table:table-cell table:style-name="ACE-0" office:value-type="float" office:value="196">
            <text:p>196</text:p>
          </table:table-cell>
          <table:table-cell table:style-name="ACE-0" table:formula="of:=IF([.Q515]&gt;0;&quot;marine&quot;;&quot;&quot;)" office:value-type="string" office:string-value="">
            <text:p/>
          </table:table-cell>
          <table:table-cell table:style-name="ACE-0" table:formula="of:=IF([.U515]&gt;0;&quot;U-Th&quot;;&quot;&quot;)" office:value-type="string" office:string-value="U-Th">
            <text:p>U-Th</text:p>
          </table:table-cell>
          <table:table-cell table:style-name="ACE-0" office:value-type="string">
            <text:p>U-Th</text:p>
          </table:table-cell>
          <table:table-cell table:style-name="ACE-0" office:value-type="string">
            <text:p>325-M0056A-02R-1W_90-95</text:p>
          </table:table-cell>
          <table:table-cell table:style-name="ACE-1" table:formula="of:=IF([.M515]&lt;&gt;&quot;NA&quot;;-[.G515]+([.M515]-[.N515])/2-[.N515];-[.G515])" office:value-type="float" office:value="-78.775000000000006">
            <text:p>−78.78</text:p>
          </table:table-cell>
          <table:table-cell table:style-name="ACE-1" table:formula="of:=IF([.M515]&lt;&gt;&quot;NA&quot;;-[.G515]-([.M515]+[.N515])/2-[.N515]/2;-[.G515])" office:value-type="float" office:value="-98.775000000000006">
            <text:p>−98.78</text:p>
          </table:table-cell>
          <table:table-cell table:style-name="ACE-1" table:formula="of:=IF([.M515]&lt;&gt;&quot;NA&quot;;SQRT((([.M515]-[.N515])/2)^2+[.H515]^2);[.H515])" office:value-type="float" office:value="10.012492197250394">
            <text:p>10.01</text:p>
          </table:table-cell>
          <table:table-cell table:style-name="ACE-2" table:formula="of:=IF([.M515]&lt;&gt;&quot;NA&quot;;0;-1)" office:value-type="float" office:value="0">
            <text:p>0</text:p>
          </table:table-cell>
          <table:table-cell table:style-name="ACE-2" table:formula="of:=IF([.S515]&gt;0;[.S515];[.U515])" office:value-type="float" office:value="34322">
            <text:p>34322</text:p>
          </table:table-cell>
          <table:table-cell table:style-name="ACE-2" table:formula="of:=IF([.T515]&gt;0;[.T515];[.V515])" office:value-type="float" office:value="196">
            <text:p>196</text:p>
          </table:table-cell>
          <table:table-cell table:number-columns-repeated="224" table:style-name="ACE-0"/>
        </table:table-row>
        <table:table-row table:style-name="AROW-1">
          <table:table-cell table:style-name="ACE-0" office:value-type="string">
            <text:p>325-M0056A-04R-1W_73-78</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Batch 4</text:p>
          </table:table-cell>
          <table:table-cell table:style-name="ACE-1" office:value-type="float" office:value="93.605000000000004">
            <text:p>93.61</text:p>
          </table:table-cell>
          <table:table-cell table:style-name="ACE-0" office:value-type="float" office:value="1.5900000000000001">
            <text:p>1.59</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N</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39303">
            <text:p>39303</text:p>
          </table:table-cell>
          <table:table-cell table:style-name="ACE-0" office:value-type="float" office:value="361">
            <text:p>361</text:p>
          </table:table-cell>
          <table:table-cell table:style-name="ACE-0" table:formula="of:=IF([.Q516]&gt;0;&quot;marine&quot;;&quot;&quot;)" office:value-type="string" office:string-value="">
            <text:p/>
          </table:table-cell>
          <table:table-cell table:style-name="ACE-0" table:formula="of:=IF([.U516]&gt;0;&quot;U-Th&quot;;&quot;&quot;)" office:value-type="string" office:string-value="U-Th">
            <text:p>U-Th</text:p>
          </table:table-cell>
          <table:table-cell table:style-name="ACE-0" office:value-type="string">
            <text:p>U-Th</text:p>
          </table:table-cell>
          <table:table-cell table:style-name="ACE-0" office:value-type="string">
            <text:p>325-M0056A-04R-1W_73-78</text:p>
          </table:table-cell>
          <table:table-cell table:style-name="ACE-1" table:formula="of:=IF([.M516]&lt;&gt;&quot;NA&quot;;-[.G516]+([.M516]-[.N516])/2-[.N516];-[.G516])" office:value-type="float" office:value="-83.605000000000004">
            <text:p>−83.61</text:p>
          </table:table-cell>
          <table:table-cell table:style-name="ACE-1" table:formula="of:=IF([.M516]&lt;&gt;&quot;NA&quot;;-[.G516]-([.M516]+[.N516])/2-[.N516]/2;-[.G516])" office:value-type="float" office:value="-103.605">
            <text:p>−103.61</text:p>
          </table:table-cell>
          <table:table-cell table:style-name="ACE-1" table:formula="of:=IF([.M516]&lt;&gt;&quot;NA&quot;;SQRT((([.M516]-[.N516])/2)^2+[.H516]^2);[.H516])" office:value-type="float" office:value="10.125616030642284">
            <text:p>10.13</text:p>
          </table:table-cell>
          <table:table-cell table:style-name="ACE-2" table:formula="of:=IF([.M516]&lt;&gt;&quot;NA&quot;;0;-1)" office:value-type="float" office:value="0">
            <text:p>0</text:p>
          </table:table-cell>
          <table:table-cell table:style-name="ACE-2" table:formula="of:=IF([.S516]&gt;0;[.S516];[.U516])" office:value-type="float" office:value="39303">
            <text:p>39303</text:p>
          </table:table-cell>
          <table:table-cell table:style-name="ACE-2" table:formula="of:=IF([.T516]&gt;0;[.T516];[.V516])" office:value-type="float" office:value="361">
            <text:p>361</text:p>
          </table:table-cell>
          <table:table-cell table:number-columns-repeated="224" table:style-name="ACE-0"/>
        </table:table-row>
        <table:table-row table:style-name="AROW-1">
          <table:table-cell table:style-name="ACE-0" office:value-type="string">
            <text:p>325-M0056A-05R-1W_3-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Batch 4</text:p>
          </table:table-cell>
          <table:table-cell table:style-name="ACE-1" office:value-type="float" office:value="95.900000000000006">
            <text:p>95.90</text:p>
          </table:table-cell>
          <table:table-cell table:style-name="ACE-0" office:value-type="float" office:value="2.3100000000000001">
            <text:p>2.31</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39924">
            <text:p>39924</text:p>
          </table:table-cell>
          <table:table-cell table:style-name="ACE-0" office:value-type="float" office:value="348">
            <text:p>348</text:p>
          </table:table-cell>
          <table:table-cell table:style-name="ACE-0" table:formula="of:=IF([.Q517]&gt;0;&quot;marine&quot;;&quot;&quot;)" office:value-type="string" office:string-value="">
            <text:p/>
          </table:table-cell>
          <table:table-cell table:style-name="ACE-0" table:formula="of:=IF([.U517]&gt;0;&quot;U-Th&quot;;&quot;&quot;)" office:value-type="string" office:string-value="U-Th">
            <text:p>U-Th</text:p>
          </table:table-cell>
          <table:table-cell table:style-name="ACE-0" office:value-type="string">
            <text:p>U-Th</text:p>
          </table:table-cell>
          <table:table-cell table:style-name="ACE-0" office:value-type="string">
            <text:p>325-M0056A-05R-1W_3-7</text:p>
          </table:table-cell>
          <table:table-cell table:style-name="ACE-1" table:formula="of:=IF([.M517]&lt;&gt;&quot;NA&quot;;-[.G517]+([.M517]-[.N517])/2-[.N517];-[.G517])" office:value-type="float" office:value="-85.900000000000006">
            <text:p>−85.90</text:p>
          </table:table-cell>
          <table:table-cell table:style-name="ACE-1" table:formula="of:=IF([.M517]&lt;&gt;&quot;NA&quot;;-[.G517]-([.M517]+[.N517])/2-[.N517]/2;-[.G517])" office:value-type="float" office:value="-105.90000000000001">
            <text:p>−105.90</text:p>
          </table:table-cell>
          <table:table-cell table:style-name="ACE-1" table:formula="of:=IF([.M517]&lt;&gt;&quot;NA&quot;;SQRT((([.M517]-[.N517])/2)^2+[.H517]^2);[.H517])" office:value-type="float" office:value="10.263337663742726">
            <text:p>10.26</text:p>
          </table:table-cell>
          <table:table-cell table:style-name="ACE-2" table:formula="of:=IF([.M517]&lt;&gt;&quot;NA&quot;;0;-1)" office:value-type="float" office:value="0">
            <text:p>0</text:p>
          </table:table-cell>
          <table:table-cell table:style-name="ACE-2" table:formula="of:=IF([.S517]&gt;0;[.S517];[.U517])" office:value-type="float" office:value="39924">
            <text:p>39924</text:p>
          </table:table-cell>
          <table:table-cell table:style-name="ACE-2" table:formula="of:=IF([.T517]&gt;0;[.T517];[.V517])" office:value-type="float" office:value="348">
            <text:p>348</text:p>
          </table:table-cell>
          <table:table-cell table:number-columns-repeated="224" table:style-name="ACE-0"/>
        </table:table-row>
        <table:table-row table:style-name="AROW-1">
          <table:table-cell table:style-name="ACE-0" office:value-type="string">
            <text:p>325-M0056A-05R-1W_60-6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Batch 4</text:p>
          </table:table-cell>
          <table:table-cell table:style-name="ACE-1" office:value-type="float" office:value="96.475000000000009">
            <text:p>96.48</text:p>
          </table:table-cell>
          <table:table-cell table:style-name="ACE-0" office:value-type="float" office:value="2.3100000000000001">
            <text:p>2.31</text:p>
          </table:table-cell>
          <table:table-cell table:style-name="ACE-0" office:value-type="string">
            <text:p>Coral</text:p>
          </table:table-cell>
          <table:table-cell table:style-name="ACE-0" office:value-type="string">
            <text:p>Merulinidae (Dipsastrea?)</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41419">
            <text:p>41419</text:p>
          </table:table-cell>
          <table:table-cell table:style-name="ACE-0" office:value-type="float" office:value="705">
            <text:p>705</text:p>
          </table:table-cell>
          <table:table-cell table:style-name="ACE-0" table:formula="of:=IF([.Q518]&gt;0;&quot;marine&quot;;&quot;&quot;)" office:value-type="string" office:string-value="">
            <text:p/>
          </table:table-cell>
          <table:table-cell table:style-name="ACE-0" table:formula="of:=IF([.U518]&gt;0;&quot;U-Th&quot;;&quot;&quot;)" office:value-type="string" office:string-value="U-Th">
            <text:p>U-Th</text:p>
          </table:table-cell>
          <table:table-cell table:style-name="ACE-0" office:value-type="string">
            <text:p>U-Th</text:p>
          </table:table-cell>
          <table:table-cell table:style-name="ACE-0" office:value-type="string">
            <text:p>325-M0056A-05R-1W_60-65</text:p>
          </table:table-cell>
          <table:table-cell table:style-name="ACE-1" table:formula="of:=IF([.M518]&lt;&gt;&quot;NA&quot;;-[.G518]+([.M518]-[.N518])/2-[.N518];-[.G518])" office:value-type="float" office:value="-86.475000000000009">
            <text:p>−86.48</text:p>
          </table:table-cell>
          <table:table-cell table:style-name="ACE-1" table:formula="of:=IF([.M518]&lt;&gt;&quot;NA&quot;;-[.G518]-([.M518]+[.N518])/2-[.N518]/2;-[.G518])" office:value-type="float" office:value="-106.47500000000001">
            <text:p>−106.48</text:p>
          </table:table-cell>
          <table:table-cell table:style-name="ACE-1" table:formula="of:=IF([.M518]&lt;&gt;&quot;NA&quot;;SQRT((([.M518]-[.N518])/2)^2+[.H518]^2);[.H518])" office:value-type="float" office:value="10.263337663742726">
            <text:p>10.26</text:p>
          </table:table-cell>
          <table:table-cell table:style-name="ACE-2" table:formula="of:=IF([.M518]&lt;&gt;&quot;NA&quot;;0;-1)" office:value-type="float" office:value="0">
            <text:p>0</text:p>
          </table:table-cell>
          <table:table-cell table:style-name="ACE-2" table:formula="of:=IF([.S518]&gt;0;[.S518];[.U518])" office:value-type="float" office:value="41419">
            <text:p>41419</text:p>
          </table:table-cell>
          <table:table-cell table:style-name="ACE-2" table:formula="of:=IF([.T518]&gt;0;[.T518];[.V518])" office:value-type="float" office:value="705">
            <text:p>705</text:p>
          </table:table-cell>
          <table:table-cell table:number-columns-repeated="224" table:style-name="ACE-0"/>
        </table:table-row>
        <table:table-row table:style-name="AROW-1">
          <table:table-cell table:style-name="ACE-0" office:value-type="string">
            <text:p>325-M0056A-05R-1W_68-69</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SANU-14330</text:p>
          </table:table-cell>
          <table:table-cell table:style-name="ACE-1" office:value-type="float" office:value="96.535000000000011">
            <text:p>96.54</text:p>
          </table:table-cell>
          <table:table-cell table:style-name="ACE-0" office:value-type="float" office:value="2.3100000000000001">
            <text:p>2.31</text:p>
          </table:table-cell>
          <table:table-cell table:style-name="ACE-0" office:value-type="string">
            <text:p>Coral</text:p>
          </table:table-cell>
          <table:table-cell table:style-name="ACE-0" office:value-type="string">
            <text:p>Merulinidae</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style-name="ACE-1" office:value-type="float" office:value="-3.2677">
            <text:p>−3.27</text:p>
          </table:table-cell>
          <table:table-cell table:style-name="ACE-1" office:value-type="float" office:value="0.16500000000000001">
            <text:p>0.17</text:p>
          </table:table-cell>
          <table:table-cell table:style-name="ACE-2" office:value-type="float" office:value="34250">
            <text:p>34250</text:p>
          </table:table-cell>
          <table:table-cell table:style-name="ACE-2" office:value-type="float" office:value="150">
            <text:p>150</text:p>
          </table:table-cell>
          <table:table-cell table:style-name="ACE-0" office:value-type="float" office:value="38650">
            <text:p>38650</text:p>
          </table:table-cell>
          <table:table-cell table:style-name="ACE-0" office:value-type="float" office:value="700">
            <text:p>700</text:p>
          </table:table-cell>
          <table:table-cell table:number-columns-repeated="2" table:style-name="ACE-0"/>
          <table:table-cell table:style-name="ACE-0" table:formula="of:=IF([.Q519]&gt;0;&quot;marine&quot;;&quot;&quot;)" office:value-type="string" office:string-value="marine">
            <text:p>marine</text:p>
          </table:table-cell>
          <table:table-cell table:style-name="ACE-0" table:formula="of:=IF([.U519]&gt;0;&quot;U-Th&quot;;&quot;&quot;)" office:value-type="string" office:string-value="">
            <text:p/>
          </table:table-cell>
          <table:table-cell table:style-name="ACE-0" office:value-type="string">
            <text:p>marine</text:p>
          </table:table-cell>
          <table:table-cell table:style-name="ACE-0" office:value-type="string">
            <text:p>325-M0056A-05R-1W_68-69</text:p>
          </table:table-cell>
          <table:table-cell table:style-name="ACE-1" table:formula="of:=IF([.M519]&lt;&gt;&quot;NA&quot;;-[.G519]+([.M519]-[.N519])/2-[.N519];-[.G519])" office:value-type="float" office:value="-86.535000000000011">
            <text:p>−86.54</text:p>
          </table:table-cell>
          <table:table-cell table:style-name="ACE-1" table:formula="of:=IF([.M519]&lt;&gt;&quot;NA&quot;;-[.G519]-([.M519]+[.N519])/2-[.N519]/2;-[.G519])" office:value-type="float" office:value="-106.53500000000001">
            <text:p>−106.54</text:p>
          </table:table-cell>
          <table:table-cell table:style-name="ACE-1" table:formula="of:=IF([.M519]&lt;&gt;&quot;NA&quot;;SQRT((([.M519]-[.N519])/2)^2+[.H519]^2);[.H519])" office:value-type="float" office:value="10.263337663742726">
            <text:p>10.26</text:p>
          </table:table-cell>
          <table:table-cell table:style-name="ACE-2" table:formula="of:=IF([.M519]&lt;&gt;&quot;NA&quot;;0;-1)" office:value-type="float" office:value="0">
            <text:p>0</text:p>
          </table:table-cell>
          <table:table-cell table:style-name="ACE-2" table:formula="of:=IF([.S519]&gt;0;[.S519];[.U519])" office:value-type="float" office:value="38650">
            <text:p>38650</text:p>
          </table:table-cell>
          <table:table-cell table:style-name="ACE-2" table:formula="of:=IF([.T519]&gt;0;[.T519];[.V519])" office:value-type="float" office:value="700">
            <text:p>700</text:p>
          </table:table-cell>
          <table:table-cell table:number-columns-repeated="224" table:style-name="ACE-0"/>
        </table:table-row>
        <table:table-row table:style-name="AROW-1">
          <table:table-cell table:style-name="ACE-0" office:value-type="string">
            <text:p>325-M0056A-08R-1W_103-107</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Batch 4</text:p>
          </table:table-cell>
          <table:table-cell table:style-name="ACE-1" office:value-type="float" office:value="104.90000000000001">
            <text:p>104.90</text:p>
          </table:table-cell>
          <table:table-cell table:style-name="ACE-0" office:value-type="float" office:value="1.1399999999999999">
            <text:p>1.14</text:p>
          </table:table-cell>
          <table:table-cell table:style-name="ACE-0" office:value-type="string">
            <text:p>Coral</text:p>
          </table:table-cell>
          <table:table-cell table:style-name="ACE-0" office:value-type="string">
            <text:p>Dipsastrea pallida</text:p>
          </table:table-cell>
          <table:table-cell table:style-name="ACE-0"/>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50200">
            <text:p>50200</text:p>
          </table:table-cell>
          <table:table-cell table:style-name="ACE-0" office:value-type="float" office:value="274">
            <text:p>274</text:p>
          </table:table-cell>
          <table:table-cell table:style-name="ACE-0" table:formula="of:=IF([.Q520]&gt;0;&quot;marine&quot;;&quot;&quot;)" office:value-type="string" office:string-value="">
            <text:p/>
          </table:table-cell>
          <table:table-cell table:style-name="ACE-0" table:formula="of:=IF([.U520]&gt;0;&quot;U-Th&quot;;&quot;&quot;)" office:value-type="string" office:string-value="U-Th">
            <text:p>U-Th</text:p>
          </table:table-cell>
          <table:table-cell table:style-name="ACE-0" office:value-type="string">
            <text:p>U-Th</text:p>
          </table:table-cell>
          <table:table-cell table:style-name="ACE-0" office:value-type="string">
            <text:p>325-M0056A-08R-1W_103-107</text:p>
          </table:table-cell>
          <table:table-cell table:style-name="ACE-1" table:formula="of:=IF([.M520]&lt;&gt;&quot;NA&quot;;-[.G520]+([.M520]-[.N520])/2-[.N520];-[.G520])" office:value-type="float" office:value="-94.900000000000006">
            <text:p>−94.90</text:p>
          </table:table-cell>
          <table:table-cell table:style-name="ACE-1" table:formula="of:=IF([.M520]&lt;&gt;&quot;NA&quot;;-[.G520]-([.M520]+[.N520])/2-[.N520]/2;-[.G520])" office:value-type="float" office:value="-114.90000000000001">
            <text:p>−114.90</text:p>
          </table:table-cell>
          <table:table-cell table:style-name="ACE-1" table:formula="of:=IF([.M520]&lt;&gt;&quot;NA&quot;;SQRT((([.M520]-[.N520])/2)^2+[.H520]^2);[.H520])" office:value-type="float" office:value="10.064770240795365">
            <text:p>10.06</text:p>
          </table:table-cell>
          <table:table-cell table:style-name="ACE-2" table:formula="of:=IF([.M520]&lt;&gt;&quot;NA&quot;;0;-1)" office:value-type="float" office:value="0">
            <text:p>0</text:p>
          </table:table-cell>
          <table:table-cell table:style-name="ACE-2" table:formula="of:=IF([.S520]&gt;0;[.S520];[.U520])" office:value-type="float" office:value="50200">
            <text:p>50200</text:p>
          </table:table-cell>
          <table:table-cell table:style-name="ACE-2" table:formula="of:=IF([.T520]&gt;0;[.T520];[.V520])" office:value-type="float" office:value="274">
            <text:p>274</text:p>
          </table:table-cell>
          <table:table-cell table:number-columns-repeated="224" table:style-name="ACE-0"/>
        </table:table-row>
        <table:table-row table:style-name="AROW-1">
          <table:table-cell table:style-name="ACE-0" office:value-type="string">
            <text:p>325-M0056A-08R-1W_30-33</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YAUT-009025</text:p>
          </table:table-cell>
          <table:table-cell table:style-name="ACE-1" office:value-type="float" office:value="104.16500000000001">
            <text:p>104.17</text:p>
          </table:table-cell>
          <table:table-cell table:style-name="ACE-0" office:value-type="float" office:value="1.1399999999999999">
            <text:p>1.14</text:p>
          </table:table-cell>
          <table:table-cell table:style-name="ACE-0" office:value-type="string">
            <text:p>Coral</text:p>
          </table:table-cell>
          <table:table-cell table:style-name="ACE-0" office:value-type="string">
            <text:p>Psammocora</text:p>
          </table:table-cell>
          <table:table-cell table:style-name="ACE-0" office:value-type="string">
            <text:p>*</text:p>
          </table:table-cell>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style-name="ACE-1" office:value-type="float" office:value="-0.42344741108764294">
            <text:p>−0.42</text:p>
          </table:table-cell>
          <table:table-cell table:style-name="ACE-1" office:value-type="float" office:value="4.2946063520487208">
            <text:p>4.29</text:p>
          </table:table-cell>
          <table:table-cell table:style-name="ACE-2" office:value-type="float" office:value="31562.626348407626">
            <text:p>31563</text:p>
          </table:table-cell>
          <table:table-cell table:style-name="ACE-2" office:value-type="float" office:value="146.20336837381592">
            <text:p>146</text:p>
          </table:table-cell>
          <table:table-cell table:style-name="ACE-0" office:value-type="float" office:value="35025">
            <text:p>35025</text:p>
          </table:table-cell>
          <table:table-cell table:style-name="ACE-0" office:value-type="float" office:value="375">
            <text:p>375</text:p>
          </table:table-cell>
          <table:table-cell table:number-columns-repeated="2" table:style-name="ACE-0"/>
          <table:table-cell table:style-name="ACE-0" table:formula="of:=IF([.Q521]&gt;0;&quot;marine&quot;;&quot;&quot;)" office:value-type="string" office:string-value="marine">
            <text:p>marine</text:p>
          </table:table-cell>
          <table:table-cell table:style-name="ACE-0" table:formula="of:=IF([.U521]&gt;0;&quot;U-Th&quot;;&quot;&quot;)" office:value-type="string" office:string-value="">
            <text:p/>
          </table:table-cell>
          <table:table-cell table:style-name="ACE-0" office:value-type="string">
            <text:p>marine</text:p>
          </table:table-cell>
          <table:table-cell table:style-name="ACE-0" office:value-type="string">
            <text:p>325-M0056A-08R-1W_30-33</text:p>
          </table:table-cell>
          <table:table-cell table:style-name="ACE-1" table:formula="of:=IF([.M521]&lt;&gt;&quot;NA&quot;;-[.G521]+([.M521]-[.N521])/2-[.N521];-[.G521])" office:value-type="float" office:value="-94.165000000000006">
            <text:p>−94.17</text:p>
          </table:table-cell>
          <table:table-cell table:style-name="ACE-1" table:formula="of:=IF([.M521]&lt;&gt;&quot;NA&quot;;-[.G521]-([.M521]+[.N521])/2-[.N521]/2;-[.G521])" office:value-type="float" office:value="-114.16500000000001">
            <text:p>−114.17</text:p>
          </table:table-cell>
          <table:table-cell table:style-name="ACE-1" table:formula="of:=IF([.M521]&lt;&gt;&quot;NA&quot;;SQRT((([.M521]-[.N521])/2)^2+[.H521]^2);[.H521])" office:value-type="float" office:value="10.064770240795365">
            <text:p>10.06</text:p>
          </table:table-cell>
          <table:table-cell table:style-name="ACE-2" table:formula="of:=IF([.M521]&lt;&gt;&quot;NA&quot;;0;-1)" office:value-type="float" office:value="0">
            <text:p>0</text:p>
          </table:table-cell>
          <table:table-cell table:style-name="ACE-2" table:formula="of:=IF([.S521]&gt;0;[.S521];[.U521])" office:value-type="float" office:value="35025">
            <text:p>35025</text:p>
          </table:table-cell>
          <table:table-cell table:style-name="ACE-2" table:formula="of:=IF([.T521]&gt;0;[.T521];[.V521])" office:value-type="float" office:value="375">
            <text:p>375</text:p>
          </table:table-cell>
          <table:table-cell table:number-columns-repeated="224" table:style-name="ACE-0"/>
        </table:table-row>
        <table:table-row table:style-name="AROW-1">
          <table:table-cell table:style-name="ACE-0" office:value-type="string">
            <text:p>325-M0056A-08R-1W_90-95</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Batch 4</text:p>
          </table:table-cell>
          <table:table-cell table:style-name="ACE-1" office:value-type="float" office:value="104.75">
            <text:p>104.75</text:p>
          </table:table-cell>
          <table:table-cell table:style-name="ACE-0" office:value-type="float" office:value="1.1399999999999999">
            <text:p>1.14</text:p>
          </table:table-cell>
          <table:table-cell table:style-name="ACE-0" office:value-type="string">
            <text:p>Coral</text:p>
          </table:table-cell>
          <table:table-cell table:style-name="ACE-0" office:value-type="string">
            <text:p>Dipsastrea pallida gr.?</text:p>
          </table:table-cell>
          <table:table-cell table:style-name="ACE-0" office:value-type="string">
            <text:p>*</text:p>
          </table:table-cell>
          <table:table-cell table:style-name="ACE-0" office:value-type="string">
            <text:p>IS</text:p>
          </table:table-cell>
          <table:table-cell table:style-name="ACE-0" office:value-type="float" office:value="20">
            <text:p>2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49915">
            <text:p>49915</text:p>
          </table:table-cell>
          <table:table-cell table:style-name="ACE-0" office:value-type="float" office:value="319">
            <text:p>319</text:p>
          </table:table-cell>
          <table:table-cell table:style-name="ACE-0" table:formula="of:=IF([.Q522]&gt;0;&quot;marine&quot;;&quot;&quot;)" office:value-type="string" office:string-value="">
            <text:p/>
          </table:table-cell>
          <table:table-cell table:style-name="ACE-0" table:formula="of:=IF([.U522]&gt;0;&quot;U-Th&quot;;&quot;&quot;)" office:value-type="string" office:string-value="U-Th">
            <text:p>U-Th</text:p>
          </table:table-cell>
          <table:table-cell table:style-name="ACE-0" office:value-type="string">
            <text:p>U-Th</text:p>
          </table:table-cell>
          <table:table-cell table:style-name="ACE-0" office:value-type="string">
            <text:p>325-M0056A-08R-1W_90-95</text:p>
          </table:table-cell>
          <table:table-cell table:style-name="ACE-1" table:formula="of:=IF([.M522]&lt;&gt;&quot;NA&quot;;-[.G522]+([.M522]-[.N522])/2-[.N522];-[.G522])" office:value-type="float" office:value="-94.75">
            <text:p>−94.75</text:p>
          </table:table-cell>
          <table:table-cell table:style-name="ACE-1" table:formula="of:=IF([.M522]&lt;&gt;&quot;NA&quot;;-[.G522]-([.M522]+[.N522])/2-[.N522]/2;-[.G522])" office:value-type="float" office:value="-114.75">
            <text:p>−114.75</text:p>
          </table:table-cell>
          <table:table-cell table:style-name="ACE-1" table:formula="of:=IF([.M522]&lt;&gt;&quot;NA&quot;;SQRT((([.M522]-[.N522])/2)^2+[.H522]^2);[.H522])" office:value-type="float" office:value="10.064770240795365">
            <text:p>10.06</text:p>
          </table:table-cell>
          <table:table-cell table:style-name="ACE-2" table:formula="of:=IF([.M522]&lt;&gt;&quot;NA&quot;;0;-1)" office:value-type="float" office:value="0">
            <text:p>0</text:p>
          </table:table-cell>
          <table:table-cell table:style-name="ACE-2" table:formula="of:=IF([.S522]&gt;0;[.S522];[.U522])" office:value-type="float" office:value="49915">
            <text:p>49915</text:p>
          </table:table-cell>
          <table:table-cell table:style-name="ACE-2" table:formula="of:=IF([.T522]&gt;0;[.T522];[.V522])" office:value-type="float" office:value="319">
            <text:p>319</text:p>
          </table:table-cell>
          <table:table-cell table:number-columns-repeated="224" table:style-name="ACE-0"/>
        </table:table-row>
        <table:table-row table:style-name="AROW-1">
          <table:table-cell table:style-name="ACE-0" office:value-type="string">
            <text:p>325-M0056A-13R-1W_13-15</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YAUT-003830</text:p>
          </table:table-cell>
          <table:table-cell table:style-name="ACE-1" office:value-type="float" office:value="116.47">
            <text:p>116.47</text:p>
          </table:table-cell>
          <table:table-cell table:style-name="ACE-0" office:value-type="float" office:value="2.3900000000000001">
            <text:p>2.39</text:p>
          </table:table-cell>
          <table:table-cell table:style-name="ACE-0" office:value-type="string">
            <text:p>Coral</text:p>
          </table:table-cell>
          <table:table-cell table:style-name="ACE-0" office:value-type="string">
            <text:p>Galaxea astreata</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2.5523953496052578">
            <text:p>−2.55</text:p>
          </table:table-cell>
          <table:table-cell table:style-name="ACE-1" office:value-type="float" office:value="5.7907468608307138">
            <text:p>5.79</text:p>
          </table:table-cell>
          <table:table-cell table:style-name="ACE-2" office:value-type="float" office:value="25732.080628692562">
            <text:p>25732</text:p>
          </table:table-cell>
          <table:table-cell table:style-name="ACE-2" office:value-type="float" office:value="124.56279092421011">
            <text:p>125</text:p>
          </table:table-cell>
          <table:table-cell table:style-name="ACE-0" office:value-type="float" office:value="29377">
            <text:p>29377</text:p>
          </table:table-cell>
          <table:table-cell table:style-name="ACE-0" office:value-type="float" office:value="368">
            <text:p>368</text:p>
          </table:table-cell>
          <table:table-cell table:number-columns-repeated="2" table:style-name="ACE-0"/>
          <table:table-cell table:style-name="ACE-0" table:formula="of:=IF([.Q523]&gt;0;&quot;marine&quot;;&quot;&quot;)" office:value-type="string" office:string-value="marine">
            <text:p>marine</text:p>
          </table:table-cell>
          <table:table-cell table:style-name="ACE-0" table:formula="of:=IF([.U523]&gt;0;&quot;U-Th&quot;;&quot;&quot;)" office:value-type="string" office:string-value="">
            <text:p/>
          </table:table-cell>
          <table:table-cell table:style-name="ACE-0" office:value-type="string">
            <text:p>marine</text:p>
          </table:table-cell>
          <table:table-cell table:style-name="ACE-0" office:value-type="string">
            <text:p>325-M0056A-13R-1W_13-15</text:p>
          </table:table-cell>
          <table:table-cell table:style-name="ACE-1" table:formula="of:=IF([.M523]&lt;&gt;&quot;NA&quot;;-[.G523]+([.M523]-[.N523])/2-[.N523];-[.G523])" office:value-type="float" office:value="-116.47">
            <text:p>−116.47</text:p>
          </table:table-cell>
          <table:table-cell table:style-name="ACE-1" table:formula="of:=IF([.M523]&lt;&gt;&quot;NA&quot;;-[.G523]-([.M523]+[.N523])/2-[.N523]/2;-[.G523])" office:value-type="float" office:value="-116.47">
            <text:p>−116.47</text:p>
          </table:table-cell>
          <table:table-cell table:style-name="ACE-1" table:formula="of:=IF([.M523]&lt;&gt;&quot;NA&quot;;SQRT((([.M523]-[.N523])/2)^2+[.H523]^2);[.H523])" office:value-type="float" office:value="2.3900000000000001">
            <text:p>2.39</text:p>
          </table:table-cell>
          <table:table-cell table:style-name="ACE-2" table:formula="of:=IF([.M523]&lt;&gt;&quot;NA&quot;;0;-1)" office:value-type="float" office:value="-1">
            <text:p>−1</text:p>
          </table:table-cell>
          <table:table-cell table:style-name="ACE-2" table:formula="of:=IF([.S523]&gt;0;[.S523];[.U523])" office:value-type="float" office:value="29377">
            <text:p>29377</text:p>
          </table:table-cell>
          <table:table-cell table:style-name="ACE-2" table:formula="of:=IF([.T523]&gt;0;[.T523];[.V523])" office:value-type="float" office:value="368">
            <text:p>368</text:p>
          </table:table-cell>
          <table:table-cell table:number-columns-repeated="224" table:style-name="ACE-0"/>
        </table:table-row>
        <table:table-row table:style-name="AROW-1">
          <table:table-cell table:style-name="ACE-0" office:value-type="string">
            <text:p>325-M0056A-13R-1W_43-46</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Batch 4</text:p>
          </table:table-cell>
          <table:table-cell table:style-name="ACE-1" office:value-type="float" office:value="116.29500000000002">
            <text:p>116.30</text:p>
          </table:table-cell>
          <table:table-cell table:style-name="ACE-0" office:value-type="float" office:value="2.3900000000000001">
            <text:p>2.39</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63079">
            <text:p>63079</text:p>
          </table:table-cell>
          <table:table-cell table:style-name="ACE-0" office:value-type="float" office:value="365">
            <text:p>365</text:p>
          </table:table-cell>
          <table:table-cell table:style-name="ACE-0" table:formula="of:=IF([.Q524]&gt;0;&quot;marine&quot;;&quot;&quot;)" office:value-type="string" office:string-value="">
            <text:p/>
          </table:table-cell>
          <table:table-cell table:style-name="ACE-0" table:formula="of:=IF([.U524]&gt;0;&quot;U-Th&quot;;&quot;&quot;)" office:value-type="string" office:string-value="U-Th">
            <text:p>U-Th</text:p>
          </table:table-cell>
          <table:table-cell table:style-name="ACE-0" office:value-type="string">
            <text:p>U-Th</text:p>
          </table:table-cell>
          <table:table-cell table:style-name="ACE-0" office:value-type="string">
            <text:p>325-M0056A-13R-1W_43-46</text:p>
          </table:table-cell>
          <table:table-cell table:style-name="ACE-1" table:formula="of:=IF([.M524]&lt;&gt;&quot;NA&quot;;-[.G524]+([.M524]-[.N524])/2-[.N524];-[.G524])" office:value-type="float" office:value="-116.29500000000002">
            <text:p>−116.30</text:p>
          </table:table-cell>
          <table:table-cell table:style-name="ACE-1" table:formula="of:=IF([.M524]&lt;&gt;&quot;NA&quot;;-[.G524]-([.M524]+[.N524])/2-[.N524]/2;-[.G524])" office:value-type="float" office:value="-116.29500000000002">
            <text:p>−116.30</text:p>
          </table:table-cell>
          <table:table-cell table:style-name="ACE-1" table:formula="of:=IF([.M524]&lt;&gt;&quot;NA&quot;;SQRT((([.M524]-[.N524])/2)^2+[.H524]^2);[.H524])" office:value-type="float" office:value="2.3900000000000001">
            <text:p>2.39</text:p>
          </table:table-cell>
          <table:table-cell table:style-name="ACE-2" table:formula="of:=IF([.M524]&lt;&gt;&quot;NA&quot;;0;-1)" office:value-type="float" office:value="-1">
            <text:p>−1</text:p>
          </table:table-cell>
          <table:table-cell table:style-name="ACE-2" table:formula="of:=IF([.S524]&gt;0;[.S524];[.U524])" office:value-type="float" office:value="63079">
            <text:p>63079</text:p>
          </table:table-cell>
          <table:table-cell table:style-name="ACE-2" table:formula="of:=IF([.T524]&gt;0;[.T524];[.V524])" office:value-type="float" office:value="365">
            <text:p>365</text:p>
          </table:table-cell>
          <table:table-cell table:number-columns-repeated="224" table:style-name="ACE-0"/>
        </table:table-row>
        <table:table-row table:style-name="AROW-1">
          <table:table-cell table:style-name="ACE-0" office:value-type="string">
            <text:p>325-M0056A-13R-2W_2-3</text:p>
          </table:table-cell>
          <table:table-cell table:style-name="ACE-0" office:value-type="float" office:value="-17.100000000000001">
            <text:p>−17.1</text:p>
          </table:table-cell>
          <table:table-cell table:style-name="ACE-0" office:value-type="float" office:value="146.56999999999999">
            <text:p>146.57</text:p>
          </table:table-cell>
          <table:table-cell table:number-columns-repeated="2" table:style-name="ACE-0"/>
          <table:table-cell table:style-name="ACE-0" office:value-type="string">
            <text:p>N/A</text:p>
          </table:table-cell>
          <table:table-cell table:style-name="ACE-1" office:value-type="float" office:value="116.355">
            <text:p>116.36</text:p>
          </table:table-cell>
          <table:table-cell table:style-name="ACE-0" office:value-type="float" office:value="2.3900000000000001">
            <text:p>2.39</text:p>
          </table:table-cell>
          <table:table-cell table:style-name="ACE-0" office:value-type="string">
            <text:p>Coral/bivalve</text:p>
          </table:table-cell>
          <table:table-cell table:style-name="ACE-0" office:value-type="string">
            <text:p>Coral/bivalve</text:p>
          </table:table-cell>
          <table:table-cell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83300">
            <text:p>83300</text:p>
          </table:table-cell>
          <table:table-cell table:style-name="ACE-0" office:value-type="float" office:value="1300">
            <text:p>1300</text:p>
          </table:table-cell>
          <table:table-cell table:style-name="ACE-0" table:formula="of:=IF([.Q525]&gt;0;&quot;marine&quot;;&quot;&quot;)" office:value-type="string" office:string-value="">
            <text:p/>
          </table:table-cell>
          <table:table-cell table:style-name="ACE-0" table:formula="of:=IF([.U525]&gt;0;&quot;U-Th&quot;;&quot;&quot;)" office:value-type="string" office:string-value="U-Th">
            <text:p>U-Th</text:p>
          </table:table-cell>
          <table:table-cell table:style-name="ACE-0" office:value-type="string">
            <text:p>U-Th</text:p>
          </table:table-cell>
          <table:table-cell table:style-name="ACE-0" office:value-type="string">
            <text:p>325-M0056A-13R-2W_2-3</text:p>
          </table:table-cell>
          <table:table-cell table:style-name="ACE-1" table:formula="of:=IF([.M525]&lt;&gt;&quot;NA&quot;;-[.G525]+([.M525]-[.N525])/2-[.N525];-[.G525])" office:value-type="float" office:value="-116.355">
            <text:p>−116.36</text:p>
          </table:table-cell>
          <table:table-cell table:style-name="ACE-1" table:formula="of:=IF([.M525]&lt;&gt;&quot;NA&quot;;-[.G525]-([.M525]+[.N525])/2-[.N525]/2;-[.G525])" office:value-type="float" office:value="-116.355">
            <text:p>−116.36</text:p>
          </table:table-cell>
          <table:table-cell table:style-name="ACE-1" table:formula="of:=IF([.M525]&lt;&gt;&quot;NA&quot;;SQRT((([.M525]-[.N525])/2)^2+[.H525]^2);[.H525])" office:value-type="float" office:value="2.3900000000000001">
            <text:p>2.39</text:p>
          </table:table-cell>
          <table:table-cell table:style-name="ACE-2" table:formula="of:=IF([.M525]&lt;&gt;&quot;NA&quot;;0;-1)" office:value-type="float" office:value="-1">
            <text:p>−1</text:p>
          </table:table-cell>
          <table:table-cell table:style-name="ACE-2" table:formula="of:=IF([.S525]&gt;0;[.S525];[.U525])" office:value-type="float" office:value="83300">
            <text:p>83300</text:p>
          </table:table-cell>
          <table:table-cell table:style-name="ACE-2" table:formula="of:=IF([.T525]&gt;0;[.T525];[.V525])" office:value-type="float" office:value="1300">
            <text:p>1300</text:p>
          </table:table-cell>
          <table:table-cell table:number-columns-repeated="224" table:style-name="ACE-0"/>
        </table:table-row>
        <table:table-row table:style-name="AROW-1">
          <table:table-cell table:style-name="ACE-0" office:value-type="string">
            <text:p>325-M0056A-13R-CCW_4-13</text:p>
          </table:table-cell>
          <table:table-cell table:style-name="ACE-0" office:value-type="float" office:value="-17.100000000000001">
            <text:p>−17.1</text:p>
          </table:table-cell>
          <table:table-cell table:style-name="ACE-0" office:value-type="float" office:value="146.56999999999999">
            <text:p>146.57</text:p>
          </table:table-cell>
          <table:table-cell table:style-name="ACE-0" office:value-type="string">
            <text:p>P2</text:p>
          </table:table-cell>
          <table:table-cell table:style-name="ACE-0"/>
          <table:table-cell table:style-name="ACE-0" office:value-type="string">
            <text:p>Batch 4</text:p>
          </table:table-cell>
          <table:table-cell table:style-name="ACE-1" office:value-type="float" office:value="116.41500000000001">
            <text:p>116.42</text:p>
          </table:table-cell>
          <table:table-cell table:style-name="ACE-0" office:value-type="float" office:value="2.3900000000000001">
            <text:p>2.39</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string">
            <text:p>NA</text:p>
          </table:table-cell>
          <table:table-cell table:style-name="ACE-0" office:value-type="string">
            <text:p>NA</text:p>
          </table:table-cell>
          <table:table-cell table:number-columns-repeated="2" table:style-name="ACE-1"/>
          <table:table-cell table:number-columns-repeated="2" table:style-name="ACE-2"/>
          <table:table-cell table:number-columns-repeated="2" table:style-name="ACE-0"/>
          <table:table-cell table:style-name="ACE-0" office:value-type="float" office:value="61929">
            <text:p>61929</text:p>
          </table:table-cell>
          <table:table-cell table:style-name="ACE-0" office:value-type="float" office:value="358">
            <text:p>358</text:p>
          </table:table-cell>
          <table:table-cell table:style-name="ACE-0" table:formula="of:=IF([.Q526]&gt;0;&quot;marine&quot;;&quot;&quot;)" office:value-type="string" office:string-value="">
            <text:p/>
          </table:table-cell>
          <table:table-cell table:style-name="ACE-0" table:formula="of:=IF([.U526]&gt;0;&quot;U-Th&quot;;&quot;&quot;)" office:value-type="string" office:string-value="U-Th">
            <text:p>U-Th</text:p>
          </table:table-cell>
          <table:table-cell table:style-name="ACE-0" office:value-type="string">
            <text:p>U-Th</text:p>
          </table:table-cell>
          <table:table-cell table:style-name="ACE-0" office:value-type="string">
            <text:p>325-M0056A-13R-CCW_4-13</text:p>
          </table:table-cell>
          <table:table-cell table:style-name="ACE-1" table:formula="of:=IF([.M526]&lt;&gt;&quot;NA&quot;;-[.G526]+([.M526]-[.N526])/2-[.N526];-[.G526])" office:value-type="float" office:value="-116.41500000000001">
            <text:p>−116.42</text:p>
          </table:table-cell>
          <table:table-cell table:style-name="ACE-1" table:formula="of:=IF([.M526]&lt;&gt;&quot;NA&quot;;-[.G526]-([.M526]+[.N526])/2-[.N526]/2;-[.G526])" office:value-type="float" office:value="-116.41500000000001">
            <text:p>−116.42</text:p>
          </table:table-cell>
          <table:table-cell table:style-name="ACE-1" table:formula="of:=IF([.M526]&lt;&gt;&quot;NA&quot;;SQRT((([.M526]-[.N526])/2)^2+[.H526]^2);[.H526])" office:value-type="float" office:value="2.3900000000000001">
            <text:p>2.39</text:p>
          </table:table-cell>
          <table:table-cell table:style-name="ACE-2" table:formula="of:=IF([.M526]&lt;&gt;&quot;NA&quot;;0;-1)" office:value-type="float" office:value="-1">
            <text:p>−1</text:p>
          </table:table-cell>
          <table:table-cell table:style-name="ACE-2" table:formula="of:=IF([.S526]&gt;0;[.S526];[.U526])" office:value-type="float" office:value="61929">
            <text:p>61929</text:p>
          </table:table-cell>
          <table:table-cell table:style-name="ACE-2" table:formula="of:=IF([.T526]&gt;0;[.T526];[.V526])" office:value-type="float" office:value="358">
            <text:p>358</text:p>
          </table:table-cell>
          <table:table-cell table:number-columns-repeated="224" table:style-name="ACE-0"/>
        </table:table-row>
        <table:table-row table:style-name="AROW-1">
          <table:table-cell table:style-name="ACE-0" office:value-type="string">
            <text:p>325-M0057A-01R-1W_0-9B</text:p>
          </table:table-cell>
          <table:table-cell table:style-name="ACE-0" office:value-type="float" office:value="-17.109999999999999">
            <text:p>−17.11</text:p>
          </table:table-cell>
          <table:table-cell table:style-name="ACE-0" office:value-type="float" office:value="146.56">
            <text:p>146.56</text:p>
          </table:table-cell>
          <table:table-cell table:style-name="ACE-0"/>
          <table:table-cell table:style-name="ACE-0" office:value-type="string">
            <text:p>NO-27</text:p>
          </table:table-cell>
          <table:table-cell table:style-name="ACE-0" office:value-type="string">
            <text:p>YAUT-005438</text:p>
          </table:table-cell>
          <table:table-cell table:style-name="ACE-1" office:value-type="float" office:value="47.594999999999999">
            <text:p>47.59</text:p>
          </table:table-cell>
          <table:table-cell table:style-name="ACE-0" office:value-type="float" office:value="2.4399999999999999">
            <text:p>2.44</text:p>
          </table:table-cell>
          <table:table-cell table:style-name="ACE-0" office:value-type="string">
            <text:p>Coralline algae</text:p>
          </table:table-cell>
          <table:table-cell table:style-name="ACE-0" office:value-type="string">
            <text:p>aA4</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12.236047189968653">
            <text:p>12.24</text:p>
          </table:table-cell>
          <table:table-cell table:style-name="ACE-1" office:value-type="float" office:value="7.1651803829879714">
            <text:p>7.17</text:p>
          </table:table-cell>
          <table:table-cell table:style-name="ACE-2" office:value-type="float" office:value="7380.6530945112127">
            <text:p>7381</text:p>
          </table:table-cell>
          <table:table-cell table:style-name="ACE-2" office:value-type="float" office:value="92.284583889773359">
            <text:p>92</text:p>
          </table:table-cell>
          <table:table-cell table:style-name="ACE-0" office:value-type="float" office:value="7827">
            <text:p>7827</text:p>
          </table:table-cell>
          <table:table-cell table:style-name="ACE-0" office:value-type="float" office:value="186">
            <text:p>186</text:p>
          </table:table-cell>
          <table:table-cell table:number-columns-repeated="2" table:style-name="ACE-0"/>
          <table:table-cell table:style-name="ACE-0" table:formula="of:=IF([.Q527]&gt;0;&quot;marine&quot;;&quot;&quot;)" office:value-type="string" office:string-value="marine">
            <text:p>marine</text:p>
          </table:table-cell>
          <table:table-cell table:style-name="ACE-0" table:formula="of:=IF([.U527]&gt;0;&quot;U-Th&quot;;&quot;&quot;)" office:value-type="string" office:string-value="">
            <text:p/>
          </table:table-cell>
          <table:table-cell table:style-name="ACE-0" office:value-type="string">
            <text:p>marine</text:p>
          </table:table-cell>
          <table:table-cell table:style-name="ACE-0" office:value-type="string">
            <text:p>325-M0057A-01R-1W_0-9B</text:p>
          </table:table-cell>
          <table:table-cell table:style-name="ACE-1" table:formula="of:=IF([.M527]&lt;&gt;&quot;NA&quot;;-[.G527]+([.M527]-[.N527])/2-[.N527];-[.G527])" office:value-type="float" office:value="-26.594999999999999">
            <text:p>−26.59</text:p>
          </table:table-cell>
          <table:table-cell table:style-name="ACE-1" table:formula="of:=IF([.M527]&lt;&gt;&quot;NA&quot;;-[.G527]-([.M527]+[.N527])/2-[.N527]/2;-[.G527])" office:value-type="float" office:value="-118.595">
            <text:p>−118.59</text:p>
          </table:table-cell>
          <table:table-cell table:style-name="ACE-1" table:formula="of:=IF([.M527]&lt;&gt;&quot;NA&quot;;SQRT((([.M527]-[.N527])/2)^2+[.H527]^2);[.H527])" office:value-type="float" office:value="41.072540705439685">
            <text:p>41.07</text:p>
          </table:table-cell>
          <table:table-cell table:style-name="ACE-2" table:formula="of:=IF([.M527]&lt;&gt;&quot;NA&quot;;0;-1)" office:value-type="float" office:value="0">
            <text:p>0</text:p>
          </table:table-cell>
          <table:table-cell table:style-name="ACE-2" table:formula="of:=IF([.S527]&gt;0;[.S527];[.U527])" office:value-type="float" office:value="7827">
            <text:p>7827</text:p>
          </table:table-cell>
          <table:table-cell table:style-name="ACE-2" table:formula="of:=IF([.T527]&gt;0;[.T527];[.V527])" office:value-type="float" office:value="186">
            <text:p>186</text:p>
          </table:table-cell>
          <table:table-cell table:number-columns-repeated="224" table:style-name="ACE-0"/>
        </table:table-row>
        <table:table-row table:style-name="AROW-1">
          <table:table-cell table:style-name="ACE-0" office:value-type="string">
            <text:p>325-M0057A-01R-1W_27-33</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YAUT-005423</text:p>
          </table:table-cell>
          <table:table-cell table:style-name="ACE-1" office:value-type="float" office:value="47.849999999999994">
            <text:p>47.85</text:p>
          </table:table-cell>
          <table:table-cell table:style-name="ACE-0" office:value-type="float" office:value="2.4399999999999999">
            <text:p>2.44</text:p>
          </table:table-cell>
          <table:table-cell table:style-name="ACE-0" office:value-type="string">
            <text:p>Coralline algae</text:p>
          </table:table-cell>
          <table:table-cell table:style-name="ACE-0" office:value-type="string">
            <text:p>aA4</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0.21404017651475954">
            <text:p>−0.21</text:p>
          </table:table-cell>
          <table:table-cell table:style-name="ACE-1" office:value-type="float" office:value="3.0348479211069503">
            <text:p>3.03</text:p>
          </table:table-cell>
          <table:table-cell table:style-name="ACE-2" office:value-type="float" office:value="7492.6573402341483">
            <text:p>7493</text:p>
          </table:table-cell>
          <table:table-cell table:style-name="ACE-2" office:value-type="float" office:value="51.233702373893891">
            <text:p>51</text:p>
          </table:table-cell>
          <table:table-cell table:style-name="ACE-0" office:value-type="float" office:value="7949">
            <text:p>7949</text:p>
          </table:table-cell>
          <table:table-cell table:style-name="ACE-0" office:value-type="float" office:value="123">
            <text:p>123</text:p>
          </table:table-cell>
          <table:table-cell table:number-columns-repeated="2" table:style-name="ACE-0"/>
          <table:table-cell table:style-name="ACE-0" table:formula="of:=IF([.Q528]&gt;0;&quot;marine&quot;;&quot;&quot;)" office:value-type="string" office:string-value="marine">
            <text:p>marine</text:p>
          </table:table-cell>
          <table:table-cell table:style-name="ACE-0" table:formula="of:=IF([.U528]&gt;0;&quot;U-Th&quot;;&quot;&quot;)" office:value-type="string" office:string-value="">
            <text:p/>
          </table:table-cell>
          <table:table-cell table:style-name="ACE-0" office:value-type="string">
            <text:p>marine</text:p>
          </table:table-cell>
          <table:table-cell table:style-name="ACE-0" office:value-type="string">
            <text:p>325-M0057A-01R-1W_27-33</text:p>
          </table:table-cell>
          <table:table-cell table:style-name="ACE-1" table:formula="of:=IF([.M528]&lt;&gt;&quot;NA&quot;;-[.G528]+([.M528]-[.N528])/2-[.N528];-[.G528])" office:value-type="float" office:value="-26.849999999999994">
            <text:p>−26.85</text:p>
          </table:table-cell>
          <table:table-cell table:style-name="ACE-1" table:formula="of:=IF([.M528]&lt;&gt;&quot;NA&quot;;-[.G528]-([.M528]+[.N528])/2-[.N528]/2;-[.G528])" office:value-type="float" office:value="-118.84999999999999">
            <text:p>−118.85</text:p>
          </table:table-cell>
          <table:table-cell table:style-name="ACE-1" table:formula="of:=IF([.M528]&lt;&gt;&quot;NA&quot;;SQRT((([.M528]-[.N528])/2)^2+[.H528]^2);[.H528])" office:value-type="float" office:value="41.072540705439685">
            <text:p>41.07</text:p>
          </table:table-cell>
          <table:table-cell table:style-name="ACE-2" table:formula="of:=IF([.M528]&lt;&gt;&quot;NA&quot;;0;-1)" office:value-type="float" office:value="0">
            <text:p>0</text:p>
          </table:table-cell>
          <table:table-cell table:style-name="ACE-2" table:formula="of:=IF([.S528]&gt;0;[.S528];[.U528])" office:value-type="float" office:value="7949">
            <text:p>7949</text:p>
          </table:table-cell>
          <table:table-cell table:style-name="ACE-2" table:formula="of:=IF([.T528]&gt;0;[.T528];[.V528])" office:value-type="float" office:value="123">
            <text:p>123</text:p>
          </table:table-cell>
          <table:table-cell table:number-columns-repeated="224" table:style-name="ACE-0"/>
        </table:table-row>
        <table:table-row table:style-name="AROW-1">
          <table:table-cell table:style-name="ACE-0" office:value-type="string">
            <text:p>325-M0057A-01R-1W_27-33B</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YAUT-005439</text:p>
          </table:table-cell>
          <table:table-cell table:style-name="ACE-1" office:value-type="float" office:value="47.849999999999994">
            <text:p>47.85</text:p>
          </table:table-cell>
          <table:table-cell table:style-name="ACE-0" office:value-type="float" office:value="2.4399999999999999">
            <text:p>2.44</text:p>
          </table:table-cell>
          <table:table-cell table:style-name="ACE-0" office:value-type="string">
            <text:p>Coralline algae</text:p>
          </table:table-cell>
          <table:table-cell table:style-name="ACE-0" office:value-type="string">
            <text:p>aA4</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4.5837039352106599">
            <text:p>4.58</text:p>
          </table:table-cell>
          <table:table-cell table:style-name="ACE-1" office:value-type="float" office:value="7.0419107592321994">
            <text:p>7.04</text:p>
          </table:table-cell>
          <table:table-cell table:style-name="ACE-2" office:value-type="float" office:value="8043.7223576632514">
            <text:p>8044</text:p>
          </table:table-cell>
          <table:table-cell table:style-name="ACE-2" office:value-type="float" office:value="91.205720805161789">
            <text:p>91</text:p>
          </table:table-cell>
          <table:table-cell table:style-name="ACE-0" office:value-type="float" office:value="8554">
            <text:p>8554</text:p>
          </table:table-cell>
          <table:table-cell table:style-name="ACE-0" office:value-type="float" office:value="230">
            <text:p>230</text:p>
          </table:table-cell>
          <table:table-cell table:number-columns-repeated="2" table:style-name="ACE-0"/>
          <table:table-cell table:style-name="ACE-0" table:formula="of:=IF([.Q529]&gt;0;&quot;marine&quot;;&quot;&quot;)" office:value-type="string" office:string-value="marine">
            <text:p>marine</text:p>
          </table:table-cell>
          <table:table-cell table:style-name="ACE-0" table:formula="of:=IF([.U529]&gt;0;&quot;U-Th&quot;;&quot;&quot;)" office:value-type="string" office:string-value="">
            <text:p/>
          </table:table-cell>
          <table:table-cell table:style-name="ACE-0" office:value-type="string">
            <text:p>marine</text:p>
          </table:table-cell>
          <table:table-cell table:style-name="ACE-0" office:value-type="string">
            <text:p>325-M0057A-01R-1W_27-33B</text:p>
          </table:table-cell>
          <table:table-cell table:style-name="ACE-1" table:formula="of:=IF([.M529]&lt;&gt;&quot;NA&quot;;-[.G529]+([.M529]-[.N529])/2-[.N529];-[.G529])" office:value-type="float" office:value="-26.849999999999994">
            <text:p>−26.85</text:p>
          </table:table-cell>
          <table:table-cell table:style-name="ACE-1" table:formula="of:=IF([.M529]&lt;&gt;&quot;NA&quot;;-[.G529]-([.M529]+[.N529])/2-[.N529]/2;-[.G529])" office:value-type="float" office:value="-118.84999999999999">
            <text:p>−118.85</text:p>
          </table:table-cell>
          <table:table-cell table:style-name="ACE-1" table:formula="of:=IF([.M529]&lt;&gt;&quot;NA&quot;;SQRT((([.M529]-[.N529])/2)^2+[.H529]^2);[.H529])" office:value-type="float" office:value="41.072540705439685">
            <text:p>41.07</text:p>
          </table:table-cell>
          <table:table-cell table:style-name="ACE-2" table:formula="of:=IF([.M529]&lt;&gt;&quot;NA&quot;;0;-1)" office:value-type="float" office:value="0">
            <text:p>0</text:p>
          </table:table-cell>
          <table:table-cell table:style-name="ACE-2" table:formula="of:=IF([.S529]&gt;0;[.S529];[.U529])" office:value-type="float" office:value="8554">
            <text:p>8554</text:p>
          </table:table-cell>
          <table:table-cell table:style-name="ACE-2" table:formula="of:=IF([.T529]&gt;0;[.T529];[.V529])" office:value-type="float" office:value="230">
            <text:p>230</text:p>
          </table:table-cell>
          <table:table-cell table:number-columns-repeated="224" table:style-name="ACE-0"/>
        </table:table-row>
        <table:table-row table:style-name="AROW-1">
          <table:table-cell table:style-name="ACE-0" office:value-type="string">
            <text:p>325-M0057A-01R-1W_4-9</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office:value-type="string">
            <text:p>NO-26</text:p>
          </table:table-cell>
          <table:table-cell table:style-name="ACE-0" office:value-type="string">
            <text:p>Batch 3</text:p>
          </table:table-cell>
          <table:table-cell table:style-name="ACE-1" office:value-type="float" office:value="47.614999999999995">
            <text:p>47.61</text:p>
          </table:table-cell>
          <table:table-cell table:style-name="ACE-0" office:value-type="float" office:value="2.4399999999999999">
            <text:p>2.44</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number-columns-repeated="2" table:style-name="ACE-1"/>
          <table:table-cell table:number-columns-repeated="2" table:style-name="ACE-2"/>
          <table:table-cell table:number-columns-repeated="2" table:style-name="ACE-0"/>
          <table:table-cell table:style-name="ACE-0" office:value-type="float" office:value="8064">
            <text:p>8064</text:p>
          </table:table-cell>
          <table:table-cell table:style-name="ACE-0" office:value-type="float" office:value="226">
            <text:p>226</text:p>
          </table:table-cell>
          <table:table-cell table:style-name="ACE-0" table:formula="of:=IF([.Q530]&gt;0;&quot;marine&quot;;&quot;&quot;)" office:value-type="string" office:string-value="">
            <text:p/>
          </table:table-cell>
          <table:table-cell table:style-name="ACE-0" table:formula="of:=IF([.U530]&gt;0;&quot;U-Th&quot;;&quot;&quot;)" office:value-type="string" office:string-value="U-Th">
            <text:p>U-Th</text:p>
          </table:table-cell>
          <table:table-cell table:style-name="ACE-0" office:value-type="string">
            <text:p>U-Th</text:p>
          </table:table-cell>
          <table:table-cell table:style-name="ACE-0" office:value-type="string">
            <text:p>325-M0057A-01R-1W_4-9</text:p>
          </table:table-cell>
          <table:table-cell table:style-name="ACE-1" table:formula="of:=IF([.M530]&lt;&gt;&quot;NA&quot;;-[.G530]+([.M530]-[.N530])/2-[.N530];-[.G530])" office:value-type="float" office:value="-26.614999999999995">
            <text:p>−26.61</text:p>
          </table:table-cell>
          <table:table-cell table:style-name="ACE-1" table:formula="of:=IF([.M530]&lt;&gt;&quot;NA&quot;;-[.G530]-([.M530]+[.N530])/2-[.N530]/2;-[.G530])" office:value-type="float" office:value="-118.61499999999999">
            <text:p>−118.61</text:p>
          </table:table-cell>
          <table:table-cell table:style-name="ACE-1" table:formula="of:=IF([.M530]&lt;&gt;&quot;NA&quot;;SQRT((([.M530]-[.N530])/2)^2+[.H530]^2);[.H530])" office:value-type="float" office:value="41.072540705439685">
            <text:p>41.07</text:p>
          </table:table-cell>
          <table:table-cell table:style-name="ACE-2" table:formula="of:=IF([.M530]&lt;&gt;&quot;NA&quot;;0;-1)" office:value-type="float" office:value="0">
            <text:p>0</text:p>
          </table:table-cell>
          <table:table-cell table:style-name="ACE-2" table:formula="of:=IF([.S530]&gt;0;[.S530];[.U530])" office:value-type="float" office:value="8064">
            <text:p>8064</text:p>
          </table:table-cell>
          <table:table-cell table:style-name="ACE-2" table:formula="of:=IF([.T530]&gt;0;[.T530];[.V530])" office:value-type="float" office:value="226">
            <text:p>226</text:p>
          </table:table-cell>
          <table:table-cell table:number-columns-repeated="224" table:style-name="ACE-0"/>
        </table:table-row>
        <table:table-row table:style-name="AROW-1">
          <table:table-cell table:style-name="ACE-0" office:value-type="string">
            <text:p>325-M0057A-01R-1W_53-56</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table:table-cell table:style-name="ACE-0" office:value-type="string">
            <text:p>YAUT-003826</text:p>
          </table:table-cell>
          <table:table-cell table:style-name="ACE-1" office:value-type="float" office:value="48.094999999999999">
            <text:p>48.09</text:p>
          </table:table-cell>
          <table:table-cell table:style-name="ACE-0" office:value-type="float" office:value="2.4399999999999999">
            <text:p>2.44</text:p>
          </table:table-cell>
          <table:table-cell table:style-name="ACE-0" office:value-type="string">
            <text:p>Coral</text:p>
          </table:table-cell>
          <table:table-cell table:style-name="ACE-0" office:value-type="string">
            <text:p>Dipsastrea</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style-name="ACE-1" office:value-type="float" office:value="-2.1963872034760241">
            <text:p>−2.20</text:p>
          </table:table-cell>
          <table:table-cell table:style-name="ACE-1" office:value-type="float" office:value="9.8090254760870437">
            <text:p>9.81</text:p>
          </table:table-cell>
          <table:table-cell table:style-name="ACE-2" office:value-type="float" office:value="8566.5415016596853">
            <text:p>8567</text:p>
          </table:table-cell>
          <table:table-cell table:style-name="ACE-2" office:value-type="float" office:value="102.07833521070748">
            <text:p>102</text:p>
          </table:table-cell>
          <table:table-cell table:style-name="ACE-0" office:value-type="float" office:value="9185">
            <text:p>9185</text:p>
          </table:table-cell>
          <table:table-cell table:style-name="ACE-0" office:value-type="float" office:value="236">
            <text:p>236</text:p>
          </table:table-cell>
          <table:table-cell table:number-columns-repeated="2" table:style-name="ACE-0"/>
          <table:table-cell table:style-name="ACE-0" table:formula="of:=IF([.Q531]&gt;0;&quot;marine&quot;;&quot;&quot;)" office:value-type="string" office:string-value="marine">
            <text:p>marine</text:p>
          </table:table-cell>
          <table:table-cell table:style-name="ACE-0" table:formula="of:=IF([.U531]&gt;0;&quot;U-Th&quot;;&quot;&quot;)" office:value-type="string" office:string-value="">
            <text:p/>
          </table:table-cell>
          <table:table-cell table:style-name="ACE-0" office:value-type="string">
            <text:p>marine</text:p>
          </table:table-cell>
          <table:table-cell table:style-name="ACE-0" office:value-type="string">
            <text:p>325-M0057A-01R-1W_53-56</text:p>
          </table:table-cell>
          <table:table-cell table:style-name="ACE-1" table:formula="of:=IF([.M531]&lt;&gt;&quot;NA&quot;;-[.G531]+([.M531]-[.N531])/2-[.N531];-[.G531])" office:value-type="float" office:value="-27.094999999999999">
            <text:p>−27.09</text:p>
          </table:table-cell>
          <table:table-cell table:style-name="ACE-1" table:formula="of:=IF([.M531]&lt;&gt;&quot;NA&quot;;-[.G531]-([.M531]+[.N531])/2-[.N531]/2;-[.G531])" office:value-type="float" office:value="-119.095">
            <text:p>−119.09</text:p>
          </table:table-cell>
          <table:table-cell table:style-name="ACE-1" table:formula="of:=IF([.M531]&lt;&gt;&quot;NA&quot;;SQRT((([.M531]-[.N531])/2)^2+[.H531]^2);[.H531])" office:value-type="float" office:value="41.072540705439685">
            <text:p>41.07</text:p>
          </table:table-cell>
          <table:table-cell table:style-name="ACE-2" table:formula="of:=IF([.M531]&lt;&gt;&quot;NA&quot;;0;-1)" office:value-type="float" office:value="0">
            <text:p>0</text:p>
          </table:table-cell>
          <table:table-cell table:style-name="ACE-2" table:formula="of:=IF([.S531]&gt;0;[.S531];[.U531])" office:value-type="float" office:value="9185">
            <text:p>9185</text:p>
          </table:table-cell>
          <table:table-cell table:style-name="ACE-2" table:formula="of:=IF([.T531]&gt;0;[.T531];[.V531])" office:value-type="float" office:value="236">
            <text:p>236</text:p>
          </table:table-cell>
          <table:table-cell table:number-columns-repeated="224" table:style-name="ACE-0"/>
        </table:table-row>
        <table:table-row table:style-name="AROW-1">
          <table:table-cell table:style-name="ACE-0" office:value-type="string">
            <text:p>325-M0057A-01R-1W_9-13</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office:value-type="string">
            <text:p>NO-26</text:p>
          </table:table-cell>
          <table:table-cell table:style-name="ACE-0" office:value-type="string">
            <text:p>Batch 3</text:p>
          </table:table-cell>
          <table:table-cell table:style-name="ACE-1" office:value-type="float" office:value="47.659999999999997">
            <text:p>47.66</text:p>
          </table:table-cell>
          <table:table-cell table:style-name="ACE-0" office:value-type="float" office:value="2.4399999999999999">
            <text:p>2.44</text:p>
          </table:table-cell>
          <table:table-cell table:style-name="ACE-0" office:value-type="string">
            <text:p>Coral</text:p>
          </table:table-cell>
          <table:table-cell table:style-name="ACE-0" office:value-type="string">
            <text:p>Porites</text:p>
          </table:table-cell>
          <table:table-cell table:style-name="ACE-0"/>
          <table:table-cell table:style-name="ACE-0" office:value-type="string">
            <text:p>IS</text:p>
          </table:table-cell>
          <table:table-cell table:style-name="ACE-0" office:value-type="float" office:value="102">
            <text:p>102</text:p>
          </table:table-cell>
          <table:table-cell table:style-name="ACE-0" office:value-type="float" office:value="20">
            <text:p>20</text:p>
          </table:table-cell>
          <table:table-cell table:number-columns-repeated="2" table:style-name="ACE-1"/>
          <table:table-cell table:number-columns-repeated="2" table:style-name="ACE-2"/>
          <table:table-cell table:number-columns-repeated="2" table:style-name="ACE-0"/>
          <table:table-cell table:style-name="ACE-0" office:value-type="float" office:value="8177">
            <text:p>8177</text:p>
          </table:table-cell>
          <table:table-cell table:style-name="ACE-0" office:value-type="float" office:value="91">
            <text:p>91</text:p>
          </table:table-cell>
          <table:table-cell table:style-name="ACE-0" table:formula="of:=IF([.Q532]&gt;0;&quot;marine&quot;;&quot;&quot;)" office:value-type="string" office:string-value="">
            <text:p/>
          </table:table-cell>
          <table:table-cell table:style-name="ACE-0" table:formula="of:=IF([.U532]&gt;0;&quot;U-Th&quot;;&quot;&quot;)" office:value-type="string" office:string-value="U-Th">
            <text:p>U-Th</text:p>
          </table:table-cell>
          <table:table-cell table:style-name="ACE-0" office:value-type="string">
            <text:p>U-Th</text:p>
          </table:table-cell>
          <table:table-cell table:style-name="ACE-0" office:value-type="string">
            <text:p>325-M0057A-01R-1W_9-13</text:p>
          </table:table-cell>
          <table:table-cell table:style-name="ACE-1" table:formula="of:=IF([.M532]&lt;&gt;&quot;NA&quot;;-[.G532]+([.M532]-[.N532])/2-[.N532];-[.G532])" office:value-type="float" office:value="-26.659999999999997">
            <text:p>−26.66</text:p>
          </table:table-cell>
          <table:table-cell table:style-name="ACE-1" table:formula="of:=IF([.M532]&lt;&gt;&quot;NA&quot;;-[.G532]-([.M532]+[.N532])/2-[.N532]/2;-[.G532])" office:value-type="float" office:value="-118.66">
            <text:p>−118.66</text:p>
          </table:table-cell>
          <table:table-cell table:style-name="ACE-1" table:formula="of:=IF([.M532]&lt;&gt;&quot;NA&quot;;SQRT((([.M532]-[.N532])/2)^2+[.H532]^2);[.H532])" office:value-type="float" office:value="41.072540705439685">
            <text:p>41.07</text:p>
          </table:table-cell>
          <table:table-cell table:style-name="ACE-2" table:formula="of:=IF([.M532]&lt;&gt;&quot;NA&quot;;0;-1)" office:value-type="float" office:value="0">
            <text:p>0</text:p>
          </table:table-cell>
          <table:table-cell table:style-name="ACE-2" table:formula="of:=IF([.S532]&gt;0;[.S532];[.U532])" office:value-type="float" office:value="8177">
            <text:p>8177</text:p>
          </table:table-cell>
          <table:table-cell table:style-name="ACE-2" table:formula="of:=IF([.T532]&gt;0;[.T532];[.V532])" office:value-type="float" office:value="91">
            <text:p>91</text:p>
          </table:table-cell>
          <table:table-cell table:number-columns-repeated="224" table:style-name="ACE-0"/>
        </table:table-row>
        <table:table-row table:style-name="AROW-1">
          <table:table-cell table:style-name="ACE-0" office:value-type="string">
            <text:p>325-M0057A-02R-1W_118-124</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table:table-cell table:style-name="ACE-0" office:value-type="string">
            <text:p>Batch 3</text:p>
          </table:table-cell>
          <table:table-cell table:style-name="ACE-1" office:value-type="float" office:value="51.759999999999998">
            <text:p>51.76</text:p>
          </table:table-cell>
          <table:table-cell table:style-name="ACE-0" office:value-type="float" office:value="0.25">
            <text:p>0.25</text:p>
          </table:table-cell>
          <table:table-cell table:style-name="ACE-0" office:value-type="string">
            <text:p>Coral</text:p>
          </table:table-cell>
          <table:table-cell table:style-name="ACE-0" office:value-type="string">
            <text:p>Porites</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0698">
            <text:p>10698</text:p>
          </table:table-cell>
          <table:table-cell table:style-name="ACE-0" office:value-type="float" office:value="140">
            <text:p>140</text:p>
          </table:table-cell>
          <table:table-cell table:style-name="ACE-0" table:formula="of:=IF([.Q533]&gt;0;&quot;marine&quot;;&quot;&quot;)" office:value-type="string" office:string-value="">
            <text:p/>
          </table:table-cell>
          <table:table-cell table:style-name="ACE-0" table:formula="of:=IF([.U533]&gt;0;&quot;U-Th&quot;;&quot;&quot;)" office:value-type="string" office:string-value="U-Th">
            <text:p>U-Th</text:p>
          </table:table-cell>
          <table:table-cell table:style-name="ACE-0" office:value-type="string">
            <text:p>U-Th</text:p>
          </table:table-cell>
          <table:table-cell table:style-name="ACE-0" office:value-type="string">
            <text:p>325-M0057A-02R-1W_118-124</text:p>
          </table:table-cell>
          <table:table-cell table:style-name="ACE-1" table:formula="of:=IF([.M533]&lt;&gt;&quot;NA&quot;;-[.G533]+([.M533]-[.N533])/2-[.N533];-[.G533])" office:value-type="float" office:value="-46.759999999999998">
            <text:p>−46.76</text:p>
          </table:table-cell>
          <table:table-cell table:style-name="ACE-1" table:formula="of:=IF([.M533]&lt;&gt;&quot;NA&quot;;-[.G533]-([.M533]+[.N533])/2-[.N533]/2;-[.G533])" office:value-type="float" office:value="-56.759999999999998">
            <text:p>−56.76</text:p>
          </table:table-cell>
          <table:table-cell table:style-name="ACE-1" table:formula="of:=IF([.M533]&lt;&gt;&quot;NA&quot;;SQRT((([.M533]-[.N533])/2)^2+[.H533]^2);[.H533])" office:value-type="float" office:value="5.0062460986251969">
            <text:p>5.01</text:p>
          </table:table-cell>
          <table:table-cell table:style-name="ACE-2" table:formula="of:=IF([.M533]&lt;&gt;&quot;NA&quot;;0;-1)" office:value-type="float" office:value="0">
            <text:p>0</text:p>
          </table:table-cell>
          <table:table-cell table:style-name="ACE-2" table:formula="of:=IF([.S533]&gt;0;[.S533];[.U533])" office:value-type="float" office:value="10698">
            <text:p>10698</text:p>
          </table:table-cell>
          <table:table-cell table:style-name="ACE-2" table:formula="of:=IF([.T533]&gt;0;[.T533];[.V533])" office:value-type="float" office:value="140">
            <text:p>140</text:p>
          </table:table-cell>
          <table:table-cell table:number-columns-repeated="224" table:style-name="ACE-0"/>
        </table:table-row>
        <table:table-row table:style-name="AROW-1">
          <table:table-cell table:style-name="ACE-0" office:value-type="string">
            <text:p>325-M0057A-02R-1W_17-27</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office:value-type="string">
            <text:p>NO-25</text:p>
          </table:table-cell>
          <table:table-cell table:style-name="ACE-0" office:value-type="string">
            <text:p>Batch 1</text:p>
          </table:table-cell>
          <table:table-cell table:style-name="ACE-1" office:value-type="float" office:value="50.769999999999996">
            <text:p>50.77</text:p>
          </table:table-cell>
          <table:table-cell table:style-name="ACE-0" office:value-type="float" office:value="0.25">
            <text:p>0.25</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0437">
            <text:p>10437</text:p>
          </table:table-cell>
          <table:table-cell table:style-name="ACE-0" office:value-type="float" office:value="83">
            <text:p>83</text:p>
          </table:table-cell>
          <table:table-cell table:style-name="ACE-0" table:formula="of:=IF([.Q534]&gt;0;&quot;marine&quot;;&quot;&quot;)" office:value-type="string" office:string-value="">
            <text:p/>
          </table:table-cell>
          <table:table-cell table:style-name="ACE-0" table:formula="of:=IF([.U534]&gt;0;&quot;U-Th&quot;;&quot;&quot;)" office:value-type="string" office:string-value="U-Th">
            <text:p>U-Th</text:p>
          </table:table-cell>
          <table:table-cell table:style-name="ACE-0" office:value-type="string">
            <text:p>U-Th</text:p>
          </table:table-cell>
          <table:table-cell table:style-name="ACE-0" office:value-type="string">
            <text:p>325-M0057A-02R-1W_17-27</text:p>
          </table:table-cell>
          <table:table-cell table:style-name="ACE-1" table:formula="of:=IF([.M534]&lt;&gt;&quot;NA&quot;;-[.G534]+([.M534]-[.N534])/2-[.N534];-[.G534])" office:value-type="float" office:value="-45.769999999999996">
            <text:p>−45.77</text:p>
          </table:table-cell>
          <table:table-cell table:style-name="ACE-1" table:formula="of:=IF([.M534]&lt;&gt;&quot;NA&quot;;-[.G534]-([.M534]+[.N534])/2-[.N534]/2;-[.G534])" office:value-type="float" office:value="-55.769999999999996">
            <text:p>−55.77</text:p>
          </table:table-cell>
          <table:table-cell table:style-name="ACE-1" table:formula="of:=IF([.M534]&lt;&gt;&quot;NA&quot;;SQRT((([.M534]-[.N534])/2)^2+[.H534]^2);[.H534])" office:value-type="float" office:value="5.0062460986251969">
            <text:p>5.01</text:p>
          </table:table-cell>
          <table:table-cell table:style-name="ACE-2" table:formula="of:=IF([.M534]&lt;&gt;&quot;NA&quot;;0;-1)" office:value-type="float" office:value="0">
            <text:p>0</text:p>
          </table:table-cell>
          <table:table-cell table:style-name="ACE-2" table:formula="of:=IF([.S534]&gt;0;[.S534];[.U534])" office:value-type="float" office:value="10437">
            <text:p>10437</text:p>
          </table:table-cell>
          <table:table-cell table:style-name="ACE-2" table:formula="of:=IF([.T534]&gt;0;[.T534];[.V534])" office:value-type="float" office:value="83">
            <text:p>83</text:p>
          </table:table-cell>
          <table:table-cell table:number-columns-repeated="224" table:style-name="ACE-0"/>
        </table:table-row>
        <table:table-row table:style-name="AROW-1">
          <table:table-cell table:style-name="ACE-0" office:value-type="string">
            <text:p>325-M0057A-02R-1W_4-13</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417</text:p>
          </table:table-cell>
          <table:table-cell table:style-name="ACE-1" office:value-type="float" office:value="50.634999999999998">
            <text:p>50.63</text:p>
          </table:table-cell>
          <table:table-cell table:style-name="ACE-0" office:value-type="float" office:value="0.25">
            <text:p>0.2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91649999999999998">
            <text:p>0.92</text:p>
          </table:table-cell>
          <table:table-cell table:style-name="ACE-1" office:value-type="float" office:value="0.58499999999999996">
            <text:p>0.58</text:p>
          </table:table-cell>
          <table:table-cell table:style-name="ACE-2" office:value-type="float" office:value="9145">
            <text:p>9145</text:p>
          </table:table-cell>
          <table:table-cell table:style-name="ACE-2" office:value-type="float" office:value="40">
            <text:p>40</text:p>
          </table:table-cell>
          <table:table-cell table:style-name="ACE-0" office:value-type="float" office:value="9903">
            <text:p>9903</text:p>
          </table:table-cell>
          <table:table-cell table:style-name="ACE-0" office:value-type="float" office:value="185">
            <text:p>185</text:p>
          </table:table-cell>
          <table:table-cell table:number-columns-repeated="2" table:style-name="ACE-0"/>
          <table:table-cell table:style-name="ACE-0" table:formula="of:=IF([.Q535]&gt;0;&quot;marine&quot;;&quot;&quot;)" office:value-type="string" office:string-value="marine">
            <text:p>marine</text:p>
          </table:table-cell>
          <table:table-cell table:style-name="ACE-0" table:formula="of:=IF([.U535]&gt;0;&quot;U-Th&quot;;&quot;&quot;)" office:value-type="string" office:string-value="">
            <text:p/>
          </table:table-cell>
          <table:table-cell table:style-name="ACE-0" office:value-type="string">
            <text:p>marine</text:p>
          </table:table-cell>
          <table:table-cell table:style-name="ACE-0" office:value-type="string">
            <text:p>325-M0057A-02R-1W_4-13</text:p>
          </table:table-cell>
          <table:table-cell table:style-name="ACE-1" table:formula="of:=IF([.M535]&lt;&gt;&quot;NA&quot;;-[.G535]+([.M535]-[.N535])/2-[.N535];-[.G535])" office:value-type="float" office:value="-45.634999999999998">
            <text:p>−45.63</text:p>
          </table:table-cell>
          <table:table-cell table:style-name="ACE-1" table:formula="of:=IF([.M535]&lt;&gt;&quot;NA&quot;;-[.G535]-([.M535]+[.N535])/2-[.N535]/2;-[.G535])" office:value-type="float" office:value="-55.634999999999998">
            <text:p>−55.63</text:p>
          </table:table-cell>
          <table:table-cell table:style-name="ACE-1" table:formula="of:=IF([.M535]&lt;&gt;&quot;NA&quot;;SQRT((([.M535]-[.N535])/2)^2+[.H535]^2);[.H535])" office:value-type="float" office:value="5.0062460986251969">
            <text:p>5.01</text:p>
          </table:table-cell>
          <table:table-cell table:style-name="ACE-2" table:formula="of:=IF([.M535]&lt;&gt;&quot;NA&quot;;0;-1)" office:value-type="float" office:value="0">
            <text:p>0</text:p>
          </table:table-cell>
          <table:table-cell table:style-name="ACE-2" table:formula="of:=IF([.S535]&gt;0;[.S535];[.U535])" office:value-type="float" office:value="9903">
            <text:p>9903</text:p>
          </table:table-cell>
          <table:table-cell table:style-name="ACE-2" table:formula="of:=IF([.T535]&gt;0;[.T535];[.V535])" office:value-type="float" office:value="185">
            <text:p>185</text:p>
          </table:table-cell>
          <table:table-cell table:number-columns-repeated="224" table:style-name="ACE-0"/>
        </table:table-row>
        <table:table-row table:style-name="AROW-1">
          <table:table-cell table:style-name="ACE-0" office:value-type="string">
            <text:p>325-M0057A-02R-1W_4-13</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YAUT-005425</text:p>
          </table:table-cell>
          <table:table-cell table:style-name="ACE-1" office:value-type="float" office:value="50.634999999999998">
            <text:p>50.63</text:p>
          </table:table-cell>
          <table:table-cell table:style-name="ACE-0" office:value-type="float" office:value="0.25">
            <text:p>0.2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90964483076959113">
            <text:p>−0.91</text:p>
          </table:table-cell>
          <table:table-cell table:style-name="ACE-1" office:value-type="float" office:value="3.5064603815833162">
            <text:p>3.51</text:p>
          </table:table-cell>
          <table:table-cell table:style-name="ACE-2" office:value-type="float" office:value="9286.0023075203262">
            <text:p>9286</text:p>
          </table:table-cell>
          <table:table-cell table:style-name="ACE-2" office:value-type="float" office:value="57.174796231827337">
            <text:p>57</text:p>
          </table:table-cell>
          <table:table-cell table:style-name="ACE-0" office:value-type="float" office:value="10056">
            <text:p>10056</text:p>
          </table:table-cell>
          <table:table-cell table:style-name="ACE-0" office:value-type="float" office:value="158">
            <text:p>158</text:p>
          </table:table-cell>
          <table:table-cell table:number-columns-repeated="2" table:style-name="ACE-0"/>
          <table:table-cell table:style-name="ACE-0" table:formula="of:=IF([.Q536]&gt;0;&quot;marine&quot;;&quot;&quot;)" office:value-type="string" office:string-value="marine">
            <text:p>marine</text:p>
          </table:table-cell>
          <table:table-cell table:style-name="ACE-0" table:formula="of:=IF([.U536]&gt;0;&quot;U-Th&quot;;&quot;&quot;)" office:value-type="string" office:string-value="">
            <text:p/>
          </table:table-cell>
          <table:table-cell table:style-name="ACE-0" office:value-type="string">
            <text:p>marine</text:p>
          </table:table-cell>
          <table:table-cell table:style-name="ACE-0" office:value-type="string">
            <text:p>325-M0057A-02R-1W_4-13</text:p>
          </table:table-cell>
          <table:table-cell table:style-name="ACE-1" table:formula="of:=IF([.M536]&lt;&gt;&quot;NA&quot;;-[.G536]+([.M536]-[.N536])/2-[.N536];-[.G536])" office:value-type="float" office:value="-45.634999999999998">
            <text:p>−45.63</text:p>
          </table:table-cell>
          <table:table-cell table:style-name="ACE-1" table:formula="of:=IF([.M536]&lt;&gt;&quot;NA&quot;;-[.G536]-([.M536]+[.N536])/2-[.N536]/2;-[.G536])" office:value-type="float" office:value="-55.634999999999998">
            <text:p>−55.63</text:p>
          </table:table-cell>
          <table:table-cell table:style-name="ACE-1" table:formula="of:=IF([.M536]&lt;&gt;&quot;NA&quot;;SQRT((([.M536]-[.N536])/2)^2+[.H536]^2);[.H536])" office:value-type="float" office:value="5.0062460986251969">
            <text:p>5.01</text:p>
          </table:table-cell>
          <table:table-cell table:style-name="ACE-2" table:formula="of:=IF([.M536]&lt;&gt;&quot;NA&quot;;0;-1)" office:value-type="float" office:value="0">
            <text:p>0</text:p>
          </table:table-cell>
          <table:table-cell table:style-name="ACE-2" table:formula="of:=IF([.S536]&gt;0;[.S536];[.U536])" office:value-type="float" office:value="10056">
            <text:p>10056</text:p>
          </table:table-cell>
          <table:table-cell table:style-name="ACE-2" table:formula="of:=IF([.T536]&gt;0;[.T536];[.V536])" office:value-type="float" office:value="158">
            <text:p>158</text:p>
          </table:table-cell>
          <table:table-cell table:number-columns-repeated="224" table:style-name="ACE-0"/>
        </table:table-row>
        <table:table-row table:style-name="AROW-1">
          <table:table-cell table:style-name="ACE-0" office:value-type="string">
            <text:p>325-M0057A-02R-1W_4-13B</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YAUT-005435</text:p>
          </table:table-cell>
          <table:table-cell table:style-name="ACE-1" office:value-type="float" office:value="50.634999999999998">
            <text:p>50.63</text:p>
          </table:table-cell>
          <table:table-cell table:style-name="ACE-0" office:value-type="float" office:value="0.25">
            <text:p>0.25</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36922455904780893">
            <text:p>−0.37</text:p>
          </table:table-cell>
          <table:table-cell table:style-name="ACE-1" office:value-type="float" office:value="1.9123680945568253">
            <text:p>1.91</text:p>
          </table:table-cell>
          <table:table-cell table:style-name="ACE-2" office:value-type="float" office:value="9607.8670466129952">
            <text:p>9608</text:p>
          </table:table-cell>
          <table:table-cell table:style-name="ACE-2" office:value-type="float" office:value="45.754973215992358">
            <text:p>46</text:p>
          </table:table-cell>
          <table:table-cell table:style-name="ACE-0" office:value-type="float" office:value="10459">
            <text:p>10459</text:p>
          </table:table-cell>
          <table:table-cell table:style-name="ACE-0" office:value-type="float" office:value="149">
            <text:p>149</text:p>
          </table:table-cell>
          <table:table-cell table:number-columns-repeated="2" table:style-name="ACE-0"/>
          <table:table-cell table:style-name="ACE-0" table:formula="of:=IF([.Q537]&gt;0;&quot;marine&quot;;&quot;&quot;)" office:value-type="string" office:string-value="marine">
            <text:p>marine</text:p>
          </table:table-cell>
          <table:table-cell table:style-name="ACE-0" table:formula="of:=IF([.U537]&gt;0;&quot;U-Th&quot;;&quot;&quot;)" office:value-type="string" office:string-value="">
            <text:p/>
          </table:table-cell>
          <table:table-cell table:style-name="ACE-0" office:value-type="string">
            <text:p>marine</text:p>
          </table:table-cell>
          <table:table-cell table:style-name="ACE-0" office:value-type="string">
            <text:p>325-M0057A-02R-1W_4-13B</text:p>
          </table:table-cell>
          <table:table-cell table:style-name="ACE-1" table:formula="of:=IF([.M537]&lt;&gt;&quot;NA&quot;;-[.G537]+([.M537]-[.N537])/2-[.N537];-[.G537])" office:value-type="float" office:value="-45.634999999999998">
            <text:p>−45.63</text:p>
          </table:table-cell>
          <table:table-cell table:style-name="ACE-1" table:formula="of:=IF([.M537]&lt;&gt;&quot;NA&quot;;-[.G537]-([.M537]+[.N537])/2-[.N537]/2;-[.G537])" office:value-type="float" office:value="-55.634999999999998">
            <text:p>−55.63</text:p>
          </table:table-cell>
          <table:table-cell table:style-name="ACE-1" table:formula="of:=IF([.M537]&lt;&gt;&quot;NA&quot;;SQRT((([.M537]-[.N537])/2)^2+[.H537]^2);[.H537])" office:value-type="float" office:value="5.0062460986251969">
            <text:p>5.01</text:p>
          </table:table-cell>
          <table:table-cell table:style-name="ACE-2" table:formula="of:=IF([.M537]&lt;&gt;&quot;NA&quot;;0;-1)" office:value-type="float" office:value="0">
            <text:p>0</text:p>
          </table:table-cell>
          <table:table-cell table:style-name="ACE-2" table:formula="of:=IF([.S537]&gt;0;[.S537];[.U537])" office:value-type="float" office:value="10459">
            <text:p>10459</text:p>
          </table:table-cell>
          <table:table-cell table:style-name="ACE-2" table:formula="of:=IF([.T537]&gt;0;[.T537];[.V537])" office:value-type="float" office:value="149">
            <text:p>149</text:p>
          </table:table-cell>
          <table:table-cell table:number-columns-repeated="224" table:style-name="ACE-0"/>
        </table:table-row>
        <table:table-row table:style-name="AROW-1">
          <table:table-cell table:style-name="ACE-0" office:value-type="string">
            <text:p>325-M0057A-02R-1W_60-78</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office:value-type="string">
            <text:p>NO-25</text:p>
          </table:table-cell>
          <table:table-cell table:style-name="ACE-0" office:value-type="string">
            <text:p>Batch 3</text:p>
          </table:table-cell>
          <table:table-cell table:style-name="ACE-1" office:value-type="float" office:value="51.239999999999995">
            <text:p>51.24</text:p>
          </table:table-cell>
          <table:table-cell table:style-name="ACE-0" office:value-type="float" office:value="0.25">
            <text:p>0.25</text:p>
          </table:table-cell>
          <table:table-cell table:style-name="ACE-0" office:value-type="string">
            <text:p>Coral</text:p>
          </table:table-cell>
          <table:table-cell table:style-name="ACE-0" office:value-type="string">
            <text:p>Monti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0370">
            <text:p>10370</text:p>
          </table:table-cell>
          <table:table-cell table:style-name="ACE-0" office:value-type="float" office:value="74">
            <text:p>74</text:p>
          </table:table-cell>
          <table:table-cell table:style-name="ACE-0" table:formula="of:=IF([.Q538]&gt;0;&quot;marine&quot;;&quot;&quot;)" office:value-type="string" office:string-value="">
            <text:p/>
          </table:table-cell>
          <table:table-cell table:style-name="ACE-0" table:formula="of:=IF([.U538]&gt;0;&quot;U-Th&quot;;&quot;&quot;)" office:value-type="string" office:string-value="U-Th">
            <text:p>U-Th</text:p>
          </table:table-cell>
          <table:table-cell table:style-name="ACE-0" office:value-type="string">
            <text:p>U-Th</text:p>
          </table:table-cell>
          <table:table-cell table:style-name="ACE-0" office:value-type="string">
            <text:p>325-M0057A-02R-1W_60-78</text:p>
          </table:table-cell>
          <table:table-cell table:style-name="ACE-1" table:formula="of:=IF([.M538]&lt;&gt;&quot;NA&quot;;-[.G538]+([.M538]-[.N538])/2-[.N538];-[.G538])" office:value-type="float" office:value="-46.239999999999995">
            <text:p>−46.24</text:p>
          </table:table-cell>
          <table:table-cell table:style-name="ACE-1" table:formula="of:=IF([.M538]&lt;&gt;&quot;NA&quot;;-[.G538]-([.M538]+[.N538])/2-[.N538]/2;-[.G538])" office:value-type="float" office:value="-56.239999999999995">
            <text:p>−56.24</text:p>
          </table:table-cell>
          <table:table-cell table:style-name="ACE-1" table:formula="of:=IF([.M538]&lt;&gt;&quot;NA&quot;;SQRT((([.M538]-[.N538])/2)^2+[.H538]^2);[.H538])" office:value-type="float" office:value="5.0062460986251969">
            <text:p>5.01</text:p>
          </table:table-cell>
          <table:table-cell table:style-name="ACE-2" table:formula="of:=IF([.M538]&lt;&gt;&quot;NA&quot;;0;-1)" office:value-type="float" office:value="0">
            <text:p>0</text:p>
          </table:table-cell>
          <table:table-cell table:style-name="ACE-2" table:formula="of:=IF([.S538]&gt;0;[.S538];[.U538])" office:value-type="float" office:value="10370">
            <text:p>10370</text:p>
          </table:table-cell>
          <table:table-cell table:style-name="ACE-2" table:formula="of:=IF([.T538]&gt;0;[.T538];[.V538])" office:value-type="float" office:value="74">
            <text:p>74</text:p>
          </table:table-cell>
          <table:table-cell table:number-columns-repeated="224" table:style-name="ACE-0"/>
        </table:table-row>
        <table:table-row table:style-name="AROW-1">
          <table:table-cell table:style-name="ACE-0" office:value-type="string">
            <text:p>325-M0057A-03R-1W_5-8</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418</text:p>
          </table:table-cell>
          <table:table-cell table:style-name="ACE-1" office:value-type="float" office:value="52.114999999999995">
            <text:p>52.11</text:p>
          </table:table-cell>
          <table:table-cell table:style-name="ACE-0" office:value-type="float" office:value="2.8399999999999999">
            <text:p>2.8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0.48630000000000001">
            <text:p>−0.49</text:p>
          </table:table-cell>
          <table:table-cell table:style-name="ACE-1" office:value-type="float" office:value="0.56000000000000005">
            <text:p>0.56</text:p>
          </table:table-cell>
          <table:table-cell table:style-name="ACE-2" office:value-type="float" office:value="9670">
            <text:p>9670</text:p>
          </table:table-cell>
          <table:table-cell table:style-name="ACE-2" office:value-type="float" office:value="40">
            <text:p>40</text:p>
          </table:table-cell>
          <table:table-cell table:style-name="ACE-0" office:value-type="float" office:value="10552">
            <text:p>10552</text:p>
          </table:table-cell>
          <table:table-cell table:style-name="ACE-0" office:value-type="float" office:value="119">
            <text:p>119</text:p>
          </table:table-cell>
          <table:table-cell table:number-columns-repeated="2" table:style-name="ACE-0"/>
          <table:table-cell table:style-name="ACE-0" table:formula="of:=IF([.Q539]&gt;0;&quot;marine&quot;;&quot;&quot;)" office:value-type="string" office:string-value="marine">
            <text:p>marine</text:p>
          </table:table-cell>
          <table:table-cell table:style-name="ACE-0" table:formula="of:=IF([.U539]&gt;0;&quot;U-Th&quot;;&quot;&quot;)" office:value-type="string" office:string-value="">
            <text:p/>
          </table:table-cell>
          <table:table-cell table:style-name="ACE-0" office:value-type="string">
            <text:p>marine</text:p>
          </table:table-cell>
          <table:table-cell table:style-name="ACE-0" office:value-type="string">
            <text:p>325-M0057A-03R-1W_5-8</text:p>
          </table:table-cell>
          <table:table-cell table:style-name="ACE-1" table:formula="of:=IF([.M539]&lt;&gt;&quot;NA&quot;;-[.G539]+([.M539]-[.N539])/2-[.N539];-[.G539])" office:value-type="float" office:value="-47.114999999999995">
            <text:p>−47.11</text:p>
          </table:table-cell>
          <table:table-cell table:style-name="ACE-1" table:formula="of:=IF([.M539]&lt;&gt;&quot;NA&quot;;-[.G539]-([.M539]+[.N539])/2-[.N539]/2;-[.G539])" office:value-type="float" office:value="-57.114999999999995">
            <text:p>−57.11</text:p>
          </table:table-cell>
          <table:table-cell table:style-name="ACE-1" table:formula="of:=IF([.M539]&lt;&gt;&quot;NA&quot;;SQRT((([.M539]-[.N539])/2)^2+[.H539]^2);[.H539])" office:value-type="float" office:value="5.7502695588989567">
            <text:p>5.75</text:p>
          </table:table-cell>
          <table:table-cell table:style-name="ACE-2" table:formula="of:=IF([.M539]&lt;&gt;&quot;NA&quot;;0;-1)" office:value-type="float" office:value="0">
            <text:p>0</text:p>
          </table:table-cell>
          <table:table-cell table:style-name="ACE-2" table:formula="of:=IF([.S539]&gt;0;[.S539];[.U539])" office:value-type="float" office:value="10552">
            <text:p>10552</text:p>
          </table:table-cell>
          <table:table-cell table:style-name="ACE-2" table:formula="of:=IF([.T539]&gt;0;[.T539];[.V539])" office:value-type="float" office:value="119">
            <text:p>119</text:p>
          </table:table-cell>
          <table:table-cell table:number-columns-repeated="224" table:style-name="ACE-0"/>
        </table:table-row>
        <table:table-row table:style-name="AROW-1">
          <table:table-cell table:style-name="ACE-0" office:value-type="string">
            <text:p>325-M0057A-03R-1W_8-12</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419</text:p>
          </table:table-cell>
          <table:table-cell table:style-name="ACE-1" office:value-type="float" office:value="52.149999999999999">
            <text:p>52.15</text:p>
          </table:table-cell>
          <table:table-cell table:style-name="ACE-0" office:value-type="float" office:value="2.8399999999999999">
            <text:p>2.84</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1.5112000000000001">
            <text:p>−1.51</text:p>
          </table:table-cell>
          <table:table-cell table:style-name="ACE-1" office:value-type="float" office:value="0.50600000000000001">
            <text:p>0.51</text:p>
          </table:table-cell>
          <table:table-cell table:style-name="ACE-2" office:value-type="float" office:value="9840">
            <text:p>9840</text:p>
          </table:table-cell>
          <table:table-cell table:style-name="ACE-2" office:value-type="float" office:value="40">
            <text:p>40</text:p>
          </table:table-cell>
          <table:table-cell table:style-name="ACE-0" office:value-type="float" office:value="10790">
            <text:p>10790</text:p>
          </table:table-cell>
          <table:table-cell table:style-name="ACE-0" office:value-type="float" office:value="162">
            <text:p>162</text:p>
          </table:table-cell>
          <table:table-cell table:number-columns-repeated="2" table:style-name="ACE-0"/>
          <table:table-cell table:style-name="ACE-0" table:formula="of:=IF([.Q540]&gt;0;&quot;marine&quot;;&quot;&quot;)" office:value-type="string" office:string-value="marine">
            <text:p>marine</text:p>
          </table:table-cell>
          <table:table-cell table:style-name="ACE-0" table:formula="of:=IF([.U540]&gt;0;&quot;U-Th&quot;;&quot;&quot;)" office:value-type="string" office:string-value="">
            <text:p/>
          </table:table-cell>
          <table:table-cell table:style-name="ACE-0" office:value-type="string">
            <text:p>marine</text:p>
          </table:table-cell>
          <table:table-cell table:style-name="ACE-0" office:value-type="string">
            <text:p>325-M0057A-03R-1W_8-12</text:p>
          </table:table-cell>
          <table:table-cell table:style-name="ACE-1" table:formula="of:=IF([.M540]&lt;&gt;&quot;NA&quot;;-[.G540]+([.M540]-[.N540])/2-[.N540];-[.G540])" office:value-type="float" office:value="-47.149999999999999">
            <text:p>−47.15</text:p>
          </table:table-cell>
          <table:table-cell table:style-name="ACE-1" table:formula="of:=IF([.M540]&lt;&gt;&quot;NA&quot;;-[.G540]-([.M540]+[.N540])/2-[.N540]/2;-[.G540])" office:value-type="float" office:value="-57.149999999999999">
            <text:p>−57.15</text:p>
          </table:table-cell>
          <table:table-cell table:style-name="ACE-1" table:formula="of:=IF([.M540]&lt;&gt;&quot;NA&quot;;SQRT((([.M540]-[.N540])/2)^2+[.H540]^2);[.H540])" office:value-type="float" office:value="5.7502695588989567">
            <text:p>5.75</text:p>
          </table:table-cell>
          <table:table-cell table:style-name="ACE-2" table:formula="of:=IF([.M540]&lt;&gt;&quot;NA&quot;;0;-1)" office:value-type="float" office:value="0">
            <text:p>0</text:p>
          </table:table-cell>
          <table:table-cell table:style-name="ACE-2" table:formula="of:=IF([.S540]&gt;0;[.S540];[.U540])" office:value-type="float" office:value="10790">
            <text:p>10790</text:p>
          </table:table-cell>
          <table:table-cell table:style-name="ACE-2" table:formula="of:=IF([.T540]&gt;0;[.T540];[.V540])" office:value-type="float" office:value="162">
            <text:p>162</text:p>
          </table:table-cell>
          <table:table-cell table:number-columns-repeated="224" table:style-name="ACE-0"/>
        </table:table-row>
        <table:table-row table:style-name="AROW-1">
          <table:table-cell table:style-name="ACE-0" office:value-type="string">
            <text:p>325-M0057A-03R-1W_8-12B</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table:table-cell table:style-name="ACE-0" office:value-type="string">
            <text:p>YAUT-004319</text:p>
          </table:table-cell>
          <table:table-cell table:style-name="ACE-1" office:value-type="float" office:value="52.149999999999999">
            <text:p>52.15</text:p>
          </table:table-cell>
          <table:table-cell table:style-name="ACE-0" office:value-type="float" office:value="2.8399999999999999">
            <text:p>2.84</text:p>
          </table:table-cell>
          <table:table-cell table:style-name="ACE-0" office:value-type="string">
            <text:p>Coral</text:p>
          </table:table-cell>
          <table:table-cell table:style-name="ACE-0" office:value-type="string">
            <text:p>Acropora</text:p>
          </table:table-cell>
          <table:table-cell table:style-name="ACE-0" office:value-type="string">
            <text:p>*</text:p>
          </table:table-cell>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style-name="ACE-1" office:value-type="float" office:value="2.6646806835938701">
            <text:p>2.66</text:p>
          </table:table-cell>
          <table:table-cell table:style-name="ACE-1" office:value-type="float" office:value="3.0913766160075928">
            <text:p>3.09</text:p>
          </table:table-cell>
          <table:table-cell table:style-name="ACE-2" office:value-type="float" office:value="9884.4081672445591">
            <text:p>9884</text:p>
          </table:table-cell>
          <table:table-cell table:style-name="ACE-2" office:value-type="float" office:value="45.794293680995828">
            <text:p>46</text:p>
          </table:table-cell>
          <table:table-cell table:style-name="ACE-0" office:value-type="float" office:value="10839">
            <text:p>10839</text:p>
          </table:table-cell>
          <table:table-cell table:style-name="ACE-0" office:value-type="float" office:value="171">
            <text:p>171</text:p>
          </table:table-cell>
          <table:table-cell table:number-columns-repeated="2" table:style-name="ACE-0"/>
          <table:table-cell table:style-name="ACE-0" table:formula="of:=IF([.Q541]&gt;0;&quot;marine&quot;;&quot;&quot;)" office:value-type="string" office:string-value="marine">
            <text:p>marine</text:p>
          </table:table-cell>
          <table:table-cell table:style-name="ACE-0" table:formula="of:=IF([.U541]&gt;0;&quot;U-Th&quot;;&quot;&quot;)" office:value-type="string" office:string-value="">
            <text:p/>
          </table:table-cell>
          <table:table-cell table:style-name="ACE-0" office:value-type="string">
            <text:p>marine</text:p>
          </table:table-cell>
          <table:table-cell table:style-name="ACE-0" office:value-type="string">
            <text:p>325-M0057A-03R-1W_8-12B</text:p>
          </table:table-cell>
          <table:table-cell table:style-name="ACE-1" table:formula="of:=IF([.M541]&lt;&gt;&quot;NA&quot;;-[.G541]+([.M541]-[.N541])/2-[.N541];-[.G541])" office:value-type="float" office:value="-47.149999999999999">
            <text:p>−47.15</text:p>
          </table:table-cell>
          <table:table-cell table:style-name="ACE-1" table:formula="of:=IF([.M541]&lt;&gt;&quot;NA&quot;;-[.G541]-([.M541]+[.N541])/2-[.N541]/2;-[.G541])" office:value-type="float" office:value="-57.149999999999999">
            <text:p>−57.15</text:p>
          </table:table-cell>
          <table:table-cell table:style-name="ACE-1" table:formula="of:=IF([.M541]&lt;&gt;&quot;NA&quot;;SQRT((([.M541]-[.N541])/2)^2+[.H541]^2);[.H541])" office:value-type="float" office:value="5.7502695588989567">
            <text:p>5.75</text:p>
          </table:table-cell>
          <table:table-cell table:style-name="ACE-2" table:formula="of:=IF([.M541]&lt;&gt;&quot;NA&quot;;0;-1)" office:value-type="float" office:value="0">
            <text:p>0</text:p>
          </table:table-cell>
          <table:table-cell table:style-name="ACE-2" table:formula="of:=IF([.S541]&gt;0;[.S541];[.U541])" office:value-type="float" office:value="10839">
            <text:p>10839</text:p>
          </table:table-cell>
          <table:table-cell table:style-name="ACE-2" table:formula="of:=IF([.T541]&gt;0;[.T541];[.V541])" office:value-type="float" office:value="171">
            <text:p>171</text:p>
          </table:table-cell>
          <table:table-cell table:number-columns-repeated="224" table:style-name="ACE-0"/>
        </table:table-row>
        <table:table-row table:style-name="AROW-1">
          <table:table-cell table:style-name="ACE-0" office:value-type="string">
            <text:p>325-M0057A-04R-1W_101-113</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Batch 3</text:p>
          </table:table-cell>
          <table:table-cell table:style-name="ACE-1" office:value-type="float" office:value="56.119999999999997">
            <text:p>56.12</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X</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875">
            <text:p>11875</text:p>
          </table:table-cell>
          <table:table-cell table:style-name="ACE-0" office:value-type="float" office:value="56">
            <text:p>56</text:p>
          </table:table-cell>
          <table:table-cell table:style-name="ACE-0" table:formula="of:=IF([.Q542]&gt;0;&quot;marine&quot;;&quot;&quot;)" office:value-type="string" office:string-value="">
            <text:p/>
          </table:table-cell>
          <table:table-cell table:style-name="ACE-0" table:formula="of:=IF([.U542]&gt;0;&quot;U-Th&quot;;&quot;&quot;)" office:value-type="string" office:string-value="U-Th">
            <text:p>U-Th</text:p>
          </table:table-cell>
          <table:table-cell table:style-name="ACE-0" office:value-type="string">
            <text:p>U-Th</text:p>
          </table:table-cell>
          <table:table-cell table:style-name="ACE-0" office:value-type="string">
            <text:p>325-M0057A-04R-1W_101-113</text:p>
          </table:table-cell>
          <table:table-cell table:style-name="ACE-1" table:formula="of:=IF([.M542]&lt;&gt;&quot;NA&quot;;-[.G542]+([.M542]-[.N542])/2-[.N542];-[.G542])" office:value-type="float" office:value="-53.619999999999997">
            <text:p>−53.62</text:p>
          </table:table-cell>
          <table:table-cell table:style-name="ACE-1" table:formula="of:=IF([.M542]&lt;&gt;&quot;NA&quot;;-[.G542]-([.M542]+[.N542])/2-[.N542]/2;-[.G542])" office:value-type="float" office:value="-58.619999999999997">
            <text:p>−58.62</text:p>
          </table:table-cell>
          <table:table-cell table:style-name="ACE-1" table:formula="of:=IF([.M542]&lt;&gt;&quot;NA&quot;;SQRT((([.M542]-[.N542])/2)^2+[.H542]^2);[.H542])" office:value-type="float" office:value="3.1160231064611827">
            <text:p>3.12</text:p>
          </table:table-cell>
          <table:table-cell table:style-name="ACE-2" table:formula="of:=IF([.M542]&lt;&gt;&quot;NA&quot;;0;-1)" office:value-type="float" office:value="0">
            <text:p>0</text:p>
          </table:table-cell>
          <table:table-cell table:style-name="ACE-2" table:formula="of:=IF([.S542]&gt;0;[.S542];[.U542])" office:value-type="float" office:value="11875">
            <text:p>11875</text:p>
          </table:table-cell>
          <table:table-cell table:style-name="ACE-2" table:formula="of:=IF([.T542]&gt;0;[.T542];[.V542])" office:value-type="float" office:value="56">
            <text:p>56</text:p>
          </table:table-cell>
          <table:table-cell table:number-columns-repeated="224" table:style-name="ACE-0"/>
        </table:table-row>
        <table:table-row table:style-name="AROW-1">
          <table:table-cell table:style-name="ACE-0" office:value-type="string">
            <text:p>325-M0057A-04R-1W_15-22</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213</text:p>
          </table:table-cell>
          <table:table-cell table:style-name="ACE-1" office:value-type="float" office:value="55.234999999999999">
            <text:p>55.23</text:p>
          </table:table-cell>
          <table:table-cell table:style-name="ACE-0" office:value-type="float" office:value="1.8600000000000001">
            <text:p>1.8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052200000000000003">
            <text:p>−0.05</text:p>
          </table:table-cell>
          <table:table-cell table:style-name="ACE-1" office:value-type="float" office:value="0.54700000000000004">
            <text:p>0.55</text:p>
          </table:table-cell>
          <table:table-cell table:style-name="ACE-2" office:value-type="float" office:value="10190">
            <text:p>10190</text:p>
          </table:table-cell>
          <table:table-cell table:style-name="ACE-2" office:value-type="float" office:value="55">
            <text:p>55</text:p>
          </table:table-cell>
          <table:table-cell table:style-name="ACE-0" office:value-type="float" office:value="11174">
            <text:p>11174</text:p>
          </table:table-cell>
          <table:table-cell table:style-name="ACE-0" office:value-type="float" office:value="126">
            <text:p>126</text:p>
          </table:table-cell>
          <table:table-cell table:number-columns-repeated="2" table:style-name="ACE-0"/>
          <table:table-cell table:style-name="ACE-0" table:formula="of:=IF([.Q543]&gt;0;&quot;marine&quot;;&quot;&quot;)" office:value-type="string" office:string-value="marine">
            <text:p>marine</text:p>
          </table:table-cell>
          <table:table-cell table:style-name="ACE-0" table:formula="of:=IF([.U543]&gt;0;&quot;U-Th&quot;;&quot;&quot;)" office:value-type="string" office:string-value="">
            <text:p/>
          </table:table-cell>
          <table:table-cell table:style-name="ACE-0" office:value-type="string">
            <text:p>marine</text:p>
          </table:table-cell>
          <table:table-cell table:style-name="ACE-0" office:value-type="string">
            <text:p>325-M0057A-04R-1W_15-22</text:p>
          </table:table-cell>
          <table:table-cell table:style-name="ACE-1" table:formula="of:=IF([.M543]&lt;&gt;&quot;NA&quot;;-[.G543]+([.M543]-[.N543])/2-[.N543];-[.G543])" office:value-type="float" office:value="-52.734999999999999">
            <text:p>−52.73</text:p>
          </table:table-cell>
          <table:table-cell table:style-name="ACE-1" table:formula="of:=IF([.M543]&lt;&gt;&quot;NA&quot;;-[.G543]-([.M543]+[.N543])/2-[.N543]/2;-[.G543])" office:value-type="float" office:value="-57.734999999999999">
            <text:p>−57.73</text:p>
          </table:table-cell>
          <table:table-cell table:style-name="ACE-1" table:formula="of:=IF([.M543]&lt;&gt;&quot;NA&quot;;SQRT((([.M543]-[.N543])/2)^2+[.H543]^2);[.H543])" office:value-type="float" office:value="3.1160231064611827">
            <text:p>3.12</text:p>
          </table:table-cell>
          <table:table-cell table:style-name="ACE-2" table:formula="of:=IF([.M543]&lt;&gt;&quot;NA&quot;;0;-1)" office:value-type="float" office:value="0">
            <text:p>0</text:p>
          </table:table-cell>
          <table:table-cell table:style-name="ACE-2" table:formula="of:=IF([.S543]&gt;0;[.S543];[.U543])" office:value-type="float" office:value="11174">
            <text:p>11174</text:p>
          </table:table-cell>
          <table:table-cell table:style-name="ACE-2" table:formula="of:=IF([.T543]&gt;0;[.T543];[.V543])" office:value-type="float" office:value="126">
            <text:p>126</text:p>
          </table:table-cell>
          <table:table-cell table:number-columns-repeated="224" table:style-name="ACE-0"/>
        </table:table-row>
        <table:table-row table:style-name="AROW-1">
          <table:table-cell table:style-name="ACE-0" office:value-type="string">
            <text:p>325-M0057A-04R-1W_15-22</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Batch 3</text:p>
          </table:table-cell>
          <table:table-cell table:style-name="ACE-1" office:value-type="float" office:value="55.234999999999999">
            <text:p>55.23</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276">
            <text:p>11276</text:p>
          </table:table-cell>
          <table:table-cell table:style-name="ACE-0" office:value-type="float" office:value="53">
            <text:p>53</text:p>
          </table:table-cell>
          <table:table-cell table:style-name="ACE-0" table:formula="of:=IF([.Q544]&gt;0;&quot;marine&quot;;&quot;&quot;)" office:value-type="string" office:string-value="">
            <text:p/>
          </table:table-cell>
          <table:table-cell table:style-name="ACE-0" table:formula="of:=IF([.U544]&gt;0;&quot;U-Th&quot;;&quot;&quot;)" office:value-type="string" office:string-value="U-Th">
            <text:p>U-Th</text:p>
          </table:table-cell>
          <table:table-cell table:style-name="ACE-0" office:value-type="string">
            <text:p>U-Th</text:p>
          </table:table-cell>
          <table:table-cell table:style-name="ACE-0" office:value-type="string">
            <text:p>325-M0057A-04R-1W_15-22</text:p>
          </table:table-cell>
          <table:table-cell table:style-name="ACE-1" table:formula="of:=IF([.M544]&lt;&gt;&quot;NA&quot;;-[.G544]+([.M544]-[.N544])/2-[.N544];-[.G544])" office:value-type="float" office:value="-52.734999999999999">
            <text:p>−52.73</text:p>
          </table:table-cell>
          <table:table-cell table:style-name="ACE-1" table:formula="of:=IF([.M544]&lt;&gt;&quot;NA&quot;;-[.G544]-([.M544]+[.N544])/2-[.N544]/2;-[.G544])" office:value-type="float" office:value="-57.734999999999999">
            <text:p>−57.73</text:p>
          </table:table-cell>
          <table:table-cell table:style-name="ACE-1" table:formula="of:=IF([.M544]&lt;&gt;&quot;NA&quot;;SQRT((([.M544]-[.N544])/2)^2+[.H544]^2);[.H544])" office:value-type="float" office:value="3.1160231064611827">
            <text:p>3.12</text:p>
          </table:table-cell>
          <table:table-cell table:style-name="ACE-2" table:formula="of:=IF([.M544]&lt;&gt;&quot;NA&quot;;0;-1)" office:value-type="float" office:value="0">
            <text:p>0</text:p>
          </table:table-cell>
          <table:table-cell table:style-name="ACE-2" table:formula="of:=IF([.S544]&gt;0;[.S544];[.U544])" office:value-type="float" office:value="11276">
            <text:p>11276</text:p>
          </table:table-cell>
          <table:table-cell table:style-name="ACE-2" table:formula="of:=IF([.T544]&gt;0;[.T544];[.V544])" office:value-type="float" office:value="53">
            <text:p>53</text:p>
          </table:table-cell>
          <table:table-cell table:number-columns-repeated="224" table:style-name="ACE-0"/>
        </table:table-row>
        <table:table-row table:style-name="AROW-1">
          <table:table-cell table:style-name="ACE-0" office:value-type="string">
            <text:p>325-M0057A-04R-1W_33-39</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SANU-27227</text:p>
          </table:table-cell>
          <table:table-cell table:style-name="ACE-1" office:value-type="float" office:value="55.409999999999997">
            <text:p>55.41</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4.8673999999999999">
            <text:p>−4.87</text:p>
          </table:table-cell>
          <table:table-cell table:style-name="ACE-1" office:value-type="float" office:value="0.50800000000000001">
            <text:p>0.51</text:p>
          </table:table-cell>
          <table:table-cell table:style-name="ACE-2" office:value-type="float" office:value="10345">
            <text:p>10345</text:p>
          </table:table-cell>
          <table:table-cell table:style-name="ACE-2" office:value-type="float" office:value="40">
            <text:p>40</text:p>
          </table:table-cell>
          <table:table-cell table:style-name="ACE-0" office:value-type="float" office:value="11405">
            <text:p>11405</text:p>
          </table:table-cell>
          <table:table-cell table:style-name="ACE-0" office:value-type="float" office:value="215">
            <text:p>215</text:p>
          </table:table-cell>
          <table:table-cell table:number-columns-repeated="2" table:style-name="ACE-0"/>
          <table:table-cell table:style-name="ACE-0" table:formula="of:=IF([.Q545]&gt;0;&quot;marine&quot;;&quot;&quot;)" office:value-type="string" office:string-value="marine">
            <text:p>marine</text:p>
          </table:table-cell>
          <table:table-cell table:style-name="ACE-0" table:formula="of:=IF([.U545]&gt;0;&quot;U-Th&quot;;&quot;&quot;)" office:value-type="string" office:string-value="">
            <text:p/>
          </table:table-cell>
          <table:table-cell table:style-name="ACE-0" office:value-type="string">
            <text:p>marine</text:p>
          </table:table-cell>
          <table:table-cell table:style-name="ACE-0" office:value-type="string">
            <text:p>325-M0057A-04R-1W_33-39</text:p>
          </table:table-cell>
          <table:table-cell table:style-name="ACE-1" table:formula="of:=IF([.M545]&lt;&gt;&quot;NA&quot;;-[.G545]+([.M545]-[.N545])/2-[.N545];-[.G545])" office:value-type="float" office:value="-52.909999999999997">
            <text:p>−52.91</text:p>
          </table:table-cell>
          <table:table-cell table:style-name="ACE-1" table:formula="of:=IF([.M545]&lt;&gt;&quot;NA&quot;;-[.G545]-([.M545]+[.N545])/2-[.N545]/2;-[.G545])" office:value-type="float" office:value="-57.909999999999997">
            <text:p>−57.91</text:p>
          </table:table-cell>
          <table:table-cell table:style-name="ACE-1" table:formula="of:=IF([.M545]&lt;&gt;&quot;NA&quot;;SQRT((([.M545]-[.N545])/2)^2+[.H545]^2);[.H545])" office:value-type="float" office:value="3.1160231064611827">
            <text:p>3.12</text:p>
          </table:table-cell>
          <table:table-cell table:style-name="ACE-2" table:formula="of:=IF([.M545]&lt;&gt;&quot;NA&quot;;0;-1)" office:value-type="float" office:value="0">
            <text:p>0</text:p>
          </table:table-cell>
          <table:table-cell table:style-name="ACE-2" table:formula="of:=IF([.S545]&gt;0;[.S545];[.U545])" office:value-type="float" office:value="11405">
            <text:p>11405</text:p>
          </table:table-cell>
          <table:table-cell table:style-name="ACE-2" table:formula="of:=IF([.T545]&gt;0;[.T545];[.V545])" office:value-type="float" office:value="215">
            <text:p>215</text:p>
          </table:table-cell>
          <table:table-cell table:number-columns-repeated="224" table:style-name="ACE-0"/>
        </table:table-row>
        <table:table-row table:style-name="AROW-1">
          <table:table-cell table:style-name="ACE-0" office:value-type="string">
            <text:p>325-M0057A-04R-1W_34-36</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SANU-20612</text:p>
          </table:table-cell>
          <table:table-cell table:style-name="ACE-1" office:value-type="float" office:value="55.399999999999999">
            <text:p>55.40</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9.8988000000000014">
            <text:p>9.90</text:p>
          </table:table-cell>
          <table:table-cell table:style-name="ACE-1" office:value-type="float" office:value="0.876">
            <text:p>0.88</text:p>
          </table:table-cell>
          <table:table-cell table:style-name="ACE-2" office:value-type="float" office:value="10340">
            <text:p>10340</text:p>
          </table:table-cell>
          <table:table-cell table:style-name="ACE-2" office:value-type="float" office:value="40">
            <text:p>40</text:p>
          </table:table-cell>
          <table:table-cell table:style-name="ACE-0" office:value-type="float" office:value="11421">
            <text:p>11421</text:p>
          </table:table-cell>
          <table:table-cell table:style-name="ACE-0" office:value-type="float" office:value="217">
            <text:p>217</text:p>
          </table:table-cell>
          <table:table-cell table:number-columns-repeated="2" table:style-name="ACE-0"/>
          <table:table-cell table:style-name="ACE-0" table:formula="of:=IF([.Q546]&gt;0;&quot;marine&quot;;&quot;&quot;)" office:value-type="string" office:string-value="marine">
            <text:p>marine</text:p>
          </table:table-cell>
          <table:table-cell table:style-name="ACE-0" table:formula="of:=IF([.U546]&gt;0;&quot;U-Th&quot;;&quot;&quot;)" office:value-type="string" office:string-value="">
            <text:p/>
          </table:table-cell>
          <table:table-cell table:style-name="ACE-0" office:value-type="string">
            <text:p>marine</text:p>
          </table:table-cell>
          <table:table-cell table:style-name="ACE-0" office:value-type="string">
            <text:p>325-M0057A-04R-1W_34-36</text:p>
          </table:table-cell>
          <table:table-cell table:style-name="ACE-1" table:formula="of:=IF([.M546]&lt;&gt;&quot;NA&quot;;-[.G546]+([.M546]-[.N546])/2-[.N546];-[.G546])" office:value-type="float" office:value="-52.899999999999999">
            <text:p>−52.90</text:p>
          </table:table-cell>
          <table:table-cell table:style-name="ACE-1" table:formula="of:=IF([.M546]&lt;&gt;&quot;NA&quot;;-[.G546]-([.M546]+[.N546])/2-[.N546]/2;-[.G546])" office:value-type="float" office:value="-57.899999999999999">
            <text:p>−57.90</text:p>
          </table:table-cell>
          <table:table-cell table:style-name="ACE-1" table:formula="of:=IF([.M546]&lt;&gt;&quot;NA&quot;;SQRT((([.M546]-[.N546])/2)^2+[.H546]^2);[.H546])" office:value-type="float" office:value="3.1160231064611827">
            <text:p>3.12</text:p>
          </table:table-cell>
          <table:table-cell table:style-name="ACE-2" table:formula="of:=IF([.M546]&lt;&gt;&quot;NA&quot;;0;-1)" office:value-type="float" office:value="0">
            <text:p>0</text:p>
          </table:table-cell>
          <table:table-cell table:style-name="ACE-2" table:formula="of:=IF([.S546]&gt;0;[.S546];[.U546])" office:value-type="float" office:value="11421">
            <text:p>11421</text:p>
          </table:table-cell>
          <table:table-cell table:style-name="ACE-2" table:formula="of:=IF([.T546]&gt;0;[.T546];[.V546])" office:value-type="float" office:value="217">
            <text:p>217</text:p>
          </table:table-cell>
          <table:table-cell table:number-columns-repeated="224" table:style-name="ACE-0"/>
        </table:table-row>
        <table:table-row table:style-name="AROW-1">
          <table:table-cell table:style-name="ACE-0" office:value-type="string">
            <text:p>325-M0057A-04R-1W_40-46</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3</text:p>
          </table:table-cell>
          <table:table-cell table:style-name="ACE-1" office:value-type="float" office:value="55.479999999999997">
            <text:p>55.48</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440">
            <text:p>11440</text:p>
          </table:table-cell>
          <table:table-cell table:style-name="ACE-0" office:value-type="float" office:value="58">
            <text:p>58</text:p>
          </table:table-cell>
          <table:table-cell table:style-name="ACE-0" table:formula="of:=IF([.Q547]&gt;0;&quot;marine&quot;;&quot;&quot;)" office:value-type="string" office:string-value="">
            <text:p/>
          </table:table-cell>
          <table:table-cell table:style-name="ACE-0" table:formula="of:=IF([.U547]&gt;0;&quot;U-Th&quot;;&quot;&quot;)" office:value-type="string" office:string-value="U-Th">
            <text:p>U-Th</text:p>
          </table:table-cell>
          <table:table-cell table:style-name="ACE-0" office:value-type="string">
            <text:p>U-Th</text:p>
          </table:table-cell>
          <table:table-cell table:style-name="ACE-0" office:value-type="string">
            <text:p>325-M0057A-04R-1W_40-46</text:p>
          </table:table-cell>
          <table:table-cell table:style-name="ACE-1" table:formula="of:=IF([.M547]&lt;&gt;&quot;NA&quot;;-[.G547]+([.M547]-[.N547])/2-[.N547];-[.G547])" office:value-type="float" office:value="-52.979999999999997">
            <text:p>−52.98</text:p>
          </table:table-cell>
          <table:table-cell table:style-name="ACE-1" table:formula="of:=IF([.M547]&lt;&gt;&quot;NA&quot;;-[.G547]-([.M547]+[.N547])/2-[.N547]/2;-[.G547])" office:value-type="float" office:value="-57.979999999999997">
            <text:p>−57.98</text:p>
          </table:table-cell>
          <table:table-cell table:style-name="ACE-1" table:formula="of:=IF([.M547]&lt;&gt;&quot;NA&quot;;SQRT((([.M547]-[.N547])/2)^2+[.H547]^2);[.H547])" office:value-type="float" office:value="3.1160231064611827">
            <text:p>3.12</text:p>
          </table:table-cell>
          <table:table-cell table:style-name="ACE-2" table:formula="of:=IF([.M547]&lt;&gt;&quot;NA&quot;;0;-1)" office:value-type="float" office:value="0">
            <text:p>0</text:p>
          </table:table-cell>
          <table:table-cell table:style-name="ACE-2" table:formula="of:=IF([.S547]&gt;0;[.S547];[.U547])" office:value-type="float" office:value="11440">
            <text:p>11440</text:p>
          </table:table-cell>
          <table:table-cell table:style-name="ACE-2" table:formula="of:=IF([.T547]&gt;0;[.T547];[.V547])" office:value-type="float" office:value="58">
            <text:p>58</text:p>
          </table:table-cell>
          <table:table-cell table:number-columns-repeated="224" table:style-name="ACE-0"/>
        </table:table-row>
        <table:table-row table:style-name="AROW-1">
          <table:table-cell table:style-name="ACE-0" office:value-type="string">
            <text:p>325-M0057A-04R-1W_54-55</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SANU-20614</text:p>
          </table:table-cell>
          <table:table-cell table:style-name="ACE-1" office:value-type="float" office:value="55.594999999999999">
            <text:p>55.59</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Acr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71689999999999998">
            <text:p>0.72</text:p>
          </table:table-cell>
          <table:table-cell table:style-name="ACE-1" office:value-type="float" office:value="0.53600000000000003">
            <text:p>0.54</text:p>
          </table:table-cell>
          <table:table-cell table:style-name="ACE-2" office:value-type="float" office:value="10320">
            <text:p>10320</text:p>
          </table:table-cell>
          <table:table-cell table:style-name="ACE-2" office:value-type="float" office:value="40">
            <text:p>40</text:p>
          </table:table-cell>
          <table:table-cell table:style-name="ACE-0" office:value-type="float" office:value="11391">
            <text:p>11391</text:p>
          </table:table-cell>
          <table:table-cell table:style-name="ACE-0" office:value-type="float" office:value="204">
            <text:p>204</text:p>
          </table:table-cell>
          <table:table-cell table:number-columns-repeated="2" table:style-name="ACE-0"/>
          <table:table-cell table:style-name="ACE-0" table:formula="of:=IF([.Q548]&gt;0;&quot;marine&quot;;&quot;&quot;)" office:value-type="string" office:string-value="marine">
            <text:p>marine</text:p>
          </table:table-cell>
          <table:table-cell table:style-name="ACE-0" table:formula="of:=IF([.U548]&gt;0;&quot;U-Th&quot;;&quot;&quot;)" office:value-type="string" office:string-value="">
            <text:p/>
          </table:table-cell>
          <table:table-cell table:style-name="ACE-0" office:value-type="string">
            <text:p>marine</text:p>
          </table:table-cell>
          <table:table-cell table:style-name="ACE-0" office:value-type="string">
            <text:p>325-M0057A-04R-1W_54-55</text:p>
          </table:table-cell>
          <table:table-cell table:style-name="ACE-1" table:formula="of:=IF([.M548]&lt;&gt;&quot;NA&quot;;-[.G548]+([.M548]-[.N548])/2-[.N548];-[.G548])" office:value-type="float" office:value="-53.094999999999999">
            <text:p>−53.09</text:p>
          </table:table-cell>
          <table:table-cell table:style-name="ACE-1" table:formula="of:=IF([.M548]&lt;&gt;&quot;NA&quot;;-[.G548]-([.M548]+[.N548])/2-[.N548]/2;-[.G548])" office:value-type="float" office:value="-58.094999999999999">
            <text:p>−58.09</text:p>
          </table:table-cell>
          <table:table-cell table:style-name="ACE-1" table:formula="of:=IF([.M548]&lt;&gt;&quot;NA&quot;;SQRT((([.M548]-[.N548])/2)^2+[.H548]^2);[.H548])" office:value-type="float" office:value="3.1160231064611827">
            <text:p>3.12</text:p>
          </table:table-cell>
          <table:table-cell table:style-name="ACE-2" table:formula="of:=IF([.M548]&lt;&gt;&quot;NA&quot;;0;-1)" office:value-type="float" office:value="0">
            <text:p>0</text:p>
          </table:table-cell>
          <table:table-cell table:style-name="ACE-2" table:formula="of:=IF([.S548]&gt;0;[.S548];[.U548])" office:value-type="float" office:value="11391">
            <text:p>11391</text:p>
          </table:table-cell>
          <table:table-cell table:style-name="ACE-2" table:formula="of:=IF([.T548]&gt;0;[.T548];[.V548])" office:value-type="float" office:value="204">
            <text:p>204</text:p>
          </table:table-cell>
          <table:table-cell table:number-columns-repeated="224" table:style-name="ACE-0"/>
        </table:table-row>
        <table:table-row table:style-name="AROW-1">
          <table:table-cell table:style-name="ACE-0" office:value-type="string">
            <text:p>325-M0057A-04R-1W_5-7</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0613</text:p>
          </table:table-cell>
          <table:table-cell table:style-name="ACE-1" office:value-type="float" office:value="55.109999999999999">
            <text:p>55.11</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Acroporidae</text:p>
          </table:table-cell>
          <table:table-cell table:style-name="ACE-0"/>
          <table:table-cell table:style-name="ACE-0" office:value-type="string">
            <text:p>ISX</text:p>
          </table:table-cell>
          <table:table-cell table:style-name="ACE-0" office:value-type="float" office:value="5">
            <text:p>5</text:p>
          </table:table-cell>
          <table:table-cell table:style-name="ACE-0" office:value-type="float" office:value="0">
            <text:p>0</text:p>
          </table:table-cell>
          <table:table-cell table:style-name="ACE-1" office:value-type="float" office:value="-3.4386000000000001">
            <text:p>−3.44</text:p>
          </table:table-cell>
          <table:table-cell table:style-name="ACE-1" office:value-type="float" office:value="0.83699999999999997">
            <text:p>0.84</text:p>
          </table:table-cell>
          <table:table-cell table:style-name="ACE-2" office:value-type="float" office:value="10140">
            <text:p>10140</text:p>
          </table:table-cell>
          <table:table-cell table:style-name="ACE-2" office:value-type="float" office:value="50">
            <text:p>50</text:p>
          </table:table-cell>
          <table:table-cell table:style-name="ACE-0" office:value-type="float" office:value="11105">
            <text:p>11105</text:p>
          </table:table-cell>
          <table:table-cell table:style-name="ACE-0" office:value-type="float" office:value="123">
            <text:p>123</text:p>
          </table:table-cell>
          <table:table-cell table:number-columns-repeated="2" table:style-name="ACE-0"/>
          <table:table-cell table:style-name="ACE-0" table:formula="of:=IF([.Q549]&gt;0;&quot;marine&quot;;&quot;&quot;)" office:value-type="string" office:string-value="marine">
            <text:p>marine</text:p>
          </table:table-cell>
          <table:table-cell table:style-name="ACE-0" table:formula="of:=IF([.U549]&gt;0;&quot;U-Th&quot;;&quot;&quot;)" office:value-type="string" office:string-value="">
            <text:p/>
          </table:table-cell>
          <table:table-cell table:style-name="ACE-0" office:value-type="string">
            <text:p>marine</text:p>
          </table:table-cell>
          <table:table-cell table:style-name="ACE-0" office:value-type="string">
            <text:p>325-M0057A-04R-1W_5-7</text:p>
          </table:table-cell>
          <table:table-cell table:style-name="ACE-1" table:formula="of:=IF([.M549]&lt;&gt;&quot;NA&quot;;-[.G549]+([.M549]-[.N549])/2-[.N549];-[.G549])" office:value-type="float" office:value="-52.609999999999999">
            <text:p>−52.61</text:p>
          </table:table-cell>
          <table:table-cell table:style-name="ACE-1" table:formula="of:=IF([.M549]&lt;&gt;&quot;NA&quot;;-[.G549]-([.M549]+[.N549])/2-[.N549]/2;-[.G549])" office:value-type="float" office:value="-57.609999999999999">
            <text:p>−57.61</text:p>
          </table:table-cell>
          <table:table-cell table:style-name="ACE-1" table:formula="of:=IF([.M549]&lt;&gt;&quot;NA&quot;;SQRT((([.M549]-[.N549])/2)^2+[.H549]^2);[.H549])" office:value-type="float" office:value="3.1160231064611827">
            <text:p>3.12</text:p>
          </table:table-cell>
          <table:table-cell table:style-name="ACE-2" table:formula="of:=IF([.M549]&lt;&gt;&quot;NA&quot;;0;-1)" office:value-type="float" office:value="0">
            <text:p>0</text:p>
          </table:table-cell>
          <table:table-cell table:style-name="ACE-2" table:formula="of:=IF([.S549]&gt;0;[.S549];[.U549])" office:value-type="float" office:value="11105">
            <text:p>11105</text:p>
          </table:table-cell>
          <table:table-cell table:style-name="ACE-2" table:formula="of:=IF([.T549]&gt;0;[.T549];[.V549])" office:value-type="float" office:value="123">
            <text:p>123</text:p>
          </table:table-cell>
          <table:table-cell table:number-columns-repeated="224" table:style-name="ACE-0"/>
        </table:table-row>
        <table:table-row table:style-name="AROW-1">
          <table:table-cell table:style-name="ACE-0" office:value-type="string">
            <text:p>325-M0057A-04R-1W_60-66</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3</text:p>
          </table:table-cell>
          <table:table-cell table:style-name="ACE-1" office:value-type="float" office:value="55.68">
            <text:p>55.68</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385">
            <text:p>11385</text:p>
          </table:table-cell>
          <table:table-cell table:style-name="ACE-0" office:value-type="float" office:value="54">
            <text:p>54</text:p>
          </table:table-cell>
          <table:table-cell table:style-name="ACE-0" table:formula="of:=IF([.Q550]&gt;0;&quot;marine&quot;;&quot;&quot;)" office:value-type="string" office:string-value="">
            <text:p/>
          </table:table-cell>
          <table:table-cell table:style-name="ACE-0" table:formula="of:=IF([.U550]&gt;0;&quot;U-Th&quot;;&quot;&quot;)" office:value-type="string" office:string-value="U-Th">
            <text:p>U-Th</text:p>
          </table:table-cell>
          <table:table-cell table:style-name="ACE-0" office:value-type="string">
            <text:p>U-Th</text:p>
          </table:table-cell>
          <table:table-cell table:style-name="ACE-0" office:value-type="string">
            <text:p>325-M0057A-04R-1W_60-66</text:p>
          </table:table-cell>
          <table:table-cell table:style-name="ACE-1" table:formula="of:=IF([.M550]&lt;&gt;&quot;NA&quot;;-[.G550]+([.M550]-[.N550])/2-[.N550];-[.G550])" office:value-type="float" office:value="-53.18">
            <text:p>−53.18</text:p>
          </table:table-cell>
          <table:table-cell table:style-name="ACE-1" table:formula="of:=IF([.M550]&lt;&gt;&quot;NA&quot;;-[.G550]-([.M550]+[.N550])/2-[.N550]/2;-[.G550])" office:value-type="float" office:value="-58.18">
            <text:p>−58.18</text:p>
          </table:table-cell>
          <table:table-cell table:style-name="ACE-1" table:formula="of:=IF([.M550]&lt;&gt;&quot;NA&quot;;SQRT((([.M550]-[.N550])/2)^2+[.H550]^2);[.H550])" office:value-type="float" office:value="3.1160231064611827">
            <text:p>3.12</text:p>
          </table:table-cell>
          <table:table-cell table:style-name="ACE-2" table:formula="of:=IF([.M550]&lt;&gt;&quot;NA&quot;;0;-1)" office:value-type="float" office:value="0">
            <text:p>0</text:p>
          </table:table-cell>
          <table:table-cell table:style-name="ACE-2" table:formula="of:=IF([.S550]&gt;0;[.S550];[.U550])" office:value-type="float" office:value="11385">
            <text:p>11385</text:p>
          </table:table-cell>
          <table:table-cell table:style-name="ACE-2" table:formula="of:=IF([.T550]&gt;0;[.T550];[.V550])" office:value-type="float" office:value="54">
            <text:p>54</text:p>
          </table:table-cell>
          <table:table-cell table:number-columns-repeated="224" table:style-name="ACE-0"/>
        </table:table-row>
        <table:table-row table:style-name="AROW-1">
          <table:table-cell table:style-name="ACE-0" office:value-type="string">
            <text:p>325-M0057A-04R-1W_68-71</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335</text:p>
          </table:table-cell>
          <table:table-cell table:style-name="ACE-1" office:value-type="float" office:value="55.744999999999997">
            <text:p>55.74</text:p>
          </table:table-cell>
          <table:table-cell table:style-name="ACE-0" office:value-type="float" office:value="1.8600000000000001">
            <text:p>1.8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3.1486999999999998">
            <text:p>3.15</text:p>
          </table:table-cell>
          <table:table-cell table:style-name="ACE-1" office:value-type="float" office:value="0.57499999999999996">
            <text:p>0.57</text:p>
          </table:table-cell>
          <table:table-cell table:style-name="ACE-2" office:value-type="float" office:value="10280">
            <text:p>10280</text:p>
          </table:table-cell>
          <table:table-cell table:style-name="ACE-2" office:value-type="float" office:value="40">
            <text:p>40</text:p>
          </table:table-cell>
          <table:table-cell table:style-name="ACE-0" office:value-type="float" office:value="11313">
            <text:p>11313</text:p>
          </table:table-cell>
          <table:table-cell table:style-name="ACE-0" office:value-type="float" office:value="158">
            <text:p>158</text:p>
          </table:table-cell>
          <table:table-cell table:number-columns-repeated="2" table:style-name="ACE-0"/>
          <table:table-cell table:style-name="ACE-0" table:formula="of:=IF([.Q551]&gt;0;&quot;marine&quot;;&quot;&quot;)" office:value-type="string" office:string-value="marine">
            <text:p>marine</text:p>
          </table:table-cell>
          <table:table-cell table:style-name="ACE-0" table:formula="of:=IF([.U551]&gt;0;&quot;U-Th&quot;;&quot;&quot;)" office:value-type="string" office:string-value="">
            <text:p/>
          </table:table-cell>
          <table:table-cell table:style-name="ACE-0" office:value-type="string">
            <text:p>marine</text:p>
          </table:table-cell>
          <table:table-cell table:style-name="ACE-0" office:value-type="string">
            <text:p>325-M0057A-04R-1W_68-71</text:p>
          </table:table-cell>
          <table:table-cell table:style-name="ACE-1" table:formula="of:=IF([.M551]&lt;&gt;&quot;NA&quot;;-[.G551]+([.M551]-[.N551])/2-[.N551];-[.G551])" office:value-type="float" office:value="-53.244999999999997">
            <text:p>−53.24</text:p>
          </table:table-cell>
          <table:table-cell table:style-name="ACE-1" table:formula="of:=IF([.M551]&lt;&gt;&quot;NA&quot;;-[.G551]-([.M551]+[.N551])/2-[.N551]/2;-[.G551])" office:value-type="float" office:value="-58.244999999999997">
            <text:p>−58.24</text:p>
          </table:table-cell>
          <table:table-cell table:style-name="ACE-1" table:formula="of:=IF([.M551]&lt;&gt;&quot;NA&quot;;SQRT((([.M551]-[.N551])/2)^2+[.H551]^2);[.H551])" office:value-type="float" office:value="3.1160231064611827">
            <text:p>3.12</text:p>
          </table:table-cell>
          <table:table-cell table:style-name="ACE-2" table:formula="of:=IF([.M551]&lt;&gt;&quot;NA&quot;;0;-1)" office:value-type="float" office:value="0">
            <text:p>0</text:p>
          </table:table-cell>
          <table:table-cell table:style-name="ACE-2" table:formula="of:=IF([.S551]&gt;0;[.S551];[.U551])" office:value-type="float" office:value="11313">
            <text:p>11313</text:p>
          </table:table-cell>
          <table:table-cell table:style-name="ACE-2" table:formula="of:=IF([.T551]&gt;0;[.T551];[.V551])" office:value-type="float" office:value="158">
            <text:p>158</text:p>
          </table:table-cell>
          <table:table-cell table:number-columns-repeated="224" table:style-name="ACE-0"/>
        </table:table-row>
        <table:table-row table:style-name="AROW-1">
          <table:table-cell table:style-name="ACE-0" office:value-type="string">
            <text:p>325-M0057A-04R-1W_78-88</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office:value-type="string">
            <text:p>NO-24</text:p>
          </table:table-cell>
          <table:table-cell table:style-name="ACE-0" office:value-type="string">
            <text:p>Batch 1</text:p>
          </table:table-cell>
          <table:table-cell table:style-name="ACE-1" office:value-type="float" office:value="55.879999999999995">
            <text:p>55.88</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655">
            <text:p>11655</text:p>
          </table:table-cell>
          <table:table-cell table:style-name="ACE-0" office:value-type="float" office:value="59">
            <text:p>59</text:p>
          </table:table-cell>
          <table:table-cell table:style-name="ACE-0" table:formula="of:=IF([.Q552]&gt;0;&quot;marine&quot;;&quot;&quot;)" office:value-type="string" office:string-value="">
            <text:p/>
          </table:table-cell>
          <table:table-cell table:style-name="ACE-0" table:formula="of:=IF([.U552]&gt;0;&quot;U-Th&quot;;&quot;&quot;)" office:value-type="string" office:string-value="U-Th">
            <text:p>U-Th</text:p>
          </table:table-cell>
          <table:table-cell table:style-name="ACE-0" office:value-type="string">
            <text:p>U-Th</text:p>
          </table:table-cell>
          <table:table-cell table:style-name="ACE-0" office:value-type="string">
            <text:p>325-M0057A-04R-1W_78-88</text:p>
          </table:table-cell>
          <table:table-cell table:style-name="ACE-1" table:formula="of:=IF([.M552]&lt;&gt;&quot;NA&quot;;-[.G552]+([.M552]-[.N552])/2-[.N552];-[.G552])" office:value-type="float" office:value="-53.379999999999995">
            <text:p>−53.38</text:p>
          </table:table-cell>
          <table:table-cell table:style-name="ACE-1" table:formula="of:=IF([.M552]&lt;&gt;&quot;NA&quot;;-[.G552]-([.M552]+[.N552])/2-[.N552]/2;-[.G552])" office:value-type="float" office:value="-58.379999999999995">
            <text:p>−58.38</text:p>
          </table:table-cell>
          <table:table-cell table:style-name="ACE-1" table:formula="of:=IF([.M552]&lt;&gt;&quot;NA&quot;;SQRT((([.M552]-[.N552])/2)^2+[.H552]^2);[.H552])" office:value-type="float" office:value="3.1160231064611827">
            <text:p>3.12</text:p>
          </table:table-cell>
          <table:table-cell table:style-name="ACE-2" table:formula="of:=IF([.M552]&lt;&gt;&quot;NA&quot;;0;-1)" office:value-type="float" office:value="0">
            <text:p>0</text:p>
          </table:table-cell>
          <table:table-cell table:style-name="ACE-2" table:formula="of:=IF([.S552]&gt;0;[.S552];[.U552])" office:value-type="float" office:value="11655">
            <text:p>11655</text:p>
          </table:table-cell>
          <table:table-cell table:style-name="ACE-2" table:formula="of:=IF([.T552]&gt;0;[.T552];[.V552])" office:value-type="float" office:value="59">
            <text:p>59</text:p>
          </table:table-cell>
          <table:table-cell table:number-columns-repeated="224" table:style-name="ACE-0"/>
        </table:table-row>
        <table:table-row table:style-name="AROW-1">
          <table:table-cell table:style-name="ACE-0" office:value-type="string">
            <text:p>325-M0057A-04R-1W_92-94</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0616</text:p>
          </table:table-cell>
          <table:table-cell table:style-name="ACE-1" office:value-type="float" office:value="55.979999999999997">
            <text:p>55.98</text:p>
          </table:table-cell>
          <table:table-cell table:style-name="ACE-0" office:value-type="float" office:value="1.8600000000000001">
            <text:p>1.8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X</text:p>
          </table:table-cell>
          <table:table-cell table:style-name="ACE-0" office:value-type="float" office:value="5">
            <text:p>5</text:p>
          </table:table-cell>
          <table:table-cell table:style-name="ACE-0" office:value-type="float" office:value="0">
            <text:p>0</text:p>
          </table:table-cell>
          <table:table-cell table:style-name="ACE-1" office:value-type="float" office:value="2.1480000000000001">
            <text:p>2.15</text:p>
          </table:table-cell>
          <table:table-cell table:style-name="ACE-1" office:value-type="float" office:value="0.71299999999999997">
            <text:p>0.71</text:p>
          </table:table-cell>
          <table:table-cell table:style-name="ACE-2" office:value-type="float" office:value="10610">
            <text:p>10610</text:p>
          </table:table-cell>
          <table:table-cell table:style-name="ACE-2" office:value-type="float" office:value="40">
            <text:p>40</text:p>
          </table:table-cell>
          <table:table-cell table:style-name="ACE-0" office:value-type="float" office:value="11892">
            <text:p>11892</text:p>
          </table:table-cell>
          <table:table-cell table:style-name="ACE-0" office:value-type="float" office:value="192">
            <text:p>192</text:p>
          </table:table-cell>
          <table:table-cell table:number-columns-repeated="2" table:style-name="ACE-0"/>
          <table:table-cell table:style-name="ACE-0" table:formula="of:=IF([.Q553]&gt;0;&quot;marine&quot;;&quot;&quot;)" office:value-type="string" office:string-value="marine">
            <text:p>marine</text:p>
          </table:table-cell>
          <table:table-cell table:style-name="ACE-0" table:formula="of:=IF([.U553]&gt;0;&quot;U-Th&quot;;&quot;&quot;)" office:value-type="string" office:string-value="">
            <text:p/>
          </table:table-cell>
          <table:table-cell table:style-name="ACE-0" office:value-type="string">
            <text:p>marine</text:p>
          </table:table-cell>
          <table:table-cell table:style-name="ACE-0" office:value-type="string">
            <text:p>325-M0057A-04R-1W_92-94</text:p>
          </table:table-cell>
          <table:table-cell table:style-name="ACE-1" table:formula="of:=IF([.M553]&lt;&gt;&quot;NA&quot;;-[.G553]+([.M553]-[.N553])/2-[.N553];-[.G553])" office:value-type="float" office:value="-53.479999999999997">
            <text:p>−53.48</text:p>
          </table:table-cell>
          <table:table-cell table:style-name="ACE-1" table:formula="of:=IF([.M553]&lt;&gt;&quot;NA&quot;;-[.G553]-([.M553]+[.N553])/2-[.N553]/2;-[.G553])" office:value-type="float" office:value="-58.479999999999997">
            <text:p>−58.48</text:p>
          </table:table-cell>
          <table:table-cell table:style-name="ACE-1" table:formula="of:=IF([.M553]&lt;&gt;&quot;NA&quot;;SQRT((([.M553]-[.N553])/2)^2+[.H553]^2);[.H553])" office:value-type="float" office:value="3.1160231064611827">
            <text:p>3.12</text:p>
          </table:table-cell>
          <table:table-cell table:style-name="ACE-2" table:formula="of:=IF([.M553]&lt;&gt;&quot;NA&quot;;0;-1)" office:value-type="float" office:value="0">
            <text:p>0</text:p>
          </table:table-cell>
          <table:table-cell table:style-name="ACE-2" table:formula="of:=IF([.S553]&gt;0;[.S553];[.U553])" office:value-type="float" office:value="11892">
            <text:p>11892</text:p>
          </table:table-cell>
          <table:table-cell table:style-name="ACE-2" table:formula="of:=IF([.T553]&gt;0;[.T553];[.V553])" office:value-type="float" office:value="192">
            <text:p>192</text:p>
          </table:table-cell>
          <table:table-cell table:number-columns-repeated="224" table:style-name="ACE-0"/>
        </table:table-row>
        <table:table-row table:style-name="AROW-1">
          <table:table-cell table:style-name="ACE-0" office:value-type="string">
            <text:p>325-M0057A-05R-1W_100-107</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Batch 3</text:p>
          </table:table-cell>
          <table:table-cell table:style-name="ACE-1" office:value-type="float" office:value="59.084999999999994">
            <text:p>59.08</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Acr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293">
            <text:p>12293</text:p>
          </table:table-cell>
          <table:table-cell table:style-name="ACE-0" office:value-type="float" office:value="197">
            <text:p>197</text:p>
          </table:table-cell>
          <table:table-cell table:style-name="ACE-0" table:formula="of:=IF([.Q554]&gt;0;&quot;marine&quot;;&quot;&quot;)" office:value-type="string" office:string-value="">
            <text:p/>
          </table:table-cell>
          <table:table-cell table:style-name="ACE-0" table:formula="of:=IF([.U554]&gt;0;&quot;U-Th&quot;;&quot;&quot;)" office:value-type="string" office:string-value="U-Th">
            <text:p>U-Th</text:p>
          </table:table-cell>
          <table:table-cell table:style-name="ACE-0" office:value-type="string">
            <text:p>U-Th</text:p>
          </table:table-cell>
          <table:table-cell table:style-name="ACE-0" office:value-type="string">
            <text:p>325-M0057A-05R-1W_100-107</text:p>
          </table:table-cell>
          <table:table-cell table:style-name="ACE-1" table:formula="of:=IF([.M554]&lt;&gt;&quot;NA&quot;;-[.G554]+([.M554]-[.N554])/2-[.N554];-[.G554])" office:value-type="float" office:value="-56.584999999999994">
            <text:p>−56.58</text:p>
          </table:table-cell>
          <table:table-cell table:style-name="ACE-1" table:formula="of:=IF([.M554]&lt;&gt;&quot;NA&quot;;-[.G554]-([.M554]+[.N554])/2-[.N554]/2;-[.G554])" office:value-type="float" office:value="-61.584999999999994">
            <text:p>−61.58</text:p>
          </table:table-cell>
          <table:table-cell table:style-name="ACE-1" table:formula="of:=IF([.M554]&lt;&gt;&quot;NA&quot;;SQRT((([.M554]-[.N554])/2)^2+[.H554]^2);[.H554])" office:value-type="float" office:value="3.000933188193299">
            <text:p>3.00</text:p>
          </table:table-cell>
          <table:table-cell table:style-name="ACE-2" table:formula="of:=IF([.M554]&lt;&gt;&quot;NA&quot;;0;-1)" office:value-type="float" office:value="0">
            <text:p>0</text:p>
          </table:table-cell>
          <table:table-cell table:style-name="ACE-2" table:formula="of:=IF([.S554]&gt;0;[.S554];[.U554])" office:value-type="float" office:value="12293">
            <text:p>12293</text:p>
          </table:table-cell>
          <table:table-cell table:style-name="ACE-2" table:formula="of:=IF([.T554]&gt;0;[.T554];[.V554])" office:value-type="float" office:value="197">
            <text:p>197</text:p>
          </table:table-cell>
          <table:table-cell table:number-columns-repeated="224" table:style-name="ACE-0"/>
        </table:table-row>
        <table:table-row table:style-name="AROW-1">
          <table:table-cell table:style-name="ACE-0" office:value-type="string">
            <text:p>325-M0057A-05R-1W_115-122</text:p>
          </table:table-cell>
          <table:table-cell table:style-name="ACE-0" office:value-type="float" office:value="-17.109999999999999">
            <text:p>−17.11</text:p>
          </table:table-cell>
          <table:table-cell table:style-name="ACE-0" office:value-type="float" office:value="146.56">
            <text:p>146.56</text:p>
          </table:table-cell>
          <table:table-cell table:style-name="ACE-0"/>
          <table:table-cell table:style-name="ACE-0" office:value-type="string">
            <text:p>NO-23</text:p>
          </table:table-cell>
          <table:table-cell table:style-name="ACE-0" office:value-type="string">
            <text:p>Batch 1</text:p>
          </table:table-cell>
          <table:table-cell table:style-name="ACE-1" office:value-type="float" office:value="58.734999999999999">
            <text:p>58.73</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328">
            <text:p>12328</text:p>
          </table:table-cell>
          <table:table-cell table:style-name="ACE-0" office:value-type="float" office:value="70">
            <text:p>70</text:p>
          </table:table-cell>
          <table:table-cell table:style-name="ACE-0" table:formula="of:=IF([.Q555]&gt;0;&quot;marine&quot;;&quot;&quot;)" office:value-type="string" office:string-value="">
            <text:p/>
          </table:table-cell>
          <table:table-cell table:style-name="ACE-0" table:formula="of:=IF([.U555]&gt;0;&quot;U-Th&quot;;&quot;&quot;)" office:value-type="string" office:string-value="U-Th">
            <text:p>U-Th</text:p>
          </table:table-cell>
          <table:table-cell table:style-name="ACE-0" office:value-type="string">
            <text:p>U-Th</text:p>
          </table:table-cell>
          <table:table-cell table:style-name="ACE-0" office:value-type="string">
            <text:p>325-M0057A-05R-1W_115-122</text:p>
          </table:table-cell>
          <table:table-cell table:style-name="ACE-1" table:formula="of:=IF([.M555]&lt;&gt;&quot;NA&quot;;-[.G555]+([.M555]-[.N555])/2-[.N555];-[.G555])" office:value-type="float" office:value="-56.234999999999999">
            <text:p>−56.23</text:p>
          </table:table-cell>
          <table:table-cell table:style-name="ACE-1" table:formula="of:=IF([.M555]&lt;&gt;&quot;NA&quot;;-[.G555]-([.M555]+[.N555])/2-[.N555]/2;-[.G555])" office:value-type="float" office:value="-61.234999999999999">
            <text:p>−61.23</text:p>
          </table:table-cell>
          <table:table-cell table:style-name="ACE-1" table:formula="of:=IF([.M555]&lt;&gt;&quot;NA&quot;;SQRT((([.M555]-[.N555])/2)^2+[.H555]^2);[.H555])" office:value-type="float" office:value="3.000933188193299">
            <text:p>3.00</text:p>
          </table:table-cell>
          <table:table-cell table:style-name="ACE-2" table:formula="of:=IF([.M555]&lt;&gt;&quot;NA&quot;;0;-1)" office:value-type="float" office:value="0">
            <text:p>0</text:p>
          </table:table-cell>
          <table:table-cell table:style-name="ACE-2" table:formula="of:=IF([.S555]&gt;0;[.S555];[.U555])" office:value-type="float" office:value="12328">
            <text:p>12328</text:p>
          </table:table-cell>
          <table:table-cell table:style-name="ACE-2" table:formula="of:=IF([.T555]&gt;0;[.T555];[.V555])" office:value-type="float" office:value="70">
            <text:p>70</text:p>
          </table:table-cell>
          <table:table-cell table:number-columns-repeated="224" table:style-name="ACE-0"/>
        </table:table-row>
        <table:table-row table:style-name="AROW-1">
          <table:table-cell table:style-name="ACE-0" office:value-type="string">
            <text:p>325-M0057A-05R-1W_126-133</text:p>
          </table:table-cell>
          <table:table-cell table:style-name="ACE-0" office:value-type="float" office:value="-17.109999999999999">
            <text:p>−17.11</text:p>
          </table:table-cell>
          <table:table-cell table:style-name="ACE-0" office:value-type="float" office:value="146.56">
            <text:p>146.56</text:p>
          </table:table-cell>
          <table:table-cell table:style-name="ACE-0"/>
          <table:table-cell table:style-name="ACE-0" office:value-type="string">
            <text:p>NO-23</text:p>
          </table:table-cell>
          <table:table-cell table:style-name="ACE-0" office:value-type="string">
            <text:p>Batch 1</text:p>
          </table:table-cell>
          <table:table-cell table:style-name="ACE-1" office:value-type="float" office:value="59.344999999999999">
            <text:p>59.34</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317">
            <text:p>12317</text:p>
          </table:table-cell>
          <table:table-cell table:style-name="ACE-0" office:value-type="float" office:value="73">
            <text:p>73</text:p>
          </table:table-cell>
          <table:table-cell table:style-name="ACE-0" table:formula="of:=IF([.Q556]&gt;0;&quot;marine&quot;;&quot;&quot;)" office:value-type="string" office:string-value="">
            <text:p/>
          </table:table-cell>
          <table:table-cell table:style-name="ACE-0" table:formula="of:=IF([.U556]&gt;0;&quot;U-Th&quot;;&quot;&quot;)" office:value-type="string" office:string-value="U-Th">
            <text:p>U-Th</text:p>
          </table:table-cell>
          <table:table-cell table:style-name="ACE-0" office:value-type="string">
            <text:p>U-Th</text:p>
          </table:table-cell>
          <table:table-cell table:style-name="ACE-0" office:value-type="string">
            <text:p>325-M0057A-05R-1W_126-133</text:p>
          </table:table-cell>
          <table:table-cell table:style-name="ACE-1" table:formula="of:=IF([.M556]&lt;&gt;&quot;NA&quot;;-[.G556]+([.M556]-[.N556])/2-[.N556];-[.G556])" office:value-type="float" office:value="-56.844999999999999">
            <text:p>−56.84</text:p>
          </table:table-cell>
          <table:table-cell table:style-name="ACE-1" table:formula="of:=IF([.M556]&lt;&gt;&quot;NA&quot;;-[.G556]-([.M556]+[.N556])/2-[.N556]/2;-[.G556])" office:value-type="float" office:value="-61.844999999999999">
            <text:p>−61.84</text:p>
          </table:table-cell>
          <table:table-cell table:style-name="ACE-1" table:formula="of:=IF([.M556]&lt;&gt;&quot;NA&quot;;SQRT((([.M556]-[.N556])/2)^2+[.H556]^2);[.H556])" office:value-type="float" office:value="3.000933188193299">
            <text:p>3.00</text:p>
          </table:table-cell>
          <table:table-cell table:style-name="ACE-2" table:formula="of:=IF([.M556]&lt;&gt;&quot;NA&quot;;0;-1)" office:value-type="float" office:value="0">
            <text:p>0</text:p>
          </table:table-cell>
          <table:table-cell table:style-name="ACE-2" table:formula="of:=IF([.S556]&gt;0;[.S556];[.U556])" office:value-type="float" office:value="12317">
            <text:p>12317</text:p>
          </table:table-cell>
          <table:table-cell table:style-name="ACE-2" table:formula="of:=IF([.T556]&gt;0;[.T556];[.V556])" office:value-type="float" office:value="73">
            <text:p>73</text:p>
          </table:table-cell>
          <table:table-cell table:number-columns-repeated="224" table:style-name="ACE-0"/>
        </table:table-row>
        <table:table-row table:style-name="AROW-1">
          <table:table-cell table:style-name="ACE-0" office:value-type="string">
            <text:p>325-M0057A-05R-1W_1-3</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Batch 4</text:p>
          </table:table-cell>
          <table:table-cell table:style-name="ACE-1" office:value-type="float" office:value="58.069999999999993">
            <text:p>58.07</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746">
            <text:p>11746</text:p>
          </table:table-cell>
          <table:table-cell table:style-name="ACE-0" office:value-type="float" office:value="54">
            <text:p>54</text:p>
          </table:table-cell>
          <table:table-cell table:style-name="ACE-0" table:formula="of:=IF([.Q557]&gt;0;&quot;marine&quot;;&quot;&quot;)" office:value-type="string" office:string-value="">
            <text:p/>
          </table:table-cell>
          <table:table-cell table:style-name="ACE-0" table:formula="of:=IF([.U557]&gt;0;&quot;U-Th&quot;;&quot;&quot;)" office:value-type="string" office:string-value="U-Th">
            <text:p>U-Th</text:p>
          </table:table-cell>
          <table:table-cell table:style-name="ACE-0" office:value-type="string">
            <text:p>U-Th</text:p>
          </table:table-cell>
          <table:table-cell table:style-name="ACE-0" office:value-type="string">
            <text:p>325-M0057A-05R-1W_1-3</text:p>
          </table:table-cell>
          <table:table-cell table:style-name="ACE-1" table:formula="of:=IF([.M557]&lt;&gt;&quot;NA&quot;;-[.G557]+([.M557]-[.N557])/2-[.N557];-[.G557])" office:value-type="float" office:value="-55.569999999999993">
            <text:p>−55.57</text:p>
          </table:table-cell>
          <table:table-cell table:style-name="ACE-1" table:formula="of:=IF([.M557]&lt;&gt;&quot;NA&quot;;-[.G557]-([.M557]+[.N557])/2-[.N557]/2;-[.G557])" office:value-type="float" office:value="-60.569999999999993">
            <text:p>−60.57</text:p>
          </table:table-cell>
          <table:table-cell table:style-name="ACE-1" table:formula="of:=IF([.M557]&lt;&gt;&quot;NA&quot;;SQRT((([.M557]-[.N557])/2)^2+[.H557]^2);[.H557])" office:value-type="float" office:value="3.000933188193299">
            <text:p>3.00</text:p>
          </table:table-cell>
          <table:table-cell table:style-name="ACE-2" table:formula="of:=IF([.M557]&lt;&gt;&quot;NA&quot;;0;-1)" office:value-type="float" office:value="0">
            <text:p>0</text:p>
          </table:table-cell>
          <table:table-cell table:style-name="ACE-2" table:formula="of:=IF([.S557]&gt;0;[.S557];[.U557])" office:value-type="float" office:value="11746">
            <text:p>11746</text:p>
          </table:table-cell>
          <table:table-cell table:style-name="ACE-2" table:formula="of:=IF([.T557]&gt;0;[.T557];[.V557])" office:value-type="float" office:value="54">
            <text:p>54</text:p>
          </table:table-cell>
          <table:table-cell table:number-columns-repeated="224" table:style-name="ACE-0"/>
        </table:table-row>
        <table:table-row table:style-name="AROW-1">
          <table:table-cell table:style-name="ACE-0" office:value-type="string">
            <text:p>325-M0057A-05R-1W_17-26</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4</text:p>
          </table:table-cell>
          <table:table-cell table:style-name="ACE-1" office:value-type="float" office:value="58.265000000000001">
            <text:p>58.27</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839">
            <text:p>11839</text:p>
          </table:table-cell>
          <table:table-cell table:style-name="ACE-0" office:value-type="float" office:value="55">
            <text:p>55</text:p>
          </table:table-cell>
          <table:table-cell table:style-name="ACE-0" table:formula="of:=IF([.Q558]&gt;0;&quot;marine&quot;;&quot;&quot;)" office:value-type="string" office:string-value="">
            <text:p/>
          </table:table-cell>
          <table:table-cell table:style-name="ACE-0" table:formula="of:=IF([.U558]&gt;0;&quot;U-Th&quot;;&quot;&quot;)" office:value-type="string" office:string-value="U-Th">
            <text:p>U-Th</text:p>
          </table:table-cell>
          <table:table-cell table:style-name="ACE-0" office:value-type="string">
            <text:p>U-Th</text:p>
          </table:table-cell>
          <table:table-cell table:style-name="ACE-0" office:value-type="string">
            <text:p>325-M0057A-05R-1W_17-26</text:p>
          </table:table-cell>
          <table:table-cell table:style-name="ACE-1" table:formula="of:=IF([.M558]&lt;&gt;&quot;NA&quot;;-[.G558]+([.M558]-[.N558])/2-[.N558];-[.G558])" office:value-type="float" office:value="-55.765000000000001">
            <text:p>−55.77</text:p>
          </table:table-cell>
          <table:table-cell table:style-name="ACE-1" table:formula="of:=IF([.M558]&lt;&gt;&quot;NA&quot;;-[.G558]-([.M558]+[.N558])/2-[.N558]/2;-[.G558])" office:value-type="float" office:value="-60.765000000000001">
            <text:p>−60.77</text:p>
          </table:table-cell>
          <table:table-cell table:style-name="ACE-1" table:formula="of:=IF([.M558]&lt;&gt;&quot;NA&quot;;SQRT((([.M558]-[.N558])/2)^2+[.H558]^2);[.H558])" office:value-type="float" office:value="3.000933188193299">
            <text:p>3.00</text:p>
          </table:table-cell>
          <table:table-cell table:style-name="ACE-2" table:formula="of:=IF([.M558]&lt;&gt;&quot;NA&quot;;0;-1)" office:value-type="float" office:value="0">
            <text:p>0</text:p>
          </table:table-cell>
          <table:table-cell table:style-name="ACE-2" table:formula="of:=IF([.S558]&gt;0;[.S558];[.U558])" office:value-type="float" office:value="11839">
            <text:p>11839</text:p>
          </table:table-cell>
          <table:table-cell table:style-name="ACE-2" table:formula="of:=IF([.T558]&gt;0;[.T558];[.V558])" office:value-type="float" office:value="55">
            <text:p>55</text:p>
          </table:table-cell>
          <table:table-cell table:number-columns-repeated="224" table:style-name="ACE-0"/>
        </table:table-row>
        <table:table-row table:style-name="AROW-1">
          <table:table-cell table:style-name="ACE-0" office:value-type="string">
            <text:p>325-M0057A-05R-1W_20-25</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336</text:p>
          </table:table-cell>
          <table:table-cell table:style-name="ACE-1" office:value-type="float" office:value="58.274999999999999">
            <text:p>58.27</text:p>
          </table:table-cell>
          <table:table-cell table:style-name="ACE-0" office:value-type="float" office:value="1.6599999999999999">
            <text:p>1.6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1.4915">
            <text:p>−1.49</text:p>
          </table:table-cell>
          <table:table-cell table:style-name="ACE-1" office:value-type="float" office:value="0.56299999999999994">
            <text:p>0.56</text:p>
          </table:table-cell>
          <table:table-cell table:style-name="ACE-2" office:value-type="float" office:value="10530">
            <text:p>10530</text:p>
          </table:table-cell>
          <table:table-cell table:style-name="ACE-2" office:value-type="float" office:value="40">
            <text:p>40</text:p>
          </table:table-cell>
          <table:table-cell table:style-name="ACE-0" office:value-type="float" office:value="11691">
            <text:p>11691</text:p>
          </table:table-cell>
          <table:table-cell table:style-name="ACE-0" office:value-type="float" office:value="270">
            <text:p>270</text:p>
          </table:table-cell>
          <table:table-cell table:number-columns-repeated="2" table:style-name="ACE-0"/>
          <table:table-cell table:style-name="ACE-0" table:formula="of:=IF([.Q559]&gt;0;&quot;marine&quot;;&quot;&quot;)" office:value-type="string" office:string-value="marine">
            <text:p>marine</text:p>
          </table:table-cell>
          <table:table-cell table:style-name="ACE-0" table:formula="of:=IF([.U559]&gt;0;&quot;U-Th&quot;;&quot;&quot;)" office:value-type="string" office:string-value="">
            <text:p/>
          </table:table-cell>
          <table:table-cell table:style-name="ACE-0" office:value-type="string">
            <text:p>marine</text:p>
          </table:table-cell>
          <table:table-cell table:style-name="ACE-0" office:value-type="string">
            <text:p>325-M0057A-05R-1W_20-25</text:p>
          </table:table-cell>
          <table:table-cell table:style-name="ACE-1" table:formula="of:=IF([.M559]&lt;&gt;&quot;NA&quot;;-[.G559]+([.M559]-[.N559])/2-[.N559];-[.G559])" office:value-type="float" office:value="-55.774999999999999">
            <text:p>−55.77</text:p>
          </table:table-cell>
          <table:table-cell table:style-name="ACE-1" table:formula="of:=IF([.M559]&lt;&gt;&quot;NA&quot;;-[.G559]-([.M559]+[.N559])/2-[.N559]/2;-[.G559])" office:value-type="float" office:value="-60.774999999999999">
            <text:p>−60.77</text:p>
          </table:table-cell>
          <table:table-cell table:style-name="ACE-1" table:formula="of:=IF([.M559]&lt;&gt;&quot;NA&quot;;SQRT((([.M559]-[.N559])/2)^2+[.H559]^2);[.H559])" office:value-type="float" office:value="3.000933188193299">
            <text:p>3.00</text:p>
          </table:table-cell>
          <table:table-cell table:style-name="ACE-2" table:formula="of:=IF([.M559]&lt;&gt;&quot;NA&quot;;0;-1)" office:value-type="float" office:value="0">
            <text:p>0</text:p>
          </table:table-cell>
          <table:table-cell table:style-name="ACE-2" table:formula="of:=IF([.S559]&gt;0;[.S559];[.U559])" office:value-type="float" office:value="11691">
            <text:p>11691</text:p>
          </table:table-cell>
          <table:table-cell table:style-name="ACE-2" table:formula="of:=IF([.T559]&gt;0;[.T559];[.V559])" office:value-type="float" office:value="270">
            <text:p>270</text:p>
          </table:table-cell>
          <table:table-cell table:number-columns-repeated="224" table:style-name="ACE-0"/>
        </table:table-row>
        <table:table-row table:style-name="AROW-1">
          <table:table-cell table:style-name="ACE-0" office:value-type="string">
            <text:p>325-M0057A-05R-1W_27-35</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3</text:p>
          </table:table-cell>
          <table:table-cell table:style-name="ACE-1" office:value-type="float" office:value="58.359999999999999">
            <text:p>58.36</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888">
            <text:p>11888</text:p>
          </table:table-cell>
          <table:table-cell table:style-name="ACE-0" office:value-type="float" office:value="56">
            <text:p>56</text:p>
          </table:table-cell>
          <table:table-cell table:style-name="ACE-0" table:formula="of:=IF([.Q560]&gt;0;&quot;marine&quot;;&quot;&quot;)" office:value-type="string" office:string-value="">
            <text:p/>
          </table:table-cell>
          <table:table-cell table:style-name="ACE-0" table:formula="of:=IF([.U560]&gt;0;&quot;U-Th&quot;;&quot;&quot;)" office:value-type="string" office:string-value="U-Th">
            <text:p>U-Th</text:p>
          </table:table-cell>
          <table:table-cell table:style-name="ACE-0" office:value-type="string">
            <text:p>U-Th</text:p>
          </table:table-cell>
          <table:table-cell table:style-name="ACE-0" office:value-type="string">
            <text:p>325-M0057A-05R-1W_27-35</text:p>
          </table:table-cell>
          <table:table-cell table:style-name="ACE-1" table:formula="of:=IF([.M560]&lt;&gt;&quot;NA&quot;;-[.G560]+([.M560]-[.N560])/2-[.N560];-[.G560])" office:value-type="float" office:value="-55.859999999999999">
            <text:p>−55.86</text:p>
          </table:table-cell>
          <table:table-cell table:style-name="ACE-1" table:formula="of:=IF([.M560]&lt;&gt;&quot;NA&quot;;-[.G560]-([.M560]+[.N560])/2-[.N560]/2;-[.G560])" office:value-type="float" office:value="-60.859999999999999">
            <text:p>−60.86</text:p>
          </table:table-cell>
          <table:table-cell table:style-name="ACE-1" table:formula="of:=IF([.M560]&lt;&gt;&quot;NA&quot;;SQRT((([.M560]-[.N560])/2)^2+[.H560]^2);[.H560])" office:value-type="float" office:value="3.000933188193299">
            <text:p>3.00</text:p>
          </table:table-cell>
          <table:table-cell table:style-name="ACE-2" table:formula="of:=IF([.M560]&lt;&gt;&quot;NA&quot;;0;-1)" office:value-type="float" office:value="0">
            <text:p>0</text:p>
          </table:table-cell>
          <table:table-cell table:style-name="ACE-2" table:formula="of:=IF([.S560]&gt;0;[.S560];[.U560])" office:value-type="float" office:value="11888">
            <text:p>11888</text:p>
          </table:table-cell>
          <table:table-cell table:style-name="ACE-2" table:formula="of:=IF([.T560]&gt;0;[.T560];[.V560])" office:value-type="float" office:value="56">
            <text:p>56</text:p>
          </table:table-cell>
          <table:table-cell table:number-columns-repeated="224" table:style-name="ACE-0"/>
        </table:table-row>
        <table:table-row table:style-name="AROW-1">
          <table:table-cell table:style-name="ACE-0" office:value-type="string">
            <text:p>325-M0057A-05R-1W_45-46</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Batch 4</text:p>
          </table:table-cell>
          <table:table-cell table:style-name="ACE-1" office:value-type="float" office:value="58.504999999999995">
            <text:p>58.50</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875">
            <text:p>11875</text:p>
          </table:table-cell>
          <table:table-cell table:style-name="ACE-0" office:value-type="float" office:value="55">
            <text:p>55</text:p>
          </table:table-cell>
          <table:table-cell table:style-name="ACE-0" table:formula="of:=IF([.Q561]&gt;0;&quot;marine&quot;;&quot;&quot;)" office:value-type="string" office:string-value="">
            <text:p/>
          </table:table-cell>
          <table:table-cell table:style-name="ACE-0" table:formula="of:=IF([.U561]&gt;0;&quot;U-Th&quot;;&quot;&quot;)" office:value-type="string" office:string-value="U-Th">
            <text:p>U-Th</text:p>
          </table:table-cell>
          <table:table-cell table:style-name="ACE-0" office:value-type="string">
            <text:p>U-Th</text:p>
          </table:table-cell>
          <table:table-cell table:style-name="ACE-0" office:value-type="string">
            <text:p>325-M0057A-05R-1W_45-46</text:p>
          </table:table-cell>
          <table:table-cell table:style-name="ACE-1" table:formula="of:=IF([.M561]&lt;&gt;&quot;NA&quot;;-[.G561]+([.M561]-[.N561])/2-[.N561];-[.G561])" office:value-type="float" office:value="-56.004999999999995">
            <text:p>−56.00</text:p>
          </table:table-cell>
          <table:table-cell table:style-name="ACE-1" table:formula="of:=IF([.M561]&lt;&gt;&quot;NA&quot;;-[.G561]-([.M561]+[.N561])/2-[.N561]/2;-[.G561])" office:value-type="float" office:value="-61.004999999999995">
            <text:p>−61.00</text:p>
          </table:table-cell>
          <table:table-cell table:style-name="ACE-1" table:formula="of:=IF([.M561]&lt;&gt;&quot;NA&quot;;SQRT((([.M561]-[.N561])/2)^2+[.H561]^2);[.H561])" office:value-type="float" office:value="3.000933188193299">
            <text:p>3.00</text:p>
          </table:table-cell>
          <table:table-cell table:style-name="ACE-2" table:formula="of:=IF([.M561]&lt;&gt;&quot;NA&quot;;0;-1)" office:value-type="float" office:value="0">
            <text:p>0</text:p>
          </table:table-cell>
          <table:table-cell table:style-name="ACE-2" table:formula="of:=IF([.S561]&gt;0;[.S561];[.U561])" office:value-type="float" office:value="11875">
            <text:p>11875</text:p>
          </table:table-cell>
          <table:table-cell table:style-name="ACE-2" table:formula="of:=IF([.T561]&gt;0;[.T561];[.V561])" office:value-type="float" office:value="55">
            <text:p>55</text:p>
          </table:table-cell>
          <table:table-cell table:number-columns-repeated="224" table:style-name="ACE-0"/>
        </table:table-row>
        <table:table-row table:style-name="AROW-1">
          <table:table-cell table:style-name="ACE-0" office:value-type="string">
            <text:p>325-M0057A-05R-1W_49-53</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4</text:p>
          </table:table-cell>
          <table:table-cell table:style-name="ACE-1" office:value-type="float" office:value="58.559999999999995">
            <text:p>58.56</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900">
            <text:p>11900</text:p>
          </table:table-cell>
          <table:table-cell table:style-name="ACE-0" office:value-type="float" office:value="56">
            <text:p>56</text:p>
          </table:table-cell>
          <table:table-cell table:style-name="ACE-0" table:formula="of:=IF([.Q562]&gt;0;&quot;marine&quot;;&quot;&quot;)" office:value-type="string" office:string-value="">
            <text:p/>
          </table:table-cell>
          <table:table-cell table:style-name="ACE-0" table:formula="of:=IF([.U562]&gt;0;&quot;U-Th&quot;;&quot;&quot;)" office:value-type="string" office:string-value="U-Th">
            <text:p>U-Th</text:p>
          </table:table-cell>
          <table:table-cell table:style-name="ACE-0" office:value-type="string">
            <text:p>U-Th</text:p>
          </table:table-cell>
          <table:table-cell table:style-name="ACE-0" office:value-type="string">
            <text:p>325-M0057A-05R-1W_49-53</text:p>
          </table:table-cell>
          <table:table-cell table:style-name="ACE-1" table:formula="of:=IF([.M562]&lt;&gt;&quot;NA&quot;;-[.G562]+([.M562]-[.N562])/2-[.N562];-[.G562])" office:value-type="float" office:value="-56.059999999999995">
            <text:p>−56.06</text:p>
          </table:table-cell>
          <table:table-cell table:style-name="ACE-1" table:formula="of:=IF([.M562]&lt;&gt;&quot;NA&quot;;-[.G562]-([.M562]+[.N562])/2-[.N562]/2;-[.G562])" office:value-type="float" office:value="-61.059999999999995">
            <text:p>−61.06</text:p>
          </table:table-cell>
          <table:table-cell table:style-name="ACE-1" table:formula="of:=IF([.M562]&lt;&gt;&quot;NA&quot;;SQRT((([.M562]-[.N562])/2)^2+[.H562]^2);[.H562])" office:value-type="float" office:value="3.000933188193299">
            <text:p>3.00</text:p>
          </table:table-cell>
          <table:table-cell table:style-name="ACE-2" table:formula="of:=IF([.M562]&lt;&gt;&quot;NA&quot;;0;-1)" office:value-type="float" office:value="0">
            <text:p>0</text:p>
          </table:table-cell>
          <table:table-cell table:style-name="ACE-2" table:formula="of:=IF([.S562]&gt;0;[.S562];[.U562])" office:value-type="float" office:value="11900">
            <text:p>11900</text:p>
          </table:table-cell>
          <table:table-cell table:style-name="ACE-2" table:formula="of:=IF([.T562]&gt;0;[.T562];[.V562])" office:value-type="float" office:value="56">
            <text:p>56</text:p>
          </table:table-cell>
          <table:table-cell table:number-columns-repeated="224" table:style-name="ACE-0"/>
        </table:table-row>
        <table:table-row table:style-name="AROW-1">
          <table:table-cell table:style-name="ACE-0" office:value-type="string">
            <text:p>325-M0057A-05R-1W_53-62</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1</text:p>
          </table:table-cell>
          <table:table-cell table:style-name="ACE-1" office:value-type="float" office:value="58.625">
            <text:p>58.63</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884">
            <text:p>11884</text:p>
          </table:table-cell>
          <table:table-cell table:style-name="ACE-0" office:value-type="float" office:value="61">
            <text:p>61</text:p>
          </table:table-cell>
          <table:table-cell table:style-name="ACE-0" table:formula="of:=IF([.Q563]&gt;0;&quot;marine&quot;;&quot;&quot;)" office:value-type="string" office:string-value="">
            <text:p/>
          </table:table-cell>
          <table:table-cell table:style-name="ACE-0" table:formula="of:=IF([.U563]&gt;0;&quot;U-Th&quot;;&quot;&quot;)" office:value-type="string" office:string-value="U-Th">
            <text:p>U-Th</text:p>
          </table:table-cell>
          <table:table-cell table:style-name="ACE-0" office:value-type="string">
            <text:p>U-Th</text:p>
          </table:table-cell>
          <table:table-cell table:style-name="ACE-0" office:value-type="string">
            <text:p>325-M0057A-05R-1W_53-62</text:p>
          </table:table-cell>
          <table:table-cell table:style-name="ACE-1" table:formula="of:=IF([.M563]&lt;&gt;&quot;NA&quot;;-[.G563]+([.M563]-[.N563])/2-[.N563];-[.G563])" office:value-type="float" office:value="-56.125">
            <text:p>−56.13</text:p>
          </table:table-cell>
          <table:table-cell table:style-name="ACE-1" table:formula="of:=IF([.M563]&lt;&gt;&quot;NA&quot;;-[.G563]-([.M563]+[.N563])/2-[.N563]/2;-[.G563])" office:value-type="float" office:value="-61.125">
            <text:p>−61.13</text:p>
          </table:table-cell>
          <table:table-cell table:style-name="ACE-1" table:formula="of:=IF([.M563]&lt;&gt;&quot;NA&quot;;SQRT((([.M563]-[.N563])/2)^2+[.H563]^2);[.H563])" office:value-type="float" office:value="3.000933188193299">
            <text:p>3.00</text:p>
          </table:table-cell>
          <table:table-cell table:style-name="ACE-2" table:formula="of:=IF([.M563]&lt;&gt;&quot;NA&quot;;0;-1)" office:value-type="float" office:value="0">
            <text:p>0</text:p>
          </table:table-cell>
          <table:table-cell table:style-name="ACE-2" table:formula="of:=IF([.S563]&gt;0;[.S563];[.U563])" office:value-type="float" office:value="11884">
            <text:p>11884</text:p>
          </table:table-cell>
          <table:table-cell table:style-name="ACE-2" table:formula="of:=IF([.T563]&gt;0;[.T563];[.V563])" office:value-type="float" office:value="61">
            <text:p>61</text:p>
          </table:table-cell>
          <table:table-cell table:number-columns-repeated="224" table:style-name="ACE-0"/>
        </table:table-row>
        <table:table-row table:style-name="AROW-1">
          <table:table-cell table:style-name="ACE-0" office:value-type="string">
            <text:p>325-M0057A-05R-1W_5-8</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1</text:p>
          </table:table-cell>
          <table:table-cell table:style-name="ACE-1" office:value-type="float" office:value="58.114999999999995">
            <text:p>58.11</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804">
            <text:p>11804</text:p>
          </table:table-cell>
          <table:table-cell table:style-name="ACE-0" office:value-type="float" office:value="65">
            <text:p>65</text:p>
          </table:table-cell>
          <table:table-cell table:style-name="ACE-0" table:formula="of:=IF([.Q564]&gt;0;&quot;marine&quot;;&quot;&quot;)" office:value-type="string" office:string-value="">
            <text:p/>
          </table:table-cell>
          <table:table-cell table:style-name="ACE-0" table:formula="of:=IF([.U564]&gt;0;&quot;U-Th&quot;;&quot;&quot;)" office:value-type="string" office:string-value="U-Th">
            <text:p>U-Th</text:p>
          </table:table-cell>
          <table:table-cell table:style-name="ACE-0" office:value-type="string">
            <text:p>U-Th</text:p>
          </table:table-cell>
          <table:table-cell table:style-name="ACE-0" office:value-type="string">
            <text:p>325-M0057A-05R-1W_5-8</text:p>
          </table:table-cell>
          <table:table-cell table:style-name="ACE-1" table:formula="of:=IF([.M564]&lt;&gt;&quot;NA&quot;;-[.G564]+([.M564]-[.N564])/2-[.N564];-[.G564])" office:value-type="float" office:value="-55.614999999999995">
            <text:p>−55.61</text:p>
          </table:table-cell>
          <table:table-cell table:style-name="ACE-1" table:formula="of:=IF([.M564]&lt;&gt;&quot;NA&quot;;-[.G564]-([.M564]+[.N564])/2-[.N564]/2;-[.G564])" office:value-type="float" office:value="-60.614999999999995">
            <text:p>−60.61</text:p>
          </table:table-cell>
          <table:table-cell table:style-name="ACE-1" table:formula="of:=IF([.M564]&lt;&gt;&quot;NA&quot;;SQRT((([.M564]-[.N564])/2)^2+[.H564]^2);[.H564])" office:value-type="float" office:value="3.000933188193299">
            <text:p>3.00</text:p>
          </table:table-cell>
          <table:table-cell table:style-name="ACE-2" table:formula="of:=IF([.M564]&lt;&gt;&quot;NA&quot;;0;-1)" office:value-type="float" office:value="0">
            <text:p>0</text:p>
          </table:table-cell>
          <table:table-cell table:style-name="ACE-2" table:formula="of:=IF([.S564]&gt;0;[.S564];[.U564])" office:value-type="float" office:value="11804">
            <text:p>11804</text:p>
          </table:table-cell>
          <table:table-cell table:style-name="ACE-2" table:formula="of:=IF([.T564]&gt;0;[.T564];[.V564])" office:value-type="float" office:value="65">
            <text:p>65</text:p>
          </table:table-cell>
          <table:table-cell table:number-columns-repeated="224" table:style-name="ACE-0"/>
        </table:table-row>
        <table:table-row table:style-name="AROW-1">
          <table:table-cell table:style-name="ACE-0" office:value-type="string">
            <text:p>325-M0057A-05R-1W_61-65</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4</text:p>
          </table:table-cell>
          <table:table-cell table:style-name="ACE-1" office:value-type="float" office:value="58.68">
            <text:p>58.68</text:p>
          </table:table-cell>
          <table:table-cell table:style-name="ACE-0" office:value-type="float" office:value="1.6599999999999999">
            <text:p>1.66</text:p>
          </table:table-cell>
          <table:table-cell table:style-name="ACE-0" office:value-type="string">
            <text:p>Coral</text:p>
          </table:table-cell>
          <table:table-cell table:style-name="ACE-0" office:value-type="string">
            <text:p>Isopora</text:p>
          </table:table-cell>
          <table:table-cell table:style-name="ACE-0" office:value-type="string">
            <text:p>*</text:p>
          </table:table-cell>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1934">
            <text:p>11934</text:p>
          </table:table-cell>
          <table:table-cell table:style-name="ACE-0" office:value-type="float" office:value="54">
            <text:p>54</text:p>
          </table:table-cell>
          <table:table-cell table:style-name="ACE-0" table:formula="of:=IF([.Q565]&gt;0;&quot;marine&quot;;&quot;&quot;)" office:value-type="string" office:string-value="">
            <text:p/>
          </table:table-cell>
          <table:table-cell table:style-name="ACE-0" table:formula="of:=IF([.U565]&gt;0;&quot;U-Th&quot;;&quot;&quot;)" office:value-type="string" office:string-value="U-Th">
            <text:p>U-Th</text:p>
          </table:table-cell>
          <table:table-cell table:style-name="ACE-0" office:value-type="string">
            <text:p>U-Th</text:p>
          </table:table-cell>
          <table:table-cell table:style-name="ACE-0" office:value-type="string">
            <text:p>325-M0057A-05R-1W_61-65</text:p>
          </table:table-cell>
          <table:table-cell table:style-name="ACE-1" table:formula="of:=IF([.M565]&lt;&gt;&quot;NA&quot;;-[.G565]+([.M565]-[.N565])/2-[.N565];-[.G565])" office:value-type="float" office:value="-56.18">
            <text:p>−56.18</text:p>
          </table:table-cell>
          <table:table-cell table:style-name="ACE-1" table:formula="of:=IF([.M565]&lt;&gt;&quot;NA&quot;;-[.G565]-([.M565]+[.N565])/2-[.N565]/2;-[.G565])" office:value-type="float" office:value="-61.18">
            <text:p>−61.18</text:p>
          </table:table-cell>
          <table:table-cell table:style-name="ACE-1" table:formula="of:=IF([.M565]&lt;&gt;&quot;NA&quot;;SQRT((([.M565]-[.N565])/2)^2+[.H565]^2);[.H565])" office:value-type="float" office:value="3.000933188193299">
            <text:p>3.00</text:p>
          </table:table-cell>
          <table:table-cell table:style-name="ACE-2" table:formula="of:=IF([.M565]&lt;&gt;&quot;NA&quot;;0;-1)" office:value-type="float" office:value="0">
            <text:p>0</text:p>
          </table:table-cell>
          <table:table-cell table:style-name="ACE-2" table:formula="of:=IF([.S565]&gt;0;[.S565];[.U565])" office:value-type="float" office:value="11934">
            <text:p>11934</text:p>
          </table:table-cell>
          <table:table-cell table:style-name="ACE-2" table:formula="of:=IF([.T565]&gt;0;[.T565];[.V565])" office:value-type="float" office:value="54">
            <text:p>54</text:p>
          </table:table-cell>
          <table:table-cell table:number-columns-repeated="224" table:style-name="ACE-0"/>
        </table:table-row>
        <table:table-row table:style-name="AROW-1">
          <table:table-cell table:style-name="ACE-0" office:value-type="string">
            <text:p>325-M0057A-05R-1W_61-65</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214</text:p>
          </table:table-cell>
          <table:table-cell table:style-name="ACE-1" office:value-type="float" office:value="58.68">
            <text:p>58.68</text:p>
          </table:table-cell>
          <table:table-cell table:style-name="ACE-0" office:value-type="float" office:value="1.6599999999999999">
            <text:p>1.6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3.4525999999999999">
            <text:p>3.45</text:p>
          </table:table-cell>
          <table:table-cell table:style-name="ACE-1" office:value-type="float" office:value="0.58999999999999997">
            <text:p>0.59</text:p>
          </table:table-cell>
          <table:table-cell table:style-name="ACE-2" office:value-type="float" office:value="10600">
            <text:p>10600</text:p>
          </table:table-cell>
          <table:table-cell table:style-name="ACE-2" office:value-type="float" office:value="60">
            <text:p>60</text:p>
          </table:table-cell>
          <table:table-cell table:style-name="ACE-0" office:value-type="float" office:value="11829">
            <text:p>11829</text:p>
          </table:table-cell>
          <table:table-cell table:style-name="ACE-0" office:value-type="float" office:value="319">
            <text:p>319</text:p>
          </table:table-cell>
          <table:table-cell table:number-columns-repeated="2" table:style-name="ACE-0"/>
          <table:table-cell table:style-name="ACE-0" table:formula="of:=IF([.Q566]&gt;0;&quot;marine&quot;;&quot;&quot;)" office:value-type="string" office:string-value="marine">
            <text:p>marine</text:p>
          </table:table-cell>
          <table:table-cell table:style-name="ACE-0" table:formula="of:=IF([.U566]&gt;0;&quot;U-Th&quot;;&quot;&quot;)" office:value-type="string" office:string-value="">
            <text:p/>
          </table:table-cell>
          <table:table-cell table:style-name="ACE-0" office:value-type="string">
            <text:p>marine</text:p>
          </table:table-cell>
          <table:table-cell table:style-name="ACE-0" office:value-type="string">
            <text:p>325-M0057A-05R-1W_61-65</text:p>
          </table:table-cell>
          <table:table-cell table:style-name="ACE-1" table:formula="of:=IF([.M566]&lt;&gt;&quot;NA&quot;;-[.G566]+([.M566]-[.N566])/2-[.N566];-[.G566])" office:value-type="float" office:value="-56.18">
            <text:p>−56.18</text:p>
          </table:table-cell>
          <table:table-cell table:style-name="ACE-1" table:formula="of:=IF([.M566]&lt;&gt;&quot;NA&quot;;-[.G566]-([.M566]+[.N566])/2-[.N566]/2;-[.G566])" office:value-type="float" office:value="-61.18">
            <text:p>−61.18</text:p>
          </table:table-cell>
          <table:table-cell table:style-name="ACE-1" table:formula="of:=IF([.M566]&lt;&gt;&quot;NA&quot;;SQRT((([.M566]-[.N566])/2)^2+[.H566]^2);[.H566])" office:value-type="float" office:value="3.000933188193299">
            <text:p>3.00</text:p>
          </table:table-cell>
          <table:table-cell table:style-name="ACE-2" table:formula="of:=IF([.M566]&lt;&gt;&quot;NA&quot;;0;-1)" office:value-type="float" office:value="0">
            <text:p>0</text:p>
          </table:table-cell>
          <table:table-cell table:style-name="ACE-2" table:formula="of:=IF([.S566]&gt;0;[.S566];[.U566])" office:value-type="float" office:value="11829">
            <text:p>11829</text:p>
          </table:table-cell>
          <table:table-cell table:style-name="ACE-2" table:formula="of:=IF([.T566]&gt;0;[.T566];[.V566])" office:value-type="float" office:value="319">
            <text:p>319</text:p>
          </table:table-cell>
          <table:table-cell table:number-columns-repeated="224" table:style-name="ACE-0"/>
        </table:table-row>
        <table:table-row table:style-name="AROW-1">
          <table:table-cell table:style-name="ACE-0" office:value-type="string">
            <text:p>325-M0057A-05R-1W_98-100</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216</text:p>
          </table:table-cell>
          <table:table-cell table:style-name="ACE-1" office:value-type="float" office:value="59.039999999999999">
            <text:p>59.04</text:p>
          </table:table-cell>
          <table:table-cell table:style-name="ACE-0" office:value-type="float" office:value="1.6599999999999999">
            <text:p>1.66</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24030000000000001">
            <text:p>0.24</text:p>
          </table:table-cell>
          <table:table-cell table:style-name="ACE-1" office:value-type="float" office:value="0.55200000000000005">
            <text:p>0.55</text:p>
          </table:table-cell>
          <table:table-cell table:style-name="ACE-2" office:value-type="float" office:value="10640">
            <text:p>10640</text:p>
          </table:table-cell>
          <table:table-cell table:style-name="ACE-2" office:value-type="float" office:value="60">
            <text:p>60</text:p>
          </table:table-cell>
          <table:table-cell table:style-name="ACE-0" office:value-type="float" office:value="11977">
            <text:p>11977</text:p>
          </table:table-cell>
          <table:table-cell table:style-name="ACE-0" office:value-type="float" office:value="299">
            <text:p>299</text:p>
          </table:table-cell>
          <table:table-cell table:number-columns-repeated="2" table:style-name="ACE-0"/>
          <table:table-cell table:style-name="ACE-0" table:formula="of:=IF([.Q567]&gt;0;&quot;marine&quot;;&quot;&quot;)" office:value-type="string" office:string-value="marine">
            <text:p>marine</text:p>
          </table:table-cell>
          <table:table-cell table:style-name="ACE-0" table:formula="of:=IF([.U567]&gt;0;&quot;U-Th&quot;;&quot;&quot;)" office:value-type="string" office:string-value="">
            <text:p/>
          </table:table-cell>
          <table:table-cell table:style-name="ACE-0" office:value-type="string">
            <text:p>marine</text:p>
          </table:table-cell>
          <table:table-cell table:style-name="ACE-0" office:value-type="string">
            <text:p>325-M0057A-05R-1W_98-100</text:p>
          </table:table-cell>
          <table:table-cell table:style-name="ACE-1" table:formula="of:=IF([.M567]&lt;&gt;&quot;NA&quot;;-[.G567]+([.M567]-[.N567])/2-[.N567];-[.G567])" office:value-type="float" office:value="-56.539999999999999">
            <text:p>−56.54</text:p>
          </table:table-cell>
          <table:table-cell table:style-name="ACE-1" table:formula="of:=IF([.M567]&lt;&gt;&quot;NA&quot;;-[.G567]-([.M567]+[.N567])/2-[.N567]/2;-[.G567])" office:value-type="float" office:value="-61.539999999999999">
            <text:p>−61.54</text:p>
          </table:table-cell>
          <table:table-cell table:style-name="ACE-1" table:formula="of:=IF([.M567]&lt;&gt;&quot;NA&quot;;SQRT((([.M567]-[.N567])/2)^2+[.H567]^2);[.H567])" office:value-type="float" office:value="3.000933188193299">
            <text:p>3.00</text:p>
          </table:table-cell>
          <table:table-cell table:style-name="ACE-2" table:formula="of:=IF([.M567]&lt;&gt;&quot;NA&quot;;0;-1)" office:value-type="float" office:value="0">
            <text:p>0</text:p>
          </table:table-cell>
          <table:table-cell table:style-name="ACE-2" table:formula="of:=IF([.S567]&gt;0;[.S567];[.U567])" office:value-type="float" office:value="11977">
            <text:p>11977</text:p>
          </table:table-cell>
          <table:table-cell table:style-name="ACE-2" table:formula="of:=IF([.T567]&gt;0;[.T567];[.V567])" office:value-type="float" office:value="299">
            <text:p>299</text:p>
          </table:table-cell>
          <table:table-cell table:number-columns-repeated="224" table:style-name="ACE-0"/>
        </table:table-row>
        <table:table-row table:style-name="AROW-1">
          <table:table-cell table:style-name="ACE-0" office:value-type="string">
            <text:p>325-M0057A-06R-1W_0-4</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table:table-cell table:style-name="ACE-0" office:value-type="string">
            <text:p>SANU-20619</text:p>
          </table:table-cell>
          <table:table-cell table:style-name="ACE-1" office:value-type="float" office:value="61.069999999999993">
            <text:p>61.07</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Isopora</text:p>
          </table:table-cell>
          <table:table-cell table:style-name="ACE-0" office:value-type="string">
            <text:p>*</text:p>
          </table:table-cell>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9.0810000000000013">
            <text:p>9.08</text:p>
          </table:table-cell>
          <table:table-cell table:style-name="ACE-1" office:value-type="float" office:value="0.78400000000000003">
            <text:p>0.78</text:p>
          </table:table-cell>
          <table:table-cell table:style-name="ACE-2" office:value-type="float" office:value="10890">
            <text:p>10890</text:p>
          </table:table-cell>
          <table:table-cell table:style-name="ACE-2" office:value-type="float" office:value="40">
            <text:p>40</text:p>
          </table:table-cell>
          <table:table-cell table:style-name="ACE-0" office:value-type="float" office:value="12374">
            <text:p>12374</text:p>
          </table:table-cell>
          <table:table-cell table:style-name="ACE-0" office:value-type="float" office:value="188">
            <text:p>188</text:p>
          </table:table-cell>
          <table:table-cell table:number-columns-repeated="2" table:style-name="ACE-0"/>
          <table:table-cell table:style-name="ACE-0" table:formula="of:=IF([.Q568]&gt;0;&quot;marine&quot;;&quot;&quot;)" office:value-type="string" office:string-value="marine">
            <text:p>marine</text:p>
          </table:table-cell>
          <table:table-cell table:style-name="ACE-0" table:formula="of:=IF([.U568]&gt;0;&quot;U-Th&quot;;&quot;&quot;)" office:value-type="string" office:string-value="">
            <text:p/>
          </table:table-cell>
          <table:table-cell table:style-name="ACE-0" office:value-type="string">
            <text:p>marine</text:p>
          </table:table-cell>
          <table:table-cell table:style-name="ACE-0" office:value-type="string">
            <text:p>325-M0057A-06R-1W_0-4</text:p>
          </table:table-cell>
          <table:table-cell table:style-name="ACE-1" table:formula="of:=IF([.M568]&lt;&gt;&quot;NA&quot;;-[.G568]+([.M568]-[.N568])/2-[.N568];-[.G568])" office:value-type="float" office:value="-58.569999999999993">
            <text:p>−58.57</text:p>
          </table:table-cell>
          <table:table-cell table:style-name="ACE-1" table:formula="of:=IF([.M568]&lt;&gt;&quot;NA&quot;;-[.G568]-([.M568]+[.N568])/2-[.N568]/2;-[.G568])" office:value-type="float" office:value="-63.569999999999993">
            <text:p>−63.57</text:p>
          </table:table-cell>
          <table:table-cell table:style-name="ACE-1" table:formula="of:=IF([.M568]&lt;&gt;&quot;NA&quot;;SQRT((([.M568]-[.N568])/2)^2+[.H568]^2);[.H568])" office:value-type="float" office:value="2.6016148831062602">
            <text:p>2.60</text:p>
          </table:table-cell>
          <table:table-cell table:style-name="ACE-2" table:formula="of:=IF([.M568]&lt;&gt;&quot;NA&quot;;0;-1)" office:value-type="float" office:value="0">
            <text:p>0</text:p>
          </table:table-cell>
          <table:table-cell table:style-name="ACE-2" table:formula="of:=IF([.S568]&gt;0;[.S568];[.U568])" office:value-type="float" office:value="12374">
            <text:p>12374</text:p>
          </table:table-cell>
          <table:table-cell table:style-name="ACE-2" table:formula="of:=IF([.T568]&gt;0;[.T568];[.V568])" office:value-type="float" office:value="188">
            <text:p>188</text:p>
          </table:table-cell>
          <table:table-cell table:number-columns-repeated="224" table:style-name="ACE-0"/>
        </table:table-row>
        <table:table-row table:style-name="AROW-1">
          <table:table-cell table:style-name="ACE-0" office:value-type="string">
            <text:p>325-M0057A-06R-1W_103-114</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Batch 1</text:p>
          </table:table-cell>
          <table:table-cell table:style-name="ACE-1" office:value-type="float" office:value="62.134999999999998">
            <text:p>62.13</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674">
            <text:p>12674</text:p>
          </table:table-cell>
          <table:table-cell table:style-name="ACE-0" office:value-type="float" office:value="74">
            <text:p>74</text:p>
          </table:table-cell>
          <table:table-cell table:style-name="ACE-0" table:formula="of:=IF([.Q569]&gt;0;&quot;marine&quot;;&quot;&quot;)" office:value-type="string" office:string-value="">
            <text:p/>
          </table:table-cell>
          <table:table-cell table:style-name="ACE-0" table:formula="of:=IF([.U569]&gt;0;&quot;U-Th&quot;;&quot;&quot;)" office:value-type="string" office:string-value="U-Th">
            <text:p>U-Th</text:p>
          </table:table-cell>
          <table:table-cell table:style-name="ACE-0" office:value-type="string">
            <text:p>U-Th</text:p>
          </table:table-cell>
          <table:table-cell table:style-name="ACE-0" office:value-type="string">
            <text:p>325-M0057A-06R-1W_103-114</text:p>
          </table:table-cell>
          <table:table-cell table:style-name="ACE-1" table:formula="of:=IF([.M569]&lt;&gt;&quot;NA&quot;;-[.G569]+([.M569]-[.N569])/2-[.N569];-[.G569])" office:value-type="float" office:value="-59.634999999999998">
            <text:p>−59.63</text:p>
          </table:table-cell>
          <table:table-cell table:style-name="ACE-1" table:formula="of:=IF([.M569]&lt;&gt;&quot;NA&quot;;-[.G569]-([.M569]+[.N569])/2-[.N569]/2;-[.G569])" office:value-type="float" office:value="-64.634999999999991">
            <text:p>−64.63</text:p>
          </table:table-cell>
          <table:table-cell table:style-name="ACE-1" table:formula="of:=IF([.M569]&lt;&gt;&quot;NA&quot;;SQRT((([.M569]-[.N569])/2)^2+[.H569]^2);[.H569])" office:value-type="float" office:value="2.6016148831062602">
            <text:p>2.60</text:p>
          </table:table-cell>
          <table:table-cell table:style-name="ACE-2" table:formula="of:=IF([.M569]&lt;&gt;&quot;NA&quot;;0;-1)" office:value-type="float" office:value="0">
            <text:p>0</text:p>
          </table:table-cell>
          <table:table-cell table:style-name="ACE-2" table:formula="of:=IF([.S569]&gt;0;[.S569];[.U569])" office:value-type="float" office:value="12674">
            <text:p>12674</text:p>
          </table:table-cell>
          <table:table-cell table:style-name="ACE-2" table:formula="of:=IF([.T569]&gt;0;[.T569];[.V569])" office:value-type="float" office:value="74">
            <text:p>74</text:p>
          </table:table-cell>
          <table:table-cell table:number-columns-repeated="224" table:style-name="ACE-0"/>
        </table:table-row>
        <table:table-row table:style-name="AROW-1">
          <table:table-cell table:style-name="ACE-0" office:value-type="string">
            <text:p>325-M0057A-06R-1W_103-114</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420</text:p>
          </table:table-cell>
          <table:table-cell table:style-name="ACE-1" office:value-type="float" office:value="62.134999999999998">
            <text:p>62.13</text:p>
          </table:table-cell>
          <table:table-cell table:style-name="ACE-0" office:value-type="float" office:value="0.71999999999999997">
            <text:p>0.7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99650000000000005">
            <text:p>−1.00</text:p>
          </table:table-cell>
          <table:table-cell table:style-name="ACE-1" office:value-type="float" office:value="0.56399999999999995">
            <text:p>0.56</text:p>
          </table:table-cell>
          <table:table-cell table:style-name="ACE-2" office:value-type="float" office:value="11050">
            <text:p>11050</text:p>
          </table:table-cell>
          <table:table-cell table:style-name="ACE-2" office:value-type="float" office:value="40">
            <text:p>40</text:p>
          </table:table-cell>
          <table:table-cell table:style-name="ACE-0" office:value-type="float" office:value="12586">
            <text:p>12586</text:p>
          </table:table-cell>
          <table:table-cell table:style-name="ACE-0" office:value-type="float" office:value="90">
            <text:p>90</text:p>
          </table:table-cell>
          <table:table-cell table:number-columns-repeated="2" table:style-name="ACE-0"/>
          <table:table-cell table:style-name="ACE-0" table:formula="of:=IF([.Q570]&gt;0;&quot;marine&quot;;&quot;&quot;)" office:value-type="string" office:string-value="marine">
            <text:p>marine</text:p>
          </table:table-cell>
          <table:table-cell table:style-name="ACE-0" table:formula="of:=IF([.U570]&gt;0;&quot;U-Th&quot;;&quot;&quot;)" office:value-type="string" office:string-value="">
            <text:p/>
          </table:table-cell>
          <table:table-cell table:style-name="ACE-0" office:value-type="string">
            <text:p>marine</text:p>
          </table:table-cell>
          <table:table-cell table:style-name="ACE-0" office:value-type="string">
            <text:p>325-M0057A-06R-1W_103-114</text:p>
          </table:table-cell>
          <table:table-cell table:style-name="ACE-1" table:formula="of:=IF([.M570]&lt;&gt;&quot;NA&quot;;-[.G570]+([.M570]-[.N570])/2-[.N570];-[.G570])" office:value-type="float" office:value="-59.634999999999998">
            <text:p>−59.63</text:p>
          </table:table-cell>
          <table:table-cell table:style-name="ACE-1" table:formula="of:=IF([.M570]&lt;&gt;&quot;NA&quot;;-[.G570]-([.M570]+[.N570])/2-[.N570]/2;-[.G570])" office:value-type="float" office:value="-64.634999999999991">
            <text:p>−64.63</text:p>
          </table:table-cell>
          <table:table-cell table:style-name="ACE-1" table:formula="of:=IF([.M570]&lt;&gt;&quot;NA&quot;;SQRT((([.M570]-[.N570])/2)^2+[.H570]^2);[.H570])" office:value-type="float" office:value="2.6016148831062602">
            <text:p>2.60</text:p>
          </table:table-cell>
          <table:table-cell table:style-name="ACE-2" table:formula="of:=IF([.M570]&lt;&gt;&quot;NA&quot;;0;-1)" office:value-type="float" office:value="0">
            <text:p>0</text:p>
          </table:table-cell>
          <table:table-cell table:style-name="ACE-2" table:formula="of:=IF([.S570]&gt;0;[.S570];[.U570])" office:value-type="float" office:value="12586">
            <text:p>12586</text:p>
          </table:table-cell>
          <table:table-cell table:style-name="ACE-2" table:formula="of:=IF([.T570]&gt;0;[.T570];[.V570])" office:value-type="float" office:value="90">
            <text:p>90</text:p>
          </table:table-cell>
          <table:table-cell table:number-columns-repeated="224" table:style-name="ACE-0"/>
        </table:table-row>
        <table:table-row table:style-name="AROW-1">
          <table:table-cell table:style-name="ACE-0" office:value-type="string">
            <text:p>325-M0057A-06R-1W_120-122</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table:table-cell table:style-name="ACE-0" office:value-type="string">
            <text:p>SANU-20620</text:p>
          </table:table-cell>
          <table:table-cell table:style-name="ACE-1" office:value-type="float" office:value="62.259999999999998">
            <text:p>62.26</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Acroporidae</text:p>
          </table:table-cell>
          <table:table-cell table:style-name="ACE-0" office:value-type="string">
            <text:p>*</text:p>
          </table:table-cell>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2.6939000000000002">
            <text:p>2.69</text:p>
          </table:table-cell>
          <table:table-cell table:style-name="ACE-1" office:value-type="float" office:value="0.91800000000000004">
            <text:p>0.92</text:p>
          </table:table-cell>
          <table:table-cell table:style-name="ACE-2" office:value-type="float" office:value="11360">
            <text:p>11360</text:p>
          </table:table-cell>
          <table:table-cell table:style-name="ACE-2" office:value-type="float" office:value="40">
            <text:p>40</text:p>
          </table:table-cell>
          <table:table-cell table:style-name="ACE-0" office:value-type="float" office:value="12804">
            <text:p>12804</text:p>
          </table:table-cell>
          <table:table-cell table:style-name="ACE-0" office:value-type="float" office:value="127">
            <text:p>127</text:p>
          </table:table-cell>
          <table:table-cell table:number-columns-repeated="2" table:style-name="ACE-0"/>
          <table:table-cell table:style-name="ACE-0" table:formula="of:=IF([.Q571]&gt;0;&quot;marine&quot;;&quot;&quot;)" office:value-type="string" office:string-value="marine">
            <text:p>marine</text:p>
          </table:table-cell>
          <table:table-cell table:style-name="ACE-0" table:formula="of:=IF([.U571]&gt;0;&quot;U-Th&quot;;&quot;&quot;)" office:value-type="string" office:string-value="">
            <text:p/>
          </table:table-cell>
          <table:table-cell table:style-name="ACE-0" office:value-type="string">
            <text:p>marine</text:p>
          </table:table-cell>
          <table:table-cell table:style-name="ACE-0" office:value-type="string">
            <text:p>325-M0057A-06R-1W_120-122</text:p>
          </table:table-cell>
          <table:table-cell table:style-name="ACE-1" table:formula="of:=IF([.M571]&lt;&gt;&quot;NA&quot;;-[.G571]+([.M571]-[.N571])/2-[.N571];-[.G571])" office:value-type="float" office:value="-59.759999999999998">
            <text:p>−59.76</text:p>
          </table:table-cell>
          <table:table-cell table:style-name="ACE-1" table:formula="of:=IF([.M571]&lt;&gt;&quot;NA&quot;;-[.G571]-([.M571]+[.N571])/2-[.N571]/2;-[.G571])" office:value-type="float" office:value="-64.759999999999991">
            <text:p>−64.76</text:p>
          </table:table-cell>
          <table:table-cell table:style-name="ACE-1" table:formula="of:=IF([.M571]&lt;&gt;&quot;NA&quot;;SQRT((([.M571]-[.N571])/2)^2+[.H571]^2);[.H571])" office:value-type="float" office:value="2.6016148831062602">
            <text:p>2.60</text:p>
          </table:table-cell>
          <table:table-cell table:style-name="ACE-2" table:formula="of:=IF([.M571]&lt;&gt;&quot;NA&quot;;0;-1)" office:value-type="float" office:value="0">
            <text:p>0</text:p>
          </table:table-cell>
          <table:table-cell table:style-name="ACE-2" table:formula="of:=IF([.S571]&gt;0;[.S571];[.U571])" office:value-type="float" office:value="12804">
            <text:p>12804</text:p>
          </table:table-cell>
          <table:table-cell table:style-name="ACE-2" table:formula="of:=IF([.T571]&gt;0;[.T571];[.V571])" office:value-type="float" office:value="127">
            <text:p>127</text:p>
          </table:table-cell>
          <table:table-cell table:number-columns-repeated="224" table:style-name="ACE-0"/>
        </table:table-row>
        <table:table-row table:style-name="AROW-1">
          <table:table-cell table:style-name="ACE-0" office:value-type="string">
            <text:p>325-M0057A-06R-1W_16-24</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3</text:p>
          </table:table-cell>
          <table:table-cell table:style-name="ACE-1" office:value-type="float" office:value="61.25">
            <text:p>61.25</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638">
            <text:p>12638</text:p>
          </table:table-cell>
          <table:table-cell table:style-name="ACE-0" office:value-type="float" office:value="64">
            <text:p>64</text:p>
          </table:table-cell>
          <table:table-cell table:style-name="ACE-0" table:formula="of:=IF([.Q572]&gt;0;&quot;marine&quot;;&quot;&quot;)" office:value-type="string" office:string-value="">
            <text:p/>
          </table:table-cell>
          <table:table-cell table:style-name="ACE-0" table:formula="of:=IF([.U572]&gt;0;&quot;U-Th&quot;;&quot;&quot;)" office:value-type="string" office:string-value="U-Th">
            <text:p>U-Th</text:p>
          </table:table-cell>
          <table:table-cell table:style-name="ACE-0" office:value-type="string">
            <text:p>U-Th</text:p>
          </table:table-cell>
          <table:table-cell table:style-name="ACE-0" office:value-type="string">
            <text:p>325-M0057A-06R-1W_16-24</text:p>
          </table:table-cell>
          <table:table-cell table:style-name="ACE-1" table:formula="of:=IF([.M572]&lt;&gt;&quot;NA&quot;;-[.G572]+([.M572]-[.N572])/2-[.N572];-[.G572])" office:value-type="float" office:value="-58.75">
            <text:p>−58.75</text:p>
          </table:table-cell>
          <table:table-cell table:style-name="ACE-1" table:formula="of:=IF([.M572]&lt;&gt;&quot;NA&quot;;-[.G572]-([.M572]+[.N572])/2-[.N572]/2;-[.G572])" office:value-type="float" office:value="-63.75">
            <text:p>−63.75</text:p>
          </table:table-cell>
          <table:table-cell table:style-name="ACE-1" table:formula="of:=IF([.M572]&lt;&gt;&quot;NA&quot;;SQRT((([.M572]-[.N572])/2)^2+[.H572]^2);[.H572])" office:value-type="float" office:value="2.6016148831062602">
            <text:p>2.60</text:p>
          </table:table-cell>
          <table:table-cell table:style-name="ACE-2" table:formula="of:=IF([.M572]&lt;&gt;&quot;NA&quot;;0;-1)" office:value-type="float" office:value="0">
            <text:p>0</text:p>
          </table:table-cell>
          <table:table-cell table:style-name="ACE-2" table:formula="of:=IF([.S572]&gt;0;[.S572];[.U572])" office:value-type="float" office:value="12638">
            <text:p>12638</text:p>
          </table:table-cell>
          <table:table-cell table:style-name="ACE-2" table:formula="of:=IF([.T572]&gt;0;[.T572];[.V572])" office:value-type="float" office:value="64">
            <text:p>64</text:p>
          </table:table-cell>
          <table:table-cell table:number-columns-repeated="224" table:style-name="ACE-0"/>
        </table:table-row>
        <table:table-row table:style-name="AROW-1">
          <table:table-cell table:style-name="ACE-0" office:value-type="string">
            <text:p>325-M0057A-06R-1W_39-42</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SANU-20621</text:p>
          </table:table-cell>
          <table:table-cell table:style-name="ACE-1" office:value-type="float" office:value="61.454999999999998">
            <text:p>61.45</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Dipsastrea?</text:p>
          </table:table-cell>
          <table:table-cell table:style-name="ACE-0" office:value-type="string">
            <text:p>*</text:p>
          </table:table-cell>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3.3319999999999999">
            <text:p>3.33</text:p>
          </table:table-cell>
          <table:table-cell table:style-name="ACE-1" office:value-type="float" office:value="0.68200000000000005">
            <text:p>0.68</text:p>
          </table:table-cell>
          <table:table-cell table:style-name="ACE-2" office:value-type="float" office:value="11080">
            <text:p>11080</text:p>
          </table:table-cell>
          <table:table-cell table:style-name="ACE-2" office:value-type="float" office:value="40">
            <text:p>40</text:p>
          </table:table-cell>
          <table:table-cell table:style-name="ACE-0" office:value-type="float" office:value="12608">
            <text:p>12608</text:p>
          </table:table-cell>
          <table:table-cell table:style-name="ACE-0" office:value-type="float" office:value="86">
            <text:p>86</text:p>
          </table:table-cell>
          <table:table-cell table:number-columns-repeated="2" table:style-name="ACE-0"/>
          <table:table-cell table:style-name="ACE-0" table:formula="of:=IF([.Q573]&gt;0;&quot;marine&quot;;&quot;&quot;)" office:value-type="string" office:string-value="marine">
            <text:p>marine</text:p>
          </table:table-cell>
          <table:table-cell table:style-name="ACE-0" table:formula="of:=IF([.U573]&gt;0;&quot;U-Th&quot;;&quot;&quot;)" office:value-type="string" office:string-value="">
            <text:p/>
          </table:table-cell>
          <table:table-cell table:style-name="ACE-0" office:value-type="string">
            <text:p>marine</text:p>
          </table:table-cell>
          <table:table-cell table:style-name="ACE-0" office:value-type="string">
            <text:p>325-M0057A-06R-1W_39-42</text:p>
          </table:table-cell>
          <table:table-cell table:style-name="ACE-1" table:formula="of:=IF([.M573]&lt;&gt;&quot;NA&quot;;-[.G573]+([.M573]-[.N573])/2-[.N573];-[.G573])" office:value-type="float" office:value="-58.954999999999998">
            <text:p>−58.95</text:p>
          </table:table-cell>
          <table:table-cell table:style-name="ACE-1" table:formula="of:=IF([.M573]&lt;&gt;&quot;NA&quot;;-[.G573]-([.M573]+[.N573])/2-[.N573]/2;-[.G573])" office:value-type="float" office:value="-63.954999999999998">
            <text:p>−63.95</text:p>
          </table:table-cell>
          <table:table-cell table:style-name="ACE-1" table:formula="of:=IF([.M573]&lt;&gt;&quot;NA&quot;;SQRT((([.M573]-[.N573])/2)^2+[.H573]^2);[.H573])" office:value-type="float" office:value="2.6016148831062602">
            <text:p>2.60</text:p>
          </table:table-cell>
          <table:table-cell table:style-name="ACE-2" table:formula="of:=IF([.M573]&lt;&gt;&quot;NA&quot;;0;-1)" office:value-type="float" office:value="0">
            <text:p>0</text:p>
          </table:table-cell>
          <table:table-cell table:style-name="ACE-2" table:formula="of:=IF([.S573]&gt;0;[.S573];[.U573])" office:value-type="float" office:value="12608">
            <text:p>12608</text:p>
          </table:table-cell>
          <table:table-cell table:style-name="ACE-2" table:formula="of:=IF([.T573]&gt;0;[.T573];[.V573])" office:value-type="float" office:value="86">
            <text:p>86</text:p>
          </table:table-cell>
          <table:table-cell table:number-columns-repeated="224" table:style-name="ACE-0"/>
        </table:table-row>
        <table:table-row table:style-name="AROW-1">
          <table:table-cell table:style-name="ACE-0" office:value-type="string">
            <text:p>325-M0057A-06R-1W_40-47</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337</text:p>
          </table:table-cell>
          <table:table-cell table:style-name="ACE-1" office:value-type="float" office:value="61.484999999999999">
            <text:p>61.48</text:p>
          </table:table-cell>
          <table:table-cell table:style-name="ACE-0" office:value-type="float" office:value="0.71999999999999997">
            <text:p>0.72</text:p>
          </table:table-cell>
          <table:table-cell table:style-name="ACE-0" office:value-type="string">
            <text:p>Coralline algae</text:p>
          </table:table-cell>
          <table:table-cell table:style-name="ACE-0" office:value-type="string">
            <text:p>aA1</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0.49819999999999998">
            <text:p>0.50</text:p>
          </table:table-cell>
          <table:table-cell table:style-name="ACE-1" office:value-type="float" office:value="0.48099999999999998">
            <text:p>0.48</text:p>
          </table:table-cell>
          <table:table-cell table:style-name="ACE-2" office:value-type="float" office:value="10990">
            <text:p>10990</text:p>
          </table:table-cell>
          <table:table-cell table:style-name="ACE-2" office:value-type="float" office:value="40">
            <text:p>40</text:p>
          </table:table-cell>
          <table:table-cell table:style-name="ACE-0" office:value-type="float" office:value="12526">
            <text:p>12526</text:p>
          </table:table-cell>
          <table:table-cell table:style-name="ACE-0" office:value-type="float" office:value="107">
            <text:p>107</text:p>
          </table:table-cell>
          <table:table-cell table:number-columns-repeated="2" table:style-name="ACE-0"/>
          <table:table-cell table:style-name="ACE-0" table:formula="of:=IF([.Q574]&gt;0;&quot;marine&quot;;&quot;&quot;)" office:value-type="string" office:string-value="marine">
            <text:p>marine</text:p>
          </table:table-cell>
          <table:table-cell table:style-name="ACE-0" table:formula="of:=IF([.U574]&gt;0;&quot;U-Th&quot;;&quot;&quot;)" office:value-type="string" office:string-value="">
            <text:p/>
          </table:table-cell>
          <table:table-cell table:style-name="ACE-0" office:value-type="string">
            <text:p>marine</text:p>
          </table:table-cell>
          <table:table-cell table:style-name="ACE-0" office:value-type="string">
            <text:p>325-M0057A-06R-1W_40-47</text:p>
          </table:table-cell>
          <table:table-cell table:style-name="ACE-1" table:formula="of:=IF([.M574]&lt;&gt;&quot;NA&quot;;-[.G574]+([.M574]-[.N574])/2-[.N574];-[.G574])" office:value-type="float" office:value="-58.984999999999999">
            <text:p>−58.98</text:p>
          </table:table-cell>
          <table:table-cell table:style-name="ACE-1" table:formula="of:=IF([.M574]&lt;&gt;&quot;NA&quot;;-[.G574]-([.M574]+[.N574])/2-[.N574]/2;-[.G574])" office:value-type="float" office:value="-63.984999999999999">
            <text:p>−63.98</text:p>
          </table:table-cell>
          <table:table-cell table:style-name="ACE-1" table:formula="of:=IF([.M574]&lt;&gt;&quot;NA&quot;;SQRT((([.M574]-[.N574])/2)^2+[.H574]^2);[.H574])" office:value-type="float" office:value="2.6016148831062602">
            <text:p>2.60</text:p>
          </table:table-cell>
          <table:table-cell table:style-name="ACE-2" table:formula="of:=IF([.M574]&lt;&gt;&quot;NA&quot;;0;-1)" office:value-type="float" office:value="0">
            <text:p>0</text:p>
          </table:table-cell>
          <table:table-cell table:style-name="ACE-2" table:formula="of:=IF([.S574]&gt;0;[.S574];[.U574])" office:value-type="float" office:value="12526">
            <text:p>12526</text:p>
          </table:table-cell>
          <table:table-cell table:style-name="ACE-2" table:formula="of:=IF([.T574]&gt;0;[.T574];[.V574])" office:value-type="float" office:value="107">
            <text:p>107</text:p>
          </table:table-cell>
          <table:table-cell table:number-columns-repeated="224" table:style-name="ACE-0"/>
        </table:table-row>
        <table:table-row table:style-name="AROW-1">
          <table:table-cell table:style-name="ACE-0" office:value-type="string">
            <text:p>325-M0057A-06R-1W_4-8</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SANU-20623</text:p>
          </table:table-cell>
          <table:table-cell table:style-name="ACE-1" office:value-type="float" office:value="61.109999999999999">
            <text:p>61.11</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Pocill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style-name="ACE-1" office:value-type="float" office:value="7.1523000000000003">
            <text:p>7.15</text:p>
          </table:table-cell>
          <table:table-cell table:style-name="ACE-1" office:value-type="float" office:value="1.1220000000000001">
            <text:p>1.12</text:p>
          </table:table-cell>
          <table:table-cell table:style-name="ACE-2" office:value-type="float" office:value="11010">
            <text:p>11010</text:p>
          </table:table-cell>
          <table:table-cell table:style-name="ACE-2" office:value-type="float" office:value="45">
            <text:p>45</text:p>
          </table:table-cell>
          <table:table-cell table:style-name="ACE-0" office:value-type="float" office:value="12545">
            <text:p>12545</text:p>
          </table:table-cell>
          <table:table-cell table:style-name="ACE-0" office:value-type="float" office:value="107">
            <text:p>107</text:p>
          </table:table-cell>
          <table:table-cell table:number-columns-repeated="2" table:style-name="ACE-0"/>
          <table:table-cell table:style-name="ACE-0" table:formula="of:=IF([.Q575]&gt;0;&quot;marine&quot;;&quot;&quot;)" office:value-type="string" office:string-value="marine">
            <text:p>marine</text:p>
          </table:table-cell>
          <table:table-cell table:style-name="ACE-0" table:formula="of:=IF([.U575]&gt;0;&quot;U-Th&quot;;&quot;&quot;)" office:value-type="string" office:string-value="">
            <text:p/>
          </table:table-cell>
          <table:table-cell table:style-name="ACE-0" office:value-type="string">
            <text:p>marine</text:p>
          </table:table-cell>
          <table:table-cell table:style-name="ACE-0" office:value-type="string">
            <text:p>325-M0057A-06R-1W_4-8</text:p>
          </table:table-cell>
          <table:table-cell table:style-name="ACE-1" table:formula="of:=IF([.M575]&lt;&gt;&quot;NA&quot;;-[.G575]+([.M575]-[.N575])/2-[.N575];-[.G575])" office:value-type="float" office:value="-58.609999999999999">
            <text:p>−58.61</text:p>
          </table:table-cell>
          <table:table-cell table:style-name="ACE-1" table:formula="of:=IF([.M575]&lt;&gt;&quot;NA&quot;;-[.G575]-([.M575]+[.N575])/2-[.N575]/2;-[.G575])" office:value-type="float" office:value="-63.609999999999999">
            <text:p>−63.61</text:p>
          </table:table-cell>
          <table:table-cell table:style-name="ACE-1" table:formula="of:=IF([.M575]&lt;&gt;&quot;NA&quot;;SQRT((([.M575]-[.N575])/2)^2+[.H575]^2);[.H575])" office:value-type="float" office:value="2.6016148831062602">
            <text:p>2.60</text:p>
          </table:table-cell>
          <table:table-cell table:style-name="ACE-2" table:formula="of:=IF([.M575]&lt;&gt;&quot;NA&quot;;0;-1)" office:value-type="float" office:value="0">
            <text:p>0</text:p>
          </table:table-cell>
          <table:table-cell table:style-name="ACE-2" table:formula="of:=IF([.S575]&gt;0;[.S575];[.U575])" office:value-type="float" office:value="12545">
            <text:p>12545</text:p>
          </table:table-cell>
          <table:table-cell table:style-name="ACE-2" table:formula="of:=IF([.T575]&gt;0;[.T575];[.V575])" office:value-type="float" office:value="107">
            <text:p>107</text:p>
          </table:table-cell>
          <table:table-cell table:number-columns-repeated="224" table:style-name="ACE-0"/>
        </table:table-row>
        <table:table-row table:style-name="AROW-1">
          <table:table-cell table:style-name="ACE-0" office:value-type="string">
            <text:p>325-M0057A-06R-1W_80-92</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table:table-cell table:style-name="ACE-0" office:value-type="string">
            <text:p>Batch 3</text:p>
          </table:table-cell>
          <table:table-cell table:style-name="ACE-1" office:value-type="float" office:value="61.909999999999997">
            <text:p>61.91</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Acropora (humilis gpr)</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758">
            <text:p>12758</text:p>
          </table:table-cell>
          <table:table-cell table:style-name="ACE-0" office:value-type="float" office:value="70">
            <text:p>70</text:p>
          </table:table-cell>
          <table:table-cell table:style-name="ACE-0" table:formula="of:=IF([.Q576]&gt;0;&quot;marine&quot;;&quot;&quot;)" office:value-type="string" office:string-value="">
            <text:p/>
          </table:table-cell>
          <table:table-cell table:style-name="ACE-0" table:formula="of:=IF([.U576]&gt;0;&quot;U-Th&quot;;&quot;&quot;)" office:value-type="string" office:string-value="U-Th">
            <text:p>U-Th</text:p>
          </table:table-cell>
          <table:table-cell table:style-name="ACE-0" office:value-type="string">
            <text:p>U-Th</text:p>
          </table:table-cell>
          <table:table-cell table:style-name="ACE-0" office:value-type="string">
            <text:p>325-M0057A-06R-1W_80-92</text:p>
          </table:table-cell>
          <table:table-cell table:style-name="ACE-1" table:formula="of:=IF([.M576]&lt;&gt;&quot;NA&quot;;-[.G576]+([.M576]-[.N576])/2-[.N576];-[.G576])" office:value-type="float" office:value="-59.409999999999997">
            <text:p>−59.41</text:p>
          </table:table-cell>
          <table:table-cell table:style-name="ACE-1" table:formula="of:=IF([.M576]&lt;&gt;&quot;NA&quot;;-[.G576]-([.M576]+[.N576])/2-[.N576]/2;-[.G576])" office:value-type="float" office:value="-64.409999999999997">
            <text:p>−64.41</text:p>
          </table:table-cell>
          <table:table-cell table:style-name="ACE-1" table:formula="of:=IF([.M576]&lt;&gt;&quot;NA&quot;;SQRT((([.M576]-[.N576])/2)^2+[.H576]^2);[.H576])" office:value-type="float" office:value="2.6016148831062602">
            <text:p>2.60</text:p>
          </table:table-cell>
          <table:table-cell table:style-name="ACE-2" table:formula="of:=IF([.M576]&lt;&gt;&quot;NA&quot;;0;-1)" office:value-type="float" office:value="0">
            <text:p>0</text:p>
          </table:table-cell>
          <table:table-cell table:style-name="ACE-2" table:formula="of:=IF([.S576]&gt;0;[.S576];[.U576])" office:value-type="float" office:value="12758">
            <text:p>12758</text:p>
          </table:table-cell>
          <table:table-cell table:style-name="ACE-2" table:formula="of:=IF([.T576]&gt;0;[.T576];[.V576])" office:value-type="float" office:value="70">
            <text:p>70</text:p>
          </table:table-cell>
          <table:table-cell table:number-columns-repeated="224" table:style-name="ACE-0"/>
        </table:table-row>
        <table:table-row table:style-name="AROW-1">
          <table:table-cell table:style-name="ACE-0" office:value-type="string">
            <text:p>325-M0057A-06R-2W_10-16</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office:value-type="string">
            <text:p>NO-22</text:p>
          </table:table-cell>
          <table:table-cell table:style-name="ACE-0" office:value-type="string">
            <text:p>Batch 3</text:p>
          </table:table-cell>
          <table:table-cell table:style-name="ACE-1" office:value-type="float" office:value="62.539999999999992">
            <text:p>62.54</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831">
            <text:p>12831</text:p>
          </table:table-cell>
          <table:table-cell table:style-name="ACE-0" office:value-type="float" office:value="77">
            <text:p>77</text:p>
          </table:table-cell>
          <table:table-cell table:style-name="ACE-0" table:formula="of:=IF([.Q577]&gt;0;&quot;marine&quot;;&quot;&quot;)" office:value-type="string" office:string-value="">
            <text:p/>
          </table:table-cell>
          <table:table-cell table:style-name="ACE-0" table:formula="of:=IF([.U577]&gt;0;&quot;U-Th&quot;;&quot;&quot;)" office:value-type="string" office:string-value="U-Th">
            <text:p>U-Th</text:p>
          </table:table-cell>
          <table:table-cell table:style-name="ACE-0" office:value-type="string">
            <text:p>U-Th</text:p>
          </table:table-cell>
          <table:table-cell table:style-name="ACE-0" office:value-type="string">
            <text:p>325-M0057A-06R-2W_10-16</text:p>
          </table:table-cell>
          <table:table-cell table:style-name="ACE-1" table:formula="of:=IF([.M577]&lt;&gt;&quot;NA&quot;;-[.G577]+([.M577]-[.N577])/2-[.N577];-[.G577])" office:value-type="float" office:value="-60.039999999999992">
            <text:p>−60.04</text:p>
          </table:table-cell>
          <table:table-cell table:style-name="ACE-1" table:formula="of:=IF([.M577]&lt;&gt;&quot;NA&quot;;-[.G577]-([.M577]+[.N577])/2-[.N577]/2;-[.G577])" office:value-type="float" office:value="-65.039999999999992">
            <text:p>−65.04</text:p>
          </table:table-cell>
          <table:table-cell table:style-name="ACE-1" table:formula="of:=IF([.M577]&lt;&gt;&quot;NA&quot;;SQRT((([.M577]-[.N577])/2)^2+[.H577]^2);[.H577])" office:value-type="float" office:value="2.6016148831062602">
            <text:p>2.60</text:p>
          </table:table-cell>
          <table:table-cell table:style-name="ACE-2" table:formula="of:=IF([.M577]&lt;&gt;&quot;NA&quot;;0;-1)" office:value-type="float" office:value="0">
            <text:p>0</text:p>
          </table:table-cell>
          <table:table-cell table:style-name="ACE-2" table:formula="of:=IF([.S577]&gt;0;[.S577];[.U577])" office:value-type="float" office:value="12831">
            <text:p>12831</text:p>
          </table:table-cell>
          <table:table-cell table:style-name="ACE-2" table:formula="of:=IF([.T577]&gt;0;[.T577];[.V577])" office:value-type="float" office:value="77">
            <text:p>77</text:p>
          </table:table-cell>
          <table:table-cell table:number-columns-repeated="224" table:style-name="ACE-0"/>
        </table:table-row>
        <table:table-row table:style-name="AROW-1">
          <table:table-cell table:style-name="ACE-0" office:value-type="string">
            <text:p>325-M0057A-06R-2W_53-60</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2</text:p>
          </table:table-cell>
          <table:table-cell table:style-name="ACE-0" office:value-type="string">
            <text:p>NO-22</text:p>
          </table:table-cell>
          <table:table-cell table:style-name="ACE-0" office:value-type="string">
            <text:p>Batch 3</text:p>
          </table:table-cell>
          <table:table-cell table:style-name="ACE-1" office:value-type="float" office:value="62.974999999999994">
            <text:p>62.97</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819">
            <text:p>12819</text:p>
          </table:table-cell>
          <table:table-cell table:style-name="ACE-0" office:value-type="float" office:value="61">
            <text:p>61</text:p>
          </table:table-cell>
          <table:table-cell table:style-name="ACE-0" table:formula="of:=IF([.Q578]&gt;0;&quot;marine&quot;;&quot;&quot;)" office:value-type="string" office:string-value="">
            <text:p/>
          </table:table-cell>
          <table:table-cell table:style-name="ACE-0" table:formula="of:=IF([.U578]&gt;0;&quot;U-Th&quot;;&quot;&quot;)" office:value-type="string" office:string-value="U-Th">
            <text:p>U-Th</text:p>
          </table:table-cell>
          <table:table-cell table:style-name="ACE-0" office:value-type="string">
            <text:p>U-Th</text:p>
          </table:table-cell>
          <table:table-cell table:style-name="ACE-0" office:value-type="string">
            <text:p>325-M0057A-06R-2W_53-60</text:p>
          </table:table-cell>
          <table:table-cell table:style-name="ACE-1" table:formula="of:=IF([.M578]&lt;&gt;&quot;NA&quot;;-[.G578]+([.M578]-[.N578])/2-[.N578];-[.G578])" office:value-type="float" office:value="-60.474999999999994">
            <text:p>−60.47</text:p>
          </table:table-cell>
          <table:table-cell table:style-name="ACE-1" table:formula="of:=IF([.M578]&lt;&gt;&quot;NA&quot;;-[.G578]-([.M578]+[.N578])/2-[.N578]/2;-[.G578])" office:value-type="float" office:value="-65.474999999999994">
            <text:p>−65.47</text:p>
          </table:table-cell>
          <table:table-cell table:style-name="ACE-1" table:formula="of:=IF([.M578]&lt;&gt;&quot;NA&quot;;SQRT((([.M578]-[.N578])/2)^2+[.H578]^2);[.H578])" office:value-type="float" office:value="2.6016148831062602">
            <text:p>2.60</text:p>
          </table:table-cell>
          <table:table-cell table:style-name="ACE-2" table:formula="of:=IF([.M578]&lt;&gt;&quot;NA&quot;;0;-1)" office:value-type="float" office:value="0">
            <text:p>0</text:p>
          </table:table-cell>
          <table:table-cell table:style-name="ACE-2" table:formula="of:=IF([.S578]&gt;0;[.S578];[.U578])" office:value-type="float" office:value="12819">
            <text:p>12819</text:p>
          </table:table-cell>
          <table:table-cell table:style-name="ACE-2" table:formula="of:=IF([.T578]&gt;0;[.T578];[.V578])" office:value-type="float" office:value="61">
            <text:p>61</text:p>
          </table:table-cell>
          <table:table-cell table:number-columns-repeated="224" table:style-name="ACE-0"/>
        </table:table-row>
        <table:table-row table:style-name="AROW-1">
          <table:table-cell table:style-name="ACE-0" office:value-type="string">
            <text:p>325-M0057A-06R-2W_66-80</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Batch 1</text:p>
          </table:table-cell>
          <table:table-cell table:style-name="ACE-1" office:value-type="float" office:value="63.140000000000001">
            <text:p>63.14</text:p>
          </table:table-cell>
          <table:table-cell table:style-name="ACE-0" office:value-type="float" office:value="0.71999999999999997">
            <text:p>0.72</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5">
            <text:p>5</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767">
            <text:p>12767</text:p>
          </table:table-cell>
          <table:table-cell table:style-name="ACE-0" office:value-type="float" office:value="64">
            <text:p>64</text:p>
          </table:table-cell>
          <table:table-cell table:style-name="ACE-0" table:formula="of:=IF([.Q579]&gt;0;&quot;marine&quot;;&quot;&quot;)" office:value-type="string" office:string-value="">
            <text:p/>
          </table:table-cell>
          <table:table-cell table:style-name="ACE-0" table:formula="of:=IF([.U579]&gt;0;&quot;U-Th&quot;;&quot;&quot;)" office:value-type="string" office:string-value="U-Th">
            <text:p>U-Th</text:p>
          </table:table-cell>
          <table:table-cell table:style-name="ACE-0" office:value-type="string">
            <text:p>U-Th</text:p>
          </table:table-cell>
          <table:table-cell table:style-name="ACE-0" office:value-type="string">
            <text:p>325-M0057A-06R-2W_66-80</text:p>
          </table:table-cell>
          <table:table-cell table:style-name="ACE-1" table:formula="of:=IF([.M579]&lt;&gt;&quot;NA&quot;;-[.G579]+([.M579]-[.N579])/2-[.N579];-[.G579])" office:value-type="float" office:value="-60.640000000000001">
            <text:p>−60.64</text:p>
          </table:table-cell>
          <table:table-cell table:style-name="ACE-1" table:formula="of:=IF([.M579]&lt;&gt;&quot;NA&quot;;-[.G579]-([.M579]+[.N579])/2-[.N579]/2;-[.G579])" office:value-type="float" office:value="-65.640000000000001">
            <text:p>−65.64</text:p>
          </table:table-cell>
          <table:table-cell table:style-name="ACE-1" table:formula="of:=IF([.M579]&lt;&gt;&quot;NA&quot;;SQRT((([.M579]-[.N579])/2)^2+[.H579]^2);[.H579])" office:value-type="float" office:value="2.6016148831062602">
            <text:p>2.60</text:p>
          </table:table-cell>
          <table:table-cell table:style-name="ACE-2" table:formula="of:=IF([.M579]&lt;&gt;&quot;NA&quot;;0;-1)" office:value-type="float" office:value="0">
            <text:p>0</text:p>
          </table:table-cell>
          <table:table-cell table:style-name="ACE-2" table:formula="of:=IF([.S579]&gt;0;[.S579];[.U579])" office:value-type="float" office:value="12767">
            <text:p>12767</text:p>
          </table:table-cell>
          <table:table-cell table:style-name="ACE-2" table:formula="of:=IF([.T579]&gt;0;[.T579];[.V579])" office:value-type="float" office:value="64">
            <text:p>64</text:p>
          </table:table-cell>
          <table:table-cell table:number-columns-repeated="224" table:style-name="ACE-0"/>
        </table:table-row>
        <table:table-row table:style-name="AROW-1">
          <table:table-cell table:style-name="ACE-0" office:value-type="string">
            <text:p>325-M0057A-07R-1W_33-37</text:p>
          </table:table-cell>
          <table:table-cell table:style-name="ACE-0" office:value-type="float" office:value="-17.109999999999999">
            <text:p>−17.11</text:p>
          </table:table-cell>
          <table:table-cell table:style-name="ACE-0" office:value-type="float" office:value="146.56">
            <text:p>146.56</text:p>
          </table:table-cell>
          <table:table-cell table:style-name="ACE-0" office:value-type="string">
            <text:p>P1</text:p>
          </table:table-cell>
          <table:table-cell table:style-name="ACE-0" office:value-type="string">
            <text:p>NO-21</text:p>
          </table:table-cell>
          <table:table-cell table:style-name="ACE-0" office:value-type="string">
            <text:p>Batch 2</text:p>
          </table:table-cell>
          <table:table-cell table:style-name="ACE-1" office:value-type="float" office:value="64.400000000000006">
            <text:p>64.40</text:p>
          </table:table-cell>
          <table:table-cell table:style-name="ACE-0" office:value-type="float" office:value="0.88">
            <text:p>0.88</text:p>
          </table:table-cell>
          <table:table-cell table:style-name="ACE-0" office:value-type="string">
            <text:p>Coral</text:p>
          </table:table-cell>
          <table:table-cell table:style-name="ACE-0" office:value-type="string">
            <text:p>Isopora</text:p>
          </table:table-cell>
          <table:table-cell table:style-name="ACE-0"/>
          <table:table-cell table:style-name="ACE-0" office:value-type="string">
            <text:p>IS</text:p>
          </table:table-cell>
          <table:table-cell table:style-name="ACE-0" office:value-type="float" office:value="10">
            <text:p>10</text:p>
          </table:table-cell>
          <table:table-cell table:style-name="ACE-0" office:value-type="float" office:value="0">
            <text:p>0</text:p>
          </table:table-cell>
          <table:table-cell table:number-columns-repeated="2" table:style-name="ACE-1"/>
          <table:table-cell table:number-columns-repeated="2" table:style-name="ACE-2"/>
          <table:table-cell table:number-columns-repeated="2" table:style-name="ACE-0"/>
          <table:table-cell table:style-name="ACE-0" office:value-type="float" office:value="12967">
            <text:p>12967</text:p>
          </table:table-cell>
          <table:table-cell table:style-name="ACE-0" office:value-type="float" office:value="67">
            <text:p>67</text:p>
          </table:table-cell>
          <table:table-cell table:style-name="ACE-0" table:formula="of:=IF([.Q580]&gt;0;&quot;marine&quot;;&quot;&quot;)" office:value-type="string" office:string-value="">
            <text:p/>
          </table:table-cell>
          <table:table-cell table:style-name="ACE-0" table:formula="of:=IF([.U580]&gt;0;&quot;U-Th&quot;;&quot;&quot;)" office:value-type="string" office:string-value="U-Th">
            <text:p>U-Th</text:p>
          </table:table-cell>
          <table:table-cell table:style-name="ACE-0" office:value-type="string">
            <text:p>U-Th</text:p>
          </table:table-cell>
          <table:table-cell table:style-name="ACE-0" office:value-type="string">
            <text:p>325-M0057A-07R-1W_33-37</text:p>
          </table:table-cell>
          <table:table-cell table:style-name="ACE-1" table:formula="of:=IF([.M580]&lt;&gt;&quot;NA&quot;;-[.G580]+([.M580]-[.N580])/2-[.N580];-[.G580])" office:value-type="float" office:value="-59.400000000000006">
            <text:p>−59.40</text:p>
          </table:table-cell>
          <table:table-cell table:style-name="ACE-1" table:formula="of:=IF([.M580]&lt;&gt;&quot;NA&quot;;-[.G580]-([.M580]+[.N580])/2-[.N580]/2;-[.G580])" office:value-type="float" office:value="-69.400000000000006">
            <text:p>−69.40</text:p>
          </table:table-cell>
          <table:table-cell table:style-name="ACE-1" table:formula="of:=IF([.M580]&lt;&gt;&quot;NA&quot;;SQRT((([.M580]-[.N580])/2)^2+[.H580]^2);[.H580])" office:value-type="float" office:value="5.0768494167150555">
            <text:p>5.08</text:p>
          </table:table-cell>
          <table:table-cell table:style-name="ACE-2" table:formula="of:=IF([.M580]&lt;&gt;&quot;NA&quot;;0;-1)" office:value-type="float" office:value="0">
            <text:p>0</text:p>
          </table:table-cell>
          <table:table-cell table:style-name="ACE-2" table:formula="of:=IF([.S580]&gt;0;[.S580];[.U580])" office:value-type="float" office:value="12967">
            <text:p>12967</text:p>
          </table:table-cell>
          <table:table-cell table:style-name="ACE-2" table:formula="of:=IF([.T580]&gt;0;[.T580];[.V580])" office:value-type="float" office:value="67">
            <text:p>67</text:p>
          </table:table-cell>
          <table:table-cell table:number-columns-repeated="224" table:style-name="ACE-0"/>
        </table:table-row>
        <table:table-row table:style-name="AROW-1">
          <table:table-cell table:style-name="ACE-0" office:value-type="string">
            <text:p>325-M0057A-07R-1W_43-48</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YAUT-009513</text:p>
          </table:table-cell>
          <table:table-cell table:style-name="ACE-1" office:value-type="float" office:value="64.504999999999995">
            <text:p>64.50</text:p>
          </table:table-cell>
          <table:table-cell table:style-name="ACE-0" office:value-type="float" office:value="0.88">
            <text:p>0.88</text:p>
          </table:table-cell>
          <table:table-cell table:style-name="ACE-0" office:value-type="string">
            <text:p>Bioclast</text:p>
          </table:table-cell>
          <table:table-cell table:number-columns-repeated="2" table:style-name="ACE-0"/>
          <table:table-cell table:style-name="ACE-0" office:value-type="string">
            <text:p>ISX</text:p>
          </table:table-cell>
          <table:table-cell table:style-name="ACE-0" office:value-type="string">
            <text:p>NA</text:p>
          </table:table-cell>
          <table:table-cell table:style-name="ACE-0" office:value-type="string">
            <text:p>NA</text:p>
          </table:table-cell>
          <table:table-cell table:style-name="ACE-1" office:value-type="float" office:value="-7.321345116824352">
            <text:p>−7.32</text:p>
          </table:table-cell>
          <table:table-cell table:style-name="ACE-1" office:value-type="float" office:value="4.1368801399028108">
            <text:p>4.14</text:p>
          </table:table-cell>
          <table:table-cell table:style-name="ACE-2" office:value-type="float" office:value="34682.093671504437">
            <text:p>34682</text:p>
          </table:table-cell>
          <table:table-cell table:style-name="ACE-2" office:value-type="float" office:value="156.15346910241823">
            <text:p>156</text:p>
          </table:table-cell>
          <table:table-cell table:style-name="ACE-0" office:value-type="float" office:value="38750">
            <text:p>38750</text:p>
          </table:table-cell>
          <table:table-cell table:style-name="ACE-0" office:value-type="float" office:value="350">
            <text:p>350</text:p>
          </table:table-cell>
          <table:table-cell table:number-columns-repeated="2" table:style-name="ACE-0"/>
          <table:table-cell table:style-name="ACE-0" table:formula="of:=IF([.Q581]&gt;0;&quot;marine&quot;;&quot;&quot;)" office:value-type="string" office:string-value="marine">
            <text:p>marine</text:p>
          </table:table-cell>
          <table:table-cell table:style-name="ACE-0" table:formula="of:=IF([.U581]&gt;0;&quot;U-Th&quot;;&quot;&quot;)" office:value-type="string" office:string-value="">
            <text:p/>
          </table:table-cell>
          <table:table-cell table:style-name="ACE-0" office:value-type="string">
            <text:p>marine</text:p>
          </table:table-cell>
          <table:table-cell table:style-name="ACE-0" office:value-type="string">
            <text:p>325-M0057A-07R-1W_43-48</text:p>
          </table:table-cell>
          <table:table-cell table:style-name="ACE-1" table:formula="of:=IF([.M581]&lt;&gt;&quot;NA&quot;;-[.G581]+([.M581]-[.N581])/2-[.N581];-[.G581])" office:value-type="float" office:value="-64.504999999999995">
            <text:p>−64.50</text:p>
          </table:table-cell>
          <table:table-cell table:style-name="ACE-1" table:formula="of:=IF([.M581]&lt;&gt;&quot;NA&quot;;-[.G581]-([.M581]+[.N581])/2-[.N581]/2;-[.G581])" office:value-type="float" office:value="-64.504999999999995">
            <text:p>−64.50</text:p>
          </table:table-cell>
          <table:table-cell table:style-name="ACE-1" table:formula="of:=IF([.M581]&lt;&gt;&quot;NA&quot;;SQRT((([.M581]-[.N581])/2)^2+[.H581]^2);[.H581])" office:value-type="float" office:value="0.88">
            <text:p>0.88</text:p>
          </table:table-cell>
          <table:table-cell table:style-name="ACE-2" table:formula="of:=IF([.M581]&lt;&gt;&quot;NA&quot;;0;-1)" office:value-type="float" office:value="-1">
            <text:p>−1</text:p>
          </table:table-cell>
          <table:table-cell table:style-name="ACE-2" table:formula="of:=IF([.S581]&gt;0;[.S581];[.U581])" office:value-type="float" office:value="38750">
            <text:p>38750</text:p>
          </table:table-cell>
          <table:table-cell table:style-name="ACE-2" table:formula="of:=IF([.T581]&gt;0;[.T581];[.V581])" office:value-type="float" office:value="350">
            <text:p>350</text:p>
          </table:table-cell>
          <table:table-cell table:number-columns-repeated="224" table:style-name="ACE-0"/>
        </table:table-row>
        <table:table-row table:style-name="AROW-1">
          <table:table-cell table:style-name="ACE-0" office:value-type="string">
            <text:p>325-M0057A-10R-1W_8-12</text:p>
          </table:table-cell>
          <table:table-cell table:style-name="ACE-0" office:value-type="float" office:value="-17.109999999999999">
            <text:p>−17.11</text:p>
          </table:table-cell>
          <table:table-cell table:style-name="ACE-0" office:value-type="float" office:value="146.56">
            <text:p>146.56</text:p>
          </table:table-cell>
          <table:table-cell table:number-columns-repeated="2" table:style-name="ACE-0"/>
          <table:table-cell table:style-name="ACE-0" office:value-type="string">
            <text:p>SANU-25338</text:p>
          </table:table-cell>
          <table:table-cell table:style-name="ACE-1" office:value-type="float" office:value="70.650000000000006">
            <text:p>70.65</text:p>
          </table:table-cell>
          <table:table-cell table:style-name="ACE-0" office:value-type="float" office:value="0.87">
            <text:p>0.87</text:p>
          </table:table-cell>
          <table:table-cell table:style-name="ACE-0" office:value-type="string">
            <text:p>Coralline algae</text:p>
          </table:table-cell>
          <table:table-cell table:style-name="ACE-0" office:value-type="string">
            <text:p>aA2</text:p>
          </table:table-cell>
          <table:table-cell table:style-name="ACE-0"/>
          <table:table-cell table:style-name="ACE-0" office:value-type="string">
            <text:p>ISX</text:p>
          </table:table-cell>
          <table:table-cell table:style-name="ACE-0" office:value-type="float" office:value="20">
            <text:p>20</text:p>
          </table:table-cell>
          <table:table-cell table:style-name="ACE-0" office:value-type="float" office:value="0">
            <text:p>0</text:p>
          </table:table-cell>
          <table:table-cell table:style-name="ACE-1" office:value-type="float" office:value="-4.0538999999999996">
            <text:p>−4.05</text:p>
          </table:table-cell>
          <table:table-cell table:style-name="ACE-1" office:value-type="float" office:value="0.52000000000000002">
            <text:p>0.52</text:p>
          </table:table-cell>
          <table:table-cell table:style-name="ACE-2" office:value-type="float" office:value="41180">
            <text:p>41180</text:p>
          </table:table-cell>
          <table:table-cell table:style-name="ACE-2" office:value-type="float" office:value="400">
            <text:p>400</text:p>
          </table:table-cell>
          <table:table-cell table:style-name="ACE-0" office:value-type="float" office:value="44266">
            <text:p>44266</text:p>
          </table:table-cell>
          <table:table-cell table:style-name="ACE-0" office:value-type="float" office:value="794">
            <text:p>794</text:p>
          </table:table-cell>
          <table:table-cell table:number-columns-repeated="2" table:style-name="ACE-0"/>
          <table:table-cell table:style-name="ACE-0" table:formula="of:=IF([.Q582]&gt;0;&quot;marine&quot;;&quot;&quot;)" office:value-type="string" office:string-value="marine">
            <text:p>marine</text:p>
          </table:table-cell>
          <table:table-cell table:style-name="ACE-0" table:formula="of:=IF([.U582]&gt;0;&quot;U-Th&quot;;&quot;&quot;)" office:value-type="string" office:string-value="">
            <text:p/>
          </table:table-cell>
          <table:table-cell table:style-name="ACE-0" office:value-type="string">
            <text:p>marine</text:p>
          </table:table-cell>
          <table:table-cell table:style-name="ACE-0" office:value-type="string">
            <text:p>325-M0057A-10R-1W_8-12</text:p>
          </table:table-cell>
          <table:table-cell table:style-name="ACE-1" table:formula="of:=IF([.M582]&lt;&gt;&quot;NA&quot;;-[.G582]+([.M582]-[.N582])/2-[.N582];-[.G582])" office:value-type="float" office:value="-60.650000000000006">
            <text:p>−60.65</text:p>
          </table:table-cell>
          <table:table-cell table:style-name="ACE-1" table:formula="of:=IF([.M582]&lt;&gt;&quot;NA&quot;;-[.G582]-([.M582]+[.N582])/2-[.N582]/2;-[.G582])" office:value-type="float" office:value="-80.650000000000006">
            <text:p>−80.65</text:p>
          </table:table-cell>
          <table:table-cell table:style-name="ACE-1" table:formula="of:=IF([.M582]&lt;&gt;&quot;NA&quot;;SQRT((([.M582]-[.N582])/2)^2+[.H582]^2);[.H582])" office:value-type="float" office:value="10.037773657539804">
            <text:p>10.04</text:p>
          </table:table-cell>
          <table:table-cell table:style-name="ACE-2" table:formula="of:=IF([.M582]&lt;&gt;&quot;NA&quot;;0;-1)" office:value-type="float" office:value="0">
            <text:p>0</text:p>
          </table:table-cell>
          <table:table-cell table:style-name="ACE-2" table:formula="of:=IF([.S582]&gt;0;[.S582];[.U582])" office:value-type="float" office:value="44266">
            <text:p>44266</text:p>
          </table:table-cell>
          <table:table-cell table:style-name="ACE-2" table:formula="of:=IF([.T582]&gt;0;[.T582];[.V582])" office:value-type="float" office:value="794">
            <text:p>794</text:p>
          </table:table-cell>
          <table:table-cell table:number-columns-repeated="224" table:style-name="ACE-0"/>
        </table:table-row>
        <table:table-row table:style-name="AROW-0" table:number-rows-repeated="64954">
          <table:table-cell table:number-columns-repeated="256"/>
        </table:table-row>
        <table:named-expressions>
          <table:named-expression table:name="Sheet_Title" table:expression="of:=&quot;Yokoyama et al 2018 - GBR.csv&quot;" table:base-cell-address="$'Yokoyama et al 2018 - GBR.csv'.$A$1"/>
          <table:named-expression table:name="Print_Area" table:expression="of:=#REF!" table:base-cell-address="$'Yokoyama et al 2018 - GBR.csv'.$A$1"/>
        </table:named-expressions>
        <gnm:selections gnm:cursor-col="25" gnm:cursor-row="0">
          <gnm:selection gnm:start-col="25" gnm:start-row="0" gnm:end-col="26" gnm:end-row="65535"/>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number-style style:name="ND-1">
      <number:number number:decimal-places="0"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Yokoyama et al 2018 - GBR.csv"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1-08-03T05:51:38Z</dc:date>
    <meta:creation-date>2019-08-16T12:07:30Z</meta:creation-date>
    <meta:generator>gnumeric/1.12.46</meta:generator>
  </office:meta>
</office:document-meta>
</file>